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2.26483333333333cm"/>
    </style:style>
    <style:style style:name="co2" style:family="table-column">
      <style:table-column-properties fo:break-before="auto" style:column-width="5.50333333333333cm"/>
    </style:style>
    <style:style style:name="co3" style:family="table-column">
      <style:table-column-properties fo:break-before="auto" style:column-width="5.24933333333333cm"/>
    </style:style>
    <style:style style:name="co4" style:family="table-column">
      <style:table-column-properties fo:break-before="auto" style:column-width="6.49816666666667cm"/>
    </style:style>
    <style:style style:name="co5" style:family="table-column">
      <style:table-column-properties fo:break-before="auto" style:column-width="4.40266666666667cm"/>
    </style:style>
    <style:style style:name="co6"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7" table:default-cell-style-name="ce1"/>
        <table:table-row table:style-name="ro1">
          <table:table-cell office:value-type="string" table:style-name="ce1">
            <text:p>biblionumber</text:p>
          </table:table-cell>
          <table:table-cell office:value-type="string" table:style-name="ce1">
            <text:p>Full Title</text:p>
          </table:table-cell>
          <table:table-cell office:value-type="string" table:style-name="ce1">
            <text:p>Author</text:p>
          </table:table-cell>
          <table:table-cell office:value-type="string" table:style-name="ce1">
            <text:p>Abstract</text:p>
          </table:table-cell>
          <table:table-cell office:value-type="string" table:style-name="ce1">
            <text:p>Publications data</text:p>
          </table:table-cell>
          <table:table-cell office:value-type="string" table:style-name="ce1">
            <text:p>Content</text:p>
          </table:table-cell>
          <table:table-cell office:value-type="string" table:style-name="ce1">
            <text:p>Book_Url</text:p>
          </table:table-cell>
          <table:table-cell table:number-columns-repeated="16377"/>
        </table:table-row>
        <table:table-row table:style-name="ro1">
          <table:table-cell office:value-type="string" table:style-name="ce1">
            <text:p>285505</text:p>
          </table:table-cell>
          <table:table-cell office:value-type="string" table:style-name="ce1">
            <text:p>The future of political leadership in the digital age : neo-leadership, image and influence /</text:p>
          </table:table-cell>
          <table:table-cell table:number-columns-repeated="2" table:style-name="ce1"/>
          <table:table-cell office:value-type="string" table:style-name="ce1">
            <text:p>London ; New York, New York : Routledge, 2021</text:p>
          </table:table-cell>
          <table:table-cell table:style-name="ce1"/>
          <table:table-cell office:value-type="string" table:style-name="ce1">
            <text:p>https://library.ecssr.ae/cgi-bin/koha/opac-detail.pl?biblionumber=285505</text:p>
          </table:table-cell>
          <table:table-cell table:number-columns-repeated="16377"/>
        </table:table-row>
        <table:table-row table:style-name="ro1">
          <table:table-cell office:value-type="string" table:style-name="ce1">
            <text:p>285506</text:p>
          </table:table-cell>
          <table:table-cell office:value-type="string" table:style-name="ce1">
            <text:p>Security issues in the context of political violence and terrorism of the 21st century /</text:p>
          </table:table-cell>
          <table:table-cell table:number-columns-repeated="2" table:style-name="ce1"/>
          <table:table-cell office:value-type="string" table:style-name="ce1">
            <text:p>Newcastle upon Tyne, England : Cambridge Scholars Publisher, 2021</text:p>
          </table:table-cell>
          <table:table-cell table:style-name="ce1"/>
          <table:table-cell office:value-type="string" table:style-name="ce1">
            <text:p>https://library.ecssr.ae/cgi-bin/koha/opac-detail.pl?biblionumber=285506</text:p>
          </table:table-cell>
          <table:table-cell table:number-columns-repeated="16377"/>
        </table:table-row>
        <table:table-row table:style-name="ro1">
          <table:table-cell office:value-type="string" table:style-name="ce1">
            <text:p>285507</text:p>
          </table:table-cell>
          <table:table-cell office:value-type="string" table:style-name="ce1">
            <text:p>Entrepreneurship in the gulf cooperation council region : evolution and future perspectives /</text:p>
          </table:table-cell>
          <table:table-cell table:number-columns-repeated="2" table:style-name="ce1"/>
          <table:table-cell office:value-type="string" table:style-name="ce1">
            <text:p>Hackensack, New Jersey : World Scientific, 2021</text:p>
          </table:table-cell>
          <table:table-cell table:style-name="ce1"/>
          <table:table-cell office:value-type="string" table:style-name="ce1">
            <text:p>https://library.ecssr.ae/cgi-bin/koha/opac-detail.pl?biblionumber=285507</text:p>
          </table:table-cell>
          <table:table-cell table:number-columns-repeated="16377"/>
        </table:table-row>
        <table:table-row table:style-name="ro1">
          <table:table-cell office:value-type="string" table:style-name="ce1">
            <text:p>285508</text:p>
          </table:table-cell>
          <table:table-cell office:value-type="string" table:style-name="ce1">
            <text:p>Rules for wrongdoers : law, morality, war /</text:p>
          </table:table-cell>
          <table:table-cell office:value-type="string" table:style-name="ce1">
            <text:p>Ripstein, Arthur,</text:p>
          </table:table-cell>
          <table:table-cell table:style-name="ce1"/>
          <table:table-cell office:value-type="string" table:style-name="ce1">
            <text:p>New York, New York : Oxford University Press, 2021</text:p>
          </table:table-cell>
          <table:table-cell table:style-name="ce1"/>
          <table:table-cell office:value-type="string" table:style-name="ce1">
            <text:p>https://library.ecssr.ae/cgi-bin/koha/opac-detail.pl?biblionumber=285508</text:p>
          </table:table-cell>
          <table:table-cell table:number-columns-repeated="16377"/>
        </table:table-row>
        <table:table-row table:style-name="ro1">
          <table:table-cell office:value-type="string" table:style-name="ce1">
            <text:p>285509</text:p>
          </table:table-cell>
          <table:table-cell office:value-type="string" table:style-name="ce1">
            <text:p>Financial regulation and liberation : Saudi Arabias path towards true global partnership /</text:p>
          </table:table-cell>
          <table:table-cell office:value-type="string" table:style-name="ce1">
            <text:p>Ramady, M. A.</text:p>
          </table:table-cell>
          <table:table-cell table:style-name="ce1"/>
          <table:table-cell office:value-type="string" table:style-name="ce1">
            <text:p>Cham, Switzerland : Springer, 2021</text:p>
          </table:table-cell>
          <table:table-cell table:style-name="ce1"/>
          <table:table-cell office:value-type="string" table:style-name="ce1">
            <text:p>https://library.ecssr.ae/cgi-bin/koha/opac-detail.pl?biblionumber=285509</text:p>
          </table:table-cell>
          <table:table-cell table:number-columns-repeated="16377"/>
        </table:table-row>
        <table:table-row table:style-name="ro1">
          <table:table-cell office:value-type="string" table:style-name="ce1">
            <text:p>285503</text:p>
          </table:table-cell>
          <table:table-cell office:value-type="string" table:style-name="ce1">
            <text:p>Energy security : policy challenges and solutions for resource efficiency /</text:p>
          </table:table-cell>
          <table:table-cell table:number-columns-repeated="2" table:style-name="ce1"/>
          <table:table-cell office:value-type="string" table:style-name="ce1">
            <text:p>Cham, Switzerland : Palgrave Macmillan, 2019</text:p>
          </table:table-cell>
          <table:table-cell table:style-name="ce1"/>
          <table:table-cell office:value-type="string" table:style-name="ce1">
            <text:p>https://library.ecssr.ae/cgi-bin/koha/opac-detail.pl?biblionumber=285503</text:p>
          </table:table-cell>
          <table:table-cell table:number-columns-repeated="16377"/>
        </table:table-row>
        <table:table-row table:style-name="ro1">
          <table:table-cell office:value-type="string" table:style-name="ce1">
            <text:p>285504</text:p>
          </table:table-cell>
          <table:table-cell office:value-type="string" table:style-name="ce1">
            <text:p>Corporate social responsibility, ethics and sustainable prosperity /</text:p>
          </table:table-cell>
          <table:table-cell table:number-columns-repeated="2" table:style-name="ce1"/>
          <table:table-cell office:value-type="string" table:style-name="ce1">
            <text:p>Hackensack, New Jersey : World Scientific, 2019</text:p>
          </table:table-cell>
          <table:table-cell table:style-name="ce1"/>
          <table:table-cell office:value-type="string" table:style-name="ce1">
            <text:p>https://library.ecssr.ae/cgi-bin/koha/opac-detail.pl?biblionumber=285504</text:p>
          </table:table-cell>
          <table:table-cell table:number-columns-repeated="16377"/>
        </table:table-row>
        <table:table-row table:style-name="ro1">
          <table:table-cell office:value-type="string" table:style-name="ce1">
            <text:p>285510</text:p>
          </table:table-cell>
          <table:table-cell office:value-type="string" table:style-name="ce1">
            <text:p>Rhetoric of insecurity : the language of danger, fear and safety in national and international contexts /</text:p>
          </table:table-cell>
          <table:table-cell office:value-type="string" table:style-name="ce1">
            <text:p>Baines, Victoria,</text:p>
          </table:table-cell>
          <table:table-cell table:style-name="ce1"/>
          <table:table-cell office:value-type="string" table:style-name="ce1">
            <text:p>London ; New York, New York : Routledge, 2022</text:p>
          </table:table-cell>
          <table:table-cell table:style-name="ce1"/>
          <table:table-cell office:value-type="string" table:style-name="ce1">
            <text:p>https://library.ecssr.ae/cgi-bin/koha/opac-detail.pl?biblionumber=285510</text:p>
          </table:table-cell>
          <table:table-cell table:number-columns-repeated="16377"/>
        </table:table-row>
        <table:table-row table:style-name="ro1">
          <table:table-cell office:value-type="string" table:style-name="ce1">
            <text:p>285511</text:p>
          </table:table-cell>
          <table:table-cell office:value-type="string" table:style-name="ce1">
            <text:p>The long game : China's grand strategy to displace American order /</text:p>
          </table:table-cell>
          <table:table-cell office:value-type="string" table:style-name="ce1">
            <text:p>Doshi, Rush,</text:p>
          </table:table-cell>
          <table:table-cell table:style-name="ce1"/>
          <table:table-cell office:value-type="string" table:style-name="ce1">
            <text:p>New York, New York : Oxford University Press, 2021</text:p>
          </table:table-cell>
          <table:table-cell table:style-name="ce1"/>
          <table:table-cell office:value-type="string" table:style-name="ce1">
            <text:p>https://library.ecssr.ae/cgi-bin/koha/opac-detail.pl?biblionumber=285511</text:p>
          </table:table-cell>
          <table:table-cell table:number-columns-repeated="16377"/>
        </table:table-row>
        <table:table-row table:style-name="ro1">
          <table:table-cell office:value-type="string" table:style-name="ce1">
            <text:p>285512</text:p>
          </table:table-cell>
          <table:table-cell office:value-type="string" table:style-name="ce1">
            <text:p>Artificial intelligence and emerging technologies in international relations /</text:p>
          </table:table-cell>
          <table:table-cell office:value-type="string" table:style-name="ce1">
            <text:p>Ndzendze, Bhaso,</text:p>
          </table:table-cell>
          <table:table-cell table:style-name="ce1"/>
          <table:table-cell office:value-type="string" table:style-name="ce1">
            <text:p>Hackensack, New Jersey : World Scientific Publishing, 2021</text:p>
          </table:table-cell>
          <table:table-cell table:style-name="ce1"/>
          <table:table-cell office:value-type="string" table:style-name="ce1">
            <text:p>https://library.ecssr.ae/cgi-bin/koha/opac-detail.pl?biblionumber=285512</text:p>
          </table:table-cell>
          <table:table-cell table:number-columns-repeated="16377"/>
        </table:table-row>
        <table:table-row table:style-name="ro1">
          <table:table-cell office:value-type="string" table:style-name="ce1">
            <text:p>285513</text:p>
          </table:table-cell>
          <table:table-cell office:value-type="string" table:style-name="ce1">
            <text:p>Financial ecosystem and strategy in the digital era : global approaches and new opportunities /</text:p>
          </table:table-cell>
          <table:table-cell table:number-columns-repeated="2" table:style-name="ce1"/>
          <table:table-cell office:value-type="string" table:style-name="ce1">
            <text:p>Cham, Switzerland : Springer, 2021</text:p>
          </table:table-cell>
          <table:table-cell table:style-name="ce1"/>
          <table:table-cell office:value-type="string" table:style-name="ce1">
            <text:p>https://library.ecssr.ae/cgi-bin/koha/opac-detail.pl?biblionumber=285513</text:p>
          </table:table-cell>
          <table:table-cell table:number-columns-repeated="16377"/>
        </table:table-row>
        <table:table-row table:style-name="ro1">
          <table:table-cell office:value-type="string" table:style-name="ce1">
            <text:p>285514</text:p>
          </table:table-cell>
          <table:table-cell office:value-type="string" table:style-name="ce1">
            <text:p>The Gulf Cooperation Council at forty : risk and opportunity in a changing world /</text:p>
          </table:table-cell>
          <table:table-cell office:value-type="string" table:style-name="ce1">
            <text:p>Yousef, Tarik M.,</text:p>
          </table:table-cell>
          <table:table-cell table:style-name="ce1"/>
          <table:table-cell office:value-type="string" table:style-name="ce1">
            <text:p>Washington, D.C. : Brookings Insitution Press, 2022</text:p>
          </table:table-cell>
          <table:table-cell table:style-name="ce1"/>
          <table:table-cell office:value-type="string" table:style-name="ce1">
            <text:p>https://library.ecssr.ae/cgi-bin/koha/opac-detail.pl?biblionumber=285514</text:p>
          </table:table-cell>
          <table:table-cell table:number-columns-repeated="16377"/>
        </table:table-row>
        <table:table-row table:style-name="ro1">
          <table:table-cell office:value-type="string" table:style-name="ce1">
            <text:p>285515</text:p>
          </table:table-cell>
          <table:table-cell office:value-type="string" table:style-name="ce1">
            <text:p>Artificial intelligence in the Gulf : challenges and opportunities /</text:p>
          </table:table-cell>
          <table:table-cell table:number-columns-repeated="2" table:style-name="ce1"/>
          <table:table-cell office:value-type="string" table:style-name="ce1">
            <text:p>Singapore : Springer, 2021</text:p>
          </table:table-cell>
          <table:table-cell table:style-name="ce1"/>
          <table:table-cell office:value-type="string" table:style-name="ce1">
            <text:p>https://library.ecssr.ae/cgi-bin/koha/opac-detail.pl?biblionumber=285515</text:p>
          </table:table-cell>
          <table:table-cell table:number-columns-repeated="16377"/>
        </table:table-row>
        <table:table-row table:style-name="ro1">
          <table:table-cell office:value-type="string" table:style-name="ce1">
            <text:p>285516</text:p>
          </table:table-cell>
          <table:table-cell office:value-type="string" table:style-name="ce1">
            <text:p>The digital mindset : what it really takes to thrive in the age of data, algorithms, and AI /</text:p>
          </table:table-cell>
          <table:table-cell office:value-type="string" table:style-name="ce1">
            <text:p>Leonardi, Paul M.,</text:p>
          </table:table-cell>
          <table:table-cell table:style-name="ce1"/>
          <table:table-cell office:value-type="string" table:style-name="ce1">
            <text:p>Boston, Massachusetts : Harvard Business School Publishing Corporation, 2022</text:p>
          </table:table-cell>
          <table:table-cell table:style-name="ce1"/>
          <table:table-cell office:value-type="string" table:style-name="ce1">
            <text:p>https://library.ecssr.ae/cgi-bin/koha/opac-detail.pl?biblionumber=285516</text:p>
          </table:table-cell>
          <table:table-cell table:number-columns-repeated="16377"/>
        </table:table-row>
        <table:table-row table:style-name="ro1">
          <table:table-cell office:value-type="string" table:style-name="ce1">
            <text:p>285517</text:p>
          </table:table-cell>
          <table:table-cell office:value-type="string" table:style-name="ce1">
            <text:p>Comparative political economy : theory and evidence /</text:p>
          </table:table-cell>
          <table:table-cell office:value-type="string" table:style-name="ce1">
            <text:p>Bernard, Prosper M.,</text:p>
          </table:table-cell>
          <table:table-cell table:style-name="ce1"/>
          <table:table-cell office:value-type="string" table:style-name="ce1">
            <text:p>London, England ; New York, New York : Routledge, 2022</text:p>
          </table:table-cell>
          <table:table-cell table:style-name="ce1"/>
          <table:table-cell office:value-type="string" table:style-name="ce1">
            <text:p>https://library.ecssr.ae/cgi-bin/koha/opac-detail.pl?biblionumber=285517</text:p>
          </table:table-cell>
          <table:table-cell table:number-columns-repeated="16377"/>
        </table:table-row>
        <table:table-row table:style-name="ro1">
          <table:table-cell office:value-type="string" table:style-name="ce1">
            <text:p>285518</text:p>
          </table:table-cell>
          <table:table-cell office:value-type="string" table:style-name="ce1">
            <text:p>National security in the new world order : government and the technology of information /</text:p>
          </table:table-cell>
          <table:table-cell office:value-type="string" table:style-name="ce1">
            <text:p>Monti, Andrea,</text:p>
          </table:table-cell>
          <table:table-cell table:style-name="ce1"/>
          <table:table-cell office:value-type="string" table:style-name="ce1">
            <text:p>New York, New York : Routledge, 2022</text:p>
          </table:table-cell>
          <table:table-cell table:style-name="ce1"/>
          <table:table-cell office:value-type="string" table:style-name="ce1">
            <text:p>https://library.ecssr.ae/cgi-bin/koha/opac-detail.pl?biblionumber=285518</text:p>
          </table:table-cell>
          <table:table-cell table:number-columns-repeated="16377"/>
        </table:table-row>
        <table:table-row table:style-name="ro1">
          <table:table-cell office:value-type="string" table:style-name="ce1">
            <text:p>285593</text:p>
          </table:table-cell>
          <table:table-cell office:value-type="string" table:style-name="ce1">
            <text:p>Public management reform in the Gulf Cooperation Council and beyond /</text:p>
          </table:table-cell>
          <table:table-cell office:value-type="string" table:style-name="ce1">
            <text:p>Biygautane, Mhamed,</text:p>
          </table:table-cell>
          <table:table-cell office:value-type="string" table:style-name="ce1">
            <text:p>"This book offers an understanding of the current state of public management in the Gulf Cooperation Council (GCC) region, highlighting the region's institutional and human capital constraints. Drawing on case studies from GCC states and beyond, the text provides a policy-oriented analysis of these challenges and a set of recommendations on how to address them. Public Management Reform in the Gulf Cooperation Council and Beyond utilizes several theoretical frameworks to explore three themes: first, how the quality of government and efficiency of its bureaucratic machinery can offer a business-friendly environment for the private sector; second, how public-private partnerships can foster stronger collaboration and exchange of knowledge and expertise between the public and private sectors; and finally, how the existing human capital constraints may be addressed through the effective implementation of talent management, knowledge management, and training programs. A comparative approach is taken throughout the book, contrasting the performance of GCC states with other Middle East and North Africa (MENA) countries or the Organization for Economic Cooperation and Development (OECD) member countries in key governance, public sector performance, and business competitiveness indicators - to identify what the GCC states need to do to enhance the quality of government and the capacity to deliver services more efficiently. This book will appeal to academics, practitioners, policymakers and private sector consultants, as well as those interested more broadly in the Middle East and Gulf region"</text:p>
          </table:table-cell>
          <table:table-cell office:value-type="string" table:style-name="ce1">
            <text:p>New York, NY : Routledge, 2023.</text:p>
          </table:table-cell>
          <table:table-cell office:value-type="string" table:style-name="ce1">
            <text:p>Introduction: public management reform and its importance for the GCC states --</text:p>
          </table:table-cell>
          <table:table-cell office:value-type="string" table:style-name="ce1">
            <text:p>https://library.ecssr.ae/cgi-bin/koha/opac-detail.pl?biblionumber=285593</text:p>
          </table:table-cell>
          <table:table-cell table:number-columns-repeated="16377"/>
        </table:table-row>
        <table:table-row table:style-name="ro1">
          <table:table-cell office:value-type="string" table:style-name="ce1">
            <text:p>285594</text:p>
          </table:table-cell>
          <table:table-cell office:value-type="string" table:style-name="ce1">
            <text:p>Foreign aid : policy and practice /</text:p>
          </table:table-cell>
          <table:table-cell office:value-type="string" table:style-name="ce1">
            <text:p>Pomerantz, Phyllis R.,</text:p>
          </table:table-cell>
          <table:table-cell office:value-type="string" table:style-name="ce1">
            <text:p>"Foreign Aid: Policy and Practice offers a complete overview of the basics of foreign aid. Who is it for? Who pays for it? Why does it exist? What is it spent on? How much is it? And most importantly, does it work? The aid debate has been flooded by academic studies and popular books which either challenge or champion the effectiveness of aid. Most presume that the reader already knows the basic facts and characteristics of the aid industry. This book provides readers with a comprehensive summary of the background, actors, core principles and policies, and intended (and unintended) outcomes of foreign aid, followed by a more informed and balanced treatment of the key controversies and trends in aid today. Drawing on the author's 25 years' experience in development practice and 15 years in teaching, the book reflects on recent efforts to accelerate aid's impact and concludes by taking a balanced look at the future of aid and the headwinds it will face in the first half of the 21st century. Perfect for university teaching at advanced undergraduate and graduate levels, this book will also encourage development practitioners, policy makers and members of the public to engage in more informed debates about aid and development finance"</text:p>
          </table:table-cell>
          <table:table-cell office:value-type="string" table:style-name="ce1">
            <text:p>Abingdon, England : Routledge, 2024.</text:p>
          </table:table-cell>
          <table:table-cell office:value-type="string" table:style-name="ce1">
            <text:p>Part I: The Basics of Foreign Aid : -- Part II: Effective Aid: Debates and Trends : --</text:p>
          </table:table-cell>
          <table:table-cell office:value-type="string" table:style-name="ce1">
            <text:p>https://library.ecssr.ae/cgi-bin/koha/opac-detail.pl?biblionumber=285594</text:p>
          </table:table-cell>
          <table:table-cell table:number-columns-repeated="16377"/>
        </table:table-row>
        <table:table-row table:style-name="ro1">
          <table:table-cell office:value-type="string" table:style-name="ce1">
            <text:p>285595</text:p>
          </table:table-cell>
          <table:table-cell office:value-type="string" table:style-name="ce1">
            <text:p>Violent non-state actors : the politics of territorial governance /</text:p>
          </table:table-cell>
          <table:table-cell office:value-type="string" table:style-name="ce1">
            <text:p>Ludvik, Zdenek, ,</text:p>
          </table:table-cell>
          <table:table-cell office:value-type="string" table:style-name="ce1">
            <text:p>"The author examines the relationship between the political control of territory by non-state violent actors (VNSA) and the effectiveness of these actors in realizing their political objectives. He frames these two phenomena as interrelated and explores the very conditions of their interdependence against the backdrop of robust empirical data"</text:p>
          </table:table-cell>
          <table:table-cell office:value-type="string" table:style-name="ce1">
            <text:p>Lanham, Maryland : The Rowman &amp;amp; Littlefield Publishing Group, Inc., 2023.</text:p>
          </table:table-cell>
          <table:table-cell table:style-name="ce1"/>
          <table:table-cell office:value-type="string" table:style-name="ce1">
            <text:p>https://library.ecssr.ae/cgi-bin/koha/opac-detail.pl?biblionumber=285595</text:p>
          </table:table-cell>
          <table:table-cell table:number-columns-repeated="16377"/>
        </table:table-row>
        <table:table-row table:style-name="ro1">
          <table:table-cell office:value-type="string" table:style-name="ce1">
            <text:p>285596</text:p>
          </table:table-cell>
          <table:table-cell office:value-type="string" table:style-name="ce1">
            <text:p>The new knowledge : information, data and the remaking of global power /</text:p>
          </table:table-cell>
          <table:table-cell office:value-type="string" table:style-name="ce1">
            <text:p>Haggart, Blayne,</text:p>
          </table:table-cell>
          <table:table-cell office:value-type="string" table:style-name="ce1">
            <text:p>"Offers a unique and comprehensive overview of knowledge-governance issues in the 21st century through the novel, concrete and easily accessible lens of a single crucial smart-city project"</text:p>
          </table:table-cell>
          <table:table-cell office:value-type="string" table:style-name="ce1">
            <text:p>Lanham, Maryland : Rowman &amp;amp; Littlefield, 2023.</text:p>
          </table:table-cell>
          <table:table-cell office:value-type="string" table:style-name="ce1">
            <text:p>Introduction --</text:p>
          </table:table-cell>
          <table:table-cell office:value-type="string" table:style-name="ce1">
            <text:p>https://library.ecssr.ae/cgi-bin/koha/opac-detail.pl?biblionumber=285596</text:p>
          </table:table-cell>
          <table:table-cell table:number-columns-repeated="16377"/>
        </table:table-row>
        <table:table-row table:style-name="ro1">
          <table:table-cell office:value-type="string" table:style-name="ce1">
            <text:p>285597</text:p>
          </table:table-cell>
          <table:table-cell office:value-type="string" table:style-name="ce1">
            <text:p>Shaping National Security : International Emergency Mechanisms and Disaster Risk Reduction /</text:p>
          </table:table-cell>
          <table:table-cell table:style-name="ce1"/>
          <table:table-cell office:value-type="string" table:style-name="ce1">
            <text:p>"Shaping National Security: International Emergency Mechanisms and Disaster Risk Reduction presents international emergency mechanisms relative to disaster risk reduction (DRR). The goal is to share knowledge about existing frameworks, and utilize established DRR policies and programs, as another means to reinforce and strengthen national security in countries around the world. The book outlines, in detail, the United Nations Disaster Assessment and Coordination (UNDAC), the International Search and Rescue Advisory Group (INSARAG), the North Atlantic Treaty Organisation (NATO) and the Union Civil Protection Mechanism (UCPM) DRR programs. While these entities' versions of DRR best practices are largely directed at decreasing the impact of disaster hazards, limiting relevant exposure, local vulnerabilities, increasing capacities to cope with disaster, the authors present these frameworks as potential tools, and effective means, to support national security efforts. This is especially important in disaster circumstances when local, and national emergency resources, may be insufficient to face hazards and multi-hazards, and result in cascading effects to occur as hazard events transpire. Chapters present various resources available to them, through these programs, to encourage authorities from every country to effectively apply the mechanisms-and emergency mechanisms specifically-to offer domestic solutions. Due to these programs proven track records in providing organisational standards, the use of such mechanisms can serve as both the basis to foster sound DRR practices and, by extension, can supplement resiliency, security, and continuity within countries. This concept is based on the premise that the UNDAC, INSARAG, NATO and ECPM emergency mechanisms have been developed to be implementable (directly or indirectly) in every country in the world when disasters occur. Shaping National Security takes a "big-picture," holistic view of DRR and national security to offer innovative ideas and solutions to professionals and officials working in disaster management, disaster risk reduction, emergency management, crisis management, civil protection, public security management, national security, criminal justice, international studies, and homeland security"</text:p>
          </table:table-cell>
          <table:table-cell office:value-type="string" table:style-name="ce1">
            <text:p>New York, NY : Routledge, 2024.</text:p>
          </table:table-cell>
          <table:table-cell table:style-name="ce1"/>
          <table:table-cell office:value-type="string" table:style-name="ce1">
            <text:p>https://library.ecssr.ae/cgi-bin/koha/opac-detail.pl?biblionumber=285597</text:p>
          </table:table-cell>
          <table:table-cell table:number-columns-repeated="16377"/>
        </table:table-row>
        <table:table-row table:style-name="ro1">
          <table:table-cell office:value-type="string" table:style-name="ce1">
            <text:p>285598</text:p>
          </table:table-cell>
          <table:table-cell office:value-type="string" table:style-name="ce1">
            <text:p>Augmented and Virtual Reality in Social Learning : Technological Impacts and Challenges /</text:p>
          </table:table-cell>
          <table:table-cell table:style-name="ce1"/>
          <table:table-cell office:value-type="string" table:style-name="ce1">
            <text:p>This book focuses on the design, development, and analysis of augmented and virtual reality (AR/VR)-based systems, along with the technological impacts and challenges in social learning. Social Learning provides a comprehensive approach to researching methods in the emerging fields of AR/VR. The contributors of this book outline the state-of-the-art implementation of AR/VR for the Internet of Things, Blockchains, Big Data, and 5G within AR/VR systems.</text:p>
          </table:table-cell>
          <table:table-cell office:value-type="string" table:style-name="ce1">
            <text:p>Berlin : Walter de Gruyter GmbH, 2024.</text:p>
          </table:table-cell>
          <table:table-cell table:style-name="ce1"/>
          <table:table-cell office:value-type="string" table:style-name="ce1">
            <text:p>https://library.ecssr.ae/cgi-bin/koha/opac-detail.pl?biblionumber=285598</text:p>
          </table:table-cell>
          <table:table-cell table:number-columns-repeated="16377"/>
        </table:table-row>
        <table:table-row table:style-name="ro1">
          <table:table-cell office:value-type="string" table:style-name="ce1">
            <text:p>285599</text:p>
          </table:table-cell>
          <table:table-cell office:value-type="string" table:style-name="ce1">
            <text:p>Toward Artificial General Intelligence : Deep Learning, Neural Networks, Generative AI /</text:p>
          </table:table-cell>
          <table:table-cell table:style-name="ce1"/>
          <table:table-cell office:value-type="string" table:style-name="ce1">
            <text:p>Artifi cial Intelligence (AI) has been an exciting fi eld of study and research in educational institutions and research labs across the globe. Technology giants and IT organizations invest heavily on AI technologies and tools with the aim of preciselyautomating a variety of simple as well as complicated business operations acrossindustry verticals. This book covers the latest trends and transitions happening in thefuturistic AI domain. The book also focuses on machine and deep learning (ML/DL)algorithms, which are, undoubtedly, the mainstream implementation technologies ofstate-of-the-art AI systems and services. Also, there are chapters on computer vision(CV) and natural language processing (NLP), the primary use cases and applicationsof AI. The book has well-written chapters for demystifying AI model engineeringmethods. Further on, our esteemed readers can fi nd details on AI model evaluation,optimization, deployment and observability. Finally, the book deals and describesgenerative AI, the latest buzzword in the IT industry. The bookpresents the recent ground-breaking changes taking place in the aspects of AI model building, hosting, running and maintaining in cloud environments, articulates and accentuates the most recent developments taking place in the domain of Artifi cial Intelligence, covers the noteworthy innovations and disruptions towards Generative Artifi cial Intelligence (Generative AI), explains the breakthrough innovations and disruptions towards Artifi cial General Intelligence (AGI) and delineates an engaging discussion of Natural Language Processing, Neuromorphic Systems and Biometrics</text:p>
          </table:table-cell>
          <table:table-cell office:value-type="string" table:style-name="ce1">
            <text:p>Berlin, Germany : Walter de Gruyter GmbH, 2024.</text:p>
          </table:table-cell>
          <table:table-cell table:style-name="ce1"/>
          <table:table-cell office:value-type="string" table:style-name="ce1">
            <text:p>https://library.ecssr.ae/cgi-bin/koha/opac-detail.pl?biblionumber=285599</text:p>
          </table:table-cell>
          <table:table-cell table:number-columns-repeated="16377"/>
        </table:table-row>
        <table:table-row table:style-name="ro1">
          <table:table-cell office:value-type="string" table:style-name="ce1">
            <text:p>285600</text:p>
          </table:table-cell>
          <table:table-cell office:value-type="string" table:style-name="ce1">
            <text:p>Macroeconomic Policies for Emerging and Developing Economies /</text:p>
          </table:table-cell>
          <table:table-cell office:value-type="string" table:style-name="ce1">
            <text:p>Vasudevan, A.,</text:p>
          </table:table-cell>
          <table:table-cell office:value-type="string" table:style-name="ce1">
            <text:p>This book examines the relevance of the concepts and hypotheses of macroeconomics in the contemporary world. It discusses the current debates on theory and practices of macroeconomic policies with a focus on developing economies emerging from the impact of Covid-19 pandemic. The volume advocates for a symbiotic relationship between macroeconomic policies and development strategies. It analyses several issues related to macroeconomic tools, which include openness, capital flows, exchange rate and financial strategies. It underscores the need to design a development strategy that accounts for the economic context of the countries concerned. Further, the book advocates for well-regulated macrofinancial policies promoting sustainable growth. It also provides recommendations to policy makers on formulating a sound and inclusive macroeconomic policy essential for financial stability. This book will be of interest to students and researchers of macroeconomics, public administration, development studies, management and policymaking. It will also be useful to economists, policymakers and journalists working on emerging and developing economies.</text:p>
          </table:table-cell>
          <table:table-cell office:value-type="string" table:style-name="ce1">
            <text:p>Abingdon, England : Routledge, 2024.</text:p>
          </table:table-cell>
          <table:table-cell table:style-name="ce1"/>
          <table:table-cell office:value-type="string" table:style-name="ce1">
            <text:p>https://library.ecssr.ae/cgi-bin/koha/opac-detail.pl?biblionumber=285600</text:p>
          </table:table-cell>
          <table:table-cell table:number-columns-repeated="16377"/>
        </table:table-row>
        <table:table-row table:style-name="ro1">
          <table:table-cell office:value-type="string" table:style-name="ce1">
            <text:p>285601</text:p>
          </table:table-cell>
          <table:table-cell office:value-type="string" table:style-name="ce1">
            <text:p>Women, Peace and Security : An Introduction /</text:p>
          </table:table-cell>
          <table:table-cell office:value-type="string" table:style-name="ce1">
            <text:p>Johnson-Freese, Joan,</text:p>
          </table:table-cell>
          <table:table-cell office:value-type="string" table:style-name="ce1">
            <text:p>"This book offers an accessible overview of the issues related to the Women, Peace, and Security (WPS) global agenda. This new edition has been updated and includes new chapters on WPS and Environmental Change and on WPS in Regional and Security Organizations. The 2nd edition provides explains Women, Peace and Security as a security framework, different though related to both gender equality as a social justice issue or a Diversity, Equity and Inclusion issue. Within the context of the changing nature of warfare, a complex and volatile global political climate, and through consideration of empirical evidence, it examines the definitions, theoretical underpinnings and methodological challenges associated with implementing WPS. It then discusses with more specificity violence against women, women civilians in war, the role of women in peacemaking, women in the military and in development, and women politicians, with new material on environmental change and on regional and security organisations. Examples and case studies draw from Africa, Asia, the Middle East, Europe and North and South America. The need for more sex-disaggregated data on every topic is emphasized throughout, necessary to both demonstrate relationships between gender and security and to identify solutions to problems. The book concludes with a look to the future and number of action items from the macro to the micro level. This book will be of much interest to students of peace studies, security studies, gender studies and IR, as well as professional military college students"</text:p>
          </table:table-cell>
          <table:table-cell office:value-type="string" table:style-name="ce1">
            <text:p>Abingdon, England : Routledge, 2024.</text:p>
          </table:table-cell>
          <table:table-cell table:style-name="ce1"/>
          <table:table-cell office:value-type="string" table:style-name="ce1">
            <text:p>https://library.ecssr.ae/cgi-bin/koha/opac-detail.pl?biblionumber=285601</text:p>
          </table:table-cell>
          <table:table-cell table:number-columns-repeated="16377"/>
        </table:table-row>
        <table:table-row table:style-name="ro1">
          <table:table-cell office:value-type="string" table:style-name="ce1">
            <text:p>285602</text:p>
          </table:table-cell>
          <table:table-cell office:value-type="string" table:style-name="ce1">
            <text:p>A sustainable green future : perspectives on energy, economy, industry, cities and environment /</text:p>
          </table:table-cell>
          <table:table-cell table:style-name="ce1"/>
          <table:table-cell office:value-type="string" table:style-name="ce1">
            <text:p>The aim of this book is to open a vision to sustainability and development through a holistic perspective comprising the critical blocks of energy, environment and economy. From renewable energy, urban infrastructure, societal health to industrial symbiosis, the book assesses critical issues to reach a green future with realistic solutions proposed by a diverse range of multidisciplinary experts. It is intended for a broad readership of academics, researchers and industry experts focusing on these fields, and with specializations in sustainability. The book is divided into different clusters starting with an introductory foreword to express the theme of the book and the route of the titles. The first cluster of the book highlights various multidisciplinary perspectives considering the interaction between different expertise. From engineering to economy supported with social pillars, this section gives the critical points of selected topics to focus on the future with a sustainability vision. The second cluster focuses on health issues, with discussion about the impacts of the COVID-19 pandemic and the way forward. Critical points like vaccines, health care and food security are highlighted. The third cluster is comprised of titles related to the urban environment and infrastructure. New solutions and discussions on biodesign, waste management and transportation are covered in this section. The last cluster covers energy, and highlights renewable energies such as bioethanol, biogas and wind.</text:p>
          </table:table-cell>
          <table:table-cell office:value-type="string" table:style-name="ce1">
            <text:p>Cham, Switzerland : Springer, 2023.</text:p>
          </table:table-cell>
          <table:table-cell table:style-name="ce1"/>
          <table:table-cell office:value-type="string" table:style-name="ce1">
            <text:p>https://library.ecssr.ae/cgi-bin/koha/opac-detail.pl?biblionumber=285602</text:p>
          </table:table-cell>
          <table:table-cell table:number-columns-repeated="16377"/>
        </table:table-row>
        <table:table-row table:style-name="ro1">
          <table:table-cell office:value-type="string" table:style-name="ce1">
            <text:p>285603</text:p>
          </table:table-cell>
          <table:table-cell office:value-type="string" table:style-name="ce1">
            <text:p>Deep dive : exploring the real-world value of open source intelligence /</text:p>
          </table:table-cell>
          <table:table-cell office:value-type="string" table:style-name="ce1">
            <text:p>Hoffman, Micah,</text:p>
          </table:table-cell>
          <table:table-cell office:value-type="string" table:style-name="ce1">
            <text:p>Learn to gather and analyze publicly available data for your intelligence needs In Deep Dive: Exploring the Real-world Value of Open Source Intelligence, veteran open-source intelligence analyst Rae Baker explains how to use publicly available data to advance your investigative OSINT skills and how your adversaries are most likely to use publicly accessible data against you. The author delivers an authoritative introduction to the tradecraft utilized by open-source intelligence gathering specialists while offering real-life cases that highlight and underline the data collection and analysis processes and strategies you can implement immediately while hunting for open-source info. In addition to a wide breadth of essential OSINT subjects, you'll also find detailed discussions on ethics, traditional OSINT topics like subject intelligence, organizational intelligence, image analysis, and more niche topics like maritime and IOT. The book includes: Practical tips for new and intermediate analysts looking for concrete intelligence-gathering strategies Methods for data analysis and collection relevant to today's dynamic intelligence environment Tools for protecting your own data and information against bad actors and potential adversaries An essential resource for new intelligence analysts, Deep Dive: Exploring the Real-world Value of Open Source Intelligence is also a must-read for early-career and intermediate analysts, as well as intelligence teams seeking to improve the skills of their newest team members.</text:p>
          </table:table-cell>
          <table:table-cell office:value-type="string" table:style-name="ce1">
            <text:p>Hoboken, NJ : John Wiley &amp;amp; Sons, Inc., 2023.</text:p>
          </table:table-cell>
          <table:table-cell office:value-type="string" table:style-name="ce1">
            <text:p>Part 1: Foundational OSINT -- Part 2: OSINT Touchpoints --</text:p>
          </table:table-cell>
          <table:table-cell office:value-type="string" table:style-name="ce1">
            <text:p>https://library.ecssr.ae/cgi-bin/koha/opac-detail.pl?biblionumber=285603</text:p>
          </table:table-cell>
          <table:table-cell table:number-columns-repeated="16377"/>
        </table:table-row>
        <table:table-row table:style-name="ro1">
          <table:table-cell office:value-type="string" table:style-name="ce1">
            <text:p>285604</text:p>
          </table:table-cell>
          <table:table-cell office:value-type="string" table:style-name="ce1">
            <text:p>Cyber threat intelligence /</text:p>
          </table:table-cell>
          <table:table-cell office:value-type="string" table:style-name="ce1">
            <text:p>Lee, Martin</text:p>
          </table:table-cell>
          <table:table-cell office:value-type="string" table:style-name="ce1">
            <text:p>"This book describes the intelligence techniques and models used in cyber threat intelligence. It provides a survey of ideas, views and concepts, rather than offering a hands-on practical guide. It is intended for anyone who wishes to learn more about the domain, possibly because they wish to develop a career in intelligence, and as a reference for those already working in the area. The origins of this book lie in an awkward dinner conversation. On one side of the table was myself, a software engineer who had fallen into the domain of cyber security more or less by accident. On the other was a uniformed senior military intelligence officer. A shared professional interest in cyber threat intelligence had led to us being invited to the same event"</text:p>
          </table:table-cell>
          <table:table-cell office:value-type="string" table:style-name="ce1">
            <text:p>Hoboken, New Jersey : John Wiley &amp;amp; Sons, Inc., 2023.</text:p>
          </table:table-cell>
          <table:table-cell table:style-name="ce1"/>
          <table:table-cell office:value-type="string" table:style-name="ce1">
            <text:p>https://library.ecssr.ae/cgi-bin/koha/opac-detail.pl?biblionumber=285604</text:p>
          </table:table-cell>
          <table:table-cell table:number-columns-repeated="16377"/>
        </table:table-row>
        <table:table-row table:style-name="ro1">
          <table:table-cell office:value-type="string" table:style-name="ce1">
            <text:p>285605</text:p>
          </table:table-cell>
          <table:table-cell office:value-type="string" table:style-name="ce1">
            <text:p>Building institutions for resilience : combatting climate change /</text:p>
          </table:table-cell>
          <table:table-cell office:value-type="string" table:style-name="ce1">
            <text:p>Simmons, Andrew,</text:p>
          </table:table-cell>
          <table:table-cell office:value-type="string" table:style-name="ce1">
            <text:p>This volume uses a case study approach to present data on the relevance and effectiveness of the strategic actions implemented by NGOs, IGOs and governments at national, regional, and international scales, drawing lessons and recommendations to enhance the capacity of governments and institutions to deliver on climate change adaptation and sustainable development initiatives. The authors provide insights to policymakers, community leaders, students and researchers working on climate change adaptation and resilience-building practices and strategies in vulnerable communities, including small island developing states and post-conflict states, focusing on innovative management practices and institutional capacity building. The cases presented here provide insights into how institutions can strengthen local, national, and regional capacities to adapt to climate change and other calamities.</text:p>
          </table:table-cell>
          <table:table-cell office:value-type="string" table:style-name="ce1">
            <text:p>Cham, Switzerland : Springer Nature Switzerland AG, 2023.</text:p>
          </table:table-cell>
          <table:table-cell table:style-name="ce1"/>
          <table:table-cell office:value-type="string" table:style-name="ce1">
            <text:p>https://library.ecssr.ae/cgi-bin/koha/opac-detail.pl?biblionumber=285605</text:p>
          </table:table-cell>
          <table:table-cell table:number-columns-repeated="16377"/>
        </table:table-row>
        <table:table-row table:style-name="ro1">
          <table:table-cell office:value-type="string" table:style-name="ce1">
            <text:p>285606</text:p>
          </table:table-cell>
          <table:table-cell office:value-type="string" table:style-name="ce1">
            <text:p>Guide to cybersecurity in digital transformation : trends, methods, technologies, applications and best practices /</text:p>
          </table:table-cell>
          <table:table-cell office:value-type="string" table:style-name="ce1">
            <text:p>Moller, Dietmar,</text:p>
          </table:table-cell>
          <table:table-cell office:value-type="string" table:style-name="ce1">
            <text:p>In today's digital transformation environments, a rigorous cybersecurity approach to effective risk management - including contingency planning, outlining immediate actions, preparing post-breach responses - is central to defending organizations' interconnected computer systems, networks, and infrastructure resources from malicious cyber-attacks.Specifically, cybersecurity technologies, processes, and practices need to be generalized and applied to intrusion detection and prevention measures. This entails analyzing profiles of cyber-attackers and building cyber-attack models for behavior simulation that can effectively counter such attacks. This comprehensive volume aims to cover all essential aspects of cybersecurity in digital transformation and to provide a framework for considering the many objectives and requirements involved. In addition to introducing theoretical foundations, the work also offers practical techniques for defending against malicious cybercriminals.Topics and features:Explores cybersecurity's impact on the dynamics of interconnected, complex cyber- and physical systems, infrastructure resources, and networksProvides numerous examples of applications and best practicesConsiders methods that organizations can use to assess their cybersecurity awareness and/or strategyDescribes anomaly intrusion detection, a key tool in thwarting both malware and theft (whether by insiders or external parties) of corporate dataAddresses cyber-attacker profiles, cyber-attack models and simulation, cybersecurity ontology, access-control mechanisms, and policies for handling ransomware attacksDiscusses the NIST Cybersecurity Framework, MITRE Adversarial Tactics, Techniques and Common Knowledge, CIS Critical Security Controls, and the ISA/IEC 62442 Cybersecurity StandardGathering all the relevant information, this practical guide is eminently suitable as a self-study resource for engineers, scientists, computer scientists, and chief information officers. Further, with its many examples of best practices, it can serve as an excellent text for graduate-level courses and research into cybersecurity.Dietmar P. F. Moller, a retired full professor, is affiliated with the Institute for Mathematics at Clausthal University of Technology, Germany. He was an author of several other Springer titles, including Guide to Automotive Connectivity and Cybersecurity.</text:p>
          </table:table-cell>
          <table:table-cell office:value-type="string" table:style-name="ce1">
            <text:p>Cham, Switzerland : Springer Nature Switzerland AG, 2023.</text:p>
          </table:table-cell>
          <table:table-cell table:style-name="ce1"/>
          <table:table-cell office:value-type="string" table:style-name="ce1">
            <text:p>https://library.ecssr.ae/cgi-bin/koha/opac-detail.pl?biblionumber=285606</text:p>
          </table:table-cell>
          <table:table-cell table:number-columns-repeated="16377"/>
        </table:table-row>
        <table:table-row table:style-name="ro1">
          <table:table-cell office:value-type="string" table:style-name="ce1">
            <text:p>285607</text:p>
          </table:table-cell>
          <table:table-cell office:value-type="string" table:style-name="ce1">
            <text:p>Parties, politics, peace /</text:p>
          </table:table-cell>
          <table:table-cell office:value-type="string" table:style-name="ce1">
            <text:p>Manning, Carrie L.,</text:p>
          </table:table-cell>
          <table:table-cell office:value-type="string" table:style-name="ce1">
            <text:p>"This path-breaking book uncovers the important, under-appreciated role of armed opposition groups turned political parties in shaping long-term patterns of politics after war. Based on an empirically grounded and theoretically informed retrospective on nearly thirty years of post-conflict democratic state-building efforts, it examines whether this practice has contributed to peace and finds that engaging post-rebel parties in electoral politics has proven to be a viable long-term strategy for bringing political stability, that disparate post-rebel parties from different political contexts invest heavily in electoral politics and that few post-rebel parties actively seek return to civil conflict as a solution after becoming a political party. This book will be of key interest to scholars, students and practitioners in democracy, governance, elections, political parties, post-conflict peacebuilding, and more broadly to international relations, comparative politics, and regional politics"</text:p>
          </table:table-cell>
          <table:table-cell office:value-type="string" table:style-name="ce1">
            <text:p>Abingdon, England : Routledge, 2023.</text:p>
          </table:table-cell>
          <table:table-cell table:style-name="ce1"/>
          <table:table-cell office:value-type="string" table:style-name="ce1">
            <text:p>https://library.ecssr.ae/cgi-bin/koha/opac-detail.pl?biblionumber=285607</text:p>
          </table:table-cell>
          <table:table-cell table:number-columns-repeated="16377"/>
        </table:table-row>
        <table:table-row table:style-name="ro1">
          <table:table-cell office:value-type="string" table:style-name="ce1">
            <text:p>285608</text:p>
          </table:table-cell>
          <table:table-cell office:value-type="string" table:style-name="ce1">
            <text:p>Contextualizing sectarianism in the Middle East and South Asia : identity, competition and conflict /</text:p>
          </table:table-cell>
          <table:table-cell table:style-name="ce1"/>
          <table:table-cell office:value-type="string" table:style-name="ce1">
            <text:p>States across the Muslim world are faced with challenges associated with a perpetual cycle of conflict and violence organized along sectarian lines. To understand modern-day sectarianism, it is essential to move beyond explanations that focus predominantly on ancient Sunni-Shia animosities or a singular lens. It is important to engage in interdisciplinary and multidirectional examinations to better understand how sectarianism is strategically utilized by political entrepreneurs. Moreover, while religious identities and how individuals define themselves and their communities are important, it is also integral to analyze how identity has been utilized in historical and contemporary political contexts on state and non-state levels. This volume seeks to fill gaps in understanding the complexities associated with sectarianism through a transnational interdisciplinary analytical framework to enhance understanding of the socio-political, religio-political, cultural and security landscapes of the Middle East and South Asia. It also challenges narratives regarding sectarian divisions between Sunnis and Shias and deconstructs popular misconceptions about sectarianism, its spatial and temporal impact, as well as its influence on identities, conflict, and competition. The volume will be of interest to scholars and researchers of the Middle East and South Asia, and those interested in history, politics, international relations, international security, religion, and sociology.</text:p>
          </table:table-cell>
          <table:table-cell office:value-type="string" table:style-name="ce1">
            <text:p>Abingdon, England : Routledge, 2023.</text:p>
          </table:table-cell>
          <table:table-cell table:style-name="ce1"/>
          <table:table-cell office:value-type="string" table:style-name="ce1">
            <text:p>https://library.ecssr.ae/cgi-bin/koha/opac-detail.pl?biblionumber=285608</text:p>
          </table:table-cell>
          <table:table-cell table:number-columns-repeated="16377"/>
        </table:table-row>
        <table:table-row table:style-name="ro1">
          <table:table-cell office:value-type="string" table:style-name="ce1">
            <text:p>285501</text:p>
          </table:table-cell>
          <table:table-cell office:value-type="string" table:style-name="ce1">
            <text:p>Conflict Mediation in the Arab World /</text:p>
          </table:table-cell>
          <table:table-cell table:style-name="ce1"/>
          <table:table-cell office:value-type="string" table:style-name="ce1">
            <text:p>"This title focuses on mediation at three different levels of analysis: between countries, between governments and armed actors inside single countries, and between different communities. In applying this holistic method, the editors identify similarities and differences in the conditions for conflict resolution and management. Drawing upon the work of experts in the field with a deep understanding of the increasing complexities and changing dynamics of the region, this volume is a resource for academics, policy makers, and practitioners interested in conflict resolution and management in the Middle East and North Africa"</text:p>
          </table:table-cell>
          <table:table-cell office:value-type="string" table:style-name="ce1">
            <text:p>Syracuse, New York : Syracuse University Press, 2023.</text:p>
          </table:table-cell>
          <table:table-cell table:style-name="ce1"/>
          <table:table-cell office:value-type="string" table:style-name="ce1">
            <text:p>https://library.ecssr.ae/cgi-bin/koha/opac-detail.pl?biblionumber=285501</text:p>
          </table:table-cell>
          <table:table-cell table:number-columns-repeated="16377"/>
        </table:table-row>
        <table:table-row table:style-name="ro1">
          <table:table-cell office:value-type="string" table:style-name="ce1">
            <text:p>285609</text:p>
          </table:table-cell>
          <table:table-cell office:value-type="string" table:style-name="ce1">
            <text:p>From 5G to 6G : technologies, architecture, AI, and security /</text:p>
          </table:table-cell>
          <table:table-cell office:value-type="string" table:style-name="ce1">
            <text:p>Yarali, Abdulrahman,</text:p>
          </table:table-cell>
          <table:table-cell office:value-type="string" table:style-name="ce1">
            <text:p>"The transition from the fifth generation of wireless communication (5G) to the coming sixth generation (6G) promises to be one of the most significant phases in the history of telecommunications. The technological, social, and logistical challenges promise to be significant, and meeting these challenges will determine the future of wireless communication. Experts and professionals across dozens of fields and industries are beginning to reckon seriously with these challenges as the 6G revolution approaches. From 5G to 6G provides an overview of this transition, offering a snapshot of a moment in which 5G is establishing itself and 6G draws ever nearer. It focuses on recent advances in wireless technology that bring 6G closer to reality, as well as the near-term challenges that still have to be met for this transition to succeed. The result is an essential book for anyone wishing to understand the future of wireless telecommunications in an increasingly connected world."</text:p>
          </table:table-cell>
          <table:table-cell office:value-type="string" table:style-name="ce1">
            <text:p>Hoboken, New Jersey : John Wiley &amp;amp; Sons, Inc., 2023.</text:p>
          </table:table-cell>
          <table:table-cell table:style-name="ce1"/>
          <table:table-cell office:value-type="string" table:style-name="ce1">
            <text:p>https://library.ecssr.ae/cgi-bin/koha/opac-detail.pl?biblionumber=285609</text:p>
          </table:table-cell>
          <table:table-cell table:number-columns-repeated="16377"/>
        </table:table-row>
        <table:table-row table:style-name="ro1">
          <table:table-cell office:value-type="string" table:style-name="ce1">
            <text:p>285610</text:p>
          </table:table-cell>
          <table:table-cell office:value-type="string" table:style-name="ce1">
            <text:p>How terrorists learn : organizational learning and beyond /</text:p>
          </table:table-cell>
          <table:table-cell table:style-name="ce1"/>
          <table:table-cell office:value-type="string" table:style-name="ce1">
            <text:p>"This volume helps us understand the transformations of terrorist organisations, and the conflicts they are involved in, by broadening the perspective on what is considered terrorist learning. Using a variety of methodological approaches and empirical data, the volume offers a look at the clandestine inner lives of groups from different continents and ideological backgrounds in order to explore from whom they learn and how, and what the outcomes are. Their internal and external interactions are examined within their socio-political contexts to illuminate how they adapt to challenges or fail to do so. Unpacking the question of 'how do terrorists learn' helps us to grasp not only changes of violent means of action but also of operational and strategic approaches and, ultimately, even transformations of the ends pursued. The chapters demonstrate that terrorist learning is not principally different from that of other human organisations. The contributors draw on conceptual frameworks of organizational learning, but also broaden the scope beyond the organizational framework to acknowledge the variety of forms of informal and decentralized learning characteristic of much contemporary terrorism. This book will be of much interest to students of terrorism studies, violent extremism, organisational studies and International Relations"</text:p>
          </table:table-cell>
          <table:table-cell office:value-type="string" table:style-name="ce1">
            <text:p>Abingdon, England : Routledge, 2024.</text:p>
          </table:table-cell>
          <table:table-cell table:style-name="ce1"/>
          <table:table-cell office:value-type="string" table:style-name="ce1">
            <text:p>https://library.ecssr.ae/cgi-bin/koha/opac-detail.pl?biblionumber=285610</text:p>
          </table:table-cell>
          <table:table-cell table:number-columns-repeated="16377"/>
        </table:table-row>
        <table:table-row table:style-name="ro1">
          <table:table-cell office:value-type="string" table:style-name="ce1">
            <text:p>285519</text:p>
          </table:table-cell>
          <table:table-cell office:value-type="string" table:style-name="ce1">
            <text:p>Lethal autonomous weapons : re-examining the law and ethics of robotic warfare /</text:p>
          </table:table-cell>
          <table:table-cell office:value-type="string" table:style-name="ce1">
            <text:p>Galliott, Jai,</text:p>
          </table:table-cell>
          <table:table-cell table:style-name="ce1"/>
          <table:table-cell office:value-type="string" table:style-name="ce1">
            <text:p>New York, New York : Oxford University Press, 2021</text:p>
          </table:table-cell>
          <table:table-cell table:style-name="ce1"/>
          <table:table-cell office:value-type="string" table:style-name="ce1">
            <text:p>https://library.ecssr.ae/cgi-bin/koha/opac-detail.pl?biblionumber=285519</text:p>
          </table:table-cell>
          <table:table-cell table:number-columns-repeated="16377"/>
        </table:table-row>
        <table:table-row table:style-name="ro1">
          <table:table-cell office:value-type="string" table:style-name="ce1">
            <text:p>285520</text:p>
          </table:table-cell>
          <table:table-cell office:value-type="string" table:style-name="ce1">
            <text:p>The European Union and the Gulf Cooperation Council : towards a new path /</text:p>
          </table:table-cell>
          <table:table-cell office:value-type="string" table:style-name="ce1">
            <text:p>Ghafar, Ahmed Ismail Abdel,</text:p>
          </table:table-cell>
          <table:table-cell table:style-name="ce1"/>
          <table:table-cell office:value-type="string" table:style-name="ce1">
            <text:p>Singapore : Palgrave Macmillan, 2021</text:p>
          </table:table-cell>
          <table:table-cell table:style-name="ce1"/>
          <table:table-cell office:value-type="string" table:style-name="ce1">
            <text:p>https://library.ecssr.ae/cgi-bin/koha/opac-detail.pl?biblionumber=285520</text:p>
          </table:table-cell>
          <table:table-cell table:number-columns-repeated="16377"/>
        </table:table-row>
        <table:table-row table:style-name="ro1">
          <table:table-cell office:value-type="string" table:style-name="ce1">
            <text:p>285521</text:p>
          </table:table-cell>
          <table:table-cell office:value-type="string" table:style-name="ce1">
            <text:p>The Mystic Hand : How Central Banks Shaped the 21st Century Global Economy /</text:p>
          </table:table-cell>
          <table:table-cell office:value-type="string" table:style-name="ce1">
            <text:p>Overtveldt, Johan van,</text:p>
          </table:table-cell>
          <table:table-cell table:style-name="ce1"/>
          <table:table-cell office:value-type="string" table:style-name="ce1">
            <text:p>Chicago, Illinois : B2, 2022</text:p>
          </table:table-cell>
          <table:table-cell table:style-name="ce1"/>
          <table:table-cell office:value-type="string" table:style-name="ce1">
            <text:p>https://library.ecssr.ae/cgi-bin/koha/opac-detail.pl?biblionumber=285521</text:p>
          </table:table-cell>
          <table:table-cell table:number-columns-repeated="16377"/>
        </table:table-row>
        <table:table-row table:style-name="ro1">
          <table:table-cell office:value-type="string" table:style-name="ce1">
            <text:p>285522</text:p>
          </table:table-cell>
          <table:table-cell office:value-type="string" table:style-name="ce1">
            <text:p>Geopolitics : making sense of a changing world /</text:p>
          </table:table-cell>
          <table:table-cell office:value-type="string" table:style-name="ce1">
            <text:p>Short, John R.,</text:p>
          </table:table-cell>
          <table:table-cell table:style-name="ce1"/>
          <table:table-cell office:value-type="string" table:style-name="ce1">
            <text:p>Lanham, Maryland : Rowman &amp;amp; Littlefield, 2022</text:p>
          </table:table-cell>
          <table:table-cell table:style-name="ce1"/>
          <table:table-cell office:value-type="string" table:style-name="ce1">
            <text:p>https://library.ecssr.ae/cgi-bin/koha/opac-detail.pl?biblionumber=285522</text:p>
          </table:table-cell>
          <table:table-cell table:number-columns-repeated="16377"/>
        </table:table-row>
        <table:table-row table:style-name="ro1">
          <table:table-cell office:value-type="string" table:style-name="ce1">
            <text:p>285523</text:p>
          </table:table-cell>
          <table:table-cell office:value-type="string" table:style-name="ce1">
            <text:p>Introduction to internet of things in management science and operations research : implemented studies /</text:p>
          </table:table-cell>
          <table:table-cell table:number-columns-repeated="2" table:style-name="ce1"/>
          <table:table-cell office:value-type="string" table:style-name="ce1">
            <text:p>Cham, Switzerland : Springer, 2021</text:p>
          </table:table-cell>
          <table:table-cell table:style-name="ce1"/>
          <table:table-cell office:value-type="string" table:style-name="ce1">
            <text:p>https://library.ecssr.ae/cgi-bin/koha/opac-detail.pl?biblionumber=285523</text:p>
          </table:table-cell>
          <table:table-cell table:number-columns-repeated="16377"/>
        </table:table-row>
        <table:table-row table:style-name="ro1">
          <table:table-cell office:value-type="string" table:style-name="ce1">
            <text:p>285524</text:p>
          </table:table-cell>
          <table:table-cell office:value-type="string" table:style-name="ce1">
            <text:p>The world's future crisis : extractive resources depletion /</text:p>
          </table:table-cell>
          <table:table-cell office:value-type="string" table:style-name="ce1">
            <text:p>Seifi, Shahla,</text:p>
          </table:table-cell>
          <table:table-cell table:style-name="ce1"/>
          <table:table-cell office:value-type="string" table:style-name="ce1">
            <text:p>Singapore : Springer, 2021</text:p>
          </table:table-cell>
          <table:table-cell table:style-name="ce1"/>
          <table:table-cell office:value-type="string" table:style-name="ce1">
            <text:p>https://library.ecssr.ae/cgi-bin/koha/opac-detail.pl?biblionumber=285524</text:p>
          </table:table-cell>
          <table:table-cell table:number-columns-repeated="16377"/>
        </table:table-row>
        <table:table-row table:style-name="ro1">
          <table:table-cell office:value-type="string" table:style-name="ce1">
            <text:p>285525</text:p>
          </table:table-cell>
          <table:table-cell office:value-type="string" table:style-name="ce1">
            <text:p>Transforming security : a new balance-of-power doctrine /</text:p>
          </table:table-cell>
          <table:table-cell office:value-type="string" table:style-name="ce1">
            <text:p>Werther-Pietsch, Ursula,</text:p>
          </table:table-cell>
          <table:table-cell table:style-name="ce1"/>
          <table:table-cell office:value-type="string" table:style-name="ce1">
            <text:p>Cham, Switzerland : Springer, 2022</text:p>
          </table:table-cell>
          <table:table-cell table:style-name="ce1"/>
          <table:table-cell office:value-type="string" table:style-name="ce1">
            <text:p>https://library.ecssr.ae/cgi-bin/koha/opac-detail.pl?biblionumber=285525</text:p>
          </table:table-cell>
          <table:table-cell table:number-columns-repeated="16377"/>
        </table:table-row>
        <table:table-row table:style-name="ro1">
          <table:table-cell office:value-type="string" table:style-name="ce1">
            <text:p>285612</text:p>
          </table:table-cell>
          <table:table-cell office:value-type="string" table:style-name="ce1">
            <text:p>Government and politics of the contemporary Middle East : discontinuity and turbulence /</text:p>
          </table:table-cell>
          <table:table-cell office:value-type="string" table:style-name="ce1">
            <text:p>Ismael, Tareq Y.,</text:p>
          </table:table-cell>
          <table:table-cell office:value-type="string" table:style-name="ce1">
            <text:p>"This exciting new edition of the successful textbook for students of Middle Eastern politics provides a highly relevant and comprehensive introduction to the complexities of a region in constant flux. Combining a thematic framework for examining patterns of politics with individual chapters dedicated to specific countries, the book places the very latest developments and long-standing issues within an historical context. This third edition extends its analysis to post-2015 developments in the region, as well as expanding the range of pedagogical features on offer. Presenting information in an accessible and inclusive format, the book offers: - Coverage of the historical influence of colonialism and major world powers on the shaping of the modern Middle East - A detailed examination of the legacy of Islam - Analysis of the political and social aspects of Middle Eastern life, including alienation between the state and society, poverty and social inequality, and ideological crisis and renewal - Case studies on countries in the Fertile Crescent (Iraq, Syria and Lebanon, and Israel/Palestine); the Northern Belt (Turkey and Iran); and those West and East of the Red Sea (Egypt and the members of the Gulf Cooperation Council) A key introductory text for students of Middle Eastern politics and history at advanced undergraduate and postgraduate levels, this new edition has been extensively updated to also become a timely and significant reference for policy-makers and any motivated reader"</text:p>
          </table:table-cell>
          <table:table-cell office:value-type="string" table:style-name="ce1">
            <text:p>Abingdon, England : Routledge, 2024.</text:p>
          </table:table-cell>
          <table:table-cell table:style-name="ce1"/>
          <table:table-cell office:value-type="string" table:style-name="ce1">
            <text:p>https://library.ecssr.ae/cgi-bin/koha/opac-detail.pl?biblionumber=285612</text:p>
          </table:table-cell>
          <table:table-cell table:number-columns-repeated="16377"/>
        </table:table-row>
        <table:table-row table:style-name="ro1">
          <table:table-cell office:value-type="string" table:style-name="ce1">
            <text:p>285526</text:p>
          </table:table-cell>
          <table:table-cell office:value-type="string" table:style-name="ce1">
            <text:p>The role of intelligence and state policies in international security /</text:p>
          </table:table-cell>
          <table:table-cell table:number-columns-repeated="2" table:style-name="ce1"/>
          <table:table-cell office:value-type="string" table:style-name="ce1">
            <text:p>England : Cambridge Scholars Publisher, 2021</text:p>
          </table:table-cell>
          <table:table-cell table:style-name="ce1"/>
          <table:table-cell office:value-type="string" table:style-name="ce1">
            <text:p>https://library.ecssr.ae/cgi-bin/koha/opac-detail.pl?biblionumber=285526</text:p>
          </table:table-cell>
          <table:table-cell table:number-columns-repeated="16377"/>
        </table:table-row>
        <table:table-row table:style-name="ro1">
          <table:table-cell office:value-type="string" table:style-name="ce1">
            <text:p>285616</text:p>
          </table:table-cell>
          <table:table-cell office:value-type="string" table:style-name="ce1">
            <text:p>New military strategies in the Gulf : the mirage of autonomy in Saudi Arabia, the UAE and Qatar /</text:p>
          </table:table-cell>
          <table:table-cell office:value-type="string" table:style-name="ce1">
            <text:p>Samaan, Jean-Loup,</text:p>
          </table:table-cell>
          <table:table-cell office:value-type="string" table:style-name="ce1">
            <text:p>In the last decade, rulers in Gulf regimes have aspired to greater strategic autonomy and distance from the West. Coined the "Gulf moment" by local commentators, this regional trend reflects a redistribution of power in the Arab world. This is the first book to examine the military dimensions of these shifts. Gulf military strategy has prioritised the improvement of local armed forces and the diversification of defence partnerships towards countries such as Russia, Turkey or China. However, this book shows how this has led to the militarisation of Gulf societies, the further erosion of multilateral initiatives - including the Gulf Cooperation Council - and the Gulf's perilous involvement in the war in Yemen. The book also highlights enduring reliance on the West. Each chapter covers a key aspect of defence policy from governance of armed forces, military education and power projection capabilities to regional security cooperation and lessons from warfighting experiences. Close attention is paid to Saudi Arabia, the United Arab Emirates and Qatar, countries that have enjoyed prominent roles in the region's security affairs during the last ten years. The research is based on extensive fieldwork and interviews with major decision-makers, officials, and diplomatic and military representatives. It is also uses recently declassified official documents to gain rare insight into what Gulf countries intend for their defence policies.</text:p>
          </table:table-cell>
          <table:table-cell office:value-type="string" table:style-name="ce1">
            <text:p>London, England : Bloomsbury Publishing Plc, 2023.</text:p>
          </table:table-cell>
          <table:table-cell table:style-name="ce1"/>
          <table:table-cell office:value-type="string" table:style-name="ce1">
            <text:p>https://library.ecssr.ae/cgi-bin/koha/opac-detail.pl?biblionumber=285616</text:p>
          </table:table-cell>
          <table:table-cell table:number-columns-repeated="16377"/>
        </table:table-row>
        <table:table-row table:style-name="ro1">
          <table:table-cell office:value-type="string" table:style-name="ce1">
            <text:p>285527</text:p>
          </table:table-cell>
          <table:table-cell office:value-type="string" table:style-name="ce1">
            <text:p>Digital influence mercenaries : profits and power through information warfare /</text:p>
          </table:table-cell>
          <table:table-cell office:value-type="string" table:style-name="ce1">
            <text:p>Forest, James J. F.,</text:p>
          </table:table-cell>
          <table:table-cell table:style-name="ce1"/>
          <table:table-cell office:value-type="string" table:style-name="ce1">
            <text:p>Annapolis, Maryland : Naval Institute Press, 2022</text:p>
          </table:table-cell>
          <table:table-cell table:style-name="ce1"/>
          <table:table-cell office:value-type="string" table:style-name="ce1">
            <text:p>https://library.ecssr.ae/cgi-bin/koha/opac-detail.pl?biblionumber=285527</text:p>
          </table:table-cell>
          <table:table-cell table:number-columns-repeated="16377"/>
        </table:table-row>
        <table:table-row table:style-name="ro1">
          <table:table-cell office:value-type="string" table:style-name="ce1">
            <text:p>285617</text:p>
          </table:table-cell>
          <table:table-cell office:value-type="string" table:style-name="ce1">
            <text:p>Human capital in the global digital economy /</text:p>
          </table:table-cell>
          <table:table-cell office:value-type="string" table:style-name="ce1">
            <text:p>Khachaturyan, Ashot A.,</text:p>
          </table:table-cell>
          <table:table-cell office:value-type="string" table:style-name="ce1">
            <text:p>"Digitalization creates prerequisites for a radical paradigm shift in social structure, changing people's consciousness and their worldview. The digital economy forces society to evolve from the solidarity relations of the industrial age to individualized, fragmented, unstable, often virtual relations. An increasing number of jobs may be at risk of closure, and workers freed up by digitalization may become not only unemployed, but redundant altogether. How to ensure their socialization in modern society and how to support them? This book may be useful for undergraduate, graduate and postgraduate students and researchers studying human capital development, the digital economy, globalization, the release of workers and unemployment. It may also be useful for practitioners dealing with corporate human capital management issues"</text:p>
          </table:table-cell>
          <table:table-cell office:value-type="string" table:style-name="ce1">
            <text:p>New York, New York : Nova Science Publishers, Incorporated, 2023.</text:p>
          </table:table-cell>
          <table:table-cell table:style-name="ce1"/>
          <table:table-cell office:value-type="string" table:style-name="ce1">
            <text:p>https://library.ecssr.ae/cgi-bin/koha/opac-detail.pl?biblionumber=285617</text:p>
          </table:table-cell>
          <table:table-cell table:number-columns-repeated="16377"/>
        </table:table-row>
        <table:table-row table:style-name="ro1">
          <table:table-cell office:value-type="string" table:style-name="ce1">
            <text:p>285618</text:p>
          </table:table-cell>
          <table:table-cell office:value-type="string" table:style-name="ce1">
            <text:p>Macroeconomics and Financial Crises : Bound Together by Information Dynmmics /</text:p>
          </table:table-cell>
          <table:table-cell office:value-type="string" table:style-name="ce1">
            <text:p>Gorton, Gary B.,</text:p>
          </table:table-cell>
          <table:table-cell office:value-type="string" table:style-name="ce1">
            <text:p>"After the Great Depression John Maynard Keynes led the way in building a new macroeconomic framework to deal with that unprecedented economic reality. Ten years after our own crisis, however, macroeconomics has not come to terms with how to grapple with the idea of financial crises in its models. In the stylized world of macroeconomic theory, crises are not an inherent or structural element. Gary Gorton and Guillermo Ordonez, who were prominent experts to first authoritatively respond to the financial crisis of 2008 have since been working to understand what needs to change in macroeconomic models to incorporate and address financial crises. In this book Gorton and Ordonez provide an authoritative first step on how to rebuild macroeconomics in a way that can take into account financial crises, and they make a strong case that we need to rethink things at a fundamental level. In the book they bring together ten years of work on what needs to happen. Their two key ideas of what has missing are information and credit. More specifically, how information and credit interact, for example, when investors learn that certain types of debt aren't safe investments and we see bank runs. Gorton and Ordonez provide a way to model this interaction and a roadmap of how to incorporate it into a macroeconomic equilibrium" | "How financial crises are inherent features of macroeconomic dynamicsThere are no bigger disruptions in the functioning of economies than financial crises. Yet prior to the crash of 2007-2008, macroeconomics incorporated financial crises simply as bad shocks, like earthquakes, failing to consider them as an intrinsic phenomenon of the evolution of macroeconomic variables, such as credit, investment, and productivity. Macroeconomics and Financial Crises rethinks how technological change, credit booms, and endogenous information production combine to generate financial crises as inherent and recurrent reactions to macroeconomic dynamics.Gary Gorton and Guillermo Ordoñez identify short-term debt, collateral, and information as common elements that are present in all financial crises. Short-term debt is a critical element for storing value over short periods without fear of loss, but there needs to be collateral backing the debt. Critically, the collateral should be such that no agent wants to produce information about its quality. The debt backed by such collateral is information-insensitive. Gorton and Ordoñez argue that, during a credit boom, as more and more firms get loans, the economy reaches a tipping point where information production becomes too tempting, disrupting short-term debt and cutting most firms out of the credit market.Showing how a financial crisis is an information event triggered by the dynamics of macroeconomic variables, Macroeconomics and Financial Crises provides new perspectives on the intricate relations between macroeconomics and financial crises"</text:p>
          </table:table-cell>
          <table:table-cell office:value-type="string" table:style-name="ce1">
            <text:p>Princeton, New Jersey : Princeton University Press, 2023.</text:p>
          </table:table-cell>
          <table:table-cell table:style-name="ce1"/>
          <table:table-cell office:value-type="string" table:style-name="ce1">
            <text:p>https://library.ecssr.ae/cgi-bin/koha/opac-detail.pl?biblionumber=285618</text:p>
          </table:table-cell>
          <table:table-cell table:number-columns-repeated="16377"/>
        </table:table-row>
        <table:table-row table:style-name="ro1">
          <table:table-cell office:value-type="string" table:style-name="ce1">
            <text:p>285528</text:p>
          </table:table-cell>
          <table:table-cell office:value-type="string" table:style-name="ce1">
            <text:p>The global game of oil pipelines /</text:p>
          </table:table-cell>
          <table:table-cell office:value-type="string" table:style-name="ce1">
            <text:p>Dietl, Gulshan,</text:p>
          </table:table-cell>
          <table:table-cell table:style-name="ce1"/>
          <table:table-cell office:value-type="string" table:style-name="ce1">
            <text:p>Abingdon, Oxon : Routledge, 2022.</text:p>
          </table:table-cell>
          <table:table-cell table:style-name="ce1"/>
          <table:table-cell office:value-type="string" table:style-name="ce1">
            <text:p>https://library.ecssr.ae/cgi-bin/koha/opac-detail.pl?biblionumber=285528</text:p>
          </table:table-cell>
          <table:table-cell table:number-columns-repeated="16377"/>
        </table:table-row>
        <table:table-row table:style-name="ro1">
          <table:table-cell office:value-type="string" table:style-name="ce1">
            <text:p>285529</text:p>
          </table:table-cell>
          <table:table-cell office:value-type="string" table:style-name="ce1">
            <text:p>Spies, lies, and algorithms : the history and future of American intelligence /</text:p>
          </table:table-cell>
          <table:table-cell office:value-type="string" table:style-name="ce1">
            <text:p>Zegart, Amy B.,</text:p>
          </table:table-cell>
          <table:table-cell table:style-name="ce1"/>
          <table:table-cell office:value-type="string" table:style-name="ce1">
            <text:p>Princeton ; Oxford : Princeton University Press, 2022</text:p>
          </table:table-cell>
          <table:table-cell table:style-name="ce1"/>
          <table:table-cell office:value-type="string" table:style-name="ce1">
            <text:p>https://library.ecssr.ae/cgi-bin/koha/opac-detail.pl?biblionumber=285529</text:p>
          </table:table-cell>
          <table:table-cell table:number-columns-repeated="16377"/>
        </table:table-row>
        <table:table-row table:style-name="ro1">
          <table:table-cell office:value-type="string" table:style-name="ce1">
            <text:p>285619</text:p>
          </table:table-cell>
          <table:table-cell office:value-type="string" table:style-name="ce1">
            <text:p>National security and artificial intelligence /</text:p>
          </table:table-cell>
          <table:table-cell table:style-name="ce1"/>
          <table:table-cell office:value-type="string" table:style-name="ce1">
            <text:p>Artificial intelligence (AI) is a rapidly growing field of technology with potentially significant implications for national security. As such, the United States and other nations are developing AI applications for a range of military functions.</text:p>
          </table:table-cell>
          <table:table-cell office:value-type="string" table:style-name="ce1">
            <text:p>New York : Nova Science Publishers, Inc., 2023.</text:p>
          </table:table-cell>
          <table:table-cell table:style-name="ce1"/>
          <table:table-cell office:value-type="string" table:style-name="ce1">
            <text:p>https://library.ecssr.ae/cgi-bin/koha/opac-detail.pl?biblionumber=285619</text:p>
          </table:table-cell>
          <table:table-cell table:number-columns-repeated="16377"/>
        </table:table-row>
        <table:table-row table:style-name="ro1">
          <table:table-cell office:value-type="string" table:style-name="ce1">
            <text:p>285620</text:p>
          </table:table-cell>
          <table:table-cell office:value-type="string" table:style-name="ce1">
            <text:p>Natural language understanding with Python : combine natural language technology, deep learning, and large language models to create human-like comprehension /</text:p>
          </table:table-cell>
          <table:table-cell office:value-type="string" table:style-name="ce1">
            <text:p>Dahl, Deborah A.,</text:p>
          </table:table-cell>
          <table:table-cell office:value-type="string" table:style-name="ce1">
            <text:p>Unleash the full potential of natural language understanding (NLU) and create impeccable systems by mastering the art of data acquisition and technology selectionPurchase of the print or Kindle book includes a free PDF eBook Key Features Master NLU concepts from basic text processing to advanced deep learning techniques Explore practical NLU applications like chatbots, sentiment analysis, and language translation Gain a deeper understanding of large language models like ChatGPT Book Description Natural Language Understanding facilitates the organization and structuring of language allowing computer systems to effectively process textual information for various practical applications. Natural Language Understanding with Python will help you explore practical techniques for harnessing NLU to create diverse applications.Complete with step-by-step explanations of essential concepts and practical examples, you'll begin by learning about NLU and its applications. You'll then explore a wide range of current NLU techniques and their most appropriate use-case. In the process, you'll be introduced to the most useful Python NLU libraries. Not only will you learn the basics of NLU, you'll also discover practical issues such as acquiring data, evaluating systems, and deploying NLU applications along with their solutions. The book is a comprehensive guide that'll help you explore techniques and resources that can be used for different applications in the future. By the end of this book, you'll be well-versed with the concepts of natural language understanding, deep learning, and large language models (LLMs) for building various AI-based applications. What you will learn Explore the uses and applications of different NLP techniques Understand practical data acquisition and system evaluation workflows Build cutting-edge and practical NLP applications to solve problems Master NLP development from selecting an application to deployment Optimize NLP application maintenance after deployment Build a strong foundation in neural networks and deep learning for NLU Who this book is for This book is for python developers, computational linguists, linguists, data scientists, NLP developers, conversational AI developers, and students looking to learn about natural language understanding (NLU) and applying natural language processing (NLP) technology to real problems. Anyone interested in addressing natural language problems will find this book useful. Working knowledge in Python is a must.</text:p>
          </table:table-cell>
          <table:table-cell office:value-type="string" table:style-name="ce1">
            <text:p>Birmingham, England : Packt Publishing Ltd., 2023.</text:p>
          </table:table-cell>
          <table:table-cell table:style-name="ce1"/>
          <table:table-cell office:value-type="string" table:style-name="ce1">
            <text:p>https://library.ecssr.ae/cgi-bin/koha/opac-detail.pl?biblionumber=285620</text:p>
          </table:table-cell>
          <table:table-cell table:number-columns-repeated="16377"/>
        </table:table-row>
        <table:table-row table:style-name="ro1">
          <table:table-cell office:value-type="string" table:style-name="ce1">
            <text:p>285530</text:p>
          </table:table-cell>
          <table:table-cell office:value-type="string" table:style-name="ce1">
            <text:p>The economic weapon : the rise of sanctions as a tool of modern war /</text:p>
          </table:table-cell>
          <table:table-cell office:value-type="string" table:style-name="ce1">
            <text:p>Mulder, Nicholas,</text:p>
          </table:table-cell>
          <table:table-cell table:style-name="ce1"/>
          <table:table-cell office:value-type="string" table:style-name="ce1">
            <text:p>New Haven, Connecticut ; London, England : Yale University Press, 2022</text:p>
          </table:table-cell>
          <table:table-cell office:value-type="string" table:style-name="ce1">
            <text:p>PART III ECONOMIC SANCTIONS IN THE INTERWAR CRISIS--</text:p>
          </table:table-cell>
          <table:table-cell office:value-type="string" table:style-name="ce1">
            <text:p>https://library.ecssr.ae/cgi-bin/koha/opac-detail.pl?biblionumber=285530</text:p>
          </table:table-cell>
          <table:table-cell table:number-columns-repeated="16377"/>
        </table:table-row>
        <table:table-row table:style-name="ro1">
          <table:table-cell office:value-type="string" table:style-name="ce1">
            <text:p>285621</text:p>
          </table:table-cell>
          <table:table-cell office:value-type="string" table:style-name="ce1">
            <text:p>Innovation and Sustainable Growth in a Digital Age /</text:p>
          </table:table-cell>
          <table:table-cell table:number-columns-repeated="2" table:style-name="ce1"/>
          <table:table-cell office:value-type="string" table:style-name="ce1">
            <text:p>Newcastle upon Tyne, England : Cambridge Scholars Publishing, 2023.</text:p>
          </table:table-cell>
          <table:table-cell table:style-name="ce1"/>
          <table:table-cell office:value-type="string" table:style-name="ce1">
            <text:p>https://library.ecssr.ae/cgi-bin/koha/opac-detail.pl?biblionumber=285621</text:p>
          </table:table-cell>
          <table:table-cell table:number-columns-repeated="16377"/>
        </table:table-row>
        <table:table-row table:style-name="ro1">
          <table:table-cell office:value-type="string" table:style-name="ce1">
            <text:p>285531</text:p>
          </table:table-cell>
          <table:table-cell office:value-type="string" table:style-name="ce1">
            <text:p>Security through cooperation : to the same end /</text:p>
          </table:table-cell>
          <table:table-cell office:value-type="string" table:style-name="ce1">
            <text:p>Kemp, Walter A.,</text:p>
          </table:table-cell>
          <table:table-cell table:style-name="ce1"/>
          <table:table-cell office:value-type="string" table:style-name="ce1">
            <text:p>London ; New York, New York : Routledge, 2022</text:p>
          </table:table-cell>
          <table:table-cell table:style-name="ce1"/>
          <table:table-cell office:value-type="string" table:style-name="ce1">
            <text:p>https://library.ecssr.ae/cgi-bin/koha/opac-detail.pl?biblionumber=285531</text:p>
          </table:table-cell>
          <table:table-cell table:number-columns-repeated="16377"/>
        </table:table-row>
        <table:table-row table:style-name="ro1">
          <table:table-cell office:value-type="string" table:style-name="ce1">
            <text:p>285532</text:p>
          </table:table-cell>
          <table:table-cell office:value-type="string" table:style-name="ce1">
            <text:p>Semi-state actors in cybersecurity /</text:p>
          </table:table-cell>
          <table:table-cell office:value-type="string" table:style-name="ce1">
            <text:p>Egloff, Florian J.</text:p>
          </table:table-cell>
          <table:table-cell table:style-name="ce1"/>
          <table:table-cell office:value-type="string" table:style-name="ce1">
            <text:p>New York, New York : Oxford University Press, 2022</text:p>
          </table:table-cell>
          <table:table-cell table:style-name="ce1"/>
          <table:table-cell office:value-type="string" table:style-name="ce1">
            <text:p>https://library.ecssr.ae/cgi-bin/koha/opac-detail.pl?biblionumber=285532</text:p>
          </table:table-cell>
          <table:table-cell table:number-columns-repeated="16377"/>
        </table:table-row>
        <table:table-row table:style-name="ro1">
          <table:table-cell office:value-type="string" table:style-name="ce1">
            <text:p>285622</text:p>
          </table:table-cell>
          <table:table-cell office:value-type="string" table:style-name="ce1">
            <text:p>Digital decade : e-learning, e-business, e-working /</text:p>
          </table:table-cell>
          <table:table-cell table:style-name="ce1"/>
          <table:table-cell office:value-type="string" table:style-name="ce1">
            <text:p>This decade has transformed how work, education, and business are being executed. Also, recently, world has seen pandemic of COVID-19 virus which changed the way businesses, education, government and economy works.</text:p>
          </table:table-cell>
          <table:table-cell office:value-type="string" table:style-name="ce1">
            <text:p>Bingley, England : Emerald Publishing Limited, 2023.</text:p>
          </table:table-cell>
          <table:table-cell table:style-name="ce1"/>
          <table:table-cell office:value-type="string" table:style-name="ce1">
            <text:p>https://library.ecssr.ae/cgi-bin/koha/opac-detail.pl?biblionumber=285622</text:p>
          </table:table-cell>
          <table:table-cell table:number-columns-repeated="16377"/>
        </table:table-row>
        <table:table-row table:style-name="ro1">
          <table:table-cell office:value-type="string" table:style-name="ce1">
            <text:p>285623</text:p>
          </table:table-cell>
          <table:table-cell office:value-type="string" table:style-name="ce1">
            <text:p>Armed groups : the twenty-first-century threat /</text:p>
          </table:table-cell>
          <table:table-cell office:value-type="string" table:style-name="ce1">
            <text:p>Thompson, Peter G.,</text:p>
          </table:table-cell>
          <table:table-cell office:value-type="string" table:style-name="ce1">
            <text:p>Armed Groups is the most comprehensive text to provide a framework for categorizing the key actors that pose a threat to today's security arena--terrorists, mercenaries, insurgents, militias, and transnational criminal organizations--and analyzing their characteristics to provide a thorough overview. Drawing on case studies, histories, and a rich, yet underexplored theoretical literature, this study presents students with the tools to methodically examine these often overlooked, but key drivers of violence in the international system. Additionally, globalization, the privatization of force, and the return of great power competition have altered the security landscape and enhanced armed group threats. These forces have also led to an increasing overlap between conflict and crime, and a growth in the state use of armed group proxies. Coming to terms with armed groups--their objectives, strategies, internal composition, and the environment that fosters them--remains a critical task for practitioners, scholars, and policy makers alike in understanding the changing nature of war. This second edition, updated throughout, includes new material on the importance of private military companies, the shift to sub-Saharan Africa as an important center of conflict, the return of great power politics, the increased use of social media and advanced technology, and the increasingly criminalized nature of armed groups.</text:p>
          </table:table-cell>
          <table:table-cell office:value-type="string" table:style-name="ce1">
            <text:p>Lanham, Maryland : Rowman &amp;amp; Littlefield, 2024.</text:p>
          </table:table-cell>
          <table:table-cell table:style-name="ce1"/>
          <table:table-cell office:value-type="string" table:style-name="ce1">
            <text:p>https://library.ecssr.ae/cgi-bin/koha/opac-detail.pl?biblionumber=285623</text:p>
          </table:table-cell>
          <table:table-cell table:number-columns-repeated="16377"/>
        </table:table-row>
        <table:table-row table:style-name="ro1">
          <table:table-cell office:value-type="string" table:style-name="ce1">
            <text:p>285624</text:p>
          </table:table-cell>
          <table:table-cell office:value-type="string" table:style-name="ce1">
            <text:p>Information services for a sustainable society : current developments in an era of information disorder /</text:p>
          </table:table-cell>
          <table:table-cell table:style-name="ce1"/>
          <table:table-cell office:value-type="string" table:style-name="ce1">
            <text:p>The publication seeks to establish how information professionals are providing information services in in a sustainable society in an era of information disorder. It also provides the strategic direction to strengthen the global voice of libraries, inspiring and enhancing professional practice as well as enhancing international cooperation and collaboration among LIS educators and practitioners. The contents is divided according to the following key sub-themes that resonate with the title as outlined below: Library and information services in the information age Data and records in an era of information disorder Archives, data curation and preservation in the digital era Data science, analytics and visualization Information ethics in the digital era Information deluge in the digital era Information and knowledge management Fourth Industrial revolution The highlighted themes explore critical issues relating to how libraries, archives and related institutions are responding to the seismic shifts in the information landscape amidst a myriad of challenges and opportunities. The sub-themes bring together a tapestry of articles that explore the status, experiences and future prospects of the dynamic library and information science practice.</text:p>
          </table:table-cell>
          <table:table-cell office:value-type="string" table:style-name="ce1">
            <text:p>Berlin, Germany : Walter de Gruyter GmbH, 2024.</text:p>
          </table:table-cell>
          <table:table-cell table:style-name="ce1"/>
          <table:table-cell office:value-type="string" table:style-name="ce1">
            <text:p>https://library.ecssr.ae/cgi-bin/koha/opac-detail.pl?biblionumber=285624</text:p>
          </table:table-cell>
          <table:table-cell table:number-columns-repeated="16377"/>
        </table:table-row>
        <table:table-row table:style-name="ro1">
          <table:table-cell office:value-type="string" table:style-name="ce1">
            <text:p>285625</text:p>
          </table:table-cell>
          <table:table-cell office:value-type="string" table:style-name="ce1">
            <text:p>Machine learning for sustainable manufacturing in industry 4.0 : concept, concerns and applications /</text:p>
          </table:table-cell>
          <table:table-cell table:style-name="ce1"/>
          <table:table-cell office:value-type="string" table:style-name="ce1">
            <text:p>The book focuses on the recent developments in the areas of error reduction, resource optimization, and revenue growth in sustainable manufacturing using machine learning. It presents the integration of smart technologies such as machine learning in the field of Industry 4.0 for better quality products and efficient manufacturing methods. 　 Focusses on machine learning applications in Industry 4.0 ecosystem, such as resource optimization, data analysis, and predictions. Highlights the importance of the explainable machine learning model in the manufacturing processes. Presents the integration of machine learning and big data analytics from an industry 4.0 perspective. Discusses advanced computational techniques for sustainable manufacturing. Examines environmental impacts of operations and supply chain from an industry 4.0 perspective. 　 This book provides scientific and technological insight into sustainable manufacturing by covering a wide range of machine learning applications fault detection, cyber-attack prediction, and inventory management. It further discusses resource optimization using machine learning in industry 4.0, and explainable machine learning models for industry 4.0. It will serve as an ideal reference text for senior undergraduate, graduate students, and academic researchers in the fields including mechanical engineering, manufacturing engineering, production engineering, aerospace engineering, and computer engineering.</text:p>
          </table:table-cell>
          <table:table-cell office:value-type="string" table:style-name="ce1">
            <text:p>Boca Raton, FL : CRC Press, 2024.</text:p>
          </table:table-cell>
          <table:table-cell table:style-name="ce1"/>
          <table:table-cell office:value-type="string" table:style-name="ce1">
            <text:p>https://library.ecssr.ae/cgi-bin/koha/opac-detail.pl?biblionumber=285625</text:p>
          </table:table-cell>
          <table:table-cell table:number-columns-repeated="16377"/>
        </table:table-row>
        <table:table-row table:style-name="ro1">
          <table:table-cell office:value-type="string" table:style-name="ce1">
            <text:p>285626</text:p>
          </table:table-cell>
          <table:table-cell office:value-type="string" table:style-name="ce1">
            <text:p>Formalization of the informal economy : an e-government approach /</text:p>
          </table:table-cell>
          <table:table-cell office:value-type="string" table:style-name="ce1">
            <text:p>Williams, Colin C.,</text:p>
          </table:table-cell>
          <table:table-cell office:value-type="string" table:style-name="ce1">
            <text:p>This Brief provides a cutting-edge evaluation of the application of digital technologies to tackle the informal economy. Employing institutional theory to explain the informal economy, this book reveals that the informal economy arises when formal institutional failings trigger a gap between the formal rules of the game and social norms. Chapters outline how use of digital technologies by public authorities, such as tax, social security and labor authorities, can alter social norms so that they accord with the formal rules of the game and generate a formalization of the informal economy. Setting out the e-government tools that can improve the relationship between businesses, employers, workers and citizens, and government, this book will be essential reading for academics and advanced students studying development economics, labor economics, public economics, behavioral economics, economic sociology and institutional economics as well as for government policymakers working in related fields.</text:p>
          </table:table-cell>
          <table:table-cell office:value-type="string" table:style-name="ce1">
            <text:p>Cham, Switzerland : Springer, 2023.</text:p>
          </table:table-cell>
          <table:table-cell table:style-name="ce1"/>
          <table:table-cell office:value-type="string" table:style-name="ce1">
            <text:p>https://library.ecssr.ae/cgi-bin/koha/opac-detail.pl?biblionumber=285626</text:p>
          </table:table-cell>
          <table:table-cell table:number-columns-repeated="16377"/>
        </table:table-row>
        <table:table-row table:style-name="ro1">
          <table:table-cell office:value-type="string" table:style-name="ce1">
            <text:p>285533</text:p>
          </table:table-cell>
          <table:table-cell office:value-type="string" table:style-name="ce1">
            <text:p>Drones and global order : implications of remote warfare for international society /</text:p>
          </table:table-cell>
          <table:table-cell table:number-columns-repeated="2" table:style-name="ce1"/>
          <table:table-cell office:value-type="string" table:style-name="ce1">
            <text:p>Abingdon, Oxon : Routledge, 2022.</text:p>
          </table:table-cell>
          <table:table-cell table:style-name="ce1"/>
          <table:table-cell office:value-type="string" table:style-name="ce1">
            <text:p>https://library.ecssr.ae/cgi-bin/koha/opac-detail.pl?biblionumber=285533</text:p>
          </table:table-cell>
          <table:table-cell table:number-columns-repeated="16377"/>
        </table:table-row>
        <table:table-row table:style-name="ro1">
          <table:table-cell office:value-type="string" table:style-name="ce1">
            <text:p>285534</text:p>
          </table:table-cell>
          <table:table-cell office:value-type="string" table:style-name="ce1">
            <text:p>Great powers, climate change, and global environmental responsibilities /</text:p>
          </table:table-cell>
          <table:table-cell table:number-columns-repeated="2" table:style-name="ce1"/>
          <table:table-cell office:value-type="string" table:style-name="ce1">
            <text:p>Oxford, England ; New York, New York : Oxford University Press, 2022</text:p>
          </table:table-cell>
          <table:table-cell table:style-name="ce1"/>
          <table:table-cell office:value-type="string" table:style-name="ce1">
            <text:p>https://library.ecssr.ae/cgi-bin/koha/opac-detail.pl?biblionumber=285534</text:p>
          </table:table-cell>
          <table:table-cell table:number-columns-repeated="16377"/>
        </table:table-row>
        <table:table-row table:style-name="ro1">
          <table:table-cell office:value-type="string" table:style-name="ce1">
            <text:p>285535</text:p>
          </table:table-cell>
          <table:table-cell office:value-type="string" table:style-name="ce1">
            <text:p>All-in on AI : how smart companies win big with artificial intelligence /</text:p>
          </table:table-cell>
          <table:table-cell office:value-type="string" table:style-name="ce1">
            <text:p>Davenport, Thomas H.,</text:p>
          </table:table-cell>
          <table:table-cell table:style-name="ce1"/>
          <table:table-cell office:value-type="string" table:style-name="ce1">
            <text:p>Boston, Massachusetts : Harvard Business Review Press, 2023</text:p>
          </table:table-cell>
          <table:table-cell table:style-name="ce1"/>
          <table:table-cell office:value-type="string" table:style-name="ce1">
            <text:p>https://library.ecssr.ae/cgi-bin/koha/opac-detail.pl?biblionumber=285535</text:p>
          </table:table-cell>
          <table:table-cell table:number-columns-repeated="16377"/>
        </table:table-row>
        <table:table-row table:style-name="ro1">
          <table:table-cell office:value-type="string" table:style-name="ce1">
            <text:p>285627</text:p>
          </table:table-cell>
          <table:table-cell office:value-type="string" table:style-name="ce1">
            <text:p>Exploring cyber criminals and data privacy measures /</text:p>
          </table:table-cell>
          <table:table-cell table:style-name="ce1"/>
          <table:table-cell office:value-type="string" table:style-name="ce1">
            <text:p>In recent years, industries have shifted into the digital domain, as businesses and organizations have used various forms of technology to aid information storage and efficient production methods. Because of these advances, the risk of cybercrime and data security breaches has skyrocketed. Fortunately, cyber security and data privacy research are thriving; however, industry experts must keep themselves updated in this field. The Handbook of Research on Cyber Criminals and Data Privacy Measures collects cutting-edge research on information security, cybercriminals, and data privacy. It proposes unique strategies for safeguarding and preserving digital information using realistic examples and case studies. Covering key topics such as crime detection, surveillance technologies, and organizational privacy, this major reference work is ideal for cybersecurity professionals, researchers, developers, practitioners, programmers, computer scientists, academicians, security analysts, educators, and students.</text:p>
          </table:table-cell>
          <table:table-cell office:value-type="string" table:style-name="ce1">
            <text:p>Hershey, PA : IGI Global Information Science Reference, 2023.</text:p>
          </table:table-cell>
          <table:table-cell table:style-name="ce1"/>
          <table:table-cell office:value-type="string" table:style-name="ce1">
            <text:p>https://library.ecssr.ae/cgi-bin/koha/opac-detail.pl?biblionumber=285627</text:p>
          </table:table-cell>
          <table:table-cell table:number-columns-repeated="16377"/>
        </table:table-row>
        <table:table-row table:style-name="ro1">
          <table:table-cell office:value-type="string" table:style-name="ce1">
            <text:p>285628</text:p>
          </table:table-cell>
          <table:table-cell office:value-type="string" table:style-name="ce1">
            <text:p>Building AI Applications with ChatGPT APIs : Master ChatGPT, Whisper, and DALL-E APIs by Building Ten Innovative AI Projects /</text:p>
          </table:table-cell>
          <table:table-cell office:value-type="string" table:style-name="ce1">
            <text:p>Yanev, Martin,</text:p>
          </table:table-cell>
          <table:table-cell office:value-type="string" table:style-name="ce1">
            <text:p>Enhance your application development skills by building a ChatGPT clone, code bug fixer, quiz generator, translation app, email auto-reply, PowerPoint generator, and more in just one read! Key Features Become proficient in building AI applications with ChatGPT, DALL-E, and Whisper Understand how to select the optimal ChatGPT model and fine-tune it for your specific use case Monetize your applications by integrating the ChatGPT API with Stripe Purchase of the print or Kindle book includes a free PDF eBook Book Description Combining ChatGPT APIs with Python opens doors to building extraordinary AI applications. By leveraging these APIs, you can focus on the application logic and user experience, while ChatGPT's robust NLP capabilities handle the intricacies of human-like text understanding and generation.This book is a guide for beginners to master the ChatGPT, Whisper, and DALL-E APIs by building ten innovative AI projects. These projects offer practical experience in integrating ChatGPT with frameworks and tools such as Flask, Django, Microsoft Office APIs, and PyQt.Throughout this book, you'll get to grips with performing NLP tasks, building a ChatGPT clone, and creating an AI-driven code bug fixing SaaS application. You'll also cover speech recognition, text-to-speech functionalities, language translation, and generation of email replies and PowerPoint presentations. This book teaches you how to fine-tune ChatGPT and generate AI art using DALL-E APIs, and then offers insights into selling your apps by integrating ChatGPT API with Stripe. With practical examples available on GitHub, the book gradually progresses from easy to advanced topics, cultivating the expertise required to develop, deploy, and monetize your own groundbreaking applications by harnessing the full potential of ChatGPT APIs. What you will learn Develop a solid foundation in using the ChatGPT API for natural language processing tasks Build, deploy, and capitalize on a variety of desktop and SaaS AI applications Seamlessly integrate ChatGPT with established frameworks such as Flask, Django, and Microsoft Office APIs Channel your creativity by integrating DALL-E APIs to produce stunning AI-generated art within your desktop applications Experience the power of Whisper API's speech recognition and text-to-speech features Discover techniques to optimize ChatGPT models through the process of fine-tuning Who this book is for With best practices, tips, and tricks for building applications using the ChatGPT API, this book is for programmers, entrepreneurs, and software enthusiasts. Python developers interested in AI applications involving ChatGPT, software developers who want to integrate AI technology, and web developers looking to create AI-powered web applications with ChatGPT will also find this book useful. A fundamental understanding of Python programming and experience of working with APIs will help you make the most of this book.</text:p>
          </table:table-cell>
          <table:table-cell office:value-type="string" table:style-name="ce1">
            <text:p>Birmingham, England : Packt Publishing Ltd., 2023.</text:p>
          </table:table-cell>
          <table:table-cell table:style-name="ce1"/>
          <table:table-cell office:value-type="string" table:style-name="ce1">
            <text:p>https://library.ecssr.ae/cgi-bin/koha/opac-detail.pl?biblionumber=285628</text:p>
          </table:table-cell>
          <table:table-cell table:number-columns-repeated="16377"/>
        </table:table-row>
        <table:table-row table:style-name="ro1">
          <table:table-cell office:value-type="string" table:style-name="ce1">
            <text:p>285629</text:p>
          </table:table-cell>
          <table:table-cell office:value-type="string" table:style-name="ce1">
            <text:p>Total Defence Forces in the Twenty-First Century /</text:p>
          </table:table-cell>
          <table:table-cell table:style-name="ce1"/>
          <table:table-cell office:value-type="string" table:style-name="ce1">
            <text:p>Total defence, as a concept, combines and extends military and civil defence: in a state of war or emergency, all social institutions mobilize to defend the state. Total defence forces, led by a diverse workforce of defence and security professionals, are critical to both national defence and international security goals. Total Defence Forces in the Twenty-First Century looks at the various groups that make up this workforce: members of the military's regular force, reservists, defence civil servants, and contractors working for private military and security companies. When civilian staff and military personnel work towards a common goal, their distinct professional cultures and identities can make integration challenging. Despite the often high levels of partnership, underlying differences affect the quality of the collaboration and, ultimately, organizational and operational effectiveness. Defence ministries around the world are increasingly recognizing the importance of optimizing the ways in which they employ and integrate civilian and military personnel. This volume focuses on a critical question: what are the main challenges to workforce integration and collaboration, and how can such challenges be overcome to deliver the full potential of the total defence force? Together, scholars and practitioners provide some answers.</text:p>
          </table:table-cell>
          <table:table-cell office:value-type="string" table:style-name="ce1">
            <text:p>Montreal : McGill-Queen's University Press, 2023.</text:p>
          </table:table-cell>
          <table:table-cell table:style-name="ce1"/>
          <table:table-cell office:value-type="string" table:style-name="ce1">
            <text:p>https://library.ecssr.ae/cgi-bin/koha/opac-detail.pl?biblionumber=285629</text:p>
          </table:table-cell>
          <table:table-cell table:number-columns-repeated="16377"/>
        </table:table-row>
        <table:table-row table:style-name="ro1">
          <table:table-cell office:value-type="string" table:style-name="ce1">
            <text:p>285630</text:p>
          </table:table-cell>
          <table:table-cell office:value-type="string" table:style-name="ce1">
            <text:p>Responsible Industry 4. 0 : A Framework for Human-Centered Artificial Intelligence /</text:p>
          </table:table-cell>
          <table:table-cell office:value-type="string" table:style-name="ce1">
            <text:p>Mhlanga, David,</text:p>
          </table:table-cell>
          <table:table-cell office:value-type="string" table:style-name="ce1">
            <text:p>The growth of digital technologies and Artificial Intelligence (AI) has the potential to increase global wealth and tackle some of the world's most serious problems, including economic marginalization. In contrast, these innovations may contribute to widening economic gaps and potentially threaten the stability of democratic governments. Changes in economic growth and distribution are occurring in both developed and developing countries due to the impact that new technologies are having on businesses and the workplace. This book provides answers to the question of whether the technologies of the Fourth Industrial Revolution, such as AI, will lead to greater economic uncertainty, environmental collapse, and social unrest or whether they will help achieve shared prosperity and sustainable development, and successively the Sustainable Development Goals (SDGs). This book focuses on Human-centred AI and the responsible deployment of diverse technologies for achieving sustainable development. It examines why the human-centred approach is so crucial to long-term success. It underlines the definition of human-centred AI and its importance in creating sustainability and resilience. This book begins with a comprehensive history of the Fourth Industrial Revolution, details how to produce AI that is centred on humans in order to accomplish sustainable development in the era of the Fourth Industrial Revolution, and then goes on to discuss the need for proper management and governance of emerging technologies. The book ends by presenting a framework that will assist stakeholders in employing AI in a human-centred manner to achieve the SDGs set for 2030. This book will appeal to scholars, academics, and researchers interested in information linked to the SDGs, AI, and Industry 4.0.</text:p>
          </table:table-cell>
          <table:table-cell office:value-type="string" table:style-name="ce1">
            <text:p>Abingdon, England : Routledge, 2024.</text:p>
          </table:table-cell>
          <table:table-cell table:style-name="ce1"/>
          <table:table-cell office:value-type="string" table:style-name="ce1">
            <text:p>https://library.ecssr.ae/cgi-bin/koha/opac-detail.pl?biblionumber=285630</text:p>
          </table:table-cell>
          <table:table-cell table:number-columns-repeated="16377"/>
        </table:table-row>
        <table:table-row table:style-name="ro1">
          <table:table-cell office:value-type="string" table:style-name="ce1">
            <text:p>285631</text:p>
          </table:table-cell>
          <table:table-cell office:value-type="string" table:style-name="ce1">
            <text:p>Security Challenges at the Dawn of a New International Order /</text:p>
          </table:table-cell>
          <table:table-cell table:style-name="ce1"/>
          <table:table-cell office:value-type="string" table:style-name="ce1">
            <text:p>This publication responds to the need for providing fresh insights into the new international order, the Russian Federation's aggressive war against Ukraine, the protection of people and borders, armaments, and finally, the threats caused by digitalisation, artificial intelligence and cyberspace. It is also a reflection of the achievements made in the field of security studies by the Faculty of Political Science and International Studies, University of Warsaw - Poland's leading academic centre. Three departments in the Faculty actively pursue this area of research: the Department of Internal Security, the Department of Strategic Studies and International Security and the Department of Information Technologies.</text:p>
          </table:table-cell>
          <table:table-cell office:value-type="string" table:style-name="ce1">
            <text:p>Berlin, Deutschland : Peter Lang GmbH, 2023.</text:p>
          </table:table-cell>
          <table:table-cell table:style-name="ce1"/>
          <table:table-cell office:value-type="string" table:style-name="ce1">
            <text:p>https://library.ecssr.ae/cgi-bin/koha/opac-detail.pl?biblionumber=285631</text:p>
          </table:table-cell>
          <table:table-cell table:number-columns-repeated="16377"/>
        </table:table-row>
        <table:table-row table:style-name="ro1">
          <table:table-cell office:value-type="string" table:style-name="ce1">
            <text:p>285632</text:p>
          </table:table-cell>
          <table:table-cell office:value-type="string" table:style-name="ce1">
            <text:p>6G Enabled Fog Computing in IoT : Applications and Opportunities /</text:p>
          </table:table-cell>
          <table:table-cell table:style-name="ce1"/>
          <table:table-cell office:value-type="string" table:style-name="ce1">
            <text:p>Over the past few years, the demand for data traffic has experienced explosive growth thanks to the increasing need to stay online. New applications of communications, such as wearable devices, autonomous systems, drones, and the Internet of Things (IoT), continue to emerge and generate even more data traffic with vastly different performance requirements. With the COVID-19 pandemic, the need to stay online has become even more crucial, as most of the fields, would they be industrial, educational, economic, or service-oriented, had to go online as best as they can. As the data traffic is expected to continuously strain the capacity of future communication networks, these networks need to evolve consistently in order to keep up with the growth of data traffic. Thus, more intelligent processing, operation, and optimization will be needed for tomorrow's communication networks. The Sixth Generation (6G) technology is latest approach for mobile systems or edge devices in terms of reduce traffic congestions, energy consumption blending with IoT devices applications. The 6G network works beyond the 5G (B5G), where we can use various platforms as an application e.g. fog computing enabled IoT networks, Intelligent techniques for SDN network, 6G enabled healthcare industry, energy aware location management. Still this technology must resolve few challenges like security, IoT enabled trust network. This book will focus on the use of AI/ML-based techniques to solve issues related to 6G enabled networks, their layers, as well as their applications. It will be a collection of original contributions regarding state-of-the-art AI/ML-based solutions for signal detection, channel modeling, resource optimization, routing protocol design, transport layer optimization, user/application behavior prediction 6G enabled software-defined networking, congestion control, communication network optimization, security, and anomaly detection. The proposed edited book emphasis on the 6G network blended with Fog-IoT networks to introduce its applications and future perspectives that helps the researcher to apply this technique in their domain and it may also helpful to resolve the challenges and future opportunities with 6G networks.</text:p>
          </table:table-cell>
          <table:table-cell office:value-type="string" table:style-name="ce1">
            <text:p>Cham, Switzerland : Springer Nature Switzerland AG, 2023.</text:p>
          </table:table-cell>
          <table:table-cell table:style-name="ce1"/>
          <table:table-cell office:value-type="string" table:style-name="ce1">
            <text:p>https://library.ecssr.ae/cgi-bin/koha/opac-detail.pl?biblionumber=285632</text:p>
          </table:table-cell>
          <table:table-cell table:number-columns-repeated="16377"/>
        </table:table-row>
        <table:table-row table:style-name="ro1">
          <table:table-cell office:value-type="string" table:style-name="ce1">
            <text:p>285633</text:p>
          </table:table-cell>
          <table:table-cell office:value-type="string" table:style-name="ce1">
            <text:p>Armed Groups and International Law : In the Shadowland of Legality and Illegality /</text:p>
          </table:table-cell>
          <table:table-cell table:style-name="ce1"/>
          <table:table-cell office:value-type="string" table:style-name="ce1">
            <text:p>Through its careful consideration of the status of armed groups within a complex legal landscape, this insightful book identifies and examines the tensions that arise due to their actions existing across a spectrum of legality and illegality. Considering the number of armed groups currently exercising governance functions and controlling territory and population in the world, its analysis is especially topical. Armed Groups and International Lawprovides essential peer-reviewed analyses of the place of armed groups in the legal framework. A collaborative effort between eminent scholars from different disciplines, it summarises various points of contention within the study of these armed actors, detailing examples that are highly relevant to the contemporary world, such as Afghanistan and Syria. Addressing law-making, rebel governance and accountability, this illuminating book will be of great benefit to students of international humanitarian law, human rights law, international criminal law, and public international law seeking to expand their understanding of the treatment of armed groups within the international legal system. It will also serve as a useful resource for practitioners working in the area of civilian protection and academics conducting research on armed conflict from a variety of disciplines.</text:p>
          </table:table-cell>
          <table:table-cell office:value-type="string" table:style-name="ce1">
            <text:p>Cheltenham, England : Edward Elgar Publishing Limited, 2023.</text:p>
          </table:table-cell>
          <table:table-cell table:style-name="ce1"/>
          <table:table-cell office:value-type="string" table:style-name="ce1">
            <text:p>https://library.ecssr.ae/cgi-bin/koha/opac-detail.pl?biblionumber=285633</text:p>
          </table:table-cell>
          <table:table-cell table:number-columns-repeated="16377"/>
        </table:table-row>
        <table:table-row table:style-name="ro1">
          <table:table-cell office:value-type="string" table:style-name="ce1">
            <text:p>285634</text:p>
          </table:table-cell>
          <table:table-cell office:value-type="string" table:style-name="ce1">
            <text:p>Optimizing Energy Efficiency During a Global Energy Crisis /</text:p>
          </table:table-cell>
          <table:table-cell table:style-name="ce1"/>
          <table:table-cell office:value-type="string" table:style-name="ce1">
            <text:p>The interplay between economic growth and sustainable development is a recurring theme, with discussions centering around the potential effects of nutrition on developmental outcomes. Optimizing Energy Efficiency During a Global Energy Crisis is a comprehensive and scholarly examination of the factors influencing economic development and their implications. This book delves into the multifaceted aspects of economic growth, encompassing social, political, cultural, and most notably, economic dimension to heighten awareness about their effects and consequences. The book also offers insights into investment policies and their implications for industrial business organizations, as well as the intricate dynamics of the health insurance market. Drawing upon diverse fields of study such as economy, development, informatics, and policy, this book offers a wide range of topics and methodologies to enrich the existing literature. It seeks to address the gaps in understanding and unexplored territories within these domains by employing original research and innovative approaches. Within these pages, readers will find an in-depth analysis of significant factors impacting economic development. The book explores digital transformation and its far-reaching effects, including the role of mobile technology adoption in shaping economic landscapes. Additionally, the book investigates energy efficiency, a critical concern amidst the global energy crisis, while shedding light on the ramifications of renewable energy consumption and carbon dioxide emissions. Optimizing Energy Efficiency During a Global Energy Crisis is a valuable resource for scholars, researchers, and professionals in the fields of economics, finance, and development strategies. With an academic approach, this book will appeal to those seeking a deeper understanding of the complex interactions between economic factors and their consequences. It is particularly relevant for individuals involved in related markets and industries, offering practical insights and knowledge for informed decision-making.</text:p>
          </table:table-cell>
          <table:table-cell office:value-type="string" table:style-name="ce1">
            <text:p>Hershey, PA : Business Science Reference, 2023.</text:p>
          </table:table-cell>
          <table:table-cell table:style-name="ce1"/>
          <table:table-cell office:value-type="string" table:style-name="ce1">
            <text:p>https://library.ecssr.ae/cgi-bin/koha/opac-detail.pl?biblionumber=285634</text:p>
          </table:table-cell>
          <table:table-cell table:number-columns-repeated="16377"/>
        </table:table-row>
        <table:table-row table:style-name="ro1">
          <table:table-cell office:value-type="string" table:style-name="ce1">
            <text:p>285635</text:p>
          </table:table-cell>
          <table:table-cell office:value-type="string" table:style-name="ce1">
            <text:p>Open Innovation in Small Business : Creating Values for Sustainability /</text:p>
          </table:table-cell>
          <table:table-cell table:style-name="ce1"/>
          <table:table-cell office:value-type="string" table:style-name="ce1">
            <text:p>The book emphasizes the open innovation which mainly consists of innovation inside-out and outside-in needed by the small and medium-sized enterprises (SME). This open innovation relates to the performance and survival of SMEs in a global competition. The SMEs must learn, have, and do innovative initiatives and actions. This book elaborates all related concepts and innovative practices toward better performances, which includes the impacts of globalization and dynamic markets with a special focus on sustainability. Every country has different perspectives considering open innovation as a solution to the businesses. Thus, readers can see the best practices to be adopted or adapted in their business environment. The book includes the solution for the SMEs in terms of creating values. Open innovation is known as a window for creating values. Open innovation can be seen by SMEs as a possible way to adapt and thrive in an increasingly competitive and volatile environment, including to overcome their limitations. By implementing open innovation, SMEs will compensate for their lack of internal resources and competencies through external resources to develop new technologies and take advantage of market opportunities. This book is dedicated to the entrepreneurs, businessmen, practitioners, policymakers, academician, and students in developing strategies and having future plan related to innovation which is crucial for creating values in business operations. A benchmarking through innovation is important to improve among businesses to achieve effectiveness and efficiency.</text:p>
          </table:table-cell>
          <table:table-cell office:value-type="string" table:style-name="ce1">
            <text:p>Singapore : Springer, 2023.</text:p>
          </table:table-cell>
          <table:table-cell table:style-name="ce1"/>
          <table:table-cell office:value-type="string" table:style-name="ce1">
            <text:p>https://library.ecssr.ae/cgi-bin/koha/opac-detail.pl?biblionumber=285635</text:p>
          </table:table-cell>
          <table:table-cell table:number-columns-repeated="16377"/>
        </table:table-row>
        <table:table-row table:style-name="ro1">
          <table:table-cell office:value-type="string" table:style-name="ce1">
            <text:p>285716</text:p>
          </table:table-cell>
          <table:table-cell office:value-type="string" table:style-name="ce1">
            <text:p>From Big Oil to Big Green : Holding the Oil Industry to Account for the Climate Crisis /</text:p>
          </table:table-cell>
          <table:table-cell office:value-type="string" table:style-name="ce1">
            <text:p>Grasso, Marco.</text:p>
          </table:table-cell>
          <table:table-cell office:value-type="string" table:style-name="ce1">
            <text:p>"The book addresses an issue of fast-growing concern in the academic and non-academic debate on climate change: the role and responsibility of the oil and gas industry, and the consequent implications for climate policy and politics, and for the governance of climate change"--</text:p>
          </table:table-cell>
          <table:table-cell office:value-type="string" table:style-name="ce1">
            <text:p>Cambridge : MIT Press, 2022.</text:p>
          </table:table-cell>
          <table:table-cell office:value-type="string" table:style-name="ce1">
            <text:p>Intro -- Title Page -- Copyright Page -- Epigraph -- Table of Contents -- Acknowledgments -- Introduction -- I: The Climate Crisis: All Roads Lead to Big Oil -- 1. Flooded by Carbon -- 2. Morally Relevant Facts -- II: Big Oil's Responsibility and Duties -- 3. Is There Something Wrong? -- 4. Harming Our World -- 5. A Difficult Coexistence -- 6. The Duties of Reparation and Decarbonization -- III: What Big Oil Must Do -- 7. How Many Politicians Does It Take to Change Big Oil? -- 8. Destabilizing the Industry -- 9. Making Amends through Climate Reparations -- 10. Coming Clean -- Conclusion -- References -- Index.</text:p>
          </table:table-cell>
          <table:table-cell office:value-type="string" table:style-name="ce1">
            <text:p>https://library.ecssr.ae/cgi-bin/koha/opac-detail.pl?biblionumber=285716</text:p>
          </table:table-cell>
          <table:table-cell table:number-columns-repeated="16377"/>
        </table:table-row>
        <table:table-row table:style-name="ro1">
          <table:table-cell office:value-type="string" table:style-name="ce1">
            <text:p>285750</text:p>
          </table:table-cell>
          <table:table-cell office:value-type="string" table:style-name="ce1">
            <text:p>Governing the World Without World Government /</text:p>
          </table:table-cell>
          <table:table-cell office:value-type="string" table:style-name="ce1">
            <text:p>Unger, Roberto Mangabeira.</text:p>
          </table:table-cell>
          <table:table-cell office:value-type="string" table:style-name="ce1">
            <text:p>"The world does not need a world government to govern itself. There is an alternative: to build cooperation among countries to advance their shared interests"--</text:p>
          </table:table-cell>
          <table:table-cell office:value-type="string" table:style-name="ce1">
            <text:p>London : Verso, 2022.</text:p>
          </table:table-cell>
          <table:table-cell office:value-type="string" table:style-name="ce1">
            <text:p>Defining the task: a pathway rather than a blueprint -- What does not work -- An approach: coalitions of the willing as makers of global public goods -- Organizing state coalitions -- Facing the hardest problem: governing the use of armed force by the great powers -- Relating state coalitions to the established international order and international law -- The methodological, political, and philosophical setting of these proposals.</text:p>
          </table:table-cell>
          <table:table-cell office:value-type="string" table:style-name="ce1">
            <text:p>https://library.ecssr.ae/cgi-bin/koha/opac-detail.pl?biblionumber=285750</text:p>
          </table:table-cell>
          <table:table-cell table:number-columns-repeated="16377"/>
        </table:table-row>
        <table:table-row table:style-name="ro1">
          <table:table-cell office:value-type="string" table:style-name="ce1">
            <text:p>285751</text:p>
          </table:table-cell>
          <table:table-cell office:value-type="string" table:style-name="ce1">
            <text:p>The Metaverse : and How It Will Revolutionize Everything /</text:p>
          </table:table-cell>
          <table:table-cell office:value-type="string" table:style-name="ce1">
            <text:p>Ball, Matthew.</text:p>
          </table:table-cell>
          <table:table-cell office:value-type="string" table:style-name="ce1">
            <text:p>"From the leading theorist of the Metaverse comes the definitive account of the next internet: what the Metaverse is, what it will take to build it, and what it means for all of us. The term "Metaverse" is suddenly everywhere, from the front pages of national newspapers and the latest fashion trends to the plans of the most powerful companies in history. It is already shaping the policy platforms of the US government, the European Union, and the Chinese Communist Party. But what, exactly, is the Metaverse? As pioneering theorist and venture capitalist Matthew Ball explains, it is a persistent and interconnected network of 3D virtual worlds that will eventually serve as the gateway to most online experiences, and also underpin much of the physical world. For decades, these ideas have been limited to science fiction and video games, but they are now poised to revolutionize every industry and function, from finance and healthcare to education, consumer products, city planning, dating, and well beyond. Taking us on an expansive tour of the "next internet," Ball demonstrates that many proto-Metaverses are already here, such as Fortnite, Minecraft, and Roblox. Yet these offer only a glimpse of what is to come. Ball presents a comprehensive definition of the Metaverse before explaining the technologies that will power it-and the breakthroughs that will be necessary to fully realize it. He addresses the governance challenges the Metaverse entails; investigates the role of Web3, blockchains, and NFTs; and predicts Metaverse winners and losers. Most importantly, he examines many of the Metaverse's almost unlimited applications. The internet will no longer be at arm's length; instead, it will surround us, with much of our lives, labor, and leisure taking place inside the Metaverse. Bringing clarity and authority to a frequently misunderstood concept, Ball foresees trillions of dollars in new value-and the radical reshaping of society"--</text:p>
          </table:table-cell>
          <table:table-cell office:value-type="string" table:style-name="ce1">
            <text:p>: Liveright Publishing Corporation, 2022.</text:p>
          </table:table-cell>
          <table:table-cell office:value-type="string" table:style-name="ce1">
            <text:p>Intro -- Title -- Contents -- Introduction -- Part 1 What is the Metaverse? -- Chapter 1 A BRIEF HISTORY OF THE FUTURE -- Chapter 2 CONFUSION AND UNCERTAINTY -- Chapter 3 A DEFINITION (FINALLY) -- Chapter 4 The Next Internet -- Part 2 BUILDING THE METAVERSE -- Chapter 5 NETWORKING -- Chapter 6 COMPUTING -- Chapter 7 VIRTUAL WORLD ENGINES -- Chapter 8 INTEROPERABILITY -- Chapter 9 HARDWARE -- Chapter 10 PAYMENT RAILS -- Chapter 11 BLOCKCHAINS -- Part 3 How the Metaverse Will Revolutionize Everything -- Chapter 12 WHEN WILL THE METAVERSE ARRIVE? -- Chapter 13 META-BUSINESSES -- Chapter 14 METAVERSE WINNERS AND LOSERS -- Chapter 15 METAVERSAL EXISTENCE -- Conclusion Spectators, All -- Acknowledgments -- Notes -- Index -- praise for The Metaverse -- Copyright.</text:p>
          </table:table-cell>
          <table:table-cell office:value-type="string" table:style-name="ce1">
            <text:p>https://library.ecssr.ae/cgi-bin/koha/opac-detail.pl?biblionumber=285751</text:p>
          </table:table-cell>
          <table:table-cell table:number-columns-repeated="16377"/>
        </table:table-row>
        <table:table-row table:style-name="ro1">
          <table:table-cell office:value-type="string" table:style-name="ce1">
            <text:p>285752</text:p>
          </table:table-cell>
          <table:table-cell office:value-type="string" table:style-name="ce1">
            <text:p>Japan and the Middle East : Foreign Policies and Interdependence /</text:p>
          </table:table-cell>
          <table:table-cell office:value-type="string" table:style-name="ce1">
            <text:p>Nakamura, Satoru.</text:p>
          </table:table-cell>
          <table:table-cell office:value-type="string" table:style-name="ce1">
            <text:p>The book provides a comprehensive analysis of the emergence, political economy and foreign relations of Japan's relations with the Middle East, with an emphasis on its relations with the states in the Gulf Region. It offers both country specific case studies and thematic chapters, providing comprehensive study on Japan's relations with the Gulf and the wider Middle East. Japan enjoys a strategic partnership with the Arab Gulf countries in terms of its energy trade, yet this has morphed into a wider trading relationship with the wider Middle East. The book studies Japan's relations with Israel, Egypt and Turkey, covering security, the oil sector and the LNG sector Middle East. This will allow this book to go beyond its rich analytical and empirical content.</text:p>
          </table:table-cell>
          <table:table-cell office:value-type="string" table:style-name="ce1">
            <text:p>Singapore : Palgrave Macmillan, 2023.</text:p>
          </table:table-cell>
          <table:table-cell office:value-type="string" table:style-name="ce1">
            <text:p>Intro -- Preface -- Acknowledgments -- Contents -- Notes on Contributors -- Abbreviations and Acronyms -- List of Figures -- List of Tables -- 1 A Conceptualisation of Japan's Relations with the Middle East -- 1 Complex Interdependence Revisited -- 2 Critical Adoption of Complex Interdependence in Middle East International Relations -- 2.1 The Role of Security in Complex Interdependence -- 2.2 Agenda Politics -- 2.3 The Role of International Actors -- 3 Methodological Approach -- 3.1 Complex Interdependence through Intercultural Communication -- 3.2 Interdependence through Numerous Channels and Different Agendas -- 3.3 The Emergence of Japanese Interests and Security in the Middle East -- 3.3.1 Energy Security -- 3.3.2 Economic Interests -- 3.3.3 Protection of Nationals -- 3.3.4 Cultural Understanding -- 3.3.5 Multilateralism -- 4 Preview of Chapters -- References -- 2 Japan's Relations with Saudi Arabia: The Evolution of Energy Diplomacy in Response to the Developmental Shift in the Rentier State -- 1 Theoretical Framework: Evolution of Energy Diplomacy -- 1.1 The First Stage: Maintaining a Friendly Diplomatic Relationship -- 1.2 The Second Stage: Facilitating Investment for Economic Diversification -- 1.3 The Third Stage: Advancing Educational Cooperation -- 1.4 Japan and Saudi Arabia -- 2 The First Stage: Maintaining a Friendly Diplomatic Relationship-After 1955 -- 3 The Second Stage: Facilitating Investment for Economic Diversification-After the 1970s -- 3.1 The Resurgence of Investments -- 4 The Third Stage: Educational Cooperation-After the 2000s -- 5 Conclusions -- 3 Japan-UAE Relations: Establishment of Multifaceted Interdependence Based on Energy -- 1 Introduction -- 2 Overview of Japan-UAE Relations -- 2.1 The Emergence Period (1960-1979)-Bilateral Relations Driven by the Business Community. 2.2 The Development Period (1980-1999)-Progress in Diplomatic, Economic, and Technological Cooperation Relations -- 2.3 The Transformation Period (2000-2020)-The Qualitative Change in Bilateral Relations and the Coming of a New Era -- 3 Development of Bilateral Relations and Citizen Exchanges Fostered by Energy Security -- 3.1 The Birth of the Abu Dhabi Oil Company (ADOC) -- 3.2 Japanese Oil Companies Acquired Additional Oil Concessions in Abu Dhabi -- 3.3 Japan's Import of UAE Crude Oil and the Challenge of Renewing Oil Concessions -- 3.4 Multifaceted Development of Non-energy Relationships Supported by Oil Companies -- 4 The Role of the UAE-Japan Society -- 4.1 Activity Summary -- 4.2 Development of the UAE-Japan Society As a Hub for Bilateral Exchange -- 4.3 The Society's Magazine Produced by Citizens and Its Historical Role -- 5 Conclusion -- Bibliography -- 4 The Three Cycles of Rise and Fall in Iran-Japan Relations: From Energy Studies to Political Causal Analysis -- 1 Introduction -- 2 First Cycle (1929-1952): From the Opening of Diplomatic Ties to World War II -- 2.1 Rapprochement: Seeking New Economic Arenas -- 2.2 The Rupturing of Iran-Japan Diplomatic Relations: The Impact of WWII -- 3 Second Cycle (1953-1988): From Surge to Decline -- 3.1 Golden Age of Iran-Japan Economic Relations -- 3.1.1 Oil Transactions -- 3.1.2 Iranian Development Policy and Japanese Economic Cooperation -- 3.2 Iran's Regime Change and the Japanese Struggle to Stay On -- 3.2.1 Revolution and War: Japanese Private Companies Withdraw from Iran -- 3.2.2 Iranian Political Factionalism: The Japanese Government's Patience -- 3.2.3 The Iran-Iraq War: Japanese Initiatives for a Ceasefire Pact -- 4 Third Cycle (1989-2015): From Restart to Deadlock -- 4.1 Rising Pragmatists in Iran: The Achievements of Japanese Patience. 4.2 Iran Nuclear Controversy and the Third Decline of Iran-Japan Relations -- 5 Conclusion -- References -- 5 The Relations Between Japan and Turkey: Three-Dimensional Diplomacy-Roles of the Imperial Family, the Government, and Citizens -- 1 Introduction: Turkey-The Image of a Pro-Japan Country and Reality -- 1.1 Sources for the Paper -- 1.2 Economic Relations: A Reflection on the Bilateral Relations -- 2 The History-The Dawn of the Bilateral Relations -- 2.1 The Dawn: The First Contact with the Ottoman Empire -- 2.2 The Reopening of Diplomatic Relations After WWII -- 2.3 1970s-1980s: Realization of the Exchanges in Politics, Economy, and Culture -- 3 The Post-Cold War Period: The Strategic Partnership and the Strengthening of Citizen Exchanges -- 3.1 The End of the Cold War: The Strengthening of Bilateral Relations with Turkey -- 3.2 Turkey Begins Cooperating with Japan to Provide Foreign Aid: TIKA and JICA -- 3.3 Cooperation on Disaster Prevention Management: Overcoming the Earthquakes -- 3.4 The Twenty-First Century: The Era of the Strategical Partnership -- 4 Cultural and Academic Exchange: 'Diplomacy' by the Imperial Families, Governments, and Citizens -- 4.1 Ceremonies of Ertuğrul: Effects on the Bilateral Relations -- 4.2 Three-Dimensional Diplomacy Between Japan and Turkey: The Japanese Institute of Anatolian Archaeology of the Middle Eastern Culture Center and Imperial 'Diplomacy' -- 4.3 The Exchange Between Citizens: Widening the Inter-Exchange in Academic, Education, Local Governments, and Friendship Associations -- 5 Conclusion: Past, Present, and Future -- References -- 6 Japan-Egypt Bilateral Relations: A Main Pillar of Japanese Middle Eastern Policy -- 1 Introduction: Neglected Bilateral Relations between Japan and Egypt -- 2 Pre-WWII Japan-Egypt Relation: Encounter Between Japan and Egypt. 3 Economic Relation: Japan's Essential Hub in the Middle East -- 4 Diplomatic Relation: Strategic Importance -- 4.1 Bilateral Relation in 1950s-1970s: Egypt as Bridgehead of Japanese Middle East Diplomacy -- 4.2 Consolidation of Partnership After the End of the Cold War -- 5 Official Development Assistance: One of the Most Important Tools for Reinforcing the Bilateral Relations -- 6 Cultural Exchange: Foundation of Mutual Understanding -- 7 Conclusion -- References -- 7 Beyond Power, Before Interdependence: Complex Synergy and Japan-Israel Relations -- 1 Introduction to Japan-Israel Relations in the Post-War Period -- 1.1 Japan's Relations with Israel -- 1.2 Israel's Relations with Japan -- 2 Royal, Government, and Citizen Diplomacy -- 3 The Long Freeze and Slow Thaw -- 3.1 Cool but Diplomatically Correct -- 1952-Mid-1960s -- 3.1.1 Security -- 3.1.2 Economy -- 3.1.3 Diplomacy -- 3.2 Cold and at Times Openly Hostile: 1967-Late 1980s -- 3.2.1 Security -- 3.2.2 Economy -- 3.2.3 Diplomacy -- 3.3 Warm Yet Uncommitted: 1989-Early 2000s -- 3.3.1 Security -- 3.3.2 Economy -- 3.3.3 Diplomacy -- 4 The Diplomatic Turn -- 4.1 Hot Rising Sun Relations: 2012-2019 -- 4.1.1 Security -- 4.1.2 Economy -- 4.1.3 Royal Diplomacy -- 4.1.4 Government Diplomacy -- 4.1.5 Citizen Diplomacy -- 5 Complex Synergy and International Relations -- 6 Conclusion -- References -- 8 Oil Market and Supply: From the Perspective of Japan's Energy Policy -- 1 Introduction -- 2 Macro Structure of the Energy Market in Japan -- 2.1 Trends in Energy Supply and Demand in Japan -- 2.2 A Comparison of Japan and Other Countries -- 2.3 Trends in Japan's Energy Sources -- 2.4 Comparison with Other Major Energy Consumers: Japan's High Dependence on Fossil Energy -- 3 The Structure of the Japanese Oil Market -- 3.1 Japan's Middle Eastern Oil Dependency -- 3.2 Japan's Dependence on Middle Eastern LNG. 3.3 Gulf Dependence on Japan's Market -- 3.4 Energy Interdependence and Its Fragility -- 4 Japan's Energy Security via the "3E+S" Policy -- 4.1 Energy Security: Japan's Pre-War Experiences -- 4.2 Diversification as an Energy Security Option -- 4.3 Stable Supply as Japan's Energy Security: 1950s-1970s -- 4.4 Awareness of Costs and the Environment: 1980s-1990s -- 4.5 Formation of the 3E+S Policy -- 4.6 Evaluations of Energy Security Performance -- 5 Japan's Oil Industry Lacks International Competitiveness -- 5.1 Two Weak Points -- 5.2 The Roadmap for Japan's Oil Industry -- 6 Concluding Remarks: Trends in the Japanese Economy and Oil Market -- References -- 9 The LNG Sector in Japan's Relations with the Middle East -- 1 The Evolution of Japan's Energy Interests -- 2 The Emergence of the LNG Sector in Japan -- 3 The Oil 1973 Crisis: Impact on Japan's Foreign Policy and the LNG Sector -- 4 Growth and Expansion of Japan's Trade in LNG with the Gulf Region -- 5 Geopolitics and LNG: Key East Asian Market Dynamics -- 6 Opportunities and Challenges -- 7 Concluding Observations -- References -- 10 Investment and Trade Promotion Policies: Gulf and Japan's Non-energy Sector Interdependence -- 1 Introduction -- 2 Impact of Trade and Foreign Direct Investment on Economic Development in Developing Countries -- 2.1 Trade and Economic Development -- 2.2 Trading Policies -- 2.3 FDI and Economic Development -- 2.4 Investment Promotion -- 3 Institutional Framework of Trade and Investment Promotion in the GCC Countries -- 3.1 Free Trade Agreements (or FTAs) for the GCC Countries -- 3.2 Investment Promotion Policies -- 3.3 Bilateral Investment Treaties -- 3.4 Economic Partnership Agreements (EPAs) -- 4 GCC-Japan Economic Relations -- 4.1 GCC Trade Partners -- 4.2 Foreign Direct Investment -- 4.3 Japanese Banks' Claims on the GCC Countries. 4.4 Japanese Companies in the GCC Countries.</text:p>
          </table:table-cell>
          <table:table-cell office:value-type="string" table:style-name="ce1">
            <text:p>https://library.ecssr.ae/cgi-bin/koha/opac-detail.pl?biblionumber=285752</text:p>
          </table:table-cell>
          <table:table-cell table:number-columns-repeated="16377"/>
        </table:table-row>
        <table:table-row table:style-name="ro1">
          <table:table-cell office:value-type="string" table:style-name="ce1">
            <text:p>285753</text:p>
          </table:table-cell>
          <table:table-cell office:value-type="string" table:style-name="ce1">
            <text:p>Escalation Dynamics in Cyberspace /</text:p>
          </table:table-cell>
          <table:table-cell office:value-type="string" table:style-name="ce1">
            <text:p>Lonergan, Erica D.</text:p>
          </table:table-cell>
          <table:table-cell office:value-type="string" table:style-name="ce1">
            <text:p>To what extent do cyberspace operations increase the risks of escalation between nation-state rivals? In Escalation Dynamics in Cyberspace, Erica D. Lonergan and Shawn W. Lonergan tackle this question head-on, presenting a comprehensive theory that explains the conditions under which cyber operations may lead to escalation. In doing so, they challenge long-held assumptions about strategic interactions in cyberspace, arguing that cyberspace is not as dangerous as the conventional wisdom might suggest. In some cases, cyber operations could even facilitate the de-escalation of international crises. Through extensive case studies that explore the role of cyber operations in routine competition, crises, and warfighting, Escalation Dynamics in Cyberspace presents nuanced insights about how cyberspace affects international politics.</text:p>
          </table:table-cell>
          <table:table-cell office:value-type="string" table:style-name="ce1">
            <text:p>Oxford : Oxford University Press, Incorporated, 2023.</text:p>
          </table:table-cell>
          <table:table-cell office:value-type="string" table:style-name="ce1">
            <text:p>Cover -- Series -- Escalation Dynamics in Cyberspace -- Copyright -- Dedication -- Contents -- Preface -- Acknowledgments -- 1. Why Is There No Escalation in Cyberspace? -- 2. Four Attributes of Cyber Operations -- 3. A Theory of Cyber Escalation -- 4. Restraint and Accommodation: How Cyber Operations Can Defuse Crises -- 5. Patterns of Escalation in Cyberspace -- 6. Cyber Operations and the De-​Escalation of International Crises -- 7. Plausible Escalation Scenarios for the Future: Cyber Operations in a Warfighting Context -- 8. Implications for Policymaking -- Index.</text:p>
          </table:table-cell>
          <table:table-cell office:value-type="string" table:style-name="ce1">
            <text:p>https://library.ecssr.ae/cgi-bin/koha/opac-detail.pl?biblionumber=285753</text:p>
          </table:table-cell>
          <table:table-cell table:number-columns-repeated="16377"/>
        </table:table-row>
        <table:table-row table:style-name="ro1">
          <table:table-cell office:value-type="string" table:style-name="ce1">
            <text:p>285754</text:p>
          </table:table-cell>
          <table:table-cell office:value-type="string" table:style-name="ce1">
            <text:p>War, Peace and the Military : Sociological Perspectives /</text:p>
          </table:table-cell>
          <table:table-cell office:value-type="string" table:style-name="ce1">
            <text:p>Kernic, Franz.</text:p>
          </table:table-cell>
          <table:table-cell office:value-type="string" table:style-name="ce1">
            <text:p>This book is a comprehensive analysis of the various social science approaches to explaining and interpreting war, peace and the military. Its central aim is to trace and reconstruct those basic assumptions constructed and 'thought processes' undertaken by modern social sciences in their research and conceptualization of military violence and the use of force. In addition to such reconstruction, the aim is also to enquire into the preconditions of such thought. This study therefore eschews the development of an explicit 'strategy' (in the sense of a research strategy), but instead is much more concerned with thinking about its subject matter by means of re-thinking and reflecting upon different theoretical approaches and problems. The investigation includes a critical reexamination of the tradition of military-sociological research from the beginning of modern sociology to late-twentieth century theoretical approaches regarding the security-focused and/or war-driven aspects of modern society.</text:p>
          </table:table-cell>
          <table:table-cell office:value-type="string" table:style-name="ce1">
            <text:p>Wiesbaden : Springer Vieweg. in Springer Fachmedien Wiesbaden GmbH, 2023.</text:p>
          </table:table-cell>
          <table:table-cell office:value-type="string" table:style-name="ce1">
            <text:p>Social Sciences and the Military: Preliminary Remarks -- Modern Society and the Military: Early Sociological Approaches -- Political Economy and Military Organization -- Democracy and the Military—Updating the Incompatibility Theorem -- The Issue of Acceptance and Legitimacy of Modern Armed Forces -- The Concept of Modern ‘Rational’ Security Policy -- War, Peace and Military Violence: A Phenomenological Inquiry -- Rethinking Politics and Social Science Beyond the War Paradigm: A Sketch</text:p>
          </table:table-cell>
          <table:table-cell office:value-type="string" table:style-name="ce1">
            <text:p>https://library.ecssr.ae/cgi-bin/koha/opac-detail.pl?biblionumber=285754</text:p>
          </table:table-cell>
          <table:table-cell table:number-columns-repeated="16377"/>
        </table:table-row>
        <table:table-row table:style-name="ro1">
          <table:table-cell office:value-type="string" table:style-name="ce1">
            <text:p>285755</text:p>
          </table:table-cell>
          <table:table-cell office:value-type="string" table:style-name="ce1">
            <text:p>Grand Delusion : The Rise and Fall of American Ambition in the Middle East /</text:p>
          </table:table-cell>
          <table:table-cell office:value-type="string" table:style-name="ce1">
            <text:p>Simon, Steven.</text:p>
          </table:table-cell>
          <table:table-cell office:value-type="string" table:style-name="ce1">
            <text:p>"A longtime American foreign policy insider's biting and definitive reckoning with the high cost of this country's ambitious meddling in the Middle East-and its bitter end The culmination of almost 40 years of expertise and insider policy access, Grand Delusion is Steven Simon's tour de force, offering a comprehensive yet analytical tour of U.S. involvement in the Middle East. Simon begins with the Reagan administration, when the Middle East shifted from a group of faraway and frequently squabbling nations to an urgent opportunity for America to (in Reagan's words) "serve the cause of world peace and the future of mankind." Assuring citizens that "we owe it to ourselves and to our children" to be a force for peace in the region, Reagan fired the starting gun on decades of profound American involvement. As the U.S. economy became increasingly reliant on oil and as policy and diplomatic momentum gathered, the Middle East became more and more central to foreign policy, and more and more likely to be the subject of grand rhetoric, until the Obama administration ended an era by turning away from the region. Grand Delusion explores the motivations, approach, and legacy of each administration up to today, showing us a complex spiderweb of intertwined events-from Lebanese civil conflict to shifting Iranian domestic politics, to Saudi Arabia's quest for security-through the lens of a Washington policy process frequently ruled by cognitive bias, wishful thinking, and outright malfeasance. Simon's sharp sense of humor and incisive analytical powers bring a complex history to life. Despite an impressive DC resume-he rose to become the National Security Council senior director for Middle Eastern and North African affairs-Simon never fails to tell the truth as he sees it. He challenges the nature of American commitment to Israel; disputes the popular narrative of Desert Storm as a "good war"; and calls out the enormous consequences of our mistakes, particularly for victims of American military action. As Grand Delusion shows, this story is only occasionally impressive, and frequently disgraceful. But it's a story with deep and enduring resonance for the future of both the U.S. and the Middle East"--</text:p>
          </table:table-cell>
          <table:table-cell office:value-type="string" table:style-name="ce1">
            <text:p>New York : Penguin Publishing Group, 2023.</text:p>
          </table:table-cell>
          <table:table-cell office:value-type="string" table:style-name="ce1">
            <text:p>Introduction : What Went Wrong? -- Jimmy Carter : Opening Act -- Ronald Reagan : Empathy and Indecision -- George H. W. Bush : The Old New World Order -- William J. Clinton : Enlargement and Containment -- George W. Bush : Wrong Man, Wrong Time -- Barack Obama : Live and Learn -- Donald J. Trump : The Deal of the Century -- Joe Biden : Back to the Future?</text:p>
          </table:table-cell>
          <table:table-cell office:value-type="string" table:style-name="ce1">
            <text:p>https://library.ecssr.ae/cgi-bin/koha/opac-detail.pl?biblionumber=285755</text:p>
          </table:table-cell>
          <table:table-cell table:number-columns-repeated="16377"/>
        </table:table-row>
        <table:table-row table:style-name="ro1">
          <table:table-cell office:value-type="string" table:style-name="ce1">
            <text:p>285756</text:p>
          </table:table-cell>
          <table:table-cell office:value-type="string" table:style-name="ce1">
            <text:p>Think Tanks in Australia : Policy Contributions and Influence /</text:p>
          </table:table-cell>
          <table:table-cell office:value-type="string" table:style-name="ce1">
            <text:p>Hagland, Trent.</text:p>
          </table:table-cell>
          <table:table-cell office:value-type="string" table:style-name="ce1">
            <text:p>This book provides the most comprehensive study of the Australian think-tank industry to date. Drawing on empirical evidence, it first assesses the structure of the industry, the methods think tanks use to persuade policymakers, and public perceptions of their effectiveness. The book then proceeds to examine three unique policy cases to analyse think tank influence on policymaking. It argues that whilst think tanks play important roles in Australia's policy process, their impacts vary depending on their approach and objectives. The book also demonstrates that policymakers with contrasting ideological orientations diverge in their assessments of the utility and influence of think tanks. It will appeal to students and scholars of public policy, and practitioners in public administration and governance.</text:p>
          </table:table-cell>
          <table:table-cell office:value-type="string" table:style-name="ce1">
            <text:p>Cham : Palgrave Macmillan, 2023.</text:p>
          </table:table-cell>
          <table:table-cell office:value-type="string" table:style-name="ce1">
            <text:p>Intro -- Acknowledgements -- Praise for Think Tanks in Australia -- Contents -- List of Figures -- List of Tables -- 1 Think Tanks in Australia -- 1.1 Introduction -- 1.2 Think Tanks and Public Policy Influence -- 1.3 What We Know, and What We Do Not -- 1.4 Book Structure -- References -- 2 Understanding Think Tanks: A Global Endeavour -- 2.1 Introduction -- 2.2 Foundational International Literature -- 2.3 The Australian Literature -- 2.4 Core Concepts -- 2.4.1 Typologies -- 2.4.2 Theories -- The Elite Model -- The Pluralist Perspective -- Network Approaches -- References -- 3 Studying Australian Think Tanks -- 3.1 The Research Question -- 3.2 Influence Conceptualisations -- 3.3 Analytical Framework and Methodological Approach -- 3.3.1 Strand One: Document Analysis and Surveys -- Defining the Think Tank Population -- Survey Design -- 3.3.2 Strand Two: Semi-Structured Interviews -- 3.3.3 Strand Three: Case Study Analysis -- Case Study Structure -- Case Study Candidates -- Case Study Selection -- References -- 4 The State of the Industry -- 4.1 Introduction -- 4.2 Structural and Operational Diversity -- 4.2.1 Size and Focus -- 4.2.2 Independence -- 4.2.3 Geographical Distribution -- 4.2.4 Typologies -- 4.2.5 Ideological Persuasions -- 4.3 Financial Circumstances -- 4.3.1 Financial Context -- 4.3.2 Funding -- 4.4 Summary -- References -- 5 The Evolutionary Path and Comparative Perspectives -- 5.1 Introduction -- 5.2 Development Waves -- 5.2.1 Marsh and Stone's (2004) Wave Framework -- 5.2.2 An Alternative Wave Framework -- 5.3 Development Constraints -- 5.4 Comparative Development: An International Perspective -- 5.5 Summary -- References -- 6 Influence Intentions -- 6.1 Introduction -- 6.2 Think Tank Objectives -- 6.3 Think Tank Target Audiences -- 6.4 Policy Cycle Engagement -- 6.5 Summary -- References -- 7 Influence Methods -- 7.1 Introduction. 7.2 Idea Propagation -- 7.3 The Centrality of Research -- 7.4 Public Events and Seminars -- 7.5 Political Access -- 7.6 New Media -- 7.6.1 Social Media -- 7.6.2 Podcasts and Videos -- 7.7 Summary -- References -- 8 Influence Claims and Perceptions -- 8.1 Introduction -- 8.2 The Importance of Perceptions -- 8.3 Influence Evaluations -- 8.4 Think Tank Claims -- 8.5 Journalist Perceptions -- 8.6 Parliamentarian Perceptions -- 8.7 Summary -- References -- 9 The Centre for Independent Studies: NSW Child Protection and Adoption Laws -- 9.1 Introduction -- 9.2 Centre for Independent Studies: Background -- 9.3 Child Protection and Adoption in Australia -- 9.3.1 Issue Characteristics -- 9.3.2 Political Context -- Australia's Historical Experience -- NSW Reforms -- 9.3.3 Actor Power -- 9.3.4 Ideas -- The CIS Argument -- Initial Engagements -- Evolutionary Ideas -- Issue Framing -- Adherents -- A Networked Approach? -- 9.4 Conclusions -- References -- 10 Grattan Institute: School Funding Reforms -- 10.1 Introduction -- 10.2 Grattan Institute: Background -- 10.3 School Funding in Australia -- 10.3.1 Issue Characteristics -- 10.3.2 Political Context -- The 'Gonski Review' -- 'Turnbull Co-opts Gonski' -- 10.3.3 Actor Power -- Government and Non-government Parties -- Non-government Organisations: The Anti-reformists -- Non-government Organisations: The Reformists -- Grattan Institute -- 10.3.4 Ideas -- Issue Framing -- 10.4 Conclusions -- References -- 11 Lowy Institute: Australia's Diplomatic Deficit -- 11.1 Introduction -- 11.2 Lowy Institute: Background -- 11.3 Australia's Overseas Representation -- 11.3.1 Issue Characteristics -- 11.3.2 Political Context -- 11.3.3 Actor Power -- 11.3.4 Ideas -- The Lowy Argument -- Issue Framing -- 11.4 Conclusion -- References -- 12 Influence Processes and Manifestations -- 12.1 Introduction. 12.2 Divergent Styles, Methods, and Perceptions -- 12.3 Policy Capacity -- 12.4 Network and Policy Process Perspectives -- 12.5 Influence Manifestations -- References -- 13 Conclusions -- References -- Appendix A: Australia's Think Tank Population -- Centrist Think Tanks -- Right-leaning Think Tanks -- Left-leaning Think Tanks -- Appendix B: Interview Participants -- Think Tank Interviewees -- Journalist Interviewees -- Parliamentarian Interviewees -- Other Interviewees -- Chapter Nine (CIS) Interviewees -- Chapter Ten (Grattan) Interviewees -- Chapter Eleven (Lowy) Interviewees -- Appendix C: Government Grants -- Appendix D: 'Think-and-Do-Tanks' -- Centre for Policy Development -- Beyond Zero Emissions -- Appendix E: Revolving Doors -- Revolving? or Just Swinging? -- Appendix F: Think Tank Comparative Metrics -- Reference -- Index.</text:p>
          </table:table-cell>
          <table:table-cell office:value-type="string" table:style-name="ce1">
            <text:p>https://library.ecssr.ae/cgi-bin/koha/opac-detail.pl?biblionumber=285756</text:p>
          </table:table-cell>
          <table:table-cell table:number-columns-repeated="16377"/>
        </table:table-row>
        <table:table-row table:style-name="ro1">
          <table:table-cell office:value-type="string" table:style-name="ce1">
            <text:p>285757</text:p>
          </table:table-cell>
          <table:table-cell office:value-type="string" table:style-name="ce1">
            <text:p>One Nation Under Drones : Legality, Morality, and Utility of Unmanned Combat Systems /</text:p>
          </table:table-cell>
          <table:table-cell office:value-type="string" table:style-name="ce1">
            <text:p>Jackson, John E.</text:p>
          </table:table-cell>
          <table:table-cell office:value-type="string" table:style-name="ce1">
            <text:p>"One Nation Under Drones is an interesting and informative review of how robotic and unmanned systems are impacting every aspect of American life, from how we fight our wars to how we play to how we grow our food. Edited by John Jackson, this highly readable book features chapters from a dozen experts, researchers, and operators of the sophisticated systems that have become ubiquitous across the nation and around the world. Press reports have focused primarily on unmanned aerial vehicles, officially designated as UAVs, but more often referred to as "drones." This work takes you behind the scenes and describes how Predators, Reapers, Scan Eagles, and dozens of other pilotless aircraft have been used to fight the Global War on Terrorism. Although these systems seemed to emerge fully-developed into the skies above America's distant battlefields following the attacks of September 11, 2001, readers will discover that they actually trace their lineage to World War I, when the "automatic airplane/aerial torpedo," designed and built by the Sperry Gyroscope Company, made its first flight just over a century ago. Unmanned aircraft were used by various combatants in World War II and took many forms: from converted manned bombers to intercontinental attacks on the American homeland by rice-paper balloons. Technology developed in the latter decades of the 20th century enabled crews stationed thousands of miles away to attack targets on remote battlefields. Such long-range and remote-controlled weapons have been extensively used but are controversial from both legal and ethical standpoints. Chapters written by international law specialists and drone pilots with advanced education in ethics address these issues from both sides of the argument. The book also details how robotic systems are being used on land, in and below the seas, and in civilian applications such as driverless cars. Three dozen photographs display drones as small as an insect up to those as large as a 737 airliner. One Nation Under Drones covers such a wide array of topics that it will be of interest to everyone from the casual reader seeking to know more about these systems to national security professionals, both in and out of uniform, who will be making decisions about their procurement and use in decades to come. "-- | "This book describes how Predators, Reapers, Scan Eagles, and dozens of other pilotless aircraft have been used to fight the Global War on Terrorism. Technology developed in the latter decades of the 20th century enabled crews stationed thousands of miles away to attack targets on remote battlefields. Such long-range and remote-controlled weapons have been extensively used but are controversial from both legal and ethical standpoints. Chapters written by international law specialists and drone pilots with advanced education in ethics address these issues from both sides of the argument. The book also details how robotic systems are being used on land, in and below the seas, and in civilian applications such as driverless cars"--</text:p>
          </table:table-cell>
          <table:table-cell office:value-type="string" table:style-name="ce1">
            <text:p>La Vergne : Naval Institute Press, 2018.</text:p>
          </table:table-cell>
          <table:table-cell table:style-name="ce1"/>
          <table:table-cell office:value-type="string" table:style-name="ce1">
            <text:p>https://library.ecssr.ae/cgi-bin/koha/opac-detail.pl?biblionumber=285757</text:p>
          </table:table-cell>
          <table:table-cell table:number-columns-repeated="16377"/>
        </table:table-row>
        <table:table-row table:style-name="ro1">
          <table:table-cell office:value-type="string" table:style-name="ce1">
            <text:p>285758</text:p>
          </table:table-cell>
          <table:table-cell office:value-type="string" table:style-name="ce1">
            <text:p>Quantum Supremacy : How the Quantum Computer Revolution Will Change Everything /</text:p>
          </table:table-cell>
          <table:table-cell office:value-type="string" table:style-name="ce1">
            <text:p>Kaku, Michio.</text:p>
          </table:table-cell>
          <table:table-cell office:value-type="string" table:style-name="ce1">
            <text:p>"An exhilarating tour of humanity's next great technological achievement-quantum computing-which may eventually unravel the deepest mysteries of science and solve some of humanity's biggest problems, like global warming, world hunger, and incurable disease, by the bestselling author of The God Equation. The runaway success of the microchip processor may be reaching its end. Running up against the physical constraints of smaller and smaller sizes, traditional silicon chips are not likely to prove useful in solving humanity's greatest challenges, from climate change, to global starvation, to incurable diseases. But the quantum computer, which harnesses the power and complexity of the atomic realm, already promises to be every bit as revolutionary as the transistor and microchip once were. Its unprecedented gains in computing power herald advancements that could change every aspect of our daily lives. Automotive companies, medical researchers, and consulting firms are betting on quantum computing, hoping to exploit its power to design more efficient vehicles, create life-saving new drugs, and streamline industries to revolutionize the economy. But this is only the beginning. Quantum computers could allow us to finally create nuclear fusion reactors that create clean, renewable energy without radioactive waste or threats of meltdown. They could help us crack the biological processes that generate natural, cheap fertilizer and enable us to feed the world's growing populations. And they could unravel the fiendishly difficult protein folding that lies at the heart of previously incurable diseases like Alzheimer's, ALS, and Parkinson's, helping us to live longer, healthier lives. There is not a single problem humanity faces that couldn't be addressed by quantum computing. Told with Kaku's signature clarity and enthusiasm, Quantum Supremacy is the story of this exciting frontier and the race to claim humanity's future"--</text:p>
          </table:table-cell>
          <table:table-cell office:value-type="string" table:style-name="ce1">
            <text:p>New York : Knopf Doubleday Publishing Group, 2023.</text:p>
          </table:table-cell>
          <table:table-cell table:style-name="ce1"/>
          <table:table-cell office:value-type="string" table:style-name="ce1">
            <text:p>https://library.ecssr.ae/cgi-bin/koha/opac-detail.pl?biblionumber=285758</text:p>
          </table:table-cell>
          <table:table-cell table:number-columns-repeated="16377"/>
        </table:table-row>
        <table:table-row table:style-name="ro1">
          <table:table-cell office:value-type="string" table:style-name="ce1">
            <text:p>285759</text:p>
          </table:table-cell>
          <table:table-cell office:value-type="string" table:style-name="ce1">
            <text:p>Imagining AI : How the World Sees Intelligent Machines /</text:p>
          </table:table-cell>
          <table:table-cell office:value-type="string" table:style-name="ce1">
            <text:p>Cave, Stephen.</text:p>
          </table:table-cell>
          <table:table-cell office:value-type="string" table:style-name="ce1">
            <text:p>Imagining AI draws attention to the range and variety of visions of a future with intelligent machines and their potential significance for the research, regulation, and implementation of AI. The book is structured geographically, with each chapter presenting insights into how a specific region or culture imagines intelligent machines.</text:p>
          </table:table-cell>
          <table:table-cell office:value-type="string" table:style-name="ce1">
            <text:p>Oxford : Oxford University Press, Incorporated, 2023.</text:p>
          </table:table-cell>
          <table:table-cell office:value-type="string" table:style-name="ce1">
            <text:p>cover -- titlepage -- copyright -- dedication -- Contents -- Acknowledgements -- Contributors -- Introduction -- 1 How the World Sees Intelligent Machines: Introduction -- 2 The Meanings of AI: A Cross-Cultural Comparison -- Part I Europe -- 3 AI Narratives and the French Touch -- 4 The Android as a New Political Subject: The Italian Cyberpunk Comic Ranxerox -- 5 German Science Fiction Literature Exploring AI: Expectations, Hopes, and Fears -- 6 The Gnostic Machine: Artificial Intelligence in Stanisław Lem's Summa Technologiae -- 7 Boys from a Suitcase: AI Concepts in USSR Science Fiction: The Evil Robot and the Funny Robot -- 8 The Russian Imaginary of Robots, Cyborgs, and Intelligent Machines: A Hundred-Year History -- Part II The Americas and Pacific -- 9 Fiery the Angels Fell: How America Imagines AI -- 10 Afrofuturismo and the Aesthetics of Resistance to Algorithmic Racism in Brazil -- 11 Artificial Intelligence in the Art of Latin America -- 12 Imaginaries of Technology and Subjectivity: Representations of AI in Contemporary Chilean Science Fiction -- 13 Imagining Indigenous AI -- 14 Maoli Intelligence: Indigenous Data Sovereignty and Futurity -- Part III Africa, Middle East, and South Asia -- 15 From Tafa to Robu: AI in the Fiction of Satyajit Ray -- 16 Algorithmic Colonization of Africa -- 17 Artificial Intelligence Elsewhere: The Case of the Ogbanje -- 18 AI Oasis?: Imagining Intelligent Machines in the Middle East and North Africa -- Part IV East and South East Asia -- 19 Engineering Robots With Heart in Japan: The Politics of Cultural Difference in Artificial Emotional Intelligence -- 20 Development and Developmentalism of Artificial Intelligence: Decoding South Korean Policy Discourse on Artificial Intelligence -- 21 How Chinese Philosophy Impacts AI Narratives and Imagined AI Futures. 22 Attitudes of Pre-Qin Thinkers towards Machinery and their Influence on Technological Development in China -- 23 Artificial Intelligence in Chinese Science Fiction: From the Spring and Autumn and Warring States Periods to the Era of Deng Xiaoping -- 24 Algorithm of the Soul: Narratives of AI in Recent Chinese Science Fiction -- 25 Intelligent Infrastructure, Humans as Resources, and Coevolutionary Futures: AI Narratives in Singapore -- Index.</text:p>
          </table:table-cell>
          <table:table-cell office:value-type="string" table:style-name="ce1">
            <text:p>https://library.ecssr.ae/cgi-bin/koha/opac-detail.pl?biblionumber=285759</text:p>
          </table:table-cell>
          <table:table-cell table:number-columns-repeated="16377"/>
        </table:table-row>
        <table:table-row table:style-name="ro1">
          <table:table-cell office:value-type="string" table:style-name="ce1">
            <text:p>285760</text:p>
          </table:table-cell>
          <table:table-cell office:value-type="string" table:style-name="ce1">
            <text:p>Deep Loyalties : Values in Military Lives /</text:p>
          </table:table-cell>
          <table:table-cell office:value-type="string" table:style-name="ce1">
            <text:p>Wortmeyer, Daniela Schmitz.</text:p>
          </table:table-cell>
          <table:table-cell office:value-type="string" table:style-name="ce1">
            <text:p>"Cultural practices and artifacts, in their multiple and varied forms, are grounded on values, which are so deeply internalized by people that usually remain in the background, as taken-for-granted guides for interpretations and decisions in everyday life. Shaping individual moral horizons is at the core of socialization processes, through which older generations aim to disseminate their culturally established values to the new ones, making use of suggestions mainly implicit in daily experiences and interactions. Despite the strength of these processes of cultural canalization, people find particular ways of positioning and interpreting social suggestions, drawing singular life trajectories and developing themselves as unique beings. This is truthful also in case of highly institutionalized settings like the military, in which people play in many forms an agentic role in their own development, being prepared to perform their professional duties in very complex and challenging activity contexts. This book is an invitation to dive deeper into human experiences lived in the military through qualitative and in-depth approaches, observing their affective qualities, the meanings they acquire and how they shape individuals' identities, fostering the development and try-out of specific ethical and moral values. The present work can contribute to research and professional practice in fields related to human development, social processes, education and people management in the military, as well as in other institutional contexts, especially by highlighting the affective, meaningful and moral-ethical dimensions of cultural experiences"--</text:p>
          </table:table-cell>
          <table:table-cell office:value-type="string" table:style-name="ce1">
            <text:p>Charlotte, NC : Information Age Publishing, Incorporated, 2022.</text:p>
          </table:table-cell>
          <table:table-cell office:value-type="string" table:style-name="ce1">
            <text:p>Introduction: A Cultural Psychological Approach of Values in Military Lives / Daniela Schmitz Wortmeyer -- Cultural Canalization of Values in Brazilian Military Socialization / Daniela Schmitz Wortmeyer -- Myth-Criticism and Myth-Analysis of Warrior Education in Literary Works: From The Iliad to The Bridge Over the River Kwai / Suzana Marly da Costa Magalhães -- Ritual and Military Socialization / Joanna Wojtkowiak -- Composing Watercolors in the Barracks: Values Development as Affective-Semiotic Generalization / Daniela Schmitz Wortmeyer -- Unification with the Military Institution: Analysis of a Singular Trajectory of Values Development / Daniela Schmitz Wortmeyer -- Being the Same Different: Resistance, Agency, and Change in Military Socialization / Daniela Schmitz Wortmeyer -- Development of Values in the Context of Military Socialization: A Reflection From a Life-Course -- Developmental Perspective / Mariann Märtsin -- Ethical Reflections of a Military Commander in International Operations / Carlos Alberto dos Santos Cruz -- Moral Complexities of Military Deployment: Dutch Soldiers' Experiences of Value Conflict and Moral Injury / Tine Molendijk -- After so Much Is Invested in Creating Robust Military Identities, What About the Construction of Fulfilling Civilian -- Identities After Service? / Jan Grimell -- The Moral-Ethical Dimension of Human Psychology: Values, Cultural Practices, and the Coconstruction of Peace / Angela Uchoa Branco.</text:p>
          </table:table-cell>
          <table:table-cell office:value-type="string" table:style-name="ce1">
            <text:p>https://library.ecssr.ae/cgi-bin/koha/opac-detail.pl?biblionumber=285760</text:p>
          </table:table-cell>
          <table:table-cell table:number-columns-repeated="16377"/>
        </table:table-row>
        <table:table-row table:style-name="ro1">
          <table:table-cell office:value-type="string" table:style-name="ce1">
            <text:p>285761</text:p>
          </table:table-cell>
          <table:table-cell office:value-type="string" table:style-name="ce1">
            <text:p>We, the Data : Human Rights in the Digital Age /</text:p>
          </table:table-cell>
          <table:table-cell office:value-type="string" table:style-name="ce1">
            <text:p>Wong, Wendy H.</text:p>
          </table:table-cell>
          <table:table-cell office:value-type="string" table:style-name="ce1">
            <text:p>"Datafication threatens human rights, including privacy and the right to self-determination. This book argues not that we should own but that we are our data; and it proposes an expansion of international human rights to recognize and protect our data selves along with our physical ones"--</text:p>
          </table:table-cell>
          <table:table-cell office:value-type="string" table:style-name="ce1">
            <text:p>Cambridge : MIT Press, 2023.</text:p>
          </table:table-cell>
          <table:table-cell office:value-type="string" table:style-name="ce1">
            <text:p>Intro -- Contents -- 1 Data Are Everywhere -- 2 Why Human Rights and Data Go Together -- 3 Data Rights -- 4 Is Your Face Yours? -- 5 Do We Need Human Rights When We're Dead? -- 6 Big Tech and Us -- 7 Data Literacy, or Why We Need Libraries, Not Twitter -- 8 We, the Data -- Acknowledgments -- Notes -- Index.</text:p>
          </table:table-cell>
          <table:table-cell office:value-type="string" table:style-name="ce1">
            <text:p>https://library.ecssr.ae/cgi-bin/koha/opac-detail.pl?biblionumber=285761</text:p>
          </table:table-cell>
          <table:table-cell table:number-columns-repeated="16377"/>
        </table:table-row>
        <table:table-row table:style-name="ro1">
          <table:table-cell office:value-type="string" table:style-name="ce1">
            <text:p>285762</text:p>
          </table:table-cell>
          <table:table-cell office:value-type="string" table:style-name="ce1">
            <text:p>China's Engagement with the Islamic Nations : A Clash or Collaboration of Modern Civilisation? /</text:p>
          </table:table-cell>
          <table:table-cell office:value-type="string" table:style-name="ce1">
            <text:p>Kim, Young-Chan.</text:p>
          </table:table-cell>
          <table:table-cell office:value-type="string" table:style-name="ce1">
            <text:p>This book provides a critical insight into China's evolving socio-cultural relations with Islamic countries in the face of growing geopolitical uncertainty. It considers both the historical and socioeconomic aspects of China-Islamic countries relations to present a balanced analysis of the effectiveness of the Belt and Road Initiative (BRI) plan and the current and future evolution of cooperation. The book also sheds new light of the impact on individual economic sectors, considering both the micro- and macro-effects on various stakeholders as the global community navigates an increasingly precarious power struggle between dominant world powers. The book presents contributions from a variety of fields to provide a multi-faceted breakdown of the challenges that remain for the myriad of relationships in the years to come.</text:p>
          </table:table-cell>
          <table:table-cell office:value-type="string" table:style-name="ce1">
            <text:p>Cham : Springer, 2023.</text:p>
          </table:table-cell>
          <table:table-cell office:value-type="string" table:style-name="ce1">
            <text:p>Chapter 1. Introduction: China and the Arab Region: Dynamics of Engagement (A. Ehteshami),- Part I. Theoretical overview of China’s strategic relations with the Islamic nations -- Chapter 2. China’s Soft Power in the Middle East (Anu Sharma) -- Chapter 3. Iran-China Comparing Foreign Policy: Pragmatists versus Revolutionists (Mohammad Reza Chitsazian) -- Chapter 4. Coercion or Choice: Opportunities and Challenges of a 25-Year Agreement for Iran and China (Ali Bagheri Dolatabadi) -- Chapter 5. China – Iran relations in the context of the changing world order (Lars Erslev Andersen) -- Chapter 6. Iran’s Pragmatic Approach in Accommodating China’s Belt and Road Initiative: A Determinant for Future Closer Bilateral Cooperation (Henelito A. Sevilla) -- Chapter 7. China’s Tri-Dimensional diplomacy with Iran and Saudi Arabia (Jeremy Garlick) -- Part II. Understanding the BRI through its strengths and limitations,- Chapter 8. Sino-Gulf Corporation Council Partnership in a New Era of Great Power Competition (Mordechai Chaziza) -- Chapter 9. China and Central Asian countries’ cooperation in the sphere of security: religious aspects and beyond (D. Zhekenov) -- Chapter 10. Collateral Damage in Sino-Arabic Cooperation: Assessing Middle Eastern and North African silence and complicity in the Uyghur Crisis (Anna Hayes) -- Chapter 11. Xinjiang/Uyghurs Autonomous Regions – Bridge between Islam and Orientalism (Young-Chan Kim) -- Chapter 12. Conclusion: China, the Arab World, and the Silk Road Diplomacy: towards a New World Order (Ramakrushna Pradhan).</text:p>
          </table:table-cell>
          <table:table-cell office:value-type="string" table:style-name="ce1">
            <text:p>https://library.ecssr.ae/cgi-bin/koha/opac-detail.pl?biblionumber=285762</text:p>
          </table:table-cell>
          <table:table-cell table:number-columns-repeated="16377"/>
        </table:table-row>
        <table:table-row table:style-name="ro1">
          <table:table-cell office:value-type="string" table:style-name="ce1">
            <text:p>285763</text:p>
          </table:table-cell>
          <table:table-cell office:value-type="string" table:style-name="ce1">
            <text:p>Counterintelligence in a Cyber World /</text:p>
          </table:table-cell>
          <table:table-cell office:value-type="string" table:style-name="ce1">
            <text:p>Watters, Paul A.</text:p>
          </table:table-cell>
          <table:table-cell office:value-type="string" table:style-name="ce1">
            <text:p>This book provides an outline of the major challenges and methodologies for applying classic counterintelligence theory into the cybersecurity domain. This book also covers operational security approaches to cyber, alongside detailed descriptions of contemporary cybersecurity threats, in the context of psychological and criminal profiling of cybercriminals. Following an analysis of the plethora of counterespionage techniques that can be mapped to the cyber realm, the mechanics of undertaking technical surveillance are reviewed. A range of approaches to web and forum surveillance are outlined as a virtual addition to traditional video and audio surveillance captured regarding targets. This includes a description of the advances in Artificial Intelligence, predictive analysis, support for the disciplines of digital forensics, behavioural analysis and Open Source Intelligence (OSINT). The rise of disinformation and misinformation and the veracity of widespread false flag claims are discussed at length, within the broader context of legal and ethical issues in cyber counterintelligence. This book is designed for professionals working in the intelligence, law enforcement or cybersecurity domains to further explore and examine the contemporary intersection of these disciplines. Students studying cybersecurity, justice, law, intelligence, criminology or related fields may also find the book useful as a reference volume, while instructors could utilise the whole volume or individual chapters as a secondary textbook or required reading.</text:p>
          </table:table-cell>
          <table:table-cell office:value-type="string" table:style-name="ce1">
            <text:p>Cham : Springer International Publishing AG, 2023.</text:p>
          </table:table-cell>
          <table:table-cell office:value-type="string" table:style-name="ce1">
            <text:p>Chapter. 1. Counterintelligence Theory -- Chapter. 2. The Cyber Operational Environment -- Chapter. 3. Cyber Threats (and Opportunities) -- Chapter. 4. Psychology and Criminal Profiling -- Chapter. 5. Counterespionage -- Chapter. 6. Technical Surveillance -- Chapter. 7. Physical Surveillance -- Chapter. 8. Data Analysis -- Chapter. 9. Attack Attribution -- Chapter. 10. Practical Deception -- Chapter. 11. Legal Issues in Cyber Counterintelligence -- Chapter. 12. Ethical Issues in Cyber Counterintelligence.</text:p>
          </table:table-cell>
          <table:table-cell office:value-type="string" table:style-name="ce1">
            <text:p>https://library.ecssr.ae/cgi-bin/koha/opac-detail.pl?biblionumber=285763</text:p>
          </table:table-cell>
          <table:table-cell table:number-columns-repeated="16377"/>
        </table:table-row>
        <table:table-row table:style-name="ro1">
          <table:table-cell office:value-type="string" table:style-name="ce1">
            <text:p>285764</text:p>
          </table:table-cell>
          <table:table-cell office:value-type="string" table:style-name="ce1">
            <text:p>War, State and Sovereignty : Interdisciplinary Challenges and Perspectives for the Social Sciences /</text:p>
          </table:table-cell>
          <table:table-cell office:value-type="string" table:style-name="ce1">
            <text:p>Daho, Grégory.</text:p>
          </table:table-cell>
          <table:table-cell office:value-type="string" table:style-name="ce1">
            <text:p>This book addresses the links between war, state and sovereignty using an interdisciplinary approach. The authors and editors investigate the transformation of the state through the practices of security governance - an effective way to question the evolution of authority and legitimacy of state violence, and the organisation of human societies. This work contributes to the understanding of the transformation of state through the prism of security challenges and provides the means to identify the evolution of their regalian contours, the legal and technical forms of regulating violence, and the legitimisation of public power. This volume shows that the contribution of the social sciences is decisive for understanding the changes of the role and insertion of armed forces in their political, social and professional environment. Grégory Daho is Associate Professor of Political Science at University Paris 1 Panthéon Sorbonne, France Yann Richard is Professor of Geography at University Paris 1 Panthéon Sorbonne, France.</text:p>
          </table:table-cell>
          <table:table-cell office:value-type="string" table:style-name="ce1">
            <text:p>Cham : Palgrave Macmillan, 2023.</text:p>
          </table:table-cell>
          <table:table-cell office:value-type="string" table:style-name="ce1">
            <text:p>Intro -- Foreword -- Acknowledgements -- Book's Presentation -- Contents -- Notes on Contributors -- List of Figures -- 1 The Contingency of the War-State-Sovereignty Triad: Updating a Canonical Debate -- Trivialising War in the Scope of Human and Social Sciences -- Renegotiated Sovereignties -- A Changing Security Environment -- (Re)Positioning of Armies at the Heart of the Field of Security -- Structure of the Book -- References -- Part I Revisiting the Link Between War, State and Sovereignty -- 2 Is War Still an Expression of State Sovereignty? Multidisciplinary Round-Table -- War and Sovereignty: A Paradoxical Relationship Viewed Through the Prism of the State -- National and International Sovereignty of the State: The Right to Wage War vs. the Law of War? -- Towards a New Relationship Between State, War, and Sovereignty? -- References -- 3 Vladimir Putin's Territorial Trap: What the Invasion of Ukraine Reveals About the Contemporary War-Sovereignty Nexus -- Putin, Sovereignty, War and Geopolitical Order -- Sovereignty, Power, and Territory in Putin's War -- Putin's Contradictory Discourse About Sovereignty and Territory (Classical and Imperialist) -- Sovereignty Regimes and Modalities of Power -- How Contradictory Russian Sovereignty Claims Have Worked Out in the War -- Vladimir Putin's Territorial Trap -- References -- 4 The Omnipresent Absent: The State at the Centre of the War-Sovereignty Dialectic -- The Persistence of the State in the War-Sovereignty Dialectic -- Observation of the Resistance of the State -- Justification for the Persistence of the State -- The Relativisation of the State in the War-Sovereignty Dialectic -- Renouncing War or Calling Sovereignty into Question -- Considering the War-Sovereignty Dialectic Without the State -- References -- 5 The Failed Gamble of the 1920s: Sovereignty Without War. The Legitimacy of War Questioned or Sovereignty Curtailed -- War, the Driving Force Behind the History of States -- The Conversion of Violence into an International Pact -- The Forbidden War -- The Discredited Nation-State -- References -- 6 Political-Military Relations. Civil Supremacy Under the Test of Sovereignty -- Maintenance of Emergency Power and Presidentialisation of Crisis Management -- Extension of the Political (Mis)use of the Military Institution -- Politicisation of Military Officers -- Return of Competition Between Powers in an Era of Interdependence -- References -- Part II Case Studies of Contested and Renegotiated Sovereignty -- 7 Security and Regional Integration Through a Maritime Lens: Shared Sovereignty and Non-cooperation in the Inter-American Region -- The Increasing Maritimisation of Crime in the Inter-American Region -- A Shared Perception of Threats and the Construction of Communities of Actors -- Developing Common Practices and Strengthening Regional Integration Processes -- A Fall in Border Effects Remains Limited and Vulnerable to Non-Cooperation -- References -- 8 When the "War on Terror" Undermines the Sovereignty of Fragile, Failing and Failed States -- State Failure: A Deficiency in the Effective Exercise of State Sovereignty -- The Consequences of State Failure and the Weakening of Respect for Its Sovereignty from Other States -- References -- 9 De Facto Sovereignty and Multilateral Sanctions for a Return to Constitutional Order in a Context of Regional Armed Conflict: The Case of Mali -- The Unprecedented Context of a Double Coup D'état in Mali -- The Regional Organisations' Role in Managing the Malian Crisis -- Sanctions, Sovereignty and the Responsibility to Protect Under International Law -- The Uncertain Impact of the ECOWAS and WAEMU Sanctions -- References -- 10 Outer Space, War and Sovereignty. Space as a Singular Vector of National Security During the Cold War, 1957-1983 -- Space as the Undisputed Infrastructure of American Military Superiority, 1983-1994 -- The United States' Supremacy in Space Facing a Potential Challenge, 1995-2006 -- Space as a Theatre of Military Operations, Myths and Realities, 2006-2019 -- National Positions: Between Deterrence and Operational Means, 2019-2022 -- Conclusion -- References -- 11 Foreign Military Bases and the Sovereignty of Local Communities: The Case of Poland -- Foreign Military Bases and Sovereignty -- Historical Context of Foreign Troops in Poland -- Local Views of a Foreign Military Presence -- Drawbacks and Disadvantages -- Benefits, Opportunities, and Positive Impacts -- Expectations and Disappointments -- References -- 12 War and Sovereignty: "Words that Go Together Well" for an Interdisciplinary Approach -- Law and History: A Consubstantiality Between War, Sovereignty and the Formation of States? -- Law, Political Science and History: Sovereignty, War, Powers, Institutions and Actors -- Political Science, Economics and History: The Variations and Limits of Sovereignty -- Geography, Political Science and History: Spaces and Territories in the Reconfiguration of Sovereignties in the Face of War -- References -- Index.</text:p>
          </table:table-cell>
          <table:table-cell office:value-type="string" table:style-name="ce1">
            <text:p>https://library.ecssr.ae/cgi-bin/koha/opac-detail.pl?biblionumber=285764</text:p>
          </table:table-cell>
          <table:table-cell table:number-columns-repeated="16377"/>
        </table:table-row>
        <table:table-row table:style-name="ro1">
          <table:table-cell office:value-type="string" table:style-name="ce1">
            <text:p>285765</text:p>
          </table:table-cell>
          <table:table-cell office:value-type="string" table:style-name="ce1">
            <text:p>The Arms Race in the Middle East : Contemporary Security Dynamics /</text:p>
          </table:table-cell>
          <table:table-cell office:value-type="string" table:style-name="ce1">
            <text:p>Eslami, Mohammad.</text:p>
          </table:table-cell>
          <table:table-cell office:value-type="string" table:style-name="ce1">
            <text:p>This edited volume discusses security policy and strategic policymaking in the Middle East region. Due to its unique geopolitical, geoeconomic and geostrategic features, the Middle East region has been confronted with challenging security issues. Combined with a lack of an efficient regional security regime this has led to the formation of a full-fledged arms race. This book draws together contributions from international experts to address the factors that have been contributing to the ongoing formation of an arms race in the Middle East as well as the impact of this phenomenon on the regional and global security environment. The book is organized in three sections. The first section outlines the contemporary dynamics of the arms race in the Middle East by focusing on its most recent dynamics and their implications for regional and international security. The second section conducts systematic analysis of case studies of country-specific drivers of the arms race. The third and final section examines the role of external actors in the arms race, evaluating both the responses of regional actors to external interventions as well as the implications of the arms race for extra-regional countries.</text:p>
          </table:table-cell>
          <table:table-cell office:value-type="string" table:style-name="ce1">
            <text:p>Cham : Springer International Publishing AG, 2023.</text:p>
          </table:table-cell>
          <table:table-cell office:value-type="string" table:style-name="ce1">
            <text:p>Intro -- Foreword: Human Security in the Age of Artificial Intelligence -- Acknowledgment -- Contents -- Contributors -- Acronyms -- Part I: Contemporary Dynamics of the Arms Race in the Middle East -- Introducing the Arms Race in the Middle East in the Twenty First Century: A "Powder Keg" in the Digital Era? -- 1 What Are the Characteristics of the Contemporary Arms Race in the Middle East? -- 2 What Does This Edited Volume Offer? -- References -- The Security Order in the Persian Gulf and Its Challenges -- 1 Introduction -- 2 Concert of the Persian Gulf -- 3 Collective Security System -- 4 Hegemonic Stability -- 5 Balance of Power -- 6 Conclusion -- References -- Hybrid Deterrence in the Middle East -- 1 Introduction -- 2 Hybrid Deterrence and the Regional Geopolitical Dynamics -- 3 Militia Forces and Hybrid Deterrence -- 4 Hybrid Deterrence and Regional Security Dilemma -- 5 Hybrid Deterrence in the Iran-Israel Possible Confrontation -- 6 Hybrid Deterrence and the Regional Nuclear Proliferation -- 7 Conclusion -- References -- The Challenges and Implications of Military Cyber and AI Capabilities in the Middle East: The Geopolitical, Ethical, and Technological Dimensions -- 1 Introduction -- 2 The Geopolitical Dynamics of the Military Technology Race in the Middle East -- Turkey and Iran: Igniting the Arms Race -- Saudi Arabia -- The United Arab Emirates -- Egypt -- The North African States: Tunisia, Libya, Morocco, and Algeria -- The Sino-American Rivalry -- 3 Usage of Military Cyber and AI Capabilities: Ethical Questions and Technological Challenges -- International Law on Artificial Intelligence and Autonomous Weapon Systems -- Warfare at Machine Speed, Nonhuman Decision-Making and Automation Bias -- Cybersecurity Vulnerability of AI Military Applications -- 4 Conclusion: Reflections on the Race for Military AI and Cyber Capabilities. References -- A New Arms Race Frontier: The Emerging Drone Competition Between Iran and Its Regional Rivals -- 1 Introduction -- 2 A Sacred Migrant: The Mohajer-6 and Its History, Specifications, and Competition -- 3 Iranian Involvement and Regional Drones in Libya and Nagorno-Karabakh -- 4 Iranian Drones and Other Military Aid to Ethiopia During the Tigray War -- 5 Conclusion -- References -- The Evolution of Missile Politics in the Middle East -- 1 Introduction -- 2 Advanced Missile Programs in the Middle East -- Israel -- Iran -- Turkey -- Saudi Arabia and Other GCC -- Egypt -- Regional Non-state Actors -- 3 Making Sense of Regional Missile Politics -- Critical Reflections on the Study of Regional Missiles -- Waves of Regional Interest in Missiles -- Diverse Regional Drivers and Motives -- The Rise of Regional Cruise Missiles -- Thinking of Missiles Beyond WMDs -- The Rise of Missile Defense -- 4 Conclusion -- References -- Part II: Arms Race in the Middle East from the Perspective of Regional States -- The Cold War in the Middle East: Iranian Foreign Policy, Regional Axes, and Warfare by Proxy -- 1 Introduction -- 2 Resistance Versus Compromise Axes: Saudi-Iran Relations and Sectarian Ideational Foreign Policies -- 3 Arms Proliferation and Non-state Actors -- The Quds Force and Its Proxies -- 4 Conclusion -- References -- Israel and the Regional Arms Race in the Digital Era -- 1 Introduction -- 2 Israel's Defense Innovation System -- 3 IDF's Vision of a Digital Army -- 4 Israeli Arms Development and Regional Arms Race -- 4.1 AI-Powered Arms Development -- 4.2 Conventional Arms Race -- 4.3 Nuclear Arms Race -- 5 The USA in the Regional Arms Dynamic -- 6 Conclusion and Implications -- References -- Neoclassical Realist Perspective on Militarization of Turkish Foreign Policy -- 1 Introduction. 2 A New Player in the Region? Turkish Defense Sector Development -- 3 Militarized Turkish Foreign Policy and Pivotal Changes in the Last Decade -- 4 The Turkish Armed Forces: From the Role of Sentinel of Secularism to the Role of the Armed Wing of the Muslim Regime -- 5 Gulenists Infiltrating the State Apparatus -- 6 National Weapons for Autonomy and Foreign Policy -- 7 A Fundamentalist Mercenary Army: SADAT -- 8 Conclusion -- References -- The Gulf Cooperation Council Alliance: Leading Causes and Consequences of an Unending Regional Arms Race -- 1 Introduction -- 2 The Iranian "Threat" in Perspective -- 3 GCC Preparations to Confront Threats -- 4 Galloping Military Budgets -- 5 Recent Military Acquisitions -- 6 GCC Arms Race: Who Sells to Whom? -- 6.1 Bahrain -- 6.2 Kuwait -- 6.3 Oman -- 6.4 Qatar -- 6.5 Saudi Arabia -- 6.6 United Arab Emirates -- 7 Changing Global Footprint -- References -- Arming Palestine: Resistance, Evolution, and Institutionalisation -- 1 Introduction -- 2 PA Security Forces -- 2.1 Funding and Training PA Security Forces -- 2.2 The Islamic Resistance Movement, Hamas -- 2.3 War in Gaza -- 2.4 International Support and Funding -- 3 Conclusions -- References -- Weapons, Rentier Governance, and Identity Dynamics in Iraq -- 1 Introduction -- 2 Iraq as an Arms Importer: Changing Dynamics -- 2.1 Strong Civilizational-Nationalist Military Tradition -- 2.2 Iraq's Increasing Sensitivity to the Issues of Encirclement and Intervention -- 3 Rentier Governance -- 4 Religious, Ethnic, and Tribal Divide as a Core Security Concern of Iraq -- 4.1 Shiite Arab Cluster (Nine Blocs Such as Fatah Coalition, Sadr Movement, Government of Law, and National Hikmat Movement) -- 4.2 Sunni Kurdish Cluster (Democratic Sunni Kurds, Sunni Kurds of the Patriotic Union Bloc). 4.3 Sunni Arab Cluster (Hizb al-Azm al-Iraq, Al-Taqam al-Vatani, and Jabhat al-Anqaz) -- 5 Iraq's Weapons Policy and Its Regional and International Consequences -- References -- Yemen: Civil War as a Driver of Regional Arms Dynamic -- 1 Introduction -- 2 The Yemeni Civil War: Historical Background -- 3 The Weaponization of Yemen by External Actors -- 4 The Yemeni Civil War as a Driver of Regional Armament -- 5 Conclusion -- References -- Part III: The Role of External Actors in the Arms Race in the Middle East and Its Implications for Extra-Regional Countries -- Between Arms Control and Arms Transfer: The US Arms Policy Toward the Middle East -- 1 Introduction -- 2 The Soviet Union's Collapse and US Military Superiority in the Region -- The US Security Policy in the Region: From the Soviet Union's Collapse to the Trump Era -- 3 The US Arms Policy in the Middle East -- The US and Arms Control in the Middle East -- The US Arms Transfer to the Middle East -- 4 Conclusion: The US Role in the Middle East's Arms Race -- References -- Arms Sales as an Instrument of Russia's Foreign Policy and the Shifting Security Dynamics of the Middle East -- 1 Introduction -- 2 Russia's Reorientation Away from the West and the USA: The Arms Sales Dimension -- 3 Arms Sales Policy of a Normal Great Power -- 4 Arms Sales in Russia's Quest for Geopolitical Relevance in Syria -- 5 The Challenges of War in Ukraine -- References -- China's Growing Presence in the Middle East's Arms Race and Security Dynamics -- 1 Introduction -- 2 China Trajectory as an Arms Supplier -- 3 China's Arms Sales in the Middle East -- 4 Discussion and Implications of China's Military Engagement in the Middle East -- References -- Competition, Harmonization, and Security Dilemmas: Europe's Contribution to the Arms Race in the Middle East -- 1 Introduction -- 2 Security Dilemma and Arms Trade. 3 Arms Exports to the Middle East -- Arms Exports, 1980-1991 -- Arms Exports, 1992-2020 -- Benefits of Competitive Regional Markets -- 4 Arms Export Harmonization in the EU -- 5 Conclusion -- References -- Between a Rock and a Hard Place: Pakistan's Foreign Policy, Saudi Arabia, and Iran -- 1 Introduction -- 2 Pakistan's Bilateral Relationships with Iran and Saudi Arabia -- 2.1 Pakistan and Iran: History, Suspicions, and Potential -- 2.2 Pakistan and Saudi Arabia: Security, Economy, and Possibilities -- 3 Impact of Middle East Arms Race on Pakistan -- 3.1 The Security Challenge -- 3.2 The Economic Challenge -- 4 Conclusion: Pakistan's Neutrality in the Iran-Saudi Conflict -- References -- Conflict in the Insulator State: The Roots of the War in Afghanistan and Prospects Ahead -- 1 Introduction -- 2 The Buffer State Versus the Insulator State -- 3 Afghanistan: Geopolitical Target for Regional Security Subsystems -- 4 The Behavior of Subsystem Actors Towards Afghanistan -- 5 The Transition from a Geopolitical Target to a Regional Hub -- 6 Conclusion -- References -- The UK's Arms Sales to the Middle East: Current Trends and Lessons for Future -- 1 Introduction -- 2 The UK's Defense Spending and Changing Global Threat Perception -- 3 Overview of the UK's Arms Exports and Defense Industry -- 4 Conclusion -- References -- The Crisis in the Periphery: Arms Race in the Middle East and Greece's Role in the Regional Security Architecture -- 1 Introduction -- 2 Greece Foreign and Security Policy Orientation During the Cold War -- 3 Greek Foreign Policy in the Middle East in the post-Cold War Period -- 3.1 The Case of Greek-Israeli Relations in the Post-Cold War Period -- 3.2 The Case of Greek-Arab Word Security and Military Relations. 4 Driving Factors on Greece's Involvement in the Middle East and Considerations of the Region's Arms Race and Security Dynamics.</text:p>
          </table:table-cell>
          <table:table-cell office:value-type="string" table:style-name="ce1">
            <text:p>https://library.ecssr.ae/cgi-bin/koha/opac-detail.pl?biblionumber=285765</text:p>
          </table:table-cell>
          <table:table-cell table:number-columns-repeated="16377"/>
        </table:table-row>
        <table:table-row table:style-name="ro1">
          <table:table-cell office:value-type="string" table:style-name="ce1">
            <text:p>285766</text:p>
          </table:table-cell>
          <table:table-cell office:value-type="string" table:style-name="ce1">
            <text:p>Wireless Networks : Cyber Security Threats and Countermeasures /</text:p>
          </table:table-cell>
          <table:table-cell office:value-type="string" table:style-name="ce1">
            <text:p>Jahankhani, Hamid.</text:p>
          </table:table-cell>
          <table:table-cell office:value-type="string" table:style-name="ce1">
            <text:p>In recent years, wireless networks communication has become the fundamental basis of our work, leisure, and communication life from the early GSM mobile phones to the Internet of Things and Internet of Everything communications. All wireless communications technologies such as Bluetooth, NFC, wireless sensors, wireless LANs, ZigBee, GSM, and others have their own challenges and security threats. This book addresses some of these challenges focusing on the implication, impact, and mitigations of the stated issues. The book provides a comprehensive coverage of not only the technical and ethical issues presented by the use of wireless networks but also the adversarial application of wireless networks and its associated implications. The authors recommend a number of novel approaches to assist in better detecting, thwarting, and addressing wireless challenges and threats. The book also looks ahead and forecasts what attacks can be carried out in the future through the malicious use of the wireless networks if sufficient defenses are not implemented. The research contained in the book fits well into the larger body of work on various aspects of wireless networks and cyber-security. The book provides a valuable reference for cyber-security experts, practitioners, and network security professionals, particularly those interested in the security of the various wireless networks. It is also aimed at researchers seeking to obtain a more profound knowledge in various types of wireless networks in the context of cyber-security, wireless networks, and cybercrime. Furthermore, the book is an exceptional advanced text for Ph.D. and master’s degree programs in cyber-security, network security, cyber-terrorism, and computer science who are investigating or evaluating a security of a specific wireless network. Each chapter is written by an internationally-renowned expert who has extensive experience in law enforcement, industry, or academia. Furthermore, this book blends advanced research findings with practice-based methods to provide the reader with advanced understanding and relevant skills.</text:p>
          </table:table-cell>
          <table:table-cell office:value-type="string" table:style-name="ce1">
            <text:p>Cham : Springer International Publishing AG, 2023.</text:p>
          </table:table-cell>
          <table:table-cell office:value-type="string" table:style-name="ce1">
            <text:p>Intro -- Contents -- Key-Pre Distribution for the Internet of Things Challenges, Threats and Recommendations -- 1 Introduction -- 2 Chapter Question -- 2.1 Differences Between DSN and IoT -- 2.2 Threat Model for IoT and the Research Problem -- 3 Internet of Things -- 4 6LoWPAN -- 5 Routing -- 5.1 RPL Messages -- 5.2 RPL Routing Metrics and Constraints -- 5.3 RPL Objective Functions -- 6 Security -- 6.1 Security in RPL -- 6.2 Cryptography in IoT -- 6.3 Key Pre-distribution in DSN -- 6.4 Probabilistic Key Pre-distribution -- 6.5 Deterministic Key Pre-distribution -- 6.6 Threats Attacks Trees -- 7 Summary -- References -- Approaches and Methods for Regulation of Security Risks in 5G and 6G -- 1 Introduction -- 1.1 Fundamentals of Mobile Communication Technology -- 1.2 Technologies Behind the 5G and 6G Cellular Network -- 1.3 Strategic Directions from Government -- 1.4 Smart City Impacts and Interactions with Individuals -- 1.5 Ethics and Regulations -- 2 The Age of Digital Transformation Moving to 5G/6G -- 2.1 Digital Identity and Emerging Technologies Relationship with Data Protection of Societies -- 2.2 Current Infrastructure Weakness and Cyberattack Manipulations -- 2.3 Data Privacy and Security Challenges -- 3 Governance and Adopting Methodologies for Managing Standardisation and Interoperability -- 3.1 Enabling Secure and Resilient Societies -- 3.2 Disaster Resilience and Managing the Risks -- 4 Strengthening Trust in Complex Private and Public Supply Chains -- 5 Conclusion -- References -- Investigating Gesture Control of Robotic Arm via Lora Technology for Smart Cities -- 1 Introduction -- 1.1 Significance of Study -- 1.2 Scope of Research -- 1.3 Applications -- 2 Literature Review -- 2.1 Gesture Control of Robotic Arm Using Infrared -- 2.2 Wireless Gesture Controlled Robot via Bluetooth Wireless Connectivity. 2.3 Gesture Control of Robotic Arm Using Zigbee Technology -- 2.4 Gesture Based Wireless Mobile Robotic Arm via WiFi Connection -- 2.5 Gesture Controlled Robotic Arm Using 433 MHz RF Module -- 2.6 An Overview of Lora Technology -- 2.7 Lora Transceiver -- 2.8 Lora Protocol Stack -- 2.9 Lora Network Architecture -- 3 Flex Sensors -- 3.1 What is a Flex Sensor? -- 4 Servo Motors -- 4.1 What is a Servomotor? -- 5 System Design -- 5.1 Microcontroller -- 5.2 Hardware Design Analysis -- 5.3 Lora Transceiver -- 5.4 Output Unit -- 5.5 Software Design Analysis -- 5.6 Flow Chart of the System -- 5.7 Circuit Diagram of the System -- 6 Results, Analysis and Findings -- 6.1 Breadboarding -- 6.2 Serial Plot -- 6.3 Servo Motors Calibration of Prototype -- 6.4 Flex Sensor Calibration and Calculation -- 6.5 Transmitter System -- 6.6 Receiver System -- 6.7 Transmitter and Receiver System -- 6.8 LoRa Spread Factor, Bit Rate and Data Range -- 6.9 Mode of Operation -- 7 Conclusion -- References -- Safety and Security Issues in Employing Drones -- 1 Introduction -- 1.1 Attacks on UAVs-Based Systems -- 1.2 Development of GPS Anti-Spoofing Technology Components for UAVs -- 1.3 Experimental Research Methodology -- 1.4 Secure Communication in UAVs -- 2 Conclusion -- References -- Security Threats of Unmanned Aerial Vehicles -- 1 Introduction -- 2 Security, Protection, and Secrecy Apprehendions of Drones -- 3 Existing Approaches for Drone Cyber-Security Methods -- 4 Security Threats to Drones -- 4.1 Security Concerns -- 4.2 Safety Concerns -- 4.3 Privacy Concern -- 5 Existing UAV/Drone Security Systems and Countermeasures -- 5.1 Current Countermeasures -- 6 Physical and Logical Attacks Countermeasures -- 6.1 Military and Government Counter-Measure Techniques -- 6.2 Criminal Attackers -- 6.3 Terrorist and Insurgent Attacks -- 7 Drones Security, Safety and Privacy Concerns. 7.1 Security Concerns -- 7.2 Safety Concerns -- 7.3 Privacy Concerns -- 8 Drones Existing Threats and Vulnerabilities -- 9 Drones Existing Cyber-Countermeasures -- 9.1 Securing Drones/UAVs Networks -- 9.2 Securing Drones/UAV Communications -- 9.3 Securing Drones Data -- 9.4 Forensic Solutions -- 10 Conclusions -- References -- A Machine Learning Based Approach to Detect Cyber-Attacks on Connected and Autonomous Vehicles (CAVs) -- 1 Introduction -- 2 Literature Review -- 2.1 Connected and Autonomous Vehicle (CAV) -- 2.2 Cyber Security in CAVs -- 2.3 Cyber-Attacks in CAVs -- 2.4 Mitigation Techniques -- 2.5 Attack Detection -- 3 CAVs and AI -- 3.1 Machine Learning Process -- 3.2 Car Hacking Dataset -- 3.3 Machine Learning Models -- 3.4 K-Nearest Neighbor Algorithm (kNN) -- 3.5 Classification Trees -- 3.6 Naïve Bayes Classification -- 3.7 Discriminant Analysis -- 3.8 Neural Networks Classification -- 4 Data Analysis and Critical Discussion -- 4.1 FP Means False Positives -- 4.2 Model Evaluation -- 4.3 K-Nearest Neighbor Algorithm (kNN) -- 4.4 Classification Trees -- 4.5 Naïve Bayes Classification -- 4.6 Discriminant Analysis -- 4.7 Neural Networks Classification -- 4.8 Model Comparison and Results -- 5 Conclusion and Future Works -- References -- Security and Privacy Concerns in Next-Generation Networks Using Artificial Intelligence-Based Solutions: A Potential Use Case -- 1 Introduction -- 2 Next Generation Networks Architecture -- 3 CyberSecurity Framework for Next Generation Networks -- 3.1 Available Cybersecurity Frameworks -- 3.2 Proposed Framework -- 3.3 Adversarial Machine Learning Attacks -- 3.4 Mitigation Methods for Wireless Networks -- 4 Potential Use Cases -- 4.1 MIMO Beamforming -- 4.2 Spectrum Sensing -- 4.3 Channel Estimation -- 4.4 Intelligent Reflecting Surfaces (IRS) -- 5 A Potential Use Case: AI-Enabled Channel Estimation Model. 5.1 Dataset Preparation -- 5.2 Experimental Results -- 5.3 Observations -- 6 Security and Privacy Concerns -- 6.1 Homomorphic Encryption -- 6.2 Security of Homomorphic Encryption -- 6.3 Federated Learning -- 7 Summary -- References -- A Blockchain-Enabled Approach for Secure Data Sharing in 6G-based Internet of Things Networks -- 1 Introduction -- 2 Related Work -- 3 Design Methodology -- 3.1 Data Requester (User) Authentication -- 3.2 Data Access Model -- 3.3 Data Storage Model -- 3.4 Secure Data Sharing -- 4 Performance Evaluation -- 4.1 Simulation Methodology -- 4.2 Network Topology -- 4.3 Data Size -- 5 Conclusion -- References -- Combining NFC Authenticated Tags with NFTs to Spot Counterfeit Luxury Products Using Solana Blockchain -- 1 Introduction -- 2 Literature Review -- 2.1 How is Consent Reached (Proof-of-Work)? -- 2.2 Why Blockchain is Considered Secure? -- 2.3 Blockchain Contexts of Use -- 2.4 The Use of Blockchain as a Method to Combat Counterfeiting -- 3 Configuration of the Simulation Environment -- 3.1 Configuration of a New Debian Machine -- 3.2 Installation of Solana Tools -- 3.3 Wallet Creation and Purchase of Solana Token from Binance -- 3.4 Creation of a Token Within Solana Blockchain -- 3.5 Creation of an NFT Within Solana Blockchain -- 4 System and Technologies Used -- 4.1 Solana Consensus Algorithm -- 4.2 NFC-How It Works and Which Type to Use -- 4.3 NTAG 424 DNA Versus NTAG 213 (Most Common) -- 4.4 Ixkio Platform -- 5 NFC and NFT Anti-counterfeiting Mechanism -- 5.1 Configuring the Authentication Link Through Ixkio -- 5.2 Programming of NTAG 424 DNA -- 5.3 Attempt to Cloning the Authentic NTAG 424 DNA -- 6 Full Implementation and Results -- 7 Conclusions and Future Work -- References -- An Investigation into the State of Cybersecurity Preparedness with Respect to Operational Technology -- 1 Introduction -- 2 Literature Review. 2.1 Industrial Control System (ICS) -- 2.2 Comparing ICS and IT Systems Security -- 2.3 Risk Assessment and Management in ICS -- 2.4 ICS-Specific Security Policies and Procedures -- 2.5 ICS Security Risk Management Framework Implementation -- 3 ISA-99 Security -- 3.1 Risk Management Framework (RMF) with Industrial Control System (ICS) -- 4 Operational Technology Incident Response Plans -- 4.1 Building a Business Case for OT Cybersecurity -- 4.2 Purdue Model -- 4.3 Cybersecurity Measures Tailored to OT -- 4.4 Best Practices of OT Cyber Security -- 4.5 Preparedness and Response to Incidents: The NIST Framework -- 4.6 Plan for Incident Response (IR) -- 4.7 Key Roles of a Team that Responds to an Incident -- 4.8 ICS Implementation for NIST SP 800-73-3 -- 4.9 Key Components of Industrial Framework -- 4.10 Industry Framework -- 4.11 IEC 61508 -- 4.12 Differentiation Between ISO/IEC/IEC 62443, NIST Cybersecurity Framework, and ISO/IEC 27001 -- 4.13 Selecting the Right Standard/Framework for OT Cybersecurity -- 5 Research Methodology -- 5.1 Research Process -- 5.2 Research Methodology -- 5.3 Data Collection and Data Analysis -- 5.4 Legal and Ethical Consideration -- 6 Proposed Architecture for Automation Energy System Applying the IEC 62443 Standard -- 6.1 Using IEC 62443-Based Safety Systems -- 7 Data Analysis and Critical Discussions -- 7.1 Case Study -- 7.2 Contribution of This Research Work -- 7.3 Detail Study on Safety-Critical Wind Turbine ICS Standards -- 7.4 IEC 62443-4-2 Property Graph -- 7.5 Implementation of Security Standards -- 8 Conclusions -- References.</text:p>
          </table:table-cell>
          <table:table-cell office:value-type="string" table:style-name="ce1">
            <text:p>https://library.ecssr.ae/cgi-bin/koha/opac-detail.pl?biblionumber=285766</text:p>
          </table:table-cell>
          <table:table-cell table:number-columns-repeated="16377"/>
        </table:table-row>
        <table:table-row table:style-name="ro1">
          <table:table-cell office:value-type="string" table:style-name="ce1">
            <text:p>285767</text:p>
          </table:table-cell>
          <table:table-cell office:value-type="string" table:style-name="ce1">
            <text:p>Cyberdefense : The Next Generation /</text:p>
          </table:table-cell>
          <table:table-cell office:value-type="string" table:style-name="ce1">
            <text:p>Keupp, Marcus Matthias.</text:p>
          </table:table-cell>
          <table:table-cell office:value-type="string" table:style-name="ce1">
            <text:p>This book analyzes cyberdefense from a novel and interdisciplinary perspective, offering solutions for problems that have long impeded a more efficient defense. It explains why cyberdefense organized and performed by humans is too slow, too cumbersome, and too ineffective. Combining the analytical capabilities of experts in operations research and management, international security studies, economics, risk analysis, and defense management, the volume addresses these problems of current cyberdefense. The authors present suggestions for the next generation of cyberdefense, explaining why the future defense must focus on speeding up responses, why a single response may not be enough, and why effectiveness requires foresight.This makes the book a must-read for scholars, researchers, intelligence analysts, homeland security staff, and professionals who are interested in learning more about the issues of current cyberdefense, as well as solutions for the next generation of cyberdefense.</text:p>
          </table:table-cell>
          <table:table-cell office:value-type="string" table:style-name="ce1">
            <text:p>Cham : Springer International Publishing AG, 2023.</text:p>
          </table:table-cell>
          <table:table-cell office:value-type="string" table:style-name="ce1">
            <text:p>Intro -- Preface -- Contents -- Editor and Contributors -- 1 Introduction and Overview -- 1.1 Next Generation Cyberdefense -- 1.2 Structure and Overview -- 1.2.1 Speed -- 1.2.2 Foresight -- 1.2.3 Effectiveness -- 1.3 Outlook: From Defense to Counter-Attack -- References -- Part I Speed -- 2 Reducing Time to Response in Cyber Defense: An Agent-based Model -- 2.1 Introduction -- 2.2 Agent-based Model -- 2.2.1 Structure -- 2.2.2 Dynamics of Agents A -- 2.2.3 Dynamics of Agents B -- 2.2.4 Worked Example -- 2.3 Illustration -- 2.4 Conclusion -- References -- 3 Unsupervised Attack Isolation in Cyber-physical Systems: A Competitive Test of Clustering Algorithms -- 3.1 The Attack Isolation Problem -- 3.2 Experimental Infrastructure, Data, and Analysis -- 3.3 Results -- 3.3.1 Comparative Accuracy -- 3.3.2 Pairwise Comparison of k-Means and k-Shape -- 3.3.3 Pairwise Comparison of k-Shape and TTC -- 3.4 Conclusion -- References -- 4 Next Generation ISACs: Simulating Crowdsourced Intelligence for Faster Incident Response -- 4.1 Limitations to Security Information Sharing -- 4.2 Crowdsourced Intelligence Sharing Platforms -- 4.2.1 ThreatFox -- 4.2.2 MISP -- 4.3 Hierarchical Simulation Model -- 4.3.1 User Arrival Subprocess -- 4.3.2 IoC Arrival Subprocess -- 4.3.3 Behavioral Subprocess -- 4.3.4 Sampling Procedure -- 4.4 Simulation Results -- 4.5 Conclusion -- References -- Part II Foresight -- 5 Identification of Future Cyberdefense Technology by Text Mining -- 5.1 Introduction -- 5.2 Bibliometric Method -- 5.3 Maturity -- 5.4 Security Issues -- 5.5 Expert Opinion -- 5.6 Conclusion -- References -- 6 A Novel Algorithm for Informed Investment in Cybersecurity Companies and Technologies -- 6.1 Problem -- 6.2 Algorithm -- 6.3 Evaluation -- 6.4 Discussion -- References. 7 Identifying Emerging Technologies and Influential Companies Using Network Dynamics of Patent Clusters -- 7.1 The Challenge of Predicting Emerging Technology -- 7.2 Structure of the Recommender System -- 7.2.1 Data Science Layer -- 7.2.2 Machine Learning Layer -- 7.2.3 Managerial Layer -- 7.2.4 Network Science Layer -- 7.3 Illustration -- 7.4 Discussion -- References -- 8 Cybersecurity Ecosystems: A Network Study from Switzerland -- 8.1 Capability Dispersion -- 8.2 Analysis -- 8.2.1 Sector-Specific Analysis -- 8.2.2 Network Analysis -- 8.3 Conclusion -- References -- 9 Anticipating Cyberdefense Capability Requirements by Link Prediction Analysis -- 9.1 Predicting Technology Requirements From Job Openings -- 9.2 Link Prediction Model -- 9.3 Results -- 9.4 Discussion -- References -- Part III Effectiveness -- 10 Drawing with Limited Resources: Statistical Modeling of Computer Network Exploitation and Prevention -- 10.1 Introduction -- 10.2 Theoretical Model -- 10.2.1 Drawing and Evaluation of Information Units -- 10.2.2 Interaction with Defenders -- 10.3 Illustrations -- 10.4 Conclusion -- References -- 11 Individual Career Versus Corporate Security: A Simulation of CSO Investment Choices -- 11.1 Introduction -- 11.2 Modeling CSO Investment Decisions -- 11.2.1 Basic Gordon-Loeb Setup -- 11.2.2 Dynamic Extension -- 11.2.3 CSO Reputation and Self-interest -- 11.2.4 Recursive Modeling of CSO Reputation -- 11.3 Simulation Set-Up and Parameter Initialization -- 11.4 Results -- 11.5 Conclusion -- References -- 12 Improving Human Responses to Cyberdefense by Serious Gaming -- 12.1 Social Engineering and Information Security -- 12.2 Experiment -- 12.2.1 Pre-test Phase -- 12.2.2 Treatment -- 12.2.3 Post-test Phase -- 12.3 Effect Size and Marginal Analysis -- 12.4 Conclusion -- References -- 13 Next Generation Cyber-Physical Architecture and Training. 13.1 Mixed Reality Architecture -- 13.2 Zero Trust Architectures -- 13.3 Automated Defense -- References -- 14 Improving the Effectiveness of Cyberdefense Measures -- 14.1 Introduction -- 14.2 Model -- 14.2.1 Sequence Matching Procedure -- 14.2.2 Clustering Method -- 14.2.3 Network Analysis -- 14.3 Worked Example -- 14.4 Conclusion -- References -- Correction to: International Law and Cyber Defense Best Practices: The Way Forward -- Correction to: Chapter 15 in: M. M. Keupp (ed.), Cyberdefense, International Series in Operations Research &amp;amp;amp -- Management Science 342, https://doi.org/10.1007/978-3-031-30191-9_15 -- Correction to: International Law and Cyber Defense Best Practices: The Way Forward -- Correction to: Chapter 15 in: M. M. Keupp (ed.), Cyberdefense, International Series in Operations Research &amp;amp;amp -- Management Science 342, https://doi.org/10.1007/978-3-031-30191-9_15 -- 15 International Law and Cyber Defense Best Practices: The Way Forward -- 15.1 International Law and the Cyberspace -- 15.2 The Transformation Challenge -- 15.3 The Implementation Agenda -- 15.4 Conclusion -- References.</text:p>
          </table:table-cell>
          <table:table-cell office:value-type="string" table:style-name="ce1">
            <text:p>https://library.ecssr.ae/cgi-bin/koha/opac-detail.pl?biblionumber=285767</text:p>
          </table:table-cell>
          <table:table-cell table:number-columns-repeated="16377"/>
        </table:table-row>
        <table:table-row table:style-name="ro1">
          <table:table-cell office:value-type="string" table:style-name="ce1">
            <text:p>285768</text:p>
          </table:table-cell>
          <table:table-cell office:value-type="string" table:style-name="ce1">
            <text:p>Data Smart : Using Data Science to Transform Information into Insight /</text:p>
          </table:table-cell>
          <table:table-cell office:value-type="string" table:style-name="ce1">
            <text:p>Goldmeier, Jordan.</text:p>
          </table:table-cell>
          <table:table-cell office:value-type="string" table:style-name="ce1">
            <text:p>Want to jump into data science but don't know where to start? Let's be real, data science is presented as something mystical and unattainable without the most powerful software, hardware, and data expertise. Real data science isn't about technology. It's about how you approach the problem. In this updated edition of Data Smart: Using Data Science to Transform Information into Insight, award-winning data scientist and bestselling author Jordan Goldmeier shows you how to implement data science problems using Excel while exposing how things work behind the scenes. Data Smart is your field guide to building statistics, machine learning, and powerful artificial intelligence concepts right inside your spreadsheet. Inside you'll find: Four-color data visualizations that highlight and illustrate the concepts discussed in the book Tutorials explaining complicated data science using just Microsoft Excel How to take what you've learned and apply it to everyday problems at work and life Advice for using formulas, Power Query, and some of Excel's latest features to solve tough data problems Smart data science solutions for common business challenges Explanations of what algorithms do, how they work, and what you can tweak to take your Excel skills to the next level Data Smart is a must-read for students, analysts, and managers ready to become data science savvy and share their findings with the world.</text:p>
          </table:table-cell>
          <table:table-cell office:value-type="string" table:style-name="ce1">
            <text:p>Newark : John Wiley &amp;amp; Sons, Incorporated, 2023.</text:p>
          </table:table-cell>
          <table:table-cell table:style-name="ce1"/>
          <table:table-cell office:value-type="string" table:style-name="ce1">
            <text:p>https://library.ecssr.ae/cgi-bin/koha/opac-detail.pl?biblionumber=285768</text:p>
          </table:table-cell>
          <table:table-cell table:number-columns-repeated="16377"/>
        </table:table-row>
        <table:table-row table:style-name="ro1">
          <table:table-cell office:value-type="string" table:style-name="ce1">
            <text:p>285769</text:p>
          </table:table-cell>
          <table:table-cell office:value-type="string" table:style-name="ce1">
            <text:p>Overlapping Regional Orders in the Middle East and North Africa : Norms and Social Practices of Foreign Behaviour /</text:p>
          </table:table-cell>
          <table:table-cell office:value-type="string" table:style-name="ce1">
            <text:p>Quero, Jordi.</text:p>
          </table:table-cell>
          <table:table-cell office:value-type="string" table:style-name="ce1">
            <text:p>Focused on a set of overlapping international orders of regional scope present in the Middle East and North Africa, this book argues that rules and primary institutions have sanctioned the foreign behavior of the sub-system's international actors since 1945.The author avoids recent IR trends focused on narrow case studies, instead providing a comprehensive overview of the MENA's regional politics. The normative content and evolution of multiple international orders are examined, constituting the intra-Arab order, the Arab-Israeli order and the Arab-Iranian order, as well as the expression of the global order in regional interactions. Drawing on Area Studies and English School and constructivist IR theories, the author argues that a plurality of overlapping regional orders have coexisted since 1945, not just one as is commonly suggested in the literature. Each of these orders is integrated by different participants and has developed its own differentiated norms and institutions setting parameters on legitimate behavior. This analytical proposal helps make sense of foreign relations otherwise labeled as incoherent.The book has wide appeal, accessible both to students wishing to learn about the politics, history and sociology of the Middle East, as well as to specialists seeking original research on the functioning of the MENA's regional orders.</text:p>
          </table:table-cell>
          <table:table-cell office:value-type="string" table:style-name="ce1">
            <text:p>Milton : Taylor &amp;amp; Francis Group, 2023.</text:p>
          </table:table-cell>
          <table:table-cell office:value-type="string" table:style-name="ce1">
            <text:p>1. International Order in the Middle East and North Africa Regional System -- 1.1. The plurality of conceptions of order in the discipline of International Relations -- 1.1.1. International order as the totality of the global reality -- 1.1.2. International order as a material sphere of global reality -- 1.1.3. International order as global structure -- 1.1.4. International order as ruled-based patterns -- 1.1.5. International order as ruled-based patterns with concrete objectives -- 1.1.6. International order as ruled-based patterns by means of regulatory agreements -- 1.1.7. International order as global “public order” -- 1.1.8. International order as international social peace -- 1.2. Definitions of key concepts for the study of international orders -- 1.3. Perceptions and subjective elements in international orders: Nuances from constructivism -- 1.4. Regionalizing the debates on global systems and their orders -- 1.5. Interactions between the global order and regional orders -- 1.6. Regional order in the MENA sub-system: Contributions about its institutions and their evolution -- 1.6.1. The ontological challenge: Discussions on what the MENA region is -- 1.6.2. The disciplinary challenge: Between International Relations and Area Studies -- 1.6.3. International Relations of the Middle East and North Africa: State-of-the-art -- 2. The Intra-Arab Order and Its Primary Institutions -- 2.1. Primary institutions in the intra-Arab order: Norms and practices -- 2.1.1. Sovereignty -- 2.1.2. Intra-regional solidarity and Arabism -- 2.1.3. Diplomacy -- 2.1.4. Regional power management -- 2.1.5. Penetration of extra-regional powers -- 3. “Balancing Politics” as Primary Institution of the Intra-Arab Order -- 3.1. Theoretical considerations on “balance of power” -- 3.2. “Balancing politics” in the intra-Arab order -- 3.2.1. First adaptation: Balancing against perceived threats -- 3.2.2. Second adaptation: Threats against the regimes versus against the state -- 3.2.3. Third adaptation: Orchestrated overreactions -- 3.2.4. “Balancing politics” since 1989 -- 3.2.4.1. “Balancing politics” in Iraq’s invasion of Kuwait (1989–1990) -- 3.2.4.2. “Balancing politics” in Lebanon Syria relations (2000–2005) -- 4. “Proxy Wars” and “Controlled Crisis” as Primary Institutions of the Intra-Arab Order -- 4.1. “Proxy wars” in the intra-Arab order -- 4.1.1. Theoretical and terminological discussions around “proxy wars” -- 4.1.2. “Proxy wars” as a normative institution in the intra-Arab order -- 4.1.3. Case study: The North Yemen Civil War (1962—1968) -- 4.2. “Controlled crisis” in the intra-Arab order -- 4.2.1. “Deflection mechanisms” and “scapegoating” -- 4.2.2. “Tacit communication” and “limited probes” -- 4.2.3. “Audience costs” -- 4.2.4. Autocracies’ “coup-proofing strategies” and “democratic peace” assumptions -- 4.2.5. Case study: The Egypt-Libya crisis (1977) -- 5. The Arab-Israeli Order and Its Primary Institutions -- 5.1. Primary institutions in the Arab-Israeli order: Norms and practices -- 5.1.1. Amity/enmity patterns -- 5.1.2. Sovereignty -- 5.1.3. Diplomacy -- 5.1.3.1. “Back-channel diplomacy” -- 5.1.3.2. “Hyper-bilateralism” -- 5.1.3.3. “Periphery diplomacy” and “minority diplomacy” -- 5.1.3.4. “Second-track diplomacy” -- 5.1.4. Limited arrangements for managing armed conflicts -- 5.1.5. The politics of Israel’s nuclear deterrence -- 5.1.6. “Proxy wars” -- 5.1.7. “Controlled crisis” -- 5.1.8. United States of America’s penetration -- 6. The Arab-Iranian Order and Its Primary Institutions -- 6.1. Primary institutions in the Arab-Iranian order: Norms and practices -- 6.1.1. Sovereignty -- 6.1.2. Amity/enmity patterns -- 6.1.3. Diplomacy -- 6.1.4. Revolutionary solidarity -- 6.1.5. “Proxy wars” -- 6.1.6. United States of America’s penetration -- 7. The Global Order and Normative Syncretism in the MENA Sub-System -- 7.1. Manifestations of the global order in the regional system: Between incorporation and normative localization -- 7.1.1. Direct incorporation of global norms -- 7.1.2. Diffusion and localization of global norms -- 7.2. Normative syncretism: Varieties and expressions in the MENA sub-system -- 7.2.1. Autonomization -- 7.2.2. Seclusion -- 7.2.3. Identification -- 7.2.4. Metamorphosis -- 7.2.5. Amalgamation -- 7.2.6. Symbiosis -- 8. The Regional Order since 2011: The “Arab Uprisings” as a Turning Point? -- 8.1. Continuities in the regional order amid domestic revolutionary processes -- 8.2. Changes of orders, changes in orders or changes within orders: The “Arab Uprisings” as catalyzer of ongoing transformations -- 8.2.1. Current volatile penetration roles of the United States, China and Russia -- 8.2.2. Increasing autonomy by regional powers in their foreign behavior -- 8.2.3. Who is the enemy? Changes in Iran’s regional perception and Israel’s normalization processes</text:p>
          </table:table-cell>
          <table:table-cell office:value-type="string" table:style-name="ce1">
            <text:p>https://library.ecssr.ae/cgi-bin/koha/opac-detail.pl?biblionumber=285769</text:p>
          </table:table-cell>
          <table:table-cell table:number-columns-repeated="16377"/>
        </table:table-row>
        <table:table-row table:style-name="ro1">
          <table:table-cell office:value-type="string" table:style-name="ce1">
            <text:p>285770</text:p>
          </table:table-cell>
          <table:table-cell office:value-type="string" table:style-name="ce1">
            <text:p>Metaverse : Technologies, Opportunities and Threats /</text:p>
          </table:table-cell>
          <table:table-cell office:value-type="string" table:style-name="ce1">
            <text:p>Esen, Fatih Sinan.</text:p>
          </table:table-cell>
          <table:table-cell office:value-type="string" table:style-name="ce1">
            <text:p>This book has a multidisciplinary approach to Metaverse studies and the relevance of Metaverse with the current and popular topics that concern society and how it will change them in the future. In addition, academic texts are included since not much scientific content is available in this field. In short, there are sections in the book that everyone will find useful. Most importantly, the topics are grouped under four main parts. The first is the Introduction, where the main issues are explained. In the second section--Technical Topics, the technological infrastructure of the subject is explained, followed by section three where the social and human dimensions of Metaverse are explained. The fourth and final section is on Industrial Applications.</text:p>
          </table:table-cell>
          <table:table-cell office:value-type="string" table:style-name="ce1">
            <text:p>Singapore : Springer, 2023.</text:p>
          </table:table-cell>
          <table:table-cell office:value-type="string" table:style-name="ce1">
            <text:p>Intro -- Foreword -- Preface -- Contents -- Historical Process and Theoretical Foundations of Metaverse Starting from Web 1.0 -- 1 Introduction -- 2 Internet and Web -- 3 Artificial Intelligence -- 4 Blockchain -- 5 Metaverse -- 6 Web 3.0 and Its Possible Risks -- 7 Conclusion -- References -- History and Development of Virtual Worlds and Metaverse -- 1 Introduction -- 2 History of Virtual Worlds -- 3 History of Metaverse -- 4 Conclusion and Discussion -- References -- Metaverse and Decentralization -- 1 Introduction -- 2 Information and Communication Technologies -- 3 Network Topologies -- 4 Elements Supporting Decentralization -- 5 Decentralization-Based Blockchain -- 6 CryptoCurrency, Token Economy, and NFT -- 7 Decentralized Autonomous Organizations (DAO) -- 8 Decentralized Internet -- 9 Decentralized Metaverse -- 10 Conclusion and Discussion -- References -- The Role of Artificial Intelligence and Robotic Solution Technologies in Metaverse Design -- 1 Introduction -- 1.1 Artificial Intelligence and Robotics -- 1.2 Artificial Intelligence -- 1.3 Traditional Machine Learning -- 1.4 Deep Learning -- 1.5 Robotics -- 2 Metaverse and Artificial Intelligence -- 2.1 Artificial Intelligence-Assisted Metaverse Techniques -- 2.2 Robotic Technologies -- 2.3 Artificial Intelligence and Robotics Technologies in Metaverse -- 3 Conclusion and Discussion -- References -- The Extended Reality Technology and Its Utilization in Metaverse -- 1 Introduction -- 2 Extended Reality (XR) Technology -- 3 The Use of Extended Reality (XR) Technology in Metaverse -- 4 Conclusion -- References -- Evaluation of Open Source, Open Data Sharing, and Data Anonymization Concepts in the Development of the Metaverse -- 1 Introduction -- 2 Concepts of Data, Open Source, Open Data Sharing, and Data Anonymization Concepts -- 2.1 The Concept of Data -- 2.2 Open Source. 2.3 Open Data Sharing -- 2.4 Data Anonymization -- 2.5 Data in Metaverse Architecture -- 3 Open Source, Open Data Sharing, and Data Anonymization in the Metaverse System -- 3.1 Determination of Joint Contract and Rules -- 3.2 Collection of Data in Non-Profit Structures -- 3.3 Value of Data When Used Commercially -- 4 Conclusion -- References -- Metaverse and New Cybersecurity Threats -- 1 Introduction -- 2 Current Global Trends -- 3 The Metaverse from Cybersecurity Perspective -- 3.1 Featured and New Cyber Security Threats for the Metaverse -- 4 Conclusion -- References -- Data Privacy and Security in the Metaverse -- 1 Introduction -- 2 Threats to Data Privacy and Security in the Metaverse -- 2.1 Identity Privacy -- 2.2 Data Privacy -- 3 Precautions for Data Privacy and Security in Metaverse -- 4 Conclusion and Discussion -- References -- Non-fungible Tokens (NFT), Virtual Real Estate and Digital Assets, Cultural and Artistic Works -- 1 Introduction -- 2 NFT: Yesterday, Today (and Tomorrow) -- 3 NFT Production -- 3.1 Value of NFT and NFT Ecosystem -- 4 NFT Marketplaces and NFT Trading -- 4.1 The Future of NFTs -- 5 Conclusion -- References -- Consumer Behavior, Marketing Approach, Branding, Advertising, and New Opportunities in the Metaverse Areas -- 1 Introduction -- 2 Metaverse -- 3 Metaverse and Businesses -- 3.1 Digital Marketing in Metaverse Areas -- 3.2 Consumer Behavior in Metaverse Areas -- 3.3 Brand in Metaverse Areas -- 4 Conclusion and Discussion -- References -- Consumer Behavior in the Metaverse -- 1 Introduction -- 2 Consumer Behavior and Development -- 3 Consumer Behavior and Metaverse -- 3.1 Consumer Decision-Making Process and Metaverse -- 3.2 Consumer Behavior, Metaverse, and Constraints -- 3.3 Consumer Behavior, Industries, and Metaverse. 3.4 Consumer Behavior in the Information, and Communication Technologies Sector and Metaverse -- 3.5 Apparel, Fashion, Retail Sector, and Consumer Behavior in Metaverse -- 3.6 Automotive Sector and Consumer Behavior in Metaverse -- 4 Conclusion and Discussion -- References -- The New Economic Models of Metaverse and Its Implications in International Financial Markets -- 1 Introduction -- 2 The Metaverse Economy -- 3 The Role of Blockchain Technology in the Metaverse Economy -- 4 Business Opportunities in the Metaverse -- 5 Conclusion and Discussion -- References -- Gamification in Metaverse -- 1 Introduction -- 2 Conceptual Gamification -- 2.1 Gamification Model -- 2.2 Player Types -- 3 Gamification Design -- 3.1 Examples of Gamification in Metaverse -- 4 Conclusion -- References -- Evaluation of the Metaverse Universe in Light of Psychology and Sociology -- 1 Introduction -- 2 Metaverse and Anticipations from the Future -- 2.1 Examination of Metaverse and Its Possible Effects Within the Context of Avatar, IoT, NFT, AR/VR/MR, and Blockchain -- 2.2 Psychological and Sociological Aspects of Metaverse -- 3 Conclusion and Discussion -- References -- Metaverse and Human Rights: Do We Need Metaversal Declaration of Human Rights? -- 1 Introduction -- 2 Kuçuradi's View of Human Rights and the Concept of Human Rights as Ethical Principles -- 3 Conditions and Potentialities of Human Existence -- 4 Concept of Human Rights -- 5 Metaverse and Human Rights -- 6 Conclusion -- References -- Metaverse Governance -- 1 Introduction -- 2 Digital Transformation in Government: A Journey from Web 1.0 to Web 3.0 -- 3 From New Public Management to Digital Era Governance: Theoretical Background and Recent Approaches -- 4 Metaverse Governance: Concept and Framework -- 5 Conclusion -- References -- Citizenship and Citizen Participation in Metaverse -- 1 Introduction. 2 Digital Citizenship Regimes the Changing Role of the Individual and Technology -- 3 Metaverse Citizenship and Citizenship in the Metaverse -- 4 Conclusion and Discussion -- References -- The Role of the Law in Metaverse Regulation -- 1 Introduction -- 2 The Metaverse Regulation -- 3 The Necessity to Regulate Metaverse via Legal Instruments -- 3.1 Metaverse Interactions -- 3.2 Regulation of Metaverse Platforms -- 3.3 Uncertainty of Regulatory Framework Applicable to Crypto Assets and Effects on Metaverse Regulation -- 4 The Role of Criminal Law in Metaverse Regulation -- 5 Conclusion -- References -- The Metaverse and Terrorism -- 1 Introduction -- 2 What is Terrorism? -- 3 The Use of the Internet by Terrorist Organizations -- 4 The Metaverse and Terrorism -- 5 Conclusions and Policy Implications -- References -- The Relationship Between Blockchain Applications in Financial Markets and Metaverse -- 1 Introduction -- 2 The Process of Change in Financial Digitalization and Decentralized Finance -- 2.1 Transformation of Financial Technologies -- 2.2 Decentralized Finance and Business Models -- 3 Blockchain Technology and Usage Areas -- 3.1 Blockchain Technology and Operation -- 3.2 Uses of Blockchain Technology and Its Effects on the Financial Market -- 4 The Relationship of Blockchain Applications and Metaverse -- 4.1 The Role of Metaverse and Blockchain Technology in Metaverse -- 4.2 Metaverse Economy and Its Effects on the Financial Market -- 5 Conclusion -- References -- Technology Giant South Korea's Metaverse Experiences -- 1 Introduction -- 2 Latest Technological Developments in Korea -- 2.1 Views and Plans of the Korean State on Metaverse -- 2.2 Seoul Metaverse Project -- 2.3 Korea and the Metaverse in Health -- 3 Korean Metaverse Platforms -- 4 K-Pop, K-Drama, and Metaverse -- 5 The Korean Presidential Election and the Metaverse. 6 Human Resources Management and Metaverse -- 7 Expected Challenges -- 8 Conclusion and Discussion -- References -- E-Sport: Ball and the Rifle Are on the Net -- 1 Introduction -- 2 Homo Ludens and Traditional Sports -- 3 E-Sports: The Transition of Reality into Virtual Reality -- 4 Conclusion -- References -- Metaverse: Transformation and Future of Agriculture -- 1 Introduction -- 2 The Place and Importance of the Agricultural Sector in the Economy -- 3 Agriculture and Technology -- 3.1 Developmental Stages of Agricultural Technology -- 3.2 Agriculture 1.0: Combining Animal Power and Mechanization -- 3.3 Agriculture 2.0: The Beginning of Engines and Tractors in Agriculture -- 3.4 Agriculture 3.0: Moving to Guidance Systems and Precision Agriculture Practices -- 3.5 Agriculture 4.0: Connected Agricultural Practices -- 3.6 Precision Agriculture Applications -- 3.7 Drone Applications -- 4 Agricultural Financing and Fintech Applications -- 4.1 Crowdfunding -- 4.2 Digital Agriculture Market (DİTAP) -- 4.3 Contracted Agricultural Practices -- 4.4 Electronic Product Bill (ELUS) Applications -- 5 Examples of Countries Using Technology in Agriculture -- 5.1 The Case of the Netherlands -- 5.2 The Case of Israel -- 6 Transformation and Future of Agriculture: Agriculture in the Metaverse -- 6.1 Virtual Reality (VR) and Augmented Reality (AR) Applications in Agriculture -- 6.2 Extended Reality (XR) Application in Agriculture -- 7 Conclusion -- References -- Metaverse Applications in Biotechnology Era -- 1 Introduction -- 2 Understanding the Language of Life in the Digital World -- 3 Future Health and Metaverse -- 3.1 4P Approach in Future Healthcare -- 3.2 Innovation in Medicines and Vaccines Development -- 3.3 Innovative Diagnostic and Therapeutic Applications -- 3.4 Brain-Computer Interactions. 4 Future Agricultural Practices and Metaverse Solutions in Food Production.</text:p>
          </table:table-cell>
          <table:table-cell office:value-type="string" table:style-name="ce1">
            <text:p>https://library.ecssr.ae/cgi-bin/koha/opac-detail.pl?biblionumber=285770</text:p>
          </table:table-cell>
          <table:table-cell table:number-columns-repeated="16377"/>
        </table:table-row>
        <table:table-row table:style-name="ro1">
          <table:table-cell office:value-type="string" table:style-name="ce1">
            <text:p>285771</text:p>
          </table:table-cell>
          <table:table-cell office:value-type="string" table:style-name="ce1">
            <text:p>Global climate change and environmental refugees : nature, framework and legality /</text:p>
          </table:table-cell>
          <table:table-cell office:value-type="string" table:style-name="ce1">
            <text:p>Singh, Pardeep,</text:p>
          </table:table-cell>
          <table:table-cell office:value-type="string" table:style-name="ce1">
            <text:p>This book explores the possibilities of understanding the concept of climate refugees in order to ascribe to a consensual agreement that climate refugees are evident and this situation is a reality. A framework to study both empirically and theoretically is presented in a detailed manner so that it may become a resource for understanding the challenges of climate refugees. Through discussion and analysis the book presents potential answers to such questions as: ● Why has the international system been so short-sighted and has not given importance to the problems of climate migrants and refugees? ● How to identify a climate refugee? ● How do you justify a climate refugee or a migrant? ● What are internally displaced people? Should we call them just refugees? The book covers the interdisciplinary nature of climate refugees and the perspectives of social science. The empirical findings provides an edge to holistically understanding climate refugees. This book discusses the concept of, what really is a climate refugee, and the necessary factors to make it an important part of the climate discourse. The legality of the term is missing in international parlance, and the academic discourse should provide the necessary critique required for the evolution of the subject under study. Therefore, the major objective of the book is to make the subject of climate migration known to all.</text:p>
          </table:table-cell>
          <table:table-cell office:value-type="string" table:style-name="ce1">
            <text:p>Cham, Switzerland : Springer International Publishing, 2023.</text:p>
          </table:table-cell>
          <table:table-cell office:value-type="string" table:style-name="ce1">
            <text:p>Aftermath of Calamities on Migration -- Historical Evolution of Climate Refugee Concepts -- Major Impact of Global Climate Change in Atmospheric, Hydrospheric and Lithospheric Context -- Drivers of Climate Migration -- Climate Change, Gender and Traditional Livelihoods: Some Reflections from India -- Forced Migration of Farmers in Eco-City: The Investigation of Environmental Justice in New Chandigarh -- Climate Change Induced Migration with Special Emphasis on the Coastal Zones in India -- Climate Change and Farmers-Pastoralists Conflict in Nigeria: A Development-Centered Analysis -- Analysing Climate Migration Dynamics in the Caribbean Through the Iota Hurricane: Shock Doctrine, Capitalism of Disasters and Development -- Climate Refugees: Arriving at a Possible Framework -- Parameters for the Study of Climate Refugees -- Exploring Legal Avenues for the Protection of Environmental Migrants Through a Rights Lens -- Internally Displaced Persons and the Right-Based Approach: An Inquiry into the Legal Platforms of the African Union -- Climate-Induced Migration in the WIO Countries and Its Regional Implication</text:p>
          </table:table-cell>
          <table:table-cell office:value-type="string" table:style-name="ce1">
            <text:p>https://library.ecssr.ae/cgi-bin/koha/opac-detail.pl?biblionumber=285771</text:p>
          </table:table-cell>
          <table:table-cell table:number-columns-repeated="16377"/>
        </table:table-row>
        <table:table-row table:style-name="ro1">
          <table:table-cell office:value-type="string" table:style-name="ce1">
            <text:p>285772</text:p>
          </table:table-cell>
          <table:table-cell office:value-type="string" table:style-name="ce1">
            <text:p>The economics of prosperity : rethinking economic growth and development /</text:p>
          </table:table-cell>
          <table:table-cell office:value-type="string" table:style-name="ce1">
            <text:p>Ritenour, Shawn,</text:p>
          </table:table-cell>
          <table:table-cell office:value-type="string" table:style-name="ce1">
            <text:p>This book presents a general theory of the economics of prosperity. Drawing upon both historic and contemporary Austrian economic thinking, it looks beyond merely identifying various isolated causes of economic growth and development to describe and explain the process of economic progress. It brings together various economic principles related to production, exchange, the market division of labor, capital, technology, entrepreneurship, and economic calculation, and a further understanding of how different institutional settings and specific policies all affect the process of economic progress. It also provides a helpful critique of modern growth theory.</text:p>
          </table:table-cell>
          <table:table-cell office:value-type="string" table:style-name="ce1">
            <text:p>Cheltenham, England : Edward Elgar Publishing Limited, 2023.</text:p>
          </table:table-cell>
          <table:table-cell office:value-type="string" table:style-name="ce1">
            <text:p>Introduction to The Economics of Prosperity -- Human action and the economic order -- The market division of labor -- Capital -- Technology -- Entrepreneurship -- Modern growth theory -- Market institutions -- Development policy -- Coda: The conclusion of the matter -- Works cited</text:p>
          </table:table-cell>
          <table:table-cell office:value-type="string" table:style-name="ce1">
            <text:p>https://library.ecssr.ae/cgi-bin/koha/opac-detail.pl?biblionumber=285772</text:p>
          </table:table-cell>
          <table:table-cell table:number-columns-repeated="16377"/>
        </table:table-row>
        <table:table-row table:style-name="ro1">
          <table:table-cell office:value-type="string" table:style-name="ce1">
            <text:p>285773</text:p>
          </table:table-cell>
          <table:table-cell office:value-type="string" table:style-name="ce1">
            <text:p>Militias, states and violence against civilians : civic vice, civic virtue /</text:p>
          </table:table-cell>
          <table:table-cell table:style-name="ce1"/>
          <table:table-cell office:value-type="string" table:style-name="ce1">
            <text:p>"This book examines the conditions under which the presence and use of militias result in an increase or decrease in violence against civilians in intra-state conflicts. Showcasing the breadth and diversity of modern militias in the context of violence against civilians, the volume addresses the predation and repression that many such groups are infamous for, as well as increasingly important efforts by other militias at civilian protection in war-torn settings. The chapters examine militias from around the world, drawing on both qualitative and quantitative methods as they cover groups as varied as gangs, death squads. grassroots community-defense groups, official state militias, and party-sponsored armies -- groups on the "civic vice" side, the "civic virtue" side, and the wide and mixed in-between space where most cases fall. Taken as a cohesive unit, the work lays the foundation for an encompassing theory and interrogation of the causal chain between militia type and operating context and the levels of violence against civilians. It provides path-breaking theory-building and empirical scholarship. Policymakers and national-security practitioners dealing with issues relating to armed groups will also benefit from the practical issues covered here, such as how different forms of sponsorship and training affect militia behavior. This book will be of interest to students of civil wars, political violence, counterinsurgency, civil-military relations, and security studies in general"--</text:p>
          </table:table-cell>
          <table:table-cell office:value-type="string" table:style-name="ce1">
            <text:p>Abingdon, Oxon, England ; New York, New York : Routledge, 2023.</text:p>
          </table:table-cell>
          <table:table-cell office:value-type="string" table:style-name="ce1">
            <text:p>Pro-regime militias / Clionadh Raleigh and Roudabeh Kishi -- Civilian defense forces and violence against civilians / Andrew Thomson -- State-militia relations and repression / Erica De Bruin -- Science and epistemology as territory in conflict : the U.S. occupation and violence against academics in Iraq / Julie Mazzei -- Violence against civilians and the legitimacy of community-based armed groups in Kenya and Haiti / Moritz Schuberth -- The YPJ of Northeast Syria and the socialization of restraint towards civilians : 'Jin, Jiyan, Azadi' / Mario A. Fumerton, Wladimir van Wilgenburg, and Zinah A.N. Hamawandi -- Conclusion - the study of militias and violence : where to go from here? / Corinna Jentzsch.</text:p>
          </table:table-cell>
          <table:table-cell office:value-type="string" table:style-name="ce1">
            <text:p>https://library.ecssr.ae/cgi-bin/koha/opac-detail.pl?biblionumber=285773</text:p>
          </table:table-cell>
          <table:table-cell table:number-columns-repeated="16377"/>
        </table:table-row>
        <table:table-row table:style-name="ro1">
          <table:table-cell office:value-type="string" table:style-name="ce1">
            <text:p>285774</text:p>
          </table:table-cell>
          <table:table-cell office:value-type="string" table:style-name="ce1">
            <text:p>Safety and security science and technology : perspectives from practice /</text:p>
          </table:table-cell>
          <table:table-cell table:style-name="ce1"/>
          <table:table-cell office:value-type="string" table:style-name="ce1">
            <text:p>Global security threats have created a complex risk landscape that is challenging and transforming society. These global security issues intersect and influence the political, economic, social, technological, ecological and legal dimensions of the complex risk landscape and are now transborder thereby becoming national security issues. Accessing the innovation space to support safety, security and defence capabilities is critical in order to mitigate new and evolving threats. Through real-world examples of innovation, this book provides a detailed examination of the innovation space as it pertains to the application of S&amp;T to safety and security threats and challenges. This book is of most interest to public and private sector innovators as well as academician and graduate students working in the safety and security domain.</text:p>
          </table:table-cell>
          <table:table-cell office:value-type="string" table:style-name="ce1">
            <text:p>Cham, Switzerland : Springer Nature Switzerland AG, 2023.</text:p>
          </table:table-cell>
          <table:table-cell office:value-type="string" table:style-name="ce1">
            <text:p>Innovation in Context -- Science Technology and Innovation: Transforming the Complex Safety and Security Multi-level Landscape -- Design Thinking for Safety and Security: Support to Vancouver 2010 Olympics -- Applications of Innovation -- A Systems Approach to Critical Infrastructure Resilience -- Emergency Planning—A Tool for Rural and Remote Community Resilience -- Applications of Foresight for Defence and Security: The Future of Crime -- Early CSS Innovations in Risk Analysis -- Exercises to Support Safety and Security -- The Practice of FATE -- Cross Border Collaboration Models to Support Innovation in Security -- Paramedic Portfolio Innovation -- Science and Technology to Enable Mobile Wireless Communications for the Safety and Security Community -- Innovation—Way Ahead -- Information Mesh Concepts in Support of Multi-organizational Interoperability -- Information as a Strategic Asset: A Safety and Security Perspective</text:p>
          </table:table-cell>
          <table:table-cell office:value-type="string" table:style-name="ce1">
            <text:p>https://library.ecssr.ae/cgi-bin/koha/opac-detail.pl?biblionumber=285774</text:p>
          </table:table-cell>
          <table:table-cell table:number-columns-repeated="16377"/>
        </table:table-row>
        <table:table-row table:style-name="ro1">
          <table:table-cell office:value-type="string" table:style-name="ce1">
            <text:p>285775</text:p>
          </table:table-cell>
          <table:table-cell office:value-type="string" table:style-name="ce1">
            <text:p>Digital economy, energy and sustainability : opportunities and challenges /</text:p>
          </table:table-cell>
          <table:table-cell table:style-name="ce1"/>
          <table:table-cell office:value-type="string" table:style-name="ce1">
            <text:p>This book looks at how digital economy can help energy businesses to meet their sustainability goals. It will further generates a new debate among policymakers about encouraging green technologies to reduce global carbon emissions. Our modern society requires a long-term, sustainable, and secure energy supply that not only generates and preserves renewable energy. It is also creating universal intelligent machines for power systems, and vital infrastructure is considered in terms of digital economy requirements. The idea of sharing information is an essential principle of sustainable thinking. In such instances, open internet and data access are required to enable any human being to acquire knowledge. Furthermore, the energy industry is changing worldwide, necessitating the consideration of potential implications and modifications. Thus, its most distinguishing feature is moving from a centrally organized system to one with many market players. Consequently, information and communication technologies and human growth have significant main and interactive effects on environmental sustainability. Simultaneously, energy industry is a major player in resolving the digital economy's development issues.</text:p>
          </table:table-cell>
          <table:table-cell office:value-type="string" table:style-name="ce1">
            <text:p>Cham, Switzerland : Springer Nature Switzerland AG, 2023.</text:p>
          </table:table-cell>
          <table:table-cell office:value-type="string" table:style-name="ce1">
            <text:p>Digital Economy and Sustainability -- Channeling Growth for Sustainable Development in Sub-Saharan Africa: Do Sectoral Patterns of Growth Matter? -- Financial Inclusion and Environmental Sustainability -- eNaira Central Bank Digital Currency (CBDC) for Financial Inclusion in Nigeria -- Catalyzing Climate Finance for Climate Actions in MENA Countries: A Holistic View of Egypt, Morocco, and Tunisia -- Analysis of the Indicators of Environmental Performance in Algeria -- Circular Economy in Algeria: Strategies and Obstacles -- Development and Energy -- Commercializing Bee Pollination to Increase Maize Productivity and Farmers’ Economic Gains in Tanzania -- Decomposing Energy-Related CO2 Emissions in Tunisia Using the LMDI Approach -- Soil Properties and Carbon Sequestration Using Biochar and Compost on an Alfisol in Southwest Nigeria</text:p>
          </table:table-cell>
          <table:table-cell office:value-type="string" table:style-name="ce1">
            <text:p>https://library.ecssr.ae/cgi-bin/koha/opac-detail.pl?biblionumber=285775</text:p>
          </table:table-cell>
          <table:table-cell table:number-columns-repeated="16377"/>
        </table:table-row>
        <table:table-row table:style-name="ro1">
          <table:table-cell office:value-type="string" table:style-name="ce1">
            <text:p>285776</text:p>
          </table:table-cell>
          <table:table-cell office:value-type="string" table:style-name="ce1">
            <text:p>Understanding global security /</text:p>
          </table:table-cell>
          <table:table-cell office:value-type="string" table:style-name="ce1">
            <text:p>Hough, Peter,</text:p>
          </table:table-cell>
          <table:table-cell office:value-type="string" table:style-name="ce1">
            <text:p>"Fully revised and updated, this fifth edition of Understanding Global Security considers the variety of ways in which peoples' lives are threatened and / or secured in contemporary global politics. The traditional focus of Security Studies: war, deterrence and terrorism are analyzed alongside non-military security issues such as famine, crime, disease, disasters, environmental degradation and human rights abuses to provide a comprehensive survey of how and why people are killed in the contemporary world. Key concepts of International Relations and Globalization are defined and explained, prominent political thinkers and activists are profiled in short biographies and the human impact of the various security threats considered graphically illustrated in 'Top Ten' tables. Hence this textbook introduces students to the full range of security issues in a clear and concise format that is easy to follow. This highly acclaimed and popular academic text will continue to be essential reading for everyone interested in security"--</text:p>
          </table:table-cell>
          <table:table-cell office:value-type="string" table:style-name="ce1">
            <text:p>Abingdon, England : Routledge, 2023.</text:p>
          </table:table-cell>
          <table:table-cell office:value-type="string" table:style-name="ce1">
            <text:p>Security and Securitization -- Defining Security -- Security Studies -- Realism -- Liberal-Pluralism -- Marxism -- ‘Reflective Theories’ -- Social Constructivism -- Wide and Narrow Conceptions of Security -- The Deepening of Security -- Who’s Securing Whom? -- The International Political Agenda -- The Securitization of Issues -- Military Threats to Security From States -- Is War Inevitable? -- Realists -- Liberal-Pluralists -- Marxists -- Post-positivist Approaches -- Prelude to the Present Military Order -- The Cold War -- Decolonization -- A New World Order? -- League of Nations -- It Did Not Represent the Whole International Community -- Its Decision-Making Procedure Was Unworkable -- United Nations -- Liberal Perspectives On the New World Order -- Democratization -- Just War -- Collective Security and Peacekeeping -- Realist Perspectives On the New World Order -- The Persistence of Cold War Disputes -- From Balance to an Imbalance of Power -- Democratic War? -- The ‘False Promise’ of International Institutions and Law -- Limitations of Just War -- The Unravelling of Arms Control -- Marxist Perspectives On Post-Cold War Military Security -- Post-positivist Perspectives On the New World Order -- An End to High Politics? -- From Deterrence to the Management of Security? -- Hybrid Warfare -- Threats to Security From Non-State Actors -- One Man’s Terrorist… -- Types of Political Non-State Military Groups -- Nationalist -- Secessionist -- Counter-secessionist -- Liberal -- Religious -- Judaism -- Islam -- Hindu -- Christianity -- Buddhism -- Marxist/Maoist -- Fascist/racist -- Other Ideologies -- Eco-terrorists -- Misogynistic Terror -- Single-issue Groups -- The Rise of Political Non-State Violence -- Responses to Political Non-State Violence -- Political -- Domestic: ‘No Deals’ Versus Appeasement -- International: Diplomatic Carrots and Sticks -- Containment -- Domestic: Hardening of Targets -- International: Intelligence Sharing -- Legal Measures -- Domestic Legal Responses -- Military -- ‘Fight Fire With Fire’ #1: Covert Domestic Operations -- ‘Fight Fire With Fire’ #2: International War -- Educative -- Societal Or Terrorist Change -- Global Discourse -- Conclusions: Can Political Non-State Violence Be Defeated? -- Economic Threats to Security -- Economic Insecurity -- Famine -- The Causes of Famine -- Global Policy On Famine Relief -- Hunger -- Failure of Certain States to Encourage Modernization -- Structural Violence -- Identity, Society and Insecurity -- Environmental Threats to Security -- Health Threats to Security -- Natural Threats to Security -- Accidental Threats to Security -- Criminal Threats to Security --Towards Global Security?</text:p>
          </table:table-cell>
          <table:table-cell office:value-type="string" table:style-name="ce1">
            <text:p>https://library.ecssr.ae/cgi-bin/koha/opac-detail.pl?biblionumber=285776</text:p>
          </table:table-cell>
          <table:table-cell table:number-columns-repeated="16377"/>
        </table:table-row>
        <table:table-row table:style-name="ro1">
          <table:table-cell office:value-type="string" table:style-name="ce1">
            <text:p>285777</text:p>
          </table:table-cell>
          <table:table-cell office:value-type="string" table:style-name="ce1">
            <text:p>Skills, creativity and innovation in the digital platform era : analyzing the new reality of professions and entrepreneurship /</text:p>
          </table:table-cell>
          <table:table-cell office:value-type="string" table:style-name="ce1">
            <text:p>Poutanen, Seppo,</text:p>
          </table:table-cell>
          <table:table-cell office:value-type="string" table:style-name="ce1">
            <text:p>Skills, Creativity and Innovation in the Digital Platform Era: Analyzing the New Reality of Professions and Entrepreneurship brings together two important areas: the separate research topics of professions, platforms, and entrepreneurship, and the various dimensions of what platformization means to work and to professions in contemporary societies. One of the most noteworthy global aspects in current societies is the intensifying presence of technology, to the extent that we can talk about the omnipotence of technologies, a kind of technological imperative that prevails in societies. This new type of technological imperative emerges in the working lives of practicing professionals from medical doctors to lawyers and from teachers to preachers. Platforms have become a powerful actor as enablers and reorganizers of work, creating new types of inequalities but also expanding the market relations for new professions such as social influencers. How do platforms govern and shape work and lead to new questions concerning organizing of work and professions? These are few of the key questions Poutanen and Kovalainen explore in this profound and insightful book.</text:p>
          </table:table-cell>
          <table:table-cell office:value-type="string" table:style-name="ce1">
            <text:p>Abingdon, England : Routledge, 2023.</text:p>
          </table:table-cell>
          <table:table-cell office:value-type="string" table:style-name="ce1">
            <text:p>The Changing Relationship between Technology and Professions -- Algorithms Changing the World3. Introducing Platforms as New Economic Mode -- Reconfigurations of Professions and Professionalism -- Platformized Work, Entrepreneurship, and Professions -- Social Media Influencer as a New Platform Profession -- Platformization of Professions and Expertise -- Towards Platformization as a New Social Order.</text:p>
          </table:table-cell>
          <table:table-cell office:value-type="string" table:style-name="ce1">
            <text:p>https://library.ecssr.ae/cgi-bin/koha/opac-detail.pl?biblionumber=285777</text:p>
          </table:table-cell>
          <table:table-cell table:number-columns-repeated="16377"/>
        </table:table-row>
        <table:table-row table:style-name="ro1">
          <table:table-cell office:value-type="string" table:style-name="ce1">
            <text:p>285778</text:p>
          </table:table-cell>
          <table:table-cell office:value-type="string" table:style-name="ce1">
            <text:p>The bounds of defense : killing, moral responsibility, and war /</text:p>
          </table:table-cell>
          <table:table-cell office:value-type="string" table:style-name="ce1">
            <text:p>Strawser, Bradley Jay,</text:p>
          </table:table-cell>
          <table:table-cell office:value-type="string" table:style-name="ce1">
            <text:p>Most people believe that killing someone, while generally morally wrong, can in some cases be a permissible act. Most people similarly believe that war, while awful, can be justified. Bradley Jay Strawser examines a set of related moral issues in war: when it is permissible to kill in defense of others; what moral responsibility would be required to be liable for such defensive killing; how that permission can extend to whole groups of people; and, lastly, what values undergird the permissibility of that defense, such as individual autonomy. Strawser argues for a rights-based account of permissible defensive harm and an 'evidence-relative' basis for the holding those responsible. His view is that in order to be properly responsible for an unjust harm to be justifiably killed, one must act wrongly according to the evidence available to them.Extending this view, Strawser explores how such a rights-based model can make sense of the wide-spread destructive harms of war. He endorses a revisionist approach to just war theory and argues in its defense; and he also shows how his evidence-relative account supports revisionist just war theory by better grounding it in the real world of modern warfare. Lastly, he offers a new proposal for how targeting in war could better align with respect for the rights of individual persons, and demonstrate how revisionist just war theory-and any rights-respecting just war account more broadly-could conceivably work in practical ways.</text:p>
          </table:table-cell>
          <table:table-cell office:value-type="string" table:style-name="ce1">
            <text:p>New York, NY : Oxford University Press, 2023.</text:p>
          </table:table-cell>
          <table:table-cell office:value-type="string" table:style-name="ce1">
            <text:p>Permissible Defensive Harm &amp;amp; Liability -- The Evidence-Relative View of Liability Attribution -- The Evidence-Relative View and Intricate Symmetries -- A Defense of Revisionist Just War Theory -- A New Proposal for Liability in War -- The Puzzle of Benevolent Aggression -- Towards a New Liberal Theory of Just War -- Answering Calvin.</text:p>
          </table:table-cell>
          <table:table-cell office:value-type="string" table:style-name="ce1">
            <text:p>https://library.ecssr.ae/cgi-bin/koha/opac-detail.pl?biblionumber=285778</text:p>
          </table:table-cell>
          <table:table-cell table:number-columns-repeated="16377"/>
        </table:table-row>
        <table:table-row table:style-name="ro1">
          <table:table-cell office:value-type="string" table:style-name="ce1">
            <text:p>285779</text:p>
          </table:table-cell>
          <table:table-cell office:value-type="string" table:style-name="ce1">
            <text:p>Understanding Cyber Warfare : Politics, Policy and Strategy /</text:p>
          </table:table-cell>
          <table:table-cell office:value-type="string" table:style-name="ce1">
            <text:p>Whyte, Christopher,</text:p>
          </table:table-cell>
          <table:table-cell office:value-type="string" table:style-name="ce1">
            <text:p>"This textbook offers an accessible introduction to the historical, technical, and strategic context of global cyber conflict. The 2nd edition has been revised and updated throughout, with three new chapters. Cyber warfare involves issues of doctrine, strategy, policy, international relations and operational practice associated with computer network attack, computer network exploitation, and computer network defense. However, it is conducted within complex sociopolitical settings alongside related forms of digital contestation. This book provides students with a comprehensive perspective on the technical, strategic and policy issues associated with cyber conflict, as well as an introduction to key state and non-state actors. Specifically, the book provides a comprehensive overview of several key issue areas: - The historical context of the emergence and evolution of cyber warfare, including the basic characteristics and methods of computer network attack, exploitation, and defense; - An interdisciplinary set of theoretical perspectives on conflict in the digital age from the point of view of the fields of international relations (IR), security studies, psychology and Science, Technology and Society (STS) studies; - Current national perspectives, policies, doctrines, and strategies relevant to cyber warfare; - An examination of key challenges in international law, norm development and deterrence; and - The role of emerging information technologies like artificial intelligence and quantum computing in shaping the dynamics of global cyber conflict. This textbook will be essential reading for students of cybersecurity/cyber conflict and information warfare, and highly recommended for students of intelligence studies, security and strategic studies, defense policy, and International Relations in general"--</text:p>
          </table:table-cell>
          <table:table-cell office:value-type="string" table:style-name="ce1">
            <text:p>Abingdon, Oxon : Routledge, 2023.</text:p>
          </table:table-cell>
          <table:table-cell office:value-type="string" table:style-name="ce1">
            <text:p>The technological foundations of insecurity in the digital age -- Cyberspace and international relations -- Exploit: from signals intelligence to cyber warriors -- Attack: from exploitation to offensive cyber operations-- Shape: subvert, deceive, poison -- The topology and history of major cyber conflict episodes -- National experiences with cybersecurity: realization and institutional development -- States at cyberwar: the dynamics and national strategies of cyber conflict -- Cyber conflict as “grey zone” conflict -- Non-state actors: terrorism, subversion and activism online -- Norms, ethics and international law for offensive cyber operations -- Evolution: how the logics of cyber conflict might change -- Revolution: how the nature of cyber conflict might change</text:p>
          </table:table-cell>
          <table:table-cell office:value-type="string" table:style-name="ce1">
            <text:p>https://library.ecssr.ae/cgi-bin/koha/opac-detail.pl?biblionumber=285779</text:p>
          </table:table-cell>
          <table:table-cell table:number-columns-repeated="16377"/>
        </table:table-row>
        <table:table-row table:style-name="ro1">
          <table:table-cell office:value-type="string" table:style-name="ce1">
            <text:p>285780</text:p>
          </table:table-cell>
          <table:table-cell office:value-type="string" table:style-name="ce1">
            <text:p>Industry 5.0 : creative and innovative organizations /</text:p>
          </table:table-cell>
          <table:table-cell table:style-name="ce1"/>
          <table:table-cell office:value-type="string" table:style-name="ce1">
            <text:p>This book brings together chapters from leading world experts that signpost the way forward for industry and commerce in the coming decade, as we emerge from the Covid emergency to a new era of challenges and opportunities. It has the following aims, to: - Keep at the forefront of innovative theories and strategies relate with industry 5.0, both on an international and transnational level. - Develop and improve our knowledge about industry 5.0 implications in sustainable and competitive organizations. - Communicate and share knowledge and experience in industry 5.0. The book will be of interest to all those concerned with the development of industry and its relationship to commerce and human development.</text:p>
          </table:table-cell>
          <table:table-cell office:value-type="string" table:style-name="ce1">
            <text:p>Cham, Switzerland : Springer Nature Switzerland AG, 2023.</text:p>
          </table:table-cell>
          <table:table-cell office:value-type="string" table:style-name="ce1">
            <text:p>University and Education 5.0 for Emerging Trends, Policies and Practices in the Concept of Industry 5.0 and Society 5.0 -- Industry and Society 5.0 and Quintuple Helix -- University 5.0 -- From Theory into Practice of University 5.0 -- The Process of Selecting Influencers for Marketing Purposes in an Organisation -- Brand Fit -- Strategic Communication -- Influencers in Marketing Strategy -- The Framework and Conclusions of the Theory -- The Method -- Findings -- Experiences with Social Media Influencers -- Influencer Functions in Strategic Communication -- A Summary of the Research Findings -- Limitations and Future Research -- Personalization of Products and Sustainable Production and Consumption in the Context of Industry 5.0 -- Towards Industry 5.0 and Sustainable Development -- Sustainable Production and Consumption -- Personalization as a Result of Modern Customer Expectations -- Energy in the Era of Industry 5.0—Opportunities and Risks -- Industry 5.0—Innovative Concept or a Complement to the Industry 4.0 Concept? -- Sustainability—Basic Principle of Industry 5.0 -- The Energy Role in the Current Economic Context -- Energy in the Context of Industry 5.0 -- Assessing the Drivers Behind Innovative and Creative Companies. The Importance of Knowledge Transfer in the Field of Industry 5.0 -- Drivers Behind KIE Firms: The Key Role of Knowledge Transfer -- Systematic Review of the Literature: The Main Drivers Behind KIE -- Identification of KIE Drivers in the Field of Industry 5.0 -- Case Study: The Galicia-North Portugal (GNP) Euroregion -- Data and Measurements -- Brief Glance About Recruitment and Selection in the Digital Age -- Recruitment -- Selection -- Online Recruitment and Selection -- Recruitment and Selection on Social Networks -- Advantages and Disadvantages of Online Recruitment and Selection -- Conscious Humanity and Profit in Modern Times: A Conundrum -- Multigenerational Men and Women and Organisational Trust in Industrial Multinational Firms in Portugal -- Antecedents, Consequences, Mediators and Moderators of Trust -- Individual Characteristics in the Relationship with Organisational Trust -- Data Collection Procedure -- Human Centred Industrial Paradigm -- Learning and Creative Co-leadership -- Critique of the Neoliberal Paradigm</text:p>
          </table:table-cell>
          <table:table-cell office:value-type="string" table:style-name="ce1">
            <text:p>https://library.ecssr.ae/cgi-bin/koha/opac-detail.pl?biblionumber=285780</text:p>
          </table:table-cell>
          <table:table-cell table:number-columns-repeated="16377"/>
        </table:table-row>
        <table:table-row table:style-name="ro1">
          <table:table-cell office:value-type="string" table:style-name="ce1">
            <text:p>285781</text:p>
          </table:table-cell>
          <table:table-cell office:value-type="string" table:style-name="ce1">
            <text:p>Threats to Peace and International Security : Asia Versus West : Current Challenges in a New Geopolitical Situation /</text:p>
          </table:table-cell>
          <table:table-cell table:style-name="ce1"/>
          <table:table-cell office:value-type="string" table:style-name="ce1">
            <text:p>This book aims to analyze from a multidisciplinary perspective the current geopolitical conflict between East and West, between two differentiated and apparently conflicting cosmogonic visions. The geopolitical evolution of the current panorama seems to lead to a new world in the field of international relations, a new board played on a planetary level. Once again, bloc geopolitics can be glimpsed in the immediate future, in which the most important actors such as Russia, China, the United States of America, and the European Union are called to position themselves with respect to the territorial and strategic ambitions of the opponent. International law seems to be overwhelmed by military actions and factual pressure on the ground, while the battle of ideas extends to the technological field and cyberspace. The different origins of the authors, with extensive academic, military, police forces, and business experience undoubtedly enriches the unique perspective that this work intends to address, always in the attempt to enforce international law and the channels of dialogue between nations, such as the best solution to conflicts.</text:p>
          </table:table-cell>
          <table:table-cell office:value-type="string" table:style-name="ce1">
            <text:p>Cham, Switzerland : Springer, 2023.</text:p>
          </table:table-cell>
          <table:table-cell office:value-type="string" table:style-name="ce1">
            <text:p>European Challenges -- Sovereignty and Defense in the European Union. A Historical and Current Essay -- The Hegemonic Rivalry Between the United States and the People’s Republic of China: European Union’s Place -- The Case of David vs. Goliath? -- The Ukrainian Russian Conflict Between the International Liberal System and International Realist System -- Far East Challenges -- China's Borderless Expansionism. Could Be a Threat to International Security? -- The Philippines, Factor of Stability in Southeast Asia --Artificial Islands in the South China Sea. Territorial Disputes in the Area. United Nations Conference of the Law of the Sea Proposals -- The Arbitral Decision Concerning the Historical Rights and Legality of Certain Chinese Actions in the South China Sea and Its Scope to Implement Part XV of the UN Convention on the Law of the Sea and to Contribute to Resolving the Dispute in the Area -- Jihad in Europe: Towards a Predictive Model for the Neutralization of Terrorist Threats -- “Threats for Peace and Security: Asia vs. West” -- Analysis of Crisis Management Systems in the Context of the Global Economic Crisis and Military-Political Changes -- Pedagogy of Peace: The Key to Understanding Between East and West</text:p>
          </table:table-cell>
          <table:table-cell office:value-type="string" table:style-name="ce1">
            <text:p>https://library.ecssr.ae/cgi-bin/koha/opac-detail.pl?biblionumber=285781</text:p>
          </table:table-cell>
          <table:table-cell table:number-columns-repeated="16377"/>
        </table:table-row>
        <table:table-row table:style-name="ro1">
          <table:table-cell office:value-type="string" table:style-name="ce1">
            <text:p>285782</text:p>
          </table:table-cell>
          <table:table-cell office:value-type="string" table:style-name="ce1">
            <text:p>AI, Machine Learning and Deep Learning : A Security Perspective /</text:p>
          </table:table-cell>
          <table:table-cell table:style-name="ce1"/>
          <table:table-cell office:value-type="string" table:style-name="ce1">
            <text:p>"Today Artificial Intelligence (AI) and Machine/Deep Learning (ML/DL) have become the hottest areas in the information technology. In our society, there are so many intelligent devices that rely on AI/ML/DL algorithms/tools for smart operations. Although AI/ML/DL algorithms/tools have used in many Internet applications and electronic devices, they are also vulnerable to various attacks and threats. The AI parameters may be distorted by the internal attacker; the DL input samples may be polluted by adversaries; the ML model may be misled by changing the classification boundary, and many other attacks/threats. Those attacks make the AI products dangerous to use. While the above discussion focuses on the security issues in AI/ML/DL-based systems (i.e., securing the intelligent systems themselves), AI/ML/DL models/algorithms can be used for cyber security (i.e., use AI to achieve security). Since the AI/ML/DL security is a new emergent field, many researchers and industry people cannot obtain detailed, comprehensive understanding of this area. This book aims to provide a complete picture on the challenges and solutions to the security issues in various applications. It explains how different attacks can occur in advanced AI tools and the challenges of overcoming those attacks. Then many sets of promising solutions are described to achieve AI security and privacy in this book. The features of this book consist of 7 aspects: This is the first book to explain various practical attacks and countermeasures to AI systems; Both quantitative math models and practical security implementations are provided; It covers both "securing the AI system itself" and "use AI to achieve security"; It covers all the advanced AI attacks and threats with detailed attack models; It provides the multiple solution spaces to the security and privacy issues in AI tools; The differences among ML and DL security/privacy issues are explained. Many practical security applications are covered"--</text:p>
          </table:table-cell>
          <table:table-cell office:value-type="string" table:style-name="ce1">
            <text:p>Boca Raton, FL : CRC Press, 2023.</text:p>
          </table:table-cell>
          <table:table-cell office:value-type="string" table:style-name="ce1">
            <text:p>Machine learning attack models / Jing Lin, Long Dang, Mohamed Rahouti, Kaiqi Xiong -- Adversarial machine learning : a new threat paradigm for next-generation wireless communications / Yalin E. Sagduyu, Yi Shi, Tugba Erpek, William Headley, Bryse Flowers, George Stantchev, Zhuo Lu, and Brian Jalaian -- Threat of adversarial attacks to deep learning : a survey / Linsheng He, Fei Hu.</text:p>
          </table:table-cell>
          <table:table-cell office:value-type="string" table:style-name="ce1">
            <text:p>https://library.ecssr.ae/cgi-bin/koha/opac-detail.pl?biblionumber=285782</text:p>
          </table:table-cell>
          <table:table-cell table:number-columns-repeated="16377"/>
        </table:table-row>
        <table:table-row table:style-name="ro1">
          <table:table-cell office:value-type="string" table:style-name="ce1">
            <text:p>285784</text:p>
          </table:table-cell>
          <table:table-cell office:value-type="string" table:style-name="ce1">
            <text:p>New Age Cyber Threat Mitigation for Cloud Computing Networks /</text:p>
          </table:table-cell>
          <table:table-cell office:value-type="string" table:style-name="ce1">
            <text:p>Bhardwaj, Akashdeep.</text:p>
          </table:table-cell>
          <table:table-cell office:value-type="string" table:style-name="ce1">
            <text:p>Increasingly global and online social interactions and financial transactions involve digital data, computing devices and the internet. With cloud computing, remote computing, enterprise mobility and e-commerce on the rise, network security has become a priority. Selecting an appropriate algorithm and policy is a challenge for computer security engineers, as new technologies provide malicious users with opportunities to intrude into computer networks. New Age Cyber Threat Mitigation for Cloud Computing Networks provides cloud and network engineers answers to cybersecurity challenges. It highlights new options, methodologies and feasible solutions that can be implemented in cloud architecture and IT Infrastructure, thereby securing end users. Chapters cover many topics related to cyber threats in the modern era. These topics include: · Ransomware and DDoS attacks · Security algorithms · Design and implementation solutions for resilient and fault-tolerant cloud and network services · Security policy · End user data security The book is an essential resource for anyone involved in cloud computing and network security, including learners, professionals and enthusiasts.</text:p>
          </table:table-cell>
          <table:table-cell office:value-type="string" table:style-name="ce1">
            <text:p>Sharjah : Bentham Science Publishers, 2023.</text:p>
          </table:table-cell>
          <table:table-cell table:style-name="ce1"/>
          <table:table-cell office:value-type="string" table:style-name="ce1">
            <text:p>https://library.ecssr.ae/cgi-bin/koha/opac-detail.pl?biblionumber=285784</text:p>
          </table:table-cell>
          <table:table-cell table:number-columns-repeated="16377"/>
        </table:table-row>
        <table:table-row table:style-name="ro1">
          <table:table-cell office:value-type="string" table:style-name="ce1">
            <text:p>285785</text:p>
          </table:table-cell>
          <table:table-cell office:value-type="string" table:style-name="ce1">
            <text:p>Blockchain Applications in Cybersecurity Solutions /</text:p>
          </table:table-cell>
          <table:table-cell office:value-type="string" table:style-name="ce1">
            <text:p>R.Agrawal.</text:p>
          </table:table-cell>
          <table:table-cell office:value-type="string" table:style-name="ce1">
            <text:p>Applications of Blockchain in Cybersecurity Solutions is a comprehensive guide to blockchain applications in computer security. it presents the concepts and practical techniques that are useful in creating and designing decentralized cybersecurity software through 9 carefully edited chapters. Topics covered in the book include- An introduction to the use of blockchain technology in cybersecurity- Attack surfaces in blockchains- Anti-counterfeit solutions in blockchains- blockchain based access control systems- Multi-chain security deployment over smart contracts- Cybersecurity as a decentralized service The book is an essential primer for computer science students and researchers, and a quick reference for IT professionals on blockchain based cybersecurity.</text:p>
          </table:table-cell>
          <table:table-cell office:value-type="string" table:style-name="ce1">
            <text:p>Sharjah : Bentham Science Publishers, 2023.</text:p>
          </table:table-cell>
          <table:table-cell table:style-name="ce1"/>
          <table:table-cell office:value-type="string" table:style-name="ce1">
            <text:p>https://library.ecssr.ae/cgi-bin/koha/opac-detail.pl?biblionumber=285785</text:p>
          </table:table-cell>
          <table:table-cell table:number-columns-repeated="16377"/>
        </table:table-row>
        <table:table-row table:style-name="ro1">
          <table:table-cell office:value-type="string" table:style-name="ce1">
            <text:p>285786</text:p>
          </table:table-cell>
          <table:table-cell office:value-type="string" table:style-name="ce1">
            <text:p>War, Technology and the State /</text:p>
          </table:table-cell>
          <table:table-cell office:value-type="string" table:style-name="ce1">
            <text:p>Chin, Warren.</text:p>
          </table:table-cell>
          <table:table-cell office:value-type="string" table:style-name="ce1">
            <text:p>This book explores the relationship between the state and war within the context of seismic technological change. Through its analysis, the book questions what will happen to war and the state and whether we will reach a point where war leads to the unmaking of the state itself.</text:p>
          </table:table-cell>
          <table:table-cell office:value-type="string" table:style-name="ce1">
            <text:p>Bristol : Bristol University Press, 2023.</text:p>
          </table:table-cell>
          <table:table-cell office:value-type="string" table:style-name="ce1">
            <text:p>Front Cover -- War, Technology and the State -- Copyright information -- Table of Contents -- 1 Introduction: Purpose and Scope -- The debate -- Revisiting the question of technological determinism -- Addressing the problem of ethnocentrism, presentism and progressivism -- Revisiting the importance of technology -- Connecting war, technology and the state -- The structure of this book -- 2 Technological Determinism and Debates about State Formation in Early Modern Europe -- Revolutions within revolutions -- Antithesis -- Conclusion -- 3 The Industrial Revolution and the Rise of Modern War -- Why military luddites became enamoured with technology -- Conclusion: The concept of modern war -- 4 The Nuclear Revolution and the Rise of Postmodern War -- The impact of the nuclear revolution on war -- War and technology beyond the Western world -- Conclusion: Why did the pursuit of technological excellence persist after the Cold War? -- 5 The Western Military Vision of Future War -- Revival of great power competition and qualitative arms racing -- The new world order and its impact on war, technology and the state -- Defence research and the role of the state -- The new grammar of war -- The doctrinal response to grey zone war -- The return of strategies of deterrence -- The military vision of the future battle space -- Conclusion -- 6 Testing Western Military Thinking about the Future of War: Russia's War in Ukraine -- Introduction -- The geopolitical context of the war in Ukraine -- The kinetic dimension of the war -- Implications of the Russia-Ukraine conflict for war and the state -- Conclusion -- 7 Conclusion: Assessing the Impact of the Fourth Industrial Revolution on the Future of War and the State -- Introduction -- Connecting technological innovation to politics -- Technology and economics -- The political impact of technological change. War, technology and the state -- On presentism and technological determinism -- References -- References -- Index.</text:p>
          </table:table-cell>
          <table:table-cell office:value-type="string" table:style-name="ce1">
            <text:p>https://library.ecssr.ae/cgi-bin/koha/opac-detail.pl?biblionumber=285786</text:p>
          </table:table-cell>
          <table:table-cell table:number-columns-repeated="16377"/>
        </table:table-row>
        <table:table-row table:style-name="ro1">
          <table:table-cell office:value-type="string" table:style-name="ce1">
            <text:p>285787</text:p>
          </table:table-cell>
          <table:table-cell office:value-type="string" table:style-name="ce1">
            <text:p>Deep Learning : Theory, Architectures and Applications in Speech, Image and Language Processing /</text:p>
          </table:table-cell>
          <table:table-cell office:value-type="string" table:style-name="ce1">
            <text:p>Verma, Gyanendra.</text:p>
          </table:table-cell>
          <table:table-cell office:value-type="string" table:style-name="ce1">
            <text:p>This book is a detailed reference guide on deep learning and its applications. It aims to provide a basic understanding of deep learning and its different architectures that are applied to process images, speech, and natural language. It explains basic concepts and many modern use cases through fifteen chapters contributed by computer science academics and researchers. By the end of the book, the reader will become familiar with different deep learning approaches and models, and understand how to implement various deep learning algorithms using multiple frameworks and libraries. This book is divided into three parts. The first part explains the basic operating understanding, history, evolution, and challenges associated with deep learning. The basic concepts of mathematics and the hardware requirements for deep learning implementation, and some of its popular frameworks for medical applications are also covered. The second part is dedicated to sentiment analysis using deep learning and machine learning techniques. This book section covers the experimentation and application of deep learning techniques and architectures in real-world applications. It details the salient approaches, issues, and challenges in building ethically aligned machines. An approach inspired by traditional Eastern thought and wisdom is also presented. The final part covers artificial intelligence approaches used to explain the machine learning models that enhance transparency for the benefit of users. A review and detailed description of the use of knowledge graphs in generating explanations for black-box recommender systems and a review of ethical system design and a model for sustainable education is included in this section. An additional chapter demonstrates how a semi-supervised machine learning technique can be used for cryptocurrency portfolio management. The book is | a timely reference for academicians, professionals, researchers and students at engineering and medical institutions working on artificial intelligence applications.</text:p>
          </table:table-cell>
          <table:table-cell office:value-type="string" table:style-name="ce1">
            <text:p>Sharjah : Bentham Science Publishers, 2023.</text:p>
          </table:table-cell>
          <table:table-cell table:style-name="ce1"/>
          <table:table-cell office:value-type="string" table:style-name="ce1">
            <text:p>https://library.ecssr.ae/cgi-bin/koha/opac-detail.pl?biblionumber=285787</text:p>
          </table:table-cell>
          <table:table-cell table:number-columns-repeated="16377"/>
        </table:table-row>
        <table:table-row table:style-name="ro1">
          <table:table-cell office:value-type="string" table:style-name="ce1">
            <text:p>285788</text:p>
          </table:table-cell>
          <table:table-cell office:value-type="string" table:style-name="ce1">
            <text:p>Big Data Analytics for Human-Computer Interactions : a New Era of Computation /</text:p>
          </table:table-cell>
          <table:table-cell office:value-type="string" table:style-name="ce1">
            <text:p>Kaswan, Kuldeep Singh.</text:p>
          </table:table-cell>
          <table:table-cell office:value-type="string" table:style-name="ce1">
            <text:p>Big Data is playing a vital role in HCI projects across a range of industries: healthcare, cybersecurity, forensics, education, business organizations, and scientific research. Big data analytics requires advanced tools and techniques to store, process and analyze the huge volume of data. Working on HCI projects requires specific skill sets to implement IT solutions. Big Data Analytics for Human-Computer Interactions: A New Era of Computation is a comprehensive guide that discusses the evolution of Big Data in Human Computer Interaction from promise to reality. This book provides an introduction to Big Data and HCI, followed by an overview of the state-of-the-art algorithms for processing big data, Subsequent chapters also explain the characteristics, applications, opportunities and challenges of big data systems, by describing theoretical, practical, and simulation concepts of computational intelligence and big data analytics used in designing HIC systems. The book also presents solutions for analyzing complex patterns in user data and improving productivity. Readers will be able to understand the technology that drives big data solutions in HCI projects and understand its capacity in transforming an organization.The book also helps the reader to understand HCI system design and explains how to evaluate an application portfolio that can be used when selecting pilot projects.This book is a resource for researchers, students, and professionals interested in the fields of HCI, artificial intelligence, data analytics, and computer engineering.</text:p>
          </table:table-cell>
          <table:table-cell office:value-type="string" table:style-name="ce1">
            <text:p>Sharjah : Bentham Science Publishers, 2023.</text:p>
          </table:table-cell>
          <table:table-cell table:style-name="ce1"/>
          <table:table-cell office:value-type="string" table:style-name="ce1">
            <text:p>https://library.ecssr.ae/cgi-bin/koha/opac-detail.pl?biblionumber=285788</text:p>
          </table:table-cell>
          <table:table-cell table:number-columns-repeated="16377"/>
        </table:table-row>
        <table:table-row table:style-name="ro1">
          <table:table-cell office:value-type="string" table:style-name="ce1">
            <text:p>285536</text:p>
          </table:table-cell>
          <table:table-cell office:value-type="string" table:style-name="ce1">
            <text:p>The Indian Ocean as a new political and security region /</text:p>
          </table:table-cell>
          <table:table-cell office:value-type="string" table:style-name="ce1">
            <text:p>Grare, Frederic,</text:p>
          </table:table-cell>
          <table:table-cell table:style-name="ce1"/>
          <table:table-cell office:value-type="string" table:style-name="ce1">
            <text:p>Cham, Switzerland : Palgrave Macmillan, 2022</text:p>
          </table:table-cell>
          <table:table-cell table:style-name="ce1"/>
          <table:table-cell office:value-type="string" table:style-name="ce1">
            <text:p>https://library.ecssr.ae/cgi-bin/koha/opac-detail.pl?biblionumber=285536</text:p>
          </table:table-cell>
          <table:table-cell table:number-columns-repeated="16377"/>
        </table:table-row>
        <table:table-row table:style-name="ro1">
          <table:table-cell office:value-type="string" table:style-name="ce1">
            <text:p>285537</text:p>
          </table:table-cell>
          <table:table-cell office:value-type="string" table:style-name="ce1">
            <text:p>Fundamental challenges to global peace and security : the future of humanity /</text:p>
          </table:table-cell>
          <table:table-cell table:number-columns-repeated="2" table:style-name="ce1"/>
          <table:table-cell office:value-type="string" table:style-name="ce1">
            <text:p>Cham, Switzerland : Palgrave Macmillan, 2022</text:p>
          </table:table-cell>
          <table:table-cell table:style-name="ce1"/>
          <table:table-cell office:value-type="string" table:style-name="ce1">
            <text:p>https://library.ecssr.ae/cgi-bin/koha/opac-detail.pl?biblionumber=285537</text:p>
          </table:table-cell>
          <table:table-cell table:number-columns-repeated="16377"/>
        </table:table-row>
        <table:table-row table:style-name="ro1">
          <table:table-cell office:value-type="string" table:style-name="ce1">
            <text:p>285538</text:p>
          </table:table-cell>
          <table:table-cell office:value-type="string" table:style-name="ce1">
            <text:p>Freedom isn't free : the price of world order /</text:p>
          </table:table-cell>
          <table:table-cell office:value-type="string" table:style-name="ce1">
            <text:p>Kounalakis, Markos,</text:p>
          </table:table-cell>
          <table:table-cell table:style-name="ce1"/>
          <table:table-cell office:value-type="string" table:style-name="ce1">
            <text:p>London, England : Anthem Press, 2022</text:p>
          </table:table-cell>
          <table:table-cell table:style-name="ce1"/>
          <table:table-cell office:value-type="string" table:style-name="ce1">
            <text:p>https://library.ecssr.ae/cgi-bin/koha/opac-detail.pl?biblionumber=285538</text:p>
          </table:table-cell>
          <table:table-cell table:number-columns-repeated="16377"/>
        </table:table-row>
        <table:table-row table:style-name="ro1">
          <table:table-cell office:value-type="string" table:style-name="ce1">
            <text:p>285539</text:p>
          </table:table-cell>
          <table:table-cell office:value-type="string" table:style-name="ce1">
            <text:p>Qatar : the practice of rented power /</text:p>
          </table:table-cell>
          <table:table-cell office:value-type="string" table:style-name="ce1">
            <text:p>Galeeva, Diana,</text:p>
          </table:table-cell>
          <table:table-cell table:style-name="ce1"/>
          <table:table-cell office:value-type="string" table:style-name="ce1">
            <text:p>London, England ; New York, New York : Routledge, 2022</text:p>
          </table:table-cell>
          <table:table-cell table:style-name="ce1"/>
          <table:table-cell office:value-type="string" table:style-name="ce1">
            <text:p>https://library.ecssr.ae/cgi-bin/koha/opac-detail.pl?biblionumber=285539</text:p>
          </table:table-cell>
          <table:table-cell table:number-columns-repeated="16377"/>
        </table:table-row>
        <table:table-row table:style-name="ro1">
          <table:table-cell office:value-type="string" table:style-name="ce1">
            <text:p>285540</text:p>
          </table:table-cell>
          <table:table-cell office:value-type="string" table:style-name="ce1">
            <text:p>Fighting global poverty : economic policy strategies for developing countries /</text:p>
          </table:table-cell>
          <table:table-cell office:value-type="string" table:style-name="ce1">
            <text:p>Oberholzer, Basil,</text:p>
          </table:table-cell>
          <table:table-cell table:style-name="ce1"/>
          <table:table-cell office:value-type="string" table:style-name="ce1">
            <text:p>Wiesbaden, Germany : Springer, 2022</text:p>
          </table:table-cell>
          <table:table-cell table:style-name="ce1"/>
          <table:table-cell office:value-type="string" table:style-name="ce1">
            <text:p>https://library.ecssr.ae/cgi-bin/koha/opac-detail.pl?biblionumber=285540</text:p>
          </table:table-cell>
          <table:table-cell table:number-columns-repeated="16377"/>
        </table:table-row>
        <table:table-row table:style-name="ro1">
          <table:table-cell office:value-type="string" table:style-name="ce1">
            <text:p>285541</text:p>
          </table:table-cell>
          <table:table-cell office:value-type="string" table:style-name="ce1">
            <text:p>Lone-actor terrorism : an integrated framework /</text:p>
          </table:table-cell>
          <table:table-cell table:number-columns-repeated="2" table:style-name="ce1"/>
          <table:table-cell office:value-type="string" table:style-name="ce1">
            <text:p>New York, New York : Oxford University Press, 2022</text:p>
          </table:table-cell>
          <table:table-cell table:style-name="ce1"/>
          <table:table-cell office:value-type="string" table:style-name="ce1">
            <text:p>https://library.ecssr.ae/cgi-bin/koha/opac-detail.pl?biblionumber=285541</text:p>
          </table:table-cell>
          <table:table-cell table:number-columns-repeated="16377"/>
        </table:table-row>
        <table:table-row table:style-name="ro1">
          <table:table-cell office:value-type="string" table:style-name="ce1">
            <text:p>285542</text:p>
          </table:table-cell>
          <table:table-cell office:value-type="string" table:style-name="ce1">
            <text:p>Enhancing capabilities for crisis management and disaster response /</text:p>
          </table:table-cell>
          <table:table-cell table:number-columns-repeated="2" table:style-name="ce1"/>
          <table:table-cell office:value-type="string" table:style-name="ce1">
            <text:p>Dordrecht, Netherlands : Springer, 2022</text:p>
          </table:table-cell>
          <table:table-cell table:style-name="ce1"/>
          <table:table-cell office:value-type="string" table:style-name="ce1">
            <text:p>https://library.ecssr.ae/cgi-bin/koha/opac-detail.pl?biblionumber=285542</text:p>
          </table:table-cell>
          <table:table-cell table:number-columns-repeated="16377"/>
        </table:table-row>
        <table:table-row table:style-name="ro1">
          <table:table-cell office:value-type="string" table:style-name="ce1">
            <text:p>285552</text:p>
          </table:table-cell>
          <table:table-cell office:value-type="string" table:style-name="ce1">
            <text:p>The future of economic development in the Gulf Cooperation Council states : evidence-based policy analysis /</text:p>
          </table:table-cell>
          <table:table-cell office:value-type="string" table:style-name="ce1">
            <text:p>Razzak, Weshah,</text:p>
          </table:table-cell>
          <table:table-cell table:style-name="ce1"/>
          <table:table-cell office:value-type="string" table:style-name="ce1">
            <text:p>Abingdon, Oxon, England ; New York, New York : Routledge, 2023</text:p>
          </table:table-cell>
          <table:table-cell table:style-name="ce1"/>
          <table:table-cell office:value-type="string" table:style-name="ce1">
            <text:p>https://library.ecssr.ae/cgi-bin/koha/opac-detail.pl?biblionumber=285552</text:p>
          </table:table-cell>
          <table:table-cell table:number-columns-repeated="16377"/>
        </table:table-row>
        <table:table-row table:style-name="ro1">
          <table:table-cell office:value-type="string" table:style-name="ce1">
            <text:p>285543</text:p>
          </table:table-cell>
          <table:table-cell office:value-type="string" table:style-name="ce1">
            <text:p>Building Sharjah /</text:p>
          </table:table-cell>
          <table:table-cell table:number-columns-repeated="2" table:style-name="ce1"/>
          <table:table-cell office:value-type="string" table:style-name="ce1">
            <text:p>Basel, Switzerland : Birkhauser Verlag GmbH, 2021</text:p>
          </table:table-cell>
          <table:table-cell table:style-name="ce1"/>
          <table:table-cell office:value-type="string" table:style-name="ce1">
            <text:p>https://library.ecssr.ae/cgi-bin/koha/opac-detail.pl?biblionumber=285543</text:p>
          </table:table-cell>
          <table:table-cell table:number-columns-repeated="16377"/>
        </table:table-row>
        <table:table-row table:style-name="ro1">
          <table:table-cell office:value-type="string" table:style-name="ce1">
            <text:p>285544</text:p>
          </table:table-cell>
          <table:table-cell office:value-type="string" table:style-name="ce1">
            <text:p>Wars, laws, rights and the making of global insecurities /</text:p>
          </table:table-cell>
          <table:table-cell office:value-type="string" table:style-name="ce1">
            <text:p>Rogers, Damien,</text:p>
          </table:table-cell>
          <table:table-cell table:style-name="ce1"/>
          <table:table-cell office:value-type="string" table:style-name="ce1">
            <text:p>Cham, Switzerland : Palgrave Macmillan, 2022</text:p>
          </table:table-cell>
          <table:table-cell table:style-name="ce1"/>
          <table:table-cell office:value-type="string" table:style-name="ce1">
            <text:p>https://library.ecssr.ae/cgi-bin/koha/opac-detail.pl?biblionumber=285544</text:p>
          </table:table-cell>
          <table:table-cell table:number-columns-repeated="16377"/>
        </table:table-row>
        <table:table-row table:style-name="ro1">
          <table:table-cell office:value-type="string" table:style-name="ce1">
            <text:p>285545</text:p>
          </table:table-cell>
          <table:table-cell office:value-type="string" table:style-name="ce1">
            <text:p>Technological development and impact on economic and environmental sustainability /</text:p>
          </table:table-cell>
          <table:table-cell table:number-columns-repeated="2" table:style-name="ce1"/>
          <table:table-cell office:value-type="string" table:style-name="ce1">
            <text:p>Hershey, Pennsylvania : Engineering Science Reference, 2022</text:p>
          </table:table-cell>
          <table:table-cell table:style-name="ce1"/>
          <table:table-cell office:value-type="string" table:style-name="ce1">
            <text:p>https://library.ecssr.ae/cgi-bin/koha/opac-detail.pl?biblionumber=285545</text:p>
          </table:table-cell>
          <table:table-cell table:number-columns-repeated="16377"/>
        </table:table-row>
        <table:table-row table:style-name="ro1">
          <table:table-cell office:value-type="string" table:style-name="ce1">
            <text:p>285546</text:p>
          </table:table-cell>
          <table:table-cell office:value-type="string" table:style-name="ce1">
            <text:p>Trends and transformations in world politics /</text:p>
          </table:table-cell>
          <table:table-cell table:number-columns-repeated="2" table:style-name="ce1"/>
          <table:table-cell office:value-type="string" table:style-name="ce1">
            <text:p>Lanham, MD : Lexington Books, 2022</text:p>
          </table:table-cell>
          <table:table-cell table:style-name="ce1"/>
          <table:table-cell office:value-type="string" table:style-name="ce1">
            <text:p>https://library.ecssr.ae/cgi-bin/koha/opac-detail.pl?biblionumber=285546</text:p>
          </table:table-cell>
          <table:table-cell table:number-columns-repeated="16377"/>
        </table:table-row>
        <table:table-row table:style-name="ro1">
          <table:table-cell office:value-type="string" table:style-name="ce1">
            <text:p>285547</text:p>
          </table:table-cell>
          <table:table-cell office:value-type="string" table:style-name="ce1">
            <text:p>Hezbollah : a regional armed non-state actor /</text:p>
          </table:table-cell>
          <table:table-cell office:value-type="string" table:style-name="ce1">
            <text:p>Wahab, Hadi,</text:p>
          </table:table-cell>
          <table:table-cell table:style-name="ce1"/>
          <table:table-cell office:value-type="string" table:style-name="ce1">
            <text:p>Abingdon, Oxon ; New York, NY : Routledge, 2022</text:p>
          </table:table-cell>
          <table:table-cell table:style-name="ce1"/>
          <table:table-cell office:value-type="string" table:style-name="ce1">
            <text:p>https://library.ecssr.ae/cgi-bin/koha/opac-detail.pl?biblionumber=285547</text:p>
          </table:table-cell>
          <table:table-cell table:number-columns-repeated="16377"/>
        </table:table-row>
        <table:table-row table:style-name="ro1">
          <table:table-cell office:value-type="string" table:style-name="ce1">
            <text:p>285548</text:p>
          </table:table-cell>
          <table:table-cell office:value-type="string" table:style-name="ce1">
            <text:p>The end of the Middle East peace process : the failure of US diplomacy /</text:p>
          </table:table-cell>
          <table:table-cell office:value-type="string" table:style-name="ce1">
            <text:p>Bakkour, Samer,</text:p>
          </table:table-cell>
          <table:table-cell table:style-name="ce1"/>
          <table:table-cell office:value-type="string" table:style-name="ce1">
            <text:p>Abingdon, Oxon ; New York, NY : Routledge, 2022</text:p>
          </table:table-cell>
          <table:table-cell table:style-name="ce1"/>
          <table:table-cell office:value-type="string" table:style-name="ce1">
            <text:p>https://library.ecssr.ae/cgi-bin/koha/opac-detail.pl?biblionumber=285548</text:p>
          </table:table-cell>
          <table:table-cell table:number-columns-repeated="16377"/>
        </table:table-row>
        <table:table-row table:style-name="ro1">
          <table:table-cell office:value-type="string" table:style-name="ce1">
            <text:p>285549</text:p>
          </table:table-cell>
          <table:table-cell office:value-type="string" table:style-name="ce1">
            <text:p>Governing complexity in times of turbulence /</text:p>
          </table:table-cell>
          <table:table-cell table:number-columns-repeated="2" table:style-name="ce1"/>
          <table:table-cell office:value-type="string" table:style-name="ce1">
            <text:p>London, England ; Northampton, Massachusetts : Edward Elgar Publishing, 2022</text:p>
          </table:table-cell>
          <table:table-cell table:style-name="ce1"/>
          <table:table-cell office:value-type="string" table:style-name="ce1">
            <text:p>https://library.ecssr.ae/cgi-bin/koha/opac-detail.pl?biblionumber=285549</text:p>
          </table:table-cell>
          <table:table-cell table:number-columns-repeated="16377"/>
        </table:table-row>
        <table:table-row table:style-name="ro1">
          <table:table-cell office:value-type="string" table:style-name="ce1">
            <text:p>285550</text:p>
          </table:table-cell>
          <table:table-cell office:value-type="string" table:style-name="ce1">
            <text:p>Blockhain technology for emerging applications : a comprehensive approach /</text:p>
          </table:table-cell>
          <table:table-cell table:number-columns-repeated="2" table:style-name="ce1"/>
          <table:table-cell office:value-type="string" table:style-name="ce1">
            <text:p>London : Academic Press, 2022</text:p>
          </table:table-cell>
          <table:table-cell table:style-name="ce1"/>
          <table:table-cell office:value-type="string" table:style-name="ce1">
            <text:p>https://library.ecssr.ae/cgi-bin/koha/opac-detail.pl?biblionumber=285550</text:p>
          </table:table-cell>
          <table:table-cell table:number-columns-repeated="16377"/>
        </table:table-row>
        <table:table-row table:style-name="ro1">
          <table:table-cell office:value-type="string" table:style-name="ce1">
            <text:p>285551</text:p>
          </table:table-cell>
          <table:table-cell office:value-type="string" table:style-name="ce1">
            <text:p>Mapping non-state actors in international relations /</text:p>
          </table:table-cell>
          <table:table-cell table:number-columns-repeated="2" table:style-name="ce1"/>
          <table:table-cell office:value-type="string" table:style-name="ce1">
            <text:p>Cham, Switzerland : Springer, 2022</text:p>
          </table:table-cell>
          <table:table-cell table:style-name="ce1"/>
          <table:table-cell office:value-type="string" table:style-name="ce1">
            <text:p>https://library.ecssr.ae/cgi-bin/koha/opac-detail.pl?biblionumber=285551</text:p>
          </table:table-cell>
          <table:table-cell table:number-columns-repeated="16377"/>
        </table:table-row>
        <table:table-row table:style-name="ro1">
          <table:table-cell office:value-type="string" table:style-name="ce1">
            <text:p>285553</text:p>
          </table:table-cell>
          <table:table-cell office:value-type="string" table:style-name="ce1">
            <text:p>Emerging technologies for sustainable and smart energy /</text:p>
          </table:table-cell>
          <table:table-cell table:number-columns-repeated="2" table:style-name="ce1"/>
          <table:table-cell office:value-type="string" table:style-name="ce1">
            <text:p>Boca Raton, FL ; Abingdon, Oxon : CRC Press, 2023</text:p>
          </table:table-cell>
          <table:table-cell table:style-name="ce1"/>
          <table:table-cell office:value-type="string" table:style-name="ce1">
            <text:p>https://library.ecssr.ae/cgi-bin/koha/opac-detail.pl?biblionumber=285553</text:p>
          </table:table-cell>
          <table:table-cell table:number-columns-repeated="16377"/>
        </table:table-row>
        <table:table-row table:style-name="ro1">
          <table:table-cell office:value-type="string" table:style-name="ce1">
            <text:p>285554</text:p>
          </table:table-cell>
          <table:table-cell office:value-type="string" table:style-name="ce1">
            <text:p>Intelligence power in practice /</text:p>
          </table:table-cell>
          <table:table-cell office:value-type="string" table:style-name="ce1">
            <text:p>Herman, Michael,</text:p>
          </table:table-cell>
          <table:table-cell table:style-name="ce1"/>
          <table:table-cell office:value-type="string" table:style-name="ce1">
            <text:p>Edinburgh, Scotland : Edinburgh University Press, 2022</text:p>
          </table:table-cell>
          <table:table-cell table:style-name="ce1"/>
          <table:table-cell office:value-type="string" table:style-name="ce1">
            <text:p>https://library.ecssr.ae/cgi-bin/koha/opac-detail.pl?biblionumber=285554</text:p>
          </table:table-cell>
          <table:table-cell table:number-columns-repeated="16377"/>
        </table:table-row>
        <table:table-row table:style-name="ro1">
          <table:table-cell office:value-type="string" table:style-name="ce1">
            <text:p>285555</text:p>
          </table:table-cell>
          <table:table-cell office:value-type="string" table:style-name="ce1">
            <text:p>The political science of the Middle East : theory and research since the Arab uprisings /</text:p>
          </table:table-cell>
          <table:table-cell table:number-columns-repeated="2" table:style-name="ce1"/>
          <table:table-cell office:value-type="string" table:style-name="ce1">
            <text:p>New York, New York : Oxford University Press, 2022</text:p>
          </table:table-cell>
          <table:table-cell table:style-name="ce1"/>
          <table:table-cell office:value-type="string" table:style-name="ce1">
            <text:p>https://library.ecssr.ae/cgi-bin/koha/opac-detail.pl?biblionumber=285555</text:p>
          </table:table-cell>
          <table:table-cell table:number-columns-repeated="16377"/>
        </table:table-row>
        <table:table-row table:style-name="ro1">
          <table:table-cell office:value-type="string" table:style-name="ce1">
            <text:p>285556</text:p>
          </table:table-cell>
          <table:table-cell office:value-type="string" table:style-name="ce1">
            <text:p>Strategic cyber security management /</text:p>
          </table:table-cell>
          <table:table-cell office:value-type="string" table:style-name="ce1">
            <text:p>Trim, Peter R. J.,</text:p>
          </table:table-cell>
          <table:table-cell table:style-name="ce1"/>
          <table:table-cell office:value-type="string" table:style-name="ce1">
            <text:p>Abingdon, Oxon, England ; New York, New York : Routledge, 2023</text:p>
          </table:table-cell>
          <table:table-cell table:style-name="ce1"/>
          <table:table-cell office:value-type="string" table:style-name="ce1">
            <text:p>https://library.ecssr.ae/cgi-bin/koha/opac-detail.pl?biblionumber=285556</text:p>
          </table:table-cell>
          <table:table-cell table:number-columns-repeated="16377"/>
        </table:table-row>
        <table:table-row table:style-name="ro1">
          <table:table-cell office:value-type="string" table:style-name="ce1">
            <text:p>285557</text:p>
          </table:table-cell>
          <table:table-cell office:value-type="string" table:style-name="ce1">
            <text:p>The ethics of war and peace : an introduction /</text:p>
          </table:table-cell>
          <table:table-cell office:value-type="string" table:style-name="ce1">
            <text:p>Frowe, Helen,</text:p>
          </table:table-cell>
          <table:table-cell table:style-name="ce1"/>
          <table:table-cell office:value-type="string" table:style-name="ce1">
            <text:p>London ; New York, New York : Routledge, Taylor &amp;amp; Francis Group, 2023</text:p>
          </table:table-cell>
          <table:table-cell table:style-name="ce1"/>
          <table:table-cell office:value-type="string" table:style-name="ce1">
            <text:p>https://library.ecssr.ae/cgi-bin/koha/opac-detail.pl?biblionumber=285557</text:p>
          </table:table-cell>
          <table:table-cell table:number-columns-repeated="16377"/>
        </table:table-row>
        <table:table-row table:style-name="ro1">
          <table:table-cell office:value-type="string" table:style-name="ce1">
            <text:p>285558</text:p>
          </table:table-cell>
          <table:table-cell office:value-type="string" table:style-name="ce1">
            <text:p>Cyber security threats and challenges facing human life /</text:p>
          </table:table-cell>
          <table:table-cell table:number-columns-repeated="2" table:style-name="ce1"/>
          <table:table-cell office:value-type="string" table:style-name="ce1">
            <text:p>Boca Raton, Florida : CRC Press, 2023</text:p>
          </table:table-cell>
          <table:table-cell table:style-name="ce1"/>
          <table:table-cell office:value-type="string" table:style-name="ce1">
            <text:p>https://library.ecssr.ae/cgi-bin/koha/opac-detail.pl?biblionumber=285558</text:p>
          </table:table-cell>
          <table:table-cell table:number-columns-repeated="16377"/>
        </table:table-row>
        <table:table-row table:style-name="ro1">
          <table:table-cell office:value-type="string" table:style-name="ce1">
            <text:p>285559</text:p>
          </table:table-cell>
          <table:table-cell office:value-type="string" table:style-name="ce1">
            <text:p>Green digital finance and sustainable development goals /</text:p>
          </table:table-cell>
          <table:table-cell table:number-columns-repeated="2" table:style-name="ce1"/>
          <table:table-cell office:value-type="string" table:style-name="ce1">
            <text:p>Singapore : Springer, 2022</text:p>
          </table:table-cell>
          <table:table-cell table:style-name="ce1"/>
          <table:table-cell office:value-type="string" table:style-name="ce1">
            <text:p>https://library.ecssr.ae/cgi-bin/koha/opac-detail.pl?biblionumber=285559</text:p>
          </table:table-cell>
          <table:table-cell table:number-columns-repeated="16377"/>
        </table:table-row>
        <table:table-row table:style-name="ro1">
          <table:table-cell office:value-type="string" table:style-name="ce1">
            <text:p>285561</text:p>
          </table:table-cell>
          <table:table-cell office:value-type="string" table:style-name="ce1">
            <text:p>State responsibility for non-state actors : past, present and prospects for the future /</text:p>
          </table:table-cell>
          <table:table-cell office:value-type="string" table:style-name="ce1">
            <text:p>Scott, Richard Mackenzie-Gray,</text:p>
          </table:table-cell>
          <table:table-cell table:style-name="ce1"/>
          <table:table-cell office:value-type="string" table:style-name="ce1">
            <text:p>Oxford, England : Hart, 2022</text:p>
          </table:table-cell>
          <table:table-cell table:style-name="ce1"/>
          <table:table-cell office:value-type="string" table:style-name="ce1">
            <text:p>https://library.ecssr.ae/cgi-bin/koha/opac-detail.pl?biblionumber=285561</text:p>
          </table:table-cell>
          <table:table-cell table:number-columns-repeated="16377"/>
        </table:table-row>
        <table:table-row table:style-name="ro1">
          <table:table-cell office:value-type="string" table:style-name="ce1">
            <text:p>285562</text:p>
          </table:table-cell>
          <table:table-cell office:value-type="string" table:style-name="ce1">
            <text:p>Women, money, and political participation in the Middle East /</text:p>
          </table:table-cell>
          <table:table-cell office:value-type="string" table:style-name="ce1">
            <text:p>Welborne, Bozena C.,</text:p>
          </table:table-cell>
          <table:table-cell table:style-name="ce1"/>
          <table:table-cell office:value-type="string" table:style-name="ce1">
            <text:p>Cham, Switzerland : Springer Nature Switzerland AG, 2022</text:p>
          </table:table-cell>
          <table:table-cell table:style-name="ce1"/>
          <table:table-cell office:value-type="string" table:style-name="ce1">
            <text:p>https://library.ecssr.ae/cgi-bin/koha/opac-detail.pl?biblionumber=285562</text:p>
          </table:table-cell>
          <table:table-cell table:number-columns-repeated="16377"/>
        </table:table-row>
        <table:table-row table:style-name="ro1">
          <table:table-cell office:value-type="string" table:style-name="ce1">
            <text:p>285560</text:p>
          </table:table-cell>
          <table:table-cell office:value-type="string" table:style-name="ce1">
            <text:p>Global discord : values and power in a fractured world order /</text:p>
          </table:table-cell>
          <table:table-cell office:value-type="string" table:style-name="ce1">
            <text:p>Tucker, Paul,</text:p>
          </table:table-cell>
          <table:table-cell table:style-name="ce1"/>
          <table:table-cell office:value-type="string" table:style-name="ce1">
            <text:p>Princeton, N. J. : Princeton University Press, 2022</text:p>
          </table:table-cell>
          <table:table-cell table:style-name="ce1"/>
          <table:table-cell office:value-type="string" table:style-name="ce1">
            <text:p>https://library.ecssr.ae/cgi-bin/koha/opac-detail.pl?biblionumber=285560</text:p>
          </table:table-cell>
          <table:table-cell table:number-columns-repeated="16377"/>
        </table:table-row>
        <table:table-row table:style-name="ro1">
          <table:table-cell office:value-type="string" table:style-name="ce1">
            <text:p>285563</text:p>
          </table:table-cell>
          <table:table-cell office:value-type="string" table:style-name="ce1">
            <text:p>Maritime security of the Arab Gulf states : analysis of current threats, confrontation mechanisms, and future challenges /</text:p>
          </table:table-cell>
          <table:table-cell office:value-type="string" table:style-name="ce1">
            <text:p>Keshk, Ashraf Mohammed,</text:p>
          </table:table-cell>
          <table:table-cell table:style-name="ce1"/>
          <table:table-cell office:value-type="string" table:style-name="ce1">
            <text:p>Singapore : Springer, 2022</text:p>
          </table:table-cell>
          <table:table-cell table:style-name="ce1"/>
          <table:table-cell office:value-type="string" table:style-name="ce1">
            <text:p>https://library.ecssr.ae/cgi-bin/koha/opac-detail.pl?biblionumber=285563</text:p>
          </table:table-cell>
          <table:table-cell table:number-columns-repeated="16377"/>
        </table:table-row>
        <table:table-row table:style-name="ro1">
          <table:table-cell office:value-type="string" table:style-name="ce1">
            <text:p>285564</text:p>
          </table:table-cell>
          <table:table-cell office:value-type="string" table:style-name="ce1">
            <text:p>Disruption, ideation and innovation for defence and security /</text:p>
          </table:table-cell>
          <table:table-cell table:number-columns-repeated="2" table:style-name="ce1"/>
          <table:table-cell office:value-type="string" table:style-name="ce1">
            <text:p>Cham, Switzerland : Springer, 2022</text:p>
          </table:table-cell>
          <table:table-cell table:style-name="ce1"/>
          <table:table-cell office:value-type="string" table:style-name="ce1">
            <text:p>https://library.ecssr.ae/cgi-bin/koha/opac-detail.pl?biblionumber=285564</text:p>
          </table:table-cell>
          <table:table-cell table:number-columns-repeated="16377"/>
        </table:table-row>
        <table:table-row table:style-name="ro1">
          <table:table-cell office:value-type="string" table:style-name="ce1">
            <text:p>285565</text:p>
          </table:table-cell>
          <table:table-cell office:value-type="string" table:style-name="ce1">
            <text:p>Security dynamics in the Gulf and the Arabian Peninsula : contemporary challenges and opportunities /</text:p>
          </table:table-cell>
          <table:table-cell table:number-columns-repeated="2" table:style-name="ce1"/>
          <table:table-cell office:value-type="string" table:style-name="ce1">
            <text:p>Abingdon, Oxon, England ; New York, New York : Routledge, 2023</text:p>
          </table:table-cell>
          <table:table-cell table:style-name="ce1"/>
          <table:table-cell office:value-type="string" table:style-name="ce1">
            <text:p>https://library.ecssr.ae/cgi-bin/koha/opac-detail.pl?biblionumber=285565</text:p>
          </table:table-cell>
          <table:table-cell table:number-columns-repeated="16377"/>
        </table:table-row>
        <table:table-row table:style-name="ro1">
          <table:table-cell office:value-type="string" table:style-name="ce1">
            <text:p>285566</text:p>
          </table:table-cell>
          <table:table-cell office:value-type="string" table:style-name="ce1">
            <text:p>Modern survey analysis : using Python for deeper insights /</text:p>
          </table:table-cell>
          <table:table-cell office:value-type="string" table:style-name="ce1">
            <text:p>Paczkowski, Walter R.,</text:p>
          </table:table-cell>
          <table:table-cell table:style-name="ce1"/>
          <table:table-cell office:value-type="string" table:style-name="ce1">
            <text:p>Cham, Switzerland : Springer, 2022</text:p>
          </table:table-cell>
          <table:table-cell table:style-name="ce1"/>
          <table:table-cell office:value-type="string" table:style-name="ce1">
            <text:p>https://library.ecssr.ae/cgi-bin/koha/opac-detail.pl?biblionumber=285566</text:p>
          </table:table-cell>
          <table:table-cell table:number-columns-repeated="16377"/>
        </table:table-row>
        <table:table-row table:style-name="ro1">
          <table:table-cell office:value-type="string" table:style-name="ce1">
            <text:p>285567</text:p>
          </table:table-cell>
          <table:table-cell office:value-type="string" table:style-name="ce1">
            <text:p>G20 rising powers in the changing international development landscape : potentialities and challenges /</text:p>
          </table:table-cell>
          <table:table-cell table:number-columns-repeated="2" table:style-name="ce1"/>
          <table:table-cell office:value-type="string" table:style-name="ce1">
            <text:p>Cham, Switzerland : Springer Nature Switzerland AG, 2022</text:p>
          </table:table-cell>
          <table:table-cell table:style-name="ce1"/>
          <table:table-cell office:value-type="string" table:style-name="ce1">
            <text:p>https://library.ecssr.ae/cgi-bin/koha/opac-detail.pl?biblionumber=285567</text:p>
          </table:table-cell>
          <table:table-cell table:number-columns-repeated="16377"/>
        </table:table-row>
        <table:table-row table:style-name="ro1">
          <table:table-cell office:value-type="string" table:style-name="ce1">
            <text:p>285568</text:p>
          </table:table-cell>
          <table:table-cell office:value-type="string" table:style-name="ce1">
            <text:p>Towards Net-Zero targets : usage of data science for long-term sustainability pathways /</text:p>
          </table:table-cell>
          <table:table-cell office:value-type="string" table:style-name="ce1">
            <text:p>Sharma, Neha</text:p>
          </table:table-cell>
          <table:table-cell table:style-name="ce1"/>
          <table:table-cell office:value-type="string" table:style-name="ce1">
            <text:p>Gateway East, Singapore : Springer, 2023</text:p>
          </table:table-cell>
          <table:table-cell table:style-name="ce1"/>
          <table:table-cell office:value-type="string" table:style-name="ce1">
            <text:p>https://library.ecssr.ae/cgi-bin/koha/opac-detail.pl?biblionumber=285568</text:p>
          </table:table-cell>
          <table:table-cell table:number-columns-repeated="16377"/>
        </table:table-row>
        <table:table-row table:style-name="ro1">
          <table:table-cell office:value-type="string" table:style-name="ce1">
            <text:p>285569</text:p>
          </table:table-cell>
          <table:table-cell office:value-type="string" table:style-name="ce1">
            <text:p>Twenty-first century military innovation : technological, organizational, and strategic change beyond conventional war /</text:p>
          </table:table-cell>
          <table:table-cell office:value-type="string" table:style-name="ce1">
            <text:p>Schulzke, Marcus,</text:p>
          </table:table-cell>
          <table:table-cell table:style-name="ce1"/>
          <table:table-cell office:value-type="string" table:style-name="ce1">
            <text:p>Ann Arbor, Michigan : University of Michigan Press, 2023</text:p>
          </table:table-cell>
          <table:table-cell table:style-name="ce1"/>
          <table:table-cell office:value-type="string" table:style-name="ce1">
            <text:p>https://library.ecssr.ae/cgi-bin/koha/opac-detail.pl?biblionumber=285569</text:p>
          </table:table-cell>
          <table:table-cell table:number-columns-repeated="16377"/>
        </table:table-row>
        <table:table-row table:style-name="ro1">
          <table:table-cell office:value-type="string" table:style-name="ce1">
            <text:p>285570</text:p>
          </table:table-cell>
          <table:table-cell office:value-type="string" table:style-name="ce1">
            <text:p>Energy democracies for sustainable futures /</text:p>
          </table:table-cell>
          <table:table-cell table:number-columns-repeated="2" table:style-name="ce1"/>
          <table:table-cell office:value-type="string" table:style-name="ce1">
            <text:p>London, England ; San Diego, California : Elsevier, 2023</text:p>
          </table:table-cell>
          <table:table-cell table:style-name="ce1"/>
          <table:table-cell office:value-type="string" table:style-name="ce1">
            <text:p>https://library.ecssr.ae/cgi-bin/koha/opac-detail.pl?biblionumber=285570</text:p>
          </table:table-cell>
          <table:table-cell table:number-columns-repeated="16377"/>
        </table:table-row>
        <table:table-row table:style-name="ro1">
          <table:table-cell office:value-type="string" table:style-name="ce1">
            <text:p>285571</text:p>
          </table:table-cell>
          <table:table-cell office:value-type="string" table:style-name="ce1">
            <text:p>Security technologies and social implications /</text:p>
          </table:table-cell>
          <table:table-cell table:number-columns-repeated="2" table:style-name="ce1"/>
          <table:table-cell office:value-type="string" table:style-name="ce1">
            <text:p>Hoboken, New Jersey : John Wiley &amp;amp; Sons, Inc., 2023</text:p>
          </table:table-cell>
          <table:table-cell table:style-name="ce1"/>
          <table:table-cell office:value-type="string" table:style-name="ce1">
            <text:p>https://library.ecssr.ae/cgi-bin/koha/opac-detail.pl?biblionumber=285571</text:p>
          </table:table-cell>
          <table:table-cell table:number-columns-repeated="16377"/>
        </table:table-row>
        <table:table-row table:style-name="ro1">
          <table:table-cell office:value-type="string" table:style-name="ce1">
            <text:p>285572</text:p>
          </table:table-cell>
          <table:table-cell office:value-type="string" table:style-name="ce1">
            <text:p>Armament, arms control and artificial intelligence : the Janus-faced nature of machine learning in the military realm /</text:p>
          </table:table-cell>
          <table:table-cell table:number-columns-repeated="2" table:style-name="ce1"/>
          <table:table-cell office:value-type="string" table:style-name="ce1">
            <text:p>Cham : Springer, 2022</text:p>
          </table:table-cell>
          <table:table-cell table:style-name="ce1"/>
          <table:table-cell office:value-type="string" table:style-name="ce1">
            <text:p>https://library.ecssr.ae/cgi-bin/koha/opac-detail.pl?biblionumber=285572</text:p>
          </table:table-cell>
          <table:table-cell table:number-columns-repeated="16377"/>
        </table:table-row>
        <table:table-row table:style-name="ro1">
          <table:table-cell office:value-type="string" table:style-name="ce1">
            <text:p>285573</text:p>
          </table:table-cell>
          <table:table-cell office:value-type="string" table:style-name="ce1">
            <text:p>The future of national intelligence : how emerging technologies reshape intelligence communities /</text:p>
          </table:table-cell>
          <table:table-cell office:value-type="string" table:style-name="ce1">
            <text:p>Hershkovitz, Shay,</text:p>
          </table:table-cell>
          <table:table-cell table:style-name="ce1"/>
          <table:table-cell office:value-type="string" table:style-name="ce1">
            <text:p>Lanham, Maryland : Rowman &amp;amp; Littlefield, 2022</text:p>
          </table:table-cell>
          <table:table-cell table:style-name="ce1"/>
          <table:table-cell office:value-type="string" table:style-name="ce1">
            <text:p>https://library.ecssr.ae/cgi-bin/koha/opac-detail.pl?biblionumber=285573</text:p>
          </table:table-cell>
          <table:table-cell table:number-columns-repeated="16377"/>
        </table:table-row>
        <table:table-row table:style-name="ro1">
          <table:table-cell office:value-type="string" table:style-name="ce1">
            <text:p>285576</text:p>
          </table:table-cell>
          <table:table-cell office:value-type="string" table:style-name="ce1">
            <text:p>AI and machine learning for network and security management /</text:p>
          </table:table-cell>
          <table:table-cell office:value-type="string" table:style-name="ce1">
            <text:p>Wu, Yulei,</text:p>
          </table:table-cell>
          <table:table-cell table:style-name="ce1"/>
          <table:table-cell office:value-type="string" table:style-name="ce1">
            <text:p>Piscataway, New Jersey ; Hoboken, New Jersey : IEEE Press : Wiley, 2023</text:p>
          </table:table-cell>
          <table:table-cell table:style-name="ce1"/>
          <table:table-cell office:value-type="string" table:style-name="ce1">
            <text:p>https://library.ecssr.ae/cgi-bin/koha/opac-detail.pl?biblionumber=285576</text:p>
          </table:table-cell>
          <table:table-cell table:number-columns-repeated="16377"/>
        </table:table-row>
        <table:table-row table:style-name="ro1">
          <table:table-cell office:value-type="string" table:style-name="ce1">
            <text:p>285575</text:p>
          </table:table-cell>
          <table:table-cell office:value-type="string" table:style-name="ce1">
            <text:p>AI and society : tensions and opportunities /</text:p>
          </table:table-cell>
          <table:table-cell table:number-columns-repeated="2" table:style-name="ce1"/>
          <table:table-cell office:value-type="string" table:style-name="ce1">
            <text:p>Abingdon, Oxon, England ; Boca Raton, Florida : CRC Press, 2023</text:p>
          </table:table-cell>
          <table:table-cell table:style-name="ce1"/>
          <table:table-cell office:value-type="string" table:style-name="ce1">
            <text:p>https://library.ecssr.ae/cgi-bin/koha/opac-detail.pl?biblionumber=285575</text:p>
          </table:table-cell>
          <table:table-cell table:number-columns-repeated="16377"/>
        </table:table-row>
        <table:table-row table:style-name="ro1">
          <table:table-cell office:value-type="string" table:style-name="ce1">
            <text:p>285577</text:p>
          </table:table-cell>
          <table:table-cell office:value-type="string" table:style-name="ce1">
            <text:p>Megatrends of world politics : globalization, integration and democratization /</text:p>
          </table:table-cell>
          <table:table-cell table:number-columns-repeated="2" table:style-name="ce1"/>
          <table:table-cell office:value-type="string" table:style-name="ce1">
            <text:p>Abingdon, Oxon, England ; New York, New York : Routledge, 2023</text:p>
          </table:table-cell>
          <table:table-cell table:style-name="ce1"/>
          <table:table-cell office:value-type="string" table:style-name="ce1">
            <text:p>https://library.ecssr.ae/cgi-bin/koha/opac-detail.pl?biblionumber=285577</text:p>
          </table:table-cell>
          <table:table-cell table:number-columns-repeated="16377"/>
        </table:table-row>
        <table:table-row table:style-name="ro1">
          <table:table-cell office:value-type="string" table:style-name="ce1">
            <text:p>285578</text:p>
          </table:table-cell>
          <table:table-cell office:value-type="string" table:style-name="ce1">
            <text:p>Leadership : lessons from a life in diplomacy /</text:p>
          </table:table-cell>
          <table:table-cell office:value-type="string" table:style-name="ce1">
            <text:p>McDonald, Simon,</text:p>
          </table:table-cell>
          <table:table-cell table:style-name="ce1"/>
          <table:table-cell office:value-type="string" table:style-name="ce1">
            <text:p>London : Haus Publishing Ltd, 2022</text:p>
          </table:table-cell>
          <table:table-cell table:style-name="ce1"/>
          <table:table-cell office:value-type="string" table:style-name="ce1">
            <text:p>https://library.ecssr.ae/cgi-bin/koha/opac-detail.pl?biblionumber=285578</text:p>
          </table:table-cell>
          <table:table-cell table:number-columns-repeated="16377"/>
        </table:table-row>
        <table:table-row table:style-name="ro1">
          <table:table-cell office:value-type="string" table:style-name="ce1">
            <text:p>285579</text:p>
          </table:table-cell>
          <table:table-cell office:value-type="string" table:style-name="ce1">
            <text:p>How to fight a war /</text:p>
          </table:table-cell>
          <table:table-cell office:value-type="string" table:style-name="ce1">
            <text:p>Martin, Mike,</text:p>
          </table:table-cell>
          <table:table-cell table:style-name="ce1"/>
          <table:table-cell office:value-type="string" table:style-name="ce1">
            <text:p>London, England : Hurst Publishing, 2023</text:p>
          </table:table-cell>
          <table:table-cell table:style-name="ce1"/>
          <table:table-cell office:value-type="string" table:style-name="ce1">
            <text:p>https://library.ecssr.ae/cgi-bin/koha/opac-detail.pl?biblionumber=285579</text:p>
          </table:table-cell>
          <table:table-cell table:number-columns-repeated="16377"/>
        </table:table-row>
        <table:table-row table:style-name="ro1">
          <table:table-cell office:value-type="string" table:style-name="ce1">
            <text:p>285580</text:p>
          </table:table-cell>
          <table:table-cell office:value-type="string" table:style-name="ce1">
            <text:p>Contemporary military reserves : between the civilian and military worlds /</text:p>
          </table:table-cell>
          <table:table-cell table:number-columns-repeated="2" table:style-name="ce1"/>
          <table:table-cell office:value-type="string" table:style-name="ce1">
            <text:p>London ; New York, New York : Routledge, 2023</text:p>
          </table:table-cell>
          <table:table-cell table:style-name="ce1"/>
          <table:table-cell office:value-type="string" table:style-name="ce1">
            <text:p>https://library.ecssr.ae/cgi-bin/koha/opac-detail.pl?biblionumber=285580</text:p>
          </table:table-cell>
          <table:table-cell table:number-columns-repeated="16377"/>
        </table:table-row>
        <table:table-row table:style-name="ro1">
          <table:table-cell office:value-type="string" table:style-name="ce1">
            <text:p>285581</text:p>
          </table:table-cell>
          <table:table-cell office:value-type="string" table:style-name="ce1">
            <text:p>Between crime and war : hybrid legal frameworks for asymmetric conflict /</text:p>
          </table:table-cell>
          <table:table-cell table:number-columns-repeated="2" table:style-name="ce1"/>
          <table:table-cell office:value-type="string" table:style-name="ce1">
            <text:p>New York : Oxford University Press, 2023</text:p>
          </table:table-cell>
          <table:table-cell table:style-name="ce1"/>
          <table:table-cell office:value-type="string" table:style-name="ce1">
            <text:p>https://library.ecssr.ae/cgi-bin/koha/opac-detail.pl?biblionumber=285581</text:p>
          </table:table-cell>
          <table:table-cell table:number-columns-repeated="16377"/>
        </table:table-row>
        <table:table-row table:style-name="ro1">
          <table:table-cell office:value-type="string" table:style-name="ce1">
            <text:p>285582</text:p>
          </table:table-cell>
          <table:table-cell office:value-type="string" table:style-name="ce1">
            <text:p>New order in the Gulf : the rise of the UAE /</text:p>
          </table:table-cell>
          <table:table-cell office:value-type="string" table:style-name="ce1">
            <text:p>Esfandiary, Dina,</text:p>
          </table:table-cell>
          <table:table-cell table:style-name="ce1"/>
          <table:table-cell office:value-type="string" table:style-name="ce1">
            <text:p>London, England : I.B. Tauris, 2023</text:p>
          </table:table-cell>
          <table:table-cell table:style-name="ce1"/>
          <table:table-cell office:value-type="string" table:style-name="ce1">
            <text:p>https://library.ecssr.ae/cgi-bin/koha/opac-detail.pl?biblionumber=285582</text:p>
          </table:table-cell>
          <table:table-cell table:number-columns-repeated="16377"/>
        </table:table-row>
        <table:table-row table:style-name="ro1">
          <table:table-cell office:value-type="string" table:style-name="ce1">
            <text:p>285583</text:p>
          </table:table-cell>
          <table:table-cell office:value-type="string" table:style-name="ce1">
            <text:p>Positional realism : a theory of foreign policy /</text:p>
          </table:table-cell>
          <table:table-cell office:value-type="string" table:style-name="ce1">
            <text:p>Song, Wei,</text:p>
          </table:table-cell>
          <table:table-cell table:style-name="ce1"/>
          <table:table-cell office:value-type="string" table:style-name="ce1">
            <text:p>Singapore : Springer : Shanghai People's Publishing House, 2023</text:p>
          </table:table-cell>
          <table:table-cell table:style-name="ce1"/>
          <table:table-cell office:value-type="string" table:style-name="ce1">
            <text:p>https://library.ecssr.ae/cgi-bin/koha/opac-detail.pl?biblionumber=285583</text:p>
          </table:table-cell>
          <table:table-cell table:number-columns-repeated="16377"/>
        </table:table-row>
        <table:table-row table:style-name="ro1">
          <table:table-cell office:value-type="string" table:style-name="ce1">
            <text:p>285584</text:p>
          </table:table-cell>
          <table:table-cell office:value-type="string" table:style-name="ce1">
            <text:p>Drone enlightenment : the colonial roots of remote warfare /</text:p>
          </table:table-cell>
          <table:table-cell office:value-type="string" table:style-name="ce1">
            <text:p>DeGabriele, Peter,</text:p>
          </table:table-cell>
          <table:table-cell table:style-name="ce1"/>
          <table:table-cell office:value-type="string" table:style-name="ce1">
            <text:p>Charlottesville, Virginia : University of Virginia, 2023</text:p>
          </table:table-cell>
          <table:table-cell table:style-name="ce1"/>
          <table:table-cell office:value-type="string" table:style-name="ce1">
            <text:p>https://library.ecssr.ae/cgi-bin/koha/opac-detail.pl?biblionumber=285584</text:p>
          </table:table-cell>
          <table:table-cell table:number-columns-repeated="16377"/>
        </table:table-row>
        <table:table-row table:style-name="ro1">
          <table:table-cell office:value-type="string" table:style-name="ce1">
            <text:p>285585</text:p>
          </table:table-cell>
          <table:table-cell office:value-type="string" table:style-name="ce1">
            <text:p>Innovation systems, economic development and public policy : sustainable options from emerging economies : essays in honour of Lakhwinder Singh /</text:p>
          </table:table-cell>
          <table:table-cell table:number-columns-repeated="2" table:style-name="ce1"/>
          <table:table-cell office:value-type="string" table:style-name="ce1">
            <text:p>London ; New York : Routledge, 2023</text:p>
          </table:table-cell>
          <table:table-cell table:style-name="ce1"/>
          <table:table-cell office:value-type="string" table:style-name="ce1">
            <text:p>https://library.ecssr.ae/cgi-bin/koha/opac-detail.pl?biblionumber=285585</text:p>
          </table:table-cell>
          <table:table-cell table:number-columns-repeated="16377"/>
        </table:table-row>
        <table:table-row table:style-name="ro1">
          <table:table-cell office:value-type="string" table:style-name="ce1">
            <text:p>285586</text:p>
          </table:table-cell>
          <table:table-cell office:value-type="string" table:style-name="ce1">
            <text:p>The power of ideas : a history of technological thoughts on digital economics /</text:p>
          </table:table-cell>
          <table:table-cell office:value-type="string" table:style-name="ce1">
            <text:p>Liu, Zhiyi ,</text:p>
          </table:table-cell>
          <table:table-cell table:style-name="ce1"/>
          <table:table-cell office:value-type="string" table:style-name="ce1">
            <text:p>Singapore : Springer, 2022</text:p>
          </table:table-cell>
          <table:table-cell table:style-name="ce1"/>
          <table:table-cell office:value-type="string" table:style-name="ce1">
            <text:p>https://library.ecssr.ae/cgi-bin/koha/opac-detail.pl?biblionumber=285586</text:p>
          </table:table-cell>
          <table:table-cell table:number-columns-repeated="16377"/>
        </table:table-row>
        <table:table-row table:style-name="ro1">
          <table:table-cell office:value-type="string" table:style-name="ce1">
            <text:p>285587</text:p>
          </table:table-cell>
          <table:table-cell office:value-type="string" table:style-name="ce1">
            <text:p>Understanding Urban Warfare /</text:p>
          </table:table-cell>
          <table:table-cell office:value-type="string" table:style-name="ce1">
            <text:p>Collins, Liam, Dr.,</text:p>
          </table:table-cell>
          <table:table-cell table:style-name="ce1"/>
          <table:table-cell office:value-type="string" table:style-name="ce1">
            <text:p>Havant, Hampshire : Howgate Publishing Limited, 2022</text:p>
          </table:table-cell>
          <table:table-cell table:style-name="ce1"/>
          <table:table-cell office:value-type="string" table:style-name="ce1">
            <text:p>https://library.ecssr.ae/cgi-bin/koha/opac-detail.pl?biblionumber=285587</text:p>
          </table:table-cell>
          <table:table-cell table:number-columns-repeated="16377"/>
        </table:table-row>
        <table:table-row table:style-name="ro1">
          <table:table-cell office:value-type="string" table:style-name="ce1">
            <text:p>285588</text:p>
          </table:table-cell>
          <table:table-cell office:value-type="string" table:style-name="ce1">
            <text:p>Sustainable development, education and learning : the challenge of inclusive, quality education for all /</text:p>
          </table:table-cell>
          <table:table-cell office:value-type="string" table:style-name="ce1">
            <text:p>Thoresen, Victoria W.,</text:p>
          </table:table-cell>
          <table:table-cell table:style-name="ce1"/>
          <table:table-cell office:value-type="string" table:style-name="ce1">
            <text:p>Newcastle upon Tyne, England : Agenda Publishing, 2023</text:p>
          </table:table-cell>
          <table:table-cell table:style-name="ce1"/>
          <table:table-cell office:value-type="string" table:style-name="ce1">
            <text:p>https://library.ecssr.ae/cgi-bin/koha/opac-detail.pl?biblionumber=285588</text:p>
          </table:table-cell>
          <table:table-cell table:number-columns-repeated="16377"/>
        </table:table-row>
        <table:table-row table:style-name="ro1">
          <table:table-cell office:value-type="string" table:style-name="ce1">
            <text:p>285589</text:p>
          </table:table-cell>
          <table:table-cell office:value-type="string" table:style-name="ce1">
            <text:p>AI and the bomb : nuclear strategy and risk in the digital age /</text:p>
          </table:table-cell>
          <table:table-cell office:value-type="string" table:style-name="ce1">
            <text:p>Johnson, Jim</text:p>
          </table:table-cell>
          <table:table-cell table:style-name="ce1"/>
          <table:table-cell office:value-type="string" table:style-name="ce1">
            <text:p>Oxford, England ; New York, New York : Oxford University Press, 2023</text:p>
          </table:table-cell>
          <table:table-cell table:style-name="ce1"/>
          <table:table-cell office:value-type="string" table:style-name="ce1">
            <text:p>https://library.ecssr.ae/cgi-bin/koha/opac-detail.pl?biblionumber=285589</text:p>
          </table:table-cell>
          <table:table-cell table:number-columns-repeated="16377"/>
        </table:table-row>
        <table:table-row table:style-name="ro1">
          <table:table-cell office:value-type="string" table:style-name="ce1">
            <text:p>285591</text:p>
          </table:table-cell>
          <table:table-cell office:value-type="string" table:style-name="ce1">
            <text:p>Privacy in the age of big data : recognizing threats, defending your rights, and protecting your family /</text:p>
          </table:table-cell>
          <table:table-cell office:value-type="string" table:style-name="ce1">
            <text:p>Payton, Theresa,</text:p>
          </table:table-cell>
          <table:table-cell table:style-name="ce1"/>
          <table:table-cell office:value-type="string" table:style-name="ce1">
            <text:p>Lanham, Maryland : Rowman &amp;amp; Littlefield Publishing Group, Inc., 2023</text:p>
          </table:table-cell>
          <table:table-cell table:style-name="ce1"/>
          <table:table-cell office:value-type="string" table:style-name="ce1">
            <text:p>https://library.ecssr.ae/cgi-bin/koha/opac-detail.pl?biblionumber=285591</text:p>
          </table:table-cell>
          <table:table-cell table:number-columns-repeated="16377"/>
        </table:table-row>
        <table:table-row table:style-name="ro1">
          <table:table-cell office:value-type="string" table:style-name="ce1">
            <text:p>285592</text:p>
          </table:table-cell>
          <table:table-cell office:value-type="string" table:style-name="ce1">
            <text:p>Human factor in nuclear security : establishing and optimizing security culture /</text:p>
          </table:table-cell>
          <table:table-cell office:value-type="string" table:style-name="ce1">
            <text:p>Khripunov, Igor,</text:p>
          </table:table-cell>
          <table:table-cell table:style-name="ce1"/>
          <table:table-cell office:value-type="string" table:style-name="ce1">
            <text:p>Cham, Switzerland : Springer, 2023</text:p>
          </table:table-cell>
          <table:table-cell table:style-name="ce1"/>
          <table:table-cell office:value-type="string" table:style-name="ce1">
            <text:p>https://library.ecssr.ae/cgi-bin/koha/opac-detail.pl?biblionumber=285592</text:p>
          </table:table-cell>
          <table:table-cell table:number-columns-repeated="16377"/>
        </table:table-row>
        <table:table-row table:style-name="ro1">
          <table:table-cell office:value-type="string" table:style-name="ce1">
            <text:p>285801</text:p>
          </table:table-cell>
          <table:table-cell office:value-type="string" table:style-name="ce1">
            <text:p>Leadership : Six Studies in World Strategy.</text:p>
          </table:table-cell>
          <table:table-cell office:value-type="string" table:style-name="ce1">
            <text:p>Kissinger, Henry.</text:p>
          </table:table-cell>
          <table:table-cell office:value-type="string" table:style-name="ce1">
            <text:p>An instant New York Times bestseller Henry Kissinger, consummate diplomat and statesman, examines the strategies of six great twentieth-century figures and brings to life a unifying theory of leadership and diplomacy "An extraordinary book, one that braids together two through lines in the long and distinguished career of former Secretary of State Henry Kissinger...In Leadership he presents a fascinating set of historical case studies and political biographies that blend the dance and the dancer, seamlessly." - James Stavridis, The Wall Street Journal"Leaders," writes Henry Kissinger in this compelling book, "think and act at the intersection of two axes: the first, between the past and the future; the second, between the abiding values and aspirations of those they lead. They must balance what they know, which is necessarily drawn from the past, with what they intuit about the future, which is inherently conjectural and uncertain. It is this intuitive grasp of direction that enables leaders to set objectives and lay down a strategy." In Leadership, Kissinger analyses the lives of six extraordinary leaders through the distinctive strategies of statecraft, which he believes they embodied. After the Second World War, Konrad Adenauer brought defeated and morally bankrupt Germany back into the community of nations by what Kissinger calls "the strategy of humility." Charles de Gaulle set France beside the victorious Allies and renewed its historic grandeur by "the strategy of will." During the Cold War, Richard Nixon gave geostrategic advantage to the United States by "the strategy of equilibrium." After twenty-five years of conflict, Anwar Sadat brought a vision of peace to the Middle East by a "strategy of transcendence." Against the odds, Lee Kuan Yew created a powerhouse city-state, Singapore, by "the strategy of excellence." And, though Britain was known as "the sick man of Europe" when Margaret Thatcher came to power, she renewed her country's morale and international position by "the strategy of conviction." To each of these studies, Kissinger brings historical perception, public experience and--because he knew each of the subjects and participated in many of the events he describes--personal knowledge. Leadership is enriched by insights and judgements that only Kissinger could make and concludes with his reflections on world order and the indispensability of leadership today.</text:p>
          </table:table-cell>
          <table:table-cell office:value-type="string" table:style-name="ce1">
            <text:p>New York : Penguin Publishing Group, 2022.</text:p>
          </table:table-cell>
          <table:table-cell table:style-name="ce1"/>
          <table:table-cell office:value-type="string" table:style-name="ce1">
            <text:p>https://library.ecssr.ae/cgi-bin/koha/opac-detail.pl?biblionumber=285801</text:p>
          </table:table-cell>
          <table:table-cell table:number-columns-repeated="16377"/>
        </table:table-row>
        <table:table-row table:style-name="ro1">
          <table:table-cell office:value-type="string" table:style-name="ce1">
            <text:p>285574</text:p>
          </table:table-cell>
          <table:table-cell office:value-type="string" table:style-name="ce1">
            <text:p>Inclusive and sustainable finance : leadership, ethics and culture /</text:p>
          </table:table-cell>
          <table:table-cell office:value-type="string" table:style-name="ce1">
            <text:p>Shah, Atul K.,</text:p>
          </table:table-cell>
          <table:table-cell table:style-name="ce1"/>
          <table:table-cell office:value-type="string" table:style-name="ce1">
            <text:p>London ; New York, New York : Routledge, 2023</text:p>
          </table:table-cell>
          <table:table-cell table:style-name="ce1"/>
          <table:table-cell office:value-type="string" table:style-name="ce1">
            <text:p>https://library.ecssr.ae/cgi-bin/koha/opac-detail.pl?biblionumber=285574</text:p>
          </table:table-cell>
          <table:table-cell table:number-columns-repeated="16377"/>
        </table:table-row>
        <table:table-row table:style-name="ro1">
          <table:table-cell office:value-type="string" table:style-name="ce1">
            <text:p>285590</text:p>
          </table:table-cell>
          <table:table-cell office:value-type="string" table:style-name="ce1">
            <text:p>Civil-military relations in the modern Middle East /</text:p>
          </table:table-cell>
          <table:table-cell office:value-type="string" table:style-name="ce1">
            <text:p>Sorenson, David S.,</text:p>
          </table:table-cell>
          <table:table-cell office:value-type="string" table:style-name="ce1">
            <text:p>"Civil-Military Relations in the Modern Middle East explores the political and economic interactions between civilians and the armed forces in the post-World War II Middle East, emphasizing four themes: military and society, the role of the military in political transitions, the military's part in national economies, and the relations between soldiers and civilians in wartime. Covering the greater Middle East-including the Arab States, Israel, Turkey, and Iran-the book establishes how militaries in many Middle Eastern countries influence the national political and economic systems and how, in turn, politics influences the national militaries"-- Provided by publisher</text:p>
          </table:table-cell>
          <table:table-cell office:value-type="string" table:style-name="ce1">
            <text:p>Lanham, Maryland : Rowman &amp;amp; Littlefield, 2023</text:p>
          </table:table-cell>
          <table:table-cell table:style-name="ce1"/>
          <table:table-cell office:value-type="string" table:style-name="ce1">
            <text:p>https://library.ecssr.ae/cgi-bin/koha/opac-detail.pl?biblionumber=285590</text:p>
          </table:table-cell>
          <table:table-cell table:number-columns-repeated="16377"/>
        </table:table-row>
        <table:table-row table:style-name="ro1">
          <table:table-cell office:value-type="string" table:style-name="ce1">
            <text:p>286024</text:p>
          </table:table-cell>
          <table:table-cell office:value-type="string" table:style-name="ce1">
            <text:p>The complexity of modern asymmetric warfare</text:p>
          </table:table-cell>
          <table:table-cell office:value-type="string" table:style-name="ce1">
            <text:p>Manwaring, Max G.</text:p>
          </table:table-cell>
          <table:table-cell table:number-columns-repeated="3" table:style-name="ce1"/>
          <table:table-cell office:value-type="string" table:style-name="ce1">
            <text:p>https://library.ecssr.ae/cgi-bin/koha/opac-detail.pl?biblionumber=286024</text:p>
          </table:table-cell>
          <table:table-cell table:number-columns-repeated="16377"/>
        </table:table-row>
        <table:table-row table:style-name="ro1">
          <table:table-cell office:value-type="string" table:style-name="ce1">
            <text:p>286025</text:p>
          </table:table-cell>
          <table:table-cell office:value-type="string" table:style-name="ce1">
            <text:p>Israeli foreign policy since the end of the Cold War /</text:p>
          </table:table-cell>
          <table:table-cell office:value-type="string" table:style-name="ce1">
            <text:p>Aran, Amnon,</text:p>
          </table:table-cell>
          <table:table-cell table:style-name="ce1"/>
          <table:table-cell office:value-type="string" table:style-name="ce1">
            <text:p>Cambridge, England : Cambridge University Press, 2020</text:p>
          </table:table-cell>
          <table:table-cell table:style-name="ce1"/>
          <table:table-cell office:value-type="string" table:style-name="ce1">
            <text:p>https://library.ecssr.ae/cgi-bin/koha/opac-detail.pl?biblionumber=286025</text:p>
          </table:table-cell>
          <table:table-cell table:number-columns-repeated="16377"/>
        </table:table-row>
        <table:table-row table:style-name="ro1">
          <table:table-cell office:value-type="string" table:style-name="ce1">
            <text:p>286026</text:p>
          </table:table-cell>
          <table:table-cell office:value-type="string" table:style-name="ce1">
            <text:p>Israeli development aid to sub-Saharan Africa : soft power and foreign policy /</text:p>
          </table:table-cell>
          <table:table-cell office:value-type="string" table:style-name="ce1">
            <text:p>Zielinska, Karolina,</text:p>
          </table:table-cell>
          <table:table-cell table:style-name="ce1"/>
          <table:table-cell office:value-type="string" table:style-name="ce1">
            <text:p>London ; New York, New York : Routledge, 2022</text:p>
          </table:table-cell>
          <table:table-cell table:style-name="ce1"/>
          <table:table-cell office:value-type="string" table:style-name="ce1">
            <text:p>https://library.ecssr.ae/cgi-bin/koha/opac-detail.pl?biblionumber=286026</text:p>
          </table:table-cell>
          <table:table-cell table:number-columns-repeated="16377"/>
        </table:table-row>
        <table:table-row table:style-name="ro1">
          <table:table-cell office:value-type="string" table:style-name="ce1">
            <text:p>286027</text:p>
          </table:table-cell>
          <table:table-cell office:value-type="string" table:style-name="ce1">
            <text:p>Six faces of globalization : who wins, who loses, and why it matters /</text:p>
          </table:table-cell>
          <table:table-cell office:value-type="string" table:style-name="ce1">
            <text:p>Roberts, Anthea</text:p>
          </table:table-cell>
          <table:table-cell table:style-name="ce1"/>
          <table:table-cell office:value-type="string" table:style-name="ce1">
            <text:p>Cambridge, Massachusetts ; London, England : Harvard University Press, 2021</text:p>
          </table:table-cell>
          <table:table-cell table:style-name="ce1"/>
          <table:table-cell office:value-type="string" table:style-name="ce1">
            <text:p>https://library.ecssr.ae/cgi-bin/koha/opac-detail.pl?biblionumber=286027</text:p>
          </table:table-cell>
          <table:table-cell table:number-columns-repeated="16377"/>
        </table:table-row>
        <table:table-row table:style-name="ro1">
          <table:table-cell office:value-type="string" table:style-name="ce1">
            <text:p>286028</text:p>
          </table:table-cell>
          <table:table-cell office:value-type="string" table:style-name="ce1">
            <text:p>21st Century Monetary Policy : the Federal Reserve from the Great Inflation to COVID-19.</text:p>
          </table:table-cell>
          <table:table-cell office:value-type="string" table:style-name="ce1">
            <text:p>Bernanke, Ben S.</text:p>
          </table:table-cell>
          <table:table-cell office:value-type="string" table:style-name="ce1">
            <text:p>21st Century Monetary Policy takes readers inside the Federal Reserve, explaining what it does and why.</text:p>
          </table:table-cell>
          <table:table-cell office:value-type="string" table:style-name="ce1">
            <text:p>: W. W. Norton &amp;amp; Company, Incorporated, 2022.</text:p>
          </table:table-cell>
          <table:table-cell office:value-type="string" table:style-name="ce1">
            <text:p>Intro -- Title -- Contents -- Introduction -- Part I. 20th Century Monetary Policy The Rise and Fall of Inflation -- 1. The Great Inflation -- 2. Burns and Volcker -- 3. Greenspan and the Nineties Boom -- Part II. 21st Century Monetary Policy The Global Financial Crisis and the Great Recession -- 4. New Century, New Challenges -- 5. The Global Financial Crisis -- 6. A New Monetary Regime: From QE1 to QE2 -- 7. Monetary Evolution: QE3 and the Taper Tantrum -- Part III. 21st Century Monetary Policy From Liftoff to the COVID-19 Pandemic -- 8. Liftoff -- 9. Powell and Trump -- 10. Pandemic -- Part IV. 21st Century Monetary Policy What Lies Ahead -- 11. The Fed's Post-2008 Toolkit: Quantitative Easing and Forward Guidance -- 12. Is the Fed's Toolkit Enough? -- 13. Making Policy More Powerful: New Tools and Frameworks -- 14. Monetary Policy and Financial Stability -- 15. The Fed's Independence and Role in Society -- An Invitation to Comment -- Acknowledgments -- A Note on Sources -- Notes -- Bibliography -- Index -- Copyright.</text:p>
          </table:table-cell>
          <table:table-cell office:value-type="string" table:style-name="ce1">
            <text:p>https://library.ecssr.ae/cgi-bin/koha/opac-detail.pl?biblionumber=286028</text:p>
          </table:table-cell>
          <table:table-cell table:number-columns-repeated="16377"/>
        </table:table-row>
        <table:table-row table:style-name="ro1">
          <table:table-cell office:value-type="string" table:style-name="ce1">
            <text:p>286085</text:p>
          </table:table-cell>
          <table:table-cell office:value-type="string" table:style-name="ce1">
            <text:p>السياسة الخارجية تجاه الشرق الأوسط /</text:p>
          </table:table-cell>
          <table:table-cell office:value-type="string" table:style-name="ce1">
            <text:p>السلموني، سعاد إبراهيم،</text:p>
          </table:table-cell>
          <table:table-cell office:value-type="string" table:style-name="ce1">
            <text:p>عند رصد الملامح الإستراتيجية للسياسة الخارجية الأمريكية التي انتهجها الرؤساء الأمريكيين، يصعب العثور على تباينات ذات معنى فيما بينهم بالملف الفلسطيني، وشكل الانحياز لإسرائيل السمة المشتركة فيما بينهم، وظلت إسرائيل حجر الزاوية في سياسة أمريكا الخارجية تجاه الشرق الأوسط؛ ولذلك تعاملت الإدارات الأمريكية المتعاقبة مع القضية الفلسطينية من زاوية المصلحة الإسرائيلية، ومن منطلق إدارة المشكلة وليس حلها، وعلى ضوء ذلك يوضح لنا هذا الكتاب "السياسة الخارجية تجاه الشرق الأوسط"</text:p>
          </table:table-cell>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6085</text:p>
          </table:table-cell>
          <table:table-cell table:number-columns-repeated="16377"/>
        </table:table-row>
        <table:table-row table:style-name="ro1">
          <table:table-cell office:value-type="string" table:style-name="ce1">
            <text:p>286120</text:p>
          </table:table-cell>
          <table:table-cell office:value-type="string" table:style-name="ce1">
            <text:p>جغرافية المناطق الجافة : النظام العام، التغير المناخي، النظام الأرضي، النظام المائي و الحيوي، النظام البيئي و النظام الاجتماعي و التنمية /</text:p>
          </table:table-cell>
          <table:table-cell office:value-type="string" table:style-name="ce1">
            <text:p>أبو علي، منصور حمدي،</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120</text:p>
          </table:table-cell>
          <table:table-cell table:number-columns-repeated="16377"/>
        </table:table-row>
        <table:table-row table:style-name="ro1">
          <table:table-cell office:value-type="string" table:style-name="ce1">
            <text:p>286166</text:p>
          </table:table-cell>
          <table:table-cell office:value-type="string" table:style-name="ce1">
            <text:p>المتغيرات الدولية في القرن الأفريقي : سد النهضة /</text:p>
          </table:table-cell>
          <table:table-cell office:value-type="string" table:style-name="ce1">
            <text:p>حامد، هاشم علي،</text:p>
          </table:table-cell>
          <table:table-cell office:value-type="string" table:style-name="ce1">
            <text:p>يأتى هذا الكتاب فى وقتة ومنطقتة القرن الافريقي وما يجاورها تعيش احداثا جسام ومتغيرات كبيرة ولا سيما فى دول اثيوبيا أحدى الدول الرئيسية فى القرن الافريقي والتى تعانى من حرب اهلية وصراعات عرقيه يعرف المؤلف منطقة القرن الافريقي وفق التحديد الجغرافي التقليدى بالمنطقه الواقفه على الجزء الممتد غلى اليابسة الواقع غرب البحر الاحمر وخليج عدن على شكل قرن وبهذا المفهوم يشمل الصومال وجيبوتى واريتريا واثيوبيا بينما بالنطره السياسيه والاقتصادية تتسع تشمل كينيا والسودان وجنوب السودان واوغندا تعتبر هذه المنطقة مطقة استراتيجية ومهمه للغاية باعتبارها تطل على خليخ عدن وعلى باب المندب ومقابلة لابار النفط فى السعودية والخليج العربي وملاحقة لاقليم البحيرات العظمى فى وسط افريقيا الغنى بالموارد المائية والنفطيه والمعدنية ولهذا كانت المنطقة محل للتنافس الاستعماري الذى عمل تأجيح الصرعات فى المنطقة خدمة لمصالحة والدليل على ذلك ما يدور حاليا فى اثيوبيا .<text:s/></text:p>
            <text:p>استعرض الكاتب منطقة القرن الافريقي عبر التاريخ والابعاد الحضارية للمنطقة وكذلك الحضارات القديمة للحبشة والممالك الاسلامية بما يشمل منطقة اليمن وتداخلها التجارى مع القارة الافريقية وكذلك اهمية البحر الاحمر الاقتصادية كما تناول الجغرافية السكانية للقرن الافريقي والتداخل القديم بين دولة الاقباط ودولة اثيوبيا . وشمل حديثا عن الصومال وجيبوتى واريتريا.واثيوبيا الفدراليه شملا الموارد الاقتصادية وعلاقاتها بالعالم الخارجى.<text:s/></text:p>
            <text:p>وفى هذا الصدد نتحدث عن الخلافات المائية مع دول المصب ( مصر والسودان ) وكذلك ابعاد مشروع سد النهضة عمل الجزء الثانى من الكتاب المتغيرات الدولية فى القرن الافريقي وواقع سد النهضة كما نتحدث عن القرن الافريقى والاستراتيجيات الدولية والاستراتيجية الاسرائيلية .<text:s/></text:p>
            <text:p><text:s/></text:p>
            <text:p>نتحدث ايضا عن قضايا المياه في العالم و الحق الانساني في المياه و دور الامم المتحدة في موضوع المياه ودور الامم المتحده فى موضوع المياه واسهب من واقع سد النهضة والعلاقات الثلاثية بين مصر والسودان واثيوبيا والعلاقات المصرية الاثيوبية والتواققات والخلافات ومسار الحوارات والاتفاقيات التاريخية وتطورات مسار مفاوضات سد النهضة ومحاور الخلافات بين الاطراف الثلاثة وموقف الولايات المتحدة مع دول النيل الرئيسية ( مصر والسودان واثيوبيا ) ثم ختم موضوع الكتاب الرئيسي وهو سد النهضة وخيارات المستقبل لدول النيل الثلاثة ( مصر والسودان واثيوبيا ) واختار لهم خيار التعاون الذى يبني على المبادئ الامميه للتعاون وهى :-<text:s/></text:p>
            <text:p>( 1 ) النظر فى الحقوق المنطقة من الاستفادة من المياه .<text:s/></text:p>
            <text:p>( 2 ) النظر للتعاون تجاة الحفاظ على ثروة المياه .<text:s/></text:p>
            <text:p>( 3 ) النظر لدرء المخاطر .<text:s/></text:p>
            <text:p>وسرد بعد ذلك بعض التجارب العالمية للتعاون الدولى بين الدول التى تشارك فى نهر واحد وكيفية ادارة هذا التعاون الكتاب فى اجمالة مجهود جبار وعمل كبير عن منطقة مهمة جدا فى العالم ولكن الكتابات عنها قليلة الى حد كبير واقترح على المؤلف أن يكتب كتابا كاملا عن سد النهضة مستفيدا من هذا الجهد ويركز عن مستقبل سد النهضة و المسارات المتوقعه فى هذا الشان وما يمكن حدوثة بين هذه الدول ( و مصر و السودان و اثيوبيا) فى المستقبل القريب وهذا موضوع حيوى وهو حديث الساعه فى الاونه الاخير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6166</text:p>
          </table:table-cell>
          <table:table-cell table:number-columns-repeated="16377"/>
        </table:table-row>
        <table:table-row table:style-name="ro1">
          <table:table-cell office:value-type="string" table:style-name="ce1">
            <text:p>286167</text:p>
          </table:table-cell>
          <table:table-cell office:value-type="string" table:style-name="ce1">
            <text:p>أثر التنمية الاقتصادية على التحول الديمقراطي في ماليزيا و سنغافورة /</text:p>
          </table:table-cell>
          <table:table-cell office:value-type="string" table:style-name="ce1">
            <text:p>الكساسبة، بلال ياسين،</text:p>
          </table:table-cell>
          <table:table-cell office:value-type="string" table:style-name="ce1">
            <text:p>هدفت هذه الدِّراسة للتعرُّف أثر التنمية الاقتصادية على التحوُّل الديمقراطي في دول جنوب شرق آسيا دراسة حالة ماليزيا وسنغافورة في ظل التحولات الديمقراطية في البلدان النامية.<text:s/></text:p>
            <text:p>وقد تناولت الدِّراسة طبيعة ونشأة وتطوُّر النظام السياسي لكل من ماليزيا وسنغافورة وتجربتهما الديمقراطية منذ عام 1965 حين استقلتا عن الاستعمار الانجليزي، كذلك بينت الدِّراسة واقع تطور التنمية الاقتصادية وخاصة في الجوانب التعليمية والاستثمارية والتصنيعية،والتعرف على اهم التحديات واجهة الدولتين في مراحل التنمية الاقتصادية والتحول الديمقراطي.<text:s/></text:p>
            <text:p>واعتمدت الدِّراسة على استخدام المنهج الوصفي التحليلي وتحليل النظم وقد عنى المنهج الوصفي التحليلي بدراسة المسرح السياسي للدولة والأقسام السياسية وبين أثر التنمية الاقتصادية على التحول الديمقراطي في دول جنوب شرق آسيا خاصة ماليزيا وسنغافورا أما تحليل النظم فيتمثل في تحويل المدخلات من موارد ومطالب وتأييد إلى مخرجات.<text:s/></text:p>
            <text:p>وقد توصَّلت الدِّراسة إلى مجموعة من النتائج والتوصيات، فقد أظهرت نتائج الدراسة ان التنمية الاقتصادية قد نقلت كل من ماليزيا وسنغافورة من دول زراعية فقيره إلى دول تمتاز بالصناعات الدقيقة والمتطورة، كذلك أوصت الدراسة على الدولتين الماليزية والسنغافورية توزيع التنمية على جميع مكونات الأقاليم داخلهما والتركيز على الإصلاح السياسي تجهيزا لترسيخ القيم الديمقراطي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6167</text:p>
          </table:table-cell>
          <table:table-cell table:number-columns-repeated="16377"/>
        </table:table-row>
        <table:table-row table:style-name="ro1">
          <table:table-cell office:value-type="string" table:style-name="ce1">
            <text:p>286069</text:p>
          </table:table-cell>
          <table:table-cell office:value-type="string" table:style-name="ce1">
            <text:p>شؤون إقتصادية : مقالات منشورة 2004-2008 /</text:p>
          </table:table-cell>
          <table:table-cell office:value-type="string" table:style-name="ce1">
            <text:p>الوزني ، خالد واصف</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069</text:p>
          </table:table-cell>
          <table:table-cell table:number-columns-repeated="16377"/>
        </table:table-row>
        <table:table-row table:style-name="ro1">
          <table:table-cell office:value-type="string" table:style-name="ce1">
            <text:p>286071</text:p>
          </table:table-cell>
          <table:table-cell office:value-type="string" table:style-name="ce1">
            <text:p>الوجيز في النظرية العامة للالتزام : أحكام الالتزام : دراسة مقارنة (2) /</text:p>
          </table:table-cell>
          <table:table-cell office:value-type="string" table:style-name="ce1">
            <text:p>الذنون ، حسن علي</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071</text:p>
          </table:table-cell>
          <table:table-cell table:number-columns-repeated="16377"/>
        </table:table-row>
        <table:table-row table:style-name="ro1">
          <table:table-cell office:value-type="string" table:style-name="ce1">
            <text:p>286305</text:p>
          </table:table-cell>
          <table:table-cell office:value-type="string" table:style-name="ce1">
            <text:p>مبادئ الاقتصاد :‎ التحليل الجزئي /‎</text:p>
          </table:table-cell>
          <table:table-cell office:value-type="string" table:style-name="ce1">
            <text:p>عريقات، حربي محمد موسى،‎</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305</text:p>
          </table:table-cell>
          <table:table-cell table:number-columns-repeated="16377"/>
        </table:table-row>
        <table:table-row table:style-name="ro1">
          <table:table-cell office:value-type="string" table:style-name="ce1">
            <text:p>286073</text:p>
          </table:table-cell>
          <table:table-cell office:value-type="string" table:style-name="ce1">
            <text:p>إدارة الجودة الشاملة : مفاهيم وتطبيقات /</text:p>
          </table:table-cell>
          <table:table-cell office:value-type="string" table:style-name="ce1">
            <text:p>جودة ، محفوظ</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073</text:p>
          </table:table-cell>
          <table:table-cell table:number-columns-repeated="16377"/>
        </table:table-row>
        <table:table-row table:style-name="ro1">
          <table:table-cell office:value-type="string" table:style-name="ce1">
            <text:p>286356</text:p>
          </table:table-cell>
          <table:table-cell office:value-type="string" table:style-name="ce1">
            <text:p>سقوط الأنظمة السياسية : الانتفاضات و الثورات الشعبية، أسباب وعوامل /</text:p>
          </table:table-cell>
          <table:table-cell office:value-type="string" table:style-name="ce1">
            <text:p>الدليمي، عامر علي سمير،</text:p>
          </table:table-cell>
          <table:table-cell table:style-name="ce1"/>
          <table:table-cell office:value-type="string" table:style-name="ce1">
            <text:p>عمان، الأردن : المنهل للنشر الإلكتروني، 2022.</text:p>
          </table:table-cell>
          <table:table-cell table:style-name="ce1"/>
          <table:table-cell office:value-type="string" table:style-name="ce1">
            <text:p>https://library.ecssr.ae/cgi-bin/koha/opac-detail.pl?biblionumber=286356</text:p>
          </table:table-cell>
          <table:table-cell table:number-columns-repeated="16377"/>
        </table:table-row>
        <table:table-row table:style-name="ro1">
          <table:table-cell office:value-type="string" table:style-name="ce1">
            <text:p>286357</text:p>
          </table:table-cell>
          <table:table-cell office:value-type="string" table:style-name="ce1">
            <text:p>ربيع جديد : خريطة انتفاضات شمال أفريقيا و غرب آسيا (2018 - 2020) /</text:p>
          </table:table-cell>
          <table:table-cell table:number-columns-repeated="2" table:style-name="ce1"/>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6357</text:p>
          </table:table-cell>
          <table:table-cell table:number-columns-repeated="16377"/>
        </table:table-row>
        <table:table-row table:style-name="ro1">
          <table:table-cell office:value-type="string" table:style-name="ce1">
            <text:p>286358</text:p>
          </table:table-cell>
          <table:table-cell office:value-type="string" table:style-name="ce1">
            <text:p>أكذوبة الربيع العربي : حراك جماهيري لم يفض إلى ثورة /</text:p>
          </table:table-cell>
          <table:table-cell office:value-type="string" table:style-name="ce1">
            <text:p>أحمد، محمد سيد،</text:p>
          </table:table-cell>
          <table:table-cell table:style-name="ce1"/>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6358</text:p>
          </table:table-cell>
          <table:table-cell table:number-columns-repeated="16377"/>
        </table:table-row>
        <table:table-row table:style-name="ro1">
          <table:table-cell office:value-type="string" table:style-name="ce1">
            <text:p>286074</text:p>
          </table:table-cell>
          <table:table-cell office:value-type="string" table:style-name="ce1">
            <text:p>إدارة الاجتماعات : الجوانب الإجرائية : قواعد روبرت التنظيمية في إدارة الاجتماعات</text:p>
          </table:table-cell>
          <table:table-cell office:value-type="string" table:style-name="ce1">
            <text:p>درة، عبد الباري ابراهيم</text:p>
          </table:table-cell>
          <table:table-cell table:style-name="ce1"/>
          <table:table-cell office:value-type="string" table:style-name="ce1">
            <text:p>عمان، الأردن : المنهل للنشر الإلكتروني، 2008.</text:p>
          </table:table-cell>
          <table:table-cell table:style-name="ce1"/>
          <table:table-cell office:value-type="string" table:style-name="ce1">
            <text:p>https://library.ecssr.ae/cgi-bin/koha/opac-detail.pl?biblionumber=286074</text:p>
          </table:table-cell>
          <table:table-cell table:number-columns-repeated="16377"/>
        </table:table-row>
        <table:table-row table:style-name="ro1">
          <table:table-cell office:value-type="string" table:style-name="ce1">
            <text:p>286430</text:p>
          </table:table-cell>
          <table:table-cell office:value-type="string" table:style-name="ce1">
            <text:p>أهمية الممرات المائية العربية في إطار الأهمية الاستراتيجية للوطن العربي /</text:p>
          </table:table-cell>
          <table:table-cell office:value-type="string" table:style-name="ce1">
            <text:p>عليان، محمود عليان،</text:p>
          </table:table-cell>
          <table:table-cell office:value-type="string" table:style-name="ce1">
            <text:p>يتناول هذا الكتاب "أهمية الممرات المائية العربية في إطار الأهمية الإستراتيجية للوطن العربي" عددا من الموضوعات تدور حول: (الممرات والمضايق الدولية غير العربية من حيث أهميتها الإستراتيجية، القانون الدولي والممرات المائية الدولية، أهمية الإستراتيجية للوطن العربي من الناحية الاقتصادية والعسكرية، والأهمية الإستراتيجية للمرات والمضايق والجزر العربية ومواجهة المخاطر التي تتعرض لها)</text:p>
          </table:table-cell>
          <table:table-cell office:value-type="string" table:style-name="ce1">
            <text:p>عمان، الأردن : المنهل للنشر الإلكتروني، 2019.</text:p>
          </table:table-cell>
          <table:table-cell table:style-name="ce1"/>
          <table:table-cell office:value-type="string" table:style-name="ce1">
            <text:p>https://library.ecssr.ae/cgi-bin/koha/opac-detail.pl?biblionumber=286430</text:p>
          </table:table-cell>
          <table:table-cell table:number-columns-repeated="16377"/>
        </table:table-row>
        <table:table-row table:style-name="ro1">
          <table:table-cell office:value-type="string" table:style-name="ce1">
            <text:p>286441</text:p>
          </table:table-cell>
          <table:table-cell office:value-type="string" table:style-name="ce1">
            <text:p>Sustainable Qatar : social, political and environmental perspectives /</text:p>
          </table:table-cell>
          <table:table-cell table:style-name="ce1"/>
          <table:table-cell office:value-type="string" table:style-name="ce1">
            <text:p>This open access book provides a topical overview of the key sustainability issues in Qatar, focusing on environmental sustainability from a socio-political perspective. The transition to a sustainable Qatar requires engagement with diverse areas of social-political, human, and environmental development. On the environmental aspects, the contributors address climate change, food security, water reuse and desalination, energy, and biodiversity. The socio-political section examines state strategy and regulation, the place of environmental law and geopolitics and sustainability innovators and catalysts. The human section considers economics, sustainability education, the knowledge economy, and waste management. In doing so, the book demarcates the ways in which the country encounters and grapples with significant challenges and delves into the range of options for future pathways to sustainability in Qatar. Relevant to policymakers and scholars in energy and environment, urban and developmental studies, as well as the arenas of politics, climate change and policy, this book is a landmark collection on environmental policy in the Gulf and beyond</text:p>
          </table:table-cell>
          <table:table-cell office:value-type="string" table:style-name="ce1">
            <text:p>Singapore : Springer, 2023</text:p>
          </table:table-cell>
          <table:table-cell office:value-type="string" table:style-name="ce1">
            <text:p>Chapter 1. Sustainable Qatar -- Chapter 2. The Evolvement of Qatar's Environmental Sustainability Policy: The Strategies, Regulations, and Institutions -- Chapter 3. Law and Governance Innovations on Sustainability in Qatar: Current Approaches and Future Directions -- Chapter 4. FIFA World Cup 2022 as a Catalyst for Environmental Sustainability in Qatar -- Chapter 5. Qatar Foundations: A Sustainability Innovator -- Chapter 6. Qatar's Energy Policy and the Transition Towards a Renewable and Carbon-Neutral Future -- Chapter 7. Qatar in the Energy Transition: Low Carbon Economy Challenges and Opportunities -- Chapter 8. A Systems Perspective on the Sustainable Development of Qatar -- Chapter 9. Sea Level Rise and the National Security Challenge of Sustainable Urban Adaptation in Doha and other Arab Coastal Cities -- Chapter 10. Assessing and Reporting Potential Environmental Risks Associated with Reefing Oil Platform During Decommissioning in Qatar -- Chapter 11. The Domestic Water Sector in Qatar -- Chapter 12. Contribution of Non-Profit Organizations to Food Security Sustainability in the State of Qatar -- Chapter 13. Terrestrial Biodiversity in Arid Environments: One Global Component of Climate Crisis Resilience -- Chapter 14. Doha as a 15-Minute City -- An Urban Fareej -- Chapter 15. Post-Oil Urbanism: A Need for Smart and Sustainable Urban Development Strategies and Framework in the Gulf States -- Chapter 16. Towards the Circular Qatari Zero-Waste Management Sector -- Chapter 17. Education for Sustainable Development in Qatar -- Chapter 18. Developing A Vibrant Entrepreneurship Ecosystem in Qatar: A Sustainable Pathway Toward the Knowledge-based Economy? -- Chapter 19. Pathways for a Sustainable Future.</text:p>
          </table:table-cell>
          <table:table-cell office:value-type="string" table:style-name="ce1">
            <text:p>https://library.ecssr.ae/cgi-bin/koha/opac-detail.pl?biblionumber=286441</text:p>
          </table:table-cell>
          <table:table-cell table:number-columns-repeated="16377"/>
        </table:table-row>
        <table:table-row table:style-name="ro1">
          <table:table-cell office:value-type="string" table:style-name="ce1">
            <text:p>286442</text:p>
          </table:table-cell>
          <table:table-cell office:value-type="string" table:style-name="ce1">
            <text:p>Social change in the Gulf Region : multidisciplinary perspectives /</text:p>
          </table:table-cell>
          <table:table-cell table:style-name="ce1"/>
          <table:table-cell office:value-type="string" table:style-name="ce1">
            <text:p>This open access book, comprising thirty-nine chapters divided into social, cultural, economic, and political spheres, offers a unique opportunity to dive into the complex, dynamic, and sometimes contradictory transformation of Gulf societies in the last few decades. Whilst the Gulf region has at times been seen as impervious to this natural phenomenon of transformation -- timeless, never changing, deeply rooted in its ancient tribal customs and traditions and able to blend past and present seamlessly without suffering the wrenching trauma of change -- this is clearly not the case, and the region is not immune to the inevitable forces of social change. There is no doubt today that the social change sweeping the Gulf has been profound, affecting almost every aspect of life in the Gulf societies. This volume has an encyclopedic value as the chapters collectively offer multifaceted and multidisciplinary perspectives to understand social change in the Gulf region. Through these chapters, the role of economic and educational transformation, and the impact of social media, migration, and urbanization have in driving social change in the Gulf societies is examined in detail with a focus on their directions, magnitudes, and relevant policy options. It also considers how COVID-19 is affecting the lives of the people in the Gulf. This book bridges gaps in the understanding of the rapid pace of social change in the Gulf, offering practical solutions for policy interventions. It is of interest to scholars and students in Middle Eastern studies, specifically, as well as sociology, media studies, migration studies, and educational policy</text:p>
          </table:table-cell>
          <table:table-cell office:value-type="string" table:style-name="ce1">
            <text:p>Singapore : Springer, 2023</text:p>
          </table:table-cell>
          <table:table-cell office:value-type="string" table:style-name="ce1">
            <text:p>Aspirations for Pursuing the Prominent Leadership Roles in the Academia: Perspectives of Kuwaiti Women -- Social Media in the GCC's Countries - Facilitator or Curse for Generation "Z"? -- Where's the 'Bedouin' in 'Tribe'? Tribal Ruling in Urban Kuwaiti Society -- The Gender-Pay Gap and the Family in the Gulf: Root Causes, Implications and Policy Response -- Special Economic Zone Experience Overseas? Industrial Parks and Ports in the Gulf and China's Presence -- Youth as Barometer of Socio-cultural Change in Iran -- Yemen, the wound that still bleeds in the Middle East -- COVID-19 and Migrant Workers in the Gulf</text:p>
          </table:table-cell>
          <table:table-cell office:value-type="string" table:style-name="ce1">
            <text:p>https://library.ecssr.ae/cgi-bin/koha/opac-detail.pl?biblionumber=286442</text:p>
          </table:table-cell>
          <table:table-cell table:number-columns-repeated="16377"/>
        </table:table-row>
        <table:table-row table:style-name="ro1">
          <table:table-cell office:value-type="string" table:style-name="ce1">
            <text:p>286443</text:p>
          </table:table-cell>
          <table:table-cell office:value-type="string" table:style-name="ce1">
            <text:p>Women's empowerment and public policy in the Arab Gulf States : exploring challenges and opportunities /</text:p>
          </table:table-cell>
          <table:table-cell table:style-name="ce1"/>
          <table:table-cell office:value-type="string" table:style-name="ce1">
            <text:p>This open access book explores the various dimensions of women's empowerment in public policy in the Gulf Cooperation Council (GCC), with a particular focus on Qatar, comparing the country to the other Gulf states. Through its rich compilation of empirical qualitative research, the text unpacks the various ways in which women's empowerment materializes in the GCC context, providing insights into public policy perspectives in high-income rentier states more broadly. The Arab world has long been part of the global dialogue on women's economic and political empowerment and the GCC has, over the past decade, situated women's empowerment amongst their respective national priorities and long-term strategies. In turn, the Gulf has seen gradual implementation of policies aimed at women, specifically, in looking to attract and retain them in the labour market, and in the public sector more broadly. The collection surveys and evaluates the progress made in recent decades, paying close attention to the cultural and policy constraints still limiting women's empowerment in the Gulf. With a key linkage to SDG5, this book is a timely text addressing the context and drivers behind policies centering on women in the Arab region, in its analysis of the interplay of international women's empowerment discourse and regional public policy decisions. It is relevant to researchers and policy makers focused on women and gender issues in relation to social, cultural, economic, and political empowerment in the Gulf specifically, but also in the Arab world and beyond</text:p>
          </table:table-cell>
          <table:table-cell office:value-type="string" table:style-name="ce1">
            <text:p>Singapore : Springer, 2024</text:p>
          </table:table-cell>
          <table:table-cell office:value-type="string" table:style-name="ce1">
            <text:p>Chapter 1. Navigating Uncharted Waters: Women Empowerment and Public Policy in the Context of the Arab Gulf States -- Chapter 2. Grounded Approach to Women's Empowerment: Understanding the Complexities1 Rabia Naguib -- Chapter 3. A Maqasid Approach to Understanding Women's Status and Rights in Islam -- Chapter 4. Empowering Women Through Public Sector Employment: Challenges and Opportunities -- Chapter 5. Work-Life Balance Challenges and Family-Friendly Policies: Evidence from Qatar</text:p>
          </table:table-cell>
          <table:table-cell office:value-type="string" table:style-name="ce1">
            <text:p>https://library.ecssr.ae/cgi-bin/koha/opac-detail.pl?biblionumber=286443</text:p>
          </table:table-cell>
          <table:table-cell table:number-columns-repeated="16377"/>
        </table:table-row>
        <table:table-row table:style-name="ro1">
          <table:table-cell office:value-type="string" table:style-name="ce1">
            <text:p>286444</text:p>
          </table:table-cell>
          <table:table-cell office:value-type="string" table:style-name="ce1">
            <text:p>The ethics of national security intelligence institutions : theory and applications /</text:p>
          </table:table-cell>
          <table:table-cell office:value-type="string" table:style-name="ce1">
            <text:p>Henschke, Adam,</text:p>
          </table:table-cell>
          <table:table-cell office:value-type="string" table:style-name="ce1">
            <text:p>"This book explores the ethics of national security intelligence institutions operating in contemporary liberal democracies. Intelligence collection by agencies such as the CIA, MI6, and Mossad involves practices that are apparently inconsistent with the principles of ordinary morality - practices such as lying, spying, manipulation, and covert action. However, in the defence of national security, such practices may not only be morally permissible, but may also under some circumstances be morally obligatory. One approach to the ethics of national security intelligence activity has been to draw from the just war tradition (so-called 'just intelligence theory'). This book identifies significant limitations of this approach and offers a new, institutionally based, teleological normative framework. In doing so, it revises some familiar principles designed for application to kinetic wars, such as necessity and proportionality, and invokes some additional ones, such as reciprocity and trust. It goes on to explore the applications of this framework and a revised set of principles for national security intelligence institutions and practices in contemporary and emerging political and technological settings. This book will be of much interest to students of intelligence studies, ethics, security studies and International Relations"--</text:p>
          </table:table-cell>
          <table:table-cell office:value-type="string" table:style-name="ce1">
            <text:p>Abingdon, Oxon ; New York, NY : Routledge, 2024.</text:p>
          </table:table-cell>
          <table:table-cell office:value-type="string" table:style-name="ce1">
            <text:p>Institutionalising intelligence ethics : the case for a just intelligence theory / Adam Henschke and Patrick F. Walsh -- On national security intelligence : concepts and contexts / Seumas Miller -- On just intelligence operations : exceptions and explanations / Adam Henschke -- National security intelligence activity : the principles of discrimination, necessity, and proportionality / Seumas Miller -- Espionage : ends and means / Seumas Miller -- Covert action : the ethics of secret national security operations / Andrew Alexandra -- PSYOP and intelligence institutions / Andrew Alexandra -- Privacy as digital sovereignty : rethinking privacy for international intelligence / Adam Henschke -- Beyond independence : the ethics of trustworthy intelligence institutions / Adam Henschke -- Changing practices, disruptive technologies, and the evolution of intelligence institutions / Adam Henschke, Patrick F. Walsh and Roger Bradbury -- The future of intelligence practice : concluding lessons for just intelligence institutions / Patrick F. Walsh and Adam Henschke.</text:p>
          </table:table-cell>
          <table:table-cell office:value-type="string" table:style-name="ce1">
            <text:p>https://library.ecssr.ae/cgi-bin/koha/opac-detail.pl?biblionumber=286444</text:p>
          </table:table-cell>
          <table:table-cell table:number-columns-repeated="16377"/>
        </table:table-row>
        <table:table-row table:style-name="ro1">
          <table:table-cell office:value-type="string" table:style-name="ce1">
            <text:p>286445</text:p>
          </table:table-cell>
          <table:table-cell office:value-type="string" table:style-name="ce1">
            <text:p>Social touch in human-robot interaction : symbiotic touch interaction between human and robot /</text:p>
          </table:table-cell>
          <table:table-cell table:style-name="ce1"/>
          <table:table-cell office:value-type="string" table:style-name="ce1">
            <text:p>In this book for researchers and students, editors Shiomi and Sumioka bring together contributions from researchers working on the CREST project at ATR Deep Interaction Laboratories, a world leader in social robotics, to comprehensively describe robot touch systems from hardware to applications. Appropriate touch from robots to humans is essential for social robots, but achieving this requires various solutions at every stage of the touch process. Through this book, readers will gain an understanding of the needs, essential systems and communication cues, behaviour designs, and real-world issues for social touch applications. This book compiles and updates technical and empirical research that was previously scattered throughout the literature into a single volume. Through individually authored chapters addressing various elements of ATR's CREST project, this book tackles key areas where understanding is needed to realize acceptable touch interaction, including pre-touch interaction, interaction design for touching and being touched, behaviour changes caused by touch interaction, and applications of social touch interaction. It introduces a touch sensor and robots developed by the authors, including several touch-related behaviours and design policies. This approach will enable readers to easily apply this knowledge to their own social robotics programs. This book is invaluable for anyone who wishes to understand and develop social robots that physically interact with people. It is most beneficial for researchers and upper undergraduate and graduate students in the fields of human-robot/agent/computer interaction and social touch interaction and those in the broader fields of engineering, computer science, and cognitive science.</text:p>
          </table:table-cell>
          <table:table-cell office:value-type="string" table:style-name="ce1">
            <text:p>Boca Raton: CRC Press, Taylor &amp;amp; Francis Group, 2024</text:p>
          </table:table-cell>
          <table:table-cell office:value-type="string" table:style-name="ce1">
            <text:p>Section 1: Introduction. 1. Introduction to Social Touch in Human–Robot Interaction. Section 2: System Development for Social Touch Interaction.-- 2. Development of Fabric Sensor System toward Natural Pre‑touch and Touch Interaction.-- 3. Application of Fabric Sensors for Soft Robot Hand for Positioning an Object without Touching It.-- 4. Wearable Tactile Sensor Suit for Natural Body Dynamics Extraction: Case Study on Posture Prediction Based on Physical Reservoir Computing. --5. SŌTO: An Android Platform for Social Touch Interaction. Section 3: Modeling Pre-touch Proxemics.-- 6. Implementing Pre‑touch Reaction Distance around Face for a Social Robot.-- 7. Implementing Pre‑touch Reaction Distance around Upper Body Parts for a Social Robot. --8. Comparison of Pre‑touch Reaction Distance between Physical and VR Environments. Section 4: Interaction Design for Touching and Being Touched.--9. Understanding Natural Reaction Time toward Touch.--10. Communication Cues Effects in Human–Robot Interaction.-- 11. Gaze and Height Design for Acceptable Touch Behaviors.-- 12. Designing Touch Characteristics to Express Simple Emotions.-- 13. Modeling Touch Timing and Length to Express Complex Emotions. Section 5: Behavior Change Effects in Human–Robot Touch Interaction.-- 14. Robot Hugs Encourage Self‑disclosures.-- 15. Audio‑Visual Stimuli Improve Both Robot’s Hug Impressions and Stress‑Buffering Effects. --16. Praise with Tactile Stimulus Increases Motivation.-- 17. Understanding Self‑Touch Behaviors and Stress‑Buffering Effects.-- 18. Mediated Hug Modulates Impressions of Hearsay Information.-- 19. Multi‑modal Interaction through Anthropomorphically Designed Communication Medium to Enhance the Self‑disclosures of Personal Information. Section 6: Applications of Social Touch Interaction.-- 20. A Minimal Design of a Human Infant Presence: A Case Study toward Interactive Doll Therapy for Older Adults with Dementia.-- 21. Interactive Baby Robot for Seniors with Dementia: Long‑term Implementation in Nursing Home.-- 22. A Huggable Device Can Reduce the Stress of Calling a Stranger on the Phone for Individuals with ASD. --23. Viewing a Presenter’s Touch Affects the Feeling of Kawaii of Others toward an Object.</text:p>
          </table:table-cell>
          <table:table-cell office:value-type="string" table:style-name="ce1">
            <text:p>https://library.ecssr.ae/cgi-bin/koha/opac-detail.pl?biblionumber=286445</text:p>
          </table:table-cell>
          <table:table-cell table:number-columns-repeated="16377"/>
        </table:table-row>
        <table:table-row table:style-name="ro1">
          <table:table-cell office:value-type="string" table:style-name="ce1">
            <text:p>286446</text:p>
          </table:table-cell>
          <table:table-cell office:value-type="string" table:style-name="ce1">
            <text:p>Industry 4.0 to Industry 5.0: explorations in the transition from a techno-economic to a socio-technical future /</text:p>
          </table:table-cell>
          <table:table-cell table:style-name="ce1"/>
          <table:table-cell office:value-type="string" table:style-name="ce1">
            <text:p>This is an Open Access book. In 2015, Industry 4.0 was announced with the rise of industrialization by the European Parliament, supporting policy, research, and infrastructure funding. In 2020, Industry 5.0 was launched as an evolution of Industry 4.0, towards societal and ecological values in a sustainable, human-centric, and resilient transition. In 2023, the IN4ACT research project team completed 4 years of research on the impact on these initiatives. Presentations reviewing the progress of management practices and economics led to conversations about what's next. The unanticipated rise in late 2022 of Generative AI technologies (e.g. ChatGPT, DALL-E) sparked dialogues with an extended circle of researchers on impacts not considered in 2015 or in 2020. This collection of chapters reflects multiple perspectives on research findings to 2023, prospects for 2024, and considerations on ways the techno-economic industrial revolutions may be reshaped into desirable futures respecting social and ecological concerns.</text:p>
          </table:table-cell>
          <table:table-cell office:value-type="string" table:style-name="ce1">
            <text:p>Singapore : Springer, 2024</text:p>
          </table:table-cell>
          <table:table-cell office:value-type="string" table:style-name="ce1">
            <text:p>Chapter1. An Introduction to Industry 5.0: History, Foundations, and Futures.-- Chapter 2. The Complexity of Sustainable Innovation, Transitional Impacts of Industry 4.0 to 5.0 for our Societies: Circular society exploring the systemic nexus of socioeconomic transitions.-- Chapter 3. Coping with Industry 5.0: An assessment of evolving soft skills for the workplace.-- Chapter 4. AI Upskilling and Digital Twins: A Service Science Perspective on the Industry 4.0 to Industry 5.0 Shift.-- Chapter 5. Industry 5.0 and Artificial Semi-General Intelligence. Exploring future challenges and opportunities within industries and societies.--Chapter 6. Artificial and hyper selfish intelligence capabilities, the possible impacts, and why humans need Industry 5.0.-- Chapter 7. Incremental Adaptation or Generational Shift?.<text:s/></text:p>
            <text:p/>
          </table:table-cell>
          <table:table-cell office:value-type="string" table:style-name="ce1">
            <text:p>https://library.ecssr.ae/cgi-bin/koha/opac-detail.pl?biblionumber=286446</text:p>
          </table:table-cell>
          <table:table-cell table:number-columns-repeated="16377"/>
        </table:table-row>
        <table:table-row table:style-name="ro1">
          <table:table-cell office:value-type="string" table:style-name="ce1">
            <text:p>286488</text:p>
          </table:table-cell>
          <table:table-cell office:value-type="string" table:style-name="ce1">
            <text:p>Private sector development in an emerging world : inclusive policies and strategies for the formal and informal economy /</text:p>
          </table:table-cell>
          <table:table-cell table:style-name="ce1"/>
          <table:table-cell office:value-type="string" table:style-name="ce1">
            <text:p>This book explores the interactions between private sector development, public policies and societal institutions with a strong view on contributing to sustainable and inclusive development in emerging countries.<text:s/></text:p>
            <text:p><text:s/></text:p>
            <text:p>The private sector is often praised as an engine of economic growth. This belief has led to significant efforts to promote private sector development in emerging countries. Development agencies prioritize private sector development and national governments are following suit, resulting in often huge incentives to stimulate and attract private investment.<text:s/></text:p>
            <text:p><text:s/></text:p>
            <text:p>However, private sector development is not a panacea for sustainable and inclusive development as the past decades have clearly shown. Economic growth, societal development and environmental sustainability are often in a sharp conflict; and more often than not economic growth has failed to improve the lives of all citizens.<text:s/></text:p>
            <text:p><text:s/></text:p>
            <text:p>This book examines the role the state and the private sector should play to benefit from the dynamics of business development, while ensuring that these benefits are shared broadly without jeopardizing sustainability. The views presented differ in detail, but the analyses and case studies presented share common themes, namely that the relative roles of state and private sector of should be balanced and that this particular balance should be based on the context of each country in order to make the private-public sector interaction work for all people.</text:p>
          </table:table-cell>
          <table:table-cell office:value-type="string" table:style-name="ce1">
            <text:p>Boston : De Gruyter, 2023.</text:p>
          </table:table-cell>
          <table:table-cell table:style-name="ce1"/>
          <table:table-cell office:value-type="string" table:style-name="ce1">
            <text:p>https://library.ecssr.ae/cgi-bin/koha/opac-detail.pl?biblionumber=286488</text:p>
          </table:table-cell>
          <table:table-cell table:number-columns-repeated="16377"/>
        </table:table-row>
        <table:table-row table:style-name="ro1">
          <table:table-cell office:value-type="string" table:style-name="ce1">
            <text:p>286489</text:p>
          </table:table-cell>
          <table:table-cell office:value-type="string" table:style-name="ce1">
            <text:p>Human-centered economics : the living standards of nations /</text:p>
          </table:table-cell>
          <table:table-cell office:value-type="string" table:style-name="ce1">
            <text:p>Samans, Richard,</text:p>
          </table:table-cell>
          <table:table-cell office:value-type="string" table:style-name="ce1">
            <text:p>This open access book examines the chronic underperformance of economies with respect to inclusion, sustainability and resilience. It finds that the standard liberal economic growth and development model has evolved over the past century in a fundamentally unbalanced manner that underemphasizes the crucial role of institutions legal norms, policy incentives and public administrative capacities in translating market-based growth in the production of goods and services into broad and sustainable gains in social welfare at the household level. Correcting this imbalance of emphasis in economic theory and policy between markets and institutions, production and distribution, and national income and household living standards is the single most important step required to transcend 20th century trickle-down neoliberalism and replace it with a more human-centred model of economic progress in the 21st century. The book breaks new ground by integrating the principal institutional dimensions of the social contract into the heart of macroeconomic theory and presenting extensive corresponding reforms of domestic and international economic policy to refocus them on the median living standards, rather than primarily aggregate wealth or GDP, of nations. This is the bottom-line measure of national economic performance, and it depends on the strength of both markets of exchange and institutions in such areas as labour and social protection, financial and corporate governance, competition and rents, anti-corruption, infrastructure and basic necessities, environmental protection, education and skilling, etc. Extensive comparative data are presented demonstrating that countries at every level of economic development have ample policy space to narrow their welfare gaps their underperformance on these and other key aspects of household living standards relative to the frontier of leading policy practice in peer countries. Richard Samans is Director of the International Labour Organizations Research Department and its Sherpa to the G20, G7 and BRICS processes</text:p>
          </table:table-cell>
          <table:table-cell office:value-type="string" table:style-name="ce1">
            <text:p>Cham : Palgrave Macmillan, 2023</text:p>
          </table:table-cell>
          <table:table-cell office:value-type="string" table:style-name="ce1">
            <text:p>1. Introduction -- 2. The source of the fundamental disconnect in modern economics -- 3. The nature and causes of the living standards of nations -- 4. Comparative country data -- 5. International economic governance -- 6. Conclusion</text:p>
          </table:table-cell>
          <table:table-cell office:value-type="string" table:style-name="ce1">
            <text:p>https://library.ecssr.ae/cgi-bin/koha/opac-detail.pl?biblionumber=286489</text:p>
          </table:table-cell>
          <table:table-cell table:number-columns-repeated="16377"/>
        </table:table-row>
        <table:table-row table:style-name="ro1">
          <table:table-cell office:value-type="string" table:style-name="ce1">
            <text:p>286490</text:p>
          </table:table-cell>
          <table:table-cell office:value-type="string" table:style-name="ce1">
            <text:p>Asian perceptions of Gulf security /</text:p>
          </table:table-cell>
          <table:table-cell table:style-name="ce1"/>
          <table:table-cell office:value-type="string" table:style-name="ce1">
            <text:p>"Gulf stability is coming to play a larger role in the foreign policy calculus of many states, but the evolving role of Asian powers is largely under-represented in the International Relations literature. This volume addresses this gap with a set of empirically rich, theory driven case studies written by academics from or based in the countries in question. The underlying assumption is not that Asian powers have already become important security actors in the Gulf, but rather that they perceive the Gulf as a region of increasing strategic relevance. How will leaders in these countries adjust to an evolving regional framework? Will there be coordinated efforts to establish an Asian-centered approach to Gulf stability, or will Asian rivalries make the region a theatre of competition? Will US-China tensions force alignment choices among Asian powers? Will Asian states balance, bandwagon, hedge, or adopt some other approach to their Gulf relationships? These questions become even more important as the western boundaries of Asia increasingly come to incorporate the Middle East. The book will appeal to scholars and students in the fields of International Relations, Security Studies, and International Political Economy, as well as area specialists on the Gulf and those working on foreign policy issues on each of the Asian countries included. Professionals in government and non-government agencies will also find it very useful"--</text:p>
          </table:table-cell>
          <table:table-cell office:value-type="string" table:style-name="ce1">
            <text:p>London ; New York : Routledge, Taylor &amp;amp; Francis Group, 2022.</text:p>
          </table:table-cell>
          <table:table-cell office:value-type="string" table:style-name="ce1">
            <text:p>Asian powers and a transitioning Gulf order / Jonathan Fulton -- China's 'zero-enemy policy' in the Gulf : dynamics and tactics / Degang Sun -- Japan in the Gulf : hedging by an 'honest broker'? / Yee-Kuang Heng -- (De)securitization narratives behind the independent deployment of the Cheonghae Unit to the Strait of Hormuz / Haewon Jeong -- The strategic culture in Singapore : impact on relations with the Gulf / Li-Chen Sim -- India in the Gulf : multialignment in the shadow of regional (in)security / Muddassir Quamar -- Pakistan's political and security engagement with the Gulf countries / Umer Karim -- Asia in an emerging Gulf collective security framework / N. Janardhan.</text:p>
          </table:table-cell>
          <table:table-cell office:value-type="string" table:style-name="ce1">
            <text:p>https://library.ecssr.ae/cgi-bin/koha/opac-detail.pl?biblionumber=286490</text:p>
          </table:table-cell>
          <table:table-cell table:number-columns-repeated="16377"/>
        </table:table-row>
        <table:table-row table:style-name="ro1">
          <table:table-cell office:value-type="string" table:style-name="ce1">
            <text:p>286500</text:p>
          </table:table-cell>
          <table:table-cell office:value-type="string" table:style-name="ce1">
            <text:p>Towards a Data-driven military: a multidisciplinary perspective /</text:p>
          </table:table-cell>
          <table:table-cell table:style-name="ce1"/>
          <table:table-cell office:value-type="string" table:style-name="ce1">
            <text:p>Towards a Data-Driven Military: A Multidisciplinary Perspective assesses the use of data and information on modern conflict from different scientific and methodological disciplines, aiming to generate valuable contributions to the ongoing discourse on data, the military and modern warfare. Part one, 'Military Systems and Technology',, approaches the theme empirically by researching how data can enhance the utility of military materiel and subsequently accelerate the decision-making process. Part two, 'War Studies', takes a multidisciplinary approach to the evolution of warfare, while the third part, 'Military Management Studies', takes a holistic organisational and procedural approach. Based on their scientific protocols and research methods, the three domains put forward different research questions and perspectives, providing the unique character of this book.</text:p>
          </table:table-cell>
          <table:table-cell office:value-type="string" table:style-name="ce1">
            <text:p>Amsterdam, Netherlands Leiden University Press, 2023</text:p>
          </table:table-cell>
          <table:table-cell table:style-name="ce1"/>
          <table:table-cell office:value-type="string" table:style-name="ce1">
            <text:p>https://library.ecssr.ae/cgi-bin/koha/opac-detail.pl?biblionumber=286500</text:p>
          </table:table-cell>
          <table:table-cell table:number-columns-repeated="16377"/>
        </table:table-row>
        <table:table-row table:style-name="ro1">
          <table:table-cell office:value-type="string" table:style-name="ce1">
            <text:p>286501</text:p>
          </table:table-cell>
          <table:table-cell office:value-type="string" table:style-name="ce1">
            <text:p>Responsible use of AI in military systems /</text:p>
          </table:table-cell>
          <table:table-cell table:style-name="ce1"/>
          <table:table-cell office:value-type="string" table:style-name="ce1">
            <text:p>"The book provides the reader with a broad overview of all relevant aspects involved with the responsible development, deployment and use of AI in military systems. It stresses both the advantages of AI as well as the potential downsides of including AI in military systems"--</text:p>
          </table:table-cell>
          <table:table-cell office:value-type="string" table:style-name="ce1">
            <text:p>Boca Raton : CRC Press, 2024.</text:p>
          </table:table-cell>
          <table:table-cell office:value-type="string" table:style-name="ce1">
            <text:p>Introduction to Responsible use of AI in military systems / Jan Maarten Schraagen -- Section I: Implementing military AI responsibly: Models and approaches -- A Socio-Technical Feedback Loop for Responsible Military AI Life-Cycles from Governance to Operation / Marlijn Heijnen, Tjeerd Schoonderwoerd, Mark Neerincx, Jasper van der Waa, Leon Kester, Jurriaan van Diggelen, &amp;amp; Pieter Elands -- How can Responsible AI be implemented? / Wolfgang Koch &amp;amp; Florian Keisinger -- A Qualitative Risk Evaluation Model for AI-Enabled Military Systems / Ravi Panwar -- Applying responsible AI principles into military AI products and services: A practical approach / Michael Street &amp;amp; Sandro Bjelogrlic -- Unreliable AIs for the military / Guillaume Gadek -- Section II: Liability and accountability of individuals and states -- Methods to mitigate risks associated with the use of AI in the military domain / Shannon Cooper, Damian Copeland, &amp;amp; Lauren Sanders -- 'Killer Pays'. State liability for the use of autonomous weapons systems in the battlespace / Diego Mauri, University of Florence -- Military AI and Accountability of Individuals and States for War Crimes in the Ukraine / Dan Saxon -- Scapegoats! Assessing the liability of programmers and designers for autonomous weapons systems / Afonso Seixas Nunes -- Section III: Human control in human-AI military teams -- Rethinking 'Meaningful Human Control' / Linda Eggert -- AlphaGo's Move 37 and its implications for AI-supported military decision-making / Tom Simpson -- Bad, mad and cooked: Moral Responsibility for civilian harms in human-AI military teams / Kate Devitt -- Neglect Tolerance as a measure for responsible human delegation / Chris Miller &amp;amp; Richard Freedman -- Section IV: Policy aspects -- Strategic interactions: the economic complements of AI and the political context of war / Jon Lindsay -- Promoting Responsible State Behavior on the use of AI in the Military Domain: Lessons learned from multilateral security negotiations on digital technologies / Kerstin Vignard -- Section V -- Bounded autonomy / Jan Maarten Schraagen.</text:p>
          </table:table-cell>
          <table:table-cell office:value-type="string" table:style-name="ce1">
            <text:p>https://library.ecssr.ae/cgi-bin/koha/opac-detail.pl?biblionumber=286501</text:p>
          </table:table-cell>
          <table:table-cell table:number-columns-repeated="16377"/>
        </table:table-row>
        <table:table-row table:style-name="ro1">
          <table:table-cell office:value-type="string" table:style-name="ce1">
            <text:p>286502</text:p>
          </table:table-cell>
          <table:table-cell office:value-type="string" table:style-name="ce1">
            <text:p>Artificial intelligence and international conflict in cyberspace /</text:p>
          </table:table-cell>
          <table:table-cell table:style-name="ce1"/>
          <table:table-cell office:value-type="string" table:style-name="ce1">
            <text:p>"This edited volume explores how artificial intelligence (AI) is transforming international conflict in cyberspace. Over the past three decades, cyberspace developed into a crucial frontier and issue of international conflict. However, scholarly work on the relationship between AI and conflict in cyberspace has been produced along somewhat rigid disciplinary boundaries and an even more rigid sociotechnical divide - wherein technical and social scholarship are seldomly brought into a conversation. This is the first volume to address these themes through a comprehensive and cross-disciplinary approach. With the intent of exploring the question 'what is at stake with the use of automation in international conflict in cyberspace through AI?', the chapters in the volume focus on three broad themes, namely: (1) technical and operational, (2) strategic and geopolitical, and (3) normative and legal. These also constitute the three parts in which the chapters of this volume are organised, although these thematic sections should not be considered as an analytical or a disciplinary demarcation. This book will be of much interest to students of cyber-conflict, artificial intelligence, security studies and International Relations"--</text:p>
          </table:table-cell>
          <table:table-cell office:value-type="string" table:style-name="ce1">
            <text:p>Abingdon, Oxon ; New York, NY : Routledge, 2023.</text:p>
          </table:table-cell>
          <table:table-cell office:value-type="string" table:style-name="ce1">
            <text:p>Artificial intelligence and international conflict in cyberspace : exploring three sets of issues / Fabio Cristiano, Dennis Broeders, Fran�cois Delerue, Fr�ed�erick Douzet and Aude G�ery -- The unknowable conflict : tracing AI, recognition, and the death of the (human) loop / Andrew C. Dwyer -- Artificial intelligence in hybrid and information warfare : a double-edged sword / Wesley R. Moy and Kacper T. Gradon -- Algorithmic power? The role of artificial intelligence in European strategic autonomy / Simona R. Soare -- The middleware dilemma of middle powers : AI-enabled services as sites of cyber conflict in Brazil, India, and Singapore / Arun Mohan Sukumar -- Artificial intelligence and military superiority : how the 'cyber-AI offensive-defensive arms race' affects the US vision of the fully integrated battlefield / Jeppe T. Jacobsen and Tobias Liebetrau -- Ethical principles for artificial intelligence in the defence domain / Mariarosaria Taddeo, David McNeish, Alexander Blanchard and Elizabeth Edgar -- Is Stuxnet the next Skynet? Autonomous cyber capabilities as lethal autonomous weapons systems / Louis Perez -- Advanced artificial intelligence techniques and the principle of non-intervention in the context of electoral interference : a challenge to the "demanding" element of coercion? / Jack Kenny.</text:p>
          </table:table-cell>
          <table:table-cell office:value-type="string" table:style-name="ce1">
            <text:p>https://library.ecssr.ae/cgi-bin/koha/opac-detail.pl?biblionumber=286502</text:p>
          </table:table-cell>
          <table:table-cell table:number-columns-repeated="16377"/>
        </table:table-row>
        <table:table-row table:style-name="ro1">
          <table:table-cell office:value-type="string" table:style-name="ce1">
            <text:p>286559</text:p>
          </table:table-cell>
          <table:table-cell office:value-type="string" table:style-name="ce1">
            <text:p>دور المفاوضات في تسوية المنازعات الدولية : دراسة تطبيقية للمفاوضات الفلسطينية الإسرائيلية /</text:p>
          </table:table-cell>
          <table:table-cell office:value-type="string" table:style-name="ce1">
            <text:p>الدروزي، الشيماء فؤاد جاد الكريم،</text:p>
          </table:table-cell>
          <table:table-cell office:value-type="string" table:style-name="ce1">
            <text:p>يهدف هذا الكتاب إلى تسليط المزيد من الضوء حول الإشكالية الناتجة عن دور المفاوضات في تسوية المنازعات الدولية في الوقت الذي غابت فيه معوقات وشروط التفاوض الصحيحة والتي تتمثل بقدر كاف من التوازن بين طرفي التفاوض.</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6559</text:p>
          </table:table-cell>
          <table:table-cell table:number-columns-repeated="16377"/>
        </table:table-row>
        <table:table-row table:style-name="ro1">
          <table:table-cell office:value-type="string" table:style-name="ce1">
            <text:p>286665</text:p>
          </table:table-cell>
          <table:table-cell office:value-type="string" table:style-name="ce1">
            <text:p>مبادئ علم الديمغرافية :‎ (دراسة السكان) /‎</text:p>
          </table:table-cell>
          <table:table-cell office:value-type="string" table:style-name="ce1">
            <text:p>علي، يونس حمادي،‎</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665</text:p>
          </table:table-cell>
          <table:table-cell table:number-columns-repeated="16377"/>
        </table:table-row>
        <table:table-row table:style-name="ro1">
          <table:table-cell office:value-type="string" table:style-name="ce1">
            <text:p>286666</text:p>
          </table:table-cell>
          <table:table-cell office:value-type="string" table:style-name="ce1">
            <text:p>الرياضيات المالية :‎ مع تطبيقات في الحاسوب /‎</text:p>
          </table:table-cell>
          <table:table-cell office:value-type="string" table:style-name="ce1">
            <text:p>حمدان، فتحي خليل،‎</text:p>
          </table:table-cell>
          <table:table-cell table:style-name="ce1"/>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86666</text:p>
          </table:table-cell>
          <table:table-cell table:number-columns-repeated="16377"/>
        </table:table-row>
        <table:table-row table:style-name="ro1">
          <table:table-cell office:value-type="string" table:style-name="ce1">
            <text:p>286677</text:p>
          </table:table-cell>
          <table:table-cell office:value-type="string" table:style-name="ce1">
            <text:p>The Asian 21st century /</text:p>
          </table:table-cell>
          <table:table-cell office:value-type="string" table:style-name="ce1">
            <text:p>Mahbubani, Kishore,</text:p>
          </table:table-cell>
          <table:table-cell office:value-type="string" table:style-name="ce1">
            <text:p>This open access book consists of essays written by Kishore Mahbubani to explore the challenges and dilemmas faced by the West and Asia in an increasingly interdependent world village and intensifying geopolitical competition. The contents cover four parts: Part One The End of the Era of Western Domination. The major strategic error that the West is now making is to refuse to accept this reality. The West needs to learn how to act strategically in a world where they are no longer the number 1. Part Two The Return of Asia. From the years 1 to 1820, the largest economies in the world were Asian. After 1820 and the rise of the West, however, great Asian civilizations like China and India were dominated and humiliated. The twenty-first century will see the return of Asia to the center of the world stage. Part Three The Peaceful Rise of China. The shift in the balance of power to the East has been most pronounced in the rise of China. While this rise has been peaceful, many in the West have responded with considerable concern over the influence China will have on the world order. Part Four Globalization, Multilateralism and Cooperation. Many of the world's pressing issues, such as COVID-19 and climate change, are global issues and will require global cooperation to deal with. In short, human beings now live in a global village. States must work with each other, and we need a world order that enables and facilitates cooperation in our global village</text:p>
          </table:table-cell>
          <table:table-cell office:value-type="string" table:style-name="ce1">
            <text:p>Singapore : Springer, 2022</text:p>
          </table:table-cell>
          <table:table-cell office:value-type="string" table:style-name="ce1">
            <text:p>The Hypocrisy of the West -- Trump, Macron and the Poverty of Liberalism -- Democracy or Plutocracy? -- America's Existential Question -- Can America Escape Plutocracy? -- What Do US Capitol Attack and the West's Covid-19 Death Rates Have in Common? -- Was Trump Right or Wrong on China? Biden's Answer -- Will Shape the Future -- Why the Trump Administration Has Helped China -- Why American Presidents Matter -- What Biden Will Mean for the Rest of the World -- East and West: Trust or Distrust? -- Great Battles Require Strategic Discipline and Washington Needs It in This Crisis</text:p>
          </table:table-cell>
          <table:table-cell office:value-type="string" table:style-name="ce1">
            <text:p>https://library.ecssr.ae/cgi-bin/koha/opac-detail.pl?biblionumber=286677</text:p>
          </table:table-cell>
          <table:table-cell table:number-columns-repeated="16377"/>
        </table:table-row>
        <table:table-row table:style-name="ro1">
          <table:table-cell office:value-type="string" table:style-name="ce1">
            <text:p>286676</text:p>
          </table:table-cell>
          <table:table-cell office:value-type="string" table:style-name="ce1">
            <text:p>القوة الذكية في سياسة أمريكا الخارجية تجاه منطقة الشرق الأوسط (2001 - 2018) /</text:p>
          </table:table-cell>
          <table:table-cell office:value-type="string" table:style-name="ce1">
            <text:p>اللهيبي، طه،</text:p>
          </table:table-cell>
          <table:table-cell office:value-type="string" table:style-name="ce1">
            <text:p>لقد تباينت مراحل استخدام الولايات المتحدة الأمريكية للقوة منذ زمن بعيد، فمنذ عام 2000م وخلال رئاسة "جورج بوش الابن" اتجهت أمريكا إلى العمل العسكري والذي يمثل جزء من القوة الصلبة ضد أفعانستان في عام 2001م كضربة استباقية، ومن ثم احتلال العراق في عام 2003م، فمع الفشل الذي حققته سياسة استخدام القوة الصلبة في الشرق الأوسط، سعى بعض الاستراتيجيين في إدارة الرئيس باراك أوباما إلى إستخدام سياسة القوة الناعمة الذكية بدلا من الاعتماد على القوة الصلبة منفردة، من خلالها بدأت الولايات المتحدة الأمريكية إلى سياسة التغيير من داخل دول منطقة الشرق الأوسط من أجل المحافظة على مصالحها وتحقيق أهدافها، وعلى ضوء ذلك فإن هذا الكتاب يدور حول بيان دور القوة الذكية الأمريكية تجاه منطقة الشرق الأوسط، ويهدف إلى التعرف على الدبلوماسية العامة الأمريكية تجاه منطقة الشرق الأوسط، والممارسات العملية للقوة الذكية في منطقة الشرق الأوسط.</text:p>
          </table:table-cell>
          <table:table-cell office:value-type="string" table:style-name="ce1">
            <text:p>عمان، الأردن : المنهل للنشر الإلكتروني، 2019.</text:p>
          </table:table-cell>
          <table:table-cell table:style-name="ce1"/>
          <table:table-cell office:value-type="string" table:style-name="ce1">
            <text:p>https://library.ecssr.ae/cgi-bin/koha/opac-detail.pl?biblionumber=286676</text:p>
          </table:table-cell>
          <table:table-cell table:number-columns-repeated="16377"/>
        </table:table-row>
        <table:table-row table:style-name="ro1">
          <table:table-cell office:value-type="string" table:style-name="ce1">
            <text:p>286703</text:p>
          </table:table-cell>
          <table:table-cell office:value-type="string" table:style-name="ce1">
            <text:p>Arab media systems /</text:p>
          </table:table-cell>
          <table:table-cell table:style-name="ce1"/>
          <table:table-cell office:value-type="string" table:style-name="ce1">
            <text:p>This volume provides a comparative analysis of media systems in the Arab world, based on criteria informed by the historical, political, social, and economic factors influencing a country''s media. Reaching beyond classical western media system typologies, ''Arab Media Systems'' brings together contributions from experts in the field of media in the Middle East and North Africa (MENA) to provide valuable insights into the heterogeneity of this region''s media systems. It focuses on trends in government stances towards media, media ownership models, technological innovation, and the role of transnational mobility in shaping media structure and practices.Each chapter in the volume traces a specific country''s media - from Lebanon to Morocco - and assesses its media system in terms of historical roots, political and legal frameworks, media economy and ownership patterns, technology and infrastructure, and social factors (including diversity and equality in gender, age, ethnicities, religions, and languages).This book is a welcome contribution to the field of media studies, constituting the only edited collection in recent years to provide a comprehensive and systematic overview of Arab media systems. As such, it will be of great use to students and scholars in media, journalism and communication studies, as well as political scientists, sociologists, and anthropologists with an interest in the MENA region.This volume provides a comparative analysis of media systems in the Arab world, based on criteria informed by the historical, political, social, and economic factors influencing a country''s media. Reaching beyond classical western media system typologies, Arab Media Systems brings together contributions from experts in the field of media in the Middle East and North Africa (MENA) to provide valuable insights into the heterogeneity of this region''s media systems. It focuses on trends in government stances towards media, media ownership models, technological innovation, and the role of transnational mobility in shaping media structure and practices.Each chapter in the volume traces a specific country''s media - from Lebanon to Morocco - and assesses its media system in terms of historical roots, political and legal frameworks, media economy and ownership patterns, technology and infrastructure, and social factors (including diversity and equality in gender, age, ethnicities, religions, and languages).This book is a welcome contribution to the field of media studies, constituting the only edited collection in recent years to provide a comprehensive and systematic overview of Arab media systems. As such, it will be of great use to students and scholars in media, journalism and communication studies, as well as political scientists, sociologists, and anthropologists with an interest in the MENA region.This volume provides a comparative analysis of media systems in the Arab world, based on criteria informed by the historical, political, social, and economic factors influencing a country''s media. Reaching beyond classical western media system typologies, Arab Media Systems brings together contributions from experts in the field of media in the Middle East and North Africa (MENA) to provide valuable insights into the heterogeneity of this region''s media systems. It focuses on trends in government stances towards media, media ownership models, technological innovation, and the role of transnational mobility in shaping media structure and practices.Each chapter in the volume traces a specific country''s media - from Lebanon to Morocco - and assesses its media system in terms of historical roots, political and legal frameworks, media economy and ownership patterns, technology and infrastructure, and social factors (including diversity and equality in gender, age, ethnicities, religions, and languages).This book is a welcome contribution to the field of media studies, constituting the only edited collection in recent years to provide a comprehensive and systematic overview of Arab media systems. As such, it will be of great use to students and scholars in media, journalism and communication studies, as well as political scientists, sociologists, and anthropologists with an interest in the MENA region.<text:s/></text:p>
            <text:p/>
          </table:table-cell>
          <table:table-cell office:value-type="string" table:style-name="ce1">
            <text:p>Cambridge, UK: Open Book Publishers, 2021</text:p>
          </table:table-cell>
          <table:table-cell table:style-name="ce1"/>
          <table:table-cell office:value-type="string" table:style-name="ce1">
            <text:p>https://library.ecssr.ae/cgi-bin/koha/opac-detail.pl?biblionumber=286703</text:p>
          </table:table-cell>
          <table:table-cell table:number-columns-repeated="16377"/>
        </table:table-row>
        <table:table-row table:style-name="ro1">
          <table:table-cell office:value-type="string" table:style-name="ce1">
            <text:p>286704</text:p>
          </table:table-cell>
          <table:table-cell office:value-type="string" table:style-name="ce1">
            <text:p>A natural history of the Emirates /</text:p>
          </table:table-cell>
          <table:table-cell table:style-name="ce1"/>
          <table:table-cell office:value-type="string" table:style-name="ce1">
            <text:p>For many people, thoughts of the United Arab Emirates conjure images of ultramodern skyscrapers and rolling sand dunes. However, the Emirates are a rich mosaic of ecosystems and habitats that support surprisingly diverse communities of organisms, and there is growing awareness of the importance of these previously underappreciated natural assets. A Natural History of the Emirates provides a comprehensive overview of the unusual environmental setting of this young nation, and surveys the major ecosystems and the marine and terrestrial organisms occurring across the nation. From freshwater streams in the hyperarid Hajar Mountains to the world's most temperature-tolerant coral reefs, the UAE is home to an astounding variety of uniquely adapted organisms that are providing insights into climate change and how organisms cope with and respond to extreme environmental conditions. The book closes with a section on human interactions with this unique environment, and proposes initiatives to ensure the protection of these unique natural assets into the future. This is an open access book.</text:p>
          </table:table-cell>
          <table:table-cell office:value-type="string" table:style-name="ce1">
            <text:p>Cham, Switzerland: Springer Nature, 2024</text:p>
          </table:table-cell>
          <table:table-cell table:style-name="ce1"/>
          <table:table-cell office:value-type="string" table:style-name="ce1">
            <text:p>https://library.ecssr.ae/cgi-bin/koha/opac-detail.pl?biblionumber=286704</text:p>
          </table:table-cell>
          <table:table-cell table:number-columns-repeated="16377"/>
        </table:table-row>
        <table:table-row table:style-name="ro1">
          <table:table-cell office:value-type="string" table:style-name="ce1">
            <text:p>286705</text:p>
          </table:table-cell>
          <table:table-cell office:value-type="string" table:style-name="ce1">
            <text:p>Human rights politics: an introduction /</text:p>
          </table:table-cell>
          <table:table-cell office:value-type="string" table:style-name="ce1">
            <text:p>Krennerich, Michael.,</text:p>
          </table:table-cell>
          <table:table-cell office:value-type="string" table:style-name="ce1">
            <text:p>The book offers a comprehensive and clear introduction for students and those interested in human rights, written by a renowned human rights expert. It not only provides an introduction to the diversity of issues, actors and institutions in human rights policy and politics, but also offers assistance and suggestions on how the complex reality of human rights politics can be described and analysed with the help of political science and related disciplines. It deals with civil society engagement in human rights as well as state obligations and international efforts to protect human rights. This is an open access book.</text:p>
          </table:table-cell>
          <table:table-cell office:value-type="string" table:style-name="ce1">
            <text:p>Cham, Switzerland: Springer Nature, 2024</text:p>
          </table:table-cell>
          <table:table-cell table:style-name="ce1"/>
          <table:table-cell office:value-type="string" table:style-name="ce1">
            <text:p>https://library.ecssr.ae/cgi-bin/koha/opac-detail.pl?biblionumber=286705</text:p>
          </table:table-cell>
          <table:table-cell table:number-columns-repeated="16377"/>
        </table:table-row>
        <table:table-row table:style-name="ro1">
          <table:table-cell office:value-type="string" table:style-name="ce1">
            <text:p>286706</text:p>
          </table:table-cell>
          <table:table-cell office:value-type="string" table:style-name="ce1">
            <text:p>Oil spaces: exploring the global petroleumscape /</text:p>
          </table:table-cell>
          <table:table-cell table:style-name="ce1"/>
          <table:table-cell office:value-type="string" table:style-name="ce1">
            <text:p>Oil Spaces traces petroleum's impact through a range of territories from across the world, showing how industrially drilled petroleum and its refined products have played a major role in transforming the built environment in ways that are often not visible or recognized. Over the past century and a half, industrially drilled petroleum has powered factories, built cities, and sustained nation-states. It has fueled ways of life and visions of progress, modernity, and disaster. In detailed international case studies, the contributors consider petroleum's role in the built environment and the imagination. They study how petroleum and its infrastructure have served as a source of military conflict and political and economic power, inspiring efforts to create territories and reshape geographies and national boundaries. The authors trace ruptures and continuities between colonial and postcolonial frameworks, in locations as diverse as Sumatra, northeast China, Brazil, Nigeria, Tanzania, and Kuwait as well as heritage sites including former power stations in Italy and the port of Dunkirk, once a prime gateway through which petroleum entered Europe. By revealing petroleum's role in organizing and imagining space globally, this book takes up a key task in imagining the possibilities of a post-oil future. It will be invaluable reading to scholars and students of architectural and urban history, planning, and geography of sustainable urban environments.</text:p>
          </table:table-cell>
          <table:table-cell office:value-type="string" table:style-name="ce1">
            <text:p>New York: Routledge, 2022</text:p>
          </table:table-cell>
          <table:table-cell table:style-name="ce1"/>
          <table:table-cell office:value-type="string" table:style-name="ce1">
            <text:p>https://library.ecssr.ae/cgi-bin/koha/opac-detail.pl?biblionumber=286706</text:p>
          </table:table-cell>
          <table:table-cell table:number-columns-repeated="16377"/>
        </table:table-row>
        <table:table-row table:style-name="ro1">
          <table:table-cell office:value-type="string" table:style-name="ce1">
            <text:p>286726</text:p>
          </table:table-cell>
          <table:table-cell office:value-type="string" table:style-name="ce1">
            <text:p>الأمن الغذائي العربي : الواقع و الآفاق المستقبلية /</text:p>
          </table:table-cell>
          <table:table-cell office:value-type="string" table:style-name="ce1">
            <text:p>الشمري، عماد مطير،</text:p>
          </table:table-cell>
          <table:table-cell office:value-type="string" table:style-name="ce1">
            <text:p>تعد مسألة الأمن أمراً أساسياً في الوجود، والحاجة إلى الأمن حاجة أساسية لاستمرار الحياة وديمومتها،إن الأمن مفهوم شامل لا يمكن تجزئته بأي حال من الأحوال وخاصة في زمننا الراهن المعاش، حتى وإن تعددت مسمياته؛ فجميعها تؤدي في النهاية إلى غاية أسمى وهدف جامع فحواه السكينة المجتمعية والاستقرار العام للدولة وفئات الشعب.</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6726</text:p>
          </table:table-cell>
          <table:table-cell table:number-columns-repeated="16377"/>
        </table:table-row>
        <table:table-row table:style-name="ro1">
          <table:table-cell office:value-type="string" table:style-name="ce1">
            <text:p>286864</text:p>
          </table:table-cell>
          <table:table-cell office:value-type="string" table:style-name="ce1">
            <text:p>Information warfare in the age of cyber conflict /</text:p>
          </table:table-cell>
          <table:table-cell table:style-name="ce1"/>
          <table:table-cell office:value-type="string" table:style-name="ce1">
            <text:p>This book examines the shape, sources and dangers of information warfare (IW) as it pertains to military, diplomatic and civilian stakeholders. Cyber warfare and information warfare are different beasts. Both concern information, but where the former does so exclusively in its digitized and operationalized form, the latter does so in a much broader sense: with IW, information itself is the weapon. The present work aims to help scholars, analysts and policymakers understand IW within the context of cyber conflict. Specifically, the chapters in the volume address the shape of influence campaigns waged across digital infrastructure and in the psychology of democratic populations in recent years by belligerent state actors, from the Russian Federation to the Islamic Republic of Iran. In marshalling evidence on the shape and evolution of IW as a broad-scoped phenomenon aimed at societies writ large, the authors in this book present timely empirical investigations into the global landscape of influence operations, legal and strategic analyses of their role in international politics, and insightful examinations of the potential for democratic process to overcome pervasive foreign manipulation. This book will be of much interest to students of cybersecurity, national security, strategic studies, defence studies and International Relations in general.</text:p>
          </table:table-cell>
          <table:table-cell office:value-type="string" table:style-name="ce1">
            <text:p>London ; New York, New York : Routledge, 2021</text:p>
          </table:table-cell>
          <table:table-cell table:style-name="ce1"/>
          <table:table-cell office:value-type="string" table:style-name="ce1">
            <text:p>https://library.ecssr.ae/cgi-bin/koha/opac-detail.pl?biblionumber=286864</text:p>
          </table:table-cell>
          <table:table-cell table:number-columns-repeated="16377"/>
        </table:table-row>
        <table:table-row table:style-name="ro1">
          <table:table-cell office:value-type="string" table:style-name="ce1">
            <text:p>286865</text:p>
          </table:table-cell>
          <table:table-cell office:value-type="string" table:style-name="ce1">
            <text:p>Religious appeals in power politics /</text:p>
          </table:table-cell>
          <table:table-cell office:value-type="string" table:style-name="ce1">
            <text:p>Henne, Peter,</text:p>
          </table:table-cell>
          <table:table-cell office:value-type="string" table:style-name="ce1">
            <text:p>Religious Appeals in Power Politics examines how states use, or attempt to use, confessional appeals to religious belief and conscience to advance political strategies and objectives. Through case studies of the United States, Saudi Arabia, and Russia, Peter S. Henne demonstrates that religion, although not as high profile or well-funded a tool as economic sanctions or threats of military force, remains a potent weapon in international relations. Public policy analysis often minimizes the role of religion, favoring military or economic matters as the "important" arenas of policy debate. As Henne shows, however, at transformative moments in political history, states turn to faith-based appeals to integrate or fragment international coalitions. Henne highlights Saudi Arabia's 1960s rivalry with Egypt, the United States's post-9/11 leadership in the global war on terrorism, and the Russian Federation's contemporary expansionism both to reveal the presence and power of calls for religious unity and to emphasize the uncertainty and anxiety such appeals can create. Religious Appeals in Power Politics offers a bold corrective to those who consider religion as tangential to military or economic might.</text:p>
          </table:table-cell>
          <table:table-cell office:value-type="string" table:style-name="ce1">
            <text:p>Ithaca, New York : Cornell University Press, 2023</text:p>
          </table:table-cell>
          <table:table-cell table:style-name="ce1"/>
          <table:table-cell office:value-type="string" table:style-name="ce1">
            <text:p>https://library.ecssr.ae/cgi-bin/koha/opac-detail.pl?biblionumber=286865</text:p>
          </table:table-cell>
          <table:table-cell table:number-columns-repeated="16377"/>
        </table:table-row>
        <table:table-row table:style-name="ro1">
          <table:table-cell office:value-type="string" table:style-name="ce1">
            <text:p>286866</text:p>
          </table:table-cell>
          <table:table-cell office:value-type="string" table:style-name="ce1">
            <text:p>Creative insecurity : institutional inertia and youth potential in the GCC /</text:p>
          </table:table-cell>
          <table:table-cell office:value-type="string" table:style-name="ce1">
            <text:p>Thafer, Dania,</text:p>
          </table:table-cell>
          <table:table-cell office:value-type="string" table:style-name="ce1">
            <text:p>The Middle East is experiencing the world's most prominent youth bulge. Yet many MENA economies' institutional designs, both formal and informal, favour the power of business elites, systematically discriminating against young people joining the workforce or opening businesses, and thus limiting their ability to contribute to innovation. Large youth populations can be a boon or a curse: nurtured and integrated, they can jumpstart stratospheric growth; but if alienated and confined, they can drain a society politically and economically. The Gulf Cooperation Council countries are no exception to this perilous dilemma. This book explores the problem through a new concept, 'creative insecurity': a state's subjection to an institutional ecosystem that is suppressing opportunities for innovation--to the extent that it is causing economic and political vulnerabilities, which in turn threaten national security. Creative insecurity threatens the longevity of many states today. In this original, incisive study, Dania Thafer argues that GCC member-states should make it a national security imperative to cash in their demographic dividend, by averting the deleterious effects of ill-disposed elite politics. Investing in an innovation ecosystem that harnesses the talent of the youth majority will be crucial for the GCC's successful transition to the post-oil era.</text:p>
          </table:table-cell>
          <table:table-cell office:value-type="string" table:style-name="ce1">
            <text:p>London, England : C. Hurst &amp;amp; Co. (Publishers) Ltd., 2023</text:p>
          </table:table-cell>
          <table:table-cell table:style-name="ce1"/>
          <table:table-cell office:value-type="string" table:style-name="ce1">
            <text:p>https://library.ecssr.ae/cgi-bin/koha/opac-detail.pl?biblionumber=286866</text:p>
          </table:table-cell>
          <table:table-cell table:number-columns-repeated="16377"/>
        </table:table-row>
        <table:table-row table:style-name="ro1">
          <table:table-cell office:value-type="string" table:style-name="ce1">
            <text:p>286867</text:p>
          </table:table-cell>
          <table:table-cell office:value-type="string" table:style-name="ce1">
            <text:p>Economic war : Ukraine and the global conflict between Russia and the West /</text:p>
          </table:table-cell>
          <table:table-cell office:value-type="string" table:style-name="ce1">
            <text:p>Hess, Maximilian,</text:p>
          </table:table-cell>
          <table:table-cell table:style-name="ce1"/>
          <table:table-cell office:value-type="string" table:style-name="ce1">
            <text:p>London, England : C. Hurst &amp;amp; Co. (Publishers) Ltd., 2023</text:p>
          </table:table-cell>
          <table:table-cell table:style-name="ce1"/>
          <table:table-cell office:value-type="string" table:style-name="ce1">
            <text:p>https://library.ecssr.ae/cgi-bin/koha/opac-detail.pl?biblionumber=286867</text:p>
          </table:table-cell>
          <table:table-cell table:number-columns-repeated="16377"/>
        </table:table-row>
        <table:table-row table:style-name="ro1">
          <table:table-cell office:value-type="string" table:style-name="ce1">
            <text:p>286868</text:p>
          </table:table-cell>
          <table:table-cell office:value-type="string" table:style-name="ce1">
            <text:p>Digital empires : the global battle to regulate technology /</text:p>
          </table:table-cell>
          <table:table-cell office:value-type="string" table:style-name="ce1">
            <text:p>Bradford, Anu,</text:p>
          </table:table-cell>
          <table:table-cell office:value-type="string" table:style-name="ce1">
            <text:p>Financial Times Best Books of 2023 in Economics The global battle among the three dominant digital powers--the United States, China, and the European Union--is intensifying. All three regimes are racing to regulate tech companies, with each advancing a competing vision for the digital economy while attempting to expand its sphere of influence in the digital world. In Digital Empires, her provocative follow-up to The Brussels Effect, Anu Bradford explores a rivalry that will shape the world in the decades to come. Across the globe, people dependent on digital technologies have become increasingly alarmed that their rapid adoption and transformation have ushered in an exceedingly concentrated economy where a few powerful companies control vast economic wealth and political power, undermine data privacy, and widen the gap between economic winners and losers. In response, world leaders are variously embracing the idea of reining in the most dominant tech companies. Bradford examines three competing regulatory approaches--the American market-driven model, the Chinese state-driven model, and the European rights-driven regulatory model--and discusses how governments and tech companies navigate the inevitable conflicts that arise when these regulatory approaches collide in the international domain. Which digital empire will prevail in the contest for global influence remains an open question, yet their contrasting strategies are increasingly clear. Digital societies are at an inflection point. In the midst of these unfolding regulatory battles, governments, tech companies, and digital citizens are making important choices that will shape the future ethos of the digital society. Digital Empires lays bare the choices we face as societies and individuals, explains the forces that shape those choices, and illuminates the immense stakes involved for everyone who uses digital technologies.</text:p>
          </table:table-cell>
          <table:table-cell office:value-type="string" table:style-name="ce1">
            <text:p>New York, NY : Oxford University Press, 2023</text:p>
          </table:table-cell>
          <table:table-cell table:style-name="ce1"/>
          <table:table-cell office:value-type="string" table:style-name="ce1">
            <text:p>https://library.ecssr.ae/cgi-bin/koha/opac-detail.pl?biblionumber=286868</text:p>
          </table:table-cell>
          <table:table-cell table:number-columns-repeated="16377"/>
        </table:table-row>
        <table:table-row table:style-name="ro1">
          <table:table-cell office:value-type="string" table:style-name="ce1">
            <text:p>286869</text:p>
          </table:table-cell>
          <table:table-cell office:value-type="string" table:style-name="ce1">
            <text:p>Foreign policy and security strategy /</text:p>
          </table:table-cell>
          <table:table-cell table:style-name="ce1"/>
          <table:table-cell office:value-type="string" table:style-name="ce1">
            <text:p>Foreign Policy and Security Strategy collects works by the late Professor Martin Wight (1913-1972), an historian and scholar of international relations. Wight conducted research on many topics, including British colonial history, European studies, international institutions, and the history of states-systems. He is nonetheless best known for his lectures about the political philosophy of international relations at the London School of Economics (1949-1961) and the University of Sussex (1961-1972). He is widely regarded as an intellectual ancestor and pathbreaker of the "English School" of international relations, even though this term only gained currency nine years after his death. The "English School" is usually construed as signifying an approach to the study of international relations more rooted in historical and humanistic learning than in the social sciences. Despite Wight's reputation as a scholar focused on historical and philosophical matters, he articulated noteworthy policy prescriptions in six domains: (a) the balance of power; (b) international order, notably regarding neutrality and nationalism; (c) nuclear weapons and international politics; (d) interests, honour, and prestige in statecraft; (e) disarmament and public opinion; and (f) the United Nations. These writings have been neglected, partly because his perfectionism led him to refrain from publishing many of them. However, as this new collection of his works (many previously unpublished) shows, he took distinctive positions on practical policy questions. He asked "Does Peace Take Care of Itself?" - as implied by Kantian principles - and concluded that it does not, and that purposeful action will therefore be necessary.</text:p>
          </table:table-cell>
          <table:table-cell office:value-type="string" table:style-name="ce1">
            <text:p>Oxford, England : Oxford University Press, 2023</text:p>
          </table:table-cell>
          <table:table-cell table:style-name="ce1"/>
          <table:table-cell office:value-type="string" table:style-name="ce1">
            <text:p>https://library.ecssr.ae/cgi-bin/koha/opac-detail.pl?biblionumber=286869</text:p>
          </table:table-cell>
          <table:table-cell table:number-columns-repeated="16377"/>
        </table:table-row>
        <table:table-row table:style-name="ro1">
          <table:table-cell office:value-type="string" table:style-name="ce1">
            <text:p>286870</text:p>
          </table:table-cell>
          <table:table-cell office:value-type="string" table:style-name="ce1">
            <text:p>The AI military race : common good governance in the age of Artificial Intelligence /</text:p>
          </table:table-cell>
          <table:table-cell office:value-type="string" table:style-name="ce1">
            <text:p>Garcia, Denise,</text:p>
          </table:table-cell>
          <table:table-cell office:value-type="string" table:style-name="ce1">
            <text:p>In The AI Military Race, Denise Garcia examines the complexities entailed in creating a global framework to govern the military use of Artificial Intelligence (AI) by proposing inclusive and humane ways to forge cooperation. Three novel humanist conceptions are introduced: common good governance, transnational networked cooperation, and humanity's security. This academic volume is the first to survey the threats to peace in the shifting world order by investigating the current patterns and trends in the global use of, and investment in, militarizing AI and the development of autonomous systems. Garcia weaves in an insider participant-observer focus on the decade-long high-level diplomatic attempts to set limits in autonomy in weapons systems - known as 'killer robots' - and offers a path for the creation of an international treaty on autonomous weapons, and ways to create common good governance for the militarization of AI. This important study draws on earlier successful cooperation and international law-making in several areas including conventional arms, nuclear and chemical weapons bans, the protection of outer space and the ozone, the Arctic, Antarctica, and the oceans. It offers an appraisal of the way that previous successes in global cooperation can inform the formation of common good governance on AI that is respectful of future generations and protective of human dignity and the common good of humanity.</text:p>
          </table:table-cell>
          <table:table-cell office:value-type="string" table:style-name="ce1">
            <text:p>Oxford, England : Oxford University Press, 2023</text:p>
          </table:table-cell>
          <table:table-cell table:style-name="ce1"/>
          <table:table-cell office:value-type="string" table:style-name="ce1">
            <text:p>https://library.ecssr.ae/cgi-bin/koha/opac-detail.pl?biblionumber=286870</text:p>
          </table:table-cell>
          <table:table-cell table:number-columns-repeated="16377"/>
        </table:table-row>
        <table:table-row table:style-name="ro1">
          <table:table-cell office:value-type="string" table:style-name="ce1">
            <text:p>286871</text:p>
          </table:table-cell>
          <table:table-cell office:value-type="string" table:style-name="ce1">
            <text:p>Hamas in politics : democracy, religion, violence /</text:p>
          </table:table-cell>
          <table:table-cell office:value-type="string" table:style-name="ce1">
            <text:p>Gunning, Jeroen,</text:p>
          </table:table-cell>
          <table:table-cell office:value-type="string" table:style-name="ce1">
            <text:p>In January 2006, Hamas, an organisation classified by Western governments as terrorist, was democratically elected to govern the Palestinian territories. The inherent contradictions in this situation have left many analysts at a loss. Hamas uses terror tactics against Israel, yet runs on a law and order ticket in Palestinian elections; it pursues an Islamic state, yet holds internal elections; it campaigns for shar'iah law, yet its leaders are predominantly secular professionals; it calls for the destruction of Israel, yet has reluctantly agreed to honour previous peace agreements. In "Hamas in Politics", Jeroen Gunning challenges the assumption that religion, violence and democracy are inherently incompatible and shows how many of these apparent contradictions flow from the interaction between Hamas' ideology, its local constituency and the nature of politics in Israel/Palestine. Drawing on interviews with members of Hamas and its critics, and a decade of close observation of the group, he offers a penetrating analysis of Hamas' own understanding of its ideology and in particular the tension between its dual commitment to 'God' and 'the people'. The book explores what Hamas' political practice says about its attitude towards democracy, religion and violence, providing a unique examination of the movement's internal organisation, how its leaders are selected and how decisions are made.</text:p>
          </table:table-cell>
          <table:table-cell office:value-type="string" table:style-name="ce1">
            <text:p>London, England : C. Hurst &amp;amp; Co. (Publishers) Ltd., 2009</text:p>
          </table:table-cell>
          <table:table-cell table:style-name="ce1"/>
          <table:table-cell office:value-type="string" table:style-name="ce1">
            <text:p>https://library.ecssr.ae/cgi-bin/koha/opac-detail.pl?biblionumber=286871</text:p>
          </table:table-cell>
          <table:table-cell table:number-columns-repeated="16377"/>
        </table:table-row>
        <table:table-row table:style-name="ro1">
          <table:table-cell office:value-type="string" table:style-name="ce1">
            <text:p>286872</text:p>
          </table:table-cell>
          <table:table-cell office:value-type="string" table:style-name="ce1">
            <text:p>The small states club : how small smart sowers can save the world /</text:p>
          </table:table-cell>
          <table:table-cell office:value-type="string" table:style-name="ce1">
            <text:p>Sarkissian, Armen,</text:p>
          </table:table-cell>
          <table:table-cell office:value-type="string" table:style-name="ce1">
            <text:p>In this book, Armen Sarkissian, former president of Armenia, argues that small states can navigate the complex challenges of the twenty-first century in smarter ways than 'greater' powers. For smallness-often regarded as a weakness-can be a strength. It may induce insecurity in states, but also endows them with an instinct for survival. Large states are ponderous; small states can be agile and adaptive.Drawing on his deep experience as a scientist, businessman, diplomat and head of state, Sarkissian offers captivating portraits of small states, from Africa to Europe to Asia, that have overcome seemingly insuperable odds to establish themselves as oases of political stability, cultural tolerance, technological innovation, financial prudence and scientific research. Sarkissian returns to the uncertain beginnings of these small states to demystify their improbable rise. Along the way, he introduces us to a cast of tenacious leaders with a knack for converting crisis into opportunity. Widely regarded as the most respected Armenian leader on the world stage, Sarkissian ends with a poignant homage to his motherland. Part memoir, part manifesto, it is a stirring insight into the world's oldest Christian country, which is at once an ancient civilization, a small state and a global nation.</text:p>
          </table:table-cell>
          <table:table-cell office:value-type="string" table:style-name="ce1">
            <text:p>London, England : C. Hurst &amp;amp; Co. (Publishers) Ltd., 2023</text:p>
          </table:table-cell>
          <table:table-cell table:style-name="ce1"/>
          <table:table-cell office:value-type="string" table:style-name="ce1">
            <text:p>https://library.ecssr.ae/cgi-bin/koha/opac-detail.pl?biblionumber=286872</text:p>
          </table:table-cell>
          <table:table-cell table:number-columns-repeated="16377"/>
        </table:table-row>
        <table:table-row table:style-name="ro1">
          <table:table-cell office:value-type="string" table:style-name="ce1">
            <text:p>286873</text:p>
          </table:table-cell>
          <table:table-cell office:value-type="string" table:style-name="ce1">
            <text:p>Centers of power in the Arab Gulf States /</text:p>
          </table:table-cell>
          <table:table-cell office:value-type="string" table:style-name="ce1">
            <text:p>Ulrichsen, Kristian Coates,</text:p>
          </table:table-cell>
          <table:table-cell office:value-type="string" table:style-name="ce1">
            <text:p>How are authority and influence accumulated and wielded across the six Gulf states? Mixing theoretical and empirical insights, and utilising both historical and contemporary examples, this book offers a comparative analysis of military, political, economic and religious power in Bahrain, Kuwait, Oman, Qatar, Saudi Arabia and the UAE, as well as of the power of narrative.While many volumes examine each of these states individually, 'Centers of Power in the Arab Gulf States' assesses the Arabian Peninsula as a whole, filling a significant gap in the literature. It surveys the myriad factors which have influenced the emergence of these states, societies and political economies, which have become increasingly assertive actors in today's global order.Exploring domestic, regional and transnational pressures, Kristian Coates Ulrichsen sheds light on the varying concepts of power and authority, the different forms they take, the ways they are projected, and the practical constraints on their exercise. From whom does power derive? Is it something different from influence and ambition? Is decision-making top-down or bottom-up, or a mixture of both? From bureaucrats to scholars, and from royals to opposition figures, Coates Ulrichsen uncovers the power relations shaping the Gulf today.</text:p>
          </table:table-cell>
          <table:table-cell office:value-type="string" table:style-name="ce1">
            <text:p>London, England : C. Hurst &amp;amp; Co. (Publishers) Ltd., 2023</text:p>
          </table:table-cell>
          <table:table-cell office:value-type="string" table:style-name="ce1">
            <text:p>Introduction--</text:p>
          </table:table-cell>
          <table:table-cell office:value-type="string" table:style-name="ce1">
            <text:p>https://library.ecssr.ae/cgi-bin/koha/opac-detail.pl?biblionumber=286873</text:p>
          </table:table-cell>
          <table:table-cell table:number-columns-repeated="16377"/>
        </table:table-row>
        <table:table-row table:style-name="ro1">
          <table:table-cell office:value-type="string" table:style-name="ce1">
            <text:p>286874</text:p>
          </table:table-cell>
          <table:table-cell office:value-type="string" table:style-name="ce1">
            <text:p>Inside the political mind : the human side of politics and how it shapes development /</text:p>
          </table:table-cell>
          <table:table-cell office:value-type="string" table:style-name="ce1">
            <text:p>Power, Greg,</text:p>
          </table:table-cell>
          <table:table-cell office:value-type="string" table:style-name="ce1">
            <text:p>This book examines why political behaviour in developing countries so often deviates from outsiders' expectations--and not for the reasons you might think. Analysis of developing countries tends to be preoccupied with the seedier aspects of politics, finding explanations for lack of progress in vote-buying, clientelism and naked self-interest. But this ignores the question of why politicians, as people, do what they do. Drawing on the experiences of hundreds of MPs in some of the world's most complex environments, Greg Power explores their personal motivations and daily pressures in filling the gaps left by failing states. In countries as diverse as Iraq, Nepal, Ukraine and Tanzania, he shows how institutions work within highly informal political cultures, driven by public expectations, social norms, reciprocity and altruism. He reveals that development is determined as much by MPs' foibles and preferences as by the wider battle for power. Combining insights from political science, behavioural economics and business management, Power argues for a more human approach to political reform--one that starts with individuals, not institutions. His fascinating book shines new light on how politics works from the inside, and why the human element is central to making change happen where it really matters.</text:p>
          </table:table-cell>
          <table:table-cell office:value-type="string" table:style-name="ce1">
            <text:p>London, England : C. Hurst &amp;amp; Co. (Publishers) Ltd., 2024</text:p>
          </table:table-cell>
          <table:table-cell table:style-name="ce1"/>
          <table:table-cell office:value-type="string" table:style-name="ce1">
            <text:p>https://library.ecssr.ae/cgi-bin/koha/opac-detail.pl?biblionumber=286874</text:p>
          </table:table-cell>
          <table:table-cell table:number-columns-repeated="16377"/>
        </table:table-row>
        <table:table-row table:style-name="ro1">
          <table:table-cell office:value-type="string" table:style-name="ce1">
            <text:p>286875</text:p>
          </table:table-cell>
          <table:table-cell office:value-type="string" table:style-name="ce1">
            <text:p>Hamas : unwritten chapters /</text:p>
          </table:table-cell>
          <table:table-cell office:value-type="string" table:style-name="ce1">
            <text:p>Tamimi, Azzam,</text:p>
          </table:table-cell>
          <table:table-cell office:value-type="string" table:style-name="ce1">
            <text:p>Branded as terrorist by Israel and the West, Hamas won an overwhelming electoral victory in January 2006. This book charts the origins of Hamas among the Muslim Brotherhood, details the influence of its exiled leadership in Syria and elsewhere, and sets out its internal structure and political objectives.</text:p>
          </table:table-cell>
          <table:table-cell office:value-type="string" table:style-name="ce1">
            <text:p>London, England : C. Hurst &amp;amp; Company, 2009.</text:p>
          </table:table-cell>
          <table:table-cell office:value-type="string" table:style-name="ce1">
            <text:p>Introduction--</text:p>
          </table:table-cell>
          <table:table-cell office:value-type="string" table:style-name="ce1">
            <text:p>https://library.ecssr.ae/cgi-bin/koha/opac-detail.pl?biblionumber=286875</text:p>
          </table:table-cell>
          <table:table-cell table:number-columns-repeated="16377"/>
        </table:table-row>
        <table:table-row table:style-name="ro1">
          <table:table-cell office:value-type="string" table:style-name="ce1">
            <text:p>286876</text:p>
          </table:table-cell>
          <table:table-cell office:value-type="string" table:style-name="ce1">
            <text:p>AI, IoT, and blockchain breakthroughs in e-governance /</text:p>
          </table:table-cell>
          <table:table-cell table:style-name="ce1"/>
          <table:table-cell office:value-type="string" table:style-name="ce1">
            <text:p>There is now a plethora of internet of things (IoT) devices on the market that can connect to the internet and the desired environment to produce sufficient and reliable data that is required by the government administration for a variety of purposes. Additionally, the potential benefits of incorporating artificial intelligence (AI) and machine learning into governance are numerous. Governments can use AI and machine learning to enforce the law, detect fraud, and monitor urban areas by identifying problems before they occur. The government can also use AI to easily automate processes and replace mundane and repetitive tasks. AI, IoT, and Blockchain Breakthroughs in E-Governance defines and emphasizes various AI algorithms as well as new internet of things and blockchain breakthroughs in the field of e-governance. Covering key topics such as machine learning, government, and artificial intelligence, this premier reference source is ideal for government officials, policymakers, researchers, academicians, practitioners, scholars, instructors, and students.</text:p>
          </table:table-cell>
          <table:table-cell office:value-type="string" table:style-name="ce1">
            <text:p>Hershey, PA : Information Science Reference, 2023</text:p>
          </table:table-cell>
          <table:table-cell table:style-name="ce1"/>
          <table:table-cell office:value-type="string" table:style-name="ce1">
            <text:p>https://library.ecssr.ae/cgi-bin/koha/opac-detail.pl?biblionumber=286876</text:p>
          </table:table-cell>
          <table:table-cell table:number-columns-repeated="16377"/>
        </table:table-row>
        <table:table-row table:style-name="ro1">
          <table:table-cell office:value-type="string" table:style-name="ce1">
            <text:p>286877</text:p>
          </table:table-cell>
          <table:table-cell office:value-type="string" table:style-name="ce1">
            <text:p>On wars /</text:p>
          </table:table-cell>
          <table:table-cell office:value-type="string" table:style-name="ce1">
            <text:p>Mann, Michael,</text:p>
          </table:table-cell>
          <table:table-cell office:value-type="string" table:style-name="ce1">
            <text:p>Mann examines the history of war through the ages and across the globe-from ancient Rome to Ukraine, from imperial China to the Middle East, from Japan and Europe to Latin and North America. He explores the reasons groups go to war, the different forms of wars, how warfare has changed and how it has stayed the same, and the surprising ways in which seemingly powerful countries lose wars. In combining ideological, economic, political, and military analysis, Mann offers new insight into the many consequences of choosing war.</text:p>
          </table:table-cell>
          <table:table-cell office:value-type="string" table:style-name="ce1">
            <text:p>New Haven, Connecticut : Yale University Press, 2023</text:p>
          </table:table-cell>
          <table:table-cell table:style-name="ce1"/>
          <table:table-cell office:value-type="string" table:style-name="ce1">
            <text:p>https://library.ecssr.ae/cgi-bin/koha/opac-detail.pl?biblionumber=286877</text:p>
          </table:table-cell>
          <table:table-cell table:number-columns-repeated="16377"/>
        </table:table-row>
        <table:table-row table:style-name="ro1">
          <table:table-cell office:value-type="string" table:style-name="ce1">
            <text:p>286878</text:p>
          </table:table-cell>
          <table:table-cell office:value-type="string" table:style-name="ce1">
            <text:p>Dynamics of the changing global security order : Emerging Trends and Key Issues in Asia /</text:p>
          </table:table-cell>
          <table:table-cell table:style-name="ce1"/>
          <table:table-cell office:value-type="string" table:style-name="ce1">
            <text:p>Dynamics of the Changing Global Security Order: Emerging Trends and Key Issues in Asia presents knowledge, insights and understanding of why and how the US-led unipolar world order is shifting more in a multipolar direction. It demonstrates the influence of power contests involving economic and military weaponry on this new development. It reveals the impact this transformation will have on international security (and the challenges, crises and risks that humanity faces).This volume systematically explores its hypothesis through newly evolving theoretical positions - such as geoeconomics; socio-economic-political and cultural implications; tensions at the national, regional, and global levels; as well as debates, trends, policies, practices, and examples concerning power and international relations praxis.</text:p>
          </table:table-cell>
          <table:table-cell office:value-type="string" table:style-name="ce1">
            <text:p>Lanham, Maryland : The Rowman &amp;amp; Littlefield Publishing Group, Inc., 2024</text:p>
          </table:table-cell>
          <table:table-cell table:style-name="ce1"/>
          <table:table-cell office:value-type="string" table:style-name="ce1">
            <text:p>https://library.ecssr.ae/cgi-bin/koha/opac-detail.pl?biblionumber=286878</text:p>
          </table:table-cell>
          <table:table-cell table:number-columns-repeated="16377"/>
        </table:table-row>
        <table:table-row table:style-name="ro1">
          <table:table-cell office:value-type="string" table:style-name="ce1">
            <text:p>286879</text:p>
          </table:table-cell>
          <table:table-cell office:value-type="string" table:style-name="ce1">
            <text:p>The ethics of special ops : raids, recoveries, reconnaissance, and rebels /</text:p>
          </table:table-cell>
          <table:table-cell office:value-type="string" table:style-name="ce1">
            <text:p>Baker, Deane-Peter,</text:p>
          </table:table-cell>
          <table:table-cell office:value-type="string" table:style-name="ce1">
            <text:p>The field of military ethics has generally been attentive to emerging trends in modern warfare. Cyber, robotics and AI, for example, have inspired an abundant and flourishing literature. One trend, however, has been largely overlooked: the emergence of special operations as a prominent instrument of statecraft. Drawing extensively on historical cases and first-hand experience, the authors of this book call attention to qualities inherent in special operations - and special operators - that challenge the moral framework which has long informed conventional military operations. Moral theorists will find this analysis provocative, while practitioners - those who conduct or oversee special operations and have an interest in the moral wellbeing of special operators - can put the authors' insights to practical use. Those who simply view with fascination the opaque world of special operations will find this book illuminating.</text:p>
          </table:table-cell>
          <table:table-cell office:value-type="string" table:style-name="ce1">
            <text:p>Cambridge, England : Cambridge University Press, 2024</text:p>
          </table:table-cell>
          <table:table-cell table:style-name="ce1"/>
          <table:table-cell office:value-type="string" table:style-name="ce1">
            <text:p>https://library.ecssr.ae/cgi-bin/koha/opac-detail.pl?biblionumber=286879</text:p>
          </table:table-cell>
          <table:table-cell table:number-columns-repeated="16377"/>
        </table:table-row>
        <table:table-row table:style-name="ro1">
          <table:table-cell office:value-type="string" table:style-name="ce1">
            <text:p>286880</text:p>
          </table:table-cell>
          <table:table-cell office:value-type="string" table:style-name="ce1">
            <text:p>Power couple : Russian-Iranian alignment in the Middle East /</text:p>
          </table:table-cell>
          <table:table-cell office:value-type="string" table:style-name="ce1">
            <text:p>Tazmini, Ghoncheh,</text:p>
          </table:table-cell>
          <table:table-cell office:value-type="string" table:style-name="ce1">
            <text:p>Cooperation between Iran and Russia has expanded to unprecedented levels. Following the Russian offensive in Ukraine, their partnership has undergone a significant transformation, altering power dynamics and elevating Iran from a junior partner to an equal counterpart. Russia's dependence on Iran in unexpected areas has caught observers by surprise. In her book, Ghoncheh Tazmini presents a fresh analysis of the complex relationship between Russia and Iran. She argues for a Russia-Iran 'alignment' based on their shared narratives of the international order. The two states are bound by connective tissue that is coded by ontological security preoccupations and mutual threat perceptions. Despite historical animosities and ongoing suspicions, the relationship has demonstrated resilience, fluctuating between conflict and convergence.The Iran-Russia relationship holds decisive implications for the Middle East's future, where their interests both overlap and diverge, notably in Syria, Iraq, Yemen, and with the GCC. Tazmini delves into Russian and Iranian geopolitical aspirations in the Middle Eastern theatre and addresses how evolving international realities impact their regional policies. Through a blend of sophisticated theoretical analysis and empirical insights, Tazmini explains why Moscow-Tehran relations are more durable than many in the Western world and the Middle East may perceive. Russia and Iran's close alignment is expected to persist - undeterred by criticism and sanctions, the 'Power Couple' remains determined to establish a foothold in the international system through their collaborative efforts.</text:p>
          </table:table-cell>
          <table:table-cell office:value-type="string" table:style-name="ce1">
            <text:p>London, England : I.B. Tauris, 2024</text:p>
          </table:table-cell>
          <table:table-cell table:style-name="ce1"/>
          <table:table-cell office:value-type="string" table:style-name="ce1">
            <text:p>https://library.ecssr.ae/cgi-bin/koha/opac-detail.pl?biblionumber=286880</text:p>
          </table:table-cell>
          <table:table-cell table:number-columns-repeated="16377"/>
        </table:table-row>
        <table:table-row table:style-name="ro1">
          <table:table-cell office:value-type="string" table:style-name="ce1">
            <text:p>286882</text:p>
          </table:table-cell>
          <table:table-cell office:value-type="string" table:style-name="ce1">
            <text:p>Arab-Israel normalisation of ties : global perspectives /</text:p>
          </table:table-cell>
          <table:table-cell table:style-name="ce1"/>
          <table:table-cell office:value-type="string" table:style-name="ce1">
            <text:p>This book focuses on rapprochement and normalisation between Israel and some Arab countries within the context of global and regional geopolitics, bringing together broader perspectives on transformations resulting from this. The analysis is rooted in a historical and cultural construction of the region as an Islamic sphere viewing Israel as a perpetuation of the Western colonial project in the region. It analyses how this normalisation must not be treated as a novel phenomenon, but as a reconstruction of the past and continuity in tradition geared at regional stability, signifying a wider shift in the structure of the global international system. The first section addresses the international perspectives of the changing dynamics through the lens of US domestic politics, disengagement plans, China's increasing understanding of the geopolitics of the Abrahamic world. It equally pays enough attention to the attendant implications of this normalisation. The second section of the book explores the reflections of regional (state and non-state) actors, such as Turkey, Iran, Syria, Pakistan, and Hezbollah, and the catalysing effects of this normalisation within and beyond the region. The book is a rich resource for scholars of regional and international relations, in particular Middle East studies. It provides useful reading material for both undergraduate and graduate students of Political Science, think tanks, diplomats, and IR experts and policy analysts, who are desirous of having rich theoretical and empirical underpinnings of unfolding realities in the larger Middle East.</text:p>
          </table:table-cell>
          <table:table-cell office:value-type="string" table:style-name="ce1">
            <text:p>Singapore : Palgrave Macmillan, 2024</text:p>
          </table:table-cell>
          <table:table-cell office:value-type="string" table:style-name="ce1">
            <text:p>Part I: International Perspectives-- Part II. Regional Perspectives--</text:p>
          </table:table-cell>
          <table:table-cell office:value-type="string" table:style-name="ce1">
            <text:p>https://library.ecssr.ae/cgi-bin/koha/opac-detail.pl?biblionumber=286882</text:p>
          </table:table-cell>
          <table:table-cell table:number-columns-repeated="16377"/>
        </table:table-row>
        <table:table-row table:style-name="ro1">
          <table:table-cell office:value-type="string" table:style-name="ce1">
            <text:p>286883</text:p>
          </table:table-cell>
          <table:table-cell office:value-type="string" table:style-name="ce1">
            <text:p>Global terrorism threat assessment 2024 /</text:p>
          </table:table-cell>
          <table:table-cell office:value-type="string" table:style-name="ce1">
            <text:p>Doxsee, Catrina,</text:p>
          </table:table-cell>
          <table:table-cell office:value-type="string" table:style-name="ce1">
            <text:p>This CSIS report states that terrorism is no longer the leading international threat to the United States or its top defense priority, but challenges related to violent extremism remain. The threat from Salafi-jihadist groups such as al Qaeda and the Islamic State has declined, and ethnonationalist threats are largely contained. However, a broader patchwork of violent far-left extremist ideologies has become more prominent on the global stage.</text:p>
          </table:table-cell>
          <table:table-cell office:value-type="string" table:style-name="ce1">
            <text:p>Washington, DC : Center for Strategic &amp;amp; International Studies, 2024</text:p>
          </table:table-cell>
          <table:table-cell office:value-type="string" table:style-name="ce1">
            <text:p>Chapter 1: The State of Terrorism-- Chapter 2: Africa-- Chapter 3: The Americas-- Chapter 4: Asia and Oceania-- Chapter 5: Europe-- Chapter 6: Middle East-- Chapter 7: Conclusion.</text:p>
          </table:table-cell>
          <table:table-cell office:value-type="string" table:style-name="ce1">
            <text:p>https://library.ecssr.ae/cgi-bin/koha/opac-detail.pl?biblionumber=286883</text:p>
          </table:table-cell>
          <table:table-cell table:number-columns-repeated="16377"/>
        </table:table-row>
        <table:table-row table:style-name="ro1">
          <table:table-cell office:value-type="string" table:style-name="ce1">
            <text:p>286884</text:p>
          </table:table-cell>
          <table:table-cell office:value-type="string" table:style-name="ce1">
            <text:p>Generative Artificial Intelligence : What Everyone Needs to Know® /</text:p>
          </table:table-cell>
          <table:table-cell office:value-type="string" table:style-name="ce1">
            <text:p>Kaplan, Jerry.</text:p>
          </table:table-cell>
          <table:table-cell office:value-type="string" table:style-name="ce1">
            <text:p>Generative Artificial Intelligence: What Everyone Needs to Know® equips readers with the knowledge to answer pressing questions about the impact of generative artificial intelligence on every facet of society.</text:p>
          </table:table-cell>
          <table:table-cell office:value-type="string" table:style-name="ce1">
            <text:p>Oxford : Oxford University Press, Incorporated, 2024.</text:p>
          </table:table-cell>
          <table:table-cell office:value-type="string" table:style-name="ce1">
            <text:p>Cover -- Generative Artificial Intelligence -- Copyright -- Dedication -- Contents -- Acknowledgments -- Introduction -- 1 The History of Artificial Intelligence -- What is Artificial Intelligence? -- Where did the term "Artificial Intelligence" originate? -- What were the Dartmouth conference participants hoping to accomplish? -- How did early AI researchers approach the problem? -- What is the "physical symbol system hypothesis"? -- What is Machine Learning? -- How did Machine Learning arise? -- What are some notable historical milestones in AI? -- 2 Generative Artificial Intelligence (GAI) -- What are Large Language Models (LLMs)? -- How do Large Language Models work? -- What are "embeddings"? -- How do word embeddings represent meaning? -- What are Artificial Neural Networks? -- What is a Transformer? -- How do Transformers use word embeddings to express complex ideas? -- What are "tokens"? -- How are LLMs applied to non-​linguistic problems? -- What are "emergent properties" and do LLMs exhibit them? -- What is "jailbreaking" and why is it a difficult problem? -- What is "hallucination" and why do LLMs have them? -- What other techniques are used for GAI? -- How will future GAIs communicate with each other? -- What are some potential future proficiencies of GAIs? -- 3 Likely Impact -- What historical precedents are benchmarks for the impact of GAI? -- How will GAI change healthcare? -- How will GAI change the legal system? -- How will GAI change education? -- How will GAI change software engineering? -- How will GAI change creative arts and industries? -- 4 Future of Work -- Will GAI increase unemployment? -- How does automation affect labor markets? -- Which jobs are likely to fade away? -- Which jobs will not be affected? -- Which jobs will thrive and grow? -- What new industries and professions are likely to arise?. What is "technological unemployment"? -- 5 Risks and Dangers -- How will GAI be used to promote disinformation and propaganda? -- What is "algorithmic bias"? -- Will people turn from humans to machines for emotional support? -- How will GAIs impact the way we communicate? -- What is the "alignment problem"? -- Are "killer robots" just around the corner? -- Should we be concerned about "superintelligence" and the "singularity"? -- 6 The Legal Status of GAIs -- Can a computer program enter into agreements and contracts? -- Should people bear full responsibility for their intelligent agents' actions? -- Should a GAI be granted legal rights, such as to own property? -- Can a GAI commit a crime? -- How can a GAI be held accountable for criminal acts? -- Why can't we just program GAIs to obey the law and other rules? -- 7 Regulation, Public Policy, Global Competition -- Are GAIs protected by free-​speech laws? -- Can the output of a GAI be copyrighted? -- What regulatory schemes are being considered? -- What new laws and regulations are appropriate for GAIs? -- 8 Philosophical Issues and Implications -- What is philosophy of Artificial Intelligence? -- Can a computer think? -- Can a computer be creative? -- Can a computer have free will? -- Can a computer be conscious? -- Can a computer feel? -- 9 Outroduction -- Notes -- Index.</text:p>
          </table:table-cell>
          <table:table-cell office:value-type="string" table:style-name="ce1">
            <text:p>https://library.ecssr.ae/cgi-bin/koha/opac-detail.pl?biblionumber=286884</text:p>
          </table:table-cell>
          <table:table-cell table:number-columns-repeated="16377"/>
        </table:table-row>
        <table:table-row table:style-name="ro1">
          <table:table-cell office:value-type="string" table:style-name="ce1">
            <text:p>286885</text:p>
          </table:table-cell>
          <table:table-cell office:value-type="string" table:style-name="ce1">
            <text:p>Gulf ideological dynamics : exploring the quest for unity and discord /</text:p>
          </table:table-cell>
          <table:table-cell table:style-name="ce1"/>
          <table:table-cell office:value-type="string" table:style-name="ce1">
            <text:p>The Gulf ideological system is a set of interconnected beliefs and principles governing the region's political, economic, social, and cultural spheres. It combines various ideologies, including religious, nationalist, tribal, and pan-Islamic ideologies. It is shaped by a combination of historical, cultural, and socio-economic factors. Political alliances, economic shifts, social movements, and cultural exchanges contribute to its transformation. Economics plays a significant role in shaping Gulf ideologies. The region's wealth, derived from oil and gas reserves, has driven rapid economic development and created distinct economic ideologies within the Gulf. The social dimension of the Gulf ideological system is shaped by religion, culture, and societal norms. Islam influences various aspects of social life, contributing to conservative social ideologies in some Gulf countries. This book, "Gulf Ideological Dynamics", delves into the intricate web of political, economic, social, and cultural forces shaping the Gulf region. Authored by the GEW Reports &amp; Analyses Team under the expert guidance of Dr. Hichem Karoui, this scholarly work offers a comprehensive examination of the complex dynamics driving unity and discord in the Gulf. From analyzing historical tensions to dissecting contemporary challenges, this book provides valuable insights into the evolving landscape of Gulf ideologies. With meticulous research and astute observations, it sheds light on the interplay of various factors influencing regional dynamics. A vital contribution to the Sociology of the Gulf, this book offers a nuanced understanding of the ideological currents that shape this pivotal region.</text:p>
          </table:table-cell>
          <table:table-cell office:value-type="string" table:style-name="ce1">
            <text:p>La Vergne : Global East-West (London), 2024.</text:p>
          </table:table-cell>
          <table:table-cell office:value-type="string" table:style-name="ce1">
            <text:p>Intro -- Half-Title -- Full-Title -- Copyright -- Contents -- Part -- I - Introduction -- II - The Gulf Ideological System -- III - Case Study: The Qatar Crisis Of 2017-2020 -- IV - Historical And Cultural Factors Shaping Gulf Identities -- V - Geopolitical Rivalries And Alliances In The Gulf Region -- VI - External Influences And Global Dynamics In The Gulf -- VII - Internal Challenges And Contradictions Within Gulf Societies -- VIII - Assessing The Need For And Feasibility Of A Unified Gulf Ideological System -- IX - Pathways Towards Greater Ideological Convergence -- X - Implications For Regional Stability, Security, And Development -- Bibliography.</text:p>
          </table:table-cell>
          <table:table-cell office:value-type="string" table:style-name="ce1">
            <text:p>https://library.ecssr.ae/cgi-bin/koha/opac-detail.pl?biblionumber=286885</text:p>
          </table:table-cell>
          <table:table-cell table:number-columns-repeated="16377"/>
        </table:table-row>
        <table:table-row table:style-name="ro1">
          <table:table-cell office:value-type="string" table:style-name="ce1">
            <text:p>286886</text:p>
          </table:table-cell>
          <table:table-cell office:value-type="string" table:style-name="ce1">
            <text:p>Weapons, technology and policy in the GCC States : defending development /</text:p>
          </table:table-cell>
          <table:table-cell office:value-type="string" table:style-name="ce1">
            <text:p>Intelligence Unit, GEW.</text:p>
          </table:table-cell>
          <table:table-cell office:value-type="string" table:style-name="ce1">
            <text:p>This book aims to provide a comprehensive exploration of the strategic significance of the GCC states' defense industry, offering critical insights into its implications for regional security, economic development, and geopolitical dynamics. By examining the drivers and challenges surrounding the localization of the defense industry in these states, it seeks to unravel the complex processes and factors that shape this evolving sector. An in-depth analysis of the economic implications of localization constitutes another significant aspect of this book. As the defense industry becomes increasingly localized, it holds the potential to generate substantial economic growth, create high-skilled job opportunities, and foster technological innovation. Scrutinizing the economic dynamics and potential benefits of the defense industry in the GCC states offers valuable insights into their broader efforts towards economic diversification and reducing dependence on hydrocarbon revenues, ultimately facilitating the transition towards knowledge-based economies. Aside from economic considerations, this book also explores the security implications of local defense industry development. As the GCC states endeavor to achieve defense localization, there is potential for enhancing their military capabilities, reducing vulnerabilities, and strengthening their national security posture. Understanding the impact of these developments on regional security dynamics, military strategies, and collaborative defense initiatives is crucial for policymakers, security analysts, and defense officials.</text:p>
          </table:table-cell>
          <table:table-cell office:value-type="string" table:style-name="ce1">
            <text:p>La Vergne : Global East-West (London), 2024.</text:p>
          </table:table-cell>
          <table:table-cell office:value-type="string" table:style-name="ce1">
            <text:p>Intro -- Half-Title -- Full-Title -- Copyright -- Contents -- 1 - Introduction -- 2 - The Evolution Of Gcc States' Armed Forces -- Sources And References -- 3 - Arms Imports And Defense Dynamics In The Gcc -- Sources And References -- 4 - The Drive For Localization Of The Defense Industry -- Sources And References -- 5 - Economic Implications Of Localization -- Sources And References -- 6 - Implications For Gulf Regional Security -- Sources And References -- 7 - Geopolitical Ramifications Of Gcc Defense Industry Localization -- Sources And References -- 8 - Security Implications Of Localized Defense Industries -- Sources And References -- 9 - Diplomatic Relations And Collaborations -- Sources And References -- 10 - Conclusion.</text:p>
          </table:table-cell>
          <table:table-cell office:value-type="string" table:style-name="ce1">
            <text:p>https://library.ecssr.ae/cgi-bin/koha/opac-detail.pl?biblionumber=286886</text:p>
          </table:table-cell>
          <table:table-cell table:number-columns-repeated="16377"/>
        </table:table-row>
        <table:table-row table:style-name="ro1">
          <table:table-cell office:value-type="string" table:style-name="ce1">
            <text:p>286887</text:p>
          </table:table-cell>
          <table:table-cell office:value-type="string" table:style-name="ce1">
            <text:p>The art of military innovation : lessons from the Israel Defense Forces /</text:p>
          </table:table-cell>
          <table:table-cell office:value-type="string" table:style-name="ce1">
            <text:p>Luttwak, Edward N.</text:p>
          </table:table-cell>
          <table:table-cell office:value-type="string" table:style-name="ce1">
            <text:p>Why is Israel's relatively small and low-budget military also the world's most innovative, technologically and logistically? Edward Luttwak and Eitan Shamir look to the IDF's unique structure: integrating army, air force, and navy in one service, under an officer class constantly refreshed by short tenures, the IDF is built for agility and change.</text:p>
          </table:table-cell>
          <table:table-cell office:value-type="string" table:style-name="ce1">
            <text:p>Cambridge : Harvard University Press, 2023.</text:p>
          </table:table-cell>
          <table:table-cell office:value-type="string" table:style-name="ce1">
            <text:p>Cover -- Title Page -- Copyright -- Contents -- Introduction -- 1. Raising an Army under Fire -- 2. How Scarcity Can Force Innovation -- 3. A Youthful Officer Corps -- 4. Innovation from Below -- 5. A Reserve Army of Innovators -- 6. A Different Military-Industrial Complex -- 7. High-Speed Development: From Missile Boats to Iron Dome -- 8. IDF Women as Innovators -- 9. Military Doctrine and Innovation -- 10. From Triumph to Failure in the Air, 1967 and 1973 -- 11. Airpower Restored with a Technological Leap -- 12. Elite Units: The Mass Production of Military Excellence -- 13. Military Entrepreneurs and Special Forces -- 14. The Armored Corps: Discipline and Technological Improvisation -- 15. Why the Merkava Is Different -- 16. Units 8200 and 81 -- Conclusion -- Notes -- Acknowledgments -- Index.</text:p>
          </table:table-cell>
          <table:table-cell office:value-type="string" table:style-name="ce1">
            <text:p>https://library.ecssr.ae/cgi-bin/koha/opac-detail.pl?biblionumber=286887</text:p>
          </table:table-cell>
          <table:table-cell table:number-columns-repeated="16377"/>
        </table:table-row>
        <table:table-row table:style-name="ro1">
          <table:table-cell office:value-type="string" table:style-name="ce1">
            <text:p>286888</text:p>
          </table:table-cell>
          <table:table-cell office:value-type="string" table:style-name="ce1">
            <text:p>Modern Populism : Weaponizing for Power and Influence /</text:p>
          </table:table-cell>
          <table:table-cell office:value-type="string" table:style-name="ce1">
            <text:p>Tripathi, Deepak.</text:p>
          </table:table-cell>
          <table:table-cell office:value-type="string" table:style-name="ce1">
            <text:p>This book sheds light on modern populism and discusses the link between populism and identity politics against the backdrop of populist leaders asserting the identity of their own group, while maintaining the separation from others. Written by former BBC correspondent and commentator Deepak Tripathi, the book explains how populism has a long history with early discernable origins in the Tsarist Russian Empire and North America in the nineteenth century, spreading to Latin America, Europe, and elsewhere in the following century. The book analyzes various forms of populism, its causes and consequences. It further looks at how industrialization, economic growth, and movement of people led to conditions which contributed to inequalities, fueling populist sentiments and social conflict around the globe. Tripathi concludes that populism has moved from the fringes to the mainstream of politics, and is here to stay, given factors such as growing competition for resources, population increase, climate change, and migration. The book will appeal to students, scholars, and researchers of political science and neighboring disciplines, as well as policy-makers interested in a better understanding of modern populism and its roots. Written in a graceful, informative style, this book explores the rise of populism on the global scene and exposes its dangers. Mark Juergensmeyer, Distinguished Professor Emeritus of Sociology and Global Studies, University of California, Santa Barbara, and author of Global Rebellion: Religious Challenges to the Secular State Deepak Tripathi provides the first lucid and comprehensive analysis of a political phenomenon that engulfs many states and societies today. Ilan Pappe, Professor of History, and Director of the European Centre for Palestine Studies, University of Exeter This wide-ranging and clear-sighted book gives a historically-informed account of how populism went mainstream. It is a fascinating read. Richard Toye, Professor of Modern History, University of Exeter</text:p>
          </table:table-cell>
          <table:table-cell office:value-type="string" table:style-name="ce1">
            <text:p>Cham : Springer, 2023.</text:p>
          </table:table-cell>
          <table:table-cell office:value-type="string" table:style-name="ce1">
            <text:p>Intro -- Foreword -- Preface -- Acknowledgments -- About this Book -- Contents -- About the Author -- Chapter 1: Roots of Populism -- 1.1 Russia -- 1.2 The United States -- 1.3 Latin America -- Chapter 2: Matter of Definitions -- 2.1 The People -- 2.2 The Elite -- 2.3 The Will of the People -- 2.4 Populism -- Chapter 3: North America -- 3.1 Twentieth-Century Populism -- 3.2 Twenty-first Century Populism -- 3.3 Canada -- Chapter 4: Latin America -- 4.1 First Wave -- 4.2 Second Wave -- 4.3 Third Wave -- Chapter 5: Europe -- 5.1 Western Europe -- 5.2 Eastern Europe -- Chapter 6: Middle East and North Africa -- 6.1 Saudi Arabia -- 6.2 Iran -- 6.3 Iraq -- 6.4 Turkey -- 6.5 Israel -- 6.6 Egypt -- 6.7 Libya -- Chapter 7: South and Southeast Asia -- 7.1 India -- 7.2 Pakistan and Bangladesh -- 7.3 Sri Lanka -- 7.4 Philippines and Thailand -- 7.5 Indonesia -- Chapter 8: Conclusion -- Appendix A -- Huey Long Talks to the Nation: "Share the Wealth" -- April 1935 -- Appendix B -- Juan Domingo Peron's Speech (1948): What is Peronism? -- August 20, 1948 -- One Single Class of Men -- Juan Domingo Peron's Speech (October 17, 1950) at Plaza de Mayo: The Twenty Truths of the Peronist Justicialism -- Appendix C -- Enoch Powell, MP: "Rivers of Blood Speech" -- Conservative Political Centre, Birmingham, UK -- April 20, 1968 -- Appendix D -- Menachem Begin's Speech on Jewish Identity: "We Were All Born in Jerusalem" -Translated by Neil Rogachevsky, Yeshiva University, New York -- Ceremony of Martyred Jews from Brisk City of Belarus -- December 1, 1972 -- Appendix E -- Pakistan's Founder Muhammad Ali Jinnah's All India Muslim League Presidential Address in Lahore Explaining the Two-Nation Theory in Lahore, British India (now Pakistan) -- March 22, 1940 -- Appendix F. RSS (Hindu) Ideologue M. S. Golwalkar's (b. 1906, d. 1973) Remarks: "Sovereignty of Nation Surrendered" -- Undated -- Bibliography -- A -- B -- C -- D -- E -- F -- G -- H -- I -- J -- K -- L -- M -- N -- O -- P -- R -- S -- T -- U -- V -- W -- Z -- Index.</text:p>
          </table:table-cell>
          <table:table-cell office:value-type="string" table:style-name="ce1">
            <text:p>https://library.ecssr.ae/cgi-bin/koha/opac-detail.pl?biblionumber=286888</text:p>
          </table:table-cell>
          <table:table-cell table:number-columns-repeated="16377"/>
        </table:table-row>
        <table:table-row table:style-name="ro1">
          <table:table-cell office:value-type="string" table:style-name="ce1">
            <text:p>286889</text:p>
          </table:table-cell>
          <table:table-cell office:value-type="string" table:style-name="ce1">
            <text:p>Nuclear war : a scenario /</text:p>
          </table:table-cell>
          <table:table-cell office:value-type="string" table:style-name="ce1">
            <text:p>Jacobsen, Annie.</text:p>
          </table:table-cell>
          <table:table-cell office:value-type="string" table:style-name="ce1">
            <text:p>The INSTANT New York Times bestseller Instant Los Angeles Times bestseller "In Nuclear War: A Scenario, Annie Jacobsen gives us a vivid picture of what could happen if our nuclear guardians fail...Terrifying."--Wall Street Journal There is only one scenario other than an asteroid strike that could end the world as we know it in a matter of hours: nuclear war. And one of the triggers for that war would be a nuclear missile inbound toward the United States. Every generation, a journalist has looked deep into the heart of the nuclear military establishment: the technologies, the safeguards, the plans, and the risks. These investigations are vital to how we understand the world we really live in--where one nuclear missile will beget one in return, and where the choreography of the world's end requires massive decisions made on seconds' notice with information that is only as good as the intelligence we have. Pulitzer Prize finalist Annie Jacobsen's Nuclear War: A Scenario explores this ticking-clock scenario, based on dozens of exclusive new interviews with military and civilian experts who have built the weapons, have been privy to the response plans, and have been responsible for those decisions should they have needed to be made. Nuclear War: A Scenario examines the handful of minutes after a nuclear missile launch. It is essential reading, and unlike any other book in its depth and urgency.</text:p>
          </table:table-cell>
          <table:table-cell office:value-type="string" table:style-name="ce1">
            <text:p>New York : Penguin Publishing Group, 2024.</text:p>
          </table:table-cell>
          <table:table-cell table:style-name="ce1"/>
          <table:table-cell office:value-type="string" table:style-name="ce1">
            <text:p>https://library.ecssr.ae/cgi-bin/koha/opac-detail.pl?biblionumber=286889</text:p>
          </table:table-cell>
          <table:table-cell table:number-columns-repeated="16377"/>
        </table:table-row>
        <table:table-row table:style-name="ro1">
          <table:table-cell office:value-type="string" table:style-name="ce1">
            <text:p>286890</text:p>
          </table:table-cell>
          <table:table-cell office:value-type="string" table:style-name="ce1">
            <text:p>Energy Transitions in the Middle East : Challenges and Opportunities /</text:p>
          </table:table-cell>
          <table:table-cell table:style-name="ce1"/>
          <table:table-cell office:value-type="string" table:style-name="ce1">
            <text:p>How do Middle East energy transitions fit into international energy markets? In this book, energy analysts, geopolitical experts and specialists of political economy examine the new energy potential in the Middle East. The particular focus surrounds how the region's access to finance, combined with the new global regulations and considerations of economic development, shape the region's energy transitions overall. The Middle East is revealed to be a key site of new energy production, sharing and transmission as well as technology innovation. At the same time, the authors examine the variables that determine the success in each country and energy source, including the advantages that hydrocarbon producers will have in renewables and transition fuels, and the risk that these might slow down the energy transition overall. In doing so, the book situates the energy transition in the Middle East in a broader context of economic development, financing models, and regulations, and explains how this context interacts with the development of new energy sources. Energy Transitions in the Middle East is an account of the challenges Middle Eastern states will face in navigating the global energy transition, as well as their key areas of opportunity.</text:p>
          </table:table-cell>
          <table:table-cell office:value-type="string" table:style-name="ce1">
            <text:p>London : I. B. Tauris &amp;amp; Company, Limited, 2024.</text:p>
          </table:table-cell>
          <table:table-cell office:value-type="string" table:style-name="ce1">
            <text:p>Cover -- Halftitle page -- Middle East Institute Policy Series -- Title page -- Copyright page -- CONTENTS -- FIGURES -- TABLES -- INTRODUCTION -- PART ONE FINANCING, REGULATION, AND ECONOMIC DEVELOPMENT FOR THE ENERGY TRANSITION -- 1 A LOOK BACK AT 2020: GCC COVID-19 RESPONSE, REFORMS, ENERGY TRANSITION CONCERNS AND MICRO-COMPETITIVENESS -- Introduction -- Hydrocarbon dependence in the GCC -- Energy transition and the GCC -- GCC fiscal response to COVID-19 -- Reform opportunities and micro-competitiveness -- Conclusion -- Bibliography -- Annex: GCC fiscal and economic data -- 2 THE FUTURE OF GULF NOC-IOC PARTNERSHIPS -- Introduction -- State of play -- Emerging trends -- Conclusion -- Bibliography -- 3 MECHANISMS TO FINANCE CLIMATE INVESTMENTS IN THE MIDDLE EAST AND NORTH AFRICA -- Introduction -- Current state of the market -- Mechanisms of finance -- Future outlook -- Conclusion -- Bibliography -- 4 POLITICAL PRIORITIES AND ECONOMIC REALITIES: FINANCING THE RENEWABLE ENERGY TRANSITION IN SAUDI ARABIA AND OMAN -- Introduction -- Facilitating the energy transition -- Funding and ownership -- The political economy of the renewable energy transition -- Conclusion -- Bibliography -- 5 THE POLITICAL DIMENSIONS OF ENERGY TRANSITION IN MENA: A CHANGING LANDSCAPE AT THE NATIONAL, REGIONAL, AND GLOBAL LEVELS -- Introduction -- Toward an alternative development paradigm? -- Geopolitical power and influence at the international level -- China's growing influence in the MENA region -- Saudi Arabia-Iran diplomatic rapprochement brokered by China -- Conclusion -- Bibliography -- PART TWO NEW ENERGY TECHNOLOGIES AND THEIR DEVELOPMENT IN THE MIDDLE EAST -- 6 THE NEXT BIG THING IN MENA POWER - GRIDS AND ENERGY STORAGE -- Introduction -- Rising power consumption -- Growing share of renewable energy -- Expanding grids: High-capacity,smart, and flexible grids. Connecting grids: Imagining a Pan-Arab super grid -- Adding technology to the grid: The case for energy storage systems -- Energy storage systems in MENA: The next big market -- Conclusion -- Bibliography -- 7 GREEN HYDROGEN PRODUCTION IN NORTH AFRICA: CHALLENGES AND OPPORTUNITIES -- Introduction -- Why green hydrogen? Why North Africa? -- Morocco's green ammonia breakthrough -- Egypt's expanding green hydrogen horizons -- Algeria: Green hydrogen pipedreams,blue and green ammonia realities -- Tunisia: Modest beginnings, strong export potential -- A way forward for green hydrogen in North Africa -- Bibliography -- PART THREE CASE STUDIES IN THE ENERGY TRANSITION -- 8 QATAR'S LNG INDUSTRY IN THE AGE OF HYDROCARBON MARKETS: INSTABILITY AND ENERGY TRANSITION -- Abstract -- Introduction -- The 'Saudi Arabia of gas' -- Putin's war in Ukraine and the interests of Qatar -- The shale revolution and its implications for Qatar LNG -- Meeting the Brave New World -- Conclusion -- Bibliography -- 9 RENEWABLE ENERGY DIPLOMACY: THE GULF STATES IN THE CAUCASUS AND CENTRAL ASIA -- Abstract -- Introduction -- Gulf participation in renewable energy projects in CCA -- Geopolitical considerations -- Social license to operate -- Commercial rationale -- Conclusion -- Bibliography -- CONCLUSION -- NOTES -- INDEX.</text:p>
          </table:table-cell>
          <table:table-cell office:value-type="string" table:style-name="ce1">
            <text:p>https://library.ecssr.ae/cgi-bin/koha/opac-detail.pl?biblionumber=286890</text:p>
          </table:table-cell>
          <table:table-cell table:number-columns-repeated="16377"/>
        </table:table-row>
        <table:table-row table:style-name="ro1">
          <table:table-cell office:value-type="string" table:style-name="ce1">
            <text:p>286891</text:p>
          </table:table-cell>
          <table:table-cell office:value-type="string" table:style-name="ce1">
            <text:p>The formation of the UAE : State-Building and Arab Nationalism in the Middle East /</text:p>
          </table:table-cell>
          <table:table-cell office:value-type="string" table:style-name="ce1">
            <text:p>Barnwell, Kristi.</text:p>
          </table:table-cell>
          <table:table-cell office:value-type="string" table:style-name="ce1">
            <text:p>December 2, 1971 ushered the United Arab Emirates into existence and marked the end of one hundred fifty years of British protection of the Arab states of the Gulf. Today, the UAE projects an image of modernity and prosperity; but before its formation, the emirates endured poverty and political upheaval while the rulers and people navigated the transition from autonomous city-states to modern nation states under informal British rule. This book shows how the Trucial States came to form a sovereign federation, paying particular attention to the role of nationalism and anti-imperialism. Kristi Barnwell demonstrates that the ruling sheikhs of the Gulf Arab rulers in the Gulf strove to create their new state with close ties to Great Britain, which provided technical, military and administrative assistance to the emirates, while also publicly embracing the popular ideologies of anti-imperialism and Arab socialism that were still dominating the political discourse in the Arab world. In the process, she situates the Emirates' modern history in the broader narratives of the history of the Middle East. The research draws on primary source materials from British and American government archives, speeches, and government publications from the Arab Emirates, as well as memoirs and secondary sources.</text:p>
          </table:table-cell>
          <table:table-cell office:value-type="string" table:style-name="ce1">
            <text:p>London : I. B. Tauris &amp;amp; Company, Limited, 2024.</text:p>
          </table:table-cell>
          <table:table-cell office:value-type="string" table:style-name="ce1">
            <text:p>Cover -- Half Title -- Title -- Copyright -- Contents -- Illustrations -- Acknowledgements -- Introduction -- 1 Protected status -- 2 The interwar years -- 3 Building the foundations for a state -- 4 The dispute at Buraimi and the consequences of poverty -- 5 The Trucial States at the height of Arab nationalism, 1956-1967 -- 6 Federation and withdrawal, 1968-1971 -- 7 Security for the UAE -- Conclusion: Departing from or returning to old patterns -- Bibliography -- Index.</text:p>
          </table:table-cell>
          <table:table-cell office:value-type="string" table:style-name="ce1">
            <text:p>https://library.ecssr.ae/cgi-bin/koha/opac-detail.pl?biblionumber=286891</text:p>
          </table:table-cell>
          <table:table-cell table:number-columns-repeated="16377"/>
        </table:table-row>
        <table:table-row table:style-name="ro1">
          <table:table-cell office:value-type="string" table:style-name="ce1">
            <text:p>286920</text:p>
          </table:table-cell>
          <table:table-cell office:value-type="string" table:style-name="ce1">
            <text:p>The air war in Ukraine : the first year of conflict /</text:p>
          </table:table-cell>
          <table:table-cell table:style-name="ce1"/>
          <table:table-cell office:value-type="string" table:style-name="ce1">
            <text:p>This book provides a comprehensive account of the use of airpower in the first year of the Ukraine conflict.</text:p>
          </table:table-cell>
          <table:table-cell office:value-type="string" table:style-name="ce1">
            <text:p>Oxford : Taylor &amp;amp; Francis Group, 2024.</text:p>
          </table:table-cell>
          <table:table-cell office:value-type="string" table:style-name="ce1">
            <text:p>Cover -- Half Title -- Series Page -- Title Page -- Copyright Page -- Table of Contents -- List of Maps -- List of Contributors -- List of Abbreviations -- Introduction -- 1 Russian Airpower in Context: The First Year of the War -- 2 Russian VKS Operational Planning for Ukraine, Hybrid War, and the Role of the Russian Special Services -- 3 Long-range Precision Fires in the Russo-Ukrainian War -- 4 The Battle of Hostomel Airport and Air Assault Operations -- 5 Russian SEAD Efforts During the Air war in Ukraine -- 6 How Ground-based Air Defences have Shaped the Air War Over Ukraine -- 7 The Drone war over Ukraine -- Epilogue: Airpower in Ukraine: Old Lessons Revisited? -- Index.</text:p>
          </table:table-cell>
          <table:table-cell office:value-type="string" table:style-name="ce1">
            <text:p>https://library.ecssr.ae/cgi-bin/koha/opac-detail.pl?biblionumber=286920</text:p>
          </table:table-cell>
          <table:table-cell table:number-columns-repeated="16377"/>
        </table:table-row>
        <table:table-row table:style-name="ro1">
          <table:table-cell office:value-type="string" table:style-name="ce1">
            <text:p>287036</text:p>
          </table:table-cell>
          <table:table-cell office:value-type="string" table:style-name="ce1">
            <text:p>Handbook of terrorism prevention and preparedness /</text:p>
          </table:table-cell>
          <table:table-cell table:style-name="ce1"/>
          <table:table-cell office:value-type="string" table:style-name="ce1">
            <text:p>This ambitious joint project aims to be an authoritative resource on counter-terrorism. The Handbook consists of five parts.</text:p>
          </table:table-cell>
          <table:table-cell office:value-type="string" table:style-name="ce1">
            <text:p>The Hague, Netherlands: ICCT Press Publication, 2021</text:p>
          </table:table-cell>
          <table:table-cell office:value-type="string" table:style-name="ce1">
            <text:p>Introduction: Terrorism Prevention and Preparedness.-- Front Matter.--Chapter 1: Introduction: Purpose and Organization of the Handbook.--Chapter 2: Terrorism Prevention: Conceptual Issues ( Definitions, Typologies and Theories).--Part I: Lessons for Terrorism Prevention from Literature in Related Fields.--Chapter 3: A Criminological Approach to Preventing Terrorism: Situational Crime Prevention and the Crime Prevention Literature.--Chapter 4: De-Exceptionalizing the Terrorist Phenomenon: Lessons and Concepts from Conflict Prevention and Transformation.--Chapter 5: Contributions from the Military Counterinsurgency Literature for the Prevention of Terrorism.--Chapter 6: “Killing Them to Save Us” : Lessons from Politicide for Preventing and Countering Terrorism.--Part II: Prevention and Radicalization.--Chapter 7: At the Crossroads: Rethinking the Role of Education in Preventing and Counterign Violent Extremism.--Chapter 8: Prevention of Radicalization to Terrorism in Prisons: A Practical Guide.--Chapter 9: Prevention of Radicalization to Terrorism in Refugee Camps and Asylum Centers.--Chapter 10: Preventing Terrorism from Students of Extremist Madrasahs: An Overview of Pakistan‘s Efforts.--Chapter 11: Prevention of Radicalization in Western Muslim Diasporas.--Chapter 12: Prevention of Radicalization on Social Media and the Internet.--Part III: Prevention of Preparatory Acts.--Chapter 13: Prevention of Recruitment to Terrorism.--Chapter 14: Prevention of Terrorist Financing.--Chapter 15: Prevention of Cross-Border Movements of Terrorists: Operational, Political, Institutional and Strategic Challenges for National and Regional Border Control.--Chapter 16: Prevention of the Procurement of Arms and Explosives by Terrorist Groups.--Chapter 17: Prevention of CBRN Materials and Substances Getting into the Hands of Terrorists.--Chapter 18: Prevention of (Ab-) Use of Mass Media by Terrorists (and vice versa).--Chapter 19: Prevention of (Ab-)Use of the Internet for Terrorist Plotting and Related Purposes.--Part IV: Prevention of, and Preparedness for, Terrorist Attacks.--Chapter 20: The Role of Intelligence in the Prevention of Terrorism (Early Warning – Early Response).--Chapter 21: Prevention of Low-tech, Lone Actor TerroristAttacks: The Case of the United States, 1970s - 2019.--Chapter 22: Prevention of Gun-, Knife-, Bomb- and Arson-based Killings by Single Terrorists.--Chapter 23: Prevention of Bomb Attacks by Terrorists in Urban Settings: Improvised Explosive Devices.--Chapter 24: Prevention of Kidnappings and Hostage-Takings by Terrorists.--Chapter 25: Preventing Suicide Attacks by Terrorists.--Chapter 26: The Terrorist Threat to Transportation Targets and Preventive Measures.--Chapter 27: Layers of Preventive Measures for Soft Target Protection against Terrorist Attacks.--Chapter 28: Prevention of Terrorist Attacks on Critical Infrastructure.--Chapter 29: Cyber Attacks by Terrorists and other Malevolent Actors: Prevention and Preparedness With Three Case Studies on Estonia, Singapore, and the United States.--Part V: Preparedness and Consequence Management.--Chapter 30: Prevention of Lasting Traumatization in Direct and Indirect Victims of Terrorism.--Chapter 31: Prevention of Public Panic in the Wake of Terrorist Incidents.--Chapter 32: Prevention of Major Economic Disruptions Following Acts of Terrorism — The Case of the 2002 and 2005 Bali Bombings.--Chapter 33: Prevention of Revenge Acts and Vigilantism in Response to Acts and Campaigns of Terrorism.--Chapter 34: Prevention of Human Rights Violations and Violations of International Humanitarian Law while Fighting Terrorism.--Conclusions<text:s/></text:p>
            <text:p>Chapter 35: Conclusions: Terrorism Prevention – The UN Plan of Action (2015) and Beyond.--General Bibliography on Terrorism Prevention and Preparedness.</text:p>
          </table:table-cell>
          <table:table-cell office:value-type="string" table:style-name="ce1">
            <text:p>https://library.ecssr.ae/cgi-bin/koha/opac-detail.pl?biblionumber=287036</text:p>
          </table:table-cell>
          <table:table-cell table:number-columns-repeated="16377"/>
        </table:table-row>
        <table:table-row table:style-name="ro1">
          <table:table-cell office:value-type="string" table:style-name="ce1">
            <text:p>284234</text:p>
          </table:table-cell>
          <table:table-cell office:value-type="string" table:style-name="ce1">
            <text:p>Gulf security: identifying and confronting the challenges /</text:p>
          </table:table-cell>
          <table:table-cell table:style-name="ce1"/>
          <table:table-cell office:value-type="string" table:style-name="ce1">
            <text:p>This book brings together the papers presented at ‘Gulf Security: Identifying and Confronting the Challenges,’ a symposium held at the Emirates Center for Strategic Studies and Research (ECSSR) on February 24, 2020. Highlighting the various challenges faced by GCC countries, amid the region’s strategic and geopolitical significance, the book examines the Gulf’s influence over global trade routes and its role in maintaining international energy security. The book underscores the vital importance of international cooperation and sound Arab leadership in the face of a growing number of challenges and threats, particularly against the backdrop of external interference in regional issues.<text:s/></text:p>
            <text:p><text:s/></text:p>
            <text:p>Several regional issues of global significance are explored, including the Iranian crisis and the resultant risks to maritime security amid repeated threats to close the Strait of Hurmuz. In responding to these issues, the book emphasizes the importance of pursuing political action to avoid military conflict in the region, which would result in catastrophic damage to the regional and wider global economy and global security. The book also addresses the transition from oil and gas to renewable energy, focusing on the implications for the GCC. Finally, the balance of international and intra-regional alliances in the Middle East is covered, examining the role of Russia, the US and China in response to the challenges that undermine the security and stability of the Arabian Gulf region.</text:p>
          </table:table-cell>
          <table:table-cell office:value-type="string" table:style-name="ce1">
            <text:p>Abu Dhabi: The Emirates Center for Strategic Studies and Research, 2022</text:p>
          </table:table-cell>
          <table:table-cell table:style-name="ce1"/>
          <table:table-cell office:value-type="string" table:style-name="ce1">
            <text:p>https://library.ecssr.ae/cgi-bin/koha/opac-detail.pl?biblionumber=284234</text:p>
          </table:table-cell>
          <table:table-cell table:number-columns-repeated="16377"/>
        </table:table-row>
        <table:table-row table:style-name="ro1">
          <table:table-cell office:value-type="string" table:style-name="ce1">
            <text:p>287271</text:p>
          </table:table-cell>
          <table:table-cell office:value-type="string" table:style-name="ce1">
            <text:p>The Challenges of Nuclear Security : U. S. and Indian Perspectives /</text:p>
          </table:table-cell>
          <table:table-cell office:value-type="string" table:style-name="ce1">
            <text:p>Kapur, S. Paul.</text:p>
          </table:table-cell>
          <table:table-cell office:value-type="string" table:style-name="ce1">
            <text:p>This Open Access volume assembles experts from the United States and India to examine six issues essential to the safety and security of nuclear facilities, technologies, and materials: insider threats, organizational culture, emergency response, physical protection, control of radioactive sources, and cyber security. Each chapter includes papers by an Indian expert and by an American counterpart. This unique structure contrasts the countries' diverse perspectives on nuclear security, situates technical problems within larger socio-political contexts, and identifies cooperative opportunities for the U.S. and India. S. Paul Kapur is Professor in the National Security Affairs Department at the Naval Postgraduate School and a visiting fellow at Stanford University's Hoover Institution. Rajeswari Pillai Rajagopalan is Director of the Centre for Security, Strategy and Technology (CSST) at the Observer Research Foundation, New Delhi. Diana Wueger is Faculty Associate for Research in the National Security Affairs Department at the Naval Postgraduate School and a PhD Candidate at the University of Chicago.</text:p>
          </table:table-cell>
          <table:table-cell office:value-type="string" table:style-name="ce1">
            <text:p>Cham : Springer International Publishing AG, 2024.</text:p>
          </table:table-cell>
          <table:table-cell office:value-type="string" table:style-name="ce1">
            <text:p>Intro -- Foreword by Ambassador Rakesh Sood -- An Indian Perspective -- Foreword by Dr. Christopher Ford -- A U.S. Perspective -- Acknowledgement -- Contents -- Notes on Contributors -- List of Figures -- List of Tables -- 1 Introduction -- 1.1 Mitigating Insider Threats -- 1.2 The Role of Organizational Culture in Nuclear Security -- 1.3 Emergency Response and Crisis Communications -- 1.4 Physical Protection of Nuclear Facilities and Materials -- 1.5 Controlling and Managing Radioactive Sources -- 1.6 Cybersecurity and Nuclear Infrastructure -- 1.7 Conclusion -- References -- 2 Mitigating Insider Threats and Ensuring Personnel Reliability -- 2.1 An Indian Perspective -- 2.1.1 Why and How Significant Is the Insider Threat? -- 2.1.2 India's Insider Threat Challenge -- 2.1.3 Indian Approach to Addressing Insider Threat -- 2.1.4 Challenges of Ensuring Trustworthiness -- 2.1.5 Are There Solutions and Measures That Can Be Taken? -- 2.1.6 Conclusion -- 2.2 A U.S. Perspective -- 2.2.1 Defining the Insider Threat -- 2.2.2 Introduction to Insider Threats -- 2.2.3 Trustworthiness/Reliability Programs -- 2.2.4 Mitigating Insider Threats with Technical Measures -- 2.2.5 Conclusion -- References -- 3 The Role of Organizational Culture in Nuclear Security -- 3.1 An Indian Perspective -- 3.1.1 Basics Aspects of Culture -- 3.1.2 Organizational Culture -- 3.1.3 Nuclear Security Culture -- 3.1.4 Bridging the Gap Between Nuclear Safety and Security Culture -- 3.2 Nuclear Security Management Structure of the Organization -- 3.2.1 Roles, Responsibilities, and Accountability at Each Level of the Organization -- 3.2.2 Security Culture Assessment -- 3.2.3 System of Self-Assessment -- 3.2.4 Reporting of Security Incidents -- 3.2.5 Personnel Reliability Programmes -- 3.2.6 Effective Security Culture: -- 3.3 India's Approach to Nuclear Security -- 3.3.1 Key Legislations. 3.3.2 Physical Security -- 3.3.3 Cybersecurity -- 3.3.4 Emergency Response System -- 3.3.5 Establishment of Global Centre for Nuclear Energy Partnership -- 3.3.6 Holes in the Security Wall -- 3.3.7 Conclusion -- 3.4 A U.S. Perspective -- 3.4.1 Incorporating Lessons Learned -- 3.4.1.1 Communicating Concerns Builds Understanding -- 3.4.1.2 Taking Steps for Action -- 3.4.2 Nuclear Security from the Workforce to the Community -- 3.4.3 Defining Common Language, Values, and Standards -- 3.4.4 Y-12 Case Study -- 3.4.5 Conclusion -- References -- 4 Emergency Response and Crisis Communications -- 4.1 An Indian Perspective -- 4.1.1 Public Relations -- 4.1.1.1 Communications -- 4.1.1.2 Three Phases of Communication -- 4.1.1.3 A Case Study: Kudankulam NPP -- 4.1.2 Crisis Communication -- 4.1.2.1 Early Phase Decision-making -- 4.1.2.2 Emergency Action Levels -- 4.1.3 Improved Emergency Exercise Methodology -- 4.1.3.1 Features of New Exercise Methodology -- 4.1.4 Conclusions -- 4.2 A U.S. Perspective -- 4.2.1 Tiered Response Structure -- 4.2.2 Identifying and Delegating Necessary Authorities -- 4.2.3 Predetermined Standards and Thresholds -- 4.2.4 Detection, Monitoring, and Modeling Capabilities for Prevention and Response -- 4.2.5 Integrating Pre- and Post-Event Response Communities -- 4.2.6 Robust Exercise Programs and After-Action Processes -- 4.2.7 Crisis Communications -- 4.2.8 Case Studies -- 4.2.9 Three Mile Island (1979) -- 4.2.10 Fukushima Daiichi (2011) -- 4.2.11 Future Threats and Challenges -- 4.2.12 Advancing the Bilateral Partnership -- 4.2.13 Conclusion -- References -- 5 Physical Protection of Nuclear Facilities and Materials -- 5.1 An Indian Perspective -- 5.1.1 Components of Physical Protection Regime and Indian Commitments -- 5.1.2 Considerations for Designing a PPS -- 5.1.3 Nuclear Security and Physical Protection in India: An Overview. 5.1.3.1 Historical Perspective -- 5.1.3.2 Security Architecture in India: General Considerations -- 5.1.3.3 Emergency Preparedness and Response -- 5.1.3.4 The Role of Technology in Nuclear Security in India -- 5.1.4 Security of Radioactive Materials in Nuclear Facilities -- 5.1.5 Transport Security of Nuclear and Radioactive Materials -- 5.1.5.1 Security of Radioactive Materials in Transit -- 5.1.5.2 Security of Nuclear Materials in Transit -- 5.1.5.3 Special Security Measures -- 5.1.6 Conclusion and Future Initiatives -- 5.2 A U.S. Perspective -- 5.2.1 DEPO Method Overview -- 5.2.2 Applying the DEPO Method -- 5.2.3 Defining System Requirements -- 5.2.3.1 Asset(s) Under Protection -- 5.2.3.2 Defining System Constraints and Restraints -- 5.2.3.3 Defining the Threat -- 5.2.4 Design: Delay, Detection, and Response -- 5.2.4.1 Detection -- 5.2.4.2 Delay -- 5.2.4.3 Response -- 5.2.4.4 Evaluate -- 5.2.5 Conclusion -- References -- 6 Controlling and Managing Radioactive Sources -- 6.1 An Indian Perspective -- 6.1.1 Introduction -- 6.1.2 Control and Security of Radioactive Sources in Major Areas of Their Applications -- 6.1.2.1 Industrial Gamma Radiography (IR) Sources and Practices -- 6.1.2.2 Irradiator Plants (Gamma Radiation Plants) -- 6.1.2.3 Radiotherapy: RI Sources and Systems for Cancer Care -- 6.1.2.4 Other Areas of RI Source Applications -- 6.1.2.5 Human Element/Factor-Related Aspects -- 6.1.2.6 'Legacy Source'-Related Events and Lessons -- 6.1.3 Production of RI-Based Sources and Operation of Radiation Technology Facilities/Services-Indian Experiences with Control of Sources -- 6.1.4 Strengthening Measures to Control the Use of Radioactive Sources and to Foster Alternative Technologies -- 6.1.4.1 Alternative Technologies to the Use of Radioactive Sources-Existing, Emerging, and Under-Development Options -- 6.1.4.2 Medical Application Sources. 6.1.4.3 Industrial Application and Research Sources -- 6.1.4.4 Envisaged Areas of Continuity in RI Source Applications -- 6.1.5 Control of Radioactive Sources-Continuing Challenges and Path Forward -- 6.1.6 Recommendations -- 6.2 A U.S. Perspective -- 6.2.1 Overview: The Regulatory Framework in the United States -- 6.2.1.1 Federal Regulators: The Nuclear Regulatory Commission -- 6.2.1.2 State-Level Regulation: "Agreement State" Compacts -- 6.2.1.3 Agreements with the Armed Forces -- 6.2.2 Challenges Within the Framework -- 6.2.2.1 Compatible vs. Identical Regulations -- 6.2.2.2 Prescriptive vs. Performance-Based Criteria -- 6.2.3 An Emerging Consensus: Permanent Risk Reduction -- 6.2.3.1 The Cesium Irradiator Replacement Project (CIRP) -- 6.2.3.2 Collaborations with Diverse Stakeholders -- 6.2.3.3 Elimination of Nuclear Threat Networks to National Security -- 6.2.4 Conclusion -- References -- 7 Cybersecurity and Nuclear Facilities -- 7.1 An Indian Perspective -- 7.1.1 Identifying Risks and Vulnerabilities -- 7.1.2 Cybersecurity in India: An Overview -- 7.1.3 India's Cyber and Nuclear Infrastructure -- 7.1.4 Case Study: The Kudankulam Breach -- 7.1.5 Important Considerations and Recommendations -- 7.1.6 Conclusion -- 7.2 A U.S. Perspective -- 7.2.1 Background -- 7.2.2 Threat Agents and Vulnerabilities -- 7.2.3 U.S. Regulatory Approach -- 7.2.4 Potential Risks from a Cyberattack -- 7.2.5 Defense and Response -- 7.2.6 Supply-Chain Security -- 7.2.7 Assessing Cybersecurity -- 7.2.8 Summary and Conclusions -- References -- Index.</text:p>
          </table:table-cell>
          <table:table-cell office:value-type="string" table:style-name="ce1">
            <text:p>https://library.ecssr.ae/cgi-bin/koha/opac-detail.pl?biblionumber=287271</text:p>
          </table:table-cell>
          <table:table-cell table:number-columns-repeated="16377"/>
        </table:table-row>
        <table:table-row table:style-name="ro1">
          <table:table-cell office:value-type="string" table:style-name="ce1">
            <text:p>287354</text:p>
          </table:table-cell>
          <table:table-cell office:value-type="string" table:style-name="ce1">
            <text:p>Mission AI : the new system technology /</text:p>
          </table:table-cell>
          <table:table-cell office:value-type="string" table:style-name="ce1">
            <text:p>Sheikh, Haroon.,</text:p>
          </table:table-cell>
          <table:table-cell office:value-type="string" table:style-name="ce1">
            <text:p>This open access book offers a strategic perspective on AI and the process of embedding it in society. After decades of research, Artificial Intelligence (AI) is now entering society at large. Due to its general purpose character, AI will change society in multiple, fundamental and unpredictable ways. Therefore, the Netherlands Scientic Council for Government Policy (WRR) characterizes AI as a system technology: a rare type of technologies that have a systemic impact on society. Earlier system technologies include electricity, the combustion engine and the computer. The history of these technologies provides us with useful insights about what it takes to direct the introduction of AI in society. The WRR identifies five key tasks to structurally work on this process: demystification, contextualisation, engagement, regulation and positioning. By clarifying what AI is (demystification), creating a functional ecosystem (contextualisation), involving diverse stakeholders (engagement), developing directive frameworks (regulation) and engaging internationally (positioning), societies can meaningfully influence how AI settles. Collectively, these activities steer the process of co-development between technology and society, and each representing a different path to safeguard public values. Mission AI - The New System Technology was originally published as an advisory report for the government of the Netherlands. The strategic analysis and the outlined recommendations are, however, relevant to every government and organization that aims to take up 'mission AI' and embed this newest system technology in our world.</text:p>
          </table:table-cell>
          <table:table-cell office:value-type="string" table:style-name="ce1">
            <text:p>Cham, Switzerland: Springer, 2023</text:p>
          </table:table-cell>
          <table:table-cell office:value-type="string" table:style-name="ce1">
            <text:p>Part I Building blocks: introducing and interpreting AI as a new system technology, similar to electricity and the internal combustion engine.--Introduction.--Chapter 1 Artificial Intelligence: definition and background.--Chapter 2 AI is leaving the lab and entering society.--Chapter 3 AI as a system technology.--Part II Five tasks: discussion of the tasks for embedding AI into society.--Chapter 4 Demystification.--Chapter 5 Contextualization.--Chapter 6 Engagement.--Chapter 7 Regulation.--Chapter 8 Consider AI as a system technology.--Part III Agenda: conclusions and recommendations for AI policy in the Netherlands.--Chapter 9 Policy for AI as a system technology.--Appendix: Examples of AI applications in the Netherlands.</text:p>
          </table:table-cell>
          <table:table-cell office:value-type="string" table:style-name="ce1">
            <text:p>https://library.ecssr.ae/cgi-bin/koha/opac-detail.pl?biblionumber=287354</text:p>
          </table:table-cell>
          <table:table-cell table:number-columns-repeated="16377"/>
        </table:table-row>
        <table:table-row table:style-name="ro1">
          <table:table-cell office:value-type="string" table:style-name="ce1">
            <text:p>287355</text:p>
          </table:table-cell>
          <table:table-cell office:value-type="string" table:style-name="ce1">
            <text:p>Media use in digital everyday life /</text:p>
          </table:table-cell>
          <table:table-cell office:value-type="string" table:style-name="ce1">
            <text:p>Ytre-Arne, Brita.,</text:p>
          </table:table-cell>
          <table:table-cell office:value-type="string" table:style-name="ce1">
            <text:p>The ebook edition of this title is Open Access and freely available to read online. As digital technologies have become ever more ingrained in society, Media Use in Digital Everyday Life asks how our relationship with media has changed. After the proliferation of smartphones, social media and ubiquitous connectivity, what has happened to the ways we navigate across social domains and structure our daily routines? Filling a gap between classic discussions on everyday media use and recent studies of emergent technologies, this book untangles how media become meaningful to us in the everyday, connecting us to communities and publics. With analyses of media use in an ordinary day, as part of life transitions and in times of disruption, Ytre-Arne provides a comprehensive framework for studies of everyday media use, considering dilemmas of technological transformations and recent crises such as the COVID-19 pandemic. Media Use in Digital Everyday Life offers empirical, methodological and theoretical insight, building on extensive qualitative research and taking a cross-media perspective. Through the conceptual approaches of media repertoires and public connection, the book situates communication and changing media use in everyday contexts, showing how our more digital everyday lives intensify communicative dilemmas. Written in an accessible tone, Media Use in Digital Everyday Life will appeal to readers interested in digital media, and to students and scholars of audiences, datafication, journalism and digital platforms.</text:p>
          </table:table-cell>
          <table:table-cell office:value-type="string" table:style-name="ce1">
            <text:p>Bingley, UK: Emerald, 2023</text:p>
          </table:table-cell>
          <table:table-cell office:value-type="string" table:style-name="ce1">
            <text:p>Chapter 1. Introduction: Media use and everyday life in digital societies.--Chapter 2. Media use - an ordinary day.--Chapter 3. Media use in life transitions.--Chapter 4. Media use in disrupted everyday life.--Chapter 5. Conclusion: The politics of media use in digital everyday life.</text:p>
          </table:table-cell>
          <table:table-cell office:value-type="string" table:style-name="ce1">
            <text:p>https://library.ecssr.ae/cgi-bin/koha/opac-detail.pl?biblionumber=287355</text:p>
          </table:table-cell>
          <table:table-cell table:number-columns-repeated="16377"/>
        </table:table-row>
        <table:table-row table:style-name="ro1">
          <table:table-cell office:value-type="string" table:style-name="ce1">
            <text:p>287362</text:p>
          </table:table-cell>
          <table:table-cell office:value-type="string" table:style-name="ce1">
            <text:p>Victims of political violence and terrorism : making up resilient survivors /</text:p>
          </table:table-cell>
          <table:table-cell office:value-type="string" table:style-name="ce1">
            <text:p>McGowan, William.,</text:p>
          </table:table-cell>
          <table:table-cell office:value-type="string" table:style-name="ce1">
            <text:p>This book examines the survivors of political violence and terrorism, considering both how they have responded and how they have been responded to following critical incidents.</text:p>
          </table:table-cell>
          <table:table-cell office:value-type="string" table:style-name="ce1">
            <text:p>Abingdon, Oxon: Routledge, 2022</text:p>
          </table:table-cell>
          <table:table-cell office:value-type="string" table:style-name="ce1">
            <text:p>Introduction.-- Part 1 Resilience as Discourse and Practice.--1. Setting the Scene of the ‘Terror– Trauma– Resilience’ Nexus in the 21st Century.--2. To Survivors Themselves: Why, Where, and How to Study Survivors of Political Violence and Terrorism?.--Part 2 Turning Points and Processes of Resilience.--3. ‘Resilient’ to What? Mapping the Impacts of Political Violence and Terrorism.--4. Sources of Resilience for Survivors.--5. Exploring Temporalities of (In)Security and Resilience.-- Part 3 Repurposing Resilience.--6. Temporality, Resistance, and Solidarity: The Making and Moulding of Resilient Survivor Communities.--7. Am I Invictus?.--Conclusion.<text:s/></text:p>
            <text:p/>
          </table:table-cell>
          <table:table-cell office:value-type="string" table:style-name="ce1">
            <text:p>https://library.ecssr.ae/cgi-bin/koha/opac-detail.pl?biblionumber=287362</text:p>
          </table:table-cell>
          <table:table-cell table:number-columns-repeated="16377"/>
        </table:table-row>
        <table:table-row table:style-name="ro1">
          <table:table-cell office:value-type="string" table:style-name="ce1">
            <text:p>287366</text:p>
          </table:table-cell>
          <table:table-cell office:value-type="string" table:style-name="ce1">
            <text:p>الكونغرس الأمريكي : دراسة تاريخية سياسية قانونية /</text:p>
          </table:table-cell>
          <table:table-cell office:value-type="string" table:style-name="ce1">
            <text:p>الدليمي، محمد حمزة،</text:p>
          </table:table-cell>
          <table:table-cell table:style-name="ce1"/>
          <table:table-cell office:value-type="string" table:style-name="ce1">
            <text:p>عمان، الأردن : المنهل للنشر الإلكتروني، 2019.</text:p>
          </table:table-cell>
          <table:table-cell table:style-name="ce1"/>
          <table:table-cell office:value-type="string" table:style-name="ce1">
            <text:p>https://library.ecssr.ae/cgi-bin/koha/opac-detail.pl?biblionumber=287366</text:p>
          </table:table-cell>
          <table:table-cell table:number-columns-repeated="16377"/>
        </table:table-row>
        <table:table-row table:style-name="ro1">
          <table:table-cell office:value-type="string" table:style-name="ce1">
            <text:p>287367</text:p>
          </table:table-cell>
          <table:table-cell office:value-type="string" table:style-name="ce1">
            <text:p>الفدرالية من فكرة إلى واقع /</text:p>
          </table:table-cell>
          <table:table-cell office:value-type="string" table:style-name="ce1">
            <text:p>الجومرد، عامر عبد الفتاح،</text:p>
          </table:table-cell>
          <table:table-cell office:value-type="string" table:style-name="ce1">
            <text:p>الفدرالية هي حل للدول الغارقة في النزاعات العرقية والدينية، كما إن عدم تنظيمها على أسسها الفلسفية والعلمية تكون الخطوة الأولى للانفصال وتفتت الدولة واليوم (32) دولة فدرالية في العالم قد أخفتت الانقسامات فيها وقد تطورت تلك الدول. فهذا الكتاب يحلل جوانب الفدرالية فلسفية وسياسية واجتماعيا وكذلك النظريات التي طرحت لتنظيرها. ومن يريد التحدث عن الفدرالية عليه أن يقرأ هذا الكتاب أولا.</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7367</text:p>
          </table:table-cell>
          <table:table-cell table:number-columns-repeated="16377"/>
        </table:table-row>
        <table:table-row table:style-name="ro1">
          <table:table-cell office:value-type="string" table:style-name="ce1">
            <text:p>287369</text:p>
          </table:table-cell>
          <table:table-cell office:value-type="string" table:style-name="ce1">
            <text:p>العلاقات العربية - الأمريكية : (دراسة في الأبعاد الاستراتيجية) /</text:p>
          </table:table-cell>
          <table:table-cell office:value-type="string" table:style-name="ce1">
            <text:p>الجنابي، حازم حمد موسى،</text:p>
          </table:table-cell>
          <table:table-cell table:style-name="ce1"/>
          <table:table-cell office:value-type="string" table:style-name="ce1">
            <text:p>عمان، الأردن : المنهل للنشر الإلكتروني، 2019.</text:p>
          </table:table-cell>
          <table:table-cell table:style-name="ce1"/>
          <table:table-cell office:value-type="string" table:style-name="ce1">
            <text:p>https://library.ecssr.ae/cgi-bin/koha/opac-detail.pl?biblionumber=287369</text:p>
          </table:table-cell>
          <table:table-cell table:number-columns-repeated="16377"/>
        </table:table-row>
        <table:table-row table:style-name="ro1">
          <table:table-cell office:value-type="string" table:style-name="ce1">
            <text:p>287377</text:p>
          </table:table-cell>
          <table:table-cell office:value-type="string" table:style-name="ce1">
            <text:p>Terrorism and the pandemic : weaponizing of COVID-19 /</text:p>
          </table:table-cell>
          <table:table-cell office:value-type="string" table:style-name="ce1">
            <text:p>Gunaratna, Rohan,</text:p>
          </table:table-cell>
          <table:table-cell office:value-type="string" table:style-name="ce1">
            <text:p>"The global pandemic has offered extraordinary opportunities for extremists and terrorists to mobilize themselves and revive as more powerful actors in the security landscape. But could these threat groups actually capitalize on the coronavirus crisis and advance their malevolent agendas? Utilizing the largest COVID-19-related terrorism database, the book presents an analysis built upon a quantitative and qualitative comparison between the nature of both the radical Islamist and the far-right-related threat in 2018 and 2020. It provides, for the first time, a true picture of novel trends since the pandemic outbreak"--</text:p>
          </table:table-cell>
          <table:table-cell office:value-type="string" table:style-name="ce1">
            <text:p>New York : Berghahn Books, 2023</text:p>
          </table:table-cell>
          <table:table-cell table:style-name="ce1"/>
          <table:table-cell office:value-type="string" table:style-name="ce1">
            <text:p>https://library.ecssr.ae/cgi-bin/koha/opac-detail.pl?biblionumber=287377</text:p>
          </table:table-cell>
          <table:table-cell table:number-columns-repeated="16377"/>
        </table:table-row>
        <table:table-row table:style-name="ro1">
          <table:table-cell office:value-type="string" table:style-name="ce1">
            <text:p>287389</text:p>
          </table:table-cell>
          <table:table-cell office:value-type="string" table:style-name="ce1">
            <text:p>United Arab Emirates : a Primary Health Care Case Study in the Context of the COVID-19 Pandemic /</text:p>
          </table:table-cell>
          <table:table-cell office:value-type="string" table:style-name="ce1">
            <text:p>FIKRI, Asma Mahmoud,</text:p>
          </table:table-cell>
          <table:table-cell table:style-name="ce1"/>
          <table:table-cell office:value-type="string" table:style-name="ce1">
            <text:p>Geneva : World Health Organization, 2023.</text:p>
          </table:table-cell>
          <table:table-cell office:value-type="string" table:style-name="ce1">
            <text:p>United Arab Emirates: a primary health care case study in the context of the COVID-19 pandemic -- Contents -- Acknowledgements -- Executive summary -- Introduction and national context -- Methods -- Document review -- Stakeholder consultations -- Data analysis and synthesis -- National context -- Political commitment and leadership -- Governance and policy frameworks -- Engagement of communities and other stakeholders -- How primary care and essential public health functions are responding to COVID-19 -- Essential public health functions and continuity of care -- Noncommunicable diseases -- Maternal health services -- Cancer screening -- Newborn screening, well-child visits and immunization -- Child protection -- Breastfeeding and lactation consultation initiative -- E-learning and webinars -- Dental services -- Telemedicine -- Drive-through services -- Delivery of medication -- Other services -- PHC preparedness for COVID-19 -- PHC response: scaling up and managing COVID-19-related services -- Surveillance, screening and contact tracing -- Management of community cases -- Management of isolation facilities -- Other services -- How multisectoral policy and action are responding to COVID-19 -- How communities are responding to COVID-19 -- Conclusions and lessons learned -- References.</text:p>
          </table:table-cell>
          <table:table-cell office:value-type="string" table:style-name="ce1">
            <text:p>https://library.ecssr.ae/cgi-bin/koha/opac-detail.pl?biblionumber=287389</text:p>
          </table:table-cell>
          <table:table-cell table:number-columns-repeated="16377"/>
        </table:table-row>
        <table:table-row table:style-name="ro1">
          <table:table-cell office:value-type="string" table:style-name="ce1">
            <text:p>287378</text:p>
          </table:table-cell>
          <table:table-cell office:value-type="string" table:style-name="ce1">
            <text:p>Regulating the Metaverse economy : how to prevent money laundering and the financing of terrorism /</text:p>
          </table:table-cell>
          <table:table-cell office:value-type="string" table:style-name="ce1">
            <text:p>Mooij, Annelieke,</text:p>
          </table:table-cell>
          <table:table-cell office:value-type="string" table:style-name="ce1">
            <text:p>This open access book examines regulating an environment that has no jurisdiction, is fully anonymous and infinitely vast? Welcome to the Metaverse, an online virtual reality that is expected to add billions to the global economy. The Metaverse offers a new type of virtual economy with practically endless business opportunities. The question is how to prevent these opportunities from being abused to commit money laundering and finance terrorism (MLFT). This book explores the current European Union legislation designed to prevent MLFT in connection with the Metaverse. It analyses the legislation in relation to the three traditional stages of MLFT: placement, layering and integration. Furthermore, some additional risks specific to the Metaverse are discussed, such as Non-Fungible Tokens (NFTs) and the high level of anonymity. The book concludes that the current legislation is not suitable for facing the new challenges of the Metaverse. In turn, the book puts forward a novel approach to regulating and enforcing MLFT legislation: using a system of smart assets equipped with AI to prevent and detect MLFT. In addition, it makes recommendations on how to improve the legal framework with regard to the new challenges arising from the Metaverse. Particular attention is given to creating a legal framework that incorporates the use of smart assets and the Internet of Things, in order to provide a safe environment for potential users and society. With a solid background in financial law and technology, the author successfully creates a novel system of regulation and enforcement that is based on the use of automatic enforcement, whilst keeping sufficient legal safeguards in place for potential Metaverse users. This book will be of interest to anyone interested in the Metaverse. Whether you want to regulate it or open your own virtual business, its a must-read!</text:p>
          </table:table-cell>
          <table:table-cell office:value-type="string" table:style-name="ce1">
            <text:p>Cham, Switzerland : Springer, 2024</text:p>
          </table:table-cell>
          <table:table-cell office:value-type="string" table:style-name="ce1">
            <text:p>Chapter 1: Governing the Meta-World Finances -- Chapter 2: What is the Metaverse? -- Chapter 3: The virtual currency schemes -- Chapter 4: Money Laundering &amp;amp; Financing of Terrorism via the Metaverse -- Chapter 5: Regulating the Technology (placement) -- Chapter 6: Currency (layering) -- Chapter 7: Integration into the legal economy -- Chapter 8: Non-Fungible Tokens and Stateless firms -- Chapter 9: Conclusion</text:p>
          </table:table-cell>
          <table:table-cell office:value-type="string" table:style-name="ce1">
            <text:p>https://library.ecssr.ae/cgi-bin/koha/opac-detail.pl?biblionumber=287378</text:p>
          </table:table-cell>
          <table:table-cell table:number-columns-repeated="16377"/>
        </table:table-row>
        <table:table-row table:style-name="ro1">
          <table:table-cell office:value-type="string" table:style-name="ce1">
            <text:p>287415</text:p>
          </table:table-cell>
          <table:table-cell office:value-type="string" table:style-name="ce1">
            <text:p>Enhancing global governance in a fragmented world : prospects, issues, and the role of China /</text:p>
          </table:table-cell>
          <table:table-cell table:style-name="ce1"/>
          <table:table-cell office:value-type="string" table:style-name="ce1">
            <text:p>This open access book explores the 'polycrisis' currently affecting nearly all nations by exploring key themes such as multilateralism and globalization from the perspective of think tanks from nearly every continent, searching for various solutions to the ills that currently plague the world and a way to create a future in which everyone benefits. As China's preeminent non-governmental think tank, the Center for China and Globalization (CCG) has invited 30 leading figures from the global think tank community to sift through the myriad layers of multilateralism and global governance and provide a contextual analysis of major themes both from a theoretical and practical perspective that focus on China in detail, but also examine the world as a whole. Think tanks are essential in analyzing current trends and providing potential solutions that aid governments, international organizations and business in finding solutions that are beneficial to all. As a key source of innovative ideas, they have become even more valuable today as the pace of change accelerates, geopolitical complexity increases and the world has to deal with global crises that no country can address on their own. A common, central theme through all of the 25 essays in this book is the need for a more universal, inclusive and multilateral approach to reforming global governance. It is our hope that the views of the experts from think tanks and other non-governmental organizations in this compilation will provide valuable insights to help heal the gaps in our fragmented world</text:p>
          </table:table-cell>
          <table:table-cell office:value-type="string" table:style-name="ce1">
            <text:p>Singapore : Springer, 2024</text:p>
          </table:table-cell>
          <table:table-cell office:value-type="string" table:style-name="ce1">
            <text:p>Reclaiming Multilateralism -- Multilateralism as a Prerequisite for Sovereignty -- Consensus or Catastrophe: Humanity at a Crossroads -- Peaceful Development or War Economies -- Running to the rescue of multilateral cooperation -- Strategic Reglobalization: How Great Power Rivalry Is Impacting the Multilateral Trading System</text:p>
          </table:table-cell>
          <table:table-cell office:value-type="string" table:style-name="ce1">
            <text:p>https://library.ecssr.ae/cgi-bin/koha/opac-detail.pl?biblionumber=287415</text:p>
          </table:table-cell>
          <table:table-cell table:number-columns-repeated="16377"/>
        </table:table-row>
        <table:table-row table:style-name="ro1">
          <table:table-cell office:value-type="string" table:style-name="ce1">
            <text:p>287416</text:p>
          </table:table-cell>
          <table:table-cell office:value-type="string" table:style-name="ce1">
            <text:p>Cyber security politics : socio-technological transformations and political fragmentation /</text:p>
          </table:table-cell>
          <table:table-cell table:style-name="ce1"/>
          <table:table-cell office:value-type="string" table:style-name="ce1">
            <text:p>"This book examines new and challenging political aspects of cyber security and presents it as an issue defined by socio-technological uncertainty and political fragmentation. Structured along two broad themes and providing empirical examples for how socio-technical changes and political responses interact, the first part of the book looks at the current use of cyberspace in conflictual settings, while the second focuses on political responses by state and non-state actors in an environment defined by uncertainties. Within this, it highlights four key debates that encapsulate the complexities and paradoxes of cyber security politics from a Western perspective - how much political influence states can achieve via cyber operations and what context factors condition the (limited) strategic utility of such operations; the role of emerging digital technologies and how the dynamics of the tech innovation process reinforce the fragmentation of the governance space; how states attempt to uphold stability in cyberspace and, more generally, in their strategic relations; and how the shared responsibility of state, economy, and society for cyber security continues to be re-negotiated in an increasingly trans-sectoral and transnational governance space. This book will be of much interest to students of cyber-security, global governance, technology studies, and International Relations"--</text:p>
          </table:table-cell>
          <table:table-cell office:value-type="string" table:style-name="ce1">
            <text:p>New York, NY : Routledge, 2022.</text:p>
          </table:table-cell>
          <table:table-cell office:value-type="string" table:style-name="ce1">
            <text:p>1. Introduction: Cyber security between socio-technological uncertainty and political fragmentation / Myriam Dunn Cavelty, Andreas Wenger.--2. Influence operations and other conflict trends / Marie Baezner, Sean Cordey.--3. A threat to democracies? An overview of theoretical approaches and empirical measurements for studying the effects of disinformation / Wolf J. Schünemann.--4. Cultural violence and fragmentation on social media: Interventions and countermeasures by humans and social bots / Jasmin Haunschild, Marc-André Kaufhold, Christian Reuter.--5. Artificial intelligence and the offense-defense balance in cyber security / Matteo E. Bonfanti.--6. Quantum computing and classical politics: The ambiguity of advantage in signals intelligence / Jon R. Lindsay.-- 7. Cyberspace in space: Fragmentation, vulnerability, and uncertainty / Johan Eriksson, Giampiero Giacomello.--8. Cyber uncertainties: Observations from cross-national war games / Miguel Alberto Gomez, Christopher Whyte.--9. Uncertainty and the study of cyber deterrence: The case of Israel's limited reliance on cyber deterrence / Amir Lupovici.--10. Cyber securities and cyber security politics: Understanding different logics of German cyber security policies / Stefan Steiger.--11. Battling the bear: Ukraine's approach to national cyber and information security / Aaron Brantly.--12. Uncertainty, fragmentation, and international obligations as shaping influences: Cyber security policy development in Albania / Islam Jusufi.--13. Big tech's push for norms to tackle uncertainty in cyberspace / Jacqueline Eggenschwiler.--14. Disrupting the second oldest profession: The impact of cyber on intelligence / Danny Steed.--15. Understanding transnational cyber attribution: Moving from "whodunit" to who did it / Brenden Kuerbis, Farzaneh Badiei, Karl Grindal, Milton Mueller.</text:p>
          </table:table-cell>
          <table:table-cell office:value-type="string" table:style-name="ce1">
            <text:p>https://library.ecssr.ae/cgi-bin/koha/opac-detail.pl?biblionumber=287416</text:p>
          </table:table-cell>
          <table:table-cell table:number-columns-repeated="16377"/>
        </table:table-row>
        <table:table-row table:style-name="ro1">
          <table:table-cell office:value-type="string" table:style-name="ce1">
            <text:p>287440</text:p>
          </table:table-cell>
          <table:table-cell office:value-type="string" table:style-name="ce1">
            <text:p>PeaceTech : digital transformation to end war /</text:p>
          </table:table-cell>
          <table:table-cell office:value-type="string" table:style-name="ce1">
            <text:p>Bell, Christine,</text:p>
          </table:table-cell>
          <table:table-cell office:value-type="string" table:style-name="ce1">
            <text:p>Why are we willing to believe that technology can bring about war but not peace? PeaceTech: Digital Transformation to End War is the world's first book dealing with the use of technological innovation to support peace and transition processes. Through an interwoven narrative of personal stories that capture the complexity of real-time peace negotiation, Bell maps the fast-paced developments of PeaceTech, and the ethical and practical challenges involved. Bell locates PeaceTech within the wider digital revolution that is also transforming the conduct of war. She lays bare the double disruption of peace processes, through digital transformation, and through changing conflict patterns that make processes more difficult to mount. Against this backdrop can digital peacebuilding be a force for good? Or do the risks outweigh the benefits? PeaceTech provides a 12-Step Manifesto laying out the types of practice and commitment needed for successful use of digital tools to support peace processes. This open access book will be invaluable primer for business tech entrepreneurs, peacebuilders, the tech community, and students of international relations, informatics, comparative politics, ethics and law; and indeed for those simply curious about peace process innovation in the contemporary world. Christine Bell is Professor of Constitutional Law. Assistant Principal (Global Justice), and Executive Director of the Peace and Conflict Resolution Evidence Platform (PeaceRep), based at the School of Law, at the University of Edinburgh. A long-time expert and practitioner in the field of peace processes and constitution-making, she manages digital and PeaceTech innovation</text:p>
          </table:table-cell>
          <table:table-cell office:value-type="string" table:style-name="ce1">
            <text:p>Cham : Palgrave Macmillan, 2024</text:p>
          </table:table-cell>
          <table:table-cell office:value-type="string" table:style-name="ce1">
            <text:p>1 PeaceTech World -- Part I What Is PeaceTech? -- 2 PeaceTech: What Is It? -- 3 PeaceTech Technologies -- 4 PeaceTech Drivers -- 5 Double Disruption -- Part II Doing PeaceTech -- 6 PeaceTech Ecosystem -- 7 Doing One Thing -- 8 PeaceTech as Hack -- 9 Conflict Early Warning Systems -- 10 Peace and Space -- 11 Peace Analytics -- Part III PeaceTech Challenges -- 12 Doing PeaceTech -- 13 Ethics and Morals -- 14 PeaceTech Futures</text:p>
          </table:table-cell>
          <table:table-cell office:value-type="string" table:style-name="ce1">
            <text:p>https://library.ecssr.ae/cgi-bin/koha/opac-detail.pl?biblionumber=287440</text:p>
          </table:table-cell>
          <table:table-cell table:number-columns-repeated="16377"/>
        </table:table-row>
        <table:table-row table:style-name="ro1">
          <table:table-cell office:value-type="string" table:style-name="ce1">
            <text:p>287441</text:p>
          </table:table-cell>
          <table:table-cell office:value-type="string" table:style-name="ce1">
            <text:p>Technics : media in the digital age /</text:p>
          </table:table-cell>
          <table:table-cell table:style-name="ce1"/>
          <table:table-cell office:value-type="string" table:style-name="ce1">
            <text:p>Featuring 28 leading international media scholars, Technics rethinks technology for the contemporary digital era, with cutting-edge theoretical, historiographical, and methodological interventions. The volume's contributors explore the ideas of Walter Benjamin, Ursula Le Guin, Bernhard Siegert, Gilbert Simondon, and Sylvia Wynter in conjunction with urgent questions concerning algorithmic media, digital infrastructures, generative AI, and geoengineering. An expansive collection of writings on media technologies in the digital age, Technics is an essential resource for students and scholars of film and media studies, digital humanities, science and technology studies, and the philosophy of technology</text:p>
          </table:table-cell>
          <table:table-cell office:value-type="string" table:style-name="ce1">
            <text:p>Amsterdam, Netherlands: Amsterdam University Press, 2024</text:p>
          </table:table-cell>
          <table:table-cell table:style-name="ce1"/>
          <table:table-cell office:value-type="string" table:style-name="ce1">
            <text:p>https://library.ecssr.ae/cgi-bin/koha/opac-detail.pl?biblionumber=287441</text:p>
          </table:table-cell>
          <table:table-cell table:number-columns-repeated="16377"/>
        </table:table-row>
        <table:table-row table:style-name="ro1">
          <table:table-cell office:value-type="string" table:style-name="ce1">
            <text:p>287442</text:p>
          </table:table-cell>
          <table:table-cell office:value-type="string" table:style-name="ce1">
            <text:p>Foreign aid and its unintended consequences /</text:p>
          </table:table-cell>
          <table:table-cell office:value-type="string" table:style-name="ce1">
            <text:p>Koch, Dirk-Jan,</text:p>
          </table:table-cell>
          <table:table-cell office:value-type="string" table:style-name="ce1">
            <text:p>"Foreign aid and international development frequently bring with it a range of unintended consequences, both negative and positive. This book delves into these consequences, providing a fresh and comprehensive guide to understanding them and studying them. The book starts by laying out a theoretical framework based on complexity thinking, before going on to explore the ten most prevalent kinds of unintended effects of foreign aid: backlash effects, conflict effects, migration and resettlement effects, price effects, marginalization effects, behavioural effects, negative spillover effects, governance effects, environmental effects, and ripple effects. Each chapter revolves around a set of concrete case studies, analysing the mechanisms underpinning the unintended effects and proposing ways in which policymakers, practitioners, and evaluators can tackle negative side effects and maximize positive side effects. The book also includes personal testimonies, a succinct overview of unintended effects, and suggestions for further reading. Providing a clear overview of what side effects to anticipate when planning, executing, and evaluating aid, this book will be an important resource for students, development practitioners, and policymakers alike"--</text:p>
          </table:table-cell>
          <table:table-cell office:value-type="string" table:style-name="ce1">
            <text:p>London ; New York : Routledge, Taylor &amp;amp; Francis Group, 2024.</text:p>
          </table:table-cell>
          <table:table-cell office:value-type="string" table:style-name="ce1">
            <text:p>1. Introduction: understanding the unintended consequences of international development.-- 2. For those who love theory: explaining unintended effects with complexity theory and bounded policy learning.-- 3. Backlash effects: for every action, there is an equal and opposite reaction.-- 4. Conflict effects: fighting over and with aid.-- 5. Migration and resettlement effects: aid-induced displacement.-- 6. Price effects: when aid drives prices up (or down).-- 7. Marginalization effects: can aid unintentionally increase inequality?.-- 8. Behavioural effects: expect the unexpected!.-- 9. Negative spillover effects: look beyond your own targets.-- 10. Governance effects: international development and the social contract, uneasy bedfellows.-- 11. Environmental effects: uneasy trade-offs between ecology and development.-- 12. Ripple effects: the underestimation of positive effects of international development efforts.-- 13. Conclusion: ‘It’s the complexity, stupid’</text:p>
          </table:table-cell>
          <table:table-cell office:value-type="string" table:style-name="ce1">
            <text:p>https://library.ecssr.ae/cgi-bin/koha/opac-detail.pl?biblionumber=287442</text:p>
          </table:table-cell>
          <table:table-cell table:number-columns-repeated="16377"/>
        </table:table-row>
        <table:table-row table:style-name="ro1">
          <table:table-cell office:value-type="string" table:style-name="ce1">
            <text:p>287459</text:p>
          </table:table-cell>
          <table:table-cell office:value-type="string" table:style-name="ce1">
            <text:p>Artificial Intelligence - Intelligent Art? : Human-Machine Interaction and Creative Practice /</text:p>
          </table:table-cell>
          <table:table-cell office:value-type="string" table:style-name="ce1">
            <text:p>Voigts, Eckart.</text:p>
          </table:table-cell>
          <table:table-cell table:style-name="ce1"/>
          <table:table-cell office:value-type="string" table:style-name="ce1">
            <text:p>Bielefeld : transcript Verlag, 2024.</text:p>
          </table:table-cell>
          <table:table-cell office:value-type="string" table:style-name="ce1">
            <text:p>Cover -- Contents -- Artificial Intelligence - Intelligent Art? An Introduction -- Man‐Machines from Ancient Greece to ChatGPT -- AI Art, AI Literature - The Re‑Invention of Creativity? -- AI and Popular Music Studies -- AI Aesthetics and AI Ethics -- Bibliography -- AI, Automation, Creativity, Cognitive Labor -- Introduction -- Art, de‑automatization, automatism - at the beginning of the 20th century -- A constellation in the 1960s -- Some theoretical reflections: Why can artistic work not be automated? -- Style without museums -- Conclusion -- Bibliography -- Dumb Meaning: Machine Learning and Artificial Semantics -- Free‐floating and grounded systems -- Gradated meaning -- Text and image and world -- Promptological investigations -- Bibliography -- Artist‐Guided Neural Networks - Automated Creativity or Tools for Extending Minds? -- Introduction -- Historical overview of deep learning development -- Artist‐Guided Neural Networks -- Synthetic Image -- Synthetic Text -- Translation models -- Synthetic Form -- Discussion -- Conclusion -- Bibliography -- Embodied Voice and AI: a Techno‐Social System in Miniature -- Motivations -- Strand One: Augmentation of performative practice through an AI wearable design -- Methodological framework -- Embodied voice in post‐Grotowskian practice -- Team -- The AI‑based motion capture wearable device -- Input: Motion capture through sensors -- Output: Synthesised sound -- Augmentation of practice: In‑tensions -- Gesture to sound mapping -- An example of training the system: "push" action against the wall -- Step One: Marking a "push" action -- Step Two: Explore "push" action mapped to sound -- Task‐based improvisation with all actions -- Potential for augmentation -- Strand Two: Reflections on the studio‐based work and on perceptions of the AI -- Conclusions and Areas of Further Research -- Bibliography. Sound of Contagion - An Artistic Research Project Exploring A.I. as a Creative Tool for Transmedial Storytelling -- Introduction -- About the project -- Dataset, Data &amp;amp;amp -- Processes -- Dataset -- Data -- Training the Models -- A.I. as a creative tool -- Worldbuilding -- Example -- Outcomes -- Nested Narratives -- Illustrations -- Musical Adaptation -- Lecture Performance -- A.I. for transmedia collaborations -- Conclusion -- Bibliography -- Discography -- Challenges and Opportunities for Computational Construction of Narratives -- Introduction -- Programs that Deliver Stories -- How to Request Stories -- Original Stories -- Building Stories -- Judging Story Originality -- Acceptable Stories -- Stories for a Specific Purpose -- Rethinking Basic Assumptions -- Constructing Narratives: Narrative Generation and Narrative Composition -- Processing Narratives: Narrative Interpretation -- Conclusions -- Acknowledgments -- Bibliography -- The Marcel Duchamp Case in, against, or after Artificial Creativity -- Marcel Duchamp, the proto‐post‐conceptual contemporary artist? -- 'Art' and 'creativity' as social categories - and their un‑artificial Others -- "Even an AI could do that!" -- Duchamp in, after and against artificial art -- The impossibilities of form -- The historical inevitability of Duchamp: by anyone (or anything) -- Art‐as‐idea vs. no idea about art -- Counter Critiques -- The case of Marcel Duchamp in the age of accidental reproduction and untimely monsters -- Bibliography -- Creativity and Function -- The Advent of Creative AI -- A Multitude of Questions -- Functional Definitions -- Coming Up with Criteria -- A Multitude of Answers -- A Cognitive Perspective -- Constructivist Approaches -- The Creativity Dispositif and Creativity as an Economic Resource -- Creativities? -- A Synthetic Definition of Creativity - Creativity On The Go. Complexity and Complications -- Bibliography -- Contemplating Automaton Consciousness through Creativity in Rokuro Inui's Automatic Eve -- Bibliography -- Where Machine and Muse Meet - Towards a Creativity of AI Art -- Introductory remarks -- Cybernetics as creative impetus -- AI Art -- Conclusion -- Bibliography -- Material Films in the Age of Artificial Intelligence. Some Remarks on Automated Creativity in Contemporary Experimental Film -- Introduction -- Ghosts of digital modernity -- Rhizomic labyrinths -- Bibliography -- Film‐ and Videography -- Dear GPT‑3: Collaborative Writing with Neural Networks -- Collaborative writing with neural networks -- Methods of generating literature: The connectionist paradigm -- Dear GPT‑3, what is an angel? Interrogation (of the self) -- Complete -- Division of labour in the Writers' Room: Conceptualisations with AI -- Choices, Choices, Choices -- Bibliography -- AFFIRMATIVE - REJECT. With and Against AI -- Role models -- With and Against in Human‐Machine Assemblages -- Extension through technology -- Working against technological development -- Acting with other perspectives -- Deciding against calculations -- Working against AI or engaging with machine otherness. -- From the perspective of the machine -- With and Against AI -- Bibliography -- Discography -- Filmography -- Artificial Intelligence in Songwriting and Composing - Perspectives and Challenges in Creative Practices -- Composing and Songwriting in Practice -- AI and Songwriting in Practice -- Working with AI and its impact on the creative practice -- Potentials and creative approaches -- Challenges and risks -- Legal aspects -- Ethical aspects -- Aesthetic aspects -- Conclusion -- Bibliography -- Discography -- On Human‐Machine Relationship and the Notion of an Artificial Intelligence in Musical Practice -- Bibliography -- Discography. The Upcoming Change in Human Musical Thinking. What Does a Music Professional do in the Age of AI? -- Understanding the theory of music as a tool -- What does the user want from the tool? -- AI‑based tools in music: A possible timeline -- Bibliography -- The Roughness of Neural Networks. Jimi Hendrix, Holly Herndon, GPT‑3, Timbre Transfer and the Promising Failure Aesthetics of Musical AIs -- Introduction -- Creativity in Generative Neural Networks -- Musical AI doesn`t listen -- The Rasping of Neurons -- Further Experiments from Holly+ to Jimi Hendrix and Tone Transfer -- Conclusion: Human Learning through Machine Learning -- Bibliography -- Discography -- Digital Aesthetics: A Symbolism of the Body and a More‐than‐Human Mode of Enquiry -- Bibliography -- About the Authors.</text:p>
          </table:table-cell>
          <table:table-cell office:value-type="string" table:style-name="ce1">
            <text:p>https://library.ecssr.ae/cgi-bin/koha/opac-detail.pl?biblionumber=287459</text:p>
          </table:table-cell>
          <table:table-cell table:number-columns-repeated="16377"/>
        </table:table-row>
        <table:table-row table:style-name="ro1">
          <table:table-cell office:value-type="string" table:style-name="ce1">
            <text:p>287460</text:p>
          </table:table-cell>
          <table:table-cell office:value-type="string" table:style-name="ce1">
            <text:p>The Geopolitics of Hydrogen : Volume 1: European Strategies in Global Perspective /</text:p>
          </table:table-cell>
          <table:table-cell office:value-type="string" table:style-name="ce1">
            <text:p>Quitzow, Rainer.</text:p>
          </table:table-cell>
          <table:table-cell table:style-name="ce1"/>
          <table:table-cell office:value-type="string" table:style-name="ce1">
            <text:p>Cham : Springer, 2024.</text:p>
          </table:table-cell>
          <table:table-cell office:value-type="string" table:style-name="ce1">
            <text:p>Intro -- Acknowledgments -- Contents -- Contributors -- Introduction -- 1 Geopolitics of the Energy Transition -- 2 The Emerging Role of Hydrogen in the Geopolitics of the Global Energy Transition -- 3 The Case of Europe in the Emerging Geopolitics of Hydrogen -- 4 Europe's Domestic Hydrogen Politics -- 5 External Dimensions of the European Green Deal and the Role of Hydrogen -- 6 Understanding Europe's Role in the Emerging Geopolitics of Hydrogen: The Contribution of This Volume -- References -- The EU in the Global Hydrogen Race: Bringing Together Climate Action, Energy Security, and Industrial Policy -- 1 Introduction -- 2 The EU's Strategic Vision for a Hydrogen Economy -- 3 Policies for Domestic Hydrogen Development -- 3.1 Research and Innovation -- 3.2 Regulation -- 3.3 Investment Support and Production Subsidies -- 4 External Dimensions of EU Hydrogen Policy -- 4.1 Multilateral Governance -- 4.2 Bilateral Hydrogen Cooperation Within EU Climate and Energy Diplomacy -- 4.3 Cross-Border Hydrogen Trade -- 4.4 Investing in the Hydrogen Economy in Third Countries -- 4.5 International Repercussions of EU Hydrogen Policies -- 5 Conclusion -- References -- Germany's Hydrogen Strategy: Securing Industrial Leadership in a Carbon-Neutral Economy -- 1 Introduction -- 2 Energiewende as Industrial Modernization Strategy: The Emerging Role of Hydrogen -- 3 Germany's Outward-Oriented Hydrogen Strategy -- 3.1 From Energy Partnerships to Hydrogen Partnerships -- 3.2 Multilateral Engagement -- 3.3 Promoting International Hydrogen Supply Chains -- 3.4 International Cooperation in Hydrogen-Related Research -- 3.5 Capacity Building and Skill Development -- 3.6 Promoting a Sustainable Hydrogen Economy -- 4 Conclusion -- Annex -- References -- France's Hydrogen Strategy: Focusing on Domestic Hydrogen Production to Decarbonise Industry and Mobility. 1 Introduction -- 2 The French Hydrogen Economy Today -- 3 The Role of Hydrogen in French Climate and Energy Policy -- 4 Hydrogen Strategies in France: Main Objectives and Implementation -- 4.1 Three Government Priorities for 2030 and Several French Companies' Strategies -- 4.2 Strategies Formulated by French Regions -- 4.3 Elements on Infrastructure and Cross-border Trade -- 5 External Dimensions of Hydrogen Development in France -- 5.1 Favourable Technical and Political Conditions for France to Become a Hydrogen Exporter and a European Hub -- 5.2 International Perspectives in French Policy Plans -- 5.3 French Hydrogen Diplomacy at the EU Level -- 5.4 French Diplomacy on the International Stage -- 6 Conclusion -- References -- International Dimension of the Polish Hydrogen Strategy. Conditions and Potential for Future Development -- 1 Introduction -- 2 Polish Hydrogen Economy-State of Play, Potential and Challenges -- 3 Polish Hydrogen Strategy-Key Information -- 4 International Dimensions of the Polish Hydrogen Strategy -- 5 Hydrogen in the Context of a Broader Polish Approach to International Energy Security -- 6 Conclusions -- References -- Hydrogen Affairs in Hungary's Politically Confined Ambition -- 1 Introduction -- 2 Domestic Drivers: Enchantment with Nuclear, Natural Gas, and Solar PV -- 3 International Approach -- 4 Conclusion -- References -- Spain's Hydrogen Ambition: Between Reindustrialisation and Export-Led Energy Integration with the EU -- 1 Introduction -- 2 Domestic Development of Hydrogen -- 2.1 A Decentralised Hydrogen Strategy -- 2.2 Leading Sectors: Refining, Fertilisers, Steel and Synthetic Fuels -- 2.3 Technological Development, R+D+I and Professional Skills -- 3 External Dimension of Hydrogen in Spain -- 3.1 The Role of Exports and the Iberian Peninsula as a Hub for Hydrogen Trade. 3.2 Infrastructure: Hydrogen as a Driver for Greater Energy Integration -- 3.3 Regulatory Diplomacy -- 3.4 Allies and Competitors in the Hydrogen Economy -- 4 Conclusions -- References -- Italian Hydrogen Policy: Drivers, Constraints and Recent Developments -- 1 Hydrogen in Italy: In Search of a National Strategy -- 1.1 Overview and Comparative Advantages -- 1.2 Towards a Hydrogen Policy: Drivers and Key Pillars -- 2 The Role of National Industrial Actors -- 3 The International Dimension of Italian Hydrogen Policy: The Hub Concept and Beyond -- 3.1 Political Dialogue, Research and Innovation -- 3.2 Supply Chain Development and Overseas Financing -- 4 Conclusions -- References -- Hydrogen Policy in the Netherlands: Laying the Foundations for a Scalable Hydrogen Value Chain -- 1 Introduction -- 2 The Position of the Netherlands in the Emerging Low-Carbon Hydrogen Economy -- 2.1 Energy Hub -- 2.2 Industry -- 2.3 North Sea -- 2.4 Gas Legacy Assets -- 3 National Hydrogen Strategy and Policy Initiatives -- 3.1 Cluster-Based Energy Strategy -- 3.2 Prioritized End-Use Sectors -- 3.3 The Role of Different Forms of Hydrogen Production -- 4 International Approach -- 4.1 Bilateral Partnerships -- 4.2 Multilateral Partnerships and Political Dialogue -- 4.3 Shaping Hydrogen Infrastructure -- 4.4 Anticipating the Stages of Development in Organising the Low-Carbon Hydrogen Economy -- 5 More Developments in 2023 -- 6 Conclusions -- References -- Hydrogen Strategy of Sweden: Unpacking the Multiple Drivers and Potential Barriers to Hydrogen Development -- 1 Introduction -- 2 Domestic Hydrogen Development in Sweden -- 2.1 The Swedish Energy Mix and Sources of Emissions -- 2.2 Developing a Swedish Hydrogen Strategy -- 2.3 The Swedish Government as a Driver of Hydrogen Development -- 2.4 Industrial Interests in Hydrogen Development. 2.5 Low-Carbon Electricity Mix and Different Bidding Zones -- 2.6 Lack of Gas Infrastructure and Natural Storage for Hydrogen -- 2.7 Summary of Opportunities and Trade-Offs -- 3 External Dimension of Hydrogen Development in Sweden -- 3.1 Strategic Objectives of the External Hydrogen Dimension in Sweden -- 3.2 Lobbying for Favorable EU Hydrogen Standards -- 3.3 External Actions of the Swedish Industry -- 4 Conclusion -- References -- Norway's Hydrogen Strategy: Unveiling Green Opportunities and Blue Export Ambitions -- 1 Background and Introduction -- 2 Norway's Hydrogen Strategy: Internal Dimension -- 2.1 Strategy and Policies -- 2.2 Funding Activities and Challenges -- 3 Norway's Hydrogen Strategy: External Dimension -- 3.1 The EU and Norway -- 3.2 Private Sector Involvement -- 3.3 International Policy Dimensions -- 3.4 International Markets, Financing, Capacity Development and Challenges -- 4 Conclusions -- References -- The Geopolitics of Hydrogen in Europe: The Interplay between EU and Member State Policies -- 1 Geopolitical Challenges of Hydrogen in the EU -- 2 Domestic Politics and Energy Policy Legacies -- 3 Competing Hydrogen Technology Pathways in Europe -- 4 Prioritizing Different Types of Hydrogen Use in the EU -- 5 Renewable Energy Deployment and Hydrogen: Up to Speed? -- 6 Funding Hydrogen Policy in the EU: Up to the Task? -- 7 The Politics of Connectivity: Hydrogen Infrastructure in the EU -- 8 The Politics of International Hydrogen Trade -- 9 European Hydrogen Politics: The Art of the Possible -- 10 The EU in the Global Geopolitics of Hydrogen -- Literature.</text:p>
          </table:table-cell>
          <table:table-cell office:value-type="string" table:style-name="ce1">
            <text:p>https://library.ecssr.ae/cgi-bin/koha/opac-detail.pl?biblionumber=287460</text:p>
          </table:table-cell>
          <table:table-cell table:number-columns-repeated="16377"/>
        </table:table-row>
        <table:table-row table:style-name="ro1">
          <table:table-cell office:value-type="string" table:style-name="ce1">
            <text:p>287461</text:p>
          </table:table-cell>
          <table:table-cell office:value-type="string" table:style-name="ce1">
            <text:p>The Water, Energy, and Food Security Nexus in Asia and the Pacific : Central and South Asia /</text:p>
          </table:table-cell>
          <table:table-cell office:value-type="string" table:style-name="ce1">
            <text:p>Adeel, Zafar.</text:p>
          </table:table-cell>
          <table:table-cell table:style-name="ce1"/>
          <table:table-cell office:value-type="string" table:style-name="ce1">
            <text:p>Cham : Springer International Publishing AG, 2024.</text:p>
          </table:table-cell>
          <table:table-cell office:value-type="string" table:style-name="ce1">
            <text:p>Intro -- Foreword -- Preface -- Contents -- Contributors -- Part I A Region-Wide Overview -- 1 An Integrated Overview of the Water, Energy, Food Nexus in Central and South Asia -- 1.1 Introduction -- 1.1.1 Defining the Central and South Asian Region -- 1.1.2 Unique Features of This Region -- 1.1.3 The Concept of a Nexus Between Water, Energy, and Food Security -- 1.1.4 Objectives of This Book -- 1.2 Dynamic Drivers of Change in Central and South Asia -- 1.2.1 Geopolitical Forces and Events -- 1.2.2 Population Growth and Urbanization Trends -- 1.2.3 Climate Change Impacts -- 1.2.4 COVID-19 Pandemic -- 1.3 Key Challenges and Opportunities in Central and South Asia -- 1.3.1 Economic Growth and Developmental Challenges -- 1.3.2 Sustainable Development Goals and Their Implementation -- 1.3.3 New Energy Corridors in Central and South Asia -- 1.4 Organization of This Book -- 1.4.1 Section I-A Region-Wide Overview -- 1.4.2 Section II-Regional Issues -- 1.4.3 Section III-Cross-Cutting Themes for Nexus Security -- 1.4.4 Section IV-An Integrated Narrative -- References -- 2 Managing Soils for Food Security in Central and South Asia -- 2.1 Introduction -- 2.2 The State of Soil Resources of Central and South Asia -- 2.2.1 South Asia -- 2.2.2 Central Asia -- 2.3 Yield Trends -- 2.4 Natural Resources Available for Food Production -- 2.5 Recommended Management Practices to Improve Soil Quality and Advance Food Security -- 2.5.1 Sustainable Management of Soil -- 2.5.2 Climate-Smart Agriculture (CSA) -- 2.5.3 Conservation Agriculture -- 2.5.4 Sustainable Water Management -- 2.5.5 Salinity Management -- 2.5.6 Nanotechnology -- 2.5.7 Improving Use Efficiency of Fertilizers in Central and South Asia -- 2.6 Conclusions -- Appendix -- References -- 3 Water-Food Equation in Central and South Asia -- 3.1 Introduction -- 3.2 Water Resources -- 3.3 Food Security. 3.4 Response Options -- 3.4.1 Promoting Water Conservation, Water Recycling, and Reuse -- 3.4.2 Ensuring Sustainable Water Resources Augmentation -- 3.4.3 Enhancing Productivity of Underperforming Land and Water Resources -- 3.4.4 Addressing Challenges Beyond Technical Solutions -- References -- 4 Water-Energy Equation in Central and South Asia: A Perspective from Tajikistan -- 4.1 Introduction: Where Water and Energy Meet -- 4.2 The Significance of the Rogun Hydropower Plant for Central Asia -- 4.2.1 Connecting Central Asia Hydropower Supply and South Asia Energy Demand -- 4.2.2 Afghanistan: Water and Energy for Peace -- 4.2.3 Pakistan: Tapping in Energy Deficit with Hydropower Development -- 4.2.4 India: Fast Growing Water and Energy Ambitions -- 4.3 Conclusion: Future Challenges to the Water and Energy Equation -- References -- Part II Regional Issues -- 5 Towards the Deployment of Food, Energy and Water Security Early Warning Systems as Convergent Technologies for Building Climate Resilience -- 5.1 Introduction -- 5.2 Nexus-EWS as Convergent Technologies -- 5.3 Applications of FEWS-EWS -- 5.3.1 Hydro-Economic Approach -- 5.3.2 Integrated Regime Shift Assessment Modelling (IRSAM) Approach -- 5.4 Scientific and Technological Challenges in the Region -- 5.5 Satellite Data Revolution and Its Intersection with Traditional Security Dimensions -- 5.6 Geopolitical and Ethical Issues -- References -- 6 Climate Change Impacts -- 6.1 Introduction -- 6.2 Natural Spatial Patterns in Central and South Asia -- 6.3 Observed and Projected Climate Change in Central and South Asia -- 6.3.1 Observed Changes -- 6.3.2 Projected Climate Change -- 6.3.3 Regional Climate Change in South Asia -- 6.3.4 Regional Climate Change in Central Asia -- 6.4 Impact of Climate Change on the Water, Food, and Energy Sectors -- 6.4.1 Water -- 6.4.2 Agriculture -- 6.4.3 Energy. 6.5 Future Perspective: Climate Change Adaptation Between International Strategies and Local Projects -- References -- 7 Gender Mainstreaming and the Nexus -- 7.1 Introduction -- 7.2 Background -- 7.2.1 On Water -- 7.2.2 On Energy -- 7.2.3 On Food -- 7.3 Challenges -- 7.4 Gender Mainstreaming: A Concerted Approach -- 7.5 Promising Practices and Interventions -- 7.5.1 Enabling Environment-Political Will and Legislative Framework -- 7.5.2 Women's Participation in Governance -- 7.5.3 Effective Monitoring and Planning -- 7.5.4 Awareness Raising, Capacity Building, and Education Activities -- 7.6 Conclusion -- References -- Part III Cross-Cutting Themes for Nexus Security -- 8 Gendered Food and Water Insecurity in South Asia -- 8.1 Introduction -- 8.2 Food Insecurity Among Women in South Asia -- 8.3 Water Insecurity Among Women in South Asia -- 8.4 Compounding Impacts of COVID-19 on Gendered Food and Water Insecurity in South Asia -- References -- 9 Poverty Reduction and Inclusion in Central and South Asia -- 9.1 Introduction -- 9.1.1 Justification and Framework -- 9.1.2 Objectives and Methods -- 9.1.3 Chapter Outline -- 9.2 Poverty and Inclusion: Status and Trends -- 9.2.1 Human Development Status and Trends -- 9.2.2 Current Status of Poverty and Vulnerability -- 9.2.3 Trends of Income Poverty -- 9.2.4 Multidimensional Poverty -- 9.3 Linkage Between Water-Energy-Food Nexus and Poverty -- 9.3.1 Water, Energy, and Food Deprivation: Components of Multidimensional Poverty -- 9.3.2 Impact of COVID-19 on Poverty -- 9.4 Drivers of Poverty: Social Exclusion and Horizontal Inequality -- 9.5 Policy Measures for Addressing Poverty and Exclusion -- 9.5.1 Increasing the Capabilities of the Bottom Population Groups -- 9.5.2 Addressing Discriminatory Policies and Formulating New Policies -- 9.5.3 Role of Redistributive Policies -- 9.5.4 Social Protection and Inclusion. 9.6 Conclusion -- References -- 10 Water-Energy-Food (WEF) Nexus and the SDGs in Central and South Asia -- 10.1 Introduction-SDGs and WEFS -- 10.2 Water-Energy-Food Nexus in Central and South Asia -- 10.3 Energy Efficiency as an SDG Operative Metric -- 10.4 Public Private Partnership for SDGs in the Region -- 10.5 Conclusions -- References -- Part IV An Integrated Narrative -- 11 The Water-Energy-Food Nexus Approach Towards Long-Term Peace and Stability -- 11.1 Introduction -- 11.2 Peace and Conflict in WEF Discourse -- 11.3 A Conflict Prevention and Cooperation Framework -- 11.3.1 International Approach -- 11.3.2 Domestic and Regional Levels -- 11.3.3 Critical Reflections -- 11.4 Conflict Reduction-Lessons Learned -- 11.5 Conclusion -- References -- 12 Looking into the Future of the Water, Energy, Food Nexus in Central and South Asia -- 12.1 Overview -- 12.1.1 Objectives and Scope of This Chapter -- 12.1.2 Regional Trends of Water Resources -- 12.1.3 The Water-Energy Nexus -- 12.1.4 The Food-Water Nexus -- 12.2 Major Regional Processes in Central and South Asia -- 12.2.1 Food Insecurity -- 12.2.2 Land Degradation -- 12.2.3 Energy Insecurity -- 12.2.4 Gender Inequities -- 12.3 Drivers of Regional Processes in Central and South Asia -- 12.3.1 Climate Change -- 12.3.2 Urbanization -- 12.3.3 Population Growth -- 12.3.4 The COVID-19 Pandemic and Related Health Crises -- 12.4 Major Opportunities in Central and South Asia -- 12.4.1 Regional Trade Corridors and Geopolitical Considerations -- 12.4.2 Sharing of Transboundary Water Resources -- 12.4.3 Poverty Reduction and Inclusion -- 12.4.4 Shared Early Warning Systems -- 12.5 Future Directions -- 12.5.1 Using the SDG Framework -- 12.5.2 Potential for Cooperation or Conflict Prevention? -- 12.5.3 Gazing into the Crystal Ball: Outlook for the Coming decades.</text:p>
          </table:table-cell>
          <table:table-cell office:value-type="string" table:style-name="ce1">
            <text:p>https://library.ecssr.ae/cgi-bin/koha/opac-detail.pl?biblionumber=287461</text:p>
          </table:table-cell>
          <table:table-cell table:number-columns-repeated="16377"/>
        </table:table-row>
        <table:table-row table:style-name="ro1">
          <table:table-cell office:value-type="string" table:style-name="ce1">
            <text:p>287462</text:p>
          </table:table-cell>
          <table:table-cell office:value-type="string" table:style-name="ce1">
            <text:p>At the Edge of AI : Human Computation Systems and Their Intraverting Relations /</text:p>
          </table:table-cell>
          <table:table-cell office:value-type="string" table:style-name="ce1">
            <text:p>Veprek, LibuSe Hannah.</text:p>
          </table:table-cell>
          <table:table-cell table:style-name="ce1"/>
          <table:table-cell office:value-type="string" table:style-name="ce1">
            <text:p>Bielefeld : transcript Verlag, 2024.</text:p>
          </table:table-cell>
          <table:table-cell office:value-type="string" table:style-name="ce1">
            <text:p>Cover -- Contents -- Acknowledgments -- List of Figures -- List of Abbreviations -- 1 Introduction: "We're Doing Something Completely New" -- 2 Approaching Human Computation‐Based Citizen Science Analytically -- Crowdsourcing and Crowdworking -- Citizen Science (Games) and the Entanglements of Play, Work, and Science -- Sociotechnical Systems and the Study of Algorithms, Computer Code, and Artificial Intelligence -- Infrastructures and Infrastructuring -- A Theoretical Framework for Analyzing Emerging Hybrid Systems -- From Assemblages to Assemblage Thinking -- Human-Technology Relations -- Ethical Projects, Imaginaries, and the Care for Our Hybrid Modes of Being -- Intraversions in Human-Technology Relations -- 3 Methodology: Encountering Human Computation Ethnographically -- Praxiographically Inspired Co‑Laborative Ethnography -- Constructivist Grounded Theory -- Doing Research On, With, and Among Researchers and Developers -- A Toolkit of Methods for Emerging Hybrid Systems -- Participant Observation -- Qualitative Interviews -- Experimental Approaches to Infrastructures, Code, and Digital Chat Data -- 4 Envisioning and Designing the Future -- Human‐In‐The‐Loop Imaginaries -- Human Computation as a Counter‐Imaginary to Artificial General Intelligence -- Shared Paradigms -- The Imagined Human in the Loop -- Imagining Humans as Players and the Loop as a Game -- Human-Technology Conversations of the Future -- Crowds in the Loop -- Humans in the Loop in a Future Thinking Economy -- Weaving Together the Imaginaries -- Imagining as Practice: Infrastructuring and Experimentation -- Infrastructuring Toward "Sustainable Human Computation" -- Puppies in Stall Catchers: Everyday Infrastructuring -- Between Counter‐Imaginary and Infrastructuring -- 5 Multiple Meanings and Everyday Negotiations: Play/Science Entanglements -- A Snapshot of Foldit. A Snapshot of Stall Catchers -- Contributing to Cope With Everyday Life -- Personal Connections -- Meaningful Contributions -- A Phenomenon Between Play and Science -- Mutual Supportive Science/Play Entanglements -- Out‐Of‐The‐Box Thinking -- Making a "Boring" Task Enjoyable and Keeping the Motivation Up -- Legitimizing Play -- Play/Science Frictions -- A "Balancing Act" -- Goals of Science versus Goals of Game -- Uncertainty and Unpredictability of Science versus the Rigidity of Game -- Hierarchies Between Play and Science -- "Success" Has Different Meanings for Game and Science -- Adaptations and Practices Beyond Design -- Ameliorating the Participant-Technological Performance -- Reading Data Differently and Playing Games in Games -- Exploring Boundaries -- Emerging Spaces in Play/Science Entanglements and Frictions -- 6 Intraversions: Human-Technology Relations in Flux -- Never Obsolete: Intraversions of Participant-Technology Relations in Foldit -- Foldit's Legend -- Introducing the Artificial Intelligence System AlphaFold in Foldit -- "First Use No Humans:" Intraversions of Participant-Technology Relations in Stall Catchers -- "The Machines Are Coming:" Artificial Intelligence Bots in Stall Catchers -- GAIA's Debut -- Three Bots in Stall Catchers -- Reconfigurations of Participant-Technology Relations -- Extending the Loop: Intraversions of Researcher-Technology Relations -- Getting Lost in the Brain -- Processing and Translating Data -- Machine Learning for Data Segmentation -- Automated Post‐Processing -- Data Curation: Manually Intervening and Editing -- Closing the Loop -- Reconfiguring Data, the Pipeline, and Researcher-Technology Relations -- Moving Forward in Concert -- Contingent, Imagined, and Emergent Intraversions -- 7 Building Trust in and With Human Computation -- Trust as an Analytical Concept -- Trust as a Sociomaterial Practice. "We Have to Trust the Whole Citizen Science Stuff" -- Building Trust With Human Computation and Algorithmic Evaluation -- Trust the System, Trust Yourself -- The Question of Trust and Proprietary Software -- Distributed Trust -- 8 Conclusions -- Engaging at the Edge of Artificial Intelligence -- Beyond the Edge -- Glossary -- References.</text:p>
          </table:table-cell>
          <table:table-cell office:value-type="string" table:style-name="ce1">
            <text:p>https://library.ecssr.ae/cgi-bin/koha/opac-detail.pl?biblionumber=287462</text:p>
          </table:table-cell>
          <table:table-cell table:number-columns-repeated="16377"/>
        </table:table-row>
        <table:table-row table:style-name="ro1">
          <table:table-cell office:value-type="string" table:style-name="ce1">
            <text:p>287463</text:p>
          </table:table-cell>
          <table:table-cell office:value-type="string" table:style-name="ce1">
            <text:p>Unlocking Artificial Intelligence : From Theory to Applications /</text:p>
          </table:table-cell>
          <table:table-cell office:value-type="string" table:style-name="ce1">
            <text:p>Mutschler, Christopher.</text:p>
          </table:table-cell>
          <table:table-cell table:style-name="ce1"/>
          <table:table-cell office:value-type="string" table:style-name="ce1">
            <text:p>Cham : Springer International Publishing AG, 2024.</text:p>
          </table:table-cell>
          <table:table-cell office:value-type="string" table:style-name="ce1">
            <text:p>Intro -- Preface -- Acknowledgements -- Contents -- Part I Theory -- Chapter 1 Automated Machine Learning -- 1.1 Introduction -- 1.2 Components of AutoML Systems -- 1.2.1 Search Space -- 1.2.2 Optimization -- 1.2.3 Ensembling -- 1.2.4 Feature Selection and Engineering -- 1.2.5 Meta-Learning -- 1.2.6 A Brief Note on AutoML in the Wild -- 1.3 Selected Topics in AutoML -- 1.3.1 AutoML for Time Series Data -- 1.3.2 Unsupervised AutoML -- 1.3.3 AutoML Beyond a Single Objective -- 1.3.4 Human-In-The-Loop AutoML -- 1.4 Neural Architecture Search -- 1.4.1 A Brief Overview of the Current State of NAS -- 1.4.2 Hardware-aware NAS -- 1.5 Conclusion and Outlook -- References -- Chapter 2 Sequence-based Learning -- 2.1 Introduction -- 2.2 Time Series Processing -- 2.2.1 Time Series Data Streams -- 2.2.2 Pre-Processing -- 2.2.3 Predictive Modelling -- 2.2.4 Post-Processing -- 2.3 Methods -- 2.3.1 Temporal Convolutional Networks -- 2.3.2 Recurrent Neural Networks -- 2.3.3 Transformer -- 2.4 Perspectives -- 2.4.1 Time Series Similarity -- 2.4.1.1 Deep Metric Learning -- 2.4.2 Transfer Learning &amp;amp;amp -- Domain Adaptation -- 2.4.3 Model Interpretability -- 2.4.3.1 Interpretability for Time Series -- 2.4.3.2 Trusting Interpretations -- 2.5 Conclusion and Outlook -- Acknowledgments -- References -- Chapter 3 Learning from Experience -- 3.1 Introduction -- 3.2 Concepts of Reinforcement Learning -- 3.2.1 Markov Decision Processes (MDPs) -- 3.2.2 Dynamic Programming -- 3.2.3 Model-free Reinforcement Learning -- 3.2.4 General Remarks -- 3.3 Learning purely through Interaction -- 3.3.1 Exploration-Exploitation -- 3.3.1.1 Exploration Strategies -- 3.3.1.2 Exploration in Deep RL -- 3.4 Learning with Data or Knowledge -- 3.4.1 Model-based RL with continuous Actions -- 3.4.2 MBRL with Discrete Actions: Monte Carlo Tree Search -- 3.4.3 Offline Reinforcement Learning. 3.4.4 Hierarchical RL -- 3.5 Challenges for Agent Deployment -- 3.5.1 Safety through Policy Constraints -- 3.5.2 Generalizability of Policies -- 3.5.3 Lack of a Reward Function -- 3.6 Conclusion and Outlook -- References -- Chapter 4 Learning with Limited Labelled Data -- 4.1 Introduction -- 4.2 Semi-Supervised Learning -- 4.2.1 Classical Semi-Supervised Learning -- 4.2.2 Deep Semi-Supervised Learning -- 4.2.2.1 Self-training -- 4.2.2.2 Unsupervised Regularization -- 4.2.3 Self-Training and Consistency Regularization -- 4.3 Active Learning -- 4.3.1 Deep Active Learning (DAL) -- 4.3.2 Uncertainty Sampling -- 4.3.3 Diversity Sampling -- 4.3.4 Balanced Criteria -- 4.4 Active Semi-Supervised Learning -- 4.4.1 How can SSL and ALWork Together? -- 4.4.2 Are SSL and AL Always Mutually Beneficial? -- 4.5 Conclusion and Outlook -- References -- Chapter 5 The Role of Uncertainty Quantification for Trustworthy AI -- 5.1 Introduction -- 5.2 Towards Trustworthy AI -- 5.2.1 The EU AI Act -- 5.2.2 From Uncertainty to Trustworthy AI -- 5.3 Uncertainty Quantification -- 5.3.1 Sources of Uncertainty -- 5.3.1.1 Aleatoric Uncertainty -- 5.3.1.2 Epistemic Uncertainty -- 5.3.2 Methods for Quantification of Uncertainty and Calibration -- 5.3.2.1 Data-based Methods -- 5.3.2.2 Architecture-Modifying Methods -- 5.3.2.3 Post-Hoc Methods -- 5.3.3 Evaluation Metrics for Uncertainty Estimation -- 5.3.3.1 Negative Log-Likelihood -- x -- 5.3.3.2 Expected Calibration Error -- 5.3.3.3 Rejection-based Measures -- 5.4 Conclusion and Outlook -- References -- Chapter 6 Process-aware Learning -- 6.1 Introduction -- 6.2 Overview of Process Mining -- 6.2.1 Process Mining Basic Concept -- 6.2.2 Process Mining Types -- 6.2.2.1 Process Discovery -- 6.2.2.2 Conformance Checking -- 6.2.2.3 Model Enhancement -- 6.2.3 Event Log -- 6.2.4 Four Quality Criteria -- 6.2.5 Types of Processes. 6.2.5.1 Lasagna Processes -- 6.2.5.2 Spaghetti Processes -- 6.3 Process-Awareness from Theory to Practice -- 6.3.1 Predictive Analysis in Process Mining -- 6.3.2 Predictive Process Mining with Bayesian Statistics -- 6.3.2.1 Preliminaries for Bayesian Modeling -- 6.3.2.2 Quality Criteria for Bayesian Modeling -- 6.3.2.3 Context-Aware Structure Learning for Probabilistic Process Prediction -- 6.3.3 Process AI -- 6.4 Conclusion and Outlook -- References -- Chapter 7 Combinatorial Optimization -- 7.1 Introduction -- 7.2 Solving Methods -- 7.2.1 Heuristics -- 7.2.2 Exact Methods -- 7.3 Modeling Techniques -- 7.3.1 Graph Theory -- 7.3.1.1 Clique Problems -- 7.3.1.2 Flow Models -- 7.3.2 Mixed Integer Programs and Connections to Machine Learning -- 7.3.2.1 Modeling Logic -- 7.3.2.2 Binary Decision Trees -- 7.3.3 Pooling -- 7.4 Conclusion and Outlook -- References -- Chapter 8 Acquisition of Semantics for Machine-Learning and Deep-Learning based Applications -- 8.1 Introduction -- 8.2 Approaches to Acquire Semantics -- 8.2.1 Manual Annotation and Labeling -- 8.2.2 Data Augmentation Techniques -- 8.2.3 Simulation and Generation -- 8.2.3.1 Physical Modeling -- 8.2.3.2 Generative Adversarial Networks -- 8.2.4 High-End Reference Sensors -- 8.2.5 Active Learning -- 8.2.6 Knowledge Modeling Using Semantic Networks -- 8.2.7 Discussion -- 8.3 Conclusion and Outlook -- References -- Part II Applications -- Chapter 9 Assured Resilience in Autonomous Systems - Machine Learning Methods for Reliable Perception -- 9.1 Introduction -- 9.1.1 The Perception Challenge -- 9.2 Approaches to reliable perception -- 9.2.1 Choice of Dataset -- 9.2.2 Unexpected Behavior of ML Methods -- 9.2.3 Reliable Object Detection for Autonomous Driving -- 9.2.4 Uncertainty Quantification for Image Classification -- 9.2.5 Ensemble Distribution Distillation for 2D Object Detection. 9.2.6 Robust Object Detection in Simulated Driving Environments -- 9.2.6.1 Scenarios Setup -- 9.2.6.2 Methods and Metrics -- 9.2.6.3 Results -- 9.2.7 Out-of-Distribution Detection -- 9.3 Conclusion and Outlook -- References -- Chapter 10 Data-driven Wireless Positioning -- 10.1 Introduction -- 10.2 AI-Assisted Localization -- 10.3 Direct Positioning -- 10.3.1 Model -- 10.3.2 Experimental Setup -- 10.3.2.1 Measurement Campaign -- 10.3.2.2 Environments -- 10.3.3 Evaluation -- 10.3.4 Hybrid Localization -- 10.3.5 Zone Identification -- 10.3.6 Experimental Setup -- 10.3.7 Environments -- 10.3.8 Evaluation -- 10.4 Conclusion and Outlook -- Acknowledgements -- References -- Chapter 11 Comprehensible AI for Multimodal State Detection -- 11.1 Introduction -- 11.1.1 Cognitive Load Estimation -- 11.1.2 Challenges in Affective Computing -- 11.2 Data Collection -- 11.2.1 Annotation -- 11.2.2 Data Preprocessing -- 11.3 Modeling -- 11.3.1 In-Domain Evaluation -- 11.3.2 Cross-Domain Evaluation -- 11.3.3 Interpretability -- 11.3.4 Improving ECG Representation Learning -- 11.3.5 Deployment and Application -- 11.4 Conclusion and Outlook -- References -- Chapter 12 Robust and Adaptive AI for Digital Pathology -- 12.1 Introduction -- 12.2 Applications: Tumor Detection and Tumor-Stroma Assessment -- 12.2.1 Generation of Labeled Data Sets -- 12.2.2 Data Sets for Tumor Detection -- 12.2.2.1 Primary Data Set -- 12.2.2.2 Multi-Scanner Dataset -- 12.2.2.3 Multi-Center Dataset -- 12.2.2.4 Out-of-Distribution Data Set -- 12.2.2.5 Urothelial Data Sets -- 12.2.3 Data Set for Tumor-Stroma Assessment -- 12.3 Prototypical Few-Shot Classification -- 12.3.1 Robustness through Data Augmentation -- 12.3.1.1 Evaluation on the Multi-Scanner Data Set -- 12.3.1.2 Evaluation on the Multi-Center Data Set -- 12.3.2 Out-of-Distribution Detection. 12.3.3 Adaptation to Urothelial Tumor Detection -- 12.3.4 Interactive AI Authoring with MIKAIA -- 12.4 Prototypical Few-Shot Segmentation -- 12.4.1 Tumor-Stroma Assessment -- 12.5 Conclusion and Outlook -- Acknowledgements -- References -- Chapter 13 Safe and Reliable AI for Autonomous Systems -- 13.1 Introduction -- 13.1.1 Reinforcement Learning -- 13.1.2 Reinforcement Learning for Autonomous Driving -- 13.2 Generating Environments with Driver Dojo -- 13.2.1 Method -- 13.3 Training safe Policies with SafeDQN -- 13.3.1 Method -- 13.3.2 Evaluation -- 13.4 Extracting tree policies with SafeVIPER -- 13.4.1 Training the Policy -- 13.4.2 Verification of Decision Trees -- 13.4.3 Evaluation -- 13.5 Conclusion and Outlook -- References -- Chapter 14 AI for Stability Optimization in Low Voltage Direct Current Microgrids -- 14.1 Introduction -- 14.2 Low Voltage DC Microgrids -- 14.2.1 Control of Low Voltage DC Microgrids -- 14.2.2 Stability of Low Voltage DC Microgrids -- 14.3 AI-based Stability Optimization for Low Voltage DC Microgrids -- 14.3.1 Overview -- 14.3.2 Digital Network Twin and Generation of Labels to Describe the Stability State -- 14.3.3 LVDC Microgrid Surrogate Model Applying Random Forests -- 14.3.4 Stability Optimization Applying Decision Trees -- 14.4 Implementation and Assessment -- 14.4.1 Measurement of Grid Stability -- 14.4.2 Experimental Validation -- 14.5 Conclusion and Outlook -- References -- Chapter 15 Self-Optimization in Adaptive Logistics Networks -- 15.1 Introduction -- 15.2 A Brief Overview of Relevant Literature on Predicting the All-Time Buy Quantity -- 15.3 Predicting the All-Time Buy -- 15.4 A Probabilistic Hierarchical Growth Curve model -- 15.5 Determining the Optimal Order Policy -- 15.5.1 Modeling Non-Linear Costs -- 15.5.2 Robust Optimization -- 15.6 Pooling -- 15.7 Conclusion and Outlook -- References. Chapter 16 Optimization of Underground Train Systems.</text:p>
          </table:table-cell>
          <table:table-cell office:value-type="string" table:style-name="ce1">
            <text:p>https://library.ecssr.ae/cgi-bin/koha/opac-detail.pl?biblionumber=287463</text:p>
          </table:table-cell>
          <table:table-cell table:number-columns-repeated="16377"/>
        </table:table-row>
        <table:table-row table:style-name="ro1">
          <table:table-cell office:value-type="string" table:style-name="ce1">
            <text:p>287464</text:p>
          </table:table-cell>
          <table:table-cell office:value-type="string" table:style-name="ce1">
            <text:p>New Perspectives on Intergovernmental Relations : Crisis and Reform /</text:p>
          </table:table-cell>
          <table:table-cell office:value-type="string" table:style-name="ce1">
            <text:p>Kuhlmann, Sabine.</text:p>
          </table:table-cell>
          <table:table-cell table:style-name="ce1"/>
          <table:table-cell office:value-type="string" table:style-name="ce1">
            <text:p>Cham : Palgrave Macmillan, 2024.</text:p>
          </table:table-cell>
          <table:table-cell office:value-type="string" table:style-name="ce1">
            <text:p>Intro -- Praise for New Perspectives on Intergovernmental Relations -- Contents -- Notes on Contributors -- List of Figures -- List of Tables -- Chapter 1: Introduction: A Policy-Focused Approach -- Introduction -- Centralised Policy Process -- Conflicted Policy Process -- Multi-layered Policy Process -- Policy-Focused Approach: New Issues and Changing IGR Processes -- English Central-Local Relations as a Centralised Policy Process -- Covid-19 and Public Health -- Migration -- Climate Policy -- Digitalisation -- Conclusions -- References -- Chapter 2: Local Government in England: An Existential Crisis? -- Introduction -- The Structural Weaknesses of English Local Government -- Network Governance or a New Centralism? -- A New Politics of Territory or an Old Politics of Party? -- Conclusion: Local Government's Existential Crisis -- References -- Chapter 3: Towards Place-Sensitive Crisis Management? Pandemic Policies in Five Nordic Countries -- Introduction -- The Nordic Setting, And What to Expect -- Analysis and Findings -- Mobilisation of Bias? -- Centralism? -- Conflicted IGRs: Bias and Centralism by Country -- Access: An Explanatory Variable? -- Patterns and Drivers of IGR Conflicts -- Findings: Drivers of Conflict -- Discussion and Conclusions -- Appendix: Regression Analysis and Data Sources -- About the Surveys -- References -- Chapter 4: Intergovernmental Relations in Flanders: What Can Be Learned from the Financial Support to Flemish Local Governments During COVID-19? -- Introduction -- Belgium's COVID-19 Response: Conflicted or United? -- Regional-Local Relations in Flanders: The Financial Dimension -- Intergovernmental Grants Reflect Political Choices -- Overview of Intergovernmental Grants: 2014-2022 -- The Flemish COVID-19 Grants for Municipalities -- Methodology -- Analysis of the COVID-19 Funding Schemes -- Funding Schemes. Classification of Policy Process -- Larger IGR-Trend -- Conclusion -- References -- Chapter 5: Inter-administrative Relations in Migrant Integration: France, Germany, and Sweden Compared -- Introduction -- Selection of Cases -- Conceptual Framework: Inter-administrative Relations and New Institutionalism -- Inter-administrative Relations as a Missing Link in Comparative IGR Research -- New Institutionalism(s) as an Explanatory Framework -- The 'External Pressure Hypothesis' -- The 'Historical Path Dependence Hypothesis' -- The 'Actor Constellation Hypothesis' -- Shifting Inter-administrative Relations in Migrant Integration -- Starting Conditions: Task Allocation and Coordination -- IAR Shifts and Continuities: Responding to Pressure and Crisis -- Discussion: Explaining IAR-Developments -- The 'External Pressure Hypothesis' -- The 'Historical Path Dependence Hypothesis' -- The 'Actor Constellation Hypothesis' -- Conclusion -- References -- Chapter 6: Intergovernmental Relations and Refugee Language Training in Finland and Sweden: A Conflicted Policy Process -- Introduction -- The Political Context -- Intergovernmental Relations -- Language Training in Finland -- Language Training in Sweden -- Side Effects of Conflict-Ridden Policy Processes -- Discussion -- Concluding Remarks -- References -- Chapter 7: Supportive or Destructive? Intergovernmental Relations During Refugee Crisis in Poland from Local Governments' Perspective -- Introduction -- Crisis Management System in Polish Political and Administrative Settings -- Research Design -- IGR in Refugee Crisis Management: Local Governments' Perspective -- Initial Response: Roles, Responsibilities, and Overlaps in Crisis Management -- Budgetary Strains: Tensions in Reimbursement -- From Chaos to Clarity: Implementing Legal Measures in Crisis Response -- Communication Channels: Bridging the Governance. Discussion and Final Remarks -- References -- Chapter 8: Intergovernmental Relations in Urban Climate Policy: How Berlin and Paris Formulate and Implement Climate Strategies -- Introduction -- Institutional Characteristics and Legal Framework of Urban Climate Policy in Berlin and Paris -- Recent IGR Policy Trajectories in Urban Climate Strategies -- Berlin: the Centralized Formulation and Conflicted Implementation of the Urban Climate Strategy (BEK 2030) -- Paris: Centralization Followed by a Partial Decentralization of the "Plan Climat" -- Berlin and Paris in Comparative Perspective -- From Centralization to Decentralization and Increased Coordination: Vertical Intergovernmental Relations in Berlin and Paris -- Decoupling or Coordination: Horizontal Intergovernmental Relations in Berlin and Paris -- Challenges to a Cross-cutting Climate Policy: Institutional Capacity, Coordination, and Wider Participation -- Conclusion: Centralized, Conflicted, and Multilayered Policy Processes in Urban Climate Policy -- References -- Chapter 9: Intergovernmental Relations in Digitalization Policy: German Tax Administration Between Centralization and Decentralization -- Introduction -- Conceptual and Methodological Framework -- Methodological Approach -- The German Tax Administration's Digitalization as Multi-layered Policy -- Structure and Actors of the (Digital) Tax Administration -- History of Digitalization Policy in Tax Administration: From Contested to Multi-layered -- Local Implementation of Digitalization Policy -- Discussion and Conclusion -- References -- Chapter 10: Building Digital Capacity in the Face of Crisis: Exploring the Impact of Municipal Amalgamations in an Intergovernmental Context -- Introduction -- Amalgamations as Local Digital Capacity-Building Reforms -- Research Framework -- Technology Enactment Framework (TEF) -- Case. Data Collection and Analysis Strategy -- Digital Capacity of an Amalgamated Municipality in an Intergovernmental Context -- Enhancing Digital Capacity via Municipal Amalgamation -- Building Digital Capacity via Intergovernmental Relations -- Conclusion -- References -- Chapter 11: Conclusions: Intergovernmental Relations: Merits and Limits of the Policy-Focused Approach -- References.</text:p>
          </table:table-cell>
          <table:table-cell office:value-type="string" table:style-name="ce1">
            <text:p>https://library.ecssr.ae/cgi-bin/koha/opac-detail.pl?biblionumber=287464</text:p>
          </table:table-cell>
          <table:table-cell table:number-columns-repeated="16377"/>
        </table:table-row>
        <table:table-row table:style-name="ro1">
          <table:table-cell office:value-type="string" table:style-name="ce1">
            <text:p>287465</text:p>
          </table:table-cell>
          <table:table-cell office:value-type="string" table:style-name="ce1">
            <text:p>Business Model Innovation : Game Changers and Contemporary Issues /</text:p>
          </table:table-cell>
          <table:table-cell office:value-type="string" table:style-name="ce1">
            <text:p>Aagaard, Annabeth.</text:p>
          </table:table-cell>
          <table:table-cell table:style-name="ce1"/>
          <table:table-cell office:value-type="string" table:style-name="ce1">
            <text:p>Cham : Springer International Publishing AG, 2024.</text:p>
          </table:table-cell>
          <table:table-cell office:value-type="string" table:style-name="ce1">
            <text:p>Intro -- Foreword -- Contents -- List of Figures -- List of Tables -- 1 Introducing Business Model Innovation and the Game Changers of Tomorrow -- Introducing -- Synergizing Business Models and Business Model Innovation -- The Megatrends and Game Changers of Doing Business Today and Tomorrow -- Implications of Megatrends: Redefining Business Model Innovation -- Embedding Sustainability and Circularity in the Heart of Business Model Innovation -- Digitalization, AI, and the Evolution of Business Models -- Business Model Innovation Through Open Innovation, Platforms, and Ecosystems -- The Aim of the Book -- Overview of the Book Chapters -- References -- 2 Business Model Innovation Capability: A Game Changer for Sustaining a Firm's Edge -- From Isolated Business Model Innovation to BMI Capability -- Current Thinking on Business Models -- Toward a Framework for BMI Capability Development -- Phase One: Raising Awareness of Business Model Innovation -- Phase Two: Framing the Business Model Innovation Process -- Direction -- Goals -- Templates -- Stakeholders -- Constraints -- Phase Three: Designing Innovative Business Models -- Grounding BMI in Careful Observation of Stakeholder Behaviors and Needs -- Synthesizing Insights from Observation to Prepare BMI -- Generating Ideas for BMI Anchored on Insightful Problem Understanding -- Refining Ideas for BMI: Consolidating, Prototyping, and Evaluating -- Implementing the New BMI Design -- Building a Business Model Innovation Capability at SEC -- Conclusion -- Appendix: Questions for Evaluating New Business Model Designs -- References -- 3 New Venues for Collaborative Business Model Innovation Through Ecosystems -- Introduction -- Ecosystems as Part of the Financial Service Industry -- Ping An Ecosystems -- Twint Ecosystem -- Ecosystems as a New Concept for Value Co-creation. Scholarly Perspectives on Ecosystems -- Success Factors for Ecosystem Management -- Strengths and Weaknesses of Ecosystems -- Implications for Business Model Innovation: Ecosystems Perspective as Game Changer -- Use Cases: Ecosystems for the Financial Service Industry -- Trends Accelerating Ecosystems -- The Ecosystems Concept Offering New Venues for Research on Business Model Innovation -- Conclusion and Recommendations for Practice -- References -- 4 Platformizers, Orchestrators, and Guardians: Three Types of B2B Platform Business Models -- Introduction -- Platforms, Ecosystems, and Business Model Innovation in B2B Markets -- Three Types of B2B Platform Business Models -- Product-Service Platformizer -- Platform Ecosystem Orchestrator -- Platform Market Guardian -- Implications for Research -- Evolutionary Model of Platform Business Model Innovation in B2B Markets -- Implications to B2B Platform Literature -- Managerial Implications -- Conclusion -- References -- 5 The Catalytic Role of Sustainability Transitions for Business Models -- Introduction -- Socio-Technical Transitions: Multi-level Perspective and Transition Pathways -- Sustainability Transitions, Deep Transitions, and Multi-system Confluence -- Sustainability Transitions -- Deep Transitions -- Multi-system Confluence -- Business Models in Socio-Technical Transitions -- Business Models for Sustainability Transitions -- Three Illustrations of Business Models "Catalysed" by Sustainability Transitions -- Circular Business Models -- Rizhao Economic and Technology Development Area (Yu et al., 2015) -- Kalundborg Symbiosis (Ecology Center, 2019) -- Platform Business Models -- Turo (Turo, 2021) -- FLOOW2 (FLOOW2, 2024) -- Service-Oriented Business Models -- Tesla Solar Roof (Tesla, 2021) -- Philips' "Pay-per-lux" (Ellen MacArthur Foundation, 2017). Eight Tentative Principles of Designing Business Models for Sustainability Transitions -- Outlook -- References -- 6 Effective Mission Integration: A Triple Bottom Line Canvas for Impact Business Model Innovation -- Introduction -- The Triple Bottom Line Canvas -- Value Offering -- Customer Value Proposition -- Social Impact Mission -- Environmental Impact Mission -- Key Partners (Profit Mission) -- Key Activities (Profit Mission) -- Key Resources (Profit Mission) -- Key Partners (Social Mission) -- Key Activities (Social Mission) -- Key Resources (Social Mission) -- Key Partners (Environmental Mission) -- Key Activities (Environmental Mission) -- Key Resources (Environmental Mission) -- Value Delivery -- Customer Groups -- Customer Relationships -- Customer Channels -- Social Impact Beneficiaries -- Community Relationships -- Social Impact Channels -- Ecosystem Beneficiaries -- Ecosystem Impact Channels -- Value Capture -- Revenue Streams -- Cost Structure -- Surplus Streams -- Mission Integration -- From Profit Drags to Profit Drivers: Using the Triple Bottom Line Canvas -- Benefits of the Approach -- Future Directions -- Conclusion -- References -- 7 Circular Business Model Innovation: New Avenues and Game Changers -- Introduction -- Circular Business Model Innovation as a Game Changer -- New Avenues and Game Changers -- Creating a Twin Transition of Digital and Circular Economies -- Slowing the Loop, Sufficiency, and Regeneration -- Sufficiency Business Models -- Regenerative Business Models -- Collaborative Business Models and Circular Ecosystems -- Tools, Methods, and Impact Assessment -- Conclusions -- References -- 8 The Twin Advantage: Leveraging Digital for Sustainability in Business Models -- Introduction -- Understanding the Concept of Twin Transition in Business Development. The Key Roles of Dynamic Capabilities and Open Innovation in Twin Transition BMI -- Archetypes of Twin Transition Business Model Innovation -- Strategic Approaches for Operationalizing the Archetypes of Twin Transition BMI -- From Digital Innovators to Twin Transformers -- From Sustainable Pioneers to Twin Transformers -- From Traditionalists to Twin Transformers -- Cross-Archetype Strategic Imperatives -- Reconfiguring Organizations to Leverage Twin Transition Business Model Innovation -- Strategic Reconfiguration -- Cultural Evolution and Adaptive Leadership -- Organizational Competencies and Structural Redesign -- Process Reengineering and Technological Synergies -- Expanding Cross-Disciplinary Collaborations -- Advancing Twin Transition Business Model Innovation Across Micro-, Meso-, and Macro-Levels -- Wanted: Visionary Leaders to Navigate the Twin Transition Challenge! -- Future Research in Twin Transitions Business Model Innovation -- References -- 9 Business Model Theory and the Becoming of New Mobile Communications Technologies -- Introduction -- Theoretical Starting Points -- Role of Technology in BMI -- BMI: From Adaptation to Prediction -- Towards a Business Model Theory -- Antecedents to Business Model Thinking -- Outcomes of Business Model Thinking -- Framing Future 6G Mobile Communications -- Discussion and Conclusions -- Empirical Contributions: Approaching and Framing BMI -- Theoretical Contributions: Explaining and Theorizing in BMI -- Implications for Future Research -- References -- 10 AI-Driven Business Model Innovation: Pioneering New Frontiers in Value Creation -- Introduction -- The Transformative Role of Artificial Intelligence on Business Innovation -- AI in Business Model Innovation: Transforming Value Creation -- AI's Impact on Redefining Business Model Components -- Customer Segments -- Value Propositions -- Channels. Customer Relationships -- Revenue Streams -- Key Resources -- Key Activities -- Key Partnerships -- Cost Structure -- Implications of Generative AI on Value Creation Through Platform Ecosystems -- Managerial Implications of AI-Enabled Business Model Innovation -- Future Research Avenues in AI-Facilitated Business Model Innovation -- References -- Concluding Remarks -- Index.</text:p>
          </table:table-cell>
          <table:table-cell office:value-type="string" table:style-name="ce1">
            <text:p>https://library.ecssr.ae/cgi-bin/koha/opac-detail.pl?biblionumber=287465</text:p>
          </table:table-cell>
          <table:table-cell table:number-columns-repeated="16377"/>
        </table:table-row>
        <table:table-row table:style-name="ro1">
          <table:table-cell office:value-type="string" table:style-name="ce1">
            <text:p>287466</text:p>
          </table:table-cell>
          <table:table-cell office:value-type="string" table:style-name="ce1">
            <text:p>Advancing Responsible Sourcing in Mineral Value Chains : Environmental, Social, and Economic Sustainability /</text:p>
          </table:table-cell>
          <table:table-cell office:value-type="string" table:style-name="ce1">
            <text:p>Farooki, Masuma.</text:p>
          </table:table-cell>
          <table:table-cell table:style-name="ce1"/>
          <table:table-cell office:value-type="string" table:style-name="ce1">
            <text:p>Cham : Springer International Publishing AG, 2024.</text:p>
          </table:table-cell>
          <table:table-cell office:value-type="string" table:style-name="ce1">
            <text:p>Intro -- Preface -- Acknowledgements -- Contents -- Notes on Contributors -- Abbreviations -- List of Figures -- List of Tables -- List of Boxes -- Chapter 1: The Evolution of Responsible Sourcing -- 1 Concept of Sustainability and Responsible Sourcing -- 2 Behaviours Requiring Change -- 2.1 Environment Issues -- 2.2 Social Issue -- 2.3 Economic Issues -- 3 Driving Change in Behaviour -- 4 Understanding the Responsible Sourcing Ecosystem -- 5 A Common Denominator in RS Approaches -- 6 Conclusion -- Bibliography -- Chapter 2: The Political, Economic, and Social Drivers of Responsible Sourcing Standards -- 1 Political Drivers Addressing Better Governance -- 2 Economic Drivers to Address Fair Share of Value -- 3 Social Drivers to Secure and Protect Rights -- 4 Driving a Holistic View -- 5 Awareness Building and Advocacy and Knowledge Creation -- 6 Influencing Actors to Enact Change -- 7 Recommendations for Acceptable Behaviours -- 8 Assurance Mechanisms for Change -- 9 The Use of Legislation -- 10 Driving Responsible Sourcing in the Future -- Bibliography -- Chapter 3: Changing Behaviours: Responsible Sourcing by Companies -- 1 Why Did the Private Sector Adapt RS Approaches? -- 2 Taking Ownership of Corporate Sustainability Policies -- 2.1 The Development of a Corporate Sustainability Strategy -- 2.2 Aligning with an Internationally Established RS Standard -- 3 Business Models Improving Resource-Use Efficiency and Circularity -- 3.1 Life Cycle Assessment Model and Designing for Recycling -- 3.2 Increasing Product Longevity -- 4 Strengthening Oversight and Governance Within Supply Chains -- 4.1 Shared Supplier Assessments for Multi-Sectoral Lead Firms -- 4.2 Civil Society Driven Monitoring -- 5 Major Features and Success Factors -- Bibliography -- Chapter 4: Legislating for Harmonisation of Practices. 1 EU Policy for Implementing Responsible Sourcing -- 1.1 Corporate Due Diligence and Corporate Accountability -- 1.2 Conflict Minerals Regulation -- 1.3 Battery Regulation -- 1.4 Critical Raw Materials Act -- 1.5 EU Taxonomy for Sustainable Activities -- 1.6 The Effectiveness of EU Policy -- 2 Responsible Sourcing for Creating Positive Impact on the Ground -- 2.1 Dimensionality: Addressing the Problem from Multiple Angles -- 2.2 Convergence or Fragmentation? -- 2.3 Addressing Fragmentation, Complexity and Complementarity: The Consultative Process for National Mining Policy in Chile -- 2.4 Creating a Level Playing Field -- 3 Conclusions -- Bibliography -- Chapter 5: The Local, National and Global Visions -- 1 Latin America -- 1.1 Challenges -- 1.2 Priorities -- 1.3 Good Practice Examples -- 2 Africa -- 2.1 Challenges -- 2.2 Priorities -- 2.3 Good Practice Examples -- 3 China -- 3.1 Challenges -- 3.2 Priorities -- 3.3 Good Practice Examples -- 4 Why the Global Perspective Matters -- 4.1 Common Pathway, Goals and Objectives -- 4.2 Divergence in RS Approaches and Priorities -- Bibliography -- Chapter 6: Designing RS Approaches: Major Principles -- 1 Shared Vision Across Responsible Sourcing Approaches -- 2 A Framework for Constructing Responsible Sourcing Approaches -- 2.1 The Consolidation Challenge of Existing Approaches -- 2.2 Setting Context for a Responsible Sourcing Framework -- 2.3 Amalgamating Existing Responsible Sourcing Approaches -- 2.4 Adapting a Rights-Based Approach -- 2.5 Processes Under Rights-Based Approach -- 2.6 Actors Under a Rights-Based Approach -- 3 A Framework to Construct Responsible Sourcing Approaches -- 3.1 Room for Diverse Pathways -- 4 Where Do We Go from Here? -- Bibliography -- Correction to: Changing Behaviours: Responsible Sourcing by Companies -- Correction to:.</text:p>
          </table:table-cell>
          <table:table-cell office:value-type="string" table:style-name="ce1">
            <text:p>https://library.ecssr.ae/cgi-bin/koha/opac-detail.pl?biblionumber=287466</text:p>
          </table:table-cell>
          <table:table-cell table:number-columns-repeated="16377"/>
        </table:table-row>
        <table:table-row table:style-name="ro1">
          <table:table-cell office:value-type="string" table:style-name="ce1">
            <text:p>287467</text:p>
          </table:table-cell>
          <table:table-cell office:value-type="string" table:style-name="ce1">
            <text:p>Globalization : Past, Present, Future /</text:p>
          </table:table-cell>
          <table:table-cell office:value-type="string" table:style-name="ce1">
            <text:p>Steger, Manfred B.</text:p>
          </table:table-cell>
          <table:table-cell office:value-type="string" table:style-name="ce1">
            <text:p>A free ebook version of this title is available through Luminos, University of California Press's Open Access publishing program. Visit www.luminosoa.org to learn more. Since the end of the Cold War, globalization--the process and the idea--has been reshaping the world. Global studies scholarship has emerged to make sense of the transnational manifestations of globalization: economic, social, cultural, ideological, technological, environmental, and postcolonial. But a series of crises in the first two decades of the twenty-first century has put the neoliberal globalization system of the 1990s under severe strain.   Are we witnessing a turn toward "deglobalization," intensified by the COVID-19 pandemic and the war in Ukraine or a moment of "reglobalization," spearheaded by digital technology? The contributors to this book employ transdisciplinary research to assess past developments, the current state, and future trajectories of globalization in light of today's dynamics of insecurity, volatility, and geopolitical tensions.</text:p>
          </table:table-cell>
          <table:table-cell office:value-type="string" table:style-name="ce1">
            <text:p>Berkeley : University of California Press, 2023.</text:p>
          </table:table-cell>
          <table:table-cell office:value-type="string" table:style-name="ce1">
            <text:p>Cover -- Title -- Copyright -- Contents -- Acknowledgments -- Introduction -- Part One. Globalization: Past -- 1. Dis:connectivity in Global History -- 2. What Was the Arab Spring? -- 3. Nostalgia in Times of Uncertainty -- 4. Mobility and Globalization -- 5. The Myth of Deglobalization -- 6. The Coloniality of Globality and Media -- Part Two. Globalization: Present -- 7. Globalization and Health in the COVID Era -- 8. Global Virtual Migration and Transnational Online Educational Platforms -- 9. Corridorizing Regional Globalization -- 10. The Changing Face of Globalization -- 11. India's Evolving Experiment with Neoliberalism -- 12. The Explosion of Globalism and the Advent of the Third Nomos of the Earth -- 13. Is It All a Dream? -- 14. Academic Navel-Gazing -- Part Three. Globalization: Future -- 15. Globalization and Africa's Future Sustainable Development -- 16. Disembodied Globalization -- 17. Globalization and Visual Rhetoric -- 18. Globalization, the COVID Pandemic, and the Viral Visions for Global Futures -- 19. The Future of Global Capitalism -- 20. Reimagining Globalization -- Contributors -- Index.</text:p>
          </table:table-cell>
          <table:table-cell office:value-type="string" table:style-name="ce1">
            <text:p>https://library.ecssr.ae/cgi-bin/koha/opac-detail.pl?biblionumber=287467</text:p>
          </table:table-cell>
          <table:table-cell table:number-columns-repeated="16377"/>
        </table:table-row>
        <table:table-row table:style-name="ro1">
          <table:table-cell office:value-type="string" table:style-name="ce1">
            <text:p>287470</text:p>
          </table:table-cell>
          <table:table-cell office:value-type="string" table:style-name="ce1">
            <text:p>Sufficiency in Business : The Transformative Potential of Business for Sustainability /</text:p>
          </table:table-cell>
          <table:table-cell office:value-type="string" table:style-name="ce1">
            <text:p>Gossen, Maike,</text:p>
          </table:table-cell>
          <table:table-cell table:style-name="ce1"/>
          <table:table-cell office:value-type="string" table:style-name="ce1">
            <text:p>Bielefeld : transcript Verlag, 2024.</text:p>
          </table:table-cell>
          <table:table-cell office:value-type="string" table:style-name="ce1">
            <text:p>Cover -- Contents -- Foreword -- References -- Introduction -- References -- Part A - Viewpoints on Sufficiency in Business -- Towards a Characterization of Sufficiency‑Oriented Businesses -- 1. Introduction -- 2. Method -- 2.1 Systematic literature review -- 2.2 Expert interviews -- 3. Findings -- 3.1 General understanding of corporate sufficiency -- Corporate sufficiency as a principle for absolute reduction of environmental impacts -- Conceptualizations of corporate sufficiency -- Corporate sufficiency frameworks -- 3.2 Characteristics of sufficiency‐oriented businesses -- Purpose -- Guiding principles -- Business model -- Business infrastructure and operations -- Corporate growth -- Collaborative advancement of sufficiency transitions -- 4. Discussion -- 5. Conclusion -- References -- Appendix A: Final sample of the systematic literature review -- A Taxonomy of Corporate Sufficiency Strategies -- 1. Introduction -- 2. Possible goals and motives for corporate sufficiency -- 3. The role of entrepreneurs and purpose for corporate sufficiency -- 4. Method -- Selection of companies (Section 5.1 and 5.2) -- Data collection for selected business cases (Section 5.2) -- Evaluation of selected business cases (Section 5.2) -- 5. Empirical results -- 5.1 Taxonomy of sufficiency in business -- 5.2 Business cases -- 5.2.1 Sufficiency by limiting output -- 5.2.2 Sufficiency by limiting technical means -- 5.2.3 Sufficiency by limiting company size regarding the number of employees -- 5.2.4 Sufficiency by product range policy -- 5.2.5 Sufficiency through moderate profits -- 5.2.6 Sufficiency through the limitation of entrepreneurial wages -- 5.2.7 Sufficiency by limiting shareholders' profit expectations -- 6. Discussion -- 7. Conclusion -- References -- The Future of Organizations -- 1. Introduction -- 2. Organizational shift from profit to purpose. 2.1 Purpose -- 2.2 Value proposition -- 2.3 Governance -- 2.4 Value creation &amp;amp;amp -- delivery -- 2.5 Ownership -- 2.6 Value capture -- 2.7 Financing -- 3. Beyond profit -- 4. Conclusion -- References -- Depths of Sufficiency in Business -- 1. Introduction -- 2. Depth ontology and sufficiency in business -- 2.1 Material transactions with nature -- 2.2 Social interactions between people -- 2.3 Social structures -- 2.4 Inner being -- 3. Systemic constraints and policies -- 4. Conclusion -- References -- Sufficiency and the Logic of Care -- 1. Introduction -- 2. Literature review on care -- 3. Method -- 4. Care in sufficiency‐oriented businesses -- 4.1 Care as a relational concept -- 4.2 Care as a practice -- 4.3 Care as an ongoing and unattractive process -- 4.4 Temporalities of care -- 5. Discussion -- References -- Part B - Experiences of Sufficiency in Business -- Sufficiency as a Core Building Block of Community‑Supported Business Models -- 1. Introduction -- 2. Sufficiency business models -- 3. Community‐supported business models -- 4. Sufficiency as the core building block of CSBMs -- 5. Examples of CSBMs in practice -- 6. Discussion -- 7. Conclusion -- References -- Digging for Roots of Sufficiency in the Food Industry -- 1. Introduction -- 2. Sufficiency in food production and business -- 3. Ecological embedding in the food business -- 4. Exploring different food businesses -- 4.1 Vignette 1: The Local Farm -- 4.2 Vignette 2: The Food Corp. -- 5. Discussion -- 6. Conclusions -- References -- Cultures of Sufficiency in Food Businesses -- 1. Introduction -- 2. Organizational culture embedded in the ecosystem -- 2.1 Three generic cultural elements: enactors, enablers, enactments -- 2.2 Processual system approach on enactors, enablers and enactments -- 3. Case Agroecological Symbiosis: a food system that focuses on sufficiency. 3.1 Enactors in the Agroecological Symbiosis of Palopuro -- 3.2 Enablers of Agroecological Symbiosis at Palopuro -- 3.3 Enactments of Agroecological Symbiosis at Palopuro -- 3.4 Agroecological Symbiosis as a culture of sufficiency through the processual lens -- 4. Discussion -- 5. Conclusion -- Funding -- References -- Social Media Communication for Sufficiency in Fashion -- 1. Introduction -- 2. Literature review -- 3. Case study -- 4. Results and discussion -- 5. Conclusions and implications -- References -- Towards Sustainable Fashion -- 1. Introduction -- 2. Literature review -- 2.1 From efficiency and shift to sufficiency in business strategies -- 2.2 Diversity of business strategies for efficiency, shift and sufficiency -- 2.3 Rethinking purpose, profit and growth -- 3. Method -- 4. How do French fashion SMEs work with sufficiency? -- 4.1 Products -- 4.2 Services and operations -- 4.3 Business models -- 4.4 Communication and marketing -- 5. How do French fashion SMEs reconcile sufficiency with profits and growth? -- 6. Conclusions -- References -- The Paradox of Minimalism in the Field of Lifestyle Products -- 1. Introduction -- 2. The origins of lifestyle minimalism -- 3. Key features of commercialized lifestyle minimalism -- 3.1 Individualization -- 3.2 Aesthetics -- 3.3 Symbolism -- 4. Buy to have less: minimalism business segments -- 4.1 How to become a minimalist -- Books -- Vlogs -- Coaching -- 4.2 What a minimalist needs -- Aesthetic products -- Accessories and tools -- 5. Discussion -- 6. Conclusion -- References -- Paving the Way towards Sufficiency in Mobility -- 1. Changing mobility practices for sufficiency -- 2. Method -- 3. Findings -- 3.1 Joining the subscription -- 3.2 Mobility during the subscription -- 3.3 Mobility after the subscription -- 4. Discussion -- 4.1 Practice change through a business offering. 4.2 Practice change through policy -- 5. Conclusion -- References -- From Efficiency to Sufficiency in the ICT Sector -- 1. Introduction -- 2. From efficiency to sufficiency: eco‐design as a starting point -- 2.1 Implementing eco‐design: the first success stories -- 2.2 Disappointments and first steps towards sufficiency -- 2.3 Intermediate stage: PSS and circular economy -- 3. Eco‐design: an essential step but one that must be surpassed -- 3.1 The rebound effect: a statement of failure? -- 3.2 Lessons learned: eco‐design - a potential blind alley but a necessary stage -- 3.3 Dealing with emotions in order to move forward -- 4. The path towards sufficiency -- 4.1 From business practice to academia -- 4.2 Research projects at a crossroads -- 5. Conclusion -- References -- Self‐Restraint and Sufficiency of a Steel Processor -- 1. Introduction -- 2. Rebound prevention through corporate self‐restraint and sufficiency? -- 3. Case Study: Richard Henkel GmbH -- 3.1 The company -- 3.2 Energy efficiency measures -- Insulating the painting ovens (2005/2006) -- Improving the conveyor belt (2012) -- Replacement of the automatic powder booth (2014/2015) -- (Rebound) effects of energy efficiency measures -- 4. Findings -- 4.1 Managing rebound risks -- Strategic priorities -- Cognitive and institutional factors: knowledge, tools, structures -- Psychological factors: moral justification, perceived self‐efficacy and diffusion of accountability -- 4.2 Opportunities and limits of corporate action and impact -- 5. Discussion and practical recommendations -- References -- Part C - Transformative Changes for Sufficiency on Political and Societal Levels -- (In)Compatibility of the Market with Sufficiency -- 1. Introduction -- 2. The market as site -- 3. Market‐embedded insufficiency -- 4. Embedding economic activity in socio‐ecological reasons. 5. Sufficiency and the market dilemma -- 6. Conclusion -- References -- Limits of Sufficiency Strategies in Business Practices -- 1. Introduction -- 2. Limitations of consumer‐centered approaches -- 3. Limitations and obstacles of sufficiency‐promoting communication -- 4. Key barriers for business approaches promoting sufficiency‑oriented lifestyles -- 4.1 Dominance of pro‐consumption advertising as a barrier to sufficiency‑promoting communication -- 4.2 Growth‐oriented economy and neoliberal market systems as barriers for sufficiency‐oriented strategies in businesses -- 5. The time is ripe for systemic change in policy‐making and business -- References -- Policy‐Making as a Crucial Element for Sufficiency on the Business Level -- 1. Introduction -- 2. The influence of business on policy making on sufficiency -- 2.1 Pioneering businesses as drivers of sufficiency policies -- 2.2 Businesses as inhibitors of sufficiency policies -- 3. Sufficiency policies for sufficiency‐oriented business strategies -- 3.1 Sufficiency‐oriented framework conditions for business -- 3.2 Structural policy enables sufficiency‐oriented business strategies -- 4. Conclusion -- References -- Appendix -- Authors.</text:p>
          </table:table-cell>
          <table:table-cell office:value-type="string" table:style-name="ce1">
            <text:p>https://library.ecssr.ae/cgi-bin/koha/opac-detail.pl?biblionumber=287470</text:p>
          </table:table-cell>
          <table:table-cell table:number-columns-repeated="16377"/>
        </table:table-row>
        <table:table-row table:style-name="ro1">
          <table:table-cell office:value-type="string" table:style-name="ce1">
            <text:p>287469</text:p>
          </table:table-cell>
          <table:table-cell office:value-type="string" table:style-name="ce1">
            <text:p>Climate Disaster Preparedness : Reimagining Extreme Events Through Art and Technology /</text:p>
          </table:table-cell>
          <table:table-cell office:value-type="string" table:style-name="ce1">
            <text:p>Del Favero, Dennis,</text:p>
          </table:table-cell>
          <table:table-cell table:style-name="ce1"/>
          <table:table-cell office:value-type="string" table:style-name="ce1">
            <text:p>Cham : Springer, 2024.</text:p>
          </table:table-cell>
          <table:table-cell office:value-type="string" table:style-name="ce1">
            <text:p>Intro -- Foreword -- Contents -- Contributors -- Chapter 1: Introduction -- Part I: Picturing -- Chapter 2: Reimagining Extreme Event Scenarios: The Aesthetic Visualisation of Climate Uncertainty to Enhance Preparedness -- 2.1 Introduction -- 2.2 Immersive Visualisation -- 2.2.1 AI Aesthetics -- 2.3 Towards Climate Scenario Visualisation -- 2.4 Conclusion -- References -- Chapter 3: Latest Advances and Challenges in Extreme Flood 3D Simulation -- 3.1 Introduction -- 3.2 Real-Time Flood Warning Systems -- 3.3 Flood Disasters Following Infrastructure Failure -- 3.4 Compound Flood Events -- 3.5 Visualisation of Flood Extremes -- 3.6 Conclusion -- References -- Chapter 4: Intelligent Architectures for Extreme Event Visualisation -- 4.1 Introduction -- 4.2 Intelligent Visualisation of Extreme Events -- 4.2.1 Physical Modelling -- 4.2.2 Learning-Based Modelling and Simulation -- 4.2.3 Graphic Visualisation -- 4.3 Generative AI in Visualisation -- 4.3.1 Image Generation -- 4.3.2 Dynamic Simulation -- 4.4 Conclusion -- References -- Chapter 5: Simulation of Extreme Fire Event Scenarios Using Fully Physical Models and Visualisation Systems -- 5.1 Introduction -- 5.2 Extreme Event Scenarios -- 5.3 Physical Fire Models: An Overview -- 5.4 Visualisation Techniques Used in Physical Modelling -- 5.5 Case Studies -- 5.6 Integrating Simulations with a Visualisation System -- 5.7 Future Directions -- 5.8 Conclusion -- References -- Chapter 6: Immersive Visualisation Systems as Alignment Strategies for Extreme Event Scenarios -- 6.1 Introduction -- 6.2 Creating Accuracy and Verisimilitude for the Representation of Unpredictable Events -- 6.3 The Challenge of Accuracy in Climate Science -- 6.4 From Epistemic to Affective Uncertainty -- 6.5 Storylining and Other Techniques: Tales, Simulations and Scenarios -- 6.6 Storylines and Interpretability -- 6.7 Conclusion. References -- Part II: Narrating -- Chapter 7: Moving Beyond Recovery and Reconstruction: Imagining Extreme Event Preparedness Through Performing Arts -- 7.1 Introduction -- 7.2 Performing Resilience and Supporting Post-traumatic Growth -- 7.3 Performing the Politics of Disaster Experience -- 7.4 Performing Preparedness -- 7.5 The Future Imagined -- 7.6 Preparing to Protect the Future -- 7.7 Conclusion -- References -- Chapter 8: Iconographies of Climate Catastrophe: The Representation of Climate Change in Art and Film -- 8.1 Introduction -- 8.2 Period 1 (1960-1980): Science Aesthetics-Denial and Bargaining -- 8.3 Period 2 (1980-2000): Environmental Ruin and Nuclear Decay-Anger and Grief -- 8.4 Period 3 (2000-2023): Climate Warming-Depression and Understanding -- 8.5 Conclusion -- References -- Chapter 9: Representing the Climate Crisis: Aesthetic Framings in Contemporary Performing and Visual Arts -- 9.1 Introduction -- 9.2 State of Play: Performing Climate Change and Planetary Interconnectedness -- 9.2.1 Eulogising the Present -- 9.2.2 Performative Aesthetics -- 9.2.3 Scaling Space and Time -- 9.3 Novel Experimental Trajectories -- 9.4 Conclusion -- References -- Part III: Rehearsing -- Chapter 10: Supporting Disaster Preparedness Through User-Centred Interaction Design in Immersive Environments -- 10.1 Introduction -- 10.2 Intuition and Experience -- 10.3 Vicarious Disaster Experience via VR and AR -- 10.4 Understanding Stories and Contexts -- 10.5 Creating Scenarios or Games -- 10.6 Working with Technology -- 10.7 Equity of Access -- 10.8 Conclusion -- References -- Chapter 11: Building Simulations with Generative Artificial Intelligence -- 11.1 Introduction: A Scenario -- 11.1.1 Building Simulations -- 11.2 Simulation of Extreme Event Scenarios -- 11.2.1 Use in Visual Simulation -- 11.3 Accuracy and Ethics -- 11.3.1 Data Laundering. 11.3.2 Copyright Issues -- 11.3.3 Making AI "Safe" -- 11.4 Conclusion -- 11.4.1 Limitations: Multimodal AI -- References -- Chapter 12: Rehearsing Emergency Scenarios: Using Space Syntax and Intelligent Mobility Modelling for Scenario Visualisation and Disaster Preparedness -- 12.1 Introduction -- 12.2 Background to Spatial Analytics -- 12.3 The Arts and Spatial Analytics -- 12.4 Challenges and Opportunities -- 12.5 Conclusion -- References -- Part IV: Communicating -- Chapter 13: Culture, Creativity, and Climate: A Dangerous Gap in Policies of Preparedness -- 13.1 Introduction -- 13.2 Methodology and Research Design -- 13.3 Literature Review -- 13.3.1 Inquiries and Recommendations -- 13.3.2 Arts, Culture and Creativity -- 13.4 Findings -- 13.4.1 Preparedness -- 13.4.2 Community Preparedness -- 13.4.3 Art(s) -- 13.4.4 Culture -- 13.4.5 Creative/Creativity -- 13.5 Conclusion -- References -- Inquiries -- Chapter 14: Creatively Reimagining Place and Community in a World of Extreme Weather -- 14.1 Introduction -- 14.2 Building Place: Architecture, Theatre and Film -- 14.3 Stories of Place and Community in Crisis: Fires -- 14.4 Forging New Narratives for a New Future -- 14.5 Conclusion -- References -- Chapter 15: Communicating in Crisis: Community Practices of Online Participation During Extreme Events -- 15.1 Introduction -- 15.2 Social Media and the Changing Communication Landscape During Disasters -- 15.2.1 Social Media as an Expansion of Official Communication Channels Assisting Emergency Communication -- 15.2.2 Social Media Use by the Public During Disasters -- 15.3 The Role of Social Media Before, During and After Disasters -- 15.4 Conclusion -- References -- Part V: Conclusion -- Chapter 16: Conclusion -- 16.1 Final Words -- References.</text:p>
          </table:table-cell>
          <table:table-cell office:value-type="string" table:style-name="ce1">
            <text:p>https://library.ecssr.ae/cgi-bin/koha/opac-detail.pl?biblionumber=287469</text:p>
          </table:table-cell>
          <table:table-cell table:number-columns-repeated="16377"/>
        </table:table-row>
        <table:table-row table:style-name="ro1">
          <table:table-cell office:value-type="string" table:style-name="ce1">
            <text:p>287471</text:p>
          </table:table-cell>
          <table:table-cell office:value-type="string" table:style-name="ce1">
            <text:p>Learning Analytics Methods and Tutorials : A Practical Guide Using R. /</text:p>
          </table:table-cell>
          <table:table-cell office:value-type="string" table:style-name="ce1">
            <text:p>Saqr, Mohammed,</text:p>
          </table:table-cell>
          <table:table-cell table:style-name="ce1"/>
          <table:table-cell office:value-type="string" table:style-name="ce1">
            <text:p>Cham : Springer, 2024.</text:p>
          </table:table-cell>
          <table:table-cell office:value-type="string" table:style-name="ce1">
            <text:p>Intro -- Foreword -- Foreword -- Preface -- Competing Interests -- Acknowledgments -- Contents -- List of Contributors -- Editors -- Associate Editors -- Authors -- Reviewers -- List of Abbreviations -- Capturing the Wealth and Diversity of Learning Processes with Learning Analytics Methods -- 1 Introduction -- 2 How the Book Is Structured -- 2.1 Introductory Chapters -- 2.2 Machine Learning Methods -- 2.3 Temporal Methods -- 2.4 Network Analysis -- 2.5 Psychometrics -- 3 The Companion Code and Data -- References -- Part I Getting Started -- A Broad Collection of Datasets for Educational Research Training and Application -- 1 Introduction -- 2 Types of Data -- 2.1 Contextual Data -- 2.2 Self-reported Data -- 2.3 Activity Data -- 2.4 Social Interaction Data -- 2.5 Performance Data -- 2.6 Other Types of Data -- 3 Dataset Selection -- 3.1 LMS Data from a Blended Course on Learning Analytics -- 3.1.1 Events -- 3.1.2 Demographics -- 3.1.3 Results -- 3.1.4 AllCombined -- 3.2 LMS Data from a Higher Education Institution in Oman -- 3.2.1 Student Academic Information -- 3.2.2 Moodle -- 3.2.3 Activity -- 3.2.4 Results -- 3.2.5 eDify -- 3.3 School Engagement, Academic Achievement, and Self-regulated Learning -- 3.4 Teacher Burnout Survey Data -- 3.5 Interdisciplinary Academic Writing Self-efficacy -- 3.6 Educators' Discussions in a MOOC (SNA) -- 3.7 High School Learners' Interactions (SNA) -- 3.8 Interactions in an LMS Forum from a Programming Course (SNA) -- 3.9 Engagement and Achievement Throughout a Study Program -- 3.9.1 Longitudinal Engagement Indicators and Grades -- 3.9.2 Longitudinal Engagement and Achievement States -- 3.10 University Students' Basic Need Satisfaction, Self-regulated Learning and Well-Being During COVID-19 -- 4 Discussion -- References -- Getting Started with R for Education Research -- 1 Introduction -- 2 Learning R -- 3 RStudio. 4 Best Practices in Programming -- 4.1 R Markdown -- 4.2 How Is Code Developed? -- 5 Basic Operations -- 5.1 Arithmetic Operators -- 5.2 Relational Operators -- 5.3 Logical Operators -- 5.4 Special Operators -- 6 Basic Data Types and Variables -- 7 Basic R Objects -- 8 Working with Dataframes -- 8.1 tibble -- 9 Pipes -- 9.1 magrittr pipe %&amp;amp;gt -- % -- 9.2 Native pipe |&amp;amp;gt -- -- 10 Lists -- 11 Functions -- 12 Conditional Statements -- 13 Looping Constructs -- 14 Discussion and Other Resources for Learning R -- References -- An R Approach to Data Cleaning and Wrangling for Education Research -- 1 Introduction -- 2 Reading Data into R -- 3 Grouping and Summarizing Data -- 4 Selecting Variables -- 5 Filtering Observations -- 6 Transforming Variables -- 7 Rearranging Data -- 8 Reshaping Data -- 9 Joining Data -- 10 Missing Data -- 11 Correcting Erroneous Data -- 12 Conclusion and Further Reading -- References -- Introductory Statistics with R for Educational Researchers -- 1 Introduction -- 2 Descriptive Statistics -- 2.1 Measures of Central Tendency -- 2.2 Measures of Dispersion -- 2.3 Covariance and Correlation -- 2.4 Other Common Statistics -- 3 Statistical Hypothesis Testing -- 3.1 Student's t-test -- 3.1.1 One-Sample t-test -- 3.1.2 Two-Sample t-test -- 3.1.3 Paired Two-Sample t-test -- 3.2 Chi-Squared Test -- 3.3 Analysis of Variance -- 3.4 Levene's Test -- 3.5 Shapiro-Wilk Test -- 4 Correlation -- 5 Linear Regression -- 6 Logistic Regression -- 7 Conclusion -- 8 Further Reading -- References -- Visualizing and Reporting Educational Data with R -- 1 Introduction -- 2 Visualization in Learning Analytics -- 3 Generating plots with ggplot2 -- 3.1 The ggplot2 grammar -- 3.2 Creating Your First Plot -- 3.2.1 Installing ggplot2 -- 3.2.2 Downloading the Data -- 3.2.3 Creating the Aesthetic Mapping -- 3.2.4 Add the Geometry Component. 3.2.5 Adding the Color Scale -- 3.2.6 Working with Themes -- 3.2.7 Changing the Axis Ticks -- 3.2.8 Titles and Labels -- 3.2.9 Other Cosmetic Modifications -- 3.2.10 Saving the Plot -- 3.3 Types of Plots -- 3.3.1 Bar Plot -- 3.3.2 Histogram -- 3.3.3 Line Plot -- 3.3.4 Jitter Plots -- 3.3.5 Box Plot -- 3.3.6 Violin Plot -- 3.3.7 Scatter Plots -- 3.4 Advanced Features -- 3.4.1 Plot Grids -- 3.4.2 Combining Multiple Plots -- 4 Creating Tables with gt -- 5 Discussion -- 6 Additional Material -- References -- Part II Machine Learning -- Predictive Modelling in Learning Analytics: A Machine Learning Approach in R -- 1 Introduction -- 2 Predictive Modelling: Objectives, Features, and Algorithms -- 3 Predicting Students' Course Success Early in the Course -- 3.1 Prediction Objectives and Methods -- 3.2 Context -- 3.3 An Overview of the Required Tools (R Packages) -- 3.4 Data Preparation and Exploration -- 3.5 Feature Engineering -- 3.6 Predicting Success Category -- 3.7 Predicting Success Score -- 4 Concluding Remarks -- 5 Suggested Readings -- References -- Dissimilarity-Based Cluster Analysis of Educational Data: A Comparative Tutorial Using R -- 1 Introduction -- 2 Clustering in Education: Review of the Literature -- 3 Clustering Methodology -- 3.1 K-Means -- 3.1.1 K-Means Algorithm -- 3.1.2 K-means Limitations and Practical Concerns -- 3.2 Agglomerative Hierarchical Clustering -- 3.2.1 Linkage Criteria -- 3.2.2 Cutting the Dendrogram -- 3.3 Choosing the Number of Clusters -- 4 Tutorial with R -- 4.1 The Data Set -- 4.1.1 Pre-processing the Data -- 4.2 Clustering Applications -- 4.2.1 K-means Application -- 4.2.2 K-medoids Application -- 4.2.3 Agglomerative Hierarchical Clustering Application -- 4.2.4 Identifying the Optimal Clustering Solution -- 4.2.5 Interpreting the Optimal Clustering Solution -- 5 Discussion and Further Readings -- References. An Introduction and R Tutorial to Model-Based Clustering in Education via Latent Profile Analysis -- 1 Introduction -- 2 Literature Review -- 3 Model-Based Clustering -- 3.1 Latent Variable Models -- 3.2 Finite Gaussian Mixture Models -- 4 Gaussian Parsimonious Clustering Models -- 4.1 Model Selection -- 4.2 mclust R Package -- 4.3 Other Practical Issues and Extensions -- 4.3.1 Bayesian Regularisation -- 4.3.2 Bootstrap Inference -- 4.3.3 Entropy and Average Posterior Probabilities -- 5 Application: School Engagement, Academic Achievement, and Self-regulated Learning -- 5.1 Preparing the Data -- 5.2 Model Estimation and Model Selection -- 5.3 Examining Model Output -- 6 Discussion -- References -- Part III Temporal Methods -- Sequence Analysis in Education: Principles, Technique, and Tutorial with R -- 1 Introduction -- 2 Review of the Literature -- 3 Basics of Sequences -- 3.1 Steps of Sequence Analysis -- 3.1.1 The Alphabet -- 3.1.2 Specifying the Time Scheme -- 3.1.3 Defining the Actor -- 3.1.4 Building the Sequences -- 3.1.5 Visualizing and Exploring the Sequence Data -- 3.1.6 Calculating the Dissimilarities Between Sequences -- 3.1.7 Finding Similar Groups or Clusters of Sequences -- 3.1.8 Analyzing the Groups and/or Using Them in Subsequent Analyses -- 3.2 Introduction to the Technique -- 3.3 Sequence Visualization -- 4 Analysis of the Data with Sequence Mining in R -- 4.1 Important Packages -- 4.2 Reading the Data -- 4.3 Preparing the Data for Sequence Analysis -- 4.4 Statistical Properties of the Sequences -- 4.5 Visualizing Sequences -- 4.6 Dissimilarity Analysis and Clustering -- 5 More Resources -- References -- Modeling the Dynamics of Longitudinal Processes in Education. A Tutorial with R for the VaSSTra Method -- 1 Introduction -- 2 VaSSTra: From Variables to States, from States to Sequences, from Sequences to Trajectories. 3 Review of the Literature -- 4 VassTra with R -- 4.1 The Packages -- 4.2 The Dataset -- 4.3 From Variables to States -- 4.4 From States to Sequences -- 4.5 From Sequences to Trajectories -- 4.6 Studying Trajectories -- 5 Discussion -- References -- A Modern Approach to Transition Analysis and Process Mining with Markov Models in Education -- 1 Introduction -- 2 Methodological Background -- 2.1 Markov Model -- 2.2 Mixture Markov Model -- 2.3 Hidden Markov Model -- 2.4 Mixture Hidden Markov Models -- 2.5 Multi-Channel Sequences -- 2.6 Estimating Model Parameters -- 3 Review of the Literature -- 4 Examples -- 4.1 Steps of Estimation -- 4.1.1 Defining the Model Structure -- 4.1.2 Estimating the Model Parameters -- 4.1.3 Examining the Results -- 4.2 Markov Models -- 4.2.1 Markov Model -- 4.2.2 Hidden Markov Models -- 4.2.3 Mixture Markov Models -- 4.2.4 Mixture Hidden Markov Models -- 4.3 Stochastic Process Mining with Markovian Models -- 5 Conclusions and Further Readings -- References -- Multi-Channel Sequence Analysis in Educational Research: An Introduction and Tutorial with R -- 1 Introduction -- 2 Multi-Channel Sequence Analysis -- 2.1 Step 1: Building the Channel Sequences -- 2.2 Step 2: Visualising the Multi-Channel Sequence -- 2.3 Step 3: Finding Patterns (Clusters or Trajectories) -- 2.3.1 Traditional Sequence Analysis Extensions -- 2.3.2 Mixture Hidden Markov Models -- 2.4 Step 4: Relating Clusters to Covariates -- 3 Review of the Literature -- 4 Case Study: The Longitudinal Association of Engagement and Achievement -- 4.1 The Packages -- 4.2 The Data -- 4.3 Creating the Sequences -- 4.3.1 Engagement Channel -- 4.3.2 Achievement Channel -- 4.3.3 Visualising the Multi-Channel Sequence -- 4.4 Clustering via Multi-Channel Dissimilarities -- 4.5 Building a Mixture Hidden Markov Model -- 4.6 Incorporating Covariates in MHMMs -- 5 Discussion. 6 Further Readings</text:p>
          </table:table-cell>
          <table:table-cell office:value-type="string" table:style-name="ce1">
            <text:p>https://library.ecssr.ae/cgi-bin/koha/opac-detail.pl?biblionumber=287471</text:p>
          </table:table-cell>
          <table:table-cell table:number-columns-repeated="16377"/>
        </table:table-row>
        <table:table-row table:style-name="ro1">
          <table:table-cell office:value-type="string" table:style-name="ce1">
            <text:p>287472</text:p>
          </table:table-cell>
          <table:table-cell office:value-type="string" table:style-name="ce1">
            <text:p>Start-Up Cultures in Times of Global Crises : Sustainable and Innovative Approaches /</text:p>
          </table:table-cell>
          <table:table-cell office:value-type="string" table:style-name="ce1">
            <text:p>Verkuil, Arie Hans,</text:p>
          </table:table-cell>
          <table:table-cell table:style-name="ce1"/>
          <table:table-cell office:value-type="string" table:style-name="ce1">
            <text:p>Cham : Springer International Publishing AG, 2024.</text:p>
          </table:table-cell>
          <table:table-cell office:value-type="string" table:style-name="ce1">
            <text:p>Intro -- Contents -- Chapter 1: Introductory Chapter: Prospects for Sustainable Business Development -- Sustainable Business Development -- Managing Change in an International Context -- Start-Up Cultures in Times of Global Crises: Sustainable and Innovative Approaches -- A Look at the Contributions -- References -- Part I: Fundamentals of Sustainability and Start-Up Innovations -- Chapter 2: Challenges for Start-Ups and SME in the Twenty-First Century -- Definitions -- Innovation -- Responsibility -- Professional and Managerial Staff -- Summary of Definitions -- Challenges of a Dynamic World -- Internationalization -- Climate Change and Sustainability -- Demographic Change -- Contributions of Pro-socially Oriented Entrepreneurship -- Summary -- Conclusions -- References -- Chapter 3: Pro-social and Other Motivations of Innovative Start-Ups -- Introduction -- Motivations to Found a Company: Theoretical and Contextual Background -- Types and Categories of Motivations -- Method -- Analysis of Swiss Start-Ups: Empirical Findings -- Discussion -- Conclusion -- References -- Chapter 4: Resilience Patterns for Start-Ups: Strategies and Tools -- Introduction -- Profession and Organization -- World of Work and Society -- Risks and Crises -- Resilience and Optimal Development -- Strategies and Plans -- Needs and Competencies -- Offers and Methods -- Outlook -- References -- Chapter 5: SMEs Talk-Startups Walk: How Startups Can Benefit from the Use of a Digital Maturity Model for SMEs as Part of Digital Transformation? -- Introduction -- Key Concepts of Digital Transformation -- Digitization -- Digitalization -- Digital Transformation -- Digital (Transformation) Maturity Models -- Research Gap -- Methodology to Explore Digital Transformation -- Research Design -- Data Collection -- Results -- Qualitative Analysis -- Case Studies. Case Study I: Golf Networking -- Case Study II: Holiday Experience -- Comparison of Case Studies -- Discussion, Conclusion, and Further Research -- Adapted Model on Digital Transformation -- Internal Environment Versus External Environment -- Managerial Implications -- Limitations -- Future Research -- Appendix (Table 5.8) -- References -- Chapter 6: Migrant Entrepreneurs in Switzerland: Not Very Different from Native Entrepreneurs -- Introduction -- Literature Review -- Motivation of Migrant Entrepreneurs -- The Difference Between Migrant Entrepreneurs and Nascent Entrepreneurs -- Obstacles and Challenges for Migrant Entrepreneurs -- Entrepreneurs with a Migrant Background in Switzerland -- Methodology -- Measures of Variables -- Pre-test -- Sample and Response -- Statistical Analysis -- Results -- Challenges and How to Overcome Them -- Support During the Start-Up Phase -- Starting Alone Versus Team -- Income and Job Offer -- Discussion and Implications -- Conclusion -- References -- Part II: Social Innovation Through Start-Ups from an International Perspective -- Chapter 7: Sustainable Entrepreneurship: A Cross-Country Comparison -- Review of Recent Literature on Sustainability in Entrepreneurship -- The Impact of Culture on Business and Entrepreneurial Outcomes -- Country-Specific Studies on Sustainable Entrepreneurship -- Cross-Country Studies on Social Entrepreneurship -- Ethical Investing: ESG in Finance and Investment -- Expected Research Outcomes -- Methodology -- Methodological Framework -- The Data -- Limitations -- Research Findings -- Profile of Survey Participants by Company Development Stage -- Profit Orientation of the Companies -- Sustainability Contribution -- Sustainability Impact Management -- Analysis and Insights -- Conclusion -- References. Chapter 8: Emigration and Start-up Setting. New Russian and Ukrainian Intelligentsia in a Historical Perspective -- The War in Ukraine -- Russian Intelligentsia: a Tradition of Exodus -- Entrepreneurship Cultures in Russia -- Entrepreneurship Cultures in Ukraine -- Ukrainian Entrepreneurs in Western Europe -- Emigration Patterns, Destinations, and Integration Strategies -- Today's Perspectives from Experiences of the Twentieth-Century Migration Waves -- Integration Experiences Using the Example of Switzerland, Hungary, Czechoslovakia, and Yugoslavia -- Prospects for Ukrainian Migrants and Refugees -- Conclusion -- References -- Chapter 9: The Role of Public Funding Agencies for Startup Promotion: An International Comparison -- Hard Landing of Startup Funding in 2022 -- The Importance of Startups for Economic Development -- Specifics of Startups Compared to Traditional SME -- Raising Capital in the Startup Ecosystem -- Own Funds -- Loan -- Bank Loans -- Crowdfunding -- Crowdinvesting -- Venture Capital -- Business Angels -- Active Industrial Policy Through Government Innovation Support Programs -- Basic Types of Government-Orchestrated Startup Funding -- Advantages and Disadvantages of Public Startup Funds -- Selected Cases -- Singapore -- Israel -- EIF European Investment Fund -- Conclusion -- References -- Chapter 10: Malaysia: The Effects of Attitude, Subjective Norms, and Social Entrepreneurship Awareness Toward Social Entrepreneurship Intention Among Public University Students -- Introduction -- Literature Review -- The Theory of Planned Behavior -- Social Entrepreneurship Intention -- Social Entrepreneurship Awareness -- The Effect of Attitude Toward Social Entrepreneurship Intention -- The Effect of Subjective Norms Toward Social Entrepreneurship Intention. The Effect of Social Entrepreneurship Awareness Toward Social Entrepreneurship Intention -- Research Methodology -- Research Design -- Survey Instrument -- Findings -- Demographic Profile -- Reliability Test -- Regression Analysis -- Regression Analysis for A1 -- Regression Analysis for A2 -- Regression Analysis for A3 -- Discussion -- Implications -- Limitation and Future Research -- Conclusion -- References -- Chapter 11: Vietnam: Why are there Only few Innovations in Vietnamese Startups and SMEs? An Analysis from an Entrepreneurship and Management Perspective -- Introduction -- Literature Review -- Research Method -- Results -- Whole Picture of Vietnamese Startup and SME Innovation -- Innovation in Vietnamese startups -- Innovations in Vietnamese SMEs -- Discussion -- Conclusion -- References -- Chapter 12: Indonesia: How Effective Is Direct Storytelling in Enhancing Entrepreneurial Motivation for Visually Impaired People? An Experimental Study -- Introduction -- Literature Review -- Disability and Entrepreneurship -- Entrepreneurial Motivation -- Storytelling Method -- Research Methodology -- Research Design -- Experimental Unit -- Data Collection and Data Analysis -- Key Findings -- Discussion and Conclusion -- Conclusion and Recommendations -- References -- Chapter 13: Germany: Urban Farming as an Innovation and Application Environment of an Agile Start-Up Mindset -- Scenario 2025: The Development of an Urban Farm -- Background -- A Sustainable Urban Agriculture -- Sustainability Using the Example of the Food Industry -- Urban Farming: An Attempt to Clarify the Terms -- Urban Farming in Current Practice -- Typology of Urban Farming Actors -- Solidarity Agriculture -- Hydroponics -- Aquaponics -- Other Proceedings and Companies Involved -- Opportunities for Cities with Urban Agriculture -- Sustainability in Urban Farming. The Meanings of Start-Up Mindset, Agile Organization, and Open Innovation -- Conclusion and Outlook -- References -- Chapter 14: Epilogue: Bridging Past to Future-Small Analogy of Economic Crises -- Pre-modern Economic Crises -- Maximum Price Dictate -- Crises in Subsistence Economies -- Speculation and Tulips -- Industrial Revolution Era -- Great Depression 1857 -- Great Depression 1873-1896 -- Great Inflation 1923 -- World Economic Crisis -- Recent Economic Crises -- Oil Crisis 1973 -- Financial Crisis 2007/08 -- The Other Economic Stimulation: The Guernsey Experiment -- References -- Chapter 15: Some Last Comments -- Reference -- Untitled.</text:p>
          </table:table-cell>
          <table:table-cell office:value-type="string" table:style-name="ce1">
            <text:p>https://library.ecssr.ae/cgi-bin/koha/opac-detail.pl?biblionumber=287472</text:p>
          </table:table-cell>
          <table:table-cell table:number-columns-repeated="16377"/>
        </table:table-row>
        <table:table-row table:style-name="ro1">
          <table:table-cell office:value-type="string" table:style-name="ce1">
            <text:p>287473</text:p>
          </table:table-cell>
          <table:table-cell office:value-type="string" table:style-name="ce1">
            <text:p>Generative Artificial Intelligence /</text:p>
          </table:table-cell>
          <table:table-cell office:value-type="string" table:style-name="ce1">
            <text:p>Property, World Intellectual,</text:p>
          </table:table-cell>
          <table:table-cell table:style-name="ce1"/>
          <table:table-cell office:value-type="string" table:style-name="ce1">
            <text:p>Geneva : World Intellectual Property Organization, 2024.</text:p>
          </table:table-cell>
          <table:table-cell office:value-type="string" table:style-name="ce1">
            <text:p>Intro -- Acknowledgments -- Key findings and insights -- Introduction -- Generative AI - new systems with a long history -- Motivation of this report -- 1 Generative AI: The main concepts -- Background and historical origins -- Deep learning -- Discriminative versus generative tasks -- What GenAI models exist? -- What are GenAI modes? -- 2 Global patenting and research in GenAI -- Global development -- Top patent owners -- Key locations of inventors -- Key filing jurisdictions -- 3 Patent trends in GenAI models -- Global development -- Top patent owners -- Key locations of inventors -- 4 Patent trends in GenAI modes -- Global development -- Top patent owners -- Key locations of inventors -- Connection between GenAI models and GenAI modes -- 5 Patent trends in GenAI applications -- Global trends -- Top patent owners -- Key locations of inventors -- Connection between core models and applications -- Connection between modes and applications -- Further considerations -- Concerns about the use of GenAI -- Limitations and future of patent analysis in relation to GenAI -- Appendices -- A.1 Methodology for patent analysis -- A.2 Patent indicators -- A.3 Interdependence between models, modes and applications -- A.4 Patent searches -- A.5 Prompts -- A.6 Scientific publication query with The Lens -- A.7 Mining software and dataset mentions in the non-patent literature corpus -- A.8 Descriptions/example patents for GenAI applications -- References.</text:p>
          </table:table-cell>
          <table:table-cell office:value-type="string" table:style-name="ce1">
            <text:p>https://library.ecssr.ae/cgi-bin/koha/opac-detail.pl?biblionumber=287473</text:p>
          </table:table-cell>
          <table:table-cell table:number-columns-repeated="16377"/>
        </table:table-row>
        <table:table-row table:style-name="ro1">
          <table:table-cell office:value-type="string" table:style-name="ce1">
            <text:p>287474</text:p>
          </table:table-cell>
          <table:table-cell office:value-type="string" table:style-name="ce1">
            <text:p>Al-Haq : A Global History of the First Palestinian Human Rights Organization /</text:p>
          </table:table-cell>
          <table:table-cell office:value-type="string" table:style-name="ce1">
            <text:p>Welchman, Lynn,</text:p>
          </table:table-cell>
          <table:table-cell office:value-type="string" table:style-name="ce1">
            <text:p>A free open access ebook is available upon publication. Learn more atwww.luminosoa.org. The leadership and legacy of al-Haq, from its origins in Palestine to its international impact   Established in Ramallah in 1979, al-Haq was the first Palestinian human rights organization and one of the first such organizations in the Arab world. This inside history explores how al-Haq initiated methodologies in law and practice that were ahead of its time and that proved foundational for many strands of today's human rights work in Palestine and elsewhere. Lynn Welchman looks at both al-Haq's history and legacy to explore such questions as: Why would one set up a human rights organization under military occupation? How would one go about promoting the rule of law in a Palestinian society deleteriously served by the law and with every reason to distrust those charged with implementing its protections? How would one work to educate overseas allies and activate international law in defense of Palestinian rights? This revelatory story speaks to the practice of local human rights organizations and their impact on international groups.</text:p>
          </table:table-cell>
          <table:table-cell office:value-type="string" table:style-name="ce1">
            <text:p>Berkeley : University of California Press, 2021.</text:p>
          </table:table-cell>
          <table:table-cell office:value-type="string" table:style-name="ce1">
            <text:p>Cover -- Title -- Copyright -- Dedication -- Contents -- Foreword -- Acknowledgments -- Introduction -- Writing al-Haq -- Scholarship: Al-Haq and Human Rights -- Framing the Work -- Al-Haq Contributions -- Chapter 1. Context -- The Occupied Territories, Israel, and the PLO -- West Bank Legal Profession -- Camp David -- Human Rights Organizations -- International Law -- Human Rights in the Region -- Chapter 2. Beginnings -- Chapter 3. Founders -- Raja Shehadeh -- Jonathan Kuttab -- Charles Shammas -- LSM Steering Committee -- Chapter 4. Organization -- Who Are We? in 1983 -- The Politics of LSM -- Participation, Voluntarism, and Wednesday Evening Meetings -- Members and Staffers -- Into the Intifada: Twenty Years of Occupation -- Chapter 5. Interventions and Allies -- Interventions -- Allies -- The ICRC -- The Enforcement Project -- Chapter 6. Field and Legal Research -- Fieldwork Methodology -- The Risks of Fieldwork -- Intifada Expansion -- From Affidavits to Publications and Campaigns -- Affidavits and the Palestinian Audience -- Fieldwork and the Database -- Publishing on Prisons -- Structural Work -- Legal Advice and Know Your Rights -- Invoking the Law -- Chapter 7. Fallouts -- Epilogue -- Notes -- Bibliography -- Index.</text:p>
          </table:table-cell>
          <table:table-cell office:value-type="string" table:style-name="ce1">
            <text:p>https://library.ecssr.ae/cgi-bin/koha/opac-detail.pl?biblionumber=287474</text:p>
          </table:table-cell>
          <table:table-cell table:number-columns-repeated="16377"/>
        </table:table-row>
        <table:table-row table:style-name="ro1">
          <table:table-cell office:value-type="string" table:style-name="ce1">
            <text:p>287475</text:p>
          </table:table-cell>
          <table:table-cell office:value-type="string" table:style-name="ce1">
            <text:p>Emotional Drivers of Innovation : Exploring the Moral Economy of Prototypes /</text:p>
          </table:table-cell>
          <table:table-cell office:value-type="string" table:style-name="ce1">
            <text:p>Sorgel, Franziska,</text:p>
          </table:table-cell>
          <table:table-cell table:style-name="ce1"/>
          <table:table-cell office:value-type="string" table:style-name="ce1">
            <text:p>Bielefeld : transcript Verlag, 2024.</text:p>
          </table:table-cell>
          <table:table-cell office:value-type="string" table:style-name="ce1">
            <text:p>Cover -- Contents -- Acknowledgement -- List of Abbreviations -- List of Figures -- I. The Sensitivity of The New -- II. Methodological Approaches and Empirical Analysis -- 2.1 Medical Prototypes as a Resource of Care -- 2.2 Methodology -- 2.3 The Research Sites -- 1) The MedTech Incubator: Health Hub -- 2) The Makerspace: M.lab -- 3) The Creative Space: The Believer School -- 4) The Firm: 'Hydro' -- 5) The Private Investor and Innovator: Karwen -- 2.4 Materials, Methods, and Analysis -- 2.5 Reflexions During and After the Fieldwork -- 1) Confidentiality and discretion: Finding Adequate Interlocuters -- 2) Finding a way to Talk About emotions -- 3) The Ambivalence of Talking -- 4) Following the Prototype During a Pandemic -- Theory - Thinking, Feeling, and Acting in the Moral Economy -- III. From Problem to Possibility -- 3.1 Imagining Possibilities -- 3.1.1 Imagination as a Mental Force -- 3.1.2 Creativity as an Imaginative Act -- 3.2 Experiencing Daily Life -- 3.2.1 William James and the Creative Reality -- 3.2.2 John Dewey's Experiences as Interactions -- 3.3 Emotions Constituting the Technological Artefact -- 3.3.1 Emotionality with Things -- 3.3.2 How Emotions Lead to Judgement -- 3.4 Interim Conclusion: The 'Moral Economy' Around the Artefact -- 3.4.1 The One and the Many Ideas -- 3.4.2 Esprit de Corps in the Moral Economy -- VI. InnovationMaking -- 4.1 Structures of Innovation I: Spaces for Possibilities -- Introductory Vocabulary on Innovation and its Definitions -- 4.1.1 Creating a Creative Environment -- 4.1.2 'Culture(s)' in InnovationMaking -- 4.1.3 Expectations as Iterations in a BlackBoxed System -- 4.2 Structures of Innovation II: Narratives, Myths, and Beliefs -- 4.2.1 The Evolving Narrative on Innovation -- 4.2.2 Mythmaking, Belief, and Performance -- 4.2.3 How Narratives Adapt -- 4.3 Values and Evaluation. 4.3.1 Constructing Value Consensus -- 4.3.2 Serendipity or a Matter of Perspective? -- 4.3.3 The Problematic Verifiability of Innovation -- Empiricism - A System of Emotional Forces Around Innovation -- V. The Imaginative Remedy -- 5.1 Dreaming of Bright Futures -- From the field diary 6 February 2020 -- 5.2 Seeing Problems, Being Radical -- 5.3 Emotional Motives -- 5.4 Conviction, Purpose, and Impact -- VI. Premises and Other Problems -- 6.1 Finding a Lingua Franca -- 6.2 Conflicts and Emotional DecisionMaking -- 6.3 Trustful Coalitions -- 6.4 'Fake It Till You Make It' -- VII. Emotions as Valuta -- 7.1 Claims and Ownership -- 7.2 Evaluations: From SelfFulfilment to Gilded Futures -- 7.3 Demo Day: Performing Emotion -- 7.4 Emotions as a Product -- VIII. The Moral Economy of Different Intentionalities -- 8.1 From Radicality to Reductions to -- 1) The Radicality's Creativity -- 2) The Moral Impact -- 3) Structures of Innovation -- 4) Innovation's Obstacles -- 5) Trust as a MetaEmotion in CoWorking Processes -- 6) Emotions as Commodities -- 8.2 Activity -- References.</text:p>
          </table:table-cell>
          <table:table-cell office:value-type="string" table:style-name="ce1">
            <text:p>https://library.ecssr.ae/cgi-bin/koha/opac-detail.pl?biblionumber=287475</text:p>
          </table:table-cell>
          <table:table-cell table:number-columns-repeated="16377"/>
        </table:table-row>
        <table:table-row table:style-name="ro1">
          <table:table-cell office:value-type="string" table:style-name="ce1">
            <text:p>287476</text:p>
          </table:table-cell>
          <table:table-cell office:value-type="string" table:style-name="ce1">
            <text:p>Rethinking Statehood in Palestine : Self-Determination and Decolonization Beyond Partition /</text:p>
          </table:table-cell>
          <table:table-cell office:value-type="string" table:style-name="ce1">
            <text:p>Farsakh, Leila H,</text:p>
          </table:table-cell>
          <table:table-cell office:value-type="string" table:style-name="ce1">
            <text:p>A free open access ebook is available upon publication. Learn more at www.luminosoa.org. The quest for an inclusive and independent state has been at the center of the Palestinian national struggle for a very long time. This book critically explores the meaning of Palestinian statehood and the challenges that face alternative models to it. Giving prominence to a young set of diverse Palestinian scholars, this groundbreaking book shows how notions of citizenship, sovereignty, and nationhood are being rethought within the broader context of decolonization. Bringing forth critical and multifaceted engagements with what modern Palestinian self-determination entails, Rethinking Statehood sets the terms of debate for the future of Palestine beyond partition.</text:p>
          </table:table-cell>
          <table:table-cell office:value-type="string" table:style-name="ce1">
            <text:p>Berkeley : University of California Press, 2021.</text:p>
          </table:table-cell>
          <table:table-cell office:value-type="string" table:style-name="ce1">
            <text:p>Cover -- Series -- Title page -- Copyright page -- Contents -- List of Illustrations -- Acknowledgments -- Foreword -- Introduction -- Part One. Partition and the Cost of Statehood -- 1. The Political Economy of State Formation in Palestine -- 2. The Gaza Strip -- 3. The Forgotten Palestinians -- 4. The State, the Land, and the Hill Museum -- 5. Defending Palestinian Rights in the Trump Era and Beyond -- Part Two. Decolonizing beyond Partition -- 6. Transitional Justice in Palestine/Israel -- 7. Alternatives to Partition in Palestine -- 8. Palestinian Nationality and "Jewish" Nationality -- 9. Constitutional Frameworks for a One-State Option in Palestine -- 10. Between Two States and One -- 11. Indigeneity as Resistance -- Conclusion -- List of Contributors -- Index.</text:p>
          </table:table-cell>
          <table:table-cell office:value-type="string" table:style-name="ce1">
            <text:p>https://library.ecssr.ae/cgi-bin/koha/opac-detail.pl?biblionumber=287476</text:p>
          </table:table-cell>
          <table:table-cell table:number-columns-repeated="16377"/>
        </table:table-row>
        <table:table-row table:style-name="ro1">
          <table:table-cell office:value-type="string" table:style-name="ce1">
            <text:p>287477</text:p>
          </table:table-cell>
          <table:table-cell office:value-type="string" table:style-name="ce1">
            <text:p>Climate Security and the Military : Concepts, Strategies and Partnerships /</text:p>
          </table:table-cell>
          <table:table-cell office:value-type="string" table:style-name="ce1">
            <text:p>Frerks, Georg,</text:p>
          </table:table-cell>
          <table:table-cell office:value-type="string" table:style-name="ce1">
            <text:p>This book reviews the Climate Security Nexus from the military angle and proposes the design of climate security strategies and how they can contribute to adaptation to and mitigation of the related challenges.</text:p>
          </table:table-cell>
          <table:table-cell office:value-type="string" table:style-name="ce1">
            <text:p>Amsterdam : Amsterdam University Press, 2024.</text:p>
          </table:table-cell>
          <table:table-cell table:style-name="ce1"/>
          <table:table-cell office:value-type="string" table:style-name="ce1">
            <text:p>https://library.ecssr.ae/cgi-bin/koha/opac-detail.pl?biblionumber=287477</text:p>
          </table:table-cell>
          <table:table-cell table:number-columns-repeated="16377"/>
        </table:table-row>
        <table:table-row table:style-name="ro1">
          <table:table-cell office:value-type="string" table:style-name="ce1">
            <text:p>287532</text:p>
          </table:table-cell>
          <table:table-cell office:value-type="string" table:style-name="ce1">
            <text:p>Entrepreneurial Ecosystems : Drivers, Challenges and Success of Territories /</text:p>
          </table:table-cell>
          <table:table-cell office:value-type="string" table:style-name="ce1">
            <text:p>Thomas, Elisa.</text:p>
          </table:table-cell>
          <table:table-cell table:style-name="ce1"/>
          <table:table-cell office:value-type="string" table:style-name="ce1">
            <text:p>Berlin/Boston : Walter de Gruyter GmbH, 2024.</text:p>
          </table:table-cell>
          <table:table-cell office:value-type="string" table:style-name="ce1">
            <text:p>Intro -- Foreword -- Contents -- Chapter 1 Introduction -- Chapter 2 Following the Science? Scientific Knowledge Use in Entrepreneurial Ecosystem Policymaking -- Chapter 3 Leadership in Entrepreneurial Ecosystems in Tourism: Evidence from a Brazilian Tourist Destination -- Chapter 4 A View of Entrepreneurial Ecosystems from Central and Eastern European Contexts -- Chapter 5 Development of an Agricultural Innovation Ecosystem for Rice: The Case of the Rice Revival in Reunion Island and the PAPRiz Project in Madagascar -- Chapter 6 Institutional Isomorphism and the Conditions for Social Entrepreneurship: A North-South Comparison -- Chapter 7 Evaluating the South African Entrepreneurial Ecosystem: The Entrepreneurship Development in Higher Education Case study -- Chapter 8 Entrepreneurial Universities as Core Actors in Innovation Ecosystems: The Brazilian Case -- Chapter 9 Dynamic Knowledge-Based Capabilities in Creating Innovation Ecosystems: The Case of a University -- Chapter 10 Final Considerations -- About the Editors -- About the Contributors -- Index.</text:p>
          </table:table-cell>
          <table:table-cell office:value-type="string" table:style-name="ce1">
            <text:p>https://library.ecssr.ae/cgi-bin/koha/opac-detail.pl?biblionumber=287532</text:p>
          </table:table-cell>
          <table:table-cell table:number-columns-repeated="16377"/>
        </table:table-row>
        <table:table-row table:style-name="ro1">
          <table:table-cell office:value-type="string" table:style-name="ce1">
            <text:p>287533</text:p>
          </table:table-cell>
          <table:table-cell office:value-type="string" table:style-name="ce1">
            <text:p>Human Sustainability and Cognitive Overload at Work : The Psychological Cost of Working /</text:p>
          </table:table-cell>
          <table:table-cell office:value-type="string" table:style-name="ce1">
            <text:p>Stajkovic, Alexander D.</text:p>
          </table:table-cell>
          <table:table-cell office:value-type="string" table:style-name="ce1">
            <text:p>This innovative book considers the cost of cognitive overload and psychological distress on human sustainability, and suggests ways to prevent employees from becoming a psychologically depleted workforce.</text:p>
          </table:table-cell>
          <table:table-cell office:value-type="string" table:style-name="ce1">
            <text:p>Oxford : Taylor &amp;amp; Francis Group, 2024.</text:p>
          </table:table-cell>
          <table:table-cell office:value-type="string" table:style-name="ce1">
            <text:p>Intro -- Half Title -- Title Page -- Copyright Page -- Table of Contents -- List of figures -- Preface -- 1. Introduction to Cognitive Load, Attentional Processing, and Human Sustainability at Work -- PART 1: How We Arrived at Cognitive Overload -- 2. Increase in Cognitive Load Through Epochal Stages of Human Development -- 3. The Failure of the Leadership "Cottage Industry" and Organizational Leaders as More Proximal Factors Contributing to Employee Cognitive Overload -- PART 2: How Bad is It and How Should We Work Then? -- 4. Evidence of Psychological Cost of Working in Contemporary Organizations: Anxiety, Depression, Work-Home Conflict, and Suicides Attributed to Work -- 5. Theory Guidance Toward Human Sustainability at Work: Moral Matrices, Business Concerns, Science, or all of the Above? -- PART 3: Toward Reducing Cognitive Overload and Fostering Human Sustainability at Work at Different Levels of Analysis -- 6. Modify the System: Pros and Cons of Liberal, Coordinated, and Directed Capitalism -- 7. Modify Organizational Leadership: Ethics of Care and Female Leadership Advantage -- 8. Modify Humans: Are There Limits to Transcending our Limitations, is Homo Sapiens Outdated, and How to Contemplate AI Upgrades? -- 9. Cognitive Automation: Reducing Cognitive Overload and Boosting Performance Without Attention -- PART 4: Epilogue -- 10. Alternative Explanations, Future Research, and Conclusion -- Index.</text:p>
          </table:table-cell>
          <table:table-cell office:value-type="string" table:style-name="ce1">
            <text:p>https://library.ecssr.ae/cgi-bin/koha/opac-detail.pl?biblionumber=287533</text:p>
          </table:table-cell>
          <table:table-cell table:number-columns-repeated="16377"/>
        </table:table-row>
        <table:table-row table:style-name="ro1">
          <table:table-cell office:value-type="string" table:style-name="ce1">
            <text:p>287534</text:p>
          </table:table-cell>
          <table:table-cell office:value-type="string" table:style-name="ce1">
            <text:p>Beyond Instrumentalised Politics : Re-Conceptualising Public Governance /</text:p>
          </table:table-cell>
          <table:table-cell office:value-type="string" table:style-name="ce1">
            <text:p>Thomson, Garrett.</text:p>
          </table:table-cell>
          <table:table-cell office:value-type="string" table:style-name="ce1">
            <text:p>The weaknesses of aggregative/representative democracy point to the current governments' failures so prevalent in the West that there are few innovative alternatives. Given that major global challenges all hinge on the transformation of public governance, it has become a most pressing matter for humanity to re-conceptualise future-making approaches to governance. This series aims to explore constructive and promising orientations to democracy.</text:p>
          </table:table-cell>
          <table:table-cell office:value-type="string" table:style-name="ce1">
            <text:p>Berlin/Boston : Walter de Gruyter GmbH, 2024.</text:p>
          </table:table-cell>
          <table:table-cell table:style-name="ce1"/>
          <table:table-cell office:value-type="string" table:style-name="ce1">
            <text:p>https://library.ecssr.ae/cgi-bin/koha/opac-detail.pl?biblionumber=287534</text:p>
          </table:table-cell>
          <table:table-cell table:number-columns-repeated="16377"/>
        </table:table-row>
        <table:table-row table:style-name="ro1">
          <table:table-cell office:value-type="string" table:style-name="ce1">
            <text:p>287535</text:p>
          </table:table-cell>
          <table:table-cell office:value-type="string" table:style-name="ce1">
            <text:p>Addressing Global Challenges - Exploring Socio-Cultural Dynamics and Sustainable Solutions in a Changing World : Proceedings of International Symposium on Humanities and Social Sciences (ISHSS 2023, August 11-13, 2023, Macau, China) /</text:p>
          </table:table-cell>
          <table:table-cell office:value-type="string" table:style-name="ce1">
            <text:p>M. Eloundou-Enyegue, Parfait.</text:p>
          </table:table-cell>
          <table:table-cell office:value-type="string" table:style-name="ce1">
            <text:p>The International Symposium on Humanities and Social Sciences: Addressing Global Challenges-Exploring Socio-Cultural Dynamics and Sustainable Solutions in a Changing World unfolds as a crucial academic undertaking, centred around the overarching theme of intellectual synergy and inquiry.</text:p>
          </table:table-cell>
          <table:table-cell office:value-type="string" table:style-name="ce1">
            <text:p>Boca Raton : CRC Press LLC, 2024.</text:p>
          </table:table-cell>
          <table:table-cell office:value-type="string" table:style-name="ce1">
            <text:p>Cover -- Title Page -- Copyright -- Table of Contents -- Preface -- Committee -- International relations and diplomacy -- North Korea's denuclearization: Obstacles and prospects from multinational aspect -- 1 Introduction -- 2 Us Aspect of Denuclearization -- 2.1 US effort for denuclearization: negotiations and sanctions -- 2.2 Why the US exaggerates the DPRK&amp;amp;amp -- x00027 -- s nuclear issue? -- 3 China's Attitude Toward Denuclearization and the Reasons -- 4 South Korea's Aspect of Denuclearization -- 4.1 South Korean government&amp;amp;amp -- x00027 -- s actions - negotiations -- 4.2 South Korea&amp;amp;amp -- x00027 -- s sanctions against North Korea -- 4.3 Reasons why South Korea takes sanctions instead of maintaining negotiations -- 5 North Korea's Aspect of Denuclearization: Obstacles and Prospects -- 6 Discussion of International Sanctions, Other Countries and Institutes -- 7 Conclusion -- Author Contribution -- References -- The image of the "other" in popular culture and diplomatic relations between China and Japan-Japanese anime and Chinese television drama as examples -- 1 Introduction -- 2 Extremely One-Sided Symbolic Opposite Images before the 1980s -- 2.1 China&amp;amp;amp -- x00027 -- s demonization and clowning of Japan -- 2.2 Japan&amp;amp;amp -- x00027 -- s "orientalism" shaping of China -- 3 Objective and Friendly Images from the 1990s to the Early 21st Century -- 3.1 China&amp;amp;amp -- x00027 -- s authenticity, advanced shaping of Japan -- 3.2 Japan&amp;amp;amp -- x00027 -- s diverse and dynamic shaping of China -- 4 Diverse Images after Heightened Conflict since the 2008 Global Financial Crisis -- 4.1 China&amp;amp;amp -- x00027 -- s mixed attitudes towards Japan with dominance of negative elements -- 4.2 Japan&amp;amp;amp -- x00027 -- s portrait of China as a "powerful but failed" imaginary enemy -- 5 Conclusion -- References. Analysis of China-Laos relations-from the perspective of U.S.-China strategic competition, ASEAN and Laos -- 1 Introduction -- 2 The International Situation and ASEAN in its Context -- 2.1 U.S. "Indo-Pacific strategy" to strengthen the U.S. presence in the Indo-Pacific region -- 2.2 China&amp;amp;amp -- x00027 -- s periphery policy -- 2.3 ASEAN&amp;amp;amp -- x00027 -- s attitude under the U.S.-China strategic competition -- 2.3.1 Generally neutral attitudes -- 2.3.2 Seriously divided internally -- 2.4 China-ASEAN cooperation with third-party competition -- 3 Analysis of China-Laos Relations -- 3.1 The practice of friendly relations between China and Laos -- 3.2 Reasons for the developing of Sino-Laos relations -- 4 Future Development of China-Laos Relations from the Perspective of Laos -- 4.1 Relatively weak comprehensive national power -- 4.2 Poor conditions for external economic development -- 5 Conclusion -- References -- How consensus building affects U.S. foreign policy toward East Asia: The U.S. under the Trump Era and the Biden Era as examples -- 1 Introduction -- 2 Overview of U.S. Foreign Policy and its Values Diplomacy -- 3 U.S. Identity Shaping in East Asia -- 4 Constructivist Analysis of U.S. Diplomacy -- 4.1 Subjective identity shaping -- 4.2 Expectations for the countries in the region -- 4.3 Interaction of structures and actors -- 5 Constructivist Analysis of U.S. Diplomacy -- 6 Conclusion -- References -- From the perspective of cross-border data flow challenges and countermeasures of China's joining CPTPP -- 1 Introduction -- 2 Provisions on Cross-border Data Flow in CPTPP -- 2.1 The high standards and compatibility of personal information protection -- 2.2 The freedom and inclusiveness of cross-border data flow -- 3 The Legal Regulation of Cross-border Data Flow in China -- 3.1 Legal regulation of outbound data. 3.2 Legal regulation of outbound data -- 4 China&amp;amp;amp -- x00027 -- s Difficulties in Connecting with CPTPP in Terms of Cross-border Data Flow -- 4.1 Domestic legislation: the system is harsh and difficult to connect with the public -- 4.1.1 The system is too strict -- 4.1.2 It is difficult to connect public policies -- 4.2 Extraterritorial law enforcement: paying too much attention to "defense" -- 4.2.1 Blank extraterritorial jurisdiction -- 4.2.2 Pay too much attention to "defense" in data retrieval -- 4.3 Judicial procedure: the application of law is "mechanical" -- 4.3.1 The trial mode is too traditional -- 4.3.2 Lack of international cooperation and protection mechanisms outside the territory -- 5 Suggestions on The Cross-border Flow of CPTPP Data in China&amp;amp;amp -- x00027 -- s Domestic Law -- 5.1 Optimizing the legislative system -- 5.1.1 Renew the concept, giving consideration to national information security, personal privacy protection and freedom of data flow -- 5.1.2 Define the safety assessment standards -- 5.2 Improve the extraterritorial law enforcement rules -- 5.2.1 Providing extraterritorial jurisdiction according to the grade type of data -- 5.2.2 Appropriately expand judicial jurisdiction and refine the legal procedures for cross-border data retrieval -- 5.3 Improve the judicial protection mechanism -- 5.3.1 Optimize the court handling mechanism -- 5.3.2 Take an active part in the governance of global cross-border data -- 6 Conclusion -- Author Contribution -- References -- Relations between China and Thailand after the establishment of the People's Republic of China -- 1 Introduction -- 2 Sino-Thai Relations in the 1950s-1970s -- 2.1 Overview of relations between China and Thailand in the 1950s and 1970s -- 2.2 Reasons for antagonistic and hostile relations- from the perspective of China and Thailand. 2.3 Influence of extraterritorial powers and international environment -- 2.4 Limited contacts -- 3 Establishment of Diplomatic Relations between China and Thailand -- 3.1 The transformation and concreate practice at the early stage of the establishment of diplomatic relations -- 3.1.1 Political exchanges between China and Thailand -- 3.1.2 Economic cooperation and trade between China and Thailand -- 3.2 Impact of the changes in the international situation -- 3.2.1 The Sino-Soviet split and the wave of establishing diplomatic relations -- 3.2.2 The non-aligned movement and the rise of third world countries -- 3.2.3 Geopolitics of the Indo-China peninsula -- 3.2.4 Impact of changes in the international situation on Thailand -- 3.3 The wave of establishing diplomatic relations in China -- 4 Conclusion -- Author Contribution -- References -- Collaborative security model in East Asia: Possibilities and challenges -- 1 Introduction -- 2 Background of Chinese Collaborative Security Model -- 3 Possibilities of Chinese Collaborative Security in East Asia -- 3.1 The rise of China and its influence on collaborative security -- 3.2 China&amp;amp;amp -- x00027 -- s adherence to the principle of equality -- 4 Challenges of Chinese Collaborative Security in East Asia -- 4.1 China-US competition -- 4.2 Historical entanglement -- 4.3 Territorial disputes -- 4.4 Lack of cooperating motivation in other East Asian countries -- 4.5 Lack of dialogue and cooperation mechanism -- 5 Conclusion -- Author Contribution -- References -- Vietnam's construction of historical memory of China and its impact on bilateral relations -- 1 Introduction -- 2 Confucianism, War and Tribute Relations -- 3 Vietnamese Reinterpretation of Sino-Vietnamese History during the French Colonization -- 4 Changing Views on Vietnam&amp;amp;amp -- x00027 -- s History of China during the Cold War -- 5 Conclusion. References -- A study on phonetic transfer from the view of loanwords and its influence on cross-cultural communication -- 1 Introduction -- 2 Method -- 3 Result and Discussion -- 3.1 Perception of beginners -- 3.2 L1 transfer for beginners -- 3.3 L1 transfer for beginners -- 3.4 Influence on cross-cultural communication -- 3.5 Implications for EFL pedagogies -- 4 Conclusion -- References -- Faith at the forefront: An analysis of the contributions and dilemmas of faith-based organizations to global governance and human rights issues -- 1 Introduction -- 2 Participation and Functions of FBOs in Global Governance -- 2.1 Religion as moral authority -- 2.2 Promote global governance -- 2.3 Raising public awareness -- 3 Challenges in the Global Environmental Governance and Human Rights Discourse -- 3.1 Tensions between the religious and secular worlds -- 3.2 Conflict between human rights concepts and religious beliefs -- 3.3 Political and economic challenges and external pressures -- 4 Recommendations on How to Work Effectively with FBOs -- 5 Conclusion -- References -- Tying the knot: A comparative study of marriage ceremonies among emigrant and native Korean minority -- 1 Introduction -- 2 Literature Review -- 3 Methodology -- 4 Results and Discussions -- 5 Assumptions Compared and Limitations -- 6 Conclusion -- References -- Peer pressure and behavior: The relation, moderators and precaution -- 1 Introduction -- 2 The Relation Between Peer Pressure and Behavior -- 2.1 Negative influence -- 2.2 Positive influence -- 3 The Moderating Factors Between Peer Pressure and Behavior -- 3.1 Gender -- 3.2 Parental influence -- 3.3 Psychological cues -- 4 Suggestions for Precaution of Bad Behavior -- 4.1 Starting from the root: Change social expectation to behavior -- 4.2 Improving from the surface: Change group behavior norm -- 5 Conclusion -- References. Analysis of solutions for second-generation Chinese immigrants in the United States.</text:p>
          </table:table-cell>
          <table:table-cell office:value-type="string" table:style-name="ce1">
            <text:p>https://library.ecssr.ae/cgi-bin/koha/opac-detail.pl?biblionumber=287535</text:p>
          </table:table-cell>
          <table:table-cell table:number-columns-repeated="16377"/>
        </table:table-row>
        <table:table-row table:style-name="ro1">
          <table:table-cell office:value-type="string" table:style-name="ce1">
            <text:p>287536</text:p>
          </table:table-cell>
          <table:table-cell office:value-type="string" table:style-name="ce1">
            <text:p>State-Sponsored Disinformation Around the Globe : How Politicians Deceive Their Citizens /</text:p>
          </table:table-cell>
          <table:table-cell office:value-type="string" table:style-name="ce1">
            <text:p>Echeverr ia, Martin.</text:p>
          </table:table-cell>
          <table:table-cell office:value-type="string" table:style-name="ce1">
            <text:p>This book explores the pervasive and globalized trajectory of domestic disinformation. It describes specific operations and general apparatuses of disinformation that are sponsored by the State institutions in several countries around the world, such as governments, political parties, and politicians.</text:p>
          </table:table-cell>
          <table:table-cell office:value-type="string" table:style-name="ce1">
            <text:p>Oxford : Taylor &amp;amp; Francis Group, 2024.</text:p>
          </table:table-cell>
          <table:table-cell office:value-type="string" table:style-name="ce1">
            <text:p>Cover -- Half Title -- Series Page -- Title Page -- Copyright Page -- Table of Contents -- List of Contributors -- Acknowledgements -- Chapter 1 Introduction: Deceiving from the top: state-sponsored disinformation as a contemporary global phenomenon -- Part I Theoretical and epistemological underpinnings of state-sponsored disinformation -- Chapter 2 Theoretical understanding of State-Sponsored Disinformation -- Chapter 3 Rethinking disinformation for the global South : Towards a particular research agenda -- Chapter 4 Statistics and state-sponsored disinformation: Understanding the propaganda war on numbers -- Part II Liberal democracies -- Chapter 5 Populist disinformation: Mapping the discursive connections between online populism and disinformation in the US -- Chapter 6 From tragedy to oblivion: State-sponsored disinformation in the aftermath of the Sewol ferry disaster -- Chapter 7 Spanish far-right and environmental disinformation: VOX's obstructionist discourse on the climate crisis on Twitter -- Chapter 8 Combatting and defeating Chinese propaganda and disinformation: A case study of Taiwan's 2020 elections -- Part III Electoral democracies -- Chapter 9 State-sponsored disinformation in Brazil: Distrust and delegitimisation of the electoral system through the use of political authority Facebook accounts -- Chapter 10 Citizen's participation on social media against state-sponsored disinformation during the pandemic in Argentina -- Chapter 11 State-sponsored disinformation in Greece: From the Novartis scandal to the wiretapping of politicians, journalists, and citizens -- Chapter 12 Investing in fake news? The disinformation industry in Kenya's 2022 elections -- Part IV Electoral and closed autocracies -- Chapter 13 Discourses and policies of disinformation in Turkey. Chapter 14 Disinformation under the guise of democracy: lessons from Hungary -- Chapter 15 Russian Federation's FIMI prior to its Intervention in Ukraine -- Chapter 16 The genealogy of state-sponsored disinformation in Nigeria: Elections, political deception, and governing through the lens of post-truth -- Chapter 17 State-sponsored Disinformation through digital media in Malaysia -- Chapter 18 State-sponsored disinformation, hate speech, and violence: Mapping conceptual connections through Iran's anti-Bah a' i propaganda -- Chapter 19 From censorship to disinformation: Cuba's official discourse on contentious activism -- Index.</text:p>
          </table:table-cell>
          <table:table-cell office:value-type="string" table:style-name="ce1">
            <text:p>https://library.ecssr.ae/cgi-bin/koha/opac-detail.pl?biblionumber=287536</text:p>
          </table:table-cell>
          <table:table-cell table:number-columns-repeated="16377"/>
        </table:table-row>
        <table:table-row table:style-name="ro1">
          <table:table-cell office:value-type="string" table:style-name="ce1">
            <text:p>287537</text:p>
          </table:table-cell>
          <table:table-cell office:value-type="string" table:style-name="ce1">
            <text:p>Preparing for Hybrid Threats to Security : Collaborative Preparedness and Response /</text:p>
          </table:table-cell>
          <table:table-cell office:value-type="string" table:style-name="ce1">
            <text:p>Borch, Odd Jarl.</text:p>
          </table:table-cell>
          <table:table-cell office:value-type="string" table:style-name="ce1">
            <text:p>This book examines hybrid threats within the broader context of a security crisis in Europe. As geopolitical tensions increase and great power rivalries intensify, can states protect their communities? While conventional wars are fought, parallel battles take place by more subtle and non-violent means. This multi-disciplinary book examines how hybrid threats undermine political governance and social stability in liberal democracies, covering aggressors, targeted states and victimized communities. It seeks to address how aggressor states undermine liberal democracies under the threshold of conflict, and the role played by hybrid threats as aggressor states prepare for full-scale war. The chapters also explore how liberal democracies organize and interact to detect hybrid threats, arguing that, in order to increase resilience, politicians and government agencies must involve the private sector and citizens in threat-reduction policies. The analysis builds upon the latest research in the international crisis management literature. This book will be of interest to students of security studies, hybrid warfare, defence studies and International Relations, as well as professional practitioners. The Open Access version of this book, available at http://www.taylorfrancis.com, has been made available under a Creative Commons Attribution (CC-BY) 4.0 license.</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7537</text:p>
          </table:table-cell>
          <table:table-cell table:number-columns-repeated="16377"/>
        </table:table-row>
        <table:table-row table:style-name="ro1">
          <table:table-cell office:value-type="string" table:style-name="ce1">
            <text:p>287538</text:p>
          </table:table-cell>
          <table:table-cell office:value-type="string" table:style-name="ce1">
            <text:p>Sector-Based Action Against Corruption : A Guide for Organisations and Professionals /</text:p>
          </table:table-cell>
          <table:table-cell office:value-type="string" table:style-name="ce1">
            <text:p>Pyman, Mark.</text:p>
          </table:table-cell>
          <table:table-cell table:style-name="ce1"/>
          <table:table-cell office:value-type="string" table:style-name="ce1">
            <text:p>Cham : Springer International Publishing AG, 2024.</text:p>
          </table:table-cell>
          <table:table-cell office:value-type="string" table:style-name="ce1">
            <text:p>Intro -- Preface -- Acknowledgements -- Praise for Sector-Based Action Against Corruption -- Contents -- About the Authors -- List of Figures -- Chapter 1: Introduction -- The Reform Concept: Move Molehills Not Mountains -- The Reform Approach: SFRA -- Important Caveat -- How This Book Came About -- The Structure of the Book -- References -- Chapter 2: Corruption Basics -- Definition -- Delving Below Generalities -- The Unit of Analysis -- Identifying Core Issues: The Merits of Peer Voting -- References -- Chapter 3: Corruption Is a Management Issue -- Relevant Management Systems -- Training and Education -- Monitoring and Compliance -- Information and Communication Systems -- Specialist Expertise Group In-house -- Leadership -- Declarations of Commitment -- When Talking About Corruption, Language Matters -- Like All Risk Factors, Context Matters -- Is This Really My Responsibility? -- References -- Chapter 4: Work Within Your Sector -- Why Sectors Are a Good Locus for Reform -- What Is a Sector? -- International Sector Resources -- Construction Sector -- Health Sector -- Shipping Sector -- References -- Chapter 5: Focus -- Disaggregate the Specific Corruption Issues -- Sector Typologies -- Make Your Own Typology? -- Analysis and Context -- Analysis Methodologies -- Political Economy Analysis (PEA) -- Building Shared Understanding -- References -- Chapter 6: Remediation: Broad Framing -- Single Issue -- Broad Front -- Narrow Front -- Radical Change -- Low-Profile -- Multi-Party Collaboration -- Bundling -- Signature-Issue -- Keeping-Up-Hope -- References -- Chapter 7: Remediation: Detailed Improvement Measures -- Functional Improvement Measures -- Improve the Administrative Processes Closest to Service Delivery -- Improve Financial Management -- Improve Financial Management Processes -- Improve Management Information Systems (MIS). Consider Radical Organisational Reform, For Example, of a Particular Ministry -- Consider How New Technology Might Help -- Mainstream the Functional Reforms Within Broader Ministry or Organisation Reform Efforts -- People-Centred Improvement Measures -- Build Your Initiative Around the People That Live in the Affected Area or Are Involved in the Relevant Sector -- Build a Critical Mass of Committed Supporters Inside Your Ministry or Organisation -- Set Up One or More Forums Where People Can Discuss Tackling Corruption Issues and Demonstrate Their Commitment -- Bring National Civic Groups on Board and Collaborate with Civil Society Organisations -- Bring in Experts from Transnational Initiatives Specific to the Sector or Corruption Problem -- Bring in Anti-Corruption Experts from Industry Bodies and Associations -- Actively Search Out Possible Coalitions -- Enlist International Development People -- Monitoring Improvement Measures -- Review and Strengthen Core Operational and Financial Controls -- Demand More from Your Internal Audit Function -- Commission-Focused Audits and Reviews -- Demand More from the External Auditors -- Consider Pressing for a Formal Commission of Inquiry -- Encourage Monitoring by Citizen Groups and NGOs -- Citizen Report Cards -- Strengthen the Regulators and the Relevant Professional Agencies -- Actively Exploit the International Peer Review Mechanisms -- Actively Exploit Sectoral Country-Comparison Mechanisms and Indexes -- Whistleblowing Measures -- Justice and Rule of Law measures -- Exert Pressure Via Discipline, Sanctions and Penalties -- Call Out Corruption -- Carry Out a Legal and Constitutional Review -- Encourage Relevant Research by Academics -- Encourage More Transparency in Policy Making -- 'Corruption-proofing' Statutes and Regulations -- Investigation and Prosecution -- Transparency Improvement Measures. Identify Service Data That Needs to Be Transparent -- Advocate for Engagements with Public Officials and Public Bodies to Be Made Public -- Advocate for National, Regional and Project Budgets, and the Spending against Those Budgets, to Be Public and Transparent -- Consider Making Internal and External Audit Reports Public -- Watch Out for When Transparency Does Not Work as Intended -- Integrity Improvement Measures -- Improve the Quality of Your Management Cadre -- Consider How the National Religious Authorities Can Have a Useful Impact -- Establish a Small Integrity Unit or Transparency Unit Within Your Organisation/Ministry -- Set Up an Ad-hoc 'Integrity Committee' or 'Integrity Advisory Group' in Your Organisation -- Set Out an 'Integrity Framework' for the Organisation -- Train Your Leadership Team in Integrity and Anti-Corruption -- Extend Integrity/Anti-Corruption Awareness Raising and Training More Widely -- Conduct Ethics/Integrity Surveys of Staff and Use the Results -- Consider Radical Change to Personnel to Raise Integrity -- Introduce Integrity into Your Community Via Media -- Advocate for Longer-Term Societal Change Through Education -- Review the Effectiveness of Integrity Standards and Codes of Conduct and Improve Them -- Review and Call Out Conflicts of Interest -- Ask Stakeholders About 'Fairness' as a Basis for Solving a Corruption Issue -- Make Building Integrity a Key Part of Your Strategy, Alongside Fighting Corruption -- Civil Society Measures -- Incentive and Nudge Improvement Measures -- Nudge Measures -- Nudge Mechanisms -- Pre-Commit to Integrity -- Use Public Commitments -- Make Being Dishonest an Active Choice -- Use Timely Reminders to Promote Integrity -- Have People Create a Clear Plan on How to Tackle a High-Risk Activity -- Inform People That the Desired Behaviour Is the Norm. Enforce the Rules That Are Easier to Enforce First -- Use to Your Advantage the Fact That People Overweight Small Probabilities -- Use Images to Prompt Honesty -- Test Different Types of Messages to Increase Compliance -- Personalised Messages -- Change the Timings of Major Decisions -- References -- Chapter 8: Deciding What Actions to Take -- Feasible Options and the SFRA Matrix -- Place Your Options on the SFRA Matrix -- NOT 'Best Practices' -- Lenses-Scrutinise and Challenge the Options -- Dialectical Lens -- Preventive Strategy or Disciplining Strategy? -- Incremental Progress or Large-Scale Change? -- Prioritise Fighting Corruption or Building Integrity? -- Focus on Routine Day-to-day Corruption or High-Level Corruption? -- Engage the Public, or Keep the Reforms Private and Public Expectations Low? -- Narrow or Broad Focus? -- Substantive Reforms or Giving People Hope? -- Substantive Reforms or Improving Monitoring? -- Improving Service Delivery or Saving Money? -- Branding Lens -- Politics and Power Lens -- Look at the Winners and Losers from the Different Options -- Look at How 'Political Will' Might Vary Between the Options -- Look at How National Regime Type Might Favour Some Options Over Others -- Look at How Sectoral Industry Structures Favour One Option Over Another -- Look at Whether Major Disturbance to the Social Equilibrium Might Favour One Option Over Another -- Test the Options Against Your Sources of Advantage -- Compare the Different Sources of Power in Each Option -- Timeframe Lens -- Skill and Motivation Lens -- Leveraging Emotional Motivation -- Examine Whether the Strength of Family Ties Is an Important Motivation-Shaping Factor -- Test the Options for Appeal to Diverse Groups, Especially Women and Youth -- Plan and Programme Lens -- Compare Each Option for Flexibility. Challenge Whether Complex Options Are Going to Be Well-Run -- Multiple Paths to Reform -- Government Alignment Lens -- Decide Whether Cross-Government Alignment Is a Worthwhile Effort -- Take Advantage of Any Central Cross-Organisation Coordination Unit -- Strengthen Alignment with Major Government Policies -- Strengthen Alignment with Other Stakeholders -- International Lens -- Sequencing Lens -- References -- Chapter 9: Last Words -- References -- References -- Index.</text:p>
          </table:table-cell>
          <table:table-cell office:value-type="string" table:style-name="ce1">
            <text:p>https://library.ecssr.ae/cgi-bin/koha/opac-detail.pl?biblionumber=287538</text:p>
          </table:table-cell>
          <table:table-cell table:number-columns-repeated="16377"/>
        </table:table-row>
        <table:table-row table:style-name="ro1">
          <table:table-cell office:value-type="string" table:style-name="ce1">
            <text:p>287539</text:p>
          </table:table-cell>
          <table:table-cell office:value-type="string" table:style-name="ce1">
            <text:p>The Politics of Feminist Foreign Policy and Digital Diplomacy /</text:p>
          </table:table-cell>
          <table:table-cell office:value-type="string" table:style-name="ce1">
            <text:p>Aggestam, Karin.</text:p>
          </table:table-cell>
          <table:table-cell table:style-name="ce1"/>
          <table:table-cell office:value-type="string" table:style-name="ce1">
            <text:p>Cham : Springer International Publishing AG, 2024.</text:p>
          </table:table-cell>
          <table:table-cell office:value-type="string" table:style-name="ce1">
            <text:p>Intro -- Contents -- List of Figures -- List of Tables -- Chapter 1: Introduction -- 1.1 Introduction -- 1.2 Feminist Foreign Policy and Digital Change -- 1.3 Digital Diplomacy in a Globalised World -- 1.4 Aims and Outline of the Book -- References -- Chapter 2: The Politics of Feminist Foreign Policy and Digital Diplomacy: Leadership, Branding and Visuality -- 2.1 Introduction -- 2.2 The Politics of Feminist Foreign Policy and Digital Diplomacy -- 2.3 Foreign Policy Leadership and Agency -- 2.4 Nation Branding and Positionality -- 2.5 The Political Power of Visuality -- 2.6 Conclusion -- References -- Chapter 3: Political Leadership and the Digital Diffusion of Feminist Foreign Policy -- 3.1 Introduction -- 3.2 Political Leadership and the Articulation of Sweden's Feminist Foreign Policy -- 3.3 The Global Resonance of Feminist Foreign Policy Leadership: Canada and Germany -- 3.4 Contesting the US Global Gag Rule -- 3.4.1 #shedecides -- 3.5 Conclusion -- References -- Chapter 4: Nation Branding, Digital Advocacy and Feminist Foreign Policy -- 4.1 Introduction -- 4.2 The Digital Articulation of Sweden's Feminist Nation Brand in Foreign Policy -- 4.3 Digital Resonance through Hashtag Feminism -- 4.4 Contesting Sweden's State Visit to Iran -- 4.5 Conclusion -- References -- Chapter 5: Visuality, Digital Visibility and Feminist Foreign Policy -- 5.1 Introduction -- 5.2 Articulation: Feminist Foreign Policy as a Visual Practice -- 5.3 Resonance: Visual Experiences of Gender Equality -- 5.4 Contestation: Challenging the Invisibility and Silencing of Women's Stories and Experiences -- 5.5 Conclusion -- References -- Chapter 6: Conclusion: Feminist Foreign Policy and Digital Diplomacy in a Turbulent World -- 6.1 Introduction -- 6.2 Key Findings and Contributions -- 6.2.1 The Politicised Nexus Between Foreign Policy Leadership and Digital Communication. 6.2.2 Digital Nation Branding: Reorienting and Politicising Foreign Policy -- 6.2.3 Practicing Feminist Foreign Policy: Global Visibility and Digital Strategies -- 6.3 Reorientation and Cessation of Sweden's Feminist Foreign Policy -- 6.4 New Frontiers of Research -- References -- Chapter 7: Methods Appendix -- 7.1 The Politics of Feminist Foreign Policy and Digital Diplomacy -- 7.1.1 Methodological Choices -- Documents -- Social Media Data, Campaigns and Online Observations -- Interviews -- Practical Implications -- Ethical Dimensions -- References.</text:p>
          </table:table-cell>
          <table:table-cell office:value-type="string" table:style-name="ce1">
            <text:p>https://library.ecssr.ae/cgi-bin/koha/opac-detail.pl?biblionumber=287539</text:p>
          </table:table-cell>
          <table:table-cell table:number-columns-repeated="16377"/>
        </table:table-row>
        <table:table-row table:style-name="ro1">
          <table:table-cell office:value-type="string" table:style-name="ce1">
            <text:p>287540</text:p>
          </table:table-cell>
          <table:table-cell office:value-type="string" table:style-name="ce1">
            <text:p>Political Modernity and Social Theory : Origins, Development and Alternatives /</text:p>
          </table:table-cell>
          <table:table-cell office:value-type="string" table:style-name="ce1">
            <text:p>Domingues, Jose Maur cio.</text:p>
          </table:table-cell>
          <table:table-cell office:value-type="string" table:style-name="ce1">
            <text:p>An in-depth investigation of political modernity, Political Modernity and Social Theory proposes an encompassing and far-reaching approach spanning past and present - stressing radical plebeian democracy and maintaining a strong opening to the future and to possible alternatives to modernity.</text:p>
          </table:table-cell>
          <table:table-cell office:value-type="string" table:style-name="ce1">
            <text:p>Oxford : Taylor &amp;amp; Francis Group, 2024.</text:p>
          </table:table-cell>
          <table:table-cell office:value-type="string" table:style-name="ce1">
            <text:p>Cover -- Half Title -- Title Page -- Copyright Page -- Table of Contents -- List of figures -- List of tables -- Introduction -- 0.1 Theory and diagnosis of the times -- 0.2 Outline of parts and chapters -- 0.3 Three methodological strategies -- 0.4 Collective subjectivities and other concepts -- 0.5 Sources and references -- 0.6 Acknowledgements -- Notes -- Part I The liberal infrastructure -- Chapter 1 Rights and citizenship -- 1.1 Rights, rights-holders and the law -- 1.2 Rights -- 1.2.1 Elements of rights -- 1.2.2 Rights and the law -- 1.3 Rights and citizenship -- 1.4 Characteristics and reach of rights -- 1.5 Absolute or limited: rights and the coronavirus/COVID-19 pandemic -- 1.6 Rights from above -- Notes -- Chapter 2 The state and the law -- 2.1 From law to state -- 2.2 The law and the state -- 2.2.1 Rule of law and socialist legality -- 2.2.2 The judiciary -- 2.2.3 The police -- 2.3 The bureaucracy -- 2.4 Centring and decentring -- Notes -- Chapter 3 Power, agency and law -- 3.1 Power -- 3.2 Sovereignty -- 3.3 Constituent power and the Constitution -- 3.4 Political rights and representation -- 3.5 Authoritarian collectivism and the political dimension -- Notes -- Chapter 4 From abstract to concrete -- 4.1 Nation and people -- 4.2 Social rights, citizenship, social policy -- 4.2.1 Homogeneity and heterogeneity -- 4.2.2 Social rights and social citizenship, universalist and universalising social policy -- 4.2.3 Sectorialised policies -- 4.2.4 Entitlements and targeting, citizenship and market-oriented reforms -- 4.2.5 Universal basic income and minimum income -- 4.3 The state and concreteness -- 4.3.1 Law, complexity and particularism -- 4.3.2 The thickening of bureaucracy -- 4.3.3 Economic development -- 4.3.4 Neopatrimonialism and corruption -- Notes -- Chapter 5 Rights, state and the modern imaginary. 5.1 From abstract to concrete: a developmental trend -- 5.2 The trajectory of rights and the state -- 5.3 State centring and rationality -- 5.4 Legitimation and legitimacy -- 5.5 Political modernity and the imaginary -- Notes -- Part II Politics, dynamics and processes -- Chapter 6 Politics -- 6.1 Liberalism and republic -- 6.2 Republic and democracy -- 6.3 The political system -- 6.4 Political collectivities -- 6.5 Reproduction, crisis and change -- Notes -- Chapter 7 State power -- 7.1 The coronavirus/COVID-19 pandemic and the fate of neoliberalism -- 7.2 Elements and overall state power -- 7.2.1 Capabilities -- 7.2.2 Total state power -- 7.3 The strengthening of the state -- 7.4 The state and societal collectivities -- 7.5 State power: a formalisation -- 7.6 The return of the state? Some recent developments -- Notes -- Chapter 8 Political autonomy -- 8.1 Horizontality, verticality, autonomy -- 8.2 Autonomy and authority -- 8.2.1 Autonomy and freedom -- 8.2.2 Authority and hierarchy -- 8.2.3 The full analytical framework -- 8.3 Autonomy in modernity and beyond -- 8.4 The radicalisation of autonomy -- Notes -- Chapter 9 Trends and phases of modernity -- 9.1 State strengthening and the expansion of autonomy and freedom -- 9.2 The emergence and long-term strengthening of the modern state -- 9.3 The emergence and development of autonomy and freedom -- 9.4 Trends and the phases of modernity -- Notes -- Part III The international level -- Chapter 10 The international dimension of political modernity -- 10.1 States, system of states and the contradictory dynamic of modernity -- 10.2 International assemblages, states' dynamic -- 10.2.1 The dyad in inter-state relations -- 10.2.2 Mores and trade -- 10.2.3 Sovereignty and international organisations -- 10.2.4 International law -- 10.2.5 Regimes -- 10.2.6 Peace and war: political processes. 10.3 Opposition and complementarity: capabilities and human rights -- 10.3.1 Capabilities, total power and power-sharing -- 10.3.2 Human rights and autonomy -- 10.3.3 Mechanisms and developmental trends -- 10.4 The international political system -- 10.5 Antagonism and organisation globally: phases of modernity -- Notes -- Part IV Political configurations and processes -- Chapter 11 Political regimes -- 11.1 Political systems and political regimes -- 11.2 The constitution of political regimes -- 11.2.1 Basic configuration -- 11.2.2 Elements -- 11.3 Models -- 11.4 Oligarchy, autocracy and the party-state -- 11.5 Legitimation, legitimacy and crisis -- 11.6 Political regimes and capitalism -- Notes -- Chapter 12 Political processes -- 12.1 Reproduction and change -- 12.2 Political cycles -- 12.3 Coup d' etat -- 12.4 Revolution and molecular processes -- Notes -- Chapter 13 Democracy -- 13.1 Liberal democracy: the need for qualification -- 13.2 From the Commune to the Soviets and beyond -- 13.3 Radical democracy and immanent critique -- 13.4 Radical democracy and plebeianism -- Notes -- Part V -- Epilogue: Political modernity, social change and critique -- References -- Index.</text:p>
          </table:table-cell>
          <table:table-cell office:value-type="string" table:style-name="ce1">
            <text:p>https://library.ecssr.ae/cgi-bin/koha/opac-detail.pl?biblionumber=287540</text:p>
          </table:table-cell>
          <table:table-cell table:number-columns-repeated="16377"/>
        </table:table-row>
        <table:table-row table:style-name="ro1">
          <table:table-cell office:value-type="string" table:style-name="ce1">
            <text:p>287541</text:p>
          </table:table-cell>
          <table:table-cell office:value-type="string" table:style-name="ce1">
            <text:p>Gendered Vulnerabilities and Violence in Forced Migration : The Rohingya from Myanmar /</text:p>
          </table:table-cell>
          <table:table-cell office:value-type="string" table:style-name="ce1">
            <text:p>Salehin, Mohammad Musfequs.</text:p>
          </table:table-cell>
          <table:table-cell table:style-name="ce1"/>
          <table:table-cell office:value-type="string" table:style-name="ce1">
            <text:p>Cham : Palgrave Macmillan, 2024.</text:p>
          </table:table-cell>
          <table:table-cell office:value-type="string" table:style-name="ce1">
            <text:p>Intro -- Acknowledgements -- About the Book -- Contents -- About the Author -- Abbreviations -- Chapter 1: Introduction -- The Research -- Organisation of the Book -- References -- Chapter 2: Gender, Violence, and Vulnerabilities in Forced Migration: A Multi-dimensional Approach -- Introduction -- Gendered Vulnerabilities, Violence, and Migration -- Sexual and Gender-Based Violence (SGBV) -- Structural, Cultural, and Symbolic Violence -- Gender in Structural, Symbolic, and Cultural Violence -- Structural Violence, Intersectionality and the Continuum of Violence -- Conclusion -- References -- Chapter 3: The Rohingya Crisis: Background on Myanmar, the Current Conflict, and Relevant Actors -- Introduction -- Background to the Rohingya Crisis -- Actors in Conflict: The Ultranationalist Buddhists and ARSA -- The State, the Military and the Monks: A Complex Interplay -- Conclusion -- References -- Chapter 4: Gendered and Racialised Vulnerabilities and Violence Against the Rohingya in Myanmar -- Introduction -- 'Monstrous Other', Rohingya Men, and the Existential Threat to Buddhism -- Bengali Kala: From Everyday Racism to Political Rhetoric in Myanmar -- Gendered Rumours, Rohingya Women, the Military, and the Ultra-Buddhist Nationalists -- Rohingya Women, Vulnerabilities, and Sexual Violence -- Sexual Violence Against Rohingya Men and Boys -- Why Sexual Violence? -- Gendered Mobility, Discrimination, and Justice -- Intermarriage, Women, and the Monks -- Buddhist Women in the Ultranationalist Movement -- Other Forms of Violence -- Conclusion -- References -- Chapter 5: Gendered Vulnerabilities and Violence in Rohingya Refugee Camps in Bangladesh -- Introduction -- From Shaming and Ignorance to Domestic Violence -- Multiple Marriages, Child Marriages, and High Fertility -- From Personal Hygiene to Mental Trauma. Access to Justice and Gender Issues in the Camps -- ARSA, Gangs, Insecurity, and Women Refugees -- Rohingya Men in Bangladesh: 'Monstrous Other' on the Creation -- Ordinary and Empowered Rohingya Women: Unpacking Complexities -- Conclusion -- References -- Chapter 6: Conclusion -- References -- Index.</text:p>
          </table:table-cell>
          <table:table-cell office:value-type="string" table:style-name="ce1">
            <text:p>https://library.ecssr.ae/cgi-bin/koha/opac-detail.pl?biblionumber=287541</text:p>
          </table:table-cell>
          <table:table-cell table:number-columns-repeated="16377"/>
        </table:table-row>
        <table:table-row table:style-name="ro1">
          <table:table-cell office:value-type="string" table:style-name="ce1">
            <text:p>287545</text:p>
          </table:table-cell>
          <table:table-cell office:value-type="string" table:style-name="ce1">
            <text:p>Digital sustainability : leveraging digital technology to combat climate change /</text:p>
          </table:table-cell>
          <table:table-cell table:style-name="ce1"/>
          <table:table-cell office:value-type="string" table:style-name="ce1">
            <text:p>Digitalisation and environmental sustainability are two of the megatrends impacting industry and society. This open access Pivot is a timely exploration of some of the challenges and prospects related to digital sustainability from two main perspectives: how digital technologies can be used and maintained in a way that is environmentally sustainable over the long term (greening of digital technologies), and how digital technologies can be used to address climate change and improve environmental and sustainability outcomes (greening by digital technologies). The chapters included in this book are designed to provide some key definitions and concepts related to digital sustainability and its evolution, and more detailed insights on some of the key priority areas outlined in the European Green Deal, namely energy, mobility, buildings, food and the circular economy. A critical review of these topics will summarise and present different perspectives that challenge old assumptions and highlight emerging trends and possibilities for digital sustainability. Industry and society face significant challenges in the twin transition to digital and green transformation, not least of which is the need to balance investment in digital technologies with environmental sustainability. This open-access book can serve as a primer for scholars, policymakers, and enterprise decision-makers, providing insights on navigating innovation ecosystems to support both green and digital objectives.</text:p>
          </table:table-cell>
          <table:table-cell office:value-type="string" table:style-name="ce1">
            <text:p>Cham, Switzerland : Palgrave Macmillan, 2024</text:p>
          </table:table-cell>
          <table:table-cell office:value-type="string" table:style-name="ce1">
            <text:p>Chapter 1 : Digital Sustainability.--Chapter 2 : Green IT: The evolution of environmental concerns within ICT policy, research and practice.--Chapter 3 : Interacting digital and sustainability transformation through artificial intelligence.--Chapter 4 : Digital transformation and AI in energy systems.--Chapter 5 : From concrete jungles to smart cities and digital towns.--Chapter 6 : Smart farming technologies and sustainability.--Chapter 7 : Digital technologies for sustainable product management in circular economy.</text:p>
          </table:table-cell>
          <table:table-cell office:value-type="string" table:style-name="ce1">
            <text:p>https://library.ecssr.ae/cgi-bin/koha/opac-detail.pl?biblionumber=287545</text:p>
          </table:table-cell>
          <table:table-cell table:number-columns-repeated="16377"/>
        </table:table-row>
        <table:table-row table:style-name="ro1">
          <table:table-cell office:value-type="string" table:style-name="ce1">
            <text:p>287547</text:p>
          </table:table-cell>
          <table:table-cell office:value-type="string" table:style-name="ce1">
            <text:p>Dirty secrets of nuclear power in an era of climate change /</text:p>
          </table:table-cell>
          <table:table-cell office:value-type="string" table:style-name="ce1">
            <text:p>Brugge, Doug.,</text:p>
          </table:table-cell>
          <table:table-cell office:value-type="string" table:style-name="ce1">
            <text:p>This open access book provides a review of the serious limitations and drawbacks to nuclear power, and clearly conveys why nuclear power is a less than desirable option in terms of addressing climate change. It uses accessible and engaging language to help bring an understanding of the issues with nuclear power to a broader sector of the public, with the intention of appealing to non-scientists seeking knowledge on the disadvantages of nuclear power as a solution for climate change. The argument is made that while superficially appealing, nuclear power is too costly, fragile, and slow to implement, compared to alternative options such as wind and solar.</text:p>
          </table:table-cell>
          <table:table-cell office:value-type="string" table:style-name="ce1">
            <text:p>Cham, Switzerland : Springer, 2024</text:p>
          </table:table-cell>
          <table:table-cell office:value-type="string" table:style-name="ce1">
            <text:p>Chapter 1: Climate Change: Melting Ice and Statistical Models.--Summary Points.—References.--Chapter 2: The Dirty, Working-Class Problem.--Summary Points.—References.--Chapter 3: Nuclear Waste.--Summary Points.—References.--Chapter 4: Nuclear Proliferation.--Summary Points.—References.--Chapter 5: Societal Burdens Imposed by Nuclear Accidents.--The Canadian Meltdown.--All Technologies Are Accident-Plagued.--Common Threads.--Chernobyl and Fukushima.--An Impossible Battle Against Dust Central Pennsylvania, 1979.--Summary Points.—References.--Chapter 6: Three Mile Island: An Unresolved Paradox.--Summary Points.—References.--Chapter 7: Protracted Exposures May Be Misunderstood.--The Postal Analogy.--Challenging the Linear Model.--Experimental Evidence for the Hypothesis of Shot Noise in Radiobiological Systems.--Background Radiation May Not Be Properly Understood.--Environmental Releases from Operating Nuclear Power Stations.--Summary Points<text:s/></text:p>
            <text:p>References.--Chapter 8: New Nuclear Power: Expensive, Slow, and Inferior.--The Initial Adoption of Nuclear Power The Domestic Nuclear Renaissance.--The Vanishing Nuclear Renaissance in Historical Context.--Construction Cost and Duration.--Levelized Cost of Energy.--The Immediate Opportunity Cost of Plant Vogtle.--The Current Situation.--The Future is Offshore.--The Long-Term Opportunity Cost<text:s/></text:p>
            <text:p>Summary Points.—References.—Afterword.—Index.<text:s/></text:p>
            <text:p/>
          </table:table-cell>
          <table:table-cell office:value-type="string" table:style-name="ce1">
            <text:p>https://library.ecssr.ae/cgi-bin/koha/opac-detail.pl?biblionumber=287547</text:p>
          </table:table-cell>
          <table:table-cell table:number-columns-repeated="16377"/>
        </table:table-row>
        <table:table-row table:style-name="ro1">
          <table:table-cell office:value-type="string" table:style-name="ce1">
            <text:p>287548</text:p>
          </table:table-cell>
          <table:table-cell office:value-type="string" table:style-name="ce1">
            <text:p>Inspecting the Interview : a companion /</text:p>
          </table:table-cell>
          <table:table-cell table:style-name="ce1"/>
          <table:table-cell office:value-type="string" table:style-name="ce1">
            <text:p>Interviews are omnipresent in scholarship and public discourses. They play a crucial role in various spheres, from collecting research data to providing persons in the public eye a platform in print and online media. Interviews do not only capture a dialogue; they provide a framework in which dialogue gets staged. As such a framework, the interview protocols experiential knowledge and personal experience in certain ways, according interlocutors different degrees of authority to speak. The volume contributes state-of-the-art research on what conclusions can be drawn from these and further reflections for a general assessment of the interview as method and form; it offers fundamental conceptualizations of the interview as a structured and mediated site of knowledge production. Theoreticians and practitioners assembled here conceptualize the interview from perspectives in different fields of the humanities and social sciences such as linguistics, literary and cultural studies, musicology, psychology, and philosophy.</text:p>
          </table:table-cell>
          <table:table-cell office:value-type="string" table:style-name="ce1">
            <text:p>Boston : De Gruyter, 2024.</text:p>
          </table:table-cell>
          <table:table-cell office:value-type="string" table:style-name="ce1">
            <text:p>Introduction.-- The Interview as Genre: Notes on Form, Praxeology, and Epistemology.-- Staging Culture and the Interview as Form.-- The Literary Interview and the Critical Interview: History, Uses, and Lessons.-- Little Questions: The Interview and Literary Studies.--Performing the Literary Interview: Body and Decorum.-- The Imagined Interview: A Literary Genre.-- Essayistic Interviews: The Interview as Collaborative Essayism.-- The Secret Subject: Michel Foucault, Death and the Labyrinth, and the Interview as Genre Creating.-- Knowledge and the Interview as Praxis/Practice.-- The Interview as a Philosophical Method: Irritations, Functions, and Potentials.--The Interview as an Assessment Method in Psychology.--Research Interviews as Interaction and Therapeutic Possibility: A Relational Psychoanalytic Approach.--Interviews as Life Writing? A Literary Scholar's Field Notes on Reciprocal Witnessing in an Oral History Project.--Sounds of Democracy: The Interview as an Instrument of Heuristic Attention to Discursive Voices.-- Tech-talk in Oral History: Tracing, Catching, and Capturing Information on Music Technology.<text:s/></text:p>
            <text:p/>
          </table:table-cell>
          <table:table-cell office:value-type="string" table:style-name="ce1">
            <text:p>https://library.ecssr.ae/cgi-bin/koha/opac-detail.pl?biblionumber=287548</text:p>
          </table:table-cell>
          <table:table-cell table:number-columns-repeated="16377"/>
        </table:table-row>
        <table:table-row table:style-name="ro1">
          <table:table-cell office:value-type="string" table:style-name="ce1">
            <text:p>287549</text:p>
          </table:table-cell>
          <table:table-cell office:value-type="string" table:style-name="ce1">
            <text:p>Business models and digital technology platforms : implementation and complexities for digital business /</text:p>
          </table:table-cell>
          <table:table-cell office:value-type="string" table:style-name="ce1">
            <text:p>Bartczak, Krzysztof,</text:p>
          </table:table-cell>
          <table:table-cell office:value-type="string" table:style-name="ce1">
            <text:p>"This book examines the influence exerted by digital technology platforms on changes to business models. The author identifies critical factors for the successful implementation and usage of such platforms, including barriers which may be related, for example, to the absence of sufficient knowledge about digital technology platforms or the inability to obtain a sufficient amount of financial resources. Business Models and Digital Technology Platforms develops a comprehensive model of DTPs based on empirical research in Poland. It demonstrates how platforms influence changes in the operations of companies, their level of competitiveness, the consumer's role in the process of joint development of innovations, and the consumer's experience as well as implications of the use of AI for the autonomy of DTPs. The book offers a unique, holistic understanding of the complexities involved and showcases their role within digital business. Combining theory with practice, this book is a valuable resource for researchers and academics of business model innovation, strategic management, innovation management, digital transformation and organizational change"--</text:p>
          </table:table-cell>
          <table:table-cell office:value-type="string" table:style-name="ce1">
            <text:p>Abingdon, Oxon ; New York, NY : Routledge, 2024.</text:p>
          </table:table-cell>
          <table:table-cell office:value-type="string" table:style-name="ce1">
            <text:p>Introduction.--1. Digital transformation of businesses.-- 2. Digital technology platforms.--3. Innovative changes to business models.-- 4. Findings of empirical research.-- Final conclusions.-- References.-- Index.</text:p>
          </table:table-cell>
          <table:table-cell office:value-type="string" table:style-name="ce1">
            <text:p>https://library.ecssr.ae/cgi-bin/koha/opac-detail.pl?biblionumber=287549</text:p>
          </table:table-cell>
          <table:table-cell table:number-columns-repeated="16377"/>
        </table:table-row>
        <table:table-row table:style-name="ro1">
          <table:table-cell office:value-type="string" table:style-name="ce1">
            <text:p>287550</text:p>
          </table:table-cell>
          <table:table-cell office:value-type="string" table:style-name="ce1">
            <text:p>Urban displacement : Syria's refugees in the Middle East /</text:p>
          </table:table-cell>
          <table:table-cell table:style-name="ce1"/>
          <table:table-cell office:value-type="string" table:style-name="ce1">
            <text:p>Syria’s massive displacement (from 2012 onwards) is one of the largest, most complex and intractable humanitarian emergencies of today. More than 5.7 million Syrian refugees live mainly in cities and urban areas throughout the Middle East. Urban Displacement examines multiple dimensions of this crisis from political and socioeconomic predicaments to questions of social belonging, the complexity of the international, regional and national responses and how they affect urban spaces. The volume brings together experts in the field of forced migration studies and displacement in the Middle East and presents a range of in-depth ethnographic data, cross-sectional surveys and policy analyses.</text:p>
          </table:table-cell>
          <table:table-cell office:value-type="string" table:style-name="ce1">
            <text:p>New York, NY : Berghahn Books, Incorporated, 2024</text:p>
          </table:table-cell>
          <table:table-cell table:style-name="ce1"/>
          <table:table-cell office:value-type="string" table:style-name="ce1">
            <text:p>https://library.ecssr.ae/cgi-bin/koha/opac-detail.pl?biblionumber=287550</text:p>
          </table:table-cell>
          <table:table-cell table:number-columns-repeated="16377"/>
        </table:table-row>
        <table:table-row table:style-name="ro1">
          <table:table-cell office:value-type="string" table:style-name="ce1">
            <text:p>287551</text:p>
          </table:table-cell>
          <table:table-cell office:value-type="string" table:style-name="ce1">
            <text:p>The Routledge handbook of philosophy of scientific modeling /</text:p>
          </table:table-cell>
          <table:table-cell table:style-name="ce1"/>
          <table:table-cell office:value-type="string" table:style-name="ce1">
            <text:p>"Models and modeling have played an important role in philosophy, going back to the nineteenth century. However, despite receiving increased attention as philosophers become more interested in mathematical and computational methods, the philosophy and science of modeling remains a relatively under-explored topic. The Routledge Handbook of Philosophy of Scientific Modeling is an outstanding reference source and guide to this fast-growing area and is the first volume of its kind. Comprised of 40 specially commissioned chapters by an international team of contributors, the Handbook is organized into five clear parts: Historical and General Perspectives Philosophical Accounts of Modeling Methodological Aspects: Model Construction, Evaluation and Calibration Related Topics Modeling in the Wild. Within these parts a diverse range of topics are discussed, including historical perspectives on modeling, representation, idealization, fictional models, data models, robustness, computer simulation, experiments, modalities, measurement, interdisciplinary approaches, models and values, 3D models, game theory, and climate and biological modeling. The Routledge Handbook of Philosophy of Scientific Modeling is essential reading for students and scholars of philosophy of science, formal epistemology, and philosophy of social science. It is also a valuable resource for those in related fields such as computer science and information technology"--</text:p>
          </table:table-cell>
          <table:table-cell office:value-type="string" table:style-name="ce1">
            <text:p>Abingdon, Oxon ; New York, NY : Routledge, 2024.</text:p>
          </table:table-cell>
          <table:table-cell office:value-type="string" table:style-name="ce1">
            <text:p>Introduction / Tarja Knuuttila, Natalia Carrillo, and Rami Koskinen.-- Part 1: Historical and General Perspectives.—1. The Emergence of the Modelling Attitude / Mauricio Suárez.-- 2.Theories and Models / Roman Frigg.-- 3. Practice-Oriented Approaches to Scientific Modeling / Axel Gelfert.-- Part 2: Philosophical Accounts of Modeling.-- 4. Representation / Julia Sánchez-Dorado.-- 5. Idealization / Collin Rice.-- 6. De-Idealization / Alejandro Cassini.-- 7. Models, Fiction, and the Imagination / Arnon Levy.-- 8. The Artifactual Account of Modeling / Tarja Knuuttila.-- 9. Target Systems / Francesca Pero.-- 10. Minimal Models / Chris Pincock.-- 11. Computer Simulation / Juan M. Durán.-- 12. Scientific Laws and Theoretical Models / Krzysztof Nowak-Posadzy and Jarosław Boruszewski.-- 13. The Puzzle of Model-Based Explanation / N. Emrah Aydinonat.-- Part 3: Methodological Aspects: Model Construction, Evaluation and Calibration.-- 14. Robustness Analysis / Dunja Šešelja, Wybo Houkes, and Krist Vaesen.--15. Model Evaluation / Wendy S. Parker.-- 16. Mathematization / Marcel Boumans 17.-- The Debated Role of Models in Statistics / Johannes Lenhard.-- 18. Models, Data Models and Big Data / Leticia Castillo Brache and Alisa Bokulich.-- 19. Models and Measurement Eran Tal.-- 20. Model Transfer / Catherine Herfeld.-- Part 4: Related Topics.-- 21. Exemplification and Representation-as / Catherine Z.-- Elgin 22.-- Scientific Understanding Insa Lawler 23.-- Modalities in Modeling Ylwa Sjölin Wirling and Till Grüne-Yanoff.-- 24. Scientific Models and Thought Experiments / Rawad el Skaf and Michael T. Stuart .--25. Models and Maps / Rasmus Grønfeldt Winther.-- 26. Metaphors and Analogies Sergio Martínez.-- 27. Narratives Mary S. Morgan.-- 28. Models and Values / Kristina Rolin.-- 29. Interdisciplinarity through Modelling / Mieke Boon.-- 30. The Learning of Modeling / K. K. Mashood and Sanjay Chandrasekharan.-- Part 5: Modeling in the Wild.-- 31. Statistical Mechanical Models of Finance /Patricia Palacios and Jennifer S.—Jhun.-- 32. Climate Models / Ilkka Pättiniemi and Rami Koskinen.-- 33. Epistemic Implications of Machine Learning Models in Science / Juan M. Durán Stefan Buijsman.-- 34. In Vitro Analogies: Simulation Modeling in Biomedical Engineering Sciences / Nancy J. Nersessian.-- 35. Synthetic Models in Biology /Andrea Loettgers and Tarja Knuuttila.-- 36. Modeling the Deep Past / Adrian Currie.-- 37. Models and Measurement of Inequality / Chiara Lisciandra and Alessandra Basso.-- 38. Formal Language Theory and Its Interdisciplinary Applications / Chia-Hua Lin.-- 39. How Network Models Contribute to Science / Charles Rathkopf.-- 40. Models of the Nerve Impulse /Natalia Carrillo.—Index.</text:p>
          </table:table-cell>
          <table:table-cell office:value-type="string" table:style-name="ce1">
            <text:p>https://library.ecssr.ae/cgi-bin/koha/opac-detail.pl?biblionumber=287551</text:p>
          </table:table-cell>
          <table:table-cell table:number-columns-repeated="16377"/>
        </table:table-row>
        <table:table-row table:style-name="ro1">
          <table:table-cell office:value-type="string" table:style-name="ce1">
            <text:p>287552</text:p>
          </table:table-cell>
          <table:table-cell office:value-type="string" table:style-name="ce1">
            <text:p>Circular economy realities : critical perspectives on sustainability /</text:p>
          </table:table-cell>
          <table:table-cell table:style-name="ce1"/>
          <table:table-cell office:value-type="string" table:style-name="ce1">
            <text:p>"This book addresses the realities of the circular economy, a resource efficiency concept that has risen to global prominence in academic, policy and business circles over the last decade. Considered an approach to sustainable growth, the volume critically analyses how sustainable emerging applications of a circular economy are in practice. The book stems from an international, interdisciplinary project exploring the discourses, policies, implementation, and impacts of the circular economy across public, private and third sector accounts. It draws on a wide range of case studies, from the UK, Portugal, Austria, Italy, Netherlands, France, Chile, China, Nigeria, Taiwan and Vietnam, highlighting how experiences both shaped and were shaped by the places in which they were happening. It provides a guide to researching a complex phenomenon such as a circular economy, which involves both collaboration and competition between multiple stakeholders across different sectors and places. Synthesising the multiple perspectives employed in the project, the book makes recommendations for circular economy implementation in different contexts, including the assessment of sustainability implications, whilst indicating the limited potential for circular economy activity to bring social and economic benefits without explicit motivation for those to happen. Benefitting from extensive empirical research, this critical assessment of sustainability in the context of the circular economy will appeal to a broad readership of academics, upper-level students, practitioners and policy-makers in sustainable development, business, economics, geography, sociology and environmental engineering"--</text:p>
          </table:table-cell>
          <table:table-cell office:value-type="string" table:style-name="ce1">
            <text:p>Abingdon, Oxon ; New York, NY : Routledge, 2024.</text:p>
          </table:table-cell>
          <table:table-cell office:value-type="string" table:style-name="ce1">
            <text:p>1. Introduction: Exploring the sustainability implications of a circular economy.-- 2. Approaches to circular economy research.-- 3. Navigating diverse understandings of a circular economy.--4. Exploring the role of companies in transitioning to a sustainable and circular future: Insights and reflections.-- 5. Assessment approaches and methods for a circular economy.-- 6. Socio-spatial dimensions of a circular economy.-- 7. Emerging indications of employment in a circular economy: A synthesis of European case studies.-- 8. Policy recommendations for a circular economy.-- 9. Conclusions: Emerging understandings of circular economy realities.</text:p>
          </table:table-cell>
          <table:table-cell office:value-type="string" table:style-name="ce1">
            <text:p>https://library.ecssr.ae/cgi-bin/koha/opac-detail.pl?biblionumber=287552</text:p>
          </table:table-cell>
          <table:table-cell table:number-columns-repeated="16377"/>
        </table:table-row>
        <table:table-row table:style-name="ro1">
          <table:table-cell office:value-type="string" table:style-name="ce1">
            <text:p>287553</text:p>
          </table:table-cell>
          <table:table-cell office:value-type="string" table:style-name="ce1">
            <text:p>Business school internationalisation in a changing world /</text:p>
          </table:table-cell>
          <table:table-cell table:style-name="ce1"/>
          <table:table-cell office:value-type="string" table:style-name="ce1">
            <text:p>"This is the Open Access edition of Global Focus from the European Foundation for Management Development (EFMD). Global Focus has become one of the most authoritative resources for in-depth analysis and updates on international management development. With features, topical reports, thought leadership and insight from leading experts from academia, business schools, companies and consultancies, this edition focuses on business school internationalisation. This eighteenth volume focuses on the impact of Artificial Intelligence (AI), with insights into topics such as the role of AI in corporate learning by Martin Moehrle, reshaping business education using hands-on AI by Ana Freire, and whether generative AI is a threat to the world of teaching and learning by Par Martensson and John Mullins. The topic of the impact of business school research is explored by Kai Peters and Howard Thomas, and Usha Haley, Cary Cooper and Andrew Jack look at societal impact through sustainable scholarship. Chapters also focus on important aspects of working in business and business schools, such as Dan Pontefract's discussion of loneliness both within and beyond the workplace and the importance of 'finding your people', and Miguel Cordova's insights for developing an international scholar career. This book will be of value and interest to those working in business schools and higher education leaders, as well as policy makers and business leaders seeking insight into how management education will be shaped to support business and wider society"--</text:p>
          </table:table-cell>
          <table:table-cell office:value-type="string" table:style-name="ce1">
            <text:p>Abingdon, Oxon ; New York, NY : Routledge, 2024.</text:p>
          </table:table-cell>
          <table:table-cell office:value-type="string" table:style-name="ce1">
            <text:p>1. Business School Internationalisation in a Changing World.-- 2. Work-Life Bloom.-- 3. The European Business School Sector: Phoenix Rising from the Ashes? .-- 4. The Role of Alumni in the Development of their University.-- 5. The Rapid Growth of Hybrid Learning Fueled by the Pandemic.-- 6. Reshaping Business Education with Hands-On Artificial Intelligence.-- 7. Embracing Transformation: A Call to Action for Business Schools Around the World .-- 8. “Have Impact, You Will!” .-- 9. Innovate or Stagnate: The New Mantra of Responsible Business Schools .-- 10. International Student Exchanges: Mobility for Impact .-- 11. It’s Time to Treat Business Education Differently.-- 12. The Role of AI in Corporate Learning.-- 13. Demystifying Student Experience.-- 14. Re-imagining Business School Doctoral Programmes: Enhancing Impact, Aligning with Industry, and Developing the Next Generation.-- 15. Get in the Loop – create the future of business education.-- 16. Swiping Right for Smart Data Management .-- 17. The Impact of Case Writing.-- 18. Are You Impact-Ready? .-- 19. The Opportunities and Optimism for Graduate Management Education .-- 20. Up in the Air: Insights for Developing an International Scholar Career.-- 21. The Impact of Business School Research.-- 22. Societal Impact through Sustainable Scholarship .-- 23. Generative AI and the Roles of Business School Teachers.</text:p>
          </table:table-cell>
          <table:table-cell office:value-type="string" table:style-name="ce1">
            <text:p>https://library.ecssr.ae/cgi-bin/koha/opac-detail.pl?biblionumber=287553</text:p>
          </table:table-cell>
          <table:table-cell table:number-columns-repeated="16377"/>
        </table:table-row>
        <table:table-row table:style-name="ro1">
          <table:table-cell office:value-type="string" table:style-name="ce1">
            <text:p>287554</text:p>
          </table:table-cell>
          <table:table-cell office:value-type="string" table:style-name="ce1">
            <text:p>66 simple rules for entrepreneurs : a roadmap for improved performance /</text:p>
          </table:table-cell>
          <table:table-cell office:value-type="string" table:style-name="ce1">
            <text:p>Shepherd, Dean A.</text:p>
          </table:table-cell>
          <table:table-cell office:value-type="string" table:style-name="ce1">
            <text:p>This open access book is your ticket to entrepreneurial success! Learn practical tips to think more like an entrepreneur, spot opportunities, build key relationships, tell compelling stories, and grow your venture. Discover the secrets to overcoming challenges, managing stress, and making decisions in the dynamic world of entrepreneurship. Whether you're a seasoned entrepreneur or just starting, these straightforward tools will guide you to success in the complex entrepreneurial landscape. Say goodbye to overwhelming decisions and hello to a simplified path to building your entrepreneurial dream! Dean A. Shepherd is Ray and Milann Siegfried Professor of Entrepreneurship at the Mendoza College of Business at Notre Dame University, USA. He investigates the decision-making involved in leveraging cognitive and other resources to act on opportunities, responding with resilience to adversity, learning from experimentation (including failure), and the dark side of entrepreneurship. He is Fellow of the Academy of Management. He is past Editor-in-Chief of the Journal of Business Venturing. He has authored over 20 books and 180 publications in top management and entrepreneurship journals with over 80,000 Google cites. Holger Patzelt is Professor of Entrepreneurship at Technical University of Munich, Germany. He conducts research on business ventures, strategic entrepreneurship, and start-up failure. His work covers both psychological aspects, such as cognition and decision-making by entrepreneurs, and economic factors, such as the behavior and success of entrepreneurial organizations. Nicola Breugst is Professor of Entrepreneurial Behavior at Technical University of Munich, Germany. She focuses on the people side of entrepreneurship. Specifically, she focuses on entrepreneurial cognition, motivation, and affect and explores how these phenomena shape and are shaped by the entrepreneurs' social relationships, for example, with cofounders, employees, and feedback providers.</text:p>
          </table:table-cell>
          <table:table-cell office:value-type="string" table:style-name="ce1">
            <text:p>Cham : Palgrave Macmillan, 2024</text:p>
          </table:table-cell>
          <table:table-cell office:value-type="string" table:style-name="ce1">
            <text:p>Chapter 1: Introduction -- Chapter 2: Simple rules for recognizing opportunities -- Chapter 3: Simple rules for market selection and entry -- Chapter 4. Simple rules for entrepreneurial decision-making -- Chapter 5: Simple rules for developing plans and strategies -- Chapter 6: Simple Rules for Engaging External Stakeholders -- Chapter 7: Simple rules for working with cofounders -- Chapter 8: Simple rules for managing employees -- Chapter 9: Simple rules for growing your venture -- Chapter 10: Simple rules for riding the emotional rollercoaster -- Chapter 11: Simples rules for developing the social aspects of your venture -- Chapter 12: Simple rules for managing mistakes and failures -- Chapter 13: Simple rules for exiting Your entrepreneurial venture -- Chapter 14: Conclusion</text:p>
          </table:table-cell>
          <table:table-cell office:value-type="string" table:style-name="ce1">
            <text:p>https://library.ecssr.ae/cgi-bin/koha/opac-detail.pl?biblionumber=287554</text:p>
          </table:table-cell>
          <table:table-cell table:number-columns-repeated="16377"/>
        </table:table-row>
        <table:table-row table:style-name="ro1">
          <table:table-cell office:value-type="string" table:style-name="ce1">
            <text:p>287555</text:p>
          </table:table-cell>
          <table:table-cell office:value-type="string" table:style-name="ce1">
            <text:p>The rise of China's innovation economy /</text:p>
          </table:table-cell>
          <table:table-cell table:style-name="ce1"/>
          <table:table-cell office:value-type="string" table:style-name="ce1">
            <text:p>This open access book provides a comprehensive review of technological innovation in China, focusing on some existing challenges and the debate on the role of public policies in promoting innovation. Technological innovation has become a vital factor in promoting high-quality development in China. By examining the current state of and challenges confronting China's technological innovation from both the supply side (talent and R&amp;D) and the demand side (domestic and international demand), this book offers a view on how to enhance the efficiency of industry chain while ensuring security through innovation. Public policy often plays a crucial role in shaping and improving the national innovation system when new challenges emerge. We put special emphasis on innovation in strategically important sectors, which include the digital, green, and biotech industries, as well as the manufacturing and logistics sectors that are fundamental to the working of the whole innovation system. This book explains academically rigorous content in a simple manner, and is therefore suitable for readers from the fields of public policy, economics, finance, and innovative sectors who seek to better understand China's path of innovation. The book cites information from various credible sources, including academic journals, policy institutions, and a network of primary sources such as industry experts and renowned academics</text:p>
          </table:table-cell>
          <table:table-cell office:value-type="string" table:style-name="ce1">
            <text:p>Singapore : Springer, 2024</text:p>
          </table:table-cell>
          <table:table-cell office:value-type="string" table:style-name="ce1">
            <text:p>Technological innovations in China: Current state and challenges -- Size matters: Economy-wide scale effects -- Digital innovations -- Engineering green transformations -- Biological innovations -- Smart manufacturing -- Supporting innovations: Unquenchable flames</text:p>
          </table:table-cell>
          <table:table-cell office:value-type="string" table:style-name="ce1">
            <text:p>https://library.ecssr.ae/cgi-bin/koha/opac-detail.pl?biblionumber=287555</text:p>
          </table:table-cell>
          <table:table-cell table:number-columns-repeated="16377"/>
        </table:table-row>
        <table:table-row table:style-name="ro1">
          <table:table-cell office:value-type="string" table:style-name="ce1">
            <text:p>287559</text:p>
          </table:table-cell>
          <table:table-cell office:value-type="string" table:style-name="ce1">
            <text:p>Libraries on the Agenda : Lobbying and Advocating for Library and Information Professionals /</text:p>
          </table:table-cell>
          <table:table-cell office:value-type="string" table:style-name="ce1">
            <text:p>Lux, Claudia,</text:p>
          </table:table-cell>
          <table:table-cell office:value-type="string" table:style-name="ce1">
            <text:p>The International Federation of Library Associations and Institutions (IFLA) is the leading international body representing the interests of library and information services and their users. It is the global voice of the information profession. The series IFLA Publications deals with many of the means through which libraries, information centres, and information professionals worldwide can formulate their goals, exert their influence as a group, protect their interests, and find solutions to global problems.</text:p>
          </table:table-cell>
          <table:table-cell office:value-type="string" table:style-name="ce1">
            <text:p>Basel/Berlin/Boston : Walter de Gruyter GmbH, 2024.</text:p>
          </table:table-cell>
          <table:table-cell office:value-type="string" table:style-name="ce1">
            <text:p>Intro -- Contents -- Abbrevations -- 1 Introduction -- 2 Lobbying and Advocating -- 3 Advocacy and Library Policy -- 4 Libraries in Society -- 5 The Political Structure and the Library System -- 6 Political Areas for Library Policy -- 7 Library Advocacy at the International Level -- 8 Advocacy at the Intergovernmental Level -- 9 Library Advocacy at National and Regional Level -- 10 Advocacy at the Community Level -- 11 Library Advocacy Within Institutions - Academic Libraries, Special Libraries, School Libraries -- 12 How to use Government Strategy and Political Parties for Library Advocacy -- 13 Library Associations, Library Management, Library Staff and Library Advocacy -- 14 Library Trustees and Friends of the Library as Advocates -- 15 Examples of Successful Advocacy -- 16 Pitfalls in Library Advocacy -- 17 Tips for Successful Advocacy -- 18 Advocacy for Libraries - the Best Quotes -- 19 The Future of Advocacy for Libraries -- References -- Index.</text:p>
          </table:table-cell>
          <table:table-cell office:value-type="string" table:style-name="ce1">
            <text:p>https://library.ecssr.ae/cgi-bin/koha/opac-detail.pl?biblionumber=287559</text:p>
          </table:table-cell>
          <table:table-cell table:number-columns-repeated="16377"/>
        </table:table-row>
        <table:table-row table:style-name="ro1">
          <table:table-cell office:value-type="string" table:style-name="ce1">
            <text:p>287560</text:p>
          </table:table-cell>
          <table:table-cell office:value-type="string" table:style-name="ce1">
            <text:p>Lived Refuge : Gratitude, Resentment, Resilience /</text:p>
          </table:table-cell>
          <table:table-cell office:value-type="string" table:style-name="ce1">
            <text:p>Nguyen, Vinh,</text:p>
          </table:table-cell>
          <table:table-cell office:value-type="string" table:style-name="ce1">
            <text:p>A free ebook version of this title is available through Luminos, University of California Press's Open Access publishing program. Visit www.luminosoa.org to learn more. In a world increasingly shaped by displacement and migration, refuge is both a coveted right and an elusive promise for millions. While conventionally understood as legal protection, it also transcends judicial definitions. In Lived Refuge, Vinh Nguyen reconceptualizes refuge as an ongoing affective experience and lived relation rather than a fixed category with legitimacy derived from the state.   Focusing on Southeast Asian diasporas in the wake of the Vietnam War, Nguyen examines three affective experiences--gratitude, resentment, and resilience--to reveal the actively lived dimensions of refuge. Through multifaceted analyses of literary and cultural productions, Nguyen argues that the meaning of refuge emerges from how displaced people negotiate the kinds of safety and protection that are offered to (and withheld from) them. In so doing, he lays the framework for an original and compelling understanding of contemporary refugee subjectivity.</text:p>
          </table:table-cell>
          <table:table-cell office:value-type="string" table:style-name="ce1">
            <text:p>Berkeley : University of California Press, 2023.</text:p>
          </table:table-cell>
          <table:table-cell office:value-type="string" table:style-name="ce1">
            <text:p>Cover -- Series -- Title -- Copyright -- Dedication -- Contents -- Acknowledgments -- Preface -- Introduction -- 1. Gratitude -- 2. Resentment -- 3. Resilience -- Conclusion -- Notes -- Bibliography -- Index.</text:p>
          </table:table-cell>
          <table:table-cell office:value-type="string" table:style-name="ce1">
            <text:p>https://library.ecssr.ae/cgi-bin/koha/opac-detail.pl?biblionumber=287560</text:p>
          </table:table-cell>
          <table:table-cell table:number-columns-repeated="16377"/>
        </table:table-row>
        <table:table-row table:style-name="ro1">
          <table:table-cell office:value-type="string" table:style-name="ce1">
            <text:p>287561</text:p>
          </table:table-cell>
          <table:table-cell office:value-type="string" table:style-name="ce1">
            <text:p>Positive Psychology in the Military /</text:p>
          </table:table-cell>
          <table:table-cell office:value-type="string" table:style-name="ce1">
            <text:p>Annen, Hubert,</text:p>
          </table:table-cell>
          <table:table-cell office:value-type="string" table:style-name="ce1">
            <text:p>Given that VUCA (volatility, uncertainty, complexity, and ambiguity) is a reality on the world stage, specifically military forces must regularly grapple with such situations and deal with potentially harmful consequences.</text:p>
          </table:table-cell>
          <table:table-cell office:value-type="string" table:style-name="ce1">
            <text:p>Frankfurt a.M. : Peter Lang GmbH, Internationaler Verlag der Wissenschaften, 2023.</text:p>
          </table:table-cell>
          <table:table-cell table:style-name="ce1"/>
          <table:table-cell office:value-type="string" table:style-name="ce1">
            <text:p>https://library.ecssr.ae/cgi-bin/koha/opac-detail.pl?biblionumber=287561</text:p>
          </table:table-cell>
          <table:table-cell table:number-columns-repeated="16377"/>
        </table:table-row>
        <table:table-row table:style-name="ro1">
          <table:table-cell office:value-type="string" table:style-name="ce1">
            <text:p>287562</text:p>
          </table:table-cell>
          <table:table-cell office:value-type="string" table:style-name="ce1">
            <text:p>Information Disorder : Learning to Recognize Fake News /</text:p>
          </table:table-cell>
          <table:table-cell office:value-type="string" table:style-name="ce1">
            <text:p>Biondo, Francesco,</text:p>
          </table:table-cell>
          <table:table-cell table:style-name="ce1"/>
          <table:table-cell office:value-type="string" table:style-name="ce1">
            <text:p>Frankfurt a.M. : Peter Lang GmbH, Internationaler Verlag der Wissenschaften, 2023.</text:p>
          </table:table-cell>
          <table:table-cell office:value-type="string" table:style-name="ce1">
            <text:p>Cover -- Copyright Information -- Contents -- Preface (Ferdinando Trapani) -- Part I Technology and News on Web -- The proposed solution: The fake news algorithm project and verification of results (Massimiliano Aliverti) -- Robot reporters, machine learning and disinformation: How artificial intelligence is revolutionizing journalism (Angelo Paura) -- Geofacts: A geo-reliability tool to empower fact-checking (Simone Avolicino, Marianna Di Gregorio, Marco Romano, Monica Sebillo, Giuliana Vitiello, Massimiliano Aliverti, Ferdinando Trapani) -- Part II Communication and Society -- The mediatization of disinformation as a social problem: The role of platforms and digital media ecology (Gevisa La Rocca) -- Collective memory and the challenges of digital journalism (Guido Nicolosi) -- Disinformation, emotivism and fake news: Polarising impulses and the breakdown of social bonds. Why the true-to-life can seem true (Francesco Pira) -- Part III Justice and Misinformation -- The marketplace of ideas and its externalities: Who pays the cost of online fake news? (Francesco Biondo) -- Freedom of information and fake news: Is there a right to good information? (Laura Lorello) -- Correctness of judicial information and impartiality of the judge: The distortions of the media criminal trial (Caterina Scaccianoce) -- Extra computationem nulla salus? Considerations on democracy, fake news and blockchain (Stefano Pietropaoli) -- Part IV Information and Misinformation Design -- Packaging and plastic are synonymous with waste: But is that really the case? (Anna Catania) -- Citizen journalism and social innovation: Digital platforms for qualitative implementation of participatory journalism (Serena Del Puglia). "Fake it 'til you make it": The designer playground for crafting prototypes, orchestrating frauds and pushing the ecological transition (Salvatore Di Dio, Mauro Filippi, Domenico Schillaci) -- The form of written thought (Cinzia Ferrara, Marcello Costa) -- Natural light in the architectural interior: Fake news on the Caravaggio of Palermo (Santo Giunta) -- Environment, information, fake news (Benedetto Inzerillo) -- Re-thinking news: Information design and "antibody" contents (Francesco Monterosso) -- From the Panopticon to the freedom to communicate in the city space (Ferdinando Trapani) -- Fake news: A design-driven approach (Viviana Trapani) -- The authors.</text:p>
          </table:table-cell>
          <table:table-cell office:value-type="string" table:style-name="ce1">
            <text:p>https://library.ecssr.ae/cgi-bin/koha/opac-detail.pl?biblionumber=287562</text:p>
          </table:table-cell>
          <table:table-cell table:number-columns-repeated="16377"/>
        </table:table-row>
        <table:table-row table:style-name="ro1">
          <table:table-cell office:value-type="string" table:style-name="ce1">
            <text:p>287563</text:p>
          </table:table-cell>
          <table:table-cell office:value-type="string" table:style-name="ce1">
            <text:p>Archives and human rights /</text:p>
          </table:table-cell>
          <table:table-cell table:number-columns-repeated="2" table:style-name="ce1"/>
          <table:table-cell office:value-type="string" table:style-name="ce1">
            <text:p>London ; New York : Routledge, Taylor &amp;amp; Francis Group, 2021.</text:p>
          </table:table-cell>
          <table:table-cell table:style-name="ce1"/>
          <table:table-cell office:value-type="string" table:style-name="ce1">
            <text:p>https://library.ecssr.ae/cgi-bin/koha/opac-detail.pl?biblionumber=287563</text:p>
          </table:table-cell>
          <table:table-cell table:number-columns-repeated="16377"/>
        </table:table-row>
        <table:table-row table:style-name="ro1">
          <table:table-cell office:value-type="string" table:style-name="ce1">
            <text:p>287564</text:p>
          </table:table-cell>
          <table:table-cell office:value-type="string" table:style-name="ce1">
            <text:p>Pathways for Irregular Forces in Southeast Asia : Mitigating Violence with Non-State Armed Groups /</text:p>
          </table:table-cell>
          <table:table-cell office:value-type="string" table:style-name="ce1">
            <text:p>Yasutomi, Atsushi,</text:p>
          </table:table-cell>
          <table:table-cell table:style-name="ce1"/>
          <table:table-cell office:value-type="string" table:style-name="ce1">
            <text:p>Milton : Taylor &amp;amp; Francis Group, 2022.</text:p>
          </table:table-cell>
          <table:table-cell table:style-name="ce1"/>
          <table:table-cell office:value-type="string" table:style-name="ce1">
            <text:p>https://library.ecssr.ae/cgi-bin/koha/opac-detail.pl?biblionumber=287564</text:p>
          </table:table-cell>
          <table:table-cell table:number-columns-repeated="16377"/>
        </table:table-row>
        <table:table-row table:style-name="ro1">
          <table:table-cell office:value-type="string" table:style-name="ce1">
            <text:p>287565</text:p>
          </table:table-cell>
          <table:table-cell office:value-type="string" table:style-name="ce1">
            <text:p>Navigating Copyright for Libraries : Purpose and Scope /</text:p>
          </table:table-cell>
          <table:table-cell office:value-type="string" table:style-name="ce1">
            <text:p>Coates, Jessica,</text:p>
          </table:table-cell>
          <table:table-cell office:value-type="string" table:style-name="ce1">
            <text:p>The International Federation of Library Associations and Institutions (IFLA) is the leading international body representing the interests of library and information services and their users. It is the global voice of the information profession. The series IFLA Publications deals with many of the means through which libraries, information centres, and information professionals worldwide can formulate their goals, exert their influence as a group, protect their interests, and find solutions to global problems.</text:p>
          </table:table-cell>
          <table:table-cell office:value-type="string" table:style-name="ce1">
            <text:p>Berlin ; Boston: Walter de Gruyter GmbH, 2022.</text:p>
          </table:table-cell>
          <table:table-cell office:value-type="string" table:style-name="ce1">
            <text:p>Intro -- Title page -- Copyright -- Contents -- About IFLA -- Preface -- Acknowledgements -- Part I Copyright Basics -- 1 Foundations of Copyright -- Introduction -- Early Developments -- Modern Copyright and the Statute of Anne -- Modern Copyright in Selected Jurisdictions -- Impact of New Technology -- Back to the Future -- References -- 2 Fundamentals of Modern Copyright -- Introduction -- Growth of Modern Copyright -- The Broad Scope of Copyright -- References -- Part II User Rights and the Public Interest -- 3 With Respect to Rights - In the Public Interest -- The International Context -- Acknowledgements -- 4 Why Libraries Need Limitations and Exceptions -- Introduction -- Exhaustion/First Sale -- References -- 5 Applications of Limitations and Exceptions in Higher Education in the European Union -- Exceptions and Limitations in the International and EU Context -- Conclusion -- 6 The Public Domain and Libraries: History, Contexts, Threats and Opportunities -- Traditional and Indigenous Knowledges -- 7 Unintended Consequences of the Digital Shift -- Unintended Barriers to Acquisition and Cooperation Among Libraries -- Unintended Consequences in the Content Marketplace -- Conclusion -- References -- 8 Rights Issues in the Digitization of Library Collections -- Introduction -- Copyright Review Models -- Table 8.1: Rights Statements Inclusions -- Conclusion -- References -- Part III International Developments: the Case for Library Engagement -- 9 International Copyright Issues in Digital Preservation -- Introduction -- European Union (EU) -- Conclusion -- 10 WIPO, Copyright and Libraries -- International Copyright Reform: Whether and How to Act? -- 11 Success for People with Print Disabilities: The Marrakesh Treaty -- Copyright and Access to Protected Works for People with Print Disabilities -- Libraries and Marrakesh Treaty Negotiations. A Provision-by-Provision Analysis of the Treaty Text -- Implementation of the Treaty into National Law -- Best Case Examples of Practical Implementation by Libraries -- Conclusion and Future Outlook -- References -- 12 A New Form of Contract: International Free Trade Agreements -- The TRIPS Shadow -- References -- 13 Copyright Education and Information Literacy -- Introduction -- Copyright Education and Copyright Literacy -- Why Copyright Literacy Matters -- Information, Digital and Media Literacies -- Copyright Literacy Case Studies -- Conclusion -- References -- 14 Copyright Reform in South Africa from a Librarian's Perspective: A Case Study Approach -- An Intellectual Property Policy and Legislative Framework -- Related Legislative Endeavours -- Issues Concerning Copyright and Disabilities -- Breaking the Impasse on Copyright Reform -- The Saga Continues -- Copyright Law and COVID-19 -- References -- Part IV Emerging Issues in Copyright -- 15 Taking Control of the Future: Towards Workable Elending -- 16 Creative Commons and Open Access in an Academic Library: Implementation, Tools, Policy and Education -- Tools and Platforms -- References -- 17 Use of Filters by Online Intermediaries and the Rights of Users: Developments in the European Union, Mexico, India and China -- Introduction -- Role of Online Intermediaries as Facilitators of the Exchange of Content -- Recommendations -- 18 Navigating Respectful Practice to Support Indigenous Cultural and Intellectual Property Rights in Australian Libraries -- 19 User-Generated Content: Tensions Between Freedom of Expression and Copyright -- Introduction -- User-Generated Content in the Digital Age -- The Clash between Freedom of Expression and Copyright -- Online Platforms and Copyright Management -- References -- 20 Artificial Intelligence and Text and Data Mining: Future Rules for Libraries?. Library Applications of Artificial Intelligence -- The Copyright Landscape Affecting TDM Research -- TDM Legislation -- Court-based TDM -- Reforming the Copyright Landscape to Enable Libraries to Support TDM Researchers -- Conclusion -- Acknowledgement -- References -- Contributors.</text:p>
          </table:table-cell>
          <table:table-cell office:value-type="string" table:style-name="ce1">
            <text:p>https://library.ecssr.ae/cgi-bin/koha/opac-detail.pl?biblionumber=287565</text:p>
          </table:table-cell>
          <table:table-cell table:number-columns-repeated="16377"/>
        </table:table-row>
        <table:table-row table:style-name="ro1">
          <table:table-cell office:value-type="string" table:style-name="ce1">
            <text:p>287566</text:p>
          </table:table-cell>
          <table:table-cell office:value-type="string" table:style-name="ce1">
            <text:p>Living in a nuclear world : from Fukushima to Hiroshima. /</text:p>
          </table:table-cell>
          <table:table-cell table:number-columns-repeated="2" table:style-name="ce1"/>
          <table:table-cell office:value-type="string" table:style-name="ce1">
            <text:p>London ; New York, New York : Routledge, [2022].</text:p>
          </table:table-cell>
          <table:table-cell table:style-name="ce1"/>
          <table:table-cell office:value-type="string" table:style-name="ce1">
            <text:p>https://library.ecssr.ae/cgi-bin/koha/opac-detail.pl?biblionumber=287566</text:p>
          </table:table-cell>
          <table:table-cell table:number-columns-repeated="16377"/>
        </table:table-row>
        <table:table-row table:style-name="ro1">
          <table:table-cell office:value-type="string" table:style-name="ce1">
            <text:p>287567</text:p>
          </table:table-cell>
          <table:table-cell office:value-type="string" table:style-name="ce1">
            <text:p>AI in Learning : Designing the Future /</text:p>
          </table:table-cell>
          <table:table-cell office:value-type="string" table:style-name="ce1">
            <text:p>Niemi, Hannele,</text:p>
          </table:table-cell>
          <table:table-cell table:style-name="ce1"/>
          <table:table-cell office:value-type="string" table:style-name="ce1">
            <text:p>Cham : Springer International Publishing AG, 2022.</text:p>
          </table:table-cell>
          <table:table-cell table:style-name="ce1"/>
          <table:table-cell office:value-type="string" table:style-name="ce1">
            <text:p>https://library.ecssr.ae/cgi-bin/koha/opac-detail.pl?biblionumber=287567</text:p>
          </table:table-cell>
          <table:table-cell table:number-columns-repeated="16377"/>
        </table:table-row>
        <table:table-row table:style-name="ro1">
          <table:table-cell office:value-type="string" table:style-name="ce1">
            <text:p>287568</text:p>
          </table:table-cell>
          <table:table-cell office:value-type="string" table:style-name="ce1">
            <text:p>Robotics, AI, and Humanity : Science, Ethics, and Policy /</text:p>
          </table:table-cell>
          <table:table-cell office:value-type="string" table:style-name="ce1">
            <text:p>von Braun, Joachim,</text:p>
          </table:table-cell>
          <table:table-cell table:style-name="ce1"/>
          <table:table-cell office:value-type="string" table:style-name="ce1">
            <text:p>Cham : Springer International Publishing AG, 2021.</text:p>
          </table:table-cell>
          <table:table-cell office:value-type="string" table:style-name="ce1">
            <text:p>Intro -- Acknowledgements -- Contents -- AI, Robotics, and Humanity: Opportunities, Risks,and Implications for Ethics and Policy -- Introduction -- Message from Pope Francis -- Foundational Issues in AI and Robotics -- Overview on Perspectives -- Intelligent Agents -- Consciousness -- AI and Robotics Changing the Future of Society -- Work -- AI/Robotics: Poverty and Welfare -- Food and Agriculture -- Education -- Finance, Insurance, and Other Services -- Robotics/AI and Militarized Conflict -- Implications for Ethics and Policies -- AI/Robotics: Human and Social Relations -- Regulating for Good National and International Governance -- Toward Global AI Frameworks -- Protecting People's and Individual Human Rights and Privacy -- Developing Corporate Standards -- Part I Foundational Issues in AI and Robotics -- Differences Between Natural and Artificial CognitiveSystems -- Introduction -- Strategies for the Encoding of Relations: A Comparison Between Artificial and Natural Systems -- Encoding of Relations in Feed-Forward Architectures -- Encoding of Relations by Assemblies -- A Comparison Between the Two Strategies -- Assembly Coding and the Binding Problem -- Computing in High-Dimensional State Space -- Information Processing in Natural Recurrent Networks -- Concluding Remarks -- Foundations of Artificial Intelligence and Effective Universal Induction -- Introduction -- Learning from Data: The Problem of Induction -- Learning Frameworks -- The Asynchronous Learning Framework -- Solomonoff Induction -- The Synchronous Learning Framework -- Effective Universal Induction -- Caveats -- The Structure of Uncertainty -- Formalizing Uncertainty -- The Algebra of Truth Bearers -- Uncertainty: The Boolean Case -- Axioms for Uncertainty -- A General Agent Architecture: AIXI -- Defining Intelligence -- The Quest for a Standard Reference Machine. Reference Machines and Initial Complexity -- Iterated Boolean Circuits -- Outlook: Search in Circuit Space -- Conclusions and Outlook -- Algorithmic Accountability, Transparency, and Fairness -- From Association Learning to Causal Learning -- What Is Consciousness, and Could Machines Have It? -- Multiple Meanings of Consciousness -- Unconscious Processing (C0): Where Most of Our Intelligence Lies -- Probing Unconscious Computations -- Unconscious View-Invariance and Meaning Extraction in the Human Brain -- Unconscious Control and Decision-Making -- Unconscious Learning -- Consciousness in the First Sense (C1): Global Availability of Relevant Information -- The Need for Integration and Coordination -- Consciousness as Access to an Internal Global Workspace -- Relation Between Consciousness and Attention -- Evidence for All-Or-None Selection in a Capacity-Limited System -- Evidence for Integration and Broadcasting -- Stability as a Feature of Consciousness -- C1 Consciousness in Human and Nonhuman Animals -- Consciousness in the Second Sense (C2): Self-Monitoring -- A Probabilistic Sense of Confidence -- Explicit Confidence in Prefrontal Cortex -- Error Detection: Reflecting on One's Own Mistakes -- Meta-Memory -- Reality Monitoring -- Foundations of C2 Consciousness in Infants -- Dissociations Between C1 and C2 -- Synergies Between C1 and C2 Consciousness -- Endowing Machines with C1 and C2 -- Concluding Remarks -- Could a Robot Be Conscious? Some Lessons from Philosophy -- Why There Could Not Be Any Conscious Robots -- The Meaning of Existence -- The Nature of Consciousness -- Kinds of Possibility -- Intelligent Robots? -- The Human Context -- Neo-Existentialism -- Values and the Humanities -- Concluding Remarks -- Part II AI and Robotics Changing the Future of Society: Work, Farming, Services, and Poverty. Robotics and the Global Organisation of Production -- Introduction -- The Changing Location of Production -- The Rapid Growth of GVCs in the 1990s and 2000s -- The End of GVCs in the Future? -- Reshoring Instead of Offshoring? -- Growing Investment in Robotics -- The Impact of Robotics on the Global Location of Production -- Robotics and Offshoring -- Robotics and Reshoring -- Robotics and the Reallocation of Resources within MNEs -- Conclusion and Policy Implications -- Appendix 1: Empirical Strategies and Variable Descriptions -- Robot Stock and Offshoring -- Robot Stock and Backshoring -- Robot Stock and Reallocation -- AI/Robotics and the Poor -- Introduction -- A Framework of AI/Robotics Impacts on the Poor and Marginalized -- A Framework -- Opportunities of Data and Information Systems about Poverty -- Education and Knowledge Links with AI/Robotics -- Health Services for the Poor Facilitated by AI/Robotics -- AI-Assisted Financial Services -- AI and Social Transfers -- AI/Robotics Effects for the Poor in Employment, Small Business, and Smallholder Farming -- AI/Robotics Links to Voice and Empowerment -- Policy Conclusions -- Robotics and AI in Food Security and Innovation: Why They Matterand How to Harness Their Power -- Challenge: The Great Balancing Act -- What Is Happening: Robotic Farming -- Mechanisms to Promote Development -- Create Complements to Minimize the Risks -- Why It Matters: Robotics in Agriculture -- Robots Will Address Labor Shortage -- Capital and Technologies Are Opportunities for Smallholders -- Quantifying Robots' Impact on Poverty -- Challenges -- Robotics in the Classroom: Hopes or Threats? -- Introduction -- Emerging Needs, Hopes, and Threats -- A Simple Case: Robots as Pedagogical Tools -- Robot Teachers: A Diversity of Possible Roles? -- Robots as a Full Substitute to Teachers -- Robots as Companions for Learning. Telepresence and Teaching -- Robots in Special Education -- Ethics and Teacher Substitutes -- A Way for the Future: Computer-Aided Instruction -- Conclusion -- Humans Judged by Machines: The Rise of Artificial Intelligencein Finance, Insurance, and Real Estate -- Introduction -- Incrementalist Fintech: The Problems of Predatory, Creepy, and Subordinating Inclusion -- Fallacies of Futurist Fintech -- Part III Robotics, AI, and Militarized Conflict -- Designing Robots for the Battlefield: State of the Art -- Introduction -- AI-Robots Currently Used on the Battlefield -- Unmanned Aerial Vehicles -- Unmanned Ground, Surface, and Underwater Vehicles -- Integrated Air Defense Systems and Smart Weapons -- Understanding AI and how It Enables Machine Autonomy -- Elements of the PDATT Framework -- Perceive -- Decide -- Act -- Team -- Trust -- The Risks of AI-Robots on the Battlefield -- Current Limitations of AI-Robots on the Battlefield and Associated Risks -- Perception -- Decision-Making, Reasoning, and Understanding Context -- Action Selection, Self-Correction, and Ethical Self-Assessment -- Teaming and Trust: Transparency in Human Interactions -- Trust: Vulnerabilities to Cyber and Adversarial Attacks -- The Future of AI-Robots on the Battlefield -- What AI-Robots May Be Able to Do in the Near Future -- Improving What We Already Have and Expanding Missions -- Dull, Dirty, and Dangerous Jobs -- Augmentation of Human Decision-Making -- Replacing Human Decision-Making -- Electronic Warfare -- JHU/APL Research Toward AI-Robots for Trusted, Real-World Operations -- Areas of AI-Robotics Research at JHU/APL -- Safe Testing of Autonomy in Complex Interactive Environments -- Self-Regulating AI -- Explainable AI and Human-Machine Interactions -- Ethical AI -- Conclusions: The Future of AI for Battlefield Robotics -- Competing Visions of the Future of AI-Robots. Human Subservience to AI-Robots -- Human Dominance over AI-Robots -- Co-Evolution with AI-Robots -- Applying AI on the Battlefield: The Ethical Debates -- Introduction -- Background Considerations -- Principled Arguments for and against Battlefield Use of LAWS -- Technical and Pragmatic Considerations -- Virtue Ethics and Human-AI Interaction -- AI Nuclear Winter or AI That Saves Humanity?AI and Nuclear Deterrence -- Introduction -- AI in Supporting Nuclear Decision-Making -- Essence of Nuclear Deterrence and the Role of AI -- Growing Questions over Rationality Assumption -- Fog of AI War -- AI as Black Box -- AI and Changing Characters of Nuclear Deterrence -- Impact on ISR -- Challenges for Stably Controlling Nuclear Risks: Arms Control and Entanglement -- Agenda for Nuclear Ethics in the AI Era -- Ability to Set a Goal -- Taking the Responsibility and Accountability Seriously -- Conclusion -- Part IV AI/Robot-Human Interactions: Regulatory and Ethical Implications -- The AI and Robot Entity -- Friendship Between Human Beings and AI Robots? -- Introduction -- Overcoming the Obstacles? -- Normativity as a Barrier -- Emotionality as a Barrier -- The Ultimate Barrier: Consciousness -- The Emergence of Friendship and Its Emergents -- At the Micro-, Meso- and Macro-Levels -- Conclusion -- Robots and Rights: Reviewing Recent Positions in Legal Philosophyand Ethics -- Introduction -- Definitions and Brief Exposition of the Topic -- The Classical Ontological Stance and the Recent "Relational Turn" in Animal, Robot and Machine Ethics: Mark Coeckelbergh's Analysis -- The Juridical Perspective: The "Accountability Gap" Implying a "Responsibility Gap" -- Recent Juridical Tendencies Towards Advocating Legal Personality for Robots -- David J. Gunkel's "Robot Rights" (2018) -- The EPSRC Paper on "Principles of Robotics". Robots in the Japanese koseki System: Colin P.A. Jones's Family Law Approach to Robotic Identity and Soft-Law Based Robot Regulation.</text:p>
          </table:table-cell>
          <table:table-cell office:value-type="string" table:style-name="ce1">
            <text:p>https://library.ecssr.ae/cgi-bin/koha/opac-detail.pl?biblionumber=287568</text:p>
          </table:table-cell>
          <table:table-cell table:number-columns-repeated="16377"/>
        </table:table-row>
        <table:table-row table:style-name="ro1">
          <table:table-cell office:value-type="string" table:style-name="ce1">
            <text:p>287739</text:p>
          </table:table-cell>
          <table:table-cell office:value-type="string" table:style-name="ce1">
            <text:p>الملامح الأساسية للمسئولية الدولية الناجمة عن ارتكاب الجرائم محل اختصاص المحكمة الجنائية الدولية : الكتاب الثاني)، مذيلا بأحدث أحكام القضاء الدولي الجنائي و أحكام القضاء الداخلي) /</text:p>
          </table:table-cell>
          <table:table-cell office:value-type="string" table:style-name="ce1">
            <text:p>سويلم، خالد عبد الباسط،</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39</text:p>
          </table:table-cell>
          <table:table-cell table:number-columns-repeated="16377"/>
        </table:table-row>
        <table:table-row table:style-name="ro1">
          <table:table-cell office:value-type="string" table:style-name="ce1">
            <text:p>287736</text:p>
          </table:table-cell>
          <table:table-cell office:value-type="string" table:style-name="ce1">
            <text:p>المدخل لدراسة الجرائم الواردة بالنظام الأساسي للمحكمة الجنائية الدولية : (جريمة الإبادة الجماعية و جريمة العدوان). (الجزء الثاني)، مذيلا بأحدث أحكام القضاء الدولي الجنائي و أحكام القضاء الداخلي /</text:p>
          </table:table-cell>
          <table:table-cell office:value-type="string" table:style-name="ce1">
            <text:p>سويلم، خالد عبد الباسط،</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36</text:p>
          </table:table-cell>
          <table:table-cell table:number-columns-repeated="16377"/>
        </table:table-row>
        <table:table-row table:style-name="ro1">
          <table:table-cell office:value-type="string" table:style-name="ce1">
            <text:p>287735</text:p>
          </table:table-cell>
          <table:table-cell office:value-type="string" table:style-name="ce1">
            <text:p>المدخل لدراسة الجرائم الواردة بالنظام الأساسي للمحكمة الجنائية الدولية : (جرائم الحرب و الجرائم ضد الإنسانية). الكتاب الأول)، مذيلا بأحدث أحكام القضاء الدولي الجنائي و أحكام القضاء الداخلي) /</text:p>
          </table:table-cell>
          <table:table-cell office:value-type="string" table:style-name="ce1">
            <text:p>سويلم، خالد عبد الباسط،</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35</text:p>
          </table:table-cell>
          <table:table-cell table:number-columns-repeated="16377"/>
        </table:table-row>
        <table:table-row table:style-name="ro1">
          <table:table-cell office:value-type="string" table:style-name="ce1">
            <text:p>287734</text:p>
          </table:table-cell>
          <table:table-cell office:value-type="string" table:style-name="ce1">
            <text:p>القدرة التنافسية و دورها في دعم المشروعات الصغيرة : دراسة مقارنة /</text:p>
          </table:table-cell>
          <table:table-cell office:value-type="string" table:style-name="ce1">
            <text:p>السعدني، محمد إبراهيم،</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34</text:p>
          </table:table-cell>
          <table:table-cell table:number-columns-repeated="16377"/>
        </table:table-row>
        <table:table-row table:style-name="ro1">
          <table:table-cell office:value-type="string" table:style-name="ce1">
            <text:p>287733</text:p>
          </table:table-cell>
          <table:table-cell office:value-type="string" table:style-name="ce1">
            <text:p>القانون التجاري /</text:p>
          </table:table-cell>
          <table:table-cell office:value-type="string" table:style-name="ce1">
            <text:p>الأنصاري، بلال،</text:p>
          </table:table-cell>
          <table:table-cell table:style-name="ce1"/>
          <table:table-cell office:value-type="string" table:style-name="ce1">
            <text:p>عمان، الأردن : المنهل للنشر الإلكتروني، 2019.</text:p>
          </table:table-cell>
          <table:table-cell table:style-name="ce1"/>
          <table:table-cell office:value-type="string" table:style-name="ce1">
            <text:p>https://library.ecssr.ae/cgi-bin/koha/opac-detail.pl?biblionumber=287733</text:p>
          </table:table-cell>
          <table:table-cell table:number-columns-repeated="16377"/>
        </table:table-row>
        <table:table-row table:style-name="ro1">
          <table:table-cell office:value-type="string" table:style-name="ce1">
            <text:p>287732</text:p>
          </table:table-cell>
          <table:table-cell office:value-type="string" table:style-name="ce1">
            <text:p>الطرق غير القضائية لحل النزاعات الإدارية : دراسة مقارنة /</text:p>
          </table:table-cell>
          <table:table-cell office:value-type="string" table:style-name="ce1">
            <text:p>البسيوني، نائلة محمد إبراهيم،</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32</text:p>
          </table:table-cell>
          <table:table-cell table:number-columns-repeated="16377"/>
        </table:table-row>
        <table:table-row table:style-name="ro1">
          <table:table-cell office:value-type="string" table:style-name="ce1">
            <text:p>287729</text:p>
          </table:table-cell>
          <table:table-cell office:value-type="string" table:style-name="ce1">
            <text:p>الحماية القانونية للبيئة في الدول العربية /</text:p>
          </table:table-cell>
          <table:table-cell office:value-type="string" table:style-name="ce1">
            <text:p>الدوري، عدنان عبد العزيز مهدي،</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29</text:p>
          </table:table-cell>
          <table:table-cell table:number-columns-repeated="16377"/>
        </table:table-row>
        <table:table-row table:style-name="ro1">
          <table:table-cell office:value-type="string" table:style-name="ce1">
            <text:p>287727</text:p>
          </table:table-cell>
          <table:table-cell office:value-type="string" table:style-name="ce1">
            <text:p>الحق في الحصول على المعلومات : دراسة مقارنة /</text:p>
          </table:table-cell>
          <table:table-cell office:value-type="string" table:style-name="ce1">
            <text:p>محمد، رحاب فريد أحم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27</text:p>
          </table:table-cell>
          <table:table-cell table:number-columns-repeated="16377"/>
        </table:table-row>
        <table:table-row table:style-name="ro1">
          <table:table-cell office:value-type="string" table:style-name="ce1">
            <text:p>287723</text:p>
          </table:table-cell>
          <table:table-cell office:value-type="string" table:style-name="ce1">
            <text:p>تاريخ المغرب العربي في الإسلام /</text:p>
          </table:table-cell>
          <table:table-cell office:value-type="string" table:style-name="ce1">
            <text:p>فكري، فتحي محم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23</text:p>
          </table:table-cell>
          <table:table-cell table:number-columns-repeated="16377"/>
        </table:table-row>
        <table:table-row table:style-name="ro1">
          <table:table-cell office:value-type="string" table:style-name="ce1">
            <text:p>287722</text:p>
          </table:table-cell>
          <table:table-cell office:value-type="string" table:style-name="ce1">
            <text:p>تاريخ القارة الأمريكية /</text:p>
          </table:table-cell>
          <table:table-cell office:value-type="string" table:style-name="ce1">
            <text:p>فكري، فتحي محم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22</text:p>
          </table:table-cell>
          <table:table-cell table:number-columns-repeated="16377"/>
        </table:table-row>
        <table:table-row table:style-name="ro1">
          <table:table-cell office:value-type="string" table:style-name="ce1">
            <text:p>287721</text:p>
          </table:table-cell>
          <table:table-cell office:value-type="string" table:style-name="ce1">
            <text:p>تاريخ الحضارة الأوروبية /</text:p>
          </table:table-cell>
          <table:table-cell office:value-type="string" table:style-name="ce1">
            <text:p>فكري، فتحي محم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21</text:p>
          </table:table-cell>
          <table:table-cell table:number-columns-repeated="16377"/>
        </table:table-row>
        <table:table-row table:style-name="ro1">
          <table:table-cell office:value-type="string" table:style-name="ce1">
            <text:p>287720</text:p>
          </table:table-cell>
          <table:table-cell office:value-type="string" table:style-name="ce1">
            <text:p>التاريخ الحديث /</text:p>
          </table:table-cell>
          <table:table-cell office:value-type="string" table:style-name="ce1">
            <text:p>فكري، فتحي محم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20</text:p>
          </table:table-cell>
          <table:table-cell table:number-columns-repeated="16377"/>
        </table:table-row>
        <table:table-row table:style-name="ro1">
          <table:table-cell office:value-type="string" table:style-name="ce1">
            <text:p>287719</text:p>
          </table:table-cell>
          <table:table-cell office:value-type="string" table:style-name="ce1">
            <text:p>الإعلام التوظيفي /</text:p>
          </table:table-cell>
          <table:table-cell office:value-type="string" table:style-name="ce1">
            <text:p>إسماعيل، علاء الدين عفيفي،</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19</text:p>
          </table:table-cell>
          <table:table-cell table:number-columns-repeated="16377"/>
        </table:table-row>
        <table:table-row table:style-name="ro1">
          <table:table-cell office:value-type="string" table:style-name="ce1">
            <text:p>287718</text:p>
          </table:table-cell>
          <table:table-cell office:value-type="string" table:style-name="ce1">
            <text:p>إدارة الحسم و اتخاذ القرارات /</text:p>
          </table:table-cell>
          <table:table-cell office:value-type="string" table:style-name="ce1">
            <text:p>أحمد، عصام فتحي زي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18</text:p>
          </table:table-cell>
          <table:table-cell table:number-columns-repeated="16377"/>
        </table:table-row>
        <table:table-row table:style-name="ro1">
          <table:table-cell office:value-type="string" table:style-name="ce1">
            <text:p>287717</text:p>
          </table:table-cell>
          <table:table-cell office:value-type="string" table:style-name="ce1">
            <text:p>إدارة الكوارث و الأزمات /</text:p>
          </table:table-cell>
          <table:table-cell office:value-type="string" table:style-name="ce1">
            <text:p>أحمد، عصام فتحي زيد،</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717</text:p>
          </table:table-cell>
          <table:table-cell table:number-columns-repeated="16377"/>
        </table:table-row>
        <table:table-row table:style-name="ro1">
          <table:table-cell office:value-type="string" table:style-name="ce1">
            <text:p>287741</text:p>
          </table:table-cell>
          <table:table-cell office:value-type="string" table:style-name="ce1">
            <text:p>Resettled Iraqi refugees in the United States : war, refuge, belonging, participation, and protest /</text:p>
          </table:table-cell>
          <table:table-cell office:value-type="string" table:style-name="ce1">
            <text:p>Keyel, Jared,</text:p>
          </table:table-cell>
          <table:table-cell office:value-type="string" table:style-name="ce1">
            <text:p>"The American war against Iraq has caused hundreds of thousands of deaths and displaced millions of people. Between 20 March 2003 and 30 September 2017, more than 172,000 Iraqis resettled in the United States. This book explores the experiences of fifteen Iraqis who resettled in the US after 2003. It examines the long war against Iraq that began in 1991 and the decisions some Iraqis made to leave their homes and seek refuge in the United States. The book also delves into the possibilities for belonging and cultural exchange for this cohort of Iraqis and their political engagement with non-profit organizations, advocacy, and activism against the 2017 Travel Ban"--</text:p>
          </table:table-cell>
          <table:table-cell office:value-type="string" table:style-name="ce1">
            <text:p>[New York] : Berghahn Books, 2023.</text:p>
          </table:table-cell>
          <table:table-cell office:value-type="string" table:style-name="ce1">
            <text:p>Seeking refuge amidst decades of American war against Iraq -- How does it feel to be a refugee? Belonging, precarity, and cultural exchange -- Enacting democratic membership : finding time, (re)distributing resources, building knowledge, and protecting rights -- Forms of participation : dialogue, civil society, and resistance -- Conclusion. The local, national, and cosmopolitan work to be done.</text:p>
          </table:table-cell>
          <table:table-cell office:value-type="string" table:style-name="ce1">
            <text:p>https://library.ecssr.ae/cgi-bin/koha/opac-detail.pl?biblionumber=287741</text:p>
          </table:table-cell>
          <table:table-cell table:number-columns-repeated="16377"/>
        </table:table-row>
        <table:table-row table:style-name="ro1">
          <table:table-cell office:value-type="string" table:style-name="ce1">
            <text:p>287764</text:p>
          </table:table-cell>
          <table:table-cell office:value-type="string" table:style-name="ce1">
            <text:p>الصحافة المهنية : المبادئ - المهارات - الأخلاقيات /</text:p>
          </table:table-cell>
          <table:table-cell office:value-type="string" table:style-name="ce1">
            <text:p>الفولي، هشام،</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64</text:p>
          </table:table-cell>
          <table:table-cell table:number-columns-repeated="16377"/>
        </table:table-row>
        <table:table-row table:style-name="ro1">
          <table:table-cell office:value-type="string" table:style-name="ce1">
            <text:p>287762</text:p>
          </table:table-cell>
          <table:table-cell office:value-type="string" table:style-name="ce1">
            <text:p>غسيل الأموال /</text:p>
          </table:table-cell>
          <table:table-cell office:value-type="string" table:style-name="ce1">
            <text:p>مصطفى، هشام،</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62</text:p>
          </table:table-cell>
          <table:table-cell table:number-columns-repeated="16377"/>
        </table:table-row>
        <table:table-row table:style-name="ro1">
          <table:table-cell office:value-type="string" table:style-name="ce1">
            <text:p>287761</text:p>
          </table:table-cell>
          <table:table-cell office:value-type="string" table:style-name="ce1">
            <text:p>دراسات الجدوى الاقتصادية /</text:p>
          </table:table-cell>
          <table:table-cell office:value-type="string" table:style-name="ce1">
            <text:p>محمود، إسماعيل علي،</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61</text:p>
          </table:table-cell>
          <table:table-cell table:number-columns-repeated="16377"/>
        </table:table-row>
        <table:table-row table:style-name="ro1">
          <table:table-cell office:value-type="string" table:style-name="ce1">
            <text:p>287759</text:p>
          </table:table-cell>
          <table:table-cell office:value-type="string" table:style-name="ce1">
            <text:p>المراسلات الإدارية = Administrative Correspondence /</text:p>
          </table:table-cell>
          <table:table-cell office:value-type="string" table:style-name="ce1">
            <text:p>محمود، إسماعيل علي،</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59</text:p>
          </table:table-cell>
          <table:table-cell table:number-columns-repeated="16377"/>
        </table:table-row>
        <table:table-row table:style-name="ro1">
          <table:table-cell office:value-type="string" table:style-name="ce1">
            <text:p>287758</text:p>
          </table:table-cell>
          <table:table-cell office:value-type="string" table:style-name="ce1">
            <text:p>الرضا الوظيفي /</text:p>
          </table:table-cell>
          <table:table-cell office:value-type="string" table:style-name="ce1">
            <text:p>محمود، إسماعيل علي،</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58</text:p>
          </table:table-cell>
          <table:table-cell table:number-columns-repeated="16377"/>
        </table:table-row>
        <table:table-row table:style-name="ro1">
          <table:table-cell office:value-type="string" table:style-name="ce1">
            <text:p>287757</text:p>
          </table:table-cell>
          <table:table-cell office:value-type="string" table:style-name="ce1">
            <text:p>التطبيقات الفعلية للحوكمة المؤسسية /</text:p>
          </table:table-cell>
          <table:table-cell office:value-type="string" table:style-name="ce1">
            <text:p>السيد، رضوان أبو شعيشع،</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57</text:p>
          </table:table-cell>
          <table:table-cell table:number-columns-repeated="16377"/>
        </table:table-row>
        <table:table-row table:style-name="ro1">
          <table:table-cell office:value-type="string" table:style-name="ce1">
            <text:p>287756</text:p>
          </table:table-cell>
          <table:table-cell office:value-type="string" table:style-name="ce1">
            <text:p>الاقتصاد المعرفي /</text:p>
          </table:table-cell>
          <table:table-cell office:value-type="string" table:style-name="ce1">
            <text:p>السيد، رضوان أبو شعيشع،</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56</text:p>
          </table:table-cell>
          <table:table-cell table:number-columns-repeated="16377"/>
        </table:table-row>
        <table:table-row table:style-name="ro1">
          <table:table-cell office:value-type="string" table:style-name="ce1">
            <text:p>287755</text:p>
          </table:table-cell>
          <table:table-cell office:value-type="string" table:style-name="ce1">
            <text:p>الاقتصاد الدولي /</text:p>
          </table:table-cell>
          <table:table-cell office:value-type="string" table:style-name="ce1">
            <text:p>عبد العال، حسام،</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55</text:p>
          </table:table-cell>
          <table:table-cell table:number-columns-repeated="16377"/>
        </table:table-row>
        <table:table-row table:style-name="ro1">
          <table:table-cell office:value-type="string" table:style-name="ce1">
            <text:p>287754</text:p>
          </table:table-cell>
          <table:table-cell office:value-type="string" table:style-name="ce1">
            <text:p>تحليل و تقييم المشروعات الاقتصادية /</text:p>
          </table:table-cell>
          <table:table-cell office:value-type="string" table:style-name="ce1">
            <text:p>محمود، إسماعيل علي،</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754</text:p>
          </table:table-cell>
          <table:table-cell table:number-columns-repeated="16377"/>
        </table:table-row>
        <table:table-row table:style-name="ro1">
          <table:table-cell office:value-type="string" table:style-name="ce1">
            <text:p>287746</text:p>
          </table:table-cell>
          <table:table-cell office:value-type="string" table:style-name="ce1">
            <text:p>نظرية التنمية الاقتصادية /</text:p>
          </table:table-cell>
          <table:table-cell office:value-type="string" table:style-name="ce1">
            <text:p>لويس، آرثر،</text:p>
          </table:table-cell>
          <table:table-cell table:style-name="ce1"/>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7746</text:p>
          </table:table-cell>
          <table:table-cell table:number-columns-repeated="16377"/>
        </table:table-row>
        <table:table-row table:style-name="ro1">
          <table:table-cell office:value-type="string" table:style-name="ce1">
            <text:p>287744</text:p>
          </table:table-cell>
          <table:table-cell office:value-type="string" table:style-name="ce1">
            <text:p>رؤيتان في التخطيط القومي و الاقتصادي /</text:p>
          </table:table-cell>
          <table:table-cell office:value-type="string" table:style-name="ce1">
            <text:p>بكري، كامل،</text:p>
          </table:table-cell>
          <table:table-cell table:style-name="ce1"/>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87744</text:p>
          </table:table-cell>
          <table:table-cell table:number-columns-repeated="16377"/>
        </table:table-row>
        <table:table-row table:style-name="ro1">
          <table:table-cell office:value-type="string" table:style-name="ce1">
            <text:p>287831</text:p>
          </table:table-cell>
          <table:table-cell office:value-type="string" table:style-name="ce1">
            <text:p>آثار تأديب الموظف العام على قواعد و أحكام الترقية في دولة الإمارات العربية المتحدة : (دراسة مقارنة) /</text:p>
          </table:table-cell>
          <table:table-cell office:value-type="string" table:style-name="ce1">
            <text:p>طالب، طالب غلوم،</text:p>
          </table:table-cell>
          <table:table-cell table:style-name="ce1"/>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831</text:p>
          </table:table-cell>
          <table:table-cell table:number-columns-repeated="16377"/>
        </table:table-row>
        <table:table-row table:style-name="ro1">
          <table:table-cell office:value-type="string" table:style-name="ce1">
            <text:p>287826</text:p>
          </table:table-cell>
          <table:table-cell office:value-type="string" table:style-name="ce1">
            <text:p>1945 عام المصير : نشأة المنظمات الدولية (جامعة الدول العربية و الأمم المتحدة) /</text:p>
          </table:table-cell>
          <table:table-cell office:value-type="string" table:style-name="ce1">
            <text:p>عبد الحميد، محمد محب،</text:p>
          </table:table-cell>
          <table:table-cell table:style-name="ce1"/>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87826</text:p>
          </table:table-cell>
          <table:table-cell table:number-columns-repeated="16377"/>
        </table:table-row>
        <table:table-row table:style-name="ro1">
          <table:table-cell office:value-type="string" table:style-name="ce1">
            <text:p>287823</text:p>
          </table:table-cell>
          <table:table-cell office:value-type="string" table:style-name="ce1">
            <text:p>الحزام و الطريق : تحولات الدبلوماسية الصينية في القرن 21 /</text:p>
          </table:table-cell>
          <table:table-cell table:number-columns-repeated="2" table:style-name="ce1"/>
          <table:table-cell office:value-type="string" table:style-name="ce1">
            <text:p>عمان، الأردن : المنهل للنشر الإلكتروني، 2017.</text:p>
          </table:table-cell>
          <table:table-cell table:style-name="ce1"/>
          <table:table-cell office:value-type="string" table:style-name="ce1">
            <text:p>https://library.ecssr.ae/cgi-bin/koha/opac-detail.pl?biblionumber=287823</text:p>
          </table:table-cell>
          <table:table-cell table:number-columns-repeated="16377"/>
        </table:table-row>
        <table:table-row table:style-name="ro1">
          <table:table-cell office:value-type="string" table:style-name="ce1">
            <text:p>287822</text:p>
          </table:table-cell>
          <table:table-cell office:value-type="string" table:style-name="ce1">
            <text:p>1968 : الثوار الشباب : موجة تمرد عالمية</text:p>
          </table:table-cell>
          <table:table-cell office:value-type="string" table:style-name="ce1">
            <text:p>فراي، نوربرت،</text:p>
          </table:table-cell>
          <table:table-cell table:style-name="ce1"/>
          <table:table-cell office:value-type="string" table:style-name="ce1">
            <text:p>عمان، الأردن : المنهل للنشر الإلكتروني، 2017.</text:p>
          </table:table-cell>
          <table:table-cell table:style-name="ce1"/>
          <table:table-cell office:value-type="string" table:style-name="ce1">
            <text:p>https://library.ecssr.ae/cgi-bin/koha/opac-detail.pl?biblionumber=287822</text:p>
          </table:table-cell>
          <table:table-cell table:number-columns-repeated="16377"/>
        </table:table-row>
        <table:table-row table:style-name="ro1">
          <table:table-cell office:value-type="string" table:style-name="ce1">
            <text:p>287821</text:p>
          </table:table-cell>
          <table:table-cell office:value-type="string" table:style-name="ce1">
            <text:p>التنمية الاقتصادية في الصين : الأقاليم الغربية نموذجا /</text:p>
          </table:table-cell>
          <table:table-cell table:number-columns-repeated="2" table:style-name="ce1"/>
          <table:table-cell office:value-type="string" table:style-name="ce1">
            <text:p>عمان، الأردن : المنهل للنشر الإلكتروني، 2017.</text:p>
          </table:table-cell>
          <table:table-cell table:style-name="ce1"/>
          <table:table-cell office:value-type="string" table:style-name="ce1">
            <text:p>https://library.ecssr.ae/cgi-bin/koha/opac-detail.pl?biblionumber=287821</text:p>
          </table:table-cell>
          <table:table-cell table:number-columns-repeated="16377"/>
        </table:table-row>
        <table:table-row table:style-name="ro1">
          <table:table-cell office:value-type="string" table:style-name="ce1">
            <text:p>287818</text:p>
          </table:table-cell>
          <table:table-cell office:value-type="string" table:style-name="ce1">
            <text:p>نقد الإستراتيجية الصينية حيال الدول العربية /</text:p>
          </table:table-cell>
          <table:table-cell office:value-type="string" table:style-name="ce1">
            <text:p>نعمة، هاشم كاظم،</text:p>
          </table:table-cell>
          <table:table-cell office:value-type="string" table:style-name="ce1">
            <text:p>حاليا، تشهد العلاقات الصينية- العربية تطورا بارزا، رغم تصاعد الأحادية والحمائية التجارية والتنمر، مما يعكس حقيقة أن النظام المتعدد الأطراف والعولمة الاقتصادية هما موضوعا العصر. تتمسك الصين بالتعددية وتعمل على تحسين الحوكمة العالمية مع البلدان الأخرى والحفاظ على النظام الدولي والقواعد الدولية؛ كما تتمسك بالرؤية الصائبة فيما يتعلق بالعدالة والمصلحة، ومفهوم “الصدق والحق والود والإخلاص”، وتعمل على تحقيق نتائج الدورة الثامنة للاجتماع الوزاري لمنتدى التعاون الصيني- العربي، وتقوم ببناء رابطة المصير المشترك بين الصين والدول العربية بشكل أسرع.<text:s/></text:p>
            <text:p><text:s/></text:p>
            <text:p>بعد سبعين عاما من النضالات الشاقة، أخذت الصين طريقها بثبات إلى بناء دولة قوية تحت قياد الحزب الشيوعي الصيني، بينما تشهد الدول العربية تغيرات كبيرة، وتخطط إستراتيجيات التنمية الجديدة المناسبة لأحوالها بعد أن جربت محاولات عديدة. حاليا، تقف الدول العربية في مفترق طرق للتنمية في تاريخها، لذا، يتسم التعاون الإستراتيجي بين الصين والدول العربية بأهمية خاصة ومحتويات متزايدة.<text:s/></text:p>
            <text:p><text:s/></text:p>
            <text:p>الصين والدول العربية من الدولة النامية، وتحتل مساحة أراضي الطرفين سدس مساحة الأرض في العالم، ويمثل عدد السكان فيهما حوالي ربع إجمالي سكان العالم، ويحتل الحجم الاقتصادي لهما ثمن إجمالي حجم الاقتصاد العالمي. على الرغم من أن الصين والدول العربية تختلف من حيث الموارد الطبيعية، ومستويات التنمية، فإن كلا الطرفين في مرحلة هامة من التنمية، ويحمل مهمة مشتركة لتحقيق نهضة الأمة وازدهار الوطن. ليس بين الطرفين عداوات تاريخية، بل يتمتعان بصداقة حميمة وأساس جيد للتعاون. تعمل الصين كأكبر دولة نامية، والدول العربية كمجموعة مهمة من الدول النامية، على تبادل خبرات التنمية وتعزيز التعاون في تحقيق التنمية المشتركة، كما يبذل الطرفان جهودهما في تعزيز الأمن الإقليمي ويتعاونان معا لبناء العلاقة الدولية الجديدة، مما يلعب دورا هاما في تعزيز السلام والتنمية الإقليمية والعالمية.</text:p>
          </table:table-cell>
          <table:table-cell office:value-type="string" table:style-name="ce1">
            <text:p>عمان، الأردن : المنهل للنشر الإلكتروني، 2018.</text:p>
          </table:table-cell>
          <table:table-cell table:style-name="ce1"/>
          <table:table-cell office:value-type="string" table:style-name="ce1">
            <text:p>https://library.ecssr.ae/cgi-bin/koha/opac-detail.pl?biblionumber=287818</text:p>
          </table:table-cell>
          <table:table-cell table:number-columns-repeated="16377"/>
        </table:table-row>
        <table:table-row table:style-name="ro1">
          <table:table-cell office:value-type="string" table:style-name="ce1">
            <text:p>287814</text:p>
          </table:table-cell>
          <table:table-cell office:value-type="string" table:style-name="ce1">
            <text:p>الإعلام السياسي /</text:p>
          </table:table-cell>
          <table:table-cell office:value-type="string" table:style-name="ce1">
            <text:p>أحمد، جمال محمد،</text:p>
          </table:table-cell>
          <table:table-cell table:style-name="ce1"/>
          <table:table-cell office:value-type="string" table:style-name="ce1">
            <text:p>عمان، الأردن : المنهل للنشر الإلكتروني، 2015.</text:p>
          </table:table-cell>
          <table:table-cell table:style-name="ce1"/>
          <table:table-cell office:value-type="string" table:style-name="ce1">
            <text:p>https://library.ecssr.ae/cgi-bin/koha/opac-detail.pl?biblionumber=287814</text:p>
          </table:table-cell>
          <table:table-cell table:number-columns-repeated="16377"/>
        </table:table-row>
        <table:table-row table:style-name="ro1">
          <table:table-cell office:value-type="string" table:style-name="ce1">
            <text:p>287813</text:p>
          </table:table-cell>
          <table:table-cell office:value-type="string" table:style-name="ce1">
            <text:p>الإعلام الاجتماعي /</text:p>
          </table:table-cell>
          <table:table-cell office:value-type="string" table:style-name="ce1">
            <text:p>الجويلي، عزام محمد،</text:p>
          </table:table-cell>
          <table:table-cell table:style-name="ce1"/>
          <table:table-cell office:value-type="string" table:style-name="ce1">
            <text:p>عمان، الأردن : المنهل للنشر الإلكتروني، 2015.</text:p>
          </table:table-cell>
          <table:table-cell table:style-name="ce1"/>
          <table:table-cell office:value-type="string" table:style-name="ce1">
            <text:p>https://library.ecssr.ae/cgi-bin/koha/opac-detail.pl?biblionumber=287813</text:p>
          </table:table-cell>
          <table:table-cell table:number-columns-repeated="16377"/>
        </table:table-row>
        <table:table-row table:style-name="ro1">
          <table:table-cell office:value-type="string" table:style-name="ce1">
            <text:p>287812</text:p>
          </table:table-cell>
          <table:table-cell office:value-type="string" table:style-name="ce1">
            <text:p>من قيادة الميدان إلى قيادة الاستخبارات في الحرب : سيرة و ذكريات 1980 - 1988 /</text:p>
          </table:table-cell>
          <table:table-cell office:value-type="string" table:style-name="ce1">
            <text:p>شاهين، محمود شكر،</text:p>
          </table:table-cell>
          <table:table-cell table:style-name="ce1"/>
          <table:table-cell office:value-type="string" table:style-name="ce1">
            <text:p>عمان، الأردن : المنهل للنشر الإلكتروني، 2014.</text:p>
          </table:table-cell>
          <table:table-cell table:style-name="ce1"/>
          <table:table-cell office:value-type="string" table:style-name="ce1">
            <text:p>https://library.ecssr.ae/cgi-bin/koha/opac-detail.pl?biblionumber=287812</text:p>
          </table:table-cell>
          <table:table-cell table:number-columns-repeated="16377"/>
        </table:table-row>
        <table:table-row table:style-name="ro1">
          <table:table-cell office:value-type="string" table:style-name="ce1">
            <text:p>287810</text:p>
          </table:table-cell>
          <table:table-cell office:value-type="string" table:style-name="ce1">
            <text:p>جامعة الدول العربية في مواجهة تحديات العولمة : أجهزة الجامعة /</text:p>
          </table:table-cell>
          <table:table-cell office:value-type="string" table:style-name="ce1">
            <text:p>الفتلاوي، سهيل حسين،</text:p>
          </table:table-cell>
          <table:table-cell table:style-name="ce1"/>
          <table:table-cell office:value-type="string" table:style-name="ce1">
            <text:p>عمان، الأردن : المنهل للنشر الإلكتروني، 2011.</text:p>
          </table:table-cell>
          <table:table-cell table:style-name="ce1"/>
          <table:table-cell office:value-type="string" table:style-name="ce1">
            <text:p>https://library.ecssr.ae/cgi-bin/koha/opac-detail.pl?biblionumber=287810</text:p>
          </table:table-cell>
          <table:table-cell table:number-columns-repeated="16377"/>
        </table:table-row>
        <table:table-row table:style-name="ro1">
          <table:table-cell office:value-type="string" table:style-name="ce1">
            <text:p>287837</text:p>
          </table:table-cell>
          <table:table-cell office:value-type="string" table:style-name="ce1">
            <text:p>Ai in Business and Economics /</text:p>
          </table:table-cell>
          <table:table-cell table:style-name="ce1"/>
          <table:table-cell office:value-type="string" table:style-name="ce1">
            <text:p>Rapid advances in artificial intelligence (AI) technologies have generated intense interest and debate about their potential to reshape industries, labour markets and socio-economic structures. This volume presents a collection of academic papers stemming from "The Economic Perspective of Artificial Intelligence" (EPEAI) conference held at the Ruhr West University of Applied Sciences in Mülheim an der Ruhr, Germany, in March 2023. AI in Business and Economics discusses topics as varied as marketing, accounting, reporting, business narratives, forecasting, generational differences in attitudes, economic policy - all in the context of exploring the multifaceted intersection of economics and artificial intelligence. It navigates through the fog caused by the heterogeneity of diverse AI applications and methodologies by examining artificial intelligence from an economic perspective. In doing so, it becomes clear that the implementation of a broad range of AI technologies in companies has just begun. Businesses, employees, and policy makers will soon have to adapt to the fast-paced advancements in artificial intelligence, ensuring they become and remain competitive, ethical, and forward-thinking in a changing global landscape. This book will serve as a valuable resource for scholars, practitioners, and students exploring the complexities of the economic implications of AI.</text:p>
          </table:table-cell>
          <table:table-cell office:value-type="string" table:style-name="ce1">
            <text:p>Boston : De Gruyter, 2024.</text:p>
          </table:table-cell>
          <table:table-cell office:value-type="string" table:style-name="ce1">
            <text:p>Part 1: Competition and Regulation / Richard von Maydell, Christoph Menzel.-- Chapter 1. The Rise of Artificial Intelligence: Towards a Modernisation of Competition Policy .-- Part 2: Production and Processes / Markus Feld, Wolfgang Arens-Fischer, Marcel Schumacher .-- Chapter 2. “KI-AGIL” – An Agile Process Model to Make AI Development Accessible to SMEs / Robert Menger, Karla Ohler-Martins, Amanda Lemette, Robert J. Martin .-- Chapter 3. Automatic Classification of Files Based on the Classes of IEC 61355.-- Part 3: Finance and Accounting / Marcus Bravidor.-- Chapter 4. Auditing Algorithms in the (Non-)Financial Audit: Status Quo and Way Forward / Isabel Lausberg, Arne Eimuth, Anne Stockem Novo.-- Chapter 5. Barriers to the Use of Artificial Intelligence (AI) in Management Reporting / Thomas Rautenstrauch, Janis Hummel, Oliver Isoz, Simon Moser Chapter 6 Transforming Management Accounting with Robotic Process Automation – Requirements and Implications.-- Part 4: Organisation and Workflow / Markus Harlacher, Andrea Altepost, Ingo Elsen, Alexander Ferrein, Adjan HansenAmpah, Wolfgang Merx, Sina Niehues, Stefan Schiffer, Fatemeh Nasim Shahinfar.-- Chapter 7. Approach for the Identification of Requirements on the Design of AIsupported Work Systems (in Problem-based Projects) / Nicolai Krüger, Agnis Stibe, Jacqueline Krüger.-- Chapter 8. Plug and Play AI – How Companies Can Benefit from AI as a Service.-- Part 5: HR and Employment Timm Eichenberg, Nils Pudill, Britta Rüschoff, Anne Stockem Novo, Michael Vogelsang.-- Chapter 9. Developing Personas of Ideal-type Candidates in AI-related Jobs / Ed Dandalt.-- Chapter 10. Artificial Intelligence and Care Leaders: A Critical Perspective.-- Part 6: Artificial Intelligence and Humans / Zunera Rana, Jessica Roemer, Thomas Pitz, Joern Sickmann.-- Chapter 11 Public Perception of Artificial Intelligence: A Systematic Evaluation of Newspaper Articles Using Sentiment Analysis / Simone Roth, Medina Klicic .--Chapter 12. Generational Differences in Framing for Social Robot Usage Intention from a Consumer Behaviour Point of View / Irina Simon Chapter 13 Towards a Structuralist Data Narratology.-- Khuliso Mapila, Tankiso Moloi.-- Chapter 14. Exploring the Adoption of AI for Customer Engagement Marketing by Small and Medium Enterprises in South Africa: A Literature Review of Challenges and Opportunities.-- Part 7: Forecasting Katharina I. Köstner, Bàrbara Llacay, David Alaminos.-- Chapter 15. Forecasting Brent Oil Volatility: DeepAR vs LSTM / Jan Vogt, Alexander Bönner, Michael Römmich, Malte Weiß, Merih Türkoglu.-- Chapter 16. Energy Stock Price Forecast Based on Machine Learning and Sentiment Analysis – Which Approach Performs Best in Day Trading? / Gregor Johnen, Jens Kley-Holsteg, André Niemann, Florian Ziel .-- Chapter 17. Optimising Water Supply – Application of Probabilistic Deep Neural Networks to Forecast Water Demand in the Short Term.</text:p>
          </table:table-cell>
          <table:table-cell office:value-type="string" table:style-name="ce1">
            <text:p>https://library.ecssr.ae/cgi-bin/koha/opac-detail.pl?biblionumber=287837</text:p>
          </table:table-cell>
          <table:table-cell table:number-columns-repeated="16377"/>
        </table:table-row>
        <table:table-row table:style-name="ro1">
          <table:table-cell office:value-type="string" table:style-name="ce1">
            <text:p>287838</text:p>
          </table:table-cell>
          <table:table-cell office:value-type="string" table:style-name="ce1">
            <text:p>Cancer care in the United Arab Emirates /</text:p>
          </table:table-cell>
          <table:table-cell table:style-name="ce1"/>
          <table:table-cell office:value-type="string" table:style-name="ce1">
            <text:p>This open access book is a one-stop shop for all stakeholders interested in a deep understanding of the status quo of the healthcare sector in the UAE across all of its seven emirates and various private and public health systems. The book goes through the evolving journey of healthcare policy, delivery, and innovation celebrating success stories over the years while also highlighting persisting unmet needs. The book is authored by experts from various sectors in the UAE with representation from primary and specialist care and prevention, public health policy, regulatory affairs and reimbursement structures, clinical research, health informatics, health economics, medical education, training, and licensing. Particular topics of interest and unique to the UAE are also discussed, such as medical tourism. The chapters address specific disciplines' challenges and provide insights into future directions and roadmaps for desired changean overall outlook for the UAE healthcare sector for the next 50 years. This is the first comprehensive book that addresses healthcare broadly in the UAE and is endorsed by the prestigious Emirates Oncology Society and the Emirates Medical Association</text:p>
          </table:table-cell>
          <table:table-cell office:value-type="string" table:style-name="ce1">
            <text:p>Singapore : Springer, 2024</text:p>
          </table:table-cell>
          <table:table-cell office:value-type="string" table:style-name="ce1">
            <text:p>Introduction -- Cancer Care in the UAE -- UAE National Cancer Registry -- Cancer Prevention, Screening and Early Detection in the UAE -- A Proposal for Cancer Control Plan in the UAE -- Comprehensive Cancer Centers in the UAE -- Emirates Oncology Society -- Factors Influencing Seeking Cancer Care Abroad for UAE Citizens -- Non-Governmental Organizations (NGO) Role in Cancer Care in the UAE: Friends of Cancer Patients as an Example -- Clinical Cancer Research in the UAE -- Basic Cancer Research in the UAE -- Oncology and Hematology Fellowship Training in the UAE -- Oncology Nursing in the UAE -- Genomic medicine in Cancer care in the UAE -- Genetic Testing for Cancer Risk in the UAE -- Fertility Preservation and Onco-Fertility in the UAE -- Psycho-Oncology in the UAE -- Artificial intelligence (AI) in Oncology in the UAE -- Traditional, Complementary and Integrative Medicine and Cancer Care in the UAE -- Radiation Oncology in the UAE -- Surgical Oncology in the UAE -- Palliative Care in the UAE -- Nuclear Medicine in the UAE -- Pediatric Cancer in the UAE -- Geriatric Oncology in the UAE -- Breast Cancer in the UAE -- Colorectal Cancer in the UAE -- Gastric Cancer in the UAE -- Pancreatic Cancer in the UAE -- Hepatocellular Carcinoma (HCC) in the UAE -- Head and Neck Malignancies in the UAE -- Thyroid Cancer in the UAE -- Lung Cancer in the UAE -- Gynecologic malignancies in the UAE -- Genitourinary malignancies in the UAE -- Sarcoma in the UAE -- Neuroendocrine tumors (NETs) in the UAE -- Hematological Malignancies in the UAE -- Hematopoietic stem cell transplant (HSCT) in the UAE -- Cancer Survivorship Programs in the UAE -- Suggested Quality Control Measurers for Cancer Care in the UAE -- The National Guideline for Breast Cancer Screening and Diagnosis -- The National Guideline for Cervical Cancer Screening -- The National Guideline for Colorectal Cancer Screening and Diagnosis -- DOH Standard for Center of Excellence in Hematopoietic Stem Cell Transplantation (HSCT) Services for Adults and Pediatrics -- Cervical Cancer Screening Program Requirements -- DOH Colorectal Cancer Screening Program Specifications -- JAWDA KPI Quarterly Guidelines for Haematopoietic Stem Cell Transplant (HSCT) Service Providers -- DOH Lung Cancer Screening Service Specifications -- Regulation for Oncology Services 2016 -- Standards for Autologous Haematopoietic Stem Cell Transplantation</text:p>
          </table:table-cell>
          <table:table-cell office:value-type="string" table:style-name="ce1">
            <text:p>https://library.ecssr.ae/cgi-bin/koha/opac-detail.pl?biblionumber=287838</text:p>
          </table:table-cell>
          <table:table-cell table:number-columns-repeated="16377"/>
        </table:table-row>
        <table:table-row table:style-name="ro1">
          <table:table-cell office:value-type="string" table:style-name="ce1">
            <text:p>287843</text:p>
          </table:table-cell>
          <table:table-cell office:value-type="string" table:style-name="ce1">
            <text:p>European actorness in a shifting geopolitical order : European strategic autonomy through differentiated integration /</text:p>
          </table:table-cell>
          <table:table-cell office:value-type="string" table:style-name="ce1">
            <text:p>Rieker, Pernille,</text:p>
          </table:table-cell>
          <table:table-cell office:value-type="string" table:style-name="ce1">
            <text:p>"The successive crises the EU has undergone, notably with the pandemic and Russia's invasion of Ukraine, have highlighted dramatically how European security includes while spans well beyond defence. Picking up from this cue, this book masterfully expands the notion of European strategic autonomy across different areas while highlighting its fundamental compatibility with the goal of building stronger partnerships beyond the EU's borders." - Nathalie Tocci, director at IAI in Rome "European Actorness in a Shifting Geopolitical Context is a timely and thought-provoking contribution to the discourse on European strategic autonomy. Rieker and Giske go beyond conventional notions of defence to highlight the pressing need to address the growing risk of hybrid threats. With meticulous research and a nuanced understanding of contemporary debates on European integration and security, this volume presents a comprehensive approach to fleshing out European strategic autonomy. A must-read for policymakers, academic experts and anyone interested in understanding Europe's evolving role on the international stage." - Mark Leonard, director of ECFR "Rieker and Giske provide an innovative analysis of how external differentiation can help improve EU actorness and security. This is the first study that systematically brings together two core issues in European integration: external differentiation and strategic autonomy. Building on a broad empirical basis, the book makes an important contribution to current political and academic discussions on Europe's foreign and security policy." - Frank Schimmelfennig, Professor, ETH Zurich This is an open access book. Over the past decade, the global geopolitical context has changed significantly, with a geopolitical power shift and a more assertive Russia and China. With the unprovoked Russian invasion of Ukraine, European security has been put on high alert. The implications of the Russian military invasion are many and difficult to grasp in full. But the need for greater European strategic autonomy appears increasingly evident. But how can this be achieved in the short run? A common answer to this question is that it is impossible or that this can only be achieved in the long run, if at all. The aim of this book is to present a different perspective. It aims at showing that it should be possible to make the most out of the current European system if we adjust our understanding of how it works. The book argues that strategic autonomy may be reached-also in the short run-if differentiated integration (DI) is seen as an asset rather than a challenge. While the EU remains the core in such a system (together with NATO in the military domain), there is a multitude of other (bilateral and minilateral) regional and sub-regional integration processes that need to be considered to get the full idea of how a more differentiated European strategic autonomy can be achieved. This book starts by presenting a theoretical framework for how to study European actorness beyond the EU (ch.2), then this framework is applied both to understand Europe as a global actor (ch. 3), Europe as an actor in security and defence (ch. 4) and Europe as a regional actor (ch. 5). Pernille Rieker holds a position as a research professor at the Norwegian Institute of International Affairs (NUPI) and a part-time full professor at the Inland University College (INN). Rieker is part of NUPI's research group on security and defence and is responsible for NUPI's Center for European Studies (NCE). Furthermore, she is the co-editor of the Scandinavian journal for international studies, 'Internasjonal Politikk'. Mathilde E. Giske is a Ph.D. candidate, Department for Political studies, University of Oslo, Oslo, Norway</text:p>
          </table:table-cell>
          <table:table-cell office:value-type="string" table:style-name="ce1">
            <text:p>Cham : Palgrave Macmillan, [2024]</text:p>
          </table:table-cell>
          <table:table-cell office:value-type="string" table:style-name="ce1">
            <text:p>1. Introduction -- 2. Conceptual framework -- 3. A differentiated European defence architecture in the making -- 4. EU (rope) and regional resilience -- 5. Conclusion</text:p>
          </table:table-cell>
          <table:table-cell office:value-type="string" table:style-name="ce1">
            <text:p>https://library.ecssr.ae/cgi-bin/koha/opac-detail.pl?biblionumber=287843</text:p>
          </table:table-cell>
          <table:table-cell table:number-columns-repeated="16377"/>
        </table:table-row>
        <table:table-row table:style-name="ro1">
          <table:table-cell office:value-type="string" table:style-name="ce1">
            <text:p>287853</text:p>
          </table:table-cell>
          <table:table-cell office:value-type="string" table:style-name="ce1">
            <text:p>Producing and debating history : historical knowledge on Wikipedia /</text:p>
          </table:table-cell>
          <table:table-cell office:value-type="string" table:style-name="ce1">
            <text:p>Apostolopoulos, Petros,</text:p>
          </table:table-cell>
          <table:table-cell office:value-type="string" table:style-name="ce1">
            <text:p>In 2021, the American Historical Association published a study on how the American public perceives and understands the past. Almost half of the respondents argued that they turn to Wikipedia to learn about history and acquire a historical understanding of the past. Wikipedia was ranked higher than other historical activities, such as “Historic site visit,” “Museum visit,” “Genealogy work,” “Social media,” “Podcast/radio program,” “History lecture,” and “History-related video game.” These findings combined with the appropriation of Wikipedia’s corpus by ChatGPT and Wikipedia’s partnership with the most central search engine in the digital world, Google, and other digital assistants, such as Siri and Alexa, make clear how crucial the role of Wikipedia in how the public learns about history and makes sense of the past is.<text:s/></text:p>
            <text:p><text:s/></text:p>
            <text:p>But how is historical knowledge produced on Wikipedia? How do Wikipedia editors engage with historical events of the past and transform the past into historical knowledge? Why do they decide to contribute to the production of history? By placing Wikipedia editors at the center of research inquiry and using multiple methodologies and different kinds of data, this book explores how historical knowledge is produced in one of the most central digital communities of knowledge, Wikipedia.</text:p>
          </table:table-cell>
          <table:table-cell office:value-type="string" table:style-name="ce1">
            <text:p>Boston : De Gruyter Oldenbourg, 2024.</text:p>
          </table:table-cell>
          <table:table-cell office:value-type="string" table:style-name="ce1">
            <text:p>Introduction .-- Chapter 1 . Framing the Production of Historical knowledge on Wikipedia: Policies, Guidelines, Rules, Hierarchy, and History .-- Chapter 2. Reconstructing the Distant Past on Wikipedia: The Great Depression and the Atomic Bombings of Hiroshima and Nagasaki .-- Chapter 3 . Reconstructing the Recent Past on Wikipedia: The Vietnam War and September 11 attacks .-- Chapter 4. A Network Analysis of Wikipedia Editors’ Engagement with History: Interests, Identities, Power, and Hierarchy .-- Chapter 5. Writing History on Wikipedia: Insights from Wikipedia Editors .-- Conclusion .-- References.-- Index.</text:p>
          </table:table-cell>
          <table:table-cell office:value-type="string" table:style-name="ce1">
            <text:p>https://library.ecssr.ae/cgi-bin/koha/opac-detail.pl?biblionumber=287853</text:p>
          </table:table-cell>
          <table:table-cell table:number-columns-repeated="16377"/>
        </table:table-row>
        <table:table-row table:style-name="ro1">
          <table:table-cell office:value-type="string" table:style-name="ce1">
            <text:p>287867</text:p>
          </table:table-cell>
          <table:table-cell office:value-type="string" table:style-name="ce1">
            <text:p>Big data and artificial intelligence in digital finance : increasing personalization and trust in digital finance using big data and AI /</text:p>
          </table:table-cell>
          <table:table-cell table:style-name="ce1"/>
          <table:table-cell office:value-type="string" table:style-name="ce1">
            <text:p>This open access book presents how cutting-edge digital technologies like Machine Learning, Artificial Intelligence (AI), and Blockchain are set to disrupt the financial sector. The book illustrates how recent advances in these technologies facilitate banks, FinTechs, and financial institutions to collect, process, analyze, and fully leverage the very large amounts of data that are nowadays produced and exchanged in the sector. To this end, the book also introduces some of the most popular Big Data, AI and Blockchain applications in the sector, including novel applications in the areas of Know Your Customer (KYC), Personalized Wealth Management and Asset Management, Portfolio Risk Assessment, as well as variety of novel Usage-based Insurance applications based on Internet-of-Things data. Most of the presented applications have been developed, deployed and validated in real-life digital finance settings in the context of the European Commission funded INFINITECH project, which is a flagship innovation initiative for Big Data and AI in digital finance. This book is ideal for researchers and practitioners in Big Data, AI, banking and digital finance. Introduces the latest advances in Big Data and AI in Digital Finance that enable scalable, effective, and real-time analytics; Explains the merits of Blockchain technology in digital finance, including applications beyond the blockbuster cryptocurrencies; Presents practical applications of cutting edge digital technologies in the digital finance sector; Illustrates the regulatory environment of the financial sector and presents technical solutions that boost compliance to applicable regulations; This book is open access, which means that you have free and unlimited access.</text:p>
          </table:table-cell>
          <table:table-cell office:value-type="string" table:style-name="ce1">
            <text:p>Cham : Springer, 2022</text:p>
          </table:table-cell>
          <table:table-cell office:value-type="string" table:style-name="ce1">
            <text:p>Introduction -- Part I: Novel Big Data and AI Technologies for Digital Finance -- A Reference Architecture for Big Data Systems and AI Applications in the Finance Sector -- Hybrid Transactional and Analytical Processing for Integrated Data Management in Digital Finance and FinTech Applications -- Semantic Interoperability Modelling for Digital Finance Applications -- Semantic Streaming for Digital Finance Applications -- Part II: Blockchain Technologies and Digital Currencies for Digital Finance Applications -- Central Bank Digital Currencies and a Euro for the Future -- Efficient and Accelerated KYC Using Blockchain Technologies -- Part III: Applications of Big Data and AI in Digital Finance -- AI-based platform for Intelligent and Automated Accounting -- Addressing Intra-Day Volatility in Risk Assessments for Forex Trading -- Next-Generation Personalized Investment Recommendations -- Personalized Finance Management for Small Medium Businesses -- AML/CF supervision empowered by AI -- Analyzing Large Scale Blockchain Transaction Graphs for Fraudulent Activities -- Cybersecurity and Fraud Detection in Financial Transactions -- Part IV: Applications of Big Data and AI in Insurance -- Risk assessment for personalized health insurance products -- Alternative Data for Personalized Insurance products -- Part V: Technologies for Regulatory Compliance in the Finance Sector -- AI Governance -Trustworthy and Responsible use of AI -- Large Scale Data Anonymization for GDPR Compliance -- Conclusion</text:p>
          </table:table-cell>
          <table:table-cell office:value-type="string" table:style-name="ce1">
            <text:p>https://library.ecssr.ae/cgi-bin/koha/opac-detail.pl?biblionumber=287867</text:p>
          </table:table-cell>
          <table:table-cell table:number-columns-repeated="16377"/>
        </table:table-row>
        <table:table-row table:style-name="ro1">
          <table:table-cell office:value-type="string" table:style-name="ce1">
            <text:p>287870</text:p>
          </table:table-cell>
          <table:table-cell office:value-type="string" table:style-name="ce1">
            <text:p>Epistemic rights in the era of digital disruption /</text:p>
          </table:table-cell>
          <table:table-cell table:style-name="ce1"/>
          <table:table-cell office:value-type="string" table:style-name="ce1">
            <text:p>This open-access volume argues that in a functioning democracy, citizens should be equally capable of making informed choices about matters of social importance. This includes citizens accessing all relevant information and knowledge necessary for informed will formation. In today's complex era of digital disruption, it is not enough to simply speak about communication or even digital rights. The starting point for this volume is the need for 'epistemic equality'. The contributors seek to showcase the history and diversity of current debates around communication and digital rights, as precursors for the need for epistemic rights; both as a theoretical concept and an empirically assessed benchmark. The book highlights scholarship via academic case studies from around the world to feature different issues and methodological approaches, as well as similarities in academic and policy challenges across the globe. The goal is to provide an overview of issues that depict challenges to epistemic rights, extract both academic and applied policy implications of different approaches, and end with a set of recommendations for advancing policy-relevant scholarship on epistemic rights. This volume is intended as the first holistic response to an urgent need to address epistemic rights of communication as a central public policy issue, as an academic analytical concept, as well as a central theme for informed public debate. This book is open-access, meaning you have free and unlimited access. Minna Aslama Horowitz is Docent at the University of Helsinki, Finland, a Fellow at the Media and Journalism Research Centre, UK, and St. John's University, New York, USA. Hannu Nieminen is Professor Emeritus of media and communications policy, at the University of Helsinki, Finland, and Professor of Communication, at Vytautas Magnus University, Lithuania. Currently, he is also Visiting Professor at the London School of Economics and Political Science, UK. Katja Lehtisaari is a Senior Lecturer in Journalism at Tampere University, Finland, and Docent at the University of Helsinki, Finland. Alessandro D'Arma is Reader in Media and Communication and Director of the CAMRI PhD Programme, University of Westminster, UK.</text:p>
          </table:table-cell>
          <table:table-cell office:value-type="string" table:style-name="ce1">
            <text:p>Cham : Palgrave Macmillan, 2024</text:p>
          </table:table-cell>
          <table:table-cell office:value-type="string" table:style-name="ce1">
            <text:p>Part I Foundations -- 1 Introduction: The Epistemic Turn -- 2 Why We Need Epistemic Rights -- Part II Concepts and Issues -- 3 On the Need to Revalue Old Radical Imaginaries to Assert Epistemic Media and Communication Rights Today -- 4 Epistemic Rights, Information Inequalities, and Public Policy -- 5 (Re-)casting Epistemic Rights as Human Rights: Conceptual Conundrums for the Council of Europe -- 6 Epistemic Rights and Digital Communications Policies: Collective Rights and Digital Citizenship -- 7 Public Service Media: From Epistemic Rights to Epistemic Justice -- Part III National and Regional Cases -- 8 Towards Feminist Futures in the Platform Economy: Four Stories from India -- 9 Epistemic Rights and Right to Information in Brazil and Mexico -- 10 Digital Authoritarianism and Epistemic Rights in the Global South: Unpacking Internet Shutdowns in Zimbabwe -- 11 Epistemic Violators: Disinformation in Central and Eastern Europe -- 12 Nordic Illusion and Challenges for Epistemic Rights in the Era of Digital Media -- 13 Right to Data Access in the Digital Era: The Case of China -- Part IV Implications -- 14 Conclusion: Ubiquitous Need for Epistemic Rights and the Way Forward.</text:p>
          </table:table-cell>
          <table:table-cell office:value-type="string" table:style-name="ce1">
            <text:p>https://library.ecssr.ae/cgi-bin/koha/opac-detail.pl?biblionumber=287870</text:p>
          </table:table-cell>
          <table:table-cell table:number-columns-repeated="16377"/>
        </table:table-row>
        <table:table-row table:style-name="ro1">
          <table:table-cell office:value-type="string" table:style-name="ce1">
            <text:p>287871</text:p>
          </table:table-cell>
          <table:table-cell office:value-type="string" table:style-name="ce1">
            <text:p>2023 حقائق وأرقام الويبو حول الملكية الفكرية /</text:p>
          </table:table-cell>
          <table:table-cell table:number-columns-repeated="2" table:style-name="ce1"/>
          <table:table-cell office:value-type="string" table:style-name="ce1">
            <text:p>Geneva : World Intellectual Property Organization, 2024.</text:p>
          </table:table-cell>
          <table:table-cell office:value-type="string" table:style-name="ce1">
            <text:p>Intro -- المحتويات -- المقدمة -- الطلبات العالمية للملكية الفكرية وحقوق الملكية الفكرية السارية -- 1. إجمالي عدد الطلبات في العالم، 2022 -- 2. توزيع نشاط إيداعات الملكية الفكرية بحسب المنطقة، 2022 -- 3. حقوق الملكية الفكرية السارية، 2022 -- البراءات ونماذج المنفعة -- 4. النسبة المئوية للحصة في إجمالي عدد طلبات البراءات بحسب مكاتب الإيداع الخمسة الأولى، 2022 -- 5. طلبات البراءات في مكاتب الإيداع العشرة الأولى، 2022 -- 6. طلبات البراءات في مكاتب مختارة من البلدان المنخفضة والمتوسطة الدخل، 2022 -- 7. طلبات براءات المقيمين نسبة إلى إجمالي الناتج المحلي في بلدان المنشأ العشرة الأولى، 2022 -- 8. المجالات التكنولوجية الثلاثة الأولى في بلدان المنشأ الخمسة الأولى، 2019-2021 -- 9. طلبات نماذج المنفعة في بلدان المنشأ العشرة الأولى، 2021 -- 10. طلبات نماذج المنفعة في مكاتب مختارة من البلدان المنخفضة والمتوسطة الدخل، 2022 -- العلامات التجارية -- 11. النسبة المئوية للحصة في نشاط إيداع العلامات التجارية بحسب مكاتب الإيداع الخمسة الأولى، 2022 -- 12. عدد الأصناف في الطلب في مكاتب الإيداع العشرة الأولى، 2022 -- 13. عدد الأصناف في الطلب في مكاتب مختارة من البلدان المنخفضة والمتوسطة الدخل، 2022 -- 14. عدد الأصناف في طلبات العلامات التجارية التي أودعها مقيمون نسبة إلى إجمالي الناتج المحلي في بلدان منشأ المختارة، 2022 -- 15. القطاwت الصناعية الثلاثة الأولى في بلدان المنشأ الخمسة الأولى، 2022 -- التصاميم الصناعية -- 16. النسبة المئوية للحصة في نشاط إيداع التصاميم بحسب مكاتب الإيداع الخمسة الأولى، 2022 -- 17. عدد التصاميم في الطلب في مكاتب الإيداع العشرة الأولى، 2022 -- 18. عدد التصاميم في الطلب في مكاتب مختارة من البلدان المنخفضة والمتوسطة الدخل، 2022 -- 19. عدد التصاميم في طلبات المقيمين نسبة إلى إجمالي الناتج المحلي في بلدان المنشأ المختارة، 2022 -- 20. القطاعات الصناعية الثلاثة الأولى في كل بلد من بلدان المنشأ الأولى المختارة، 2022 -- المؤشرات الجغرافية -- 21. المؤشرات الجغرافية السارية بالنسبة إلى السلطات الوطنية والإقليمية المختارة، 2022. 22. توزيع المؤشرات الجغرافية السارية حسب المنشأ على السلطات الوطنية والإقليمية المختارة، 2022 -- 23. المؤشرات الجغرافية السارية حسب صنف المنتج، 2022 -- معلومات إضافية -- الجدول الإحصائي -- الموارد الإحصائية -- مسرد المصطلحات.</text:p>
          </table:table-cell>
          <table:table-cell office:value-type="string" table:style-name="ce1">
            <text:p>https://library.ecssr.ae/cgi-bin/koha/opac-detail.pl?biblionumber=287871</text:p>
          </table:table-cell>
          <table:table-cell table:number-columns-repeated="16377"/>
        </table:table-row>
        <table:table-row table:style-name="ro1">
          <table:table-cell office:value-type="string" table:style-name="ce1">
            <text:p>287873</text:p>
          </table:table-cell>
          <table:table-cell office:value-type="string" table:style-name="ce1">
            <text:p>Global Governance and International Cooperation : Managing Global Catastrophic Risks in the 21st Century /</text:p>
          </table:table-cell>
          <table:table-cell office:value-type="string" table:style-name="ce1">
            <text:p>Falk, Richard.</text:p>
          </table:table-cell>
          <table:table-cell office:value-type="string" table:style-name="ce1">
            <text:p>The Global Governance Forum and the Global Challenges Foundation collaborate in this collection in their concern that the UN Charter and the contemporary infrastructure for international cooperation are no longer fit for purpose and lack the instruments, resources and legitimacy to address the risks threatening our future.</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7873</text:p>
          </table:table-cell>
          <table:table-cell table:number-columns-repeated="16377"/>
        </table:table-row>
        <table:table-row table:style-name="ro1">
          <table:table-cell office:value-type="string" table:style-name="ce1">
            <text:p>287874</text:p>
          </table:table-cell>
          <table:table-cell office:value-type="string" table:style-name="ce1">
            <text:p>Designing Sustainable Working Lives and Environments : Work, Health and Leadership in Theory and Practice /</text:p>
          </table:table-cell>
          <table:table-cell office:value-type="string" table:style-name="ce1">
            <text:p>Nilsson, Kerstin.</text:p>
          </table:table-cell>
          <table:table-cell office:value-type="string" table:style-name="ce1">
            <text:p>This book offers a theoretical framework visualizing the complexity of working life. It increases the knowledge and awareness of individuals, companies and society regarding different factors and work patterns and aims to support reflections and discussions into daily operations on the individual, organizational and societal level.</text:p>
          </table:table-cell>
          <table:table-cell office:value-type="string" table:style-name="ce1">
            <text:p>Milton : Taylor &amp;amp; Francis Group, 2024.</text:p>
          </table:table-cell>
          <table:table-cell office:value-type="string" table:style-name="ce1">
            <text:p>Cover -- Half Title -- Title Page -- Copyright Page -- Table of Contents -- Preface -- Introduction -- Why Is a Book on a Healthy and Sustainable Working Life for All Ages Using the SwAge[sup(TM)] Model Needed? -- The Structure of the Book and the SwAge[sup(TM)] Model -- Part I: Determinant Areas for a Sustainable Working Life and Employability -- Influence and Determinant Areas for the Ability and Willingness to Work -- To Stay or to Leave? -- What Determines a Healthy and Sustainable Working Life for All Ages? -- Consider and Reflect -- SPHERE A: Health Effects of the Work Environment -- Area 1. Diagnoses, Self-rated Health and Functional Diversity -- Different Dimensions of Health -- Health on the Individual Level -- Bodily Functions that Matter to Work -- The Dual Continuum Model of Health -- The Work Environment as a Predictor of Ill-health -- Measuring Health and Ill-health in Working Life -- Consider and Reflect -- Area 2. The Physical Work Environment -- The Physical Design of the Workplace -- Physical Workload, Heavy Lifting and Unilateral Movements -- The Sensory System and the Work Environment -- Chemical Health Risks in the Work Environment -- Climate and Work Ability -- Safety Risks and Occupational Injuries -- Gender Differences between Physical Demands in Working Life -- Consider and Reflect -- Area 3. Mental Work Environment -- Stress that Matter to Work -- Stressors Related to Working Life -- Coping with Work Stress -- Bullying in the Workplace -- Threats and Violence -- Gender Differences between Physical Demands in Working Life -- Consider and Reflect -- Area 4. Working Hours, Work Pace and Time for Recuperation -- Working Hours and Work Schedule -- Working Time Regulations -- Work Pace and Breaks during Working Hours -- Exhaustion and Sleep Disorders -- Time for Recuperation. Working Hours, Work Pace and Time for Recuperation Related to Age and Gender -- Consider and Reflect -- Organisational Perspective and Action Proposals that Matter to the Health Effects of the Work Environment -- Organisational/Meso Level and Health -- Health Promotion and Health Prevention -- Health Promotion and Organisational Productivity -- The Health Prevention Process: Identify-Prioritise-Rectify-Reorient -- Measures for Physical, Mental and Temporal Work Environment Issues and Health -- The Design of the Physical Work Environment -- The Design of the Mental Work Environment -- Organisation of Work to Facilitate Recuperation -- Occupational Health Care -- Consider and Reflect -- Societal Perspective and Action Proposals that Matter to Health Impacts of the Work Environment -- Societal/Macro Level and Health -- The Significance of Society for Healthy Choices -- The Significance of Society for the Knowledge of and Compliance with Laws and Directives -- Societal Perspectives on Fragmentation, Demands and Control in the Work Situation -- Societal Support in Choices and Changes of Profession and Work Environment -- Contact-based Professions and Mental Demands -- Working Time Models -- The Significance of Occupational Health Care to Decrease the Negative Health Effects of the Work Environment -- Consider and Reflect -- SPHERE B: The Financial Situation -- Area 5. Personal Finance and Economics -- Finance and Employability -- Economics and Financial Incentives -- Consider and Reflect -- Organisational Perspective and Action Proposals that Matter to the Financial Situation -- Occupational Injuries Affect on Finance -- The Significance of Leadership for Good Health and Employability -- Attitudes in Organisations and Employability -- Organisational Costs of Sickness Absence -- Consider and Reflect. Societal Perspective and Action Proposals that Matter to the Financial Situation -- Societal Perspective and Action Proposals that Matter to Personal Finance -- Financial Perspective on Societal Support for Employability -- Social Security Systems -- Employment Development in Society in Relation to Social Security and Pension Systems -- Consider and Reflect -- SPHERE C: Social Inclusion, Support and Sense of Community -- Area 6. The Personal Social Environment -- Social Inclusion outside Working Life -- Boundaries between Work and Personal Life -- How Partner and Family Affect Labour Force Participation -- How the Personal Social Environment Affects Work -- Work-life Balance -- Consider and Reflect -- Area 7. The Social Work Environment -- Identity and Social Contexts -- Social and Instrumental Support and Inclusion in the Workplace -- The Social Effects of Informal Organisations in Working Life -- Disregard, Bullying and Discrimination -- Norms, Norm Breakers and Power -- Consider and Reflect -- Organisational Perspective and Action Proposals that Matter to Social Inclusion, Support and Sense of Community -- Organising Groups -- Leadership for Employeeship-Social Innovation and Support through Need-, User-, and Person-centred Development -- Situational and Age-conscious Leadership -- Communication as a Tool to Prevent Risks of Disregard and Discrimination in the Social Work Environment -- Inventory of the Workplace Culture -- Conflict Management in the Social Work Environment -- Consider and Reflect -- Societal Perspective and Action Proposals that Matter to Social Inclusion, Support and Sense of Community -- Society as a Supportive Environment for Social Inclusion and Participation -- How Society Affects Disregard and Discrimination in Working Life -- How Society Affects Work-life Balance -- Consider and Reflect. SPHERE D: The Execution of Work Tasks and Activities -- Area 8. Work Satisfaction, Motivation, Stimulation and the Core of Work -- Meaningfulness and Stimulation or Futility in the Work Situation -- Building a Wall or Building a Windmill -- The Individual's Experience of Comprehensibility, Manageability and Meaningfulness in the Work Situation -- Satisfaction of Needs Is Fundamental to Work Motivation -- Effort-reward Balance/Imbalance -- Motivation through Empowerment and Nudging -- Occupational Identity -- Consider and Reflect -- Area 9. Knowledge, Skills and Competence Development -- Perception and Cognition -- Intelligence -- Memory -- Knowledge -- Learning and Employability -- Consider and Reflect -- Organisational Perspective and Action Proposals that Matter to the Execution of Work Tasks and Activities -- Design of the Execution of Work Tasks-A Historical Overview of Efficiency and Meaningfulness in Working Life -- Satisfaction in Working Life -- Employability in a Changing Working Life-Resilience -- Employeeship-Increasing Individuals' Experiences of Being Part of a Greater Whole -- Organisation of Work in Relation to Employees' Abilities and Motivation -- The Learning Organisation -- Learning Processes in Organisations and Companies -- Methods for Competence Development and Transfer of Tacit Knowledge -- Consider and Reflect -- Societal Perspective and Action Proposals that Matter to the Execution of Work Tasks and Activities -- How Society Affects Individuals' Experience of Their Work Tasks and Activities -- Possibilities of Updating Knowledge -- Possibilities of Changing and Adjusting Work Content to the Individuals' Conditions -- Consider and Reflect -- Part II: Age in Relation to a Sustainable Working Life -- The Demographic Situation -- Age Definitions and Perspectives on Age in Working Life -- Biological Age in Working Life. Individual Perspectives on Biological Age -- Organisational Perspectives on Biological Age -- Societal Perspectives on Biological Age -- Chronological Age in Working Life -- Individual Perspectives on Chronological Age -- Organisational Perspectives on Chronological Age -- Societal Perspectives on Chronological Age -- Social Age in Working Life -- Individual Perspectives on Social Age -- Organisational Perspectives on Social Age -- Societal Perspectives on Social Age -- Cognitive Age in Working Life -- Individual Perspectives on Cognitive Age -- Organisational Perspectives on Cognitive Age -- Societal Perspectives on Cognitive Age -- All Ages in Working Life -- Individual Level-Micro Level -- Organisational Level-Meso Level -- Societal Level-Macro Level -- Consider and Reflect -- Part III: Practical Application Based on the SwAge[sup(TM)] Model -- Practice Application of the SwAge[sup(TM)] Model -- Case for Reflection Supported by the SwAge[sup(TM)] Model -- Nine Quick Ways to Increase Sustainability in the Organisation's Environment -- The Survey Tool for Investigation and Reflection of Work Ability, Employability and Work Situation -- Questionnaire: Sustainable Working Life for All Ages -- The Tool for Employer/Manager-Employee Work Situation and Career Development Conversations -- The Dialogue Tool for Career Development Conversations with Employeess -- Before Conducting Career Development Conversations -- Conduct Your Career Development Conversations Based on Different Perspectives -- Documenting the Career Development Conversation -- Individual Goals and Competence Development -- A Tool for Systematic Workplace Management and Action Plan for a Sustainable Working Life for All Ages -- How to Conduct the Analysis -- The Matrix Tool for Systematic Workplace Management and Action Plan for a Sustainable Working Life. Examples of Measures Taken in Different Workplaces.</text:p>
          </table:table-cell>
          <table:table-cell office:value-type="string" table:style-name="ce1">
            <text:p>https://library.ecssr.ae/cgi-bin/koha/opac-detail.pl?biblionumber=287874</text:p>
          </table:table-cell>
          <table:table-cell table:number-columns-repeated="16377"/>
        </table:table-row>
        <table:table-row table:style-name="ro1">
          <table:table-cell office:value-type="string" table:style-name="ce1">
            <text:p>287875</text:p>
          </table:table-cell>
          <table:table-cell office:value-type="string" table:style-name="ce1">
            <text:p>Data-Driven Innovation in the Creative Industries /</text:p>
          </table:table-cell>
          <table:table-cell office:value-type="string" table:style-name="ce1">
            <text:p>Terras, Melissa.</text:p>
          </table:table-cell>
          <table:table-cell office:value-type="string" table:style-name="ce1">
            <text:p>This edited collection examines how the creative industries can be supported to make best use of opportunities in digital technology and data-driven innovation.</text:p>
          </table:table-cell>
          <table:table-cell office:value-type="string" table:style-name="ce1">
            <text:p>Oxford : Taylor &amp;amp; Francis Group, 2024.</text:p>
          </table:table-cell>
          <table:table-cell office:value-type="string" table:style-name="ce1">
            <text:p>Cover -- Endorsements -- Half Title -- Series -- Title -- Copyright -- Dedication -- Contents -- List of contributors -- Foreword -- 1 Introduction: framing data-driven innovation in the creative industries -- Case study: like being there: how Touchlab uses robot avatars with the revolutionary ability to touch to facilitate remote healthcare -- 2 Ecosystems and partnerships: enabling factors for data-driven innovation in the creative industries -- Case study: collaborative R&amp;amp;amp -- D into new modalities of experience: Civic Digits Theatre Company and The Big Data Show -- 3 R&amp;amp;amp -- D in the creative industries: bringing the 'dark matter' of the sector to light with data -- Case study: using data to support Scotland's games sector: Brian Baglow and Scottish Games Network -- 4 Digital and data literacy: models for data training and upskilling for the future creative industries -- Case study: Creative Bridge: industry-led digital start-up training for the creative industries -- 5 Diversity and inclusion in the data-driven creative economy: an analysis of Creative Industries Clusters Programme approaches -- Case study: mapping the creative industries: dynamic visualisations, literacies, and agency -- 6 Data ethics in the digital creative industries: encouraging self-reflection and best practices -- Case study: creating music from art: Kate Steenhauer and painting with music -- 7 Ownership and control in the creative economy: on new property rights for digital assets -- Case study: breaking new ground with ethically sourced audio AI: DataMind Audio and the development of the Combobulator -- 8 Decentralised creative economies and transactional creative communities: new value discovery in the performing arts -- Case study: supporting fundraising and digital distribution during the COVID-19 pandemic: Scottie and Fringe of Colour. 9 On creative practice and generative AI: co-shaping the development of emerging artistic technologies -- Case study: experiments in building experiential AI systems: The New Real -- 10 Live events, digital technologies, and data-driven innovation: lasting impacts from the pandemic pivot to digital -- Case study: envisioning equitable and sustainable digital festival futures: FestForward Magazine -- 11 Data-driven innovation for sustainable practice in the creative economy: ecological, social, and cultural aspects -- Case study: constructing data-led social innovation: Edinburgh Tool Library -- Index.</text:p>
          </table:table-cell>
          <table:table-cell office:value-type="string" table:style-name="ce1">
            <text:p>https://library.ecssr.ae/cgi-bin/koha/opac-detail.pl?biblionumber=287875</text:p>
          </table:table-cell>
          <table:table-cell table:number-columns-repeated="16377"/>
        </table:table-row>
        <table:table-row table:style-name="ro1">
          <table:table-cell office:value-type="string" table:style-name="ce1">
            <text:p>287876</text:p>
          </table:table-cell>
          <table:table-cell office:value-type="string" table:style-name="ce1">
            <text:p>Evaluating Economic Success : Happiness, Health, and Basic Human Needs /</text:p>
          </table:table-cell>
          <table:table-cell office:value-type="string" table:style-name="ce1">
            <text:p>Joffe, Michael.</text:p>
          </table:table-cell>
          <table:table-cell table:style-name="ce1"/>
          <table:table-cell office:value-type="string" table:style-name="ce1">
            <text:p>Cham : Palgrave Macmillan, 2024.</text:p>
          </table:table-cell>
          <table:table-cell office:value-type="string" table:style-name="ce1">
            <text:p>Intro -- Foreword -- Michael Joffe "Evaluating the Success of an Economy" -- Further Reading -- Acknowledgements -- Contents -- List of Tables -- 1 A Successful Economy is One that Meets Basic Human Needs -- 1.1 Evaluating Economic Success -- 1.2 Basic Human Needs -- 1.3 The Economic Conditions for Human Wellbeing: Outputs and Outcomes -- 1.4 The Proposal -- 1.5 The Types of Indicator and Their Complementary Roles -- References -- 2 How to Monitor an Economy's Contribution to Meeting Basic Needs -- 2.1 Economic Outcome Measures as Intermediate Outcomes -- 2.2 A Suggested List of Economic Outcome Indicators -- 2.3 Sectoral Classification of the Indicators -- 2.4 Cross-Cutting Issues -- 2.5 Quantitative Presentation -- 2.6 Implications of a Focus on the Fulfilment of Basic Needs -- 2.7 The International Perspective -- 2.8 Principles for Inclusion as an Economic Outcome Indicator -- 2.9 Development Work -- References -- 3 An Outline of Existing Monitoring Systems -- 3.1 GDP and Its Limitations -- 3.2 "Beyond GDP" -- 3.2.1 Adjusted Versions of GDP -- 3.2.2 Composite Indicators -- 3.2.3 "Beyond GDP" Approaches that Focus on Economic Outcomes -- 3.2.4 Recent Developments -- 3.3 Assets -- 3.4 Impact: Subjective Wellbeing and Health -- 3.4.1 Subjective Wellbeing -- 3.4.2 Health -- 3.4.3 Monitor Determinants Not Impacts -- 3.5 Recent Contributions on the Overall Monitoring System -- References -- 4 Advantages of the Proposed New Monitoring System -- 4.1 Strengths of a Monitoring System with a Basic Needs Focus, Compared with Existing Proposals -- 4.2 Relationship of Basic Needs to Other Criteria -- 4.3 Multiple Policy Options -- 4.4 Policy Implications -- 4.5 Practical Implications -- 4.6 Conclusion -- References -- 5 Technical Appendix: Quantifying the Impact of Economic Outcomes -- 5.1 Introduction -- 5.2 The Calculation of Real GDP. 5.3 Economic Outcome Indicators: Selection, Quantification, Weighting and Aggregation -- 5.4 Evidence -- 5.5 Data Collection and Data Quality -- 5.6 Additional Complications -- References -- Index.</text:p>
          </table:table-cell>
          <table:table-cell office:value-type="string" table:style-name="ce1">
            <text:p>https://library.ecssr.ae/cgi-bin/koha/opac-detail.pl?biblionumber=287876</text:p>
          </table:table-cell>
          <table:table-cell table:number-columns-repeated="16377"/>
        </table:table-row>
        <table:table-row table:style-name="ro1">
          <table:table-cell office:value-type="string" table:style-name="ce1">
            <text:p>287877</text:p>
          </table:table-cell>
          <table:table-cell office:value-type="string" table:style-name="ce1">
            <text:p>From Risk Profiling to Enterprise Resilience : Interdependencies in Management /</text:p>
          </table:table-cell>
          <table:table-cell office:value-type="string" table:style-name="ce1">
            <text:p>Bąk, Sylwia.</text:p>
          </table:table-cell>
          <table:table-cell office:value-type="string" table:style-name="ce1">
            <text:p>From Risk Profiling to Enterprise Resilience introduces readers to a new approach to risk profiling theory and methodology, as well as relationships between an enterprise's risk profile and its resilience to crises.</text:p>
          </table:table-cell>
          <table:table-cell office:value-type="string" table:style-name="ce1">
            <text:p>Oxford : Taylor &amp;amp; Francis Group, 2024.</text:p>
          </table:table-cell>
          <table:table-cell office:value-type="string" table:style-name="ce1">
            <text:p>Cover -- Half Title -- Series Page -- Title Page -- Copyright Page -- Contents -- Preface -- Introduction -- 1. Enterprise risk management in non-crisis and crisis environments -- 1.1. Standard risk management systems -- 1.2. Non-standard risk management systems -- Bibliography -- 2. Risk mitigation -- 2.1. Types of mitigation actions -- 2.2. Risk mitigation actions in crisis situations -- Bibliography -- 3. Risk profiling -- 3.1. The essence of a risk profile -- 3.2. The structure of a risk profile -- 3.3. The roles and functions of risk profiling in business operations -- Bibliography -- 4. Research methodology -- 4.1. Research objectives and questions -- 4.2. Data sources -- 4.3. Research methods -- Bibliography -- 5. Impact of the COVID-19 pandemic on the risk profiles of the selected enterprises representing the financial, construction and IT sectors -- 5.1. Impact of the pandemic on the modification of the risk profiles of the analysed enterprises - A sectoral approach -- 5.1.1. Financial sector -- 5.1.2. Construction sector -- 5.1.3. IT sector -- 5.2. The impact of the pandemic on modifications to the risk profiles of the analysed enterprises - An inter-sectoral comparison -- Appendices -- 6. Risk mitigation actions employed by the analysed enterprises representing the financial, construction and IT sectors implemented during the course of the COVID-19 pandemic -- 6.1. Strategic changes -- 6.2. Changes in business models -- 6.3. Operational changes -- 6.4. Digital transformation -- 6.5. Changes in market relations -- 6.6. Risk management -- 6.7. Finance management -- 7. Risk profiling and enterprise resilience -- 7.1. The impact of risk management on the creation of resilience mechanisms -- 7.2. The role of risk profiling in measuring and improving enterprise resilience. 7.3. Practical implications of the interdependencies between risk profiling and enterprise resilience -- Bibliography -- Conclusions -- Index.</text:p>
          </table:table-cell>
          <table:table-cell office:value-type="string" table:style-name="ce1">
            <text:p>https://library.ecssr.ae/cgi-bin/koha/opac-detail.pl?biblionumber=287877</text:p>
          </table:table-cell>
          <table:table-cell table:number-columns-repeated="16377"/>
        </table:table-row>
        <table:table-row table:style-name="ro1">
          <table:table-cell office:value-type="string" table:style-name="ce1">
            <text:p>287878</text:p>
          </table:table-cell>
          <table:table-cell office:value-type="string" table:style-name="ce1">
            <text:p>Showing Social Solidarity with Future Generations /</text:p>
          </table:table-cell>
          <table:table-cell office:value-type="string" table:style-name="ce1">
            <text:p>Takle, Marianne.</text:p>
          </table:table-cell>
          <table:table-cell office:value-type="string" table:style-name="ce1">
            <text:p>Today's generations can affect the future ecosystem more than any previous generations and aggravate the welfare of future people. Due to the future generations' lack of influence, current generations must act. This book examines when commitments to future generations are followed up in practice and in what situations they are not.</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7878</text:p>
          </table:table-cell>
          <table:table-cell table:number-columns-repeated="16377"/>
        </table:table-row>
        <table:table-row table:style-name="ro1">
          <table:table-cell office:value-type="string" table:style-name="ce1">
            <text:p>287879</text:p>
          </table:table-cell>
          <table:table-cell office:value-type="string" table:style-name="ce1">
            <text:p>Patterns of Inclusion : How Gender Matters for Automation, Artificial Intelligence and the Future of Work /</text:p>
          </table:table-cell>
          <table:table-cell office:value-type="string" table:style-name="ce1">
            <text:p>Kelan, Elisabeth.</text:p>
          </table:table-cell>
          <table:table-cell office:value-type="string" table:style-name="ce1">
            <text:p>This pathbreaking book, written by leading thinker in gender and organisations, Elisabeth Kelan, raises awareness of certain forms of gender binarity and inequality that are reinforced through digitalisation, so that organisations can understand more deeply the key issues involved, and how to promote more gender equitable workplaces.</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7879</text:p>
          </table:table-cell>
          <table:table-cell table:number-columns-repeated="16377"/>
        </table:table-row>
        <table:table-row table:style-name="ro1">
          <table:table-cell office:value-type="string" table:style-name="ce1">
            <text:p>287880</text:p>
          </table:table-cell>
          <table:table-cell office:value-type="string" table:style-name="ce1">
            <text:p>China's Modern Economic Statecraft : A Wealth-Power Dialectic /</text:p>
          </table:table-cell>
          <table:table-cell office:value-type="string" table:style-name="ce1">
            <text:p>Xiaotong, Zhang.</text:p>
          </table:table-cell>
          <table:table-cell office:value-type="string" table:style-name="ce1">
            <text:p>This compelling exploration delves into President Xi Jinping's ambitious efforts to restore China to its historical role as a global leader through innovative economic means. Xi's approach is a unique synthesis of Marxist-Developmentalist ideas, aiming to convert China's accumulated national wealth into great power status.</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7880</text:p>
          </table:table-cell>
          <table:table-cell table:number-columns-repeated="16377"/>
        </table:table-row>
        <table:table-row table:style-name="ro1">
          <table:table-cell office:value-type="string" table:style-name="ce1">
            <text:p>287872</text:p>
          </table:table-cell>
          <table:table-cell office:value-type="string" table:style-name="ce1">
            <text:p>مدخل إلى الإطار القانوني الدولي للملكية الفكرية /</text:p>
          </table:table-cell>
          <table:table-cell office:value-type="string" table:style-name="ce1">
            <text:p>Burley, Stephen.</text:p>
          </table:table-cell>
          <table:table-cell office:value-type="string" table:style-name="ce1">
            <text:p>سلسلة الكتاب المرجعي في مجال الملكية الفكرية هي عبارة عن مجموعة من الأدلة العملية بشأن قوانين وإجراءات الملكية الفكرية لمساعدة القضاة في الفصل في قضايا الملكية الفكرية المعروضة أمامهم في المحاكم، وموجهة كذلك للقراء المهتمين بالاطلاع على موضوع الفصل القضائي في منازعات الملكية الفكرية عبر الولايات القضائية. ويعرض هذا العنوان الأول من سلسلة الكتاب المرجعي، الإطار القانوني الدولي للملكية الفكرية، ويتقاسم خبرات الويبو والمنظور العالمي بشأن المعاهدات متعددة الأطراف التي تشكل قانون الملكية الفكرية في مجالات العلامات التجارية والبراءات وحق المؤلف وسبل الانتصاف.</text:p>
          </table:table-cell>
          <table:table-cell office:value-type="string" table:style-name="ce1">
            <text:p>Geneva : World Intellectual Property Organization, 2024.</text:p>
          </table:table-cell>
          <table:table-cell table:style-name="ce1"/>
          <table:table-cell office:value-type="string" table:style-name="ce1">
            <text:p>https://library.ecssr.ae/cgi-bin/koha/opac-detail.pl?biblionumber=287872</text:p>
          </table:table-cell>
          <table:table-cell table:number-columns-repeated="16377"/>
        </table:table-row>
        <table:table-row table:style-name="ro1">
          <table:table-cell office:value-type="string" table:style-name="ce1">
            <text:p>288095</text:p>
          </table:table-cell>
          <table:table-cell office:value-type="string" table:style-name="ce1">
            <text:p>دليل البرامج الوطنية للمدن و المجتمعات المحلية المراعية للمسنين /‎</text:p>
          </table:table-cell>
          <table:table-cell table:number-columns-repeated="2" table:style-name="ce1"/>
          <table:table-cell office:value-type="string" table:style-name="ce1">
            <text:p>جينيف :‎ منظمة الصحة العالمية,‎ 2024.</text:p>
          </table:table-cell>
          <table:table-cell table:style-name="ce1"/>
          <table:table-cell office:value-type="string" table:style-name="ce1">
            <text:p>https://library.ecssr.ae/cgi-bin/koha/opac-detail.pl?biblionumber=288095</text:p>
          </table:table-cell>
          <table:table-cell table:number-columns-repeated="16377"/>
        </table:table-row>
        <table:table-row table:style-name="ro1">
          <table:table-cell office:value-type="string" table:style-name="ce1">
            <text:p>288096</text:p>
          </table:table-cell>
          <table:table-cell office:value-type="string" table:style-name="ce1">
            <text:p>إطار التنسيق المتعدد القطاعات في مجال التأهُّب :‎ أفضل الممارسات و دراسات الحالات و العناصر الرئيسية اللازمة للنهوض /‎</text:p>
          </table:table-cell>
          <table:table-cell table:style-name="ce1"/>
          <table:table-cell office:value-type="string" table:style-name="ce1">
            <text:p>وتعرض هذه الوثيقة على الدول الأطراف والوزارات والقطاعات وأصحاب المصلحة المعنيين لمحة عامة عن العناصر الرئيسية اللازمة للتنسيق في مجال التأهُّب للطوارئ الصحية والأمن الصحي بطريقة شاملة تغطي جميع المخاطر وتضم القطاعات كافة، مسترشدةً بأفضل الممارسات ودراسات الحالات القُطرية والمساهمات التقنية المقدمة من فريق من الخبراء. وتشكل هذه العناصر الأساس اللازم لإعداد إطار تنسيق متعدد القطاعات في مجال التأهُّب يهدف إلى تحسين التنسيق بين أصحاب المصلحة المعنيين في القطاع العام، وخاصةً الجهات الفاعلة خارج القطاع الصحي التقليدي، مثل وزارات المالية والخارجية والداخلية والدفاع، والبرلمانات الوطنية، والجهات الفاعلة غير الدول، والقطاع الخاص، بما في ذلك قطاعات السفر والتجارة والنقل والسياحة.</text:p>
          </table:table-cell>
          <table:table-cell office:value-type="string" table:style-name="ce1">
            <text:p>جينيف :‎ منظمة الصحة العالمية,‎ 2024.</text:p>
          </table:table-cell>
          <table:table-cell table:style-name="ce1"/>
          <table:table-cell office:value-type="string" table:style-name="ce1">
            <text:p>https://library.ecssr.ae/cgi-bin/koha/opac-detail.pl?biblionumber=288096</text:p>
          </table:table-cell>
          <table:table-cell table:number-columns-repeated="16377"/>
        </table:table-row>
        <table:table-row table:style-name="ro1">
          <table:table-cell office:value-type="string" table:style-name="ce1">
            <text:p>288097</text:p>
          </table:table-cell>
          <table:table-cell office:value-type="string" table:style-name="ce1">
            <text:p>إطار التعاون الوطني في مجال الصحة بين القطاعين المدني و العسكري :‎ وثيقة إرشادية لمنظمة الصحة العالمية /‎</text:p>
          </table:table-cell>
          <table:table-cell table:number-columns-repeated="2" table:style-name="ce1"/>
          <table:table-cell office:value-type="string" table:style-name="ce1">
            <text:p>جينيف :‎ منظمة الصحة العالمية,‎ 2024.</text:p>
          </table:table-cell>
          <table:table-cell table:style-name="ce1"/>
          <table:table-cell office:value-type="string" table:style-name="ce1">
            <text:p>https://library.ecssr.ae/cgi-bin/koha/opac-detail.pl?biblionumber=288097</text:p>
          </table:table-cell>
          <table:table-cell table:number-columns-repeated="16377"/>
        </table:table-row>
        <table:table-row table:style-name="ro1">
          <table:table-cell office:value-type="string" table:style-name="ce1">
            <text:p>288100</text:p>
          </table:table-cell>
          <table:table-cell office:value-type="string" table:style-name="ce1">
            <text:p>Religious Freedom and Populism : The Appropriation of a Human Right and How to Counter It /</text:p>
          </table:table-cell>
          <table:table-cell table:number-columns-repeated="2" table:style-name="ce1"/>
          <table:table-cell office:value-type="string" table:style-name="ce1">
            <text:p>Bielefeld : transcript Verlag, 2024.</text:p>
          </table:table-cell>
          <table:table-cell office:value-type="string" table:style-name="ce1">
            <text:p>Cover -- Contents -- Prof. Nazila Ghanea(United Nations Special Rapporteur on freedom of religion or belief) -- Bishop Dr Heiner Wilmer SCJ(President of the German Commission for Justice and Peace) Reverend Dirk Bingener(President of the Pontifical Mission Society missio Aachen) -- Introduction: Conservative, Right‐Wing Populist or Far‐Right Extremist? -- Right‐wing populist rhetoric: Characteristics and typical patterns of argumentation -- Human rights populism: The populist appropriation of the human rights discourse -- Patterns of the right‐wing populist appropriation and reinterpretation of religious freedom -- A trend towards withdrawal and dangerous socio‐political reactions towards populism -- Right‐wing populist appropriations - Societal dynamics and reactions - approaches to solutions -- Populist Reinterpretation and Appropriation of Religious Freedom Worldwide -- Reinterpretations of Religious Freedom by the Far Right in the German‐Speaking World -- Clientelistic interpretation -- Strategic mixing of legitimate criticism with right‐wing ideological narratives -- Staging themselves as the only sincere defenders of religious freedom -- Self‐attribution of the victim role -- Further examples from German‐speaking countries -- International networking of the stakeholders -- Conclusion -- Escalating the Populist Approach -- Constructing a useful history by appropriating repression -- Freedom of religion as a weapon -- Culture wars learned and escalated -- Hungary under Viktor Orban -- The development of an "Illiberal Christian Democracy" -- Strengthening "Christian values" and violations of religious freedom -- The narrative of the Christian victim role and the threat to "Christian culture" -- Anti‐Muslim and anti‐migrant positions -- Budapest Report on Christian Persecution -- International networking and strategies -- Final remarks. Religious Freedom for Christian Majorities -- The empirical evidence for religious intolerance -- The performance of intolerance -- The architecture of intolerance -- Final remarks -- Abuse of Religious Freedom? -- Introduction: Religion‐based rejection of COVID‑19 protection measures -- Abusive vs. erroneous references to religious freedom: The legal framework -- Motives for the abusive reference to religious freedom -- The Political Instrumentalization of the Topics of Secularism, Religious Freedom and Islamophobia in Turkey -- Kemalism's political instrumentalization of secularism -- The role of the topic of religious freedom in the context of the transition of power to the AKP in the 2000s -- The populist reinterpretation of religious freedom under the AKP rule -- Polarization of the political debates about religious freedom and secularism and the opposition's likewise populist reaction -- The instrumentalization of the fight against Islamophobia as a diaspora and foreign policy tool -- Conclusion -- Populism, Religious Identity, and the Instrumentalization of "Religious Freedom" in the United States during the Era of Donald Trump -- Introduction: Christian identity rather than gospel Christianity -- Instrumentalizing religious freedom to win an election -- Instrumentalization of religious freedom by MAGA Christians and the Trump administration -- The Supreme Court, abortion, and gay rights -- Instrumentalizing "religious freedom" as a two‐edged sword: Seeking state benefits on the grounds of religious freedom -- Trump administration actions to provide state financial benefits -- The Trump administration and MAGA Christian identity -- Public prayer and religious displays -- Displays of religious symbols -- Support for the State of Israel -- Attempt to ban Muslims from entering the United States -- Conclusion. Societal Dynamics and Problematic Reactions towards Populist Appropriation -- A Recipe for Political Polarization? -- Introduction: Populist distortions of a human right -- FoRB: The rights‐based approach to dealing with religious diversity -- How to assess conflicts between FoRB and other human rights -- Coping with illiberal uses of a liberal right -- Religious Freedom in the Field of Tension between Populist Anti‐Muslim Sentiments and Islamist Radicalisation Tendencies -- Introduction -- Religious institutionalisation of Islam in Germany: Internal dynamics and external factors -- Equal legal treatment of Islam in Germany in the field of tension between social Islamophobia and Islamist radicalisation tendencies -- Religious freedom in the context of debates on the building of mosques, minarets and muezzin calls in Germany -- Conclusion -- Secularism in France and the Challenge of Populism -- The eventful history of the establishment of the freedom of religion or belief in France -- Secularism disfigured by both authoritarian republicanism and far‐right populism? -- The return of a policy of religious control -- Conclusion -- Restrictions on Freedom of Religion or Belief in Denmark -- Introduction: Freedom of religion or belief under pressure -- "To protect Danish values": A selective understanding of freedom of religion or belief -- "Denmark is a Christian country" -- Staying within the limits of the European Human Rights Convention -- Lack of religious literacy -- Summing up -- Commitment to Religious Freedom at the Level of the European Union -- A positive development regarding advocacy for FoRB in the 2010s -- Between withdrawal and polarisation -- Appropriation and reinterpretation of religious freedom by the far‐right -- Cherry‐picking approaches towards FoRB across all political groups -- Conclusions and recommendations. Signs of Hope and Proposals for Solutions -- International Religious Freedom (or Belief) Alliance -- The alliance -- The idea for an alliance -- A concept of the Trump administration -- The International Contact Group on Freedom of Religion or Belief -- IRF instead of FoRB -- Technical, language and legal aspects -- Eliminating misconceptions, changing principles -- Sound principles of the alliance -- Putting words into practice -- Consolidation and striving for effectiveness -- Evaluation -- Populism in the Land of Equality -- The role of religious freedom in Norwegian politics -- "Gender ideology" vs. "traditional Christianity": Not a winning issue for populists in Norway -- Realized gender equality immunizes against anti‐feminist populism -- The deterring effect of extremism: How Breivik's anti‐feminist 2083 manifesto turned "Christian values" into a narrative that not even right‐wing populists want to be associated with -- Gender equality as a populist value? -- Conclusion -- Populist Appropriation and Reinterpretation of Religious Freedom -- Church engagement against the right‐wing populist appropriation of religious freedom -- Contradict -- Educate and leave no space -- Open learning spaces for religious freedom through interreligious dialogue and ecumenical learning -- Interreligious dialogue -- Ecumenical learning -- Meaning, community and identity -- Beliefs, Brains and Breaking Chains -- Introduction -- Populism, "othering" and the construction of fear -- Education on "living together": The key to counteract populist narratives and promote religious freedom -- What is the way forward? -- Social Media as a Tool against Populist Appropriation of FoRB and for Promoting FoRB? -- Attacks on religious freedom in social media: Narratives and strategies -- Promotion of religious freedom in social media. Raising awareness and providing education via social media -- Counter‐measures -- Responsibility and obligations of the key stakeholders -- More digital civic courage -- Responsibility of (traditional and new) media -- Responsibility of platform operators and issues of legal regulation -- Protection of human rights defenders -- Conclusion -- Conclusion: The Case of Religious Freedom and Populism -- Forming new, broad alliances -- Strengthening human rights education -- Choosing constructive language -- Finding solutions to problems in a level‐headed and evidence‐based way -- Cultivating a constructive approach to fears and distresses -- Leave no room for extremism and hate -- Further facets of the struggle for the interpretation of human rights illustrated by the example of religious freedom -- List of Contributors -- Acknowledgements -- About the cover design.</text:p>
          </table:table-cell>
          <table:table-cell office:value-type="string" table:style-name="ce1">
            <text:p>https://library.ecssr.ae/cgi-bin/koha/opac-detail.pl?biblionumber=288100</text:p>
          </table:table-cell>
          <table:table-cell table:number-columns-repeated="16377"/>
        </table:table-row>
        <table:table-row table:style-name="ro1">
          <table:table-cell office:value-type="string" table:style-name="ce1">
            <text:p>288103</text:p>
          </table:table-cell>
          <table:table-cell office:value-type="string" table:style-name="ce1">
            <text:p>Understanding China's Belt and Road Initiative /</text:p>
          </table:table-cell>
          <table:table-cell office:value-type="string" table:style-name="ce1">
            <text:p>Yu, Hong,</text:p>
          </table:table-cell>
          <table:table-cell table:style-name="ce1"/>
          <table:table-cell office:value-type="string" table:style-name="ce1">
            <text:p>Singapore : Springer Singapore Pte. Limited, 2024.</text:p>
          </table:table-cell>
          <table:table-cell office:value-type="string" table:style-name="ce1">
            <text:p>Intro -- Prologue -- My Research Journey with the Belt and Road Initiative -- Acknowledgments -- Contents -- About the Author -- Abbreviations -- List of Figures -- List of Tables -- List of Maps -- 1 China's Push for the BRI in a Changing World: Origins and Motivations -- 1.1 Unveiling of the Belt and Road Initiative: How Significant Is It? -- 1.2 Motivations and Rationale Behind China's BRI Implementation -- 1.3 Issues and Challenges to China's New Silk Road Initiatives -- 1.4 Concluding Remarks -- References -- 2 BRI as China's Platform to Push for Economic Globalisation -- 2.1 Globalisation Characterised by Interconnection and Interconnectivity -- 2.2 Driving Forces Behind China's Push for Economic Globalisation -- 2.3 Infrastructure Development and Connectivity in the BRI Countries -- 2.4 Limitations of China's Push for Economic Globalisation -- 2.5 The Systemic Risks of Globalisation and Call for National Resilience -- 2.6 The Era of Globalisation Calls for a New Type of Global Governance System -- References -- 3 China-ASEAN Cooperation Under the BRI -- 3.1 Southeast Asia and ASEAN -- 3.2 China's Relations with ASEAN: From the Past to Present -- 3.3 China-ASEAN Free Trade Area -- 3.4 The Impacts of China-US Rivalry on ASEAN -- 3.5 The Belt and Road Initiative in Southeast Asia -- 3.6 Challenges for BRI Implementation in Southeast Asia -- References -- 4 Vietnam's Mixed Reactions to China and the BRI -- 4.1 Overview of the China-Vietnam Economic Relations -- 4.2 The Belt and Road Initiative in Vietnam -- 4.3 The Impacts of the China-US Trade War on Vietnam -- 4.4 The Case of Vietnam's Electronics Industry -- 4.5 Conclusion -- References -- 5 The China-Singapore Chongqing Connectivity Project: A Cornerstone for Bilateral Relations -- 5.1 Literature Review on the Chinese Provinces' Ties with ASEAN. 5.2 The Role of Chinese Provinces in China-ASEAN Relations -- 5.3 Overview of the China-Singapore Relations -- 5.4 Chongqing Connectivity Project and the Western Corridor -- 5.5 Building the Western Corridor Requires the Participation of More Partners -- References -- 6 Riding on the BRI Train: Issues Relating to China's Strengthening Ties with Cambodia -- 6.1 Bilateral Political Relations Between China and Cambodia -- 6.2 China's Strengthening Economic Ties with Cambodia Under the BRI -- 6.3 Positive Effects of Chinese Investments in Cambodia -- 6.4 Issues and Challenges Under BRI Implementation -- References -- 7 China's Efforts to Deepen Its Ties with the Middle Eastern Countries: The Case of Saudi Arabia and Iran -- 7.1 Xi's Visit to Saudi Arabia -- 7.2 Energy as the Core of the Bilateral Ties Between China and Saudi Arabia -- 7.3 China's Ties with the Middle Eastern Countries Under the BRI -- 7.4 The Saudi Arabia-Iran Deal Mediated by China: A Major Geopolitical Shift in the Middle East -- 7.5 Limitations of the Sino-Saudi Economic Ties -- 7.6 Xi's Call for RMB Settlements for Energy Trading and China's RMB Internationalization Strategy -- 7.7 Sino-Saudi Defence Ties -- 7.8 Conclusion -- References -- 8 G7's Plan for Partnership for Global Infrastructure and Investment: An Alternative to the BRI? -- 8.1 Sino-US Strategic Competition and the U.S.'s "Indo-Pacific Strategy" -- 8.2 The U.S. To Compete with China on Infrastructure Financing and Construction -- 8.3 What is the PGII All About? -- 8.4 The Infrastructure Investment Push Amidst the China-U.S. Rivalry -- 8.5 Unfolding of Competing Regional and Global Connectivity Initiatives -- References -- 9 Asian Infrastructure Investment Bank's Role in Regional Infrastructure Financing -- 9.1 Establishment of the China-led Asian Infrastructure Investment Bank. 9.2 The AIIB's "Asian First" Characteristic -- 9.3 China's Role in the AIIB -- 9.4 The AIIB's Lending Operation in Practice -- 9.5 Moving Forward -- References -- 10 Belt and Road Initiative 2.0 in the Making: How Far Can It Go? -- 10.1 Readjustment of BRI Implementation -- 10.1.1 Renewable Energy Sector -- 10.1.2 Health Care -- 10.2 BRI Implementation in Central Asia -- 10.3 China's Economic Ties with Central Asia: Development and Issues -- 10.4 Readjustment of BRI Implementation in Central Asia -- 10.5 Conclusion -- References -- 11 Reflections on the Belt and Road Initiative at Its 10th Anniversary -- 11.1 BRI Remains Central to China's Foreign Policy Agenda -- References -- Index.</text:p>
          </table:table-cell>
          <table:table-cell office:value-type="string" table:style-name="ce1">
            <text:p>https://library.ecssr.ae/cgi-bin/koha/opac-detail.pl?biblionumber=288103</text:p>
          </table:table-cell>
          <table:table-cell table:number-columns-repeated="16377"/>
        </table:table-row>
        <table:table-row table:style-name="ro1">
          <table:table-cell office:value-type="string" table:style-name="ce1">
            <text:p>288104</text:p>
          </table:table-cell>
          <table:table-cell office:value-type="string" table:style-name="ce1">
            <text:p>Global Studies on Management Information Systems /</text:p>
          </table:table-cell>
          <table:table-cell table:number-columns-repeated="2" table:style-name="ce1"/>
          <table:table-cell office:value-type="string" table:style-name="ce1">
            <text:p>Istanbul, Turkiye : Istanbul University Press, 2021.</text:p>
          </table:table-cell>
          <table:table-cell table:style-name="ce1"/>
          <table:table-cell office:value-type="string" table:style-name="ce1">
            <text:p>https://library.ecssr.ae/cgi-bin/koha/opac-detail.pl?biblionumber=288104</text:p>
          </table:table-cell>
          <table:table-cell table:number-columns-repeated="16377"/>
        </table:table-row>
        <table:table-row table:style-name="ro1">
          <table:table-cell office:value-type="string" table:style-name="ce1">
            <text:p>288105</text:p>
          </table:table-cell>
          <table:table-cell office:value-type="string" table:style-name="ce1">
            <text:p>Making the Planet More Habitable : Business Perspectives for Social Economy /</text:p>
          </table:table-cell>
          <table:table-cell table:number-columns-repeated="2" table:style-name="ce1"/>
          <table:table-cell office:value-type="string" table:style-name="ce1">
            <text:p>Istanbul, Turkiye : Istanbul University Press, 2023.</text:p>
          </table:table-cell>
          <table:table-cell table:style-name="ce1"/>
          <table:table-cell office:value-type="string" table:style-name="ce1">
            <text:p>https://library.ecssr.ae/cgi-bin/koha/opac-detail.pl?biblionumber=288105</text:p>
          </table:table-cell>
          <table:table-cell table:number-columns-repeated="16377"/>
        </table:table-row>
        <table:table-row table:style-name="ro1">
          <table:table-cell office:value-type="string" table:style-name="ce1">
            <text:p>288106</text:p>
          </table:table-cell>
          <table:table-cell office:value-type="string" table:style-name="ce1">
            <text:p>Post Covid Era : Future of Economies and World Order : An Interdisciplinary Approach /</text:p>
          </table:table-cell>
          <table:table-cell table:number-columns-repeated="2" table:style-name="ce1"/>
          <table:table-cell office:value-type="string" table:style-name="ce1">
            <text:p>Istanbul, Turkiye : Istanbul University Press, 2023.</text:p>
          </table:table-cell>
          <table:table-cell table:style-name="ce1"/>
          <table:table-cell office:value-type="string" table:style-name="ce1">
            <text:p>https://library.ecssr.ae/cgi-bin/koha/opac-detail.pl?biblionumber=288106</text:p>
          </table:table-cell>
          <table:table-cell table:number-columns-repeated="16377"/>
        </table:table-row>
        <table:table-row table:style-name="ro1">
          <table:table-cell office:value-type="string" table:style-name="ce1">
            <text:p>288107</text:p>
          </table:table-cell>
          <table:table-cell office:value-type="string" table:style-name="ce1">
            <text:p>Who Runs the World : Data /</text:p>
          </table:table-cell>
          <table:table-cell table:number-columns-repeated="2" table:style-name="ce1"/>
          <table:table-cell office:value-type="string" table:style-name="ce1">
            <text:p>Istanbul, Turkiye : Istanbul University Press, 2020.</text:p>
          </table:table-cell>
          <table:table-cell table:style-name="ce1"/>
          <table:table-cell office:value-type="string" table:style-name="ce1">
            <text:p>https://library.ecssr.ae/cgi-bin/koha/opac-detail.pl?biblionumber=288107</text:p>
          </table:table-cell>
          <table:table-cell table:number-columns-repeated="16377"/>
        </table:table-row>
        <table:table-row table:style-name="ro1">
          <table:table-cell office:value-type="string" table:style-name="ce1">
            <text:p>288234</text:p>
          </table:table-cell>
          <table:table-cell office:value-type="string" table:style-name="ce1">
            <text:p>Digital inclusion : international policy and research /</text:p>
          </table:table-cell>
          <table:table-cell table:style-name="ce1"/>
          <table:table-cell office:value-type="string" table:style-name="ce1">
            <text:p>This collection presents policy and research that addresses digital inequalities, access, and skills, from multiple international perspectives. With a special focus on the impact of the COVID-19, the collection is based on the 2021 Digital Inclusion, Policy and Research Conference, with chapters from both academia and civic organizations. The COVID-19 pandemic has changed citizens relationship with digital technologies for the foreseeable future. Many peoples main channels of communication were transferred to digital services, platforms, and apps. Everything went online: our families, friends, partners, health, work, news, politics, culture, arts and protesting. Yet access to digital technologies remained highly unequal. This brought digital inclusion policy and research to the fore, highlighting to policymakers and the public the hidden challenges and impacts of digital exclusion and inequalities. The cutting-edge volume offers research findings and policy case studies that explore digital inclusion from the provision of basic access to digital, via education and digital literacy, and on to issues of gender and technology. Case studies are drawn from varied sources including the UK, Australia, South America, and Eastern Europe, providing a valuable resource in the pursuit of social equity and justice. Simeon Yates is Professor of Digital Culture at the University of Liverpool (UK) and co-director of the Digital Media and Society Institute. He has undertaken research on the social, political and cultural impacts of digital media since 1990. Since 2004 he has mainly focused on projects that address issues of digital inclusion and exclusion. Elinor Carmi is a feminist, researcher, journalist, and an ex-radio broadcaster who has a passion for data politics, digital rights, and feminism. Currently Dr. Carmi is a Lecturer in Data Politics and Social Justice, at the Sociology &amp; Criminology Department at City, University of London, UK</text:p>
          </table:table-cell>
          <table:table-cell office:value-type="string" table:style-name="ce1">
            <text:p>Cham : Palgrave Macmillan, 2024</text:p>
          </table:table-cell>
          <table:table-cell office:value-type="string" table:style-name="ce1">
            <text:p>Chapter 1:Introduction -- Chapter 2: Dirt Tracks off the Superhighway: How COVID widened the digital gap for remote First Nations communities in Australia -- Chapter 3: Policy interventions to address digital inequalities in Latin America in the face of the pandemic -- Chapter 4: Connecting Scotland: Delivering Digital Inclusion at Scale -- Chapter 5: Digital inclusion and learning at home: Challenges for low-income Australian families -- Chapter 6: How to make affordability-focused digital inclusion interventions more effective: Lessons from the Connected Students Program -- Chapter 7: Digital inclusion through distribution of iPads during the Covid19 pandemic? A participatory action research in a German secondary school -- Chapter 8:Infocomics vs Infodemics: How comics utilise health, data and media literacies -- Chapter 9: On creating creativity for future-proofing digital engagement, an evidence-based approach -- Chapter 10: Through Media and Digital Literacy Education towards Civic Participation of Disadvantaged Youth -- Chapter 11: Evaluating Meaningful Connectivity: Digital Literacy and Women in West Bengal, India -- Chapter 12: Developing and delivering and data literacy</text:p>
          </table:table-cell>
          <table:table-cell office:value-type="string" table:style-name="ce1">
            <text:p>https://library.ecssr.ae/cgi-bin/koha/opac-detail.pl?biblionumber=288234</text:p>
          </table:table-cell>
          <table:table-cell table:number-columns-repeated="16377"/>
        </table:table-row>
        <table:table-row table:style-name="ro1">
          <table:table-cell office:value-type="string" table:style-name="ce1">
            <text:p>288235</text:p>
          </table:table-cell>
          <table:table-cell office:value-type="string" table:style-name="ce1">
            <text:p>Knowledge and digital technology /</text:p>
          </table:table-cell>
          <table:table-cell table:style-name="ce1"/>
          <table:table-cell office:value-type="string" table:style-name="ce1">
            <text:p>This open access book explores the multifaceted interplay of technology, knowledge, and place. While digital technology is increasingly influencing our way of knowing, conversely it is itself the consequence of human creativity and local social interaction. Part I analyzes how digital technologies transform markets through artificial intelligence and decentralized blockchain models. Its contributions discuss novel governance mechanisms, including the responsible use and analysis of big data. Part II illustrates various ways in which technology supports humanity, be it algorithms supporting complex decision-making processes or the use of robotics in care services. The chapters highlight that technology's efficiency and potential rely on social norms and human capital. Finally, Part III shows that digitization is generating vibrant entrepreneurship, reflected in geographically clustered urban scale-up economies, as well as opening up new ways for people to connect with one another, organize civic engagement and enable new forms of labor. The book offers theoretical reflections as well as empirical cases from the United States, Canada, Japan, South Africa, and Europe. This volume provides a valuable read for scholars, students and professionals in the fields of knowledge creation, technology and governance</text:p>
          </table:table-cell>
          <table:table-cell office:value-type="string" table:style-name="ce1">
            <text:p>Cham : Springer, 2024</text:p>
          </table:table-cell>
          <table:table-cell office:value-type="string" table:style-name="ce1">
            <text:p>Chapter 1. Introduction -- Part I: Technology, Governance and Markets -- Chapter 2. The promise and prospects of blockchain-based decentralized business models -- Chapter 3. Rendering value from urban digital geographies: Innovation, markets and slow AI -- Chapter 4. Personal AI to maximize the value of personal data while defending human rights and democracy -- Chapter 5. Assembling the geographic information market in the United States -- Chapter 6. Big data without big brothers: The potential of gentle rule-enforcement -- Part II: Technology, Learning and Decision-Making -- Chapter 7. On the need to understand human behavior to do analytics of behavior -- Chapter 8. Boosting consumers: Algorithm-supported decision-making under uncertainty to (learn to) navigate algorithm-based decision environments -- Chapter 9. Orientation to the use of care robots in care services: The encounter of knowledge and technology -- Chapter 10. The datafication of knowledge production and consequences for the pursuit of social justice -- Part III: Entrepreneurship, Digital Labor and Civic Engagement -- Chapter 11. Europe's scaleup geography and the role of access to talent -- Chapter 12. The relational spaces of digital labour -- Chapter 13. Thinking about cyborg activism -- Chapter 14. Data-based frictions in civic action: Trust, technology and participation</text:p>
          </table:table-cell>
          <table:table-cell office:value-type="string" table:style-name="ce1">
            <text:p>https://library.ecssr.ae/cgi-bin/koha/opac-detail.pl?biblionumber=288235</text:p>
          </table:table-cell>
          <table:table-cell table:number-columns-repeated="16377"/>
        </table:table-row>
        <table:table-row table:style-name="ro1">
          <table:table-cell office:value-type="string" table:style-name="ce1">
            <text:p>288236</text:p>
          </table:table-cell>
          <table:table-cell office:value-type="string" table:style-name="ce1">
            <text:p>Unequal security : welfare, crime and social inequality /</text:p>
          </table:table-cell>
          <table:table-cell table:style-name="ce1"/>
          <table:table-cell office:value-type="string" table:style-name="ce1">
            <text:p>"We live in an age of insecurity. The Global Financial Crisis, the Covid-19 pandemic, the wars in Ukraine and Gaza and the climate crisis are just the most evident examples of shocks that have increased the level of insecurity among elites and citizens in recent years. And yet there is ample evidence that insecurity is not equally distributed across populations. Bringing together disciplines such as political science, criminology, sociology, and anthropology and combining quantitative and qualitative studies from a wide range of rich and middle-income countries, this collection presents a new framework for exploring the two key social challenges of our times - insecurity and inequality - together. The volume analyses the nature, causes and distribution of subjective insecurities and how various actors use or respond to unequal security. The essays cover a host of themes including the unequal spatial distribution of (in)security, unequal access to security provision in relation to crime and welfare, the impact of insecurity on political attitudes, as well as policy responses and the political exploitation of insecurity. An important contribution to debates across several social scientific disciplines as well as current public debate on insecurity and politics, the volume will be of great interest to scholars and researchers of criminology, social policy, peace and conflict studies, politics and international relations, sociology, development studies and economics. It will also be of interest to policy-makers and government think tanks"--</text:p>
          </table:table-cell>
          <table:table-cell office:value-type="string" table:style-name="ce1">
            <text:p>Abingdon, Oxon ; New York, NY : Routledge, 2025.</text:p>
          </table:table-cell>
          <table:table-cell office:value-type="string" table:style-name="ce1">
            <text:p>Introduction : unequal security : why it matters and how to study it / Peter Starke, Laust Lund Elbek, Georg Wenzelburger -- Mapping unequal security across rich OECD countries / Kaitlin Alper, Peter Starke, Queralt Tornafoch Chirveches -- Diverging employment trajectories : occupational differences in unemployment risk and fear of crime / Zhen Im -- The prison security fallacy : how the everyday use of force produces unequal security / Oscar O'Mara -- Insecure in high security : health precarity among women in Norwegian prisons / Ingrid Rindal Lundeberg, Peter Scharff Smith -- Framing, inequality, and the politics of insecurity during the COVID-19 pandemic / Daniel Beland -- Economic informality and security policy preferences in Mexico and Latin America / Barry Maydom, Ana Isabel Lopez Garcia, Sarah Berens -- The two faces of liberalism : liberal parties and penal-welfare turns in Britain and Germany, 1906 to 2016 / Peter Starke, Georg Wenzelburger -- Economic insecurity, welfare retrenchment and heroin use between the 1970s and 2000 : a multicohort analysis / Phil Mike Jones, Emily Gray and Stephen Farrall -- Conclusion / Peter Starke, Laust Lund Elbek, Georg Wenzelburger.</text:p>
          </table:table-cell>
          <table:table-cell office:value-type="string" table:style-name="ce1">
            <text:p>https://library.ecssr.ae/cgi-bin/koha/opac-detail.pl?biblionumber=288236</text:p>
          </table:table-cell>
          <table:table-cell table:number-columns-repeated="16377"/>
        </table:table-row>
        <table:table-row table:style-name="ro1">
          <table:table-cell office:value-type="string" table:style-name="ce1">
            <text:p>288237</text:p>
          </table:table-cell>
          <table:table-cell office:value-type="string" table:style-name="ce1">
            <text:p>Artificial intelligence and evaluation : emerging technologies and their implications for evaluation /</text:p>
          </table:table-cell>
          <table:table-cell table:style-name="ce1"/>
          <table:table-cell office:value-type="string" table:style-name="ce1">
            <text:p>"Artificial Intelligence and Evaluation: Emerging Technologies and their Implications for Evaluation is a groundbreaking exploration of how the landscape of program evaluation will be redefined by artificial intelligence and other emerging digital technologies. In an era where digital technologies and artificial intelligence (AI) are rapidly evolving, this book presents a pivotal resource for evaluators navigating the transformative intersection of their practice and cutting-edge technology. Addressing the dual dimensions of how evaluations are conducted and what is evaluated, a roster of distinguished contributors illuminate the impact of AI on program evaluation methodologies. Offering a discerning overview of various digital technologies, their promises and perils, they carefully dissect the implications for evaluative processes, and debates how evaluators must be equipped with the requisite skills to harness the full potential of AI tools. Further, the book includes a number of compelling use cases, demonstrating the tangible applications of AI in diverse evaluation scenarios. The use cases range from the application of GIS data to advanced text analytics. As such this book provides evaluators with inspirational cases on how to apply AI in their practice as well as what pitfalls one must look out for. Artificial Intelligence and Evaluation is an indispensable guide for evaluators seeking to not only adapt to but thrive in the dynamic landscape of evaluation practices reshaped by the advent of artificial intelligence"--</text:p>
          </table:table-cell>
          <table:table-cell office:value-type="string" table:style-name="ce1">
            <text:p>New York, NY : Routledge, 2024.</text:p>
          </table:table-cell>
          <table:table-cell office:value-type="string" table:style-name="ce1">
            <text:p>Chapter 1 Evaluation in the Era of Artificial Intelligence .-- Chapter 2 Emerging Technology and Evaluation in International Development.--Chapter 3 The Applications of Big Data to Strengthen Evaluation.--Chapter 4 Ethics and Equity in Data Science for Evaluators.-- Chapter 5 Extracting Meaning from Textual Data for Evaluation: Lessons from Recent Practice at the Independent Evaluation Group of the World Bank.-- Chapter 6 Text Mining and Machine Learning in a Performance Audit of Police Handling of Cybercrime in Norway.-- Chapter 7 Big Data for Big Investments: Making Responsible and Effective Use of Data Science and AI in Research Councils.-- Chapter 8 The Use of Quantitative Text Analysis in Evaluations.-- Chapter 9 Artificial Intelligence and Text Analysis in Evaluating Complex Social Phenomena: The Russia–Ukraine Conflict.-- Chapter 10 Harnessing Geospatial Approaches to Strengthen Evaluative Evidence.-- Chapter 11 The Future of Evaluation Analytics: Case Studies of Structural Causal Modeling in Action.-- Chapter 12 The Algorithmization of Policy and Society: The Need for a Realist Evaluation Approach.-- Chapter 13 The Evaluation Industry and Emerging Technologies.-- Chapter 14 Artificial Intelligence: Challenges for Evaluators.—Index.</text:p>
          </table:table-cell>
          <table:table-cell office:value-type="string" table:style-name="ce1">
            <text:p>https://library.ecssr.ae/cgi-bin/koha/opac-detail.pl?biblionumber=288237</text:p>
          </table:table-cell>
          <table:table-cell table:number-columns-repeated="16377"/>
        </table:table-row>
        <table:table-row table:style-name="ro1">
          <table:table-cell office:value-type="string" table:style-name="ce1">
            <text:p>288239</text:p>
          </table:table-cell>
          <table:table-cell office:value-type="string" table:style-name="ce1">
            <text:p>States of surveillance : ethnographies of new technologies in policing and justice /</text:p>
          </table:table-cell>
          <table:table-cell table:style-name="ce1"/>
          <table:table-cell office:value-type="string" table:style-name="ce1">
            <text:p>"Recent discussions on big data surveillance and artificial intelligence in governance have opened up an opportunity to think about the role of technology in the production of the knowledge states use to govern. The contributions in this volume examine the socio-technical assemblages that underpin the surveillance carried out by criminal justice institutions - particularly the digital tools that form the engine room of modern state bureaucracies. Drawing on ethnographic research in contexts from across the globe, the contributions to this volume engage with technology's promises of transformation, scrutinise established ways of thinking that become embedded through technologies, critically consider the dynamics that shape the political economy driving the expansion of security technologies, and examine how those at the margins navigate experiences of surveillance. The book is intended for an interdisciplinary academic audience interested in ethnographic approaches to the study of surveillance technologies in policing and justice. Concrete case studies provide students, practitioners, and activists from a broad range of backgrounds with nuanced entry points to the debate"--</text:p>
          </table:table-cell>
          <table:table-cell office:value-type="string" table:style-name="ce1">
            <text:p>Abingdon, Oxon ; New York, NY : Routledge, 2025.</text:p>
          </table:table-cell>
          <table:table-cell office:value-type="string" table:style-name="ce1">
            <text:p>States of surveillance: Ethnographic perspectives on technology in policing .-- Part 1 Navigating surveillance: Contending with promises of transformations.-- Chapter 1 Shaping surveillance futures: Palestinian responses to Israeli surveillance technologies.-- Chapter 2 Encountering ethnographic gestures: Reflections on the banality of cybersecurity and STS ecologies of practice.-- Chapter 3 "The server is always down!": Digitalised complaints systems to monitor public service (mis)conduct in Kenya.-- Chapter 4 Surveillance with a human face: Imaginaries, debates, and resistance to facial recognition implementation among CCTV workers in Argentina.-- Part 2 Shaping epistemology: Problematising knowledge production in law enforcement.-- Chapter 5 Algorithmic chains of translation: Predictive policing and the need for team-based ethnography.-- Chapter 6 Mapping and the construction of criminal spaces in Delhi.-- Chapter 7 Infrastructure shortcuts: The private cloud infrastructure of data-driven policing and its political consequences.-- Chapter 8 Machine learning and artificial intelligence in counterterrorism: The "realities" of security practitioners and technologists .-- Index.</text:p>
          </table:table-cell>
          <table:table-cell office:value-type="string" table:style-name="ce1">
            <text:p>https://library.ecssr.ae/cgi-bin/koha/opac-detail.pl?biblionumber=288239</text:p>
          </table:table-cell>
          <table:table-cell table:number-columns-repeated="16377"/>
        </table:table-row>
        <table:table-row table:style-name="ro1">
          <table:table-cell office:value-type="string" table:style-name="ce1">
            <text:p>288306</text:p>
          </table:table-cell>
          <table:table-cell office:value-type="string" table:style-name="ce1">
            <text:p>AI knowledge transfer from the university to society : applications in high-impact sectors /</text:p>
          </table:table-cell>
          <table:table-cell table:style-name="ce1"/>
          <table:table-cell office:value-type="string" table:style-name="ce1">
            <text:p>AI Knowledge Transfer from the University to Society: Applications in High-Impact Sectors brings together examples from the "Innovative Ecosystem with Artificial Intelligence for Andalusia 2025" project at the University of Seville, a series of sub-projects composed of research groups and different institutions or companies that explore the use of Artificial Intelligence in a variety of high-impact sectors to lead innovation and assist in decision-making. Key Features Includes chapters on health and social welfare, transportation, digital economy, energy efficiency and sustainability, agro-industry, and tourism Great diversity of authors, expert in varied sectors, belonging to powerful research groups from the University of Seville with proven experience in the transfer of knowledge to the productive sector and agents attached to the Andalucía TECH Campus</text:p>
          </table:table-cell>
          <table:table-cell office:value-type="string" table:style-name="ce1">
            <text:p>Boca Raton, FL : CRC Press, 2022.</text:p>
          </table:table-cell>
          <table:table-cell office:value-type="string" table:style-name="ce1">
            <text:p>Dedication -- Table of Contents -- Foreword: Artificial Intelligence: The New Paradigm to Boost Society 5.0 -- Editors -- Contributors -- Introduction -- Chapter 1 Health and Social Welfare -- 1.1 Artificial Intelligence for the Optimization of Focused Ultrasound Cleaning of Shunts Implanted in Patients of Different Pathologies -- 1.2 Assuring the Quality and Security of Medical Robotics Process Automation -- 1.3 Machine Learning and Single-Cell Transcriptomic Analysis in the Brain -- Chapter 2 Energy Efficiency and Sustainable Construction -- 2.1 IoT for Energy-Efficient Gas Meters -- 2.2 Wireless Sensor Network for Sustainable Construction and Intelligent Transport -- 2.3 Introduction to Dynamic Maintenance Scheduling Based on the Advanced Use of Predictive Analytical Techniques: Application to the Use Case of Intelligent Maintenance of High-Speed Trains -- Chapter 3 Digital Economy -- 3.1 Detecting Cyber Incidents in IoT: A Case Study in Smart Cities -- 3.2 Reliable Government Automation of Regulated Infrastructures by Service Level Agreements -- 3.3 Generating Data Sets for Intent Classification in Conversational Systems -- 3.4 An Artificial Intelligence Tool to Calibrate the Coverage of Information Sources on the Internet -- Chapter 4 Mobility Logistics and Advanced Industry Linked to Transportation -- 4.1 Optimizing Stock Replenishment in Fashion Retailers -- 4.2 Development of a Surveillance System for Maintenance and Diagnosis of Buses Based on Can-Bus Data Transmitted Wirelessly -- 4.3 A Mathematical Optimization and Machine Learning Approach for Pipeline Routing -- 4.4 Digital Factory for Small- and Medium-Sized Advanced Transport Companies -- 4.5 A Novel Approach to Radiation Hardness Assurance for Aerospace Applications Based on Machine Learning -- 4.6 Optical Sensing and Self-Learning Approach to Estimate the State Condition of Railway Infrastructure Sublayers -- 4.7 Power-Efficient Analog-to-Information Image Sensors: The Fuel of AI Microsystems -- Chapter 5 Endogenous Land-Based Resources, Agroindustry, and Tourism -- 5.1 Prioritizing Water Distribution and Sewer Network Maintenance Activities -- 5.2 New Data Structure (Asymmetrical and Multiscale Grid) for Geodata Integration and Input for Machine Learning Analysis -- 5.3 Development of Yield Monitoring System Based on Computer Vision for Super-High-Density Olive Orchard -- 5.4 Smart Agriculture Based on Cyber-Physical Systems -- 5.5 Development and Adaptation of Digital Information Models for the Management of Architectural Assets: Case Studies in Archaeological and Architectural Heritage -- Conclusion -- Index.</text:p>
          </table:table-cell>
          <table:table-cell office:value-type="string" table:style-name="ce1">
            <text:p>https://library.ecssr.ae/cgi-bin/koha/opac-detail.pl?biblionumber=288306</text:p>
          </table:table-cell>
          <table:table-cell table:number-columns-repeated="16377"/>
        </table:table-row>
        <table:table-row table:style-name="ro1">
          <table:table-cell office:value-type="string" table:style-name="ce1">
            <text:p>288305</text:p>
          </table:table-cell>
          <table:table-cell office:value-type="string" table:style-name="ce1">
            <text:p>Beyond Quantity : Research with Subsymbolic AI /</text:p>
          </table:table-cell>
          <table:table-cell office:value-type="string" table:style-name="ce1">
            <text:p>Sudmann, Andreas.</text:p>
          </table:table-cell>
          <table:table-cell office:value-type="string" table:style-name="ce1">
            <text:p>How do artificial neural networks and other forms of artificial intelligence interfere with methods and practices in the sciences? Which interdisciplinary epistemological challenges arise when we think about the use of AI beyond its dependency on big data? Not only the natural sciences, but also the social sciences and the humanities seem to be increasingly affected by current approaches of subsymbolic AI, which master problems of quality (fuzziness, uncertainty) in a hitherto unknown way. But what are the conditions, implications, and effects of these (potential) epistemic transformations and how must research on AI be configured to address them adequately?</text:p>
          </table:table-cell>
          <table:table-cell office:value-type="string" table:style-name="ce1">
            <text:p>Bielefeld : transcript Verlag, 2024.</text:p>
          </table:table-cell>
          <table:table-cell office:value-type="string" table:style-name="ce1">
            <text:p>Acknowledgements -- Introduction -- List of contributions -- List of references -- Research with Subsymbolic AI -- Thesis I: AI revolution -- Thesis II: AI embedded -- Thesis III: Epistemological potentials -- Thesis IV: Big tech and academia -- Thesis V: Expert crisis -- Thesis VI: Sociological split seconds -- Thesis VII: Data colonialism -- Thesis VIII: The labor landscape shift -- Thesis IX: AI’s self‐evolution -- List of references -- When Achilles met the tortoise -- 1. Forever converging -- 2. Never being -- 3. The incomputable -- List of references -- From algorithmic thinking to thinking machines -- 1. AI and the historical epistemology of science and technology -- 2. AI as the denial of epistemology -- 3. AI as symbolic representation vs. modelling -- 4. AI as an experimental artefact -- 5. AI as an epistemic scaffolding and meta‐paradigm -- 6. Conclusion -- List of references -- A new canary in the coal mine? -- 1. An epistemology of Early Warning Systems -- 2. Quasi‐avian Early Warning Systems -- 3. EWS, AI, and Kinds of Intelligence -- List of references -- Cross‐interactions between AI and epistemology -- 1. Introduction -- 2. AI groundings -- 2.1 Prehistory of AI -- 2.2 Birth and epistemic assumptions of AI -- 2.3 Very brief history of AI -- 2.3.1 The time of the prophets -- 2.3.2 The dark years -- 2.3.3 Semantic artificial intelligence -- 2.3.4 Neo‐connectionism and machine learning -- 2.3.5 From artificial intelligence to ‘animistic informatics’... -- 2.3.6 The renaissance of artificial intelligence -- 2.4 Epistemology of AI -- 2.4.1 Logical‐mathematical approach -- 2.4.2 Semantic approaches -- 2.4.3 Learning theories and deep learning -- 2.4.4 Big Data -- 3. Impacts of AI on sciences -- 3.1 Impact on the natural sciences: In silico experimentations -- 3.2 Impacts on the humanities -- 4. Conclusion -- List of references -- AI and the work of patterns -- 1. Pattern formation -- 2. Pattern detection -- 3. Security in crowded settings -- 4. The work of patterns -- 5. Conclusion -- List of references -- Images -- Artificial Intelligence in medicine -- 1. Introduction -- 2. Survey of current AI applications in medicine -- 3. Limited deployment of AI tools -- 4. Challenges to validation and deployment of AI tools in medicine -- 5. Ethical considerations -- List of references -- Subsymbolic, hybrid and explainable AI -- 1. Introduction -- 2. Image understanding and spatial reasoning -- 3. Information and knowledge representation -- 4. Reasoning -- 5. Explanations -- 6. Discussion -- Acknowledgements -- List of references -- AI‑based approaches in Cultural Heritage -- 1. Computational methods in archaeology -- 2. Remote sensing -- 3. LiDAR -- 4. Artificial Intelligence and archaeology -- 5. Investigating archaeological features in a forestland -- 6. Methodology -- 7. Preliminary results -- 8. Ground truthing -- 9. Conclusion -- List of references -- Interfaces of AI -- 1. Introduction: Perspectives from critical interface studies -- 2. Interfaces as thresholds -- 3. Example A: Curating social media feeds -- 4. Example B: Editing images with AI‑based photo apps -- 5. From popular apps to AI in the sciences: Why interfaces matter -- List of references -- Media and the transformative potential of AI in the scientific field -- Thesis I -- Thesis II -- Thesis III -- Thesis IV -- Thesis V -- Thesis VI -- Thesis VII -- Thesis VIII -- Thesis IX -- List of references -- Putting the AI into social science -- 1. Introduction -- 2. Preliminaries -- 3. Practices -- 3.1 Discovery &amp;amp; idea generation -- 3.2 Study design &amp;amp; data collection -- 3.3 Data processing &amp;amp; analysis -- 3.4 Writing &amp;amp; dissemination -- 4. Potentials &amp;amp; promises -- 5. Pitfalls &amp;amp; perils -- 6. Conclusion -- List of references -- Science in the era of ChatGPT, large language models and generative AI -- 1. Introduction -- 2. The role of generative AI in research design -- 2.1 Generative AI as a research instrument -- 2.2 Generative AI as a research subject -- 3. Digital assistance by generative AI -- 3.1 AI‑assisted scientist -- 3.2 AI‑assisted participant -- 3.3 AI‑assisted reviewer -- 4. Research ethics review practices -- 5. Ten recommendations for research ethics committees -- 6. Conclusion and future work -- Acknowledgements -- List of references -- The current state of summarization -- 1. Introduction -- 2. Pre‐trained encoder‐decoder models -- 3. Large autoregressive language models -- 4. Instruction‐tuned models -- 5. Evaluation of large language models -- 6. Limitations and new frontiers -- 6.1 Long document summarization -- 6.2 Multi‐document summarization -- 6.3 Controllable summarization -- 6.4 Multi‐modal summarization -- 7. Commercialization -- 8. Conclusion -- List of references -- Opacity and reproducibility in data processing -- 1. Introduction -- 2. Investigating research data journeys -- 3. In‑practice opacity within data ecosystems -- 4. Reproducibility and the illusion of transparency -- 5. Cracks in the looking glass: AI and the data ecosystem -- List of references -- AI in mathematics -- List of references -- Artificial Intelligence as a cultural technique -- List of references -- List of contributors.</text:p>
          </table:table-cell>
          <table:table-cell office:value-type="string" table:style-name="ce1">
            <text:p>https://library.ecssr.ae/cgi-bin/koha/opac-detail.pl?biblionumber=288305</text:p>
          </table:table-cell>
          <table:table-cell table:number-columns-repeated="16377"/>
        </table:table-row>
        <table:table-row table:style-name="ro1">
          <table:table-cell office:value-type="string" table:style-name="ce1">
            <text:p>288304</text:p>
          </table:table-cell>
          <table:table-cell office:value-type="string" table:style-name="ce1">
            <text:p>Algorithmic Regimes : Methods, Interactions, and Politics /</text:p>
          </table:table-cell>
          <table:table-cell office:value-type="string" table:style-name="ce1">
            <text:p>Jarke, Juliane.</text:p>
          </table:table-cell>
          <table:table-cell office:value-type="string" table:style-name="ce1">
            <text:p>Algorithms have risen to become one, if not the central technology for producing, circulating, and evaluating knowledge in multiple societal arenas. In this book, scholars from the social sciences, humanities, and computer science argue that this shift has, and will continue to have, profound implications for how knowledge is produced and what and whose knowledge is valued and deemed valid. To attend to this fundamental change, the authors propose the concept of algorithmic regimes and demonstrate how they transform the epistemological, methodological, and political foundations of knowledge production, sensemaking, and decision-making in contemporary societies. Across sixteen chapters, the volume offers a diverse collection of contributions along three perspectives on algorithmic regimes: the methods necessary to research and design algorithmic regimes, the ways in which algorithmic regimes reconfigure sociotechnical interactions, and the politics engrained in algorithmic regimes.</text:p>
          </table:table-cell>
          <table:table-cell office:value-type="string" table:style-name="ce1">
            <text:p>Amsterdam : Amsterdam University Press, 2024.</text:p>
          </table:table-cell>
          <table:table-cell office:value-type="string" table:style-name="ce1">
            <text:p>Cover -- Table of Contents -- 1. Knowing in Algorithmic Regimes: An Introduction -- Juliane Jarke, Bianca Prietl, Simon Egbert, Yana Boeva, and Hendrik Heuer -- I. METHODS -- 2. Revisiting Transparency Efforts in Algorithmic Regimes -- Motahhare Eslami and Hendrik Heuer -- 3. Understanding and Analysing Science's Algorithmic Regimes: A Primer in Computational Science Code Studies -- Gabriele Gramelsberger, Daniel Wenz, and Dawid Kasprowicz -- 4. Sensitizing for Algorithms: Foregrounding Experience in the Interpretive Study of Algorithmic Regimes -- Elias Storms and Oscar Alvarado -- 5. Reassembling the Black Box of Machine Learning: Of Monsters and the Reversibility of Foldings -- Juliane Jarke and Hendrik Heuer -- 6. Commentary: Methods in Algorithmic Regimes -- Adrian Mackenzie -- II. INTERACTIONS -- 7. Buildings in the Algorithmic Regime: Infrastructuring Processes in Computational Design -- Yana Boeva and Cordula Kropp -- 8. The Organization in the Loop: Exploring Organizations as Complex Elements of Algorithmic Assemblages -- Stefanie B uchner, Henrik Dosdall, and Ioanna Constantiou -- 9. Algorithm-Driven Reconfigurations of Trust Regimes: An Analysis of the Potentiality of Fake News -- J orn Wiengarn and Maike Arnold -- 10. Recommender Systems beyond the Filter Bubble: Algorithmic Media and the Fabrication of Publics -- Nikolaus Poechhacker, Marcus Burkhardt, and Jan-Hendrik Passoth -- 11. Commentary: Taking to Machines: Knowledge Production and Social Relations in the Age of Governance by Data Infrastructure -- Stefania Milan -- III. POLITICS -- 12. The Politics of Data Science: Institutionalizing Algorithmic Regimes of Knowledge Production -- Bianca Prietl and Stefanie Raible -- 13. Algorithmic Futures: Governmentality and Prediction Regimes -- Simon Egbert -- 14. Power and Resistance in the Twitter Bias Discourse -- Paola Lopez. 15. Making Algorithms Fair: Ethnographic Insights from Machine Learning Interventions -- Katharina Kinder-Kurlanda and Miriam Fahimi -- 16. Commentary: The Entanglements, Experiments, and Uncertainties of Algorithmic Regimes -- Nanna Bonde Thylstrup -- Index.</text:p>
          </table:table-cell>
          <table:table-cell office:value-type="string" table:style-name="ce1">
            <text:p>https://library.ecssr.ae/cgi-bin/koha/opac-detail.pl?biblionumber=288304</text:p>
          </table:table-cell>
          <table:table-cell table:number-columns-repeated="16377"/>
        </table:table-row>
        <table:table-row table:style-name="ro1">
          <table:table-cell office:value-type="string" table:style-name="ce1">
            <text:p>288303</text:p>
          </table:table-cell>
          <table:table-cell office:value-type="string" table:style-name="ce1">
            <text:p>Digital Media, Denunciation and Shaming : The Court of Public Opinion /</text:p>
          </table:table-cell>
          <table:table-cell office:value-type="string" table:style-name="ce1">
            <text:p>Trottier, Daniel,</text:p>
          </table:table-cell>
          <table:table-cell office:value-type="string" table:style-name="ce1">
            <text:p>This book offers a common set of concepts to help make sense of online shaming practices, accounting for instances of discrimination and injury that morally divide readers and at times risk unjust and disproportionate harm to those under scrutiny. Digital media denunciation has become a primary form of expression and entertainment across media environments, with new socially desirable forms of accountability under movements such as #MeToo and #BlackLivesMatter addressing longstanding forms of systematic and interpersonal abuse. Building on recent scholarship on shaming, surveillance and denunciation in fixed contexts, this study generates a cross-contextual and multi-actor account of practices like 'cancel culture', 'doxing' and 'status degradation ceremonies'. It addresses instances of moral ambivalence by discussing how digital shaming becomes normalised and embedded across socio-cultural and institutional settings. The authors establish key actors and practices in online denunciations of individuals in a range of cases and contexts, including responses to COVID-19, political polarisation, and social justice movements, as well as more local and quotidian circumstances. They draw from empirical data including interviews with nearly 100 individuals targeted by mediated shaming and/or involved in these practices, as well as ethnographic observations of digital vigilantism and discourse analysis of press coverage and online comments relating to online shaming. Diverse applications and contexts, including China, the UK, Russia, and Central Asia, are considered, advancing an ambivalent understanding of media and denunciation that reconciles progressive and regressive practices, as well as celebratory and critical accounts of these practices. This book is recommended reading for advanced students and researchers of online visibility and harm across media studies, cultural studies and sociology.</text:p>
          </table:table-cell>
          <table:table-cell office:value-type="string" table:style-name="ce1">
            <text:p>Abindon, Oxon ; New York, New York : Routledge, [2025]</text:p>
          </table:table-cell>
          <table:table-cell office:value-type="string" table:style-name="ce1">
            <text:p>Table of Contents -- Chapter 1. Introducing the court of public opinion -- Chapter 2. Concerned individuals as participants and targets of shaming -- Chapter 3. Prominent users: (Micro-)celebrity and cancellation -- Chapter 4. Who runs the media?: The role of platforms and the press -- Chapter 5. The role of states: Police, polarisation and populism -- Chapter 6. Conclusion -- Index.</text:p>
          </table:table-cell>
          <table:table-cell office:value-type="string" table:style-name="ce1">
            <text:p>https://library.ecssr.ae/cgi-bin/koha/opac-detail.pl?biblionumber=288303</text:p>
          </table:table-cell>
          <table:table-cell table:number-columns-repeated="16377"/>
        </table:table-row>
        <table:table-row table:style-name="ro1">
          <table:table-cell office:value-type="string" table:style-name="ce1">
            <text:p>288302</text:p>
          </table:table-cell>
          <table:table-cell office:value-type="string" table:style-name="ce1">
            <text:p>Digital China : Creativity and Community in the Sinocybersphere /</text:p>
          </table:table-cell>
          <table:table-cell office:value-type="string" table:style-name="ce1">
            <text:p>Imbach, Jessica.</text:p>
          </table:table-cell>
          <table:table-cell office:value-type="string" table:style-name="ce1">
            <text:p>Over the past decade, digital technologies have profoundly reshaped the Chinese cultural landscape. With a focus on the creative agency of new media and online communities, this volume examines this development through the notion of the Sinocybersphere - the networked spaces across the globe that not only operate on the Chinese script, but also imaginatively negotiate the meanings of Chinese culture in the digital age. Instead of asking what makes the internet or new media "Chinese," the chapters situate contemporary entanglements of cultural and digital practices within specific historical, social, and discursive contexts. Covering topics as diverse as live-streaming, AI poetry, online literature, poetry memes, cyberpunk fiction, virtual art exhibitions, cooking videos, censorship, and viral translations, the collection as a whole not only engages with a wide range of Chinese new media phenomena, but also demonstrates their relevance to our understanding of contemporary digital culture.</text:p>
          </table:table-cell>
          <table:table-cell office:value-type="string" table:style-name="ce1">
            <text:p>Amsterdam : Amsterdam University Press, 2024.</text:p>
          </table:table-cell>
          <table:table-cell office:value-type="string" table:style-name="ce1">
            <text:p>Table of Contents -- Acknowledgements -- Note on Romanisation -- Introduction -- Locating Digital China / Jessica Imbach -- 1. Re-inventing Tianxia: Coming-of-Age in Xuanhuan Fantasy Fiction / Cui Qian -- 2. An Online World of Their Own: Rethinking Danmei Fiction through a Reading of A Tale of Jujube Valley / Jin Sujie -- 3. Hong Kong’s Digital Literary Field: Serialisation, Adaptation, and Readership / Helena Wu -- 4. Virtual Conciliation: (Un-)Coding the Split between Tradition and Modernity in Chinese Artificial Intelligence Poetry / Joanna Krenz -- 5. Poetry as Meme: The Xiangpi Literature Project, Online Replicators, and Printed “Archives” / Paula Teodorescu -- 6. Cooking Authenticity: Li Ziqi, Affective Labour, and China’s Influencer Culture / Rui Kunze -- 7. Affective Labour on Kuaishou: Sister Zhao and her Cyber Karaoke Bar / He Mengyun -- 8. Network Fantasies: Liu Cixin’s China 2185, Digital Futurism, and History as Computer Code / Jessica Imbach -- 9. Cyborg Resistance: Chen Qiufan’s The Waste Tide, Dirty Computers and the Afterlives of Digital Things / Zoe Goldstein -- 10. Virtual Art in Times of Crisis: Curatorial Practices during the Covid-19 Pandemic in China and Malaysia / Helen Hess and Diyi Mergenthaler -- 11. Viral Text: Translation, Censorship, Community / Elvin Meng -- Bibliography -- List of Contributors -- Index -- List of Figures -- Figure 1. Sister Zhao performing “Dreaming of Mama” -- Figure 2. Sister Zhao singing in her pancake cabin -- Figure 3. Thumbnails of Sister Zhao’s personal page on Kuaishou -- Figure 4. Thumbnails of Uncle Shoushan’s personal page on Kuaishou -- Figure 5. Geng Xueqing, Mobile Market, 2020, video, 2 min 7 seconds, Fei Arts, Guangzhou; Geng, Mobile Market, 2020, photograph (top), Fei Arts, Guangzhou; Geng, Mobile Market, 2020, photograph (bottom), Fei Arts, Guangzhou -- Figure 6. Mapping Workshop, Market Is Also a Home, 2018, 11cm x 11.22cm, photograph, Fei Arts, Guangzhou -- Figure 7. Chen Feiyue, Under Censorship, Our Expressions Are Becoming Something New.</text:p>
          </table:table-cell>
          <table:table-cell office:value-type="string" table:style-name="ce1">
            <text:p>https://library.ecssr.ae/cgi-bin/koha/opac-detail.pl?biblionumber=288302</text:p>
          </table:table-cell>
          <table:table-cell table:number-columns-repeated="16377"/>
        </table:table-row>
        <table:table-row table:style-name="ro1">
          <table:table-cell office:value-type="string" table:style-name="ce1">
            <text:p>288301</text:p>
          </table:table-cell>
          <table:table-cell office:value-type="string" table:style-name="ce1">
            <text:p>Reflections on the Russia-Ukraine War /</text:p>
          </table:table-cell>
          <table:table-cell office:value-type="string" table:style-name="ce1">
            <text:p>Rothman, Maarten.</text:p>
          </table:table-cell>
          <table:table-cell office:value-type="string" table:style-name="ce1">
            <text:p>The Russia-Ukraine war is a multifaceted beast. It ranges from fighting on the ground to high diplomacy, from domestic anti-war protests to international weapon supplies, from justification through sham referenda to coercion via economic sabotage, and from operational misdirection to covering up war crimes. There are close connections between these facets: the collapse of a front leads to the discovery of mass graves; the delivery of weapon systems depends on Zelensky's appeal to the international community; sham referenda followed by annexation enable accusations of unwillingly mobilized soldiers who refuse to defend the motherland.The volume sheds light on the Russia-Ukraine war, exploring this multitude of facets and their interconnections. Bringing together the expertise of our colleagues at the Netherlands Defense Academy (NLDA) allows us to adopt a distinctively interdisciplinary approach, offering uniquely comprehensive and timely reflections on this armed conflict. The 27 chapters in this volume are centered around five themes. The first section covers historical and contemporary narratives, intelligence, digital technologies, and communication strategies. The second provides in-depth analyses of the operational aspects of the war, including warfighting on land, at sea, in the air, as well as in the space and cyber domains. The third section on international involvement covers topics such as sanctions, burden sharing, arms support and implications of the war on international institutions and the world order. The fourth provides analyses of the normative framework that applies to the Russia-Ukraine war. Finally, the fifth section deals with the way armed forces can transform their organizations and learn from this war, and concludes with questions on how and when the Russia-Ukriane war might end.</text:p>
          </table:table-cell>
          <table:table-cell office:value-type="string" table:style-name="ce1">
            <text:p>Amsterdam : Amsterdam University Press, 2024.</text:p>
          </table:table-cell>
          <table:table-cell office:value-type="string" table:style-name="ce1">
            <text:p>Intro -- Table of Contents -- List of Figures, Illustrations and Tables -- Chapter 1. Setting the Scene / Lonneke Peperkamp, Maarten Rothman, Sebastiaan Rietjens, &amp;amp; Eline Stevens -- Section I. Narratives and Intelligence -- Chapter 2. The War on Ukraine: A Warning from History / Floribert Baudet -- Chapter 3. Caught by Surprise: Warning for Russia’s Invasion of Ukraine / Michelle Hogendoorn, Bram Spoor, &amp;amp; Sebastiaan Rietjens -- Chapter 4. Open-Source Intelligence in the Russia-Ukraine War / Hannah van Beek &amp;amp; Sebastiaan Rietjens -- Chapter 5. ‘The Wise Man Will Be Master of the Stars’. The Use of Twitter by a Military Intelligence Service in Wartime: The Case of the GUR / Peter Schrijver -- Chapter 6. Morale and Moral Injury among Russian and Ukrainian Combatants / Tine Molendijk -- Section II. Warfighting -- Chapter 7. Putin’s War, a European Tragedy: Why Russia’s War Failed and What It Means for NATO / Frans Osinga -- Chapter 8. Putin’s Miscalculation: The Effectiveness of Russia’s New-type Warfare in Ukraine / Han Bouwmeester -- Chapter 9. Russian Military Logistics and the Ukraine Conflict: Analyzing Dynamics of Multilevel Alignment / Thijs Cremers, Sieds Haitsma, Gert Schijvenaars, Armand Soeleman, &amp;amp; Paul van Fenema -- Chapter 10. Explaining Stalemate from a Corbettian Maritime Perspective / Henk Warnar -- Chapter 11. All Quiet on the Northern Front? Limited War and Covert Action in the Russian-Ukrainian War / Maarten Rothman &amp;amp; Martijn Rouvroije -- Chapter 12. Assessing the Dogs of Cyberwar: Reflections on the Dynamics of Operations in Cyberspace during the Russia-Ukraine War / Kraesten Arnold, Peter Pijpers, Paul Ducheine, &amp;amp; Peter Schrijver -- Chapter 13. The Space Domain and the Russia-Ukraine War / Lonneke Peperkamp &amp;amp; Patrick Bolder -- Section III. International Involvement -- Chapter 14. Does the Russia Sanctions Revolution Bring About Change? / Esmée de Bruin, Joop Voetelink, &amp;amp; Jeroen Klomp -- Chapter 15. NATO Members’ Burden Sharing Behaviour in the Aftermath of Russia’s Annexation of Crimea, 2014-2021 / Marion Bogers &amp;amp; Robert Beeres -- Chapter 16. Contraband of War at Sea: Interference of Arms Support to the Enemy / Martin Fink -- Chapter 17. Between Multilateralism and Great Power Competition: The Future of European Indivisible and Comprehensive Security / Sabine Mengelberg &amp;amp; Floribert Baudet -- Chapter 18. The Russia-Ukraine War and the Changing Character of the World Order / Theo Brinkel &amp;amp; Carel Sellmeijer -- Chapter 19. The West versus the Rest? A Pluralist English School Perspective on the Ukraine War / Jörg Noll &amp;amp; Sonja de Laat -- Section IV. Rules and Norms -- Chapter 20. Fighting Justly: The Russia-Ukraine War and the Usefulness of Morality / Peter Olsthoorn -- Chapter 21. The ‘Technology War’ and International Law: A Legal Perspective on New Technologies Used in the Ukraine Conflict / Steven van de Put &amp;amp; Marten Zwanenburg -- Chapter 22. Russian Commercial Warriors on the Battlefield / Thijs Cremers &amp;amp; Han Bouwmeester -- Chapter 23. A Military Oath for Russian Private Military Security Contractors? Wagner, Putin and the Death of Prigozhin / Allard Wagemaker &amp;amp; Karishma Chafekar -- Chapter 24. Collecting Evidence of International Crimes in Ukraine: The Role of the Royal Netherlands Marechaussee / Monica den Boer, Marieke de Hoon, Jan Roede, &amp;amp; Joris van Wijk -- Section V. Lessons and Ending -- Chapter 25. Lessons from Ukraine: Benchmark or Significant Exception? / Martijn van der Vorm &amp;amp; Gijs Tuinman -- Chapter 26. Revisiting the Synthetic Organisation: Multi-level Bricolage in Turbulent Environments / Eric-Hans Kramer, Guido van Os, Stefan Soeparman, &amp;amp; Robbert Verhulst -- Chapter 27. War Diplomacy in Ukraine: Causes and Endings of Russia’s Military Invasions / Berma Klein Goldewijk -- Chapter 28. When Will It End? Assessing the Duration of Putin’s War with Ukraine / Robbert Fokkink &amp;amp; Roy Lindelauf -- Index.</text:p>
          </table:table-cell>
          <table:table-cell office:value-type="string" table:style-name="ce1">
            <text:p>https://library.ecssr.ae/cgi-bin/koha/opac-detail.pl?biblionumber=288301</text:p>
          </table:table-cell>
          <table:table-cell table:number-columns-repeated="16377"/>
        </table:table-row>
        <table:table-row table:style-name="ro1">
          <table:table-cell office:value-type="string" table:style-name="ce1">
            <text:p>288300</text:p>
          </table:table-cell>
          <table:table-cell office:value-type="string" table:style-name="ce1">
            <text:p>Protocol : Using Data to Drive Governance /</text:p>
          </table:table-cell>
          <table:table-cell table:style-name="ce1"/>
          <table:table-cell office:value-type="string" table:style-name="ce1">
            <text:p>This study seeks to identify what data and information is currently being collected by governments and how this is used for governance of the private sector in health. Information will consider routine and other data sources, as well as innovations in data science and technology as part of the information landscape. This study responds to recommendations from the private sector landscaping undertaken as part of the WHO strategy report "Engaging the private health service delivery sector through governance in mixed health systems" (1). The strategy conceptualized six governance behaviours to foster effective public- private engagement, as part of more resilient and responsive health systems.</text:p>
          </table:table-cell>
          <table:table-cell office:value-type="string" table:style-name="ce1">
            <text:p>Geneva : World Health Organization, 2024.</text:p>
          </table:table-cell>
          <table:table-cell office:value-type="string" table:style-name="ce1">
            <text:p>Intro -- Acknowledgements -- Conflict of Interest -- Abbreviations and acronyms -- Abstract -- Introduction -- Methods -- Key words -- Discussion -- Ethics and Dissemination -- Summary -- Strengths -- Background -- Research questions -- Strategic Frame -- Box 1 -- Figure 1 -- Methodology -- Design -- Data Parameters -- Literature review -- Ethics and Consent -- Country case selection will consider -- Key Informant Interviews -- Data collection -- Sample selection -- Collaboration -- Analysis -- Gantt chart -- References -- Annex 1. Governance of health systems: a data journey -- Annex 2. Topic guide.</text:p>
          </table:table-cell>
          <table:table-cell office:value-type="string" table:style-name="ce1">
            <text:p>https://library.ecssr.ae/cgi-bin/koha/opac-detail.pl?biblionumber=288300</text:p>
          </table:table-cell>
          <table:table-cell table:number-columns-repeated="16377"/>
        </table:table-row>
        <table:table-row table:style-name="ro1">
          <table:table-cell office:value-type="string" table:style-name="ce1">
            <text:p>288299</text:p>
          </table:table-cell>
          <table:table-cell office:value-type="string" table:style-name="ce1">
            <text:p>International Organizations and Global Development /</text:p>
          </table:table-cell>
          <table:table-cell office:value-type="string" table:style-name="ce1">
            <text:p>Ferns, Nicholas.</text:p>
          </table:table-cell>
          <table:table-cell office:value-type="string" table:style-name="ce1">
            <text:p>The third issue of the Yearbook on the History of Global Development aims at collecting contributions about the role of international organizations in shaping the global system of development throughout the twentieth and twenty-first centuries. International organizations - both intergovernmental and NGOs - have played a crucial role, shaping the global system of development by setting agendas, mobilizing people, and framing ideas and practices regarding development on local, national, regional, and global scales.</text:p>
          </table:table-cell>
          <table:table-cell office:value-type="string" table:style-name="ce1">
            <text:p>Basel/Berlin/Boston : Walter de Gruyter GmbH, 2024.</text:p>
          </table:table-cell>
          <table:table-cell office:value-type="string" table:style-name="ce1">
            <text:p>Intro -- Table of Contents -- International organizations and development -- Development, international organizations and international economic thinking: a conceptual contribution -- The legacy of Mahbub ul Haq: Exploring human development and economic rights at the United Nations -- Development beyond the golden era: CEPAL in the global 1970s -- Planning growth and population. The debate on population and development at the UN and the origins of UNFPA -- An unfinished mission: UNESCO in deploying science and education for global development, 1945-1956 -- The WFP 1968-72 rural housing program in Morocco -- The politicization of development: Oxfam and the idea of a rights-based humanitarian action in the Salvadoran refugee camps in Honduras during the 1980s -- Human rights and development: The World Bank, Amnesty International, and the history of a difficult relationship -- The titans and tensions of progressive era philanthropy in global development -- List of Contributors.</text:p>
          </table:table-cell>
          <table:table-cell office:value-type="string" table:style-name="ce1">
            <text:p>https://library.ecssr.ae/cgi-bin/koha/opac-detail.pl?biblionumber=288299</text:p>
          </table:table-cell>
          <table:table-cell table:number-columns-repeated="16377"/>
        </table:table-row>
        <table:table-row table:style-name="ro1">
          <table:table-cell office:value-type="string" table:style-name="ce1">
            <text:p>288298</text:p>
          </table:table-cell>
          <table:table-cell office:value-type="string" table:style-name="ce1">
            <text:p>Urban Terrorism in Contemporary Europe : Remembering, Imagining and Anticipating Violence /</text:p>
          </table:table-cell>
          <table:table-cell office:value-type="string" table:style-name="ce1">
            <text:p>Karcher, Katharina.</text:p>
          </table:table-cell>
          <table:table-cell office:value-type="string" table:style-name="ce1">
            <text:p>This open access book sheds light on collective practices of remembering, imagining and anticipating in relation to recent acts of urban terrorism in Europe. Analysing a range of personal and collective responses to urban terrorism in contemporary Europe, this book shows that current debates on this issue are shaped by multiple co-existing and intersecting memories of political violence in the past. Moreover, despite public declarations of unity and solidarity, collective memories of urban terror in contemporary Europe are far from consensual - memory can be both a catalyst for and an impediment to social and political change. Drawing on case studies from a range of European countries and creative responses by survivors, artists, and poets, this interdisciplinary volume introduces readers to key methods (e.g. discourse analysis and (auto-)ethnography) and concepts (e.g. Lieux de Mémoire and 'grassroots memorials') for the study of the memoralization of terror attacks.</text:p>
          </table:table-cell>
          <table:table-cell office:value-type="string" table:style-name="ce1">
            <text:p>Cham : Springer International Publishing AG, 2024.</text:p>
          </table:table-cell>
          <table:table-cell office:value-type="string" table:style-name="ce1">
            <text:p>Intro -- Acknowledgements -- Contents -- List of Contributors -- List of Figures -- 1. Introduction: Remembering Urban Terror in Europe—Interdisciplinary Perspectives on Memorialisation, Narratives, and the Politics of Memory -- Remembering Urban Terror in Europe -- Terrorism as a Threat to the European Project -- Memory, Art, Aesthetics: Representations of and Responses to Terror -- About the Book -- References -- Part I. Time -- 2. European Cities Facing Terrorism: From Social Responses to Memory, and Vice Versa -- Social Responses to Terrorist Attacks in European Cities: An Emblematic Case of ‘Immediate Memorialisation’ -- From Immediate to Long-Term Memorialisation: A Three-Level Social Process -- From (The Memorialisation of) an Attack to (The Social Response to) Another: A Never-Ending Process? -- References -- 3. 20 Years On. A Walk Through the Memorialisation of the 11M Attacks -- 11 March 2004, Madrid -- Initial Reactions: Grassroots Memorials -- Institutionalisation of Remembrance: Official Memorials -- The First Major Official Memorial: El Bosque del Recuerdo -- The Big Project: The Atocha Station Memorial -- After Nineteen Anniversaries: Anatomy of the Last Tribute to Date -- 20 Years On. Final Reflections on a Contested Memorialisation -- References -- 4. Memory as ‘Temporal Loop’ in the War on Terror: Using the Past to Secure the Future (and Failing) -- Memorials and Commemoration as a ‘Stage’ in Resilient Recovery -- The Linear and Quantum Worlds of Emergency Planners and Responders -- Conclusion -- Interviews -- References -- 5. Barriers and Prevent Cakes -- Part II. Silences -- 6. The Green Tent Forever -- 7. Contested Memories and the (Re)Construction of Violent Pasts in the Basque Country: A Critical Examination of the Memorial Centre for the Victims of Terrorism in Vitoria-Gasteiz -- Introduction -- Just a Memorial Museum? -- Investigating Words, Silences, and the Researcher’s Presence -- Building a ‘Mnemonic Hegemony’: Dominant (Re)Constructions of the Past, Present, and Future -- The Museum -- The Terrorism vs. Democracy Framework -- Politics for the Present and the Future: Counter-Terrorism and a Whole-of-Society Counter-Extremism Approach -- Lessons from the Past: A Global Counter-Terrorism Approach -- Reading the Past/Future Through the (Counter)Radicalisation Discourse -- Conclusion: Alternative Memories and the Democratisation of the Past -- References -- 8. Hanau/Main: Topography of Immigration, Taboo, and Terror, and Lieu de Mémoire -- 19 February 2020: Right-Wing Terrorism Puts Hanau on the Map -- Hanau, Lieu de Mémoire? Whose Memories Are at Stake? -- Writings on the Wall -- Portraits on Murals—#SayTheirNames -- Hanau, the Grim(m) City -- Grim Sites in the Grimm City -- Hanau, Topography of Terror and Empowerment -- References -- Part III. Presence and Absence -- 9. Remembering and Forgetting Terror in Berlin -- 10. Making, Sharing and Extending Presence in Spontaneous Memorials. The Case of the 2017 Manchester Attack -- Introduction -- Presence, Loss and Memorialisation -- Presence Theory and Methodology -- Spontaneous Memorialisation and Presence -- Making, Sharing and Extending Presence of Spontaneous Memorials -- Making Presence -- Sharing Presence -- Extending Presence -- Conclusion -- References -- 11. Resilience or Reconstruction? A Psychoanalytical Approach to Urban Space After the Attack on the Promenade des Anglais (Nice, 14.07.2016) -- Un-Undifferentiated and Undifferentiating Mass Death -- Reappearance of Spatial Differentiation, Not Without New Losses -- Doubling the Loss in Space -- Doubling of Loss in Mourning -- Mourning and Space -- Two Examples of Objections to Doubling the Loss -- To Conclude: Resilience or Reconstruction? -- References -- 12. Vertigo -- Part IV. Victimhood and Trauma -- 13. Hands -- 14. Temporal Conflicts and the Victimhood Communities (Un)Bound by Memory -- Introduction -- Methodology -- Temporal Dimensions of Victimhood -- The Year Zero -- Mid-term (1–5) -- Long Term (5–+) -- Conclusion -- References -- 15. ‘He Must Continue Living Through Us’: The Role of Living Memorials in Continuing Bonds with the Deceased in the Aftermath of Terrorist Violence in France (2015–2016) -- Introduction -- Affective Remembrance and Continuing Bonds with the Deceased -- Bereavement Through a Phenomenological Lens -- Searching for Meaning in the Aftermath of a Violent Loss -- Transforming Loss into a Living Memorial -- The Limits of Inert Memorials in the Face of Grief -- Conclusion -- References -- 16. Transition of an Ex-hostage: Trial of the 13 November 2015 Attacks in Paris and Saint-Denis -- O. fluctuat nec mergitur -- I. Vacuum implere -- II. Who Am I? -- III. Following the Light -- IV. I Am -- Part V. Literature and Creative Imagination -- 17. Inside the Car -- 18. The Realm of Change -- References -- 19. Terrorist Trials Under Literary Scrutiny: Literature as Counterterrorist Response -- Introduction -- Endre Ruset—Forensics Made Poetry -- Yannick Haenel: How to Do Justice with Words -- Kathrin Röggla: Waiting for the Rule of Law -- Conclusion -- References -- 20. Out in the Open -- Index.</text:p>
          </table:table-cell>
          <table:table-cell office:value-type="string" table:style-name="ce1">
            <text:p>https://library.ecssr.ae/cgi-bin/koha/opac-detail.pl?biblionumber=288298</text:p>
          </table:table-cell>
          <table:table-cell table:number-columns-repeated="16377"/>
        </table:table-row>
        <table:table-row table:style-name="ro1">
          <table:table-cell office:value-type="string" table:style-name="ce1">
            <text:p>288297</text:p>
          </table:table-cell>
          <table:table-cell office:value-type="string" table:style-name="ce1">
            <text:p>Cold War Europe : A Space of Communication /</text:p>
          </table:table-cell>
          <table:table-cell office:value-type="string" table:style-name="ce1">
            <text:p>Nanz, Tobias.</text:p>
          </table:table-cell>
          <table:table-cell office:value-type="string" table:style-name="ce1">
            <text:p>The Cold War is often stereotypically depicted as a period of complete separation between Eastern and Western Europe, a time of little communication and exchange between what is often called the "Eastern bloc" and the capitalist West . European integration, it is thought, was a Western project based on exclusively Western ideas. This edited volume aims to debunk this stereotype. It provides evidence for the numerous media and individuals that contributed to the circulation and exchange of ideas across the ideological divide of the Iron Curtain. The essays in this volume discuss the official and unofficial channels of communication between the Eastern bloc and the West as well as the complex networks of transmission and reception that enabled the exchange of ideas between the two. The first part of the volume examines the communication infrastructure of the Cold War and the role of then available communication technologies. The second hones in on how different media channels, and the radio in particular, were used to form and transmit ideas between East and West, whereas the third and final part looks at how individual artists and literary authors made their voices heard across the Iron Curtain.</text:p>
          </table:table-cell>
          <table:table-cell office:value-type="string" table:style-name="ce1">
            <text:p>Berlin/Boston : Walter de Gruyter GmbH, 2024.</text:p>
          </table:table-cell>
          <table:table-cell office:value-type="string" table:style-name="ce1">
            <text:p>Intro -- pp i-iv; 4 pages -- Contents -- pp v-vi; 2 pages -- Cold War Europe – A Space of Communication -- pp 1-18; 18 pages -- I Infrastructure -- pp 19-19; 1 page -- Wired Radio Spreads its Tentacles over the Country -- pp 19-44; 26 pages -- European Crisis Communication -- pp 45-60; 16 pages -- (Telecommunication) Satellites – Celestial and Terrestrial Concepts of Europe -- pp 61-86; 26 pages -- Stories of Rescue and Sacrifice -- pp 87-118; 32 pages -- II Broadcasting -- pp 119-119; 1 page -- Radio Free Europe and Radio France Internationale -- pp 119-132; 14 pages -- Creating an Alternative Public -- pp 133-154; 22 pages -- “Refined and Experienced Opponents?”: The BBC’s German East Zone Programme in the Cold War -- pp 155-178; 24 pages -- “I Wanted to Know the Truth” -- pp 179-196; 18 pages -- III Circulation of European Ideas -- pp 197-197; 1 page -- A Romanian Renegade: The Case of Petru Dumitriu -- pp 197-208; 12 pages -- “Fifteen Minutes with Jacek Kaczmarski” on Radio Free Europe (1983–1995) -- pp 209-220; 12 pages -- “A Window onto the World”? -- pp 221-230; 10 pages -- Media and Catastrophic Events during the Cold War: Between Ideological Borders and Solidarity -- pp 231-254; 24 pages -- Contributors -- pp 255-258; 4 pages -- Index of Institutions and Names -- pp 259-266; 8 pages.</text:p>
          </table:table-cell>
          <table:table-cell office:value-type="string" table:style-name="ce1">
            <text:p>https://library.ecssr.ae/cgi-bin/koha/opac-detail.pl?biblionumber=288297</text:p>
          </table:table-cell>
          <table:table-cell table:number-columns-repeated="16377"/>
        </table:table-row>
        <table:table-row table:style-name="ro1">
          <table:table-cell office:value-type="string" table:style-name="ce1">
            <text:p>288321</text:p>
          </table:table-cell>
          <table:table-cell office:value-type="string" table:style-name="ce1">
            <text:p>Soft power and great-power competition : shifting sands in the balance of power between the United States and China /</text:p>
          </table:table-cell>
          <table:table-cell office:value-type="string" table:style-name="ce1">
            <text:p>Nye, Joseph S.,</text:p>
          </table:table-cell>
          <table:table-cell office:value-type="string" table:style-name="ce1">
            <text:p>This open access book consists of essays selected from Joseph S. Nye, Jr.'s last three decades of writing and illustrate a variety of perspectives on the nature of power, the role of the United States in the world and US-China relations. Through this collection, it is hoped that readers will gain a better understanding of today's global environment and find that while great power competition may be inevitable in a world as centers of power shift, cooperating to address transnational challenges can be a positive sum game. The contents of this book are divided into four main parts. Part One discusses the origins and political progress of the concept of "Soft Power". Part Two explores soft power in the American experience, its sources and interaction with US foreign policy, as well as its ebb and flow in the age of Obama, Trump and Biden. Part Three examines the rise of and the opportunities and difficulties for Chinese soft power, focusing on China's investment in soft power and how this demonstrates its commitment to a peaceful rise. However, it also addresses the question of how can China get "smart" on how it uses soft power. Part Four provides a bird's-eye view of power shifts in the 21st century and the interactions between the US as an established power and China as a rising power, while also reassuring readers that Thucydidean fears are unnecessary and a Cold War is avoidable. Both countries have to realize that some forms of power must be exercised with others, not over others, the development of soft power need not be a zero-sum game. Ultimately, the US-China relationship is a "cooperative rivalry" where a successful strategy of "smart competition" is necessary and cooperation on transnational challenges like climate change, pandemics, cyberterrorism and nuclear proliferation, will serve to benefit not only China and the US, but the world as a whole</text:p>
          </table:table-cell>
          <table:table-cell office:value-type="string" table:style-name="ce1">
            <text:p>Singapore : Springer, 2023</text:p>
          </table:table-cell>
          <table:table-cell office:value-type="string" table:style-name="ce1">
            <text:p>Soft Power -- The Great Power Shift -- The Limits of Soft Power -- State Smart Power Strategies -- Understanding 21st Century Power Shifts -- Soft power: the Origins and Political Progress of a Concept -- What Is a Moral Foreign Policy? -- Soft Power and American Foreign Policy -- Get Smart: Combining Hard and Soft Power -- Obama the Pragmatist -- American Soft Power in the Age of Trump -- Trump's Effect on US Foreign Policy -- Can Joe Biden's America Be Trusted? -- After the Liberal International Order -- As China Rises, Must Others Bow? -- The Rise of China's Soft Power -- Hard Decisions on Soft Power: Opportunities and Difficulties for Chinese Soft Power -- Xi Jinping's Marco Polo Strategy -- China's Soft and Sharp Power -- Perspectives for a China Strategy -- The 'Nye Report': Six Years Later -- The Dollar and the Dragon -- Is China Overtaking America? -- The Financial Crisis and US-China Misperceptions -- Work With China, Don't Contain It -- The Future of U.S -- China Relations -- The Kindleberger Trap -- The Cooperative Rivalry of US-China Relations -- The Future of U.S.-China Relations After Buenos Aires -- For the US and China, Interdependence is a Double-Edged Sword -- Cold War with China is Avoidable -- The Logic of US-China Competition</text:p>
          </table:table-cell>
          <table:table-cell office:value-type="string" table:style-name="ce1">
            <text:p>https://library.ecssr.ae/cgi-bin/koha/opac-detail.pl?biblionumber=288321</text:p>
          </table:table-cell>
          <table:table-cell table:number-columns-repeated="16377"/>
        </table:table-row>
        <table:table-row table:style-name="ro1">
          <table:table-cell office:value-type="string" table:style-name="ce1">
            <text:p>288358</text:p>
          </table:table-cell>
          <table:table-cell office:value-type="string" table:style-name="ce1">
            <text:p>50 essentials on science communication /</text:p>
          </table:table-cell>
          <table:table-cell table:style-name="ce1"/>
          <table:table-cell office:value-type="string" table:style-name="ce1">
            <text:p>Science communication is becoming increasingly important. Research institutions, scientists and science communicators want to engage with society, share their knowledge and build trust. At the same time, it is about competition for research funds and top personnel. So how do you get it right - and what do you need to consider when developing your communication strategy? This handy and entertaining book provides the basics of goal-oriented science communication. It is aimed at career-building scientists and anyone who wants to take their first steps in the field of science communication. Experienced international authors in the field share their essential thoughts on important aspects of contemporary science communication.</text:p>
          </table:table-cell>
          <table:table-cell office:value-type="string" table:style-name="ce1">
            <text:p>Berlin ; Boston : Walter De Gruyter GmbH, 2024</text:p>
          </table:table-cell>
          <table:table-cell table:style-name="ce1"/>
          <table:table-cell office:value-type="string" table:style-name="ce1">
            <text:p>https://library.ecssr.ae/cgi-bin/koha/opac-detail.pl?biblionumber=288358</text:p>
          </table:table-cell>
          <table:table-cell table:number-columns-repeated="16377"/>
        </table:table-row>
        <table:table-row table:style-name="ro1">
          <table:table-cell office:value-type="string" table:style-name="ce1">
            <text:p>288392</text:p>
          </table:table-cell>
          <table:table-cell office:value-type="string" table:style-name="ce1">
            <text:p>Rethinking Infrastructure Across the Humanities /</text:p>
          </table:table-cell>
          <table:table-cell table:style-name="ce1"/>
          <table:table-cell office:value-type="string" table:style-name="ce1">
            <text:p>Infrastructure comprises a combination of sociotechnical, political, and cultural arrangements that provide resources and services. The contributors to this volume show, in their respective fields, how infrastructures are both generative forces and the materialized products of quotidian practices that affect and guide people's lives. Organized via shared conceptual foci, this volume demonstrates infrastructuralist perspectives as an important transdisciplinary approach within the humanities.</text:p>
          </table:table-cell>
          <table:table-cell office:value-type="string" table:style-name="ce1">
            <text:p>Bielefeld : transcript Verlag, 2024.</text:p>
          </table:table-cell>
          <table:table-cell table:style-name="ce1"/>
          <table:table-cell office:value-type="string" table:style-name="ce1">
            <text:p>https://library.ecssr.ae/cgi-bin/koha/opac-detail.pl?biblionumber=288392</text:p>
          </table:table-cell>
          <table:table-cell table:number-columns-repeated="16377"/>
        </table:table-row>
        <table:table-row table:style-name="ro1">
          <table:table-cell office:value-type="string" table:style-name="ce1">
            <text:p>288391</text:p>
          </table:table-cell>
          <table:table-cell office:value-type="string" table:style-name="ce1">
            <text:p>From Overtourism to Sustainability Governance : A New Tourism Era /</text:p>
          </table:table-cell>
          <table:table-cell table:style-name="ce1"/>
          <table:table-cell office:value-type="string" table:style-name="ce1">
            <text:p>Insightful and international in scope, this significant volume explores the transition from overtourism to sustainability governance and elaborates perspectives for developing resilient destinations.</text:p>
          </table:table-cell>
          <table:table-cell office:value-type="string" table:style-name="ce1">
            <text:p>Oxford : Taylor &amp;amp; Francis Group, 2024.</text:p>
          </table:table-cell>
          <table:table-cell office:value-type="string" table:style-name="ce1">
            <text:p>Cover -- Half Title -- Title Page -- Copyright Page -- Table of Contents -- List of Figures and Tables -- List of Contributors -- Foreword -- Part I: An Introduction to Overtourism -- 1 Introduction -- 2 From Carrying Capacity to Overtourism: The Changing Perspective in the Course of Time -- 3 Destinations During and After the Lockdown: Evidence from Venice, Italy -- Excursus. Overtourism in Austria Using the Example of Hallstatt -- Excursus.From Graffiti to Regulations: Addressing Overtourism in Palma de Mallorca -- Part II: Towards a New Sustainability -- 4 Beyond Sun and Sand: How the Algarve Region is Pioneering Innovative Sustainable Practices in Tourism -- 5 Transformative Urban Projects as Stimulators for the Quality of Stay -- 6 Scenario Planning as a Tool to Future Proof the Visitor Economy After the COVID-19 Pandemic: Opportunities for Sustainability and Digitalisation -- 7 Moratoria as Possible Governmental Regulations for Degrowth: A Critical Discourse Analysis of the Bed Capacity Limit in the Local Media of South Tyrol (Italy) -- 8 Focusing at the Very Local Scale to Measure, Understand and Manage Overtourism -- 9 Sustainability Priorities Disclosures in Annual Reports and the Contribution of Museums to Sustainable Development and Overtourism -- 10 Addressing the Limits to Growth in Tourism: A Degrowth Perspective -- 11 Acting Responsibly for Sustainable Tourism Development: The Evolution Towards Responsible Tourism -- Excursus. Decarbonising the Tourism Sector First: The Case of the Queenstown Tourism Plan in New Zealand -- Excursus. Regenerative Tourism: A Shift Towards a New Paradigm -- Part III: Strategies to Deal with Overtourism -- 12 Last Chance to Behave Badly at Uluṟu, Australia: A Critical Reflection on the Interplay of Overtourism and Last Chance Tourism. 13 Spotting Overtourism and Identifying Actions to Address It with the Help of the Visitor Flow Approach -- 14 Calling for a Transformative Destination Development: Narrative, Mindset and System -- 15 Destination Design for Sustainable Tourism: Considerations for Bridging the Gap Between Design Thinking and Critical Perspectives -- 16 Don't Write Cheques You Cannot Cash: Challenges and Struggles with Participatory Governance -- 17 Benefits of an Integrative Tourism Policy:On the Way to a New Tourism Culture Using the Example of South Tyrol -- 18 Resilience Agility in Tourism: A Strategic Approach to Mitigate Overtourism and Gain Sustainability -- Excursus. The Concept of Destination Resilience to Prevent Overtourism -- Index.</text:p>
          </table:table-cell>
          <table:table-cell office:value-type="string" table:style-name="ce1">
            <text:p>https://library.ecssr.ae/cgi-bin/koha/opac-detail.pl?biblionumber=288391</text:p>
          </table:table-cell>
          <table:table-cell table:number-columns-repeated="16377"/>
        </table:table-row>
        <table:table-row table:style-name="ro1">
          <table:table-cell office:value-type="string" table:style-name="ce1">
            <text:p>288390</text:p>
          </table:table-cell>
          <table:table-cell office:value-type="string" table:style-name="ce1">
            <text:p>Doing Digital Migration Studies : Theories and Practices of the Everyday /</text:p>
          </table:table-cell>
          <table:table-cell table:style-name="ce1"/>
          <table:table-cell office:value-type="string" table:style-name="ce1">
            <text:p>Doing Digital Migration present a comprehensive entry point to the variety of theoretical debates, methodological interventions, political discussions and ethical debates around migrant forms of belonging as articulated through digital practices.Digital technologies impact upon everyday migrant lives, while vice versa migrants play a key role in technological developments - be it when negotiating the communicative affordances of platforms and devices, as consumers of particular commercial services such as sending remittances, as platform gig workers or test cases for new advanced surveillance technologies. With its international scope, this anthology invites scholars to pluralize understandings of 'the migrant' and 'the digital'.The anthology is organized in five different sections: Creative Practices; Digital Diasporas and Placemaking; Affect and Belonging; Visuality and digital media and Datafication, Infrastructuring, and Securitization. These sections are dedicated to emerging key topics and debates in digital migration studies, and sections are each introduced by international experts.</text:p>
          </table:table-cell>
          <table:table-cell office:value-type="string" table:style-name="ce1">
            <text:p>Amsterdam : Amsterdam University Press, 2024.</text:p>
          </table:table-cell>
          <table:table-cell office:value-type="string" table:style-name="ce1">
            <text:p>Cover -- Table of Contents -- Acknowledgements -- Doing Digital Migration Studies: Introduction -- Koen Leurs and Sandra Ponzanesi -- Section I: Creative practices -- Introduction to Section I: Creative Practices -- Karina Horsti -- 1. Against and Beyond Mimeticism: A Cinematic Ethics of Migration Journeys in Documentary Auto-Ethnography -- Nadica Denić -- 2. Archival Participatory Filmmaking in Migration and Border Studies -- Irene Guti errez Torres -- 3. Embodying Data, Shifting Perspective: A Conversation with Ahnjili Zhuparris on Future Wake -- Rosa Wevers with Ahnjili Zhuparris -- Section II: Digital Diasporas and Placemaking -- Introduction to Section II: Digital Diasporas and Placemaking -- Mihaela Nedelcu -- 4. Friendship, Connection and Loss: Everyday Digital Kinning and Digital Homing among Chinese Transnational Grandparents in Perth, Australia -- Catriona Stevens, Loretta Baldassar and Raelene Wilding -- 5. An Exploration of African Digital Cosmopolitanism -- Fungai Machirori -- 6. YouTube Became the Place Where "I Could Breathe" and Start "to Sell my Mouth": Congolese Refugee YouTubers in Nairobi, Kenya -- Marie Godin and Bahati Ghislain -- Section III: Affect and Belonging -- Introduction to Section III: Affect and Belonging -- Athina Karatzogianni -- 7. Digital Communication, Transnational Relationships and the Making of Place Among Highly Skilled Migrants during the Covid-19 Pandemic -- Elisabetta Costa -- 8. When Immovable Bodies Meet Unstoppable Media Circulation: The Aporetic Body in Digital Migration Studies -- Nishant Shah -- 9. Queer Digital Migration Research: Two Case Studies -- Yener Bayramoğlu -- Section IV: Visuality and Digital Media -- Introduction to Section IV: Visuality and Digital Media -- Giorgia Aiello -- 10. Migrant Agency and Platformed Belongings: The Case of TikTok. Daniela Jaramillo-Dent, Amanda Alencar and Yan Asadchy -- 11. Affective Performances of Rooted Cosmopolitanism Through Facebook During the Festival International de Folklore et de Percussion in Louga, Senegal -- Estrella Sendra -- 12. Situating the Body in Digital Migration Research: Embodied Methodologies for Analysing Virtual Reality Films on Displacement -- Mo e Suzuki -- Section V: Datafication, Infrastructuring and Securitization -- Introduction to Section V: Datafication, Infrastructuring and Securitization -- Saskia Witteborn -- 13. The Weaponization of Datafied Sound: The Case of Voice Biometrics in German Asylum Procedures -- Daniel Leix Palumbo -- 14. McKinsey Consultants and Technocratic Fantasies: Crafting the Illusion of Orderly Migration Management in Greece -- Luděk Stavinoha -- 15. Undocumented and Datafied: Anticipation, Borders and Everyday Life -- Kaarina Nikunen and Sanna Valtonen -- Section VI: Conclusions -- Conclusions: On Doing Digital Migration Studies -- Koen Leurs and Sandra Ponzanesi -- Index -- List of Figures and Tables -- Figure 0.1. Visual harvesting of ideas, Migrant Belongings. Digital Practices and the Everyday conference, by visual artist Ren ee van den Kerkhof. -- Figure 1.1. Zahra playing in the camp. Film still from Midnight Traveler (2019). Courtesy of Hassan Fazili. Copyright The Party Film Sales, Old Chilly Pictures, ITVS, POV | American Documentary. -- Table 2.1  Characteristics of the three case studies, including the workshops (process) and the films (results) -- Figure 2.1. Nine of the eleven directors of The Way it Goes in the film's Q&amp;amp;amp -- A at the C irculo de Bellas Artes de Madrid, IV 1st Person Film Festival A Home. Madrid, 6 November 2019, Photo by Irene Guti errez. -- Figure 3.1. Still 1 from Future Wake (2021). Courtesy of Zhuparris and van Ommeren. Figure 3.2. Still 2 from Future Wake (2021). Courtesy of Zhuparris and van Ommeren. -- Figure 6.1. "Be careful in this election period / Going back at home earlier" (Mwirinde Muriki Gihe Camatora / Gutaha Kare Ningombwa). Video by Kanyamukwengo, still from https://www.youtube.com/watch?v=50hbtrRn_VM. -- Figure 6.2. "Be careful in these days of election / Go back home earlier // it's important" (Mwirinde murikigihe amatora / Gutaha kare ningombwa). Video by Kanyamukwengo, still from https://www.youtube.com/watch?v=50hbtrRn_VM. -- Figure 7.1. The author is conducting an interview with a research participant who was waiting for the results of a Covid-19 PCR test. Photo by Marina De Giorgi. -- Figure 8.1. Performance artist Anushka Nair, performing the task of naming the unnamed migrant workers in India who died trying to return home during the Covid-19 lockdown. Photo by Anushka Nair. -- Figure 8.2. Participants in the performance performing the labour of writing names on rice to revitalise the names otherwise forgotten. Photo by Anushka Nair. -- Figure 9.1. A screenshot of the main stage of Madi Ancestors. -- Figure 9.2. Leman posting a sticker on a wall in Neuk olln, Berlin, 2021. Photo by Yener Bayramoğlu. -- Figure 9.3. A defaced sticker on a lamppost in Kreuzberg, Berlin, 2021. Photo by Yener Bayramoğlu. -- Figure 10.1. Proposed forms of agency and belonging, characteristics and examples. -- Figure 11.1. Audiences gathering at the Place Civique during the 15th FESFOP. Rooted cosmopolitans stay by the back on the left, along with artists performing in the festival. Photo by Estrella Sendra, 30 December 2015. Figure 13.1. Illustration of the use of voice biometrics on asylum applicants. Note. The slide is taken from the training documents for BAMF personnel. It provides an overview explaining in which cases voice biometrics are used and illustrates the procedu -- Figure 13.2. Sample of a voice biometrics result report. Note. The slide shows what a result report produced by BAMF's voice biometrics looks like. The report consists of three different sections: the first lists the dialects/accents assessed for the asyl -- Figure 14.1. McKinsey &amp;amp;amp -- Company study on the operationalization of the EU-Turkey statement. -- Figure 14.2. McKinsey's breakdown of migrant population on Chios, Greece, in March 2016.</text:p>
          </table:table-cell>
          <table:table-cell office:value-type="string" table:style-name="ce1">
            <text:p>https://library.ecssr.ae/cgi-bin/koha/opac-detail.pl?biblionumber=288390</text:p>
          </table:table-cell>
          <table:table-cell table:number-columns-repeated="16377"/>
        </table:table-row>
        <table:table-row table:style-name="ro1">
          <table:table-cell office:value-type="string" table:style-name="ce1">
            <text:p>288389</text:p>
          </table:table-cell>
          <table:table-cell office:value-type="string" table:style-name="ce1">
            <text:p>Automation in Communication : The Ideological Implications of Language Machines /</text:p>
          </table:table-cell>
          <table:table-cell office:value-type="string" table:style-name="ce1">
            <text:p>Wee, Lionel,</text:p>
          </table:table-cell>
          <table:table-cell office:value-type="string" table:style-name="ce1">
            <text:p>By drawing on multiple examples from healthcare, religion, service encounters and poetry, Lionel Wee presents rich insights into the use of automation in communication through a posthumanist lens. As communication becomes increasingly automated, the use of automation creates significant conceptual challenges for ideologies about language, beliefs about the nature of language, as well as assumptions about the roles that interpretation, anthropomorphism, and folk theories of mind play when language is used in communication. This book unravels the ideological implications of automation in communication and provides a new theoretical ground to address the major issues raised by automation. Wee discusses the importance of thinking carefully about how we identify and distinguish the roles of speaker and hearer. He also argues that we re-evaluate our understanding of the relationship between language and community. This book will be vital to students interested in studying the intersections of AI, language and communication, as well as researchers working in communication studies, linguistics and the broader sociology of language in the age of technological change"--</text:p>
          </table:table-cell>
          <table:table-cell office:value-type="string" table:style-name="ce1">
            <text:p>London ; New York : Routledge, [2025]</text:p>
          </table:table-cell>
          <table:table-cell table:style-name="ce1"/>
          <table:table-cell office:value-type="string" table:style-name="ce1">
            <text:p>https://library.ecssr.ae/cgi-bin/koha/opac-detail.pl?biblionumber=288389</text:p>
          </table:table-cell>
          <table:table-cell table:number-columns-repeated="16377"/>
        </table:table-row>
        <table:table-row table:style-name="ro1">
          <table:table-cell office:value-type="string" table:style-name="ce1">
            <text:p>288388</text:p>
          </table:table-cell>
          <table:table-cell office:value-type="string" table:style-name="ce1">
            <text:p>Tangible and Intangible Heritage in the Age of Globalisation /</text:p>
          </table:table-cell>
          <table:table-cell table:style-name="ce1"/>
          <table:table-cell office:value-type="string" table:style-name="ce1">
            <text:p>This book offers a rich collection of perspectives on the complex interplay between tangible and intangible heritage. Offering a close and critical examination of heritage preservation in countries including Algeria, Bosnia and Herzegovina, Chile, Egypt, Iran, Japan, Morocco, Oman, Syria and Tunisia, these essays illustrate the need to redefine heritage as an interdisciplinary and intercultural concept. They interrogate heritage paradigms while also providing concrete recommendations to promote the preservation of physical heritage spaces, and the cultural practices and social relationships that depend on them.Rich in detail and broad in relevance, this book emphasises specific cultural realities while also reflecting on the impact of global historical, social, economic and political trends to heritage conservation, scrutinising the conditions of the past to adapt them to the needs of the present and future. It will be of great relevance to all those interested in the preservation and management of heritage sites, including architects, urban planners, landscape architects, historians, sociologists and archaeologists, as well as heritage marketing, museum and cultural tourism professionals.</text:p>
          </table:table-cell>
          <table:table-cell office:value-type="string" table:style-name="ce1">
            <text:p>Cambridge, UK : Open Book Publishers, 2024.</text:p>
          </table:table-cell>
          <table:table-cell table:style-name="ce1"/>
          <table:table-cell office:value-type="string" table:style-name="ce1">
            <text:p>https://library.ecssr.ae/cgi-bin/koha/opac-detail.pl?biblionumber=288388</text:p>
          </table:table-cell>
          <table:table-cell table:number-columns-repeated="16377"/>
        </table:table-row>
        <table:table-row table:style-name="ro1">
          <table:table-cell office:value-type="string" table:style-name="ce1">
            <text:p>288387</text:p>
          </table:table-cell>
          <table:table-cell office:value-type="string" table:style-name="ce1">
            <text:p>Comparing and Change : Orders, Models, Perceptions /</text:p>
          </table:table-cell>
          <table:table-cell table:style-name="ce1"/>
          <table:table-cell office:value-type="string" table:style-name="ce1">
            <text:p>Comparisons affect various ways of perceiving and interpreting the world, characterized by distinct legitimization strategies and knowledge application routines by different actors. The contributors to this volume explore the link between change and practices of comparing, focusing on order, representation, and models. They delve into how comparing influences knowledge production, but also focus on persisting orders of knowledge. This collection centers on the role of models and modeling in relation to practices of comparing, thus highlighting the representational and operational force of comparing as a way to form and organize reality.</text:p>
          </table:table-cell>
          <table:table-cell office:value-type="string" table:style-name="ce1">
            <text:p>Bielefeld : transcript Verlag, 2024.</text:p>
          </table:table-cell>
          <table:table-cell office:value-type="string" table:style-name="ce1">
            <text:p>Cover -- Contents -- Acknowledgments -- Modeling and Change -- Introduction -- Change and Practices of Comparing -- Historical Change in History and other Humanities and SocialScience Disciplines -- Comparing and Change -- Models and Modeling -- The Contributions to this Volume -- Models and Modeling as Research Objects -- Modeling as Research Practice and Strategy -- Models and Practices of Comparing -- Practices of Comparing and Change -- Bibliography -- Modeling, Ordering, Comparing -- History, Theory, and Models -- "Models as Mediators between Theory and the Real World" -- Models and Modeling Practices in History -- Ordering the World through Practices of Comparing: Lucas Cranach and the concept of Damnation and Redemption -- Modeling as Operationalisation: Comparative Practices and Quantification -- Modeling, Ordering, Comparing - and now? -- Bibliography -- Making Use of Models -- Introduction -- Models as Research Objects in Economic History -- Modeling the British Property Market (Frederik Kunkel) -- Financialization through the lens of economic modeling -- Modeling the British Property Market -- Historical Indications -- Forms as Models (Jacob Bohe) -- Forms as special models -- The Value of Valuation Research -- Conclusion -- From Ideal Types to Models? The Relation of Ideal Types and Models in Ordering People from the 17th-19th Century -- Ordering-Modeling-Comparing from an Early Modern Perspective (Malte Wittmaack) -- How Historical Actors Mold Racial Hierarchies through Models in the Americas (Angela Gutierrez) -- Conclusion -- Modeling as a Research Practice -- Denazification as a Model (Laura Maria Niew ohner) -- How did historical actors model? -- How do researchers model research objects? -- Thinking in Models (Charlotte Feidicker) -- Conclusion -- Final Conclusion -- Bibliography -- Primary Sources -- Literature. World Travel Literature -- Bibliography -- Stadial Change and the Emergence of Comparative Studies in GermanSpeaking Europe Around 1870-1900 -- Introduction: Comparative Literature's Disciplinary Origins in the Late Nineteenth Century -- The Acta Comparationis Litterarum Universarum -- Stadial Change in Scherer -- Stadial Theory in the Acta Comparationis Litterarum Universarum -- Conclusion: The Specter of Literary Value -- Bibliography -- Modeling Diversity, Comparability, and Change -- Introduction: Ethnographic Knowledge Formation, Modeling, and Change -- The Evolutionist Model of Change. Ethnology, Ethnography, and the Comparative Method before and after 1900 -- Modeling Diversity: Victor Segalen's Essai sur l'exotisme -- Conclusion: Comparison and Change -- Bibliography -- World Political Change -- Introduction: World Political Change and Its Narration -- "World Political Change": A Change of What Exactly? -- Common Storytelling Practices -- Three episodes -- Episode 1: a scholar diagnosing the advent of political multipolarity -- Episode 2: an investment bank pointing to the rise of the BRICs -- Episode 3: an international organization anticipating world political change -- Conclusion -- Bibliography -- "Models of the World"-"Talking about Change"? -- Introduction -- The Prophet Daniel and the Four Empires -- Giovanni Botero-An early Comparatist who build a Model of Rise and Fall of Empires and Rulers? -- Botero's comparative work -- Relating Botero's model to concepts and language of change -- Earlymodern Advice Literature-Demands to Change in Order to save Body and Soul -- Conclusion -- Premodern models and practices of comparing -- Conceptualizing change in the frame of premodern models -- Comparing and models beyond the idea of European superiority -- Understanding change in premodern, modern, and postmodern times -- Bibliography. Rethinking the Model and Modeling -- Bibliography -- Grounds for Comparison -- February 28 2022 / March 19 2022 -- BeforeandAfter Satellite Images -- Remotesensing Humanrights Violations -- Ground Truth: Triangulations -- Bibliography -- Literature -- Other Websites -- Images -- A Contingencysensitive Theory of Global Change -- The Theory of History Without Telos, Yet Not Without a Direction -- The Telos of History, or the Necessity of a Natural Law -- Beyond the Telos: Contingency as a Stimulus in Global Change -- The problematic Diminution of Causality in the Theory of History, and the Significance of Intentionality -- Practices Mediate between Human Intentionality and the Contingency of Change -- Unity and Diversity in global change: Globalization/s -- The Structural Analogy between Comparative Practices and Globalization Dynamics -- Bibliography -- Authors.</text:p>
          </table:table-cell>
          <table:table-cell office:value-type="string" table:style-name="ce1">
            <text:p>https://library.ecssr.ae/cgi-bin/koha/opac-detail.pl?biblionumber=288387</text:p>
          </table:table-cell>
          <table:table-cell table:number-columns-repeated="16377"/>
        </table:table-row>
        <table:table-row table:style-name="ro1">
          <table:table-cell office:value-type="string" table:style-name="ce1">
            <text:p>288386</text:p>
          </table:table-cell>
          <table:table-cell office:value-type="string" table:style-name="ce1">
            <text:p>Global Strategy on Infection Prevention and Control.</text:p>
          </table:table-cell>
          <table:table-cell table:number-columns-repeated="2" table:style-name="ce1"/>
          <table:table-cell office:value-type="string" table:style-name="ce1">
            <text:p>Geneva : World Health Organization, 2024.</text:p>
          </table:table-cell>
          <table:table-cell table:style-name="ce1"/>
          <table:table-cell office:value-type="string" table:style-name="ce1">
            <text:p>https://library.ecssr.ae/cgi-bin/koha/opac-detail.pl?biblionumber=288386</text:p>
          </table:table-cell>
          <table:table-cell table:number-columns-repeated="16377"/>
        </table:table-row>
        <table:table-row table:style-name="ro1">
          <table:table-cell office:value-type="string" table:style-name="ce1">
            <text:p>288385</text:p>
          </table:table-cell>
          <table:table-cell office:value-type="string" table:style-name="ce1">
            <text:p>Populism and Conspiracy Theory : Case Studies and Theoretical Perspectives /</text:p>
          </table:table-cell>
          <table:table-cell table:style-name="ce1"/>
          <table:table-cell office:value-type="string" table:style-name="ce1">
            <text:p>This book explores the close connections between populism and conspiracy theory. It contributes to filling the gap in the research by providing in-depth analyses of specific configurations of populism and conspiracy theory, and nuanced considerations of more theoretical issues.</text:p>
          </table:table-cell>
          <table:table-cell office:value-type="string" table:style-name="ce1">
            <text:p>Oxford : Taylor &amp;amp; Francis Group, 2024.</text:p>
          </table:table-cell>
          <table:table-cell office:value-type="string" table:style-name="ce1">
            <text:p>Cover -- Half Title -- Series Page -- Title Page -- Copyright Page -- Table of Contents -- List of Contributors -- Acknowledgments -- Introduction -- Part I: Case Studies -- 1 Makers versus Getters: Productivism in Henry Ford's The International Jew -- 2 Anticommunism and Conspiracy Myths in Brazil: From the 1937 "Cohen Plan" to the Bolsonarist "Red Menace" -- 3 The Weaponization of Conspiracy Theories -- 4 Populism and Conspiracism in Croatia and Their Articulations among Citizens from Left to Right -- 5 "We Are the Olive Trees"-Conspiracism and Environmentalism in Southern Italy: The Case of Xylella Fastidiosa -- 6 Populism and Conspiracy Thinking in the Aufstehen-Movement -- 7 "The Invention of a Pandemic"-Conspiracist Argumentation in the German Alternative Newspaper Demokratischer Widerstand -- 8 Left-Wing Populist Conspiracism: The Case of Tunisia -- 9 Conspiracy Theory and the Muslim Brotherhood in Post-Revolutionary Egypt: A Left-Right Convergence? -- 10 Conspiracist Tropes in Rodrigo Duterte's Populistic Rhetoric -- Part II: Theoretical Perspectives -- 11 Marxismo Cultural/Cultural Marxism: Transnational Conspiracy Theories and the Brazilian New Right -- 12 On the Elective Affinity between Post-Marxism, Left-Wing Populism, and Conspiracist Worldviews -- 13 A New Poetic of Conspiracism? Conspiracy Theory in a Time of Post-Narrative Politics -- 14 New Media's Conspiratorial Affordances: An Ecology of Mind Approach -- 15 Haute Baroque Bling: Style, Taste, and Distinction in the Study of Populist Conspiracism -- 16 Studying Conspiracy Theory after the (Current) Rise of Right-Wing Populism -- Index.</text:p>
          </table:table-cell>
          <table:table-cell office:value-type="string" table:style-name="ce1">
            <text:p>https://library.ecssr.ae/cgi-bin/koha/opac-detail.pl?biblionumber=288385</text:p>
          </table:table-cell>
          <table:table-cell table:number-columns-repeated="16377"/>
        </table:table-row>
        <table:table-row table:style-name="ro1">
          <table:table-cell office:value-type="string" table:style-name="ce1">
            <text:p>288384</text:p>
          </table:table-cell>
          <table:table-cell office:value-type="string" table:style-name="ce1">
            <text:p>Arrivals and Departures : The Human Relationship with Changing Biodiversity /</text:p>
          </table:table-cell>
          <table:table-cell table:style-name="ce1"/>
          <table:table-cell office:value-type="string" table:style-name="ce1">
            <text:p>This book explores the human relationship to changing biodiversity by bringing together multidisciplinary insights into human-nature relations from the humanities. New animal and plant species arrive and previously existing ones may disappear. However, the historical and social perspectives of the changes have been understudied so far. This book approaches the human relationship with changing biodiversity from three different angles: belonging and non-belonging, emotions, and environmental policy. The question of belonging and non-belonging is crucial when it comes to changing biodiversity. The authors ask who decides where species can move and live and when invasive becomes native. Similarly, emotions have a big role in human-nature relations. The book shows why we grieve the loss of some species and hate some other species, and how our emotions change over time. The writers also aim to show how environmental policies, or the practice of governing species, are affected by societal discussion, emotions, scientific research, and topical concepts as well as how these policies shape biodiversity and our perceptions of different species. The authors provide fresh insights into human-nature relations and explain why we need multidisciplinary approaches in order to fully understand their complexity.</text:p>
          </table:table-cell>
          <table:table-cell office:value-type="string" table:style-name="ce1">
            <text:p>Berlin/Boston : Walter de Gruyter GmbH, 2024.</text:p>
          </table:table-cell>
          <table:table-cell office:value-type="string" table:style-name="ce1">
            <text:p>Intro -- Contents -- Introduction - The Human Relationship with the Changing Biodiversity -- Part I: Belonging and Non-Belonging -- 1 "It is Like Diving in a Pea Soup": The Development of the Relationship between Humans and Blue-Green Algae in Finland in the Twentieth and Twenty-first Centuries -- 2 Entangled Endangerments: "Revitalising the Gray Whale and its Hunt" -- 3 Franklinia Alatamaha: Here and Gone in the Anthropocene -- 4 Negotiating Belonging in Multispecies Cities: Rats, Birds and Humans as Neighbours in the City of Helsinki -- Part II: Emotions -- 5 Love and Loss: Corals and Cultural Sustainability in Caribbean Popular Romance Novels -- 6 The White-Tailed Eagle on the Brink of Extinction in Twentieth-Century Finland: A Digital Approach to Emotional Responses in the Media -- 7 Emotions of Contested Migrations: The Return of the Wolf across the Polish-German Border -- Part III: Environmental Policy -- 8 Nature Conservation as a More-Than- Human World: From Managerial to Ecological Thinking -- 9 Blow It Up for the Birds: Neoliberal Protection in Franzen's Freedom -- 10 Shallow Sustainability as Progressive Environmental Policy: An Ecolinguistic and Ecofeminist Reading of the Swedish Environmental Protection Agency's 2018 Wildlife Strategy Report -- Index.</text:p>
          </table:table-cell>
          <table:table-cell office:value-type="string" table:style-name="ce1">
            <text:p>https://library.ecssr.ae/cgi-bin/koha/opac-detail.pl?biblionumber=288384</text:p>
          </table:table-cell>
          <table:table-cell table:number-columns-repeated="16377"/>
        </table:table-row>
        <table:table-row table:style-name="ro1">
          <table:table-cell office:value-type="string" table:style-name="ce1">
            <text:p>288383</text:p>
          </table:table-cell>
          <table:table-cell office:value-type="string" table:style-name="ce1">
            <text:p>Adaptive Reuse of Cultural Heritage : Circular Business, Financial and Governance Models /</text:p>
          </table:table-cell>
          <table:table-cell table:style-name="ce1"/>
          <table:table-cell office:value-type="string" table:style-name="ce1">
            <text:p>This open access book addresses the gap in existing knowledge on cultural heritage from a circular economy and sustainable development perspective for cities. It introduces innovative economic, environmental and governance models and evaluation tools tested and validated for adaptive reuse within the "CLIC - Circular models Leveraging Investments in Cultural Heritage Adaptive Reuse" project funded by the European Horizon 2020 Research &amp; Innovation Action Program. The CLIC project is a trans-disciplinary research project bringing together expertise from disciplines such as heritage studies, regeneration and urban development, business management, economics, ecology and social sciences.The research covered in this book, responds to the European Societal Challenge 5 'Climate action, environment, resource efficiency and raw materials', aimed at achieving resource efficient and climate change resilient economy and society through systemic innovation. The CLIC project also unlocks public and private investments in solutions for a more resource efficient, greener and more competitive economy as a key part of smart, inclusive and sustainable growth strategy for Europe and worldwide. This book is fundamental key reading for scholars, professionals and policy makers, demonstrating how the adaptive reuse of cultural heritage, in a systemic perspective, has the potential to stimulate growth, sustainable development, social regeneration, welfare, jobs, income, and livability of urban / territorial settings: to implement the circular economy model. It also provides innovative models and a circular toolkit for financing, reusing and managing cultural heritage based on research outcomes and implementation of experimental models in four pilot European territories covered as case studies.</text:p>
          </table:table-cell>
          <table:table-cell office:value-type="string" table:style-name="ce1">
            <text:p>Cham : Springer International Publishing AG, 2024.</text:p>
          </table:table-cell>
          <table:table-cell table:style-name="ce1"/>
          <table:table-cell office:value-type="string" table:style-name="ce1">
            <text:p>https://library.ecssr.ae/cgi-bin/koha/opac-detail.pl?biblionumber=288383</text:p>
          </table:table-cell>
          <table:table-cell table:number-columns-repeated="16377"/>
        </table:table-row>
        <table:table-row table:style-name="ro1">
          <table:table-cell office:value-type="string" table:style-name="ce1">
            <text:p>288405</text:p>
          </table:table-cell>
          <table:table-cell office:value-type="string" table:style-name="ce1">
            <text:p>التداوي بالأعشاب في مجتمع الإمارات = Herbal medication in UAE society /</text:p>
          </table:table-cell>
          <table:table-cell office:value-type="string" table:style-name="ce1">
            <text:p>البلوشي، نورا نصيب</text:p>
          </table:table-cell>
          <table:table-cell office:value-type="string" table:style-name="ce1">
            <text:p>يتناول كتاب (التداوي بالأعشاب في مجتمع الإمارات) والذي قامت بتأليفه (نورا نصيب البلوشي) في حوالي (43) صفحة من القطع المتوسط موضوع (العلاج بالأعشاب في الإمارات) حيث يعتبر الطب الشعبي جزء من الموروث الذي ما زال يمارس حتى وقتنا الحالي، والقائمون بالعلاج الشعبي في الإمارات هم المطببون الذين كانو يمارسون مهنة الطب بالوراثة والخبرة والمعرفة والمطبب هو المعالج الذي يستخدم طريقة معينة يمارسها وتصبح مهنته ومصدر رزقه، مثل المجبر والموسم والداية ويعرف الطبيب الشعبي بالخبير بعلاجات الأعشاب.</text:p>
          </table:table-cell>
          <table:table-cell office:value-type="string" table:style-name="ce1">
            <text:p>أبو ظبي : الاتحاد النسائي العام، 2019.</text:p>
          </table:table-cell>
          <table:table-cell table:style-name="ce1"/>
          <table:table-cell office:value-type="string" table:style-name="ce1">
            <text:p>https://library.ecssr.ae/cgi-bin/koha/opac-detail.pl?biblionumber=288405</text:p>
          </table:table-cell>
          <table:table-cell table:number-columns-repeated="16377"/>
        </table:table-row>
        <table:table-row table:style-name="ro1">
          <table:table-cell office:value-type="string" table:style-name="ce1">
            <text:p>288611</text:p>
          </table:table-cell>
          <table:table-cell office:value-type="string" table:style-name="ce1">
            <text:p>علام يطلق إسم فلسطين؟ /</text:p>
          </table:table-cell>
          <table:table-cell office:value-type="string" table:style-name="ce1">
            <text:p>غريش، ألان،</text:p>
          </table:table-cell>
          <table:table-cell table:style-name="ce1"/>
          <table:table-cell office:value-type="string" table:style-name="ce1">
            <text:p>عمان، الأردن : المنهل للنشر الإلكتروني، 2012.</text:p>
          </table:table-cell>
          <table:table-cell table:style-name="ce1"/>
          <table:table-cell office:value-type="string" table:style-name="ce1">
            <text:p>https://library.ecssr.ae/cgi-bin/koha/opac-detail.pl?biblionumber=288611</text:p>
          </table:table-cell>
          <table:table-cell table:number-columns-repeated="16377"/>
        </table:table-row>
        <table:table-row table:style-name="ro1">
          <table:table-cell office:value-type="string" table:style-name="ce1">
            <text:p>288612</text:p>
          </table:table-cell>
          <table:table-cell office:value-type="string" table:style-name="ce1">
            <text:p>البعد الإيجابي في العلاقات العربية الأفريقية و التعددية الإثنية كرابط ثقافي /</text:p>
          </table:table-cell>
          <table:table-cell office:value-type="string" table:style-name="ce1">
            <text:p>بغدادي، عبد السلام إبراهيم،</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12</text:p>
          </table:table-cell>
          <table:table-cell table:number-columns-repeated="16377"/>
        </table:table-row>
        <table:table-row table:style-name="ro1">
          <table:table-cell office:value-type="string" table:style-name="ce1">
            <text:p>288613</text:p>
          </table:table-cell>
          <table:table-cell office:value-type="string" table:style-name="ce1">
            <text:p>سياسة إسرائيل النووية و عملية صنع قرارات الأمن القومي فيها /</text:p>
          </table:table-cell>
          <table:table-cell office:value-type="string" table:style-name="ce1">
            <text:p>محارب، محمود،</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13</text:p>
          </table:table-cell>
          <table:table-cell table:number-columns-repeated="16377"/>
        </table:table-row>
        <table:table-row table:style-name="ro1">
          <table:table-cell office:value-type="string" table:style-name="ce1">
            <text:p>288614</text:p>
          </table:table-cell>
          <table:table-cell office:value-type="string" table:style-name="ce1">
            <text:p>النمو الاقتصادي و التنمية المستدامة في الدول العربية : سياسات التنمية و فرص العمل : دراسات قطرية /</text:p>
          </table:table-cell>
          <table:table-cell office:value-type="string" table:style-name="ce1">
            <text:p>عبد القادر، أشرف،</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14</text:p>
          </table:table-cell>
          <table:table-cell table:number-columns-repeated="16377"/>
        </table:table-row>
        <table:table-row table:style-name="ro1">
          <table:table-cell office:value-type="string" table:style-name="ce1">
            <text:p>288615</text:p>
          </table:table-cell>
          <table:table-cell office:value-type="string" table:style-name="ce1">
            <text:p>مدخل إلى سوسيولوجيا الثقافة /</text:p>
          </table:table-cell>
          <table:table-cell office:value-type="string" table:style-name="ce1">
            <text:p>إنغليز، ديفيد،</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15</text:p>
          </table:table-cell>
          <table:table-cell table:number-columns-repeated="16377"/>
        </table:table-row>
        <table:table-row table:style-name="ro1">
          <table:table-cell office:value-type="string" table:style-name="ce1">
            <text:p>288650</text:p>
          </table:table-cell>
          <table:table-cell office:value-type="string" table:style-name="ce1">
            <text:p>من أجل الجمهورية الثالثة في لبنان /</text:p>
          </table:table-cell>
          <table:table-cell office:value-type="string" table:style-name="ce1">
            <text:p>قرم، منير،</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50</text:p>
          </table:table-cell>
          <table:table-cell table:number-columns-repeated="16377"/>
        </table:table-row>
        <table:table-row table:style-name="ro1">
          <table:table-cell office:value-type="string" table:style-name="ce1">
            <text:p>288649</text:p>
          </table:table-cell>
          <table:table-cell office:value-type="string" table:style-name="ce1">
            <text:p>الحركة الكردية التركية في المنفى /</text:p>
          </table:table-cell>
          <table:table-cell office:value-type="string" table:style-name="ce1">
            <text:p>غورغاس، جوردي،</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49</text:p>
          </table:table-cell>
          <table:table-cell table:number-columns-repeated="16377"/>
        </table:table-row>
        <table:table-row table:style-name="ro1">
          <table:table-cell office:value-type="string" table:style-name="ce1">
            <text:p>288648</text:p>
          </table:table-cell>
          <table:table-cell office:value-type="string" table:style-name="ce1">
            <text:p>موجز تاريخ العراق من ثورة العشرين إلى الحروب الأميركية و المقاومة و التحرير و قيام الجهمورية الثانية /</text:p>
          </table:table-cell>
          <table:table-cell office:value-type="string" table:style-name="ce1">
            <text:p>ديب، كمال،</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48</text:p>
          </table:table-cell>
          <table:table-cell table:number-columns-repeated="16377"/>
        </table:table-row>
        <table:table-row table:style-name="ro1">
          <table:table-cell office:value-type="string" table:style-name="ce1">
            <text:p>288646</text:p>
          </table:table-cell>
          <table:table-cell office:value-type="string" table:style-name="ce1">
            <text:p>نظريات القومية : مقدمة نقدية /</text:p>
          </table:table-cell>
          <table:table-cell office:value-type="string" table:style-name="ce1">
            <text:p>أوزكيريملي، أوموت، | الإمام، معين،</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46</text:p>
          </table:table-cell>
          <table:table-cell table:number-columns-repeated="16377"/>
        </table:table-row>
        <table:table-row table:style-name="ro1">
          <table:table-cell office:value-type="string" table:style-name="ce1">
            <text:p>288659</text:p>
          </table:table-cell>
          <table:table-cell office:value-type="string" table:style-name="ce1">
            <text:p>الكرد و السياسة الخارجية الأميركية = The Kurds and US Foreign Policy العلاقات الدولية في الشرق الأوسط منذ 1945 = International Relations in the Middle East since 1945 /</text:p>
          </table:table-cell>
          <table:table-cell office:value-type="string" table:style-name="ce1">
            <text:p>خاروداكي، ماريانا،</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59</text:p>
          </table:table-cell>
          <table:table-cell table:number-columns-repeated="16377"/>
        </table:table-row>
        <table:table-row table:style-name="ro1">
          <table:table-cell office:value-type="string" table:style-name="ce1">
            <text:p>288653</text:p>
          </table:table-cell>
          <table:table-cell office:value-type="string" table:style-name="ce1">
            <text:p>الإرهاب الأميركي المعولم : أمريكا بنت الإرهاب وولادته : رؤساؤها نموذجا /</text:p>
          </table:table-cell>
          <table:table-cell office:value-type="string" table:style-name="ce1">
            <text:p>ياسين، ناصيف،</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53</text:p>
          </table:table-cell>
          <table:table-cell table:number-columns-repeated="16377"/>
        </table:table-row>
        <table:table-row table:style-name="ro1">
          <table:table-cell office:value-type="string" table:style-name="ce1">
            <text:p>288651</text:p>
          </table:table-cell>
          <table:table-cell office:value-type="string" table:style-name="ce1">
            <text:p>مضيق هرمز و الصراع الأمريكي الإيراني /</text:p>
          </table:table-cell>
          <table:table-cell office:value-type="string" table:style-name="ce1">
            <text:p>ناصر، علي ناصر،</text:p>
          </table:table-cell>
          <table:table-cell table:style-name="ce1"/>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88651</text:p>
          </table:table-cell>
          <table:table-cell table:number-columns-repeated="16377"/>
        </table:table-row>
        <table:table-row table:style-name="ro1">
          <table:table-cell office:value-type="string" table:style-name="ce1">
            <text:p>288675</text:p>
          </table:table-cell>
          <table:table-cell office:value-type="string" table:style-name="ce1">
            <text:p>International comparisons in learning and education : Eliasian perspectives /</text:p>
          </table:table-cell>
          <table:table-cell table:style-name="ce1"/>
          <table:table-cell office:value-type="string" table:style-name="ce1">
            <text:p>This Open Access edited volume addresses the important role of education in society through the lens of theoretical concepts developed by Norbert Elias. This book sets out to challenge dominant perspectives within the sociology of education by reorientating traditional debates about socialisation, childhood, early years education, care, schooling and the curriculum, focusing on the relational learning processes that lie at the heart of pedagogic relationships between parents, teachers, children and peers. It also offers an innovative perspective on some of the key debates in childhood studies, bringing together and relating the different aspects of childhood through a generational lens. Authors from different countries follow young children as they grow up and learn how to become civilized in institutions in contemporary society, discussing how from one generation to the next they learn from adults and their peers an enormous social fund of knowledge about their world</text:p>
          </table:table-cell>
          <table:table-cell office:value-type="string" table:style-name="ce1">
            <text:p>Cham : Palgrave Macmillan, 2024</text:p>
          </table:table-cell>
          <table:table-cell office:value-type="string" table:style-name="ce1">
            <text:p>Chapter1: Introduction -- Chapter2: Sociology of Early Childhood - why we need child psychoanalysis -- Chapter3: Early Childhood Education in Brazil: Interdependent relationships between young children and adults -- Chapter4: Bringing Norbert Elias to school: education and the civilising process -- Chapter5: Banal nationalism for babies:the early transmission of national habitus to children in the family -- Chapter6: Changes in play and playgrounds within recent informalising and reformalising cycles of parent-child relationships (1950-2020) -- Chapter7: Young People's Use of School-Based Banter Mark Mierzwinski (York St John University) Philippa Velija (University of Roehampton) -- Chapter8: Childhood figurations and processes of social inequality in Brazil -- Chapter9: Down Mom! The Development of Unacknowledged Shame, Child Centering and Gender Relations in Germany -- Chapter10: The contribution of Norbert Elias's theoretical-empirical framework to the sociology of childhood: some tensions and research experiences -- Chapter11: Upper secondary school as an innovative health laboratory-a process study about exercise, sport and democracy in a youth culture -- Chapter12: Back to the Future: Education, Education, and Education</text:p>
          </table:table-cell>
          <table:table-cell office:value-type="string" table:style-name="ce1">
            <text:p>https://library.ecssr.ae/cgi-bin/koha/opac-detail.pl?biblionumber=288675</text:p>
          </table:table-cell>
          <table:table-cell table:number-columns-repeated="16377"/>
        </table:table-row>
        <table:table-row table:style-name="ro1">
          <table:table-cell office:value-type="string" table:style-name="ce1">
            <text:p>288679</text:p>
          </table:table-cell>
          <table:table-cell office:value-type="string" table:style-name="ce1">
            <text:p>Political ecologies of the far right : fanning the flames /</text:p>
          </table:table-cell>
          <table:table-cell table:style-name="ce1"/>
          <table:table-cell office:value-type="string" table:style-name="ce1">
            <text:p>The edited volume Political ecologies of the far right engages with the alarming convergence of far-right thinking and the ecological crisis in contemporary society. Growing out of the first international conference on political ecologies of the far right, the volume gathers crucial insights from authorities in the field as well as promising early career researchers. With cases ranging from ethnographical accounts of fossil fuel populist protest, historical analysis of the evangelical support for fossil fuels to interrogations of the settler colonial identities and material conditions defended by far-right actors around the world, the book provides scholars, students and activists with ways to understand and counter these developments.</text:p>
          </table:table-cell>
          <table:table-cell office:value-type="string" table:style-name="ce1">
            <text:p>Oxford Road, Manchester : Manchester University Press, 2024.</text:p>
          </table:table-cell>
          <table:table-cell office:value-type="string" table:style-name="ce1">
            <text:p>Introduction / Irma Kinga Allen, Kristoffer Ekberg, Ståle Holgersen and Andreas Malm.-- 1. Purity, place and Pakeha nature imaginaries in Aotearoa New Zealand / Amanda Thomas.-- 2. Boko Haram in the Capitalocene: assemblages of climate change and militant Islamism in Nigeria / Shehnoor Khurram.-- 3. Wildfire rumours and denial in the Trump era / Laura Pulido.-- 4. United they roll? How Canadian fossil capital subsidizes the far right / Jacob McLean.-- 5. Thunberg, not iceberg: visual melodrama in German far-right climate change communication / Bernhard Forchtner.-- 6. Delayers and deniers: centrist fossil ideology meets the far-right in Norway / Ståle Holgersen.-- 7. Strategic whiteness: How ethno-nationalism is shaping land reform and food security discourse in South Africa / Lisa Santosa.-- 8. Fossil fuel authoritarianism: oil, climate change, and the Christian right in the United States / Robert B. Horwitz.-- 9. Conspiracy theories and anti-environmentalism in Bolsonaro’s Brazil / Rodrigo D. E. Campos, Sérgio B. Barcelos and Ricardo G. Severo.-- 10. Necromancers and rebirth: bodily ideals of masculinity amongst far-right traditionalists in London / Amir Massoumian.-- 11. Climate science vs denial machines: how AI could manufacture scientific authority for far-right disinformation / David Eliot and Rod Bantjes.-- 12. The ‘fake’ virus and the ‘not necessarily fake’ climate change: ambiguities of extreme-right anti-intellectualism / Balsa Lubarda.</text:p>
          </table:table-cell>
          <table:table-cell office:value-type="string" table:style-name="ce1">
            <text:p>https://library.ecssr.ae/cgi-bin/koha/opac-detail.pl?biblionumber=288679</text:p>
          </table:table-cell>
          <table:table-cell table:number-columns-repeated="16377"/>
        </table:table-row>
        <table:table-row table:style-name="ro1">
          <table:table-cell office:value-type="string" table:style-name="ce1">
            <text:p>288680</text:p>
          </table:table-cell>
          <table:table-cell office:value-type="string" table:style-name="ce1">
            <text:p>The Trump carnival : populism, transgression and the far right /</text:p>
          </table:table-cell>
          <table:table-cell office:value-type="string" table:style-name="ce1">
            <text:p>Gaufman, Elizaveta,</text:p>
          </table:table-cell>
          <table:table-cell office:value-type="string" table:style-name="ce1">
            <text:p>Donald Trump's campaign and presidency represented a radical departure from political norms that are often classified by media and researchers as 'populist'. Instead, this book theorizes Trump's campaign and presidency with reference to Mikhail Bakhtin's "carnival" - a medieval festival of transgression, ridicule, and renewal. In this book, Lisa Gaufman and Bharath Ganesh provide a closer insight into the Trump Carnival, developing interdisciplinary perspectives on populism, misogyny, misinformation, and far-right vernacular culture. Building on the idea of the carnivalesque, this book focuses on the laughing culture of the Trump campaigns and presidency that vilified minorities, disparaged women, and ultimately emboldened the far right. Bringing Bakhtin into dialogue with key developments in contemporary politics, this book is a must-read for anyone interested in the Trump phenomenon, American politics, and populism.</text:p>
          </table:table-cell>
          <table:table-cell office:value-type="string" table:style-name="ce1">
            <text:p>Berlin ; Boston : De Gruyter, 2024</text:p>
          </table:table-cell>
          <table:table-cell office:value-type="string" table:style-name="ce1">
            <text:p>Populism and transgression -- Carnival as theory and methodology -- Trump's digital carnival : Media and multidirectional discourse -- Displaced abjection -- Laughing culture -- Misogyny -- Sex and materiality.</text:p>
          </table:table-cell>
          <table:table-cell office:value-type="string" table:style-name="ce1">
            <text:p>https://library.ecssr.ae/cgi-bin/koha/opac-detail.pl?biblionumber=288680</text:p>
          </table:table-cell>
          <table:table-cell table:number-columns-repeated="16377"/>
        </table:table-row>
        <table:table-row table:style-name="ro1">
          <table:table-cell office:value-type="string" table:style-name="ce1">
            <text:p>288695</text:p>
          </table:table-cell>
          <table:table-cell office:value-type="string" table:style-name="ce1">
            <text:p>Qatar's nation branding and soft power : exploring the effects on national identity and international stance /</text:p>
          </table:table-cell>
          <table:table-cell office:value-type="string" table:style-name="ce1">
            <text:p>Al-Tamimi, Nawaf,</text:p>
          </table:table-cell>
          <table:table-cell office:value-type="string" table:style-name="ce1">
            <text:p>This open access book examines how creating a national brand assisted Qatar in absorbing the shock and awe following the outburst of the crisis with Saudi Arabia, Bahrain, Egypt, and the United Arab Emirates in May 2017. The authors discuss the country's diplomatic performance, which was characterized by five main factors that helped Qatar to deal with the crisis successfully. These factors include the failure of the element of surprise, years of building Qatar's national brand, Qatar's arsenal of soft power, international alliances, and the opponents' quandary. This book further scrutinizes Qatar's role in the region and all questions related to this role through the lenses of its nation brand. The book provides explanations for the success of Qatar in absorbing the "shock and awe" in the early stage of the last Gulf crisis, presenting various arguments on how establishing a nation brand helped Qatar to deal with the crisis successfully. The book follows an original approach that views the Qatari case from a scientific perspective, investigating the art of nation branding. It will appeal to students, researchers, and scholars of international relations, psychology, political science, and journalism, as well as policy-makers interested in a better understanding of soft power, nation branding, Middle East studies, and diplomacy</text:p>
          </table:table-cell>
          <table:table-cell office:value-type="string" table:style-name="ce1">
            <text:p>Cham : Springer, 2023</text:p>
          </table:table-cell>
          <table:table-cell office:value-type="string" table:style-name="ce1">
            <text:p>Chapter 1. Introduction -- Chapter 2. Terminological Definitions -- Chapter 3. Describing Qatar -- Chapter 4. Creating Nation Brand: The Model of Qatar -- Chapter 5. The Blockade, Social Media, and National Identity -- Chapter 6. Conclusion</text:p>
          </table:table-cell>
          <table:table-cell office:value-type="string" table:style-name="ce1">
            <text:p>https://library.ecssr.ae/cgi-bin/koha/opac-detail.pl?biblionumber=288695</text:p>
          </table:table-cell>
          <table:table-cell table:number-columns-repeated="16377"/>
        </table:table-row>
        <table:table-row table:style-name="ro1">
          <table:table-cell office:value-type="string" table:style-name="ce1">
            <text:p>288696</text:p>
          </table:table-cell>
          <table:table-cell office:value-type="string" table:style-name="ce1">
            <text:p>From Electronic to Mobile Government : The Development of Digital Public Services /</text:p>
          </table:table-cell>
          <table:table-cell office:value-type="string" table:style-name="ce1">
            <text:p>Homburg, Vincent.</text:p>
          </table:table-cell>
          <table:table-cell office:value-type="string" table:style-name="ce1">
            <text:p>The open access book combines insights from policy sciences (backgrounds of cross-border coordination challenges), design science (development of architectures for mobile services), information ethics (privacy and security of e-government services in international arenas) and business studies (changes in existing business models). The notably interdisciplinary character provides scholars and policy professionals working in specific (legal, political, engineering) disciplines a unique outlook on how policy making, implementation, and pilots are related in multi-level and cross-border governance. The book presents the results of the EU-funded "Mobile Cross-Border Government Services for Europe" (mGov4EU) project in which various pilots implemented and validated enhanced infrastructure services for electronic voting, smart mobility, and mobile signing. Together, the single pilots demonstrated how enhanced electronic identities and trust services (eIDAS) and Single Digital Gateway Regulation (SDGR) layers can accommodate once-only, digital-by-default and mobile-first principles. By taking advantage of security features of modern smartphones like hardware-backed secure elements together with integrated convenience elements like biometric sensors, this research showed how both the security needs and data-protection expectations one has into public services and the usability challenges that arise when accessing complex services using constrained mobile devices meet. This book is the first one in his kind to address this gap in the academic knowledge, as well as this gap in available compendiums for policy professionals at European levels of decision-making, as well as for policymakers and experts working on electronic identification, cross-border and cross-sector information exchange in the various member states of the European Union. This way, it serves various audiences: first, researchers in informatics-related areas like information systems, electronic government, and mobile applications, as it describes empirical examples of secure, easy-to-use and cross-border electronic services that have been developed and successfully tested in practice. Second, it also caters to researchers in international relations or political science as well as policymakers and politicians, both at national or European levels, who are involved in drafting policies and implementing European initiatives in relation to the building blocks of next-generation e-government services.</text:p>
          </table:table-cell>
          <table:table-cell office:value-type="string" table:style-name="ce1">
            <text:p>Cham : Springer, 2024.</text:p>
          </table:table-cell>
          <table:table-cell office:value-type="string" table:style-name="ce1">
            <text:p>Intro -- Preface -- Contents -- Introduction -- 1. Mobile Cross-border Government Services for Europe -- 2. The mGov4EU Project -- 3. Outline of the Book -- References -- User and Design Research of Digital Government -- 1. Introduction -- 2. Challenges in User Experience Research of Digital Government Services -- 3. Good Practices and Lessons Learned -- 4. Conclusion -- References -- M-Government Services: A Multi-country Stakeholder Analysis -- 1. Introduction -- 2. Stakeholder Ecosystem -- 2.1. Active Stakeholders -- 2.1.1. ID/Credential/Trust Providers -- 2.1.2. Users -- 2.2. Enabling Stakeholders -- 2.2.1. Developing Stakeholders -- 2.2.2. Framing Stakeholders -- 3. Insights from End Users: Service Providers -- 3.1. Methodology -- 3.2. Sampling, Data Collection, and Analysis -- 3.3. Summary of the Results -- 3.3.1. SDGR -- 3.3.2. Once-Only Principle -- 3.3.3. Cross-border Aspects -- 3.3.4. Mobile and Digital Services -- 3.3.5. eID, eIDAS, and Identity Management -- 3.4. Service Provider Insights and Key Takeaways -- 3.4.1. SDGR/OOP -- 3.4.2. Cross-border Services -- 3.4.3. Mobile and Digital Services -- 3.4.4. eID and eIDAS -- 4. Insights from End Users: Citizens -- 4.1. Perceived Ease of Use -- 4.2. Perceived Reliability -- 4.3. Perceived Security -- 5. Conclusion -- Appendix -- Coding Taxonomy -- References -- Design and Architecture of Mobile Cross-Border Services Building Blocks -- 1. Introduction -- 2. eIDAS-Related Services: Secure Digital Identity and Trust -- 3. Facilitating Access to European Cross-Border Digital Public Services -- 4. mGov4EU Reference Architecture -- 5. Architectural Design of eID Interoperability System -- 6. Architectural Design of Digital Wallet System -- 7. Architectural Design of the SDG Interoperability System -- 8. Architectural Design of eSignature Interoperability System -- 9. Conclusions -- References -- Implementation and System Integration -- 1. Vision and Requirements -- 2. eIDAS Cross-Border Authentication -- 2.1. Cross-Border Authentication Primer -- 2.2. Challenges Going Mobile-First -- 3. A Solution for Mobile-First eIDAS Cross-Border Authentication -- 3.1. App-Based Approach -- 3.1.1. App-to-App Communication -- 3.1.2. Relay Service -- 3.1.3. Country Selection -- 3.2. SDK-Based Approach -- 4. Bridging the Gap Toward the EU Digital Identity Wallet -- 4.1. SIOPv2 to OIDC -- 4.2. Trust in eIDAS App -- 4.3. OIDC Authorization Code in Wallet Scenario -- 5. Interoperable Digital Public Service Evidence Retrieval -- 5.1. Cross-Border Evidence Retrieval: Challenges and Solutions -- 5.2. Resulting User Journey -- 5.3. Employed Technological Elements -- 6. Conclusions -- References -- An i-Voting Pilot in the eIDAS and SDG Context -- 1. Online Voting, Authentication, and Authorization -- 2. eIDAS App Integration for Authentication (and Authorization) -- 2.1. eID Authentication -- 2.2. Wallet Authentication -- 3. SDG Integration for Authorization -- 4. Pilot Events -- 4.1. Pilot Event #1: University of Tartu -- 4.2. Pilot Event #2: University of Stuttgart -- 5. Lessons Learned and Conclusions -- References -- Ethical and Data Protection Considerations in Mobile Government: An EU Perspective -- 1. Fundamental Rights and Data Protection in the EU and in eGovernment -- 1.1. General Background -- 1.2. mGov4EU: At the Intersection of Identification, Once-Only, and Reliable Information Exchanges -- 2. The eIDAS 2 Amendment and the EU Digital Identity Wallet Model: Concept and Key Fundamental Rights Choices -- 2.1. General Concept of the Wallets -- 2.2. Ethical and Data Protection Perspectives in Relation to the Wallets -- 2.3. Reliable Interactions with eGovernment Services and with Third Parties -- 3. An mGov4EU Perspective -- 4. Perspectives for the Future -- References -- Evaluating Digital Government Projects: Emphasizing Process and Relevance Through Transdisciplinary Research -- 1. Introduction -- 2. Mobile Government Evaluation Framework -- 3. Method -- 3.1. Real-World Context -- 3.2. Interdisciplinarity -- 3.3. Beyond Science -- 3.4. Interaction -- 3.5. Integration -- 3.6. Relevance -- 4. Indicators -- 5. Challenges of Transdisciplinary Evaluations -- 6. Applying the Transdisciplinary Evaluation Framework to the mGov4EU Project -- 6.1. mGov4EU Real-World Context -- 6.2. mGov4EU Interdisciplinary Research -- 6.3. mGov4EU Going Beyond Science -- 6.4. mGov4EU Interaction -- 6.5. mGov4EU Integration -- 6.6. mGov4EU Relevance -- 7. Evaluation of Horizon 2020 Evaluation Reports on Pillars of Transdisciplinarity -- 8. Discussion -- References -- Ensuring Security in Development-Oriented Collaborative Research Projects -- 1. Introduction -- 2. Related Work -- 3. Background -- 3.1. Characteristics of Development-Oriented Collaborative Research Projects -- 3.2. Security-Related Challenges in Development-Oriented Collaborative Research Projects -- 3.3. Use Case: H2020 Project mGov4EU -- 4. Integration of Security into Collaborative Research Projects -- 4.1. Step 1: Identification of Domain-Specific Requirements -- 4.2. Step 2: Identification of Project-Specific Requirements -- 4.3. Step 3: Selection of Security-Evaluation and Security-Assurance Techniques -- 4.4. Step 4: Integration of Security-Related Activities into Project Structure -- 4.5. Step 5: Execution of Security-Related Activities -- 5. Evaluation -- 5.1. Step 1: Identification of Domain-Specific Requirements -- 5.2. Step 2: Identification of Project-Specific Requirements -- 5.3. Step 3: Selection of Security-Evaluation and Security-Assurance Techniques -- 5.4. Step 4: Integration of Security-Related Activities into Project Structure -- 5.5. Step 5: Execution of Security-Related Activities -- 6. Conclusions -- References -- Sustainability and Governance of the mGov4EU Project -- 1. Introduction -- 2. Drivers and Barriers of the mGov4EU Project -- 2.1. Impacting Factors -- 2.1.1. Exploring Cross-Border Mobile Government Factors -- 2.1.2. Technological Factors: Navigating Cross-Border Challenges -- 2.1.3. Organisational Factors -- 2.1.4. Institutional Factors -- 2.1.5. Actors -- 2.1.6. Other Factors -- 3. Piloting Impact Assessment -- 3.1. Phase I: Design Phase Evaluation -- 3.2. Phase II: Pilot Execution Evaluation -- 4. Sustainability and Governance -- 4.1. Challenges and Requirements -- 4.2. GOFA Model -- 4.2.1. Principles of Governance: High-Level “Rules” Shaping Organisational Structures and Governance Processes -- 4.2.2. Operational Dimension of GOFA -- 4.2.3. Financial Dimension of GOFA -- 4.2.4. Architecture Dimension of GOFA -- 4.3. Objective and Key Results -- 5. Co-creation and Business Model Canvas -- 5.1. Challenges and Requirements -- 5.2. Co-creation Principles of mGov4EU -- 5.2.1. Co-creation Workshop Concepts -- 5.3. Business Model Canvas for mGov4EU -- 6. Summary and Conclusions -- References -- Cross-Border Mobile Government Services: Exploring Business Model Dynamics in mGov4EU -- 1. Introduction -- 2. Background -- 2.1. Business Model Concepts -- 2.2. Business Model Innovation in the Public Sector -- 3. Methodology -- 4. Results -- 4.1. Customer Segments (Key Partnerships) and Value Propositions -- 4.2. Channels and Customer Relationships -- 4.3. Revenue Streams and Key Resources -- 4.4. Key Activities and Cost Structure -- 5. Reflection -- 6. Conclusions -- References -- Future Outlook and Research Ideas -- 1. The Basis: eIDAS, SDG and Synergies Between These -- 2. Governance</text:p>
          </table:table-cell>
          <table:table-cell office:value-type="string" table:style-name="ce1">
            <text:p>https://library.ecssr.ae/cgi-bin/koha/opac-detail.pl?biblionumber=288696</text:p>
          </table:table-cell>
          <table:table-cell table:number-columns-repeated="16377"/>
        </table:table-row>
        <table:table-row table:style-name="ro1">
          <table:table-cell office:value-type="string" table:style-name="ce1">
            <text:p>288697</text:p>
          </table:table-cell>
          <table:table-cell office:value-type="string" table:style-name="ce1">
            <text:p>Automatic Imitation : The Mechanisms of Mimicry /</text:p>
          </table:table-cell>
          <table:table-cell office:value-type="string" table:style-name="ce1">
            <text:p>Genschow, Oliver.</text:p>
          </table:table-cell>
          <table:table-cell office:value-type="string" table:style-name="ce1">
            <text:p>People spontaneously imitate a wide range of different behaviors. The interest in this phenomenon dates back to at least the 18th century when Adam Smith (1759) argued that imitation can be seen as a primitive form of sympathy. Despite the longstanding interest, it was not until the 20th century that different research fields within psychology and neuroscience started empirically investigating this social phenomenon. This book brings together leading researchers from various domains to provide readers with a recent overview of developments in automatic imitation research. This is an open access book.</text:p>
          </table:table-cell>
          <table:table-cell office:value-type="string" table:style-name="ce1">
            <text:p>Cham : Springer, 2025.</text:p>
          </table:table-cell>
          <table:table-cell office:value-type="string" table:style-name="ce1">
            <text:p>Intro -- Acknowledgments -- Contents -- Chapter 1: Introduction to Automatic Imitation -- Types of Imitation -- Processes Underlying Automatic Imitation -- Modulators of Automatic Imitation -- Consequences of Automatic Imitation -- Summary -- References -- Chapter 2: Measuring Movement Imitation -- Introduction -- Measuring Movement Imitation Without Moving -- Electromyographic Measures of Muscle Activity During Action Observation -- TMS-Evoked Measures of Motor Responses During Action Observation -- Kinematic Measures of Movement Imitation -- Stimulus-Response Compatibility Measures of Movement Imitation -- Stimulus-Response Compatibility Measures of Automatic Imitation -- Stimulus-Response Compatibility Measures of Imitation-Inhibition -- Measuring Mimicry -- Mimicking Actions -- Mimicking Action Timing (Synchrony) -- Summary -- References -- Chapter 3: Emotional Mimicry -- Theories of Mimicry -- What Is Emotional Mimicry? -- Related Phenomena That Are Not Emotional Mimicry -- Emotional Contagion -- Synchrony -- Automatic Imitation -- Reactive Emotions -- Different Accounts of Mimicry -- Mimicry as Embodiment -- Mimicry as a Matched Motor Response -- Mimicry as a Social Regulator -- The Functions of Emotional Mimicry -- Facilitating Emotion Understanding -- Mimicry Promotes Human Affiliation -- Mimicry Enhances Social Standing -- Mimicry Supports Implicit (Social) Learning -- Top-Down Influences -- Future Perspectives -- Summary -- References -- Chapter 4: Common Coding of Speech Imitation -- Background -- The Theory of Event Coding -- TEC: General Assumptions -- TEC: Specific Assumptions -- Event Features Are Multimodal -- Intentional/Attentional Processing Modulates Event Coding -- Feature Codes Are Grounded in Sensorimotor Experience -- Conclusion -- Summary and Outlook -- References -- Chapter 5: Automatic Imitation and the Correspondence Problem of Imitation: A Brief Historical Overview of Theoretical Positions -- Automatic Imitation and the Correspondence Problem of Imitation: A Brief History -- A Historical Perspective -- Imitation as a Conditioned Reflex -- Imitation Explained by Operant Conditioning -- Modern Associative Learning Approaches -- The Revival of Imitation as an Innate Mechanism -- An Ideomotor Approach to Imitation -- Automatic Imitation and Ideomotor Compatibility -- Empirically Investigating Ideomotor Compatibility -- Automatic Imitation -- Automatic Imitation and Spatial Compatibility -- Automatic Imitation and Properties of the Observed Agent -- Non-Matching Associations Between Observed and Executed Behaviours -- Automatic Imitation and Self-Other Distinction -- Summary and Conclusions -- References -- Chapter 6: The Promise and Pitfalls of Studying the Neurophysiological Correlates of Automatic Imitation -- The Promise: Automatic imitation as a Window into Understanding Mechanisms of Social Cognition -- The Pitfalls: A Lack of Validity Undercuts Some of the Specific Claims Being Made Regarding the Cognitive Mechanisms Underlying Automatic Imitation -- Construct Validity -- Internal Validity -- External Validity -- Statistical-conclusion validity -- Summary and Implications -- Limitations and Constraints on Generality -- Conclusion -- References -- Chapter 7: Levels of Imitation: Movements, Outcomes, and Goals -- Different Levels of Imitation -- Imitation of Movements -- Imitation of Outcomes/Goals -- Methods to Assess Movement and Outcome Imitation -- Movement Imitation (Without Considering Outcome/Goal Imitation) -- Goal-Directed Movement Imitation -- Contrasting Movement Imitation with Outcome/Goal Imitation -- Assessing Movement and Outcome/Goal Imitation Independently of Each Other -- Dissociating Outcomes and Goals -- Variables Moderating the Relative Degree of Movement and Outcome Imitation -- Imitation in Infancy: Knowledge About Movement–Outcome Relations -- Situational Factors: Salience of the Outcome/Goal and Situational Constraints -- Social Group Membership -- Psychological Distance -- Summary and Future Directions -- References -- Chapter 8: Anticipated Imitation -- Ideomotor Action Control: The Role of Sensory Anticipations -- Focusing on the Imitation Model -- Predictable Imitation -- Imitating Anticipated Actions -- Anticipating Imitation Versus Actually Imitating -- Imitative Versus Non-social Action Effects -- Imitative Versus Complementary Social Effects -- Open Questions -- Conclusion -- References -- Chapter 9: Automatic Imitation in Infants and Children -- Introduction -- Motor Mimicry -- Neonatal Imitation and beyond -- Caregiver-Infant Interactions -- Chameleon Effect in Children -- Contagious Yawning -- Automatic Imitation in Children -- Mirror Effects in Infants and Children -- Surface Electromyography (sEMG) -- Mu Suppression -- Competing Theories of the Origins of Automatic Imitation Effects -- Conclusion -- References -- Chapter 10: Automatic Imitation of Multiple Agents -- Does Automatic Imitation Depend on Group Size? -- Automatic Imitation of Multiple Different Actions -- Simultaneous or Random Representation? -- Interactions Between Being in and Imitating a Group -- Conclusion -- References -- Chapter 11: Social Modulation of Imitative Behavior -- Theories of Social Modulation -- Motivational Theories -- Self-Other Overlap Theories -- Which Social Factors Modulate Imitative Behavior? -- Experimental Manipulations -- Interindividual Differences -- Explanations for the Mixed Evidence -- Methodological Explanations -- Theoretical Explanations -- Avenues for Future Directions -- Summary -- References -- Chapter 12: Automatic Imitation of Hand Movements in Clinical and Neurodiverse Populations -- Introduction -- Alzheimer’s Disease -- Parkinson’s Disease -- Depression -- Schizophrenia -- Mirror Touch Synesthesia -- Eating Disorders -- Autism -- Developmental Co-ordination Disorder/Dyspraxia -- Gille de Tourette’s Syndrome -- Discussion -- Conclusion -- References -- Chapter 13: The Benefits—and Costs—of Behavioral Mimicry: Applications in Marketing, Sales, and Therapy -- Benefits Stemming from Mimicry: Liking of and Closeness to Other People and Groups -- Prosocial Behavior -- Changes in Self-perception -- Business Contexts: Retail and Negotiations -- Increase in Creativity -- Costs Stemming from Mimicry and Lack of Mimicry -- Emotional Costs -- Perceptual Costs -- Cognitive Costs -- Behavioral Costs -- Conclusions and Critical Remarks -- References -- Chapter 14: Cognitive Mechanisms of Being Imitated -- Introduction -- Varieties of Ways to Study Being Mimicked -- Studying Motor Mimicry in Live Interactions -- Studying BeMim Using Virtual Reality -- Studying Motor BeMim with Controlled Movement Paradigms -- Mimicry of Abstract Preferences -- Controlled Studies of Abstract Preference Mimicry -- Studying BeMim for Preferences “In the Wild” -- Potential Neurocognitive Mechanisms of BeMim Effects -- Model 1: A Specialized Mechanism for Motor Mimicry and BeMim -- Model 2: BeMim as a Form of Social Learning -- Model 3: Universal Predictability -- Distinguishing Between Models—Awareness and Timing -- Awareness of Being Mimicked -- Timing of Being Mimicked -- Summary -- References -- Chapter 15: Mimicry in Psychological Disorders and Psychotherapy -- Existing Evidence for Mimicry in Psychotherapy -- Imitation as Intervention in Clinical Populations -- Spontaneous Mimicry in Psychotherapy -- Theoretical Approaches to Mimicry -- Mimicry and Psychological Disorders -- Depression -- Alexithymia -- Autism -- Schizophrenia -- Social Anxiety -- Post-traumatic Stress Disorder -- Borderline Personality Disorder -- Psychopathic Traits -- Disorder-Specific Mimicry Patterns -- Combining Theory and Disorder-Specific Results: Theoretical Implications for Mimicry in Psychotherapy -- Conclusion and Future Directions -- Theoretical Approaches -- Methodological Approaches -- Future Directions -- References -- Chapter 16: Watching Others Mirror: Explaining the Range of Third-Party Inferences from Imitation -- A Review of Third-Party Inferences from Imitation -- Developmental Methods -- Early Positive Inferences -- Role of Imitation vs. Similarity in Inference -- Negative Inferences -- Adult Reasoning About Imitation -- Summary -- Adopted Utility and Reasoning About Imitation -- Reasoning About Others Using a Naive Utility Calculus -- Adopted Utility and Imitation -- Adopted Utility Inferences from Imitation in First-Party vs. Third-Party Settings -- Automatic vs. Conscious Processing of Observed Imitation -- Conclusion -- References -- Index.</text:p>
          </table:table-cell>
          <table:table-cell office:value-type="string" table:style-name="ce1">
            <text:p>https://library.ecssr.ae/cgi-bin/koha/opac-detail.pl?biblionumber=288697</text:p>
          </table:table-cell>
          <table:table-cell table:number-columns-repeated="16377"/>
        </table:table-row>
        <table:table-row table:style-name="ro1">
          <table:table-cell office:value-type="string" table:style-name="ce1">
            <text:p>288698</text:p>
          </table:table-cell>
          <table:table-cell office:value-type="string" table:style-name="ce1">
            <text:p>Event Analytics Across Languages and Communities : Insights and Innovations /</text:p>
          </table:table-cell>
          <table:table-cell office:value-type="string" table:style-name="ce1">
            <text:p>Marenzi, Ivana.</text:p>
          </table:table-cell>
          <table:table-cell office:value-type="string" table:style-name="ce1">
            <text:p>This open access book presents interdisciplinary and cross-sectoral research results fostering event analytics across languages and communities. It is based on the CLEOPATRA International Training Network, which explored how we analyze and understand the major events that influence and shape our lives and societies, and how they unfold online. This analysis was achieved through various case studies, the development of novel methodologies in fields such as data mining and natural language processing, and the creation of new event-centric datasets aggregated in the Open Event Knowledge Graph (OEKG), a multilingual event-centric knowledge graph that contains more than 1 million events in 15 languages.The book is divided into three parts, focusing on different aspects of event analytics across languages and communities: Part I Event-centric Multilingual and Multimodal NLP Technologies presents five chapters reporting on recent developments in NLP technologies required to process multilingual information. Next, the four chapters of Part II: Event-centric Multilingual Knowledge Technologies discuss technologies integrating multilingual event-centric information in knowledge graphs and providing user access to such information. Finally, Part III: Event Analytics covers three selected aspects of multilingual event analytics, namely an analysis of event-centric news spreading barriers, claim detection in social media, and the narrativization of events as a means of presenting event data.This book is mainly written for researchers in academia and industry, who work on topics like natural language processing, large language models, multilingual information retrieval or event analytics.</text:p>
          </table:table-cell>
          <table:table-cell office:value-type="string" table:style-name="ce1">
            <text:p>Cham : Springer, 2024.</text:p>
          </table:table-cell>
          <table:table-cell office:value-type="string" table:style-name="ce1">
            <text:p>Intro -- Preface -- References -- Acknowledgements -- Contents -- Part I Event-Centric Multilingual and Multimodal NLP Technologies -- 1 UNER: Universal Named-Entity Recognition Framework -- 1.1 Introduction -- 1.2 UNER Tagging Framework Definition -- 1.2.1 UNER: Version-1 -- 1.2.2 UNER: Version-2 -- 1.3 Data Extraction and Annotation -- 1.3.1 Texts and Metadata Extraction -- 1.3.2 Tagging Process -- 1.3.3 Post-processing Steps -- 1.4 UNER English Corpus (Baseline) -- 1.4.1 General Information -- 1.4.2 Qualitative Evaluation -- 1.4.3 UNER English Golden Dataset -- 1.5 Dataset Improvement -- 1.5.1 Experiment Design -- 1.5.2 Evaluation -- 1.6 Conclusions and Future Directions -- References -- 2 Multimodal Geolocation Estimation in News Documents -- 2.1 Introduction -- 2.2 Related Work -- 2.3 Proposed Datasets -- 2.3.1 MMG-NewsPhoto Dataset -- 2.3.1.1 Dataset Creation -- 2.3.1.2 Data Annotation Process -- 2.3.2 MM-locate-News Dataset -- 2.3.2.1 Dataset Creation -- 2.3.2.2 Data Annotation Process -- 2.4 Multimodal Geolocation Estimation of Photos -- 2.4.1 Experimental Setup -- 2.4.2 Results on MMG-NewsPhoto -- 2.4.3 Results on BreakingNews -- 2.5 Multimodal Focus Location Estimation of News -- 2.5.1 Experimental Setup -- 2.5.2 Results on MM-locate-News -- 2.6 Information Retrieval -- 2.6.1 GeoWINE: Geolocation Based Wiki, Image, News, and Event Retrieval -- 2.6.2 Multimodal News Retrieval -- 2.7 Limitations and Future Work -- References -- 3 Robustness of Corpus-Based Typological Strategies for Dependency Parsing -- 3.1 Introduction -- 3.2 Related Work -- 3.3 The 2019 European Parliamentary Elections Collection of the Arquivo.pt -- 3.3.1 Collection Description -- 3.3.2 Text Extraction and Annotation -- 3.4 Typological Approaches for Dependency Parsing Improvement. 3.4.1 Correlation Between Quantitative Typological Approaches and Dependency Parsing Improvement -- 3.4.1.1 MarsaGram with All Properties -- 3.4.1.2 MarsaGram with Linear Properties -- 3.4.1.3 Head and Dependent Relative Order -- 3.4.1.4 Verb and Object Relative Order -- 3.4.1.5 Correlation Results -- 3.5 Corpus-Based Typological Approach Using Automatically Annotated Texts -- 3.5.1 PUD MarsaGram with Linear (Cosine) Corpus-Based Typological Classification -- 3.5.2 Arquivo.pt MarsaGram with Linear (Cosine) Corpus-Based Typological Classification -- 3.6 Conclusions and Future Work -- References -- 4 Processing Multimodal Information: Challenges and Solutions for Multimodal Sentiment Analysis and Hate Speech Detection -- 4.1 Introduction -- 4.2 Background and Related Work -- 4.2.1 Multimodal Learning -- 4.2.2 Sentiment -- 4.2.3 Hate Speech -- 4.3 Multimodal Sentiment Analysis -- 4.3.1 Visual Features -- 4.3.1.1 ImageNet Features (Eo) -- 4.3.1.2 Place and Scene Features (Es) -- 4.3.1.3 Facial Expressions (Ef) -- 4.3.1.4 Affective Image Content (Ea) -- 4.3.2 Textual Features -- 4.3.3 Multimodal Features -- 4.3.4 Dataset and Training Details -- 4.3.4.1 Datasets -- 4.3.4.2 Evaluation and Comparison -- 4.3.4.3 Training Details -- 4.3.5 Results -- 4.3.5.1 Unimodal Results -- 4.3.5.2 Visual Combination Results -- 4.3.5.3 Multimodal Results and Comparison -- 4.4 Multimodal Hate Speech Detection -- 4.4.1 Dataset -- 4.4.2 Experimental Setup and Results -- 4.5 Discussion -- 4.6 Conclusions and Future Work -- References -- 5 Effect of Unknown and Fragmented Tokens on the Performance of Multilingual Language Models at Low-Resource Tasks -- 5.1 Introduction -- 5.2 Related Work -- 5.3 Methods -- 5.3.1 Vulnerable LRL Word Selection -- 5.3.2 Embedding Initialisation -- 5.3.3 Fine-Tuning and Regularisation -- 5.4 Experiments -- 5.4.1 Experimental Settings. 5.4.2 Datasets and Evaluation Metric -- 5.4.3 Quantitative Results -- 5.4.4 Ablation -- 5.5 Conclusion and Future Work -- 5.6 Limitations -- References -- Part II Event-Centric Multilingual Knowledge Technologies -- 6 Collection and Integration of Event-Centric Information in Cross-Lingual Knowledge Graphs -- 6.1 Introduction -- 6.2 EventKG -- 6.2.1 Creation -- 6.2.2 Schema -- 6.2.3 Statistics -- 6.3 OEKG -- 6.3.1 Creation -- 6.3.2 Schema -- 6.4 Applications -- 6.4.1 Example Query on EventKG -- 6.4.2 Example Query on the OEKG -- 6.4.3 Example Applications of EventKG -- 6.5 Conclusion and Future Work -- References -- 7 Event Analysis Through QuoteKG: A Multilingual Knowledge Graph of Quotes -- 7.1 Introduction -- 7.1.1 Challenges -- 7.1.2 Contributions -- 7.1.3 Event Analysis Through QuoteKG -- 7.1.4 Outline -- 7.2 QuoteKG Schema -- 7.3 Extraction and Alignment of Quotes -- 7.3.1 Wikiquote -- 7.3.2 Extraction of Page Trees -- 7.3.3 Identification and Enrichment of Quotes -- 7.3.4 Cross-lingual Alignment of Quote Mentions -- 7.3.5 RDF Triples Creation -- 7.3.6 Implementation -- 7.4 Statistics, Evaluation, Examples and Web Interface -- 7.4.1 Statistics -- 7.4.2 Evaluation of the Cross-lingual Alignment -- 7.4.3 Example Queries -- 7.4.3.1 QuoteKG as a Collection of Quotes and Their Originators -- 7.4.3.2 Verification of Quotes -- 7.4.4 Web Interface -- 7.5 Availability -- 7.6 Event Analysis Using QuoteKG -- 7.6.1 Generating Event Quote Collections -- 7.6.2 Temporal Analysis of Events Through Quotes -- 7.6.2.1 Entity Mentions per Year -- 7.6.2.2 Timeline of Entity Mentions -- 7.6.3 Exploring the Cultural Impact of Events Through Multilingual Sentiment Analysis -- 7.7 Related Work -- 7.7.1 Quote Corpora -- 7.7.2 Quotes and Events in Knowledge Graphs -- 7.7.3 Wikiquote -- 7.7.4 Cross-lingual Alignment -- 7.8 Conclusion -- References. 8 Event Recommendation Through Language-Specific User Behaviour in Clickstreams -- 8.1 Introduction -- 8.2 Related Work -- 8.2.1 Entity and Event Recommendation -- 8.2.1.1 Entity Recommendation -- 8.2.1.2 Event Recommendation -- 8.2.2 Learning to Rank -- 8.2.3 Embedding Methods -- 8.3 Problem Statement -- 8.4 The LaSER Approach -- 8.4.1 Background Knowledge -- 8.4.1.1 Language-Specific Knowledge Graph -- 8.4.1.2 Language-Specific Click Data: EventKG+Click -- 8.4.2 Training Phase -- 8.4.2.1 Language-Specific Embeddings Creation -- 8.4.2.2 Feature Extraction -- 8.4.2.3 Learning-to-Rank -- 8.4.3 Query Phase -- 8.4.3.1 Candidate Generation -- 8.4.3.2 Ranking -- 8.5 Evaluation Setup -- 8.5.1 Ground-Truth Creation -- 8.5.2 Embedding Methods -- 8.5.3 Recommendation Baselines -- 8.6 Evaluation -- 8.6.1 Candidate Generation Evaluation -- 8.6.2 Recommendation Evaluation -- 8.6.3 Feature Analysis -- 8.6.4 User Study -- 8.7 Anecdotal Result -- 8.8 Conclusion -- References -- 9 Conversational Question Answering over Knowledge Graphs -- 9.1 Introduction -- 9.2 Related Work -- 9.3 Multi-task Semantic Parsing with Transformer and Graph Attention Networks -- 9.3.1 Approach -- 9.3.2 Multi-task Learning -- 9.3.3 Experimental Setup -- 9.3.4 Results -- 9.3.5 Ablation Study and Error Analysis -- 9.4 Knowledge Graph Path Ranking via Contrastive Representation Learning -- 9.4.1 Approach -- 9.4.2 Multi-task Learning -- 9.4.3 Experimental Setup -- 9.4.4 Results -- 9.4.5 Ablation Study and Error Analysis -- 9.5 Conclusion -- References -- Part III Event Analytics -- 10 Analysis of Event-Centric News Spreading Barriers -- 10.1 Introduction -- 10.2 Methods to Analyse News Spreading -- 10.2.1 Cascading Analysis -- 10.2.1.1 Temporal Cascading Analysis -- 10.2.2 Quantitative Analysis -- 10.2.2.1 News Propagation Across Economies -- 10.2.2.2 News Propagation Across Time Zones. 10.2.2.3 News Propagation Across Countries -- 10.2.2.4 News Propagation Across the Political Spectrum -- 10.2.2.5 News Propagation Across Different Cultures -- 10.2.3 Qualitative Analysis -- 10.2.3.1 News Reporting Differences Across Different Political Alignments and Economies -- 10.3 Conclusions and Future Work -- References -- 11 Claim Detection in Social Media -- 11.1 Introduction -- 11.2 Background and Related Work -- 11.2.1 Text-Based Approaches -- 11.2.2 Multimodal Approaches -- 11.3 Text-Based Claim Detection -- 11.3.1 Feature Extraction -- 11.3.1.1 Syntactic Features -- 11.3.1.2 Contextual Features -- 11.3.2 Experiments and Results -- 11.3.2.1 Pre-processing -- 11.3.2.2 Dataset and Training Details -- 11.3.2.3 Results -- 11.4 Multimodal Claim Detection -- 11.4.1 MM-Claims Dataset -- 11.4.1.1 Data Collection -- 11.4.1.2 Annotation -- 11.4.1.3 Final Dataset -- 11.4.2 Experiments and Results -- 11.4.2.1 Feature Extraction -- 11.4.2.2 Baselines -- 11.4.2.3 State-of-the-Art Baselines -- 11.4.2.4 Results -- 11.5 Conclusions and Future Work -- References -- 12 Narrativising Events -- 12.1 Introduction -- 12.2 Foundational Framework and Prior Art -- 12.2.1 Foundational Commitments -- 12.2.2 The SOMA Ontology -- 12.2.3 Generating Linguistic Realisations -- 12.3 A Theory of Narratives -- 12.4 From Knowledge Graphs to Linguistic Expressions -- 12.4.1 Fabula -- 12.4.2 Plot and Narrative -- 12.4.3 Semantic Specification -- 12.4.4 Tactical Generation -- 12.4.5 Narrativisation of Knowledge Graphs -- 12.4.5.1 Event-Task -- 12.4.5.2 Participant-Role -- 12.4.5.3 Terminology -- 12.4.5.4 Relationships Between Events -- 12.4.5.5 Perspective Filtering -- 12.4.6 From Narrative Specification to Texts -- 12.5 Multilingual Event Narrativisation -- 12.6 Conclusion and Future Work -- References -- 13 Outlook.</text:p>
          </table:table-cell>
          <table:table-cell office:value-type="string" table:style-name="ce1">
            <text:p>https://library.ecssr.ae/cgi-bin/koha/opac-detail.pl?biblionumber=288698</text:p>
          </table:table-cell>
          <table:table-cell table:number-columns-repeated="16377"/>
        </table:table-row>
        <table:table-row table:style-name="ro1">
          <table:table-cell office:value-type="string" table:style-name="ce1">
            <text:p>288699</text:p>
          </table:table-cell>
          <table:table-cell office:value-type="string" table:style-name="ce1">
            <text:p>Nondestructive Assay of Nuclear Materials for Safeguards and Security : Ensuring Safe Practices /</text:p>
          </table:table-cell>
          <table:table-cell office:value-type="string" table:style-name="ce1">
            <text:p>Geist, William H.</text:p>
          </table:table-cell>
          <table:table-cell office:value-type="string" table:style-name="ce1">
            <text:p>This open access book describes the nondestructive assay techniques that are used for the measurement of nuclear material (primarily uranium and plutonium) for nuclear material accountancy purposes. It is a substantial revision to the so-called PANDA manual that has been a standard reference since its publication in 1991. The book covers the origin and interactions of gamma rays and neutrons as they affect nuclear measurements and also describes the theory and practice of calorimetry. The book gives a description of many instruments based on these techniques that are applied in the field.Although the basic physics has not changed since PANDA was first published, the last thirty years have seen many advances in analysis methods, instrumentation, and applications. The basic descriptions of the origin and interactions of radiation have been updated and include newer references. There have been extensive revisions of the description of gamma detection methods, attenuation correction procedures, and analysis methods, including for the measurement of uranium enrichment and the determination of plutonium isotopic composition. Extensive revisions and additions have also been made to the description of neutron detectors and to the explanation of neutron coincidence techniques. The chapter on neutron multiplicity techniques is a new addition to this edition. The applications of gamma and neutron techniques have been completely overhauled to remove obsolete systems and to include many current applications. The values of, and references to, nuclear data have been updated. This updated edition is an essential reference for academic researchers and practitioners in the field.</text:p>
          </table:table-cell>
          <table:table-cell office:value-type="string" table:style-name="ce1">
            <text:p>Cham : Springer International Publishing AG, 2024.</text:p>
          </table:table-cell>
          <table:table-cell office:value-type="string" table:style-name="ce1">
            <text:p>Intro -- Preface -- Acknowledgments -- Disclaimer -- Contents -- Original Authors -- Contributing Authors -- Los Alamos National Laboratory -- Oak Ridge National Laboratory -- Sandia National Laboratories -- JRC-Karlsruhe -- Stockholm University -- Savannah River National Laboratory -- International Atomic Energy Agency -- 1: The Role of Nondestructive Assay in Safeguards, Security, and Safety -- 1.1 Introduction -- 1.2 IAEA Safeguards -- 1.2.1 Use of NDA for Safeguards at the Facility Level -- 1.2.2 Use of NDA for Safeguards at the State Level -- 1.2.3 Use of NDA for Safeguards by IAEA and Regional Authorities -- 1.2.4 Arms Control Treaties -- 1.3 Nuclear Security -- 1.3.1 Introduction -- 1.3.2 Nuclear Material Accounting and Control -- 1.3.3 Detection and Response to Nuclear and Other Radioactive Material Out of Regulatory Control -- 1.4 Safety and Compliance -- 1.4.1 Introduction -- 1.4.2 Criticality Safety -- 1.4.3 Waste Measurement -- References -- 2: The Origin of Gamma Rays -- 2.1 Gamma Rays and the Electromagnetic Spectrum -- 2.2 Characteristics of Nuclear Decay -- 2.2.1 Nuclear Decay Processes: General -- 2.2.2 Alpha Decay -- 2.2.3 Beta Decay -- 2.3 X-Ray Production -- 2.3.1 The Bohr Model of the Atom -- 2.3.2 X-Ray Production Mechanisms -- 2.3.3 Characteristic X-Ray Spectra -- 2.3.4 Bremsstrahlung (Braking Radiation) -- 2.4 Major Gamma Rays from Nuclear Material -- 2.4.1 Typical Spectra -- 2.4.2 Major Gamma-Ray Signatures for Nuclear Material Assay Fission-Product Gamma Rays -- 2.4.3 Fission-Product Gamma Rays -- 2.4.4 Background Radiation -- 2.5 Additional Gamma-Ray Production Reactions -- References -- 3: Gamma-Ray Interactions with Matter -- 3.1 Introduction -- 3.2 Exponential Attenuation -- 3.2.1 The Fundamental Law of Gamma-Ray Attenuation -- 3.2.2 Mass Attenuation Coefficient -- 3.3 Interaction Processes. 3.3.1 Photoelectric Effect -- 3.3.2 Compton Scattering -- 3.3.3 Pair Production -- 3.3.4 Total Mass Attenuation Coefficient -- 3.4 Filters -- 3.5 Shielding -- References -- 4: Gamma-Ray Detectors -- 4.1 Introduction -- 4.2 Types of Detectors -- 4.2.1 Gas-Filled Detectors -- 4.2.2 Scintillation Detectors -- 4.2.3 Solid-State Detectors -- 4.2.3.1 Wide-Energy Detectors -- 4.2.3.2 Radiation Damage -- 4.2.4 Microcalorimeter Detectors -- 4.2.5 Comparison of Detector Types -- 4.3 Characteristics of Detected Spectra -- 4.3.1 Generic Detector Response -- 4.3.2 Spectral Features -- 4.3.3 Detector Resolution -- 4.3.4 Detector Efficiency -- References -- 5: Instrumentation for Gamma-Ray Spectroscopy -- 5.1 Introduction -- 5.2 Selection of Detector -- 5.3 High-Voltage Bias Supply -- 5.4 Preamplifier -- 5.5 Analog Amplifier -- 5.5.1 Pole-Zero Compensation Circuit -- 5.5.2 Baseline Restoration Circuit -- 5.5.3 Pileup Rejection Circuit -- 5.5.4 Advanced Concepts in Amplifier Design -- 5.6 Other Components -- 5.7 Multichannel Analyzer -- 5.7.1 Analog-to-Digital Converter -- 5.7.2 Spectrum Stabilizers -- 5.7.3 Multichannel Analyzer Memory, Display, and Data Analysis -- 5.8 Digital Pulse Processing System -- 5.8.1 Flash ADC -- 5.8.2 Pulse Processor -- 5.8.2.1 Filter -- 5.8.2.2 Pole-Zero Correction -- 5.9 All-in-One Multichannel Analyzer -- 5.10 Auxiliary Electronic Equipment -- 5.11 Concluding Remarks -- References -- 6: Attenuation Correction Procedures -- 6.1 Introduction -- 6.2 Procedures -- 6.2.1 Preliminary Remarks -- 6.2.2 General Description of the Attenuation Correction Factor -- 6.2.3 Necessary Assumptions for Determining an Accurate Self-Attenuation Correction Factor -- 6.2.4 Methods for Determining the Correction Factor for Attenuation -- 6.2.4.1 Calculating Correction Factor from Tabulated Values of. 6.2.4.2 Determining Correction Factor from Transmission Measurements -- 6.2.4.3 Determining Correction Factor Using Representative Standards -- 6.2.4.4 Determining Correction Factor Based on Monte Carlo Simulations -- 6.3 Differential Attenuation Methods -- 6.4 Formal Definition of the Correction Factor for Attenuation -- 6.4.1 The General Definition -- 6.4.2 Useful Specified Shapes -- 6.5 Important Parameters of the Self-Attenuation Correction Factor -- 6.6 Analytic Far-Field Forms for the Self-Attenuation Correction Factor -- 6.6.1 Slab-Shaped Samples -- 6.6.2 Cylindrical Samples -- 6.6.3 Spherical Samples -- 6.7 Numeric Computation in the Near Field -- 6.7.1 A Useful One-Dimensional Model -- 6.7.2 A Useful Two-Dimensional Model -- 6.7.3 A Three-Dimensional Model -- 6.7.4 Approximate Forms and Interpolation -- 6.7.5 Precision of Self-Attenuation Correction Factor and Total Corrected Rate -- References -- 7: General Topics in Passive Gamma-Ray Assay -- 7.1 Introduction -- 7.2 Energy Calibration and Determination of Peak Position -- 7.2.1 Introduction -- 7.2.2 Linear Energy Calibration -- 7.2.3 Determination of Peak Position (Centroid) -- 7.3 Detector Resolution Measurements -- 7.4 Determination of Full-Energy-Peak Area -- 7.4.1 Introduction -- 7.4.2 Selection of Regions of Interest -- 7.4.3 Subtraction of Straight-Line Compton Continuum -- 7.4.4 Subtraction of Smoothed-Step Compton Continuum -- 7.4.5 Subtraction of Compton Continuum Using a Single-Background Region of Interest -- 7.4.6 Using Region-of-Interest Sums to Measure Peak Areas -- 7.4.7 Using Simple Gaussian Fits to Measure Peak Areas -- 7.4.8 Using Known Shape Parameters to Measure Peak Areas in Multiplets -- 7.4.9 Peak Fitting -- 7.4.9.1 Fitting Idiosyncrasies of Microcalorimeter Data -- 7.5 Rate-Related Losses and Corrections -- 7.5.1 Introduction. 7.5.2 Counting Loss as a Function of Input Rate -- 7.5.3 The Poisson Nature of Counting Loss -- 7.5.4 Throughput as a Function of Dead Time -- 7.5.5 General Comments on Data Throughput -- 7.5.6 Correction Methods: General -- 7.5.7 Pileup Correction Methods: Electronic -- 7.5.8 Pulser-Based Corrections for Dead Time and Pileup -- 7.5.9 Reference-Source Method for Dead-Time Pileup Corrections -- 7.6 Coincidence Summing in Gamma-Ray Spectra -- 7.6.1 Random Coincidence Summing -- 7.6.2 True Coincidence Summing -- 7.7 Geometric Effects -- 7.7.1 The Inverse Square Law -- 7.7.2 Solid Angle -- 7.7.3 Extended-Source Geometries -- 7.8 Detector Efficiency Measurements -- 7.8.1 Absolute Full-Energy-Peak Efficiency -- 7.8.2 Intrinsic Detector Efficiency -- 7.9 Relative Efficiency -- 7.9.1 Efficiency as a Function of Energy and Position -- 7.9.2 Toy Model for Relative Efficiency -- 7.9.3 Example Relative Efficiency Measurements -- 7.9.4 Relative Efficiency Curve Functions -- 7.9.5 Efficiency Relative to the Accepted Standard Size NaI(TI) Detector -- 7.10 Measurement of Nuclide Ratios -- 7.11 Estimation of Activity and Mass Using Gamma Rays -- 7.11.1 Absolute Efficiency Correction Using Relative Efficiency Analysis -- References -- 8: The Measurement of Uranium Enrichment -- 8.1 Introduction -- 8.2 Radiations from Uranium Items -- 8.3 Infinite-Thickness Gamma Measurement Technique -- 8.3.1 Uranium and Matrix Material -- 8.3.2 Instrumentation and Infinite-Item Technique: 2-ROI Method -- 8.3.3 Instrumentation and Infinite-Item Technique: Peak-Fitting Method -- 8.4 Peak-Ratio Technique -- 8.4.1 Determination of 236U Concentration -- 8.4.2 Decay Characteristics of Uranium Isotopes -- 8.4.3 U-238 Secular Equilibrium -- 8.4.4 Spectra Interferences -- 8.4.5 Summing Effects -- 8.4.6 Analytical Regions -- 8.4.6.1 The 60-240 keV Region Analysis. 8.4.6.2 The 120-1010 keV Region Analysis -- 8.4.7 Summary of Peak-Ratio Technique -- 8.5 Visual Estimation of Enrichment -- 8.6 Gas-Phase Uranium Enrichment Measurement Techniques -- 8.7 Container Wall Attenuation Corrections -- 8.7.1 Direct Measurement of Wall Thickness -- 8.7.2 Measurement of UF6 Cylinders -- References -- 9: Plutonium Isotopic Composition by Gamma-Ray Spectroscopy -- 9.1 Introduction -- 9.2 Background -- 9.2.1 Decay Characteristics of Plutonium Isotopes -- 9.2.2 Decay Characteristics of 241Pu -- 9.2.3 Determination of 242Pu Concentration -- 9.2.4 Spectral Interferences -- 9.2.5 Applications of Plutonium Isotopic Measurements -- 9.3 Spectral Regions Useful for Isotopic Measurements -- 9.3.1 The 30-60 keV Region -- 9.3.2 The 60-120 keV Region -- 9.3.3 The 120-500 keV Region -- 9.3.4 The 500-800 keV Region -- 9.3.5 Actual Analytical Regions -- 9.3.5.1 The 30-210 keV Analytical Region -- 9.3.5.2 The 60-210 keV Analytical Region -- 9.3.5.3 The 120-420 keV Analytical Region -- 9.3.5.4 The 200-800 keV Analytical Region -- 9.3.5.5 The 96-210 keV Analytical Region with Microcalorimeters -- 9.4 Measurement Principles -- 9.4.1 Measurement of Isotopic Ratios -- 9.4.2 The 242Pu Isotopic Correlation -- 9.4.3 Summary of Measurement Precision (HPGe Detectors) -- 9.4.4 Summary of Measurement Precision (Microcalorimeters) -- References -- 10: Gamma-Ray NDA Applications &amp;amp;amp -- Techniques -- 10.1 Introduction -- 10.2 Attribute Measurements -- 10.2.1 Introduction -- 10.2.2 Measurement of Nuclear Material Attributes -- 10.2.3 International Atomic Energy Agency Verification of the Presence of Radionuclides -- 10.3 General Nuclide Identification -- 10.3.1 Introduction -- 10.3.2 Manual Methods -- 10.3.3 Template Matching -- 10.3.4 Recent Software Applications -- 10.3.4.1 Spectral Analysis Software. 10.3.4.2 Detector Response and Inject Modeling Software.</text:p>
          </table:table-cell>
          <table:table-cell office:value-type="string" table:style-name="ce1">
            <text:p>https://library.ecssr.ae/cgi-bin/koha/opac-detail.pl?biblionumber=288699</text:p>
          </table:table-cell>
          <table:table-cell table:number-columns-repeated="16377"/>
        </table:table-row>
        <table:table-row table:style-name="ro1">
          <table:table-cell office:value-type="string" table:style-name="ce1">
            <text:p>288700</text:p>
          </table:table-cell>
          <table:table-cell office:value-type="string" table:style-name="ce1">
            <text:p>Systemic Risk and Complex Networks in Modern Financial Systems : Insights into Stability and Resilience /</text:p>
          </table:table-cell>
          <table:table-cell office:value-type="string" table:style-name="ce1">
            <text:p>Pacelli, Vincenzo.</text:p>
          </table:table-cell>
          <table:table-cell office:value-type="string" table:style-name="ce1">
            <text:p>This open access book is a groundbreaking exploration of systemic risk in modern financial systems. Through its theoretical and empirical investigations, it reveals the multidimensionality of systemic risk, the transmission channels of crises, and the interlinkages between physical, transition, and financial risks. It introduces cutting-edge methodologies, including prediction and optimization models based on complex networks, multilayer networks and eXplainable Artificial Intelligence (XAI) approaches, to forecast and measure systemic risk and financial crisis. It provides insight for academics, practitioners, policy and supervisory authorities, and bankers and financial market operators on understanding the links that determine the propagation of financial crises and the emergence of systemic risks. This book is essential for those wishing to better understand systemic risk and its implications.</text:p>
          </table:table-cell>
          <table:table-cell office:value-type="string" table:style-name="ce1">
            <text:p>Cham : Springer, 2024.</text:p>
          </table:table-cell>
          <table:table-cell office:value-type="string" table:style-name="ce1">
            <text:p>Intro -- Preface -- Acknowledgements -- Contents -- Editor and Contributors -- Part I Theory, Policy, and Methodology -- 1. Systemic Risk and Complex Networks in Modern Financial Systems -- Introduction -- Systemic Risk: Definition, Causes and Propagation Mechanisms -- The Utility of Network Science for Systemic Risk Analysis -- Concluding Remarks -- References -- 2. Systemic Risk and Network Science: A Bibliometric and Systematic Review -- Introduction -- Background and Research Question Development -- Research Design and Methodology -- Descriptive Sample Analysis -- Discussion of Results -- Conclusions -- References -- 3. A Holistic Journey into Systemic Risk: Theoretical Background, Transmission Channels and Policy Implications -- What is Systemic Risk? -- Channels of Transmission -- Determinant of Systemic Risk: Theoretical and Empirical Backgrounds -- Measuring Systemic Risk and Financial Stability -- Indicator-Based Measure: Regulatory Approach -- Systemic Risk and Financial Stability: Two Sides of the Same Coin -- Market-Based Measures -- Network Analysis -- Multilayer Design -- Theoretical Dynamic Network Modeling Approaches -- A Theoretical Model on Financial Structure Characteristics: A Liquidity Risk Case Study -- References -- 4. Macro-Prudential Policies to Mitigate Systemic Risk: An International Overview -- Introduction -- The Necessary Shift from Purely Micro-Prudential Regulatory and Supervisory Schemes to Macro-Prudential Approaches -- A Comparative Analysis of International Financial Regulatory Structures to Mitigate Systemic Risk -- Europe -- United States -- China -- Islamic Countries -- Japan -- Conclusions -- References -- 5. Systemic Risks and Multilayer Financial Networks: From Contagion to Mitigation -- Introduction -- The Role of Complex Financial Networks -- Complex Financial Networks and Systemic Risk: Possible Mechanism of Transmission -- Regulators and Policy-Makers Measures to Mitigate Systemic Risk in the Presence of Financial Networks -- The European Systemic Risk Board (ESRB) -- Reasons of the ESRB Establishment and Its Main Characters -- Main Elements of Strength and Weakness of the ESRB -- Some Implications of Systemic Risk and Complex Network in the New Sustainable Financial Context -- Conclusions -- References -- 6. The Impact of Inflation and Financial Stability on the European Financial System: A Network Approach -- Introduction and Overview -- Econometric Design -- Estimation of the Network -- Empirical Multipliers -- Data -- Results -- Conclusions -- References -- 7. Credit Risk Transfer and Systemic Risk -- The Reasons Behind Research on the Systemic Relevance of Credit Risk Transfer from Banks to Insurance Companies -- Circulation of Credit Risk, Systemic Risks, and Insurance Supervision -- References -- 8. Systemic Cyber Risk in the Financial Sector: Can Network Analysis Assist in Identifying Vulnerabilities and Improving Resilience? -- Introduction -- Systemic Cyber Risk: Overview in the Financial System -- The Systemic Nature of Cyber Risk in the Financial System -- Analysis of Financial Cyber Risk in Light of Other Systemic Risks -- The Utility of Network Science for Systemic Cyber Risk Analysis in the Financial System: The Proposed Theoretical Framework -- Cyber Mapping Challenges -- Concluding Remarks -- References -- 9. Time Sensitive and Oversampling Learning for Systemic Crisis Forecasting -- Introduction -- Economic-Financial Indicators for EU Countries and Crisis Events -- Dependent Variable -- Independent Variables -- Forecasting Time Series: Windowing, Temporal Cross Validation and SMOTE -- Time Series Input Variables and Forecast Horizons -- Temporal Cross Validation -- SMOTE Algorithm -- Time Series Forecasting: Machine Learning Algorithms and the Crisis Likelihood -- Dynamics of Crisis Likelihoods -- Conclusions and Future Perspectives -- References -- 10. A Fiber Bundle Model of Systemic Risk in Financial Networks -- Introduction -- Avalanches in the Fiber Bundle Model -- Inequality of Avalanches: Lorenz Function -- Calculating the Gini and Kolkata Indices for Fiber Bundle Model -- Avalanches in Bank Collapse -- Inequality Indices for Bank Collapse Data -- A Model for Bank Failure -- Summary and Conclusions -- References -- 11. Measuring Systemic Risk: A Review of the Main Approaches -- Introduction -- A Preliminary Overview of the Main Approaches to Quantify Systemic Risk -- Probability Distribution Measures -- Delta Conditional Value at Risk (∆CoVaR) -- Marginal Expected Shortfall (MES) -- Systemic Expected Shortfall (SES) -- Systemic Risk Measure (SRISK) -- Network Models -- Illiquidity Measures -- Systemic Contingent Claims and Default Measures -- Macroeconomic Measures -- References -- Part II Empirical Insights -- 12. Systemic Risk and the Insurance Sector: A Network Perspective -- Systemic Risk: Concepts for Insurance Sector and Transmission Channels -- Systemic Risk Management of the Insurance Market -- Systemic Risk and the Insurance Sector: An Analysis of the European Market -- Systemic Risk and Insurance Sector: Policies Approach and Financial Connections -- Brief Concluding Remarks -- References -- 13. Damping Systemic Risk. The Role of Cooperative Banks -- Introduction -- Literature Review -- Data and Methodology -- Description of the Dataset -- Methodology -- Empirical Results -- Conclusions -- References -- 14. Shocks at Local Banks, EU GDP Growth, and Banking Sector Stability -- Introduction -- The Granular Residual in Banking -- Relationship Between Banks’ Idiosyncratic Shocks and Real Economy Outcomes -- Relationship Between Banks’ Idiosyncratic Shocks and Banking System Stability -- Data and Methods -- Data -- Country-Level GDP Growth and Bank Z-Score -- Measurement of Locally Dominant Banks -- Identification of Local Bank Idiosyncratic Shocks -- Summary Statistics -- Which EU Countries Are Bank Granular? -- Identification of Bank Granular EU Countries -- Characteristics of Locally Dominant Banks -- Locally Dominant Banks, EU GDP Growth, and EU Bank Z Score -- Summary and Conclusions -- References -- 15. How Does NPLs Securitization Affect EU Banks’ Systemic Risk? -- Introduction -- Literature Review -- Data and Methodology -- Data -- Empirical Methodology -- Empirical Results -- Robustness -- Conclusion -- Appendix -- References -- 16. The Systemic Importance of Cyber Risk in Banks -- Cyber Risk: Definition and Implications -- The Cyber Risk in Banks: A Literature Review -- Cyber Risk as a Systemic Risk -- The Point of View of Financial Regulators -- Banks’ Exposure to Cyber Risk: Some Empirical Evidence -- (Non) Conclusive Remarks -- References -- 17. The Dynamics of Crypto Markets and the Fear of Risk Contagion -- Introduction -- Literature Review -- Data and Methods -- VAR and Spillover -- Risk Indicators -- People and Investor Attention -- SIR Model -- Results -- Short-Term Interconnection and Spillover Effect -- Simulated Dynamics Under the SIR Approach -- Conclusions and Policy Implications -- References -- 18. Cryptocurrencies and Systemic Risk. The Spillover Effects Between Cryptocurrency and Financial Markets -- Introduction -- Literature Review -- Methodology -- Data -- Results -- Impulse Response Results -- Conclusion -- References -- 19. Financial Challenges and Threats of Circular Economy Logistics -- Introduction -- Literature Review -- Research Methodology -- Results -- Step 1 -- Step 2 -- Increased Financial Risks -- Operational Challenges -- Step 3 -- Step 4 -- Conclusion -- References -- 20. Systemic Risks to Capital Investment Flows in the Post-crisis Economy of Ukraine -- Focus and the Novelty of the Research -- Literature Review -- Research Methodology -- Results -- Conclusions and Proposals -- References -- Conclusion -- Vincenzo Pacelli.</text:p>
          </table:table-cell>
          <table:table-cell office:value-type="string" table:style-name="ce1">
            <text:p>https://library.ecssr.ae/cgi-bin/koha/opac-detail.pl?biblionumber=288700</text:p>
          </table:table-cell>
          <table:table-cell table:number-columns-repeated="16377"/>
        </table:table-row>
        <table:table-row table:style-name="ro1">
          <table:table-cell office:value-type="string" table:style-name="ce1">
            <text:p>288701</text:p>
          </table:table-cell>
          <table:table-cell office:value-type="string" table:style-name="ce1">
            <text:p>The Economics of Big Science 2.0 : Essays by Leading Scientists and Policymakers /</text:p>
          </table:table-cell>
          <table:table-cell office:value-type="string" table:style-name="ce1">
            <text:p>Gutleber, Johannes.</text:p>
          </table:table-cell>
          <table:table-cell office:value-type="string" table:style-name="ce1">
            <text:p>The second volume of open access essays builds upon the success of the initial installment, "The Economics of Big Science (© 2021, 978-3-030-52390-9, Open Access book as well)," delving deeper into the tangible socio-economic value generated by fundamental science missions and elucidating the various ways in which this benefit is realized. This collection showcases contributions that stem from socio-economic impact studies conducted on the activities of Research Infrastructures. These studies were presented and discussed by the authors during a dedicated session on the "Economics of Big Science" at the headquarters of the European Space Agency (ESA) in Paris in May 2023, organized by EIROforum.The authors, affiliated with prominent universities, research centers, and international research organizations, actively contribute to an international collaborative effort. Their aim is to develop strategies and policies that ensure fundamental scientific research in Europe translates into tangible and sustainable societal and economic benefits. This volume is intended to be a valuable resource for policymakers, funding agencies, scientists, and academics across diverse domains. It serves as a comprehensive reference for the evidence of socio-economic impact stemming from fundamental scientific research within Open Science, Research, and Innovation environments. Moreover, it equips stakeholders with evidence supporting the effectiveness of impact analysis and facilitates the design of best practices in this regard.</text:p>
          </table:table-cell>
          <table:table-cell office:value-type="string" table:style-name="ce1">
            <text:p>Cham : Springer, 2024.</text:p>
          </table:table-cell>
          <table:table-cell office:value-type="string" table:style-name="ce1">
            <text:p>Intro -- Foreword -- Contents -- About the Editors -- From Science to Society: The Open Science and Innovation and Network Approach -- 1. Introduction -- 2. Motivation -- 3. The Method -- 4. The Open Science and Innovation and Network Platform and Process -- 5. Experience with an Open Science and Innovation and Network at CERN -- 6. Challenges Related to the Open Network Environment -- 7. Concluding Thoughts and Remarks -- 8. Policy Recommendations -- References -- Socio-economic Impact Assessment of ESA Programmes -- 1. The European Space Agency -- 2. Measuring the Impacts of ESA Programmes on Europe’s Economy and Society -- 3. Methodology of Socio-economic Impact Assessment of ESA Programmes -- 4. Conclusion -- Observation, Analysis and Evaluation of the Industrial Contribution to the Peer-Reviewed Public Access of the ESRF: A Pilot Study -- 1. Introduction -- 2. From Industrial Involvement to Socio-economic Impact -- 3. The ESRF’s Pathways to Engaging with Industry -- 4. Industrial Engagement in Publications and Patent Citations -- 5. Further Estimations on Industrial Contribution -- 6. Conclusion and Direction of Future Work -- References -- Tracing Different Types of Local Economic Benefits of RIs: The Case Study of LHC -- 1. Introduction -- 2. The Contribution of a Large Research Infrastructure to the Local Economy: The Value of Consumer Spending -- 2.1. Background Data -- 2.2. Economic Effect of Consumer Spending Due to CERN and Its Main Research Infrastructure -- 3. Effects of Concentrating People Around a Large Research Infrastructure -- 3.1. Effects on Cultural Activities -- 3.2. Effects on Local Stores and Services -- 3.3. Effects on Local Public Transportation -- 3.4. Effects on Public Services -- References -- The Value of Open Science at CERN: An Analysis Based on a Travel Cost Model -- 1. Introduction -- 2. Impacts of CERN -- 2.1. Scientific Knowledge -- 2.2. Innovation and Knowledge Transfer -- 2.3. Training and Education -- 2.4. General Audience -- 3. Assessing the Economic Impact of On-Site Visitors at CERN -- 3.1. Prior Efforts -- 3.2. Methodology -- 4. Study Findings -- 4.1. Travel Cost of the Registered Visitor Scenario -- 4.2. Travel Cost for the Unregistered Visitor Scenario -- 4.3. Consumer Surplus Analysis -- 5. Conclusions -- References -- The Regional Impact of Single-Site and Distributed Research Infrastructures Using the Example of DORIS and CTAO -- 1. Introduction -- 2. Ex-post Evaluation of the Socio-economic Impact of DORIS -- 3. Ex-ante Consideration of the Socio-economic Impact of CTAO -- 4. Conclusion -- References -- Social License to Operate—A Critical Success Factor in Realising Impact from Research Infrastructure -- 1. Introduction -- 2. Social License to Operate -- 3. Impact Framework -- 4. Realised Impact: SARAO Case Study -- 4.1. Education and Skills Development -- 4.2. Community and Cultural Investments -- 4.3. Business and Enterprise Development -- 5. Discussion and Conclusion -- References -- Awareness and Attitudes Towards Science. The Case of CERN -- 1. Introduction -- 2. Awareness of CERN -- 3. Opinions and Attitudes About CERN and Its Activity -- References -- Thinking How to Define and Measure Impacts of RIs -- 1. Introduction -- 2. Conceptualising RIs Impacts -- 2.1. Identifying RIs Impacts: A User Approach -- 2.2. The Variety of RIs Impacts -- 2.3. The RIs Impact Pathways -- 3. Measuring Impacts: Approaches and Challenges -- 3.1. From Indicators to a Model -- 3.2. Which Challenges and for Which RIs -- 4. Concluding Remarks -- References -- Costs and Benefits of Open Science: Contributing to the Development of a Rigorous Assessment Framework -- 1. Introduction -- 2. Structuring the Analysis -- 3. Mapping and Measuring Costs and Benefits -- 3.1. Costs: Actual Use of Resources and Lost Opportunities -- 3.2. Benefits of OS: Efficiency and Enablement Gains -- 4. Conclusions -- References -- How to Measure the Local Economic Impact of Large Research Infrastructure Procurement -- 1. Introduction -- 2. Expected Local Economic Effects of RI Procurement -- 3. Research Design Protocol -- 3.1. Technology -- 3.2. Geography -- 3.3. Synthetic Control Method -- 4. Case Study: The Impact of SRF Cavities Contracts in Italy -- 4.1. SRF Cavities -- 4.2. The European XFEL -- 4.3. E. Zanon and Schio -- 4.4. Local Economic Impacts -- 5. Conclusions -- References -- Building CERN’s Future Circular Collider—An Estimation of Its Impact on Value Added and Employment -- 1. Introduction -- 2. Investment and Costs -- 3. Model and Method -- 4. Results -- 5. Discussion -- References -- The Value of a Collaborative Platform in a Global Project. The Indico Case Study -- 1. Introduction, Motivation, and Goal -- 2. Indico Socio-economic Benefits Pathways -- 3. Assessing the Willingness to Pay -- 3.1. Respondent´s Profiles -- 3.2. Respondents’ Preferences and WTP for an Event Managed with Indico -- 4. Socio-economic Value of Indico -- 5. Conclusions -- References -- The Value of an Open Scientific Data and Documentation Platform in a Global Project: The Case of Zenodo -- 1. Introduction -- 2. Zenodo: An Open Virtual Repository -- 2.1. FAIR Principles -- 3. Estimated Value of Zenodo’s Socio-economic Impact Potentials -- 3.1. Methodology -- 3.2. Description of Relevant Variables -- 4. Results -- 5. Assessing the Use and Perception of Zenodo in the Scientific Community -- 6. Conclusions -- References -- Collaboration Between Science and Industry: Future Research Directions for Big Science Organizations -- 1. Introduction -- 2. Methodology -- 3. Findings -- 4. Individual characteristics, roles and interactions -- 5. Processes, mechanisms and challenges -- 6. Policy -- 7. Commercialization -- 8. Discussion -- 9. Concluding Remarks -- References.</text:p>
          </table:table-cell>
          <table:table-cell office:value-type="string" table:style-name="ce1">
            <text:p>https://library.ecssr.ae/cgi-bin/koha/opac-detail.pl?biblionumber=288701</text:p>
          </table:table-cell>
          <table:table-cell table:number-columns-repeated="16377"/>
        </table:table-row>
        <table:table-row table:style-name="ro1">
          <table:table-cell office:value-type="string" table:style-name="ce1">
            <text:p>288702</text:p>
          </table:table-cell>
          <table:table-cell office:value-type="string" table:style-name="ce1">
            <text:p>A New Gender Equality Contract for Europe : Feminism and Progressive Politics /</text:p>
          </table:table-cell>
          <table:table-cell office:value-type="string" table:style-name="ce1">
            <text:p>Pető, Andrea.</text:p>
          </table:table-cell>
          <table:table-cell office:value-type="string" table:style-name="ce1">
            <text:p>This open access book, supported by FEPS and Fondation Jean-Jaurès, centres on the work of contemporary progressive feminist thinkers and the idea that there is no democracy without gender equality. The authors develop the concept of a feminism that works for everyone - regardless of their gender, social or cultural identity - in the context of EU policy. The book features gender experts with multidisciplinary backgrounds from across Europe, providing a comprehensive exploration of efforts to move away from "gender backlash" rhetoric and towards a new gender contract for a fairer, more equal European Union.</text:p>
          </table:table-cell>
          <table:table-cell office:value-type="string" table:style-name="ce1">
            <text:p>Cham : Springer International Publishing AG, 2024.</text:p>
          </table:table-cell>
          <table:table-cell office:value-type="string" table:style-name="ce1">
            <text:p>Intro -- Foreword -- Acknowledgements -- Disclaimer -- Contents -- Notes on Contributors -- Abbreviations -- 1. Introduction: Imagining a New Gender Equality Contract for Europe -- References -- 2. Imagining a New Gender Contract for SRHR -- 1. Introduction -- 2. Current Trends -- 3. Relevance for the Achievement of a New Gender Contract -- 4. Concrete Actions and Recommendations -- 4.1. Raising Awareness and Education -- 4.2. Monitoring the Implementation of SRHR in the EU -- 4.3. Supporting Grassroots Organisations Acting in the field of SRHR in the EU and Enhancing Cooperation Between the Different Actors in the Field of SRHR -- 5. Final Remarks -- References -- 3. Imagining a New Gender Contract for Labour -- 1. Introduction -- 2. The Issue of Equality at Work for a Feminist Future -- 3. Women’s Place in the Labour Market: Trends and Challenges -- 4. What is the Approach for Achieving a New Gender Contract at Work? -- References -- 4. Imagining a New Gender Contract for Care -- 1. Introduction -- 2. A Gender Contract for Care -- 3. The EU and Care -- 3.1. Should the EU Develop a Gender Contract for Care? -- 3.2. A Legal Basis for the EU to Develop a Gender Contract for Care -- 4. EU Provisions: Towards a Gender Contract for Care? -- 5. Conclusion -- References -- 5. Imagining a New Gender Contract for Education -- 1. Current Trends -- 1.1. The Increasing Importance of Higher Education -- 1.2. Challenges of Managerialism and Illiberalism -- 1.3. Consequences of Illiberal Takeover -- 1.4. Gender Studies as a Test Case -- 2. Relevance for the Achievement of a New Gender Contract -- 2.1. Access -- 2.2. Content -- 2.3. Staff -- 2.4. Concrete Actions -- 3. Policy Recommendations -- 4. Conclusion -- References -- 6. Imagining a New Gender Contract for Cultural Rights -- 1. Introduction -- 2. Understanding Cultural Rights as a New Family of Rights -- 3. Human Rights, Women’s Rights and Cultural Relativism -- 4. Navigating Cultural and Human Rights: The Decolonial Angle -- 4.1. Beyond Epistemological Incommensurability: From Difference to Pluralism -- 4.2. Towards a Feminist Approach to the Management of Cultural Diversity -- 5. Actions and Recommendations -- References -- 7. Imagining a New Gender Contract for Democracy -- 1. Europe: A Political, Legal and Institutional Framework Towards Parity Democracy -- 1.1. Parity Between Globalisation and Path Dependency -- 1.2. The Council of Europe: The Father of “Parity Democracy” -- 1.3. The EU Legal Framework: From Equal Treatment to “Positive Action” -- 1.4. The EU’s Institutional Framework: From Employment to Decision-Making -- 2. Challenges for an Egalitarian Democracy in the Twenty-First Century -- 2.1. Descriptive and Substantive Representation -- 2.2. Gendered Approach to the Political Agenda and Essentialist Risk -- 3. Towards a Reappropriation of Parity Democracy at a Time of Converging Struggles -- References -- 8. Imagining a New Gender Contract for Climate -- 1. Introduction -- 2. Climate Governance Rationality: The Dominance of Ecological Modernisation -- 3. An Alternative Governance Rationality: Empathic Rationality -- 3.1. Holistic Thinking -- 3.2. Empathy as Governance Conduct -- 3.3. Care Is Something Everyone Does -- 3.4. Care for Nature -- 4. Suggestions on How to Realise the New Gender Contract for Climate Governance -- References -- 9. Imagining a New Feminist Contract for Foreign Policy -- 1. Introduction -- 2. Scholarship on FFP -- 3. FFPs Within the EU -- 3.1. Sweden -- 3.2. France -- 3.3. Luxembourg -- 3.4. Spain -- 3.5. Germany -- 3.6. Netherlands -- 3.7. Slovenia -- 4. Is the EU a Normative Global Actor? -- 4.1. A Feminist Contract Expressed in a Common FFP: The Way Forward for the EU? -- 4.2. Challenges to a Collective EU FFP -- 5. FFPs as Progressive Glue and Dialogic Space? -- 6. Conclusion and Recommendations -- 6.1. Engaging Civil Society -- 6.2. Promoting Authenticity and Accountability Through Consistency and Coherency -- 6.3. Centring an Intersectional Perspective -- 6.4. Recognising and Addressing Ongoing Colonial Injustices -- References -- Index.</text:p>
          </table:table-cell>
          <table:table-cell office:value-type="string" table:style-name="ce1">
            <text:p>https://library.ecssr.ae/cgi-bin/koha/opac-detail.pl?biblionumber=288702</text:p>
          </table:table-cell>
          <table:table-cell table:number-columns-repeated="16377"/>
        </table:table-row>
        <table:table-row table:style-name="ro1">
          <table:table-cell office:value-type="string" table:style-name="ce1">
            <text:p>288703</text:p>
          </table:table-cell>
          <table:table-cell office:value-type="string" table:style-name="ce1">
            <text:p>EU Foreign Policy in a Fragmenting International Order : Challenges and Strategies /</text:p>
          </table:table-cell>
          <table:table-cell office:value-type="string" table:style-name="ce1">
            <text:p>Costa, Oriol.</text:p>
          </table:table-cell>
          <table:table-cell office:value-type="string" table:style-name="ce1">
            <text:p>This open access book delves into the responses of EU actors, such as member states, institutions, and political groups in the European Parliament, to the fragmentation of the liberal international order (LIO). The analytical framework adopted in this volume explores the diverse interpretations of this phenomenon and the various political initiatives associated with them. Among these interpretations is the concept of strategic autonomy, which has emerged as a key feature of debates surrounding the EU's adaptation to a fragmented LIO. The contributors examine these dynamics across different issue areas and dimensions of EU foreign policy, encompassing the Common Foreign and Security Policy (CFSP), external relations, and the externalization of internal policies. They use the term fragmentation to refer to a bundle of processes affecting the LIO that range from challenges to the universality of human rights to the crisis of global governance instruments, from the bifurcation of tech to protectionist tendencies in trade policies.</text:p>
          </table:table-cell>
          <table:table-cell office:value-type="string" table:style-name="ce1">
            <text:p>Cham : Palgrave Macmillan, 2024.</text:p>
          </table:table-cell>
          <table:table-cell office:value-type="string" table:style-name="ce1">
            <text:p>Intro -- Contents -- Notes on Contributors -- List of Tables -- 1. EU Foreign Policy and the Fragmentation of the International Order: A Framework for Analysis -- Introduction -- The EU and the Fragmentation of the Liberal International Order -- Mapping Out Responses -- The Discourse on Strategic Autonomy -- Beyond Strategic Autonomy -- Nationalists -- Atlanticists -- Europeanists -- Contributions -- References -- 2. EU Trade Policy in Light of a Fragmented Liberal International Order -- Introduction -- Fragmentation of the International Order -- The European Union on the Issue -- Responses of Different EU Actors -- Conclusion -- References -- 3. Strategic Autonomy in Security and Defence as an Impracticability? How the European Union’s Rhetoric Meets Reality -- Introduction -- Fragmentation of the International Order in Security and Defence -- The EU’s Development as a Security Actor Until 2015 -- Strategic Vision: Policy and Capability Development -- Institutions and Political Leadership -- EU Security Policy in Action: Crisis Management Through CSDP Operations -- EU Responses to a Fragmented LIO: The Evolution of EU Security and Defence Policy Since 2016 -- Strategic Adjustment -- Putting ESA into Practice: Strengthening EU Security and Defence Capabilities -- National Perspectives on ESA As a Response to the Fragmentation of the LIO -- Conclusion -- References -- 4. The European Union and the Fragmentation of the International Human Rights Regime: The Case of Violence Against Women -- Introduction -- Fragmenting the Global Governance of Violence Against Women -- The Convention on the Elimination of All Forms of Discrimination Against Women and violence against women -- Violence Against Women: The International Normative Gap -- The Complex Regime of Violence Against Women -- The Pan-European Response to Violence Against Women -- The European Union’s Strategies and Violence Against Women -- The European Union and Violence Against Women: The Istanbul Convention -- Nationalism Blended With Atlanticism: Opposition to the Istanbul Convention -- The EU Process of Ratifying the Istanbul Convention -- The EU’s International Actorness in the Field of Violence Against Women -- Conclusions -- References -- 5. The European Union’s Role in Global Health: Embracing Governance Complexity? -- Introduction -- The Fragmentation of the Global Health Architecture -- The European Union in Global Health -- Responses of EU Actors to Fragmentation -- The European Union -- France, Germany and the Netherlands -- National Positions on the EU GHS -- Civil Society -- Conclusion -- References -- 6. Looking for Resource Sovereignty in a Fragmenting Global Order: The EU’s Response to Critical Raw Materials Challenges -- Introduction -- Fragmentation of the International Order -- The European Union and Critical Raw Materials Imports -- Responses of EU Actors to This Fragmentation -- Conclusion -- References -- 7. The Global Gateway: Connectivity and Competition in the Global Race for Infrastructures -- Introduction -- More Players, More Fragmentation? -- The European Union (Re)Discovers Connectivity and Infrastructures -- Building Stuff or Building Friends: Making Sense of the Many Voices Within the EU -- Conclusions -- References -- 8. The EU’s Response to the Fragmented Emergence of Artificial Intelligence -- Introduction -- Digital Consolidation and Fragmentation -- The European Union Regulates Artificial Intelligence -- The EU Response to the Fragmented Emergence of Artificial Intelligence -- Concluding Remarks -- References -- 9. An Overstrained Actor? the European Union and the Challenges of Nuclear Non-proliferation and Arms Control -- Introduction -- Withstanding Fragmentation? The Endurance of the Nuclear Non-proliferation Regime -- A Good Citizen? The European Union in the Nuclear Non-Proliferation Regime -- Overcoming Fragmentation? The Limits of a Common Nuclear Non-proliferation Policy -- Conclusion -- References -- 10. Taking Stock on the Role of the EU in a Fragmenting International Order -- Introduction -- On Fragmentation -- Other Fragmentations -- Levels of Analysis -- On the EU in a Fragmenting Liberal International Order -- Acceptance of Fragmentation -- Little Exclusive Nationalism -- Europeanism and Atlanticism -- Deciding on a New Foreign Policy -- Final Thoughts -- References -- Index.</text:p>
          </table:table-cell>
          <table:table-cell office:value-type="string" table:style-name="ce1">
            <text:p>https://library.ecssr.ae/cgi-bin/koha/opac-detail.pl?biblionumber=288703</text:p>
          </table:table-cell>
          <table:table-cell table:number-columns-repeated="16377"/>
        </table:table-row>
        <table:table-row table:style-name="ro1">
          <table:table-cell office:value-type="string" table:style-name="ce1">
            <text:p>288704</text:p>
          </table:table-cell>
          <table:table-cell office:value-type="string" table:style-name="ce1">
            <text:p>Infrastructure for a Climate-Resilient Future.</text:p>
          </table:table-cell>
          <table:table-cell table:style-name="ce1"/>
          <table:table-cell office:value-type="string" table:style-name="ce1">
            <text:p>This report discusses ways of enhancing government capacities to prevent, react and rebuild, thereby minimising the impact of natural disasters on infrastructure assets and operations. It identifies data, collaboration and technologies as drivers of resilience, and highlights financial resources, technical skills and regulatory frameworks as key enablers. The report presents seven actionable principles to ensure infrastructure resilience, drawing from global good practices and in-depth analyses of infrastructure projects in Colombia, Ghana, India, Indonesia, Japan, Mozambique and the United States.</text:p>
          </table:table-cell>
          <table:table-cell office:value-type="string" table:style-name="ce1">
            <text:p>Paris : Organization for Economic Cooperation &amp;amp; Development, 2024.</text:p>
          </table:table-cell>
          <table:table-cell office:value-type="string" table:style-name="ce1">
            <text:p>Intro -- Preface -- Foreword -- Executive summary -- Policy insights -- 1 Closing the climate resilience gap in infrastructure -- 1.1. Introduction -- 1.2. The rationale for building climate-resilient infrastructure -- 1.2.1. Climate change is causing increasingly severe damages and disruptions to infrastructure -- 1.2.2. Failure in infrastructure systems ripples through the economy, communities and the environment -- 1.2.3. Climate change will put more pressure on infrastructure in the future -- 1.3. The opportunity of climate resilience building -- 1.4. Climate resilience building for infrastructure: An overview of this report -- 1.4.1. Assessing and understanding climate risks -- 1.4.2. Considering climate risks in infrastructure planning and decision-making processes -- 1.4.3. Carrying out physical and operational climate resilience measures -- Physical climate resilience measures -- Operational climate resilience measures -- 1.4.4. Monitoring, operation and maintenance -- 1.4.5. Creating an enabling environment for climate-resilient infrastructure -- Policies and regulations for climate-resilient infrastructure -- Financing climate-resilient infrastructure -- Strengthening awareness and technical capacity -- References -- Notes -- 2 Planning for climate-resilient infrastructure -- 2.1. Introduction -- 2.2. Co-ordinate between public and private infrastructure providers -- 2.2.1. Co-ordinate the actors -- 2.2.2. Consider the interdependencies among different infrastructure assets and networks -- 2.2.3. Establish ways of sharing information -- 2.3. Identify the risks to infrastructure -- 2.3.1. Take an all-hazards approach -- 2.3.2. Identify the severity, likelihood and anticipated impact of risks -- 2.4. Set long-term plans and policies that address climate resilience (national and subnational). 2.4.1. Delivering greater certainty to citizens and the private sector through long-term plans -- 2.4.2. Setting policies that enable and incentivise the planning and delivery of resilient infrastructure -- 2.4.3. Ensure analysis of projects identifies solutions that capture the wider benefits of resilience -- 2.5. Use capital budgeting arrangements to incentivise and deliver climate-resilient infrastructure -- 2.5.1. Establish budgeting arrangements for long-term investment in climate-resilient infrastructure -- 2.5.2. Establish principles for the fair and equitable financing of resilient infrastructure -- 2.6. Adequately involve stakeholders in decisions about resilient infrastructure -- 2.6.1. Helping stakeholders understand the economic, social and environmental benefits and costs of meeting different levels of resilience -- 2.7. Collect data and use innovative techniques to better maintain and operate assets and networks -- 2.7.1. Collect data to inform decisions about the resilience of assets and networks -- 2.7.2. Monitor the performance of assets and networks -- 2.7.3. Apply innovative methods of maintaining and operating assets and networks -- References -- 3 Unlocking finance for climate-resilient infrastructure -- 3.1. Introduction -- 3.2. Overview of finance flows for climate-resilient infrastructure -- 3.3. Mainstreaming climate resilience into infrastructure finance -- 3.3.1. Increasing transparency and awareness of climate-related risks in investment decisions -- Standards, labels and taxonomies -- 3.3.2. Mainstreaming climate resilience into public funding -- 3.3.3. Economic regulation of privately owned Infrastructure -- 3.3.4. Ensuring risk finance and risk-sharing arrangements provide incentive for risk management and enable rapid recovery -- 3.4. Mobilising additional finance for resilient infrastructure systems. 3.4.1. Developing a pipeline of investable projects -- Technical assistance for project preparation -- 3.4.2. Structuring financial products for climate-resilient infrastructure -- Expanding use of green/resilience bonds -- Blending public finance to support private investment -- 3.4.3. Identifying relevant funding streams -- Public funding for resilience benefits -- Harnessing land value capture for climate-resilient investments -- Asset recycling -- References -- 4 Harnessing Nature-based Solutions for climate-resilient infrastructure -- 4.1. Introduction -- 4.2. The rationale for using NbS to enhance climate resilience in the infrastructure sector -- 4.3. NbS as a substitute, complement or safeguard of grey infrastructure -- 4.3.1. The economic rationale for NbS to enhance climate resilience in the infrastructure sector -- 4.3.2. Social and environmental co-benefits of NbS -- 4.4. Scaling up the use of NbS for infrastructure resilience -- 4.4.1. Enabling environment -- 4.4.2. Promoting NbS at the project level -- 4.4.3. Financing NbS -- 4.4.4. Capacity to design, implement and maintain NbS -- 4.4.5. Monitoring and evaluation -- 4.5. Conclusions -- References -- Notes -- 5 Making infrastructure climate resilient in developing countries -- 5.1. Introduction -- 5.2. Climate change is taking a high toll on developing countries -- 5.3. Developing countries need to close infrastructure gaps through the lens of climate resilience -- 5.3.1. Significant gaps persist in competitiveness-related infrastructure in developing countries -- 5.3.2. Addressing infrastructure gaps and ensuring climate resilience in infrastructure are twinned goals for developing countries -- 5.4. Updated national policies and international partnerships will be key to ensure progress. 5.4.1. The regulatory framework for infrastructure projects should take into account climate resilience -- 5.4.2. Development banks should step up to close infrastructure gaps and ensure climate resilience -- 5.4.3. Innovation and technology are pivotal to strengthen disasters' prevention and reaction capacities -- 5.4.4. Improving governance and institutional capabilities will be essential to support climate-resilient infrastructure -- 5.5. Conclusions -- References -- 6 Building climate-resilient infrastructure with regions and cities -- 6.1. Introduction -- 6.2. Integrated place-based approach for climate resilience -- 6.2.1. Target responses to places most vulnerable to climate impacts -- 6.2.2. Develop systemic and integrated strategies for regional and urban climate resilience -- 6.2.3. Build resilience jointly with local communities -- 6.3. Multi-level governance for climate resilience -- 6.3.1. Strengthen vertical co-ordination across levels of government -- 6.3.2. Strengthen horizontal co-ordination across regions and cities -- 6.3.3. Scale up regional and local capacity to build climate resilience -- 6.4. Subnational finance for climate resilience -- 6.4.1. Seek alternative revenue sources and funding solutions for climate resilience actions -- 6.4.2. Support subnational governments climate resilience through targeted fiscal support -- 6.4.3. Unlock climate finance and private investment at a local level -- References -- Notes.</text:p>
          </table:table-cell>
          <table:table-cell office:value-type="string" table:style-name="ce1">
            <text:p>https://library.ecssr.ae/cgi-bin/koha/opac-detail.pl?biblionumber=288704</text:p>
          </table:table-cell>
          <table:table-cell table:number-columns-repeated="16377"/>
        </table:table-row>
        <table:table-row table:style-name="ro1">
          <table:table-cell office:value-type="string" table:style-name="ce1">
            <text:p>288705</text:p>
          </table:table-cell>
          <table:table-cell office:value-type="string" table:style-name="ce1">
            <text:p>Mobilising ASEAN Capital Markets for Sustainable Growth.</text:p>
          </table:table-cell>
          <table:table-cell table:style-name="ce1"/>
          <table:table-cell office:value-type="string" table:style-name="ce1">
            <text:p>The ASEAN region's economic expansion has created significant financing needs among corporations and investment opportunities for households. This report aims to support ASEAN policy makers harness opportunities and address barriers in mobilising capital markets for sustainable growth and development in the region. It focuses on the functioning of capital markets and the corporate sector's use of market-based financing. It also examines current corporate governance regulatory frameworks, emerging artificial intelligence trends in finance, and sustainable finance developments with a focus on corporate sustainable bonds.</text:p>
          </table:table-cell>
          <table:table-cell office:value-type="string" table:style-name="ce1">
            <text:p>Paris : Organization for Economic Cooperation &amp;amp; Development, 2024.</text:p>
          </table:table-cell>
          <table:table-cell office:value-type="string" table:style-name="ce1">
            <text:p>Intro -- Foreword -- Acknowledgements -- Abbreviations and acronyms -- Executive summary -- Policy considerations -- The corporate landscape and the use of capital markets -- Corporate governance policies and practices -- Artificial intelligence in finance -- Sustainable bond markets -- 1 Corporate landscape and the use of capital markets in ASEAN economies -- 1.1. Introduction -- 1.2. The use of market-based financing in ASEAN economies -- 1.3. Marketplaces for equity and corporate bonds in ASEAN economies -- 1.4. Corporate landscape in ASEAN economies -- 1.4.1. Capital structure -- 1.4.2. Profitability -- 1.4.3. Productivity and investment -- 1.5. ASEAN companies' use of public markets -- 1.5.1. Trends in the use of public equity markets -- 1.5.2. Trends in the use of corporate bonds -- 1.6. Selected issues in the public equity and corporate bond markets -- 1.6.1. Secondary stock market liquidity -- 1.6.2. Index inclusion of companies from ASEAN region -- 1.6.3. Credit assessment and quality in the corporate bond markets -- 1.6.4. Barriers to the development of corporate bond markets -- 1.7. Policy considerations -- References -- Notes -- 2 Corporate governance in ASEAN economies -- 2.1. Introduction -- 2.1.1. Ownership structure of ASEAN listed companies -- 2.1.2. Regional initiatives -- 2.2. Corporate governance policies and practices in ASEAN economies -- 2.2.1. Company groups -- Group-wide risk management -- Related party transactions -- Disclosure concerning company groups -- 2.2.2. The role of institutional investors and stewardship -- 2.2.3. Corporate sustainability -- Sustainability-related disclosure -- Corporate sustainability disclosure requirements and recommendations -- Consideration for flexibility for smaller listed companies -- Phasing in of assurance of sustainability information -- Board responsibilities. 2.2.4. General shareholder meetings -- Giving shareholders sufficient time and information to prepare meetings -- Providing proper identification of shareholders eligible for voting -- Ensuring that shareholders' voting is counted properly and accurately -- Encouraging companies to properly handle questions from shareholders -- Encouraging the disclosure of voting and meeting results -- 2.2.5. The corporate board of directors -- Board independence -- Board-level committees -- Board nomination and election -- 2.3. Policy considerations -- References -- Notes -- 3 Artificial intelligence (AI) and finance in ASEAN economies -- 3.1. Introduction -- 3.2. AI in finance: Asian trends -- 3.2.1. Using AI models to examine interest in AI in finance in major Asian economies -- 3.2.2. Evolution of sentiment on AI in Finance in Japan and Korea -- 3.2.3. Investment into AI and financial sector acquisitions of AI companies in Asia -- 3.3. Recent developments in AI: the advent of Generative Artificial Intelligence -- 3.3.1. Drivers of fast AI adoption in non-finance applications -- 3.3.2. Slow-paced deployment of advanced AI models in finance -- 3.3.3. Direct vs. indirect scope of use of AI in finance -- 3.4. Use cases of AI in finance and associated benefits for ASEAN countries -- 3.5. Risks and challenges of AI applications in finance -- 3.5.1. Lack of explainability -- 3.5.2. Risk of bias and discrimination -- 3.5.3. Data-related risks -- 3.5.4. Cyber-security risks -- 3.5.5. Model robustness and resilience, reliability of outputs and risk of market manipulation -- 3.5.6. Governance-related risks, accountability and transparency -- 3.5.7. Systemic risks: Herding and volatility, interconnectedness, concentration and competition -- 3.5.8. Other risks: employment and skills, environmental impact -- 3.6. Policy considerations on AI in finance. 3.6.1. Policy developments on AI in finance in ASEAN countries -- 3.6.2. Policy considerations and recommendations for the use of AI in Finance in ASEAN -- References -- Notes -- 4 Sustainable bonds: Trends and practices in ASEAN economies -- 4.1. Introduction -- 4.2. Overview of sustainable bonds in Asia -- 4.3. Trends in corporate sustainable bonds in Asia -- 4.4. Assessment of standards, KPIs and metrics underpinning sustainable bonds in Asia -- 4.4.1. Overview of the use of proceeds' stipulations and KPIs within sustainable bonds' contracts -- 4.4.2. Overview of international and Asia-specific frameworks proposing relevant requirements for sustainable bonds -- 4.4.3. Analysis of metric methodologies and their robustness in tailoring products -- Quantitative metrics -- Qualitative metrics -- Methodologies to develop KPIs and metrics -- 4.4.4. Challenges and limitations -- 4.5. Policy considerations -- References -- Annex A. Methodology for data collection and classification -- Balance sheet information for non-financial listed firms -- Financial information cleaning -- Industry classification -- Listing information -- Public equity data -- Country coverage and classification -- Exclusion criteria -- Industry classification -- Corporate bond data -- Early redemption data -- Rating data -- Industry classification -- MSCI data -- Ownership data -- Industry classification -- Sentiment indices from the NLP work -- Definition of AI sentiment and polarity indices -- Choosing newspapers and webcrawling -- Labelling and pre-processing -- The BERT model and the sentiment scores -- Sustainable bonds data and coverage -- References -- Notes.</text:p>
          </table:table-cell>
          <table:table-cell office:value-type="string" table:style-name="ce1">
            <text:p>https://library.ecssr.ae/cgi-bin/koha/opac-detail.pl?biblionumber=288705</text:p>
          </table:table-cell>
          <table:table-cell table:number-columns-repeated="16377"/>
        </table:table-row>
        <table:table-row table:style-name="ro1">
          <table:table-cell office:value-type="string" table:style-name="ce1">
            <text:p>288706</text:p>
          </table:table-cell>
          <table:table-cell office:value-type="string" table:style-name="ce1">
            <text:p>Social and Emotional Skills for Better Lives.</text:p>
          </table:table-cell>
          <table:table-cell table:style-name="ce1"/>
          <table:table-cell office:value-type="string" table:style-name="ce1">
            <text:p>Social and Emotional Skills for Better Lives presents results from the OECD's Survey on Social and Emotional Skills (SSES) 2023. SSES is the largest international effort to collect data on these skills among 10- and 15-year-old students.The report explores how the following skills differ by socio-demographic groups and how they relate to key life outcomes: task performance skills (persistence, responsibility, self-control and achievement motivation); emotional regulation skills (stress-resistance, emotional control and optimism); engaging with others skills (assertiveness, sociability and energy); open-mindedness skills (curiosity, creativity and tolerance); and collaboration skills (empathy and trust).The results show that students' social and emotional skills - or 21st century skills - are linked to better life outcomes, including academic success, greater life satisfaction, healthier behaviours, less test and class anxiety, and more ambitious career plans. The Survey also finds that these skills are inequitably distributed among students by age, gender, and socio-economic background.SSES 2023 was conducted in Bulgaria, Chile, Peru, Spain, Mexico, Ukraine, Bogotá (Colombia), Delhi (India), Dubai (United Arab Emirates), Emilia-Romagna (Italy), Gunma (Japan), Helsinki (Finland), Jinan (China), Kudus (Indonesia), Sobral (Brazil) and Turin (Italy). Results are compared to SSES 2019, which took place before the COVID-19 pandemic.</text:p>
          </table:table-cell>
          <table:table-cell office:value-type="string" table:style-name="ce1">
            <text:p>Paris : Organization for Economic Cooperation &amp;amp; Development, 2024.</text:p>
          </table:table-cell>
          <table:table-cell office:value-type="string" table:style-name="ce1">
            <text:p>Intro -- Preface -- Foreword -- Acknowledgements -- Reader's guide -- What is the Survey on Social and Emotional Skills? -- Which social and emotional skills are covered in SSES? -- How were these skills measured? -- Who participated in SSES? -- How to interpret findings in this report -- Average across sites -- Standardised differences -- Standard errors -- Statistically significant findings -- Rounding -- Abbreviations -- Additional technical information -- References -- Executive summary -- There are disparities in social and emotional skills by students' age, gender and family background -- Students reported lower levels of most social and emotional skills in 2023 than in 2019 in the two sites that participated in both years -- Girls report less healthy behaviours and lower levels of life satisfaction and psychological well-being than boys, however they tend to be more ambitious -- Most 15-year-olds are not getting enough sleep which can negatively impact their well-being -- Students with lower social and emotional skills tend to have poorer well-being outcomes -- Students with higher task performance skills and curiosity achieve greater academic success -- Students with higher open-mindedness and task performance skills are more prepared and more ambitious for their future education and career -- There are high levels of ambition among students, including among disadvantaged students -- Students are identifying career paths that align with their social and emotional skills -- SSES 2023 key results (infographic) -- 1 Measuring to enhance social and emotional skills -- Why an international survey on social and emotional skills? -- What's new in SSES? -- Application of this report's findings to policy and practice -- References -- 2 Social and emotional skills across socio-demographic groups. Social and emotional skills are inequitably distributed -- Age -- Younger students report higher levels of most social and emotional skills compared to older students -- Older students tend to report lower trust, energy and optimism compared to younger students -- Older students also tend to report lower sociability -- Older students also typically report lower persistence, stress resistance and responsibility -- Older students tend to report higher empathy and tolerance than younger students -- Older students tend to report higher levels of other skills, but these gaps tend to be smaller and there are many exceptions -- Gender -- Girls and boys evaluate their social and emotional skills differently and these differences are more pronounced at age 15 -- Boys tend to report higher emotional regulation skills, energy, trust, sociability, and self-control compared to girls -- Girls tend to report higher tolerance, achievement motivation, empathy and responsibility compared to boys -- Boys tend to report higher creativity and assertiveness, however these gaps tend to be smaller than for other skills and there are exceptions -- For curiosity and persistence, there are no consistent gender differences -- Gender gaps widen between ages 10 and 15 for most skills and these shifts tend to favour boys -- Economic, social and cultural status -- Migration background -- Annex 2.A. Chapter 2 Tables -- References -- Notes -- 3 Well-being and health -- Building health and well-being through social and emotional skills -- Differences in well-being and health outcomes by student characteristics -- Boys and advantaged students report better well-being and health than girls and disadvantaged students -- Health behaviours. Health behaviours predict well-being and many students report insufficient sleep and physical exercise, skipping breakfast and eating too little fruits and vegetables -- Boys and advantaged students tend to report healthier behaviours, however girls say they smoke cigarettes or drink alcohol more than boys in some sites -- Optimism, energy, and task performance skills most strongly predict health behaviours -- Health behaviours are more strongly associated with sociability for boys than for girls -- Body image -- Most students are content with their bodies, but around one-third struggle with some aspect of their body image -- Girls have worse body image than boys in most sites -- Optimism, energy, and stress resistance relate most strongly to body image -- Girls' body image relates to optimism even stronger in comparison to boys -- Life satisfaction -- Most students say they are satisfied with their lives, however more than one-in-ten say they are not satisfied -- Life satisfaction in Helsinki (Finland) and Bogot a (Colombia) developed differently between 2019 and 2023 -- Emotional regulation skills, energy, and trust are the strongest predictors of life satisfaction -- For girls, higher energy, optimism, and emotional control predict life satisfaction even more strongly than for boys -- Satisfaction with relationships -- Around eight in ten students say they are satisfied with their relationships with parents and friends, while six in ten say the same about their relationships with teachers and classmates -- Boys are more satisfied with their relationships than girls in most sites -- Higher optimism, trust, and task performance skills are most positively related to students' greater satisfaction with their relationships -- Current psychological well-being. Almost two-thirds of students felt cheerful and in good spirits, calm and relaxed, active and vigorous, and that their daily life has been filled with things that interest them more than half of the time during the past two weeks -- Girls report lower current psychological well-being than boys in almost every site -- Emotional regulation skills and energy have the strongest association with students' current psychological well-being -- Test and class anxiety -- Half or more students express test or schoolwork related worries -- Girls report higher levels of test and class anxiety than boys -- Higher emotional regulation skills and energy predict lower test and class anxiety most strongly, while higher achievement motivation and empathy can be associated with greater levels -- Well-being and health resilience -- Around one-in-ten disadvantaged students across sites are resilient in their well-being and health -- Students resilient in their well-being and health report higher levels of all but one skill -- Annex 3.A. Chapter 3 Tables -- References -- Notes -- 4 Educational success and career prospects -- Social and emotional skills predict educational success -- Students' academic success: grades and levels of absence and tardiness -- Students with higher task performance skills and curiosity tend to achieve greater academic success -- Students who report higher tolerance, empathy and trust tend to have better academic outcomes -- Students with higher levels of assertiveness achieve higher grades -- Academic assessments can also assess students' social and emotional skills -- Creativity tends to be more strongly associated with better performance in reading and arts than mathematics -- Students with higher sociability tend to achieve poorer grades and have higher levels of absenteeism and tardiness in a minority of sites. Preparing for the future: take-up of career development activities -- Most students have taken part in multiple career development activities -- Disadvantaged students are less prepared for their future education and career than their advantaged peers -- Students with higher levels of social and emotional skills - particularly creativity and curiosity - undertake more career development activities -- Ambitions for the future: expectations to complete tertiary education and have a managerial or professional career -- Most students are ambitious for their future education and career -- Girls tend to be more ambitious for their future education and career than boys -- Students with higher levels of open mindedness skills and task performance skills are more ambitious for their future education and career -- Students' career plans: expectations to have in-demand careers or start a business -- Students with higher levels of curiosity and creativity are more likely to expect a career in the ICT, science and engineering sector -- In a minority of sites, students with lower levels of engaging with others skills are more likely to expect a career in the ICT, science, and engineering sector -- Students with higher levels of curiosity, task performance skills and empathy are more likely to expect a career in the health sector -- Students with higher levels of engaging with others skills, optimism and creativity are more likely to expect to start their own business -- Annex 4.A. Chapter 4 Tables -- References -- Notes -- Annex A. Technical background -- Construction of social and emotional skill assessment scales -- Acquiescent response style -- Trend scales -- Cross-site comparability of social-emotional assessment scales -- Construction of background indices -- Student-level simple indices -- Student age -- Gender -- Grades -- Parents' level of education. Parents' highest occupational status.</text:p>
          </table:table-cell>
          <table:table-cell office:value-type="string" table:style-name="ce1">
            <text:p>https://library.ecssr.ae/cgi-bin/koha/opac-detail.pl?biblionumber=288706</text:p>
          </table:table-cell>
          <table:table-cell table:number-columns-repeated="16377"/>
        </table:table-row>
        <table:table-row table:style-name="ro1">
          <table:table-cell office:value-type="string" table:style-name="ce1">
            <text:p>288707</text:p>
          </table:table-cell>
          <table:table-cell office:value-type="string" table:style-name="ce1">
            <text:p>Infections in Surgery : Prevention and Management /</text:p>
          </table:table-cell>
          <table:table-cell office:value-type="string" table:style-name="ce1">
            <text:p>Bartoli, Stefano.</text:p>
          </table:table-cell>
          <table:table-cell office:value-type="string" table:style-name="ce1">
            <text:p>Infections in surgery, commonly known as surgical site infections (SSIs), are complications that may occur after a surgical procedure. SSIs represent a serious problem leading to increased morbidity, mortality, and healthcare costs, highlighting the need for continued efforts to improve surgical practices and reduce their incidence.Several factors can contribute to the development of SSIs: patient-related factors (such as obesity, advanced age, diabetes, immunosuppression, pre-existing infections etc.); preoperative preparation-related factors (such as incomplete skin antisepsis or failure to administer appropriate antibiotic prophylaxis); microbial contamination (despite sterile techniques, microorganisms can infect the surgical site); surgical procedure-related factors (duration and complexity of the surgeries); postoperative care-related factors (such as inadequate wound care or infection control measures).To prevent SSIs, healthcare facilities implement various strategies, including: optimization of patients' conditions before surgery; preoperative antibiotic prophylaxis; strict sterile technique; postoperative wound care; surveillance and monitoring to identify and address SSIs early, preventing their spread and complications.Despite the evidence supporting the effectiveness of best practices, many clinicians fail to implement them, and evidence-based practices that optimize both the prevention and treatment of SSIs tend to be underused, highlighting the importance of ongoing research and improvement in surgical techniques and infection control practices.This open access book provides a practical toolkit for surgeons and intensivists to improve their daily clinical practices in order to reduce the risk of SSIs.</text:p>
          </table:table-cell>
          <table:table-cell office:value-type="string" table:style-name="ce1">
            <text:p>Cham : Springer, 2024.</text:p>
          </table:table-cell>
          <table:table-cell office:value-type="string" table:style-name="ce1">
            <text:p>Intro -- Foreword -- Foreword -- Preface -- Contents -- 1: Guidelines and Good Clinical Practice in Surgical Infection -- 1.1. Introduction -- 1.2. Good Practice and Global Guidelines for the Prevention of Surgical Site Infections -- 1.3. Improving Infection Prevention and Control -- 1.4. Improving Healthcare in Surgical Site Infection Prevention and Control -- 1.5. Conclusion -- References -- 2: Impact of Healthcare-Associated Infections in Surgery -- 2.1. Introduction -- 2.2. Frequency of Surgical Site Infection -- 2.3. Consequences of Surgical Site Infection -- 2.4. Conclusion -- References -- 3: Epidemiological Framework: The Role of Surveillance -- 3.1. Introduction -- 3.1.1. Aims of Surveillance -- 3.1.2. Impact of Surveillance -- 3.2. Key Elements of a Surveillance -- 3.2.1. Case Definitions -- 3.2.2. Methods for Conducting a Surveillance -- 3.2.3. Postdischarge Follow-Up -- 3.2.4. Surveillance Process -- 3.2.5. Feedback of Results -- 3.3. Implementation of a Surveillance System -- References -- 4: Measuring and Improving Care in Surgical Site Infections -- 4.1. Introduction -- 4.2. Barriers to Surgical Site Infections Prevention -- 4.3. Systems Engineering Initiative for Patient Safety -- 4.4. Planning and Implementing a Surveillance Program -- 4.5. Reporting and Learning from Significant Events -- 4.6. Conclusion -- References -- 5: Principles of Infection Prevention and Control in Surgery -- 5.1. Introduction -- 5.2. Surveillance -- 5.3. Environment in the Operating Room and Decontamination of Medical Devices -- 5.4. Preoperative Measures -- 5.5. Perioperative and/or Intraoperative Measures -- 5.6. Postoperative Measures -- 5.7. Conclusion -- References -- 6: Multimodal Approach to Implement Infection Prevention and Control in Surgery -- 6.1. Preventing Healthcare-Associated Infections -- 6.2. Why Is It So Difficult to Translate Evidence into Practice? -- 6.3. Which Strategies Are Effective in Achieving Change? -- 6.4. Effectiveness of Implementing Preventive Strategies for Healthcare-Associated Infections -- 6.5. How to Implement a Multifaceted Intervention -- 6.5.1. Engaging the Staff and the Leadership -- 6.5.2. Assessing the Actual Performance and Analyzing Barriers/Enablers -- 6.5.3. Selecting the Implementation Strategies -- 6.5.4. Evaluating the Intervention -- References -- 7: Antimicrobial Stewardship in Surgery -- 7.1. Introduction -- 7.2. Antimicrobial Stewardship: Definition and Aims -- 7.3. Perioperative Antibiotic Prophylaxis for Preventing Surgical Site Infections: An Antimicrobial Stewardship Priority -- 7.4. Antimicrobial Prescriptions in Surgery: Room for Improvement -- 7.5. Conclusion -- References -- 8: Principles for Correct Surgical Antibiotic Prophylaxis and Antibiotic Therapy -- 8.1. Introduction -- 8.2. Surgical Antibiotic Prophylaxis -- 8.3. Antibiotic Therapy -- 8.4. Conclusions -- References -- 9: Microbiological Diagnosis in the Era of Antimicrobial Resistance -- 9.1. Introduction -- 9.2. Challenging Resistant Pathogens in Surgical Infections and New Antimicrobial Options -- 9.3. The Contribution of Microbiological Diagnosis to Handling Infections Caused by Multidrug-Resistant Pathogens -- 9.4. Novel Technologies for Microbiological Diagnosis -- 9.5. Concluding Remarks -- References -- 10: Infection Prevention and Control in Acute Care Surgery -- 10.1. Classification and Diagnosis of Intra-Abdominal Infections -- 10.2. Infection Prevention and Control -- 10.3. Source Control -- 10.4. Principles of Antimicrobial Prophylaxis and Therapy -- 10.5. Patients at High Risk of Failure -- References -- 11: Intra-Abdominal Infections -- 11.1. Introduction -- 11.2. Peritonitis -- 11.3. Complicated Intra-Abdominal Infections -- 11.4. Microbiology of Complicated Intra-Abdominal Infections -- 11.5. Specific Surgical Issues -- 11.6. Conclusions -- References -- 12: Necrotizing Soft Tissue Infections -- 12.1. Introduction -- 12.2. Classification and Epidemiology -- 12.3. Risk Factors -- 12.4. Causes and Pathophysiology -- 12.5. Microbiology -- 12.6. Clinical Presentation -- 12.7. Diagnosis -- 12.8. Treatment -- References -- 13: Invasive Candidiasis in Surgery -- 13.1. Introduction -- 13.2. Epidemiology of Invasive Candida Infections in Surgery -- 13.3. Pathogenesis of Invasive Candida Infections in Surgery -- 13.4. Specific Types of Candida Infections in Surgery -- 13.4.1. Intra-Abdominal Candidiasis -- 13.4.2. Prosthetic Valve Endocarditis -- 13.4.3. Prosthetic Joint Infections -- 13.4.4. Shunt-Related Meningitis -- 13.5. Conclusion -- References -- 14: Source Control -- 14.1. Definition -- 14.2. Patient Stratification -- 14.3. Timing and Priorities -- 14.4. Adequacy -- 14.5. Specific Intra-Abdominal Infections -- References -- 15: Infection Control in Prosthetic Surgery -- 15.1. Introduction -- 15.2. Pathogenesis -- 15.3. Bacteriology -- 15.4. Classification -- 15.5. Diagnosis -- 15.6. Infection Control -- 15.7. Therapy in Vascular Surgery -- 15.8. Therapy in Hernia Surgery -- References -- 16: Surgical Wounds: Principles of Postoperative Care -- 16.1. Surgical Wound Management -- 16.2. Topical Antibiotics and Antiseptic Agents -- 16.3. Surgical Wound Drainage -- 16.4. Incisional Negative Pressure Wound Therapy -- 16.5. Monitoring the Surgical Wound After Hospital Discharge -- References -- 17: Critically Ill Surgical Patients in the Intensive Care Unit -- 17.1. Epidemiology of Intra-Abdominal Infection in the Intensive Care Unit -- 17.2. Initial Management: Toward a Personalized Approach -- 17.3. Late Management: The Worsening Patient -- 17.3.1. Uncontrolled Infection -- 17.3.2. Uncontrolled Inflammatory/Immune Response -- 17.3.3. Side Effects of Therapies -- 17.4. Conclusions -- References -- 18: Synergy Between Infection Prevention and Control and Enhanced Recovery After Surgery -- 18.1. ERAS Definition -- 18.2. The Advantages of the ERAS Protocol -- 18.3. Integration of Postoperative Infection Prevention and ERAS Elements -- 18.3.1. Which Elements of the Preadmission Phase of the ERAS Pathway Can Reduce Postoperative Infections? -- 18.3.2. Which Elements of the Preoperative Phase of the ERAS Pathway Can Reduce Postoperative Infections? -- 18.3.3. Which Elements of the Intraoperative Phase of the ERAS Pathway Can Reduce Postoperative Infections? -- 18.3.4. Which Elements of the Postoperative Phase of the ERAS Pathway Can Reduce Postoperative Infections? -- 18.4. Conclusions -- References -- 19: Patient Blood Management and Infection Prevention and Control -- 19.1. Introduction -- 19.2. Perioperative Anemia, Blood Transfusions and Outcomes: The Hen-Egg Issue -- 19.3. Patient Blood Management and Infection Prevention -- 19.4. Conclusion -- References -- 20: Financial Impact of Surgical Site Infections in Italy -- 20.1. Introduction -- 20.2. Data Source and Methods -- 20.3. Results -- 20.4. Conclusion -- References -- 21: The Legal Impact of Infections in Surgery Under Italian Law -- References -- 22: The Strategic Role of Health Technology Assessment Within the Surgical Infection Setting -- 22.1. Relevance of Technological Governance and the Role of Health Technology Assessment -- 22.2. Focus on the Dimensions of Health Technology Assessment -- 22.3. Health Technology Assessment and Surgical Site Infections -- 22.4. Health Technology Assessment Within the Setting of Surgical Infections: Strengths and Weaknesses, Opportunities, and Threats.</text:p>
          </table:table-cell>
          <table:table-cell office:value-type="string" table:style-name="ce1">
            <text:p>https://library.ecssr.ae/cgi-bin/koha/opac-detail.pl?biblionumber=288707</text:p>
          </table:table-cell>
          <table:table-cell table:number-columns-repeated="16377"/>
        </table:table-row>
        <table:table-row table:style-name="ro1">
          <table:table-cell office:value-type="string" table:style-name="ce1">
            <text:p>288708</text:p>
          </table:table-cell>
          <table:table-cell office:value-type="string" table:style-name="ce1">
            <text:p>The Middle East and North Africa : Historical, Social, and Political Perspectives /</text:p>
          </table:table-cell>
          <table:table-cell office:value-type="string" table:style-name="ce1">
            <text:p>Zemmin, Florian.</text:p>
          </table:table-cell>
          <table:table-cell office:value-type="string" table:style-name="ce1">
            <text:p>This volume collects reflections on secularity from the Middle East and North Africa. To highlight proximate connections as well as resonances with debates elsewhere, it includes premodern contributions from the region as well as Jewish thought from Europe that have provided significant references for modern appropriations of secularity.The texts, for the most part previously untranslated, reflect commonalities within the region as well as its great diversity. Thus, while Islam is a common reference for most of our authors, the selections point to its varied invocations in the interest of differing political ends. Others write from a Christian or Jewish perspective, or subscribe to non-religious intellectual traditions. They range from premodern Muslim jurisprudents and philosophers to Ottoman statesmen, Arab socialist and nationalist intellectuals of the interwar period, Iranian revolutionaries, Israeli novelists, and finally, post-secular intellectuals, lay and religious, predominantly from the former Islamic heartland: modern Arab states and Iran. Several introductions weave together the swathe of topics raised in the discussions, beginning with a schematic presentation of the concerns that undergird the volume's organization.</text:p>
          </table:table-cell>
          <table:table-cell office:value-type="string" table:style-name="ce1">
            <text:p>Berlin/Boston : Walter de Gruyter GmbH, 2024.</text:p>
          </table:table-cell>
          <table:table-cell office:value-type="string" table:style-name="ce1">
            <text:p>Intro -- Contents -- Instructions for Use -- About the Editors -- Secularity in the Middle East and North Africa: Introduction -- Premodern Debates: Politics in Religion -- Introduction -- 1. Sa’adiah ben Yosef Gaon: The Book of Beliefs and Opinions (933) -- 2. ʿUnṣur al-Maʿālī: A Mirror for Princes (ca. Mid-late 11th Century) -- 3. Niẓām al-Mulk: Rules for Kings (ca. 1080) -- 4. Al-Māwardī: The Discipline of Religious and Worldly Matters (ca. 1050) -- 5. Al-Ghazālī: Balance in Belief (ca. 1100) -- 6. Al-Qarāfī: Distinguishing Legal Opinions from Judicial Rulings (ca. 1250s) -- 7. Al-Tawḥīdī: Delightful and Intimate Conversations (983–985) -- 8. Yūsuf Khāṣṣ Ḥājib: Wisdom of Royal Glory (ca. 1060s) -- 9. Ibn Khaldūn: Religion-based and Reason-based Politics (ca. 1380) -- 10. Anonymous: On the Good of the Muslims (ca. 1650) and Anonymous: The Praised Book (1620) -- (Ottoman-) Turkish Secularities between Expediency and Ideology: A History of Entanglements and Distinctions -- Introduction -- 11. Mustafa Fazıl Paşa: Letter to Sultan Abdülaziz (1867) -- 12. Ziya Paşa: Law and Courts (1870) -- 13. Anonymous: Visit of Archbishop İzmirliyan to the Sultan (1908) -- 14. Elmalılı Muhammed Hamdi (Yazır): Islam, the Caliphate, and the Sheikh ül-Islam (1909) -- 15. Misak Koçunyan: Dismantling the Patriarchates (1910) -- 16. Bediüzzaman Said Nursi: The Problem of Nationalism (1911 and 1928–1935) -- 17. Ziya Gökalp: Religion, Religiosity, and the State (1916) -- 18. Ziya Gökalp: The State (1918) and The Office of the Sheikh ül-Islam (1918) -- 19. Said Halim Pasha: Reform of Muslim Society (1922) -- 20. Ahmed Cevdet [Oran]: The Secular State (1928) -- 21. Abdülbaki Gölpınarlı: Religious Education for the Republican Child (1928–1929) -- 22. Halide Edip Adıvar: The Clown and His Daughter (1935) -- 23. Ahmet Hamdi Tanpınar: Mahur Beste (1944) -- 24. Ali Fuad Başgil: Religion and Secularism (1954) -- 25. Yusuf Ziya Yörükan: Islam (1957) -- 26. İhsan Eliaçık: A Religion of Life (2006) -- 27. Abdurrahman Dilipak: Secularism (2020) -- 28. Levent Gültekin: Why Is Liberal Laicism Important? (2020) -- Colonial Formations and Postcolonial Elaborations in Arab Countries: Reason, Law, Socialism, Islamism, Secularism, and Civil Rights -- Introduction -- 29. Salīm al-Bustānī: On the Constitution (1877) -- 30. Jamāl al-Dīn al-Afghānī: The Truth about the Neicheri Sect (1880/1881) -- 31. Shiblī Shumayyil: The Philosophy of Evolution (1910) -- 32. Faraḥ Anṭūn and Muḥammad ʿAbduh: A Debate on Secularity, Christianity and Islam (1902/03) -- 33. Rafīq al-ʿAẓm: The Weakness of Muslims (1904) -- 34. ʿAlī ʿAbd al-Rāziq: Islam and the Foundations of Power (1925) -- 35. Salāma Mūsā: Freedom of Thought (1927) -- 36. Khālid Muḥammad Khālid: Religion, not Priesthood (1950) -- 37. Michel Aflaq: Our View on Religion (1956) -- 38. Muḥammad Saʿīd al-ʿAshmāwī: The Truth of the Slogan “Islam is State and Religion” (1987) -- 39. Ḥasan Ḥanafī and Muḥammad ʿĀbid al-Jābrī: Dialogue of East and West (1990) -- 40. Muḥammad Bārūt: On Islamic Secularisation (1994) -- 41. Abdelwahab Elmessiri: Partial and Comprehensive Secularism (2002) -- 42. Georges Tarabichi: Secularism as an Islamic-Islamic Problematic (2008) -- 43. Nassif Nassar: Secularity as a Victory for Justice (2009) -- 44. Rached Ghannouchi: Secularism and the Relation of Religion to the State (2012) -- 45. Abderrahmane Taha: The Misery of Secularism (2014) -- 46. Ahmad Beydoun: Accommodating Secularism (2019) -- 47. Sari Hanafi: Secularism and its Types (2021) -- Iran’s Modernity (Late 19th Century – Early 21st Century) -- Introduction -- 48. Mīrzā Yūsuf Khān Mustashār al-Dawla: One Word (1870) -- 49. Mīrzā Fatḥ ʿAli Ākhūndzādah: Letter to Mustashār al-Dawla (1875) -- 50. ʿAli Akbar Dihkhudā: A New Epiphany (1907) -- 51. Ṣadīqa Dawlatābādī: Wake up Sisters (1919) -- 52. Jalal Al Ahmad: Westoxification (1962) -- 53. Ali Shariʿati: Religion Contra Religion (1972) -- 54. Khomeini: Sermon in Najaf (1977) -- 55. Mehrangiz Kar: Political Rights of Women (1993) -- 56. Morad Saghafi: Religious New-thinking or Political Rethinking (2000) -- 57. ʿAbdolkarim Soroush: Reason, Freedom, &amp;amp; Democracy in Islam (2000) -- 58. Sedigheh Vasmaghi: Law and the Exigencies of Time (2008) -- 59. Seyed Ali Mirmousavi: A Critique of Religion-Based Politics (2021) -- Israeli Debates and Hebrew Sources: Between Jewish Particularism and a Seat at the Table of Nations -- Introduction -- 60. Theodor Herzl: The Jewish State (1896) and Altneuland (1902) -- 61. Shaul Tchernichovsky: Before the Statue of Apollo (1898) -- 62. Aharon David Gordon: Our Score with the [Jewish] Faith (ca. 1900) -- 63. Yosef Haim Brenner: On the Spectacle of Jewish Conversion (1910) -- 64. Haim Nahman Bialik: Halacha and Aggada (1916) -- 65. Salim Yitzhak Nissim: Daughter of Babylon (1920) -- 66. Jaqueline Kahanoff: Childhood in Egypt (1959) -- 67. Yeshayahu Leibowitz: A Call for the Separation of Religion and State (1959) -- 68. Rabbi Ovadia Yosef: He shall Opine (1980/1981).</text:p>
          </table:table-cell>
          <table:table-cell office:value-type="string" table:style-name="ce1">
            <text:p>https://library.ecssr.ae/cgi-bin/koha/opac-detail.pl?biblionumber=288708</text:p>
          </table:table-cell>
          <table:table-cell table:number-columns-repeated="16377"/>
        </table:table-row>
        <table:table-row table:style-name="ro1">
          <table:table-cell office:value-type="string" table:style-name="ce1">
            <text:p>288709</text:p>
          </table:table-cell>
          <table:table-cell office:value-type="string" table:style-name="ce1">
            <text:p>Influencer Politics : At the Intersection of Personal, Political, and Promotional /</text:p>
          </table:table-cell>
          <table:table-cell office:value-type="string" table:style-name="ce1">
            <text:p>Arnesson, Johanna.</text:p>
          </table:table-cell>
          <table:table-cell office:value-type="string" table:style-name="ce1">
            <text:p>Influencer Politics focuses on current discussions about the role and impact of social media influencers in the political sphere, and how the personal, political and promotional often converges in digital media. A key question is how core ideas of influencer culture - authenticity, intimacy, commercialism, and self-branding - shape the ways in which politics are expressed and understood in this context, as well as opens up space for new ways of connecting and interacting with the public. It also highlights the way that influencer culture itself is infused with politics, where issues of, for example, empowerment and exploitation are articulated and discussed in different ways. The book is the result of a common interest among researchers engaged in work on political aspects of influencer marketing and influencer culture from critical, cultural, and strategic perspectives, and offers a range of case studies devoted to both the promises and limitations of influencer politics.</text:p>
          </table:table-cell>
          <table:table-cell office:value-type="string" table:style-name="ce1">
            <text:p>Berlin/Boston : Walter de Gruyter GmbH, 2024.</text:p>
          </table:table-cell>
          <table:table-cell office:value-type="string" table:style-name="ce1">
            <text:p>Intro -- Acknowledgements -- Table of Contents -- Influencer politics: An introduction -- From beauty to ballots -- “Remember to vote!” -- The influencer political communicators dream of -- Election influencers on TikTok -- A human behind the politics? -- Greenfluencers and environmental advocacy -- Tears and body insecurities -- Body and beauty pressures in the Norwegian influencer industry -- Instagram as an affective battlefield -- Contributors -- Index.</text:p>
          </table:table-cell>
          <table:table-cell office:value-type="string" table:style-name="ce1">
            <text:p>https://library.ecssr.ae/cgi-bin/koha/opac-detail.pl?biblionumber=288709</text:p>
          </table:table-cell>
          <table:table-cell table:number-columns-repeated="16377"/>
        </table:table-row>
        <table:table-row table:style-name="ro1">
          <table:table-cell office:value-type="string" table:style-name="ce1">
            <text:p>288710</text:p>
          </table:table-cell>
          <table:table-cell office:value-type="string" table:style-name="ce1">
            <text:p>Turbulence Across the Sea : Transatlantic Relations and Strategic Competition /</text:p>
          </table:table-cell>
          <table:table-cell office:value-type="string" table:style-name="ce1">
            <text:p>Baranets, Elie.</text:p>
          </table:table-cell>
          <table:table-cell office:value-type="string" table:style-name="ce1">
            <text:p>Great Power competition is back. On the two sides of the Atlantic, however, this concept often means different things. While the United States is focused on China, Europe is preoccupied with Russia. Yet shifting American priorities toward Asia requires reconceptualizing the future role of NATO. In Europe, this shift has led to serious thought about how to achieve strategic autonomy that will allow Europe to guarantee its own security regardless of strategic choices made in Washington. As Chinese strategy focuses on dividing European actors and making them more economically dependent on Beijing, these developments may undermine Washington's influence in Europe while limiting potential European action against Chinese interests. With a mix of research methodologies applied by scholars from both sides of the Atlantic, Turbulence Across the Sea offers a comprehensive analysis of relations among European and North American actors in the context of strategic competition among the United States, Europe, Russia, and China. In doing so, it demonstrates that a reaffirmation of transatlantic cooperation is necessary to maintain security in the face of aggressive moves by both Russia and China. By analyzing attitudes from the perspective of both the various actors (Britain, France, Germany, and the European Union) and various sectors (intelligence cooperation, foreign direct investments, technology, and the defense industry), this book provides readers with a comprehensive perspective on the challenges and opportunities in the shifting landscape of security in the twenty-first century.</text:p>
          </table:table-cell>
          <table:table-cell office:value-type="string" table:style-name="ce1">
            <text:p>Ann Arbor : University of Michigan Press, 2024.</text:p>
          </table:table-cell>
          <table:table-cell office:value-type="string" table:style-name="ce1">
            <text:p>Intro -- Contents -- Prologue. The Return of Great Power Competition: From Strategy to Geopolitics | Hew Strachan -- Part 1: Introduction -- 1. Coping with Strategic Competition | Elie Baranets and Andrew R. Novo -- Part 2: Framing The Debate -- 2. What’s New under the Sun? Evolving and Eternal Elements in Great Power Competition | Andrew R. Novo -- 3. Stuck in the Middle with You: A Historical Perspective on NATO and Great Power Competition | Carolyne V. Davidson -- 4. What Is Europe Caught in the Middle Of? A Theoretical Look at the US-China Competition | Elie Baranets -- Part 3: Major Actors -- 5. Return of the “Honest Broker”? Examining Germany’s Potential as Transatlantic Anchor Point in the Light of Strategic Competition | Benjamin Pommer -- 6. Coping with the Rise of Sino-American Rivalry: Why Macron Has Not (Yet) Succeeded in Strengthening Strategic Autonomy | Samuel B. H. Faure -- 7. Britain’s Strategic Dilemma | Thibaud Harrois -- 8. A Lamb in the Jungle? The EU and the Return of Power Politics | Delphine Deschaux-Dutard and Bastien Nivet -- Part 4: Key Sectors -- 9. The Geoeconomic Dimensions of Chinese FDI in Europe | Peter G. Thompson -- 10. The European Defense Industry in an Era of Great Power Competition: Why China’s Rise Is Not (Yet) a Game Changer | Lucie Béraud-Sudreau and Samuel B. H. Faure -- 11. The Return of “Techno-Nationalism” and Its Implications for the Transatlantic Allies: The Case of Huawei 5G Networks and Canada | David G. Haglund and Dylan F. S. Spence -- 12. The Impact of the New Security Agenda on Transatlantic Intelligence Relations | Benjamin Oudet -- Part 5: Conclusion -- 13. Conclusion | Elie Baranets and Andrew R. Novo -- Contributors -- Index.</text:p>
          </table:table-cell>
          <table:table-cell office:value-type="string" table:style-name="ce1">
            <text:p>https://library.ecssr.ae/cgi-bin/koha/opac-detail.pl?biblionumber=288710</text:p>
          </table:table-cell>
          <table:table-cell table:number-columns-repeated="16377"/>
        </table:table-row>
        <table:table-row table:style-name="ro1">
          <table:table-cell office:value-type="string" table:style-name="ce1">
            <text:p>288711</text:p>
          </table:table-cell>
          <table:table-cell office:value-type="string" table:style-name="ce1">
            <text:p>Big Earth Data in Support of the Sustainable Development Goals (2022) - China : Utilizing Technology for Global Impact /</text:p>
          </table:table-cell>
          <table:table-cell office:value-type="string" table:style-name="ce1">
            <text:p>Guo, Huadong.</text:p>
          </table:table-cell>
          <table:table-cell office:value-type="string" table:style-name="ce1">
            <text:p>This open access book showcases the innovative practices of Big Earth Data methods through a collection of comprehensive case studies from China to monitor and evaluate indicators for seven SDGs, i.e., zero hunger (SDG 2), clean water and sanitation (SDG 6), affordable and clean energy (SDG 7), sustainable cities and communities (SDG 11), climate action (SDG 13), life below water (SDG 14), life on land (SDG 15), and to analyze the interactions among multiple SDGs indicators.The emphasis on Big Earth Data is highly relevant within the context of growing global challenges. Disaster risk mitigation, climate change, global food security, resource management, and environmental challenges all are interlinked through earth systems and processes that are independent of human constructs. Therefore, these case studies highlight methods and practices of spatial information mining and integrated SDG evaluation, which include evaluating the synergy and trade-off relationships among the SDGs in the context of their correlations; simulating multiple indicators' interactions in future environmental, economic and social scenarios in the context of their temporal variations; designing integrated evaluations of regional SDGs in the context of experience with the study of multiple indicators. Big Earth Data therefore has the potential to support informed policy and decision support at global, regional, and local scales.</text:p>
          </table:table-cell>
          <table:table-cell office:value-type="string" table:style-name="ce1">
            <text:p>Singapore : Springer, 2024.</text:p>
          </table:table-cell>
          <table:table-cell office:value-type="string" table:style-name="ce1">
            <text:p>1. Introduction -- References -- 2. SDG 2 Zero Hunger -- 2.1. Background -- 2.2. Main Contributions -- 2.3. Case Studies -- 2.3.1. Monitoring and Assessing Saline-Alkali Land Improvement and Utilization in Western Jilin Province -- 2.3.1.1. Background -- 2.3.1.2. Data -- 2.3.1.3. Methods -- 2.3.1.4. Results and Analysis -- Temporal Variation in the Saline-Alkali Land Area in Western Jilin Province -- Analysis of the Change Rate of Saline-Alkali Land -- Analysis of Saline-Alkali Land and Land Use Conversion -- Influencing Factors of Saline-Alkali Land Area -- 2.3.1.5. Discussion and Outlook -- 2.3.2. Coupling Driving Relationship Between Spatiotemporal Change in Cultivated Soil Organic Carbon and Crop Yield in the Beijing-Tianjin-Hebei Urban Agglomeration -- 2.3.2.1. Background -- 2.3.2.2. Data -- 2.3.2.3. Methods -- 2.3.2.4. Results and Analysis -- Temporal and Spatial Changes in the Organic Carbon Content in Cultivated Soil Surfaces -- Temporal and Spatial Changes in the Grain Output in the Beijing-Tianjin-Hebei Urban Agglomeration -- Coupling Analysis of Topsoil Organic Carbon and Crop Yield in the Beijing-Tianjin-Hebei Urban Agglomeration -- Analysis of the Strategy of the Synergistic Promotion of the Soil Organic Carbon Content and Grain Yield—Taking Quzhou as an Example -- 2.3.2.5. Discussion and Outlook -- 2.3.3. Assessment of Potential for Cropland Carbon Sequestration in China Under Global Change -- 2.3.3.1. Background -- 2.3.3.2. Data -- 2.3.3.3. Methods -- 2.3.3.4. Results and Analysis -- Simulation of Current Changes in Cropland Soil Organic Carbon Density -- Future Cropland Carbon Sink Projections Under the Baseline Management Scenario -- 2.3.3.5. Discussion and Outlook -- 2.3.4. Temporal and Spatial Variations in Carbon Emissions for Cropping Systems in China -- 2.3.4.1. Background -- 2.3.4.2. Data -- 2.3.4.3. Methods -- 2.3.4.4. Results and Analysis -- 2.3.4.5. Discussion and Outlook -- 2.3.5. Food Loss and Waste and Its Reduction Pathways in China -- 2.3.5.1. Background -- 2.3.5.2. Data -- 2.3.5.3. Methods -- 2.3.5.4. Results and Analysis -- 2.3.5.5. Discussion and Outlook -- 2.4. Summary -- References -- 3. SDG 6 Clean Water and Sanitation -- 3.1. Background -- 3.2. Main Contributions -- 3.3. Case Studies -- 3.3.1. Water Quality Monitoring and Assessment of Drinking Water Sources in China -- 3.3.1.1. Background -- 3.3.1.2. Data -- 3.3.1.3. Methods -- 3.3.1.4. Results and Analysis -- Distribution of Online Monitoring Stations for Water Quality at Drinking Water Sources -- Spatial Clustering Analysis of Water Quality in Drinking Water Sources -- Analysis of Changes in Water Quality Monitoring Indicators for Drinking Water Sources -- Water Quality and Safety Evaluation Results of Drinking Water Sources -- 3.3.1.5. Discussion and Outlook -- 3.3.2. Proportion of Water Bodies with Good Ambient Water Quality in China’s Provinces and Change Assessment in 2015 and 2020 -- 3.3.2.1. Background -- 3.3.2.2. Data -- 3.3.2.3. Methods -- Surface Water Quality Evaluation Method -- Assessment Methods of Groundwater Quality -- 3.3.2.4. Results and Analysis -- Inter-Provincial Comparison of Surface Water Bodies with Good Quality -- Spatial Distribution of Surface Water Bodies with Good Quality in All Provinces of China -- Changes in the Proportion of Surface Water Bodies with Good Quality in All Provinces of China from 2015 to 2020 -- General Groundwater Quality of China from 2019 to 2021 -- General Groundwater Quality of All Provinces from 2019 to 2021 -- Policy Recommendations -- 3.3.2.5. Discussion and Outlook -- 3.3.3. Assessment of Change in Water Use Efficiency of Three Major Grain Crops in China -- 3.3.3.1. Background -- 3.3.3.2. Data -- 3.3.3.3. Methods -- 3.3.3.4. Results and Analysis -- 3.3.3.5. Discussion and Outlook -- 3.3.4. Changes and Drivers of Water Stress in China from 2010 to 2030 -- 3.3.4.1. Background -- 3.3.4.2. Data -- 3.3.4.3. Methods -- 3.3.4.4. Results and Analysis -- Changes in Water Stress Levels and Climate Drivers in China from 2010 to 2020 -- Seasonal Variations in Water Stress in China and the Impact of Droughts -- Drivers of Water Use Changes in China -- Simulation of China’s Water Stress Levels from 2020 to 2030 Under Multiple Scenarios -- 3.3.4.5. Discussion and Outlook -- 3.3.5. Assessment of Data Supporting Capacity for Provincial Integrated Water Resources Management in China -- 3.3.5.1. Background -- 3.3.5.2. Data -- 3.3.5.3. Methods -- 3.3.5.4. Results and Analysis -- Data Supporting Capacity for IWRM in China -- Data Supporting Capacity for Provincial IWRM -- 3.3.5.5. Discussion and Outlook -- 3.3.6. Comprehensive Assessment of China’s SDG 6 Progress from 2015 to 2020 -- 3.3.6.1. Background -- 3.3.6.2. Data -- 3.3.6.3. Methods -- 3.3.6.4. Results and Analysis -- 3.3.6.5. Discussion and Outlook -- 3.4. Summary -- References -- 4. SDG 7 Affordable and Clean Energy -- 4.1. Background -- 4.2. Main Contributions -- 4.3. Case Studies -- 4.3.1. Construction and Spatiotemporal Distribution Analysis of PV Power Stations in China -- 4.3.1.1. Background -- 4.3.1.2. Data -- 4.3.1.3. Methods -- 4.3.1.4. Results and Analysis -- Distribution of China’s PV Power Plants -- Spatiotemporal Distribution Changes of China’s PV Power Plants -- 4.3.1.5. Discussion and Outlook -- 4.3.2. Spatiotemporal Monitoring and Analysis of China’s High Energy-Consuming Industries -- 4.3.2.1. Background -- 4.3.2.2. Data -- 4.3.2.3. Methods -- 4.3.2.4. Results and Analysis -- Spatial Distribution Pattern of China’s High Energy-Consuming Industries -- Spatiotemporal Distribution Characteristics of China’s High Energy-Consuming Industries -- In 2021, the Energy Consumption Per Unit of GDP in China Decreased by One-Fifth Compared to 2014, Making an Important Contribution to Global Energy Efficiency -- 4.3.2.5. Discussion and Outlook -- 4.4. Summary -- References -- 5. SDG 11 Sustainable Cities and Communities -- 5.1. Background -- 5.2. Main Contributions -- 5.3. Case Studies -- 5.3.1. Changes in Urban Land Use Efficiency in China -- 5.3.1.1. Background -- 5.3.1.2. Data -- 5.3.1.3. Methods -- 5.3.1.4. Results and Analysis -- High-Precision Mapping of Urban Built-Up Areas -- LCRPGR -- BPC -- 5.3.1.5. Discussion and</text:p>
          </table:table-cell>
          <table:table-cell office:value-type="string" table:style-name="ce1">
            <text:p>https://library.ecssr.ae/cgi-bin/koha/opac-detail.pl?biblionumber=288711</text:p>
          </table:table-cell>
          <table:table-cell table:number-columns-repeated="16377"/>
        </table:table-row>
        <table:table-row table:style-name="ro1">
          <table:table-cell office:value-type="string" table:style-name="ce1">
            <text:p>288712</text:p>
          </table:table-cell>
          <table:table-cell office:value-type="string" table:style-name="ce1">
            <text:p>Strengthening European Energy Policy : Governance Recommendations from Innovative Interdisciplinary Collaborations /</text:p>
          </table:table-cell>
          <table:table-cell office:value-type="string" table:style-name="ce1">
            <text:p>Crowther, Ami.</text:p>
          </table:table-cell>
          <table:table-cell office:value-type="string" table:style-name="ce1">
            <text:p>This open access book foregrounds novel collaborations between the Social Sciences and Humanities (SSH), and Science, Technology, Engineering and Mathematics (STEM) disciplines, for the benefit of European energy policy. Each chapter has been led by a team spanning social and technical disciplines. The book proposes 10 policy recommendations to: Simplify the uptake of community energy; Prioritise societal engagement in geothermal; Create co-learning for energy communities; Facilitate energy literacy; Support place-based strategies for retrofit; Promote integrated policy design for agrivoltaics; Increase social acceptability of low-carbon technologies; Protect digital energy infrastructure; Understand stakeholder perceptions of energy-efficiency measures; and Rethink energy system models to support the just transition. It will be of interest to anyone developing, implementing or critiquing energy policy (locally, nationally or internationally) as well as those looking to expand the use of interdisciplinary research to achieve sustainability goals. Part of a three-volume collection covering climate, energy, and mobility policy.</text:p>
          </table:table-cell>
          <table:table-cell office:value-type="string" table:style-name="ce1">
            <text:p>Cham : Palgrave Macmillan, 2024.</text:p>
          </table:table-cell>
          <table:table-cell office:value-type="string" table:style-name="ce1">
            <text:p>Intro -- Foreword 1: Low-Carbon Approaches at the Crossroads: Why the European Green Deal Will Benefit from Interdisciplinary Insights -- Foreword 2: Beyond Technology: Transcending Disciplinary Boundaries to Achieve More Sustainable Energy Systems -- Preface -- Acknowledgements -- Contents -- Notes on Contributors -- List of Tables -- Part I Introduction -- 1. Interdisciplinary Collaborations for European Energy Policy and Governance -- 1.1. Current EU Energy Policy Ambitions -- 1.2. The Need for Interdisciplinary Collaboration to Meet Complex European Energy Challenges -- 1.3. Stimulating Novel Interdisciplinary Collaborations Through This Book Project -- 1.4. Overview of the Four Parts of the Book and Constituent Chapters -- 1.5. Tips on How to Read This Book -- References -- Part II Navigating Community Participation -- 2. Simplify the Uptake of Community Energy by Leveraging Intermediaries and the Use of Digital Planning Tools -- 2.1. Introduction -- 2.2. Strengthen Community-Led Renewable Energy Initiatives -- 2.2.1. Ensure Follow-Up and Implementation of EU Policy Measures -- 2.2.2. Foster Institutional Allies at Local and Regional Levels -- 2.2.3. Provide Access and Increase Capacities for Using New Planning Tools -- 2.3. Achieving Our Recommendation -- References -- 3. Prioritise Inclusive, Early, and Continuous Societal Engagement to Maximise the Benefits of Geothermal Technologies -- 3.1. Introduction -- 3.2. Technology and Society in the Geothermal Sector -- 3.2.1. Understanding Geothermal Technologies -- 3.2.2. Introducing Geothermal Energy in EU, National and Local Energy Decision-Making -- 3.2.3. How Societal Engagement in Geothermal Projects Can Become More Inclusive -- 3.3. Achieving Our Recommendation -- References -- 4. Create a Co-learning Environment for Geothermal Energy Communities Across the European and African Unions -- 4.1. Introduction -- 4.2. Enable and Encourage Geothermal Energy Communities -- 4.2.1. Geothermal’s Potential for Energy Communities -- 4.2.2. Assessing GEC’s Feasibility: An Interdisciplinary and Participatory Approach -- 4.2.3. Critical Issues and Barriers to GECs -- 4.3. Achieving Our Recommendation -- References -- Part III Navigating Knowledges for the Built Environment -- 5. Facilitate the Development of Energy Literacy Amongst Citizens to Support Their Meaningful Participation in the Energy Transition -- 5.1. Introduction -- 5.1.1. The Knowledge and Conditions for Developing Energy Literacy -- 5.1.2. Tackling the Information Gap Between Generic and Bespoke Provision -- 5.1.3. Framing Participation in the Energy Transition Beyond Energy -- 5.1.4. Ensuring Citizen Access to Trusted and Trustworthy Actors and Sources of Information -- 5.2. Achieving Our Recommendation -- References -- 6. Support Place-Based and Inclusive Supply Chain, Employment and Skills Strategies for Housing-Energy Retrofit -- 6.1. Introduction -- 6.2. Initiatives to Support Workforce Development -- 6.2.1. Supply-Side Coordination Through Place-Based Action -- 6.2.2. Ensuring Quality in the Supply Chain: Regulation and Training -- 6.3. Achieving Our Recommendation -- References -- Part IV Navigating the Delivery of New Technology -- 7. Promote Integrated Policy Design to Overcome Social and Technical Challenges for Agrivoltaic Deployment -- 7.1. Introduction: Agrivoltaic Deployment as a Socio-Technical Innovation Pathway -- 7.2. Challenges for AV Deployment -- 7.3. Achieving Our Recommendation -- Notes -- References -- 8. Increase Social Acceptability of Nuclear Fusion, Agrivoltaics, and Offshore Wind Through National Support Programmes -- 8.1. Introduction -- 8.2. Unpacking the Social Acceptability of Low-Carbon Energy Technologies -- 8.2.1. Social Acceptability of Low-Carbon Energy Technologies -- 8.2.2. Focus on the Social Acceptability of Offshore Wind Turbines, Agrivoltaics, and Nuclear Fusion in France -- Social Acceptability Has Gained Significant Attention in Discussions About Large-Scale Energy Projects in France -- Agrivoltaics Social Acceptance Was Taken for Granted by the French Government -- Public Opinion on Nuclear Fusion Is Influenced by the Existing Nuclear Fission Landscape -- The Focus on Nuclear in Social and Political Systems Slows Non-Nuclear Low-Carbon Energy Adoption in France -- 8.2.3. Results and Analysis -- Factors Shaping Social Acceptability of Low-Carbon Energy Technologies Over Time -- Sources of Social Acceptability and Unacceptability of the Three Low-Carbon Energy Technologies -- 8.3. Achieving Our Recommendation -- Notes -- References -- 9. Protect the EU’s Digital Energy Infrastructure Against Cyberthreats Through Advanced Technologies, Human Vulnerability Mitigation, and Ethical Practices -- 9.1. Introduction -- 9.2. Cybersecurity in the Digital Energy Sector: Challenges, Current Policies, and Recommended Actions -- 9.2.1. Common Cyberthreats and Challenges in the Digital Energy Sector -- 9.2.2. Analysis of Existing EU Cybersecurity Policy and Legislation in the Digital Energy Sector -- 9.2.3. Implementing Comprehensive Cybersecurity Countermeasures in the Digital Energy Sector -- 9.3. Achieving Our Recommendation -- References -- Part V Navigating Models for Policy Development -- 10. Understand Stakeholder Perceptions and Implementation Possibilities for Energy Efficiency Measures and Policy Through Multicriteria Modelling -- 10.1. Introduction -- 10.2. Application of a Multicriteria Model for the Built Environment -- 10.2.1. Handling Conflicting Objectives -- 10.2.2. Stakeholder Feedback -- Barriers to Greater Energy Efficiency in Buildings -- Multicriteria Model Applicability and Design -- Policy and Politics of Energy Efficiency -- 10.3. Achieving Our Recommendation -- References -- 11. Rethink Energy System Models to Support Interdisciplinary and Inclusive Just Transition Debates -- 11.1. Introduction -- 11.2. Insights on Modelling Gaps and Ways to Improve and Complement Energy Modelling -- 11.2.1. What Are the Limitations of Models and Modelling Approaches? -- 11.2.2. How Can Social Sciences Address Modelling Gaps? -- Recognitional Justice -- Procedural Justice -- Distributional Justice -- 11.3. Achieving Our Recommendation -- References -- Part VI Conclusion -- 12. Reflections on Interdisciplinary Collaborations for European Energy Policy and Governance -- 12.1. Reflections on Policy and Governance Recommendations -- 12.2. Reflections on Innovation in Interdisciplinary Collaborations -- 12.3. Closing Remarks: Interdisciplinarity for Strengthening Energy Policy and Governance -- References -- Afterword 1: A Quest for More Intentional Interdisciplinary Synergies by Giulia Sonetti and Osman Arrobbio -- References -- Afterword 2: Considering the Role of the Scientific Community by Henry Jeffrey and Kristofer Grattan -- Afterword 3: Empowering the Energy Transition: Collaborative Pathways Ahead for European Union Policy by Emma Bergeling -- Acknowledgements -- References -- Afterword 4: Reinserting the Missing Piece: Integrating the Human Dimension in Energy Policy by Rod Janssen and Audrey Nugent -- References -- Index.</text:p>
          </table:table-cell>
          <table:table-cell office:value-type="string" table:style-name="ce1">
            <text:p>https://library.ecssr.ae/cgi-bin/koha/opac-detail.pl?biblionumber=288712</text:p>
          </table:table-cell>
          <table:table-cell table:number-columns-repeated="16377"/>
        </table:table-row>
        <table:table-row table:style-name="ro1">
          <table:table-cell office:value-type="string" table:style-name="ce1">
            <text:p>288713</text:p>
          </table:table-cell>
          <table:table-cell office:value-type="string" table:style-name="ce1">
            <text:p>Strengthening European Climate Policy : Governance Recommendations from Innovative Interdisciplinary Collaborations /</text:p>
          </table:table-cell>
          <table:table-cell office:value-type="string" table:style-name="ce1">
            <text:p>Galende S anchez, Ester.</text:p>
          </table:table-cell>
          <table:table-cell office:value-type="string" table:style-name="ce1">
            <text:p>This open-access book foregrounds 10 novel collaborations between the Social Sciences and Humanities (SSH), and Science, Technology, Engineering and Mathematics (STEM) disciplines, for strengthening European climate policy.Part of a three-volume collection covering climate, energy, and mobility policy.</text:p>
          </table:table-cell>
          <table:table-cell office:value-type="string" table:style-name="ce1">
            <text:p>Cham : Palgrave Macmillan, 2024.</text:p>
          </table:table-cell>
          <table:table-cell office:value-type="string" table:style-name="ce1">
            <text:p>Intro -- Foreword 1—Low-Carbon Approaches at the Crossroads: Why the European Green Deal Will Benefit from Interdisciplinary Insights -- Foreword 2—A Political Culture that Places Climate Change at the Centre of Social Priorities: Insights from an Interdisciplinary Approach -- References -- Preface -- Acknowledgments -- Contents -- Notes on Contributors -- List of Figures -- List of Tables -- 1. Introduction -- References -- 2. Considering the Cross-Boundary Environmental and Social Implications of the EU’s Carbon Dioxide Removal Strategy in Brazil -- Introduction -- Science-Based Evidence Findings -- Land Requirements in Brazil to Accomplish the EC’s NZE Goal -- Unintended Consequences: Environmental and Social Threats -- Conclusions and Recommendations -- References -- 3. Weaving a Transformative Circular Textile Policy Through a Socio-Environmental Justice Lens -- Introduction -- How Can EU Textile Policies Enable the Transition to a Fair and Sustainable Circular Society? -- Analytical Framework -- Analysis of Relevant EU Policies -- Environmental Dimension -- Recognitive Dimension -- Distributive Dimension -- Procedural Dimension -- Restorative Dimension -- Conclusion and Recommendations -- Appendixes -- Appendix 1 -- Appendix 2 -- Appendix 3 -- References -- 4. Adapting to Heatwaves: Reframing, Understanding, and Translating Strategies from India to the EU -- Introduction -- Interdisciplinary Methodology -- Reframing Adaptation -- Understanding Heatwave Adaptation in India -- Jaali Fenestrations: Revival of Traditional Climate-Sensitive Architecture -- Ashwath Kattes: Sacred Trees as Social Spaces and Nature-Based Solution for Heat Alleviation -- Mahila Housing Trust: Women Empowerment in Deprived Communities -- Translating Adaptation for Europe -- Conclusions and Recommendations -- Notes -- References -- 5. Advancing Epistemic Justice with Local Knowledge: A Process Indicator for EU Climate Adaptation Policymaking -- Introduction -- Why Is Epistemic Justice Pertinent? -- Why Is Local Knowledge Essential for Climate Adaptation? -- Why Use a Process Indicator for Achieving Epistemic Justice in EU Policies? -- Conclusions and Recommendations -- Appendix -- References -- 6. Linking Vulnerability to Heatwaves and Public Health: Indicators for EU Policies on Energy Renovation of Residential Buildings -- Introduction -- Methodology -- Challenges and Recommendations for ERB Policies from an Adaptive Approach to Climate Change -- Climate Change as a Public Health Crisis -- Effective Policies Against Energy Poverty -- Heat Adaptation Actions: Temporal and Spatial Dimensions -- Cross-Cutting, Unified, and Comprehensive Databases for an Accurate VH Mapping -- Multi-Criteria Assessment of Vulnerability to Heat -- Conclusions and Recommendations -- Appendix -- References -- 7. Reforming Carbon Accounting Mechanisms Around Justice-Based Principles to Promote Societal Sustainability -- Introduction -- The Evidence Base -- Conclusion and Recommendations -- Appendix -- References -- 8. Leave No One Behind: Engaging Communities in the Just Transition Process Towards Climate Neutrality -- Introduction -- Community Engagement for a Just Transition -- Stakeholder Engagement Challenges and Opportunities -- Cross-Project Learnings on the Added Value of Community Engagement -- Conclusions and Recommendations -- References -- 9. Developing Equitable Maritime Spatial Planning in the EU: Case Studies from Portugal and Norway -- Introduction -- Experiences with MSP: Case Studies from Portugal and Norway -- Portugal -- Norway -- Conclusions and Recommendations -- References -- 10. Bringing in Ethics: A Multi-stakeholder Approach to Manage the Transition to Low-Carbon Construction -- Introduction -- Results -- Ethical Dimensions and Stakeholders in Transitioning to Low-Carbon Construction -- Resolving Trade-Offs Through Fair Stakeholder Interaction -- Conclusions and Recommendations -- References -- 11. Integrating Multispecies Justice Approach for Climate Risk Management in Forest Areas of Mediterranean Europe -- Introduction -- Changing Façades of Forest Policy in Europe -- Beyond the Firefighting Trap -- Towards a Value-Based Understanding of Forest–Climate Interaction -- Centring Multispecies Justice in Climate Risk Management -- Conclusions and Recommendations -- References -- 12. Conclusions -- References -- Afterword 1. Where Do We Go from Here? SSH Inquiries into Crucial HOW Questions in Climate Change Policies -- Afterword 2. Cross-Disciplinary Thinking to Rise to the Challenges of Global Systemic Risks -- References -- Afterword 3. Justice as the Foundation of European Climate Policies: A Future that Serves All of Us -- Afterword 4. Interdisciplinary Perspectives to Reimagine Systems for a Sustainable and Just Future -- Reference -- Index.</text:p>
          </table:table-cell>
          <table:table-cell office:value-type="string" table:style-name="ce1">
            <text:p>https://library.ecssr.ae/cgi-bin/koha/opac-detail.pl?biblionumber=288713</text:p>
          </table:table-cell>
          <table:table-cell table:number-columns-repeated="16377"/>
        </table:table-row>
        <table:table-row table:style-name="ro1">
          <table:table-cell office:value-type="string" table:style-name="ce1">
            <text:p>288714</text:p>
          </table:table-cell>
          <table:table-cell office:value-type="string" table:style-name="ce1">
            <text:p>Post-Truth Populism : A New Political Paradigm /</text:p>
          </table:table-cell>
          <table:table-cell office:value-type="string" table:style-name="ce1">
            <text:p>Newman, Saul.</text:p>
          </table:table-cell>
          <table:table-cell office:value-type="string" table:style-name="ce1">
            <text:p>This open access book analyses the convergence between 'post-truth' political culture and the politics of populism. The premise is that there is an intrinsic link between post-truth discourse (referring to mis/disinformation, 'alternative facts', 'fake news', conspiracy theories and the general distrust of expert knowledge and official sources of information) and the central narrative of populism, which opposes the 'common sense' wisdom of ordinary honest people to the 'expert knowledge' of duplicitous technocratic elites. The book investigates the current post-truth phenomenon as a distinct feature of contemporary political life, and the specific ways in which it intersects with the resurgence of populism. While there has been a considerable literature on both post-truth and populism, they are largely treated as separate phenomena, and very little research has been conducted on their actual connection. The original contribution of this book to an emerging field of study is to develop a strong, coherent and empirically informed theoretical framework for understanding the specific paradigm of post-truth populism. The authors propose this paradigm as a way of interpreting different contemporary political phenomena, such as conspiracy theories, political destabilisation, and debates around immigration, the role of journalists and the media, climate change, gender and sexuality, Islam, and minority rights, as well as a way of understanding the threats and challenges this poses to the liberal democratic model and way of life.</text:p>
          </table:table-cell>
          <table:table-cell office:value-type="string" table:style-name="ce1">
            <text:p>Cham : Palgrave Macmillan, 2024.</text:p>
          </table:table-cell>
          <table:table-cell office:value-type="string" table:style-name="ce1">
            <text:p>Intro -- Contents -- Notes on Contributors -- Introduction -- Approach, Methodology, and Structure -- Chapter Outline -- Debating PTP -- Political Communications and the Media -- Counterknowledge and Conspiracy Theories -- PTP and Democracy -- References -- Debating PTP -- Post-truth Politics and Epistemic Populism: About (Dis-)Trusted Presentation and Communication of Facts, Not False Information -- Introduction -- Post-truth Politics, Mediation, and Trust -- Public Truth/Facts vs Scientific and Mathematical, or Rational Truth -- Trust, Mediation, and Publicly Accepted Facts -- Populism and Post-truth Politics -- Post-truth’s (and Most Populisms’) Cultural Infrastructures -- The Ideational Concept’s Epistemic Traps -- Risk 1 Elite/People Fiction -- Risk 2 Rigid People/Elite Binary Is Conceptually Misleading -- Political Consulting: Elite Models of Epistemic Populism -- Epistemic Populism -- Epistemic Populism’s ‘Informationalization’ of Populist Rhetoric -- Populist Forms, Trust, and Public Truth -- Conclusion -- References -- Nostalgic Post-truth: Towards an Anti-humanist Theory of Communication -- Introduction -- Nostalgic Post-truth and Epochal Shifts -- Why (Post-)Truth Is Not What It Seems -- The Tragic Nature of Truth and Politics -- Conclusion -- Bibliography -- (Anti-)Populism and Post-truth -- Introduction -- Populism, Anti-populism, Populist Hype -- Discourses About ‘Post-truth Populism’ -- Truth and Lies -- Reason and Rationality vs. Emotions and Ignorance -- Against Science -- Expert Discourse, Epistemic Position, Knowledge Production -- Beyond Cause and Effect -- Conclusion -- Bibliography -- Political Communications and the Media -- The Epistemic Dimension of Populist Communication: Can Exposure to Populist Communication Spark Factual Relativism? -- Introduction -- Theoretical Framework -- Conceptualizing Epistemic Populism -- Epistemic Populism and Factual Relativism -- Study 1: The Exploration of Epistemic Populism on Breitbart -- Methods -- Findings of Study 1 -- Quoting Public Opinion and the People’s Feelings to Delegitimize the Opposition -- Logical Fallacies and Selective Quoting of Evidence -- Delegitimizing Conventional Knowledge and the Mainstream Media -- Partisan Truth Claims -- Exclusionist Reality Constructions -- Conclusion of Study 1 -- Study 2: Experimental Evidence on the Effects of Epistemic Populism -- Methods of Study 2 -- Findings of Study 2 -- Overall Discussion -- Appendix 1: Stimulus Materials -- References -- Refusing to Be Silenced: Critical Journalism, Populism and the Post-truth Condition -- Introduction -- Background -- Aim and Research Questions -- Methodological Approach -- Organization of the Chapter -- Post-truth Politics and the Populist Assault on Mainstream Journalism -- Journalists’ Experiences of Physical and Verbal Abuse and Intimidation -- Details of the Interviews -- Discussion: Silencing the Voice of Mainstream Journalism? -- Conclusion -- Appendix 1: Interview Guide -- References -- Counterknowledge and Conspiracy Theories -- ‘The First in the Service of Truth’: Construction of Counterknowledge Claims and the Case of Janša's SDS’ Media Outlets -- Introduction -- Post-truth Discourse/Discourse on Post-truth -- Understanding (Post)-truth -- Populism and the Truth Game -- The Janša Paradox and Slovenian Democratic Party -- Research Strategy -- Method and Materials -- Initial Findings -- Analysing Post-truth Discourse -- Fake Media Frame -- Fake Media Sub-frame -- Fake International Media Sub-frame -- Export of Fake News Sub-frame -- Fake Institutions Frame -- Quasi-independent Institutions and Experts Sub-frame -- Truth Washing Frame -- Legitimacy Washing Sub-frame -- Minority Washing Sub-frame -- Nazi Washing Sub-frame -- Antivaccine Sub-frame -- Dominant Ideology and Structures Frame -- Communist Legacy Sub-frame -- Fake Liberalism Sub-frame -- Discussion and Conclusion -- Bibliography -- Three-Step Rhetorical Model of Conspiratorial Populism -- Introduction -- The Weaponisation of Conspiracy Theories -- The Eurabia Conspiracy Theory -- The Deep State Conspiracy Theory -- Anti-Western Conspiracy Theories -- Conspiratorial Populism -- The Politics of Disinformation -- Danger and Extremism -- Weaponisation from the Top -- Non-conspiratorial and Conspiratorial Forms -- The Three-Step Rhetoric -- First Step -- Second Step -- Third Step -- Leading to Violence -- References -- PTP and Democracy -- Populisms in Democracies Under the Post-truth Pressure: Giving New Life to Public Debate or Blurring It? -- Introduction -- Exploring the Populist Vision of Democracy -- Post-truth Regimes? Facts, Knowledge, and Public Debate in Democracy -- Facts and Opinion in Democratic Politics -- The Epistemic Content of Democracies -- Digital and Cultural Changes and the Rise of Populisms -- Conclusion -- Bibliography -- New Turn Populism: Ideological or Epistemic? An Inquiry into Explanatory Models of Populism and the Meaning of ‘Post-truth’ -- New Turn Populism, Post-truth and Ideological Analysis -- Reading NTP Ideologically -- Political-Conversational Legibility and NTP Politics -- An Epistemic/Post-epistemic Domain Theory of Political Talk -- Political Theory and Political Talk -- Etymological Populism and ‘True’ Peoples -- Conclusion: Four Approaches to the World of NTP -- References -- Populist Democracy and the Post-truth Condition -- Introduction -- Populism and Post-Truth: The Intermingling Narratives -- Truth Revisited in Mini-Publics -- Populism and Liberal Indifference -- Does Democracy Need Saving? -- Conclusion -- References -- Conclusion -- Conclusions: ‘Mainstream’ Alarmism or ‘Critical’ Complacency? How to Approach Post-truth Populism -- A Critique of ‘Mainstream’ Approaches to Post-truth Populism -- An Alarmist Approach to Post-truth Populism? -- A Middle-Ground Position? -- Post-truth Populism: Towards a New Political Paradigm? -- References -- Index.</text:p>
          </table:table-cell>
          <table:table-cell office:value-type="string" table:style-name="ce1">
            <text:p>https://library.ecssr.ae/cgi-bin/koha/opac-detail.pl?biblionumber=288714</text:p>
          </table:table-cell>
          <table:table-cell table:number-columns-repeated="16377"/>
        </table:table-row>
        <table:table-row table:style-name="ro1">
          <table:table-cell office:value-type="string" table:style-name="ce1">
            <text:p>288715</text:p>
          </table:table-cell>
          <table:table-cell office:value-type="string" table:style-name="ce1">
            <text:p>Perspectives on Paradata : Research and Practice of Documenting Process Knowledge /</text:p>
          </table:table-cell>
          <table:table-cell office:value-type="string" table:style-name="ce1">
            <text:p>Huvila, Isto.</text:p>
          </table:table-cell>
          <table:table-cell office:value-type="string" table:style-name="ce1">
            <text:p>This open access book examines a rapidly 'datafied' society, reminding us that it is crucial to know what data is about and where it originates. This insight has led to an embryonic stage of new theorizing, empirical research, and the formation of new technologies, standards, practices, and concepts to ensure the availability of adequate 'paradata' - data on the making and processing of data. This edited volume aims to provide a cross-disciplinary overview of perspectives on the concept and phenomenon of paradata and its implications for research and practice.</text:p>
          </table:table-cell>
          <table:table-cell office:value-type="string" table:style-name="ce1">
            <text:p>Cham : Springer International Publishing AG, 2024.</text:p>
          </table:table-cell>
          <table:table-cell office:value-type="string" table:style-name="ce1">
            <text:p>Intro -- Foreword -- Acknowledgments -- Contents -- About the Editors -- An Introduction to Paradata -- 1. Introduction -- 2. The Origins and Status of the Term “Paradata” -- 3. Paradata in Information and Knowledge Management -- 3.1. Approaching Paradata -- 3.2. Data Descriptions and Knowledge Management -- 4. Thematic Overview -- References -- Paradata in Surveys -- 1. Introduction -- 2. Paradata and Other Data -- 2.1. Substantive Data, Metadata, Auxiliary Data, Contextual Data -- 2.2. Paradata Definitions -- 3. Paradata Examples -- 4. Collecting, Structuring, and Designing Paradata -- 5. Applications -- 6. Challenges and Some Solutions -- 7. Discussion -- References -- Making Research Code Useful Paradata -- 1. Introduction -- 2. Code Availability -- 3. Genetic Epidemiology -- 4. Why Code Is Useful Paradata -- 5. Preserving Code -- 5.1. Code Hosting -- 5.2. Continuous Integration -- 5.3. Containerization -- 6. Making Code Useful Paradata -- 6.1. Code Must Be Usefully Documented -- 6.2. Code and Documentation Must Align -- 6.3. Code Must Be Extensive -- 6.4. Code Must Be Computer-Friendly -- 7. Sensitive Data -- 8. Discussion -- 9. Conclusions -- 10. Data Accessibility -- References -- A Leap of Faith: Revisiting Paradata in 3D Scholarship -- 1. Introduction -- 2. Paradata: Tracing the Origins and Paving the Futures -- 2.1. Computational Approaches to Paradata -- 2.2. Conceptual Approaches to Paradata: Charters and Principles -- 2.3. Implementations and Extensions of Paradata Charters and Principles -- 2.4. Conceptual and Computational Paradata: Looking Back and Looking Forward -- 3. Three-Dimensionality and Knowledge Production in Archaeology -- 3.1. Excavating the Paradoxes of Archaeology -- 3.2. Perceiving Three-Dimensionality -- 3.3. Flattening the Three-Dimensional World into Two-Dimensional Records -- Three-Dimensionality in Text -- Three-Dimensionality in Photography -- Three-Dimensionality in Drawing -- 4. A Leap of Faith: Revisiting Paradata -- 5. Conclusion -- References -- Dustings of Paradata as Pedagogical Support at Four Archaeological Field-School Sites -- 1. Introduction: Archaeology as a Data Collaboration -- 1.1. Paradata Provide Pedagogical Clarity -- 2. Emerging Pedagogy of Field Schools -- 3. Four Sites of Paradata Analyses -- 4. Presence and Proximity: An Integrative Discussion on Using Paradata Narratives (Dustings) to Support Instruction on Dig Sites -- 5. Conclusion -- References -- Towards Embodied Paradata. A Diffractive Art/Archaeology Approach -- 1. Introduction and Background -- 2. Introducing the Nessglyph -- 3. Towards Alternative Embodied Perspectives on Paradata -- 4. Techne, Poiesis, and Empeiria: `Am I Doing This Right?' -- 5. Shining a Light on the Image Makers -- 6. Paradata in Motion -- 7. Phygitally Dislocated Paradata -- 8. Summary, Discussion, and Conclusions -- References -- Mapping Accessions to Repositories Data: A Case Study in Paradata -- 1. Introduction -- 2. Starting to Set the Data -- 3. Understanding the Data -- 4. Reflecting on Paradata -- 5. Conclusion -- References -- Paradata for Digitization Processes and Digital Scholarly Editions -- 1. Introduction -- 2. Textual Scholarship and the Digital Reproduction -- 3. Case Study: manuscripta.se -- 4. Paradata for Digitization Processes -- 5. Paradata for Digital Scholarly Editions -- References -- Reconstructing Provenance in Long-Lived Data Systems: The Challenge of Paradata Capture in Memory Institution Collection Databases -- 1. Introduction -- 2. Background -- 3. Database Evolution at the University of Michigan Matthaei Botanical Gardens and Nichols Arboretum and the University of Michigan Herbarium -- 3.1. Common Origins -- 3.2. MBGNA Database Development -- Capturing Paradata Through Entity Relationship Diagrams -- 3.3. The U-M Herbarium Database Development -- Capturing Paradata Through Sankey Diagrams -- 3.4. Reconstructing Paradata: How and to What Degree Can We Record Change in Complex, Sociotechnical Systems? -- 4. Conclusion: Creating Effective Thresholds to Complex Digital Objects -- References -- Paradata in Emergency Services Communications Systems -- 1. Introduction -- 2. Paradata in Archival Science -- 3. Paradata in Modeling the Real World -- 3.1. The Map Is Not the Territory: Forensic Reconstruction of the Real World -- 3.2. Iterative Workflow -- 3.3. Obtaining King County 911 Call Data -- 4. Paradata and Interdisciplinarity -- 5. Paradata in Developing Simulations -- 5.1. Modeling Emergency Services Communication Systems -- 5.2. Iterative Paradata -- 6. Conclusion -- References -- The Role of Paradata in Algorithmic Accountability -- 1. Introduction -- 2. Professional Considerations and the Concept of Paradata -- 3. Further Unpacking Algorithmic Practices and Processes -- 4. Discussion and Conclusion -- References -- Adding Paradata About Records Processes via Information Control Plans -- 1. Introduction -- 2. Information Control as Part of Information Governance -- 3. Records Management Metadata and Paradata -- 4. Cost of Metadata Creation -- 5. Principles of Information Control -- 6. Discussion and Conclusions -- References -- Paradata as a Tool for Legal Analysis: Utilising Data-on-Data Related Processes -- 1. Introduction -- 2. Legal Knowledge Management as the Nexus of Legal Practice -- 3. Transparency in Public Decision-Making and the Growing Need for Analysis of Data-Related Processes -- 4. Examples of Legal Requirements on Documenting and Keeping Records on Data-Related Processes -- 5. Utilising `Paradata' for Increased Transparency of Technologically Assisted Public Decision-Making -- 6. Conclusions -- References -- Concluding Discussion: Paradata for Information and Knowledge Management -- 1. Introduction -- 2. Paradata: In Plural -- 3. Doing Paradata -- 4. Paradata for Information and Knowledge Management -- 5. The Idea of Transparency and Ethics of Paradata -- 6. Future Perspectives on Paradata -- References.</text:p>
          </table:table-cell>
          <table:table-cell office:value-type="string" table:style-name="ce1">
            <text:p>https://library.ecssr.ae/cgi-bin/koha/opac-detail.pl?biblionumber=288715</text:p>
          </table:table-cell>
          <table:table-cell table:number-columns-repeated="16377"/>
        </table:table-row>
        <table:table-row table:style-name="ro1">
          <table:table-cell office:value-type="string" table:style-name="ce1">
            <text:p>288716</text:p>
          </table:table-cell>
          <table:table-cell office:value-type="string" table:style-name="ce1">
            <text:p>Pushing the Paradigm of Global Water Security : Transnational Perspectives for the Next Generations /</text:p>
          </table:table-cell>
          <table:table-cell office:value-type="string" table:style-name="ce1">
            <text:p>Anker, Victoria.</text:p>
          </table:table-cell>
          <table:table-cell office:value-type="string" table:style-name="ce1">
            <text:p>This book brings together early career researchers, non-governmental organisations and industry practitioners, indigenous and local communities, and government agency workers to interrogate the concept of water security. By collating their multicultural perspectives, diverse contributions, and illustrative media, we challenge the current anthropocentric, technocratic narrative of water security, according to which: water security is solely for humans; development initiatives and interventions are driven by neocolonial and neoliberal ideologies; the socio-cultural approach to water security is secondary to a technical, engineering-based approach; and interdisciplinarity is not practical in its application. Presented here is an amalgamation of our personal and professional efforts to address these challenges. The nuance of this book is in our methodology: transnational cooperation, collaboration across disciplines, and diagnostic problem-solving. While we do not promise a single solution (there is no such thing as 'one size fits all'), we believe this timely contribution broadens the discussion around water security through its firm rejection of reductionist approaches to this most complex of 'wicked problems'. Most notably, we push for the radical acceptance of the indivisibility of environmental conservation, social stability, and economic vitality. We resist the temptation of 'green growth', recognising it as little more than neoliberalism in disguise. The brilliance, innovation, and recall to tradition that emerge through this book demonstrate the importance of solutions that are informed by a plurality of knowledge types (from scientific and technical to indigenous and local) and generated through collaboration and partnerships to support the attainment of socio-ecological justice. Essential reading for water practitioners, policy makers, and multilateral organisations in the development sector, it is also a must-read for doctoral and master's students working at intersections of water, and undergraduates who want to challenge their subject-specific perspectives on water and push disciplinary boundaries.</text:p>
          </table:table-cell>
          <table:table-cell office:value-type="string" table:style-name="ce1">
            <text:p>London : IWA Publishing, 2024.</text:p>
          </table:table-cell>
          <table:table-cell table:style-name="ce1"/>
          <table:table-cell office:value-type="string" table:style-name="ce1">
            <text:p>https://library.ecssr.ae/cgi-bin/koha/opac-detail.pl?biblionumber=288716</text:p>
          </table:table-cell>
          <table:table-cell table:number-columns-repeated="16377"/>
        </table:table-row>
        <table:table-row table:style-name="ro1">
          <table:table-cell office:value-type="string" table:style-name="ce1">
            <text:p>288720</text:p>
          </table:table-cell>
          <table:table-cell office:value-type="string" table:style-name="ce1">
            <text:p>Critically capitalist : the spirit of asset capitalism in South Korea /</text:p>
          </table:table-cell>
          <table:table-cell office:value-type="string" table:style-name="ce1">
            <text:p>Kim, Bohyeong.,</text:p>
          </table:table-cell>
          <table:table-cell office:value-type="string" table:style-name="ce1">
            <text:p>Critically Capitalist presents an ethnography of South Korea's asset seekers, including amateur stock investors, real estate enthusiasts, and money coaches, to demonstrate how financialized asset capitalism is sustained. As they hunt for profit margins, rent, and dividends, they simultaneously critique capitalism and posit their pursuit of assets as a form of resistance. Bohyeong Kim theorizes this new spirit of capitalism in South Korea as "critical capitalism," arguing that it reflects the popular discontent with both national development and financial neoliberalism. As a paradoxical critique and legitimation, Bohyeong Kim argues that critical capitalism valorizes the capitalist economy not through a triumphant narrative, but by highlighting the emotional wounds, destroyed communities, and oppressive tactics of modern capitalism. Drawing on multi-sited ethnography and in-depth interviews with a broad community of aspiring millionaires, Critically Capitalist illuminates how contemporary capitalism thrives by channeling discontent into financial and real estate markets, which in turn, has cemented critical capitalism as the cultural and affective backbone of South Korea's economy.</text:p>
          </table:table-cell>
          <table:table-cell office:value-type="string" table:style-name="ce1">
            <text:p>Ann Arbor [Michigan] : University of Michigan Press, 2025.</text:p>
          </table:table-cell>
          <table:table-cell office:value-type="string" table:style-name="ce1">
            <text:p>Chapter 1. Introduction to Critical Capitalism.-- Chapter 2: The Entrepreneurial Communitarianism of Aspiring Millionaires.-- Chapter 3: Anti-Capitalist Investing.-- Chapter 4. Emotional Wounds.-- Chapter 5. Flipping Homes, Flipping Victimhood: The Social Reproduction of Foreclosure Investors.-- Chapter 6: Single and Wanna Be Rich.</text:p>
          </table:table-cell>
          <table:table-cell office:value-type="string" table:style-name="ce1">
            <text:p>https://library.ecssr.ae/cgi-bin/koha/opac-detail.pl?biblionumber=288720</text:p>
          </table:table-cell>
          <table:table-cell table:number-columns-repeated="16377"/>
        </table:table-row>
        <table:table-row table:style-name="ro1">
          <table:table-cell office:value-type="string" table:style-name="ce1">
            <text:p>288848</text:p>
          </table:table-cell>
          <table:table-cell office:value-type="string" table:style-name="ce1">
            <text:p>Behind the Science : The Invisible Work of Data Management in Big Science /</text:p>
          </table:table-cell>
          <table:table-cell office:value-type="string" table:style-name="ce1">
            <text:p>Harrison, Katherine,</text:p>
          </table:table-cell>
          <table:table-cell office:value-type="string" table:style-name="ce1">
            <text:p>Available Open Access digitally under CC-BY-NC-ND licence. Some of the largest quantities of data produced today occur as the result of experiments taking place at Big Science facilities. This book tells the story of a unique research journey following the people responsible for designing and implementing data management at a new Big Science facility, the European Spallation Source (ESS) in Lund, Sweden. It critically examines the idea of data as an absolute 'truth' and sheds light on the often underestimated, yet essential, contributions of these data experts. Providing a unique glimpse into the inner workings of Big Science, this book fills an important gap in science and technology studies and critical data studies.</text:p>
          </table:table-cell>
          <table:table-cell office:value-type="string" table:style-name="ce1">
            <text:p>Bristol : Bristol University Press, 2024.</text:p>
          </table:table-cell>
          <table:table-cell office:value-type="string" table:style-name="ce1">
            <text:p>Front Matter -- Contents -- List of Figures -- About the Author -- Acknowledgements -- Data and Knowledge -- A Neglected Aspect of Big Science -- In/Visibility -- How to Study a Hole in the Ground -- Getting Technical -- Technician or Scientist? -- Organisational Frictions -- The Rawness of the Data -- Big Science: A Moving Target -- References -- Index</text:p>
          </table:table-cell>
          <table:table-cell office:value-type="string" table:style-name="ce1">
            <text:p>https://library.ecssr.ae/cgi-bin/koha/opac-detail.pl?biblionumber=288848</text:p>
          </table:table-cell>
          <table:table-cell table:number-columns-repeated="16377"/>
        </table:table-row>
        <table:table-row table:style-name="ro1">
          <table:table-cell office:value-type="string" table:style-name="ce1">
            <text:p>288847</text:p>
          </table:table-cell>
          <table:table-cell office:value-type="string" table:style-name="ce1">
            <text:p>Emotional and Ecological Literacy for a More Sustainable Society /</text:p>
          </table:table-cell>
          <table:table-cell table:style-name="ce1"/>
          <table:table-cell office:value-type="string" table:style-name="ce1">
            <text:p>This open access book aims to promote ecological and emotional research and education for sustainability by cultivating values and behaviours consistent with how nature makes us feel connected and nurtured. Built upon the intersection of ecological literacy and socio-emotional learning, grounded in sustainability and relational thinking, the research developed in the book covers a wide range of themes connected to the Agenda 2030. Giuliana Panieri is Professor at the Department of Geosciences at UiT The Arctic University of Norway Margherita Paola Poto is Research Professor at the Faculty of Law, UiT - The Arctic University of Norway and has taught Administrative Law for more than twenty years at the University of Turin, Italy. She is the project coordinator of ECO_CARE and the Ocean Incubator Network Emily Murray is a Ph.D. researcher in the School of Law, University College Cork, Ireland.</text:p>
          </table:table-cell>
          <table:table-cell office:value-type="string" table:style-name="ce1">
            <text:p>Cham : Palgrave Macmillan, 2024.</text:p>
          </table:table-cell>
          <table:table-cell office:value-type="string" table:style-name="ce1">
            <text:p>Intro -- Notes from the Editors -- Contents -- List of Contributors -- List of Figures -- 1 The Agenda 2030 and the Imperative for Research and Education for the Climate and the Oceans -- 1 Introduction: The 2030 Agenda and the Urgency to Safeguard Planetary Health -- 2 Pilot Projects for Ocean Literacy (OL) -- 2.1 Preliminary Remarks -- 2.2 Ocean Literacy: A Concept Bridging the UN Ocean Decade with Oceanic Views -- 2.3 The Ocean Senses Activity Book: Developments, Outputs, Validation, and Application to Multicultural Contexts -- 2.4 A Student-Led Course on SDG 14 -- 2.5 The Ocean Interconnectedness Workshop -- 3 Book Structure and Content -- Part I Ecological and Emotional Literacy for All -- 2 Ecological Literacy: Theory and Practice -- 1 Ecological Literacy in Research and Education -- 1.1 Ecological Literacy in the Law Domain -- 1.2 Sustainability as a Frame of Mind -- 1.3 The Three Thematic Pillars of a Reimagined "Ecoliterate" Legal Education -- 2 The Agenda 2030 -- 3 Education and Research for Transformative Change in Sustainability -- 3.1 Introduction -- 3.2 Ethically Informed Practices: A Story About Knowledge -- 3.3 Sustainability-Conscious Legal Education and Research and the Ability to Provide Responses: the Participatory Work with the Chiquitano People of Mato Grosso -- 3.4 Emotional and Ecological Awareness for a Sustainable Future: Follow Your Heart -- 4 Concluding Remarks -- 3 Methodological Steps Towards Ecological and Emotional Education and Research Fostering Multipotentiality -- 1 Introduction -- 1.1 Introductory Remarks and Chapter Structure -- 1.2 The First Building Block of the FYH Approach: The Intersectional Element of Ecological Literacy (EL) and Socio-Emotional Learning (SEL) -- 1.3 The Second Building Block: A Sustainability Frame of Mind -- 1.4 The Third Building Block: Relational Thinking. 2 Material and Methods: Follow Your Heart the Book (First Step) -- 3 Follow Your Heart in Action (Second Step) -- 3.1 Three Educational Workshops Developing the Book Activities -- 3.2 FYH as a Learning Resource for University Students -- 3.3 Outreach Activities with Primary School Pupils: The Experience Offered by the Initiative "Bambine and Bambini. Un giorno all'Universita'" (University of Turin, April 2023) -- 4 Expanding Reach and Improving Accessibility Through Translation and an Online Platform (Third Step) -- 5 Application of Results in Ontario's Schools: A Case Study (Fourth Step) -- 6 Conclusions and Way Forward -- 4 Holistic Learning, Emotional Well-Being, and Sustainable Development Action in LESPLAY (Learn, Speak, and Play) -- 1 Introduction -- 2 Methods -- 3 Unveiling LESPLAY -- 3.1 LESPLAY: A Child Rights-Based Approach -- 3.2 Cultivating Emotional Intelligence and Multipotentialities in LESPLAY -- 4 Participation and Co-creation Approaches -- 4.1 Child Participation and Related Challenges -- 4.2 Towards a Childist Approach to Climate Education and Awareness -- 4.3 Knowledge Co-creation for Climate Education -- 5 Combining Knowledge Co-creation and Participation for Sustainable Development Action: Results from LESPLAY -- 5.1 The Story of ATRAA -- 6 Conclusion and Ways Forward -- References -- Part II Ocean and Water Literacy: A Transdisciplinary Overview -- 5 Ocean Tourism: When Emotions Meet Science -- 1 Introduction -- 2 Whale Watching and Ocean Protection and Conservation -- 3 Whale Watching in Northern Norway: Facts and Reflections -- 4 Conclusion -- 6 The Ocean Senses Activity Book: Enriching Ocean Literacy Through a Multisensory Approach -- 1 Introduction -- 2 Background: The AKMA Project -- 3 The Ocean Senses Activity Book: Developments, Outputs, and Application to Multicultural Contexts -- 3.1 Developments -- 3.2 Outputs. 3.3 Applications to Multicultural Contexts -- 4 Importance of Multisensorial Learning in Ocean Literacy -- 5 Conclusion -- 7 The Paths of Water and Their Relations: A Dialogue Between Brazil and Norway -- 1 Introduction -- 1.1 The Interactions That Shape Human Society -- 1.2 Aldeia Maraka'n a and the Maracan a River -- 1.3 The S ami and the Alta River -- 2 Muohta: The Snow on the Ground and What It Tells -- 3 Yby and Johkta: The River and Its Resources -- 3.1 Yby -- 3.2 Johkta: Ellos Eatnu -- 4 Evaporation: A Drought That Brings Rain -- 5 Conclusions -- 8 Arctic Vulnerability: Examining Biosecurity Risks Amidst Climate Change -- 1 Introduction: Overview of the Working Paper and Case Study -- 2 Background -- 2.1 Arctic Circle and the Arctic Council -- 2.2 Effects of Climate Change on the Arctic Ecosystem -- 2.3 One Health -- 3 Case Study -- 3.1 Thawing Permafrost and Arctic Biosecurity -- 3.2 The One Health Approach -- 4 Conclusion -- 9 Connecting with The Deep: Lifelong Learning (LLL) and Marine Sustainability -- 1 Sustainable Development and Lifelong Learning: Framing the Discussion -- 1.1 The Challenge of Participation -- 1.2 A Transversal Commitment to Adult Education Rights, Resources, and Standards -- 2 What Do Adults Need to Learn About the Ocean, and Does Participation in Learning Change Our Behaviour? -- 2.1 Climate Change and Altering Human Activity: Current Research -- 3 Connecting Marine Sustainability with SDG 4 in Practice: The Deep Network, a Pathway to Promote Change -- 3.1 Deep Network Hub 1: Profiling the Ocean Literate Adult -- 3.2 The Deep Network Hub 2: Effective Educational Methodologies for the Ocean Literate Adult -- 3.3 The Deep Network Hub 3: Assessing the Ocean Literate Adult -- 4 Concluding Remarks -- References -- 10 Universally Accessible Marine Science and Ocean Literacy for All Citizens: The Thalassophile Project. 1 Introduction -- 1.1 Practical Initiatives to Implement International Frameworks -- 1.2 Connecting Communities with Marine Sustainability -- 2 Who Benefits from the Thalassophile Project Approach? -- 3 Project Activities -- 3.1 Common Accessibility Framework -- 3.2 Original Pilots of Accessible "Blue Education" Material -- 3.3 Online Resource Hub of Existing Accessible "Blue Education" Material -- 3.4 User-Friendly and Digestible Factsheets to Improve Adult Education Competencies in Accessible "Blue Education" Material -- 4 Thalassophile Outreach and Networking -- 5 Concluding Remarks -- References -- Index.</text:p>
          </table:table-cell>
          <table:table-cell office:value-type="string" table:style-name="ce1">
            <text:p>https://library.ecssr.ae/cgi-bin/koha/opac-detail.pl?biblionumber=288847</text:p>
          </table:table-cell>
          <table:table-cell table:number-columns-repeated="16377"/>
        </table:table-row>
        <table:table-row table:style-name="ro1">
          <table:table-cell office:value-type="string" table:style-name="ce1">
            <text:p>288846</text:p>
          </table:table-cell>
          <table:table-cell office:value-type="string" table:style-name="ce1">
            <text:p>Community Energy and Sustainable Energy Transitions : Experiences from Ethiopia, Malawi and Mozambique /</text:p>
          </table:table-cell>
          <table:table-cell table:style-name="ce1"/>
          <table:table-cell office:value-type="string" table:style-name="ce1">
            <text:p>This open access book engages with the difficulties of delivering community energy in practice, building on practical experiences in Ethiopia, Malawi, and Mozambique. In these countries, where many people face a substantial gap in access rates to electricity, community energy is an alternative to advance universal energy access. This book argues that, besides providing access, community energy is essential for achieving justice and resilience in the transition to sustainable energy. Community energy plays a fundamental role in sustainable energy transitions. Community energy combines off-grid infrastructures with innovative forms of governance to incorporate the perspectives of beneficiaries in the generation and distribution of electricity. Community energy systems have multiple benefits for communities, such as facilitating the adoption of renewable technologies, providing energy access where it is lacking, and building resilience. They also offer societal benefits beyond beneficiary communities, such as providing additional capacity to existing grids, delivering off-grid services where the grid is absent, and bridging on-grid and off-grid systems. Despite its promises, however, the adoption of community energy has been slow. This book presents a feminist-informed perspective on community energy to advance energy justice that puts disadvantaged communities at the centre of the transition. It also explores the room for manoeuvre within existing regulatory systems, supply chains, and delivery systems to facilitate its development. By engaging with existing experiences in community energy, the book demonstrates the potential of communities to gain control over their energy needs and resources and argues for the need to develop a wide range of transdisciplinary skills among policymakers, technicians and communities to deliver a just energy transition. Vanesa Castán Broto is Professor of Climate Urbanism at the University of Sheffield. She is Principal Investigator of the project Community Energy And Sustainable Energy Transitions In Ethiopia, Malawi, Mozambique (CESET), funded by the UK Global Challenges Research Fund (GCRF). The project has built a collaborative, multi-institutional partnership bringing together a network of researchers across Ethiopia, Malawi, Mozambique, and the UK to discuss social-oriented alternatives to deliver sustainable energy futures.</text:p>
          </table:table-cell>
          <table:table-cell office:value-type="string" table:style-name="ce1">
            <text:p>Cham : Palgrave Macmillan, 2024.</text:p>
          </table:table-cell>
          <table:table-cell office:value-type="string" table:style-name="ce1">
            <text:p>Intro -- Acknowledgements -- Contents -- List of Contributors -- Acronyms -- List of Figures -- List of Tables -- 1 Introduction: Community Energy and Sustainable Energy Transitions -- 1.1 Introduction -- 1.2 Community Energy as a Pragmatic Response to the Transition to Sustainable Energy -- 1.3 Community Energy as an Instrument to Advance Justice in Transitions -- 1.4 Structure of the Book -- References -- 2 Community Energy and Community Resilience: A Multi-Dimensional Perspective -- 2.1 Introduction -- 2.2 What Is Community Resilience? -- 2.3 Assessing Community Resilience -- 2.4 How Do Community Energy Systems Contribute to Building Community Resilience? -- 2.4.1 The Case of Bondo Micro-Hydro Community Energy System, Malawi -- 2.5 Building Resilient Community Energy Systems -- 2.5.1 Energy System Design -- 2.5.2 Community Involvement -- 2.5.3 Governance -- 2.6 Conclusion -- References -- 3 Where Is the Community in Community Energy? -- 3.1 Introduction -- 3.2 Understanding Community -- 3.2.1 Communities of Interest -- 3.2.2 Communities of Practice -- 3.2.3 Imaginaries Associated with "Community" -- 3.2.3.1 Communities and Identity -- 3.2.3.2 Communities and Place -- 3.2.3.3 Communities as Partnerships with a Shared Objective -- 3.3 Challenges and Limitations on Building Communities -- 3.4 "Community" as Operationalised in Policy Reports -- 3.4.1 Policy Landscapes of Community Energy -- 3.5 Lessons for Community Energy -- 3.6 Conclusion -- References -- 4 Gender Equality and Social Inclusion in Community Energy: An Intersectional Perspective -- 4.1 Introduction -- 4.2 Feminist Perspectives on Energy Transitions -- 4.3 Intersectionality: Potential and Challenges -- 4.4 An Intersectional Perspective on Community Energy -- 4.4.1 Intersectional Transitions and Community Energy -- 4.4.2 Making Community Energy Work for Everyone. 4.5 Implementing an Intersectional Perspective in a Research Project on Community Energy -- References -- 5 Financial Aspects of Community Energy Systems -- 5.1 Introduction -- 5.2 Principles for the Financial Management of CES -- 5.3 Costs of CESs -- 5.3.1 Capital Expenditure (CAPEX) -- 5.3.2 Operational Expenses (OPEX) -- 5.4 Revenue Model -- 5.5 Finding the Finance -- 5.6 Community Energy in Malawi -- 5.6.1 Capital and Operational Costs -- 5.6.2 Setting Up Tariffs -- 5.7 Conclusions -- References -- 6 Regulating Community Energy at the National Level Comparing Ethiopia, Malawi and Mozambique -- 6.1 Introduction -- 6.2 Energy Policy and Access to Energy -- 6.3 Hypotheses -- 6.4 Country Contexts of Energy Sector Development -- 6.5 Data and Research Design -- 6.5.1 Dependent Variable-Access to Electricity -- 6.5.2 Independent Variables-Regulating Community Energy and the Body of Energy Legislation and Regulation -- 6.5.3 Model -- 6.6 Empirical Results -- 6.7 Discussion -- 6.8 Conclusion -- References -- 7 The Role of Community Energy and the Challenges in a State-Led Model of Service Provision in Ethiopia -- 7.1 Introduction -- 7.2 Community Energy in the Ethiopian Context -- 7.3 Off-Grid Energy Governance in Ethiopia -- 7.3.1 Existing Policy -- 7.3.2 Energy Proclamations and Regulations -- 7.4 Off-Grid Energy Developments in Ethiopia -- 7.4.1 Evolving Electrification Plans -- 7.4.1.1 Universal Electrification Access Programme (UEAP) -- 7.4.1.2 National Electrification Programme 2.0: Integrated Planning for Universal Access -- 7.4.2 Progress of Off-Grid Energy Deployments -- 7.4.2.1 Solar Home Systems and Lanterns -- 7.4.2.2 Community Energy Initiatives -- 7.5 Community Energy Governance and Development Challenges -- 7.5.1 Challenges of the Energy Governance -- 7.5.2 Lack of Integrated Planning for Energy Development. 7.5.3 Technical and Operational Challenges -- 7.6 Enabling Governance that Supports Community Energy -- 7.7 Conclusion -- References -- 8 Energy Literacy for the Energy Transition: Forming the Next Generation of Energy Practitioners in Ethiopia -- 8.1 Introduction -- 8.2 Energy Education and Sustainable Energy Transitions -- 8.3 Key Priorities in the Energy Transition in Ethiopia -- 8.4 Policymakers' Perspectives on a People-Centred Energy Transition -- 8.5 The Context of Higher Education for Energy in Ethiopia -- 8.6 Engineering Higher Education in Ethiopia and the Energy Transition -- 8.7 The Perspectives of Energy Technology Graduates on the Energy Transition -- 8.8 Conclusion -- References -- 9 Pioneering Community Energy for Development in Malawi -- 9.1 Introduction -- 9.2 Community Energy and Energy Access Challenges in Malawi -- 9.2.1 Histories of Energy and Community in Malawi -- 9.2.2 Current Regulatory Landscape for Community Energy -- 9.2.3 The Rural Electrification Program -- 9.3 Community Energy in Practice: Five Projects in Malawi -- 9.3.1 CARD Mini-grids and Kiosks -- 9.3.2 Sitolo Solar Mini-grid -- 9.3.3 Bondo Mini-grid -- 9.3.4 Mthembanji Micro-grid -- 9.3.5 Chipopoma Mini Hydropower -- 9.4 Productive Uses of Electricity -- 9.5 Community Participation -- 9.6 Challenges to the Development and Maintenance of Community Energy -- 9.7 Conclusion -- References -- 10 Learning from the Ground Up: Community Energy Stories from Malawi -- 10.1 Introduction -- 10.2 Finding Inspiration in the Story of MEGA -- 10.2.1 The Social Enterprise Model -- 10.2.2 Building Local Leadership -- 10.2.3 Community Energy in Practice -- 10.2.4 A Future Outlook -- 10.3 Energy Dreams and Energy Futures: An Interview with John Sailence -- 10.4 Conclusion: Community Energy in Practice. 11 Bringing Policy to Light: Implementation Challenges for Mozambique's Off-Grid Policy Regulation -- 11.1 Introduction -- 11.2 From Policy to Implementation -- 11.3 Methodology -- 11.4 The Development of Off-Grid Policy in Mozambique -- 11.5 Policymakers' Perspectives on the New Off-Grid Policy Regulation -- 11.5.1 Positive Aspects of the New Policy -- 11.5.2 Perceived Implementation Challenges -- 11.5.3 Potential for Community Energy Uptake -- 11.6 Discussion and Policy Recommendations -- References -- 12 Conclusion -- 12.1 Introduction -- 12.2 In Which Ways Does Community Energy Contribute to Accelerating the Transition to Sustainability? -- 12.3 In What Ways Does Community Energy Advance Justice in Transitions? -- References -- Index.</text:p>
          </table:table-cell>
          <table:table-cell office:value-type="string" table:style-name="ce1">
            <text:p>https://library.ecssr.ae/cgi-bin/koha/opac-detail.pl?biblionumber=288846</text:p>
          </table:table-cell>
          <table:table-cell table:number-columns-repeated="16377"/>
        </table:table-row>
        <table:table-row table:style-name="ro1">
          <table:table-cell office:value-type="string" table:style-name="ce1">
            <text:p>288845</text:p>
          </table:table-cell>
          <table:table-cell office:value-type="string" table:style-name="ce1">
            <text:p>Dialogues in Data Power : Shifting Response-Abilities in a Datafied World /</text:p>
          </table:table-cell>
          <table:table-cell table:style-name="ce1"/>
          <table:table-cell office:value-type="string" table:style-name="ce1">
            <text:p>Available open access digitally under CC-BY-NC-ND licence. Written in an engaging dialogue format, this book introduces readers to emerging themes and future directions in the interdisciplinary field of data studies. It will be a key resource for scholars and students who require a cutting-edge guide to this rapidly evolving area of research.</text:p>
          </table:table-cell>
          <table:table-cell office:value-type="string" table:style-name="ce1">
            <text:p>Bristol : Bristol University Press, 2024.</text:p>
          </table:table-cell>
          <table:table-cell office:value-type="string" table:style-name="ce1">
            <text:p>Dialogues in Data Power: Shifting Response-abilities in a Datafied World -- Juliane Jarke and Jo Bates1. Configuring Data Subjects -- Nicole Dalmer, Denis Newman-Griffis, Mergime Ibrahimi, Xiufeng Jia, Doris Allhutter, Katrin Amelang, and Juliane Jarke2. Children as Data Subjects: Families, Schools, and Everyday Lives -- Karen Louise Smith, Leslie Regan Shade, Lyndsay Grant, Priya C. Kumar, Lorenzo Giuseppe Zaffaroni, Gaia Amadori, Giovanna Mascheroni, Marie K. Heath, Daniel G. Krutka, Luci Pangrazio, Neil Selwyn, and Juliane Jarke3. In/visibilities in Data Studies: Methods, Tools, and Interventions -- Miriam Fahimi, Petter Falk, Jonathan W. Y. Gray, Juliane Jarke, Katharina Kinder-Kurlanda, Evan Light, Ellouise McGeachey, Itzelle Medina Perea, Nikolaus Poechhacker, Lindsay Poirier, Theo Röhle, Tamar Sharon, Marthe Stevens, Bernard van Gastel, Quinn White, and Irina Zakharova4. People's Practices in the Face of Data Power -- Roderic Crooks, Catherine D'Ignazio, Arne Hintz, Fieke Jansen, Juliane Jarke, Anne Kaun, Stine Lomborg, Dan McQuillan, Jonathan A. Obar, Lucy Pei, and Ana Pop Stefanija5. Practitioner Interventions in Data Power -- Hadley Beresford, Iris Muis, Susan Oman, Joanna Redden, Elise Renkema, Marlee Tichenor, Caitlin Bentley, Teresa Cerratto-Pargman, and Jo Bates6. Critiques of Data Colonialism -- Benedetta Brevini, Irene Fubara-Manuel, Clément Le Ludec, Jakob Linaa Jensen, Andrea Jimenez, and Jo Bates7. Environmental Data Power -- Patrick Brodie, Monika Fratczak, Olga Gkotsopoulou, Monika Halkort, Rolien Hoyng, Paul Quinn, Eric Nost, and Jo Bates8. Data and Technological Spatial Politics -- Yaya Baumann, Janna Frenzel, Emanuel Guay, Leonora Indira King, Alex Megelas, Alessandra Renzi, Julia Rone, Sepideh Shahamati, Hunter Vaughan, Tamara Vukov, Rob Kitchin, and Jo Bates9. A Canon Is a Blunt Force Instrument: Data Science, Canons, and Generative Frictions -- Aviva de Groot, George Fletcher, Gijs van Maanen, Akrati Saxena, Alexander Serebrenik, and Linnet TaylorReflection: 'Spilling the Authorship Tea' -- On Herding Cats and Collective Response-ability -- Jo Bates and Juliane Jarke.</text:p>
          </table:table-cell>
          <table:table-cell office:value-type="string" table:style-name="ce1">
            <text:p>https://library.ecssr.ae/cgi-bin/koha/opac-detail.pl?biblionumber=288845</text:p>
          </table:table-cell>
          <table:table-cell table:number-columns-repeated="16377"/>
        </table:table-row>
        <table:table-row table:style-name="ro1">
          <table:table-cell office:value-type="string" table:style-name="ce1">
            <text:p>288844</text:p>
          </table:table-cell>
          <table:table-cell office:value-type="string" table:style-name="ce1">
            <text:p>The Sun Also Rises in Portugal : Ambitions of Just Solar Energy Transitions /</text:p>
          </table:table-cell>
          <table:table-cell office:value-type="string" table:style-name="ce1">
            <text:p>Sareen, Siddharth,</text:p>
          </table:table-cell>
          <table:table-cell office:value-type="string" table:style-name="ce1">
            <text:p>Portugal has recently achieved a five-fold increase in solar capacity and its National Energy and Climate Plan has set an ambitious future target. This book considers whether this ambition will bear out in practice, and how social justice might be addressed, in a one-stop resource for policy makers, practitioners and scholars.</text:p>
          </table:table-cell>
          <table:table-cell office:value-type="string" table:style-name="ce1">
            <text:p>Bristol : Bristol University Press, 2024.</text:p>
          </table:table-cell>
          <table:table-cell office:value-type="string" table:style-name="ce1">
            <text:p>Front Cover -- The Sun also Rises in Portugal: Ambitions of Just Solar Energy Transitions -- Copyright information -- Dedication -- Contents -- List of Figures and Table -- About the Author -- Acknowledgements -- ONE Introduction -- Urgency, justice and scales in the Portuguese solar energy transition -- The spatial scales of a just solar transition -- TWO Methodology -- An energy researcher's tryst with Portugal during 2017-2023 -- Multi-sited and multi-scalar longitudinal ethnographic fieldwork -- THREE Solar Portugal 2017 -- From economic recession to unsubsidized solar energy projects in 2017 -- The latest darling of the European solar scene -- FOUR Solar Portugal 2018-2019 -- A new ministry and a world-record solar auction in 2018-2019 -- The conundrum of valuating a digitalizing electricity grid -- FIVE Solar Portugal 2020-2021 -- The best-laid plans and the mixed news of 2020-2021 for Portuguese solar -- Finding a balance between slow and fast emergencies -- SIX Solar Portugal 2022 -- A legislative basis for community energy in 2022 and slow solar growth -- The magic trick of a solar energy community -- SEVEN Solar Portugal 2023 -- The need for cross-sectoral action writ large in renewed ambitions in 2023 -- A past that is present in the future -- EIGHT Conclusion -- Lessons for policy and research for just solar energy transitions -- The slow vision of Solis or an idea whose time has come? -- Notes -- one Introduction -- two Methodology -- three Solar Portugal 2017 -- four Solar Portugal 2018-2019 -- five Solar Portugal 2020-2021 -- six Solar Portugal 2022 -- seven Solar Portugal 2023 -- eight Conclusion -- References -- Index.</text:p>
          </table:table-cell>
          <table:table-cell office:value-type="string" table:style-name="ce1">
            <text:p>https://library.ecssr.ae/cgi-bin/koha/opac-detail.pl?biblionumber=288844</text:p>
          </table:table-cell>
          <table:table-cell table:number-columns-repeated="16377"/>
        </table:table-row>
        <table:table-row table:style-name="ro1">
          <table:table-cell office:value-type="string" table:style-name="ce1">
            <text:p>288843</text:p>
          </table:table-cell>
          <table:table-cell office:value-type="string" table:style-name="ce1">
            <text:p>Social Justice Innovation in Africa /</text:p>
          </table:table-cell>
          <table:table-cell office:value-type="string" table:style-name="ce1">
            <text:p>Engström, Viljam,</text:p>
          </table:table-cell>
          <table:table-cell office:value-type="string" table:style-name="ce1">
            <text:p>Adopting a multidisciplinary approach, this book discusses the potential of social innovation in the pursuit of social justice in Africa. This book will be of interest for researchers and policy makers across the fields of human rights, economics, business, development studies, anthropology, and African studies.</text:p>
          </table:table-cell>
          <table:table-cell office:value-type="string" table:style-name="ce1">
            <text:p>Oxford : Taylor &amp;amp; Francis Group, 2024.</text:p>
          </table:table-cell>
          <table:table-cell office:value-type="string" table:style-name="ce1">
            <text:p>Cover -- Half Title -- Endorsements Page -- Series Page -- Title Page -- Copyright Page -- Table of Contents -- List of Figures -- List of Contributors -- Preface -- Acknowledgements -- Introduction: Understanding Social Innovation in Africa -- Part I: Conceptualising Social Justice Innovation -- 1 Social Justice Innovation: A Cross-Disciplinary and Multilayered Agenda -- 2 Contextualizing and Conceptualizing the Social Enterprise: The Cooperative as an Enabler of Social justice in Sub-Saharan Africa -- Part II: Social Entrepreneurship -- 3 From Coffins to Coins: Ethiopian "iddir" Navigating the Frontier of Social Enterprise -- 4 'Baron/Baroness' Food-Get-Together Celebrations and Mukando Village Contributions as Tools for Entrepreneurial Socialization and Innovation in Chikonye, Maheya, and Murairwa Villages in Rural Zimbabwe -- 5 Self-Organized Waste Pickers: Marginalized Yet Vital to the African City of Bamako -- 6 Surviving on the Margins of Legality: Familial Ties, the Informal Economy, and Re-Imagining Social Protection in Kenya -- Part III: Social Technologies -- 7 Livelihood Outcomes of Social Innovations for Mobile Agricultural Extension Service Delivery in South-Central Uganda -- 8 Enhancing Social Justice? Experimenting with Social Media in Preservice Teacher Education at Makerere University in Uganda -- Part IV: Societal Practices -- 9 The Constitutional Court of South Africa as an Agent of Social Justice -- 10 Community Perceptions of Social Justice in Benefit Distribution Mechanisms of Forestry Carbon Projects in Uganda -- 11 Leveraging and Regulating Pension Funds for Sustainable Development and Socially Responsive Investments in the Namibian Economy -- 12 Law, Clinics, and Social Innovation in Africa: Addressing Justice Gaps -- Index.</text:p>
          </table:table-cell>
          <table:table-cell office:value-type="string" table:style-name="ce1">
            <text:p>https://library.ecssr.ae/cgi-bin/koha/opac-detail.pl?biblionumber=288843</text:p>
          </table:table-cell>
          <table:table-cell table:number-columns-repeated="16377"/>
        </table:table-row>
        <table:table-row table:style-name="ro1">
          <table:table-cell office:value-type="string" table:style-name="ce1">
            <text:p>288842</text:p>
          </table:table-cell>
          <table:table-cell office:value-type="string" table:style-name="ce1">
            <text:p>Webfare : A Manifesto for Digital Well-Being /</text:p>
          </table:table-cell>
          <table:table-cell office:value-type="string" table:style-name="ce1">
            <text:p>Ferraris, Maurizio,</text:p>
          </table:table-cell>
          <table:table-cell office:value-type="string" table:style-name="ce1">
            <text:p>From time immemorial, humans have been making deals, consuming goods, cultivating interests, thereby manifesting specific forms of life. Now, these forms of life solidify automatically by transforming into data. Webfare, a form of digital welfare, seeks to initiate a Copernican revolution that places need instead of merit at the center of society. In 21st-century welfare, consumption and production will be considered as the two faces of the same reality. The possibility to create new value is precisely what sets Webfare apart from traditional welfare: it recognizes the new value created by the Web, and aims to use it for everyone's well-being.</text:p>
          </table:table-cell>
          <table:table-cell office:value-type="string" table:style-name="ce1">
            <text:p>Bielefeld : transcript Verlag, 2024.</text:p>
          </table:table-cell>
          <table:table-cell office:value-type="string" table:style-name="ce1">
            <text:p>Cover -- Contents -- Growth or Degrowth? Maurizio Ferraris's Economy of Digital Waste Recycling -- Prologue: Why Webfare? -- Acknowledgments -- 1. From The Tyranny of Merit to The Democracy of Need -- 1.1 Nature and Society -- 1.2 Need and Consumption -- 1.3 The Sorcerer's Apprentice -- 1.4 The Need for Theory -- 2. From Analog to Digital -- 2.1 Ichnosphere -- 2.2 Infosphere -- 2.3 Docusphere -- 2.4 Antroposphere -- 3. From Artificial Intelligence to Natural Intelligence -- 3.1 What Is Life? -- 3.2 The Techno‐Anthropological Circle -- 3.3 Natural Intelligence and Artificial Intelligence -- 3.4 Culture as Second Nature -- 4. From Human Capital to Human Heritage -- 4.1 A New Heritage -- 4.2 A Rich Heritage -- 4.3 A Renewable Heritage -- 4.4 An Equitable Heritage -- 5. From Homo Faber to Homo Sapiens -- 5.1 Relativization -- 5.2 Rarefaction -- 5.3 Mobilization -- 5.4 Valorization -- 6. From Welfare to Webfare -- 6.1 Virtue Banks -- 6.2 Privacy Protection -- 6.3 Interpretation -- 6.4 Redistribution -- Epilogue: From Being to Being‐Together -- Bibliography.</text:p>
          </table:table-cell>
          <table:table-cell office:value-type="string" table:style-name="ce1">
            <text:p>https://library.ecssr.ae/cgi-bin/koha/opac-detail.pl?biblionumber=288842</text:p>
          </table:table-cell>
          <table:table-cell table:number-columns-repeated="16377"/>
        </table:table-row>
        <table:table-row table:style-name="ro1">
          <table:table-cell office:value-type="string" table:style-name="ce1">
            <text:p>288841</text:p>
          </table:table-cell>
          <table:table-cell office:value-type="string" table:style-name="ce1">
            <text:p>Feature Models : AI-Driven Design, Analysis and Applications /</text:p>
          </table:table-cell>
          <table:table-cell office:value-type="string" table:style-name="ce1">
            <text:p>Felfernig, Alexander,</text:p>
          </table:table-cell>
          <table:table-cell office:value-type="string" table:style-name="ce1">
            <text:p>This open access book provides a basic introduction to feature modelling and analysis as well as to the integration of AI methods with feature modelling. It is intended as an introduction for researchers and practitioners who are new to the field and will also serve as a state-of-the-art reference to this audience. While focusing on the AI perspective, the book covers the topics of feature modelling (including languages and semantics), feature model analysis, and interacting with feature model configurators. These topics are discussed along the AI areas of knowledge representation and reasoning, explainable AI, and machine learning.</text:p>
          </table:table-cell>
          <table:table-cell office:value-type="string" table:style-name="ce1">
            <text:p>Cham : Springer International Publishing AG, 2024.</text:p>
          </table:table-cell>
          <table:table-cell office:value-type="string" table:style-name="ce1">
            <text:p>Intro -- Preface -- Acknowledgements -- Contents -- Chapter 1 Introduction -- 1.1 Motivation for the Book -- 1.2 A Short History of Feature Models -- 1.3 The Role of AI in Feature Models -- 1.4 Topics Related to Feature Models -- 1.5 Benefits of Feature Models and Configuration -- 1.6 Book Overview -- References -- Chapter 2 Feature Modelling -- 2.1 Features, Products, and Configurations -- 2.2 Feature Modelling in the Engineering Process -- 2.3 Feature Model Basics -- 2.4 Feature Model Extensions -- 2.4.1 Cardinality-based Feature Models -- 2.4.2 Attribute-based Feature Models -- 2.5 Feature Model Semantics -- 2.6 Mapping Feature Models to Logic -- 2.6.1 Constraint programming mapping -- 2.6.2 SAT based mapping -- 2.6.3 CSP example mapping -- 2.7 Textual Languages for Feature Models -- 2.8 Further Feature Modelling Aspects -- 2.8.1 Product Line Scoping -- 2.8.2 Configuration Space Learning -- 2.8.3 Knowledge Extraction from Data -- 2.9 Discussion -- References -- Chapter 3 Analysis of Feature Models -- 3.1 Feature Model Analysis Process -- 3.1.1 Analysis OperationsWithout Solver Support -- 3.1.2 Analysis OperationsWith Solver Support -- 3.2 Diagnosing Inconsistent Constraint Sets -- 3.2.1 Identifying Conflict Sets in Non-Satisfiable Feature Models -- 3.2.2 Identifying Conflict Sets in User Requirements -- 3.3 Redundancy Detection in Feature Models -- 3.4 Feature Model Testing and Debugging -- 3.5 Machine Learning for Conflict Detection and Diagnosis -- 3.6 Discussion -- References -- Chapter 4 Interacting with Feature Model Configurators -- 4.1 Feature Model Configuration -- 4.2 Recommending Features -- 4.3 Explaining Configurations -- 4.4 Predicting Relevant Conflict Resolutions -- 4.5 Reconfiguration -- 4.6 Discussion -- References -- Chapter 5 Tools and Applications -- 5.1 Tool and Application Landscape -- 5.2 Feature Modelling Tools. 5.3 Feature Model Analysis: Tool Support -- 5.4 Feature Model Configurator Applications -- 5.5 Discussion -- References -- Index.</text:p>
          </table:table-cell>
          <table:table-cell office:value-type="string" table:style-name="ce1">
            <text:p>https://library.ecssr.ae/cgi-bin/koha/opac-detail.pl?biblionumber=288841</text:p>
          </table:table-cell>
          <table:table-cell table:number-columns-repeated="16377"/>
        </table:table-row>
        <table:table-row table:style-name="ro1">
          <table:table-cell office:value-type="string" table:style-name="ce1">
            <text:p>288840</text:p>
          </table:table-cell>
          <table:table-cell office:value-type="string" table:style-name="ce1">
            <text:p>Globalization in State Socialist East Central Europe : Looking Beyond Dominant Narratives /</text:p>
          </table:table-cell>
          <table:table-cell office:value-type="string" table:style-name="ce1">
            <text:p>Tomka, Béla,</text:p>
          </table:table-cell>
          <table:table-cell office:value-type="string" table:style-name="ce1">
            <text:p>This open access Palgrave Pivot explores four major aspects of globalization: foreign trade, capital and information flows, and the movement of people. The book examines how the state socialist countries of East Central Europe fit into the general trend of globalization after WWII. It focuses on three specific countries in the region: Poland, Czechoslovakia, and Hungary. The study also considers conceptual problems: whether recently introduced terms such as 'alternative globalization' and 'socialist proto-globalization' are plausible for interpreting state socialist globalization. Special attention is paid to the study of continuities and discontinuities in the process of globalization in East Central Europe, which is a key issue in current debates. This requires a long-term perspective, so the study covers not only the decades before 1989 but also subsequent developments. In doing so, the book attempts to find a balance between old and new mainstream interpretations: it recognises that East Central European societies experienced considerable globalization during the state socialist era; however, based on empirical findings, instead of 'alternative' or 'proto-' globalization, the book suggests other notions to conceptualize this process, including fragmentation, selectivity, and unevenness. Thus, the proposed understanding could also contribute to discussions on globalization beyond East Central Europe. Béla Tomka is a professor of Contemporary Social and Economic History at the University of Szeged, Hungary. He is the author of 16 books including Welfare in East and West (2004), A Social History of Twentieth-Century Europe (2013, winner of 'Outstanding Academic Title 2013 Award' by Choice, American Library Association), Austerities and Aspirations: A Comparative History of Growth, Consumption and Quality of Life in East Central Europe since 1945 (2020), and the editor of several other volumes. He is the head of the Department of Contemporary History, University of Szeged, co-founder and board member of the International Social History Association, Amsterdam, as well as leader of the History of Globalization Research Group, Budapest-Szeged, established by the Hungarian Academy of Sciences.</text:p>
          </table:table-cell>
          <table:table-cell office:value-type="string" table:style-name="ce1">
            <text:p>Cham : Palgrave Macmillan, 2024.</text:p>
          </table:table-cell>
          <table:table-cell office:value-type="string" table:style-name="ce1">
            <text:p>Intro -- Preface -- Introduction -- Contents -- List of Figures -- List of Tables -- 1 Trends in Research on State Socialist Globalization: The Old and the New Mainstream -- 1.1 Dynamics of the Globalization Process -- 1.2 Structural Patterns of Change -- 1.3 Historical Continuities and Divides -- 2 Reconsidering Cross-Border Interactions: Balancing the Scales -- 2.1 Foreign Trade: The Short Shadow of COMECON -- 2.2 Capital Movement: Financial Openness and Foreign Indebtedness -- 2.3 Information Flow: Telecommunications and Media -- 2.4 The Movement of People: Travel and Migration -- 3 How to Conceptualize State Socialist Globalization? -- 4 The Role of 1989: Dedramatization at Its Extreme? -- 5 Conclusions: Limitations of the Old and New Mainstream Narratives -- Bibliography -- Index.</text:p>
          </table:table-cell>
          <table:table-cell office:value-type="string" table:style-name="ce1">
            <text:p>https://library.ecssr.ae/cgi-bin/koha/opac-detail.pl?biblionumber=288840</text:p>
          </table:table-cell>
          <table:table-cell table:number-columns-repeated="16377"/>
        </table:table-row>
        <table:table-row table:style-name="ro1">
          <table:table-cell office:value-type="string" table:style-name="ce1">
            <text:p>288839</text:p>
          </table:table-cell>
          <table:table-cell office:value-type="string" table:style-name="ce1">
            <text:p>Socioeconomic Segregation and Educational Inequality : Evidence from International Assessments /</text:p>
          </table:table-cell>
          <table:table-cell table:number-columns-repeated="2" table:style-name="ce1"/>
          <table:table-cell office:value-type="string" table:style-name="ce1">
            <text:p>Cham : Springer, 2024.</text:p>
          </table:table-cell>
          <table:table-cell office:value-type="string" table:style-name="ce1">
            <text:p>Intro -- Foreword -- Acknowledgments -- Contents -- Chapter 1: Why Should We Care About School Segregation? -- 1.1 Conceptualizing Segregation -- 1.2 The Consequences of Segregation -- 1.3 Limitations -- 1.4 Outline of the Book -- Chapter 2: Conceptualizing Socioeconomic Segregation -- 2.1 Theoretical Framing -- 2.2 Schools and SES Inequality -- 2.3 Student Sorting and SES Segregation -- 2.4 Defining Socioeconomic Status -- 2.5 Conceptual Approach -- References -- Chapter 3: How Do IEA Studies Measure Socioeconomic Status? Evaluating the Consistency and Stability of Items -- 3.1 Introduction -- 3.2 Approach to Identifying and Comparing SES Proxy Indicators in IEA Assessments -- 3.2.1 Variable Identification and Consistency by Assessment -- 3.2.2 Item Identification and Stability by Assessment -- 3.2.3 Comparison Across All Assessments of Variable Consistency and Item Stability -- 3.3 History of Assessments and General Approach to Identifying an SES Proxy -- 3.4 Evolution of TIMSS SES Proxy Variables and Questionnaire Items -- 3.4.1 Home Possessions: Books in the Home -- 3.4.2 Other Home Possessions -- 3.5 Evolution of PIRLS SES Variables and Questionnaire Items -- 3.5.1 Books in the Home in the Student Survey -- 3.5.2 Other Home Possessions in the Student Survey -- 3.5.3 Other Non-Student Survey Variables -- 3.6 Evolution of CIVED/ICCS SES Proxy Variables and Questionnaire Items -- 3.7 Conclusion -- References -- Chapter 4: Measuring Socioeconomic Segregation -- 4.1 Using IEA Study Data to Measure Socioeconomic Segregation in Schools -- 4.2 Why Use IEA Studies Instead of PISA? -- 4.3 Strategies for Measuring SES Segregation -- 4.4 Estimates of Between-School Segregation -- 4.5 Comparing Between-School and Between-Classroom Estimates of SES Segregation -- 4.6 Discussion -- References. Chapter 5: The Relationship Between SES Segregation and Student Outcomes -- 5.1 Hypotheses -- 5.2 Analytic Strategy and Data -- 5.3 Country-Level Correlation Analysis -- 5.4 Country-Level Fixed Effects Regressions -- 5.5 Synthetic Cohort Analysis -- 5.6 Individual Student-Level Analysis -- 5.7 Discussion -- References -- Chapter 6: Taking Socioeconomic Segregation Seriously -- 6.1 Introduction -- 6.2 Challenges to Measuring SES -- 6.3 Access to SES Measures -- 6.4 The Limitations of Existing Datasets -- 6.5 The Need for Better Measures -- References -- Appendix A -- Country Estimates of Socioeconomic Segregation -- Albania -- Algeria -- Argentina -- Armenia -- Australia -- Austria -- Azerbaijan -- Bahrain -- Belgium (Flemish) -- Belgium (French) -- Belize -- Bosnia and Herzegovina -- Botswana -- Bulgaria -- Canada -- Chile -- Chinese Taipei -- Colombia -- Croatia -- Cyprus -- Czech Republic -- Denmark -- Dominican Republic -- Egypt -- England -- Estonia -- Finland -- France -- Georgia -- Germany -- Ghana -- Greece -- Guatemala -- Honduras, Republic of -- Hong Kong, SAR -- Hungary -- Iceland -- Indonesia -- Iran, Islamic Republic of -- Ireland -- Israel -- Italy -- Japan -- Jordan -- Kazakhstan -- Korea, Republic of -- Kosovo -- Kuwait -- Latvia -- Lebanon -- Liechtenstein -- Lithuania -- Luxembourg -- Malaysia -- Malta -- Mexico -- Moldova -- Mongolia -- Montenegro -- Morocco -- Netherlands -- New Zealand -- North Macedonia -- Northern Ireland -- Norway -- Oman -- Pakistan -- Palestine -- Paraguay -- Peru -- Philippines -- Poland -- Portugal -- Qatar -- Romania -- Russian Federation -- Saudi Arabia -- Scotland -- Serbia -- Singapore -- Slovak Republic -- Slovenia -- South Africa -- Spain -- Sweden -- Switzerland -- Syria, Arab Republic of -- Thailand -- Trinidad and Tobago -- Tunisia -- T urkiye -- Ukraine -- United Arab Emirates -- United States. Yemen.</text:p>
          </table:table-cell>
          <table:table-cell office:value-type="string" table:style-name="ce1">
            <text:p>https://library.ecssr.ae/cgi-bin/koha/opac-detail.pl?biblionumber=288839</text:p>
          </table:table-cell>
          <table:table-cell table:number-columns-repeated="16377"/>
        </table:table-row>
        <table:table-row table:style-name="ro1">
          <table:table-cell office:value-type="string" table:style-name="ce1">
            <text:p>288838</text:p>
          </table:table-cell>
          <table:table-cell office:value-type="string" table:style-name="ce1">
            <text:p>Applied Data Science and Smart Systems /</text:p>
          </table:table-cell>
          <table:table-cell table:style-name="ce1"/>
          <table:table-cell office:value-type="string" table:style-name="ce1">
            <text:p>The Second International Conference on Applied Data Science and Smart Systems (ADSSS-2023) was held on 15-16 December 2023 at Chitkara University, Punjab, India.</text:p>
          </table:table-cell>
          <table:table-cell office:value-type="string" table:style-name="ce1">
            <text:p>Boca Raton : Taylor &amp;amp; Francis Group, 2024.</text:p>
          </table:table-cell>
          <table:table-cell office:value-type="string" table:style-name="ce1">
            <text:p>Preface, 1. AI-driven global talent prediction: Anticipating international graduate admissions, 2. English accent detection using hidden Markov model (HMM), 3. Study of exascale computing: Advancements, challenges, and future directions, 4. Production of electricity from urine, 5. Deep learning-based finger vein recognition and security: A review, 6. Development of an analytical model of drain current for junctionless GAA MOSFET including source/drain resistance, 7. Crop recommendation using machine learning, 8. Environment and sustainability development: A ChatGPT perspective, 9. GAI in healthcare system: Transforming research in medicine and care for patients, 10. Fuzzy L-R analysis of queue network with priority, 11. Blood bank mobile application of IoT-based android studio for COVID-19, 12. Selection of effective parameters for optimizing software testing effort estimation, 13. Automated detection of conjunctivitis using convolutional neural network, 14. An overview of wireless sensor networks applications, challenges and security attacks, 15. Internet of health things-enabled monitoring of vital signs in hospitals of the future, 16. Artificial intelligence-based learning techniques for accurate prediction and classification of colorectal cancer, 17. SLODS: Real-time smart lane detection and object detection system, 18. Computational task off-loading using deep Q-learning in mobile edge computing, 19. A comprehensive analysis of driver drowsiness detection techniques, 20. Issues with existing solutions for grievance redressal systems and mitigation approach using blockchain network, 21. A systematic approach to implement hyperledger fabric for remote patient monitoring, 22. Developing spell check and transliteration tools for Indian regional language – Kannada, 23. Real-time identification of traffic actors using YOLOv7, 24. Revolutionizing cybersecurity: An in-depth analysis of DNA encryption algorithms in blockchain systems, 25. Exploring recession indicators: Analyzing social network platforms and newspapers textual datasets, 26. NIRF rankings’ effects on private engineering colleges for improving India’s educational system looked at using computational approaches, 27. Analysis of soil moisture using Raspberry Pi based on IoT, 28. Drowsiness detection in drivers: A machine learning approach using hough circle classification algorithm for eye retina images, 29. Optimizing congestion collision using effective rate control with data aggregation algorithm in wireless sensor network, 30. DDoS attack detection methods, challenges and opportunities: A survey, 31. A review of privacy-preserving machine learning algorithms and systems, 32. Optimization techniques for wireless body area network routing protocols: Analysis and comparison, 33. Securing the boundless network: A comprehensive analysis of threats and exploits in software defined network, 34. A bibliometric analyses on emerging trends in communication disorder, 35. Enhancing latency performance in fog computing through intelligent resource allocation and Cuckoo search optimization, 36. Pediatric thyroid ultrasound image classification using deep learning: A review, 37. Hybrid security of EMI using edge-based steganography and three-layered cryptography, 38. Efficient lung cancer detection in CT scans through GLCM analysis and hybrid classification, 39. Newton Raphson method for root convergence of higher degree polynomials using big number libraries, 40. The influence of compact modalities on complexity theory, 41. Designing a hyperledger fabric-based workflow management system: A prototype solution to enhance organizational efficiency, 42. Exploring Image Segmentation Approaches for Medical Image Analysis, 43. Design and performance analysis of electric shock absorbers, 44. Integrating metaverse and blockchain for transparent and secure logistics management, 45. A systematic study of multiple cardiac diseases by using algorithms of machine learning, 46. Forecasting mobile prices: Harnessing the power of machine learning algorithms, 47. Deep learning-based chronic kidney disease (CKD) prediction, 48. Cattle identification using muzzle images, 49. Simulation-based evaluating AODV routing protocol using wireless networks, 50. Smart agriculture using machine learning algorithms, 51. Cloud computing empowering e-commerce innovation, 52. Navigating blockchain-based clinical data sharing: An interoperability review, 53. Analysis of data backup and recovery strategies in the cloud, 54. Landslide identification using convolutional neural network, 55. Retinal vessel segmentation using morphological operations, 56. Liver segmentation using shape prior features with Chan-Vese model, 57. Online video conference analytics: A systematic review, 58. Sales analysis: Coca-Cola sales analysis using data mining techniques for predictions and efficient growth in sales, 59. Statistical analysis of consumer attitudes towards virtual influencers in the metaverse, 60. Quantum dynamics-aided learning for secure integration of body area networks within the metaverse cybersecurity framework, 61. An optimized approach for development of location-aware-based energy-efficient routing for FANETs, 62. Quantum cloud computing: Integrating quantum algorithms for enhanced scalability and performance in cloud architectures, 63. Integrating AI-enabled post-quantum models in quantum cyber-physical systems opportunities and challenges, 64. Adaptive resource allocation and optimization in cloud environments: Leveraging machine learning for efficient computing, 65. Quantum deep learning on driven trust-based routing framework for IoT in the metaverse context, 66. Advancing network security paradigms integrating quantum computing models for enhanced protections, 67. Optimizing 5G and beyond networks: A comprehensive study of fog, grid, soft, and scalable computing models, 68. Smart protocol design: Integrating quantum computing models for enhanced efficiency and security, 69. Efficient IIoT framework for mitigating Ethereum attacks in industrial applications using supervised learning with quantum classifiers, 70. Quantum computing in the era of IoT: Revolutionizing data processing and security in connected devices, 71. A federated learning approach to classify depression using audio dataset, 72. Securing IOT CCTV: Advanced video encryption algorithm for enhanced data protection, 73. A comprehensive review of federated learning: Methods, applications, and challenges in privacy-preserving collaborative model training, 74. Review of techniques for diagnosis of Meibomian gland dysfunction using IR images, 75. The impact of unstable symmetries on software engineering, 76. Integrating quantum computing models for enhanced efficiency in 5G networking systems, 77. Micro-expressions spotting: Unveiling hidden emotions and thoughts, 78. Artificial intelligence and machine vision-based assessment of rice seed quality</text:p>
          </table:table-cell>
          <table:table-cell office:value-type="string" table:style-name="ce1">
            <text:p>https://library.ecssr.ae/cgi-bin/koha/opac-detail.pl?biblionumber=288838</text:p>
          </table:table-cell>
          <table:table-cell table:number-columns-repeated="16377"/>
        </table:table-row>
        <table:table-row table:style-name="ro1">
          <table:table-cell office:value-type="string" table:style-name="ce1">
            <text:p>288837</text:p>
          </table:table-cell>
          <table:table-cell office:value-type="string" table:style-name="ce1">
            <text:p>Delivering a Climate Neutral Europe /</text:p>
          </table:table-cell>
          <table:table-cell table:style-name="ce1"/>
          <table:table-cell office:value-type="string" table:style-name="ce1">
            <text:p>Delivering a Climate Neutral Europe summarises the achievements of twenty-five years of EU Climate Policy, with the emphasis on what has been achieved under the Green Deal. It also highlights climate issues on the table of policy makers in the next European policy cycle 2024-2029.</text:p>
          </table:table-cell>
          <table:table-cell office:value-type="string" table:style-name="ce1">
            <text:p>Oxford : Taylor &amp;amp; Francis Group, 2024.</text:p>
          </table:table-cell>
          <table:table-cell office:value-type="string" table:style-name="ce1">
            <text:p>Cover -- Half Title -- Title Page -- Copyright Page -- Dedication -- Table of Contents -- List of Illustrations -- List of Contributors -- Foreword -- Introduction -- Part 1 Climate Action in the EU and the World -- 1 EU Climate Policy After 25 Years: Looking Back, Looking Ahead -- Introduction -- 1.1 Climate Change Is Happening -- 1.2 EU Greenhouse Gas Emissions Reduced by 32.5% between 1990 and 2022 -- 1.3 Building Further on the Cornerstones of EU Climate Policy -- 1.3.1 The Politics: A Vision Endorsed by the Highest Political Level -- 1.3.2 The Economics: Putting an Explicit Price on Carbon -- 1.3.3 The Technicalities: Designing Policies Based on Solid Preparation -- 1.4 Anchoring Climate into a Strengthened Geopolitical EU Strategy -- 1.4.1 The Climate Transition as Part of an EU Geopolitical Industrial Strategy -- 1.4.2 Investing in Social and Regional Cohesion -- 1.4.3 Investing in Removals -- 1.4.4 Raising Much More Sustainable Finance -- 1.4.5 Addressing Adaptation -- Conclusion -- 2 The Paris Agreement -- Introduction -- 2.1 The UN Framework Convention on Climate Change and the Kyoto Protocol -- 2.2 From the Failure of Copenhagen (2009) to the Success of the Paris Agreement (2015) -- 2.3 Essential Features of the Paris Agreement -- 2.3.1 Applicable to All Parties -- 2.3.2 Ambitious Collective Goals -- 2.3.3 Dynamic Five Year Ambition Cycles -- 2.3.4 Transparency and Accountability -- 2.3.5 Increasing Resilience to and Responding to the Adverse Effects of Climate Change -- 2.3.6 Fostering Cooperation and Financial Flows -- 2.4 Are Global Emissions Peaking? -- 2.5 The International Dimensions of the European Green Deal -- 2.5.1 Sharing Lessons on the Climate and Energy Transition -- 2.5.2 Trade-related Climate Measures -- 2.5.3 Mobilising Sustainable Finance -- Conclusion -- Part 2 The EU Emissions Trading System. 3 The EU Emissions Trading System -- Introduction -- 3.1 How Does the EU Emissions Trading System Work? -- 3.2 Price and Emissions Development -- 3.3 The Creation of the Market Stability Reserve -- 3.4 A Strengthening of the Emissions Cap 2024-2030 -- 3.5 The Creation of ETS2 for Road Transport, Buildings, and Smaller Industry -- 3.5.1 Defining the ETS2 Cap Trajectory -- 3.5.2 The Market Stability Reserve for ETS2 -- 3.5.3 Gradual Implementation and Safeguards for a Smooth Start -- 3.6 The Growing Importance of EU ETS Revenues -- 3.6.1 Raising Revenue through Auctioning of Allowances -- 3.6.2 EU Solidarity and the Use of Auctioning Revenue -- 3.6.3 The Social Climate Fund -- Conclusion -- 4 Addressing Carbon Leakage under the EU ETS -- Introduction -- 4.1 The Problem of Carbon Leakage -- 4.2 The EU Approach to Free Allocation -- 4.2.1 Benchmarks -- 4.2.2 Carbon Leakage List -- 4.2.3 Seizing the Benefit of Technological Progress -- 4.2.4 The Correction Factor -- 4.2.5 The State Aid Provisions and the New Entrants Reserve -- 4.3 The Creation of a Carbon Border Adjustment Mechanism (CBAM) -- 4.3.1 The CBAM Design -- 4.3.2 Defining the CBAM Liability -- 4.3.3 Reduction for a Carbon Price Paid -- 4.3.4 Monitoring the Introduction of CBAM -- 4.3.5 CBAM as an Impetus for More Intensive Policy Cooperation -- Conclusion -- 5 The International Dimension of the EU ETS -- Introduction -- 5.1 International Cooperation on Carbon Markets -- 5.2 Experience with International Credits -- 5.3 Aviation Emissions -- 5.3.1 The International Governance for Aviation Emissions -- 5.3.2 The EU ETS Includes Aviation within Europe -- 5.3.3 The 2023 EU ETS Review -- 5.3.4 Sustainable Aviation Fuels -- 5.3.5 Development of CORSIA within ICAO -- 5.4 Maritime Emissions -- 5.4.1 The International Governance of Shipping Emissions -- 5.4.2 Extension of EU ETS to Maritime Emissions. 5.4.3 Developments in the IMO -- Conclusion -- Part 3 Climate Action by Member States and Economic Sectors -- 6 The Effort Sharing Regulation -- Introduction -- 6.1 Emissions from the Effort Sharing Sectors -- 6.2 Effort Sharing 2013-2020 -- 6.2.1 Setting Differentiated Targets -- 6.2.2 Developing More Elements of Redistribution -- 6.2.3 Experience to Date -- 6.2.4 Flexible Provisions -- 6.3 Differentiation and Flexibilities Allowed for 2021-2030 -- 6.3.1 Continuation of the Differentiated Target Approach -- 6.3.2 More Differentiation among Member States -- 6.3.3 Towards More Convergence among Member States by 2030 -- 6.3.4 Starting Point and Trajectories -- 6.3.5 Flexibility with the Emissions Trading System -- 6.3.6 Flexibility to Land Use Change and Forestry Sectors -- 6.3.7 Flexibility Linked to Earlier Over-Achievement -- 6.3.8 The 2030 Targets as Adopted -- 6.4 An Energy and Climate Governance System -- 6.4.1 Integrated Energy and Climate Governance and the Climate Law -- 6.4.2 National Climate and Energy Plans -- Conclusion -- 7 Climate-Related Regulations in the Field of Energy, Transport, F-gases and Methane -- Introduction -- 7.1 Renewable Energy -- 7.1.1 A Binding EU-Wide Target -- 7.1.2 Biomass -- 7.2 Electricity and Gas Market Integration and Climate Policy -- 7.2.1 The Challenge of Integrating Renewable Energy -- 7.2.2 The Combined Effects of Electricity Market Reform and Carbon Pricing -- 7.2.3 Strengthened Role for Consumers -- 7.3 Energy Efficiency -- 7.3.1 Energy Dependence, the Import Bill and Barriers to Energy Efficiency -- 7.3.2 The EU's Bottom-up Approach and the Energy Efficiency Directive -- 7.3.3 Regulating the Energy Use and Labelling of Products and Devices -- 7.3.4 Addressing the Energy Efficiency of Buildings -- 7.4 Emissions from Road Transport -- 7.4.1 Biofuels and Renewable Energy in the Transport Sector. 7.4.2 Regulating Zero CO[sub(2)] Emissions from Cars and Vans by 2035 -- 7.4.3 Emissions from Heavy-Duty Vehicles (HDV), such as Lorries and Buses -- 7.5 Phasing Down the Use of Fluorinated Gases -- 7.5.1 Addressing the Hole in the Ozone Layer Internationally -- 7.5.2 EU legislation Implementing the Montreal Protocol and the Kigali Amendment -- 7.6 The EU Methane Strategy -- Conclusion -- 8 Removals and Emissions from Agriculture and Forestry -- Introduction -- 8.1 The Role of the Land Use Sector in Mitigating and Removing Greenhouse Gas Emissions -- 8.2 The LULUCF Carbon Sink in the EU -- 8.2.1 Evolution of LULUCF: From Kyoto Protocol to Ambitious EU Targets -- 8.2.2 Building Further on the 2018 LULUCF Regulation -- 8.3 Scaling Up Carbon Removals and Ensuring Credibility -- 8.4 An Enabling Environment for Climate Action in Forestry and Agriculture -- Conclusion -- 9 Accelerating the Greening of EU Industry -- Introduction -- 9.1 The New Policy Context -- 9.2 The Innovation Fund -- 9.3 The Battery Alliance -- 9.4 The Role of State Aid: The Temporary Crisis and Transition Framework (TCTF) -- 9.5 The Hydrogen Bank and EU-Level Auctioning under the Innovation Fund -- 9.6 Towards a European Net-Zero Industry -- 9.6.1 Net-Zero Industry Act (NZIA) -- 9.6.2 Critical Raw Materials Act -- 9.6.3 Strategic Technologies for Europe Platform (STEP) -- Conclusion -- 10 The Greening of EU Finance -- Introduction -- 10.1 The EU Sustainable Finance Strategy -- 10.1.1 The EU Taxonomy -- 10.1.2 Disclosure Rules -- 10.1.3 Benchmarks and Green Bonds -- 10.1.4 The EU and the International Approach to Sustainable Finance -- 10.2 Mainstreaming Climate in the EU Budget -- 10.2.1 The Climate Mainstreaming Target -- 10.2.2 The Specific Programme Targets -- 10.3 The EIB becomes the EU's Climate Bank -- Conclusion -- 11 Conclusion -- Index.</text:p>
          </table:table-cell>
          <table:table-cell office:value-type="string" table:style-name="ce1">
            <text:p>https://library.ecssr.ae/cgi-bin/koha/opac-detail.pl?biblionumber=288837</text:p>
          </table:table-cell>
          <table:table-cell table:number-columns-repeated="16377"/>
        </table:table-row>
        <table:table-row table:style-name="ro1">
          <table:table-cell office:value-type="string" table:style-name="ce1">
            <text:p>288836</text:p>
          </table:table-cell>
          <table:table-cell office:value-type="string" table:style-name="ce1">
            <text:p>Social Media and Digital Politics : Networked Reason in an Age of Digital Emotion /</text:p>
          </table:table-cell>
          <table:table-cell office:value-type="string" table:style-name="ce1">
            <text:p>Lee, James Jaehoon,</text:p>
          </table:table-cell>
          <table:table-cell office:value-type="string" table:style-name="ce1">
            <text:p>Informed by critical theory, this book employs Social Network Analysis (SNA) to examine the ever-increasing impact that social media has on politics and contemporary civic discourse.</text:p>
          </table:table-cell>
          <table:table-cell office:value-type="string" table:style-name="ce1">
            <text:p>Oxford : Taylor &amp;amp; Francis Group, 2024.</text:p>
          </table:table-cell>
          <table:table-cell office:value-type="string" table:style-name="ce1">
            <text:p>Cover -- Half Title -- Title Page -- Copyright Page -- Contents -- Acknowledgments -- List of Acronyms and Abbreviations -- SECTION I: Theoretical and Social Foundations -- 1. Introduction -- Why Social Network Analysis? -- Outline of Our Analysis -- 2. The Digital Body Politic -- Digital Politics and Affective Polarization -- Reason, Knowledge, and Affective Politics -- What about the Role of News Media in Digital Spaces? -- Rhetoric, Public Discourse, and the Body Politic -- Learning from History: How the Language of Reason and Emotion Shape the Body Politic -- SECTION II: Networked Insights -- 3. Defining the Marketplace of Reason and Rage: Rhetorical Analysis, Social Network Structure, and Natural Language Processing -- A History of Social Network Analysis: Sociograms, Weak Ties, and Network Science -- Social Media and Measuring Sentiment in Language -- The Language of Emotion and Reason Shapes Network Structure: Combining Machine Learning and Social Network Analysis -- 4. Rhetoric, Reason, and Emotion in a Network Space -- The Language of Reason and Logical Proof -- Citing Data -- Using Logic to Develop Multi-step Arguments -- Emotion, Rage, and Race -- Direct Citation of Emotions -- False Comparison and Provocation -- Exaggeration and Absurdity -- Humor and Ridicule -- SECTION III: Our New Networked Politics -- 5. Critical Analysis of Digital Discourse -- Reason and Science -- Truth and Post-truth -- Post-truth and Epistemological Crisis -- Affective Politics and Polarization -- 6. News, the Battle for Truth, and the Networked Future -- The Role of Journalism and News Media -- In Utramque Partem: Twisting the Rhetoric of "Both Sides" -- Combating "Both Sides": Learning from the Lessons of 2016 -- Networked Structure: Inaugurating a New Reality for Digital Politics -- References -- Index.</text:p>
          </table:table-cell>
          <table:table-cell office:value-type="string" table:style-name="ce1">
            <text:p>https://library.ecssr.ae/cgi-bin/koha/opac-detail.pl?biblionumber=288836</text:p>
          </table:table-cell>
          <table:table-cell table:number-columns-repeated="16377"/>
        </table:table-row>
        <table:table-row table:style-name="ro1">
          <table:table-cell office:value-type="string" table:style-name="ce1">
            <text:p>288835</text:p>
          </table:table-cell>
          <table:table-cell office:value-type="string" table:style-name="ce1">
            <text:p>Rethinking the Concept of Waste and Mass Consumption : Preserving Resources Through Reuse, Repair and Recycling /</text:p>
          </table:table-cell>
          <table:table-cell office:value-type="string" table:style-name="ce1">
            <text:p>Waite, Richard</text:p>
          </table:table-cell>
          <table:table-cell office:value-type="string" table:style-name="ce1">
            <text:p>This book presents hard facts to highlight our unsustainable consumption of the Earth's resources and the limitations of the UK's current management of waste and recycling. Of interest to manufacturers, retailers, consumers, local authorities, policy makers, students and professionals looking to reduce our impact on the environment.</text:p>
          </table:table-cell>
          <table:table-cell office:value-type="string" table:style-name="ce1">
            <text:p>Oxford : Taylor &amp;amp; Francis Group, 2024.</text:p>
          </table:table-cell>
          <table:table-cell office:value-type="string" table:style-name="ce1">
            <text:p>Cover -- Half Title -- Series Information -- Title Page -- Copyright Page -- Table of Contents -- Figures and Tables -- Introduction -- Why I've Written this Book -- We're Doomed -- Who Am I to Talk About Consumerism and Household Waste? -- Notes -- 1 Consuming the Earth's Resources -- So, What's the Problem? -- How Consumerism Actually Works -- But It's Not "Waste" -- Being a Throw-Away Society Is Not Sustainable -- Holding Up a Mirror -- Simpler Times -- What Changed -- Consuming the Earth's Resources at an Unsustainable Rate -- Consumption of Non-Renewable Resources -- Rare Earth Metals -- Consumption of Renewable Resources -- Using the "Waste" Outputs From One Process as the Inputs to a Different Process -- Why "Waste" Disposal Is Problematic -- Landfill -- Energy From Waste Incineration -- Polluting the Planet Through Recycling -- Recycling Residues -- Exporting UK Household Waste Has to Stop -- So, the Problem Is … -- Notes -- 2 What We Throw Away -- What Is Meant By Household Waste? -- Pre-Consumer Waste -- Post-Consumer Waste -- What We Actually Throw Away -- Notes -- 3 Key Definitions and Concepts -- Household Waste Collection Definitions -- Kerbside Collection -- Drop-off -- Household Waste Recycling Centres -- Dry Recyclables -- A Clear Definition of What "Recyclable" Means -- Household Waste Treatment Definitions and the Waste Hierarchy -- Our Performance to Date -- Revisiting the Waste Hierarchy -- Direct and Indirect Reuse -- Recycling Vs. Recovery -- The Treatment of Organic "Waste" -- A New Name to Replace the "Waste Hierarchy" -- A Personal Example of the Three Rs in Practice -- The Problem of Focusing On Recycling -- The Players -- The Supply Chain -- Who Does What -- The Producers -- The Retailers -- The Consumers -- Local Authorities -- The "Waste" Management Industry -- The Reprocessors -- The Government. So Many Players Are Involved -- Notes -- 4 How Our Household Waste Is Collected -- Product Collection -- Dry Recyclables Collection -- Kerbside Recycling Collection -- Kerbside Collection -- Organics - Kerbside Collection -- Garden "Waste" -- Food "Waste" -- Household Waste for Disposal -- Multiple Collection Containers -- What Happens If We Don't Kerbside Recycle? -- Drop-off -- The Contribution From Recycling Drop-Off -- Household Waste Recycling Centres -- The Ideal Approach to Household Waste Collection -- Note -- 5 How Our Household Waste Is Treated -- The Three Rs -- Reducing Household Waste -- Consume Less -- Reuse -- Direct Packaging Reuse -- Indirect Product and Packaging Reuse -- Repair -- Treatment Other Than Reduce -- Treatment Cycles -- Mechanical Materials and the Mechanical Treatment Cycle -- Recycling -- Sorting of Recyclables -- Co-mingled Material Sorting in MRFs -- Recyclable Material Reprocessing -- Design for Recycling -- Producer Responsibility -- The Three Ways of Reprocessing Recyclables: Up, Down and Around -- Circular/closed Loop Recycling -- Upcycling -- Down-cycling -- Mechanical Treatment: Conclusions -- Organic Materials and the Organic Treatment Cycle -- The Treatment of Food "Waste" By Anaerobic Digestion -- The Treatment of Garden "Waste" By Composting -- Home Composting and Wormeries -- What Happens to Treated Organic Household Waste? -- Energy Recovery -- Energy From Waste Incineration (EfW) -- How an EfW Incinerator Works -- UK EfW Incineration Capacity -- Landfill -- Landfill Sites Are Active Reactors -- The Landfill Tax -- Future Landfill Capacity -- The Loss of Valuable Materials -- Atmospheric Pollution -- The Relative Costs of Different Treatment Methods -- Conclusions -- Notes -- 6 Linear Vs. Circular Consumption -- Our Consumption Is Linear, Not Circular -- Circular Consumption. Challenging the Supply Chain -- Circular Treatment of Products -- Circular Treatment of Packaging -- Conclusions -- Notes -- 7 Consumerism and Economic Growth -- Human Evolution and Hard-Wiring in Our Brains -- Social Pressure and Our Creation of the Consumer Society -- Economics, Capitalism and Our Obsession With Economic Growth -- The Role of Capitalism in Driving Economic Growth -- De-growth? -- Planetary Boundaries -- Doughnut Economics -- The Future of Global Economics -- Notes -- 8 Let's Talk About Packaging -- Why Packaging Is Needed -- Different Levels of Packaging -- Reuseable Packaging -- Recycled Content -- Excess Packaging -- Inappropriate Packaging -- Packaging Labelling -- Recycled Content -- Packaging Design -- Conclusions On Packaging -- Notes -- 9 A Focus On Plastics -- An Introduction to Plastics -- A Little History -- The Problem With Plastics -- The Plastics Pact -- Some Statistics -- Plastic Film -- The Markets for Recyclable Plastics -- Biodegradable Plastics and Why They Are a Bad Idea -- Plastics Labelling -- The Future Role of Plastics -- The Future of Consumer Plastics -- Conclusions On Our Use of Plastics -- Notes -- 10 What We Need to Do Differently -- The Materials Hierarchy -- Cost and the Materials Hierarchy -- The Relative Costs of the Materials Hierarchy -- Looking Through the Wrong End of the Telescope -- Fundamental Or Incremental Change? -- Reduce Household Waste -- Reduce Household Waste Through Reduced Consumption -- We All Need to Buy Less Stuff -- We All Need to Buy More Carefully -- Impulse Buying -- Desperation Buying -- Emotional Spending -- Buying More Carefully -- Buy, Borrow Or Rent -- Buy-with-the-end-in-mind -- Fast Fashion -- Reduce Household Waste Through Product and Packaging Reuse -- Design for Reuse, Repair and Recycling -- Direct Packaging Reuse -- Deposit Return Schemes. Indirect Packaging Reuse -- Product Reuse -- Reuseable Alternatives to Replace Single-Use Products -- Reduce Household Waste Through Repair -- Increasing Product Repair -- Reducing Household Waste - Summary -- Recycling of Packaging -- A New Definition of "Recyclable" -- Collection and Sorting -- Recycling Collection Has to Be Done at Scale and Kept Simple -- KISS (Keep It Simple Stupid) -- My Proposed Simplified Household Waste Collection System -- Collection Frequency -- The Materials That Are Actually Recyclable -- Packaging Recycling and Organic Recovery -- Summary of Recycling Changes Required -- Should We Include WEEE in Co-Mingled Collection? -- The Recycling of Products -- Recovery -- Recovery of Organic Materials -- Anaerobic Digestion of Food "Waste" -- Composting of Garden "Waste" -- Home Composting -- Centralised Composting of Garden "Waste" -- Recovery of Energy Through Energy From Waste Incineration -- The Problem of Excess EfW Incineration Capacity -- Landfilling of Waste -- The Nub of the Problem -- A Word About Waste Water -- Reduce Water Usage -- Recover Water -- The Materials We Should Consume -- Circular Materials -- Renewable Materials -- Material Production Methods -- Non-recyclable, Non-Renewable Materials -- England -- Scotland -- Wales -- Northern Ireland -- How We Should Deal With "Problem" Materials -- We Need an Overall Strategy and Plan for Change -- What I Would Like to See in These Strategies -- Bottle Deposit Return Schemes (DRS) -- England, Wales and Northern Ireland -- Scotland -- Extended Producer Responsibility (EPR) -- Recycled Plastic Content Targets in Packaging -- Summary of What Needs to Change -- How Change Could Be Achieved in Practice -- Notes -- 11 What We Could Achieve If We Changed -- The Key Changes Required -- The Data -- The Impact of These Changes -- The Impact of Making the Proposed Changes. The Impact On EfW Recovery -- A Dose of Realism -- What We Could Realistically Achieve -- The Risk of Spurious Accuracy -- In Summary -- The Infrastructure Required -- Reuse -- Repair -- Recycling and Organic Recovery -- Funding the Infrastructure Required -- The Role of Extended Producer Responsibility -- Paying for the Treatment of Kerbside Collected Materials -- Repurpose Some Or All of the Proceeds From the Landfill Tax -- Introduce and Hypothecate a Household Waste Incineration Tax -- Conclusions On Funding -- What Our Targets Should Be -- History -- An Alternative Way of Measuring Success -- Conclusions On Targets -- The Art of the Possible -- Notes -- 12 A Proposed Way Forward -- In Summary -- National Targets -- A Revised National Approach -- A National Strategy and Plan -- The Players -- Government Responsibilities -- Producer Responsibilities -- Retailer Responsibilities -- Bricks and Mortar Retailers -- Online Retailers -- Consumer Responsibilities -- Local Authority Responsibilities -- Waste Collection Authorities (WCAs) -- Waste Disposal Authorities -- Waste Management Industry Responsibilities -- Reprocessing Industry Responsibilities -- Education -- Educating Children -- Educating Adults -- Final Conclusions -- If You Take Away Nothing Else, These Are My Key Points -- Can We Change? -- Tick Tock -- Notes -- Annex I: How Individual Materials Are Reprocessed -- Organics -- Food "Waste" -- Garden "Waste" -- Dry Recyclables -- Paper and Cardboard -- Glass -- Metals -- Textiles -- WEEE -- The Amount of WEEE That We Generate -- The Products That Make Up WEEE -- Untreated Wood -- Annex II: Tips to Help You to Help the Planet -- What Can I Do? -- Reduce -- Reuse -- Repair -- Recycle and Recover -- Recycle -- Recover -- Index.</text:p>
          </table:table-cell>
          <table:table-cell office:value-type="string" table:style-name="ce1">
            <text:p>https://library.ecssr.ae/cgi-bin/koha/opac-detail.pl?biblionumber=288835</text:p>
          </table:table-cell>
          <table:table-cell table:number-columns-repeated="16377"/>
        </table:table-row>
        <table:table-row table:style-name="ro1">
          <table:table-cell office:value-type="string" table:style-name="ce1">
            <text:p>288834</text:p>
          </table:table-cell>
          <table:table-cell office:value-type="string" table:style-name="ce1">
            <text:p>Human-Centered AI : A Multidisciplinary Perspective for Policy-Makers, Auditors, and Users /</text:p>
          </table:table-cell>
          <table:table-cell table:style-name="ce1"/>
          <table:table-cell office:value-type="string" table:style-name="ce1">
            <text:p>Authored by experts from a variety of backgrounds, sectors, disciplines and countries, this engaging book offers a fascinating exploration of Human-Centered AI. Whether you're new to the subject or not, a decision-maker, a practitioner or simply a AI user, this book will help you gain a better understanding of HCAI's impact on our societies. | "Artificial intelligence (AI) permeates our lives in a growing number of ways. Relying solely on traditional, technology-driven approaches won't suffice to develop and deploy that technology in a way that truly enhances human experience. A new concept is desperately needed to reach that goal. That concept is Human-Centered AI (HCAI). With 23 captivating chapters, this book delves deep into the realm of HCAI. In Section 1, it demystifies HCAI, exploring cutting-edge trends and approaches in its study, including the moral landscape of Large Language Models. Section 2 looks at how HCAI is viewed in different institutions-like the justice system, health system, and higher education-and how it could affect them. It examines how crafting HCAI could lead to better work. Section 3 offers practical insights and successful strategies to transform HCAI from theory to reality, for example, studying how using regulatory sandboxes could ensure the development of age-appropriate AI for kids. Finally, decision-makers and practitioners provide invaluable perspectives throughout the book, showcasing the real-world significance of its articles beyond academia. Authored by experts from a variety of backgrounds, sectors, disciplines and countries, this engaging book offers a fascinating exploration of Human-Centered AI. Whether you're new to the subject or not, a decision-maker, a practitioner or simply a AI user, this book will help you gain a better understanding of HCAI's impact on our societies, and of why and how AI should really be developed and deployed in a human-centered future".</text:p>
          </table:table-cell>
          <table:table-cell office:value-type="string" table:style-name="ce1">
            <text:p>Milton : CRC Press LLC, 2024.</text:p>
          </table:table-cell>
          <table:table-cell office:value-type="string" table:style-name="ce1">
            <text:p>Cover -- Half Title -- Series Page -- Title Page -- Copyright Page -- Table of Contents -- Acknowledgments -- Note -- Foreword -- Notes -- List of Contributors -- Introduction -- Background -- Significance of Human-Centered AI -- Definition and Scope of Human-Centered AI -- The Potential Risks Posed by AI Technology -- HCAI for Each Stakeholder -- Policy-Makers -- Industry Practitioners -- Researchers -- General Public -- Three Angles of Discussion -- References -- Section I: Meanings, Trends and Approaches in the Study of HCAI -- Chapter 1: Defining Human-Centered AI: An Interview with Shannon Vallor -- Chapter 2: Toward Addressing Inequality and Social Exclusion by Algorithms: Human-Centric AI through the Lens of Ubuntu -- Introduction -- Ubuntu as an Ethical and Legal Concept -- The Concept of egale dignit e through the Lens of Ubuntu-Lessons from the South African Constitutional Court -- Social Exclusion as a Violation of Relational Dignity -- Relational Autonomy-Balancing Individual and Group Rights through Meaningful Engagement -- Being Human in a (Digital) Society-Ubuntu's Contribution to the HCAI Debate -- The AI Fairness Research Community -- AI Programmers and Computer Scientists -- The Interaction between AI Systems and Their Users -- Conclusion-Toward Intercultural Dialogue for HCAI -- Notes -- References -- Chapter 3: Redefining Human-Centered AI: The Human Impact of AI-Based Recommendation Engines -- Introduction -- New Opportunities -- AI as an Extended Cognitive Aid -- Intention -- Rationality Engines -- Remembering in the Cloud -- Conclusion: The Effects of Recommendation Engines on Us-How Can Recommendation Engines Be Human-Centered? -- The Next Frontier-Delegating Ourselves to Generative AI Services -- Can We Consider These Effects as Human-Centered Artificial Intelligence? -- Notes -- References. Chapter 4: Ethics at the Intersection: Human-Centered AI and User Experience Design -- Dominant Currents in the Ethics of Artificial Intelligence -- Techno-Social AI Ethics -- Techno-Social Engineering -- Moral De-Skilling and Habituation -- Design in Context -- Discussion -- Acknowledgment -- Notes -- References -- Chapter 5: Human-Centered Artificial Intelligence (HCAI): From Conceptual Examination to Legislative Action -- Shortcomings in the Conceptual Examination Phase -- AI as a "Shiny Object" -- The Blank Page Fallacy -- The Main Challenge: Permissive or Protective Approach -- The First Legislative Initiatives: The AI Act in the EU and Bill C-27 in Canada -- The AI Act in a Broader Context -- Conclusion -- Notes -- References -- Chapter 6: Privacy in the Future Era of AI -- The Past -- The Present -- The Future -- Conclusion -- Acknowledgment -- Notes -- References -- Chapter 7: The Moral Landscape of General-Purpose Large Language Models -- Introduction -- Natural Language Processing (NLP) -- Generative Pre-Trained Transformer 3 (GPT-3) -- Use Case Applications -- The Problem of Artificial "General-Purpose" Intelligence (AGI) -- Selected Ethical Concerns Regarding General-Purpose Large Language Models -- Potential Solutions to Be Explored -- Conclusion -- Notes -- References -- Chapter 8: Anand Rao's Commentary -- Chapter 9: Benjamin Prud'homme's Commentary -- Section II: Sectoral Representations of HCAI -- Chapter 10: Good Governance Strategies for Human-Centered AI in Healthcare: Connecting Norms and Context -- Introduction -- Health-Related AI: A Brief Overview -- Human-Centered Health-Related AI and Human-Centered Design -- Regulatory Considerations -- The Importance of Context -- Conclusion -- Acknowledgment -- References -- Chapter 11: Human-Centered AI for Sustainability and Agriculture -- Guiding Principles for HCAI in Social Contexts. Guiding Principle 1: Inclusive Data Stewardship -- Guiding Principle 2: Robust AI Applications -- Guiding Principle 3: Trust in Partners, Project, and Technology -- Guiding Principle 4: Systems of Accountability -- Human-Centered AI in Practice: The Data-driven Insights for Sustainable Agriculture Project -- Developing the Project -- Applying the Four Guiding Principles -- Guiding Principle 1: Inclusive Data Stewardship -- Guiding Principle 2: Robust AI Models -- Guiding Principle 3: Trust in Partners, Project, and Technology -- Guiding Principle 4: Systems of Accountability -- Conclusion -- References -- Chapter 12: Crafting Human-Centered AI in Workspaces for Better Work -- Introduction -- AI for Future and Better Work -- The Quality of Work Under I4.0 and Platform Work -- The Digitalization of Production through I4.0 -- The Digitalization of Work through Platform Work -- HCAI for Better Work and … Better Society -- Conclusion -- References -- Chapter 13: AI and Judiciary Decisions -- Modern Trial and Reason -- Deep Learning and Lack of Reason -- Ongoing Use of AI -- Reason and Cause -- Following the Rules -- Conclusion -- Notes -- References -- Chapter 14: Artificial Intelligence in Higher Education: Opportunities, Issues, and Challenges -- Contexts of Artificial Intelligence in Education (AIED) -- Affordances and Opportunities of AI to Support Teaching and Learning in Higher Education -- Case No. 1. Learning analytics and students' dashboards -- Case No. 2. Adaptive learning -- Case No. 3. ChatGPT and generative AI -- Discussion and Conclusion -- References -- Chapter 15: HCAI-Based Service Provision for an Engaged University -- Introduction -- Service Provision and Education -- Engaged University -- AI-based Technologies and Edutech -- Exploiting Artificial Intelligence for an Engaged University -- Engaged Education -- Engaged Research. Engaged with Society -- Conclusions -- Appendix 1 Examples of AI-Based Technologies Used in Engaged Universities (Authors' Elaboration) -- References -- Chapter 16: How Human-Centered Are the AI Systems That Implement Social Media Platforms? -- Introduction -- Recommender Systems -- How Recommender Systems Learn -- A Concern about the Learning Mechanism -- Content Classifiers -- How Content Classifiers Learn -- A Concern about the Learning Mechanism -- Human-Centered Transparency for Recommender Systems -- Human-Centered Transparency for Content Classifiers -- Summary -- Note -- References -- Chapter 17: AI Art and Creation as a Tool to Demystify AI: The Case Study of CHOM5KY vs. CHOMSKY -- On Art and Emulations: Demystifying AI through AI -- Reflecting on Meaning: CHOM5KY vs. CHOMSKY as a Case Study -- On Metaphors: What Are We Leaving Behind? -- Conclusion -- Notes -- References -- Chapter 18: Christina Colclough's Commentary -- Chapter 19: Joseph Nsengimana's Commentary -- Section III: Lessons Learned and Promising Practices -- Chapter 20: A Human-Centered Approach to AI Governance: Operationalizing Human Rights through Citizen Participation -- Introduction -- Invisible Social Contexts -- The Disconnect Between Human Rights Protection and Normative Approaches to AI -- Citizen Participation as a Tool for Achieving Social Justice -- Conclusion -- Notes -- Bibliography -- Legislation -- Jurisprudence -- Doctrine -- Chapter 21: Operationalizing AI Regulatory Sandboxes for Children's Rights and Well-Being -- Introduction -- Motivation and General Scope of the Chapter -- Review of Relevant Work on Sandboxes in General and in AI Systems -- What Is Special about Children? -- The Importance of Variability of Contexts for the Developing Brain -- The Challenge of Protecting Children's Privacy and Safety at the Same Time -- Agentic Capacity in Childhood. Methodology -- Overview of Policy Initiatives for Children and Identification of Common Characteristics -- Sandboxes for Age-Appropriate AI and Children -- Proof of Concept: A 4-step, Process-Oriented Approach -- Conclusions -- Notes -- References -- Chapter 22: Towards the Social Acceptability of Algorithms -- Introduction: Towards a World Governed by Algorithms -- From Algocracy to Algorithmic Democracy -- A Specific Legal Framework -- Effectiveness versus Legitimacy -- Towards the Social Acceptability of Algorithms -- From a Risk-Based Approach to a Rights-Based Approach -- Procedures for Citizen Involvement -- Notes -- References -- Chapter 23: Human-Centered AI for Industry 5.0 (HUMAI5.0): Design Framework and Case Studies -- Introduction -- Related Literature -- Existing Design Methods and Frameworks -- Technology-Centered Design for AI and Limits -- Complementary Design and Analysis Methods to Address Technocentrism Shortcomings -- Systemic Methods of Human Work Analysis to Inform Design -- Integrative Design Frameworks for Industry 5.0 -- Limitations of the Existing Frameworks -- Human-centered AI for Industry 5.0 (HUMAI5.0) Framework -- 23.4 Case Studies -- Error Detection in Manufacturing -- Context -- Framework Application -- Step 1-Analysis -- Step 2-Task Identification -- Step 3-Work Demand Analysis -- Step 4-Outcome Analysis -- 23.4.1.2.5 Step 5-Work Design -- Conclusion -- Quality Control of Aircraft Maintenance -- Context -- Concluding Remarks -- References -- Chapter 24: Agile Governance as AI Governance: A Challenge for Governance Reformation in Japan -- Introduction -- Why Does Agile Governance Relate to HCAI? -- AI and Society 5.0 -- Two Approaches to HCAI -- The Relationship between Agile Governance and HCAI -- Agile Software Development Analogy -- What Is Japanese Agile Governance? -- Two Premises. Limits of the Conventional Governance Model.</text:p>
          </table:table-cell>
          <table:table-cell office:value-type="string" table:style-name="ce1">
            <text:p>https://library.ecssr.ae/cgi-bin/koha/opac-detail.pl?biblionumber=288834</text:p>
          </table:table-cell>
          <table:table-cell table:number-columns-repeated="16377"/>
        </table:table-row>
        <table:table-row table:style-name="ro1">
          <table:table-cell office:value-type="string" table:style-name="ce1">
            <text:p>288833</text:p>
          </table:table-cell>
          <table:table-cell office:value-type="string" table:style-name="ce1">
            <text:p>Research Journeys to Net Zero : Current and Future Leaders /</text:p>
          </table:table-cell>
          <table:table-cell table:style-name="ce1"/>
          <table:table-cell office:value-type="string" table:style-name="ce1">
            <text:p>"This book provides useful insight into how academics from diverse disciplinary backgrounds such as science, engineering, technology, social science, policy, design, architecture, built environment, business, and management, have been conducting research into how to realise net zero emissions to address climate change. This book explores the ways in which countries around the world have pledged to achieve net zero emissions through decarbonisation processes. It presents the highest calibre research and impact activities carried out in the UK, Europe, North America, Australia, Asia, and Africa. Such activities include conceptualisation, opportunity identification, specific case studies, demonstration of proof of concepts, provision of evidence, education of the general public, and knowledge transfer to companies. Further to this, the chapters also bring to light personal career journeys to net zero by current and future international research leaders. From this book, readers will gain a full understanding of net zero research via multiple disciplinary pathways, be inspired by personal accounts, and will learn key methodologies, including quantitative and qualitative approaches. The diversity of authors and topics make the book widely applicable to a range of fields, and it will be of great interest to researchers, students, practitioners, and decision makers working towards the goals of net zero and decarbonisation".</text:p>
          </table:table-cell>
          <table:table-cell office:value-type="string" table:style-name="ce1">
            <text:p>Abingdon, England : Routledge, [2024].</text:p>
          </table:table-cell>
          <table:table-cell table:style-name="ce1"/>
          <table:table-cell office:value-type="string" table:style-name="ce1">
            <text:p>https://library.ecssr.ae/cgi-bin/koha/opac-detail.pl?biblionumber=288833</text:p>
          </table:table-cell>
          <table:table-cell table:number-columns-repeated="16377"/>
        </table:table-row>
        <table:table-row table:style-name="ro1">
          <table:table-cell office:value-type="string" table:style-name="ce1">
            <text:p>288832</text:p>
          </table:table-cell>
          <table:table-cell office:value-type="string" table:style-name="ce1">
            <text:p>Climate Politics in Populist Times : Climate Change Communication Strategies in Germany, Spain, and Austria /</text:p>
          </table:table-cell>
          <table:table-cell office:value-type="string" table:style-name="ce1">
            <text:p>Gruber, Mirjam,</text:p>
          </table:table-cell>
          <table:table-cell table:style-name="ce1"/>
          <table:table-cell office:value-type="string" table:style-name="ce1">
            <text:p>Abingdon, England : Routledge, [2025].</text:p>
          </table:table-cell>
          <table:table-cell table:style-name="ce1"/>
          <table:table-cell office:value-type="string" table:style-name="ce1">
            <text:p>https://library.ecssr.ae/cgi-bin/koha/opac-detail.pl?biblionumber=288832</text:p>
          </table:table-cell>
          <table:table-cell table:number-columns-repeated="16377"/>
        </table:table-row>
        <table:table-row table:style-name="ro1">
          <table:table-cell office:value-type="string" table:style-name="ce1">
            <text:p>288831</text:p>
          </table:table-cell>
          <table:table-cell office:value-type="string" table:style-name="ce1">
            <text:p>Rectifying Climate Injustice : Reparations for Loss and Damage /</text:p>
          </table:table-cell>
          <table:table-cell office:value-type="string" table:style-name="ce1">
            <text:p>García-Portela, Laura,</text:p>
          </table:table-cell>
          <table:table-cell office:value-type="string" table:style-name="ce1">
            <text:p>This book provides an account of how rectificatory justice for climate change loss and damage is possible and provides an extensive response to its challenges.</text:p>
          </table:table-cell>
          <table:table-cell office:value-type="string" table:style-name="ce1">
            <text:p>Oxford : Taylor &amp;amp; Francis Group, 2024.</text:p>
          </table:table-cell>
          <table:table-cell office:value-type="string" table:style-name="ce1">
            <text:p>A minimal capabilities-based approach -- In search for a justified rectificatory justice principle -- Reasons awaiting satisfaction -- Climate harm and attribution science -- Towards a rectificatory policy mechanism for loss and damage.</text:p>
          </table:table-cell>
          <table:table-cell office:value-type="string" table:style-name="ce1">
            <text:p>https://library.ecssr.ae/cgi-bin/koha/opac-detail.pl?biblionumber=288831</text:p>
          </table:table-cell>
          <table:table-cell table:number-columns-repeated="16377"/>
        </table:table-row>
        <table:table-row table:style-name="ro1">
          <table:table-cell office:value-type="string" table:style-name="ce1">
            <text:p>288830</text:p>
          </table:table-cell>
          <table:table-cell office:value-type="string" table:style-name="ce1">
            <text:p>Education and Learning for Sustainable Futures : 50 Years of Learning for Environment and Change /</text:p>
          </table:table-cell>
          <table:table-cell office:value-type="string" table:style-name="ce1">
            <text:p>Macintyre, Thomas,</text:p>
          </table:table-cell>
          <table:table-cell office:value-type="string" table:style-name="ce1">
            <text:p>Responding to growing interest in the sustainable development goals (SDGs) and global concern over climate change, this volume provides an analysis of how our understanding of the relationship between environment and education has evolved during the past fifty years.</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8830</text:p>
          </table:table-cell>
          <table:table-cell table:number-columns-repeated="16377"/>
        </table:table-row>
        <table:table-row table:style-name="ro1">
          <table:table-cell office:value-type="string" table:style-name="ce1">
            <text:p>288829</text:p>
          </table:table-cell>
          <table:table-cell office:value-type="string" table:style-name="ce1">
            <text:p>Bridging Two Worlds : Comparing Classical Political Thought and Statecraft in India and China /</text:p>
          </table:table-cell>
          <table:table-cell table:style-name="ce1"/>
          <table:table-cell office:value-type="string" table:style-name="ce1">
            <text:p>A free open access ebook is available upon publication. Learn more atwww.luminosoa.org. The rise of China and India could be the most important political development of the twenty-first century. What will the foreign policies of China and India look like in the future? What should they look like? And what can each country learn from the other? Bridging Two Worlds gathers a coterie of experts in the field, analyzing profound political thinkers from these ancient regions whose theories of interstate relations set the terms for the debates today. This volume is the first work that systematically compares ancient thoughts and theories about international politics between China and India. It is essential reading for anyone interested in the growth of China and India and what it will mean for the rest of the world.</text:p>
          </table:table-cell>
          <table:table-cell office:value-type="string" table:style-name="ce1">
            <text:p>Berkeley : University of California Press, 2023.</text:p>
          </table:table-cell>
          <table:table-cell office:value-type="string" table:style-name="ce1">
            <text:p>Setting the stage, part 1 : overview of the project / Daniel A. Bell -- Setting the stage, part 2 : why compare the classical political thought of China and India? / Amitav Acharya -- Mining the past to construct the present : some methodological considerations from India / Patrick Olivelle -- Some methodological reflections : in defense of philosophy of culture and thick generalizations / Roger T. Ames -- How do Xunzi and Kautilya ponder interstate politics? / Yan Xuetong -- Asoka's Dhamma as a project of expansive moral hegemony / Rajeev Bhargava -- A comparative study on the international political thought of Han Feizi and Kautilya / Xu Jin -- The spectre of 'amoral realism' in international relations : a classical Indian overview / Deepshikha Shahi -- The particularity of ancient China as an empire / Zhou Fangyin -- Ideas of empire in ancient India in a comparative frame / Upinder Singh -- The Mahabharata, Mencius, and the modern world : reflections on Dharmayuddha and Anrsamsya / Kanad Sinha -- Mencius on just war : a comparison with political thought in ancient India / Daniel A. Bell -- India's diplomacy in absentia : offence, defence, violence / Deep K. Datta-Ray -- From ancient Silk Road to modern Belt and Road Initiative : a signaling approach to trust-building across narratives / Zhao Yujia -- Balancing in ancient China / Qi Haixia -- International order in ancient India / Manjeet S. Pardesi.</text:p>
          </table:table-cell>
          <table:table-cell office:value-type="string" table:style-name="ce1">
            <text:p>https://library.ecssr.ae/cgi-bin/koha/opac-detail.pl?biblionumber=288829</text:p>
          </table:table-cell>
          <table:table-cell table:number-columns-repeated="16377"/>
        </table:table-row>
        <table:table-row table:style-name="ro1">
          <table:table-cell office:value-type="string" table:style-name="ce1">
            <text:p>289103</text:p>
          </table:table-cell>
          <table:table-cell office:value-type="string" table:style-name="ce1">
            <text:p>Racism in America : A Reader /</text:p>
          </table:table-cell>
          <table:table-cell table:style-name="ce1"/>
          <table:table-cell office:value-type="string" table:style-name="ce1">
            <text:p>Racism in America has been the subject of serious scholarship for decades. At Harvard University Press, we've had the honor of publishing some of the most influential books on the subject. The excerpts in this volume-culled from works of history, law, sociology, medicine, economics, critical theory, philosophy, art, and literature-are an invitation to understand anti-Black racism through the eyes of our most incisive commentators. Readers will find such classic selections as Toni Morrison's description of the Africanist presence in the White American literary imagination, Walter Johnson's depiction of the nation's largest slave market, and Stuart Hall's theorization of the relationship between race and nationhood. More recent voices include Khalil Gibran Muhammad on the pernicious myth of Black criminality, Elizabeth Hinton on the link between mass incarceration and 1960s social welfare programs, Anthony Abraham Jack on how elite institutions continue to fail first-generation college students, Mehrsa Baradaran on the racial wealth gap, Nicole Fleetwood on carceral art, and Joshua Bennett on the anti-Black bias implicit in how we talk about animals and the environment. Because the experiences of non-White people are integral to the history of racism and often bound up in the story of Black Americans, we have included writers who focus on the struggles of Native Americans, Latinos, and Asians as well. Racism in America is for all curious readers, teachers, and students who wish to discover for themselves the complex and rewarding intellectual work that has sustained our national conversation on race and will continue to guide us in future years.</text:p>
          </table:table-cell>
          <table:table-cell office:value-type="string" table:style-name="ce1">
            <text:p>Cambridge, MA : Harvard University Press, [2021]</text:p>
          </table:table-cell>
          <table:table-cell table:style-name="ce1"/>
          <table:table-cell office:value-type="string" table:style-name="ce1">
            <text:p>https://library.ecssr.ae/cgi-bin/koha/opac-detail.pl?biblionumber=289103</text:p>
          </table:table-cell>
          <table:table-cell table:number-columns-repeated="16377"/>
        </table:table-row>
        <table:table-row table:style-name="ro1">
          <table:table-cell office:value-type="string" table:style-name="ce1">
            <text:p>289105</text:p>
          </table:table-cell>
          <table:table-cell office:value-type="string" table:style-name="ce1">
            <text:p>The politics today companion to West European Politics /</text:p>
          </table:table-cell>
          <table:table-cell office:value-type="string" table:style-name="ce1">
            <text:p>Roberts, Geoffrey,</text:p>
          </table:table-cell>
          <table:table-cell office:value-type="string" table:style-name="ce1">
            <text:p>This electronic version has been made available under a Creative Commons (BY-NC-ND) open access license. There is an urgent need for a book of this nature which provides students with all the essential information required and a full definition of terms. A perfect companion to European politics today, written by the same authors, this book presents past events, prominent personalities, important dates, organisations and electoral information in an accessible, easy-to-read format. The book is split into five sections for ease of use: a dictionary of significant political events, a chronology of major events in Europe since 1945, a biographical dictionary, a dictionary of political organisations and electoral data. In addition to being a comprehensive reference tool, this book is intended to provide a sound historical background to the development of Western European politic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105</text:p>
          </table:table-cell>
          <table:table-cell table:number-columns-repeated="16377"/>
        </table:table-row>
        <table:table-row table:style-name="ro1">
          <table:table-cell office:value-type="string" table:style-name="ce1">
            <text:p>289107</text:p>
          </table:table-cell>
          <table:table-cell office:value-type="string" table:style-name="ce1">
            <text:p>The ideology of the extreme right /</text:p>
          </table:table-cell>
          <table:table-cell office:value-type="string" table:style-name="ce1">
            <text:p>Mudde, Cas,</text:p>
          </table:table-cell>
          <table:table-cell office:value-type="string" table:style-name="ce1">
            <text:p>This electronic version has been made available under a Creative Commons (BY-NC-ND) open access license. This book provides a comprehensive and detailed analysis of the five main parties of the extreme right in the Netherlands (Centrumdemocraten, Centrumpartij), Belgium (Vlaams Blok), and Germany (Die Republikaner, Deutsche Volksunion). Using primary research - including internal party documents - it concludes that rather than right-wing and extremist, the core ideology of these parties is xenophobic nationalist, including also a mix of law and order and welfare chauvinism. The author's research and conclusions have broader implications for the study of the extreme-right phenomenon and party ideology in general.</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107</text:p>
          </table:table-cell>
          <table:table-cell table:number-columns-repeated="16377"/>
        </table:table-row>
        <table:table-row table:style-name="ro1">
          <table:table-cell office:value-type="string" table:style-name="ce1">
            <text:p>289109</text:p>
          </table:table-cell>
          <table:table-cell office:value-type="string" table:style-name="ce1">
            <text:p>Fifteen into one? /</text:p>
          </table:table-cell>
          <table:table-cell table:style-name="ce1"/>
          <table:table-cell office:value-type="string" table:style-name="ce1">
            <text:p>This electronic version has been made available under a Creative Commons (BY-NC-ND) open access license. This book takes up traditional approaches to political science. It aims to offer a mixture of conventional and specific analyses and insights for different groups of readers. In view of the European Union's multi-level and multi-actor polity, the book highlights the complex procedural and institutional set-up of nation states preparing and implementing decisions made by the institutions of the European Community (EC). In looking at the emerging and evolving realities of the European polity, it shows how European institutions and Member States (re-)act and interact in a new institutional and procedural set-up. It explores how governmental and non-governmental actors in different national settings adapt to common challenges, constraints and opportunities for which they are mainly themselves responsible. The book discusses the Belgian policy toward European integration as a significant demonstration of its commitment to multilateralism and international co-operation in security and economic affairs. Attitudes to European integration in Denmark, Germany, Finland, Greece, and Spain are discussed. Tendencies towards 'Europeanisation' and 'sectoralisation' of the ministerial administration during the process of European integration and the typical administrative pluralism of the Italian political system seem to have mutually reinforced each other. Strong multi-level players are able to increase their access and influence at both levels and to use their position on one level for strengthening their say on the other. German and Belgian regions might develop into these kinds of actors. A persistent trend during the 1990s is traced towards stronger national performers, particularly in terms of adaptations and reactions to Maastricht Treaty.</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109</text:p>
          </table:table-cell>
          <table:table-cell table:number-columns-repeated="16377"/>
        </table:table-row>
        <table:table-row table:style-name="ro1">
          <table:table-cell office:value-type="string" table:style-name="ce1">
            <text:p>289111</text:p>
          </table:table-cell>
          <table:table-cell office:value-type="string" table:style-name="ce1">
            <text:p>Half the battle : Civilian Morale in Britain During the Second World War /</text:p>
          </table:table-cell>
          <table:table-cell office:value-type="string" table:style-name="ce1">
            <text:p>Mackay, Robert,</text:p>
          </table:table-cell>
          <table:table-cell office:value-type="string" table:style-name="ce1">
            <text:p>This electronic version has been made available under a Creative Commons (BY-NC-ND) open access license. How well did civilian morale stand up to the pressures of total war and what factors were important to it? This book rejects contentions that civilian morale fell a long way short of the favourable picture presented at the time and in hundreds of books and films ever since. While acknowledging that some negative attitudes and behaviour existed-panic and defeatism, ration-cheating and black-marketeering-it argues that these involved a very small minority of the population. In fact, most people behaved well, and this should be the real measure of civilian morale, rather than the failing of the few who behaved badly. The book shows that although before the war, the official prognosis was pessimistic, measures to bolster morale were taken nevertheless, in particular with regard to protection against air raids. An examination of indicative factors concludes that moral fluctuated but was in the main good, right to the end of the war. In examining this phenomenon, due credit is accorded to government policies for the maintenance of morale, but special emphasis is given to the 'invisible chain' of patriotic feeling that held the nation together during its time of trial.</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111</text:p>
          </table:table-cell>
          <table:table-cell table:number-columns-repeated="16377"/>
        </table:table-row>
        <table:table-row table:style-name="ro1">
          <table:table-cell office:value-type="string" table:style-name="ce1">
            <text:p>289112</text:p>
          </table:table-cell>
          <table:table-cell office:value-type="string" table:style-name="ce1">
            <text:p>Mainstreaming gender, democratizing the state /</text:p>
          </table:table-cell>
          <table:table-cell table:style-name="ce1"/>
          <table:table-cell office:value-type="string" table:style-name="ce1">
            <text:p>This electronic version has been made available under a Creative Commons (BY-NC-ND) open access license. Published in association with the United Nations, this book builds on the existing body of literature on gender and democratization by looking at the relevance of national machineries for the advancement of women. It considers the appropriate mechanisms through which the mainstreaming of gender can take place, and the levels of governance involved; defines what the interests of women are, and how and by what processes these interests are represented to the state policy making structures. Global strategies for the advancement of women are considered, and how far these have penetrated at national level, illuminated by a series of case studies - gender equality in Sweden and other Nordic countries, the Ugandan ministry of Gender, Culture and Social services, gender awareness in Central and Eastern Europe, and further examples from South Korea, the Lebanon, Beijing and Australia.</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112</text:p>
          </table:table-cell>
          <table:table-cell table:number-columns-repeated="16377"/>
        </table:table-row>
        <table:table-row table:style-name="ro1">
          <table:table-cell office:value-type="string" table:style-name="ce1">
            <text:p>289119</text:p>
          </table:table-cell>
          <table:table-cell office:value-type="string" table:style-name="ce1">
            <text:p>Contemporary security issues in Africa /</text:p>
          </table:table-cell>
          <table:table-cell office:value-type="string" table:style-name="ce1">
            <text:p>Taylor, William A.,</text:p>
          </table:table-cell>
          <table:table-cell office:value-type="string" table:style-name="ce1">
            <text:p>This compelling book serves as a comprehensive resource for readers interested in contemporary security issues in Africa. It details the impact of complex challenges in Africa and explains why addressing them grows increasingly important. Presenting both general overviews and specific case studies, this book provides an excellent introduction to contemporary security issues in Africa, home to more than thirty of the fifty most fragile nations in the world. It covers the last three decades of conflict on the continent, focusing on such topics as weak and failing states, ethnic conflict and civil wars, natural resources and environmental security, political violence and terrorism, piracy and maritime security, food security and poverty, international responses, and future prospects. The core of the book comprises detailed analysis of the nexus between culture, politics, and security in Africa, while the volume as a whole examines key regional and transnational security issues affecting Africa and their implications at the state, regional, and international levels. The book explores the dynamic role that African nations play in influencing international security and also investigates and articulates factors heightening the importance of Africa's role in international affairs.</text:p>
          </table:table-cell>
          <table:table-cell office:value-type="string" table:style-name="ce1">
            <text:p>Santa Barbara, California : Praeger, an Imprint of ABC-CLIO, LLC, 2019</text:p>
          </table:table-cell>
          <table:table-cell office:value-type="string" table:style-name="ce1">
            <text:p>Contemporary security issues in Africa -- Weak and fragile states -- Ethno-religious conflict and civil wars -- Natural resources and environmental security -- Violent extremism and terrorism -- Piracy and maritime security -- Food security and extreme poverty -- International responses -- Linkages and future prospects</text:p>
          </table:table-cell>
          <table:table-cell office:value-type="string" table:style-name="ce1">
            <text:p>https://library.ecssr.ae/cgi-bin/koha/opac-detail.pl?biblionumber=289119</text:p>
          </table:table-cell>
          <table:table-cell table:number-columns-repeated="16377"/>
        </table:table-row>
        <table:table-row table:style-name="ro1">
          <table:table-cell office:value-type="string" table:style-name="ce1">
            <text:p>289120</text:p>
          </table:table-cell>
          <table:table-cell office:value-type="string" table:style-name="ce1">
            <text:p>Conflict in the modern Middle East : an encyclopedia of civil war, revolutions, and regime change /</text:p>
          </table:table-cell>
          <table:table-cell table:style-name="ce1"/>
          <table:table-cell office:value-type="string" table:style-name="ce1">
            <text:p>"This book provides detailed coverage of all of the key conflict-related developments since the Arab Spring, a seminal event that began in December 2010 and continues to have a major influence on events in the Middle East, North Africa, and beyond"--</text:p>
          </table:table-cell>
          <table:table-cell office:value-type="string" table:style-name="ce1">
            <text:p>Santa Barbara, California : ABC-CLIO, An Imprint of ABC-CLIO, LLC, 2020</text:p>
          </table:table-cell>
          <table:table-cell office:value-type="string" table:style-name="ce1">
            <text:p>Abbas, Mahmoud -- Abdullah II, King of Jordan -- Academics for Peace in Turkey -- Against compulsory Hijab -- Ahmadinejad, Mahmoud -- Ahrar al-Sham Brigades -- AKP-PKK peace talks (2005-2015) -- Al-Abadi, Haider -- Al-Ahmar, Ali Muhsin -- Al-Assad, Bashar -- Alawites (Nusayris) -- Al-Awlaki, Anwar -- Alevis -- Algeria, The People's Democratic Republic of -- Algerian Protests (2011) -- Al-Islah (Reform Party) -- Al Jazeera -- Al-Maliki, Nouri -- Al Manar Television -- Al-Qaeda Central -- Al-Qaeda in the Arabian Peninsula (AQAP) -- Al-Qaeda in the Islamic Maghreb (AQIM) -- Al-Sadr, Muqtada -- Al-Sharif, Manal -- Ammar, Rachid -- Ansar al-Sharia in Libya -- Ansar Beit al Maqdis -- April 6 Youth -- Arab nationalism -- Arab Spring Movements (2011) -- Armed Islamic Group (GIA) -- Armenians -- Army of Islamic Salvation (AIS) -- Ashrawi, Hanan -- Authoritarianism -- Ba'athism -- Badawi, Raif -- Bahrain, Kingdom of -- Barzani, Masoud -- Basij -- Battle of Sirte in 2011 -- Battle of Sirte in 2016 -- Belhaj, Abdul Hakim -- Belmokhtar, Mokhtar -- Ben Ali, Zine al-Abidine -- Benghazi Attack -- Benkirane, Abdelilah -- Berbers (Imazighen) -- Black October Riots (1988) -- Black September -- Bouazizi, Tarek el-Tayeb Mohamed -- Bouteflika, Abdelaziz -- Cedar Revolution (2005) -- Civil wars -- Clientelism (Patrimonialism) -- Constitutional Drafting Assembly -- Coptic Orthodox Church -- Corruption -- Coup of 2016 -- Dahiya Doctrine -- Demirtaş, Selahattin -- Democracy deficit -- Demographics (Youth Bulge) -- Development -- Druze -- Economic Protests (2017-2018) -- Egypt, Arab Republic of -- El-Sisi, Abdel Fattah Saeed Hussein Khalil -- Ennahda Movement -- Erdogan, Recep Tayyip -- Ergenekon Scandal -- Fatah Party -- Fayyad, Salam -- February 17th Revolution -- February 20 Movement -- Fikri, Mouhcine -- Foreign fighters -- Framing model -- Free Syrian Army -- General National Congress -- General People's Congress -- Gezi Park Protests (2013) -- Ghannouchi, Rachid -- Ghonim, Wael -- Ghouta Chemical Weapons Attack of 2013 -- Ghouta Chemical Weapons Attack of 2018 -- Greed model -- Green Movement (2009) -- Grievance model -- Gulf Cooperation Council (GCC) -- Hadi, Abdu Rabbu Mansour -- Haftar, Khalifa Belqasim -- Hamas -- Hamas-Fatah Conflict -- Hariri, Saad -- Hayat Tahrir al-Sham (HTS) -- Hezbollah -- Hizmet (Gülen) Movement -- Houla Massacre (2012) -- Houthis (Ansar Allah) -- Ibadi Doctrine -- Intifadas (I, II, and Knife) -- Iran, Islamic Republic of -- Iranian Azerbaijanis -- Iraq, Republic of -- Islamic Revolutionary Guard Corps (IRGC) -- Islamic Salvation Front (FIS) -- Islamic State (Daesh) -- Islamism -- Israel -- Israeli Invasion of Lebanon (2006) -- Jasmine Revolution -- Jihad -- Jordan, Hashemite Kingdom of -- Jordanian Protests (2011) -- Jumblatt, Walid -- Justice and Development Party (Morocco) -- Justice and Development Party (Turkey) -- Khamenei, Ayatollah Sayyid Ali -- Khatami, Mohammad -- Khomeini, Ayatollah Sayyid Ruhollah Mūsavi -- Kurdistan Regional Government (KRG) -- Kurdistan Workers' Party (PKK) -- Kurds -- Kuwait, State of -- Labor migration : receiving countries -- Labor migration : sending countries -- Lebanese Republic -- Libya, State of -- Libya Dawn Coalition -- Libyan Civil War -- Local coordination committees -- Maronites -- Middle East Road Map (2003) -- Military coups -- Minorities -- Modernization -- Mohammed VI, King of Morocco -- Morocco, Kingdom of -- Morsi, Mohamed -- Mubarak, Muhammad Hosni Sayyid -- Mujahedin-e Khalq (MEK) -- Muslim Brotherhood -- Muslim Brotherhood in Jordan -- Nakhla, Rami -- Nasrallah, Hassan Abdel Karim -- National Action Charter -- National Liberation Front (FLN) -- National Transition Council -- Nezzar, Khaled -- Ocalan, Abdullah -- Oman, Sultanate of -- Oman Protests (2011) -- Operation Cast Lead -- Operation Decisive Storm -- Palestine -- Palestine Liberation Organization -- Palestinian Islamic Jihad -- Party of Authenticity and Modernity -- Patriotic Union of Kurdistan (PUK) -- Pearl Roundabout Protests -- Political decision-making in Iran -- Popular Mobilization Forces (PMF) -- Qaboos bin Said bin Taimur Al Said -- Qaddafi, Muammar -- Qatar -- Quds Force -- Rabi'a al-Adawiya Massacre -- Rafsanjani, Ali Akbar Hashemi -- Rajab, Nabeel -- Rally for Culture and Democracy (RCD) -- Refugees -- Regime change cascades -- Rentier state politics -- Rouhani, Hassan Feridun -- Sahwa (Sunni Tribal Awakening) -- Salafism -- Salah, Ahmed Gaid -- Saleh, Ali Abdullah -- Salman, Mohammad bin -- Saudi Arabia, Kingdom of -- Saudi Arabian Protests (2011) -- Saudi Sahwa (Islamic Awakening) -- Sectarianism -- Shabiha Militias -- Shi'a -- Social media -- Syrian Arab Republic -- Syrian Civil War -- Tahrir Square Protests (2011) -- Takfiri Doctrine -- Takrizards -- Tamarod Movement (2013) -- Tunisia, Republic of -- Tunisian General Labor Union -- Tunisian National Dialogue Quartet -- Turkey, Republic of -- United Arab Emirates (UAE) -- Washington consensus -- Wasta -- Women's Leadership in Protests -- Yazidi -- Yemen, Republic of -- Yemen Civil War (2015) -- Yemeni Socialist Party (YSP) -- Yemen Uprising (2011) -- Zaydi Doctrine.</text:p>
          </table:table-cell>
          <table:table-cell office:value-type="string" table:style-name="ce1">
            <text:p>https://library.ecssr.ae/cgi-bin/koha/opac-detail.pl?biblionumber=289120</text:p>
          </table:table-cell>
          <table:table-cell table:number-columns-repeated="16377"/>
        </table:table-row>
        <table:table-row table:style-name="ro1">
          <table:table-cell office:value-type="string" table:style-name="ce1">
            <text:p>289121</text:p>
          </table:table-cell>
          <table:table-cell office:value-type="string" table:style-name="ce1">
            <text:p>The politics of maps : cartographic constructions of Israel/Palestine /</text:p>
          </table:table-cell>
          <table:table-cell office:value-type="string" table:style-name="ce1">
            <text:p>Leuenberger, Christine,</text:p>
          </table:table-cell>
          <table:table-cell office:value-type="string" table:style-name="ce1">
            <text:p>"This book traces how the geographical sciences have become entwined with politics, territorial claim making, and nation-building in Israel/Palestine. In particular, the focus is on the history of geographical sciences before and after the establishment of the state of Israel in 1948, and how surveying, mapping, and naming the new territory become a crucial part of its making. With the 1993 Oslo Interim Agreement, Palestinians also surveyed and mapped the territory allocated to a future State of Palestine, with the expectation that they will, within five years, gain full sovereignty. In both cases, maps served to evoke a sense of national identity, facilitated a state's ability to govern, and helped delineate territory. Besides maps geopolitical functions for nation-state building, they also become weapons in map wars. Before and after the 1967 war between Israel and its Arab neighbors, maps of the region became one of the many battlefields in which political conflicts over land claims and the ethno-national identity of this contested land were being waged. Aided by an increasingly user-defined mapping environment, Israeli and Palestinian governmental and non-governmental organizations increasingly relied on the rhetoric of maps in order to put forth their geopolitical visions. Such struggles over land and its rightful owners in Israel/Palestine exemplify processes underway in other states across the globe, whether in South Africa or Ukraine, which are engaged in disputes over territorial boundaries, national identities, and the territorial integrity of nation-states. Maps, no less, have become crucial tools in these struggles"--</text:p>
          </table:table-cell>
          <table:table-cell office:value-type="string" table:style-name="ce1">
            <text:p>New York, NY : Oxford University Press, 2020</text:p>
          </table:table-cell>
          <table:table-cell office:value-type="string" table:style-name="ce1">
            <text:p>1. Why Maps Matter .-- 2. Imagining Nations and Making States: Some Prerequisites .-- 3. Map-Making and State-Building.-- "4. Map-Making and Nation-Building: Pre- and Early State Mapping .-- 5. Maps with a Mission Post-1967: Securing Jewish Land .-- "6. Maps with a Mission Post-1967: Israeli "Peace Camp" .-- 7. Constructing Israel's Borders .-- 8. Map-Making for Building the Palestinian Nation-State .-- 9. Conclusion</text:p>
          </table:table-cell>
          <table:table-cell office:value-type="string" table:style-name="ce1">
            <text:p>https://library.ecssr.ae/cgi-bin/koha/opac-detail.pl?biblionumber=289121</text:p>
          </table:table-cell>
          <table:table-cell table:number-columns-repeated="16377"/>
        </table:table-row>
        <table:table-row table:style-name="ro1">
          <table:table-cell office:value-type="string" table:style-name="ce1">
            <text:p>289122</text:p>
          </table:table-cell>
          <table:table-cell office:value-type="string" table:style-name="ce1">
            <text:p>Mythologies without end : the US, Israel, and the Arab-Israeli conflict, 1917-2020 /</text:p>
          </table:table-cell>
          <table:table-cell office:value-type="string" table:style-name="ce1">
            <text:p>Slater, Jerome,</text:p>
          </table:table-cell>
          <table:table-cell office:value-type="string" table:style-name="ce1">
            <text:p>"Every nation has narratives or stories it tells itself about its history, but which typically contain factually false or misleading mythologies that often result in devastating consequences for itself and for others. In the case of Israel and its indispensable ally, the United States, the central mythology is "the Arabs never miss an opportunity to miss an opportunity," as the Israeli diplomat Abba Eban famously said in a 1973 statement that has been widely quoted ever since. However, the historical truth is very nearly the converse: it is Israel and the U.S. that have repeatedly lost or deliberately dismissed many opportunities to reach fair compromise settlements of the Arab-Israeli and Israeli-Palestinian conflicts. The book reexamines the entire history of the conflict from its onset at the end of WWI through today. Part I begins with a reconsideration of Zionism and then examines the origins and early years of the Arab-Israeli state conflict. One chapter is devoted to the question of what accounts for the nearly unconditional U.S. support of Israel throughout the entire conflict. Part II focuses on war and peace in the Arab-Israeli state conflict from 1948 through today, arguing that all the major wars-in 1948, 1956, 1967, 1973--could and should have been avoided. This section also includes an examination of the Cold War and its impact on the Arab-Israeli conflict. Part III covers the history of the Israeli-Palestinian conflict from 1917 through today, and examines the prospects for a two-state or other settlement of the conflict"--</text:p>
          </table:table-cell>
          <table:table-cell office:value-type="string" table:style-name="ce1">
            <text:p>New York, NY : Oxford University Press, 2020</text:p>
          </table:table-cell>
          <table:table-cell office:value-type="string" table:style-name="ce1">
            <text:p>Part 1. The Arab-Israeli conflict. The United States and the Arab-Israeli conflict.-- Zionism reconsidered .-- The onset of the Israeli-Palestinian conflict, 1917-47 .-- The creation of the state of Israel, 1947-48 .-- Part 2. War and peace in the Arab-Israeli state conflict, 1948-2020. The 1948 war .-- Lost opportunities for peace, 1949-56 .-- Israel, Egypt, the United States, and the 1956 war .-- From war to war, 1956-67 .-- The Cold War and the Arab-Israeli conflict, 1967-74 .-- Peace with Egypt and Jordan .-- The Lebanon wars .-- The Israeli-Syrian conflict, 1973-2019 .-- Part 3. War and peace in the Israeli-Palestinian conflict.-- The Israeli-Palestinian conflict, 1917-88.-- The rise and fall of the peace process, 1975-99 .-- Camp David, Taba, and the Clinton parameters, 2000-2001.-- Israeli occupation and Palestinian resistance, 2000-2008 .-- Israel, the "siege of Gaza," and Hamas, 2008-14 .-- The peace process .-- The Arab-Israeli and Israeli-Palestinian conflicts in the Netanyahu/Trump era, 2017-20 .-- Summary and conclusions.</text:p>
          </table:table-cell>
          <table:table-cell office:value-type="string" table:style-name="ce1">
            <text:p>https://library.ecssr.ae/cgi-bin/koha/opac-detail.pl?biblionumber=289122</text:p>
          </table:table-cell>
          <table:table-cell table:number-columns-repeated="16377"/>
        </table:table-row>
        <table:table-row table:style-name="ro1">
          <table:table-cell office:value-type="string" table:style-name="ce1">
            <text:p>289123</text:p>
          </table:table-cell>
          <table:table-cell office:value-type="string" table:style-name="ce1">
            <text:p>The third option : covert action and American foreign policy /</text:p>
          </table:table-cell>
          <table:table-cell office:value-type="string" table:style-name="ce1">
            <text:p>Johnson, Loch K.,</text:p>
          </table:table-cell>
          <table:table-cell office:value-type="string" table:style-name="ce1">
            <text:p>"Covert action, often called the Third Option, refers to efforts by the United States to secretly influence international affairs through propaganda, as well as political, economic, and paramilitary operations. It is a dimly lit world of secret agents; poison-dart guns; vials of curare, cobra venom, and shellfish toxins; barrels of ink for propaganda tracts; weaponry of all makes and calibers; heavily armed drones and high-powered missiles; speed boats, bombers, and explosives; masks and fake prosthetics; CIA crafted political campaign buttons, bumper stickers, and TV ads written in foreign tongues for use in elections overseas; counterfeit foreign currencies--a largely invisible realm of clandestine activities governed by the best of intentions, yet sometimes yielding the worst of results; a world that merits the thoughtful attention and judgment of every citizen. The purpose here is to offer a frank assessment of this obscure but vital component of America's foreign policy"--</text:p>
          </table:table-cell>
          <table:table-cell office:value-type="string" table:style-name="ce1">
            <text:p>New York, NY : Oxford University Press, 2022</text:p>
          </table:table-cell>
          <table:table-cell office:value-type="string" table:style-name="ce1">
            <text:p>Introduction: The subterranean world of clandestine interventions -- The forms of covert action -- A ladder of clandestine escalation -- A shadowy foreign policy, 1947-1960 -- Murder most foul, 1960-1975 -- A new approach to covert action, 1975-2000 -- The third option in an age of terror, 2000-2020 -- Legal foundations -- Decision paths and accountability -- Drawing bright lines : ethics and covert action -- The third option reconsidered</text:p>
          </table:table-cell>
          <table:table-cell office:value-type="string" table:style-name="ce1">
            <text:p>https://library.ecssr.ae/cgi-bin/koha/opac-detail.pl?biblionumber=289123</text:p>
          </table:table-cell>
          <table:table-cell table:number-columns-repeated="16377"/>
        </table:table-row>
        <table:table-row table:style-name="ro1">
          <table:table-cell office:value-type="string" table:style-name="ce1">
            <text:p>289124</text:p>
          </table:table-cell>
          <table:table-cell office:value-type="string" table:style-name="ce1">
            <text:p>How civil wars start /</text:p>
          </table:table-cell>
          <table:table-cell office:value-type="string" table:style-name="ce1">
            <text:p>Walter, Barbara F.,</text:p>
          </table:table-cell>
          <table:table-cell office:value-type="string" table:style-name="ce1">
            <text:p>"A leading political scientist examines the dramatic rise in violent extremism around the globe and sounds the alarm on the increasing likelihood of a second civil war in the United States. Political violence rips apart several towns in southwest Texas. A far-right militia plots to kidnap the governor of Michigan and try her for treason. An armed mob of Trump supporters and conspiracy theorists storms the U.S. Capitol. Are these isolated incidents? Or is this the start of something bigger? Barbara F. Walter has spent her career studying civil conflict in places like Iraq and Sri Lanka, but now she has become increasingly worried about her own country. Perhaps surprisingly, both autocracies and healthy democracies are largely immune from civil war; it's the countries in the middle ground that are most vulnerable. And this is where more and more countries, including the United States, are finding themselves today. Over the last two decades, the number of active civil wars around the world has almost doubled. Walter reveals the warning signs-where wars tend to start, who initiates them, what triggers them-and why some countries tip over into conflict while others remain stable. Drawing on the latest international research and lessons from over twenty countries, Walter identifies the crucial risk factors, from democratic backsliding to factionalization and the politics of resentment. A civil war today won't look like America in the 1860s, Russia in the 1920s, or Spain in the 1930s. It will begin with sporadic acts of violence and terror, accelerated by social media. It will sneak up on us and leave us wondering how we could have been so blind. In this urgent and insightful book, Walter redefines civil war for a new age, providing the framework we need to confront the danger we now face-and the knowledge to stop it before it's too late"--</text:p>
          </table:table-cell>
          <table:table-cell office:value-type="string" table:style-name="ce1">
            <text:p>New York : Crown, 2022</text:p>
          </table:table-cell>
          <table:table-cell office:value-type="string" table:style-name="ce1">
            <text:p>Introduction -- The age of anocracies -- The rise of factions -- The dark consequences of losing status -- When hope dies -- The accelerant -- How close are we? -- What a war would look like -- Preventing a civil war.</text:p>
          </table:table-cell>
          <table:table-cell office:value-type="string" table:style-name="ce1">
            <text:p>https://library.ecssr.ae/cgi-bin/koha/opac-detail.pl?biblionumber=289124</text:p>
          </table:table-cell>
          <table:table-cell table:number-columns-repeated="16377"/>
        </table:table-row>
        <table:table-row table:style-name="ro1">
          <table:table-cell office:value-type="string" table:style-name="ce1">
            <text:p>289125</text:p>
          </table:table-cell>
          <table:table-cell office:value-type="string" table:style-name="ce1">
            <text:p>How to stage a coup : and ten other lessons from the world of secret statecraft /</text:p>
          </table:table-cell>
          <table:table-cell office:value-type="string" table:style-name="ce1">
            <text:p>Cormac, Rory,</text:p>
          </table:table-cell>
          <table:table-cell office:value-type="string" table:style-name="ce1">
            <text:p>An engaging and incisive investigation into the shadowy world of secret statecraft and covert action, by a leading expert on the topic. 'A compelling history of the dark arts of statecraft... Fascinating' Jonathan Rugman 'Rich in anecdote and detail.' The Times Today's world is in flux. Competition between the great powers is back on the agenda and governments around the world are turning to secret statecraft and the hidden hand to navigate these uncertain waters. From poisonings to electoral interference, subversion to cyber sabotage, states increasingly operate in the shadows, while social media has created new avenues for disinformation on a mass scale. This is covert action: perhaps the most sensitive - and controversial - of all state activity. However, for all its supposed secrecy, it has become surprisingly prominent - and it is something that has the power to affect all of us. In an enthralling and urgent narrative packed with real-world examples, Rory Cormac reveals how such activity is shaping the world and argues that understanding why and how states wield these dark arts has never been more important.</text:p>
          </table:table-cell>
          <table:table-cell office:value-type="string" table:style-name="ce1">
            <text:p>London : Atlantic Books, 2022.</text:p>
          </table:table-cell>
          <table:table-cell office:value-type="string" table:style-name="ce1">
            <text:p>Introduction: grey zones and covert action .-- How to assassinate your enemies .-- How to get away with murder .-- How to influence others .-- How to subvert governments and undermine democracy .-- How to rig an election .-- How to stage a coup .-- How to wage a secret war .-- How to pick your rebels .-- How to sabotage .-- How to cyberattack .-- How to wield the hidden hand .-- Conclusion: defence against the dark arts</text:p>
          </table:table-cell>
          <table:table-cell office:value-type="string" table:style-name="ce1">
            <text:p>https://library.ecssr.ae/cgi-bin/koha/opac-detail.pl?biblionumber=289125</text:p>
          </table:table-cell>
          <table:table-cell table:number-columns-repeated="16377"/>
        </table:table-row>
        <table:table-row table:style-name="ro1">
          <table:table-cell office:value-type="string" table:style-name="ce1">
            <text:p>289126</text:p>
          </table:table-cell>
          <table:table-cell office:value-type="string" table:style-name="ce1">
            <text:p>The politics of cybersecurity in the Middle East /</text:p>
          </table:table-cell>
          <table:table-cell office:value-type="string" table:style-name="ce1">
            <text:p>Shires, James,</text:p>
          </table:table-cell>
          <table:table-cell office:value-type="string" table:style-name="ce1">
            <text:p>Cybersecurity is a complex and contested issue in international politics. By focusing on the 'great powers'--the US, the EU, Russia and China--studies in the field often fail to capture the specific politics of cybersecurity in the Middle East, especially in Egypt and the GCC states. For these countries, cybersecurity policies and practices are entangled with those of long-standing allies in the US and Europe, and are built on reciprocal flows of data, capital, technology and expertise. At the same time, these states have authoritarian systems of governance more reminiscent of Russia or China, including approaches to digital technologies centred on sovereignty and surveillance.<text:s/></text:p>
            <text:p><text:s/></text:p>
            <text:p>This book is a pioneering examination of the politics of cybersecurity in the Middle East. Drawing on new interviews and original fieldwork, James Shires shows how the label of cybersecurity is repurposed by states, companies and other organisations to encompass a variety of concepts, including state conflict, targeted spyware, domestic information controls, and foreign interference through leaks and disinformation. These shifting meanings shape key technological systems as well as the social relations underpinning digital development. But however the term is interpreted, it is clear that cybersecurity is an integral aspect of the region's contemporary politics.</text:p>
          </table:table-cell>
          <table:table-cell office:value-type="string" table:style-name="ce1">
            <text:p>London: C. Hurst &amp;amp; Co 2021</text:p>
          </table:table-cell>
          <table:table-cell table:style-name="ce1"/>
          <table:table-cell office:value-type="string" table:style-name="ce1">
            <text:p>https://library.ecssr.ae/cgi-bin/koha/opac-detail.pl?biblionumber=289126</text:p>
          </table:table-cell>
          <table:table-cell table:number-columns-repeated="16377"/>
        </table:table-row>
        <table:table-row table:style-name="ro1">
          <table:table-cell office:value-type="string" table:style-name="ce1">
            <text:p>289127</text:p>
          </table:table-cell>
          <table:table-cell office:value-type="string" table:style-name="ce1">
            <text:p>The weaponisation of everything : a field guide to the new way of war /</text:p>
          </table:table-cell>
          <table:table-cell office:value-type="string" table:style-name="ce1">
            <text:p>Galeotti, Mark,</text:p>
          </table:table-cell>
          <table:table-cell office:value-type="string" table:style-name="ce1">
            <text:p>"Hybrid War, Grey Zone Warfare, Unrestricted War: today, traditional conflict-fought with guns, bombs, and drones-has become too expensive to wage, too unpopular at home, and too difficult to manage. In an age when America threatens Europe with sanctions, and when China spends billions buying influence abroad, the world is heading for a new era of permanent low-level conflict, often unnoticed, undeclared, and unending. Transnational crime expert Mark Galeotti provides a comprehensive and ground-breaking survey of the new way of war. Ranging across the globe, Galeotti shows how today's conflicts are fought with everything from disinformation and espionage to crime and subversion, leading to instability within countries and a legitimacy crisis across the globe. But rather than suggest that we hope for a return to a bygone era of "stable" warfare, Galeotti details ways of surviving, adapting, and taking advantage of the opportunities presented by this new reality." --</text:p>
          </table:table-cell>
          <table:table-cell office:value-type="string" table:style-name="ce1">
            <text:p>New Haven, CT : Yale University Press, 2022</text:p>
          </table:table-cell>
          <table:table-cell office:value-type="string" table:style-name="ce1">
            <text:p>Introduction -- The Renaissance of weaponisation -- Part I: Ain't gonna study (shooting) war no more -- The deweaponisation of warfare? -- Soldiering-plus and gig geopolitics -- Part II: Business, and other crimes -- Business -- Buying friends and influencing people -- Crime -- Part III: War is all around us -- Life -- Law -- Information -- Culture -- Part IV: Welcome to the future -- Weaponised instability -- Learning to love the permanent, bloodless war.</text:p>
          </table:table-cell>
          <table:table-cell office:value-type="string" table:style-name="ce1">
            <text:p>https://library.ecssr.ae/cgi-bin/koha/opac-detail.pl?biblionumber=289127</text:p>
          </table:table-cell>
          <table:table-cell table:number-columns-repeated="16377"/>
        </table:table-row>
        <table:table-row table:style-name="ro1">
          <table:table-cell office:value-type="string" table:style-name="ce1">
            <text:p>289128</text:p>
          </table:table-cell>
          <table:table-cell office:value-type="string" table:style-name="ce1">
            <text:p>The secret history of the Five Eyes : the untold story of the international spy network /</text:p>
          </table:table-cell>
          <table:table-cell office:value-type="string" table:style-name="ce1">
            <text:p>Kerbaj, Richard,</text:p>
          </table:table-cell>
          <table:table-cell office:value-type="string" table:style-name="ce1">
            <text:p>"The Secret History of The Five Eyes: The untold story of the international spy network, is a riveting and exclusive narrative of the most powerful and least understood intelligence alliance, which has been steeped in secrecy since its formation in 1956. Richard Kerbaj, an award-winning investigative journalist and filmmaker, bypasses the usual censorship channels to tell the definitive account of authoritative but unauthorised stories of the Western world's most powerful but least known intelligence alliance made up of the US, Britain, Australia, Canada, and New Zealand. As Kerbaj shows, spy stories are never better than when they are true - and these span from 1930s Nazi spy rings to the most recent developments in Ukraine and China. Through personal interviews with world leaders - including British Prime Ministers Theresa May and David Cameron - and more than 100 intelligence officials, this book explores the complex personalities who helped shape the Five Eyes. They include a Scotland Yard detective who became a spymaster and inspired the first exchanges between MI5 and the FBI. An American home economics teacher who helped create one of the most effective programmes to counter Soviet espionage. The CIA's lone officer in Budapest during the Hungarian Revolution. GCHQ's chief during the Edward Snowden intelligence leak. And the Australian politician turned diplomat whose tip-off to the FBI instigated the inquiry into Russia's meddling in the US presidential contest between Donald Trump and Hillary Clinton in 2016. Richard Kerbaj is able to draw from deep inside the secret corridors of power and his unparalleled access spans all 5 countries. Some of the people he has interviewed include former GCHQ director Sir Iain Lobban, CIA director General David Petraeus, MI5 director-general Eliza Manningham-Buller, NSA director Admiral Mike Rogers, British National Security Advisor Kim Darroch, ASIO chief Mike Burgess, the Canadian Security Intelligence Service's chief Richard Fadden, and Ciaran Martin, the official who oversaw Britain's assessments on whether the Chinese telecoms firm, Huawei, should have had a role in the creation of the UK's 5G network"--Publisher's description.</text:p>
          </table:table-cell>
          <table:table-cell office:value-type="string" table:style-name="ce1">
            <text:p>London, England : Blink, 2022.</text:p>
          </table:table-cell>
          <table:table-cell office:value-type="string" table:style-name="ce1">
            <text:p>Origins -- The Cold War -- The war on terror -- Unconventional battlefields.</text:p>
          </table:table-cell>
          <table:table-cell office:value-type="string" table:style-name="ce1">
            <text:p>https://library.ecssr.ae/cgi-bin/koha/opac-detail.pl?biblionumber=289128</text:p>
          </table:table-cell>
          <table:table-cell table:number-columns-repeated="16377"/>
        </table:table-row>
        <table:table-row table:style-name="ro1">
          <table:table-cell office:value-type="string" table:style-name="ce1">
            <text:p>289129</text:p>
          </table:table-cell>
          <table:table-cell office:value-type="string" table:style-name="ce1">
            <text:p>Hidden geopolitics : governance in a globalized world /</text:p>
          </table:table-cell>
          <table:table-cell office:value-type="string" table:style-name="ce1">
            <text:p>Agnew, John A.,</text:p>
          </table:table-cell>
          <table:table-cell office:value-type="string" table:style-name="ce1">
            <text:p>Geopolitics is not dead, but nor does it involve the same old logic of a world determined by physical geography in a competition between Great Powers. Hidden Geopolitics recaptures the term to explore how the geography of power works both globally and nationally to structure and govern the workings of the global political economy. Globalization, far from its antithesis, is tightly wound up in the assumptions and practices of geopolitics, relating to the scope of regulatory authority, state sponsorship, and the political power of businesses to operate worldwide. Agnew shows how this "hidden" geopolitics and globalization have been vitally connected. He focuses on three moments: the origins of contemporary globalization in the policies pursued by successive US governments and allies after 1945 and its continued relevance even as the US role in the world changes; the close connection between geopolitical history and status of different countries and their relative capacities to exploit the possibilities and limit the costs of globalization; and new regulatory and standard-setting agencies which emerged under the sponsorship of major geopolitical powers but have grown in power and authority as the dominant states have become limited in their ability to manage the explosion of transnational transactions on their own. Agnew argues that it is time to move on from the narrow inter-imperial cast of geopolitics and the foolish policy advice it produces. The old perspective on geopolitics has taken on new life with the rise of national-populist movements in Europe and the United States and the reinvigoration of territorial-authoritarian regimes in Russia and China. Notwithstanding this trend, we must see the contemporary world through the lens of these complex, "hidden" geopolitical underpinnings that Agnew seeks to expose.</text:p>
          </table:table-cell>
          <table:table-cell office:value-type="string" table:style-name="ce1">
            <text:p>Lanham : Rowman &amp;amp; Littlefield, 2022</text:p>
          </table:table-cell>
          <table:table-cell office:value-type="string" table:style-name="ce1">
            <text:p>Geopolitics in a globalized world -- Beyond territorial geopolitics -- Making the strange familiar -- The asymmetric border : the US place in the world and the refugee panic of 2018 -- Putting China in the world -- Territorial politics after the financial crisis -- Anti-federalist federalism -- Global regulation -- Managing the Eurozone crisis.</text:p>
          </table:table-cell>
          <table:table-cell office:value-type="string" table:style-name="ce1">
            <text:p>https://library.ecssr.ae/cgi-bin/koha/opac-detail.pl?biblionumber=289129</text:p>
          </table:table-cell>
          <table:table-cell table:number-columns-repeated="16377"/>
        </table:table-row>
        <table:table-row table:style-name="ro1">
          <table:table-cell office:value-type="string" table:style-name="ce1">
            <text:p>289130</text:p>
          </table:table-cell>
          <table:table-cell office:value-type="string" table:style-name="ce1">
            <text:p>Terrorist financing /</text:p>
          </table:table-cell>
          <table:table-cell office:value-type="string" table:style-name="ce1">
            <text:p>Vlcek, William,</text:p>
          </table:table-cell>
          <table:table-cell office:value-type="string" table:style-name="ce1">
            <text:p>This clear and rigorous examination of the international efforts to combat the financing of terrorism is suitable for a range of courses in international relations, politics and global political economy. It provides a comprehensive examination of the post-9/11 efforts to counter financial support for terrorist actors, including the more recent challenges of non-cash payment technologies as well as how to combat the financing of terrorism in regimes where territories and populations are controlled, as in the case of Islamic State</text:p>
          </table:table-cell>
          <table:table-cell office:value-type="string" table:style-name="ce1">
            <text:p>Newcastle upon Tyne : Agenda Publishing, 2022</text:p>
          </table:table-cell>
          <table:table-cell office:value-type="string" table:style-name="ce1">
            <text:p>1 Foundations and origins .-- 2 Terrorist financing in the twentieth century .-- 3 In the aftermath of 9/11.-- 4 Collective action against terrorist financing .-- 5 Making CFT global.-- 6 Dealing with new payment technologies .-- 7 The financing of Islamic State .-- 8 Reflections on combatting terrorist financing .</text:p>
          </table:table-cell>
          <table:table-cell office:value-type="string" table:style-name="ce1">
            <text:p>https://library.ecssr.ae/cgi-bin/koha/opac-detail.pl?biblionumber=289130</text:p>
          </table:table-cell>
          <table:table-cell table:number-columns-repeated="16377"/>
        </table:table-row>
        <table:table-row table:style-name="ro1">
          <table:table-cell office:value-type="string" table:style-name="ce1">
            <text:p>289131</text:p>
          </table:table-cell>
          <table:table-cell office:value-type="string" table:style-name="ce1">
            <text:p>U.S. naval power in the 21st century : a new strategy for facing the Chinese and Russian threat /</text:p>
          </table:table-cell>
          <table:table-cell office:value-type="string" table:style-name="ce1">
            <text:p>Sadler, Brent Droste,</text:p>
          </table:table-cell>
          <table:table-cell office:value-type="string" table:style-name="ce1">
            <text:p>"This nation's Cold War and Global War on Terror defense structures need an update. U.S. Naval Power in the 21st Century provides such a framework for the changed world we live in, offering a detailed roadmap that shows how the United States can field a war-winning fleet that can also compete aggressively in peacetime against dangerous competitors unlike any the nation has faced before. Brent Sadler presents a compelling new strategy and organizing approach that he calls naval statecraft, which acknowledges the centrality and importance of the maritime domain. While similar in scale and scope to Cold War containment strategies against the Soviets, naval statecraft is much more. It must be to challenge China's involvement in global supply chains, which gives that country significant financial heft and influence around the world. Unlike what existed during of the Cold War, however, Sadler provides a unique vision for competing with China and Russia. Rather than simply calling for better coordinated U.S. diplomacy, military operations, and economic statecraft, Sadler argues for integrating the levers of national power coherently and in a sustainable way. This is no small feat, and his approach is informed by a long career rich in working with various agencies of government, foreign militaries (including hostile ones), and our allies. It is an approach imminently appropriate to our times but comes with a realization that the nation is not ready for the competition it faces from China and Russia. The book is a valuable contribution to the national debate over how best to respond to China's rise and Russia's antagonisms."</text:p>
          </table:table-cell>
          <table:table-cell office:value-type="string" table:style-name="ce1">
            <text:p>Annapolis, Maryland : Naval Institute Press, 2023.</text:p>
          </table:table-cell>
          <table:table-cell office:value-type="string" table:style-name="ce1">
            <text:p>Introduction: Acting beyond the Inflection Point -- Naval Statecraft -- Competition to Rule the Seas -- Global Maritime 2050 -- Decisive Th eaters -- Posture, Presence, and Platforms -- A New Model Navy -- Fleet Design 2035 -- A National Maritime Program -- Developing Leaders for Great Power Competition -- Conclusion: Sailing Directions.</text:p>
          </table:table-cell>
          <table:table-cell office:value-type="string" table:style-name="ce1">
            <text:p>https://library.ecssr.ae/cgi-bin/koha/opac-detail.pl?biblionumber=289131</text:p>
          </table:table-cell>
          <table:table-cell table:number-columns-repeated="16377"/>
        </table:table-row>
        <table:table-row table:style-name="ro1">
          <table:table-cell office:value-type="string" table:style-name="ce1">
            <text:p>289132</text:p>
          </table:table-cell>
          <table:table-cell office:value-type="string" table:style-name="ce1">
            <text:p>Geoliberal Europe and the test of war /</text:p>
          </table:table-cell>
          <table:table-cell office:value-type="string" table:style-name="ce1">
            <text:p>Youngs, Richard.,</text:p>
          </table:table-cell>
          <table:table-cell office:value-type="string" table:style-name="ce1">
            <text:p>Russia's invasion of Ukraine has pushed Europe into a new strategic era. The knock-on effects of the war have combined to open a period of reordering across the European continent. European governments and the European Union collectively have begun to fashion policies for this shift, recognizing this to be a pivotal historical moment. Richard Youngs unpacks the different dynamics that have come to characterize European policies in the wake of the war: the nature of EU integration, geopolitical power, defence priorities, European borders, liberal values, the green transition and economic sovereignty. The book looks to the future and outlines the issues and choices with which European governments still need to grapple. Youngs develops the notion of geoliberalism as a way of addressing these challenges and guiding European governments and the EU into the fragile order taking shape in the shadow of Ukraine's war.</text:p>
          </table:table-cell>
          <table:table-cell office:value-type="string" table:style-name="ce1">
            <text:p>Newcastle upon Tyne : Agenda Publishing, 2024</text:p>
          </table:table-cell>
          <table:table-cell office:value-type="string" table:style-name="ce1">
            <text:p>1. Introduction .--2. The Road to War .-- 3. Reinforcing the European Foundations .-- 4. Europe Re-armed .-- 5. Re-bordering I: Exclusion.-- 6. Re-bordering II: Inclusion.-- 7. Rediscovering Democratic Order .-- 8. Green Transition as European Order .-- 9. Order and Economic Security .-- 10. Towards Geoliberal Europe</text:p>
          </table:table-cell>
          <table:table-cell office:value-type="string" table:style-name="ce1">
            <text:p>https://library.ecssr.ae/cgi-bin/koha/opac-detail.pl?biblionumber=289132</text:p>
          </table:table-cell>
          <table:table-cell table:number-columns-repeated="16377"/>
        </table:table-row>
        <table:table-row table:style-name="ro1">
          <table:table-cell office:value-type="string" table:style-name="ce1">
            <text:p>289133</text:p>
          </table:table-cell>
          <table:table-cell office:value-type="string" table:style-name="ce1">
            <text:p>The melting point : high command and war in the 21st century /</text:p>
          </table:table-cell>
          <table:table-cell office:value-type="string" table:style-name="ce1">
            <text:p>McKenzie, Kenneth F.,</text:p>
          </table:table-cell>
          <table:table-cell office:value-type="string" table:style-name="ce1">
            <text:p>"This book is a first-person account of my seven years searing at the pinnacle of the United States military. As a four-star officer, I commanded United States Central Command during the most significant three years in the history of the modern Middle East"-- | "As the Commander of U.S. Central Command, General Frank McKenzie oversaw some of the most important - and controversial operations in modern U.S. military history. He had direct operational responsibility for the strikes on Qassem Soleimani and two successive leaders of ISIS, the many months of deterrence operations against Iran and its proxies, and the methodical drawdown in Iraq. He directed the noncombatant evacuation operation in Afghanistan, and our final withdrawal from that tortured country. The Melting Point has three themes. The first one is the importance of the primacy of civilian control of the military. It has become a widely perceived truth that this control has been eroded over the past few years. General McKenzie doesn't believe that to be the case, and he speaks with some authority on the matter arguing that the civ-mil relationship isn't perfect or frictionless, but it doesn't have to be, and probably shouldn't be. It is, however, more durable than many believe, and is supported and embraced by the military to a degree that some critics do not choose to recognize. The second theme is the uniqueness of being a combatant commander. Combatant commanders participate in the development of policy, although as junior partners. They are also responsible for the execution of policy once civilian leaders have formulated their decision, a unique position, and very different than the role of a service chief, or even the Chairman of the Joint Chiefs of Staff. None of these officers are in the chain of command, and they have no ultimate, mortal responsibility or authority for execution. Only the combatant commander stands astride the boundary of decision-making and execution. Finally, the third theme that McKenzie argues is that leaders matter, and the decisions they make have a profound effect on what happens on the battlefield. McKenzie provides an honest assessment of his time in command-describing decisions that were sound, as well as some outcomes he wishes were different. He offers a vivid portrait of leadership in action in one of the most volatile regions of the world"--</text:p>
          </table:table-cell>
          <table:table-cell office:value-type="string" table:style-name="ce1">
            <text:p>Annapolis, Maryland : Naval Institute Press, 2024</text:p>
          </table:table-cell>
          <table:table-cell office:value-type="string" table:style-name="ce1">
            <text:p>How it all began : alarums and excursions -- Central command -- Confronting Iran -- Finishing Baghdadi -- Soleimani -- Aftermath -- The summer of our discontent -- Drawing down the long war in Afghanistan -- Long December -- Cleansing the temple : the new team -- The noose tightens in Afghanistan -- An inconvenient truth : reality intrudes in Afghanistan -- No safety or surprise : the end in Afghanistan -- Accountability -- Iran, Iraq, and Syria -- Considering Phlebas.</text:p>
          </table:table-cell>
          <table:table-cell office:value-type="string" table:style-name="ce1">
            <text:p>https://library.ecssr.ae/cgi-bin/koha/opac-detail.pl?biblionumber=289133</text:p>
          </table:table-cell>
          <table:table-cell table:number-columns-repeated="16377"/>
        </table:table-row>
        <table:table-row table:style-name="ro1">
          <table:table-cell office:value-type="string" table:style-name="ce1">
            <text:p>289134</text:p>
          </table:table-cell>
          <table:table-cell office:value-type="string" table:style-name="ce1">
            <text:p>The war below : lithium, copper, and the global battle to power our lives /</text:p>
          </table:table-cell>
          <table:table-cell office:value-type="string" table:style-name="ce1">
            <text:p>Scheyder, Ernest,</text:p>
          </table:table-cell>
          <table:table-cell office:value-type="string" table:style-name="ce1">
            <text:p>Tough choices loom if the world wants to go green. The United States and other countries must decide where and how to procure the materials that make our renewable energy economy possible. To build electric vehicles, solar panels, cell phones, and millions of other devices means the world must dig more mines to extract lithium, copper, cobalt, rare earths, and nickel. But mines are deeply unpopular, even as they have a role to play in fighting climate change. These tensions have sparked a worldwide reckoning over the sourcing of these critical minerals, and no one understands the complexities of these issues better than Ernest Scheyder, whose exclusive access has allowed him to report from the front lines on the key players in this global battle to power our future</text:p>
          </table:table-cell>
          <table:table-cell office:value-type="string" table:style-name="ce1">
            <text:p>New York : One Signal Publishers/Atria, an imprint of Simon &amp;amp; Schuster, Inc., 2024</text:p>
          </table:table-cell>
          <table:table-cell table:style-name="ce1"/>
          <table:table-cell office:value-type="string" table:style-name="ce1">
            <text:p>https://library.ecssr.ae/cgi-bin/koha/opac-detail.pl?biblionumber=289134</text:p>
          </table:table-cell>
          <table:table-cell table:number-columns-repeated="16377"/>
        </table:table-row>
        <table:table-row table:style-name="ro1">
          <table:table-cell office:value-type="string" table:style-name="ce1">
            <text:p>289135</text:p>
          </table:table-cell>
          <table:table-cell office:value-type="string" table:style-name="ce1">
            <text:p>Guardians of the Gulf: a deep dive into the GCC defence industry /</text:p>
          </table:table-cell>
          <table:table-cell table:style-name="ce1"/>
          <table:table-cell office:value-type="string" table:style-name="ce1">
            <text:p>The book highlights the evolution of the defence industry in the Gulf Cooperation Council (GCC) states, emphasising its historical reliance on arms imports, the shift towards domestic defence capabilities, and the implications for regional security and economic development. Key Takeaways - The GCC states heavily relied on arms imports initially due to limited domestic industrial capabilities and evolving security threats. - The United States played a significant role as a primary arms supplier to the GCC states during their early development stages. - Over time, concerns about supply chain vulnerabilities and over-dependence on foreign powers led to a strategic shift towards developing indigenous defence industries. - The book explores the economic implications of the local defence industry, emphasising its potential to drive economic growth, create job opportunities, and foster technological innovation. - It also delves into the security implications of defence industry development, focusing on enhancing military capabilities and strengthening national security. - The book's methodology adopts a multidisciplinary approach, integrating historical, economic, geopolitical, and security perspectives through primary and secondary research. - The book's structure follows a logical flow, exploring the drivers and challenges of defence indigenisation, economic diversification, technology transfer, and their impact on regional security cooperation. Guardians of the Gulf is essential for policymakers, scholars, and anyone seeking a deep understanding of contemporary defence developments in this critical region.</text:p>
          </table:table-cell>
          <table:table-cell office:value-type="string" table:style-name="ce1">
            <text:p>London: Global East-West, 2024</text:p>
          </table:table-cell>
          <table:table-cell office:value-type="string" table:style-name="ce1">
            <text:p>Introduction .-- 1. Significance and Objectives of the Book .-- 2. Historical Background of the GCC States' Defense Industry .-- 3. The Evolution of GCC States' Armed Forces .-- 4. Origins and Early Development .-- 5. Challenges and Transformative Developments .-- 6. Role of Modernisation in Shaping Military Capabilities .-- 7. Arms Imports and Defense Dynamics in the GCC .-- 8. Analysis of Arms Import Data from SIPRI .-- 9. Insights into Defense Cooperation with the United States .-- 10. Implications of Arms Imports on Regional Security .-- 11. The Drive for Localisation of the Defence Industry .-- 12. Strategic and Autonomy Considerations .-- 13. Minimising External Dependencies .-- 14. Technology Transfer and Self-Reliance .-- 15. Economic Implications of Indigenisation .-- 16. Job Creation and Technological Innovation .-- 17. Trickle-Down Technologies and Economic Growth .-- 18. Case Studies from Israel and Turkey .-- 19. Implications for Gulf Regional Security .-- 20. Reducing Vulnerabilities and Enhancing Resilience .-- 21. Recalibrating Alliances and Power Dynamics .-- 22. The Role of Local Defence Industries in Future Prospects .-- 23. Geopolitical Ramifications of GCC Defence Industry Localisation .-- 24. Influence on Power Dynamics in the Region and Beyond .-- 25. Shifts in Global Geopolitics and Geo-economics .-- 26. Implications for Global Defence Trade .-- 27. Security Implications of Localised Defence Industries .-- 28. Integration of AI and Advanced Technologies .-- 29. Defense Doctrines and Strategies in Cybersecurity, Hybrid Warfare, and Maritime Security .-- 30. Strengthening GCC State's Armed Forces .-- 31. Diplomatic Relations and Collaborations .-- 32. Redefining Diplomatic Alliances and Dependencies .-- 33. Geopolitical Implications on Regional and International Relations .-- 34. Potential for Greater Regional Cooperation .-- 35. Conclusion .</text:p>
          </table:table-cell>
          <table:table-cell office:value-type="string" table:style-name="ce1">
            <text:p>https://library.ecssr.ae/cgi-bin/koha/opac-detail.pl?biblionumber=289135</text:p>
          </table:table-cell>
          <table:table-cell table:number-columns-repeated="16377"/>
        </table:table-row>
        <table:table-row table:style-name="ro1">
          <table:table-cell office:value-type="string" table:style-name="ce1">
            <text:p>289136</text:p>
          </table:table-cell>
          <table:table-cell office:value-type="string" table:style-name="ce1">
            <text:p>Emirati defence evolution : from imports to autonomy /</text:p>
          </table:table-cell>
          <table:table-cell table:style-name="ce1"/>
          <table:table-cell office:value-type="string" table:style-name="ce1">
            <text:p>The latest addition to the renowned collection The Gulf by the France-based GEW Intelligence Unit delves into the fascinating narrative of the United Arab Emirates' journey towards achieving autonomy in defence capabilities. Titled Emirati Defence Evolution: From Imports to Autonomy, this comprehensive analysis offers a unique insight into the strategic decisions and advancements that have shaped the UAE's military landscape over the years. With a focus on the transition from reliance on imports to developing indigenous defence systems, this book stands out as a timely and significant contribution to understanding the evolving dynamics of security in the Gulf region. Through meticulous research and expert analysis, GEW Intelligence Unit presents a detailed account of how the UAE has transformed its defence industry and capabilities, positioning itself as a key player in regional security matters. Readers can expect a thorough examination of key milestones, technological advancements, and policy shifts that have empowered the UAE to assert its sovereignty through self-sufficiency in defence. Emirati Defence Evolution: From Imports to Autonomy is a must-read for scholars, policymakers, and anyone interested in gaining deeper insights into the strategic evolution of one of the Middle East's most influential military forces. About GEW Intelligence Unit: GEW Intelligence Unit is a leading research group specialising in geopolitical analysis and intelligence reports. Their expertise spans across various regions, providing valuable insights into global security challenges and trends.</text:p>
          </table:table-cell>
          <table:table-cell office:value-type="string" table:style-name="ce1">
            <text:p>London: Global East-West, 2024</text:p>
          </table:table-cell>
          <table:table-cell office:value-type="string" table:style-name="ce1">
            <text:p>I – Introduction .-- II - Historical Context .-- III - The Motivations Behind Defence Emiratisation .-- IV - National Security Implications .-- V - Impact On National Defence Strategies .-- VI - Evolution Of Military Doctrines .-- VII - Performance Of The National Armed Forces .-- VIII - National Defence Budgets .-- IX - Implications For The National Economy .-- X - Geopolitical Ramifications For The Gulf Region .-- XI – Conclusion.</text:p>
          </table:table-cell>
          <table:table-cell office:value-type="string" table:style-name="ce1">
            <text:p>https://library.ecssr.ae/cgi-bin/koha/opac-detail.pl?biblionumber=289136</text:p>
          </table:table-cell>
          <table:table-cell table:number-columns-repeated="16377"/>
        </table:table-row>
        <table:table-row table:style-name="ro1">
          <table:table-cell office:value-type="string" table:style-name="ce1">
            <text:p>289140</text:p>
          </table:table-cell>
          <table:table-cell office:value-type="string" table:style-name="ce1">
            <text:p>Why war? /</text:p>
          </table:table-cell>
          <table:table-cell office:value-type="string" table:style-name="ce1">
            <text:p>Overy, R. J.,</text:p>
          </table:table-cell>
          <table:table-cell office:value-type="string" table:style-name="ce1">
            <text:p>"An Economist Best Book of 2024 Why has war been such a consistent presence throughout the human past? A leading historian explains, drawing on rich examples and keen insight.<text:s/></text:p>
            <text:p><text:s/></text:p>
            <text:p>Richard Overy is not the first scholar to take up the title question. In 1931, at the request of the League of Nations, Albert Einstein asked Sigmund Freud to collaborate on a short work examining whether there was "a way of delivering mankind from the menace of war." Published the next year as a pamphlet entitled Why War?, it conveyed Freud's conclusion that the "death drive" made any deliverance impossible--the psychological impulse to destruction was universal in the animal kingdom. The global wars of the later 1930s and 1940s seemed ample evidence of the dismal conclusion.<text:s/></text:p>
            <text:p><text:s/></text:p>
            <text:p>A preeminent historian of those wars, Overy brings vast knowledge to the title question and years of experience unraveling the knotted motivations of war. His approach is to separate the major drivers and motivations, and consider the ways each has contributed to organized conflict. They range from the impulses embedded in human biology and psychology, to the incentives to conflict developed through cultural evolution, to competition for resources--conflicts stirred by the passions of belief, the effects of ecological stresses, the drive for power in leaders and nations, and the search for security. The discussions show remarkable range, delving deep into the Neolithic past, through the twentieth-century world wars, and up to the current conflict in Ukraine. The examples are absorbing, from the Roman Empire's voracious appetite for resources to the impulse to power evident in Alexander the Great, Napoleon, and Hitler. The conclusion is not hopeful, but Overy's book is a gift to readers: a compact, judicious, engrossing examination of a fundamental question.</text:p>
          </table:table-cell>
          <table:table-cell office:value-type="string" table:style-name="ce1">
            <text:p>New York, NY : W. W. Norton &amp;amp; Company, 2024</text:p>
          </table:table-cell>
          <table:table-cell table:style-name="ce1"/>
          <table:table-cell office:value-type="string" table:style-name="ce1">
            <text:p>https://library.ecssr.ae/cgi-bin/koha/opac-detail.pl?biblionumber=289140</text:p>
          </table:table-cell>
          <table:table-cell table:number-columns-repeated="16377"/>
        </table:table-row>
        <table:table-row table:style-name="ro1">
          <table:table-cell office:value-type="string" table:style-name="ce1">
            <text:p>289138</text:p>
          </table:table-cell>
          <table:table-cell office:value-type="string" table:style-name="ce1">
            <text:p>A world of insecurity : democratic disenchantment in rich and poor countries /</text:p>
          </table:table-cell>
          <table:table-cell office:value-type="string" table:style-name="ce1">
            <text:p>Bardhan, Pranab K.,</text:p>
          </table:table-cell>
          <table:table-cell office:value-type="string" table:style-name="ce1">
            <text:p>An ambitious account of the corrosion of liberal democracy in rich and poor countries alike, arguing that antidemocratic sentiment reflects fear of material and cultural loss, not a critique of liberalism's failure to deliver equality, and suggesting possible ways out. The retreat of liberal democracy in the twenty-first century has been impossible to ignore. From Wisconsin to Warsaw, Budapest to Bangalore, the public is turning against pluralism and liberal institutions and instead professing unapologetic nationalism and majoritarianism. Critics of inequality argue that this is a predictable response to failures of capitalism and liberalism, but Pranab Bardhan, a development economist, sees things differently. The problem is not inequality but insecurity--financial and cultural. Bardhan notes that antidemocratic movements have taken root globally in a wide range of demographic and socioeconomic groups. In the United States, older, less-educated, rural populations have withdrawn from democracy. But in India, the prevailing Hindu Nationalists enjoy the support of educated, aspirational urban youth. And in Europe, antidemocratic populists firmly back the welfare state (but for nonimmigrants). What is consistent among antidemocrats is fear of losing what they have. That could be money but is most often national pride and culture and the comfort of tradition. A World of Insecurity argues for context-sensitive responses. Some, like universal basic income schemes, are better suited to poor countries. Others, like worker empowerment and international coordination, have broader appeal. But improving material security won't be enough to sustain democracy. Nor, Bardhan writes, should we be tempted by the ultimately hollow lure of China's authoritarian model. He urges liberals to adopt at least a grudging respect for fellow citizens' local attachments. By affirming civic forms of community pride, we might hope to temper cultural anxieties before they become pathological.</text:p>
          </table:table-cell>
          <table:table-cell office:value-type="string" table:style-name="ce1">
            <text:p>Cambridge, Massachusetts : Harvard University Press, 2022</text:p>
          </table:table-cell>
          <table:table-cell table:style-name="ce1"/>
          <table:table-cell office:value-type="string" table:style-name="ce1">
            <text:p>https://library.ecssr.ae/cgi-bin/koha/opac-detail.pl?biblionumber=289138</text:p>
          </table:table-cell>
          <table:table-cell table:number-columns-repeated="16377"/>
        </table:table-row>
        <table:table-row table:style-name="ro1">
          <table:table-cell office:value-type="string" table:style-name="ce1">
            <text:p>289139</text:p>
          </table:table-cell>
          <table:table-cell office:value-type="string" table:style-name="ce1">
            <text:p>AI needs you : how we can change AI's future and save our own /</text:p>
          </table:table-cell>
          <table:table-cell office:value-type="string" table:style-name="ce1">
            <text:p>Harding, Verity,</text:p>
          </table:table-cell>
          <table:table-cell office:value-type="string" table:style-name="ce1">
            <text:p>"An electrifying vision of how we can safeguard AI's future for the public goodArtificial intelligence may be the most transformative technology of our time. As AI's power grows, so does the need to figure out what-and who-this technology is really for. AI Needs You argues that it is critical for society to take the lead in answering this urgent question and ensuring that AI fulfills its promise.Verity Harding draws inspiring lessons from the histories of three twentieth-century tech revolutions-the space race, in vitro fertilization, and the internet-to empower each of us to join the conversation about AI and its possible futures. Sharing her perspective as a leading insider in technology and politics, she rejects the dominant narrative, which often likens AI's advent to that of the atomic bomb. History points the way to an achievable future in which democratically determined values guide AI to be peaceful in its intent; to embrace limitations; serve purpose, not profit; and to be firmly rooted in societal trust. AI Needs You gives us hope that we, the people, can imbue AI with a deep intentionality that reflects our best values, ideals, and interests, and that serves the public good. AI will permeate our lives in unforeseeable ways, but it is clear that the shape of AI's future-and of our own-cannot be left only to those building it. It is up to us to guide this technology away from our worst fears toward a future that we can trust and believe in"-- | "This brief and accessible book draws lessons from the history and governance of three recent transformative technologies - the space race, in-vitro fertilization (IVF), and the internet - to argue that society can and should take an active role in shaping the future of artificial intelligence (AI). It is a manifesto aimed at empowering the reader to participate in the conversations and political and democratic processes that will determine the intentions of AI, what values and regulations should guide its development, and its future. Artificial intelligence affects most of us every day, from determining what news we read and music we listen to, to influencing credit scores and legal decisions. As computers become smarter, and the amount of data available to train sophisticated algorithms grows, these unprecedented abilities are coming to play an ever more central role in how our society functions. Yet, as important as this new technology is and will be, it is little understood outside of an unaccountable, insular, and hard-to-scrutinize tech community. Creators of AI-driven systems often operate quickly, at large scale, and without any clear sense of societal purpose or understanding of the diversity and complexity of the human condition. As these systems become increasingly powerful, figuring out what, and who, this technology is for is critical, if we want to ensure that advances in AI will advance us as a species, inspire us as a people, and support the delicate fabric of society. What values framework permeates this new technology, which will permeate our lives? What values are needed - to guide us into a future of which we can all be proud? By looking back, Harding shows that science and technology are clearly not neutral, but inherently political, dictated by the human values and preferences of their time. Recognizing this gives us cause for hope; democratic and political judgement can and must be applied to today's scientific breakthroughs, to ensure that the values we all hold dear - not just the values of a few - will guide us into the new frontier. In four thematically structured chapters, in which Harding connects her historical examples to current considerations about AI, the author argues that AI should be peaceful in its intent, embrace limitations, serve purpose not profit, and be rooted in societal trust. History tells us that we can imbue AI with a deep intentionality that aligns with our best and brightest ideals, interests, and values and that serves the public good - but, to make this happen, the public must take part in this conversation"--</text:p>
          </table:table-cell>
          <table:table-cell office:value-type="string" table:style-name="ce1">
            <text:p>Princeton : Princeton University Press, 2024.</text:p>
          </table:table-cell>
          <table:table-cell office:value-type="string" table:style-name="ce1">
            <text:p>Shadow self -- Peace and war : space exploration and the UN outer space treaty -- Science and scrutiny : IVF and the Warnock Commission -- Purpose and profit : the Internet before 9/11 -- Conclusion: Lessons from history.</text:p>
          </table:table-cell>
          <table:table-cell office:value-type="string" table:style-name="ce1">
            <text:p>https://library.ecssr.ae/cgi-bin/koha/opac-detail.pl?biblionumber=289139</text:p>
          </table:table-cell>
          <table:table-cell table:number-columns-repeated="16377"/>
        </table:table-row>
        <table:table-row table:style-name="ro1">
          <table:table-cell office:value-type="string" table:style-name="ce1">
            <text:p>289137</text:p>
          </table:table-cell>
          <table:table-cell office:value-type="string" table:style-name="ce1">
            <text:p>Beyond Ukraine : debating the future of war /</text:p>
          </table:table-cell>
          <table:table-cell table:style-name="ce1"/>
          <table:table-cell office:value-type="string" table:style-name="ce1">
            <text:p>War in the 21st century will remain a chameleon that takes on different forms and guises. This book offers the first comprehensive update and revision of ideas about the future of war since Russia's 2022 invasion of Ukraine. It argues that the war has fundamentally shifted our perspective on the nature and character of future war, but also cautions against marginalising many other parallel trends, types of war, and ways of waging them. World-renowned international experts from the War Studies field consider the impact of the war in Ukraine on the broader social phenomenon of war: they analyse visions of future war; examine the impact of technological innovation on its conduct; assess our ability to anticipate its future; and consider lessons learned for leaders, soldiers, strategists, scholars and concerned citizens</text:p>
          </table:table-cell>
          <table:table-cell office:value-type="string" table:style-name="ce1">
            <text:p>London : Hurst &amp;amp; Company, 2024</text:p>
          </table:table-cell>
          <table:table-cell office:value-type="string" table:style-name="ce1">
            <text:p>Introduction / Tim Sweijs and Jeffrey H. Michaels .-- Part I: Bounding The Impact Of The War In Ukraine .-- 1. Revisiting Putin’s 2022 Invasion of Ukraine: Implications for Strategic and Security Studies / Antulio Echevarria .-- 2. The Futures of War: A Recent Western History / Frans Osinga .-- 3. After Russia’s Invasion of Ukraine: Is the Decline of War a Delusion? / Azar Gat .-- 4. The Next War Would Be a Cyberwar, Right? Lessons from the Russo-Ukrainian War / Paul Ducheine, Peter Pijpers and Kraesten Arnold .-- Part II: Landscapes Of Future War .-- 5. Four Faces of War / Frank Hoffman .-- 6. People’s War vs Professional War: Which Has the Future in Europe? / Jan Willem Honig .-- 7. Urbicide and the Future of Civil War / David Betz .-- 8. Living with Denial? Great Power Competition Over Economic and Military Access / Paul van Hooft .-- Part III: Military Innovation And The Future Of War .-- 9. Military-Technological Innovation in the Digital Age / Audrey Cronin .-- 10. The Rising Dominance of the Tactical Defense? / T.X. Hammes .-- 11. Artificial Intelligence and the Nature of War / Kenneth Payne .-- 12. Assembling the Future of Warfare: Innovating Swarm Technology within the Dutch Military–Industrial–Commercial Complex / Lauren Gould, Linde Arentze and Marijn Hoijtink .-- Part IV: Anticipating The Future Of War .-- 13. The Past as Guide to the Future / Beatrice Heuser .-- 14. Forecasting the Future of War / Collin J. Meisel .-- 15. The War in Ukraine and the Apocalyptic Imaginary / Jeni Mitchell .-- 16. War as Becoming / Antoine Bousquet</text:p>
          </table:table-cell>
          <table:table-cell office:value-type="string" table:style-name="ce1">
            <text:p>https://library.ecssr.ae/cgi-bin/koha/opac-detail.pl?biblionumber=289137</text:p>
          </table:table-cell>
          <table:table-cell table:number-columns-repeated="16377"/>
        </table:table-row>
        <table:table-row table:style-name="ro1">
          <table:table-cell office:value-type="string" table:style-name="ce1">
            <text:p>289141</text:p>
          </table:table-cell>
          <table:table-cell office:value-type="string" table:style-name="ce1">
            <text:p>How sanctions work : Iran and the impact of economic warfare /</text:p>
          </table:table-cell>
          <table:table-cell office:value-type="string" table:style-name="ce1">
            <text:p>Bajoghli, Narges,</text:p>
          </table:table-cell>
          <table:table-cell office:value-type="string" table:style-name="ce1">
            <text:p>"Sanctions have enormous consequences. Especially when imposed by a country with the economic influence of the United States, sanctions induce clear shockwaves in both the economy and political culture of the targeted state, and in the everyday lives of citizens. But do economic sanctions induce the behavioral changes intended? Do sanctions work in the way they should ? To answer these questions, the authors of How Sanctions Work highlight Iran, the most sanctioned country in the world. Comprehensive sanctions are meant to induce uprisings or pressures to change the behavior of the ruling establishment, or to weaken its hold on power. But, after four decades, the case of Iran shows the opposite to be true: sanctions strengthened the Iranian state, impoverished its population, increased state repression, and escalated Iran's military posture toward the U.S. and its allies in the region. Instead of offering an 'alternative to war,' sanctions have become a cause of war. Consequently, this book reveals how necessary it is to understand how sanctions really work"--</text:p>
          </table:table-cell>
          <table:table-cell office:value-type="string" table:style-name="ce1">
            <text:p>Stanford, California : Stanford University Press, 2024.</text:p>
          </table:table-cell>
          <table:table-cell office:value-type="string" table:style-name="ce1">
            <text:p>Introduction : the invisible war -- When society is sanctioned -- When politics is sanctioned -- When Iran was sanctioned -- When an economy is sanctioned -- What sanctions cost the United States -- What sanctions cost Iran-and the world -- Conclusion : permanent siege.</text:p>
          </table:table-cell>
          <table:table-cell office:value-type="string" table:style-name="ce1">
            <text:p>https://library.ecssr.ae/cgi-bin/koha/opac-detail.pl?biblionumber=289141</text:p>
          </table:table-cell>
          <table:table-cell table:number-columns-repeated="16377"/>
        </table:table-row>
        <table:table-row table:style-name="ro1">
          <table:table-cell office:value-type="string" table:style-name="ce1">
            <text:p>289142</text:p>
          </table:table-cell>
          <table:table-cell office:value-type="string" table:style-name="ce1">
            <text:p>Classified! : the adventures of a molehunter /</text:p>
          </table:table-cell>
          <table:table-cell office:value-type="string" table:style-name="ce1">
            <text:p>West, Nigel,</text:p>
          </table:table-cell>
          <table:table-cell office:value-type="string" table:style-name="ce1">
            <text:p>Over the past fifty years, Nigel West has been involved in almost every espionage-related investigation, breakthrough or revelation that you can think of. His mole hunts have led to the unmasking of spies within MI5, MI6 and the CIA and the identification of numerous others - some of whom were crucial to the Allied victory in the Second World War and would have died without any public recognition if not for him. His first encounter with the intelligence community was a lecture given at his school by John le Carré, the guest of a Benedictine monk who had recently retired from MI6. Later, West worked as a researcher for SOE agent Ronnie Seth, who was sentenced to death by the Nazis after being captured during Operation blunderhead, and exposed two of the Cambridge spies recruited by Anthony Blunt. For the fortieth anniversary of the D-Day landings, West traced the double agent codenamed garbo and brought him to London so he could be decorated at Buckingham Palace. As action-packed as the lives of the spies he has written about, this is the story of the most enthralling and significant post-war intelligence revelations as told by Britain's most authoritative writer on espionage and the secret services.</text:p>
          </table:table-cell>
          <table:table-cell office:value-type="string" table:style-name="ce1">
            <text:p>London : Biteback Publishing Ltd, 2024.</text:p>
          </table:table-cell>
          <table:table-cell office:value-type="string" table:style-name="ce1">
            <text:p>Introduction .-- Chapter I: The Venlo Incident .-- Chapter II: Spy! .-- Chapter III: TATE and the Double Agents .-- Chapter IV: MI5 and A Matter of Trust .-- Chapter V: The Hunt For GARBO .-- Chapter VI: Cabinet War Room 2 .-- Chapter VII: Admiral Canaris’s Mistress .-- Chapter VIII: Spycatcher .-- Chapter IX: Greville Wynne .-- Chapter X: Bill Casey .-- Chapter XI: Farzad Bazoft.-- Chapter XII: The Fifth Man .-- Chapter XIII: The Falklands Conflict .-- Chapter XIV: George Blake .-- Chapter XV: VENONA .-- Chapter XVI: Guy Liddell .-- Chapter XVII: The Moscow Archives .-- Chapter XVIII: St Ermin’s Press .-- Chapter XIX: Molehunting in the Twenty-First Century</text:p>
          </table:table-cell>
          <table:table-cell office:value-type="string" table:style-name="ce1">
            <text:p>https://library.ecssr.ae/cgi-bin/koha/opac-detail.pl?biblionumber=289142</text:p>
          </table:table-cell>
          <table:table-cell table:number-columns-repeated="16377"/>
        </table:table-row>
        <table:table-row table:style-name="ro1">
          <table:table-cell office:value-type="string" table:style-name="ce1">
            <text:p>289143</text:p>
          </table:table-cell>
          <table:table-cell office:value-type="string" table:style-name="ce1">
            <text:p>Nexus : a brief history of information networks from the Stone Age to AI /</text:p>
          </table:table-cell>
          <table:table-cell office:value-type="string" table:style-name="ce1">
            <text:p>Harari, Yuval N.,</text:p>
          </table:table-cell>
          <table:table-cell office:value-type="string" table:style-name="ce1">
            <text:p>"For the last 100,000 years, we Sapiens have accumulated enormous power. But despite all our discoveries, inventions, and conquests, we now find ourselves in an existential crisis. The world is on the verge of ecological collapse. Misinformation abounds. And we are rushing headlong into the age of AI-a new information network that threatens to annihilate us. For all that we have accomplished, why are we so self-destructive? Nexus looks through the long lens of human history to consider how the flow of information has shaped us, and our world. Taking us from the Stone Age, through the canonization of the Bible, early modern witch-hunts, Stalinism, Nazism, and the resurgence of populism today, Yuval Noah Harari asks us to consider the complex relationship between information and truth, bureaucracy and mythology, wisdom and power. He explores how different societies and political systems throughout history have wielded information to achieve their goals, for good and ill. And he addresses the urgent choices we face as non-human intelligence threatens our very existence"--</text:p>
          </table:table-cell>
          <table:table-cell office:value-type="string" table:style-name="ce1">
            <text:p>New York : Random House, 2024</text:p>
          </table:table-cell>
          <table:table-cell office:value-type="string" table:style-name="ce1">
            <text:p>What is information? -- Stories : unlimited connections -- Documents : the bite of the paper tigers -- Errors : the fantasy of infallibility -- Decisions : a brief history of democracy and totalitarianism -- The new members : how computers are different from printing presses -- Relentless : the network is always on -- Fallible : the network is often wrong -- Democracies : can we still hold a conversation? -- Totalitarianism : all power to the algorithms? -- The silicon curtain : global empire or global split?</text:p>
          </table:table-cell>
          <table:table-cell office:value-type="string" table:style-name="ce1">
            <text:p>https://library.ecssr.ae/cgi-bin/koha/opac-detail.pl?biblionumber=289143</text:p>
          </table:table-cell>
          <table:table-cell table:number-columns-repeated="16377"/>
        </table:table-row>
        <table:table-row table:style-name="ro1">
          <table:table-cell office:value-type="string" table:style-name="ce1">
            <text:p>289144</text:p>
          </table:table-cell>
          <table:table-cell office:value-type="string" table:style-name="ce1">
            <text:p>Environomics: how the global economy is going green /</text:p>
          </table:table-cell>
          <table:table-cell office:value-type="string" table:style-name="ce1">
            <text:p>David, Dharshini.,</text:p>
          </table:table-cell>
          <table:table-cell office:value-type="string" table:style-name="ce1">
            <text:p>'Opens our eyes to the everyday contributions all of us make to how the world is changing.' Tim Marshall, author of Prisoners of Geography'A much needed blend of optimism and realism' Brett Christophers, author of The Price is Wrong: Why Capitalism Won't Save the Planet Why might an orangutan care which toothpaste you choose? What does your mobile phone have to do with wind turbines? And can your morning coffee really power a bus? Economics affects every aspect of our lives, from the clothes on our backs to the bread on our tables and the fuel in our cars. And there are huge changes afoot as the global green revolution sweeps across the globe. In this vibrant and eye-opening book, economist and broadcaster Dharshini David follows the course of an average day - from the moment we flick on the light in the morning - to reveal the green changes that are already taking place in every aspect of our world. Exploring industries such as energy, food, fashion, technology, manufacturing and finance, she asks what is happening, how quickly, who is driving it all - and what it means for us. Ranging from crucial issues such as sustainability and corporate greenwashing, to global flashpoints such as industrialisation and trade wars, she shows how even the smallest details in our day are part of a much bigger story about where our world is heading. If you've ever wondered what green issues really mean for your day-to-day life, this book is for you. 'An important yet accessible addition to the green debate.' Country &amp; Town House</text:p>
          </table:table-cell>
          <table:table-cell office:value-type="string" table:style-name="ce1">
            <text:p>London: Elliott &amp;amp; Thompson, 2024</text:p>
          </table:table-cell>
          <table:table-cell office:value-type="string" table:style-name="ce1">
            <text:p>Introduction .-- 1 Switching on the Lights .-- 2 Getting Dressed .-- 3 Checking Your Phone.-- 4 Receiving a Parcel .-- 5 The Daily Commute .-- 6 Buying a Coffee .-- 7 At Work .-- 8 Time for Lunch .-- 9 Making a Purchase .-- 10 Heading Home .-- 11 Sushi for Dinner .-- 12 The Weekly Shop</text:p>
          </table:table-cell>
          <table:table-cell office:value-type="string" table:style-name="ce1">
            <text:p>https://library.ecssr.ae/cgi-bin/koha/opac-detail.pl?biblionumber=289144</text:p>
          </table:table-cell>
          <table:table-cell table:number-columns-repeated="16377"/>
        </table:table-row>
        <table:table-row table:style-name="ro1">
          <table:table-cell office:value-type="string" table:style-name="ce1">
            <text:p>289145</text:p>
          </table:table-cell>
          <table:table-cell office:value-type="string" table:style-name="ce1">
            <text:p>Putin and the return of history : how the Kremlin rekindled the Cold War /</text:p>
          </table:table-cell>
          <table:table-cell office:value-type="string" table:style-name="ce1">
            <text:p>Sixsmith, Martin,</text:p>
          </table:table-cell>
          <table:table-cell office:value-type="string" table:style-name="ce1">
            <text:p>An original history of Russia's thousand-year past, tracing the forces and the myths that have shaped Putin's politics and rekindled the Cold War.Vladimir Putin's invasion of Ukraine has reshaped history. In the decades after the collapse of Soviet communism, the West convinced itself that liberal democracy would henceforth be the dominant, ultimately unique, system of governance - a hubris that shaped how the West would treat Russia for the next two decades. But history wasn't over. Putin is a paradox. In the early years of his presidency, he appeared to commit himself to friendship with the West, suggesting that Russia could join the European Union or even NATO. He said he supported free-market democracy and civil rights. But the Putin of those years is unrecognisable today. The Putin of the 2020s is an autocratic nationalist, dedicated to repression at home and anti-Western militarism abroad. So, what happened? Was he lying when he proclaimed his support for freedom, democracy and friendship with the West? Or, was he sincere? Did he change his views at some stage between then and now? And if that is the case, what happened to change him?Putin and the Return of History examines these questions in the context of Russia's thousand-year past, tracing the forces and the myths that have shaped Putin's politics of aggression: the enduring terror of encirclement by outsiders, the subjugation of the individual to the cause of the state, the collectivist values that allow the sacrifice of human lives in battle, the willingness to lie and deceive, the co-opting of religion and the belief in Great Russia's mission to change the world.</text:p>
          </table:table-cell>
          <table:table-cell office:value-type="string" table:style-name="ce1">
            <text:p>London ; New York : Bloomsbury Continuum, 2024</text:p>
          </table:table-cell>
          <table:table-cell office:value-type="string" table:style-name="ce1">
            <text:p>Introduction -- Separate ways -- Not with a bang -- Zlost' -- Broken promises? -- NATO's final solution? -- The Great Patriot War; chosen glory and historical truth -- Versailles, Weimar, and Russophobia -- Shared past, divergent presents -- Memory wars -- Euromaiden and the president's fears of revolution -- Crimea and territorial memory -- Donbas-Kyiv and Moscow's problem child -- The Putin paradox and the hollow regime -- Holy war -- Countdown to conflict -- Resistance, denial, and disinformation -- A crisis of liberal democracy -- Conclusion</text:p>
          </table:table-cell>
          <table:table-cell office:value-type="string" table:style-name="ce1">
            <text:p>https://library.ecssr.ae/cgi-bin/koha/opac-detail.pl?biblionumber=289145</text:p>
          </table:table-cell>
          <table:table-cell table:number-columns-repeated="16377"/>
        </table:table-row>
        <table:table-row table:style-name="ro1">
          <table:table-cell office:value-type="string" table:style-name="ce1">
            <text:p>289146</text:p>
          </table:table-cell>
          <table:table-cell office:value-type="string" table:style-name="ce1">
            <text:p>Breaking the mold : India's untraveled path to prosperity /</text:p>
          </table:table-cell>
          <table:table-cell office:value-type="string" table:style-name="ce1">
            <text:p>Rajan, Raghuram G.,</text:p>
          </table:table-cell>
          <table:table-cell office:value-type="string" table:style-name="ce1">
            <text:p>The new path for economic development that India must create The whole world has a stake in India's future, and that future hinges on whether India can develop its economy and deliver for its population--now the world's largest--while staying democratic. India's economy has overtaken the United Kingdom's to become the fifth-largest in the world, but it is still only one-fifth the size of China's, and India's economic growth is too slow to provide jobs for millions of its ambitious youth. Blocking India's current path are intense global competition in low-skilled manufacturing, increasing protectionism and automation, and the country's majoritarian streak in politics. In Breaking the Mold, Raghuram Rajan and Rohit Lamba show why and how India needs to blaze a new path if it's to succeed. India diverged long ago from the standard development model, the one followed by China--from agriculture to low-skilled manufacturing, then high-skilled manufacturing and, finally, services--by leapfrogging intermediate steps. India must not turn back now. Rajan and Lamba explain how India can accelerate growth by prioritizing human capital, expanding opportunities in high-skilled services, encouraging entrepreneurship, and strengthening rather than weakening its democratic traditions. It can chart a path based on ideas and creativity even at its early stage of development. Filled with vivid examples and written with incisive candor, Breaking the Mold shows how India can break free of the stumbling blocks of the past and embrace the enormous possibilities of the future.</text:p>
          </table:table-cell>
          <table:table-cell office:value-type="string" table:style-name="ce1">
            <text:p>Princeton : Princeton University Press, 2024.</text:p>
          </table:table-cell>
          <table:table-cell office:value-type="string" table:style-name="ce1">
            <text:p>Introduction.-- Part 1: Development : An Indian Way.-- How Do Countries Grow Rich? .-- Why Has India Not Built a Global Manufacturing Presence? .-- The Transformation in Trade and Services-Led Development.-- Where Should India Place Its Hopes? .-- Part II: Governance, Capabilities and More.-- Governance for the Twenty-First Century: Structure .--Governance for the Twenty-First Century: Process .-- Capabilities : The Childhood Challenge .--Capabilities : Higher Education .--Capabilities : Health Care .--Addressing Inequality .-- India's Engagement with the World.-- A Creative Country.-- Part III: Wrapping Up .-- The Wrong way.</text:p>
          </table:table-cell>
          <table:table-cell office:value-type="string" table:style-name="ce1">
            <text:p>https://library.ecssr.ae/cgi-bin/koha/opac-detail.pl?biblionumber=289146</text:p>
          </table:table-cell>
          <table:table-cell table:number-columns-repeated="16377"/>
        </table:table-row>
        <table:table-row table:style-name="ro1">
          <table:table-cell office:value-type="string" table:style-name="ce1">
            <text:p>289147</text:p>
          </table:table-cell>
          <table:table-cell office:value-type="string" table:style-name="ce1">
            <text:p>The art of diplomacy : how American negotiators reached historic agreements that changed the world /</text:p>
          </table:table-cell>
          <table:table-cell office:value-type="string" table:style-name="ce1">
            <text:p>Eizenstat, Stuart,</text:p>
          </table:table-cell>
          <table:table-cell office:value-type="string" table:style-name="ce1">
            <text:p>"Longtime diplomat and negotiator Stuart E. Eizenstat covers every major contemporary international agreement, from the treaty to end the Vietnam War to the Kyoto Protocols and the Iranian Nuclear Accord. This book will be an indispensable volume to understand American foreign policy and provide invaluable insights on the art of negotiation for anyone involved in government or business negotiations"--</text:p>
          </table:table-cell>
          <table:table-cell office:value-type="string" table:style-name="ce1">
            <text:p>Lanham, Maryland : Rowman &amp;amp; Littlefield, an imprint of The Rowman &amp;amp; Littlefield Publishing Group, Inc., 2024</text:p>
          </table:table-cell>
          <table:table-cell office:value-type="string" table:style-name="ce1">
            <text:p>Foreword / by Henry A. Kissinger -- Preface / by James A. Baker III -- Introduction : The value of diplomacy -- Part I: The United States and national security. Henry Kissinger : master diplomat -- German reunification : James Baker adds two plus four -- Iran : negotiating with a radical theocracy -- Part II: The United States as mediator. The middle East : Camp David to the Abraham Accords and the Gaza war -- Good Friday : George Mitchell and the repair of a divided Ireland -- The Holocaust : belated and imperfect justice -- Unsung heroes : Chester Crocker and Bernie Aronson -- Part III: The United States at war. The Balkan wars : the marriage of force and diplomacy -- Afghanistan : from victory to failure -- Iraq : a tale of two wars -- Part IV: The United States in multilateral negotiations. International trad : negotiating at home and abroad -- Climate change : the supreme test of diplomacy -- Conclusion: Lessons on the art of diplomacy</text:p>
          </table:table-cell>
          <table:table-cell office:value-type="string" table:style-name="ce1">
            <text:p>https://library.ecssr.ae/cgi-bin/koha/opac-detail.pl?biblionumber=289147</text:p>
          </table:table-cell>
          <table:table-cell table:number-columns-repeated="16377"/>
        </table:table-row>
        <table:table-row table:style-name="ro1">
          <table:table-cell office:value-type="string" table:style-name="ce1">
            <text:p>289148</text:p>
          </table:table-cell>
          <table:table-cell office:value-type="string" table:style-name="ce1">
            <text:p>Arms control for the third nuclear age : between disarmament and armageddon /</text:p>
          </table:table-cell>
          <table:table-cell office:value-type="string" table:style-name="ce1">
            <text:p>Cooper, David A.,</text:p>
          </table:table-cell>
          <table:table-cell office:value-type="string" table:style-name="ce1">
            <text:p>"The world is entering a dangerous third nuclear age that will be characterized by competition among several great powers who are expanding and modernizing their nuclear arsenals. The United States is conceptually unprepared to face this potentially unstable new era of nuclear multipolarity. The lessons of negotiating arms control in the first nuclear age during the Cold War have faded from memory, and the nonproliferation and disarmament instruments that were developed under post-Cold War US hegemony in the second nuclear age are ill suited to the future. David A. Cooper proposes relearning, reviving, and adapting classic arms control theory and negotiating practices to steer the world away from dangerous and destabilizing nuclear arms races. He surveys the history of nuclear arms control efforts, revisits what we know about the dynamics of nuclear weapons from strategic theory, and interviews US defense practitioners to glean insights about both the past and the emerging era. This book will be a must-read for scholars, students and practitioners of nuclear arms control"--</text:p>
          </table:table-cell>
          <table:table-cell office:value-type="string" table:style-name="ce1">
            <text:p>Washington, DC : Georgetown University Press, 2021</text:p>
          </table:table-cell>
          <table:table-cell office:value-type="string" table:style-name="ce1">
            <text:p>Our Uncertain Nuclear Future : Navigating a Third Nuclear Age of Multipolar Competition -- Cold War Theory Redux : Recalling a Hardnosed Conception of Adversarial Arms Control -- From Theories to Treaties : Learning from the Cold War Negotiating Experience -- A New Arms Race : Transitioning from Post-Cold War Denuclearization to Great Power Nuclear Rivalry -- Arms Control for the Third Nuclear Age : Adapting Old Ideas for New Times</text:p>
          </table:table-cell>
          <table:table-cell office:value-type="string" table:style-name="ce1">
            <text:p>https://library.ecssr.ae/cgi-bin/koha/opac-detail.pl?biblionumber=289148</text:p>
          </table:table-cell>
          <table:table-cell table:number-columns-repeated="16377"/>
        </table:table-row>
        <table:table-row table:style-name="ro1">
          <table:table-cell office:value-type="string" table:style-name="ce1">
            <text:p>289149</text:p>
          </table:table-cell>
          <table:table-cell office:value-type="string" table:style-name="ce1">
            <text:p>Oil, the state, and war : the foreign policies of petrostates /</text:p>
          </table:table-cell>
          <table:table-cell office:value-type="string" table:style-name="ce1">
            <text:p>Ashford, Emma,</text:p>
          </table:table-cell>
          <table:table-cell office:value-type="string" table:style-name="ce1">
            <text:p>"Petrostates play an outsize role in world affairs. The largest producers of oil and natural gas are wealthy states that translate that wealth into influence. They start more wars and support violent proxies abroad. Oil-rich states prop up the global arms trade, but they also use their wealth for diplomatic and aid purposes. Many assume that petrostates can use their contribution to global oil supply as a weapon, but this is more myth than reality. Emma Ashford provides a comprehensive exploration of the foreign policy capabilities of oil-rich states through qualitative and quantitative analysis and short case studies of the foreign policies of petrostates. At the same time, the book argues that there are different types of petrostates that exhibit vastly different behaviors and capabilities. In exploring the universe of petrostates through a unique typology, this book helps us to better understand the diverse ways in which oil shapes the foreign policy of these states, and, in turn, how they shape the world"--</text:p>
          </table:table-cell>
          <table:table-cell office:value-type="string" table:style-name="ce1">
            <text:p>Washington, DC : Georgetown University Press, 2022</text:p>
          </table:table-cell>
          <table:table-cell office:value-type="string" table:style-name="ce1">
            <text:p>Petrostates : A Typology -- Applying the Typology : Petrostates at War -- Resource Arms Racing : Oil Wealth and Military Power -- Petroleum Proxies and Oil Altriusm : The Light and Dark of Oil Wealth -- Institutions, Intelligence, and Personalization : The Resource Curse and Foreign Policy -- Crude Power : The Oil Weapon in Practice -- Under the Umbrella : Soft Oil Power and Hegemonic Protection -- Facing the Future :: Peak Petrostate? -- Appendix A: Methods and Measurements -- Appendix B: Oil and Conflict -- Appendix C: Military Spending and Arms Sales -- Appendix D: Soft Power, Sanctions, and Oil.</text:p>
          </table:table-cell>
          <table:table-cell office:value-type="string" table:style-name="ce1">
            <text:p>https://library.ecssr.ae/cgi-bin/koha/opac-detail.pl?biblionumber=289149</text:p>
          </table:table-cell>
          <table:table-cell table:number-columns-repeated="16377"/>
        </table:table-row>
        <table:table-row table:style-name="ro1">
          <table:table-cell office:value-type="string" table:style-name="ce1">
            <text:p>289150</text:p>
          </table:table-cell>
          <table:table-cell office:value-type="string" table:style-name="ce1">
            <text:p>A world of enemies : America's wars at home and abroad from Kennedy to Biden /</text:p>
          </table:table-cell>
          <table:table-cell office:value-type="string" table:style-name="ce1">
            <text:p>Khalil, Osamah F.,</text:p>
          </table:table-cell>
          <table:table-cell office:value-type="string" table:style-name="ce1">
            <text:p>"In US foreign policy, conflict has replaced diplomacy. At home, wars on crime, drugs, immigration, and terrorism dissolve barriers between law enforcement and combat. Tracing the origins of militarized policy to post-Vietnam fears of waning US power, Osamah Khalil argues that it is time to discard forever wars and invest in political solutions."--</text:p>
          </table:table-cell>
          <table:table-cell office:value-type="string" table:style-name="ce1">
            <text:p>Cambridge, Massachusetts ; London, England : Harvard University Press, 2024.</text:p>
          </table:table-cell>
          <table:table-cell office:value-type="string" table:style-name="ce1">
            <text:p>Vietnam's Long Shadow -- Nixon's Wars and the Long 1970s -- Civiliation's Thin Line and the Fear of Decline -- The Limits of Primacy -- Constructing Global Terrorism and the Long War for Civilization -- Dark Lands and the Geography of Empire.</text:p>
          </table:table-cell>
          <table:table-cell office:value-type="string" table:style-name="ce1">
            <text:p>https://library.ecssr.ae/cgi-bin/koha/opac-detail.pl?biblionumber=289150</text:p>
          </table:table-cell>
          <table:table-cell table:number-columns-repeated="16377"/>
        </table:table-row>
        <table:table-row table:style-name="ro1">
          <table:table-cell office:value-type="string" table:style-name="ce1">
            <text:p>289151</text:p>
          </table:table-cell>
          <table:table-cell office:value-type="string" table:style-name="ce1">
            <text:p>What really went wrong : the West and the failure of democracy in the Middle East /</text:p>
          </table:table-cell>
          <table:table-cell office:value-type="string" table:style-name="ce1">
            <text:p>Gerges, Fawaz A.,</text:p>
          </table:table-cell>
          <table:table-cell office:value-type="string" table:style-name="ce1">
            <text:p>An ambitious revisionist history of the modern Middle East What Really Went Wrong offers a fresh and incisive assessment of American foreign policy’s impact on the history and politics of the modern Middle East. Looking at flashpoints in Iranian, Egyptian, Syrian, and Lebanese history, Fawaz A. Gerges shows how postwar U.S. leaders made a devil’s pact with potentates, autocrats, and strongmen around the world. Washington sought to tame assertive nationalists and to protect repressive Middle Eastern regimes in return for compliance with American hegemonic designs and uninterrupted flows of cheap oil. The book takes a counterfactual approach, asking readers to consider how the political trajectories of these countries and, by extension, the entire region may have differed had U.S. foreign policy privileged the nationalist aspirations of patriotic and independent Middle Eastern leaders and people. Gerges argues that rather than focusing on rolling back communism, extracting oil, and pursuing interventionist and imperial policies in Iran, Egypt, and beyond, postwar U.S. leaders should have allowed the Middle East greater autonomy in charting its own political and economic development. In so doing, the contemporary Middle East may have had better prospects for stability, prosperity, peace, and democracy. --</text:p>
          </table:table-cell>
          <table:table-cell office:value-type="string" table:style-name="ce1">
            <text:p>New Haven ; London : Yale University Press, 2024</text:p>
          </table:table-cell>
          <table:table-cell office:value-type="string" table:style-name="ce1">
            <text:p>INTRODUCTION: Narrating History .-- CHAPTER 1. Mossadegh, Nasser, and What Could Have Been .-- CHAPTER 2. A Portrait of Mossadegh .-- CHAPTER 3. Saving Iran from Democracy .-- CHAPTER 4. From the Cusp of Democracy to the Abyss of Absolute Monarchy.-- CHAPTER 5. What Did the Overthrow of Mossadegh Mean for Iran and the Middle East? .-- CHAPTER 6. Nasser: The Pan-Arab Icon .-- CHAPTER 7. Nasser in “Little Hollywood”: Losing Egypt, Losing the Peace .-- CHAPTER 8. The Suez Crisis .-- CHAPTER 9. Frustrating Nasser’s Arab Nationalism .-- CHAPTER 10. What Have Egypt and the Arab World Lost by the Defeat of Nasser’s Secular Nationalism? .-- CHAPTER 11. From Iran to Guatemala: The Fabrication of a Communist Threat .-- CONCLUSION</text:p>
          </table:table-cell>
          <table:table-cell office:value-type="string" table:style-name="ce1">
            <text:p>https://library.ecssr.ae/cgi-bin/koha/opac-detail.pl?biblionumber=289151</text:p>
          </table:table-cell>
          <table:table-cell table:number-columns-repeated="16377"/>
        </table:table-row>
        <table:table-row table:style-name="ro1">
          <table:table-cell office:value-type="string" table:style-name="ce1">
            <text:p>289518</text:p>
          </table:table-cell>
          <table:table-cell office:value-type="string" table:style-name="ce1">
            <text:p>AI, sacred violence, and war : the case of Gaza /</text:p>
          </table:table-cell>
          <table:table-cell office:value-type="string" table:style-name="ce1">
            <text:p>Gray, Chris Hables.</text:p>
          </table:table-cell>
          <table:table-cell office:value-type="string" table:style-name="ce1">
            <text:p>This open access book is about how Israel is using Algorithmic Intelligence (AI) and other computer technology in military operations in the Gaza Strip to achieve goals based on ancient religious entitlements. Changes in Israel Defense Force (IDF) ethical codes and innovation policies have not led to victory, but have resulted in a wide range of War Crimes and Crimes Against Humanity in a strategy focused on The Torture of Gaza, which includes ethnic cleansing and is approaching genocide. It covers the history of using AI in war, and current U.S. and Israeli military AI technologies such as Maven, Iron Dome, Pegasus, the Alchemist, Gospel, Lavender, and Where's Daddy, all tested and perfected in the Palestinian Laboratory and marketed as such. This book also places the current data-driven and AI-directed assault on Palestine in the context of Postmodern War, which precludes military victories and enshrines the profits and power of the U.S.-Israeli military-industrial complex in a system of perpetual war and militarized technological innovation. Through an analysis of Israeli military policies, AI, sacred texts, and the basic tenets of postmodern war, the book ultimately reveals the limits of the IDF's embrace of illusions about new technologies producing actual victory. War today is about winning hearts and minds, not body counts. As fundamentalist politics achieve more and more power around the world in the context of new information technologies, there is growing danger to the future of all of us.<text:s/></text:p>
            <text:p/>
          </table:table-cell>
          <table:table-cell office:value-type="string" table:style-name="ce1">
            <text:p>Cham : Palgrave Macmillan, 2025.</text:p>
          </table:table-cell>
          <table:table-cell table:style-name="ce1"/>
          <table:table-cell office:value-type="string" table:style-name="ce1">
            <text:p>https://library.ecssr.ae/cgi-bin/koha/opac-detail.pl?biblionumber=289518</text:p>
          </table:table-cell>
          <table:table-cell table:number-columns-repeated="16377"/>
        </table:table-row>
        <table:table-row table:style-name="ro1">
          <table:table-cell office:value-type="string" table:style-name="ce1">
            <text:p>289519</text:p>
          </table:table-cell>
          <table:table-cell office:value-type="string" table:style-name="ce1">
            <text:p>The risks and ethics of human gene editing : a philosophical guide to the arguments /</text:p>
          </table:table-cell>
          <table:table-cell office:value-type="string" table:style-name="ce1">
            <text:p>Hayenhjelm, Madeleine.</text:p>
          </table:table-cell>
          <table:table-cell office:value-type="string" table:style-name="ce1">
            <text:p>This Open Access book is about the risks and the ethics of human germline gene editing, i.e., the possibility to make heritable changes to the DNA of early human embryos or germ cells. Is there something particularly morally problematic about editing the human germline? Is there something unique about germline editing, and, if so, does this suggest that we ought not to edit the human germline, or only in particular circumstances or for particular purposes? What would be a wise and responsible approach to editing the human germline from a moral perspective? The book has three broad aims. First, to present an inclusive map over the current scholarly debate on the ethics of human germline gene editing. Second, to provide a philosophical and critical guide to the various ideas and arguments in this debate. Third, to apply an ethics of risk perspective and defend a morally cautious position on human germline gene editing.</text:p>
          </table:table-cell>
          <table:table-cell office:value-type="string" table:style-name="ce1">
            <text:p>Wiesbaden : Springer Fachmedien Wiesbaden GmbH, 2025.</text:p>
          </table:table-cell>
          <table:table-cell table:style-name="ce1"/>
          <table:table-cell office:value-type="string" table:style-name="ce1">
            <text:p>https://library.ecssr.ae/cgi-bin/koha/opac-detail.pl?biblionumber=289519</text:p>
          </table:table-cell>
          <table:table-cell table:number-columns-repeated="16377"/>
        </table:table-row>
        <table:table-row table:style-name="ro1">
          <table:table-cell office:value-type="string" table:style-name="ce1">
            <text:p>289520</text:p>
          </table:table-cell>
          <table:table-cell office:value-type="string" table:style-name="ce1">
            <text:p>Business and biodiversity : reciprocal connections in the context of socio-ecological production landscapes and seascapes (SEPLS) /</text:p>
          </table:table-cell>
          <table:table-cell office:value-type="string" table:style-name="ce1">
            <text:p>Nishi, Maiko.</text:p>
          </table:table-cell>
          <table:table-cell office:value-type="string" table:style-name="ce1">
            <text:p>This open access book presents useful knowledge and lessons that derive from on-the-ground activities and contributes to policy recommendations, focusing on the reciprocal connections between business and biodiversity in the context of social-ecological production landscapes and seascapes (SEPLS). It introduces a set of concrete examples demonstrating the relevance of SEPLS to aspects of reciprocal connections between business and biodiversity. The case studies highlight the roles, attitudes, motivations, and actions of multiple stakeholders in conserving biodiversity while providing other benefits that directly or indirectly contribute to businesses. They also illustrate on-the-ground impacts of businesses in SEPLS - including positive and negative ones, providing insights on how to categorize and measure the impacts and dependency of businesses on biodiversity and nature's contributions to people. This will help facilitate policy learning and evidence-based decision-making to promote the achievement of global goals including the Kunming-Montreal Global Biodiversity Framework and the sustainable development goals (SDGs). Many of the case studies concerning SEPLS management derived from the International Partnership for the Satoyama Initiative (IPSI) provide rich evidence to detail and help clarify the interdependency between businesses and biodiversity while exemplifying innovative solutions to facilitate more sustainable business decisions and actions for socially and ecologically sound outcomes. Furthermore, the experiences in managing SEPLS where multiple actors negotiate and collaborate to meet diverse needs and interests provide practical insights on the roles and responsibilities of stakeholders and how to build partnerships to promote systemic changes towards sustainable futures. The book provides key messages derived from a synthesis of the case study findings, which will help stakeholders including policymakers, scientists, and practitioners to deepen the understanding of reciprocal connections between business and biodiversity and clarify challenges and opportunities for promoting more sustainable businesses and at the same time safeguarding biodiversity and ecosystems. This in turn will help further the science-policy-practice interfaces related to biodiversity, ecosystem services, and sustainable development.<text:s/></text:p>
            <text:p/>
          </table:table-cell>
          <table:table-cell office:value-type="string" table:style-name="ce1">
            <text:p>Singapore : Springer, 2025.</text:p>
          </table:table-cell>
          <table:table-cell table:style-name="ce1"/>
          <table:table-cell office:value-type="string" table:style-name="ce1">
            <text:p>https://library.ecssr.ae/cgi-bin/koha/opac-detail.pl?biblionumber=289520</text:p>
          </table:table-cell>
          <table:table-cell table:number-columns-repeated="16377"/>
        </table:table-row>
        <table:table-row table:style-name="ro1">
          <table:table-cell office:value-type="string" table:style-name="ce1">
            <text:p>289521</text:p>
          </table:table-cell>
          <table:table-cell office:value-type="string" table:style-name="ce1">
            <text:p>Smart life and smart life engineering : current state and future vision /</text:p>
          </table:table-cell>
          <table:table-cell office:value-type="string" table:style-name="ce1">
            <text:p>Kornyshova, Elena.</text:p>
          </table:table-cell>
          <table:table-cell office:value-type="string" table:style-name="ce1">
            <text:p>This open access book defines the field of Smart Life and Smart Life Engineering, identifying a clear scope of what constitutes "smart" in the context of digital technologies, develops a cross-field perspective, provides insights into various related disciplines, and offers illustrative examples of existing works in the field. To this end, it contains thirteen chapters divided into four parts: "Fundamentals of Smart Life and Smart Life Engineering" begins with an exploration of the concept of Smart Life, defines a detailed taxonomy of smart applications and their evolution over time, and, finally, delivers a comprehensive review of social, behavioral, and ethical considerations. Next, "Conceptual Contributions to Smart Life" explores innovative ideas in smart environment, smart home, smart city, and smart tourism. Subsequently, "Smart Life Applications" examines real-world implementations and their impact on various domains including viticulture, elevators, and overtourism. Eventually, "Experience Reports of Smart Life Applications" presents smart city experiences of the cities of Leuven and Monserrate respectively. Written for researchers and industrial professionals from a very large set of fields, this book explores the fascinating domain of smart technologies and their impact on our daily lives and brings together the works around societal, methodological, and technological aspects of Smart Life.<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21</text:p>
          </table:table-cell>
          <table:table-cell table:number-columns-repeated="16377"/>
        </table:table-row>
        <table:table-row table:style-name="ro1">
          <table:table-cell office:value-type="string" table:style-name="ce1">
            <text:p>289522</text:p>
          </table:table-cell>
          <table:table-cell office:value-type="string" table:style-name="ce1">
            <text:p>The AI Act and the agile safety plan /</text:p>
          </table:table-cell>
          <table:table-cell office:value-type="string" table:style-name="ce1">
            <text:p>Myklebust, Thor.</text:p>
          </table:table-cell>
          <table:table-cell office:value-type="string" table:style-name="ce1">
            <text:p>This open access book aims to provide the reader with some basic insight into the AI Act (REGULATION (EU) 2024/1689) and its relevance for the development of high-risk AI systems. It covers all aspects relevant in a safety plan that should serve as the foundation for developing future safety cases for AI safety systems. The topics include e.g. the system definition; hardware, software and its lifecycles; stakeholders and organizations; tools, programming languages, and existing software to be integrated; documentation and work products; procurement and subcontracting; and human aspects. The book aims at experts and stakeholders involved in developing high risk systems, both manufacturers and operators. It is also written for everyone having an interest in how the AI Act impacts technology development processes generally. As such, especially start-ups and small and medium-sized enterprises (SMEs) will find this book useful.<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22</text:p>
          </table:table-cell>
          <table:table-cell table:number-columns-repeated="16377"/>
        </table:table-row>
        <table:table-row table:style-name="ro1">
          <table:table-cell office:value-type="string" table:style-name="ce1">
            <text:p>289523</text:p>
          </table:table-cell>
          <table:table-cell office:value-type="string" table:style-name="ce1">
            <text:p>Access to social justice : effective remedies for social rights /</text:p>
          </table:table-cell>
          <table:table-cell office:value-type="string" table:style-name="ce1">
            <text:p>Boyle, Katie.</text:p>
          </table:table-cell>
          <table:table-cell office:value-type="string" table:style-name="ce1">
            <text:p>Available open access digitally under CC-BY-NC-ND licence. This book proposes a conception of social justice according to international human rights law. Social rights include everyday rights such as housing, food, fuel and social security. Drawing on extensive research with frontline practitioners, the book frames access to social justice as a journey that should end with the realisation of an effective remedy. It highlights discourses that marginalise and disempower rights holders and reclaims the narrative around social rights as legal rights. This is a unique contribution to our understanding of access to social justice from a social rights perspective complete with key recommendations for policy and practice.<text:s/></text:p>
            <text:p/>
          </table:table-cell>
          <table:table-cell office:value-type="string" table:style-name="ce1">
            <text:p>Bristol : Bristol University Press, 2025.</text:p>
          </table:table-cell>
          <table:table-cell table:style-name="ce1"/>
          <table:table-cell office:value-type="string" table:style-name="ce1">
            <text:p>https://library.ecssr.ae/cgi-bin/koha/opac-detail.pl?biblionumber=289523</text:p>
          </table:table-cell>
          <table:table-cell table:number-columns-repeated="16377"/>
        </table:table-row>
        <table:table-row table:style-name="ro1">
          <table:table-cell office:value-type="string" table:style-name="ce1">
            <text:p>289524</text:p>
          </table:table-cell>
          <table:table-cell office:value-type="string" table:style-name="ce1">
            <text:p>Teaching reading comprehension in a digital world : evidence-based contributions using PIRLS and digital texts /</text:p>
          </table:table-cell>
          <table:table-cell office:value-type="string" table:style-name="ce1">
            <text:p>Bruggink, Marian.</text:p>
          </table:table-cell>
          <table:table-cell office:value-type="string" table:style-name="ce1">
            <text:p>This open access book helps teachers include the reading of digital texts in their curriculum. Using ePIRLS, it informs teachers about digital reading and evidence-based teaching principles for digital reading. This publication raises awareness about digital inclusion within schools and how this affects students' opportunities to learn. This volume describes recent scientific insights regarding digital reading and emphasizes the importance of digital inclusion within schools. Evidence-based didactic guidelines for digital reading are described to help teachers learn more about supporting their students in reading digital texts. Using an ePIRLS text, it discusses the challenges students encounter in reading digital texts and concretizes the didactic suggestions. Additionally, good practices from PIRLS countries regarding digital reading are highlighted, which can be an inspiration to teachers across the world.<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24</text:p>
          </table:table-cell>
          <table:table-cell table:number-columns-repeated="16377"/>
        </table:table-row>
        <table:table-row table:style-name="ro1">
          <table:table-cell office:value-type="string" table:style-name="ce1">
            <text:p>289525</text:p>
          </table:table-cell>
          <table:table-cell office:value-type="string" table:style-name="ce1">
            <text:p>Exploring corporate human rights responsibilities in OECD case law /</text:p>
          </table:table-cell>
          <table:table-cell office:value-type="string" table:style-name="ce1">
            <text:p>Davaanyam, Otgontuya.</text:p>
          </table:table-cell>
          <table:table-cell office:value-type="string" table:style-name="ce1">
            <text:p>This open access book consolidates a collection of scholarly papers presented at the academic conference titled "Corporate Human Rights Responsibility in OECD Case Law: Actors, Issues, Responsibilities, and Remedies", held on 4 and 5 May 2023. The conference was organized by the OECD Case Law Project at Friedrich-Alexander-Universität Erlangen-Nürnberg. The book is divided into three sections. The first examines how NCP cases interpret corporate responsibilities, including financial institutions, on human rights and environmental issues, focusing on climate change and conflict-affected zones. It also highlights how OECD cases address corporate accountability and its impact on the revised OECD Guidelines and the EU Corporate Sustainability Due Diligence Directive (CSDDD). The second section critically evaluates the NCP mechanism's effectiveness, assessing whether it provides substantive remedies and how well NCP mediation resolves disputes. It offers both quantitative and qualitative analysis of the grievance processes in line with UNGP effectiveness criteria. The third section explores the NCP's role in global corporate responsibility frameworks, particularly its potential influence on shaping mandatory due diligence obligations through frameworks like the CSDDD, reinforcing corporate accountability in international business practices. Additionally, the book offers key recommendations for policymakers, NCP experts, and practitioners on improving the NCP system to ensure more meaningful outcomes for human rights violations.<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25</text:p>
          </table:table-cell>
          <table:table-cell table:number-columns-repeated="16377"/>
        </table:table-row>
        <table:table-row table:style-name="ro1">
          <table:table-cell office:value-type="string" table:style-name="ce1">
            <text:p>289526</text:p>
          </table:table-cell>
          <table:table-cell office:value-type="string" table:style-name="ce1">
            <text:p>Knowledge cartography for young thinkers : sustainability issues, mapping techniques and AI tools /</text:p>
          </table:table-cell>
          <table:table-cell office:value-type="string" table:style-name="ce1">
            <text:p>Okada, Alexandra.</text:p>
          </table:table-cell>
          <table:table-cell office:value-type="string" table:style-name="ce1">
            <text:p>Discover the transformative power of knowledge mapping with this revolutionary book. You will have access to a rich collection of mapping techniques, technologies, and real-life applications designed for learners of all ages and across disciplines. This book aims to help learners create knowledge with the support of artificial intelligence mapping apps and engage them deeply with sustainable development supported by green digital skills. Experience the dynamic world of mind maps, concept maps, dialogue maps, and more, brought to life by educators, researchers, experts, and young students. This is not just a book; it is a movement toward diverse, interactive learning methods to shape a sustainable future. Perfect for teachers, trainers, nonformal educators, and education professionals, the book embraces the innovative CARE-KNOW-DO framework to transform how young people tackle pressing issues. It combines exploration, understanding, and actionable steps for sustainability. This book offers invaluable resources to help researchers explore trends, connect relevant information, and produce significant narratives supported by AI. It guides the use of knowledge maps in decision-making, sense-making, and inspiring future generations. The book also explores the methodology behind its creation, including case studies, teaching strategies, and learning outcomes, all of which are grounded in extensive literature and ethical standards. Embrace a new era of learning with this open-access book on knowledge mapping. It is set to transform the way we think, research, teach, and learn. It is an open access book.<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26</text:p>
          </table:table-cell>
          <table:table-cell table:number-columns-repeated="16377"/>
        </table:table-row>
        <table:table-row table:style-name="ro1">
          <table:table-cell office:value-type="string" table:style-name="ce1">
            <text:p>289527</text:p>
          </table:table-cell>
          <table:table-cell office:value-type="string" table:style-name="ce1">
            <text:p>Inclusive Cities and Global Urban Transformation : infrastructures, intersectionalities, and sustainable development /</text:p>
          </table:table-cell>
          <table:table-cell office:value-type="string" table:style-name="ce1">
            <text:p>Bailey, Ajay.</text:p>
          </table:table-cell>
          <table:table-cell office:value-type="string" table:style-name="ce1">
            <text:p>This open access book addresses the problem of global urban development that excludes various groups of people from the benefits of urban growth and sustainable development. Using the intersectionality and agency of urban dwellers and citizens, it outlines possibilities of responsive urban governance that builds on principles of the inclusive city. The book's first section presents various cases of digital, smart, logistical, and green infrastructure that drive a city's growth and sustainable development while excluding various citizens from these benefits. The second and third sections focus on the intersectionality and agency of urban citizens vulnerable to marginalization in different urban contexts--such as the elderly, people with various physical and mental challenges, women, and children. The last section presents the cases of potential forms of responsive governance and possibilities for future inclusive city planning and development. This book appeals to students of urban and development studies and planning and related disciplines, such as human and cultural geography, applied anthropology, sociology, sustainability sciences, architecture, and design. It is also helpful for activists and practitioners as illustrative cases presented in the book show various experiences and possibilities for making a city inclusive.<text:s/></text:p>
            <text:p/>
          </table:table-cell>
          <table:table-cell office:value-type="string" table:style-name="ce1">
            <text:p>Singapore : Springer, 2025.</text:p>
          </table:table-cell>
          <table:table-cell table:style-name="ce1"/>
          <table:table-cell office:value-type="string" table:style-name="ce1">
            <text:p>https://library.ecssr.ae/cgi-bin/koha/opac-detail.pl?biblionumber=289527</text:p>
          </table:table-cell>
          <table:table-cell table:number-columns-repeated="16377"/>
        </table:table-row>
        <table:table-row table:style-name="ro1">
          <table:table-cell office:value-type="string" table:style-name="ce1">
            <text:p>289528</text:p>
          </table:table-cell>
          <table:table-cell office:value-type="string" table:style-name="ce1">
            <text:p>Service innovation and management : digitalization, service infusion and customer experience /</text:p>
          </table:table-cell>
          <table:table-cell office:value-type="string" table:style-name="ce1">
            <text:p>Witell, Lars.</text:p>
          </table:table-cell>
          <table:table-cell office:value-type="string" table:style-name="ce1">
            <text:p>This open access book investigates how digitalization and service infusion are changing service provision and the customer experience. It highlights the central role of service management and service innovation in making these changes not only appear in theory but also implementing them in business practice. At the beginning of the 21st century, many manufacturing firms struggled to exploit the financial potential of service businesses, a phenomenon described as the service paradox. While many manufacturing firms are still struggling with this paradox, several firms (both service and manufacturing firms) are simultaneously struggling with digitalization. This phenomenon can be viewed as the digitalization paradox, i.e., as a situation in which companies invest in digitalization but struggle to reach the expected revenue growth. By applying the lens of service innovation to digitalization and service infusion, the book showcases how firms can overcome the service and digitalization paradoxes, transform service provision, and improve the customer experience. It offers comprehensive coverage, blending literature reviews, conceptualizations, empirical illustrations, and case studies to offer a multifaceted perspective on corporate strategies, illuminating pathways to address the challenges posed by the service and digitalization paradoxes. Built on the latest research from the CTF - Service Research Center at Karlstad University, Sweden, this book offers a valuable resource for managers seeking practical strategies and approaches to enhance their understanding and implementation of service management and marketing principles. It will also appeal to academics with an interest in service management and marketing.<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28</text:p>
          </table:table-cell>
          <table:table-cell table:number-columns-repeated="16377"/>
        </table:table-row>
        <table:table-row table:style-name="ro1">
          <table:table-cell office:value-type="string" table:style-name="ce1">
            <text:p>289529</text:p>
          </table:table-cell>
          <table:table-cell office:value-type="string" table:style-name="ce1">
            <text:p>Communicative AI in (inter-)action : investigating human-machine encounters outside the laboratory /</text:p>
          </table:table-cell>
          <table:table-cell office:value-type="string" table:style-name="ce1">
            <text:p>Muhle, Florian.</text:p>
          </table:table-cell>
          <table:table-cell office:value-type="string" table:style-name="ce1">
            <text:p>So far, human-machine encounters have primarily been tested and monitored in controlled laboratory settings. However, the first robots that are used in care, service and education are already being sold commercially. The contributors grapple with methodological challenges in investigating communicative AI systems in (inter-)action. They investigate how these studies can be composed and what kinds of insights such research can provide. With this, the anthology brings together contributions from a growing community of researchers who are committed to exploring communicative AI »in (inter-)action« by using and adapting qualitative (and mostly ethnographic) methods.<text:s/></text:p>
            <text:p/>
          </table:table-cell>
          <table:table-cell office:value-type="string" table:style-name="ce1">
            <text:p>Bielefeld : transcript Verlag, 2025.</text:p>
          </table:table-cell>
          <table:table-cell table:style-name="ce1"/>
          <table:table-cell office:value-type="string" table:style-name="ce1">
            <text:p>https://library.ecssr.ae/cgi-bin/koha/opac-detail.pl?biblionumber=289529</text:p>
          </table:table-cell>
          <table:table-cell table:number-columns-repeated="16377"/>
        </table:table-row>
        <table:table-row table:style-name="ro1">
          <table:table-cell office:value-type="string" table:style-name="ce1">
            <text:p>289530</text:p>
          </table:table-cell>
          <table:table-cell office:value-type="string" table:style-name="ce1">
            <text:p>Data protection and information privacy : perceptions across cultures /</text:p>
          </table:table-cell>
          <table:table-cell office:value-type="string" table:style-name="ce1">
            <text:p>Thir, Veronika.</text:p>
          </table:table-cell>
          <table:table-cell office:value-type="string" table:style-name="ce1">
            <text:p>The impact of cultural factors on perceptions of and attitudes toward privacy is often neglected in privacy studies. Yet, understanding these factors is crucial in our globalized world, where businesses, governments and researchers rely on data from different cultures. This book makes a contribution to closing this gap. It presents and discusses findings from a large, comparative cross-cultural study on professionals' views of key data protection and information privacy issues, such as data autonomy, the data power of companies and governments, and the impact of data protection and information privacy regulations on companies, consumers, and the state. The book facilitates a better understanding of attitudes toward data protection and privacy across cultures by highlighting areas in which professionals around the world are (dis-)satisfied with data protection regulations and practices, and showing how culture-specific factors can help to explain differences in this area.<text:s/></text:p>
            <text:p/>
          </table:table-cell>
          <table:table-cell office:value-type="string" table:style-name="ce1">
            <text:p>Berlin/Boston : Walter de Gruyter GmbH, 2025.</text:p>
          </table:table-cell>
          <table:table-cell table:style-name="ce1"/>
          <table:table-cell office:value-type="string" table:style-name="ce1">
            <text:p>https://library.ecssr.ae/cgi-bin/koha/opac-detail.pl?biblionumber=289530</text:p>
          </table:table-cell>
          <table:table-cell table:number-columns-repeated="16377"/>
        </table:table-row>
        <table:table-row table:style-name="ro1">
          <table:table-cell office:value-type="string" table:style-name="ce1">
            <text:p>289531</text:p>
          </table:table-cell>
          <table:table-cell office:value-type="string" table:style-name="ce1">
            <text:p>3D research challenges in cultural heritage V : paradata, metadata and data in digitisation /</text:p>
          </table:table-cell>
          <table:table-cell office:value-type="string" table:style-name="ce1">
            <text:p>Ioannides, Marinos.</text:p>
          </table:table-cell>
          <table:table-cell office:value-type="string" table:style-name="ce1">
            <text:p>This open access book presents a collection of papers focussing on 3D digitisation in the domain of cultural heritage. The use of data acquisition technologies in digitising cultural heritage holds great potential for preserving and disseminating the history of mankind. However, to exploit these opportunities in full, comprehensive guidelines for documenting the process of digitisation are required. Only then can the efficiency and credibility of digital representations be assured. A major focus of the 16 papers included in this State-of-the-Art Survey is on all aspects of the documentation of the digitisation process, i.e., the paradata, which, alongside the metadata, is critical to the scientific rigour, replicability and sustainability of digital heritage resources. The volume provides a useful resource for computer scientists, surveyors, archaeologists, architects, museologists and engineers.<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31</text:p>
          </table:table-cell>
          <table:table-cell table:number-columns-repeated="16377"/>
        </table:table-row>
        <table:table-row table:style-name="ro1">
          <table:table-cell office:value-type="string" table:style-name="ce1">
            <text:p>289532</text:p>
          </table:table-cell>
          <table:table-cell office:value-type="string" table:style-name="ce1">
            <text:p>Qualitative approaches to the social psychology of populism : unmasking populist appeal /</text:p>
          </table:table-cell>
          <table:table-cell office:value-type="string" table:style-name="ce1">
            <text:p>Sakki, Inari.</text:p>
          </table:table-cell>
          <table:table-cell office:value-type="string" table:style-name="ce1">
            <text:p>This edited volume presents a social psychological exploration of populism and provides a unique qualitative understanding of the phenomenon's appeal, bringing together an international mix of experts to interrogate populist attraction worldwide. Featuring contributions from Finland, Greece, and Switzerland, the book offers nuanced theoretical, methodological, and empirical approaches for understanding populism, with chapters investigating topics such as populist communication, lay discourse, social representations of the elite and the people, and the mobilisation of young people. Unmasking the persuasive appeal of populism, the book provides examples of qualitative approaches within social, cultural, and political psychology. It draws from established theoretical traditions such as social representations theory and social identity theory, as well as critical discursive approaches, to demonstrate how to study complex relational phenomena such as populism. With its novel inclusion of innovative qualitative methods for examining the social psychology of populism - providing a useful toolkit for qualitative research across various societal and political topics - this book will appeal to scholars, postgraduate students, and researchers studying social and political psychology, communication, qualitative research methods, and political behaviour more broadly. The Open Access version of this book, available at www.taylorfrancis.com, has been made available under a Creative Commons Attribution-Non Commercial-No Derivatives (CC-BY-NC-ND) 4.0 license.<text:s/></text:p>
            <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89532</text:p>
          </table:table-cell>
          <table:table-cell table:number-columns-repeated="16377"/>
        </table:table-row>
        <table:table-row table:style-name="ro1">
          <table:table-cell office:value-type="string" table:style-name="ce1">
            <text:p>289533</text:p>
          </table:table-cell>
          <table:table-cell office:value-type="string" table:style-name="ce1">
            <text:p>A practical guide to understanding and implementing challenge-based learning /</text:p>
          </table:table-cell>
          <table:table-cell office:value-type="string" table:style-name="ce1">
            <text:p>Dikilitaş, Kenan.</text:p>
          </table:table-cell>
          <table:table-cell office:value-type="string" table:style-name="ce1">
            <text:p>This open access book maps the role of challenge-based learning (CBL) in the transformation of higher education pedagogy, towards being sector-informed as well as student-driven. CBL democratises the process of learning by repositioning students as drivers, who are empowered to make decisions on course content, assess needs in the real world and develop opinions. Teachers monitor student learning and engagement and mentor students to express their needs. Chapters showcase existing CBL practices in different settings, and include case studies which detail the practical application of CBL in multiple contexts. The authors develop an emerging theory of practical learning based on the insights of the curriculum designers, practitioners and students. The book will be of interest to researchers, teacher educators/trainers and research supervisors in higher education.<text:s/></text:p>
            <text:p/>
          </table:table-cell>
          <table:table-cell office:value-type="string" table:style-name="ce1">
            <text:p>Cham : Palgrave Macmillan, 2025.</text:p>
          </table:table-cell>
          <table:table-cell table:style-name="ce1"/>
          <table:table-cell office:value-type="string" table:style-name="ce1">
            <text:p>https://library.ecssr.ae/cgi-bin/koha/opac-detail.pl?biblionumber=289533</text:p>
          </table:table-cell>
          <table:table-cell table:number-columns-repeated="16377"/>
        </table:table-row>
        <table:table-row table:style-name="ro1">
          <table:table-cell office:value-type="string" table:style-name="ce1">
            <text:p>289534</text:p>
          </table:table-cell>
          <table:table-cell office:value-type="string" table:style-name="ce1">
            <text:p>Redefining global governance : a tax, trade and investment perspective in the EU and beyond /</text:p>
          </table:table-cell>
          <table:table-cell office:value-type="string" table:style-name="ce1">
            <text:p>Mosquera Valderrama, Irma Johanna.</text:p>
          </table:table-cell>
          <table:table-cell office:value-type="string" table:style-name="ce1">
            <text:p>This open access volume offers a unique interdisciplinary analysis of the current structure of global governance on tax, trade, and investment. It explores the interplay between actors, critiques current norm-making procedures, and proposes concrete solutions for improvement. It considers the impact of global governance in local contexts in Asia, Europe, and Africa, and includes perspectives from scholars based in these continents. It takes a comparative approach that goes beyond a siloed perspective to undertaking comparisons between the ways in which similar problems have been addressed in different areas---making the contributions highly relevant to scholars and policymakers worldwide. The volume includes case studies and provides concrete suggestions for improving global governance of tax, trade, and investment. This highly topical open access volume is of interest to a global readership in the fields of international law and taxation, globalization, international relations, and international trade economics.<text:s/></text:p>
            <text:p/>
          </table:table-cell>
          <table:table-cell office:value-type="string" table:style-name="ce1">
            <text:p>Cham : Springer, 2025.</text:p>
          </table:table-cell>
          <table:table-cell table:style-name="ce1"/>
          <table:table-cell office:value-type="string" table:style-name="ce1">
            <text:p>https://library.ecssr.ae/cgi-bin/koha/opac-detail.pl?biblionumber=289534</text:p>
          </table:table-cell>
          <table:table-cell table:number-columns-repeated="16377"/>
        </table:table-row>
        <table:table-row table:style-name="ro1">
          <table:table-cell office:value-type="string" table:style-name="ce1">
            <text:p>289535</text:p>
          </table:table-cell>
          <table:table-cell office:value-type="string" table:style-name="ce1">
            <text:p>The formation of Japan-ROK security relations : meeting the evolving Cold War challenge /</text:p>
          </table:table-cell>
          <table:table-cell office:value-type="string" table:style-name="ce1">
            <text:p>Choi, Kyungwon.</text:p>
          </table:table-cell>
          <table:table-cell office:value-type="string" table:style-name="ce1">
            <text:p>This open access book argues that Japan-ROK security relations were formed in the process of adjusting the threat perception gap and policy conflict between the two countries. Conventional analyses using a "cooperation or conflict" dichotomy are too limited to capture the complex coordination of interests that security relations entail. In comparison, this book focuses on how, as they interacted on security concerns, Japan and the ROK had different threat perceptions and foreign policy orientations that resulted in friction over the means and methods of responses and shines a light on the changes apparent in the adjustment process. The author aims to elucidate how Japan and the ROK approached security cooperation over the period from the late 1960s to the mid-1970s. As Japan and the ROK looked to reconcile the differing political positions involved in these security and détente requirements, they explored and began to show new developments in bilateral security cooperation. This book provides a new perspective on Japan-ROK security relations and through this lens a broader view of international relations in East Asia. It also proves useful in understanding bilateral cooperation in the security field following the normalization of diplomatic relations between the two countries.<text:s/></text:p>
            <text:p/>
          </table:table-cell>
          <table:table-cell office:value-type="string" table:style-name="ce1">
            <text:p>Singapore : Springer, 2025.</text:p>
          </table:table-cell>
          <table:table-cell table:style-name="ce1"/>
          <table:table-cell office:value-type="string" table:style-name="ce1">
            <text:p>https://library.ecssr.ae/cgi-bin/koha/opac-detail.pl?biblionumber=289535</text:p>
          </table:table-cell>
          <table:table-cell table:number-columns-repeated="16377"/>
        </table:table-row>
        <table:table-row table:style-name="ro1">
          <table:table-cell office:value-type="string" table:style-name="ce1">
            <text:p>289516</text:p>
          </table:table-cell>
          <table:table-cell office:value-type="string" table:style-name="ce1">
            <text:p>Brunei Darussalam's economic transition in a shifting global Asia /</text:p>
          </table:table-cell>
          <table:table-cell office:value-type="string" table:style-name="ce1">
            <text:p>Khalid, Ahmed M.</text:p>
          </table:table-cell>
          <table:table-cell office:value-type="string" table:style-name="ce1">
            <text:p>This is an Open Access book. The international political economy is confronted by a number of overlapping crises. These include the climate emergency, rapid technological advancement, the high volume of globalised trade and financial flows, cross-border labour movement, rising inequality, geopolitical tensions, and frequent economic crises and natural disasters. Many developing countries are going through a period of urgent transformation and transition to adopt new policies to cope with such challenges and achieve and maintain sustainable and inclusive socioeconomic development. This path-breaking volume explores the issues shaping the response of Brunei Darussalam, long dependent on its oil and gas sector, to these challenges. The discussions presented here are framed by the notion of 'development in transition'--a mix of well-designed policies driven by timely implementation, enforcement and monitoring, as well as international cooperation to ensure sustainable development and distribution of benefits on an equitable basis. Through fine-grained analyses of key economic sectors--including natural resources, employment patterns, financial services, global value chains, international trade, tourism and the role of the public sector--the contributors offer a critical assessment of Brunei's policy responses. This transitional policy mix is situated in relation to the overarching development strategy called Wawasan Brunei 2035 (Brunei Vision 2035), which broadly maps onto the United Nations 2030 Agenda for Sustainable Development Goals. Academic scholars, university students and others interested in the study of contemporary Brunei and broader questions of economic transition in Asia will find this volume an invaluable resource for a deeper understanding of how development paths and priorities are being managed to meet pressing global and local challenges.<text:s/></text:p>
            <text:p/>
          </table:table-cell>
          <table:table-cell office:value-type="string" table:style-name="ce1">
            <text:p>Singapore : Springer, 2025.</text:p>
          </table:table-cell>
          <table:table-cell table:style-name="ce1"/>
          <table:table-cell office:value-type="string" table:style-name="ce1">
            <text:p>https://library.ecssr.ae/cgi-bin/koha/opac-detail.pl?biblionumber=289516</text:p>
          </table:table-cell>
          <table:table-cell table:number-columns-repeated="16377"/>
        </table:table-row>
        <table:table-row table:style-name="ro1">
          <table:table-cell office:value-type="string" table:style-name="ce1">
            <text:p>289517</text:p>
          </table:table-cell>
          <table:table-cell office:value-type="string" table:style-name="ce1">
            <text:p>Assessing feasibility with value-laden models : discussing the normativity of integrated assessment models /</text:p>
          </table:table-cell>
          <table:table-cell office:value-type="string" table:style-name="ce1">
            <text:p>Hollnaicher, Simon.</text:p>
          </table:table-cell>
          <table:table-cell office:value-type="string" table:style-name="ce1">
            <text:p>In this Open-Access-book, the author investigates the value dimension of Integrated Assessment Models and their application to questions of feasibility. Integrated models provide a quantified representation of the interaction between the socio-economic system with the climate and serve as a pivotal tool at the intersection of climate science, policymakers, and society. This book critically examines how IAMs approach the concept of feasibility. It unpacks the value assumptions embedded within integrated modeling, critiques the implicit normativity of these models, and proposes principles for responsibly managing value judgments in scientific advice. Arguing for a thick conception of feasibility--one that integrates key normative dimensions--it highlights the gap between conceptual discussions of feasibility and the scientific practices that inform feasibility assessments. Addressed to both philosophers and integrated modelers, this book sheds light on the implicit values shaping our collective visions for the future.<text:s/></text:p>
            <text:p/>
          </table:table-cell>
          <table:table-cell office:value-type="string" table:style-name="ce1">
            <text:p>Berlin, Heidelberg : J. B. Metzler'sche Verlagsbuchhandlung &amp;amp; Carl Ernst Poeschel GmbH, 2025.</text:p>
          </table:table-cell>
          <table:table-cell table:style-name="ce1"/>
          <table:table-cell office:value-type="string" table:style-name="ce1">
            <text:p>https://library.ecssr.ae/cgi-bin/koha/opac-detail.pl?biblionumber=289517</text:p>
          </table:table-cell>
          <table:table-cell table:number-columns-repeated="16377"/>
        </table:table-row>
        <table:table-row table:style-name="ro1">
          <table:table-cell office:value-type="string" table:style-name="ce1">
            <text:p>289603</text:p>
          </table:table-cell>
          <table:table-cell office:value-type="string" table:style-name="ce1">
            <text:p>The South China Sea : the Geo-Political Epicenter of the Indo-Pacific? /</text:p>
          </table:table-cell>
          <table:table-cell table:style-name="ce1"/>
          <table:table-cell office:value-type="string" table:style-name="ce1">
            <text:p>This open access book focuses on the geopolitical competition in the South China Sea, an area with highly concentrated choke points in the Indo-Pacific, presenting ideas and recommendations to manage this competition and foster cooperation to maintain a peaceful and stable environment and promote sustainable governance of the South China Sea and of the Indo-Pacific in a broader sense. The increasingly complex geopolitics of the Indo-Pacific has made the South China Sea the epicenter of strategic competition between the great powers, with a rising China on the one hand and the United States, its allies, and partners on the other. In this strategic chessboard, the South China Sea is a test of resilience of the rules-based international order, such as versus grey zone operations, as well as disruptive technological developments in both traditional and non-traditional domains. The book incorporates foreign policy analysis methods to analyze and forecast key players' goals, intentions, and behaviors within the competitive strategic environment of the South China Sea. The success or failure of managing major power competition in the South China Sea, one of the hot spots of the Indo-Pacific region, will determine the future structure of international relations. In addition, as a dynamically developing region of the world, promoting collaborative ideas, particularly in areas related to conflict management is essential for maintaining a peaceful and stable environment, restoring economic growth, and progressing toward a sustainable future. This book is of interest to politicians, policy-makers, experts, scholars, researchers, and other readers who are interested in how regional issues can shape the global order.</text:p>
          </table:table-cell>
          <table:table-cell office:value-type="string" table:style-name="ce1">
            <text:p>Singapore : Springer, 2025.</text:p>
          </table:table-cell>
          <table:table-cell table:style-name="ce1"/>
          <table:table-cell office:value-type="string" table:style-name="ce1">
            <text:p>https://library.ecssr.ae/cgi-bin/koha/opac-detail.pl?biblionumber=289603</text:p>
          </table:table-cell>
          <table:table-cell table:number-columns-repeated="16377"/>
        </table:table-row>
        <table:table-row table:style-name="ro1">
          <table:table-cell office:value-type="string" table:style-name="ce1">
            <text:p>289602</text:p>
          </table:table-cell>
          <table:table-cell office:value-type="string" table:style-name="ce1">
            <text:p>The Nexus Between Legal Pluralism and Inclusive Finance : Insights from Ethiopia and South Africa /</text:p>
          </table:table-cell>
          <table:table-cell office:value-type="string" table:style-name="ce1">
            <text:p>Yimer, Gebreyesus,</text:p>
          </table:table-cell>
          <table:table-cell office:value-type="string" table:style-name="ce1">
            <text:p>This open access book provides detailed information on informal credit markets in Africa and how various legal systems affect these markets. Laws that impose strict formalism exclude many people from the financial system. The lessons learned from the informal credit markets in Ethiopia and South Africa indicate that pluralism offers better opportunities for people to access affordable and sustainable financial services. Inclusive legal systems promote inclusive financial systems. Therefore, international development organisations, financial institutions, international financial policymakers and standard setters should embrace pluralism to foster sustainable, inclusive and equitable financial systems. Pluralism recognises local innovation and creativity, which are vital for inclusive financial systems to flourish. In developing countries, many people who have no or only limited access to the services of official financial institutions often depend on informal credit markets. National law is the most critical element in terms of determining the operations of informal credit markets, defining the boundaries between formal and informal markets, and shaping the consequences of involvement in informal credit markets. This book will interest researchers, scholars, and students in the fields of legal theory, law and society, law and anthropology, legal pluralism, law and culture, and African law. However, its relevance extends beyond academia, offering policymakers involved in inclusive finance, law and development, and financial regulation in developing countries valuable insights and perspectives to inform their decisions and strategies.</text:p>
          </table:table-cell>
          <table:table-cell office:value-type="string" table:style-name="ce1">
            <text:p>Cham : Springer, 2024.</text:p>
          </table:table-cell>
          <table:table-cell table:style-name="ce1"/>
          <table:table-cell office:value-type="string" table:style-name="ce1">
            <text:p>https://library.ecssr.ae/cgi-bin/koha/opac-detail.pl?biblionumber=289602</text:p>
          </table:table-cell>
          <table:table-cell table:number-columns-repeated="16377"/>
        </table:table-row>
        <table:table-row table:style-name="ro1">
          <table:table-cell office:value-type="string" table:style-name="ce1">
            <text:p>289601</text:p>
          </table:table-cell>
          <table:table-cell office:value-type="string" table:style-name="ce1">
            <text:p>Preservation in Perspective : International Strategies for the Preservation of Written Cultural Heritage /</text:p>
          </table:table-cell>
          <table:table-cell table:style-name="ce1"/>
          <table:table-cell office:value-type="string" table:style-name="ce1">
            <text:p>The Coordination Office for the Preservation of Written Cultural Heritage (KEK) coordinates and optimises the preservation of original written materials and thus makes a significant contribution to safeguarding the cultural memory of Germany. Funded by the Federal Government Commissioner for Culture and the Media and the Cultural Foundation of the German Federal States, the KEK aims at permanently preserving the written cultural heritage in German archives, libraries, museums and other memorial institutions. Since its foundation in 2011, the KEK has funded over 1,000 projects from individual restoration to mass deacidification. With the international 'Preservation in Perspective' conference, held in 2021 at the James-Simon-Galerie in Berlin, the KEK has opened a forum for international exchange on preservation and the strategies that will determine future action in this field. The papers presented at the conference discussed current developments, synergies with digitisation projects and opportunities for international cooperation. The proceedings summarise the results of the conference as a starting point for an international discourse on the future of preservation.</text:p>
          </table:table-cell>
          <table:table-cell office:value-type="string" table:style-name="ce1">
            <text:p>Basel/Berlin/Boston : Walter de Gruyter GmbH, 2024.</text:p>
          </table:table-cell>
          <table:table-cell table:style-name="ce1"/>
          <table:table-cell office:value-type="string" table:style-name="ce1">
            <text:p>https://library.ecssr.ae/cgi-bin/koha/opac-detail.pl?biblionumber=289601</text:p>
          </table:table-cell>
          <table:table-cell table:number-columns-repeated="16377"/>
        </table:table-row>
        <table:table-row table:style-name="ro1">
          <table:table-cell office:value-type="string" table:style-name="ce1">
            <text:p>289600</text:p>
          </table:table-cell>
          <table:table-cell office:value-type="string" table:style-name="ce1">
            <text:p>Conflicts in Urban Future-Making : Governance, Institutions, and Transformative Change /</text:p>
          </table:table-cell>
          <table:table-cell table:style-name="ce1"/>
          <table:table-cell office:value-type="string" table:style-name="ce1">
            <text:p>Under conditions of heightened uncertainty, cities face enormous challenges in responding to contemporary crises. The contributors to this volume explore the conflictual dynamics that arise when urban futures are imagined, negotiated, and materialized. Through the lens of urban future-making, they provide a timely analysis of the conflicts that shape planning projects, architectural interventions, and new experiments in the built environment. Their analyses show how urban future-making is conditioned by conflicting governance arrangements, actor constellations, and power dynamics offering rich insight into the critical role of professionals as key agents of urban transformation.</text:p>
          </table:table-cell>
          <table:table-cell office:value-type="string" table:style-name="ce1">
            <text:p>Bielefeld : transcript Verlag, 2024.</text:p>
          </table:table-cell>
          <table:table-cell table:style-name="ce1"/>
          <table:table-cell office:value-type="string" table:style-name="ce1">
            <text:p>https://library.ecssr.ae/cgi-bin/koha/opac-detail.pl?biblionumber=289600</text:p>
          </table:table-cell>
          <table:table-cell table:number-columns-repeated="16377"/>
        </table:table-row>
        <table:table-row table:style-name="ro1">
          <table:table-cell office:value-type="string" table:style-name="ce1">
            <text:p>289599</text:p>
          </table:table-cell>
          <table:table-cell office:value-type="string" table:style-name="ce1">
            <text:p>Digital Feedback in Higher Education : Teaching Practices, Student Voices, and Research Findings.</text:p>
          </table:table-cell>
          <table:table-cell table:style-name="ce1"/>
          <table:table-cell office:value-type="string" table:style-name="ce1">
            <text:p>The educational landscape is changing rapidly due to the digital transformation. The contributors to this volume teachers, researchers, and graduate students help to navigate the dynamic domain of digital feedback, adopting a multifaceted approach to innovative and interactive feedback practices in higher education. Emphasizing learner engagement, they discuss changes in teachers' roles as well as curriculum design, and place a special focus on the utilization of social media and artificial intelligence for feedback purposes. Altogether, this comprehensive, critical, creative, and collaborative exploration underscores the necessity of a continuous development and dialogue about digital feedback literacy.</text:p>
          </table:table-cell>
          <table:table-cell office:value-type="string" table:style-name="ce1">
            <text:p>Bielefeld : transcript Verlag, 2024.</text:p>
          </table:table-cell>
          <table:table-cell table:style-name="ce1"/>
          <table:table-cell office:value-type="string" table:style-name="ce1">
            <text:p>https://library.ecssr.ae/cgi-bin/koha/opac-detail.pl?biblionumber=289599</text:p>
          </table:table-cell>
          <table:table-cell table:number-columns-repeated="16377"/>
        </table:table-row>
        <table:table-row table:style-name="ro1">
          <table:table-cell office:value-type="string" table:style-name="ce1">
            <text:p>289598</text:p>
          </table:table-cell>
          <table:table-cell office:value-type="string" table:style-name="ce1">
            <text:p>War, Migration, Memory : Perspectives on Russia's War Against Ukraine /</text:p>
          </table:table-cell>
          <table:table-cell office:value-type="string" table:style-name="ce1">
            <text:p>Sereda, Viktoriya,</text:p>
          </table:table-cell>
          <table:table-cell office:value-type="string" table:style-name="ce1">
            <text:p>War and mass displacement in Ukraine triggered intensive reevaluations of the past and collective identities. The contributors to this volume examine how memory is mobilised and how cultural, collective, and individual memories are being reshaped to deal with the ruptures and threats posed by the war. They offer a multi-scalar perspective on the transformational effects of war and displacement on Ukrainian society in various contexts local, regional, national, and global and deal with shifts of memory and symbolic representations, experiences of dislocation, shifts in the linguistic and religious landscapes, gender roles, and repercussions of war on minority groups.</text:p>
          </table:table-cell>
          <table:table-cell office:value-type="string" table:style-name="ce1">
            <text:p>Bielefeld : transcript Verlag, 2024.</text:p>
          </table:table-cell>
          <table:table-cell table:style-name="ce1"/>
          <table:table-cell office:value-type="string" table:style-name="ce1">
            <text:p>https://library.ecssr.ae/cgi-bin/koha/opac-detail.pl?biblionumber=289598</text:p>
          </table:table-cell>
          <table:table-cell table:number-columns-repeated="16377"/>
        </table:table-row>
        <table:table-row table:style-name="ro1">
          <table:table-cell office:value-type="string" table:style-name="ce1">
            <text:p>289597</text:p>
          </table:table-cell>
          <table:table-cell office:value-type="string" table:style-name="ce1">
            <text:p>Islamists and the Global Order : Between Resistance and Recognition /</text:p>
          </table:table-cell>
          <table:table-cell office:value-type="string" table:style-name="ce1">
            <text:p>Pfeifer, Hanna,</text:p>
          </table:table-cell>
          <table:table-cell office:value-type="string" table:style-name="ce1">
            <text:p>Studies the ways in which Islamists engage with, rather than fight, the Western-dominated global order. | This book presents a thought-provoking challenge to the commonly held belief that Islamists uniformly reject the Western-dominated world order. In the wake of George W. Bush's declaration of a "global war on terror" in 2001, Islamists have often been associated with violence, opposition to liberal values, and the disruption of order. However, a closer examination reveals that only a fraction of the groups categorised as "Islamist" genuinely combat the global order. Through an in-depth analysis of the discourses of Tunisian Ennahda and Lebanese Hezbollah, this book demonstrates that Islamist stances toward the world order involve a delicate balance between resistance to certain aspects of the Western-dominated order and recognition of others.</text:p>
          </table:table-cell>
          <table:table-cell office:value-type="string" table:style-name="ce1">
            <text:p>Edinburgh : Edinburgh University Press, 2024.</text:p>
          </table:table-cell>
          <table:table-cell table:style-name="ce1"/>
          <table:table-cell office:value-type="string" table:style-name="ce1">
            <text:p>https://library.ecssr.ae/cgi-bin/koha/opac-detail.pl?biblionumber=289597</text:p>
          </table:table-cell>
          <table:table-cell table:number-columns-repeated="16377"/>
        </table:table-row>
        <table:table-row table:style-name="ro1">
          <table:table-cell office:value-type="string" table:style-name="ce1">
            <text:p>289596</text:p>
          </table:table-cell>
          <table:table-cell office:value-type="string" table:style-name="ce1">
            <text:p>Sports and Human Rights /</text:p>
          </table:table-cell>
          <table:table-cell office:value-type="string" table:style-name="ce1">
            <text:p>Boillet, V eronique,</text:p>
          </table:table-cell>
          <table:table-cell office:value-type="string" table:style-name="ce1">
            <text:p>"Based on a series of themes and case studies, this book aims to illustrate the impact of sports policies and practices on individuals and their identities, and to analyze the potential solutions offered by international human rights law (IHRL) for these infringements. As the governance and regulation of sport are seen as illustrations of other forms of normativity, this book also contributes to the conversation about the transnational dimension of law and legal orders. In this respect, it illustrates that normative autonomy in the field of sport, associated with the idea of lex sportiva, tends to be relative regarding IHRL. The sporting environment is not disconnected from major contemporary social issues: it constitutes a public space in which injustices can be denounced, but also the theater in which prejudices are perpetuated against various parties, such as athletes or workers. IHRL commonly addresses attacks on individual dignity and social justice issues by guaranteeing rights to individuals and offering them protection mechanisms. In this context, can IHRL solve the problems encountered in the sporting environment? This is the question that animates this volume"</text:p>
          </table:table-cell>
          <table:table-cell office:value-type="string" table:style-name="ce1">
            <text:p>Cham : Springer, 2024.</text:p>
          </table:table-cell>
          <table:table-cell office:value-type="string" table:style-name="ce1">
            <text:p>Intro -- Contents -- Editors and Contributors -- Introduction -- 1 The `Autonomy of Sports Governing Bodies -- 2 Sport, Sports Governing Bodies and Athletes in International Human Rights -- 3 The Swiss Connection of Sports Governing Bodies -- 4 Overview of Chapters -- References -- `But you re ok British South Asians and Regulatory Barriers to Participation in Sport -- 1 Introduction -- 2 Race and Cricket -- 3 British South Asians -- 4 Lived Experience -- 5 Sport Inclusion Strategies -- 6 Law as an Effective Tool or Barrier -- 7 Conclusion -- References -- Gendered Athletes in Sports: CEDAW s Role in Tackling Heterosexist and Racialized Uniforms in Sports -- 1 Introduction -- 2 The Gendered Sporting System -- 3 Heterosexist and Racialized Clothing Regulations -- 4 International Human Rights Law and Gendered Clothing Regulations -- 4.1 Mechanisms: How to Use CEDAW to Address Gender Discrimination in Sports -- 4.2 Recourse to CEDAW: Questions of Jurisdiction -- 4.3 Due Diligence Obligations: Regulating the Actions of Sports Federations -- 4.4 De Facto Equality: Sports as an Unequal Practice -- 4.5 Stereotyping: Tackling the Gender Binary in Sports Through CEDAW Article 5 -- 4.6 Intersectionality: Tackling Multiple Forms of Discrimination in Sports -- 5 Conclusion -- References -- #MeToo, Sport, and Women: Foul, Own Goal, or Touchdown? Online Abuse of Women in Sport as a Contemporary Issue -- 1 Introduction -- 2 Online Abuse of Women in Sport: The Problem -- 2.1 Toxic, Masculine Culture -- 2.2 The Impact of Online Abuse on Sportswomen -- 2.3 Online Harms, OVAW and Sports Regulation: Towards a Level Playing Field? -- 3 A Safer Internet for Women: Responses, Reactions and Rehabilitation? -- 3.1 Legal Responses vs. Governing Bodies Obligations? -- 3.2 Online Safety and Content Moderation -- 4 Sport and #MeToo: A Watershed Moment?. 5 Conclusion: Foul, Own Goal, Touchdown? -- References -- Hormonal Eligibility Criteria in Women s Professional Sports Under the ECHR: The Case of Caster Semenya v. Switzerland -- 1 Introduction -- 2 Hormonal Eligibility Criteria in Women s Professional Sports in Context -- 2.1 Persisting Structural Sex and Gender Discrimination in Sports -- 2.2 Intersectionality and Racialized Constructions of Womanhood -- 2.3 The Erroneous Universality of Binary Sex and Rising International Attention for the Bodily Integrity of Persons with VSC -- 2.4 HEC for Women s Sports Competitions and Their Scientific Basis -- 3 Hormonal Eligibility Requirements as Inhuman and Degrading Treatment Under Article 3 ECHR -- 4 Positive Obligations Under Article 8 ECHR in the Context of Hormonal Eligibility Requirements -- 4.1 Scope of the State s Positive Obligation and Margin of Appreciation -- 4.2 Balance Between General Interests and Private Interests in Cases Concerning HEC for Sports Competitions -- 4.2.1 The General Interest of Ensuring Fairness in Sports -- 4.2.2 The Lack of Meaningful Informed Consent to Medical (Hormonal) Treatment -- 4.2.3 Impact on an Athlete s Access to Chosen Profession -- 5 HEC and (Intersectional) Discrimination Under the ECHR -- 5.1 Discrimination on the Basis of Sex Characteristics -- 5.2 Intersectional Discrimination on the Basis of Gender, Race, and Sexual Orientation -- 6 Conclusion -- References -- Filipinos First? Exploring Xenophobia and Its Legal Remedies in Philippine Amateur Basketball -- 1 Introduction -- 2 Introduction to Philippine Basketball -- 3 Philippine Basketball Policies and Regulation -- 4 Impact of Discriminatory Treatment on FSAs -- 4.1 Legal Remedies for FSA Discrimination -- 5 Conclusion -- References -- Respecting the Right to Nationality in International Sport -- 1 Introduction. 2 Classification on the Basis of Nationality -- 2.1 The Nationality Classification System in International Sport -- 2.2 The Prohibition of Discrimination on the Basis of Nationality -- 3 Multiple Nationalities and Change of Nationality -- 3.1 Election and Change of Nationality Rules -- 3.2 The Right to a Nationality -- 3.3 The Right to Change Nationality -- 3.4 Change of Nationality and the Prohibition of National Origin Discrimination -- 4 Legitimacy and Proportionality of Nationality Rules -- 4.1 Identifying Possible Legitimate Aims of Nationality Rules -- 4.2 Assessing the Proportionality of Nationality Rules -- 5 Conclusion -- Cases and Documents -- References -- Athlete Activism at the Olympics: Challenging the Legality of Rule 50 as a Restriction on Freedom of Expression -- 1 The Rise of Athlete Activism -- 2 Athlete Activism at the Olympic Games -- 3 The Evolution of the Restrictions Imposed on Athlete Activism at the Olympic Games -- 4 The Re-Emergence of the Athlete Activist and the IOC s Rule 50 Guidance -- 5 The application of Rule 50 at Tokyo 2020 -- 5.1 Clear Breaches of Rule 50 -- 5.2 Apparent Breaches of Rule 50, But No Action Taken -- 5.3 No breach of Rule 50 -- 6 The Different Routes to Challenging a Punishment for Breaching Rule 50 -- 7 Does the Application of Rule 50 to Athlete Activism at Tokyo 2020 Breach Article 10 ECHR? -- 7.1 Is Rule 50 an Interference with the Athlete s Freedom of Expression? -- 7.2 Is the Interference Caused by Rule 50 Prescribed by Law? -- 7.3 Does the Interference Caused by Rule 50 Serve a Legitimate Aim? -- 7.4 Is the Interference Caused by Rule 50 Necessary and Proportionate in a Democratic Society to Achieve the Legitimate Aim? -- 7.5 Does Rule 50 Unlawfully Interfere with Athletes Freedom of Expression? -- 8 Conclusion -- Case List -- Court of Arbitration for Sport -- European Court of Human Rights. Swiss Federal Supreme Court -- US District Court for the District of Oregon -- References -- The Incompatibility of Banning Political Speech in Sports with the Right to Freedom of Expression Under the European Conventio... -- 1 Introduction -- 2 The Nature and Extent of the Blanket Ban on Political Speech in Sports -- 2.1 The International Arena -- 2.2 Turkish Football -- 2.3 Categorical Ban on Political Statements as a Universal Standard of Sports Governance -- 2.3.1 Personal Scope of Ban -- 2.3.2 Material Scope of Ban -- 2.3.3 Medium and Form-Related Scope of Ban -- 2.3.4 Spatial Scope of Ban -- 2.3.5 Temporal Scope of Ban -- 2.3.6 SGBs That Have Adopted a Ban on Political Speech -- 2.3.7 Intermediate Result -- 3 Response of ECtHR to the Problem: Naki Case -- 3.1 Freedom of Expression Cases Before ECtHR in the Context of Sport -- 3.1.1 Kevin Maguire v. The United Kingdom -- 3.1.2 Simunic v. Croatia -- 3.1.3 Sedat Doğan v. Turkey, lbrahim Tokmak v. Turkey, and A.M. v. Turkey -- 3.2 Naki Case -- 4 Insufficiency of the ECtHR s Procedural Review Approach in the Naki Case -- 4.1 Weakness of the Procedural Review -- 4.2 Total Ban on Political Speech Does Not Meet Clarity, Certainty, and Foreseeability Criteria -- 4.3 Interference (Total Ban) Does Not Pursue Legitimate Aims -- 4.4 Proportionality of Total Ban on Political Speech -- 5 Implications of ECtHR s Rulings Concerning Freedom of Expression in Sports -- 5.1 Rulings Involving T urkiye -- 5.1.1 Subjective Effects: Rulings of ECtHR as a Retrial Reason in Turkish Sports Law -- 5.1.2 Objective Effects of ECtHR Rulings -- 5.2 Effects on General Sports Law and Governance -- 6 Conclusion: Opening Pandora s Box for Sports Law -- References -- Freedom of Expression of Athletes and Players: The Current and Potential Role of the European Court of Human Rights as a Watch... -- 1 Introduction. 2 The Issues Decided by the ECtHR so Far -- 2.1 The Simunić Case: The Limits of Freedom of Expression -- 2.2 Three Judgments Against Turkey Delivered on 18 May 2021: Confirmation of a Procedural Approach -- 2.3 Conclusion of Part 1 -- 3 Political Neutrality in Sport and Potential Conflicts with Article 10 ECHR -- 3.1 Preliminary Observations -- 3.2 The Principle of Political Neutrality -- 3.3 Theoretical Considerations -- 3.3.1 Margin of Appreciation Doctrine -- 3.3.2 Narrow Margin of Appreciation Regarding Matters of Public Interest -- 3.3.3 Increased `Duties and Responsibilities of Athletes Due to Their Social Status -- 3.4 Case Study: Comparison Between the CAS and the ECtHR Approach Regarding Calls for Boycott -- 4 Conclusion -- References -- The Court of Arbitration for Sport under Human Rights Scrutiny: The Role of the Swiss Federal Tribunal and the European Court ... -- 1 Introduction -- 2 The SFT s Handling of Human Rights Claims with Respect to CAS Awards -- 2.1 Setting the Scene: SFT s Review of International Arbitral Awards -- 2.2 Human Rights Jurisprudence Leaking Into SFT Decisions -- 2.3 Procedural Requirements of Fair Trial According to Art. 6 ECHR -- 2.4 Application of Substantive Safeguards of the ECHR -- 2.5 Personality Rights as a Counterpart to Human Rights in Private Relationships -- 3 The CAS at the ECtHR -- 3.1 The Road to Strasbourg: Switzerland s Responsibility for the CAS -- 3.2 Assessing the Compatibility of CAS Proceedings with the ECHR: The Mutu and Pechstein Judgment -- 3.2.1 The CAS Arbitration Clause as an Insufficient Waiver of the Safeguards of Article 6(1) ECHR -- 3.2.2 The Independence and Impartiality of the CAS -- 3.2.3 The Publicity of CAS Hearings -- 3.3 Assessing the Compatibility of CAS Awards with the ECHR: The Platini and Semenya Cases. 3.3.1 The Platini Decision: Granting Switzerland a Broad Margin of Appreciation in Its Review of CAS Awards.</text:p>
          </table:table-cell>
          <table:table-cell office:value-type="string" table:style-name="ce1">
            <text:p>https://library.ecssr.ae/cgi-bin/koha/opac-detail.pl?biblionumber=289596</text:p>
          </table:table-cell>
          <table:table-cell table:number-columns-repeated="16377"/>
        </table:table-row>
        <table:table-row table:style-name="ro1">
          <table:table-cell office:value-type="string" table:style-name="ce1">
            <text:p>289595</text:p>
          </table:table-cell>
          <table:table-cell office:value-type="string" table:style-name="ce1">
            <text:p>The Platformisation of Consumer Culture : A Digital Methods Guide /</text:p>
          </table:table-cell>
          <table:table-cell office:value-type="string" table:style-name="ce1">
            <text:p>Caliandro, Alessandro,</text:p>
          </table:table-cell>
          <table:table-cell office:value-type="string" table:style-name="ce1">
            <text:p>This book offers a unique methodological guide for social and marketing scholars interested in understanding and using digital methods to explore the processes of platformisation of consumer culture unfolding on digital media. The book introduces the reader to key digital methods concepts, strategies, and techniques through a set of ad hoc case studies focused on the most prominent digital platforms (such as Facebook, Spotify, or TripAdvisor) as well as emerging trends in digital consumer culture (such as, the consumption of nostalgia, the radicalisation of taste, or ephemeral consumption)</text:p>
          </table:table-cell>
          <table:table-cell office:value-type="string" table:style-name="ce1">
            <text:p>Amsterdam : Amsterdam University Press, 2024.</text:p>
          </table:table-cell>
          <table:table-cell office:value-type="string" table:style-name="ce1">
            <text:p>Acknowledgments I. Introduction II. Methodological Framework Chapter 1: Consuming Nostalgia on Facebook Chapter 2: YouTube and the Radicalisation (?) of Consumption Chapter 3: The Platformisation of Music Genres on Spotify Chapter 4: Exploring the Role of Fake News and Bots in Brand Communication on Twitter and Their Impact on Brand Value and Consumer Culture Chapter 5: Instagram Influencers at the Crossroad between Publics and Communities Chapter 6: Assessing the Impact of Kitchen Nightmares through TripAdvisor Chapter 7: Thinking of the Same Place: the Trivialisation of the Sharing Economy on Airbnb Chapter 8: Ephemeral Content and Ephemeral Consumption on TikTok Conclusion Bibliography List of Figures List of Tables Index</text:p>
          </table:table-cell>
          <table:table-cell office:value-type="string" table:style-name="ce1">
            <text:p>https://library.ecssr.ae/cgi-bin/koha/opac-detail.pl?biblionumber=289595</text:p>
          </table:table-cell>
          <table:table-cell table:number-columns-repeated="16377"/>
        </table:table-row>
        <table:table-row table:style-name="ro1">
          <table:table-cell office:value-type="string" table:style-name="ce1">
            <text:p>289593</text:p>
          </table:table-cell>
          <table:table-cell office:value-type="string" table:style-name="ce1">
            <text:p>Adult Education and Social Justice : International Perspectives /</text:p>
          </table:table-cell>
          <table:table-cell table:style-name="ce1"/>
          <table:table-cell office:value-type="string" table:style-name="ce1">
            <text:p>This book investigates the ways in which the social purposes of adult education are (re)interpreted over time, and between the global south and global north. It brings together thirty-seven authors from fourteen countries with extensive experience as academics and/or practitioners in the field. The book is inspired by the work and life of Lalage Bown, a leading proponent of post-colonial and inclusive visions of education for all. Over her long life she worked tirelessly to promote access to basic and higher education for people of all ages and backgrounds: with a deep commitment to striving for greater equality for women. Following an Introduction, the book is structured around four main themes: Adult Education and Social Justice; Decolonisation, Post-Colonialism and Indigenous Knowledge; From Literacy to Lifelong Learning; and, Fostering Excellence, Policy Development and Supporting Future Generation of Adult Educators. The book concludes with reflections on Lalage Bown's Enduring Legacy.</text:p>
          </table:table-cell>
          <table:table-cell office:value-type="string" table:style-name="ce1">
            <text:p>Florence : Firenze University Press, 2024.</text:p>
          </table:table-cell>
          <table:table-cell table:style-name="ce1"/>
          <table:table-cell office:value-type="string" table:style-name="ce1">
            <text:p>https://library.ecssr.ae/cgi-bin/koha/opac-detail.pl?biblionumber=289593</text:p>
          </table:table-cell>
          <table:table-cell table:number-columns-repeated="16377"/>
        </table:table-row>
        <table:table-row table:style-name="ro1">
          <table:table-cell office:value-type="string" table:style-name="ce1">
            <text:p>289592</text:p>
          </table:table-cell>
          <table:table-cell office:value-type="string" table:style-name="ce1">
            <text:p>Social Policy Review 36 : Analysis and Debate in Social Policy 2024 /</text:p>
          </table:table-cell>
          <table:table-cell table:style-name="ce1"/>
          <table:table-cell office:value-type="string" table:style-name="ce1">
            <text:p>Experts review leading social policy scholarship from across the globe in this new volume in the Social Policy Review series. Published in association with the Social Policy Association, this book will be essential reading for students and academics in social policy, social welfare and related disciplines.</text:p>
          </table:table-cell>
          <table:table-cell office:value-type="string" table:style-name="ce1">
            <text:p>Bristol : Policy Press, 2024.</text:p>
          </table:table-cell>
          <table:table-cell office:value-type="string" table:style-name="ce1">
            <text:p>Front Matter -- Contents -- List of figures and tables -- Notes on contributors -- Introduction: New agendas in social policy research -- Local and multilevel trends in social policy -- Passing the buck from Whitehall to town hall: local government responses to the cost-of-living crisis in England -- Exploring the problems of a 'left behind' place in the context of 'levelling up' -- Changing behaviour and/or heightening vulnerability? The impact of antisocial behaviour interventions on alleged perpetrators living within social housing -- Promise or peril? 'Devolution as modality' for decentralisation in primary healthcare in Thailand -- Policy responses to working-age risks -- Integrating intersectionality into minimum income policy design: a systematic literature review -- The governance of youth labour market policies in Italy and Austria: opportunities and challenges across national and local levels -- Election battleground: a critical analysis of childcare policy problems and proposals in England -- Policy developments and transformations -- The theoretical importance of exceptional cases: social protection and its transformations in Japan and Australia in comparative welfare state research -- Countering dominant immigration trends: an evaluation of the implication of bespoke UK resettlement schemes -- Index</text:p>
          </table:table-cell>
          <table:table-cell office:value-type="string" table:style-name="ce1">
            <text:p>https://library.ecssr.ae/cgi-bin/koha/opac-detail.pl?biblionumber=289592</text:p>
          </table:table-cell>
          <table:table-cell table:number-columns-repeated="16377"/>
        </table:table-row>
        <table:table-row table:style-name="ro1">
          <table:table-cell office:value-type="string" table:style-name="ce1">
            <text:p>289591</text:p>
          </table:table-cell>
          <table:table-cell office:value-type="string" table:style-name="ce1">
            <text:p>Why Is Social Justice Possible? : Social Justice Issues During China's Period of Transition /</text:p>
          </table:table-cell>
          <table:table-cell office:value-type="string" table:style-name="ce1">
            <text:p>Wu, Zhongmin,</text:p>
          </table:table-cell>
          <table:table-cell office:value-type="string" table:style-name="ce1">
            <text:p>This book, 'Why is Social Justice Possible?' by Zhongmin Wu, explores the multifaceted issues of social justice during China's period of transition. It delves into the principles and ideologies underpinning social justice, examining concepts such as equality, liberty, and fairness, and their roles in achieving a just society. The author presents a detailed analysis of the evolution of these concepts in China, both before and after the reform and opening-up period. Wu argues for a society where opportunities are distributed equally, and contributions are rewarded fairly, emphasizing the importance of procedural justice and social cooperation. This scholarly work is aimed at researchers, policymakers, and academics interested in social justice and Chinese socio-economic transitions.</text:p>
          </table:table-cell>
          <table:table-cell office:value-type="string" table:style-name="ce1">
            <text:p>Singapore : Palgrave Macmillan, 2024.</text:p>
          </table:table-cell>
          <table:table-cell office:value-type="string" table:style-name="ce1">
            <text:p>Translator’s Note -- About the Translator -- About the Copyeditors -- Contents -- About the Author -- Chapter 1: What Kind of Just Society Do We Need? -- 1 We Need a Society in Which Everyone Shares and Benefits Universally -- 2 We Need a Society in Which Everyone Has Dignity -- 3 We Need a Society That Has Equality and Liberty -- 4 We Need a Society with Equal Opportunities -- 5 We Need a Society That Distributes According to People’s Contributions -- 6 We Need a Society with Functions to Perfectly Adjust -- 7 We Need a Developed and Just Society -- Bibliography -- Chapter 2: An Overview of Social Justice -- 1 The Basis of Social Justice -- 1.1 The Conceptual Basis -- The Idea of Freedom -- The Idea of Equality -- The Concept of Social Cooperation -- 1.2 The Practical Basis -- The Process of Modernization -- 2 Promoting the Market Economy -- 2.1 Enlightenment -- 3 Principles to Be Followed in Determining the Contents of Social Justice -- 3.1 The Principle That They Are a Reflection of History -- 3.2 The Principle That They Reflect Common Tendencies of Human Society Beyond Specific Periods -- 3.3 The Principle That They Should Fully Embody the Three Concepts of Equality, Freedom, and Social Cooperation -- 3.4 Priorities Among Specific Rules of Social Justice -- 4 Basic Rules of Social Justice</text:p>
          </table:table-cell>
          <table:table-cell office:value-type="string" table:style-name="ce1">
            <text:p>https://library.ecssr.ae/cgi-bin/koha/opac-detail.pl?biblionumber=289591</text:p>
          </table:table-cell>
          <table:table-cell table:number-columns-repeated="16377"/>
        </table:table-row>
        <table:table-row table:style-name="ro1">
          <table:table-cell office:value-type="string" table:style-name="ce1">
            <text:p>289590</text:p>
          </table:table-cell>
          <table:table-cell office:value-type="string" table:style-name="ce1">
            <text:p>Forced Migration and Humanitarian Action : Operational Challenges and Solutions for Supporting People on the Move /</text:p>
          </table:table-cell>
          <table:table-cell office:value-type="string" table:style-name="ce1">
            <text:p>Guadagno, Lorenzo,</text:p>
          </table:table-cell>
          <table:table-cell office:value-type="string" table:style-name="ce1">
            <text:p>Forced population movements are a defining feature of almost any humanitarian crisis, shaping the design, targeting, and delivery of emergency responses. This book's operational and theoretical insights will be useful for a range of readers, from humanitarian and migration researchers and students to practitioners and policymakers.</text:p>
          </table:table-cell>
          <table:table-cell office:value-type="string" table:style-name="ce1">
            <text:p>Oxford : Taylor &amp;amp; Francis Group, 2024.</text:p>
          </table:table-cell>
          <table:table-cell office:value-type="string" table:style-name="ce1">
            <text:p>Cover -- Endorsements Page -- Half Title -- Series Page -- Title Page -- Copyright Page -- Table of Contents -- List of Figures -- List of Boxes -- List of Tables -- List of Contributors -- Abbreviations -- Foreword -- Preface -- Acknowledgements -- 1 Introduction: Forced Migration Crises, Diverse Humanitarian Needs and Responses -- 2 Humanitarian Programming on Child Migration in Northern Africa and Southern Europe: The Role of Data -- 3 Representative Humanitarian Data Collection: Women's Participation for Better Data on Migration and Internal Displacement -- 4 From Policy to Practice: The Evolution of Disability-Inclusive Humanitarian Action on Internal Displacement in Vanuatu and Nigeria -- 5 Inclusion of Displaced Older People in Research and Practice: Insights on Humanitarian Action for Older Filipinos -- 6 Protecting Forced Migrant Workers: A Case Study of Rescue Operations for Fishermen Trafficked from Thailand to Indonesia -- 7 Reflections on Operational Challenges in Forced Migration: Towards Inclusive Humanitarian Action for People in Displacement -- Index.</text:p>
          </table:table-cell>
          <table:table-cell office:value-type="string" table:style-name="ce1">
            <text:p>https://library.ecssr.ae/cgi-bin/koha/opac-detail.pl?biblionumber=289590</text:p>
          </table:table-cell>
          <table:table-cell table:number-columns-repeated="16377"/>
        </table:table-row>
        <table:table-row table:style-name="ro1">
          <table:table-cell office:value-type="string" table:style-name="ce1">
            <text:p>289589</text:p>
          </table:table-cell>
          <table:table-cell office:value-type="string" table:style-name="ce1">
            <text:p>Educational Commons : Democratic Values, Social Justice and Inclusion in Education /</text:p>
          </table:table-cell>
          <table:table-cell table:style-name="ce1"/>
          <table:table-cell office:value-type="string" table:style-name="ce1">
            <text:p>This open access book presents the final findings from the case studies developed within the Horizon 2020 SMOOTH project Educational Spaces. Passing through Enclosures and Reversing Inequalities through Educational Commons. The overall objective of the project was to understand, develop, and accelerate the potential impact of education on reversing inequalities for active social inclusion of children and young people at risk in Europe, through introducing the emergent paradigm of the “commons” as an alternative value and action system in the field of education (preschools, schools, and after-school programs). SMOOTH critically draws out the implications of the commons for refiguring education and for social change in general, on a footing of equality, sharing, participation, togetherness, caring, and freedom. Universities, research laboratories, municipalities, NGOs, museums, and youth organizations, in different European countries, have worked together to achieve the above aim involving almost 200 educators and teachers, and 800 children, and providing interesting insights and suggestions on how to implement educational commons in many different educational contexts. The target audience comprises policymakers and education leaders, students from Education and Communication degrees, researchers, and educators from both formal and non-formal educational contexts.</text:p>
          </table:table-cell>
          <table:table-cell office:value-type="string" table:style-name="ce1">
            <text:p>Cham : Springer, 2024.</text:p>
          </table:table-cell>
          <table:table-cell office:value-type="string" table:style-name="ce1">
            <text:p>From Crisis to Commons? Exploring the Potential of the Commons via Two Secondary Education Case Studies in Flanders -- Children and Adults Explore Human Beings’ Place in Nature and Culture: A Swedish Case Study of Early Childhood Commons for More Equal and Inclusive Education -- Media Education and Educational Commons for Youth Civic Engagement. A Case Study from Italy -- The Challenges of Children’s Participation, Sharing, Collaboration, and Care in Non-formal Education Contexts-Insights from the SMOOTH Project -- Stunt Scooter and Educational Commons – A German Case Study -- Young People in Vulnerable Contexts: Shaping Collective Views through Media and Educational Commons -- Agüita: Educational Commons, Arts and well-being -- Educational Commons in Art Museums -- Democratic Nowtopias from the Educational Commonsverse in Greece -- In Children, Citizenship, and Commons: Insights from Three Case Studies in Lisbon on the 3 Case studies -- Commoning for Social Justice: Redistribution, Recognition, and Participation in two Learning Environments -- Transformative Commons and Education in Greece. Τhree case studies.</text:p>
          </table:table-cell>
          <table:table-cell office:value-type="string" table:style-name="ce1">
            <text:p>https://library.ecssr.ae/cgi-bin/koha/opac-detail.pl?biblionumber=289589</text:p>
          </table:table-cell>
          <table:table-cell table:number-columns-repeated="16377"/>
        </table:table-row>
        <table:table-row table:style-name="ro1">
          <table:table-cell office:value-type="string" table:style-name="ce1">
            <text:p>289588</text:p>
          </table:table-cell>
          <table:table-cell office:value-type="string" table:style-name="ce1">
            <text:p>Decentralization, Local Governance, and Inequality in the Middle East and North Africa /</text:p>
          </table:table-cell>
          <table:table-cell table:style-name="ce1"/>
          <table:table-cell office:value-type="string" table:style-name="ce1">
            <text:p>While many scholars, policymakers, and development practitioners view decentralization as a way to increase participation, strengthen political representation, and improve social welfare, little is known about the experiences of communities in the context of decentralization - particularly in the Middle East and North Africa. This volume directs our attention toward the ways in which decentralization is "lived locally" by citizens of the MENA region, underscoring the simultaneous influences of individual-level factors (e.g., gender, education) and local context (e.g., development levels, electoral institutions) on governance processes and outcomes. A group of international scholars brings together methodologically diverse, original research in Lebanon, Morocco, Syria, and Tunisia to expand the literature on decentralization. Following a preface by Hicham Alaoui, the empirical chapters are arranged into three thematic sections. These focus on subnational variations in the relationships between central and local actors, citizen engagement with state and non-state institutions, and the extent to which representatives reflect their local communities. Together, these chapters provide important insights into governance, participation, and representation in the MENA and open new questions for furthering the study of governance and local development. Only by unpacking perspectives and governance experiences at the micro-level can we understand how decentralization policies affect citizens' everyday lives.</text:p>
          </table:table-cell>
          <table:table-cell office:value-type="string" table:style-name="ce1">
            <text:p>Ann Arbor : University of Michigan Press, 2025.</text:p>
          </table:table-cell>
          <table:table-cell table:style-name="ce1"/>
          <table:table-cell office:value-type="string" table:style-name="ce1">
            <text:p>https://library.ecssr.ae/cgi-bin/koha/opac-detail.pl?biblionumber=289588</text:p>
          </table:table-cell>
          <table:table-cell table:number-columns-repeated="16377"/>
        </table:table-row>
        <table:table-row table:style-name="ro1">
          <table:table-cell office:value-type="string" table:style-name="ce1">
            <text:p>289587</text:p>
          </table:table-cell>
          <table:table-cell office:value-type="string" table:style-name="ce1">
            <text:p>Conflict Management and the Future of EU Foreign and Security Policy : Relational Power Europe /</text:p>
          </table:table-cell>
          <table:table-cell office:value-type="string" table:style-name="ce1">
            <text:p>Alcaro, Riccardo,</text:p>
          </table:table-cell>
          <table:table-cell office:value-type="string" table:style-name="ce1">
            <text:p>This volume will be of great use to scholars and students of International Relations, European Studies, Security, Conflict and Peace Studies, and Diplomacy Studies seeking to deepen their understanding of the subject.</text:p>
          </table:table-cell>
          <table:table-cell office:value-type="string" table:style-name="ce1">
            <text:p>Oxford : Taylor &amp;amp; Francis Group, 2025.</text:p>
          </table:table-cell>
          <table:table-cell office:value-type="string" table:style-name="ce1">
            <text:p>Cover -- Endorsements Page -- Half Title -- Series Page -- Title Page -- Copyright Page -- Dedication -- Table of Contents -- Acknowledgement -- Introduction -- 1 The Evolution of EU Foreign and Security Policy Discourse -- 2 Inside-Out Theories of EU Foreign and Security Policy -- 3 An Outside-In Perspective of EU Foreign and Security Policy -- 4 The Strengths and Limits of Relational Power Europe -- 5 The Future(s) of Relational Power Europe -- Conclusions -- References -- Index.</text:p>
          </table:table-cell>
          <table:table-cell office:value-type="string" table:style-name="ce1">
            <text:p>https://library.ecssr.ae/cgi-bin/koha/opac-detail.pl?biblionumber=289587</text:p>
          </table:table-cell>
          <table:table-cell table:number-columns-repeated="16377"/>
        </table:table-row>
        <table:table-row table:style-name="ro1">
          <table:table-cell office:value-type="string" table:style-name="ce1">
            <text:p>289586</text:p>
          </table:table-cell>
          <table:table-cell office:value-type="string" table:style-name="ce1">
            <text:p>Humanitarian Aid and Empowerment of Ukrainian Refugees : The Case of Visegrad Group Countries: Czechia, Hungary, Poland, and Slovakia /</text:p>
          </table:table-cell>
          <table:table-cell table:style-name="ce1"/>
          <table:table-cell office:value-type="string" table:style-name="ce1">
            <text:p>"The book presents good practices in humanitarian assistance and empowerment of Ukrainian refugees in various areas: emergency aid to large groups crossing the border, organisation of support in places of temporary stay, learning local languages, inclusion of children in school and adults in the labour market, and inclusion in the local community. It indicates the forms of international protection and the scope of their application by migrants from Ukraine, and discusses the temporary protection status dedicated to Ukrainian refugees. The volume will be of great interest to scholars and researchers of migration and diaspora studies, immigration law and public policy"</text:p>
          </table:table-cell>
          <table:table-cell office:value-type="string" table:style-name="ce1">
            <text:p>Oxford : Taylor &amp;amp; Francis Group, 2024.</text:p>
          </table:table-cell>
          <table:table-cell office:value-type="string" table:style-name="ce1">
            <text:p>Visegrad Group countries towards migration -- Refugees from Ukraine in the countries of the Visegrad Group -- Legalization of the Ukrainian refugees' stay -- Organising support for refugees from Ukraine: The role of the state, local governments, and civil society -- The first step: organising support at the location of refugees' temporary stay -- Assistance with housing -- Teaching local languages to foreigners -- Inclusion of children and youth in the national education system -- Integration instead of ghettoisation: Integrating refugees with the local communities -- Ukrainian refugees on the labour market -- Business sector for Ukrainians: A form of support or profit seeking?</text:p>
          </table:table-cell>
          <table:table-cell office:value-type="string" table:style-name="ce1">
            <text:p>https://library.ecssr.ae/cgi-bin/koha/opac-detail.pl?biblionumber=289586</text:p>
          </table:table-cell>
          <table:table-cell table:number-columns-repeated="16377"/>
        </table:table-row>
        <table:table-row table:style-name="ro1">
          <table:table-cell office:value-type="string" table:style-name="ce1">
            <text:p>289585</text:p>
          </table:table-cell>
          <table:table-cell office:value-type="string" table:style-name="ce1">
            <text:p>Generative AI in Higher Education : The ChatGPT Effect /</text:p>
          </table:table-cell>
          <table:table-cell office:value-type="string" table:style-name="ce1">
            <text:p>Chan, Cecilia Ka Yuk,</text:p>
          </table:table-cell>
          <table:table-cell office:value-type="string" table:style-name="ce1">
            <text:p>"Chan and Colloton's book is one of the first to provide a comprehensive examination of the use and impact of ChatGPT and Generative AI (GenAI) in higher education. Since November 2022, every conversation in higher education has involved ChatGPT and its impact on all aspects of teaching and learning. The book explores the necessity of AI literacy tailored to professional contexts, assess the strengths and weaknesses of incorporating ChatGPT in curriculum design, and delve into the transformation of assessment methods in the GenAI era. The authors introduce the Six Assessment Redesign Pivotal Strategies (SARPS) and an AI Assessment Integration Framework, encouraging a learner-centric assessment model. The necessity for well-crafted AI educational policies is explored, as well as a blueprint for policy formulation in academic institutions. Technical enthusiasts are catered to with a deep dive into the mechanics behind GenAI, from the history of neural networks to the latest advances and applications of GenAI technologies. With an eye on the future of AI in education, this book will appeal to educators, students and scholars interested in the wider societal implications and the transformative role of GenAI in pedagogy and research"</text:p>
          </table:table-cell>
          <table:table-cell office:value-type="string" table:style-name="ce1">
            <text:p>Oxford : Taylor &amp;amp; Francis Group, 2024.</text:p>
          </table:table-cell>
          <table:table-cell table:style-name="ce1"/>
          <table:table-cell office:value-type="string" table:style-name="ce1">
            <text:p>https://library.ecssr.ae/cgi-bin/koha/opac-detail.pl?biblionumber=289585</text:p>
          </table:table-cell>
          <table:table-cell table:number-columns-repeated="16377"/>
        </table:table-row>
        <table:table-row table:style-name="ro1">
          <table:table-cell office:value-type="string" table:style-name="ce1">
            <text:p>289584</text:p>
          </table:table-cell>
          <table:table-cell office:value-type="string" table:style-name="ce1">
            <text:p>Climate Games : Experiments on How People Prevent Disaster /</text:p>
          </table:table-cell>
          <table:table-cell office:value-type="string" table:style-name="ce1">
            <text:p>Andrews, Talbot M.,</text:p>
          </table:table-cell>
          <table:table-cell office:value-type="string" table:style-name="ce1">
            <text:p>Yet real climate change is a complex social dilemma involving the world's nearly eight billion inhabitants. In the real world, the worst effects of climate change are likely to be felt by developing countries, while most of the decisions will be made by rich, industrialized countries. And while the world as a whole would be better off if all nations reduced their greenhouse gas emissions, any given nation could decide it would be even better off if it continued emitting and let other nations take care of the problem. These disaster experiments test how real people respond to climate change's unique constellation of challenges and deliver a positive message: People will prevent disaster.</text:p>
          </table:table-cell>
          <table:table-cell office:value-type="string" table:style-name="ce1">
            <text:p>Ann Arbor : University of Michigan Press, 2024.</text:p>
          </table:table-cell>
          <table:table-cell office:value-type="string" table:style-name="ce1">
            <text:p>Intro -- Contents -- Acknowledgments -- One. Understanding the Challenges of Climate Change -- Two. Creating Worlds in the Lab -- Three. Dealing with Risk and Uncertainty -- Four. Deciding for Others -- Technical Appendix -- Five. Flirtin' with (Self-Created) Disaster -- Six. Trusting Each Other -- Technical Appendix -- Seven. Looking Beyond the Lab -- Bibliography -- Index.</text:p>
          </table:table-cell>
          <table:table-cell office:value-type="string" table:style-name="ce1">
            <text:p>https://library.ecssr.ae/cgi-bin/koha/opac-detail.pl?biblionumber=289584</text:p>
          </table:table-cell>
          <table:table-cell table:number-columns-repeated="16377"/>
        </table:table-row>
        <table:table-row table:style-name="ro1">
          <table:table-cell office:value-type="string" table:style-name="ce1">
            <text:p>289750</text:p>
          </table:table-cell>
          <table:table-cell office:value-type="string" table:style-name="ce1">
            <text:p>The Kosovo crisis and the evolution of a post-Cold War European security /</text:p>
          </table:table-cell>
          <table:table-cell table:style-name="ce1"/>
          <table:table-cell office:value-type="string" table:style-name="ce1">
            <text:p>This electronic version has been made available under a Creative Commons (BY-NC-ND) open access license. Analyses the international response to the crisis in Kosovo, and its broader implications by examining its diplomatic, military and humanitarian features. Unravelling these implications can be challenging as it remains an event replete with paradoxes - the originality of this book's approach lies in its exploration of these paradoxes. The crisis in Kosovo has been a headline grabbing event - a serious study of the implications of the conflict on wider European security issues and institutions is urgently required.</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0</text:p>
          </table:table-cell>
          <table:table-cell table:number-columns-repeated="16377"/>
        </table:table-row>
        <table:table-row table:style-name="ro1">
          <table:table-cell office:value-type="string" table:style-name="ce1">
            <text:p>289751</text:p>
          </table:table-cell>
          <table:table-cell office:value-type="string" table:style-name="ce1">
            <text:p>Rethinking European Union foreign policy /</text:p>
          </table:table-cell>
          <table:table-cell table:style-name="ce1"/>
          <table:table-cell office:value-type="string" table:style-name="ce1">
            <text:p>This electronic version has been made available under a Creative Commons (BY-NC-ND) open access license. This book reviews a variety of approaches to the study of the European Union's foreign policy. Much analysis of EU foreign policy contains theoretical assumptions about the nature of the EU and its member states, their inter-relationships, the international system in which they operate and the nature of European integration. Such assumptions, when not discussed openly, often curtail debate. This book opens up this field of enquiry so students, observers and analysts of EU foreign policy can review a range of tools and theoretical templates from which the development and the trajectory of the EU's foreign policy can be studied.Situated at the interface between European studies and international relations, the book outlines how the EU relates to the rest of the world, explaining its effort towards creating a credible, effective and principled foreign, security and defence policy.</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1</text:p>
          </table:table-cell>
          <table:table-cell table:number-columns-repeated="16377"/>
        </table:table-row>
        <table:table-row table:style-name="ro1">
          <table:table-cell office:value-type="string" table:style-name="ce1">
            <text:p>289752</text:p>
          </table:table-cell>
          <table:table-cell office:value-type="string" table:style-name="ce1">
            <text:p>The French party system /</text:p>
          </table:table-cell>
          <table:table-cell table:style-name="ce1"/>
          <table:table-cell office:value-type="string" table:style-name="ce1">
            <text:p>This electronic version has been made available under a Creative Commons (BY-NC-ND) open access license. This book provides a complete overview of the of parties in France. The social and ideological profiles of all the major parties are analysed chapter by chapter, highlighting their principal functions and dynamics within the system. These are complemented by analyses of bloc and system features, including the pluralist left, Europe, and the ideological space in which the parties operate. In particular, the book addresses the impressive capacity of French parties and their leaders to adapt themselves to the changing concerns of their electorates and to a shifting institutional context.</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2</text:p>
          </table:table-cell>
          <table:table-cell table:number-columns-repeated="16377"/>
        </table:table-row>
        <table:table-row table:style-name="ro1">
          <table:table-cell office:value-type="string" table:style-name="ce1">
            <text:p>289753</text:p>
          </table:table-cell>
          <table:table-cell office:value-type="string" table:style-name="ce1">
            <text:p>The end of Irish history? : Reflections on the Celtic Tiger /</text:p>
          </table:table-cell>
          <table:table-cell table:style-name="ce1"/>
          <table:table-cell office:value-type="string" table:style-name="ce1">
            <text:p>This electronic version has been made available under a Creative Commons (BY-NC-ND) open access license. Ireland appears to be in the process of a remarkable social change, a process which has dramatically reversed a hitherto seemingly unstoppable economic decline. This exciting new book systematically scrutinises the interpretations and prescriptions that inform the 'Celtic Tiger'. Takes the standpoint that a more critical approach to the course of development being followed by the Republic is urgently required. Sets out to expose the fallacies that drive the fashionable rhetoric of Tigerhood. An esteemed list of contributors deal with issues such as immigration, the role of women, globalisation, and changing economic and social condition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3</text:p>
          </table:table-cell>
          <table:table-cell table:number-columns-repeated="16377"/>
        </table:table-row>
        <table:table-row table:style-name="ro1">
          <table:table-cell office:value-type="string" table:style-name="ce1">
            <text:p>289754</text:p>
          </table:table-cell>
          <table:table-cell office:value-type="string" table:style-name="ce1">
            <text:p>Mapping European security after Kosovo /</text:p>
          </table:table-cell>
          <table:table-cell table:style-name="ce1"/>
          <table:table-cell office:value-type="string" table:style-name="ce1">
            <text:p>This electronic version has been made available under a Creative Commons (BY-NC-ND) open access license. In the story of post-Cold War conceptual confusion, the war in and over Kosovo stands out as a particularly interesting episode. This book provides new and stimulating perspectives on how Kosovo has shaped the new Europe. It breaks down traditional assumptions in the field of security studies by sidelining the theoretical worldview that underlies mainstream strategic thinking on recent events in Kosovo. The book offers a conceptual overview of the Kosovo debate, placing these events in the context of globalisation, European integration and the discourse of modernity and its aftermath. It then examines Kosovo's impact on the idea of war. One of the great paradoxes of the war in Kosovo was that it was not just one campaign but two: there was the ethnic cleansing campaign in Kosovo and the allied bombing campaign against targets in Kosovo and all over Serbia. Serbia's killing of Kosovo has set the parameters of the Balkanisation-integration nexus, offering 'Europe' (and the West in general) a unique opportunity to suggest itself as the strong centre that keeps the margins from running away. Next, it investigates 'Kosovo' as a product of the decay of modern institutions and discourses like sovereignty, statehood, the warring state or the United Nations system. 'Kosovo' has introduced new overtones into the European Weltanschauung and the ways in which 'Europe' asserts itself as an independent power discourse in a globalising world: increasingly diffident, looking for firm foundations in the conceptual void of the turn of the century.</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4</text:p>
          </table:table-cell>
          <table:table-cell table:number-columns-repeated="16377"/>
        </table:table-row>
        <table:table-row table:style-name="ro1">
          <table:table-cell office:value-type="string" table:style-name="ce1">
            <text:p>289755</text:p>
          </table:table-cell>
          <table:table-cell office:value-type="string" table:style-name="ce1">
            <text:p>EU development cooperation : From model to symbol /</text:p>
          </table:table-cell>
          <table:table-cell table:style-name="ce1"/>
          <table:table-cell office:value-type="string" table:style-name="ce1">
            <text:p>This electronic version has been made available under a Creative Commons (BY-NC-ND) open access license. It is increasingly recognised that EU development cooperation policy has failed to meet its stated aims. In this book, Arts and Dickson ask the obvious and important question: if the policy doesn't work, why bother with it?The authors assess why EU development policy has become largely ineffective, citing among the external causal factors the liberalisation of trade, and the growing influence of US and international actors such as the World Bank and the International Monetary Fund upon EU policy. It also considers contributing factors within the EU such as the enlargement of its membership and the resulting shifts in priorities.It is this analysis of internal and external factors affecting the decline of EU development policy that makes this study both innovative and unique. It brings together an impressive range of contributors from different disciplines resulting in a thorough and intelligent assessment of the debate.This study will appeal to advanced level undergraduates and academics of European politics in general, EU integration, development studies, and International Relation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5</text:p>
          </table:table-cell>
          <table:table-cell table:number-columns-repeated="16377"/>
        </table:table-row>
        <table:table-row table:style-name="ro1">
          <table:table-cell office:value-type="string" table:style-name="ce1">
            <text:p>289756</text:p>
          </table:table-cell>
          <table:table-cell office:value-type="string" table:style-name="ce1">
            <text:p>The United States Congress /</text:p>
          </table:table-cell>
          <table:table-cell office:value-type="string" table:style-name="ce1">
            <text:p>English, Ross,</text:p>
          </table:table-cell>
          <table:table-cell office:value-type="string" table:style-name="ce1">
            <text:p>This electronic version has been made available under a Creative Commons (BY-NC-ND) open access license. The role of the Congress is essential to any study of American government and politics. It would be impossible to gain a complete understanding of the American system of government without an appreciation of the nature and workings of this essential body. This text looks at the workings of the United States Congress, and uses the Republican period of ascendancy, which lasted from 1994 until 2000, as an example of how the Congress works in practice. The book illustrates the basic principles of Congress using contemporary and recent examples, while also drawing attention to the changes that took place in the 1990s. The period of Republican control is absent from many of the standard texts and is of considerable academic interest for a number of reasons, not least the 1994 election, the budget deadlock in 1995 and the Clinton impeachment scandal of 1999. The book traces the origin and development of the United States Congress, before looking in depth at the role of representatives and senators, the committee system, parties in Congress, and the relationship between Congress and the President, the media and interest groups.</text:p>
          </table:table-cell>
          <table:table-cell office:value-type="string" table:style-name="ce1">
            <text:p>Manchester : Manchester University Press, [2010]</text:p>
          </table:table-cell>
          <table:table-cell table:style-name="ce1"/>
          <table:table-cell office:value-type="string" table:style-name="ce1">
            <text:p>https://library.ecssr.ae/cgi-bin/koha/opac-detail.pl?biblionumber=289756</text:p>
          </table:table-cell>
          <table:table-cell table:number-columns-repeated="16377"/>
        </table:table-row>
        <table:table-row table:style-name="ro1">
          <table:table-cell office:value-type="string" table:style-name="ce1">
            <text:p>289757</text:p>
          </table:table-cell>
          <table:table-cell office:value-type="string" table:style-name="ce1">
            <text:p>The Conservatives in crisis /</text:p>
          </table:table-cell>
          <table:table-cell table:style-name="ce1"/>
          <table:table-cell office:value-type="string" table:style-name="ce1">
            <text:p>This electronic version has been made available under a Creative Commons (BY-NC-ND) open access license. The Conservative Party's survival as a significant political force was now open to serious question for the first time since the crisis over the Corn Laws. The Labour Party has commanded a fairly consistent level of attention, whether in office or in opposition. But it seems that the Conservatives are fated to be regarded either as unavoidable or irrelevant. This book presents an analysis that suggests that the party leader plays a less important role in Conservative recoveries than a distinctive policy programme and an effective party organization. It examines the Conservative position on a series of key issues, highlighting the difficult dilemmas which confronted the party after 1997, notably on economic policy. New Labour's acceptance of much of the main thrust of Thatcherite economic policy threw the Conservatives off balance. The pragmatism of this new position and the 'In Europe, not run by Europe' platform masked a significant move towards Euro-skepticism. The book also traces how the Scottish Conservative and Unionist Parties adapted to the creation of the Scottish Parliament, exploring the re-organisation of the Scottish party, its electoral fortunes and political prospects in the new Scottish politics. It examines issues of identity and nationhood in Conservative politics in the 1997-2001 period, focusing on the 'English Question' and the politics of 'race'. The predictable results of the Conservatives' failure to develop an attractive, consistent narrative are then analysed. Right-wing populist parties with charismatic leaders enjoyed some electoral success under the proportional representation systems in 2002.</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7</text:p>
          </table:table-cell>
          <table:table-cell table:number-columns-repeated="16377"/>
        </table:table-row>
        <table:table-row table:style-name="ro1">
          <table:table-cell office:value-type="string" table:style-name="ce1">
            <text:p>289758</text:p>
          </table:table-cell>
          <table:table-cell office:value-type="string" table:style-name="ce1">
            <text:p>Turkey: facing a new millennium : Coping with intertwined conflicts /</text:p>
          </table:table-cell>
          <table:table-cell office:value-type="string" table:style-name="ce1">
            <text:p>Nachmani, Amikam,</text:p>
          </table:table-cell>
          <table:table-cell office:value-type="string" table:style-name="ce1">
            <text:p>This electronic version has been made available under a Creative Commons (BY-NC-ND) open access license. Turkey's involvement in the Gulf War in 1991 paved the way for the country's acceptance into the European Union. This book traces that process and in the first part looks at Turkey's foreign policy in the 1990s, considering the ability of the country to withstand the repercussions of the fall of communism. It focuses on Turkey's achievement in halting and minimising the effects of the temporary devaluation in its strategic importance that resulted from the waning of the Cold War and the disintegration of the Soviet Union, the skilful way in which Turkey avoided becoming embroiled in the ethnic upheavals in Central Asia, the Balkans and the Middle East, and the development of a continued policy of closer integration into the European and western worlds.Internal politics are the focus of the second part of the book, addressing the curbing of the Kurdish revolt, the economic gains made, and the strengthening of civil society. Nachmani goes on to analyse the prospects for Turkey in the twenty-first century, in the light of the possible integration into Europe, which may leave the country's leadership free to deal effectively with domestic issues.This book will make crucial reading for anyone studying Turkish politics, or indeed European or European Union politic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8</text:p>
          </table:table-cell>
          <table:table-cell table:number-columns-repeated="16377"/>
        </table:table-row>
        <table:table-row table:style-name="ro1">
          <table:table-cell office:value-type="string" table:style-name="ce1">
            <text:p>289759</text:p>
          </table:table-cell>
          <table:table-cell office:value-type="string" table:style-name="ce1">
            <text:p>The Israeli response to Jewish extremism and violence /</text:p>
          </table:table-cell>
          <table:table-cell office:value-type="string" table:style-name="ce1">
            <text:p>Pedahzur, Ami,</text:p>
          </table:table-cell>
          <table:table-cell office:value-type="string" table:style-name="ce1">
            <text:p>This electronic version has been made available under a Creative Commons (BY-NC-ND) open access license. This book looks at the theoretical issue of how a democracy can defend itself from those wishing to subvert or destroy it without being required to take measures that would impinge upon the basic principles of the democratic idea. It links social and institutional perspectives to the study, and includes a case study of the Israeli response to Jewish extremism and violence, which tests the theoretical framework outlined in the first chapter. There is an extensive diachronic scrutiny of the state's response to extremist political parties, violent organizations and the infrastructure of extremism and intolerance within Israeli society. The book emphasises the dynamics of the response and the factors that encourage or discourage the shift from less democratic and more democratic models of response.</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59</text:p>
          </table:table-cell>
          <table:table-cell table:number-columns-repeated="16377"/>
        </table:table-row>
        <table:table-row table:style-name="ro1">
          <table:table-cell office:value-type="string" table:style-name="ce1">
            <text:p>289760</text:p>
          </table:table-cell>
          <table:table-cell office:value-type="string" table:style-name="ce1">
            <text:p>Implementing international environmental agreements in Russia /</text:p>
          </table:table-cell>
          <table:table-cell office:value-type="string" table:style-name="ce1">
            <text:p>Hønneland, Geir,</text:p>
          </table:table-cell>
          <table:table-cell office:value-type="string" table:style-name="ce1">
            <text:p>This electronic version has been made available under a Creative Commons (BY-NC-ND) open access license. This systematic study considers how international environmental agreements are transformed into political action in Russia, using three illuminating case studies on the implementation process in the fields of fisheries management, nuclear safety and air pollution control. It develops the social science debate on international environmental regimes and "implementing activities" at both national and international level to include regional consideration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60</text:p>
          </table:table-cell>
          <table:table-cell table:number-columns-repeated="16377"/>
        </table:table-row>
        <table:table-row table:style-name="ro1">
          <table:table-cell office:value-type="string" table:style-name="ce1">
            <text:p>289761</text:p>
          </table:table-cell>
          <table:table-cell office:value-type="string" table:style-name="ce1">
            <text:p>Human Rights and the Borders of Suffering : The Promotion of Human Rights in International Politics /</text:p>
          </table:table-cell>
          <table:table-cell office:value-type="string" table:style-name="ce1">
            <text:p>Brown, Anne,</text:p>
          </table:table-cell>
          <table:table-cell office:value-type="string" table:style-name="ce1">
            <text:p>This electronic version has been made available under a Creative Commons (BY-NC-ND) open access license. This study of human rights argues for a greater openness in the ways we approach human rights and international rights promotion. Starting with the realities of abuse rather than the liberal architectures of rights, it casts human rights as a language for probing the political dimensions of suffering, and shows Western rights models as substantial but problematic. Brown shows that rather than a message from "us" to "them", rights promotion is a long and difficult conversation about the relationship between political organisation and suffering. Three case studies are explored - the Tiananmen Square massacre, East Timor and the circumstances of indigenous Australians.</text:p>
          </table:table-cell>
          <table:table-cell office:value-type="string" table:style-name="ce1">
            <text:p>Manchester : Manchester University Press, [2010]</text:p>
          </table:table-cell>
          <table:table-cell table:style-name="ce1"/>
          <table:table-cell office:value-type="string" table:style-name="ce1">
            <text:p>https://library.ecssr.ae/cgi-bin/koha/opac-detail.pl?biblionumber=289761</text:p>
          </table:table-cell>
          <table:table-cell table:number-columns-repeated="16377"/>
        </table:table-row>
        <table:table-row table:style-name="ro1">
          <table:table-cell office:value-type="string" table:style-name="ce1">
            <text:p>289766</text:p>
          </table:table-cell>
          <table:table-cell office:value-type="string" table:style-name="ce1">
            <text:p>After the new social democracy /</text:p>
          </table:table-cell>
          <table:table-cell office:value-type="string" table:style-name="ce1">
            <text:p>Fitzpatrick, Tony,</text:p>
          </table:table-cell>
          <table:table-cell office:value-type="string" table:style-name="ce1">
            <text:p>This electronic version has been made available under a Creative Commons (BY-NC-ND) open access license. Social democracy has made a political comeback in recent years, especially under the influence of the 'Third Way'. Not everyone is convinced, however, that 'Third Way' social democracy is the best means of reviving the Left's project. This book considers this dissent and offers an alternative approach. Bringing together a range of social and political theories, it engages with some contemporary debates regarding the present direction and future of the Left. Drawing upon egalitarian, feminist and environmental ideas, the book proposes that the social democratic tradition can be renewed but only if the dominance of conservative ideas is challenged more effectively. It explores a number of issues with this aim in mind, including justice, the state, democracy, new technologies, future generations and the advances in genetic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66</text:p>
          </table:table-cell>
          <table:table-cell table:number-columns-repeated="16377"/>
        </table:table-row>
        <table:table-row table:style-name="ro1">
          <table:table-cell office:value-type="string" table:style-name="ce1">
            <text:p>289765</text:p>
          </table:table-cell>
          <table:table-cell office:value-type="string" table:style-name="ce1">
            <text:p>Market relations and the competitive process /</text:p>
          </table:table-cell>
          <table:table-cell table:style-name="ce1"/>
          <table:table-cell office:value-type="string" table:style-name="ce1">
            <text:p>This electronic version has been made available under a Creative Commons (BY-NC-ND) open access license. There has been increasing interest and debate in recent years on the instituted nature of economic processes in general and the related ideas of the market, in particular the competitive process. This debate lies at the interface between two largely independent disciplines, economics and sociology, and reflects an attempt to bring the two fields of discourse more closely together. This book explores this interface in a number of ways, looking at the competitive process and market relations from a number of different perspectives. It includes a wide range of contributors, most of whom are leading writers and thinkers in the field.The book considers the social role of economic institutions in society and examines the various meanings embedded in the word 'markets', as well as developing arguments on the nature of competition as an instituted economic process, rather than as competition being something that disturbs norms or institutions. It goes on to consider the deeper and more involved connection between markets and cognition, explaining how institutions can ease cognitive difficulties, and the effect of culture on markets and competition is also fully studied.This book will be of vital use to students and academics working in the fields of economics, sociology and business studies. It sketches the agenda for future research about markets and the competitive proces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65</text:p>
          </table:table-cell>
          <table:table-cell table:number-columns-repeated="16377"/>
        </table:table-row>
        <table:table-row table:style-name="ro1">
          <table:table-cell office:value-type="string" table:style-name="ce1">
            <text:p>289764</text:p>
          </table:table-cell>
          <table:table-cell office:value-type="string" table:style-name="ce1">
            <text:p>Balkan holocausts? /</text:p>
          </table:table-cell>
          <table:table-cell office:value-type="string" table:style-name="ce1">
            <text:p>MacDonald, David Bruce,</text:p>
          </table:table-cell>
          <table:table-cell office:value-type="string" table:style-name="ce1">
            <text:p>This electronic version has been made available under a Creative Commons (BY-NC-ND) open access license. Comparing and contrasting propaganda in Serbia and Croatia from 1986 to 1999, this book analyses each group's contemporary interpretations of history and current events. It offers a detailed discussion of Holocaust imagery and the history of victim-centred writing in nationalist theory, including the links between the comparative genocide debate, the so-called Holocaust industry, and Serbian and Croatian nationalism. There is a detailed analysis of Serbian and Croatian propaganda over the Internet, detailing how and why the Internet war was as important as the ground wars in Kosovo, Croatia and Bosnia-Hercegovina, and a theme-by-theme analysis of Serbian and Croatian propaganda, using contemporary media sources, novels, academic works and journals.</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64</text:p>
          </table:table-cell>
          <table:table-cell table:number-columns-repeated="16377"/>
        </table:table-row>
        <table:table-row table:style-name="ro1">
          <table:table-cell office:value-type="string" table:style-name="ce1">
            <text:p>289763</text:p>
          </table:table-cell>
          <table:table-cell office:value-type="string" table:style-name="ce1">
            <text:p>The forgotten French /</text:p>
          </table:table-cell>
          <table:table-cell office:value-type="string" table:style-name="ce1">
            <text:p>Atkin, Nicholas,</text:p>
          </table:table-cell>
          <table:table-cell office:value-type="string" table:style-name="ce1">
            <text:p>This electronic version has been made available under a Creative Commons (BY-NC-ND) open access license. It is widely assumed that the French in the British Isles during the Second World War were fully fledged supporters of General de Gaulle, and that, across the channel at least, the French were a 'nation of resisters'. This study reveals that most exiles were on British soil by chance rather than by design, and that many were not sure whether to stay. Overlooked by historians, who have concentrated on the 'Free French' of de Gaulle, these were the 'Forgotten French': refugees swept off the beaches of Dunkirk; servicemen held in camps after the Franco-German armistice; Vichy consular officials left to cater for their compatriots; and a sizeable colonist community based mainly in London. Drawing on little-known archival sources, this study examines the hopes and fears of those communities who were bitterly divided among themselves, some being attracted to Pétain as much as to de Gaulle.</text:p>
          </table:table-cell>
          <table:table-cell office:value-type="string" table:style-name="ce1">
            <text:p>Manchester : Manchester University Press, [2010]</text:p>
          </table:table-cell>
          <table:table-cell table:style-name="ce1"/>
          <table:table-cell office:value-type="string" table:style-name="ce1">
            <text:p>https://library.ecssr.ae/cgi-bin/koha/opac-detail.pl?biblionumber=289763</text:p>
          </table:table-cell>
          <table:table-cell table:number-columns-repeated="16377"/>
        </table:table-row>
        <table:table-row table:style-name="ro1">
          <table:table-cell office:value-type="string" table:style-name="ce1">
            <text:p>289762</text:p>
          </table:table-cell>
          <table:table-cell office:value-type="string" table:style-name="ce1">
            <text:p>George III : King and politicians 1760-1770 /</text:p>
          </table:table-cell>
          <table:table-cell office:value-type="string" table:style-name="ce1">
            <text:p>Thomas, Peter,</text:p>
          </table:table-cell>
          <table:table-cell office:value-type="string" table:style-name="ce1">
            <text:p>This electronic version has been made available under a Creative Commons (BY-NC-ND) open access license. The eighteenth-century was long deemed 'the classical age of the constitution' in Britain, with cabinet government based on a two-party system of Whigs and Tories in Parliament, and a monarchy whose powers had been emasculated by the Glorious Revolution o. This study furthers the work of Sir Lewis Namier who argued in 1929 that no such party system existed, George III was not a cypher and that Parliament was an administration comprising of factions and opposition. George III was a high-profile and well-known character in British history whose policies have often been blamed for the loss of Britain's American colonies, around whom rages a perennial dispute over his aims: was he seeking to restore royal power, or merely excercising his constitutional rights?. The first chronological survey of the first ten years of George III's reign through power politics and policy-making.</text:p>
          </table:table-cell>
          <table:table-cell office:value-type="string" table:style-name="ce1">
            <text:p>Manchester : Manchester University Press, [2018]</text:p>
          </table:table-cell>
          <table:table-cell table:style-name="ce1"/>
          <table:table-cell office:value-type="string" table:style-name="ce1">
            <text:p>https://library.ecssr.ae/cgi-bin/koha/opac-detail.pl?biblionumber=289762</text:p>
          </table:table-cell>
          <table:table-cell table:number-columns-repeated="16377"/>
        </table:table-row>
        <table:table-row table:style-name="ro1">
          <table:table-cell office:value-type="string" table:style-name="ce1">
            <text:p>289871</text:p>
          </table:table-cell>
          <table:table-cell office:value-type="string" table:style-name="ce1">
            <text:p>Navigating our way to solutions in marine conservation /</text:p>
          </table:table-cell>
          <table:table-cell office:value-type="string" table:style-name="ce1">
            <text:p>Crowder, Larry B.</text:p>
          </table:table-cell>
          <table:table-cell office:value-type="string" table:style-name="ce1">
            <text:p>Navigating Our Way reflects the broader insights and diverse voices revolutionizing marine conservation. This volume brings together an array of scholars, practitioners, and experts from multiple fields, creating a network of trans-disciplinary and multi-cultural perspectives to address the complex problems in marine conservation. Larry B. Crowder, a leading voice in the field, has curated contributions on a wide range of topics, including critically endangered species in the Bahamas, Argentinian penguins, and the ecosystems of our coral reefs. The book delves deeply into human relationships with nature, the development of climate-smart solutions, and the governance of collective action. Committed to inclusivity, this volume also includes conversations across the disciplines of natural sciences, social sciences, and governance, incorporating both Western and Indigenous knowledge traditions. This volume is highly relevant to marine conservation scholars, practitioners, managers, and students, and anyone interested in preserving our marine environment.</text:p>
          </table:table-cell>
          <table:table-cell office:value-type="string" table:style-name="ce1">
            <text:p>Cambridge, UK : Open Book Publishers, 2025.</text:p>
          </table:table-cell>
          <table:table-cell office:value-type="string" table:style-name="ce1">
            <text:p>Acknowledgements -- Larry B. Crowder -- Foreword -- Kai N. Lee -- Navigating our way to solutions in marine conservation: An introduction -- Larry B. Crowder -- Diverse approaches to species conservation -- 1. Conserving penguins via land and sea protection -- Pablo Garcia Borboroglu and Laura M. Reyes -- 2. Conservation as a marathon vs. a sprint: The race to save critically endangered Nassau grouper in the Bahamas -- Krista D. Sherman -- 3. Goliath grouper Epinephelus itajara conservation in Cuba: A protected area, ecotourism and fisheries effort -- Fabián Pina Amargós, Tamara Figueredo Martín, and Yunier Olivera Espinosa -- 4. New approaches to conserving endangered sea turtles -- Dana K. Briscoe, Bianca S. Santos, Calandra N. Turner Tomaszewicz, and Larry B. Crowder -- Interdisciplinary approaches to marine ecosystems -- 5. Climate change impacts on the fisheries and aquaculture sectors with a focus on Malaysia -- Lubna Alam, Mazlin Bin Mokhtar, and Ussif Rashid Sumaila -- 6. Mainstreaming voluntary marine conservation programs: Insights from TURF-Reserves -- Stefan Gelcich, C. Josh Donlan, Benjamin Lagos, Rodrigo Sánchez Grez, and Rodrigo A. Estévez -- 7. Leadership in the global commons: Protecting the Ross Sea, Antarctica -- Cassandra Brooks and John Weller -- 8. Marine spatial planning in the age of climate change -- Catarina Frazão Santos, Tundi Agardy, and Elena Gissi -- Innovative Pathways to Solutions -- 9. Exploring how place connections support sustainability solutions in marine socio-ecological systems -- Nicole M. Ardoin, Ryan J. O’Connor, Alison W. Bowers -- 10. A brief conservationist’s guide to self-governance with illustrations from small-scale fisheries -- Xavier Basurto -- 11. Trait-based tools aid conservation planning for predator range shifts -- Stephanie J. Green -- 12. Modern marine conservation using environmental nucleic acids (eDNA and eRNA) -- Collin J. Closek, Louw Claassens, and Helen J. Killeen -- 13. Building the scientific and analytical framework for Dynamic Ocean Management -- Elliott L. Hazen, Briana Abrahms, Hannah Blondin, Kylie Scales, and Heather Welch -- Linking natural and social science to governance -- 14. Power, politics, and culture: The human dimensions of marine conservation technology -- Lekelia D. Jenkins -- 15. Indigenous leadership is essential to conservation: Examples from coastal British Columbia -- Andrea J. Reid and Natalie C. Ban -- 16. A conservation practitioner’s guide to using a human-rights-based approach: applications in small-scale fisheries -- Elena M. Finkbeiner, Juno Fitzpatrick, Lily Z. Zhao, Gabrielle Lout, Marissa Anne S. Miller, Juan Carlos Jeri, and John N. Kittinger -- 17. Blue Justice principles for small-scale fisheries in marine protected areas -- Ratana Chuenpagdee and Svein Jentoft -- Diverse voices foster diverse solutions -- 18. Advancing youth-led movements for the ocean is essential -- Daniela Fernandez -- 19. Recruiting, retaining and championing women, LGBTQ+, and POC researchers in marine conservation -- Leo C. Gaskins and Julia K. Baum -- 20. Building equal partnerships for conservation success -- Asha de Vos -- 21. Diversity in marine science -- Aliyah Griffith -- 22. The Small Island Developing States (SIDS) science/policy/business nexus -- Lorna Inniss -- 23. Strengthening NGO networks and capacity building for ocean sustainability in China -- Han Han -- 24. Conclusion -- Building a new global vision for marine conservation: Inspiration, networking and capacity sharing -- Larry B. Crowder -- Index.</text:p>
          </table:table-cell>
          <table:table-cell office:value-type="string" table:style-name="ce1">
            <text:p>https://library.ecssr.ae/cgi-bin/koha/opac-detail.pl?biblionumber=289871</text:p>
          </table:table-cell>
          <table:table-cell table:number-columns-repeated="16377"/>
        </table:table-row>
        <table:table-row table:style-name="ro1">
          <table:table-cell office:value-type="string" table:style-name="ce1">
            <text:p>289870</text:p>
          </table:table-cell>
          <table:table-cell office:value-type="string" table:style-name="ce1">
            <text:p>Disability inclusion in humanitarian crises : robust human rights norms? /</text:p>
          </table:table-cell>
          <table:table-cell office:value-type="string" table:style-name="ce1">
            <text:p>Funke, Carolin.</text:p>
          </table:table-cell>
          <table:table-cell office:value-type="string" table:style-name="ce1">
            <text:p>This open access book studies disability inclusion in humanitarian crises. It addresses the challenges of recognizing and including persons with disabilities and indicates the degree to which disability is being mainstreamed in international law and humanitarian action. Further, it explores how international organizations have promoted a rights-based understanding of disability in international law, and to what extent this understanding has gained acceptance in humanitarian policy and practice. Theoretically, Funke and Dijkzeul explore the robustness of the disability inclusion norm cluster during processes of institutionalization, translation, and implementation. The book examines these processes from a multi-level perspective, which involves a variety of actors beyond states, including organizations of persons with disabilities. Situating their analysis within the literature on humanitarian action and development, the authors argue for an increased focus on processes "below" the international level in international relations and international law scholarship to better understand disability inclusion.</text:p>
          </table:table-cell>
          <table:table-cell office:value-type="string" table:style-name="ce1">
            <text:p>Cham : Palgrave Macmillan, 2025.</text:p>
          </table:table-cell>
          <table:table-cell office:value-type="string" table:style-name="ce1">
            <text:p>Chapter 1: Introduction -- Chapter 2: Background: Disability and Diversity in Humanitarian Action -- Chapter 3: Understanding Norms, Norm Clusters and Robustness at Different Levels of Global Governance -- Chapter 4: Institutionalizing a New Understanding of Disability in Humanitarian Action at the International Level -- Chapter 5: Translating Disability Inclusion into the Humanitarian System -- Chapter 6: Implementing Disability Inclusion: Comparing Bangladesh and South Sudan -- Chapter 7: Analysis across Actors and Levels -- Chapter 8: Conclusions.</text:p>
          </table:table-cell>
          <table:table-cell office:value-type="string" table:style-name="ce1">
            <text:p>https://library.ecssr.ae/cgi-bin/koha/opac-detail.pl?biblionumber=289870</text:p>
          </table:table-cell>
          <table:table-cell table:number-columns-repeated="16377"/>
        </table:table-row>
        <table:table-row table:style-name="ro1">
          <table:table-cell office:value-type="string" table:style-name="ce1">
            <text:p>289872</text:p>
          </table:table-cell>
          <table:table-cell office:value-type="string" table:style-name="ce1">
            <text:p>Scalable data management for future hardware /</text:p>
          </table:table-cell>
          <table:table-cell office:value-type="string" table:style-name="ce1">
            <text:p>Sattler, Kai-Uwe.</text:p>
          </table:table-cell>
          <table:table-cell office:value-type="string" table:style-name="ce1">
            <text:p>This open access book presents the results of the DFG priority program on Scalable Data Management for Future Hardware. It details requirements and solutions of how modern and future hardware architectures can be leveraged to address the challenges in modern data management. The nine chapters of the book present a wide range of data management architectures in conjunction with current hardware developments, often related to applications in data analytics or machine learning. They cover topics such as hardware-accelerated query or event processing on FPGA, GPU, and multicore CPUs, scalable data management in data center networks or on modern memory and storage technologies, and operating system support. This book provides researchers in academia and industry with a comprehensive combination of data management, operating systems, distributed systems and computer architecture issues necessary to address the requirements from practice as well as to propel innovative ideas and challenging research questions.</text:p>
          </table:table-cell>
          <table:table-cell office:value-type="string" table:style-name="ce1">
            <text:p>Cham : Springer, 2025.</text:p>
          </table:table-cell>
          <table:table-cell office:value-type="string" table:style-name="ce1">
            <text:p>1. ADAMANT: Hardware-Accelerated Query Processing Made Easy -- 2. Query Processing on Heterogeneous Hardware -- 3. Efficient Event Processing on Modern Hardware -- 4. Hybrid Transactional/Analytical Graph Processing in Modern Memory Hierarchies -- 5. MxKernel: A Bare-Metal Runtime System for Database Operations on Heterogeneous Many-Core Hardware -- 6. Scaling beyond DRAM without Compromising Performance -- 7. ReProVide: Query Optimisation and Near-Data Processing on Reconfigurable SoCs for Big Data Analysis -- 8. Scalable Data Management on Next-Generation Data Center Networks -- 9. Managing Very Large Data Sets on Directly-Attached NVMe Arrays.</text:p>
          </table:table-cell>
          <table:table-cell office:value-type="string" table:style-name="ce1">
            <text:p>https://library.ecssr.ae/cgi-bin/koha/opac-detail.pl?biblionumber=289872</text:p>
          </table:table-cell>
          <table:table-cell table:number-columns-repeated="16377"/>
        </table:table-row>
        <table:table-row table:style-name="ro1">
          <table:table-cell office:value-type="string" table:style-name="ce1">
            <text:p>289873</text:p>
          </table:table-cell>
          <table:table-cell office:value-type="string" table:style-name="ce1">
            <text:p>Rule and resistance in the nuclear order : the subversive struggle for a nuclear weapons ban /</text:p>
          </table:table-cell>
          <table:table-cell office:value-type="string" table:style-name="ce1">
            <text:p>Hach, Sascha.</text:p>
          </table:table-cell>
          <table:table-cell office:value-type="string" table:style-name="ce1">
            <text:p>The structures of rule in the Nuclear Non-Proliferation Treaty (NPT) have been challenged by the Humanitarian Initiative and the Treaty on the Prohibition of Nuclear Weapons (TPN). How could this rebellion of comparatively small players against the militarily most powerful states in the world succeed? The answer lies in the formation of an alliance of non-nuclear weapon states and civil society using subversive techniques to counter the discursive and procedural dominance of nuclear weapon states. This resistance was also partially motivated by anti-colonialism. With his analysis, Sascha Hach reveals patterns of exercising power in international relations, the functioning of the nuclear order, and creative methods of success in resistance.</text:p>
          </table:table-cell>
          <table:table-cell office:value-type="string" table:style-name="ce1">
            <text:p>Bielefeld : transcript Verlag, 2025.</text:p>
          </table:table-cell>
          <table:table-cell office:value-type="string" table:style-name="ce1">
            <text:p>Cover -- Contents -- Acknowledgments -- Introduction &amp;amp; research design -- Relevance &amp;amp; research question -- Summary -- Methodology -- Case selection -- Data basis -- Primary sources for the analysis of the TPN norm genesis and substance -- Qualitative interviews -- Reflections -- Outline of the analysis -- State of the art -- 1. Analytical framework -- 1.1 Rule &amp;amp; resistance -- Rule -- Resistance -- 1.2 Critical &amp;amp; post‐colonial perspective -- Epistemic &amp;amp; discursive continuity -- Colonial imprints in the nuclear order -- Excessive Violence -- Eurocentrism -- Primacy of the state -- Racism -- Economic exploitation -- Patriarchal domination -- 2. The NPT as founding treaty of nuclear rule -- 2.1 The nuclear order -- 2.2 The non‐proliferation regime as a system of rule -- 2.3 Dynamics of rule &amp;amp; resistance within the NPT -- 2.4 Regime failure on disarmament -- 3. The TPN: product of a subversive struggle of resistance -- 3.1 Who resists? The "Humanitarian Initiative" -- Individual states &amp;amp; the core group -- Groups of states &amp;amp; the Global South -- Civil society &amp;amp; ICAN -- The ICRC &amp;amp; academia -- Cooperation in a multi‐stakeholder network -- 3.2 When were forces joined? The NPT as a point of departure &amp;amp; return -- Connecting at the Review Conference 2010 -- Showdown at the Review Conference 2015 -- 3.3 What do they say? Communicating &amp;amp; opening space with a humanitarian code -- Humanitarian reframing of nuclear weapons discourse -- Humanitarian Statements -- The Conferences on the Humanitarian Impact of Nuclear Weapons -- 3.4 What do they mean? Underlying resistant motivations -- Against nuclear rule, for radical but gentle change -- Objecting to hierarchy &amp;amp; discrimination -- Questioning institutionalization -- Condemning poor performance, imbalance &amp;amp; injustice -- Pursuing equality and diversity -- Challenging NWS and empowering NNWS -- Driving dynamization and change -- Preserving (which?) status quo -- Summary -- Selective anti‐colonial impetus -- Addressing post‐colonial continuity in testing -- Rejecting nuclear violence -- Promoting a subaltern perspective -- Standing up for human security -- Isolated criticism of nuclear racism -- Complaining about economic unfairness -- Debating gender sensitivity -- Summary -- 3.5 How to resist? Subversion by changing procedures -- The open‐ended working group: a rebellion according to the rules -- Negotiating without nuclear weapon states -- 3.6 Which were the reactions &amp;amp; output? Backfire &amp;amp; potential for change -- Attempts to contain the resistance -- A founding treaty of a transformative, yet conservative nuclear order -- Conclusion -- Role of rule &amp;amp; resistance in the Humanitarian Initiative &amp;amp; TPN process -- Complex influence of the anti‐colonial impetus -- The puzzle (and limits) of success: a struggle of subversive opposition -- Questions arising for further research -- Postscript -- Abbreviations -- References.</text:p>
          </table:table-cell>
          <table:table-cell office:value-type="string" table:style-name="ce1">
            <text:p>https://library.ecssr.ae/cgi-bin/koha/opac-detail.pl?biblionumber=289873</text:p>
          </table:table-cell>
          <table:table-cell table:number-columns-repeated="16377"/>
        </table:table-row>
        <table:table-row table:style-name="ro1">
          <table:table-cell office:value-type="string" table:style-name="ce1">
            <text:p>289874</text:p>
          </table:table-cell>
          <table:table-cell office:value-type="string" table:style-name="ce1">
            <text:p>Gaming the Metaverse /</text:p>
          </table:table-cell>
          <table:table-cell office:value-type="string" table:style-name="ce1">
            <text:p>Beil, Benjamin.</text:p>
          </table:table-cell>
          <table:table-cell office:value-type="string" table:style-name="ce1">
            <text:p>Neal Stephensons 1992 novel Snow Crash conceived of the Metaverse as an escapist medium within a dystopian future. By the early 2000s, his vision had evolved into a blueprint for pioneering virtual worlds, notably Second Life. In the 2010s, technology companiesfrom Meta to Epic Gamesrecast the Metaverse as the next frontier of digital experience and revenue generation. Now, in the 2020s, the still speculative concept encompasses a convergence of extended reality technologies alongside blockchain systems and artificial intelligence.</text:p>
          </table:table-cell>
          <table:table-cell office:value-type="string" table:style-name="ce1">
            <text:p>Bielefeld : transcript Verlag, 2025.</text:p>
          </table:table-cell>
          <table:table-cell office:value-type="string" table:style-name="ce1">
            <text:p>Cover -- Table of Contents -- Preface and Acknowledgements -- Metaverse's Modern Prehistory. Utopian Media from the Total Work of Art and Total Cinema to Cyberspace and Holodeck -- Imaginations -- The Metaverse and Other Digital Delusions -- Incarnations of the Metaverse in Science Fiction -- Dreaming the Metaverse. Virtual Worlds as Audiovisual Fantasy -- Body-Crash: "The Impact Will Be Real". On How the Metaverse Could Affect Our Bodies -- Metaverse (Re)Visions. Back to the Future of the Internet -- The Metaverse: What's Now, What's Next -- Achievements -- From Pixels to Emotions. Exploring Atmospheres in Metaverse Art Exhibitions -- Virtual Wonderlands. Insights from NRW-Forum D usseldorf's WWWFORUM Project: An Interview -- Creating a GTP-3-driven Chatbot for Social Virtual Reality. Quantum Bar -- Let's Play the Metaverse …! Expanded Realities as Transparent Playheads -- Towards a Responsible Metaverse. Digital Fashion, Avatars, and the Promise of Identity in Virtual Worlds -- Akihabara. A Proto-Metaverse -- Contributors.</text:p>
          </table:table-cell>
          <table:table-cell office:value-type="string" table:style-name="ce1">
            <text:p>https://library.ecssr.ae/cgi-bin/koha/opac-detail.pl?biblionumber=289874</text:p>
          </table:table-cell>
          <table:table-cell table:number-columns-repeated="16377"/>
        </table:table-row>
        <table:table-row table:style-name="ro1">
          <table:table-cell office:value-type="string" table:style-name="ce1">
            <text:p>289875</text:p>
          </table:table-cell>
          <table:table-cell office:value-type="string" table:style-name="ce1">
            <text:p>The Terrorism News Beat : Professionalism, Profit, and the Press /</text:p>
          </table:table-cell>
          <table:table-cell office:value-type="string" table:style-name="ce1">
            <text:p>Hoffman, Aaron M.</text:p>
          </table:table-cell>
          <table:table-cell office:value-type="string" table:style-name="ce1">
            <text:p>Critics of terrorism news coverage often describe it as a sensationalized and intimidating area of reporting. However, this characterization offers a misleading guide to the coverage of terrorist threats and attacks, counterterrorism, and community responses to terrorism that appears in U.S. newspapers. Counterterrorism--not terrorist threats or attacks--is the most reported-on subject in newspapers such as the New York Times and Wall Street Journal. Rather than focusing on accounts of terrorist attacks, militarized counterterrorism, or counterterrorism failures, journalists more often cover counterterrorism successes, criminal justice, and diplomatic or community responses to terrorism. The Terrorism News Beat engages thinking about terrorism and the news media from the fields of political science, communication, criminology, economics, and sociology using multimethod research involving more than 2,500 newspaper articles published between 1997 and 2018. Chapters analyze the terrorism news beat's subject matter, language, and coverage of the Oklahoma City Bombing, Olympic Park bombing, 9/11 attacks, DC Sniper case, and Dallas Police shooting. When it comes to language use, Hoffman finds that, rather than giving into the temptation to convey the news in lurid detail, journalists are minimalists. The language used to depict events on the terrorism beat is typically moderate and extreme words like "torture" appear only as necessary. The Terrorism News Beat shows that contrary to claims of sensationalism, the tone of terrorism coverage becomes even more sober during terrorism crises than it is during non-crisis periods and meets journalistic standards for quality.</text:p>
          </table:table-cell>
          <table:table-cell office:value-type="string" table:style-name="ce1">
            <text:p>Ann Arbor : University of Michigan Press, 2025.</text:p>
          </table:table-cell>
          <table:table-cell office:value-type="string" table:style-name="ce1">
            <text:p>Intro -- Contents -- Preface and Acknowledgments -- List of Illustrations -- Chapter 1. A Very Bad News Beat? -- Chapter 2. Continuity, Change, and the Professional-Media Thesis -- Chapter 3. Terrorism Beat Topics, 1997-2014 -- Chapter 4. The Language of the Terrorism Beat -- Chapter 5. Overestimating Journalists, Underestimating Audiences -- Chapter 6. Near and Dear: Spatial Variation in the Coverage of the Boston Marathon Bombing -- Chapter 7. Distance and Media Coverage in Five Terrorism Crises -- Chapter 8. Conclusions about a Surprisingly Sober News Beat -- References -- Index.</text:p>
          </table:table-cell>
          <table:table-cell office:value-type="string" table:style-name="ce1">
            <text:p>https://library.ecssr.ae/cgi-bin/koha/opac-detail.pl?biblionumber=289875</text:p>
          </table:table-cell>
          <table:table-cell table:number-columns-repeated="16377"/>
        </table:table-row>
        <table:table-row table:style-name="ro1">
          <table:table-cell office:value-type="string" table:style-name="ce1">
            <text:p>289876</text:p>
          </table:table-cell>
          <table:table-cell office:value-type="string" table:style-name="ce1">
            <text:p>User Experience + Artificial Intelligence : Assessing the Qualities of AI-Infused Systems /</text:p>
          </table:table-cell>
          <table:table-cell office:value-type="string" table:style-name="ce1">
            <text:p>Spallazzo, Davide.</text:p>
          </table:table-cell>
          <table:table-cell office:value-type="string" table:style-name="ce1">
            <text:p>This open access book addresses the thriving trend of embedding artificial intelligence (AI) and machine learning (ML) capabilities in products and services reaching the lay public, focusing on the user experience (UX) they prompt from a designerly perspective. It offers a UX evaluation method designed explicitly for AI-infused systems to answer one of the core problems affecting the relationship and interactions people have with such artefacts. The work investigates how people perceive and make sense of systems integrating AI capabilities, trying to understand how their meaning and significance can affect the experience of such products and what design challenges may arise. Given the fundamental premise that current UX methods cannot address AI-infused artefacts, it introduces the results of Meet-AI, a research project exploring specific ways to tackle these problems. The book then presents a comprehensive analysis of current UX methods, and a literature review focused on detecting possible gaps and the most suitable qualities to describe AI-infused systems, and summarizes the findings from all previous investigations into a UX evaluation scale: AIXE (AI user eXperience Evaluation). The book also portrays how the tool has been validated and expanded to become a more comprehensive method. It further describes how the scale has been applied to a comparative study of domestic smart speakers, and introduces a reversed interpretation of the outcomes, framing them as heuristics to inform the early phases of the design process and paving the way for future experimentations in the meta-design dimension.</text:p>
          </table:table-cell>
          <table:table-cell office:value-type="string" table:style-name="ce1">
            <text:p>Cham : Springer, 2025.</text:p>
          </table:table-cell>
          <table:table-cell office:value-type="string" table:style-name="ce1">
            <text:p>Front Matter pp 2-8; 7 pages -- Introduction pp 9-15; 7 pages -- Making Sense of AI-Infused Systems. Framing Current Design Challenges pp 16-38; 23 pages -- UX Dimensions for AI. Past and Future Perspectives pp 39-65; 27 pages -- Unpacking AI-Infused Systems Qualities. Building a UX Evaluation Method pp 66-79; 14 pages -- AIXE. A Method to Evaluate the UX of Systems Integrating AI pp 80-95; 16 pages -- Applying AIXE to Compare Domestic Smart Speakers pp 96-109; 14 pages -- Conclusions pp 110-118; 9 pages.</text:p>
          </table:table-cell>
          <table:table-cell office:value-type="string" table:style-name="ce1">
            <text:p>https://library.ecssr.ae/cgi-bin/koha/opac-detail.pl?biblionumber=289876</text:p>
          </table:table-cell>
          <table:table-cell table:number-columns-repeated="16377"/>
        </table:table-row>
        <table:table-row table:style-name="ro1">
          <table:table-cell office:value-type="string" table:style-name="ce1">
            <text:p>289878</text:p>
          </table:table-cell>
          <table:table-cell office:value-type="string" table:style-name="ce1">
            <text:p>Paradigm Shifts in Management Theory /</text:p>
          </table:table-cell>
          <table:table-cell office:value-type="string" table:style-name="ce1">
            <text:p>Su kowski, ukasz.</text:p>
          </table:table-cell>
          <table:table-cell office:value-type="string" table:style-name="ce1">
            <text:p>Paradigm Shifts in Management Theory is an illuminating exploration of the evolving landscape of management science. This book goes beyond the surface, delving into profound insights and perspectives that redefine traditional paradigms.</text:p>
          </table:table-cell>
          <table:table-cell office:value-type="string" table:style-name="ce1">
            <text:p>Oxford : Taylor &amp;amp; Francis Group, 2025.</text:p>
          </table:table-cell>
          <table:table-cell office:value-type="string" table:style-name="ce1">
            <text:p>Cover -- Half Title -- Series Page -- Title Page -- Copyright Page -- Table of Contents -- List of Tables -- Introduction -- Part I: Theoretical Approach to Paradigms in Management Science -- 1 Basics of Management Science -- 2 How Creating Knowledge in Management Science -- 3 Current Paradigms in Management Science -- 4 The Challenges of Current Paradigms in Management Science -- Part II: Reevaluation of Current Paradigms in Management Science -- 5 What Is a Paradigm Shifts in Management Science? -- 6 Understanding Paradigm Shifts -- 7 Radical Paradigm Shifts -- 8 Critical View of Paradigm Shifts -- 9 Institutional View of Paradigm Shifts -- Part III: A Practical New Approach to Paradigms in Management Science -- 10 A New Approach to Creating Knowledge in Management Science -- 11 Paradigm Shifts in Human Resources Management -- 12 Paradigm Shifts in Strategic Management -- 13 Paradigm Shifts in Organizational Culture -- 14 Paradigm Shifts in Marketing -- Part IV: Paradigms of the Future in Management Science -- 15 Digital Transformation in Management -- 16 The Role of Big Data in Management -- 17 The Role of Artificial Intelligence and Machine Learning in Decision-Making -- 18 Effects of Digital Transformation on Management Science -- 19 Future Paradigm? Post-Human Management? -- References -- Index.</text:p>
          </table:table-cell>
          <table:table-cell office:value-type="string" table:style-name="ce1">
            <text:p>https://library.ecssr.ae/cgi-bin/koha/opac-detail.pl?biblionumber=289878</text:p>
          </table:table-cell>
          <table:table-cell table:number-columns-repeated="16377"/>
        </table:table-row>
        <table:table-row table:style-name="ro1">
          <table:table-cell office:value-type="string" table:style-name="ce1">
            <text:p>289879</text:p>
          </table:table-cell>
          <table:table-cell office:value-type="string" table:style-name="ce1">
            <text:p>Understanding Human-Nature Practices for Environmental Management : Examples from Northern Europe /</text:p>
          </table:table-cell>
          <table:table-cell office:value-type="string" table:style-name="ce1">
            <text:p>Keskitalo, E. C. H.</text:p>
          </table:table-cell>
          <table:table-cell office:value-type="string" table:style-name="ce1">
            <text:p>Nature has often been understood in literature through a disjunction to human systems. This can be seen in the nature-culture binary, or even more clearly in the opposition of 'wilderness' to 'civilization'.</text:p>
          </table:table-cell>
          <table:table-cell office:value-type="string" table:style-name="ce1">
            <text:p>Oxford : Taylor &amp;amp; Francis Group, 2025.</text:p>
          </table:table-cell>
          <table:table-cell office:value-type="string" table:style-name="ce1">
            <text:p>Cover -- Half Title -- Title Page -- Copyright Page -- Table of Contents -- List of illustrations -- List of contributors -- Foreword -- 1. Introduction -- 2. '10,000 years of cultural encounters': Understanding northern landscapes through allemannsretten, friluftsliv and outdoor recreation moralities -- 3. 'A linguistically outrageous expression': The semantic evolution of nature protection in Norwegian statutory law from 1910 to 2009 -- 4. Schematic land-use binaries as a challenge for multivalued forest cultures in rural Finland -- 5. Land, nature and culture in Finnish Lapland -- 6. Approaching rewilding from different national historical contexts: A cultural rather than natural question -- 7. Competing translations of environmental knowledge: The case of Viinivaara groundwater extraction plans -- 8. Blurring binaries and environmental management practices from agricultural productivism to TechnoGarden fixes -- 9. Experiencing untouched nature in the great indoors: On the production of wilderness in Arctic resort enclaves -- 10. Practising degrowth as a business?: Transcending binaries -- 11. Conclusion -- Index.</text:p>
          </table:table-cell>
          <table:table-cell office:value-type="string" table:style-name="ce1">
            <text:p>https://library.ecssr.ae/cgi-bin/koha/opac-detail.pl?biblionumber=289879</text:p>
          </table:table-cell>
          <table:table-cell table:number-columns-repeated="16377"/>
        </table:table-row>
        <table:table-row table:style-name="ro1">
          <table:table-cell office:value-type="string" table:style-name="ce1">
            <text:p>289880</text:p>
          </table:table-cell>
          <table:table-cell office:value-type="string" table:style-name="ce1">
            <text:p>Security Cooperation in the Pacific Islands : Politics, Priorities, and Pathways of the Regional Security Patchwork /</text:p>
          </table:table-cell>
          <table:table-cell office:value-type="string" table:style-name="ce1">
            <text:p>Wallis, Joanne.</text:p>
          </table:table-cell>
          <table:table-cell office:value-type="string" table:style-name="ce1">
            <text:p>Wallis, McNeill, Batley, Powles and the contributors examine the dynamics of Pacific Islands' security cooperation, analysing how it helps address regional security challenges amid the broader strategic competition between China and the United States that is increasingly playing out in the region.</text:p>
          </table:table-cell>
          <table:table-cell office:value-type="string" table:style-name="ce1">
            <text:p>Oxford : Taylor &amp;amp; Francis Group, 2025.</text:p>
          </table:table-cell>
          <table:table-cell office:value-type="string" table:style-name="ce1">
            <text:p>Cover -- Half Title -- Series -- Title -- Copyright -- Contents -- List of Contributors -- Foreword -- Acknowledgement -- 1 Introduction: security cooperation in the Pacific Islands -- Part 1 Regional security cooperation -- 2 The role of the Pacific Islands Forum in regional security cooperation -- 3 The Boe Declaration: more than reconceptualising security -- 4 International organisations and security cooperation in the Pacific Islands -- 5 The Pacific Islands and global security challenges -- Part 2 Partner perspectives on security cooperation -- 6 The Australian perspective on security cooperation in the Pacific Islands -- 7 Security stakeholder and security partner: Aotearoa New Zealand's approach to security cooperation in the Pacific Islands -- 8 United States security cooperation among the Pacific Islands -- 9 The Japanese perspective on Pacific security cooperation: Japan's reemerging geopolitical turn -- 10 The French perspective on Pacific security cooperation -- 11 China's security interest in the Pacific region: Chinese and Pacific perceptions -- 12 Security cooperation in Oceania: An Oceanic perspective -- Part 3 Thematic approaches to security cooperation -- 13 Human security in pandemic times: the case of regional cooperation and local responses -- 14 Health security cooperation in the Pacific Islands -- 15 Rifts in resilience: Pacific humanitarian response and security -- 16 Climate 'securitising' by the Pacific -- 17 Security cooperation and fisheries in the Pacific -- 18 Border security cooperation to combat transnational crime in the Pacific Islands -- 19 Security cooperation to combat corruption in the Pacific: A regional approach -- 20 Conclusion -- Index.</text:p>
          </table:table-cell>
          <table:table-cell office:value-type="string" table:style-name="ce1">
            <text:p>https://library.ecssr.ae/cgi-bin/koha/opac-detail.pl?biblionumber=289880</text:p>
          </table:table-cell>
          <table:table-cell table:number-columns-repeated="16377"/>
        </table:table-row>
        <table:table-row table:style-name="ro1">
          <table:table-cell office:value-type="string" table:style-name="ce1">
            <text:p>289881</text:p>
          </table:table-cell>
          <table:table-cell office:value-type="string" table:style-name="ce1">
            <text:p>Alternative Dispute Resolution in the Western Balkans : Trends and Challenges /</text:p>
          </table:table-cell>
          <table:table-cell office:value-type="string" table:style-name="ce1">
            <text:p>Bungenberg, Marc.</text:p>
          </table:table-cell>
          <table:table-cell office:value-type="string" table:style-name="ce1">
            <text:p>Alternative Dispute Resolution (ADR) is increasingly recognized as an attractive alternative to national court proceedings, especially in international business relations. This open access book focuses on ADR mechanisms in one specific geographical region: the Western Balkans. This region comprises Albania, Bosnia and Herzegovina, Croatia, North Macedonia, Montenegro, Kosovo, and Serbia. Although these countries generally have legal frameworks for ADR mechanisms in place, they remain largely underutilised in practice. Promoting ADR mechanisms in the countries of the Western Balkans could make them more attractive to foreign investors, thereby fostering economic growth. Additionally, the effective implementation of ADR mechanisms could have spill-over effects on national judiciaries, thereby increasing domestic rule of law standards. This would be highly beneficial for the Western Balkan countries, most of which are still aspiring to become Member States of the European Union (EU). To achieve this, they are required to promote the use of ADR mechanisms and align their legal frameworks with EU standards.</text:p>
          </table:table-cell>
          <table:table-cell office:value-type="string" table:style-name="ce1">
            <text:p>Cham : Springer, 2025.</text:p>
          </table:table-cell>
          <table:table-cell table:style-name="ce1"/>
          <table:table-cell office:value-type="string" table:style-name="ce1">
            <text:p>https://library.ecssr.ae/cgi-bin/koha/opac-detail.pl?biblionumber=289881</text:p>
          </table:table-cell>
          <table:table-cell table:number-columns-repeated="16377"/>
        </table:table-row>
        <table:table-row table:style-name="ro1">
          <table:table-cell office:value-type="string" table:style-name="ce1">
            <text:p>289882</text:p>
          </table:table-cell>
          <table:table-cell office:value-type="string" table:style-name="ce1">
            <text:p>New Silk Road : The Architecture of the Belt and Road Initiative /</text:p>
          </table:table-cell>
          <table:table-cell office:value-type="string" table:style-name="ce1">
            <text:p>Bonino, Michele.</text:p>
          </table:table-cell>
          <table:table-cell office:value-type="string" table:style-name="ce1">
            <text:p>China's Belt and Road Initiative, started in 2013, has transformed many places around the world but also China itself. In some cases, it provided crucial infrastructure, such as the General Hospital of Niger in Niamey or the National Library of El Salvador, while it also generated entire new urban areas, e.g. the Free Zone in Khorghos, Kazakhstan, with sometimes controversial effects to local communities and the environment. Based on research undertaken at the Politecnico di Torino, this publication looks at the "Belt and Road Initiative" in architectural and spatial terms. Organized in thematic categories, it entails a survey of 20 case studies and investigates the impact of these China-backed projects. All buildings are documented with maps, architectural drawings and photographs specifically created for this book.</text:p>
          </table:table-cell>
          <table:table-cell office:value-type="string" table:style-name="ce1">
            <text:p>Basel/Berlin/Boston : Walter de Gruyter GmbH, 2025.</text:p>
          </table:table-cell>
          <table:table-cell table:style-name="ce1"/>
          <table:table-cell office:value-type="string" table:style-name="ce1">
            <text:p>https://library.ecssr.ae/cgi-bin/koha/opac-detail.pl?biblionumber=289882</text:p>
          </table:table-cell>
          <table:table-cell table:number-columns-repeated="16377"/>
        </table:table-row>
        <table:table-row table:style-name="ro1">
          <table:table-cell office:value-type="string" table:style-name="ce1">
            <text:p>289883</text:p>
          </table:table-cell>
          <table:table-cell office:value-type="string" table:style-name="ce1">
            <text:p>Humanities for Humans : Clear Thinking on Challenging Issues /</text:p>
          </table:table-cell>
          <table:table-cell office:value-type="string" table:style-name="ce1">
            <text:p>Kacandes, Irene.</text:p>
          </table:table-cell>
          <table:table-cell office:value-type="string" table:style-name="ce1">
            <text:p>Can the academic humanities serve the general public to address some of today's most critical challenges? This unusual volume builds on the conversation series "Humanities for Humans," curated by Irene Kacandes and funded by the De Gruyter Foundation and the New York nonprofit 1014: Space for Ideas, to answer this question in the affirmative. By asking some North America's most prominent academics to think aloud in clear language on topics such as racism, migration, inequality, sustainability, building connection and working toward repair of our communities, this book demonstrates the ultimate value of the imagination in solving seemingly intractable problems. The authors define and distinguish. They offer historical context and concrete examples from North and South America, from Europe, from indigenous cultures, from artists and ordinary folk. By also sharing their own personal trajectories, however, these authors simultaneously anchor their insights in practical terms while highlighting the tangible role of the humanities in the everyday world.</text:p>
          </table:table-cell>
          <table:table-cell office:value-type="string" table:style-name="ce1">
            <text:p>Berlin/Boston : Walter de Gruyter GmbH, 2025.</text:p>
          </table:table-cell>
          <table:table-cell office:value-type="string" table:style-name="ce1">
            <text:p>Note to Readers from the Editor pp vii-viii; 2 pages -- Sponsors’ Foreword pp ix-xii; 4 pages -- Introduction pp 1-30; 30 pages -- Part One: Naming the Problem pp 31-31; 1 page -- Racism, Fascism, Eugenics: The Political Work of Consequential Fictions pp 31-40; 10 pages -- Racial Regimes, Here and Now pp 41-54; 14 pages -- On the Agency of Migrants pp 55-68; 14 pages -- Part Two: Assessing the Stakes pp 69-69; 1 page -- Equality in (Our) Time pp 69-76; 8 pages -- Humanities in the Face of Genocide pp 77-90; 14 pages -- Indigenous Sustainability and an Ethic of Place: Can We Protect the Lands that We Love? pp 91-108; 18 pages -- Part Three: Crafting Connection pp 109-109; 1 page -- All Power to the Imagination pp 109-118; 10 pages -- Turning Controversy into Connection pp 119-140; 22 pages -- Reparative Memory in Practice pp 141-162; 22 pages -- Appendices pp 163-163; 1 page -- Appendix One pp 163-164; 2 pages -- Appendix Two pp 165-166; 2 pages -- Appendix Three pp 167-180; 14 pages.</text:p>
          </table:table-cell>
          <table:table-cell office:value-type="string" table:style-name="ce1">
            <text:p>https://library.ecssr.ae/cgi-bin/koha/opac-detail.pl?biblionumber=289883</text:p>
          </table:table-cell>
          <table:table-cell table:number-columns-repeated="16377"/>
        </table:table-row>
        <table:table-row table:style-name="ro1">
          <table:table-cell office:value-type="string" table:style-name="ce1">
            <text:p>289884</text:p>
          </table:table-cell>
          <table:table-cell office:value-type="string" table:style-name="ce1">
            <text:p>Inclusive Welfare : On the Role of Islamic Social-Public Finance and Monetary Economics /</text:p>
          </table:table-cell>
          <table:table-cell office:value-type="string" table:style-name="ce1">
            <text:p>Juhro, Solikin M.</text:p>
          </table:table-cell>
          <table:table-cell office:value-type="string" table:style-name="ce1">
            <text:p>This open access book serves to spur further development of Islamic economic and financial concepts and practices, particularly in terms of Islamic social-public finance and Islamic monetary policy support. The book has a number of objectives across different aspects. From an academic perspective, the book aims to foster frontier thinking and concepts that advance scientific ideas and teaching materials relating to the Islamic financial system, particularly the role of Islamic social-public finance and Islamic monetary economics. From a policy perspective, the book explores and develops discussions that support public policy innovation, thereby providing comprehensive understanding of policy theories and practices in the Islamic financial system. From a practical perspective, the book is expected to contribute by increasing knowledge and understanding concerning the application and scope of the Islamic economic system. This will confer various benefits to the readers.</text:p>
          </table:table-cell>
          <table:table-cell office:value-type="string" table:style-name="ce1">
            <text:p>Singapore : Springer, 2025.</text:p>
          </table:table-cell>
          <table:table-cell office:value-type="string" table:style-name="ce1">
            <text:p>1. Introduction pp 20-46; 27 pages -- 2. Islamic Economic and Financial System pp 47-99; 53 pages -- 3. Philosophical Foundation and Underlying Principles of Islamic Finance pp 100-125; 26 pages -- 4. Basic Theory of Islamic Social-Public Finance pp 126-193; 68 pages -- 5. Economic Implications of Islamic Social-Public Finance pp 194-227; 34 pages -- 6. Islamic Social-Public Finance Practices During Early Islam pp 228-242; 15 pages -- 7. Islamic Social-Public Finance Practices in Various Countries pp 243-279; 37 pages -- 8. Islamic Monetary Economic Thought pp 280-303; 24 pages -- 9. Basic Theory of Money in Islam pp 304-353; 50 pages -- 10. Inflation, Exchange Rates, and Interest Rates pp 354-381; 28 pages -- 11. Investment, Finance, and Monetary Policy pp 382-410; 29 pages -- 12. Islamic Monetary Policy Practices pp 411-438; 28 pages -- 13. Realising Inclusive Welfare: Lessons Learned pp 439-470; 32 pages.</text:p>
          </table:table-cell>
          <table:table-cell office:value-type="string" table:style-name="ce1">
            <text:p>https://library.ecssr.ae/cgi-bin/koha/opac-detail.pl?biblionumber=289884</text:p>
          </table:table-cell>
          <table:table-cell table:number-columns-repeated="16377"/>
        </table:table-row>
        <table:table-row table:style-name="ro1">
          <table:table-cell office:value-type="string" table:style-name="ce1">
            <text:p>289885</text:p>
          </table:table-cell>
          <table:table-cell office:value-type="string" table:style-name="ce1">
            <text:p>Introduction to Quantum Computing for Business /</text:p>
          </table:table-cell>
          <table:table-cell office:value-type="string" table:style-name="ce1">
            <text:p>Groenland, Koen.</text:p>
          </table:table-cell>
          <table:table-cell table:style-name="ce1"/>
          <table:table-cell office:value-type="string" table:style-name="ce1">
            <text:p>Amsterdam : Amsterdam University Press, 2025.</text:p>
          </table:table-cell>
          <table:table-cell office:value-type="string" table:style-name="ce1">
            <text:p>Part 1 The essentials -- Preface: Why this book? -- An introduction to the quantum world -- What is quantum? -- Four surprising phenomena -- What does a quantum computer look like? -- Further reading -- The background: Why are we so enthusiastic about quantum technology? -- What is quantum technology? -- The importance of high-performance computing -- Why can quantum computers have an advantage? -- From algorithm to software -- Further reading -- Notes -- The applications: What problems will we solve with quantum computers? -- What applications offer a quantum speedup? -- How can we compare different types of speedups? -- Where is the killer application? -- Further reading -- Notes -- Timelines: When can we expect a useful quantum computer? -- What parameters are relevant? -- How many qubits are needed? -- How long until we have million-qubit machines? -- Putting it all together -- Further reading -- Notes -- Four myths about quantum computing -- Myth 1: Quantum computers find all solutions at once -- Myth 2: Qubits can store much more data than the same number of classical bits -- Myth 3: Entanglement allows you to send information faster than light or to influence objects at a distance -- Myth 4: Quantum computers are always ten years away -- Further reading -- Notes -- Part 2 More about the applications -- Applications in chemistry and material science -- What problems in chemistry and material science will we solve? -- Algorithms for quantum chemistry -- A hype around quantum computing for climate change -- A case study of a potential killer application: FeMoco -- Further reading -- Notes -- The impact on cybersecurity -- Cryptography is much more than just secrecy -- The quantum threat is mainly to public key cryptography -- What solutions exist? -- Conclusion -- Further reading -- Note -- Applications of quantum networks -- The promises of the quantum internet -- How useful is the quantum internet in practice? -- The case for QKD -- Conclusion -- Further reading -- Optimisation and AI: What are companies doing today? -- Comparing Algorithms and Oranges -- Where should we look for a new killer application? -- Examples of results in different sectors -- Further reading -- Notes -- Part 3 The hardware and strategic actions -- Quantum hardware -- Different functionalities -- Different building blocks -- Further reading -- Note -- Error correction -- What is error correction? -- Longer computations need more qubits -- What is the current state-of-the-art? -- Conclusion -- Further reading -- What steps should your organisation take? -- Common first steps -- Prepare to use quantum applications -- Migrating to post-quantum cryptography -- Further reading -- Note -- Part 4 The final bits -- Further reading -- I want to learn the technical details -- I want to learn to program a quantum computer -- I want to stay up to date with the latest developments -- I want to learn more about business implications -- Overview of quantum computers available today -- Quantum Hype Bingo -- Acknowledgements -- Bibliography -- Index.</text:p>
          </table:table-cell>
          <table:table-cell office:value-type="string" table:style-name="ce1">
            <text:p>https://library.ecssr.ae/cgi-bin/koha/opac-detail.pl?biblionumber=289885</text:p>
          </table:table-cell>
          <table:table-cell table:number-columns-repeated="16377"/>
        </table:table-row>
        <table:table-row table:style-name="ro1">
          <table:table-cell office:value-type="string" table:style-name="ce1">
            <text:p>289886</text:p>
          </table:table-cell>
          <table:table-cell office:value-type="string" table:style-name="ce1">
            <text:p>Understanding Crime Trends in a Hybrid Society : The Digital Drift /</text:p>
          </table:table-cell>
          <table:table-cell office:value-type="string" table:style-name="ce1">
            <text:p>Aebi, Marcelo F.</text:p>
          </table:table-cell>
          <table:table-cell office:value-type="string" table:style-name="ce1">
            <text:p>This open access book critically revisits 30 years of debate surrounding the evolution of crime trends, aiming to reconcile various hypotheses and controversies. It scrutinizes the concept of the "crime drop," highlighting the methodological pitfalls in understanding the causation mechanisms behind this phenomenon. By examining the impact of information and communication technologies (ICT) on daily routines and crime, the book challenges traditional notions of crime reduction.</text:p>
          </table:table-cell>
          <table:table-cell office:value-type="string" table:style-name="ce1">
            <text:p>Cham : Springer, 2025.</text:p>
          </table:table-cell>
          <table:table-cell office:value-type="string" table:style-name="ce1">
            <text:p>Front Matter pp 2-10; 9 pages -- The Roots and Ramifications of Criminology’s Progressive Ethos: Navigating Theory, Practice, and Politics pp 11-30; 20 pages -- A Narrative Review of the Debate on the So-Called International Crime Drop pp 31-60; 30 pages -- Digitalization, Social Change, and Crime Trends: A Literature Review to Build a Conjecture pp 61-103; 43 pages -- Crime Opportunities, Lockdowns, and Online Video Games: The Digital Leisure Hypothesis (and More on the Impact of Digitalization on Crime Trends) pp 104-129; 26 pages -- Observing, Measuring, and Researching Cybercrime: A Scoping Review of Systematic Reviews Since 2010s pp 130-166; 37 pages -- Back Matter pp 167-170; 4 pages.</text:p>
          </table:table-cell>
          <table:table-cell office:value-type="string" table:style-name="ce1">
            <text:p>https://library.ecssr.ae/cgi-bin/koha/opac-detail.pl?biblionumber=289886</text:p>
          </table:table-cell>
          <table:table-cell table:number-columns-repeated="16377"/>
        </table:table-row>
        <table:table-row table:style-name="ro1">
          <table:table-cell office:value-type="string" table:style-name="ce1">
            <text:p>289887</text:p>
          </table:table-cell>
          <table:table-cell office:value-type="string" table:style-name="ce1">
            <text:p>Capitalist Cold : Emotions and the Economy in Europe and the United States /</text:p>
          </table:table-cell>
          <table:table-cell office:value-type="string" table:style-name="ce1">
            <text:p>Arndt, Agnes.</text:p>
          </table:table-cell>
          <table:table-cell office:value-type="string" table:style-name="ce1">
            <text:p>The capitalist system has often been described by its critics as a heartless economic structure corroding social bonds and symbolic values. Its defenders and analysts likewise use narratives that position emotions as central to the economy. This book enquires into the history of these framings.</text:p>
          </table:table-cell>
          <table:table-cell office:value-type="string" table:style-name="ce1">
            <text:p>Oxford : Taylor &amp;amp; Francis Group, 2025.</text:p>
          </table:table-cell>
          <table:table-cell office:value-type="string" table:style-name="ce1">
            <text:p>Introducing Capitalist Cold: Emotions and Economic Structures From the Nineteenth to the Twentieth Century -- The History of Capitalism and Emotions -- The Cold Heart of Capitalism and the Career of a Metaphor -- Feeling Economic Structures From the Nineteenth to the Twentieth Century: Outline and Outlook -- Notes -- Bibliography -- Part I A Cold System? -- The Cold Bourgeoisie: Affect and Colonial Property -- Introduction -- Capitalism and Entrepreneurial Coldness: Adorno, Horkheimer, and The Odyssey -- Capitalism and Ownership of the Self: John Locke and Colonial Conquest -- “Whiteness as Property”: Cheryl Harris and the White Claim to the World -- Coldness as Colonial Affect -- Conclusion -- Notes -- Bibliography -- Cold Pop: How West German Pop Culture Began to Embrace the Modern World -- Cold Pop -- Historical Parallels and Frameworks -- Counter-counterculture -- Capitalist Cold? -- After the Cold -- Notes -- Bibliography -- Part II Cold Capitalists? -- Cold Melancholy: Tempers of Financial Pathology in Charles Dickens’ A Christmas Carol -- Introduction -- Scrooge’s Melancholy: Between Victorian Psychology and the Humoral Tradition -- The Time of Melancholy Or the “Rule of Time” -- The Temperature of Melancholy -- Notes -- Bibliography -- Citizen-Subjects of Capitalism: Comparing the Autobiographies of John Kenneth Galbraith and Milton and Rose Friedman -- Introduction -- The Progress of John Kenneth Galbraith -- Milton and Rose Friedman: A Lucky Family of Peddlers -- Conclusion: Citizen-Subjects of Their Worlds -- Notes -- Bibliography -- Hope, Indignation, Nostalgia: The Emotional Navigation of Urban Modernity in Post-War Istanbul -- Post-war Istanbul as a Site of Capitalist Accumulation -- Streets Paved With Gold: Istanbul as a Landscape of Hope -- The Poor But Proud City -- Nostalgia as a Bulwark Against Unchecked Progress -- Conclusion -- Notes -- Bibliography -- Part III Cold Markets? -- Warm Socialism and Cold Capitalism?: The Ongoing Debate Over the Economic Reconstruction of Eastern Germany After Revolution and Reunification, 1989–1990 -- East and West: Renewed Debates Over Germany -- Torpor and Euphoria: From “Third Way” to “Economic Miracle” -- Outrage and Disillusionment: The “Slaughterhouse” of “Manchester Capitalism” -- Remembrance and Empowerment: A “Bad Bank” in East German Memory Culture -- Hot and Cold: Fluctuating Temperatures Between Socialism and Capitalism -- Notes -- Bibliography -- “Small Group, Big Business”: Imagining Capitalism and Capitalists in Late-Socialist Poland -- “Dolce Vita Polish Style”? Emotional Attitudes Towards Private Business and “Speculators” -- New Experiences and Changing Emotions During and After Martial Law -- Preparing for Neoliberal Takeover -- Conclusion: A System Without Qualities Vs “The Real Thing” -- Notes -- Bibliography -- “Closed Doors, Sealed Lips”: Emotional Practices On Legal and Illegal Art Markets in Early Twentieth-Century Germany -- In Warm Markets, “Everything Serves the Establishment of Trust” -- Dealers, Experts, Educators: Emotions as Essential Elements of the Art Market -- A Holy Family By “Rembrandt”: Trust Supplanting Contracts and Documentation (1924–1929) -- Getting “Bright Eyes”: A Warm Market and the Passion for Art in the Case of Antonello Da Messina (1905–1932) -- “Capitalism Rules Everywhere”: Preserving the Elitist Structure and Emotional Bonds On the Art Market Beyond 1945 -- Conclusion: Keeping Doors Closed and Lips Sealed -- Notes -- Bibliography -- Contributors -- Index.</text:p>
          </table:table-cell>
          <table:table-cell office:value-type="string" table:style-name="ce1">
            <text:p>https://library.ecssr.ae/cgi-bin/koha/opac-detail.pl?biblionumber=289887</text:p>
          </table:table-cell>
          <table:table-cell table:number-columns-repeated="16377"/>
        </table:table-row>
        <table:table-row table:style-name="ro1">
          <table:table-cell office:value-type="string" table:style-name="ce1">
            <text:p>289888</text:p>
          </table:table-cell>
          <table:table-cell office:value-type="string" table:style-name="ce1">
            <text:p>Health Care Civil Rights : How Discrimination Law Fails Patients /</text:p>
          </table:table-cell>
          <table:table-cell office:value-type="string" table:style-name="ce1">
            <text:p>Kirkland, Anna.</text:p>
          </table:table-cell>
          <table:table-cell office:value-type="string" table:style-name="ce1">
            <text:p>A free ebook version of this title is available through Luminos, University of California Press's Open Access publishing program. Visit www.luminosoa.org to learn more. Focusing on the provision of gender-affirming care, Health Care Civil Rights analyzes the difficulties and potential of discrimination law in healthcare settings. The application of civil rights law could be a powerful response to health inequalities in the US, but conservative challenges and the complex and fragmented nature of our health care system have limited the real-world success of this strategy. Revealing deep divides and competing interests that reverberate through patient experiences, insurance claims, and courtroom arguments, Anna Kirkland explains what health care civil rights are, how they work in theory and practice, and how to strengthen them.</text:p>
          </table:table-cell>
          <table:table-cell office:value-type="string" table:style-name="ce1">
            <text:p>Berkeley : University of California Press, 2025.</text:p>
          </table:table-cell>
          <table:table-cell office:value-type="string" table:style-name="ce1">
            <text:p>Cover -- Subvention -- Title -- Copyright -- Contents -- Acknowledgements -- Introduction -- 1. Health Care Civil Rights -- 2. How Health Care Civil Rights Became Patient Experience -- 3. How Insurance Companies Broker Health Care Civil Rights -- 4. How Conservatives Oppose Health Care Civil Rights -- 5. Realizing Health Care Civil Rights -- Conclusion -- Notes -- References -- Index.</text:p>
          </table:table-cell>
          <table:table-cell office:value-type="string" table:style-name="ce1">
            <text:p>https://library.ecssr.ae/cgi-bin/koha/opac-detail.pl?biblionumber=289888</text:p>
          </table:table-cell>
          <table:table-cell table:number-columns-repeated="16377"/>
        </table:table-row>
        <table:table-row table:style-name="ro1">
          <table:table-cell office:value-type="string" table:style-name="ce1">
            <text:p>289889</text:p>
          </table:table-cell>
          <table:table-cell office:value-type="string" table:style-name="ce1">
            <text:p>Libidinal Economies of Crisis Times : The Psychic Life of Contemporary Capitalism /</text:p>
          </table:table-cell>
          <table:table-cell office:value-type="string" table:style-name="ce1">
            <text:p>Gook, Ben.</text:p>
          </table:table-cell>
          <table:table-cell office:value-type="string" table:style-name="ce1">
            <text:p>What is a libidinal economy? How are we psychically hooked into the circuits of the capitalist economy? The contributors to this book question the relevance of a concept that began reappearing in critiques and analyses of capitalist societies since the financial crisis of 2007. The chapters stretch from its philosophical pre-history including Marx, Spinoza, Cavendish and Ibn Sina to the term's introduction with Freud and on, via Lyotard, to how online platforms put our psyches to work. Libidinal Economies of Crisis Times is a collection of essays by leading scholars about the connections among economies, pleasures, and desires.</text:p>
          </table:table-cell>
          <table:table-cell office:value-type="string" table:style-name="ce1">
            <text:p>Bielefeld : transcript Verlag, 2025.</text:p>
          </table:table-cell>
          <table:table-cell office:value-type="string" table:style-name="ce1">
            <text:p>Libido, Economy, Crisis -- The libidinal as an expanded field -- Intensified zones of attachment: desires and drives -- Libido, in this economy -- Crises in / of libido -- References -- Axioms of Libidinal Economy -- References -- “Out of Your System”: After Lyotard’s Libidinal Set‐Ups -- 1968: “March 23” -- Globalisation: “Deluge Warning” -- “The system” and the question of terror: “Survivor” -- References -- Negative Solidarity: The Affective Economy in Neoliberalism’s Decline -- Affective economy: A definition -- Negative solidarity -- Affective economy/mythic economy -- References -- The Antisociality of Capitalism (Some Preliminary Reflections) -- Marx, Freud, and the antisocial -- Ressentimental economy -- From Bentham to Sade -- References -- Becoming a Master of an Island Again: On the Desire to be Bodiless -- Bodies and fantasies -- Fiction: The mariner of York -- Fiction: An individual as homo economicus, as homo politicus -- Robinson’s body and the fantasies of bodilessness -- References -- Erotics as First Philosophy: Metaphysics and/of Desire between Aristotle, Avicenna, Cavendish, and Spinoza -- The problematicity of being -- Theories of desire -- Where being meets desire -- The univocity of being -- The univocity of causation -- The inexistence of negativity -- The eclipse of existence -- Seduction as erotic deflection -- Summary and conclusion -- References -- The Unconscious Freedom of Our Libidinal Economy, or, Existentialism After Freud -- The unconscious wrench -- The self‐interested liberal -- Driven to tears -- Free capitulation -- The limits of finitude -- Third first -- Destroying freedom -- References -- What is the Libidinal Economy of Antiblackness? -- References -- A Jouissance Beyond Capitalism: Lacan, the Feminist Critique, and the Libidinal Economy of Capitalism -- Bataille and the critique of labour society -- Eating fresh brains -- How to enjoy capitalism -- The inherent patriarchy of Capital -- Genre trouble -- Does capitalism conclude castration? -- References -- Karatani for Libidinal Economy: Invariance and Praxis -- Libidinal dialectic of history: Death drive and superego -- Understanding modes of exchange -- Karatani’s praxis: Associationism -- References -- Datamining Desire: Short‐Circuits in the Libidinal Economy -- New intrusions -- I’m so tired, I’ve been desiring all day! -- Lack of lack and its consequences -- The enterprise of influence -- Perform and obey -- Disciplining the nervous system -- The crisis of the symbolic as a crisis of desire -- The horror of deterritorialisation -- Desiring misery -- A realm between two deaths -- The people desired quarantine? -- Monetised intimacy -- Parasocial jouissance -- TFW no internal good objects -- The task of loving -- References -- 1/0: Structuring Freedom Through the Digital Binary -- On the digital binary -- Structure/structurelessness -- Materiality of the binary: The signifier falls into the signified -- Deleuzian affirmationism versus Lacanian lack -- Analogue ethics and affirmative monism -- The choice of the cut -- The binary logic of the true infinite -- References -- Deviant and Diseased: Metaphors of Crisis and the Sexual Semantics of Excess and Perversion -- Sane and straight economies versus diseased and deviant economies -- Cycles of capitalist crises: Othering economies -- Crisis of desire: Rhetoric of resentment and reactionary reterritorialisations -- Conclusion: Metaphors of infection and immunisation in times of pandemic crisis -- References -- The Renewed Desire for the Critique of Libidinal Economy: Pain, Stress, Flesh -- Tracking libidinal economic activity -- An era of polymorphous crises -- Pounds of flesh -- The libidinal exploit -- Continued collective conceptual labour.</text:p>
          </table:table-cell>
          <table:table-cell office:value-type="string" table:style-name="ce1">
            <text:p>https://library.ecssr.ae/cgi-bin/koha/opac-detail.pl?biblionumber=289889</text:p>
          </table:table-cell>
          <table:table-cell table:number-columns-repeated="16377"/>
        </table:table-row>
        <table:table-row table:style-name="ro1">
          <table:table-cell office:value-type="string" table:style-name="ce1">
            <text:p>289890</text:p>
          </table:table-cell>
          <table:table-cell office:value-type="string" table:style-name="ce1">
            <text:p>Freedoms of Speech : Anthropological Perspectives on Language, Ethics, and Power /</text:p>
          </table:table-cell>
          <table:table-cell office:value-type="string" table:style-name="ce1">
            <text:p>Candea, Matei.</text:p>
          </table:table-cell>
          <table:table-cell office:value-type="string" table:style-name="ce1">
            <text:p>This collection brings together leading anthropologists and fresh new voices in the discipline to consider freedoms of speech with a wide comparative lens.</text:p>
          </table:table-cell>
          <table:table-cell office:value-type="string" table:style-name="ce1">
            <text:p>Toronto : University of Toronto Press, 2025.</text:p>
          </table:table-cell>
          <table:table-cell office:value-type="string" table:style-name="ce1">
            <text:p>Cover -- Half-Title Page -- Series Page -- Title Page -- Contents -- List of Figures -- Introduction: Anthropologies of Free Speech -- Part One: Traditions and Comparisons -- 1 Comparing Freedoms: "Liberal Freedom of Speech" in Frontal and Lateral Perspective -- 2 When Speech Isn't Free: Varieties of Metapragmatic Struggle -- 3 Speaking for Oneself: Language Reform and the Confucian Legacy in Late Colonial Vietnam -- 4 Risking Speech in Islam -- 5 Ten-and-a-Half Seconds of God's Silence: Mormon Parrhesia in the Time of Donald Trump -- 6 Fascism, Real or Stuffed: Ordinary Scepticism at Mussolini's Grave -- 7 The Imaginative Power of Language in the Vacated Space of "Free Speech" in Putin-Era Russia -- Part Two: Extending the Politics of Free Speech -- 8 Designing Limits on Public Speaking: The Case of Hungary -- 9 Expression Is Transaction: Talk, Freedom, and Authority when Egalitarians Embrace the State -- 10 Dissent, Hierarchy, and Value Creation: Liberalism and the Problem of Critique -- 11 The People's Radio between Populism and Bullshit -- 12 Environments for Expression on Palestine: Fields, Fear, and the Politics of Movement -- Part Three: Narrating, Witnessing, Troubling -- 13 Freedom of Speech in Jeju Shamanism -- 14 Truth of War: Immersive Fiction Reading and Public Modes of Remembrance in an English Literary Society -- 15 As It Were: Narrative Struggles, Historiopraxy, and the Stakes of the Future in the Documentation of the Syrian Uprising -- 16 Historical Vertigo: Art, Censorship, and the Contested History of Bangladesh -- Part Four: Therapies, Individual and Collective -- 17 Free Speech, without Listening? Liberalism and the Problem of Reception -- 18 An American Canard: The Freedom of (Therapeutic) Speech -- 19 Therapeutic Politics and the Performance of Reparation: A Dialogical Approach to Mental Health Care in the UK. 20 Secrecy, Curse, Psychiatrist, Saint: Scandals of Sexuality and Censorship in Global/Indian Publics -- References -- Contributors -- Index.</text:p>
          </table:table-cell>
          <table:table-cell office:value-type="string" table:style-name="ce1">
            <text:p>https://library.ecssr.ae/cgi-bin/koha/opac-detail.pl?biblionumber=289890</text:p>
          </table:table-cell>
          <table:table-cell table:number-columns-repeated="16377"/>
        </table:table-row>
        <table:table-row table:style-name="ro1">
          <table:table-cell office:value-type="string" table:style-name="ce1">
            <text:p>289929</text:p>
          </table:table-cell>
          <table:table-cell office:value-type="string" table:style-name="ce1">
            <text:p>Intersections of Religion, Education, and a Sustainable World /</text:p>
          </table:table-cell>
          <table:table-cell office:value-type="string" table:style-name="ce1">
            <text:p>Windsor, Sally,</text:p>
          </table:table-cell>
          <table:table-cell office:value-type="string" table:style-name="ce1">
            <text:p>This open access volume contains up-to-date, informed perspectives on how sustainable development issues can be integrated into religious education. With a focus on issues that frequently appear in policy documents related to Education for Sustainable Development, this volume offers valuable guidance and research on how teacher education, didactics and pedagogy can be developed to better integrate these issues in religious education. The chapters include contributions from all over the world, thereby highlighting the importance of integrating the issue of environmental sustainability and sustainable development in all forms of religious education. This text appeals to educators, researchers and policy makers interested in the intersection of sustainability and religious education.</text:p>
          </table:table-cell>
          <table:table-cell office:value-type="string" table:style-name="ce1">
            <text:p>Cham : Springer, 2025.</text:p>
          </table:table-cell>
          <table:table-cell table:style-name="ce1"/>
          <table:table-cell office:value-type="string" table:style-name="ce1">
            <text:p>https://library.ecssr.ae/cgi-bin/koha/opac-detail.pl?biblionumber=289929</text:p>
          </table:table-cell>
          <table:table-cell table:number-columns-repeated="16377"/>
        </table:table-row>
        <table:table-row table:style-name="ro1">
          <table:table-cell office:value-type="string" table:style-name="ce1">
            <text:p>289927</text:p>
          </table:table-cell>
          <table:table-cell office:value-type="string" table:style-name="ce1">
            <text:p>Global Trends in Job Polarisation and Upgrading : A Comparison of Developed and Developing Economies /</text:p>
          </table:table-cell>
          <table:table-cell table:style-name="ce1"/>
          <table:table-cell office:value-type="string" table:style-name="ce1">
            <text:p>This open-access book offers a comparative analysis of changes in employment structures on a global scale, focusing on employment trends during the first decades of the 21st century across 17 developed and developing economies, including countries from Europe, North America, Central and Latin America, and Asia. The authors examine patterns of occupational change in all cases, with job upgrading and polarization being the most prevalent, and explore the factors driving these changes, such as technological change, the increased participation of women, the growth of service-oriented sectors, and others. Particular attention is given to the impact of the COVID-19 pandemic on employment. By applying consistent methods across all countries, the book provides a comprehensive understanding of employment dynamics and trends worldwide, representing one of the most significant efforts to produce comparative evidence on a global scale to date. As such, it will be of interest to researchers and policymakers focused on labor, inequality, and economic development.</text:p>
          </table:table-cell>
          <table:table-cell office:value-type="string" table:style-name="ce1">
            <text:p>Cham : Palgrave Macmillan, 2025.</text:p>
          </table:table-cell>
          <table:table-cell office:value-type="string" table:style-name="ce1">
            <text:p>Part I: Introduction 1. Why this study now? 2. The debate: context and literature review 3. Approach and methodsPart II: Analytical content 4. Employment shifts in Europe from 1997 to 2021: the cases of Ireland, France, Spain, Germany, the Czech Republic, Italy, Sweden and Romania 5. Job Polarization in the United States in the 21st Century: Studying Shifts in Employment Structures Using Occupations and Sectors 6. Structural Changes in Canadian Employment from 1997 to 2022 7. Changes in the employment structure and the debate on occupational polarization in Latin America: the cases of Argentina, Chile and Mexico 8. Structural Changes in Brazilian Employment (2002-2021) 9. Changes in the employment structure in India from 2012 to 2020: a trend towards job upgrading and de-routinization 10. Shifts in Composition of Jobs: Upgrading, Downgrading or Polarization? The Case of Russia 2000-2019 11. Structural Changes in South Korean Employment (2000–2021) Part III: Summary and final remarks 12. Main patterns of employment change at the global level 13. Conclusions</text:p>
          </table:table-cell>
          <table:table-cell office:value-type="string" table:style-name="ce1">
            <text:p>https://library.ecssr.ae/cgi-bin/koha/opac-detail.pl?biblionumber=289927</text:p>
          </table:table-cell>
          <table:table-cell table:number-columns-repeated="16377"/>
        </table:table-row>
        <table:table-row table:style-name="ro1">
          <table:table-cell office:value-type="string" table:style-name="ce1">
            <text:p>289928</text:p>
          </table:table-cell>
          <table:table-cell office:value-type="string" table:style-name="ce1">
            <text:p>Ocean Governance (Beyond) Borders /</text:p>
          </table:table-cell>
          <table:table-cell table:style-name="ce1"/>
          <table:table-cell office:value-type="string" table:style-name="ce1">
            <text:p>This Open Access book "Ocean Governance (Beyond) Borders" is concerned with the persistence of bordering in ocean space, and the possibilities that might arise if we think beyond borders for modes of oceanic management, engaging the ocean's fluid physicality and the mobile human and more-than-human life entangled with it. At a moment where ocean governance is a pressing topic amongst academics, policy makers, governments and non- governmental agencies alike, this book takes on one of the most overlooked but central devices underscoring many modes of oceanic management: the border. Uniquely combining contemporary border scholarship with cutting edge ocean governance research this book tackles themes ranging from biodiversity conservation and asylum regulations to shipping management measures, tourism, and the growing blue economy. This edited volume hence explores varied bordering practices, whilst also addressing the 'common-senseness' with which bordering is deployed at sea, questioning - and problematising - its function and efficacy. Throughout 12 carefully curated chapters, authors ask: What borders are present in the seas and oceans, where and why? In doing this the book offers readers a simple provocation: Do we need borders? And can we govern differently?</text:p>
          </table:table-cell>
          <table:table-cell office:value-type="string" table:style-name="ce1">
            <text:p>Cham : Palgrave Macmillan, 2025.</text:p>
          </table:table-cell>
          <table:table-cell table:style-name="ce1"/>
          <table:table-cell office:value-type="string" table:style-name="ce1">
            <text:p>https://library.ecssr.ae/cgi-bin/koha/opac-detail.pl?biblionumber=289928</text:p>
          </table:table-cell>
          <table:table-cell table:number-columns-repeated="16377"/>
        </table:table-row>
        <table:table-row table:style-name="ro1">
          <table:table-cell office:value-type="string" table:style-name="ce1">
            <text:p>289926</text:p>
          </table:table-cell>
          <table:table-cell office:value-type="string" table:style-name="ce1">
            <text:p>Metamodeling for Extended Reality /</text:p>
          </table:table-cell>
          <table:table-cell office:value-type="string" table:style-name="ce1">
            <text:p>Muff, Fabian,</text:p>
          </table:table-cell>
          <table:table-cell office:value-type="string" table:style-name="ce1">
            <text:p>This open access book which is based on the author's dissertation in 2024 explores the challenges of metamodeling in the context of extended reality and emphasizes the need for new concepts in metamodeling to effectively combine it with extended reality technologies. The central question of this work is how metamodeling can be used "in" and "for" extended reality. The book is structured in nine chapters: Chapter 1 introduces the topic by providing background information and outlining the research objectives, questions, methodology and structure. Chapter 2 delves into the existing literature and developments in the field. It covers various aspects of modeling, such as conceptual, enterprise, and metamodeling, as well as extended reality (XR), virtual reality (VR), augmented reality (AR), and the metaverse. Next, chapter 3 presents the generic requirements for metamodeling for augmented and virtual reality by systematically deriving use cases for joining AR and metamodeling. Chapter 4 then identifies specific requirements for integrating metamodeling with XR, such as coordinate mappings, visualization of model components, detection and tracking, context, or interaction. Subsequently, chapter 5 introduces a new domain-specific visual modeling language for creating augmented reality scenarios, particularly within the context of metamodeling, before chapter 6 outlines the conceptualization and design of a 3D enhanced metamodeling platform considering extended reality, detailing its structure, components, and the interconnection of its elements. Chapter 7 then presents the initial implementation of the various components of this modeling platform, and chapter 8 evaluates the newly introduced platform both theoretically and empirically. Eventually, chapter 9 concludes the book by an alignment with the initial research questions, discussing limitations, and provides a final summary and an outlook for further research. This book mainly aims at researchers in conceptual modeling, especially in projects related to XR, VR, or AR, as the presented new domain-specific modeling method for creating workflows for XR/VR/AR applications does not assume specific prior programming knowledge.</text:p>
          </table:table-cell>
          <table:table-cell office:value-type="string" table:style-name="ce1">
            <text:p>Cham : Springer, 2025.</text:p>
          </table:table-cell>
          <table:table-cell table:style-name="ce1"/>
          <table:table-cell office:value-type="string" table:style-name="ce1">
            <text:p>https://library.ecssr.ae/cgi-bin/koha/opac-detail.pl?biblionumber=289926</text:p>
          </table:table-cell>
          <table:table-cell table:number-columns-repeated="16377"/>
        </table:table-row>
        <table:table-row table:style-name="ro1">
          <table:table-cell office:value-type="string" table:style-name="ce1">
            <text:p>289925</text:p>
          </table:table-cell>
          <table:table-cell office:value-type="string" table:style-name="ce1">
            <text:p>The International Politics of Migration : Interstate Relations and the Peoples Who Cross Borders /</text:p>
          </table:table-cell>
          <table:table-cell office:value-type="string" table:style-name="ce1">
            <text:p>Tadokoro, Masayuki,</text:p>
          </table:table-cell>
          <table:table-cell office:value-type="string" table:style-name="ce1">
            <text:p>This open access book discusses the impact of cross-border migration on the relationships between sovereign states. While there is already a vast amount of literature on immigration, it often focuses on issues such as human rights, citizenship, and social integration, reflecting the contemporary interests of Western countries. However, as long as the most fundamental norm of international politics remains the mutual recognition of exclusive jurisdictional rights over territory by sovereign states, people crossing borders pose various challenges to this system of sovereign states. It is this awareness of the issue that makes this book unique. This book examines the implications of the movement of people across national borders both for the state and for international politics. From the standpoint of international politics, the focus of the examination is the international political meaning of the transnational phenomenon of the movement of people. This is an interest that extends from the study of international political economy, which questions the significance for international politics of the transnational phenomena of international trade and international finance.</text:p>
          </table:table-cell>
          <table:table-cell office:value-type="string" table:style-name="ce1">
            <text:p>Singapore : Springer, 2025.</text:p>
          </table:table-cell>
          <table:table-cell table:style-name="ce1"/>
          <table:table-cell office:value-type="string" table:style-name="ce1">
            <text:p>https://library.ecssr.ae/cgi-bin/koha/opac-detail.pl?biblionumber=289925</text:p>
          </table:table-cell>
          <table:table-cell table:number-columns-repeated="16377"/>
        </table:table-row>
        <table:table-row table:style-name="ro1">
          <table:table-cell office:value-type="string" table:style-name="ce1">
            <text:p>289924</text:p>
          </table:table-cell>
          <table:table-cell office:value-type="string" table:style-name="ce1">
            <text:p>Unifying Sustainability Information for Societal Automation : Leveraging Collective Intelligence /</text:p>
          </table:table-cell>
          <table:table-cell office:value-type="string" table:style-name="ce1">
            <text:p>Aebi, Carol,</text:p>
          </table:table-cell>
          <table:table-cell office:value-type="string" table:style-name="ce1">
            <text:p>This open access book offers a structured approach that aligns indicators of social value and provides a stable foundation amidst the dynamic and ever-changing social complexities. From detailed system scales of participation to an overview of how it works, this book presents a roadmap for automating data in systemic alignment with social value. With its adaptability to changing societal structures, it provides a pragmatic solution within existing systems while paving the way for future advancements. It is valuable for researchers and business leaders.</text:p>
          </table:table-cell>
          <table:table-cell office:value-type="string" table:style-name="ce1">
            <text:p>Cham : Springer, 2025.</text:p>
          </table:table-cell>
          <table:table-cell table:style-name="ce1"/>
          <table:table-cell office:value-type="string" table:style-name="ce1">
            <text:p>https://library.ecssr.ae/cgi-bin/koha/opac-detail.pl?biblionumber=289924</text:p>
          </table:table-cell>
          <table:table-cell table:number-columns-repeated="16377"/>
        </table:table-row>
        <table:table-row table:style-name="ro1">
          <table:table-cell office:value-type="string" table:style-name="ce1">
            <text:p>289923</text:p>
          </table:table-cell>
          <table:table-cell office:value-type="string" table:style-name="ce1">
            <text:p>Trustworthy AI : African Perspectives /</text:p>
          </table:table-cell>
          <table:table-cell table:style-name="ce1"/>
          <table:table-cell office:value-type="string" table:style-name="ce1">
            <text:p>This book is an Open Access Publication. The Guidelines for Trustworthy AI developed by the European Commission High-Level Expert Group on AI is a framework that has been developed to promote and achieve the trustworthiness of AI systems. It provides seven ethical principles that can be operationalised in socio-technical systems to realise responsible AI design and deployment. The content of this book is shaped around these principles. In chapter one, the concept of Human Agency and oversight will be described from the lens of a social-cultural understanding of Agency, Autonomy, and oversight including a debate on the place of human rights and power dynamics. Beyond the Trustworthy AI discourse, this book will appeal to the wider AI developers community, civil society, policymakers, ICT and the RRI community. It will also appeal to other subject areas within the Social Sciences and Humanities including; Law and Technology and Digital Culture.</text:p>
          </table:table-cell>
          <table:table-cell office:value-type="string" table:style-name="ce1">
            <text:p>Cham : Palgrave Macmillan, 2025.</text:p>
          </table:table-cell>
          <table:table-cell table:style-name="ce1"/>
          <table:table-cell office:value-type="string" table:style-name="ce1">
            <text:p>https://library.ecssr.ae/cgi-bin/koha/opac-detail.pl?biblionumber=289923</text:p>
          </table:table-cell>
          <table:table-cell table:number-columns-repeated="16377"/>
        </table:table-row>
        <table:table-row table:style-name="ro1">
          <table:table-cell office:value-type="string" table:style-name="ce1">
            <text:p>289922</text:p>
          </table:table-cell>
          <table:table-cell office:value-type="string" table:style-name="ce1">
            <text:p>Sustainable Earnings in a Resilient Economic System : The Power of Groupthink in Channelling Finance Towards Sustainable Goals /</text:p>
          </table:table-cell>
          <table:table-cell office:value-type="string" table:style-name="ce1">
            <text:p>Charles, Aurelie,</text:p>
          </table:table-cell>
          <table:table-cell office:value-type="string" table:style-name="ce1">
            <text:p>In a world where global finance must align with the green transition, this Open Access book challenges established economic thinking. It argues for a shift from individualism to group-focused economic theory and policy, revealing that historical financial accumulation stemmed from collective rather than individual actions. To combat detrimental herd behavior, the book advocates for methodological groupism in economic policies. This shift promises more resilient financial flows, ensuring widespread societal benefits and mitigating harm to the global ecosystem. Through data analysis of capital and labor earnings in the US, UK, France, and Italy, and the introduction of "sustainable earnings trends," the book provides actionable insights applicable from local to international levels, using the Sustainable Development Goals (SDGs) as a guiding framework. This makes the book a must-read for scholars, researchers, and students of environmental economics, sustainability, labor economics, finance, public policy, and governance, as well as policymakers seeking profound insights into the future of sustainable economics and finance.</text:p>
          </table:table-cell>
          <table:table-cell office:value-type="string" table:style-name="ce1">
            <text:p>Cham : Springer, 2025.</text:p>
          </table:table-cell>
          <table:table-cell table:style-name="ce1"/>
          <table:table-cell office:value-type="string" table:style-name="ce1">
            <text:p>https://library.ecssr.ae/cgi-bin/koha/opac-detail.pl?biblionumber=289922</text:p>
          </table:table-cell>
          <table:table-cell table:number-columns-repeated="16377"/>
        </table:table-row>
        <table:table-row table:style-name="ro1">
          <table:table-cell office:value-type="string" table:style-name="ce1">
            <text:p>289921</text:p>
          </table:table-cell>
          <table:table-cell office:value-type="string" table:style-name="ce1">
            <text:p>EU and Russian Hegemony in the 'Shared Neighbourhood' : Between Coercion, Prescription, and Co-Optation /</text:p>
          </table:table-cell>
          <table:table-cell office:value-type="string" table:style-name="ce1">
            <text:p>Burmester, Isabell,</text:p>
          </table:table-cell>
          <table:table-cell office:value-type="string" table:style-name="ce1">
            <text:p>This open access book examines the EU's and Russia's policies in Eastern Europe and the South Caucasus through the prism of hegemony, a concept that it applies to both regional actors. The study cross fertilises the literatures on the EU neighbourhood policy, Russia's foreign policy, and the scholarship on power in international relations to arrive at an innovative conceptualisation of the mechanisms of hegemonic power. The comparative lens of the analysis leads to novel findings that advance our understanding of the EU's and Russia's behaviour in the EU's Eastern neighbourhood. In this book, the existing, separate theorisations are subsumed under more generic terms and concepts, thereby rendering EU and Russian modes of influence comparable for empirical analysis. The comprehensive conceptual framework of hegemonic power in shared neighbourhoods is based on three ideal typical mechanisms of hegemonic influence: coercion, prescription, and co-optation. To understand the nature of EU and Russian hegemony in the region, the uses of the three mechanisms by Russia and the EU towards two neighbourhood countries are compared. The focus is laid on EU and Russian actions towards Moldova and Armenia since the beginning of the 2000s and the local perceptions of these actions. Thus, the comparative case study provides insights into the longer developments in this regional order that led to Russia's full-scale invasion of Ukraine on 24 February 2022. The book is intended for scholars and students interested in understanding the broader context of Russia's war in Ukraine. Because of its contribution to the debate on regional powers in shared neighbourhoods, it is particularly useful for researchers analysing the (changing) power dynamics and hegemonic behaviour in this regional order. Furthermore, it offers other scholars an analytical framework to work with when analysing the policies of different regional powers.</text:p>
          </table:table-cell>
          <table:table-cell office:value-type="string" table:style-name="ce1">
            <text:p>Cham : Palgrave Macmillan, 2025.</text:p>
          </table:table-cell>
          <table:table-cell table:style-name="ce1"/>
          <table:table-cell office:value-type="string" table:style-name="ce1">
            <text:p>https://library.ecssr.ae/cgi-bin/koha/opac-detail.pl?biblionumber=289921</text:p>
          </table:table-cell>
          <table:table-cell table:number-columns-repeated="16377"/>
        </table:table-row>
        <table:table-row table:style-name="ro1">
          <table:table-cell office:value-type="string" table:style-name="ce1">
            <text:p>289920</text:p>
          </table:table-cell>
          <table:table-cell office:value-type="string" table:style-name="ce1">
            <text:p>Participatory Artificial Intelligence in Public Social Services : From Bias to Fairness in Assessing Beneficiaries /</text:p>
          </table:table-cell>
          <table:table-cell table:style-name="ce1"/>
          <table:table-cell office:value-type="string" table:style-name="ce1">
            <text:p>This open access edited volume focuses on fairness issues concerning the use of artificial intelligence (AI) for social service provision in national welfare systems. With this, it touches upon important questions in the innovation agenda of countries across continents about the ethics, justice, quality, responsibility, accountability, and transparency to use AI for state functions. The volume shows that in many countries, AI, or at least data analytics methods, are already in place to support the assessment of beneficiaries for deciding on the value criteria to distinguish between legal /fraudulent, deserving/non-deserving, or needy/non-needy recipients. The book provides a cross-cultural comparison of AI-based social assessment among national welfare systems of 9 countries across 4 continents: Spain, Estonia, Germany, Iran, India, Nigeria, Ukraine, China and USA. Based on participatory research results from multi-stakeholder inputs, especially those from vulnerable groups, the chapters in this volume show that value criteria for fairness and social justice are context-bound and vary across the globe. Furthermore, they are in constant flux, aligned to social change. Thus, the volume looks at pathways to developing culture-sensitive, responsive and participatory AI for social assessment in public service provision. The contributions are interdisciplinary and introduce perspectives from the fields of sociology, computational social science, computer science and public policy. This topical volume is of interest to a wide readership.</text:p>
          </table:table-cell>
          <table:table-cell office:value-type="string" table:style-name="ce1">
            <text:p>Cham : Springer, 2025.</text:p>
          </table:table-cell>
          <table:table-cell table:style-name="ce1"/>
          <table:table-cell office:value-type="string" table:style-name="ce1">
            <text:p>https://library.ecssr.ae/cgi-bin/koha/opac-detail.pl?biblionumber=289920</text:p>
          </table:table-cell>
          <table:table-cell table:number-columns-repeated="16377"/>
        </table:table-row>
        <table:table-row table:style-name="ro1">
          <table:table-cell office:value-type="string" table:style-name="ce1">
            <text:p>289919</text:p>
          </table:table-cell>
          <table:table-cell office:value-type="string" table:style-name="ce1">
            <text:p>Climate Change Impacts and Adaptation Strategies in Japan : Integrated Research Toward Climate Resilient Society /</text:p>
          </table:table-cell>
          <table:table-cell office:value-type="string" table:style-name="ce1">
            <text:p>Mimura, Nobuo,</text:p>
          </table:table-cell>
          <table:table-cell office:value-type="string" table:style-name="ce1">
            <text:p>This open access book presents the latest Japanese research for the projection of climate change impacts and the evaluation of adaptation policies, with a particular focus on the S-18 Project--a nationwide, interdisciplinary research initiative involving experts from various fields. Readers can get a comprehensive view of the latest knowledge and strategies to combat climate change impacts in Japan. The topics span the research framework and future scenarios for climatic and socio-economic changes, and impacts and adaptation measures in major sectors at both national and local levels. Target sectors include agriculture, forestry and fisheries, natural ecosystems, natural disasters and coastal zones, water resources, urban infrastructure, and transportation, quality of life and human health, and economic analysis of the impacts. The book features high-resolution spatial distribution of impacts, changes in vulnerability with localities, effects of mitigation and adaptation measures, and implications of climate change policies on society. As the world experiences increased extreme weather events, this comprehensive book is a timely reference for similar studies in other countries through the presentation of research results and lessons obtained in Japan. Researchers, policymakers, and academics in environmental science, climate policy, and related fields will find this book invaluable for understanding and addressing the multifaceted challenges of climate change adaptation and mitigation. Some chapters were written originally in Japanese. The English translation was facilitated by artificial intelligence. The authors later revised the content for accuracy.</text:p>
          </table:table-cell>
          <table:table-cell office:value-type="string" table:style-name="ce1">
            <text:p>Singapore : Springer, 2025.</text:p>
          </table:table-cell>
          <table:table-cell table:style-name="ce1"/>
          <table:table-cell office:value-type="string" table:style-name="ce1">
            <text:p>https://library.ecssr.ae/cgi-bin/koha/opac-detail.pl?biblionumber=289919</text:p>
          </table:table-cell>
          <table:table-cell table:number-columns-repeated="16377"/>
        </table:table-row>
        <table:table-row table:style-name="ro1">
          <table:table-cell office:value-type="string" table:style-name="ce1">
            <text:p>289918</text:p>
          </table:table-cell>
          <table:table-cell office:value-type="string" table:style-name="ce1">
            <text:p>Bridging Borders : Central Asian Cross-Border Cooperation in a Comparative Global Perspective /</text:p>
          </table:table-cell>
          <table:table-cell office:value-type="string" table:style-name="ce1">
            <text:p>Golunov, Sergei,</text:p>
          </table:table-cell>
          <table:table-cell office:value-type="string" table:style-name="ce1">
            <text:p>The open access book analyzes cross-border cooperation (CBC) in Central Asia from a comparative perspective. It provides new insights into four main areas: (1) It highlights international experiences in CBC to identify best practices for Central Asian states; (2) it discusses various policies of Central Asian states towards CBC, specifically those policies that impact Central Asian CBC either positively or negatively; (3) it identifies best practices and actors for successful CBC in Central Asia, including the role of non-governmental entities; (4) it provides recommendations for enhancing Central Asian CBC, drawing upon both international experiences and a thorough analysis of Central Asian contexts. The authors proceed from the assumption that effective cross-border cooperation is one of the essential conditions for successful regional integration, as it acts as a connective seam between participating states. Unfortunately, at present, no Central Asian country excels in CBC; in every case, CBC is impeded by highly centralized political systems, and lack of funding. To enhance CBC in Central Asia, it is crucial to examine the relevant experiences of other countries and regions, incorporating lessons from both successful and unsuccessful endeavors.</text:p>
          </table:table-cell>
          <table:table-cell office:value-type="string" table:style-name="ce1">
            <text:p>Cham : Springer, 2025.</text:p>
          </table:table-cell>
          <table:table-cell table:style-name="ce1"/>
          <table:table-cell office:value-type="string" table:style-name="ce1">
            <text:p>https://library.ecssr.ae/cgi-bin/koha/opac-detail.pl?biblionumber=289918</text:p>
          </table:table-cell>
          <table:table-cell table:number-columns-repeated="16377"/>
        </table:table-row>
        <table:table-row table:style-name="ro1">
          <table:table-cell office:value-type="string" table:style-name="ce1">
            <text:p>289917</text:p>
          </table:table-cell>
          <table:table-cell office:value-type="string" table:style-name="ce1">
            <text:p>Migration, Transnational Flows, and the Contested Meanings of Race in Asia /</text:p>
          </table:table-cell>
          <table:table-cell office:value-type="string" table:style-name="ce1">
            <text:p>Lan, Shanshan,</text:p>
          </table:table-cell>
          <table:table-cell office:value-type="string" table:style-name="ce1">
            <text:p>This open access edited volume addresses the multi-layered relations between migration, transnational flows, and the contested meanings of race in Asia. It tries to answer the following questions: how do migration and transnational flows from the Western world impact racial knowledge formation in Asian societies? To what extent do they challenge, perpetuate, and reshape unequal power relations based on the intersection of race, gender, class, nationality, citizenship, and migration status in Asia? How are dominant Western racial categories such as race, whiteness, and blackness redefined and reconstructed in the context of the Covid-19 pandemic, when transnational mobility became both heavily restricted and stigmatized ? The book is divided into three parts: Race, Language and Migration status, Covid-19 and the Dynamics of Racialization, Gender and Interracial Encounters. This book positions itself in the nexus of race, migration and pandemic research and will make a significant contribution to critical race studies, whiteness studies, globalization, multiculturalism, and social transformation in Asia. This book is aimed at students and scholars in race and migration studies in Asia and beyond. This is an open access book.</text:p>
          </table:table-cell>
          <table:table-cell office:value-type="string" table:style-name="ce1">
            <text:p>Cham : Springer, 2025.</text:p>
          </table:table-cell>
          <table:table-cell table:style-name="ce1"/>
          <table:table-cell office:value-type="string" table:style-name="ce1">
            <text:p>https://library.ecssr.ae/cgi-bin/koha/opac-detail.pl?biblionumber=289917</text:p>
          </table:table-cell>
          <table:table-cell table:number-columns-repeated="16377"/>
        </table:table-row>
        <table:table-row table:style-name="ro1">
          <table:table-cell office:value-type="string" table:style-name="ce1">
            <text:p>289916</text:p>
          </table:table-cell>
          <table:table-cell office:value-type="string" table:style-name="ce1">
            <text:p>Navigating Challenges for Sustainable Growth : Insights from the Indian G20 Presidency /</text:p>
          </table:table-cell>
          <table:table-cell office:value-type="string" table:style-name="ce1">
            <text:p>Bery, Suman,</text:p>
          </table:table-cell>
          <table:table-cell office:value-type="string" table:style-name="ce1">
            <text:p>The open access volume stems from a conference held during the Indian G20 Presidency in New Delhi on 28-29 July 2023, featuring 40 leading experts from 14 countries across the world. It addresses issues, such as climate adaptation, global health, technology, and financial investments. It discusses India's transition to net-zero emissions, the dynamics of technological disruptions, the shift towards a unified digital economy, and the transformations in the global economy. It critically analyzes the global financial architecture, the evolving nature of capital and the job market, and the complex interplay between economics, politics, and global health. It also discusses the uneven progress in international development, focusing on Africa's unique challenges and potentials. With expert contributions across sectors, including policy, academia, and industry, the volume provides cross-cutting insights that resonate with multiple stakeholders and offer pragmatic agendas for a sustainable future. This book stands as a crucial resource for anyone keen on understanding or influencing sustainable growth on a global scale.</text:p>
          </table:table-cell>
          <table:table-cell office:value-type="string" table:style-name="ce1">
            <text:p>Singapore : Springer, 2025.</text:p>
          </table:table-cell>
          <table:table-cell table:style-name="ce1"/>
          <table:table-cell office:value-type="string" table:style-name="ce1">
            <text:p>https://library.ecssr.ae/cgi-bin/koha/opac-detail.pl?biblionumber=289916</text:p>
          </table:table-cell>
          <table:table-cell table:number-columns-repeated="16377"/>
        </table:table-row>
        <table:table-row table:style-name="ro1">
          <table:table-cell office:value-type="string" table:style-name="ce1">
            <text:p>289915</text:p>
          </table:table-cell>
          <table:table-cell office:value-type="string" table:style-name="ce1">
            <text:p>Sustainability and the Insurance Market : Trends and Challenges /</text:p>
          </table:table-cell>
          <table:table-cell table:style-name="ce1"/>
          <table:table-cell office:value-type="string" table:style-name="ce1">
            <text:p>This open access book focuses on the regulatory framework for the sustainability of the insurance market. It analyzes its potential impact on insurance undertakings governance and product design. The book is structured into three parts. It firstly explores the general framework on the sustainability for the insurance market, focusing on the regulation at the European Union level. Secondly, it examines sustainability and insurers' governance, including topics like sustainable investments and ESG factors. Finally, the book turns to sustainability and insurance products, addressing agricultural insurance systems and pensions. The book is aimed at academics, policymakers, and professionals in the insurance sector.</text:p>
          </table:table-cell>
          <table:table-cell office:value-type="string" table:style-name="ce1">
            <text:p>Cham : Springer, 2025.</text:p>
          </table:table-cell>
          <table:table-cell table:style-name="ce1"/>
          <table:table-cell office:value-type="string" table:style-name="ce1">
            <text:p>https://library.ecssr.ae/cgi-bin/koha/opac-detail.pl?biblionumber=289915</text:p>
          </table:table-cell>
          <table:table-cell table:number-columns-repeated="16377"/>
        </table:table-row>
        <table:table-row table:style-name="ro1">
          <table:table-cell office:value-type="string" table:style-name="ce1">
            <text:p>289914</text:p>
          </table:table-cell>
          <table:table-cell office:value-type="string" table:style-name="ce1">
            <text:p>Cosmopolitan Imaginaries and International Disorder /</text:p>
          </table:table-cell>
          <table:table-cell office:value-type="string" table:style-name="ce1">
            <text:p>McKeil, Aaron C.,</text:p>
          </table:table-cell>
          <table:table-cell office:value-type="string" table:style-name="ce1">
            <text:p>While the idea of a cosmopolitan order embracing all humankind is ancient, after the Cold War it was widely believed to be an emerging future. As global interdependence and interaction through new technologies increased, literature of cosmopolitan globalization argued that these changes were setting the stage for a structural transformation of world politics. Yet, a revolt against globalism and increasingly divisive and unstable international order has dramatically contradicted this idea. This presents a puzzle for International Relations theory: Why have attempts to construct cosmopolitan order struggled to emerge in the modern global world? Cosmopolitan Imaginaries and International Disorder argues that advocacy for cosmopolitan order reform in the modern world has struggled to recognize the political identities of states and populations and to legitimize its proposed political hierarchies. As a result, these efforts have been overwhelmed by states shoring up their power and remobilizing exclusionary nationalist identities, especially when struggles are intensified in contexts of international instability and economic turmoil. In developing a theory to explain these patterns of cosmopolitan politics, this book offers insight into the limits and role of cosmopolitanism in a dividing international order after liberal globalism.</text:p>
          </table:table-cell>
          <table:table-cell office:value-type="string" table:style-name="ce1">
            <text:p>Ann Arbor : University of Michigan Press, 2025.</text:p>
          </table:table-cell>
          <table:table-cell office:value-type="string" table:style-name="ce1">
            <text:p>Foreword Acknowledgments Introduction Part I 1. “Cosmopolitan” Order in Theory and World History Part II 2. Kantian Cosmopolitanism 3. World Communism 4. Postcolonial Cosmopolitanism 5. Green Cosmopolitics Part III 6. Cosmopolitan Politics in a Disorderly World Conclusion Epilogue Notes Bibliography Index.</text:p>
          </table:table-cell>
          <table:table-cell office:value-type="string" table:style-name="ce1">
            <text:p>https://library.ecssr.ae/cgi-bin/koha/opac-detail.pl?biblionumber=289914</text:p>
          </table:table-cell>
          <table:table-cell table:number-columns-repeated="16377"/>
        </table:table-row>
        <table:table-row table:style-name="ro1">
          <table:table-cell office:value-type="string" table:style-name="ce1">
            <text:p>289913</text:p>
          </table:table-cell>
          <table:table-cell office:value-type="string" table:style-name="ce1">
            <text:p>No Peer Rivals : American Grand Strategy in the Era of Great Power Competition /</text:p>
          </table:table-cell>
          <table:table-cell office:value-type="string" table:style-name="ce1">
            <text:p>Popescu, Ionut C.,</text:p>
          </table:table-cell>
          <table:table-cell office:value-type="string" table:style-name="ce1">
            <text:p>With military maneuvers in Taiwan and the South China Sea and the eruption of war in Ukraine, the past few years have brought deteriorating diplomatic relations and increasing military and economic tensions between the United States, China, and Russia. After benefiting from the geopolitical and financial advantages conferred by a privileged status as a global superpower for three decades, the United States needs to adapt to a geopolitical shift toward competition and confrontation in order to contain China's quest for global superpower status. No Peer Rivals takes a major staple of International Relations scholarship--the offensive realist paradigm--and develops a comprehensive and practical grand strategy for the United States in this new era of Great Power Competition. The No Peer Rival framework is grounded in a realistic assessment of the most likely courses of action adopted by China, Russia, and other important regional powers. It prioritizes great power rivalry over other strategic goals, and identifies China as the biggest threat to America's unique position in the international system. This grand strategic approach carefully aligns the domestic sources of national power (economic strength, energy security, and technological prowess) to America's foreign policy and national security objectives. In addition to recommending necessary changes to America's military and diplomatic strategies, No Peer Rivals also demonstrates that a realistic approach to industrial policy, international trade, energy production, and technological superiority offers the best chance for developing the sinews of power needed to outcompete Beijing in the long run.</text:p>
          </table:table-cell>
          <table:table-cell office:value-type="string" table:style-name="ce1">
            <text:p>Ann Arbor : University of Michigan Press, 2025.</text:p>
          </table:table-cell>
          <table:table-cell table:style-name="ce1"/>
          <table:table-cell office:value-type="string" table:style-name="ce1">
            <text:p>https://library.ecssr.ae/cgi-bin/koha/opac-detail.pl?biblionumber=289913</text:p>
          </table:table-cell>
          <table:table-cell table:number-columns-repeated="16377"/>
        </table:table-row>
        <table:table-row table:style-name="ro1">
          <table:table-cell office:value-type="string" table:style-name="ce1">
            <text:p>289912</text:p>
          </table:table-cell>
          <table:table-cell office:value-type="string" table:style-name="ce1">
            <text:p>The International Politics of Communication : Representing Community in a Globalizing World /</text:p>
          </table:table-cell>
          <table:table-cell office:value-type="string" table:style-name="ce1">
            <text:p>Chong, Alan,</text:p>
          </table:table-cell>
          <table:table-cell office:value-type="string" table:style-name="ce1">
            <text:p>"In an era of globalization, international communication constantly takes place across borders, defying sovereign control as it influences opinion. While diplomacy between states is the visible face of international relations, this "informal diplomacy" is usually less visible but no less powerful. Information politics can be found in propaganda, Internet politics, educational exchanges, tourism, and even popular film. The International Politics of Communication examines this informational dimension of international politics, investigating how information is generated, conveyed through channels, and directed specifically at audiences. While citizens are often portrayed as faithfully loyal supporters and beneficiaries of the modern nation-state-a fiction supported by passports, identification papers, and other notarized credentials-they are subject to the pulls of loyalty from transnational tribal affiliations, mythological and historical narratives of ethnicity, as well as the transcendental claims of religion and philosophy. Increasingly, social media also enchants non-state individuals, providing new virtual communities as the center of loyalties rather than national affiliations. By reinterpreting taken-for-granted concepts in journalism, media, political economy, nationalism, development, and propaganda as information politics, this book prepares serious-minded scholars, citizens, politicians, and social activists everywhere to understand the power plays in international communication and use alternatives to begin transforming power relations."</text:p>
          </table:table-cell>
          <table:table-cell office:value-type="string" table:style-name="ce1">
            <text:p>Ann Arbor : University of Michigan Press, 2025.</text:p>
          </table:table-cell>
          <table:table-cell table:style-name="ce1"/>
          <table:table-cell office:value-type="string" table:style-name="ce1">
            <text:p>https://library.ecssr.ae/cgi-bin/koha/opac-detail.pl?biblionumber=289912</text:p>
          </table:table-cell>
          <table:table-cell table:number-columns-repeated="16377"/>
        </table:table-row>
        <table:table-row table:style-name="ro1">
          <table:table-cell office:value-type="string" table:style-name="ce1">
            <text:p>289911</text:p>
          </table:table-cell>
          <table:table-cell office:value-type="string" table:style-name="ce1">
            <text:p>De Gruyter Handbook of Digital Criminology /</text:p>
          </table:table-cell>
          <table:table-cell table:style-name="ce1"/>
          <table:table-cell office:value-type="string" table:style-name="ce1">
            <text:p>The De Gruyter Handbook of Digital Criminology examines how digital devices spread and cut across all fields of crime and control. Providing a glossary of key theoretical, methodological and criminological concepts, the book defines and further establishes a vibrant and rapidly developing field. At the same time, Digital Criminology is not only presented as a novelty, but also as a continuation of the discipline's history. Each chapter can be read as a free-standing contribution or texts can be combined to gain a more holistic understanding of Digital Criminology or to design a research project. Expert contributions vary from Criminology, Sociology, Law, Science and Technology Studies, to Information Science and Digital Humanities. Together, these supply readers with rich and original perspectives on the digitization of crime and control.</text:p>
          </table:table-cell>
          <table:table-cell office:value-type="string" table:style-name="ce1">
            <text:p>Berlin/Boston : Walter de Gruyter GmbH, 2025.</text:p>
          </table:table-cell>
          <table:table-cell table:style-name="ce1"/>
          <table:table-cell office:value-type="string" table:style-name="ce1">
            <text:p>https://library.ecssr.ae/cgi-bin/koha/opac-detail.pl?biblionumber=289911</text:p>
          </table:table-cell>
          <table:table-cell table:number-columns-repeated="16377"/>
        </table:table-row>
        <table:table-row table:style-name="ro1">
          <table:table-cell office:value-type="string" table:style-name="ce1">
            <text:p>289910</text:p>
          </table:table-cell>
          <table:table-cell office:value-type="string" table:style-name="ce1">
            <text:p>Troubled People, Troubled World : Psychotherapy, Ethics and Society /</text:p>
          </table:table-cell>
          <table:table-cell office:value-type="string" table:style-name="ce1">
            <text:p>Briant, Michael,</text:p>
          </table:table-cell>
          <table:table-cell office:value-type="string" table:style-name="ce1">
            <text:p>Ethical issues are the stuff of psychotherapy, and in fact Freud envisaged the process as one in which an unexamined, irrational and oppressive conscience gives way to one more benignly rooted in reason. Therapists endeavour to be non-judgemental and, indeed, are no more qualified to pass judgement on others than anyone else; do they nevertheless learn anything about ethics from their disciplined listening? The same question was asked after the war about the persecution of the Jews and other minorities, and it's a very live issue again, faced as we are by movements like ISIS, or Putinism in Russia, that cause great suffering in the name of religious or moral regeneration - a bewildering paradox that David Astor, former editor of The Observer called 'the scourge'.Can psychotherapy throw any light on it, or contribute any ideas as to how we might contain, if not prevent, the barbarism it sanctions? Can it offer any insights into a different, more inclusive kind of ethics, and if so, can we glean any guidance from it as to how we might further it?These are the questions the author explores, drawing on psychoanalytic thinking on these issues for over a century and illustrated by his work with individuals over four decades.</text:p>
          </table:table-cell>
          <table:table-cell office:value-type="string" table:style-name="ce1">
            <text:p>Cambridge, UK : Open Book Publishers, 2025.</text:p>
          </table:table-cell>
          <table:table-cell table:style-name="ce1"/>
          <table:table-cell office:value-type="string" table:style-name="ce1">
            <text:p>https://library.ecssr.ae/cgi-bin/koha/opac-detail.pl?biblionumber=289910</text:p>
          </table:table-cell>
          <table:table-cell table:number-columns-repeated="16377"/>
        </table:table-row>
        <table:table-row table:style-name="ro1">
          <table:table-cell office:value-type="string" table:style-name="ce1">
            <text:p>289933</text:p>
          </table:table-cell>
          <table:table-cell office:value-type="string" table:style-name="ce1">
            <text:p>Sustainability of southern African ecosystems under global change : science for management and policy interventions /</text:p>
          </table:table-cell>
          <table:table-cell table:style-name="ce1"/>
          <table:table-cell office:value-type="string" table:style-name="ce1">
            <text:p>This open access book about the sustainability of marine and terrestrial ecosystems in southern Africa provides a synthesis of the research program Science Partnerships for the Adaptation to Complex Earth System Processes (SPACES II, 2018-2022). It addresses the scientific, social, and economic issues related to climate change, its potential impacts on the various ecosystems, adaptations, and management interventions for enhancing systems resilience in Southern Africa. It is written by numerous scientists from African states and Germany and summarizes the latest research findings, which are of great relevance for a better understanding of climate change impacts, adaptations, and vulnerabilities as well as for developing management options and policy options to reduce the associated risks. This is crucial considering that the projected African population increase is exceptional. Furthermore, climate change is assumed to hit southern Africa extremely hard with a significant increase in extreme events and the frequency of severe droughts, heat waves, and flooding. Southern Africa hosts a high variety of ecosystems, which belongs to important biodiversity hotspots for unique flora and fauna. The surrounding oceans form, in turn, a bottle neck within the ocean's global thermohaline circulation, act as a still poorly understood carbon sink and source and play an important role for fisheries as they are highly productive. Considering these important aspects, the book is an important interdisciplinary contribution to the scientific literature and will find a wide readership. The book is aimed at students, teachers, and scientists in the fields of terrestrial and marine ecology, environmental, nature and landscape planning, agriculture, environmental and resource management, biodiversity, and nature conservation, as well as scientists and representatives in specialised authorities and associations, nature conservationists, and policy makers of related disciplines</text:p>
          </table:table-cell>
          <table:table-cell office:value-type="string" table:style-name="ce1">
            <text:p>Cham : Springer, 2024</text:p>
          </table:table-cell>
          <table:table-cell office:value-type="string" table:style-name="ce1">
            <text:p>Part I. Background -- Chapter 1. Coupled Earth System and Human Processes - An Introduction to the Book and SPACES and the Book -- Chapter 2. Unique Southern African Terrestrial and Oceanic Biomes and Their Relation to Steep Environmental Gradients -- Chapter 3. Environmental Challenges to Meeting Sustainable Development Goals in Southern Africa -- Chapter 4. Overview of the Macro-Economic Drivers of the Region -- Part II. Drivers of Climatic Variability and Change in Southern Africa -- Chapter 5. Past Climate Variability in the Past Millennium -- Chapter 6. Southern Africa Climate over the Recent Decades: Description, Variability, and Trends -- Chapter 7. Projections of Future Climate Change in Southern Africa and the Potential for Regional Tipping Points -- Chapter 8. The Agulhas Current System as an Important Driver for Oceanic and Terrestrial Climate -- Chapter 9. Physical Drivers of Southwest African Coastal Upwelling and Its Response to Climate Variability and Change -- Chapter 10. Regional Land-Atmosphere Interactions in Southern Africa: Potential Impact and Sensitivity of Forest and Plantation Change -- Part III. Science in Support of Ecosystem Management -- Chapter 11. Studies of the Ecology of the Benguela Current Upwelling System - the TRAFFIC Approach -- Chapter 12. The Application of Palaeoenvironmental Research in Supporting Land Management Approaches and Conservation in South Africa -- Chapter 13. Soil Erosion Research and Soil Conservation Policy in South Africa -- Chapter 14. Biome Change in Southern Africa -- Chapter 15. Biodiversity and Ecosystem Functions in Southern African Savanna Rangelands: Threats, Impacts and Solutions -- Chapter 16. Managing Southern African Rangeland Systems in the Face of Drought - A Synthesis of Observation, Experimentation, and Modeling for Policy and Decision Support -- Chapter 17. A Fine Line Between Carbon Source and Sink - Potential CO2 Sequestration Through Sustainable Grazing Management in the Nama-Karoo -- Chapter 18. Trends and Barriers to Wildlife-Based Options for Sustainable Management of Savanna Resources - The Namibian Case -- Chapter 19. Feed Gaps among Cattle Keepers in Semiarid and Arid Southern African Regions: A Case Study in the Limpopo Province, South Africa -- Chapter 20. Agricultural Land-Use Systems and Management Challenges -- Chapter 21. The Need for Sustainable Agricultural Land-Use Systems: Benefits from Integrated Agroforestry Systems -- Chapter 22. Management Options for Macadamia Orchards with Special Focus on Water Management and Ecosystem Services -- Chapter 23. Potential of Improved Technologies to Enhance Land Management Practices of Small-Scale Farmers in Limpopo Province, South Africa -- Part IV. Monitoring and Modelling Tools -- Chapter 24. A New Era of Earth Observation for the Environment - Spatio-Temporal Monitoring Capabilities for Land Degradation -- Chapter 25. The Marine Carbon Footprint: Challenges in the Quantification of CO2 Uptake by the Biological Carbon Pump in the Benguela Upwelling System -- Chapter 26. Dynamics and Drivers of Net Primary Production (NPP) in Southern Africa Based on Estimates from Earth Observation and Process-Based Dynamic Vegetation Modelling -- Chapter 27. Comparison of Different Normalisers for Identifying Metal Enrichment of Sediment - A Case Study from Richards Bay Harbour, South Africa -- Chapter 28. Catchment and Depositional Studies for the Reconstruction of Past Environmental Change in Southern Africa -- Chapter 29. Observational Support for Regional Policy Implementation - Land Surface Change under Anthropogenic and Climate Pressure in Saldi Study Sites -- Part V. Synthesis and Outlook -- Chapter 30. Research Infrastructures as Anchor Points for Long-Term Environmental Observation -- Chapter 31. Lessons Learned from a North-South Science Partnership for Sustainable Development -- Chapter 32. Synthesis and Outlook on Future Research and Scientific Education in Southern Africa</text:p>
          </table:table-cell>
          <table:table-cell office:value-type="string" table:style-name="ce1">
            <text:p>https://library.ecssr.ae/cgi-bin/koha/opac-detail.pl?biblionumber=289933</text:p>
          </table:table-cell>
          <table:table-cell table:number-columns-repeated="16377"/>
        </table:table-row>
        <table:table-row table:style-name="ro1">
          <table:table-cell office:value-type="string" table:style-name="ce1">
            <text:p>289869</text:p>
          </table:table-cell>
          <table:table-cell office:value-type="string" table:style-name="ce1">
            <text:p>Crypto crowds : singularities and multiplicities on the blockchain /</text:p>
          </table:table-cell>
          <table:table-cell table:style-name="ce1"/>
          <table:table-cell office:value-type="string" table:style-name="ce1">
            <text:p>"Ownership of cryptocurrencies and related assets has given rise to self-described "coin-communities." Discussing the notions around social dynamics, this collection explores how crowd and community formations manifest empirically in cryptocurrency sociality online. It suggests that tensions between cryptocurrency adopters generate political, moral, and cosmological realities, which intensify crowding dynamics online. Pioneering in its approach to the increasing digitalization and datafication of everyday life, the volume encourages scholars to explore further how "decentralized" and "trustless" technologies take part in the construction of postmodern crowds"--</text:p>
          </table:table-cell>
          <table:table-cell office:value-type="string" table:style-name="ce1">
            <text:p>New York : Berghahn, 2024</text:p>
          </table:table-cell>
          <table:table-cell table:style-name="ce1"/>
          <table:table-cell office:value-type="string" table:style-name="ce1">
            <text:p>https://library.ecssr.ae/cgi-bin/koha/opac-detail.pl?biblionumber=289869</text:p>
          </table:table-cell>
          <table:table-cell table:number-columns-repeated="16377"/>
        </table:table-row>
        <table:table-row table:style-name="ro1">
          <table:table-cell office:value-type="string" table:style-name="ce1">
            <text:p>290142</text:p>
          </table:table-cell>
          <table:table-cell office:value-type="string" table:style-name="ce1">
            <text:p>Sustainability objectives in competition and intellectual property law /</text:p>
          </table:table-cell>
          <table:table-cell table:style-name="ce1"/>
          <table:table-cell office:value-type="string" table:style-name="ce1">
            <text:p>This open access volume of LIDC contributions focuses on how competition and intellectual property laws incorporate sustainability objectives. Businesses are increasingly embracing sustainability objectives, driven by the international community. Although competition and intellectual property law are certainly not the only tools for addressing sustainability issues, they can play a role in moving toward a more sustainable society. Sustainability has gained prominence in competition law in all jurisdictions covered in this volume. The contributions focus on classic questions such as whether sustainability agreements restrict competition and, if so, to what extent businesses can be exempted on efficiency grounds. The papers also raise a number of questions, in particular concerning the treatment of non-market efficiencies. The soft law and case law produced by competition authorities are examined, and the leadership role of some competition authorities in the field - from advocacy to policy papers and sustainability guidelines - is highlighted. The authors call for more individual guidance to provide enhanced transparency and clarity to industry, advisors and society at large on sustainability issues, with guidelines or sustainability-related block exemptions providing even greater legal certainty. With regard to intellectual property, the contributions examine various important issues, such as the need for intellectual property rights to remain technology-neutral, ways to promote the use of sustainable technologies and incentives for licensing, and ways to promote the dissemination of sustainable technologies, including compulsory licensing, cross-licensing, open source or FRAND licensing, and replacing the destruction of counterfeit goods with recycling. The papers also discuss greenwashing and how it can be addressed through revisions to trademarks and related rights</text:p>
          </table:table-cell>
          <table:table-cell office:value-type="string" table:style-name="ce1">
            <text:p>Cham : Springer, 2024</text:p>
          </table:table-cell>
          <table:table-cell office:value-type="string" table:style-name="ce1">
            <text:p>PART I: Sustainability Objectives in Competition Law -- Sustainability and Competition Law: an International Report -- Sustainability and Competition Law in Austria -- Sustainability and Competition Law in Belgium -- Sustainability and Competition Law in Brazil -- Sustainability and Competition Law in Czech Republic -- Sustainability and Competition Law - A French Perspective -- Sustainability and Competition Law in Germany -- Sustainability and Competition Law in Hungary -- Sustainability and Competition Law in Italy -- Sustainability and Competition Law in Malta -- Sustainability and Competition Law in Switzerland -- Sustainability and Competition Law in United Kingdom -- PART II: Sustainability Objectives in Intellectual Property Law -- Sustainability and Intellectual Property in Austria -- Sustainability and Intellectual Property in Brazil -- Sustainability and Intellectual Property in Germany -- Sustainability and Intellectual Property in Hungary -- Sustainability and Intellectual Property in Italy -- Sustainability and Intellectual Property in Malta -- Sustainability and Intellectual Property in Sweden -- Sustainability and Intellectual Property in Switzerland -- Sustainability and Intellectual Property in United Kingdom</text:p>
          </table:table-cell>
          <table:table-cell office:value-type="string" table:style-name="ce1">
            <text:p>https://library.ecssr.ae/cgi-bin/koha/opac-detail.pl?biblionumber=290142</text:p>
          </table:table-cell>
          <table:table-cell table:number-columns-repeated="16377"/>
        </table:table-row>
        <table:table-row table:style-name="ro1">
          <table:table-cell office:value-type="string" table:style-name="ce1">
            <text:p>290144</text:p>
          </table:table-cell>
          <table:table-cell office:value-type="string" table:style-name="ce1">
            <text:p>Capitalism in the platform age : emerging assemblages of labour and welfare in urban spaces /</text:p>
          </table:table-cell>
          <table:table-cell table:style-name="ce1"/>
          <table:table-cell office:value-type="string" table:style-name="ce1">
            <text:p>This open access book provides an overview of urban digital platforms such as Airbnb and Deliveroo, which, along with Amazon, Google, Facebook and other IT companies, constitute by now the infrastructures for other businesses to operate on and for our social life to go on. These platforms serve as standards-based techno-economic systems that simultaneously capture cooperation through remote coordination and organize labor via algorithm management. Based on a three-years research project, this contributed volume outlines a general theory of platform capitalism that conceives these platforms not only as technical devices, but as generative engines that operate at the interface of several aspects, such as digitalization of forms of social cooperation; algorithm-based management of labor and participation; and private and vertical appropriation of profits. These elements are somehow iconic of the capitalist evolution of the last decades, and they open up a reflection on new forms of "primitive accumulation" (in particular regarding data), on the mechanisms used to capture and extract social surplus value, and on the logistic-financial dimensions of capital. Finally, in light of the transformations associated with the COVID-19 pandemic, the authors examine how platforms can evolve into hegemonic organizational structures. Assuming we are all already living in the age of the platform, this book takes a multifaceted approach -- combining sociology with urban studies, and political sciences with economics -- to grasp the challenges our societies face in terms of ensuring fair economic growth, adequate social protections, and labor rights. It will appeal to anyone interested in digital platforms and how they are changing the organization of labor, urban spaces, and forms of governance</text:p>
          </table:table-cell>
          <table:table-cell office:value-type="string" table:style-name="ce1">
            <text:p>Cham : Springer, 2024</text:p>
          </table:table-cell>
          <table:table-cell office:value-type="string" table:style-name="ce1">
            <text:p>Part I. Theoretical Foundations -- Chapter 1. Introduction (Sandro Mezzadra) -- Chapter 2. Operations of Platforms. A Global Process in a Multipolar World (Sandro Mezzadra) -- Chapter 3. The process of valorization in the platform capitalism (Andrea Fumagalli) -- Chapter 4. Out of the Standard. Towards a Global Approach to Platform Labour (Maurilio Pirone) -- Chapter 5. What Urban Future: Do High-Tech Metropolises Dream of Electric Sheep? (Niccolò Cuppini) -- Chapter 6. The Politics of Platforms. Exploring Platform's Infrastructural Role and Power (Mattia Frapporti) -- Chapter 7. Managing the Wheel: Managerial Normativity from the Wage Society to the Platform Age (Massimilano Nicoli) -- Chapter 8. Digital labour, informal unionism and the rise of a new workers subjectivity (Marco Marrone) -- Chapter 9. Platform capitalism: Infrastructuring migration, mobility, and racism (Stefania Animento) -- Chapter 10. Affect, precarity and feminised labour in Airbnb in London (Eleni Kambouri) -- Part II. Notes from the Field -- Chapter 11. Why the sectoral context matters for platform work (Bettina Haidinger) -- Chapter 12. A Variegated Platform Capitalism? Algorithms, Labour Process and Institutions in Deliveroo in Bologna and Uber in Lisbon (Marco Marrone) -- Chapter 13. Perceiving platform work as decent work? Views regarding working conditions among platform taxi drivers in Tallinn (Marge Unt) -- Chapter 14. Skills development as a political process: Towards new forms of mobilization and digital citizenship among platform workers (Filippo Bignami) -- Chapter 15. How to build alternatives to platform capitalism? (Mayo Fuster Morell) -- Chapter 16. Labour policies for a fairer gig economy (Annamaria Donini) -- Chapter 17. Engaging stakeholders with platform labour: The social lab approach (Raúl Tabarés) -- Chapter 18. Local best practices. Urban governance and the ongoing platformization process (Michelangelo Secchi) -- Chapter 19. Social protection, basic income and taxation in the Digital economy (Cristina Morini) -- Chapter 20. Latent conflict, invisible organisation: Everyday struggles in platform labour (Moritz Altenreid)</text:p>
          </table:table-cell>
          <table:table-cell office:value-type="string" table:style-name="ce1">
            <text:p>https://library.ecssr.ae/cgi-bin/koha/opac-detail.pl?biblionumber=290144</text:p>
          </table:table-cell>
          <table:table-cell table:number-columns-repeated="16377"/>
        </table:table-row>
        <table:table-row table:style-name="ro1">
          <table:table-cell office:value-type="string" table:style-name="ce1">
            <text:p>290250</text:p>
          </table:table-cell>
          <table:table-cell office:value-type="string" table:style-name="ce1">
            <text:p>Climate change in regional perspective : European Union and Latin American initiatives, challenges, and solutions /</text:p>
          </table:table-cell>
          <table:table-cell table:style-name="ce1"/>
          <table:table-cell office:value-type="string" table:style-name="ce1">
            <text:p>This Open Access book addresses climate change in Europe and Latin America from a comparative regionalism studies (CRS) perspective. Written by an international team of scholars and experts, chapters critically analyze proposals for mitigating climate change while contributing to the mutual understanding about the issues at stake across regions. The book is divided into three main sections. In the first section, authors discuss EU and Latin American cooperation, negotiations, and perspectives on climate change, exploring their agendas, the interests and key challenges at the global, regional and interregional levels. The second section focuses on the challenges to finance development and a greener economy. The third section explores new green solutions to climate change in the agriculture sector and initiatives such as nature-based solutions to climate change and best practices. Providing policy oriented solutions for combatting regional climate change at a critical juncture, this volume will be of interest to researchers and students of international relations, international law, and environmental politics, as well as public officials and climate change activists</text:p>
          </table:table-cell>
          <table:table-cell office:value-type="string" table:style-name="ce1">
            <text:p>Cham : Springer, 2024</text:p>
          </table:table-cell>
          <table:table-cell office:value-type="string" table:style-name="ce1">
            <text:p>Chapter 1-Introduction -- Part I Regional cooperation on Climate Change -- Chapter 2- The EU in a multi-speed, multi-dimensional regime -- Chapter 3- Climate Change cooperation in Latin American regionalism -- Chapter 4- Brazilian perspectives on Climate Change -- Chapter 5-Climate Change in the Interregional Relations between the EU and LAC -- Chapter 6 Fostering a dynamic EU-CELAC cooperation in the area of climate change -- Part II- Financing Green Economy -- Chapter 7-Transformation to low carbon economy, role of development banks in EU and Latin America -- Chapter 8-Fixing rising price paths for fossil energy - basis of a green growth without rebound effects -- Chapter 9- Climate Change: policies to manage its macroeconomic and financial effects -- Part III - New green solutions to Climate Change -- Chapter 10- Greening EU's Common Agricultural Policy -- Chapter 11- Climate change and the Digitalization of the Agrofood Sector: Opportunities and Challenges -- Chapter 12- Myths and pitfallsof green solutions -- Chapter 13- Building Climate-Resilient Food Systems -- Chapter 14- The international circuits of disavowal of the climate crisis -- Chapter 15-Conclusions</text:p>
          </table:table-cell>
          <table:table-cell office:value-type="string" table:style-name="ce1">
            <text:p>https://library.ecssr.ae/cgi-bin/koha/opac-detail.pl?biblionumber=290250</text:p>
          </table:table-cell>
          <table:table-cell table:number-columns-repeated="16377"/>
        </table:table-row>
        <table:table-row table:style-name="ro1">
          <table:table-cell office:value-type="string" table:style-name="ce1">
            <text:p>290330</text:p>
          </table:table-cell>
          <table:table-cell office:value-type="string" table:style-name="ce1">
            <text:p>العلاقات الإسرائيلية الأفريقية، 1961-1991 : (جنوب أفريقيا أنموذجا) : دراسة تاريخية /</text:p>
          </table:table-cell>
          <table:table-cell office:value-type="string" table:style-name="ce1">
            <text:p>الشوك، سارة مالك حميد،</text:p>
          </table:table-cell>
          <table:table-cell office:value-type="string" table:style-name="ce1">
            <text:p>كتاب "العلاقات الإسرائيلية الأفريقية، 1961-1991: جنوب أفريقيا أنموذجًا" للدكتورة سارة مالك حميد الشوك يُقدّم دراسة تاريخية معمّقة للعلاقات بين إسرائيل ودول أفريقيا خلال ثلاثة عقود حاسمة، مع التركيز على جنوب أفريقيا كنموذج تطبيقي. تتناول المؤلفة كيف سعت إسرائيل إلى كسر عزلتها الإقليمية والدولية من خلال بناء علاقات استراتيجية مع الدول الأفريقية، مستغلةً الفراغ الدبلوماسي الذي خلّفه تراجع النفوذ العربي في القارة. تُبرز الدراسة الأهداف الإسرائيلية المتعددة، من تأمين العمق الاستراتيجي، إلى كسب التأييد في المحافل الدولية، مرورًا بتوسيع النفوذ الاقتصادي والعسكري. كما تسلط الضوء على التحالف الوثيق بين إسرائيل ونظام الفصل العنصري في جنوب أفريقيا، حيث تبادلت الدولتان الدعم في مجالات الأمن والتكنولوجيا والعلاقات الدولية، متحديتين الانتقادات الدولية. تعتمد الباحثة على منهجية تحليلية تاريخية، مدعومة بوثائق وأدلة، لتفسير ديناميكيات هذه العلاقات، وتُظهر كيف أن إسرائيل استغلت التغيرات الجيوسياسية لتعزيز موقعها في أفريقيا، مما كان له تأثيرات مباشرة على موازين القوى في المنطق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0330</text:p>
          </table:table-cell>
          <table:table-cell table:number-columns-repeated="16377"/>
        </table:table-row>
        <table:table-row table:style-name="ro1">
          <table:table-cell office:value-type="string" table:style-name="ce1">
            <text:p>290348</text:p>
          </table:table-cell>
          <table:table-cell office:value-type="string" table:style-name="ce1">
            <text:p>مستقبل التنافس التركي الإيراني على زعامة العالم الإسلامي و تداعياته على القضية الفلسطينية /</text:p>
          </table:table-cell>
          <table:table-cell office:value-type="string" table:style-name="ce1">
            <text:p>أبو نحل، أسامة محمد،</text:p>
          </table:table-cell>
          <table:table-cell office:value-type="string" table:style-name="ce1">
            <text:p>كتاب "مستقبل التنافس التركي الإيراني على زعامة العالم الإسلامي وتداعياته على القضية الفلسطينية" للأستاذ الدكتور أسامة محمد أبو نحل يُقدّم دراسة تحليلية معمّقة حول الصراع الجيوسياسي بين تركيا وإيران في سعيهما لقيادة العالم الإسلامي. يركّز الكتاب على الأبعاد السياسية والمذهبية والتاريخية لهذا التنافس، مُبرزًا كيف تسعى كل من أنقرة وطهران إلى توسيع نفوذهما في المنطقة من خلال تحالفات استراتيجية وتدخلات في قضايا إقليمية حساسة، مثل سوريا والعراق واليمن. كما يتناول الكتاب تأثير هذا التنافس على القضية الفلسطينية، موضحًا كيف تُوظّف كل من تركيا وإيران دعمها للفلسطينيين كأداة لتعزيز مكانتها الإقليمية، مما يؤدي أحيانًا إلى تسييس القضية الفلسطينية وفقًا لمصالحهما الخاصة. يُسلّط الكتاب الضوء على التحديات التي تواجه العالم الإسلامي نتيجة هذا الصراع، داعيًا إلى ضرورة تعزيز الوحدة الإسلامية وتغليب المصلحة العامة على المصالح الضيقة.​</text:p>
          </table:table-cell>
          <table:table-cell office:value-type="string" table:style-name="ce1">
            <text:p>عمان، الأردن : المنهل للنشر الإلكتروني، 2019</text:p>
          </table:table-cell>
          <table:table-cell table:style-name="ce1"/>
          <table:table-cell office:value-type="string" table:style-name="ce1">
            <text:p>https://library.ecssr.ae/cgi-bin/koha/opac-detail.pl?biblionumber=290348</text:p>
          </table:table-cell>
          <table:table-cell table:number-columns-repeated="16377"/>
        </table:table-row>
        <table:table-row table:style-name="ro1">
          <table:table-cell office:value-type="string" table:style-name="ce1">
            <text:p>290406</text:p>
          </table:table-cell>
          <table:table-cell office:value-type="string" table:style-name="ce1">
            <text:p>الدفاع الجوي العراقي : دراسة تاريخية وثائقية لتطوره و دوره الوطني و القومي 1939 - 1993 /</text:p>
          </table:table-cell>
          <table:table-cell office:value-type="string" table:style-name="ce1">
            <text:p>الدهان، ناجي خليفة جاسم،</text:p>
          </table:table-cell>
          <table:table-cell office:value-type="string" table:style-name="ce1">
            <text:p>كتاب "الدفاع الجوي العراقي: دراسة تاريخية وثائقية لتطوره ودوره الوطني والقومي 1939–1993" من تأليف اللواء الركن الدكتور ناجي خليفة جاسم الدهان يُعدّ مرجعًا عسكريًا موثقًا يسرد تطور سلاح الدفاع الجوي العراقي منذ تأسيسه وحتى تحوله إلى قيادة مستقلة عام 1993. يعرض الكتاب مراحل بناء هذا السلاح، بدءًا من تشكيل وحدات المدفعية المضادة للطائرات في ثلاثينيات القرن الماضي، مرورًا بتحديثه بأنظمة رادار وصواريخ متقدمة، وصولًا إلى مشاركته الفعالة في حروب كبرى مثل حرب مايس 1941 ضد الاحتلال البريطاني، والحروب العربية الإسرائيلية أعوام 1948 و1967 و1973، والحرب العراقية الإيرانية (1980–1988). كما يُبرز الكتاب الدور القومي الذي اضطلع به الدفاع الجوي العراقي في حماية الأجواء العربية، ويُسلط الضوء على تطور منظومات القيادة والسيطرة، مما يجعله مصدرًا مهمًا لفهم البنية العسكرية العراقية خلال نصف قرن من الزمن.</text:p>
          </table:table-cell>
          <table:table-cell office:value-type="string" table:style-name="ce1">
            <text:p>عمان، الأردن : المنهل للنشر الإلكتروني، 2020.</text:p>
          </table:table-cell>
          <table:table-cell table:style-name="ce1"/>
          <table:table-cell office:value-type="string" table:style-name="ce1">
            <text:p>https://library.ecssr.ae/cgi-bin/koha/opac-detail.pl?biblionumber=290406</text:p>
          </table:table-cell>
          <table:table-cell table:number-columns-repeated="16377"/>
        </table:table-row>
        <table:table-row table:style-name="ro1">
          <table:table-cell office:value-type="string" table:style-name="ce1">
            <text:p>290401</text:p>
          </table:table-cell>
          <table:table-cell office:value-type="string" table:style-name="ce1">
            <text:p>يد ممدودة : ستون عاما من المساعدات الصينية الخارجية /</text:p>
          </table:table-cell>
          <table:table-cell office:value-type="string" table:style-name="ce1">
            <text:p>خونغ، جوو،</text:p>
          </table:table-cell>
          <table:table-cell office:value-type="string" table:style-name="ce1">
            <text:p>كتاب "يد ممدودة: ستون عامًا من المساعدات الصينية الخارجية" من تأليف جوو خونغ وشيونغ خوو، يُقدّم دراسة شاملة لتاريخ المساعدات الخارجية الصينية منذ تأسيس جمهورية الصين الشعبية وحتى العقود الأخيرة. يُبرز الكتاب كيف بدأت الصين، رغم معاناتها من الفقر في بداياتها، بتقديم المساعدات للدول النامية، خاصة في آسيا وأفريقيا، كجزء من استراتيجيتها لتعزيز العلاقات الدولية ومواجهة الحصار الغربي. من خلال تحليل مفاهيم وسياسات المساعدات، بالإضافة إلى دراسات حالة متنوعة، يُسلّط المؤلفان الضوء على كيفية تطور هذه المساعدات لتصبح أداة فعّالة في السياسة الخارجية الصينية، تُعزز من مكانة الصين على الساحة الدولية وتُساهم في تحقيق أهدافها الاستراتيجي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0401</text:p>
          </table:table-cell>
          <table:table-cell table:number-columns-repeated="16377"/>
        </table:table-row>
        <table:table-row table:style-name="ro1">
          <table:table-cell office:value-type="string" table:style-name="ce1">
            <text:p>290424</text:p>
          </table:table-cell>
          <table:table-cell office:value-type="string" table:style-name="ce1">
            <text:p>الأصابع على الزناد : إستراتيجيات الأمن القومي للدول الكبرى و تأثيراتها على الشرق الأوسط /</text:p>
          </table:table-cell>
          <table:table-cell office:value-type="string" table:style-name="ce1">
            <text:p>غنيم، سيد،</text:p>
          </table:table-cell>
          <table:table-cell office:value-type="string" table:style-name="ce1">
            <text:p>كتاب "الأصابع على الزناد: استراتيجيات الأمن القومي للدول الكبرى وتأثيراتها على الشرق الأوسط" للدكتور سيد غنيم يُعد دراسة تحليلية عميقة لتفاعلات القوى الكبرى والإقليمية في منطقة الشرق الأوسط، خاصة في أعقاب ثورات الربيع العربي. يستند الكتاب إلى خبرات المؤلف الأكاديمية والميدانية، حيث شارك في ندوات ومؤتمرات دولية، مما أضفى على تحليلاته دقة وموضوعية.​<text:s/></text:p>
            <text:p>يتناول الكتاب استراتيجيات الأمن القومي لكل من الولايات المتحدة، روسيا، والصين، ويستعرض كيف تتقاطع مصالح هذه القوى في الشرق الأوسط. كما يسلط الضوء على سياسات القوى الإقليمية مثل تركيا، إيران، وإسرائيل، ويحلل التحديات التي تواجه الدول العربية الفاعلة كمصر، السعودية، الإمارات، وقطر. يُعد هذا الكتاب مرجعًا هامًا لصناع القرار والباحثين المهتمين بفهم ديناميات الأمن والسياسة في المنطق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0424</text:p>
          </table:table-cell>
          <table:table-cell table:number-columns-repeated="16377"/>
        </table:table-row>
        <table:table-row table:style-name="ro1">
          <table:table-cell office:value-type="string" table:style-name="ce1">
            <text:p>290425</text:p>
          </table:table-cell>
          <table:table-cell office:value-type="string" table:style-name="ce1">
            <text:p>النازية كعقيدة حقد /</text:p>
          </table:table-cell>
          <table:table-cell office:value-type="string" table:style-name="ce1">
            <text:p>براك، مينو تير،</text:p>
          </table:table-cell>
          <table:table-cell office:value-type="string" table:style-name="ce1">
            <text:p>كتاب "النازية كعقيدة حقد" للفيلسوف الهولندي مينو تير براك، الذي تُرجم إلى العربية بواسطة مصطفى عبد الظاهر، يُعد من أبرز الأعمال الفكرية التي تناولت بالنقد الحاد الأيديولوجيا النازية.<text:s/></text:p>
            <text:p>يعتمد تير براك في تحليله على مفهوم "الضغينة" (Ressentiment) كما طوّره الفيلسوفان نيتشه وماكس شيلر، مُشيرًا إلى أن النازية ليست مجرد حركة سياسية، بل تجسيد لحالة نفسية جماعية من الحقد والمرارة تجاه قيم الحداثة مثل الحرية والمساواة. يرى أن هذه الضغينة تحوّلت إلى أيديولوجيا تُبرر الكراهية والعنف باسم "الهوية" و"الطهر العرقي"، مما يجعل النازية تعبيرًا عن فشل أخلاقي عميق أكثر من كونها مشروعًا سياسيًا عقلانيًا.​<text:s/></text:p>
            <text:p>يُبرز الكتاب كيف أن النازية استغلت مشاعر الإحباط والعداء لدى الطبقات المتوسطة، مقدمة وعودًا زائفة بالانتماء والتفوق، بينما كانت في جوهرها حركة تدميرية تُغذيها الكراهية والانتقام. ويُعتبر هذا العمل بمثابة تحذير مبكر من الانزلاق نحو الشعبوية المتطرفة، ويظل ذا صلة وثيقة بتحليل صعود الحركات اليمينية في عصرنا الحالي.​</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0425</text:p>
          </table:table-cell>
          <table:table-cell table:number-columns-repeated="16377"/>
        </table:table-row>
        <table:table-row table:style-name="ro1">
          <table:table-cell office:value-type="string" table:style-name="ce1">
            <text:p>290423</text:p>
          </table:table-cell>
          <table:table-cell office:value-type="string" table:style-name="ce1">
            <text:p>الثورات الثلاث : تحولات إستراتيجية كبرى /</text:p>
          </table:table-cell>
          <table:table-cell office:value-type="string" table:style-name="ce1">
            <text:p>السليم، نايف حطاب،</text:p>
          </table:table-cell>
          <table:table-cell office:value-type="string" table:style-name="ce1">
            <text:p>كتاب "الثورات الثلاث: تحولات استراتيجية كبرى" من تأليف نايف حطاب السليم يُقدّم تحليلًا معمّقًا لثلاث ثورات محورية شكّلت منعطفات استراتيجية في التاريخ الحديث. يركّز الكتاب على فهم الديناميات السياسية والاجتماعية والاقتصادية التي أدّت إلى اندلاع هذه الثورات، ويستعرض تأثيراتها العميقة على النظام الدولي وموازين القوى الإقليمية. من خلال منهجية تحليلية، يُبرز السليم كيف أن كل ثورة من هذه الثورات لم تكن حدثًا معزولًا، بل كانت نتيجة لتراكمات تاريخية وصراعات داخلية وخارجية، مما يجعلها دروسًا استراتيجية لفهم تحولات السلطة والنفوذ في العالم المعاصر.​</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0423</text:p>
          </table:table-cell>
          <table:table-cell table:number-columns-repeated="16377"/>
        </table:table-row>
        <table:table-row table:style-name="ro1">
          <table:table-cell office:value-type="string" table:style-name="ce1">
            <text:p>290626</text:p>
          </table:table-cell>
          <table:table-cell office:value-type="string" table:style-name="ce1">
            <text:p>البرتغاليون في بحر عُمان : أحداث في حوليّات من 1497م إلى 1757م /</text:p>
          </table:table-cell>
          <table:table-cell office:value-type="string" table:style-name="ce1">
            <text:p>سلطان بن محمد القاسمي،</text:p>
          </table:table-cell>
          <table:table-cell office:value-type="string" table:style-name="ce1">
            <text:p>كتاب "البرتغاليون في بحر عُمان: أحداث في حوليات من 1497م إلى 1757م" من تأليف الشيخ الدكتور سلطان بن محمد القاسمي، حاكم الشارقة، يُعدّ موسوعة تاريخية ضخمة توثق فترة حاسمة من تاريخ منطقة الخليج العربي وبحر عُمان، تمتد على مدار 260 سنة. يتكون العمل من 21 مجلداً، ويستند إلى أكثر من 1138 وثيقة تاريخية نادرة، جُمعت وترجمت على مدار 36 عاماً من البحث الدقيق في الأرشيفات البرتغالية والهولندية والبريطانية والهندية.<text:s/></text:p>
            <text:p><text:s/></text:p>
            <text:p>يعتمد الكتاب على منهج الحوليات، حيث يسرد الأحداث سنة بسنة، موثقاً تحركات الأساطيل البرتغالية في بحر عُمان، والمعارك التي خاضتها، والاتفاقيات التي أبرمتها مع سلاطين الهند بهدف عزل عُمان عن التجارة الإقليمية. ويكشف المؤلف عن حقائق تاريخية تُنشر لأول مرة، ويعرض رسائل ومؤلفات برتغالية نادرة، مما يمنح القارئ رؤية معمقة لطبيعة الحياة السياسية والاقتصادية والاجتماعية في المنطقة خلال تلك الحقبة.<text:s/></text:p>
            <text:p><text:s/></text:p>
            <text:p>الكتاب لا يقتصر على السرد التاريخي، بل يضم تحليلاً علمياً رصيناً، مدعوماً بالأدلة والوثائق الأصلية، ويبرز الأطماع البرتغالية في الخليج العربي وأساليبهم في السيطرة البحرية واستخدامهم المتفوق للأسلحة النارية مقابل الأسلحة التقليدية المحلية. كما يوضح كيف كان البرتغاليون يسيطرون على الجزر والموانئ دون احتلال دائم للبر، ويستعرض تأثير ذلك على حركة التجارة والمجتمعات المحلية.<text:s/></text:p>
            <text:p><text:s/></text:p>
            <text:p>هذا العمل الموسوعي ليس موجهاً فقط للباحثين والمؤرخين، بل أيضاً لعامة القراء المهتمين بتاريخ المنطقة، حيث يتيح لهم الاطلاع على وثائق أصلية مترجمة إلى العربية والإنجليزية، يُعتبر الكتاب مرجعاً لا غنى عنه لفهم تاريخ الخليج العربي وعُمان في مواجهة القوى الاستعمارية الأوروبية، ويعكس الجهد العلمي والثقافي الكبير الذي بذله المؤلف في خدمة تاريخ المنطقة.</text:p>
          </table:table-cell>
          <table:table-cell office:value-type="string" table:style-name="ce1">
            <text:p>الشارقة، الإمارت العربية المتحدة : منشورات القاسمي، 2025.</text:p>
          </table:table-cell>
          <table:table-cell table:style-name="ce1"/>
          <table:table-cell office:value-type="string" table:style-name="ce1">
            <text:p>https://library.ecssr.ae/cgi-bin/koha/opac-detail.pl?biblionumber=290626</text:p>
          </table:table-cell>
          <table:table-cell table:number-columns-repeated="16377"/>
        </table:table-row>
        <table:table-row table:style-name="ro1">
          <table:table-cell office:value-type="string" table:style-name="ce1">
            <text:p>290929</text:p>
          </table:table-cell>
          <table:table-cell office:value-type="string" table:style-name="ce1">
            <text:p>علم السياسة : الأسس /</text:p>
          </table:table-cell>
          <table:table-cell office:value-type="string" table:style-name="ce1">
            <text:p>دي تانسي، ستيفن،</text:p>
          </table:table-cell>
          <table:table-cell office:value-type="string" table:style-name="ce1">
            <text:p>كتاب "علم السياسة: الأسس" لستيفن دي تانسي هو مدخل أساسي لفهم علم السياسة وأهميته في القرن الحادي والعشرين، حيث يهدف إلى تمكين القراء من تشكيل آرائهم السياسية وتعميق فهمهم للمنهج الأكاديمي لهذا العلم دون الانفصال عن الواقع السياسي المعاصر أو الترويج لأجندة سياسية معينة. يستهل الكتاب بمناقشة طبيعة علم السياسة والمناهج الأكاديمية المختلفة لفهمه، ثم يتناول الأفكار المتنافسة حول أهداف النشاط السياسي، ويستعرض ماهية القرارات السياسية وكيفية اتخاذها، وأنواع القرارات وآليات تغيير الأنظمة السياسية. كما يتطرق إلى تحليل مجموعة متنوعة من الدول، مع تركيز خاص على الديمقراطيات، ويناقش عمليات صنع القرارات ودور الأفراد في السياسة، ويختم بقائمة مراجع لتحفيز التحليل النقدي والتواصل الواضح لدى القارئ. بذلك يقدم الكتاب رؤية شاملة ومبسطة لمفاهيم السياسة ونظرياتها وتطبيقاتها، مع التأكيد على أهمية التفكير النقدي والانخراط مع الأفكار من زوايا متعددة.</text:p>
          </table:table-cell>
          <table:table-cell office:value-type="string" table:style-name="ce1">
            <text:p>عمان، الأردن : المنهل للنشر الإلكتروني، 2012.</text:p>
          </table:table-cell>
          <table:table-cell table:style-name="ce1"/>
          <table:table-cell office:value-type="string" table:style-name="ce1">
            <text:p>https://library.ecssr.ae/cgi-bin/koha/opac-detail.pl?biblionumber=290929</text:p>
          </table:table-cell>
          <table:table-cell table:number-columns-repeated="16377"/>
        </table:table-row>
        <table:table-row table:style-name="ro1">
          <table:table-cell office:value-type="string" table:style-name="ce1">
            <text:p>290987</text:p>
          </table:table-cell>
          <table:table-cell office:value-type="string" table:style-name="ce1">
            <text:p>Handbook of new institutional economics /</text:p>
          </table:table-cell>
          <table:table-cell table:style-name="ce1"/>
          <table:table-cell office:value-type="string" table:style-name="ce1">
            <text:p>This Open Access Handbook of New Institutional Economics (NIE) is a comprehensive reference work providing a unique and timely overview of recent developments and broad orientations in institutional analysis. This second edition has been thoroughly updated and extended, including 23 new chapters on political and legal institutions, organizations and contracts, regulation, culture, methodology and institutional change. Chapters have been written by highly respected scientists in the field, among them Ronald Coase, Douglass North, Elinor Ostrom, Oliver Williamson and Roger Myerson, all Nobel recipients, as well as by numerous other foremost NIE specialists at the frontier of NIE research. This Handbook gives students and young researchers an introduction to the topic and offers all scholars a reference book for their research. It will also be of interest to economists, political scientists, legal scholars, management specialists, sociologists, and others wishing to learn more about these important subjects and gain insight into progress made by institutionalists from other disciplines. Open access made possible through a generous donation in honor of the Ronald Coase Institute</text:p>
          </table:table-cell>
          <table:table-cell office:value-type="string" table:style-name="ce1">
            <text:p>Cham : Springer, 2025</text:p>
          </table:table-cell>
          <table:table-cell office:value-type="string" table:style-name="ce1">
            <text:p>Institutions and the Performance of Economies over Time -- The Institutional Structure of Production -- Transaction Cost Economics -- Doing Institutional Analysis -- Electoral Institutions and Political Competition Revisited: Coordination, Persuasion, Mobilization -- Presidential, Parlamentary and Hybrid Forms of Government. - The Performance and Stability of Federalism -- Local Politics in Nations and Empires -- Authoritarian Institutions</text:p>
          </table:table-cell>
          <table:table-cell office:value-type="string" table:style-name="ce1">
            <text:p>https://library.ecssr.ae/cgi-bin/koha/opac-detail.pl?biblionumber=290987</text:p>
          </table:table-cell>
          <table:table-cell table:number-columns-repeated="16377"/>
        </table:table-row>
        <table:table-row table:style-name="ro1">
          <table:table-cell office:value-type="string" table:style-name="ce1">
            <text:p>290991</text:p>
          </table:table-cell>
          <table:table-cell office:value-type="string" table:style-name="ce1">
            <text:p>Muslim mobilities : geographies of piety and belonging in Tajik Dubai business /</text:p>
          </table:table-cell>
          <table:table-cell office:value-type="string" table:style-name="ce1">
            <text:p>Stephan, Manja,</text:p>
          </table:table-cell>
          <table:table-cell office:value-type="string" table:style-name="ce1">
            <text:p>"A translocal ethnography about Tajik migrants' engagement in projects of reform Islamic life in Dubai, the book maps Gulf migration onto larger geographies of Muslim mobility, piety and belonging across places in Eurasia, the Gulf, and wider Middle East. Spatializing the intersection of migration, work and Muslim piety, the book examines how formations of ethical subjectivity are closely tied to the multiple places that shape migrants' travel itineraries and related experiences of dwelling there and crossing them. Situating these spatial biographies in broader transregional fields of Muslim mobility, connectedness and placemaking, the book explores why in the early 2000s young Tajik Muslims pursued spiritual, social and moral progress in the booming religious economy of Dubai's fur coat business sector. The book's spatial approach works threefold: With a focus on abroad, it interrogates the interplay of spatial perceptions of 'the good elsewhere' with migrants' placemaking 'there'. A second focus is on how multiplicity and flexibility of migrant situatedness (spatially, temporally, socially) in Persianate, Russophone and Arab culturescapes shape mobile pious subjectivities and cosmopolitan belongings. The book also develops a situated Tajik perspective on Gulf migration, that grounds in circulating spatial imaginaries, Muslim knowledge repertories, as well as in individual travel modes, paths and migrant experiences resulting from precarious livelihoods and discriminating migrant regimes. Linking anthropology with new area studies approaches, this book seeks to enhance multidisciplinary scholarship about the complex relation between religion, migration and mobile subjectivity in both Central Asian and Gulf studies and in the anthropology of Islam."-- Provided by publisher</text:p>
          </table:table-cell>
          <table:table-cell office:value-type="string" table:style-name="ce1">
            <text:p>Berlin ; Boston : De Gruyter, 2025</text:p>
          </table:table-cell>
          <table:table-cell office:value-type="string" table:style-name="ce1">
            <text:p>Muslim mobilities -- Meaningful movements, meaningful places : the good elsewhere -- Kamak worlds : "we do business, we're not migrants!" -- Furs and piety in the 'evil paradise' -- Beyond work : making Dubai a Muslim place -- Housing, home, and the good Muslim life -- On temporality, flexibility, positionality, and connectivity.</text:p>
          </table:table-cell>
          <table:table-cell office:value-type="string" table:style-name="ce1">
            <text:p>https://library.ecssr.ae/cgi-bin/koha/opac-detail.pl?biblionumber=290991</text:p>
          </table:table-cell>
          <table:table-cell table:number-columns-repeated="16377"/>
        </table:table-row>
        <table:table-row table:style-name="ro1">
          <table:table-cell office:value-type="string" table:style-name="ce1">
            <text:p>291081</text:p>
          </table:table-cell>
          <table:table-cell office:value-type="string" table:style-name="ce1">
            <text:p>Visions of Global Environmental Justice : Comunidades Negras and the War on Drugs in Colombia /</text:p>
          </table:table-cell>
          <table:table-cell office:value-type="string" table:style-name="ce1">
            <text:p>Huezo, Alexander,</text:p>
          </table:table-cell>
          <table:table-cell office:value-type="string" table:style-name="ce1">
            <text:p>Focusing on the lived experiences of Afro-Colombians processing and resisting violence against their ecological communities, Visions of Global Environmental Justice employs accounts of the supernatural narratively and analytically to frame a contemporary struggle for environmental justice. The book applies Achille Mbembé's theorization of necropolitics to the environmental racism of the US War on Drugs in Colombia, specifically the aerial eradication of coca in the comunidades negras of the Pacific Coast. Through critical examination and deconstruction of transnational mythmaking and local oral tradition, Visions of Global Environmental Justice illustrates that non/humans rendered expendable by US-driven drug (necro)politics are indispensable to both the conceptualization and the realization of environmental justice globally. Far from being a study singularly focused on the symptoms of environmental issues, this book creatively guides us toward a broader conceptualization of environmental racism and justice across geographic scales and non/human agencies.</text:p>
          </table:table-cell>
          <table:table-cell office:value-type="string" table:style-name="ce1">
            <text:p>Berkeley : University of California Press, 2025.</text:p>
          </table:table-cell>
          <table:table-cell office:value-type="string" table:style-name="ce1">
            <text:p>Tricksters, seductresses, and eco-monsters -- Devils, witches, and narco-monsters of the necropolitan center -- Killer plants and the two-headed monster -- Territory, natural rights, and global environmental justice -- Envisioning global environmental justice studies.</text:p>
          </table:table-cell>
          <table:table-cell office:value-type="string" table:style-name="ce1">
            <text:p>https://library.ecssr.ae/cgi-bin/koha/opac-detail.pl?biblionumber=291081</text:p>
          </table:table-cell>
          <table:table-cell table:number-columns-repeated="16377"/>
        </table:table-row>
        <table:table-row table:style-name="ro1">
          <table:table-cell office:value-type="string" table:style-name="ce1">
            <text:p>291080</text:p>
          </table:table-cell>
          <table:table-cell office:value-type="string" table:style-name="ce1">
            <text:p>Proximity in Design Research : People, Processes, Products, Philosophy /</text:p>
          </table:table-cell>
          <table:table-cell table:style-name="ce1"/>
          <table:table-cell office:value-type="string" table:style-name="ce1">
            <text:p>Proximity in Design Research explores four constituents of design: people, processes, products and philosophy, and their potential to bridge contemporary gaps through multilevel synergies. The book brings together a variety of design approaches on several scales developed in the collaboration of different agencies and within diverse contexts. Proximity prompts us to explore the challenges and opportunities for research in design, with the widening and closing of distances in unpredictable times such as those during Covid-19 pandemic. Despite the social distance imposed during this unprecedented global health scenario, researchers and professionals across different areas of knowledge have engaged in an extraordinary interdisciplinary and transdisciplinary global cooperation. This reinvented proximity enhanced the ability to cross fields, remove boundaries to collaboration between disciplines and accelerate processes towards an overarching goal: to overcome adversity. This edited collection reflects on what designers have taken from this experience so far, and the possibilities that are foreseen as the concept of Proximity is redefined. This book offers critical knowledge related to both design practice and design theory. It will be of interest to researchers, teachers and students working in the design disciplines.</text:p>
          </table:table-cell>
          <table:table-cell office:value-type="string" table:style-name="ce1">
            <text:p>Abingdon, England : Routledge, [2025].</text:p>
          </table:table-cell>
          <table:table-cell office:value-type="string" table:style-name="ce1">
            <text:p>Amplified experience through temporal proximity / Stephen Neely and Michael Arnold Mages -- A case study of design-driven social entrepreneurship : service design startup to teach digital technology to older adults during the COVID-19 pandemic / Roya Paydarfar and Miso Kim -- A study on research methods in design and territory / Filipe Cruz, Fátima Rocha and Carla Rodrigues.</text:p>
          </table:table-cell>
          <table:table-cell office:value-type="string" table:style-name="ce1">
            <text:p>https://library.ecssr.ae/cgi-bin/koha/opac-detail.pl?biblionumber=291080</text:p>
          </table:table-cell>
          <table:table-cell table:number-columns-repeated="16377"/>
        </table:table-row>
        <table:table-row table:style-name="ro1">
          <table:table-cell office:value-type="string" table:style-name="ce1">
            <text:p>291079</text:p>
          </table:table-cell>
          <table:table-cell office:value-type="string" table:style-name="ce1">
            <text:p>The Global Third Nuclear Age : Clashing Visions for a New Era in International Politics /</text:p>
          </table:table-cell>
          <table:table-cell office:value-type="string" table:style-name="ce1">
            <text:p>Futter, Andrew,</text:p>
          </table:table-cell>
          <table:table-cell office:value-type="string" table:style-name="ce1">
            <text:p>This book provides an in-depth examination of the technological, geopolitical and normative pressures driving the world into a new, more complex and potentially more dangerous Third Nuclear Age. By adopting an innovative framework for analysis, the book challenges the constrained focus of much of the existing literature by explaining that the pathways to nuclear security for different actors across the globe will vary considerably in this new context. It argues that the Third Nuclear Age will be defined by friction and conflict between 'Nuclear Traditionalists', 'Technological Transformers', 'Hedgers and Balancers', and 'Activists and Protestors', as different interests and visions of the nuclear future clash. The book draws on dozens of interviews and non-English language sources to provide a global approach and looks at the security politics driving the political debate in 20 different countries across the globe. This book will be of much interest to students of nuclear politics, security studies, and International Relations</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91079</text:p>
          </table:table-cell>
          <table:table-cell table:number-columns-repeated="16377"/>
        </table:table-row>
        <table:table-row table:style-name="ro1">
          <table:table-cell office:value-type="string" table:style-name="ce1">
            <text:p>291078</text:p>
          </table:table-cell>
          <table:table-cell office:value-type="string" table:style-name="ce1">
            <text:p>The European Union's Nuclear Non-Proliferation Policy : Performance and Contestation /</text:p>
          </table:table-cell>
          <table:table-cell office:value-type="string" table:style-name="ce1">
            <text:p>Herrera, Manuel,</text:p>
          </table:table-cell>
          <table:table-cell office:value-type="string" table:style-name="ce1">
            <text:p>This book looks at European Union (EU) attempts to manage the risks associated with nuclear non-proliferation and assesses its performance and external challenges. The introductory section delves into current academic scholarship, elucidating the concepts of contestation and performance.</text:p>
          </table:table-cell>
          <table:table-cell office:value-type="string" table:style-name="ce1">
            <text:p>Oxford : Taylor &amp;amp; Francis Group, 2025.</text:p>
          </table:table-cell>
          <table:table-cell office:value-type="string" table:style-name="ce1">
            <text:p>PART I: Historical and Political Context -- PART II: EU Action in the Nuclear Non-proliferation Regime -- PART III: The EU in the Face of Proliferation Crises --</text:p>
          </table:table-cell>
          <table:table-cell office:value-type="string" table:style-name="ce1">
            <text:p>https://library.ecssr.ae/cgi-bin/koha/opac-detail.pl?biblionumber=291078</text:p>
          </table:table-cell>
          <table:table-cell table:number-columns-repeated="16377"/>
        </table:table-row>
        <table:table-row table:style-name="ro1">
          <table:table-cell office:value-type="string" table:style-name="ce1">
            <text:p>291077</text:p>
          </table:table-cell>
          <table:table-cell office:value-type="string" table:style-name="ce1">
            <text:p>Mounting Pressures on the Rule of Law : Governability for Development and Democracy in Latin America /</text:p>
          </table:table-cell>
          <table:table-cell table:style-name="ce1"/>
          <table:table-cell office:value-type="string" table:style-name="ce1">
            <text:p>This important book offers an original perspective on the rule of law, development, and democracy in Latin America, establishing a new approach in recognizing the realities of political economy as opposed to merely structural and institutional factors. With contributions from an international team of experts, the book outlines the main challenges that have arisen in the pursuit of a developmental agenda in the region, including subnational variations, state capture by local elites, variations in state capacity, border divergence from centrally designed perspectives, environmental conflicts, uneven access to justice and the role of international organizations. In doing so, the book explores the democratic and developmental implications of conflicts over the rule of law and its application, uneven enforcement, and state capture.</text:p>
          </table:table-cell>
          <table:table-cell office:value-type="string" table:style-name="ce1">
            <text:p>New York, NY : Routledge, [2025].</text:p>
          </table:table-cell>
          <table:table-cell table:style-name="ce1"/>
          <table:table-cell office:value-type="string" table:style-name="ce1">
            <text:p>https://library.ecssr.ae/cgi-bin/koha/opac-detail.pl?biblionumber=291077</text:p>
          </table:table-cell>
          <table:table-cell table:number-columns-repeated="16377"/>
        </table:table-row>
        <table:table-row table:style-name="ro1">
          <table:table-cell office:value-type="string" table:style-name="ce1">
            <text:p>291091</text:p>
          </table:table-cell>
          <table:table-cell office:value-type="string" table:style-name="ce1">
            <text:p>Practical Machine Learning : A Beginner's Guide with Ethical Insights /</text:p>
          </table:table-cell>
          <table:table-cell office:value-type="string" table:style-name="ce1">
            <text:p>Nyamawe, Ally S.</text:p>
          </table:table-cell>
          <table:table-cell office:value-type="string" table:style-name="ce1">
            <text:p>This is a core resource for students and instructors of machine learning and data science looking for beginner-friendly material which offers real-world applications and takes ethical discussions into account.</text:p>
          </table:table-cell>
          <table:table-cell office:value-type="string" table:style-name="ce1">
            <text:p>Boca Raton : CRC Press LLC, 2025.</text:p>
          </table:table-cell>
          <table:table-cell office:value-type="string" table:style-name="ce1">
            <text:p>Cover -- Half Title -- Title Page -- Copyright Page -- Table of Contents -- About the authors -- Preface -- Acknowledgments -- Glossary -- Chapter 1: Fundamentals of machine learning -- 1.1 What is machine learning? -- 1.2 A brief history of machine learning -- 1.3 Types of machine learning algorithms -- 1.3.1 Supervised learning -- 1.3.1.1 Types of supervised learning -- 1.3.2 Unsupervised learning -- 1.3.2.1 Types of unsupervised learning -- 1.3.2.1.1 Clustering -- 1.3.2.1.2 Association Rules -- 1.3.3 Semi-supervised learning -- 1.3.4 Reinforcement learning -- 1.4 Relationship between machine learning and other computer science disciplines -- 1.4.1 Machine learning and artificial intelligence -- 1.4.2 Machine learning and data science -- 1.4.3 Machine learning and traditional programming -- 1.4.4 Machine learning and deep learning -- 1.4.5 Machine learning and natural language processing -- 1.4.6 Machine learning and computer vision -- 1.4.7 Machine learning and generative AI -- 1.5 The importance of machine learning -- 1.6 When do we need machine learning? -- 1.7 Machine learning skills -- 1.7.1 Essential technical skills for machine learning professionals -- 1.7.2 Essential soft skills for machine learning professionals -- 1.8 What do machine learning professionals do? -- 1.9 Real-world applications of machine learning -- 1.10 Machine learning and ethical concerns -- 1.11 Summary -- Further Reading -- Chapter 2: Mathematics for machine learning -- 2.1 Linear algebra -- 2.1.1 Scalars -- 2.1.2 Vectors -- 2.1.2.1 Vector addition -- 2.1.2.2 Vector subtraction -- 2.1.2.3 Vector multiplication -- 2.1.3 Matrix -- 2.1.3.1 Matrix addition -- 2.1.3.2 Matrix subtraction -- 2.1.3.3 Matrix multiplication -- 2.1.3.4 Matrix transpose -- 2.1.3.5 Square and rectangular matrix -- 2.1.3.6 Triangular matrix -- 2.1.3.7 Diagonal matrix -- 2.1.3.8 Identity matrix. 2.1.3.9 Matrix determinant -- 2.1.3.10 Adjugate of a matrix -- 2.1.3.11 Singular and non-singular matrix -- 2.1.3.12 Matrix inversion -- 2.1.3.13 Eigenvectors and eigenvalues -- 2.2 Statistics concepts -- 2.2.1 Use of statistics in machine learning -- 2.2.2 Types of statistics -- 2.2.2.1 Descriptive statistics -- 2.2.2.2 Inferential statistics -- 2.2.3 Types of data -- 2.2.3.1 Numerical data -- 2.2.3.2 Categorical data -- 2.2.4 Data distribution -- 2.2.4.1 Normal distribution in statistics -- 2.2.4.2 Skewness -- 2.2.4.3 Central limit theorem -- 2.2.5 Applied statistical inference -- 2.2.5.1 Linear regression -- 2.3 Probability theory -- 2.3.1 Sample spaces and events -- 2.3.2 Probability -- 2.3.3 Probability measures -- 2.3.4 Conditional probability -- 2.3.5 Bayes' theorem -- 2.3.6 Random variables -- 2.3.7 Expectation -- 2.3.8 Variance -- 2.3.9 Standard deviation -- 2.3.9.1 Cumulative distribution function -- 2.3.9.2 Probability mass function -- 2.3.9.3 Probability density function -- 2.3.9.4 Discrete distributions -- 2.3.9.5 Bernoulli distribution -- 2.3.9.6 Binomial distribution -- 2.3.9.7 Poisson distribution -- 2.3.9.8 Uniform distribution -- 2.3.9.9 Continuous distributions -- 2.3.9.10 Normal distribution (Gaussian distribution) -- 2.3.9.11 Uniform distribution -- 2.4 Calculus -- 2.4.1 Differentiation -- 2.4.2 Integration -- 2.4.3 Gradient -- 2.4.4 Linear function -- 2.4.5 Quadratic function -- 2.4.6 Sigmoid function -- 2.5 Geometry and trigonometry -- 2.5.1 Geometry in data representation -- 2.5.2 Trigonometric geometry in model optimization -- 2.6 Information theory -- 2.6.1 Entropy and information content -- 2.6.2 Mutual information and feature selection -- 2.6.3 Cross-entropy and model evaluation -- 2.7 Clustering -- 2.7.1 K-Means clustering algorithm -- 2.8 Summary -- Further Reading -- Chapter 3: Data preparation. 3.1 Overview of machine learning process -- 3.2 Business problem identification -- 3.3 Success criteria definition -- 3.4 Data collection -- 3.4.1 Nature of data -- 3.4.2 Data sources -- 3.4.3 Data curation -- 3.4.4 Data labeling -- 3.4.5 Ethical considerations in data collection -- 3.5 Data preprocessing -- 3.5.1 Data cleaning -- 3.5.1.1 Removing duplicate or irrelevant values -- 3.5.1.2 Fixing structural errors -- 3.5.1.3 Detecting and removing outliers -- 3.5.1.4 Handling missing values -- 3.5.1.5 Validation -- 3.5.2 Data Transformation -- 3.5.2.1 Binning -- 3.5.2.2 Encoding -- 3.5.2.3 Data normalization -- 3.5.2.4 Standardization -- 3.5.3 Exploratory data analysis -- 3.5.3.1 Data summarization -- 3.5.3.2 Data visualization -- 3.5.4 Types of exploratory data analysis -- 3.5.4.1 Univariate -- 3.5.4.2 Bivariate -- 3.5.5 Multivariate -- 3.5.6 Dimensionality reduction -- 3.5.6.1 Feature selection -- 3.5.6.1.1 Backward feature elimination -- 3.5.6.1.2 Forward feature selection -- 3.5.6.2 Feature extraction -- 3.5.7 Data balancing -- 3.6 Summary -- Further Reading -- Chapter 4: Machine learning operations -- 4.1 Model development -- 4.1.1 Dataset splitting -- 4.1.1.1 Hold-out -- 4.1.1.2 Cross-validation -- 4.1.2 Choosing an algorithm -- 4.1.2.1 Problem understanding -- 4.1.2.2 Algorithm capabilities -- 4.1.2.3 Computational resources -- 4.1.3 Model training -- 4.1.4 Model evaluation -- 4.1.5 Overfitting and underfitting -- 4.1.6 Model optimization -- 4.1.6.1 Exhaustive search -- 4.1.6.2 Gradient descent -- 4.1.6.3 Stochastic gradient descent -- 4.1.6.4 Evolutionary optimization algorithms -- 4.2 Model deployment -- 4.3 Model monitoring -- 4.4 Ethical considerations in machine learning operations (MLOps) -- 4.5 Summary -- Further Reading -- Chapter 5: Machine learning software and hardware requirements -- 5.1 Programming languages. 5.1.1 Python programming language -- 5.1.1.1 Python code editors and IDEs -- 5.1.1.2 Python libraries -- 5.1.2 R programming language -- 5.1.2.1 R programming code editors and IDEs -- 5.1.2.2 R programming libraries -- 5.1.3 MATLAB -- 5.1.3.1 MATLAB code editors and IDEs -- 5.1.3.2 MATLAB libraries -- 5.1.4 Other programming languages -- 5.1.4.1 Java programming -- 5.1.5 Java programming code editors and IDEs -- 5.1.6 Java ML libraries -- 5.1.6.1 C++ programming -- 5.1.7 C++ programming code editors and IDEs -- 5.1.8 C++ programming libraries -- 5.1.9 Criteria for choosing programming language for machine learning -- 5.1.9.1 Library and framework support -- 5.1.9.2 Robust and extensive community support -- 5.1.9.3 Ease of learning and use -- 5.1.9.4 Flexibility, scalability, and efficiency -- 5.1.9.5 Integration with other tools and software -- 5.1.9.6 Industry adoption -- 5.2 No-code tools -- 5.3 Experiment tracking tools -- 5.4 Pre-trained models repositories -- 5.5 Datasets and model tracking tools -- 5.6 AutoML hyperparameter optimization tools -- 5.7 Machine learning life cycle tools -- 5.8 User interface development tools -- 5.9 Explainable AI tools -- 5.10 Version control systems -- 5.11 Machine learning hardware requirements -- 5.12 Operating systems requirements -- 5.13 Processor and memory requirements -- 5.13.1 CPU -- 5.13.2 GPU -- 5.13.3 TPU -- 5.13.4 RAM -- 5.13.5 Storage -- 5.14 Cloud computing services for machine learning -- 5.15 Summary -- Further Reading -- Chapter 6: Responsible AI and explainable AI -- 6.1 Responsible AI -- 6.2 Explainable AI -- 6.3 Privacy concerns in machine learning -- 6.4 Ethical implications of machine learning -- 6.5 Accountability and trust in AI -- 6.6 Global case studies on AI governance and regulation -- 6.6.1 Formulation of AI strategies and guidelines in Africa -- 6.6.2 European Union AI Act. 6.6.3 Global partnership on AI -- 6.6.4 China AI ethics guidelines -- 6.7 Human-centric artificial intelligence -- 6.8 Responsible AI best practices -- 6.9 AI impact assessment case studies -- 6.10 Artificial intelligence sovereignty -- 6.11 Summary -- Further Reading -- Chapter 7: Artificial general intelligence -- 7.1 Categories of artificial intelligence -- 7.2 What makes an intelligence general? -- 7.3 Approaches for developing AGI -- 7.4 Philosophy of mind -- 7.5 Challenges of artificial general intelligence -- 7.6 Potential benefits and risks of artificial general intelligence -- 7.7 Indicators of the presence of artificial general intelligence -- 7.8 Robotics and embodied intelligence -- 7.9 Artificial super intelligence -- 7.10 Summary -- Further Reading -- Chapter 8: Machine learning step-by-step practical examples -- 8.1 Case study 1: Classification problem -- 8.1.1 Problem definition -- 8.1.1.1 Description of the dataset -- 8.1.2 Loading libraries -- 8.1.3 Loading dataset -- 8.1.4 Data summary -- 8.1.4.1 Descriptive statistics -- 8.1.4.2 Data visualization -- 8.1.5 Data preprocessing -- 8.1.5.1 Data cleaning -- 8.1.5.1.1 Outliers -- 8.1.5.1.2 Missing values -- 8.1.5.2 Data standardization -- 8.1.6 Split-out the dataset -- 8.1.7 Choosing classification algorithm -- 8.1.8 Training the model -- 8.1.8.1 Model evaluation -- 8.1.8.2 Saving the model -- 8.1.8.3 Inferencing -- 8.2 Case study 2: Regression problem -- 8.2.1 Problem definition -- 8.2.1.1 Description of the dataset -- 8.2.2 Loading libraries -- 8.2.3 Loading dataset -- 8.2.4 Data summary -- 8.2.4.1 Descriptive statistics -- 8.2.4.2 Data visualization -- 8.2.5 Data preprocessing -- 8.2.5.1 Data cleaning -- 8.2.5.1.1 Outliers -- 8.2.5.1.2 Missing values -- 8.2.5.2 Feature selection -- 8.2.5.3 Data transformation -- 8.2.6 Choosing regression algorithm -- 8.2.7 Training the model. 8.2.7.1 Model equation.</text:p>
          </table:table-cell>
          <table:table-cell office:value-type="string" table:style-name="ce1">
            <text:p>https://library.ecssr.ae/cgi-bin/koha/opac-detail.pl?biblionumber=291091</text:p>
          </table:table-cell>
          <table:table-cell table:number-columns-repeated="16377"/>
        </table:table-row>
        <table:table-row table:style-name="ro1">
          <table:table-cell office:value-type="string" table:style-name="ce1">
            <text:p>291090</text:p>
          </table:table-cell>
          <table:table-cell office:value-type="string" table:style-name="ce1">
            <text:p>Value and Worthlessness : The Rise of the Populist Right and Other Disruptions in the Anthropology of Capitalism /</text:p>
          </table:table-cell>
          <table:table-cell office:value-type="string" table:style-name="ce1">
            <text:p>Kalb, Don,</text:p>
          </table:table-cell>
          <table:table-cell office:value-type="string" table:style-name="ce1">
            <text:p>Advocating for an interdisciplinary Marxist anthropology of the present, this book uses historical and global anthropology to engage with history, theory, unevenness, and comparison, while using "global ethnography" and "hidden histories" as the keys to social discovery. Kalb's anthropology of value and worthlessness lays bare the logics that currently produce right wing, populist, and nationalist outcomes. The book also battles with the "anthropology of global systems", financialization, and the seductive myths of global middle-class formation, while assessing the theoretical legacies of Eric Wolf, David Graeber, David Harvey, Jonathan Friedman, Marcel Mauss and "moral anthropology", among others</text:p>
          </table:table-cell>
          <table:table-cell office:value-type="string" table:style-name="ce1">
            <text:p>New York, NY : Berghahn Books, Incorporated, 2025.</text:p>
          </table:table-cell>
          <table:table-cell office:value-type="string" table:style-name="ce1">
            <text:p>Intro -- Contents -- Illustrations -- Preface: Hidden History and the Anthropologist -- Acknowledgments -- Part I - Foundations -- Introduction - Webs of Life versus Webs of Meaning: Or How I Became a Marxist Anthropologist -- Chapter 1 - No Outside? Then What? For a Dialectical Value Regime -- Part II - Living Labor, Value, and Worthlessness -- Chapter 2 - "Worthless Poles" and Other Postsocialist Devaluations: Conversations with a Polish Populist -- Chapter 3 - "It is My History, and It is Worthless": Gender and the Making of Philipsism, the Netherlands -- Chapter 4 - Regimes of Value and Worthlessness: Two Stories and a Marxian Reflection -- Part III - The Non-Surprise of the Populist Right -- Chapter 5 - Theory from the East: Class without Class and the Making of the Illiberal Right in Eastern Europe -- Chapter 6 - Double Deviations: The Making of the Populist Right in the Global North -- Part IV - Global Middle-Classness: Living and Dreaming -- Chapter 7- "Scraps from the Bourgeois Kitchen": In the Romanian Bubble of Outsourced Creativity -- Chapter 8 - The "Global Middle Class": A Seductive Empty Signifier -- Part V - Finance and Hegemonic Decline -- Chapter 9 - Financialization and the Capitalist Moment: Marx versus Weber in the Anthropology of Global Systems -- Chapter 10 - Two Theories of Money: A Historical Anthropology of the State-Finance Nexus for Present Purposes -- Part VI - Polemics for a Reason -- Chapter 11 - Trotsky over Mauss: Anthropological Theory and the Centennial of the Russian Revolution -- Chapter 12 - The Labor Theory of Value and the Value Theory of Labor -- Epilogue: Why I Will Not Make It as a Moral Anthropologist -- Index -- Blank Page.</text:p>
          </table:table-cell>
          <table:table-cell office:value-type="string" table:style-name="ce1">
            <text:p>https://library.ecssr.ae/cgi-bin/koha/opac-detail.pl?biblionumber=291090</text:p>
          </table:table-cell>
          <table:table-cell table:number-columns-repeated="16377"/>
        </table:table-row>
        <table:table-row table:style-name="ro1">
          <table:table-cell office:value-type="string" table:style-name="ce1">
            <text:p>291089</text:p>
          </table:table-cell>
          <table:table-cell office:value-type="string" table:style-name="ce1">
            <text:p>Beyond the Euromissile Crisis : Global Histories of Anti-Nuclear Activism in the Cold War /</text:p>
          </table:table-cell>
          <table:table-cell office:value-type="string" table:style-name="ce1">
            <text:p>Brunet, Luc-André,</text:p>
          </table:table-cell>
          <table:table-cell office:value-type="string" table:style-name="ce1">
            <text:p>Historical consensus views the Euromissile Crisis of the early 1980s as "the last battle of the Cold War." In this illuminating re-examination of this multifaceted campaign, Beyond the Euromissile Crisis broadens our understanding of anti-nuclear activism, highlighting how it remains a truly global phenomenon. Investigating the motivations, forms of action, and accomplishments of activists from South Africa, Polynesia, Brazil and elsewhere, this volume offers new ways of conceptualizing the chronology of anti-nuclear protest</text:p>
          </table:table-cell>
          <table:table-cell office:value-type="string" table:style-name="ce1">
            <text:p>New York, NY : Berghahn Books, Incorporated, 2025.</text:p>
          </table:table-cell>
          <table:table-cell office:value-type="string" table:style-name="ce1">
            <text:p>Intro -- Beyond the Euromissile Crisis -- Contents -- Acknowledgements -- Introduction -- Part I. Anti-nuclear Politics in the Shadow of East-West Confrontation -- Chapter 1. Japanese Anti-nuclear Movements -- Chapter 2. The Dutch Interchurch Peace Council and the Anti-nuclear Revolution of the 1970s and 1980s -- Chapter 3. Italian Epistemic Communities in the Arms Control Field -- Chapter 4. The Soviet Peace Committee and 'D etente from Below' in the 1980s -- Part II. Co-opting and Adopting Anti-nuclear Rhetoric: Three Leaders -- Chapter 5. Olof Palme and the Peace Movements in Sweden in the Late Cold War Period -- Chapter 6. A Nuclear Weapons-Free Zone in the Balkans during the 1980s -- Chapter 7. David Lange -- Part III. Nuclear Colonialism, Anti-imperialism and Anti-nuclear Activism -- Chapter 8. Pacifism and Anti-nuclear Protest in Polynesia at the End of the Cold War -- Chapter 9. Abdul Samad Minty and the World Campaign against Military and Nuclear Collaboration with South Africa -- Chapter 10. The Dark Mirror of Latin America and the Spanish Anti-NATO Movements in the Late Cold War -- Part IV. Rising Nuclear Powers -- Chapter 11. Resistance and Reappropriation -- Chapter 12. The Opposition to the Brazilian Nuclear Programme, 1972-88 -- Chapter 13. North Korea's Anti-nuclear Paradox, 1949-76 -- Epilogue -- Filmography -- Index -- Blank Page.</text:p>
          </table:table-cell>
          <table:table-cell office:value-type="string" table:style-name="ce1">
            <text:p>https://library.ecssr.ae/cgi-bin/koha/opac-detail.pl?biblionumber=291089</text:p>
          </table:table-cell>
          <table:table-cell table:number-columns-repeated="16377"/>
        </table:table-row>
        <table:table-row table:style-name="ro1">
          <table:table-cell office:value-type="string" table:style-name="ce1">
            <text:p>291088</text:p>
          </table:table-cell>
          <table:table-cell office:value-type="string" table:style-name="ce1">
            <text:p>Citizenship Utopias in the Global South : The Emergent Forms of Activism in an Era of Disillusionment /</text:p>
          </table:table-cell>
          <table:table-cell table:style-name="ce1"/>
          <table:table-cell office:value-type="string" table:style-name="ce1">
            <text:p>Citizenship Utopias in the Global South is an edited collection of empirical research that explores emergent forms of activism in Africa, Asia, and Latin America in times of multiple crises. At the intersection of hope and disillusionment, the diverse and thought-provoking chapters investigate emerging forms of activism in the Global South--including youth activisms, anti-racism struggles, feminist initiatives, online dissent, and Indigenous movements. In the 2020s, many parts of the world are witnessing contradictory processes of popular claims to rights, livelihoods, and social justice, and subsequent forms of populist authoritarianism and the securitization of civil society. Previously hopeful calls for dignity, democracy, and social justice--through protesting, strikes, civil society campaigns, legal reforms, and elections, for example--have been met with disdain and civic disengagement. This book investigates the re-imagination and pursuit of citizen activism in such times of popular disillusionment. It explores citizenship utopias as social imaginaries that are enacted and that articulate an ideal social order or democratic polity with ideal forms of experiencing citizenship. Its chapters interrogate conventional approaches to citizenship by introducing a nuanced and empirically grounded exploration of the complex ways in which people experience, negotiate, and engage in the societal changes that they aspire towards. The examination of citizenship utopias outlines contemporary signals for transformative futures and their possibilities. The book undertakes a fresh effort at contributing to the shifting terrain of critical development studies, political anthropology, political sociology, and decolonising scholarship by engaging in discussions about citizenship, activism, disillusionment, and future societal alternatives in times of multiple global challenges</text:p>
          </table:table-cell>
          <table:table-cell office:value-type="string" table:style-name="ce1">
            <text:p>Oxford : Taylor &amp;amp; Francis Group, 2025.</text:p>
          </table:table-cell>
          <table:table-cell office:value-type="string" table:style-name="ce1">
            <text:p>PART 1. Activism in times of disillusionment -- PART 2. Decolonising the state -- PART 3. Re-imagining citizenships.</text:p>
          </table:table-cell>
          <table:table-cell office:value-type="string" table:style-name="ce1">
            <text:p>https://library.ecssr.ae/cgi-bin/koha/opac-detail.pl?biblionumber=291088</text:p>
          </table:table-cell>
          <table:table-cell table:number-columns-repeated="16377"/>
        </table:table-row>
        <table:table-row table:style-name="ro1">
          <table:table-cell office:value-type="string" table:style-name="ce1">
            <text:p>291087</text:p>
          </table:table-cell>
          <table:table-cell office:value-type="string" table:style-name="ce1">
            <text:p>Advancing Future-Orientation in Policymaking : Institutions, Individuals and Risks /</text:p>
          </table:table-cell>
          <table:table-cell office:value-type="string" table:style-name="ce1">
            <text:p>Koskimaa, Vesa,</text:p>
          </table:table-cell>
          <table:table-cell office:value-type="string" table:style-name="ce1">
            <text:p>This book argues that, under certain societal and institutional conditions, party-, interest group- and bureaucracy-based elites can interact positively to extend political timeframes beyond short electoral terms and foster reasoned long-term planning for democratic decision making. Focusing on Finland within a broader analytic framework and comparative context, it unearths institutions and practices that give the elites capacity to curtail democratic short-sightedness and offer long-term solutions for contemporary threats such as economic globalization, climate change, geopolitical competition. The study also reveals factors that condition the operative capacity of future-regarding institutions. This book will be of key interest to scholars, students and practitioners of political science, public policy and administration, elites and management, and futures studies</text:p>
          </table:table-cell>
          <table:table-cell office:value-type="string" table:style-name="ce1">
            <text:p>Oxford : Taylor &amp;amp; Francis Group, 2025.</text:p>
          </table:table-cell>
          <table:table-cell office:value-type="string" table:style-name="ce1">
            <text:p>Cover -- Half Title -- Series Page -- Title Page -- Copyright Page -- Contents -- List of illustrations -- Preface -- 1. Introduction: Seeking legitimate remedies for democratic myopia -- 1.1. Democratic myopia: causes, consequences and solutions -- 1.1.1. Causes of democratic myopia -- 1.1.2. Consequences of myopic policymaking -- 1.1.3. Solutions for democratic myopia -- 1.2. General objectives and contribution of the study -- 1.3. Analytic design and logic of inquiry -- 1.3.1. The case of Finland: a small country with big institutions and policies -- 1.3.2. Data and methods -- 1.3.3. Contents of the chapters -- 2. Analytical framework: Curbing democratic myopia with elite cooperation -- 2.1. Undressing future-regarding policies: definitions and normative considerations -- 2.2. Policies in time: conditioned by the past, inspired by the future -- 2.2.1. Past: constraints and limits but also commitment to the future -- 2.2.2. Present: focus on the future -- 2.2.3. Future: policy lock-in enhances long-term commitment but limits reactivity -- 2.3. Enhancing long-term policymaking through elite cooperation -- 3. Society and institutions: Forging capacities for more future-oriented governance -- 3.1. Foundations: the changing political system of Finland -- 3.1.1. Disarray through establishment: the birth of Finnish parties, party system and president-centered governing regime -- 3.1.2. Soothing the strife: societal modernization, political stabilization and the 'governmentalization' of the regime -- 3.1.3. Toward professionalized elite cooperation in supranational policymaking space -- 3.2. The formation of the Finnish national foresight system -- 3.2.1. Early origins: an idea of a state-bound futures organ -- 3.2.2. Taking the idea to the parliament -- 3.2.3. The emergence and consolidation of the 'future dialogue'. 3.2.4. Integrating the foresight activities of non-state actors -- 3.2.5. Organizing the intra- and inter-ministerial foresight activities -- 3.2.6. Assessing and re-structuring the foresight system for greater policy impact -- 3.3. Conclusion -- 4. Designing future-oriented policies: Institutional capacities and operational conditions -- 4.1. Introduction -- 4.2. The parliamentary sphere: activities, impact and systemic role -- 4.2.1. Basics of the CF: composition, organization, work process and main tasks -- 4.2.2. Assessing CF's survival, policy impact and recent reforms -- 4.2.3. CF's institutional impact -- 4.3. The government sphere: activities, impact and systemic role -- 4.3.1. Anticipatory governance at the PMO: seeking a more centralized leadership role -- 4.3.2. PMO's systemic role, internal division and increasing competition for 'future power' -- 4.4. The administrative sphere: the foresight activities and systemic role of government ministries -- 4.4.1. The rise of ministries to the central position in the national foresight system -- 4.4.2. Ministries' foresight activities and outputs -- 4.4.3. The systemic role of ministries' foresight activities -- 4.5. Instilling future-orientation into policymaking: general mechanisms and conditions -- 4.5.1. Anticipatory governance and policy impacts: the views of foresight actors -- 4.5.2. Strategic expertise and policymaking: insights from two policy sectors -- 4.6. Conclusion: capacities and conditions for future-oriented policymaking -- 5. The personal time orientations of policymakers -- 5.1. Introduction -- 5.2. Conceptualizing future orientation -- 5.3. Measuring political future orientation -- 5.4. Comparing general and political future orientations -- 5.5. Comparing national and local-level policymakers -- 5.6. Perceptions of future orientation in policymaking. 5.7. Drivers of future orientation in policymaking -- 5.8. Conclusions -- 6. Main findings, conclusions and discussion -- 6.1. Policymaking elites and future-regarding policymaking -- 6.2. What about the people? -- 6.2.1. Populism as a game-changer -- 6.2.2. Bringing citizens back in? -- 6.3. The future -- Data appendix -- References -- Index.</text:p>
          </table:table-cell>
          <table:table-cell office:value-type="string" table:style-name="ce1">
            <text:p>https://library.ecssr.ae/cgi-bin/koha/opac-detail.pl?biblionumber=291087</text:p>
          </table:table-cell>
          <table:table-cell table:number-columns-repeated="16377"/>
        </table:table-row>
        <table:table-row table:style-name="ro1">
          <table:table-cell office:value-type="string" table:style-name="ce1">
            <text:p>291134</text:p>
          </table:table-cell>
          <table:table-cell office:value-type="string" table:style-name="ce1">
            <text:p>Beyond International Intervention : Politics of Improvement in Serbia /</text:p>
          </table:table-cell>
          <table:table-cell office:value-type="string" table:style-name="ce1">
            <text:p>Kusic, Katarina.</text:p>
          </table:table-cell>
          <table:table-cell office:value-type="string" table:style-name="ce1">
            <text:p>Studies of statebuilding and peacebuilding have been criticized for their disregard of people living the consequences of intervention projects. Beyond International Intervention takes on the task of engaging with spaces and peoples not usually present in IR scholarship to rethink the very concept of "intervention" by paying close attention to how people actually experience and make sense of those efforts. In particular, the book offers a detailed engagement with ethnographic fieldwork in two policy areas in Serbia--agricultural policy and non-formal youth education. By engaging with subjects, the book not only enhances our understanding of intervention, but also uncovers the limitations of the concept. Katarina Kusić argues that the concept limits what we can observe and theorize, and it prevents researchers from engaging with the people living in spaces of intervention as coeval political subjects. As an alternative, she proposes to foreground improvement over "intervention." This reorientation enables researchers to trace hierarchies beyond the local/international dichotomy, expands fields of visibility beyond those prescribed by interventions themselves, and seriously considers the contradictions at the heart of liberalism.</text:p>
          </table:table-cell>
          <table:table-cell office:value-type="string" table:style-name="ce1">
            <text:p>Ann Arbor : University of Michigan Press, 2025.</text:p>
          </table:table-cell>
          <table:table-cell table:style-name="ce1"/>
          <table:table-cell office:value-type="string" table:style-name="ce1">
            <text:p>https://library.ecssr.ae/cgi-bin/koha/opac-detail.pl?biblionumber=291134</text:p>
          </table:table-cell>
          <table:table-cell table:number-columns-repeated="16377"/>
        </table:table-row>
        <table:table-row table:style-name="ro1">
          <table:table-cell office:value-type="string" table:style-name="ce1">
            <text:p>291135</text:p>
          </table:table-cell>
          <table:table-cell office:value-type="string" table:style-name="ce1">
            <text:p>Serving Aristocracy : Negotiation, Learning, and Mobility in an Early Modern Knowledge Community /</text:p>
          </table:table-cell>
          <table:table-cell office:value-type="string" table:style-name="ce1">
            <text:p>Nilsson Hammar, Anna.</text:p>
          </table:table-cell>
          <table:table-cell office:value-type="string" table:style-name="ce1">
            <text:p>Serving Aristocracy is the history of social negotiation and mobility in an early modern knowledge community, centred on the aristocratic De la Gardie family and their sphere of manors and estates in seventeenth-century Sweden.</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91135</text:p>
          </table:table-cell>
          <table:table-cell table:number-columns-repeated="16377"/>
        </table:table-row>
        <table:table-row table:style-name="ro1">
          <table:table-cell office:value-type="string" table:style-name="ce1">
            <text:p>291136</text:p>
          </table:table-cell>
          <table:table-cell office:value-type="string" table:style-name="ce1">
            <text:p>Land Policies in Europe : Land-Use Planning, Property Rights, and Spatial Development /</text:p>
          </table:table-cell>
          <table:table-cell office:value-type="string" table:style-name="ce1">
            <text:p>Hartmann, Thomas.</text:p>
          </table:table-cell>
          <table:table-cell office:value-type="string" table:style-name="ce1">
            <text:p>Land is a scarce resource. How can conflicting claims to land be reconciled? How can more housing be provided and, at the same time, the ecological goal of reducing land take be met? In many European countries, land-use planning is facing increasing and oftentimes contradictory challenges. This forms a land question, which requires land policies that can deal with the fraught relationship between planning and private property rights. A legislative reflex is to adapt planning laws. Oftentimes, such changes lack a deeper reflection of land policy and its implications. Especially an international comparison can foster a structured reflection of the own land policy. This thought-provoking book compiles a remarkable collection of 12 cases unveiling how land policies work. Curated by leading experts in the field, it takes the reader on a journey through the multifaceted realm of land policies across the continent. This book offers valuable insights into the complex interplay between land use, and property rights. "Land Policies in Europe" isn't just a book; it's a conversation starter equally relevant for experienced academics or young students, policymakers, and practitioners. This is an open access book.</text:p>
          </table:table-cell>
          <table:table-cell office:value-type="string" table:style-name="ce1">
            <text:p>Cham : Springer, 2025.</text:p>
          </table:table-cell>
          <table:table-cell office:value-type="string" table:style-name="ce1">
            <text:p>Introducing Land Policies in Europe Land Policy in Austria: Affordable Housing Against the Background of Limited Land Resources Land Policy in Belgium: How to Limit Land Take in a “Landowners’ Paradise”? Land Policy in Czechia: When Underregulation Brings More Conflicts Land Policy in England: Maintaining Equilibrium in a Contested System Land Policy in Finland: Public Land Development Still Standing Strong, Even on Brownfield Land Land Policy in France: Tensions Between National Policies and Local Practice Land Policy in Germany: Waiting for the Owner to Develop Land Policy in Norway: Exploring the Boundaries of Planning Striving for Density and Car-Free Living Land Policy in Poland: Evolution of the Liberalisation of Urban Planning and Policy Making Land Policy in Sweden: The Paradoxical Difficulty of Creating Affordable Housing at the Intersection of Municipal Land Allocation, Local Planning and Housing Policy Land Policy in Switzerland: A Renewed Interest in Public Landownership to Support Land-Use Planning Land Policy in the Netherlands: An Ambiguous Utopia on the Move 12 Chapters of Land Land Development in Land Policy Processes: Actors and the Dominance of the Pipe-Line Effect A Reflection on Institutions of Land Policy Conclusions on Land Policies in Europe</text:p>
          </table:table-cell>
          <table:table-cell office:value-type="string" table:style-name="ce1">
            <text:p>https://library.ecssr.ae/cgi-bin/koha/opac-detail.pl?biblionumber=291136</text:p>
          </table:table-cell>
          <table:table-cell table:number-columns-repeated="16377"/>
        </table:table-row>
        <table:table-row table:style-name="ro1">
          <table:table-cell office:value-type="string" table:style-name="ce1">
            <text:p>291137</text:p>
          </table:table-cell>
          <table:table-cell office:value-type="string" table:style-name="ce1">
            <text:p>Towards Rethinking Politics, Policy and Polity in the Anthropocene : Multidisciplinary Perspectives /</text:p>
          </table:table-cell>
          <table:table-cell office:value-type="string" table:style-name="ce1">
            <text:p>Brauch, Hans Günter.</text:p>
          </table:table-cell>
          <table:table-cell office:value-type="string" table:style-name="ce1">
            <text:p>Humankind faces two anthropogenic threats to its survival that are closely linked. The first is the end of the Holocene and the start of the Anthropocene, which was marked by the test of a nuclear bomb on 16 July 1945. In the prevailing peace and security narrative, nuclear weapons and the 'other' (country, bloc or alliance) pose a perceived threat to humankind's survival. In the Anthropocene narrative, 'we are the threat' through our way of life and the burning of fossil fuels. The start of the Anthropocene coincides with a change in the international order with the setting up of the UN and the Bretton Woods Institutions. Three stages of this order are distinguished: the Cold War (bipolarity), the post-Cold War era (unipolarity), and the end of the rule-based global liberal order (multipolarity) on 24 February 2022. In this book ten multidisciplinary perspectives discuss complexity, Anthropocene geopolitics, peace and security discourses and the debate on the Anthropocene, planetary boundaries, complex crises and integrative geography in the Anthropocene, governance and politics, and the Patriacene and gender. Both existential threats for humankind are illustrated by cover photos of the first nuclear weapons test on 16 July 1945 and by Category 5 Hurricane Otis, an extreme weather event impacting on Acapulco in Mexico on 25 October 2023. The Anthropocene as a new epoch of Earth history coincides in 1945 with a change in the international order. In the security and peace narrative, the 'other' and nuclear weapons pose an existential threat; in the Anthropocene narrative. This dual existential change requires a rethinking of politics, policy and polity. In the social sciences, the Anthropocene is being discussed from multidisciplinary perspectives (geography, political science, and peace, security, and gender studies). This is an open access publication.</text:p>
          </table:table-cell>
          <table:table-cell office:value-type="string" table:style-name="ce1">
            <text:p>Cham : Springer, 2025.</text:p>
          </table:table-cell>
          <table:table-cell office:value-type="string" table:style-name="ce1">
            <text:p>Towards Rethinking Politics, Policy and Polity in the Anthropocene: Context and Threat to Survival The Anthropocene and International Political Order: Towards an Integrated Analysis The Anthropocene and Complexity: A Survey of Ideas Politics and Geology in Anthropocene Geopolitics Thinking Politically About the Anthropocene Peace and Security Discourses on the Anthropocene: An International Relations Perspective The Anthropocene and German Political Science: A Case Study Planetary Boundaries, Polycrisis and Politics in the Anthropocene: Climate Pathways, Tipping Cascades and Transition to Sustainable Peace in Integrative Geography Governance and Politics in the Anthropocene Patriarchy Has Produced the Patriacene: Can Gender Challenge Its Persistence?</text:p>
          </table:table-cell>
          <table:table-cell office:value-type="string" table:style-name="ce1">
            <text:p>https://library.ecssr.ae/cgi-bin/koha/opac-detail.pl?biblionumber=291137</text:p>
          </table:table-cell>
          <table:table-cell table:number-columns-repeated="16377"/>
        </table:table-row>
        <table:table-row table:style-name="ro1">
          <table:table-cell office:value-type="string" table:style-name="ce1">
            <text:p>291138</text:p>
          </table:table-cell>
          <table:table-cell office:value-type="string" table:style-name="ce1">
            <text:p>Experiences of Health Risks : Prevention, Power Dynamics and Inequalities /</text:p>
          </table:table-cell>
          <table:table-cell office:value-type="string" table:style-name="ce1">
            <text:p>Burton-Jeangros, Claudine.</text:p>
          </table:table-cell>
          <table:table-cell office:value-type="string" table:style-name="ce1">
            <text:p>This book focuses on health risks, a domain in which risk expansion has been particularly prolific. As a result of massive gains in scientific knowledge, made possible by statistical developments, data accumulation and computerisation over the last decades, more and more attention has been geared towards risks in the fields of public health and medicine. Specifically directed towards concrete experiences of health risks, the book analyses the social contexts in which these experiences occur to understand how people, in their diverse positions, actually think, feel, act, and interact around experiences of risk. The author argues that recurrent debates about risk exist because most of the time the notion leaves aside the complexity of social processes surrounding actual experiences and interpretations of vulnerability and danger in society. This book will be of interest to students and scholars of sociology of health and medicine and risk studies, as well as health professionals and policy-makers facing the complexity of acting and deciding in the risk society.</text:p>
          </table:table-cell>
          <table:table-cell office:value-type="string" table:style-name="ce1">
            <text:p>Cham : Palgrave Macmillan, 2025.</text:p>
          </table:table-cell>
          <table:table-cell table:style-name="ce1"/>
          <table:table-cell office:value-type="string" table:style-name="ce1">
            <text:p>https://library.ecssr.ae/cgi-bin/koha/opac-detail.pl?biblionumber=291138</text:p>
          </table:table-cell>
          <table:table-cell table:number-columns-repeated="16377"/>
        </table:table-row>
        <table:table-row table:style-name="ro1">
          <table:table-cell office:value-type="string" table:style-name="ce1">
            <text:p>291139</text:p>
          </table:table-cell>
          <table:table-cell office:value-type="string" table:style-name="ce1">
            <text:p>Gender and education in Central Asia /</text:p>
          </table:table-cell>
          <table:table-cell office:value-type="string" table:style-name="ce1">
            <text:p>Kuzhabekova, Aliya.</text:p>
          </table:table-cell>
          <table:table-cell office:value-type="string" table:style-name="ce1">
            <text:p>This open access book brings together established and emerging scholars to explore policies, statistical trends and representative research on gender equity across post-Soviet Central Asia. The book provides an overview of policy development in the promotion of gender equity, a comparative summary of changes in gender equity indicators at various levels of education, and examples of current research on an array of issues relating to gender equity across the region. The chapters present a broad picture which will be relevant to scholars of educational reform, comparative education policy, international development and gender issues.</text:p>
          </table:table-cell>
          <table:table-cell office:value-type="string" table:style-name="ce1">
            <text:p>Cham : Palgrave Macmillan, 2025.</text:p>
          </table:table-cell>
          <table:table-cell office:value-type="string" table:style-name="ce1">
            <text:p>Situating Gender and Education in Central Asia: An Introduction Policy Context for Gender Equality Reforms in Education in Central Asia Current and Emerging Issues in Gender Equality in Education: What Does the Data Tell Us? The Intersection of Gender and National Identity in History Textbooks in Kazakhstan The Impact of Marriage and Marriage Expectations on Girls’ Education in Tajikistan Who Are the Persistently out of Education and Jobless? Identifying the Socio-Demographic Factors Affecting NEET Women in Kazakhstan Gender Inequality and Higher Education in Tajikistan: Exploring Barriers and Affirmative Actions Exploring the Experiences of Doctoral Student Mothers: A Comparative Study of Kazakhstan and Uzbekistan Understanding Barriers and Supports for Women’s Progression in STEM in Kazakhstan Women in Leadership in Education in Kyrgyzstan and Kazakhstan Women’s Experiences in Education in Turkmenistan</text:p>
          </table:table-cell>
          <table:table-cell office:value-type="string" table:style-name="ce1">
            <text:p>https://library.ecssr.ae/cgi-bin/koha/opac-detail.pl?biblionumber=291139</text:p>
          </table:table-cell>
          <table:table-cell table:number-columns-repeated="16377"/>
        </table:table-row>
        <table:table-row table:style-name="ro1">
          <table:table-cell office:value-type="string" table:style-name="ce1">
            <text:p>291140</text:p>
          </table:table-cell>
          <table:table-cell office:value-type="string" table:style-name="ce1">
            <text:p>Harvesting the sea in Southeastern Arabia : Volume 1: regional studies /</text:p>
          </table:table-cell>
          <table:table-cell office:value-type="string" table:style-name="ce1">
            <text:p>Watson, Janet C. E.</text:p>
          </table:table-cell>
          <table:table-cell office:value-type="string" table:style-name="ce1">
            <text:p>Traditional livelihoods and the ecosystems that sustain them are dying out around the world. This book is a collection of research on the relationships between people, their environment, their expertise and their languages along the ecologically fragile coasts of the Arabian Peninsula. These studies are the outcome of many years of collaborative fieldwork with local communities in three main regions of southern and eastern Arabia: the Musandam Peninsula, Dhofar and al-Mahrah, and the island of Soqotra. Bringing together oral literature, traditional scientific knowledge, and marine subsistence at the peripheries of the Arabian seaboard, the volume makes a major contribution to the documentation of the indigenous Modern South Arabian languages (MSAL), regional Arabic, and the Kumzari language, as well as to a greater understanding of their speakers' mastery in harvesting the seas. Diverse contributions by scholars and language community members explore the songs and stories, experiences and viewpoints of indigenous fishers, and shed light on the cultural significance of the maritime species encountered by each community. This book is a testimony to resilient ways of life, many of which have vanished, but which at the same time may offer unique answers for the future of humanity.</text:p>
          </table:table-cell>
          <table:table-cell office:value-type="string" table:style-name="ce1">
            <text:p>Cambridge, UK : Open Book Publishers, 2025.</text:p>
          </table:table-cell>
          <table:table-cell office:value-type="string" table:style-name="ce1">
            <text:p>Abbreviations and Symbols List of Figures List of Tables List of Maps Main Contributors Harvesting the Sea in Southeastern Arabia: Introduction A Typology of Fish Names in Kumzari Mṣaww wa Maḥḥar: The Sea in Kumzari Poetry Three Arabic Fishing Songs from the Musandam Peninsula References Harvesting the Sea among the Bəṭāḥira Harvesting the Sea in Central Monsoon Dhofar and al-Mahrah Harvesting the Sea in Soqoṭra</text:p>
          </table:table-cell>
          <table:table-cell office:value-type="string" table:style-name="ce1">
            <text:p>https://library.ecssr.ae/cgi-bin/koha/opac-detail.pl?biblionumber=291140</text:p>
          </table:table-cell>
          <table:table-cell table:number-columns-repeated="16377"/>
        </table:table-row>
        <table:table-row table:style-name="ro1">
          <table:table-cell office:value-type="string" table:style-name="ce1">
            <text:p>291141</text:p>
          </table:table-cell>
          <table:table-cell office:value-type="string" table:style-name="ce1">
            <text:p>Public participation in governance of industrial safety risks : An uneasy journey /</text:p>
          </table:table-cell>
          <table:table-cell office:value-type="string" table:style-name="ce1">
            <text:p>Bieder, Corinne.</text:p>
          </table:table-cell>
          <table:table-cell office:value-type="string" table:style-name="ce1">
            <text:p>This open access book contributes to the increasing trend toward greater public participation in decision-making in many areas of public life, particularly in the field of the environment and sustainable development. It describes the outcome of a two-day workshop, organized by the Foundation for an Industrial Safety Culture in 2023, that addresses the continuing sensitivities surround the impact of hazardous industrial activities. Public Participation in Governance of Industrial Safety Risks brings together international academic experts as well as industrial and institutional representatives to shed light on the topics discussed during this workshop. Through the viewpoints of experts from various disciplines, industrial sectors, and countries, it offers an opportunity to gain a better grasp of the multiplicity and complexity of participatory processes and to understand their expected benefits, their drawbacks, and potential pitfalls. The work supports the making of better-informed decisions, especially by industrial or regulatory actors, to engage or not with public participation.</text:p>
          </table:table-cell>
          <table:table-cell office:value-type="string" table:style-name="ce1">
            <text:p>Cham : Springer, 2025.</text:p>
          </table:table-cell>
          <table:table-cell office:value-type="string" table:style-name="ce1">
            <text:p>Public Participation and the Democratic Imaginaries Decision Making in Projects Involving Public Participation The Governance of Industrial and Community Risk Broadening the Scope of Industrial Risk Assessment and Management The TotalEnergies Approach to Stakeholder Engagement Social Acceptability of Industrial Risk Public Participation in the Management of Risk from Industrial Facilities Participatory Processes for Industrial Risk Management Engaging Citizens in Dialogue on Technoscience Stairway to Heaven or Highway to Hell?</text:p>
          </table:table-cell>
          <table:table-cell office:value-type="string" table:style-name="ce1">
            <text:p>https://library.ecssr.ae/cgi-bin/koha/opac-detail.pl?biblionumber=291141</text:p>
          </table:table-cell>
          <table:table-cell table:number-columns-repeated="16377"/>
        </table:table-row>
        <table:table-row table:style-name="ro1">
          <table:table-cell office:value-type="string" table:style-name="ce1">
            <text:p>291142</text:p>
          </table:table-cell>
          <table:table-cell office:value-type="string" table:style-name="ce1">
            <text:p>Contemporary issues in Industry 5.0 : towards an AI integrated society /</text:p>
          </table:table-cell>
          <table:table-cell office:value-type="string" table:style-name="ce1">
            <text:p>Aaltonen, Päivi.</text:p>
          </table:table-cell>
          <table:table-cell office:value-type="string" table:style-name="ce1">
            <text:p>'Industry 5.0' was first described in 2020 by the European Commission to describe the next wave of technologies, including Virtual Simulation and Automated Robots, to impact businesses and individuals. It recognizes how these technologies can no more be counted as purely 'future tech', but as realities that will begin to impact society as a whole. This open access book describes this new world as 'Society 5.0' and explores the real impact of AI-enabled business on society. Beginning with a brief history of AI, the current terms, and its conceptual components, visualisation, data, and algorithms, this book then presents a collection of studies from leading scholars in the field of AI and Digital Business. The first section focuses on the immediate challenges and strategic changes that will be required for businesses to successfully adapt to this new reality. The second focuses on the opportunities of AI to businesses and society. And the final section includes chapters on the future and the possibilities and challenges that lie beyond Industry 5.0. It will be of great interest to scholars and students of innovation strategy and digital business, as well as all those engaged in research around cutting-edge technologies and their impact on society.</text:p>
          </table:table-cell>
          <table:table-cell office:value-type="string" table:style-name="ce1">
            <text:p>Cham : Palgrave Macmillan, 2025.</text:p>
          </table:table-cell>
          <table:table-cell office:value-type="string" table:style-name="ce1">
            <text:p>Introduction to the Concepts: The Past, Present, and Future of AI Another Industrial Revolution? It’s All Evolution! Industrial Transformation via AI and Autonomous Systems: Evidence from a State-of-the-Art Survey Industry 5.0 Vision Through Model-Based Systems Engineering and Artificial Intelligence Managing Strategic Flexibility in Industry 5.0 Transition: An Integrated Real Options and Strategic Foresight Approach Creating Value by Combining AI and Other Open Technologies: Cloud Infrastructure as a Pivotal Asset Analysis of Digital Twin-Related Competences in Manufacturing Navigating the Innovation Process: Challenges Faced by Deep-Tech Startups AI Adoption Challenges in Family-Owned Firms: A Case Study Exploring the Role of Individual Learning for Human–AI Empowered Sustainability Transitions: An Integrative Review of Literature Machine Learning Promoting Sustainable Customer Behavior and Product Pricing Role of Industrial Artificial Intelligence in Advancing Human-Centric Sustainable Development of Industry 5.0 Exploiting Machine Learning to Test Service Supply Scenarios: A Rescue Department Case Boosting the Learning Process for IoT Data Utilization in Business Value</text:p>
          </table:table-cell>
          <table:table-cell office:value-type="string" table:style-name="ce1">
            <text:p>https://library.ecssr.ae/cgi-bin/koha/opac-detail.pl?biblionumber=291142</text:p>
          </table:table-cell>
          <table:table-cell table:number-columns-repeated="16377"/>
        </table:table-row>
        <table:table-row table:style-name="ro1">
          <table:table-cell office:value-type="string" table:style-name="ce1">
            <text:p>291143</text:p>
          </table:table-cell>
          <table:table-cell office:value-type="string" table:style-name="ce1">
            <text:p>The People's Dictator : the life of General Primo de Rivera /</text:p>
          </table:table-cell>
          <table:table-cell office:value-type="string" table:style-name="ce1">
            <text:p>Quiroga, Alejandro.</text:p>
          </table:table-cell>
          <table:table-cell office:value-type="string" table:style-name="ce1">
            <text:p>This book is the first major biography of General Miguel Primo de Rivera, dictator of Spain between 1923 and 1930, who profoundly transformed Spain and played a key role in the shaping of a counterrevolutionary Europe in the interwar era.</text:p>
          </table:table-cell>
          <table:table-cell office:value-type="string" table:style-name="ce1">
            <text:p>Oxford : Taylor &amp;amp; Francis Group, 2025.</text:p>
          </table:table-cell>
          <table:table-cell office:value-type="string" table:style-name="ce1">
            <text:p>Cover -- Half Title -- Series Page -- Title Page -- Copyright Page -- Dedication -- Epigraph -- Table of Contents -- List of Figures -- Acknowledgements -- Introduction: Who and When -- 1. Rebel Without a Cause (1870-1920) -- 2. The Forging of a Conspirator (1920-1923) -- 3. The Military Directory (1923-1925) -- 4. The Civil Directory (1925-1930) -- 5. Caudillo of the Nation: Propaganda, Masculinity and the Leadership Cult -- 6. The Nationalisation of the Masses -- 7. Fall and Death of a Dictator -- 8. What Happened Here?: History and Memory of a Dictator and His Dictatorship -- Bibliography -- Index.</text:p>
          </table:table-cell>
          <table:table-cell office:value-type="string" table:style-name="ce1">
            <text:p>https://library.ecssr.ae/cgi-bin/koha/opac-detail.pl?biblionumber=291143</text:p>
          </table:table-cell>
          <table:table-cell table:number-columns-repeated="16377"/>
        </table:table-row>
        <table:table-row table:style-name="ro1">
          <table:table-cell office:value-type="string" table:style-name="ce1">
            <text:p>291144</text:p>
          </table:table-cell>
          <table:table-cell office:value-type="string" table:style-name="ce1">
            <text:p>Solved problems in nonlinear oscillations : a sourcebook for scientists and engineers /</text:p>
          </table:table-cell>
          <table:table-cell office:value-type="string" table:style-name="ce1">
            <text:p>He, Zeng.</text:p>
          </table:table-cell>
          <table:table-cell office:value-type="string" table:style-name="ce1">
            <text:p>This is an open access book. This textbook contains about 200 fully solved problems in analytical and numerical methods for nonlinear osccillations. These comprise all the end-of-chapter problems in Ali H. Nayfeh and Dean T. Mook's famous textbook Nonliear Oscillations. Mathematical software are adopted to make those solutions more accessible from a graphical point of view. This book can be adopted as a supplement to course work study for graduates or senior undergraduates. Since many exercise problems are adapted from scientific research papers, this book also has a good reference value for scientists and engineers who work in nonlinear vibration.</text:p>
          </table:table-cell>
          <table:table-cell office:value-type="string" table:style-name="ce1">
            <text:p>Singapore : Springer, 2025.</text:p>
          </table:table-cell>
          <table:table-cell table:style-name="ce1"/>
          <table:table-cell office:value-type="string" table:style-name="ce1">
            <text:p>https://library.ecssr.ae/cgi-bin/koha/opac-detail.pl?biblionumber=291144</text:p>
          </table:table-cell>
          <table:table-cell table:number-columns-repeated="16377"/>
        </table:table-row>
        <table:table-row table:style-name="ro1">
          <table:table-cell office:value-type="string" table:style-name="ce1">
            <text:p>291145</text:p>
          </table:table-cell>
          <table:table-cell office:value-type="string" table:style-name="ce1">
            <text:p>The future of cultural analysis : a critical inquiry /</text:p>
          </table:table-cell>
          <table:table-cell office:value-type="string" table:style-name="ce1">
            <text:p>Aydemir, Murat,</text:p>
          </table:table-cell>
          <table:table-cell office:value-type="string" table:style-name="ce1">
            <text:p>Across the humanities and the social sciences, "cultural analysis" is a vibrant research practice. Since its introduction in the 1990s, its main principles have remained largely the same: interdisciplinarity, political urgency, a heuristic use of concepts, the detailed analysis of objects of culture, and an awareness of the scholar's situatedness in the present. But is the practice still suited to the spiraling of social, political, and environmental crises that mark our time? Drawing on experiences in research, teaching, activism, and the creative arts, contributors explore what cultural analysis was back then, what it is now, and what it may be by 2034. In a shifting conjuncture, contributors strike notes of discomfort, defiance, and irony--as well as a renewed sense of urgency and care.</text:p>
          </table:table-cell>
          <table:table-cell office:value-type="string" table:style-name="ce1">
            <text:p>Amsterdam : Amsterdam University Press, 2025.</text:p>
          </table:table-cell>
          <table:table-cell office:value-type="string" table:style-name="ce1">
            <text:p>Cover -- Table of Contents -- Introduction: Cultural Analysis, circa 2034 -- Part One: Speaking and Silenced Objects -- Part Two: Traveling Concepts, Theories, Methods -- Part Three: Interdisciplinary Spaces -- Part Four: Social Relevance and Intervention -- Afterword -- Index.</text:p>
          </table:table-cell>
          <table:table-cell office:value-type="string" table:style-name="ce1">
            <text:p>https://library.ecssr.ae/cgi-bin/koha/opac-detail.pl?biblionumber=291145</text:p>
          </table:table-cell>
          <table:table-cell table:number-columns-repeated="16377"/>
        </table:table-row>
        <table:table-row table:style-name="ro1">
          <table:table-cell office:value-type="string" table:style-name="ce1">
            <text:p>291146</text:p>
          </table:table-cell>
          <table:table-cell office:value-type="string" table:style-name="ce1">
            <text:p>Shipping Out : Race, Performance, and Labor at Sea /</text:p>
          </table:table-cell>
          <table:table-cell office:value-type="string" table:style-name="ce1">
            <text:p>Gonzalez, Anita.</text:p>
          </table:table-cell>
          <table:table-cell office:value-type="string" table:style-name="ce1">
            <text:p>Shipping Out: Race, Performance, and Labor at Sea provides a rare perspective on performance by staff above and below deck on Caribbean cruise ships, as viewed through the lenses of race, class, and gender. Drawing on her experiences as a destination lecturer on Caribbean cruise lines for twenty years, Anita Gonzalez offers a unique viewpoint as she examines contemporary Caribbean cruise culture as an ethnographically complex site where North American and European travelers are exposed to other cultures through the orchestrated experiences on ship, and via excursions to ports. Gonzales argues that the cruise ship experience is deliberately crafted to deliver the best immersive performance by its workers. However, the workers never leave the theater, they merely move below deck--and like ships' stewards and cooks from previous centuries, they work within an imaginary where Global Majority people are envisioned as servants. By utilizing ethnography and archival materials to illustrate ship workers' experiences on contemporary cruise ships, and then contrasting those circumstances with the personal accounts of workers on historical merchant ships, Shipping Out illuminates how workers' presence on ships complicates notions of freedom and enslavement, home and journey, place and space.</text:p>
          </table:table-cell>
          <table:table-cell office:value-type="string" table:style-name="ce1">
            <text:p>Ann Arbor : University of Michigan Press, 2025.</text:p>
          </table:table-cell>
          <table:table-cell table:style-name="ce1"/>
          <table:table-cell office:value-type="string" table:style-name="ce1">
            <text:p>https://library.ecssr.ae/cgi-bin/koha/opac-detail.pl?biblionumber=291146</text:p>
          </table:table-cell>
          <table:table-cell table:number-columns-repeated="16377"/>
        </table:table-row>
        <table:table-row table:style-name="ro1">
          <table:table-cell office:value-type="string" table:style-name="ce1">
            <text:p>291147</text:p>
          </table:table-cell>
          <table:table-cell office:value-type="string" table:style-name="ce1">
            <text:p>Revisiting Premodern Islamic Science and Experience /</text:p>
          </table:table-cell>
          <table:table-cell office:value-type="string" table:style-name="ce1">
            <text:p>Erlwein, Hannah C.</text:p>
          </table:table-cell>
          <table:table-cell office:value-type="string" table:style-name="ce1">
            <text:p>This open access book takes a fresh look at the nature and place of experience in premodern Islamic science. It seeks to answer two questions: What kind of experience constituted premodern Islamic science? And in what ways did that experience constitute science? Answering these questions, the authors critique the trajectory of most existing histories of the period, which tend to reduce "experience" to empirical method or practice. This view reflects the emphasis that histories of modern science, especially of the Scientific Revolution, have placed on empiricism--the standard against which Islamic actors were then measured. This book offers a new historiography, arguing that experience had a far wider scope in the world of Islamic science. Combining an innovative theoretical framework with three case studies and a reflective epilogue by renowned experts in the field, this work offers the history of science a solid foundation on which to build its analyses of premodern science and the modality, scope, and role of experience therein. As a result, it speaks to specialists in the history of premodern Islamic science and historians of science in general to reconsider their historiographical assumptions.</text:p>
          </table:table-cell>
          <table:table-cell office:value-type="string" table:style-name="ce1">
            <text:p>Cham : Springer, 2025.</text:p>
          </table:table-cell>
          <table:table-cell table:style-name="ce1"/>
          <table:table-cell office:value-type="string" table:style-name="ce1">
            <text:p>https://library.ecssr.ae/cgi-bin/koha/opac-detail.pl?biblionumber=291147</text:p>
          </table:table-cell>
          <table:table-cell table:number-columns-repeated="16377"/>
        </table:table-row>
        <table:table-row table:style-name="ro1">
          <table:table-cell office:value-type="string" table:style-name="ce1">
            <text:p>291148</text:p>
          </table:table-cell>
          <table:table-cell office:value-type="string" table:style-name="ce1">
            <text:p>Harvest Loss in China : rice, mechanization, and the moral hazard of outsourcing /</text:p>
          </table:table-cell>
          <table:table-cell office:value-type="string" table:style-name="ce1">
            <text:p>Qu, Xue.</text:p>
          </table:table-cell>
          <table:table-cell office:value-type="string" table:style-name="ce1">
            <text:p>This open access book examines food security in China with a specific focus on rice harvesting. As the most populous agricultural developing country, China's food security is closely related to the world's food security. An urgent issue internationally, data show that every year, about one-third of food is lost and wasted before it even reaches the market, mainly in less developed countries. To this end, halving the amount of food loss and waste is one of the Sustainable Development Goals. In 2021, the Chinese government issued the Anti-Food Waste Law of the People's Republic of China, placing a high priority on food loss reduction. Rice, one of the major staple foods, has also received a higher priority in government policy, as it has been deemed required to be "absolutely safe". In China, rice farmers rely heavily on outsourcing services to complete harvesting, which has led to the rapid development of mechanical harvesting. This book shows that the essence of outsourcing services is a principal-agent relationship in which there is a potential moral hazard, which is considered detrimental to harvest losses. The book analyses the effect of the moral hazard in harvest outsourcing services on rice harvest losses from this principal-agent theoretical perspective. Using the latest nationwide farmer survey, it empirically demonstrates the moral hazard in agricultural outsourcing services and its negative impact on harvest losses, providing suggestions for food loss reduction in China and similar developing countries where agricultural outsourcing services are developing rapidly. Relevant to social science researchers working in areas of food security in connection with the SDGs, and to scholars studying development in China more generally, this is a timely contribution confronting possible means of food loss reduction, in the developing world particularly, in the East, and globally.</text:p>
          </table:table-cell>
          <table:table-cell office:value-type="string" table:style-name="ce1">
            <text:p>Singapore : Springer, 2025.</text:p>
          </table:table-cell>
          <table:table-cell table:style-name="ce1"/>
          <table:table-cell office:value-type="string" table:style-name="ce1">
            <text:p>https://library.ecssr.ae/cgi-bin/koha/opac-detail.pl?biblionumber=291148</text:p>
          </table:table-cell>
          <table:table-cell table:number-columns-repeated="16377"/>
        </table:table-row>
        <table:table-row table:style-name="ro1">
          <table:table-cell office:value-type="string" table:style-name="ce1">
            <text:p>291149</text:p>
          </table:table-cell>
          <table:table-cell office:value-type="string" table:style-name="ce1">
            <text:p>Detention and the Right to Liberty : Addressing Gaps in Protection at the European Court of Human Rights /</text:p>
          </table:table-cell>
          <table:table-cell office:value-type="string" table:style-name="ce1">
            <text:p>Garahan, Sabina.</text:p>
          </table:table-cell>
          <table:table-cell office:value-type="string" table:style-name="ce1">
            <text:p>This book is a ground-breaking study of how the European Court of Human Rights interprets Article 5 of the European Convention on Human Rights - the right to liberty and security. It presents an original framework for the progressive interpretation of the right to liberty.</text:p>
          </table:table-cell>
          <table:table-cell office:value-type="string" table:style-name="ce1">
            <text:p>Oxford : Taylor &amp;amp; Francis Group, 2025.</text:p>
          </table:table-cell>
          <table:table-cell office:value-type="string" table:style-name="ce1">
            <text:p>Cover -- Endorsements -- Half Title -- Series -- Title -- Copyright -- Dedication -- Contents -- Foreword -- Acknowledgements -- Introduction -- Aims of this book -- Methods and approaches -- Conclusions -- 1 Framing discretion at the European Court of Human Rights -- Introduction -- The significance of Article 5 as a limited right -- The mandatory nature of evolutive interpretation at the Court -- The living instrument doctrine and the margin of appreciation as methods of evolutive interpretation -- Challenging expansions to subsidiarity - the undermining of oversight-based approaches -- The advent of efficiency-based subsidiarity -- The expansion of process-based subsidiarity -- Justifications for the use of autonomous concepts -- The use of autonomous concepts under Article 5 -- Conclusion -- 2 An increased role for consensus in the progressive interpretation of the right to liberty -- Introduction -- An evolutive role for consensus -- Current challenges to the evolutive role of consensus -- Consensus and the evolutive function of margin review -- Consensus as a tool of effectiveness and harmonisation -- Use of the margin of appreciation in Article 5 adjudication -- Consensus in the adjudication of the right to liberty -- Conclusion -- 3 An evolutive interpretation of justifications for detention -- Introduction -- The consensus shown by further Protocols to the Convention -- The lack of an evolutive approach to pre-trial protections under Article 5 3 -- Discretion in the length of pre-trial detention -- Discretion in the context of bail -- Discretion in the aims of immigration detention under Article 5 1 (f) -- Subsidiarity in evaluating safeguards from arbitrary immigration detention -- The lack of an evolutive approach to immigration detention -- Discretion in the 'educational supervision' of minors under Article 5 1 (d) -- Conclusion. 4 An evolutive approach to Article 5 proportionality -- Introduction -- Proportionality testing under the Convention -- Proportionality testing under a limited right -- Balancing the exhaustive right to liberty against the public interest -- Balancing the underdeveloped right to liberty with competing Convention rights -- The use of consensus in proportionality testing under Article 5 -- Conclusion -- 5 Discretion in adjudicating a right to liberty free from abuse of power or discrimination -- Introduction -- The impact of the Court's review of Article 18 on Article 5 discretion -- The advent of the 'plurality of purposes' approach -- Evidentiary challenges in establishing bad faith -- Discretion in the adjudication of Article 14 in conjunction with Article 5 -- Lessons for the Court's review of Articles 18 and 5 claims -- Allegations of discriminatory sentencing policies -- Conclusion -- Conclusion -- Key challenges -- Towards an evolutive reading of the right to liberty -- Index.</text:p>
          </table:table-cell>
          <table:table-cell office:value-type="string" table:style-name="ce1">
            <text:p>https://library.ecssr.ae/cgi-bin/koha/opac-detail.pl?biblionumber=291149</text:p>
          </table:table-cell>
          <table:table-cell table:number-columns-repeated="16377"/>
        </table:table-row>
        <table:table-row table:style-name="ro1">
          <table:table-cell office:value-type="string" table:style-name="ce1">
            <text:p>291150</text:p>
          </table:table-cell>
          <table:table-cell office:value-type="string" table:style-name="ce1">
            <text:p>Sustainable Urban Development in the European Arctic : Addressing Local and Transnational Governance /</text:p>
          </table:table-cell>
          <table:table-cell office:value-type="string" table:style-name="ce1">
            <text:p>Wehrmann, Dorothea.</text:p>
          </table:table-cell>
          <table:table-cell office:value-type="string" table:style-name="ce1">
            <text:p>Focusing on cities in the European Arctic, this book consolidates research on sustainable development, local and urban governance, and transnational cooperation. It will be relevant to researchers, social scientists, policymakers, practitioners and NGOs in the fields of global governance, sustainable development, and environmental studies.</text:p>
          </table:table-cell>
          <table:table-cell office:value-type="string" table:style-name="ce1">
            <text:p>Oxford : Taylor &amp;amp; Francis Group, 2025.</text:p>
          </table:table-cell>
          <table:table-cell office:value-type="string" table:style-name="ce1">
            <text:p>Cover -- Endorsements Page -- Half Title -- Series Page -- Title Page -- Copyright Page -- Table of Contents -- List of Figures -- List of Tables -- Preface -- Acknowledgements -- List of Abbreviations -- 1 Introduction: Why Sustainable Urban Development Matters in the European Arctic -- 1.1 Global Visions and Sustainable Development Approaches Are about to Fail -- 1.2 Pursuing the Global Goals in Remote Regions -- 1.3 Pursuing the Global Goals in the European Arctic -- 1.4 Selected Case Cities -- 1.5 Structure of the Book -- 1.6 Methodology and Positionalities -- 2 Envisioning Sustainable Urban Development in Remote Regions -- 2.1 Introduction to Sustainable (Urban) Development -- 2.2 Governance Approaches for Sustainable Development in Scholarly Works -- 2.3 Multilevel Governance and Multi-Actor Approaches in Sustainability Studies and Urban Studies -- 3 Conceptual Model for Understanding Local Approaches to Sustainable Urban Development in a Remote Region -- 3.1 Introduction to the Conceptual Model -- 3.2 Factors -- 3.3 Drivers -- 3.4 Conclusions -- 4 Global, International Legal Frameworks Related to Sustainable Development -- 4.1 International Instruments: 2030 Agenda, the New Urban Agenda, and the Paris Agreement -- 4.2 Reception of International Instruments and Discourses on Sustainability in the Case Study Cities -- 4.3 National Translation of Urban Sustainable Development: Constitutions, Legislative Acts and Policies -- 4.4 Approaches to Implementation by Cities and Translation to Local Policies -- 4.5 Conclusions -- 5 The Nordic Model Puzzle: Unpacking Participation and Local Approaches to Sustainable Urban Development -- 5.1 Introduction -- 5.2 The Nordic Model of Governance -- 5.3 Governance Structures and Local Approaches to Sustainable Urban Development in the Cities Investigated -- 5.4 Local Participation in the Nordic Countries -- 5.5 Participation Practices in the European Arctic -- 5.6 Conclusions -- 6 Cooperation between Cities -- 6.1 Introduction -- 6.2 (Transnational) Cooperation in the (European) Arctic -- 6.3 (Transnational) Cooperation between Case Studies Cities- Insights from Interviews -- 6.4 Conclusions -- 7 Pathways towards Sustainable Development -- 7.1 Introduction -- 7.2 Scopes for Adjustment: Identifying and Understanding the Factors and Key Drivers -- 7.3 Pathways towards Enhanced Sustainable Urban Development -- 8 Sustainable Urban Development in Remote Regions beyond the Arctic? -- 8.1 Introduction -- 8.2 Local Participation and Transnational Cooperation in Other Remote Regions -- 8.3 To What Extent Are Processes Related to Sustainable Urban Development in the European Arctic Different from Other Remote Regions? -- 8.4 Conclusions: Transferability of Findings on Remote Regions and Further Research -- 9 Conclusions -- 9.1 Introduction -- 9.2 Local Approaches to Sustainable Urban Development in the European Arctic: Insights Revealed by SUDEA -- 9.3 Evaluating the Conceptual Model "Local Approaches to Sustainable Urban Development in Remote Regions": Advantages and Limitations -- 9.4 Policy Recommendations for Applying the Model in the Context of Sustainable Urban Development in the European Arctic -- 9.5 Future Research Avenues -- 9.6 Conclusions -- Index.</text:p>
          </table:table-cell>
          <table:table-cell office:value-type="string" table:style-name="ce1">
            <text:p>https://library.ecssr.ae/cgi-bin/koha/opac-detail.pl?biblionumber=291150</text:p>
          </table:table-cell>
          <table:table-cell table:number-columns-repeated="16377"/>
        </table:table-row>
        <table:table-row table:style-name="ro1">
          <table:table-cell office:value-type="string" table:style-name="ce1">
            <text:p>291151</text:p>
          </table:table-cell>
          <table:table-cell office:value-type="string" table:style-name="ce1">
            <text:p>Hybrid Labour : Measuring, Classifying, and Representing Workers at the Boundaries of Employment and Self-Employment /</text:p>
          </table:table-cell>
          <table:table-cell office:value-type="string" table:style-name="ce1">
            <text:p>Murgia, Annalisa.</text:p>
          </table:table-cell>
          <table:table-cell office:value-type="string" table:style-name="ce1">
            <text:p>This book advances the debate on the hybrid areas of labour by taking the case of work arrangements that destabilise the dichotomies between standard and non-standard work, and between self-employment and dependent employment.</text:p>
          </table:table-cell>
          <table:table-cell office:value-type="string" table:style-name="ce1">
            <text:p>Oxford : Taylor &amp;amp; Francis Group, 2025.</text:p>
          </table:table-cell>
          <table:table-cell office:value-type="string" table:style-name="ce1">
            <text:p>Working at the Boundaries: An Introduction to Solo Self-employment A Statistical Portrait of the Workers at the Boundaries of Employment and Self-employment in Europe: Who Are They and What Do They Do? Regulating Labour at the Border between Employment and Self-employment: An Enduring Challenge When Labour Diversifies, Its Collective Representation Does Too Hybrid as an Epistemological and Methodological Approach Research Contexts and Methods Deconstructing Labour Statistics by Reconstructing the Concepts of Autonomy and Dependency Hybrid Work in Hybrid Organisations. Labour Law and New Organisational Methods A Comparative Ethnography on the Collective Representation in the Hybrid Areas of Labour Hybrid Cooperatives: An Alternative to Self-employment Ensuring Autonomy, Security, and Solidarity If Work Is Hybrid, Are Workers Hybrid Too? Old and New Challenges for Approaching Heterogeneous Workers Hybrid Practices of Organising: How Workers Mobilise between Employment and Self-employment Hybrid Forms of Organising Are Growing and So Are Workers’ Networks: The Emergence of Transnational Alliances A Hybrid Attempt to Regulate Labour: Recent Developments under the European Union’s Legal Framework</text:p>
          </table:table-cell>
          <table:table-cell office:value-type="string" table:style-name="ce1">
            <text:p>https://library.ecssr.ae/cgi-bin/koha/opac-detail.pl?biblionumber=291151</text:p>
          </table:table-cell>
          <table:table-cell table:number-columns-repeated="16377"/>
        </table:table-row>
        <table:table-row table:style-name="ro1">
          <table:table-cell office:value-type="string" table:style-name="ce1">
            <text:p>291152</text:p>
          </table:table-cell>
          <table:table-cell office:value-type="string" table:style-name="ce1">
            <text:p>Language Education, Politics and Technology in South Asia : Shaping Inclusive Societies, Identities, and Futures /</text:p>
          </table:table-cell>
          <table:table-cell table:style-name="ce1"/>
          <table:table-cell office:value-type="string" table:style-name="ce1">
            <text:p>Bringing together research from the fields of linguistics, education and technology within the dynamic context of South Asia, this timely book investigates the ways in which these fields interact with each other against the backdrop of technological innovation, linguistic diversity and socio-political transformation. Developing and expanding on findings and insights originating from a conference organised by the Education South Asia Initiative at the University of Oxford, this interdisciplinary book features academic reflections on language politics and diversity as well as empirical insights on linguistic, educational and technological transformations in the region. Featuring analytical and methodological approaches to the study of language and education, chapters range in context from India, Bangladesh, Nepal, Pakistan and Sri Lanka, and address a range of issues such as the marginalisation of languages in education and policy, the interactions between language and social hierarchies in the South Asian context, and technology's impact on language education, acquisition, usage and preservation. Ultimately initiating dialogue on the need for positive changes in language, education research and policy, this book will appeal to scholars, researchers and postgraduate students in the fields of language education, international and comparative education, and education and technology. Policymakers in international development and sociolinguistics may also find the volume of use. The Open Access version of this book, available at http://www.taylorfrancis.com, has been made available under a Creative Commons Attribution-Non Commercial-No Derivatives (CC BY-NC-ND) 4.0 license.</text:p>
          </table:table-cell>
          <table:table-cell office:value-type="string" table:style-name="ce1">
            <text:p>Abingdon, England : Routledge, [2025]</text:p>
          </table:table-cell>
          <table:table-cell office:value-type="string" table:style-name="ce1">
            <text:p>Introduction Language, Education and Decoloniality in South Asia Language, Power and Resistance Everyday Politics of Language Language, Technologies and New Possibilities References Youth Perspectives on Hindi, English and India’s New Politics of Language: Becoming Bharat Language Textbooks as a Site of Conflict in India: The Phenomenon of “Erased Curriculum” The Challenges of Literacy Acquisition and Linguistic Proficiency in Multilingual Educational Landscape of Pakistan Mother tongue-based education and Indian teachers’ views on language policy reforms by the Bharatiya Janata Party Unofficial Bilingualism in English-Only Policy Context: A Postmethod Pedagogy for Difficult Circumstances in Rural Government Schools of Tamil Nadu Kerala’s Language Directive and the Erasure of Gendered Teacher Identities Multilingualism and globalisation in remote trans-Himalayan India: How topography and place-experience impact language learning Future of madrasa education in Bangladesh: Between competition, integration and modernisation Language Dialects, Standardisation, and Agency among the Naawa of Nepal Indian Languages and Language Acquisition Apps: My Phone Won’t Teach Me Malayalam Remembering Nepal Bhasa through Artificial Intelligence (AI) Translations: Language, Technology and Indigenous Memory Unveiling the Barriers: Exploring EdTech Integration Challenges and Solutions for ESL Instruction in Bangladesh Virtual teacher communities in Sri Lanka: Difficulties and possibilities Perhaps Linguistic diversity is not one of Duolingo’s concerns when designing content Perhaps Indian languages are not spoken as widely as others Perhaps Indian languages are too difficult to teach Perhaps there aren’t as many human resources for Indian languages Perhaps Indian language courses are being developed but are not ready yet Perhaps there is less demand for Indian languages The current study Teachers’ responses to the online TPD community Resistance to asynchronous communication Multiple platforms and mobile accessibility Digital divide and inequalities</text:p>
          </table:table-cell>
          <table:table-cell office:value-type="string" table:style-name="ce1">
            <text:p>https://library.ecssr.ae/cgi-bin/koha/opac-detail.pl?biblionumber=291152</text:p>
          </table:table-cell>
          <table:table-cell table:number-columns-repeated="16377"/>
        </table:table-row>
        <table:table-row table:style-name="ro1">
          <table:table-cell office:value-type="string" table:style-name="ce1">
            <text:p>291154</text:p>
          </table:table-cell>
          <table:table-cell office:value-type="string" table:style-name="ce1">
            <text:p>Arabic in context : essays on language, dialects, and culture in honour of Martin R. Zammit /</text:p>
          </table:table-cell>
          <table:table-cell office:value-type="string" table:style-name="ce1">
            <text:p>Frendo, Anthony J.</text:p>
          </table:table-cell>
          <table:table-cell office:value-type="string" table:style-name="ce1">
            <text:p>This Festschrift, Arabic in Context, is a tribute to the remarkable scholarly legacy of the Reverend Professor Martin R. Zammit. It celebrates his extensive contributions to the fields of Semitic Studies, Arabic linguistics, and comparative Semitic philology. Spanning decades of dedicated research and teaching, Professor Zammit's career has been marked by a profound engagement with the Arabic language and its diverse dialects, as well as its historical and cultural intersections with Maltese and Syriac.The volume features a carefully curated collection of essays authored by distinguished scholars, reflecting the breadth and depth of Professor Zammit's academic interests. Topics range from Arabic dialectology and phonetics to linguistic contact phenomena and the grammaticalisation processes in Semitic languages. Contributions explore the linguistic heritage of Central Asia, the Judeo-Arabic traditions of Libya and Syria, and the influences of Arabic on Maltese toponymy and idiomatic expressions. Together, these studies exemplify the rich interdisciplinarity and intellectual rigour that characterise Professor Zammit's work.This Festschrift not only honours Professor Zammit's enduring scholarly impact but also serves as a vital resource for linguists, philologists, and researchers in the fields of Arabic and Semitic studies. It stands as a testament to his dedication to fostering academic inquiry and dialogue, inspiring both colleagues and students alike. This volume ensures that his scholarly contributions will continue to influence and inform the field for years to come.</text:p>
          </table:table-cell>
          <table:table-cell office:value-type="string" table:style-name="ce1">
            <text:p>Cambridge, UK : Open Book Publishers, 2025.</text:p>
          </table:table-cell>
          <table:table-cell office:value-type="string" table:style-name="ce1">
            <text:p>Anthony J. Frendo and Kurstin Gatt Guram Chikovani Andrei A. Avram Michael Cooperson Aharon Geva-Kleinberger Catherine Taine-Cheikh Sumikazu Yoda Mario Cassar Bruno Herin George Grigore Kurstin Gatt David Wilmsen Ioana Feodorov</text:p>
          </table:table-cell>
          <table:table-cell office:value-type="string" table:style-name="ce1">
            <text:p>https://library.ecssr.ae/cgi-bin/koha/opac-detail.pl?biblionumber=291154</text:p>
          </table:table-cell>
          <table:table-cell table:number-columns-repeated="16377"/>
        </table:table-row>
        <table:table-row table:style-name="ro1">
          <table:table-cell office:value-type="string" table:style-name="ce1">
            <text:p>291164</text:p>
          </table:table-cell>
          <table:table-cell office:value-type="string" table:style-name="ce1">
            <text:p>Mixing Methods : Practical Insights from the Humanities in the Digital Age /</text:p>
          </table:table-cell>
          <table:table-cell table:style-name="ce1"/>
          <table:table-cell office:value-type="string" table:style-name="ce1">
            <text:p>The digital transformation is accompanied by two simultaneous processes: digital humanities challenging the humanities, their theories, methodologies and disciplinary identities and pushing computer science to get involved in new fields. But how can qualitative and quantitative methods be usefully combined in one research project? What are the theoretical and methodological principles across all disciplinary digital approaches? This volume focusses on driving innovation and conceptualising the humanities in the 21st century. Building on the results of 10 research projects, it serves as a useful tool for designing cutting-edge research that goes beyond conventional strategies.</text:p>
          </table:table-cell>
          <table:table-cell office:value-type="string" table:style-name="ce1">
            <text:p>Bielefeld : transcript Verlag, 2025.</text:p>
          </table:table-cell>
          <table:table-cell table:style-name="ce1"/>
          <table:table-cell office:value-type="string" table:style-name="ce1">
            <text:p>https://library.ecssr.ae/cgi-bin/koha/opac-detail.pl?biblionumber=291164</text:p>
          </table:table-cell>
          <table:table-cell table:number-columns-repeated="16377"/>
        </table:table-row>
        <table:table-row table:style-name="ro1">
          <table:table-cell office:value-type="string" table:style-name="ce1">
            <text:p>291163</text:p>
          </table:table-cell>
          <table:table-cell office:value-type="string" table:style-name="ce1">
            <text:p>Epistemic Injustice and Violence : Exploring Knowledge, Power, and Participation in Philosophy and Beyond /</text:p>
          </table:table-cell>
          <table:table-cell office:value-type="string" table:style-name="ce1">
            <text:p>Sch utzle, Lena,</text:p>
          </table:table-cell>
          <table:table-cell office:value-type="string" table:style-name="ce1">
            <text:p>The practice of philosophy has led to both emancipation and exclusion in society. Questions around how philosophy should be practiced, who should engage in it, and with which issues philosophy should deal are subject to debate and controversy. This volume is dedicated to the special role of epistemic injustice and violence in philosophy. By shedding light on the inherent unjust structures of academic philosophy, the contributors to this volume help to better understand this powerful tool that impacts the academic landscape as well as individual and collective ways of being. From graphic novel to philosophical essay, they design a concept of transformative philosophy and offer various entry points to the conversation.</text:p>
          </table:table-cell>
          <table:table-cell office:value-type="string" table:style-name="ce1">
            <text:p>Bielefeld : transcript Verlag, 2025.</text:p>
          </table:table-cell>
          <table:table-cell table:style-name="ce1"/>
          <table:table-cell office:value-type="string" table:style-name="ce1">
            <text:p>https://library.ecssr.ae/cgi-bin/koha/opac-detail.pl?biblionumber=291163</text:p>
          </table:table-cell>
          <table:table-cell table:number-columns-repeated="16377"/>
        </table:table-row>
        <table:table-row table:style-name="ro1">
          <table:table-cell office:value-type="string" table:style-name="ce1">
            <text:p>291162</text:p>
          </table:table-cell>
          <table:table-cell office:value-type="string" table:style-name="ce1">
            <text:p>Virtual Photography : Artificial Intelligence, in-Game, and Extended Reality /</text:p>
          </table:table-cell>
          <table:table-cell office:value-type="string" table:style-name="ce1">
            <text:p>Shobeiri, Ali,</text:p>
          </table:table-cell>
          <table:table-cell office:value-type="string" table:style-name="ce1">
            <text:p>While it has traditionally been seen as a means of documenting an external reality or expressing an internal feeling, photography is now capable of actualizing never-existed pasts and never-lived experiences. Thanks to the latest photographic technologies, we can now take photos in computer games, interpolate them in extended reality platforms, or synthesize them via artificial intelligence. To account for the most recent shifts in conceptualizations of photography, this book proposes the term virtual photography as a binding theoretical framework, defined as a photography that retains the efficiency and function of real photography (made with or without a camera) while manifesting these in an unfamiliar or noncustomary form.</text:p>
          </table:table-cell>
          <table:table-cell office:value-type="string" table:style-name="ce1">
            <text:p>Bielefeld : transcript Verlag, 2025.</text:p>
          </table:table-cell>
          <table:table-cell table:style-name="ce1"/>
          <table:table-cell office:value-type="string" table:style-name="ce1">
            <text:p>https://library.ecssr.ae/cgi-bin/koha/opac-detail.pl?biblionumber=291162</text:p>
          </table:table-cell>
          <table:table-cell table:number-columns-repeated="16377"/>
        </table:table-row>
        <table:table-row table:style-name="ro1">
          <table:table-cell office:value-type="string" table:style-name="ce1">
            <text:p>291161</text:p>
          </table:table-cell>
          <table:table-cell office:value-type="string" table:style-name="ce1">
            <text:p>Exploring Ethnography of Outer Space : Methods and Perspectives /</text:p>
          </table:table-cell>
          <table:table-cell table:style-name="ce1"/>
          <table:table-cell office:value-type="string" table:style-name="ce1">
            <text:p>This book explores new methods and perspectives in the anthropology of outer space. For the past ten years, scholarship of outer space has grown significantly in the social sciences. Now, an international community of anthropologists is starting to produce significant contributions to this work.</text:p>
          </table:table-cell>
          <table:table-cell office:value-type="string" table:style-name="ce1">
            <text:p>Oxford : Taylor &amp;amp; Francis Group, 2025.</text:p>
          </table:table-cell>
          <table:table-cell office:value-type="string" table:style-name="ce1">
            <text:p>Cover -- Endorsement -- Half Title -- Title Page -- Copyright Page -- Dedication -- Table of Contents -- List of Contributors -- Acknowledgements -- 1 Introduction -- Space Anthropology Then and Now -- Emergent Futures -- Collapsing Scales -- Space Heuristic -- References -- 2 Transcendence, Bodies, and Estranged Labour in Outer Space: The Astronaut's Contribution to a General Theory of Hierarchy -- Astronaut Bodies, Experimental Subjects, and Propriety -- Estranged Labour On the ISS -- On Methods -- Acknowledgements -- Notes -- References -- 3 Anthropologists in Outer Space: Science Fiction, Infrastructure, Comparison -- Science Fictional Anthropology -- Anthropos in Space -- Space On Earth -- What Can Space Do? -- Acknowledgements -- References -- 4 Imaginaries of Outer Space From Africa: Astronomy Infrastructure in South Africa and Madagascar -- The Hypervisibility of Space Infrastructure and the African Renaissance -- Expectations of Modernity: Contested Terrestrial Spaces -- The Poetics of Astronomy Infrastructure: Malagasy Potentialities -- Conclusion -- Acknowledgements -- Notes -- References -- 5 Museums, Meteorites, and Portals: Tracing the Imperial Logics of Trans-Planetary Resource Extractivism -- By Way of Introduction -- 'This Is the Oldest Object You Will Ever Touch…' -- Re-fielded Terrains and Trans-Planetary Portals -- The Imperial Museum Matrix -- From Alien Rock to Geological Sample -- Conclusion -- Acknowledgements -- Notes -- References -- 6 Of Stars and Wheat: Making Sense of the Cosmos in a Regional Museum of Cosmonautics -- Foregrounding the Museum -- Methodology -- From Kraevedenie to Cosmovedenie -- Our Very Own Cosmonaut -- Exhibiting Space -- Conclusion -- Acknowledgements -- Notes -- References -- 7 From Mexico to the Moon: (Outer)spatialising Ethnography -- Mexico and the Moon -- Rabbit in the Moon. Imaginary Voyages -- Mexican NewSpace -- The Moon and the Dark Sky -- Ethnography and Outer Space -- Final Reflexions -- Notes -- References -- 8 Are We Still Anthropologists If We Go to Space Using Only Our Imaginations? -- Moment 1: Participant-Observation of the Moon -- Moment 2: Obsessive Feelings About Space Food -- Moment 3: Bringing the ISS Home -- References -- 9 Terraforming a Field Site: Reflections On Crafting Knowledge On Mars -- Earth/Mars Vacillation -- Bricolage -- What Happened -- Conclusion -- Acknowledgements -- References -- 10 Composing the Cosmos: Tuning Into Multiplicities With Thai Buddhist Concepts -- Inside the Milky Way -- A View From Thailand: Multiplicities and Hybridity -- A Future Encounter in Outer Space -- On Selfhood -- On Existence -- On Nature -- Singular Reality Troubles -- Conclusion: The Milky Way in Motion Within the Pluriverse -- Acknowledgements -- References -- 11 Divining South Korea's Space Age Through Korean Shamanism and Astrology (Myŏngni) -- Brief Overview of Korean Astrology (Myŏngni) -- President Yoon's Space Age -- Divination in Space Towns -- Conclusion -- Note On Romanisation and Translation -- Acknowledgements -- Notes -- References -- 12 Space Intentionally Left Blank -- Peter: The Expanding Universe of New Space -- Tracing Connections in the New Space Economy -- Karlijn: The State of "Outer Space" -- Expropriation in French Guiana -- Infrastructure of Kourou -- Myriad of Other Meanings of Space -- Leaving Space for Multiplicities -- Acknowledgements -- References -- 13 Methodological Sensibilities in Outer Spaces -- Going Multidimensional -- Cultivating Interpositional Sensibilities -- Cultivating Contemplative Sensibilities -- Sensibilities as Method -- References -- 14 … a Response -- I -- II -- Longue Dur ee -- Montage/bricolage -- III -- References -- Index.</text:p>
          </table:table-cell>
          <table:table-cell office:value-type="string" table:style-name="ce1">
            <text:p>https://library.ecssr.ae/cgi-bin/koha/opac-detail.pl?biblionumber=291161</text:p>
          </table:table-cell>
          <table:table-cell table:number-columns-repeated="16377"/>
        </table:table-row>
        <table:table-row table:style-name="ro1">
          <table:table-cell office:value-type="string" table:style-name="ce1">
            <text:p>291160</text:p>
          </table:table-cell>
          <table:table-cell office:value-type="string" table:style-name="ce1">
            <text:p>The World's Constitution : Spheres of Liberty in the Future Global Order /</text:p>
          </table:table-cell>
          <table:table-cell office:value-type="string" table:style-name="ce1">
            <text:p>Webb, Adam Kempton,</text:p>
          </table:table-cell>
          <table:table-cell office:value-type="string" table:style-name="ce1">
            <text:p>Global governance is tightening and foreshadows world state formation becoming a live political issue in this century. Some observers treat it as inevitable amid the urgency of global issues. They foresee a technocratic scaling up of the model of state authority that has prevailed at the national level for over two hundred years. Many critics and members of the public around the world look askance at that prospect. They rightly fear a moral vacuum of authority disconnected from the world's traditions, and a concentration of power that would be damaging to liberty or even dystopian in its upshot. Still, they often merely aim to stand athwart the scaling up of political institutions, rather than actively trying to shape an alternative that can seize the global horizon. The World's Constitution: Spheres of Liberty in the Future Global Order offers a radically different vision of future world order that could work in a global space while shifting the balance of power from state back to society. It draws on older resources in political thought, both Western and non-Western, to upend mainstream notions of statehood and sovereignty that have been taken for granted for too long in the modern era. It offers an original 'sphere pluralist' framework that can reconcile liberty, tradition, and cosmopolitanism. As a book rooted in the past but mindful of future constitutional and policy challenges, it bridges ideas and real world implications, with insights that cut across a wide range of topics from migration and social welfare to personal law systems and channels of representation. It opens an exciting debate about global constitutional futures that is likely to become more salient over the next couple of generations</text:p>
          </table:table-cell>
          <table:table-cell office:value-type="string" table:style-name="ce1">
            <text:p>New York, NY : Routledge, 2025.</text:p>
          </table:table-cell>
          <table:table-cell table:style-name="ce1"/>
          <table:table-cell office:value-type="string" table:style-name="ce1">
            <text:p>https://library.ecssr.ae/cgi-bin/koha/opac-detail.pl?biblionumber=291160</text:p>
          </table:table-cell>
          <table:table-cell table:number-columns-repeated="16377"/>
        </table:table-row>
        <table:table-row table:style-name="ro1">
          <table:table-cell office:value-type="string" table:style-name="ce1">
            <text:p>291175</text:p>
          </table:table-cell>
          <table:table-cell office:value-type="string" table:style-name="ce1">
            <text:p>Higher Education and SDG16 : Peace, Justice, and Strong Institutions /</text:p>
          </table:table-cell>
          <table:table-cell office:value-type="string" table:style-name="ce1">
            <text:p>Mendelson, Sarah E.,</text:p>
          </table:table-cell>
          <table:table-cell office:value-type="string" table:style-name="ce1">
            <text:p>The ebook edition of this title is Open Access and freely available to read online. Exploring how to ground an emerging paradigm shift and field build the next generation so that they approach human rights with a different lens and set of skills, chapters present case studies from cities and communities globally.</text:p>
          </table:table-cell>
          <table:table-cell office:value-type="string" table:style-name="ce1">
            <text:p>Leeds : Emerald Publishing Limited, 2025.</text:p>
          </table:table-cell>
          <table:table-cell table:style-name="ce1"/>
          <table:table-cell office:value-type="string" table:style-name="ce1">
            <text:p>https://library.ecssr.ae/cgi-bin/koha/opac-detail.pl?biblionumber=291175</text:p>
          </table:table-cell>
          <table:table-cell table:number-columns-repeated="16377"/>
        </table:table-row>
        <table:table-row table:style-name="ro1">
          <table:table-cell office:value-type="string" table:style-name="ce1">
            <text:p>291174</text:p>
          </table:table-cell>
          <table:table-cell office:value-type="string" table:style-name="ce1">
            <text:p>Rethinking Migration : Challenging Borders, Citizenship and Race /</text:p>
          </table:table-cell>
          <table:table-cell office:value-type="string" table:style-name="ce1">
            <text:p>Martins Junior, Angelo,</text:p>
          </table:table-cell>
          <table:table-cell office:value-type="string" table:style-name="ce1">
            <text:p>Available open access digitally under CC-BY-NC-ND licence. Humans have always moved, but across the world 'migration' has become a major policy, political and media concern. How can we understand human movement without positioning 'the migrant' as a problem? This interdisciplinary collection rethinks migration and movement. It explores mobility beyond the human and across time, from the movement of soil in the Middle Ages to contemporary cow passports. It also examines the histories of international borders and how they are intertwined with the politics of race and nation. The book illustrates that conceptually based, critical and creative thinking is as important for practice as it is for theory and can help us understand and respond to migration as a force that connects rather than divides.</text:p>
          </table:table-cell>
          <table:table-cell office:value-type="string" table:style-name="ce1">
            <text:p>Bristol : Bristol University Press, 2025.</text:p>
          </table:table-cell>
          <table:table-cell table:style-name="ce1"/>
          <table:table-cell office:value-type="string" table:style-name="ce1">
            <text:p>https://library.ecssr.ae/cgi-bin/koha/opac-detail.pl?biblionumber=291174</text:p>
          </table:table-cell>
          <table:table-cell table:number-columns-repeated="16377"/>
        </table:table-row>
        <table:table-row table:style-name="ro1">
          <table:table-cell office:value-type="string" table:style-name="ce1">
            <text:p>291173</text:p>
          </table:table-cell>
          <table:table-cell office:value-type="string" table:style-name="ce1">
            <text:p>Cities of Banal Warfare : Affective Geographies in Violent Times /</text:p>
          </table:table-cell>
          <table:table-cell office:value-type="string" table:style-name="ce1">
            <text:p>Laketa, Sunčana,</text:p>
          </table:table-cell>
          <table:table-cell office:value-type="string" table:style-name="ce1">
            <text:p>This book analyses the impact of terrorist events on urban dwellers in Paris and Brussels, cities perceived as non-war zones for a considerable time. From lockdowns to states of emergency, the book considers questions of agency and resistance and how to re-think notions of urban peace.</text:p>
          </table:table-cell>
          <table:table-cell office:value-type="string" table:style-name="ce1">
            <text:p>Bristol : Bristol University Press, 2025.</text:p>
          </table:table-cell>
          <table:table-cell table:style-name="ce1"/>
          <table:table-cell office:value-type="string" table:style-name="ce1">
            <text:p>https://library.ecssr.ae/cgi-bin/koha/opac-detail.pl?biblionumber=291173</text:p>
          </table:table-cell>
          <table:table-cell table:number-columns-repeated="16377"/>
        </table:table-row>
        <table:table-row table:style-name="ro1">
          <table:table-cell office:value-type="string" table:style-name="ce1">
            <text:p>291172</text:p>
          </table:table-cell>
          <table:table-cell office:value-type="string" table:style-name="ce1">
            <text:p>Critical Datafication Literacy : A Framework and Practical Approaches /</text:p>
          </table:table-cell>
          <table:table-cell office:value-type="string" table:style-name="ce1">
            <text:p>Sander, Ina,</text:p>
          </table:table-cell>
          <table:table-cell office:value-type="string" table:style-name="ce1">
            <text:p>Despite the increasing influence of data technologies on our world, many people still lack a profound understanding of what this ›datafication‹ means for their lives and our societies. Ina Sander argues that this knowledge gap cannot be addressed by digital skills alone, but that more critical and empowering approaches are needed. Through a review of existing literacies, an analysis of established education concepts, and empirical research on online educational resources about datafication, she develops a framework for »critical datafication literacy«. Novel insights on the design strategies, pedagogical methods and challenges of practitioners who foster such education add to her analysis.</text:p>
          </table:table-cell>
          <table:table-cell office:value-type="string" table:style-name="ce1">
            <text:p>Bielefeld : transcript Verlag, 2025.</text:p>
          </table:table-cell>
          <table:table-cell office:value-type="string" table:style-name="ce1">
            <text:p>Cover -- Contents -- Acknowledgements -- List of Figures -- List of Tables -- 1. Introduction -- 1.1 Why Critical Data Education is Urgently Needed -- How Digital and Data Technologies Affect Our Lives -- The Knowledge Gap -- Responses to Challenges around Datafication -- Why Technical Skills Are Not Enough -- 1.2 Goals and Purpose of This Study -- Background of the Study -- The Study's Novel Approach to Researching Critical Data Literacy -- Goals of the Study -- The Purpose of the Research -- 1.3 Methodological Approach and Research Questions -- 2. Literature Review -- 2.1 Why Do We Need Education about Datafication? -- 2.1.1 Introduction into Critical Data Studies -- The Datafication of Our Societies -- Critical Data Studies - Research on Risks around Datafication -- 2.1.2 Citizens' Lacking Knowledge and Resignation -- Informed Consent? -- Lacking Knowledge -- Internet Users Feel Uncomfortable -- Resignation towards Data Practices -- Resignation as a Reasonable Response? -- 2.1.3 Working towards a More Informed Citizenry -- Calls for More Literacy and Public Involvement -- Data Activism's Role in Challenging Datafication and Raising Awareness -- Calls for More Literacy about Datafication -- More Knowledge = More Concern? -- 2.1.4 Conclusion -- 2.2 Educating about Data: (Critical) Data Literacies -- 2.2.1 How Is Data Literacy 'Traditionally' Understood? -- Data Literacy as Data (Science) Skills -- Creative Data Literacy Approaches -- 2.2.2 Fostering Critical Perspectives Through the Use of Data -- Critical Perspectives Originating from a Technical Background -- Applying Critical Pedagogy to Data Literacy Approaches -- Practical and Critical Approaches for Specific Audiences -- Concepts That Begin to Consider Datafication as Part of Active and Practical Approaches -- 2.2.3 Towards Critical Understanding of Datafication. An Extended Definition of Big Data Literacy - D'Ignazio and Bhargava -- Educator's Data Literacy - Raffaghelli -- Critical Digital Literacy - P otzsch -- Information Literacy in the Digital Age - Polizzi -- Data Citizenship - Carmi, Yates et al. -- Critical Digital and Data Literacies - Pangrazio et al. -- Own Initial Conceptualisation: Critical Big Data Literacy -- Preliminary Conclusion: Insights and Shortcomings of Existing (Critical) Data Literacies -- 2.2.4 Practically Implementing Critical Data Literacies -- 2.2.5 Conclusion -- 3. Theoretical Framework -- Introduction -- What is Education (Not)? -- 3.1 Education about (Digital) Media -- 3.1.1 Introduction - Terms, Concepts and Background of the Field -- 3.1.2 Baacke: A 'Classic' Approach to Media Literacy -- 3.1.3 Developments and Controversies in Media Literacy Concepts -- 3.1.4 Mihailidis: Critically Reflecting Media Structures and Enabling Agency -- 3.1.5 Digital Literacy -- 3.1.6 A mann et al.: Big Data Practices as a Challenge for Media Education -- 3.1.7 Conclusion -- 3.2 The Concept of (Politische) Bildung -- 3.2.1 Humboldt: The Original Concept of Bildung -- 3.2.2 Developments and Today's Understandings of Bildung -- 3.2.3 Politische Bildung - Origin, Developments and Key Text by Autorengruppe Fachdidaktik -- What is Politische Bildung and Where Does It Originate? -- "What Is Good Politische Bildung?" - Key Text by Autorengruppe Fachdidaktik -- 3.2.4 (Politische) Bildung about Big Data -- Bildung about Big Data -- Media Literacy as a 'Classic Goal' of Politische Bildung -- Politische Bildung about Big Data -- 3.2.5 Conclusion -- 3.3 Critical Pedagogy according to Paulo Freire -- 3.3.1 The Field of Critical Pedagogy -- 3.3.2 Paulo Freire's Work on Critical Pedagogy -- Life and Work of Paulo Freire -- Key Text - Pedagogy of the Oppressed. Key Relevant Aspects of Freire's CP: Dialogue, Critical Thinking and "Conscientiza c ao" -- Parallels to Bildung and Digital and Data Literacy -- 3.3.3 Applying Freire's Critical Pedagogy to Data Literacy Approaches -- Data Literacy Based on Freire - A Popular Approach -- Tygel and Kirsch: Contributions of Paulo Freire to Critical Data Literacy -- Markham: "Critical Pedagogy as a Response to Datafication" -- 3.3.4 Conclusion -- 3.4 Preliminary Framework for Critical Datafication Literacy -- 3.4.1 The Terminology -- 3.4.2 The Goals -- 3.4.3 The Content -- 3.4.4 The Implementation -- 4. Methods -- 4.1 Introduction and Project Design -- 4.2 Identifying, Analysing and Selecting Online Critical Data Literacy Resources -- 4.2.1 Content Analysis as a Method -- Limitations of Content Analysis -- 4.2.2 Conducting the Content Analysis -- Sources and Sampling -- Codebook and Coding Sheet -- Piloting -- 4.3 Learning from the Experts -- 4.3.1 Qualitative Interviewing and the Special Case of Expert Interviews -- Expert Interviews -- Strengths and Weaknesses of Expert Interviews -- 4.3.2 The Sampling Process and the Final Sample -- Purposive Sampling -- Sample Size -- Sample Selection Process -- The Final Sample -- 4.3.3 Developing the Interview Guide -- Cooperation with the "Civic Participation Project" by the Data Justice Lab -- Developing the Final Interview Guide -- 4.3.4 Preparing and Conducting the Interviews -- 4.3.5 Analysing the Interviews -- 4.4 Learning from the Educators -- 4.4.1 Qualitative Online Surveys -- Advantages of Self‐Administered Online Questionnaires -- The Special Case of Qualitative Online Surveys -- Limitations and Challenges of Qualitative Online Surveys -- 4.4.2 The Survey Sample -- Aiming at Diversity rather than Representativeness -- Finding the Sample -- The Final Sample -- 4.4.3 Developing the Questionnaire. Methodological Considerations about Questionnaire Design -- Translation of the Questionnaire -- Pilot Study -- Final Questionnaire -- 4.4.4 Analysing the Educator Survey -- Analysing the Closed and Single‐Line Questions -- Thematic Content Analysis of the Open Survey Questions -- 4.5 Knowledge Mobilisation: Developing the "Teaching about Data" Resource -- What is Knowledge Mobilisation? -- Mobilising Findings on Critical Data Literacy -- 4.6 Conclusion -- 5. Findings and Analysis -- 5.1 Online Critical Data Literacy Resources -- 5.1.1 Identifying Online Critical Data Literacy Resources -- 5.1.2 Characteristics and Origins of Critical Data Literacy Resources -- International and Multilingual Resources -- Diverse Creator Backgrounds -- Various and Unusual Formats -- The (No) One‐Size‐Fits‐All Approach -- 5.1.3 How Do the Resources Implement Critical Data Literacy? -- Many Popular Characteristics Identified -- Practical Advice for Data Protection - (Too much) Individual Responsibility? -- Other Types of Practical Advice -- Appealing Visualisations -- 5.1.4 Conclusion and Discussion -- Introducing the Topic of Datafication -- Novel Findings regarding the Resources' Origins and Formats -- Parallels between the Theory and Practice? -- 5.2 Goals, Strategies and Challenges of Critical Data Literacy Resource Creators -- 5.2.1 Creation Contexts of Critical Data Literacy Resources -- 5.2.2 Critical Data Literacy Resource Creators' Goals -- Awareness and Basic Understanding -- Thinking Critically about Datafication -- People Take Action -- 5.2.3 Creators' Strategies and Principles for Implementing Critical Data Literacy into Practice -- Creating Personal Involvement -- Resources Should Be Accessible and Fun -- Different Audiences Need Different Approaches -- Well‐Founded Decisions on Design and Content -- The Dilemma of Data Protection Advice. 5.2.4 Challenges and Practical Considerations in Developing Critical Data Literacy Resources -- Dilemma: Evaluating Resource While Protecting User Data -- Funding of Resources -- Sustainability -- Interest in Using Resource in an Educational Setting -- 5.2.5 Conclusion and Discussion -- Goals: What Does a 'Critically Data Literate' Citizen Look Like? -- Strategies and Principles for Implementing Critical Data Literacy into Practice -- Challenges and Practical Considerations -- 5.3 Teaching about Data - Educators' Perspectives, Experiences and Needs -- 5.3.1 Learning from Educators from Different Backgrounds -- 5.3.2 Educators' Experiences and Goals for Teaching about Digital and Data Technologies -- Teaching about Different Aspects of Digital Technologies and Datafication -- Topics and Goals of the Educators -- Key Goal of Educators: Understanding and Reflection of Digital Technologies -- From Basic Usage Skills to Digital Self‐Defence: Educators Aim for Practical Skills -- Supporting Learners in Taking Action -- 5.3.3 How Do Educators Teach about Digital and Data Technologies? -- Educators' Access to Information and Educational Material -- Resources Recommended by Educators -- Usefulness of Specific Formats for Educators -- Educators' Methods and Approaches for Teaching about Data -- Are Educators' Experiences in Line with Key Research Findings? -- 5.3.4 What Challenges Emerge? What Do Educators Need and Wish for? -- General Challenges When Teaching about Digital Technologies and Data -- Educators' Challenges, Needs and Wishes for Educational Resources -- Educators' Satisfaction with Existing Educational Resources: "Basically There Is Nothing" versus "The Problem […] Is the Abundance" -- Educator's Perspectives on Societal Challenges -- 5.3.5 Conclusion and Discussion. Educators Cover a Variety of Topics in Their Teaching - Often Aiming for Similar Goals as the Resource Creators.</text:p>
          </table:table-cell>
          <table:table-cell office:value-type="string" table:style-name="ce1">
            <text:p>https://library.ecssr.ae/cgi-bin/koha/opac-detail.pl?biblionumber=291172</text:p>
          </table:table-cell>
          <table:table-cell table:number-columns-repeated="16377"/>
        </table:table-row>
        <table:table-row table:style-name="ro1">
          <table:table-cell office:value-type="string" table:style-name="ce1">
            <text:p>291171</text:p>
          </table:table-cell>
          <table:table-cell office:value-type="string" table:style-name="ce1">
            <text:p>Art Intelligence : How Generative AI Relates to Human Art-Making /</text:p>
          </table:table-cell>
          <table:table-cell office:value-type="string" table:style-name="ce1">
            <text:p>Svenungsson, Jan,</text:p>
          </table:table-cell>
          <table:table-cell office:value-type="string" table:style-name="ce1">
            <text:p>Artists always react to the times in which they live. They may celebrate them or criticize them, often trying to change them. But this is the first time in history that technology controlled by private companies is offering to replace the work of writers, musicians, illustrators and visual artists. What impact will generative AI have on how we create art and how we understand what art is for? How will it affect the role of the artist in the future and the conditions under which artists will work? Jan Svenungsson tackles these questions, investigating what AI might do for art, and what it might change, circling the core issue of what it is in human art-making that cannot be replaced.</text:p>
          </table:table-cell>
          <table:table-cell office:value-type="string" table:style-name="ce1">
            <text:p>Bielefeld : transcript Verlag, 2025.</text:p>
          </table:table-cell>
          <table:table-cell office:value-type="string" table:style-name="ce1">
            <text:p>Cover -- INDEX -- it can make them -- the picture -- the role of archives -- interpretation -- anthropomorphizing. -- removing an anthill -- "authenticity" -- "Bored Ape" -- "Bach Faucet" -- artistic quality -- "increasingly obsolete" -- to know who made it -- get away with it -- businessplans -- scraped -- energy consumption -- executing a style -- her nmme is still part of the creative process -- feedback loops -- "curator" -- Freedom from choice -- inspired by something -- running water -- human friction -- no brooding -- a game between humans -- narrative aspects -- Turing Test -- theater -- enabling new ways of thinking -- "mechanical sympathy" -- "Changer la vie" -- the conditions for satire -- identity -- community -- to touch people -- remote collaboration -- intuitive knowledge -- The art world needs text -- cocooned by culture -- the accused angel quality -- embracing human friction -- that can't be copied.</text:p>
          </table:table-cell>
          <table:table-cell office:value-type="string" table:style-name="ce1">
            <text:p>https://library.ecssr.ae/cgi-bin/koha/opac-detail.pl?biblionumber=291171</text:p>
          </table:table-cell>
          <table:table-cell table:number-columns-repeated="16377"/>
        </table:table-row>
        <table:table-row table:style-name="ro1">
          <table:table-cell office:value-type="string" table:style-name="ce1">
            <text:p>291312</text:p>
          </table:table-cell>
          <table:table-cell office:value-type="string" table:style-name="ce1">
            <text:p>آراء في السياسة /</text:p>
          </table:table-cell>
          <table:table-cell office:value-type="string" table:style-name="ce1">
            <text:p>لاسكي، هارولد،</text:p>
          </table:table-cell>
          <table:table-cell office:value-type="string" table:style-name="ce1">
            <text:p>يهدف كتاب "آراء في السياسة" لهارولد لاسكي إلى تسليط الضوء على المشكلات الأساسية في السياسة بطريقة مبسطة تتيح للقارئ العادي فهمها دون تعقيد أو الدخول في التفاصيل الفنية. يناقش لاسكي في هذا الكتاب تطور فكرة الدولة ويقدم تفسيرات جديدة لمفهوم الحرية، رافضًا التفسيرات الغيبية أو السلطوية لسلطة الدولة. يركز على أن الدولة ليست كيانًا ثابتًا، بل نظام متغير باستمرار يتأثر بتجارب الشعوب وتطور المجتمعات. يرى لاسكي أن سلطة الدولة يجب أن تُمارس بهدف تحقيق العدالة والحرية والأمن لجميع المواطنين، وأن شرعية الدولة تستمد من قدرتها على تحقيق الخير العام وليس من السلطة المطلقة أو القهر. كما يؤكد أن القوانين والدساتير هي الضمانة الأساسية لسيادة الدولة، وأن السلطة التي لا تحقق مصالح الشعب يجب مواجهتها وتغييرها. بهذا، يقدم الكتاب رؤية نقدية ومعاصرة لمفهوم الدولة والسلطة والسيادة، ويحث على التفكير السياسي المستمر لمواكبة التغيرات المجتمعية والسياسي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1312</text:p>
          </table:table-cell>
          <table:table-cell table:number-columns-repeated="16377"/>
        </table:table-row>
        <table:table-row table:style-name="ro1">
          <table:table-cell office:value-type="string" table:style-name="ce1">
            <text:p>291311</text:p>
          </table:table-cell>
          <table:table-cell office:value-type="string" table:style-name="ce1">
            <text:p>السياسة الخارجية الصينية : بين الثابت والمتغير (نماذج مختارة) /</text:p>
          </table:table-cell>
          <table:table-cell office:value-type="string" table:style-name="ce1">
            <text:p>البدراني، عدنان خلف،</text:p>
          </table:table-cell>
          <table:table-cell office:value-type="string" table:style-name="ce1">
            <text:p>يقدم كتاب "السياسة الخارجية الصينية: بين الثابت والمتغير (نماذج مختارة)" للدكتور عدنان خلف البدراني دراسة معمقة حول تطور السياسة الخارجية للصين من خلال تحليل الثوابت والمتغيرات التي تحكم توجهاتها الدولية. يستعرض المؤلف الإطار النظري لمفاهيم الجيوبوليتيك والسياسة الخارجية، ثم ينتقل إلى تحليل المبادئ الأساسية وأهداف السياسة الخارجية الصينية وآليات صنع القرار فيها. يركز الكتاب على المحددات المحلية والإقليمية والدولية التي تؤثر في رسم السياسة الصينية، مع تسليط الضوء على قضية تايوان كحالة نموذجية توضح مدى تأثير العوامل الجغرافية والسياسية في توجهات الصين الخارجية. يناقش الكتاب مستقبل العلاقة بين الصين وتايوان في ظل المتغيرات الإقليمية والدولية، ويبرز كيف توازن الصين بين الحفاظ على ثوابتها الاستراتيجية والانفتاح على التغيرات العالمية لتحقيق مصالحها الوطنية وتعزيز مكانتها الدولية</text:p>
          </table:table-cell>
          <table:table-cell office:value-type="string" table:style-name="ce1">
            <text:p>عمان، الأردن : المنهل للنشر الإلكتروني، 2021.</text:p>
          </table:table-cell>
          <table:table-cell table:style-name="ce1"/>
          <table:table-cell office:value-type="string" table:style-name="ce1">
            <text:p>https://library.ecssr.ae/cgi-bin/koha/opac-detail.pl?biblionumber=291311</text:p>
          </table:table-cell>
          <table:table-cell table:number-columns-repeated="16377"/>
        </table:table-row>
        <table:table-row table:style-name="ro1">
          <table:table-cell office:value-type="string" table:style-name="ce1">
            <text:p>291351</text:p>
          </table:table-cell>
          <table:table-cell office:value-type="string" table:style-name="ce1">
            <text:p>The Future of Education Policy in the State of Qatar /</text:p>
          </table:table-cell>
          <table:table-cell office:value-type="string" table:style-name="ce1">
            <text:p>Zaidan, Esmat,</text:p>
          </table:table-cell>
          <table:table-cell office:value-type="string" table:style-name="ce1">
            <text:p>This open access book provides a topical overview of education, development plans, the knowledge economy, and human development in the State of Qatar, focusing on socio-political and cultural challenges, from a policy perspective. It describes the ecosystem of education and its features, impacts, and the factors that facilitate or inhibit its current shape and development, including the pendulum of internationalization versus localization of education and indigenous knowledge. The book serves as an arena to engage vital discourse on the importance of early childhood education and inclusive education systems, particularly for those with diverse abilities. In view of the transformations occurring in the education systems in the Gulf Region over the past few decades, the book examines the advancement of education in Qatar and the critical political, economic, and cultural influences shaping education development plans, reforms, and policies. The book identifies the key factors and barriers that continue to hinder governmental initiatives in the region, in terms of the need to elevate the quality of key fields. The authors unpack the requirements imposed on policymakers in the broader Gulf region and pinpoint the need for Qatar to adopt more sustainable and state-of-the-art education policies, programs, and tools, to ameliorate the quality of education. In doing so, the book draws an all-inclusive portrayal of education in the country and its links to human and economic development. It identifies the transformations required to adapt to changing conditions, particularly within a dynamic and increasingly competitive job market. Bringing together academics and experts in public policy, education, development, and related social sciences in the Arabian Gulf, this book contributes to co-creating innovative and multidisciplinary solutions within higher education, relevant to both students and scholars in these respective fields.</text:p>
          </table:table-cell>
          <table:table-cell office:value-type="string" table:style-name="ce1">
            <text:p>Singapore : Springer, 2025.</text:p>
          </table:table-cell>
          <table:table-cell table:style-name="ce1"/>
          <table:table-cell office:value-type="string" table:style-name="ce1">
            <text:p>https://library.ecssr.ae/cgi-bin/koha/opac-detail.pl?biblionumber=291351</text:p>
          </table:table-cell>
          <table:table-cell table:number-columns-repeated="16377"/>
        </table:table-row>
        <table:table-row table:style-name="ro1">
          <table:table-cell office:value-type="string" table:style-name="ce1">
            <text:p>291350</text:p>
          </table:table-cell>
          <table:table-cell office:value-type="string" table:style-name="ce1">
            <text:p>Beyond Inhumanity : Collective Healing, Social Justice and Global Flourishing /</text:p>
          </table:table-cell>
          <table:table-cell office:value-type="string" table:style-name="ce1">
            <text:p>Gill, Scherto,</text:p>
          </table:table-cell>
          <table:table-cell office:value-type="string" table:style-name="ce1">
            <text:p>Collective efforts to address the legacies of slavery and colonialism tend to orient solely towards dealing with material compensation, such as reducing economic disparity, and levelling access to public services. However, communities directly impacted by the dehumanizing legacies have insisted on a broader reckoning--one that recognizes all dimensions of the harms, including the spiritual injury and the relevant psychosocial trauma inflicted across the generations. They remind us that harms of structural injustice extend beyond the material, the physical and the psychological, also entangling the moral, relational, and spiritual fabric of human life. Understanding harms of inhumanity brings to light the layers of damage and is key to identifying interdisciplinary approaches to collective healing, social transformation and the well-being of all. This book emerges from the ongoing intellectual dialogue as part of the UNESCO Collective Healing Initiative. The Initiative focuses on healing the wounds of inhumanity, co-creating just societies and enhancing the flourishing of current and future generations.</text:p>
          </table:table-cell>
          <table:table-cell office:value-type="string" table:style-name="ce1">
            <text:p>Berlin/Boston : Walter de Gruyter GmbH, 2025.</text:p>
          </table:table-cell>
          <table:table-cell table:style-name="ce1"/>
          <table:table-cell office:value-type="string" table:style-name="ce1">
            <text:p>https://library.ecssr.ae/cgi-bin/koha/opac-detail.pl?biblionumber=291350</text:p>
          </table:table-cell>
          <table:table-cell table:number-columns-repeated="16377"/>
        </table:table-row>
        <table:table-row table:style-name="ro1">
          <table:table-cell office:value-type="string" table:style-name="ce1">
            <text:p>291349</text:p>
          </table:table-cell>
          <table:table-cell office:value-type="string" table:style-name="ce1">
            <text:p>Governing the Digital Society : Platforms, Artificial Intelligence, and Public Values /</text:p>
          </table:table-cell>
          <table:table-cell office:value-type="string" table:style-name="ce1">
            <text:p>van Dijck, Jos e.,</text:p>
          </table:table-cell>
          <table:table-cell office:value-type="string" table:style-name="ce1">
            <text:p>Digital technologies have rapidly become integral to communities and societies, bringing both significant benefits and serious concerns. Issues such as misinformation, disinformation, online polarization, discrimination, and widening inequalities have prompted a critical and urgent debate: Can digital societies still be effectively governed? This book brings together insights from various disciplines to address the pressing question: "How can we develop and apply principles of (good) governance in digital societies that are organized democracies?" Governing the Digital Societypresents a range of governance approaches, focusing on online platforms, artificial intelligence, and the public values that underpin these technologies. The authors position themselves at the forefront of their disciplines, offering perspectives from law, critical data studies, urban studies, science and technology studies, computational linguistics, and the political economy of media. Expert interviews provide additional insights into ongoing efforts to tackle the challenges of governing digital societies. The book demonstrates that governance is not just a technical or legal process but a complex societal one, embedding norms, values, and morality into our institutions and daily lives.</text:p>
          </table:table-cell>
          <table:table-cell office:value-type="string" table:style-name="ce1">
            <text:p>Amsterdam : Amsterdam University Press, 2025.</text:p>
          </table:table-cell>
          <table:table-cell table:style-name="ce1"/>
          <table:table-cell office:value-type="string" table:style-name="ce1">
            <text:p>https://library.ecssr.ae/cgi-bin/koha/opac-detail.pl?biblionumber=291349</text:p>
          </table:table-cell>
          <table:table-cell table:number-columns-repeated="16377"/>
        </table:table-row>
        <table:table-row table:style-name="ro1">
          <table:table-cell office:value-type="string" table:style-name="ce1">
            <text:p>291348</text:p>
          </table:table-cell>
          <table:table-cell office:value-type="string" table:style-name="ce1">
            <text:p>Placing the Future /</text:p>
          </table:table-cell>
          <table:table-cell office:value-type="string" table:style-name="ce1">
            <text:p>Gl uckler, Johannes,</text:p>
          </table:table-cell>
          <table:table-cell office:value-type="string" table:style-name="ce1">
            <text:p>This open access book offers a fresh perspective on the uncertainties of the future that humanity faces. Leading scholars from the fields of future studies, planning, geography, history, sociology, design, and the humanities sensitize for the intricate role of geography in building knowledge to anticipate probable, to imagine alternative, and to enact desirable futures. Part I, knowing the future, explores strategies for anticipating possible futures, such as foresight methods, scenarios, and guiding images. This section underscores the importance of cultivating future consciousness to confront societal denial of looming threats like environmental crises. Part II, envisioning the future, delves into various ways societies imagine their futures, exploring topics like the future of food, post-growth economies, extra-terrestrial futures, and even human self-extinction to reveal how futurist scenarios can inform decision making and proactive planning. Part III, enacting the future, focuses on the performative aspects of futuring. The authors in this section examine practices--such as designing, performing, advising, and governing--that are aimed at transforming desired futures into present realities. As part of a series on the interdisciplinary nexus between knowledge and space, this book is an essential resource for researchers, policy makers, planners, students, and practitioners in the fields of sustainability, future studies, regional development, and governance.</text:p>
          </table:table-cell>
          <table:table-cell office:value-type="string" table:style-name="ce1">
            <text:p>Cham : Springer, 2025.</text:p>
          </table:table-cell>
          <table:table-cell table:style-name="ce1"/>
          <table:table-cell office:value-type="string" table:style-name="ce1">
            <text:p>https://library.ecssr.ae/cgi-bin/koha/opac-detail.pl?biblionumber=291348</text:p>
          </table:table-cell>
          <table:table-cell table:number-columns-repeated="16377"/>
        </table:table-row>
        <table:table-row table:style-name="ro1">
          <table:table-cell office:value-type="string" table:style-name="ce1">
            <text:p>291347</text:p>
          </table:table-cell>
          <table:table-cell office:value-type="string" table:style-name="ce1">
            <text:p>Japan's Financial System : New Perspectives and Potential Risks in the Post-Global Financial Crisis Era /</text:p>
          </table:table-cell>
          <table:table-cell office:value-type="string" table:style-name="ce1">
            <text:p>Iwaisako, Tokuo,</text:p>
          </table:table-cell>
          <table:table-cell office:value-type="string" table:style-name="ce1">
            <text:p>This book is a collection of papers from the Tokyo Center for Economic Research's (TCER) research project on Japan's financial markets and financial system, including: (1) Current Japanese situation of cashless payments for individuals and households, (2) The possibility that digital currencies replace the current payment system in which the banking system provides the means of credit transactions, (3) Long-turn measurement of the value added generated by Japan's financial intermediaries, with an overview of Japanese banking industry's business model, (4) Regional financial institutions' recent efforts to support their clients' businesses by consultation, (5) The impact of the digitalization of stock trading on the Japanese market: factor investing and high-frequency trading (HFT), (6) Analysis of theoretical and real-world portfolio allocations based on the concepts of model uncertainty and ambiguity aversion, (7) An empirical analysis on ESG investment in Japan, focusing on the heterogeneity of institutional investors, (8) Japanese firms' corporate governance: financial vs internal governance, (9) Japanese companies' use of corporate insurance as a company-wide decision-making process, (10) The coexistence of zombie firms and debt-free healthy firms since the 1990s. (11) The validity of Japanese government's liquidity provision for troubled firms during the financial crisis and the Covid-19 crisis.</text:p>
          </table:table-cell>
          <table:table-cell office:value-type="string" table:style-name="ce1">
            <text:p>Singapore : Springer, 2025.</text:p>
          </table:table-cell>
          <table:table-cell table:style-name="ce1"/>
          <table:table-cell office:value-type="string" table:style-name="ce1">
            <text:p>https://library.ecssr.ae/cgi-bin/koha/opac-detail.pl?biblionumber=291347</text:p>
          </table:table-cell>
          <table:table-cell table:number-columns-repeated="16377"/>
        </table:table-row>
        <table:table-row table:style-name="ro1">
          <table:table-cell office:value-type="string" table:style-name="ce1">
            <text:p>291346</text:p>
          </table:table-cell>
          <table:table-cell office:value-type="string" table:style-name="ce1">
            <text:p>Handbook of Families in the Arab Gulf States /</text:p>
          </table:table-cell>
          <table:table-cell office:value-type="string" table:style-name="ce1">
            <text:p>Rahman, Mizanur,</text:p>
          </table:table-cell>
          <table:table-cell office:value-type="string" table:style-name="ce1">
            <text:p>This open access book collates and advances the body of knowledge about the factors, directions, and magnitudes of change in Arabian Gulf families from interdisciplinary perspectives. Family life across the globe is being impacted by unprecedented diversity in household living arrangements and by sweeping economic, cultural, and social change, and this is not an exception in the Gulf region. The book demarcates how Gulf families are experiencing many formidable challenges and undergoing profound changes due to speedy economic transformation, educational reforms, extensive use of social media, rapid urbanization, migration, women empowerment, and the intersections of popular culture from both the East and the West. Notwithstanding such challenges and changes, Gulf families often seem to retain and continue many of the traditional roles and functions of families in a sustained manner. It contributes to current debates that revolve around questions of what has changed, and what has stayed the same, in family structures in the region. Sweeping and comparative, the book provides avenues for offering practical solutions for policy interventions in Kuwait, the United Arab Emirates, Qatar, Bahrain, Oman, and Saudi Arabia. It is a key academic text for sociologists interested in transformations in the family in relation to politics, economics, consumption patterns, education, gender, law, social media, religion, culture, social reforms, and the state.</text:p>
          </table:table-cell>
          <table:table-cell office:value-type="string" table:style-name="ce1">
            <text:p>Singapore : Springer, 2025.</text:p>
          </table:table-cell>
          <table:table-cell table:style-name="ce1"/>
          <table:table-cell office:value-type="string" table:style-name="ce1">
            <text:p>https://library.ecssr.ae/cgi-bin/koha/opac-detail.pl?biblionumber=291346</text:p>
          </table:table-cell>
          <table:table-cell table:number-columns-repeated="16377"/>
        </table:table-row>
        <table:table-row table:style-name="ro1">
          <table:table-cell office:value-type="string" table:style-name="ce1">
            <text:p>291345</text:p>
          </table:table-cell>
          <table:table-cell office:value-type="string" table:style-name="ce1">
            <text:p>The Carbon Emission Liability Mechanism : A New Solution for Global Carbon Neutrality /</text:p>
          </table:table-cell>
          <table:table-cell office:value-type="string" table:style-name="ce1">
            <text:p>Yang, Baoming,</text:p>
          </table:table-cell>
          <table:table-cell office:value-type="string" table:style-name="ce1">
            <text:p>This open access book presents a novel Carbon Emission Liability Mechanism (CELM) and an integrated global Carbon Pricing Mechanism, based on a comprehensive analysis of the evolution of economic theory related to global climate change and the practice of carbon pricing instruments over the past 30 years. It further outlines a top-level design and implementation blueprint global based on CELM to achieve global carbon neutrality. For the first time, the CELM mechanism effectively addresses the three fundamental questions regarding carbon emissions: who should be liable for carbon emission, how much liability, and how to offset it. The introduction of CELM may unveil a feasible third path towards global carbon neutrality, and effectively address numerous challenges of carbon tax and Emission Trading System. CELM facilitates the creation of an efficient, cost-effective and comprehensive societal carbon footprint database, and addresses issues related to international carbon border regulation mechanism. While the world is struggling to tackcle the imminent climate crisis, CELM offers a refreshing global carbon neutrality solution, with its characteristics of more fair, more efficient, and less expensive, bringing new alternative options for the international community.</text:p>
          </table:table-cell>
          <table:table-cell office:value-type="string" table:style-name="ce1">
            <text:p>Singapore : Springer, 2025.</text:p>
          </table:table-cell>
          <table:table-cell table:style-name="ce1"/>
          <table:table-cell office:value-type="string" table:style-name="ce1">
            <text:p>https://library.ecssr.ae/cgi-bin/koha/opac-detail.pl?biblionumber=291345</text:p>
          </table:table-cell>
          <table:table-cell table:number-columns-repeated="16377"/>
        </table:table-row>
        <table:table-row table:style-name="ro1">
          <table:table-cell office:value-type="string" table:style-name="ce1">
            <text:p>291344</text:p>
          </table:table-cell>
          <table:table-cell office:value-type="string" table:style-name="ce1">
            <text:p>Blockchain, Crypto Assets, and Financial Innovation : A Decade of Insights and Advances /</text:p>
          </table:table-cell>
          <table:table-cell office:value-type="string" table:style-name="ce1">
            <text:p>Kou, Gang,</text:p>
          </table:table-cell>
          <table:table-cell office:value-type="string" table:style-name="ce1">
            <text:p>This open access book provides a decade-spanning, meticulously curated collection of research that showcases groundbreaking advances in blockchain, cryptocurrency, digital finance, and market volatility. Through empirical studies, predictive models, and comprehensive reviews, this book reveals the evolution of financial innovation over the past decade, highlighting blockchain as a transformative direction alongside other pivotal advancements, with both theoretical insights and actionable applications.With its pioneering focus on emerging topics--such as innovative blockchain applications in finance, the rise of tokens and NFTs as digital assets, and cryptocurrency market dynamics--this book delves into cutting-edge financial phenomena rarely covered in traditional finance literature. Spanning complexities from market dynamics, volatility, and spillover effects to the evolving regulatory landscape for crypto adoption, it provides readers with a comprehensive understanding of blockchain's role in modern finance.Intended for researchers, academics, policy makers, and finance professionals, this book balances rigorous academic research with real-world applicability, providing insights that appeal to both scholarly and practical perspectives. Key benefits include a unique mix of strategic advances in financial innovation and actionable research insights for navigating its evolving landscape.</text:p>
          </table:table-cell>
          <table:table-cell office:value-type="string" table:style-name="ce1">
            <text:p>Singapore : Springer, 2025.</text:p>
          </table:table-cell>
          <table:table-cell table:style-name="ce1"/>
          <table:table-cell office:value-type="string" table:style-name="ce1">
            <text:p>https://library.ecssr.ae/cgi-bin/koha/opac-detail.pl?biblionumber=291344</text:p>
          </table:table-cell>
          <table:table-cell table:number-columns-repeated="16377"/>
        </table:table-row>
        <table:table-row table:style-name="ro1">
          <table:table-cell office:value-type="string" table:style-name="ce1">
            <text:p>291343</text:p>
          </table:table-cell>
          <table:table-cell office:value-type="string" table:style-name="ce1">
            <text:p>Governance Networks in the Public Sector /</text:p>
          </table:table-cell>
          <table:table-cell office:value-type="string" table:style-name="ce1">
            <text:p>Klijn, Erik Hans,</text:p>
          </table:table-cell>
          <table:table-cell office:value-type="string" table:style-name="ce1">
            <text:p>Governance Networks in the Public Sector presents a comprehensive study of governance networks and the management of complexities in network settings.</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91343</text:p>
          </table:table-cell>
          <table:table-cell table:number-columns-repeated="16377"/>
        </table:table-row>
        <table:table-row table:style-name="ro1">
          <table:table-cell office:value-type="string" table:style-name="ce1">
            <text:p>291342</text:p>
          </table:table-cell>
          <table:table-cell office:value-type="string" table:style-name="ce1">
            <text:p>Understanding and Addressing Disaster Risk : Who Speaks? Who Suffers? /</text:p>
          </table:table-cell>
          <table:table-cell office:value-type="string" table:style-name="ce1">
            <text:p>Wisner, Ben,</text:p>
          </table:table-cell>
          <table:table-cell office:value-type="string" table:style-name="ce1">
            <text:p>In Understanding and Addressing Disaster Risk, the authors explain how people modify the environment and exert power over each other in ways that make nature potentially harmful and put people in harm's way.</text:p>
          </table:table-cell>
          <table:table-cell office:value-type="string" table:style-name="ce1">
            <text:p>Oxford : Taylor &amp;amp; Francis Group, 2025.</text:p>
          </table:table-cell>
          <table:table-cell office:value-type="string" table:style-name="ce1">
            <text:p>The challenges of disaster -- Framing disaster risk reduction -- Abilities -- The living world -- Water, weather, and climate -- Earthly hazards : earthquakes and volcanoes -- Living with tsunamis and landslides -- Beyond the earth -- Disaster risk construction -- Understanding risk and living life -- Afterword: Head and heart : compassion and anger in disaster studies and action.</text:p>
          </table:table-cell>
          <table:table-cell office:value-type="string" table:style-name="ce1">
            <text:p>https://library.ecssr.ae/cgi-bin/koha/opac-detail.pl?biblionumber=291342</text:p>
          </table:table-cell>
          <table:table-cell table:number-columns-repeated="16377"/>
        </table:table-row>
        <table:table-row table:style-name="ro1">
          <table:table-cell office:value-type="string" table:style-name="ce1">
            <text:p>291341</text:p>
          </table:table-cell>
          <table:table-cell office:value-type="string" table:style-name="ce1">
            <text:p>The Future of Labour : How AI, Technological Disruption and Practice Will Change the Way We Work /</text:p>
          </table:table-cell>
          <table:table-cell table:style-name="ce1"/>
          <table:table-cell office:value-type="string" table:style-name="ce1">
            <text:p>This book offers a forward-looking exploration of how AI, digitalisation and technological transformation are reshaping the future of work. Through a series of studies conducted by scientists and industry professionals, it explores issues related to new policies, AI and the digital transformation's anticipated impact on the labour market.</text:p>
          </table:table-cell>
          <table:table-cell office:value-type="string" table:style-name="ce1">
            <text:p>Oxford : Taylor &amp;amp; Francis Group, 2025.</text:p>
          </table:table-cell>
          <table:table-cell office:value-type="string" table:style-name="ce1">
            <text:p>Cover -- Endorsement -- Half Title -- Title Page -- Copyright Page -- Dedication -- Table of Contents -- List of Illustrations -- Foreword I -- Navigating the New Frontier of the Transformative Labour Landscape -- Foreword II -- Shaping the Future of Work -- Letter From the Editors -- Acknowledgements -- About the Editors -- List of Contributors -- 1 Introduction: The Way Disruption, Technology and Practice Will Change the Way We Work in the Future -- 1.1 Introduction -- 1.2 Terminology -- 1.3 History -- 1.3.1 The History of AI -- 1.3.2 The History of Work -- 1.4 The Substitution of Labour -- 1.5 New Occupations in an AI-Driven World -- 1.6 The Dual Nature of Technological Progress -- 1.7 Premise -- 1.8 Chapter Overviews -- 1.8.1 The Future of Society and Economy -- 1.8.2 The Future Way of Working -- 1.8.3 New Uses of AI and Technology in Labour -- References -- Part I The Future of Society and Economy -- 2 Innovation and Destruction: Technology, Ecology, and the Future of Social Labour -- 2.1 Introduction -- 2.2 Physical Labour, the Machine, and the British Industrial Revolution -- 2.3 Cotton Textiles and Mechanisation During the British Industrial Revolution -- 2.4 Metals and Steam -- 2.5 Concluding Remarks: Mechanising Intelligence and the Future of Intellectual Labour -- References -- 3 Smart Money -- 3.1 Autonomous Money -- 3.2 Why Money Autonomy Matters -- 3.3 Developments in Money -- 3.4 The New Smartness -- 3.5 What Smart Money Looks Like -- 3.6 The World of Smart Money -- Notes -- References -- 4 AI and the Future of Society and Economy -- 4.1 Section One: AI and the Evolution of Business -- 4.2 Section Two: The Digital Legacy -- 4.3 Section Three: The Future of Work -- 4.4 Section Four: Democracy, AI, and the Global Future -- 4.5 Section Five: Confronting the Realty of AI -- References. 5 Work and Workers in the Age of AI: The Influence of Technology, Trade, and Institutions -- 5.1 Introduction -- 5.2 The Stage of Development of the New Technology -- 5.3 The Relationship of a Country to the World Economy -- 5.4 National Political and Economic Institutions -- 5.5 Conclusion -- References -- 6 AI and Welfare States: Curse, Solutions Or Both? -- 6.1 Introduction -- 6.2 Method -- 6.3 Results -- 6.3.1 Change in Number, Types and Quality of Jobs -- 6.3.2 AI and Administration -- 6.3.3 AI and Welfare Services -- 6.3.4 Financing the Welfare States -- 6.4 Conclusion -- Note -- References -- Part II The Future Way of Working -- 7 Interactions Reimagined: The Impact of Hybrid Work On Team Communication and Coordination -- 7.1 Introduction -- 7.2 The Rise of Remote Work -- 7.2.1 Emergence of Hybrid Work -- 7.2.2 Benefits and Challenges of Remote Work -- 7.2.3 Evidence Supporting the Permanence of Hybrid Work -- 7.2.4 Potential Disruptions and Future Trends -- 7.3 Productivity and Hybrid Work -- 7.3.1 Defining Productivity in the Context of Hybrid Work -- 7.3.2 Impact of Hybrid Work On Productivity Across Various Job Types -- 7.4 Communication and Productivity in Organisations -- 7.4.1 Importance of Communication in a Hybrid Work Environment -- 7.4.2 Evolution of Communication Tools Supporting Hybrid Work -- 7.4.3 Best Practices for Effective Communication in Hybrid Work -- 7.4.4 Case Studies: Successful Communication Strategies in Hybrid Work -- 7.5 Evolution of Tasks and Jobs in the Emerging Economy -- 7.5.1 Evolving Tasks in the Hybrid Work Environment -- 7.5.2 Acemoglu and Restrepo's Framework -- 7.5.3 Implications for the Hybrid Economy -- 7.6 Conclusion -- Note -- Acknowledgements -- References -- 8 Young Workers Want To Be in the Office: An Investigation Based On Swedish Survey Data -- 8.1 Introduction -- 8.2 Methods (And/or Material). 8.3 Results -- 8.4 Discussion -- 8.5 Conclusion -- Acknowledgements -- References -- 9 The Possible Futures for Gig Work: Digital Platform Labour and Its Regulation -- 9.1 Introduction -- 9.1.1 Background and Characteristics of Digital Labour Platforms -- 9.1.2 Development of Misclassification Litigation -- 9.1.3 The Gig Battles of California -- 9.1.4 Regulation of Platform Work Around the World -- 9.1.5 The Way Forward for the Future of the Gig Economy -- 9.2 Discussion -- 9.2.1 The Proposed Intervention of the UN-ILO and Similarities to Maritime Regulations -- 9.2.2 GDPR -- 9.2.3 Best Practices and the Business Case for Emerging Labour Standards -- 9.3 Conclusion -- Acknowledgements -- References -- Part III New Uses of AI and Technology in Labour -- 10 AI and the Future of Work: How Organisational Structures and the Role of Humans Transform in the Age of AI -- 10.1 Introduction -- 10.2 Discussion -- 10.2.1 A Time of Paradigm Shifts Induced By Climate Change and Artificial Intelligence -- 10.2.2 AI Can Centralise - Or Decentralise - Power and Resources -- 10.2.3 From Digital Transformation to Societal and Human Transformation -- 10.2.4 Is Human Nature Condemned to Competition? -- 10.2.5 Capitalism, Science, Technology, and Democracy: Are They the Reason for the Looming Existential Threats? -- 10.2.6 AI Could Create Dictatorship Or Democratise and Distribute Resources -- 10.2.7 Will AI Lead Us to Self-Extinction Or a New Level of Democracy? -- 10.2.8 Switching From Commercial Hacking of Our Brains to Social Good -- 10.2.9 AI Replicates Human Senses and Enables More Efficient Communication -- 10.2.10 How AI Will Affect Human Development -- 10.2.11 The Rise of Artificial Emotional Intelligence -- 10.2.12 Organisational Systems Must Align With Human Needs -- 10.2.13 Collective Approaches to Leadership. 10.2.14 How Do Stock Listed Companies Adopt to New Technology? -- 10.2.15 How Do Traditional Organisations Adopt to New Technology? -- 10.2.16 From Hierarchical to Fluid Decentralised Networks -- 10.2.17 Artificial Intelligence Vs Human Intelligence: How Should We Collaborate? -- 10.2.18 AI Will Connect Strategy to Competence -- 10.2.19 AI Now Puts the Light On Actual Skills and Abilities -- 10.2.20 The Rise of "Community Gardeners" and "Collaboration Facilitators" -- 10.2.21 Each Task Has a Value, Instead of Each Role -- 10.2.22 Everyone Could Be Four Times More Efficient -- 10.2.23 Chinese Company Haier Introduced an Innovative Internet-Based Management Model -- 10.2.24 Moving From Economies of Scale to Economies of Data -- 10.2.25 Europe Needs Its Own Digital Infrastructure to Ensure More Control Over AI -- 10.2.26 Four Day Work Weeks Proves Improved Self-Rated Physical and Mental Health -- 10.2.27 Demographic Changes Is Already Challenging Our Welfare System -- 10.2.28 Digitalisation and Robots Have Changed Medical Care and AI Will Change It Even More -- 10.2.29 Recruiting, Onboarding, and Learning in an AI-World -- 10.2.30 Performance Management and Ethics in an AI World -- 10.3 Conclusion -- Acknowledgements -- References -- 11 The Rise of Cyborg Marketers: A Marketer's Guide to Survive and Thrive in the Era of AI -- 11.1 Introduction -- 11.2 Methods -- 11.3 Our Relationship With Technology -- 11.3.1 Paradox of Technological Advancement -- 11.4 Treading Into the AI Playground -- 11.4.1 Study Analysis: AI Impact On Marketing Professions -- 11.4.2 AI Took Over the "Monkey Work" -- 11.4.3 Use Case Analysis: Human and AI Interaction Principles -- 11.4.3.1 From AI Outputs Into Human Cognitive Systems -- 11.4.3.2 From Human Inputs Into AI Systems -- 11.4.3.3 Mutual Integration Principles -- 11.4.4 What Is Left for Humans?. 11.5 AI Spurs Upskilling of Marketers -- 11.5.1 A Short Story About AI Evolution -- 11.5.2 The Need for Marketers to Evolve With AI -- 11.6 The Power of Creativity -- 11.6.1 Defining Creativity -- 11.6.2 The Role of Creativity in Business Success -- 11.6.3 Case Analysis: Amazon and Its Creative Diversifications -- 11.6.4 Mastering Creativity in Marketing to Outpace AI -- 11.7 Cyborg Marketers Are Here -- 11.8 Conclusion -- References -- 12 Value Chains of AI: Data Training Firms, Platforms, and Workers -- 12.1 Introduction -- 12.2 Understanding Value Chains of AI -- 12.3 Data Training Firms -- 12.4 Platforms -- 12.5 Conclusion: Workers' Futures in AI Value Chains -- Notes -- Acknowledgements -- References -- 13 Re-Skilling Human Capital for Inclusive Economic Growth in the Face of Emerging Agricultural Automation in Africa: The Tanzania Perspective -- 13.1 Introduction -- 13.2 Methods -- 13.3 Results and Discussion -- 13.3.1 Evolution of Agricultural Automation -- 13.3.2 Farm Operations Performed By Automations -- 13.3.2.1 Planting Automation -- 13.3.2.2 Weeds Control and Spraying Robots -- 13.3.2.3 Agricultural Crops Harvest Automation -- 13.3.3 Status of Agricultural Automation in Tanzania -- 13.3.4 Agricultural Automation Threatening Human Jobs -- 13.3.5 Potentials of Agricultural Automations Displacing Farming Jobs in Tanzania -- 13.4 Conclusion -- Acknowledgements -- References -- 14 Circular Material Flows, the Twin Transition of Manufacturing, and the Future of Labour: Insights From a Case Study of the Peniche Ocean Watch Initiative -- 14.1 Introduction -- 14.2 Ocean Plastics: A Brief Background -- 14.3 Sustainability On the Agenda, But What About Circularity? -- 14.4 Re-Routing the Tide for Community Resilience: Re-Imagining Waste as a Valuable Resource Through the Twin Transformation of Manufacturing. 14.5 Peniche Ocean Watch Initiative: Driving Change Through Engaged Scholarship.</text:p>
          </table:table-cell>
          <table:table-cell office:value-type="string" table:style-name="ce1">
            <text:p>https://library.ecssr.ae/cgi-bin/koha/opac-detail.pl?biblionumber=291341</text:p>
          </table:table-cell>
          <table:table-cell table:number-columns-repeated="16377"/>
        </table:table-row>
        <table:table-row table:style-name="ro1">
          <table:table-cell office:value-type="string" table:style-name="ce1">
            <text:p>291340</text:p>
          </table:table-cell>
          <table:table-cell office:value-type="string" table:style-name="ce1">
            <text:p>Energy Cluster Policies for Sustainable Industrial Transformation : An Institutional Perspective /</text:p>
          </table:table-cell>
          <table:table-cell office:value-type="string" table:style-name="ce1">
            <text:p>Gancarczyk, Marta,</text:p>
          </table:table-cell>
          <table:table-cell office:value-type="string" table:style-name="ce1">
            <text:p>This book provides unique value by developing an institutional analytical framework for energy cluster policies, identifying the conditions for the development of energy clusters, and proposing actionable policy recommendations in this area.</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91340</text:p>
          </table:table-cell>
          <table:table-cell table:number-columns-repeated="16377"/>
        </table:table-row>
        <table:table-row table:style-name="ro1">
          <table:table-cell office:value-type="string" table:style-name="ce1">
            <text:p>291339</text:p>
          </table:table-cell>
          <table:table-cell office:value-type="string" table:style-name="ce1">
            <text:p>Processes of Economic Informalization : Reconfigurations of Law, Labour, and the State /</text:p>
          </table:table-cell>
          <table:table-cell office:value-type="string" table:style-name="ce1">
            <text:p>Steiler, Ilona,</text:p>
          </table:table-cell>
          <table:table-cell office:value-type="string" table:style-name="ce1">
            <text:p>Grounded on an analysis of informalized labour in the urban economy of Dar es Salaam, Processes of Economic Informalization explores the conceptual politics involved in the political construction of the informal economy - diverse economic activities that are not regulated or protected by the state.</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91339</text:p>
          </table:table-cell>
          <table:table-cell table:number-columns-repeated="16377"/>
        </table:table-row>
        <table:table-row table:style-name="ro1">
          <table:table-cell office:value-type="string" table:style-name="ce1">
            <text:p>291338</text:p>
          </table:table-cell>
          <table:table-cell office:value-type="string" table:style-name="ce1">
            <text:p>Climate Litigation and Vulnerabilities : Global South Perspectives /</text:p>
          </table:table-cell>
          <table:table-cell table:style-name="ce1"/>
          <table:table-cell office:value-type="string" table:style-name="ce1">
            <text:p>This volume explores climate litigation as a means to tackle the rights and socio-ecological, intergenerational, gender, racial, and other justice implications of ever-growing vulnerability to climate change, whilst critically engaging with the notions of vulnerability and intersectional climate justice.</text:p>
          </table:table-cell>
          <table:table-cell office:value-type="string" table:style-name="ce1">
            <text:p>Oxford : Taylor &amp;amp; Francis Group, 2025.</text:p>
          </table:table-cell>
          <table:table-cell office:value-type="string" table:style-name="ce1">
            <text:p>Cover -- Endorsements -- Half Title -- Series -- Title -- Copyright -- Dedication -- Contents -- List of contributors -- Foreword -- Acknowledgements -- List of acronyms and abbreviations -- List of figures and tables -- Preface: confronting the Global South climate litigation 'visibility challenge' -- Introduction: linking Global South vulnerability, intersectionality, and climate litigation -- Part 1 Exposing the limits of litigation as a mechanism for intersectional climate justice -- 1 Facing coloniality within legal systems: indigenous peoples in Latin American climate litigation -- 2 Reframing climate change litigation in the Global South: a study of wind energy projects and extractivism in India -- 3 Addressing health crises through courts? Understanding inequality in Latin America's climate litigation -- 4 The inclusion of women and girls in climate adaptation policy in India: opportunities and challenges for future litigation -- Part 2 Innovative litigation in pursuit of intersectional climate justice -- 5 Elevating women's voices in transnational climate litigation: the case of Asmania et al. v Holcim -- 6 Forum shopping in climate litigation? Three cases involving the Torres Strait Islands -- 7 The need for child-led climate litigation in Bangladesh: lessons from India and Pakistan -- 8 A human rights approach to environmental protection (HRAEP) as a tool for fostering climate resilience for the Nigerian woman -- 9 A litigation strategy for vulnerable communities pursuing climate litigation: the Indian iteration of the precautionary principle and the reversal of the burden of proof -- 10 Conclusion: key lessons and a future research agenda for climate litigation and vulnerabilities -- Appendix 1: List of cases -- Index.</text:p>
          </table:table-cell>
          <table:table-cell office:value-type="string" table:style-name="ce1">
            <text:p>https://library.ecssr.ae/cgi-bin/koha/opac-detail.pl?biblionumber=291338</text:p>
          </table:table-cell>
          <table:table-cell table:number-columns-repeated="16377"/>
        </table:table-row>
        <table:table-row table:style-name="ro1">
          <table:table-cell office:value-type="string" table:style-name="ce1">
            <text:p>291337</text:p>
          </table:table-cell>
          <table:table-cell office:value-type="string" table:style-name="ce1">
            <text:p>The Digital Courtroom : Participation, Attendance, Engagement and Consumption /</text:p>
          </table:table-cell>
          <table:table-cell office:value-type="string" table:style-name="ce1">
            <text:p>Flower, Lisa,</text:p>
          </table:table-cell>
          <table:table-cell office:value-type="string" table:style-name="ce1">
            <text:p>The digitalisation of courtrooms brings both opportunities and challenges to the judicial process, shaping our understandings of trials and their participants in a myriad of, at times, unexpected ways, and transforming how we participate in, attend, engage with, and consume trials.</text:p>
          </table:table-cell>
          <table:table-cell office:value-type="string" table:style-name="ce1">
            <text:p>Oxford : Taylor &amp;amp; Francis Group, 2025.</text:p>
          </table:table-cell>
          <table:table-cell office:value-type="string" table:style-name="ce1">
            <text:p>Cover -- Half Title -- Series -- Title -- Copyright -- Dedication -- Contents -- List of figures -- List of tables -- Acknowledgements -- 1 Introduction to the digital courtroom -- 2 Participation -- 3 Attendance -- 4 Engagement -- 5 Consumption -- 6 Spotlight on Sweden -- 7 Conclusion -- Index.</text:p>
          </table:table-cell>
          <table:table-cell office:value-type="string" table:style-name="ce1">
            <text:p>https://library.ecssr.ae/cgi-bin/koha/opac-detail.pl?biblionumber=291337</text:p>
          </table:table-cell>
          <table:table-cell table:number-columns-repeated="16377"/>
        </table:table-row>
        <table:table-row table:style-name="ro1">
          <table:table-cell office:value-type="string" table:style-name="ce1">
            <text:p>291336</text:p>
          </table:table-cell>
          <table:table-cell office:value-type="string" table:style-name="ce1">
            <text:p>Sport, Leadership, and Social Inclusion /</text:p>
          </table:table-cell>
          <table:table-cell office:value-type="string" table:style-name="ce1">
            <text:p>N ss, Hans Erik,</text:p>
          </table:table-cell>
          <table:table-cell office:value-type="string" table:style-name="ce1">
            <text:p>This book considers how sport organisations can create inclusive practices to strengthen social progress, focusing on the importance of leadership in fostering positive change.</text:p>
          </table:table-cell>
          <table:table-cell office:value-type="string" table:style-name="ce1">
            <text:p>Oxford : Taylor &amp;amp; Francis Group, 2025.</text:p>
          </table:table-cell>
          <table:table-cell office:value-type="string" table:style-name="ce1">
            <text:p>Cover -- Half Title -- Series Page -- Title Page -- Copyright Page -- Table of Contents -- Acknowledgements -- Chapter 1: The role of sport in contemporary society -- Introduction -- The emergence of sport in society -- Sport and social change: a contentious relationship -- The role of leadership -- Concluding remarks -- References -- Chapter 2: Theoretical framework and methodology -- Introduction -- The integration of society -- The relationship between social inclusion and exclusion -- Elements of sports leadership in a complex world -- Data and methods -- Concluding remarks -- References -- Chapter 3: The role of leadership in creating access to social inclusion arenas -- Introduction -- The complexities of access -- Physical, political, and socio-cultural barriers -- The role of leadership: seeing who's not in the room? -- Making a difference by differentiating? -- Concluding remarks -- References -- Chapter 4: The role of leadership in facilitating participation -- Introduction -- The many facets of participation -- Actual participation requires the sharing of power -- Boundary conditions of participation -- Concluding remarks -- References -- Chapter 5: The role of leadership in stimulating empowerment -- Introduction -- Empowerment and social inclusion in sport -- Meaningfulness -- Creating meaningfulness through the experience of belonging - the role of leadership -- Competence -- Achieving competence through life skills - the role of leadership -- Impact -- Impact: the role of leadership -- Self-determination -- Leadership and self-determination -- Concluding remarks -- References -- Chapter 6: The role of leadership for social inclusion policy development in Europe -- Introduction -- A new look at social inclusion and leadership -- Policy implications and priorities -- Limitations of this study and avenues for further research. References -- Index.</text:p>
          </table:table-cell>
          <table:table-cell office:value-type="string" table:style-name="ce1">
            <text:p>https://library.ecssr.ae/cgi-bin/koha/opac-detail.pl?biblionumber=291336</text:p>
          </table:table-cell>
          <table:table-cell table:number-columns-repeated="16377"/>
        </table:table-row>
        <table:table-row table:style-name="ro1">
          <table:table-cell office:value-type="string" table:style-name="ce1">
            <text:p>291392</text:p>
          </table:table-cell>
          <table:table-cell office:value-type="string" table:style-name="ce1">
            <text:p>Advances in Interdisciplinary Research : Pioneering Innovations and Sustainable Practices Towards Open Science /</text:p>
          </table:table-cell>
          <table:table-cell office:value-type="string" table:style-name="ce1">
            <text:p>Ram irez-Montoya, Mar ia-Soledad,</text:p>
          </table:table-cell>
          <table:table-cell office:value-type="string" table:style-name="ce1">
            <text:p>This book explores methodologies and strategies for enhancing educational practices through interdisciplinary research and open science. Featuring global contributions, it shows how integrating diverse disciplines can drive innovation, improve teaching, and tackle modern educational challenges.</text:p>
          </table:table-cell>
          <table:table-cell office:value-type="string" table:style-name="ce1">
            <text:p>Oxford : Taylor &amp;amp; Francis Group, 2025.</text:p>
          </table:table-cell>
          <table:table-cell office:value-type="string" table:style-name="ce1">
            <text:p>Cover -- Half Title -- Series Page -- Title Page -- Copyright Page -- Table of Contents -- List of Contributors -- Introduction -- 1 Focusing on the Differential Value of Interdisciplinary Research from Educational Innovation -- Introduction -- Conceptualizing the Value of Research and its Typologies -- Studies on the Value of Interdisciplinary Research -- Focusing on Differential Value in Educational Research -- Method -- Stage and Participants -- Analysis -- Ethical Considerations -- Results -- Discussion -- Conclusions -- References -- 2 Beyond the Frontier: Theoretical Foundations for Interdisciplinary Educational Research at the Frontiers of Knowledge -- Introduction -- Theoretical Framework -- Interdisciplinarity Model in Educational Innovation Research (MIIIE) -- SEL4C. Proposal for Educational Innovation at the Frontier of Knowledge -- Conclusions -- References -- 3 Data Visualisation Reference Framework in Education 4.0: An Approach for Lifelong Learning for Researchers -- Introduction -- The Trend of Lifelong Learning in Today's Education -- Challenges in Lifelong Learning for Researchers -- Methodology -- Common Mistakes -- Recommendations -- Process Design and Development of the Data Visualisation 4.0 Framework -- Results -- Data Visualisation 4.0 Framework as an Educational Product -- Case Study: The Workshop "Using Technological Tools for Research" -- Conclusions -- References -- 4 Attention to Diversity and Inclusion: Effective Strategies in Higher Education -- Introduction -- Addressing Digital Accessibility and Inclusion -- OER: Open Educational Resources -- Practices for Inclusion and Access to Educational Content -- Method -- Results -- Conclusions -- Acknowledgement -- References -- 5 Transferring Research with Discussions and Conclusions of Value for Knowledge with Social Impact -- Introduction. Transferring Knowledge Generating Social Value -- Knowledge Transfer Models -- Practical Implementation in The Discussion and Conclusions of Scientific Articles -- Data Collection Procedure -- Results -- Final Considerations -- References -- 6 Equity, Diversity, and Inclusion in Open Education: Recommendations to Support Researchers and Practitioners -- Introduction -- Networks and EDI Support -- Method -- Project 1: EDI in Open Education in Africa -- Project 2: Latin American Context for Open Educationand EDI -- Bootcamp: Building the Future of Education Together -- Results and Discussion -- EDI Guidelines for Higher Education Institutions -- For Individual Practitioners -- For Network Initiatives -- Conclusion -- Acknowledgements -- References -- 7 Academic Networking for Innovation and Research: Fostering Complex Thinking Through the ORLAB Education Platform -- Introduction -- OpenResearchLab: Promoting Complex Thinking in Higher Education Institutions -- Method -- Findings -- Conclusions -- Funding -- References -- 8 Academic Networks and Personal Branding in the Open Education Movement -- Introduction -- Key Concepts -- Academic and Scientific Networks -- Conclusions -- References -- Index.</text:p>
          </table:table-cell>
          <table:table-cell office:value-type="string" table:style-name="ce1">
            <text:p>https://library.ecssr.ae/cgi-bin/koha/opac-detail.pl?biblionumber=291392</text:p>
          </table:table-cell>
          <table:table-cell table:number-columns-repeated="16377"/>
        </table:table-row>
        <table:table-row table:style-name="ro1">
          <table:table-cell office:value-type="string" table:style-name="ce1">
            <text:p>291391</text:p>
          </table:table-cell>
          <table:table-cell office:value-type="string" table:style-name="ce1">
            <text:p>Digital Internationalisation of Firms : Strategies, Challenges and Legal Aspects /</text:p>
          </table:table-cell>
          <table:table-cell office:value-type="string" table:style-name="ce1">
            <text:p>Witek-Hajduk, Marzanna K,</text:p>
          </table:table-cell>
          <table:table-cell office:value-type="string" table:style-name="ce1">
            <text:p>Digital Internationalisation of Firms offers a comprehensive examination of the digital outward internationalisation of firms, focusing on both Internet-based and Internet-enabled businesses, including SMEs and large enterprises.</text:p>
          </table:table-cell>
          <table:table-cell office:value-type="string" table:style-name="ce1">
            <text:p>Oxford : Taylor &amp;amp; Francis Group, 2025.</text:p>
          </table:table-cell>
          <table:table-cell office:value-type="string" table:style-name="ce1">
            <text:p>Cover -- Half Title -- Series Page -- Title Page -- Copyright Page -- Contents -- List of figures -- List of tables -- List of contributors -- Introductory chapter: Digital internationalisation of firms - general overview, research streams, and theoretical approaches -- PART 1: Digital Internationalisation of Firms - a Strategic Perspective -- 1. Digital internationalisation of Internet-enabled firms: Processes, modes, and strategies -- 2. Digital internationalisation of Internet-based firms: Processes, modes, and strategies -- 3. Digital internationalisation through R&amp;amp;amp -- D collaboration amongst research institutes: The ukasiewicz Research Network - Institute of Aviation case study -- 4. Digital internationalisation through service offshoring: Science mapping analysis -- PART 2: Digital Internationalisation of Firms - Antecedents and Challenges -- 5. Consumer behaviour and cross-border e-commerce perspective -- 6. Sustainability challenges in digital internationalisation -- 7. Internet-based knowledge acquisition for digital internationalisation -- 8. Artificial intelligence and big data analytics in international marketing: Navigating opportunities and challenges -- 9. Firm and managerial capabilities as antecedents of digital internationalisation at small- and medium-sized enterprises -- PART 3: Legal Aspects of Digital Internationalisation of Firms -- 10. The legal aspects of consumer protection in cross-border e-commerce -- 11. Cross-border e-commerce - tax and customs aspects -- 12. Intellectual property considerations in the internationalisation of e-commerce platforms for Poland-based brands: A case study of a fashion retailer -- Index.</text:p>
          </table:table-cell>
          <table:table-cell office:value-type="string" table:style-name="ce1">
            <text:p>https://library.ecssr.ae/cgi-bin/koha/opac-detail.pl?biblionumber=291391</text:p>
          </table:table-cell>
          <table:table-cell table:number-columns-repeated="16377"/>
        </table:table-row>
        <table:table-row table:style-name="ro1">
          <table:table-cell office:value-type="string" table:style-name="ce1">
            <text:p>291390</text:p>
          </table:table-cell>
          <table:table-cell office:value-type="string" table:style-name="ce1">
            <text:p>India's Role in the Indian Ocean Region in the 21st Century : Maritime Governance Perspective /</text:p>
          </table:table-cell>
          <table:table-cell office:value-type="string" table:style-name="ce1">
            <text:p>ukaszuk, Tomasz,</text:p>
          </table:table-cell>
          <table:table-cell office:value-type="string" table:style-name="ce1">
            <text:p>The book explores India's role as a normative power, with solid credentials based on a long history of thalassic experience of states of South India. It examines how India has been interpreting international law and rules for exploitation of living and non-living resources in her way.</text:p>
          </table:table-cell>
          <table:table-cell office:value-type="string" table:style-name="ce1">
            <text:p>Oxford : Taylor &amp;amp; Francis Group, 2025.</text:p>
          </table:table-cell>
          <table:table-cell office:value-type="string" table:style-name="ce1">
            <text:p>Cover -- Half Title -- Title -- Copyright -- Contents -- List of Graph -- List of Tables -- List of Abbreviations -- Introduction -- 1 The concept of maritime governance in international relations -- 2 The concept of IOR and maritime governance in Indian foreign policy -- 3 India's role in the legal maritime framework in IOR -- 4 India's role in maritime security in IOR -- 5 India's sustainable maritime development activities in the Indian Ocean Region -- 6 India's role in the Indian Ocean Region -- Conclusion -- Bibliography -- Index.</text:p>
          </table:table-cell>
          <table:table-cell office:value-type="string" table:style-name="ce1">
            <text:p>https://library.ecssr.ae/cgi-bin/koha/opac-detail.pl?biblionumber=291390</text:p>
          </table:table-cell>
          <table:table-cell table:number-columns-repeated="16377"/>
        </table:table-row>
        <table:table-row table:style-name="ro1">
          <table:table-cell office:value-type="string" table:style-name="ce1">
            <text:p>291389</text:p>
          </table:table-cell>
          <table:table-cell office:value-type="string" table:style-name="ce1">
            <text:p>Critical Children's Rights Studies : A Research Companion /</text:p>
          </table:table-cell>
          <table:table-cell office:value-type="string" table:style-name="ce1">
            <text:p>Llobet, Valeria,</text:p>
          </table:table-cell>
          <table:table-cell office:value-type="string" table:style-name="ce1">
            <text:p>The field of Children's Rights Studies is well established and dominated by a top-down approach that considers these rights as objective standards requiring implementation in practice or policy. This book argues for a critical perspective which views the area as contested terrain with conflicting normative foundations and traditions.</text:p>
          </table:table-cell>
          <table:table-cell office:value-type="string" table:style-name="ce1">
            <text:p>Oxford : Taylor &amp;amp; Francis Group, 2025.</text:p>
          </table:table-cell>
          <table:table-cell table:style-name="ce1"/>
          <table:table-cell office:value-type="string" table:style-name="ce1">
            <text:p>https://library.ecssr.ae/cgi-bin/koha/opac-detail.pl?biblionumber=291389</text:p>
          </table:table-cell>
          <table:table-cell table:number-columns-repeated="16377"/>
        </table:table-row>
        <table:table-row table:style-name="ro1">
          <table:table-cell office:value-type="string" table:style-name="ce1">
            <text:p>291264</text:p>
          </table:table-cell>
          <table:table-cell office:value-type="string" table:style-name="ce1">
            <text:p>An unwritten future : realism and uncertainty in world politics /</text:p>
          </table:table-cell>
          <table:table-cell office:value-type="string" table:style-name="ce1">
            <text:p>Kirshner, Jonathan,</text:p>
          </table:table-cell>
          <table:table-cell office:value-type="string" table:style-name="ce1">
            <text:p>An argument for the classical realist approach to world politics An Unwritten Future offers a fresh reassessment of classical realism, an enduring approach to understanding crucial events in the international political arena. Jonathan Kirshner identifies the fundamental flaws of classical realism's would-be successors and shows how this older, more nuanced and sophisticated method for studying world politics better explains the formative events of the past. Kirshner also reveals how this approach is ideally equipped to comprehend the vital questions of the present--such as the implications of China's rise, the ways that social and economic change alter the balance of power and the nature of international conflict, and the consequences of the end of the US-led postwar order for the future of world politics. Laying out realism's core principles, Kirshner discusses the contributions of the perspective's key thinkers, including Thucydides, Hans Morgenthau, and Raymond Aron, among others. He illustrates how a classical realist approach gives new insights into major upheavals of the twentieth century, such as Britain's appeasement of Nazi Germany and America's ruinous involvement in Vietnam. Kirshner also addresses realism's limits and explores contemporary issues, including the ascent of great power challengers, the political implications of globalization, and the diffusion of power in modern world politics. A reexamination of the realist tradition, with a renewed emphasis on the crucial roles played by uncertainty, contingency, and contestation, An Unwritten Future demonstrates how a once-popular school of thought provides invaluable insights into pressing real-world problems.</text:p>
          </table:table-cell>
          <table:table-cell office:value-type="string" table:style-name="ce1">
            <text:p>Princeton ; Oxford : Princeton University Press, 2022</text:p>
          </table:table-cell>
          <table:table-cell office:value-type="string" table:style-name="ce1">
            <text:p>Introduction and Overview -- Chapter 1. What Is Classical Realism? Thucydides and His Descendants -- Chapter 2. Reclaiming Realism -- Chapter 3. Why We Need Classical Realism: Enduring Puzzles -- Chapter 4. The Limits of Classical Realism -- Chapter 5. Realism, Economics, and Politics -- Chapter 6. Classical Realism and the Rise of China -- Chapter 7. Power, Politics, and Prospect: The Craft of Classical Realism.</text:p>
          </table:table-cell>
          <table:table-cell office:value-type="string" table:style-name="ce1">
            <text:p>https://library.ecssr.ae/cgi-bin/koha/opac-detail.pl?biblionumber=291264</text:p>
          </table:table-cell>
          <table:table-cell table:number-columns-repeated="16377"/>
        </table:table-row>
        <table:table-row table:style-name="ro1">
          <table:table-cell office:value-type="string" table:style-name="ce1">
            <text:p>291265</text:p>
          </table:table-cell>
          <table:table-cell office:value-type="string" table:style-name="ce1">
            <text:p>The development of an art history in the UAE : an art not made to be understood /</text:p>
          </table:table-cell>
          <table:table-cell office:value-type="string" table:style-name="ce1">
            <text:p>Kazan Makhlouf, Sophie,</text:p>
          </table:table-cell>
          <table:table-cell office:value-type="string" table:style-name="ce1">
            <text:p>This book draws together an oral and visual art history of a country that is extremely rich in culture and history but that is often overlooked or underestimated. By observing the country's history and visual culture and the artistic practices of select artists from the UAE, it considers the development of contemporary art from the UAE. This will increase accessibility to art by Emiratis and underline its wider relevance. There is a dearth of literature on contemporary art by Emiratis, and this may be one of the reasons contemporary art from the UAE is under-represented globally. In order to help the reader better understand art from the UAE, this book traces the country's historical make-up, its culture and contemporary art tradition through oral histories based on interviews with a wide variety of artists and people working in the art industries. It also explores this development using global art discourses that are relevant to art produced in the UAE today. This book also considers how cultural and artistic identities are formed and explores the political and socio-economic interests in the country that have stimulated art practices and appreciation. For so long, an exclusively Western narrative has dominated Art, and popular media portrays the Gulf's accomplishments in development and modernity with suspicion. Thanks to the UAE's espousal of the Internet and online communities over the last decade, this book is particularly timely. Following the pandemic, a wider understanding of global art discourses, values and perceptions are increasingly welcomed. Art from the UAE bridges the local and the global, giving a voice and a visual presence to a country's contemporary art tradition that has been widely overlooked. The UAE has a distinct visual arts tradition that relates to a broader and inclusive understanding of art centered on development and change.</text:p>
          </table:table-cell>
          <table:table-cell office:value-type="string" table:style-name="ce1">
            <text:p>London : First Hill Books, 2025</text:p>
          </table:table-cell>
          <table:table-cell office:value-type="string" table:style-name="ce1">
            <text:p>INTRODUCTION -- 1 ART BEFORE THE UAE -- Demithan Depicts Symbols of Tangible Emirati Culture -- 2 PROVOKING AN EMIRATI ART AUDIENCE -- 3 A UNIQUE ART ECOSYSTEM -- Al Mazrou Collected ‘Old’ Technologies Such as Computer Circuit Boards -- 4 TIME TO REFLECT 2019–21 -- 5 SITUATING ART FROM THE UAE -- End Matter.</text:p>
          </table:table-cell>
          <table:table-cell office:value-type="string" table:style-name="ce1">
            <text:p>https://library.ecssr.ae/cgi-bin/koha/opac-detail.pl?biblionumber=291265</text:p>
          </table:table-cell>
          <table:table-cell table:number-columns-repeated="16377"/>
        </table:table-row>
        <table:table-row table:style-name="ro1">
          <table:table-cell office:value-type="string" table:style-name="ce1">
            <text:p>291267</text:p>
          </table:table-cell>
          <table:table-cell office:value-type="string" table:style-name="ce1">
            <text:p>Regional comprehensive economic partnership /</text:p>
          </table:table-cell>
          <table:table-cell table:style-name="ce1"/>
          <table:table-cell office:value-type="string" table:style-name="ce1">
            <text:p>The Regional Comprehensive Economic Partnership(RCEP) is a free-trade deal between 10 ASEAN member states and Australia,China, Japan, New Zealand, and South Korea. It is the world's biggest regionaltrade deal, and it will create the world's most populous trade area. Thisedited collection features 10 contributions from multidisciplinary authors andis meant to share research and best practises on different aspects of the RCEP.It presents research projects that contribute to the discussion about the theory,lessons learned, and business strategies, to give a better understanding of theRCEP and how it can shape policy in member countries. The themes in eachchapter can also serve to evaluate reports on the RCEP's overall progress. Thebook covers a broad range of subjects, including an overview of the RCEP,digital economy, peer-to-peer lending, international e-commerce, big data, ICTreadiness and much more. This work is a key source of information and referencefor RCEP development for academics and researchers (in economics and politicalscience), government and trade organisations and policymakers interested in theRCEP. Members of the general public who want to understand debates surroundingthe RCEP will also benefit from the information provided.</text:p>
          </table:table-cell>
          <table:table-cell office:value-type="string" table:style-name="ce1">
            <text:p>Singapore : Bentham Science Publishers Pte. Ltd., 2023</text:p>
          </table:table-cell>
          <table:table-cell office:value-type="string" table:style-name="ce1">
            <text:p>Cover -- Title -- Copyright -- End User License Agreement -- Contents -- Foreword -- Preface -- List of Contributors -- An Overview of Regional Comprehensive Economic Partnership (RCEP) -- Mahani Hamdan1,*, Muhammad Anshari1 and Norainie Ahmad1 -- INTRODUCTION -- REGIONAL COMPREHENSIVE ECONOMIC PARTNERSHIP (RCEP) -- Economic Growth -- Methodology -- Discussion -- Potentials -- Challenges -- CONCLUSION -- CONSENT FOR PUBLICATION -- CONFLICT OF INTEREST -- ACKNOWLEDGEMENTS -- REFERENCES -- Integrating RCEP with Cross-Border E-Commerce (CBE) Towards Accelerating Economic Recovery in ASEAN -- Mia Fithriyah1,* -- INTRODUCTION -- LITERATURE REVIEW -- CROSS BORDER E-COMMERCE (CBE) BARRIERS -- Integration Between RCEP and CBE -- The Opportunities of Cross Border E-Commerce (CBE) during Covid-19 -- DISCUSSION -- CONCLUSION -- CONSENT FOR PUBLICATION -- CONFLICT OF INTEREST -- ACKNOWLEDGEMENTS -- REFERENCES -- Economic Integration's Impact on Regional Comprehensive Economic Partnership -- Emil Ali1,* and Muhammad Anshari1 -- INTRODUCTION -- LITERATURE REVIEW -- Why is RCEP Important? -- RCEP and Supply Chain -- Methodology -- DISCUSSION -- RCEP's Potentials -- GAPS &amp;amp; -- CHALLENGES IN RCEP -- Reduction in Tariffs -- Global Value Chain -- Lack of Acknowledgements for Relative Issues -- India's Withdrawal from RCEP -- Limitations on Market Access for the Service Industry -- Data Protection for All -- CONCLUSION -- CONSENT FOR PUBLICATION -- CONFLICT OF INTEREST -- ACKNOWLEDGEMENTS -- REFERENCES -- Comparative Analysis of ICT Readiness in RCEP Member Countries -- Abdur Razzaq1,* and Abdullah Al-Mudimigh2 -- INTRODUCTION -- LITERATURE REVIEW -- RCEP &amp;amp; -- ICT -- Digital Business -- Analysis -- Discussion -- Standardisation and Regulation -- Security Issues -- Potentials Improvement -- CONCLUSION -- CONSENT FOR PUBLICATION -- CONFLICT OF INTEREST</text:p>
          </table:table-cell>
          <table:table-cell office:value-type="string" table:style-name="ce1">
            <text:p>https://library.ecssr.ae/cgi-bin/koha/opac-detail.pl?biblionumber=291267</text:p>
          </table:table-cell>
          <table:table-cell table:number-columns-repeated="16377"/>
        </table:table-row>
        <table:table-row table:style-name="ro1">
          <table:table-cell office:value-type="string" table:style-name="ce1">
            <text:p>291268</text:p>
          </table:table-cell>
          <table:table-cell office:value-type="string" table:style-name="ce1">
            <text:p>The golden passport : global mobility for millionaires /</text:p>
          </table:table-cell>
          <table:table-cell office:value-type="string" table:style-name="ce1">
            <text:p>Surak, Kristin,</text:p>
          </table:table-cell>
          <table:table-cell office:value-type="string" table:style-name="ce1">
            <text:p>"[A] fascinating study of how people―and their capital―seek to move around a world that is at once hugely interconnected and driven by inequities...definitive, detailed, and unusually nuanced." ―Atossa Araxia Abrahamian, Foreign Affairs The first comprehensive on-the-ground investigation of the global market for citizenship, examining the wealthy elites who buy passports, the states and brokers who sell them, and the normalization of a once shadowy practice. Our lives are in countless ways defined by our citizenship. The country we belong to affects our rights, our travel possibilities, and ultimately our chances in life. Obtaining a new citizenship is rarely easy. But for those with the means--billionaires like Peter Thiel and Jho Low, but also countless unknown multimillionaires--it's just a question of price. More than a dozen countries, many of them small islands in the Mediterranean, Caribbean, and South Pacific, sell citizenship to 50,000 people annually. Through six years of fieldwork on four continents, Kristin Surak discovered how the initially dubious sale of passports has transformed into a full-blown citizenship industry that thrives on global inequalities. Some "investor citizens" hope to parlay their new passport into visa-free travel--or use it as a stepping stone to residence in countries like the United States. Other buyers take out a new citizenship as an insurance policy or to escape state control at home. Almost none, though, intend to move to their selected country and live among their new compatriots, whose relationship with these global elites is complex. A groundbreaking study of a contentious practice that has become popular among the nouveaux riches, The Golden Passport takes readers from the details of the application process to the geopolitical hydraulics of the citizenship industry. It's a business that thrives on uncertainty and imbalances of power between big, globalized economies and tiny states desperate for investment. In between are the fascinating stories of buyers, brokers, and sellers, all ready to profit from the citizenship trade.</text:p>
          </table:table-cell>
          <table:table-cell office:value-type="string" table:style-name="ce1">
            <text:p>Cambridge, Massachusetts : Harvard University Press, 2023</text:p>
          </table:table-cell>
          <table:table-cell office:value-type="string" table:style-name="ce1">
            <text:p>Selling Citizenship --A Product Is Born --EU Citizenship --New Developments around the Core Market --Geopolitical Maneuvering --The Citizenship Industry --Do the Programs Pay Off? --"Is My Citizenship Really Worth That Much to Someone?" --Who Wants to Buy a Passport? --Citizenship in the Twenty-First Century.</text:p>
          </table:table-cell>
          <table:table-cell office:value-type="string" table:style-name="ce1">
            <text:p>https://library.ecssr.ae/cgi-bin/koha/opac-detail.pl?biblionumber=291268</text:p>
          </table:table-cell>
          <table:table-cell table:number-columns-repeated="16377"/>
        </table:table-row>
        <table:table-row table:style-name="ro1">
          <table:table-cell office:value-type="string" table:style-name="ce1">
            <text:p>291269</text:p>
          </table:table-cell>
          <table:table-cell office:value-type="string" table:style-name="ce1">
            <text:p>Pax Economica : Left-Wing visions of a free trade world /</text:p>
          </table:table-cell>
          <table:table-cell office:value-type="string" table:style-name="ce1">
            <text:p>Palen, Marc-William,</text:p>
          </table:table-cell>
          <table:table-cell office:value-type="string" table:style-name="ce1">
            <text:p>The forgotten history of the liberal radicals, socialist internationalists, feminists, and Christians who envisioned free trade as the necessary prerequisite for anti-imperialism and peace Today, free trade is often associated with right-wing free marketeers. In Pax Economica, historian Marc-William Palen shows that free trade and globalisation in fact have roots in nineteenth-century left-wing politics. In this counterhistory of an idea, Palen explores how, beginning in the 1840s, left-wing globalists became the leaders of the peace and anti-imperialist movements of their age. By the early twentieth century, an unlikely alliance of liberal radicals, socialist internationalists, feminists, and Christians envisioned free trade as essential for a prosperous and peaceful world order. Of course, this vision was at odds with the era's strong predilections for nationalism, protectionism, geopolitical conflict, and colonial expansion. Palen reveals how, for some of its most radical left-wing adherents, free trade represented a hard-nosed critique of imperialism, militarism, and war. Palen shows that the anti-imperial component of free trade was a phenomenon that came to encompass the political left wing within the British, American, Spanish, German, Dutch, Belgian, Italian, Russian, French, and Japanese empires. The left-wing vision of a "pax economica" evolved to include supranational regulation to maintain a peaceful free-trading system--which paved the way for a more liberal economic order after World War II and such institutions as the United Nations, the European Union, and the World Trade Organization. Palen's findings upend how we think about globalisation, free trade, anti-imperialism, and peace. Rediscovering the left-wing history of globalism offers timely lessons for our own era of economic nationalism and geopolitical conflict.</text:p>
          </table:table-cell>
          <table:table-cell office:value-type="string" table:style-name="ce1">
            <text:p>Princeton, New Jersey : Princeton University Press, 2024</text:p>
          </table:table-cell>
          <table:table-cell office:value-type="string" table:style-name="ce1">
            <text:p>Introduction -- The Imperialism of Economic Nationalism: Globalizing the American System of Protectionism -- The Anti-Imperialism of Free Trade: The Liberal Radical Critique of Imperialism and War -- Marx and Manchester: The Pacifistic Evolution of the Socialist Internationalist Free-Trade Tradition -- The International Feminist Fight for Free Trade, Anti-Imperialism, and Peace -- Free Trade, Fraternity, and Federation: The Economic Cosmopolitanism of Christian Pacifism -- Pax Economica vs. Pax Americana: The Left-wing Free-Trade Fight Against Neocolonialism, Neomercantilism, and Neoliberalism, 1945-2022.</text:p>
          </table:table-cell>
          <table:table-cell office:value-type="string" table:style-name="ce1">
            <text:p>https://library.ecssr.ae/cgi-bin/koha/opac-detail.pl?biblionumber=291269</text:p>
          </table:table-cell>
          <table:table-cell table:number-columns-repeated="16377"/>
        </table:table-row>
        <table:table-row table:style-name="ro1">
          <table:table-cell office:value-type="string" table:style-name="ce1">
            <text:p>291270</text:p>
          </table:table-cell>
          <table:table-cell office:value-type="string" table:style-name="ce1">
            <text:p>Thrive : maximizing well-being in the age of AI /</text:p>
          </table:table-cell>
          <table:table-cell office:value-type="string" table:style-name="ce1">
            <text:p>Bapna, Ravi,</text:p>
          </table:table-cell>
          <table:table-cell office:value-type="string" table:style-name="ce1">
            <text:p>Artificial intelligence (AI) is a powerful general-purpose technology that is reshaping the modern economy, but misperceptions about AI stand in the way of harnessing it for the betterment of humanity. In Thrive, Ravi Bapna and Anindya Ghose counter the backlash by showcasing how AI is positively influencing the aspects of our daily lives that we care about most: our health and wellness, relationships, education, the workplace, and domestic life. In the process the authors help explain the underlying technology and give people the agency they need to shape the debate around how we should regulate AI to maximize its benefits and minimize its risks. Bringing over two decades of experience with cutting-edge research, consulting, executive coaching, and advising to bear on the subject, Bapna and Ghose demystify the technology of AI itself. They offer a novel "House of AI" framework that encompasses traditional analytics, generative AI, and fair and ethical deployment of AI. Using examples from everyday life, they showcase how the modern AI-powered ecosystem fundamentally improves the emotional, physical, and material well-being of regular people across the globe. Thrive's mission is to educate the public about AI, shape realistic expectations, and foster informed discussions about a fast-emerging AI-shaped society. Everyday life, they showcase how the modern AI-powered ecosystem fundamentally improves the emotional, physical, and material well-being of regular people across the globe. Thrive's mission is to educate the public about AI, shape realistic expectations, and foster informed discussions about a fast-emerging AI-shaped society.eryday life, they showcase how the modern AI-powered ecosystem fundamentally improves the emotional, physical, and material well-being of regular people across the globe. Thrive's mission is to educate the public about AI, shape realistic expectations, and foster informed discussions about a fast-emerging AI-shaped society, everyday life, they showcase how the modern AI-powered ecosystem fundamentally improves the emotional, physical, and material well-being of regular people across the globe. Thrive's mission is to educate the public about AI, shape realistic expectations, and foster informed discussions about a fast-emerging AI-shaped society.</text:p>
          </table:table-cell>
          <table:table-cell office:value-type="string" table:style-name="ce1">
            <text:p>Cambridge, Massachusetts : The MIT Press, 2024</text:p>
          </table:table-cell>
          <table:table-cell office:value-type="string" table:style-name="ce1">
            <text:p>1. Everyone is Welcome in the House of AI -- 2. Finding Love -- 3. Fostering Human Connections -- 4. AI, mhealth, and the Quantified Self -- 5. Learning and Education in the Age of AI -- 6. Work, Career, and Fulfillment -- 7. Welcome to the AI-Enhanced Home -- 8. Climbing the AI Summit: How to Build AI-Savvy Organizations -- Base Camp—Success in an AI-Enabled World Requires Leaders to Address the “Why AI” Question -- Camp 1—If Data Is the New Oil, Data Engineering Is the New Core Competence -- Camp 2—Leveraging the Four Pillars in the House of AI -- Camp 3—Tackling More Complex Use Cases and Data Using Deep Learning, Reinforcement Learning, and Generative AI -- Camp 4 to Summit—The Path to Business Value Lies in Developing Strong AI Leadership and Organizational Complements -- To Succeed in an AI-First World We Need to Create an AI-Ready Workforce -- An AI-Driven Strategy Must Prioritize Fairness, Accountability, and Transparency – Takeaways -- Conclusion: Making AI Work for You</text:p>
          </table:table-cell>
          <table:table-cell office:value-type="string" table:style-name="ce1">
            <text:p>https://library.ecssr.ae/cgi-bin/koha/opac-detail.pl?biblionumber=291270</text:p>
          </table:table-cell>
          <table:table-cell table:number-columns-repeated="16377"/>
        </table:table-row>
        <table:table-row table:style-name="ro1">
          <table:table-cell office:value-type="string" table:style-name="ce1">
            <text:p>291271</text:p>
          </table:table-cell>
          <table:table-cell office:value-type="string" table:style-name="ce1">
            <text:p>Understanding green finance : a critical assessment and alternative perspectives /</text:p>
          </table:table-cell>
          <table:table-cell table:style-name="ce1"/>
          <table:table-cell office:value-type="string" table:style-name="ce1">
            <text:p>Exploring how green finance has become a key strategy for the financial industry in the wake of the 2007-08 financial crisis, this timely book critically assesses the current dominant forms of neoliberal green finance. Understanding Green Finance delivers a pioneering analysis of the topic, covering the essential tenets of green finance with an emphasis on critical approaches to mainstream views and presenting alternatives insights and perspectives. This prescient book first introduces the concept of, and current approaches to, green finance and green monetary policy, ultimately presenting a range of potential alternatives including both reformist and transformative-progressive approaches. Chapters explore how neoliberal green finance tends to deepen financialisation, and does not effectively address environmental problems, offering insights into reformist forms of green finance that insist that state regulation and public financing are crucial to tackling environmental problems. A crucial contribution to the debate surrounding the financial industry's role in addressing the environmental crisis, this book will be beneficial for academics and students with an interest in environmental, ecological and financial economics. The accessible writing style will also prove valuable for policy makers, civil society professionals and financial and sustainability experts.</text:p>
          </table:table-cell>
          <table:table-cell office:value-type="string" table:style-name="ce1">
            <text:p>Cheltenham, England : Edward Elgar Publishing Limited, 2024</text:p>
          </table:table-cell>
          <table:table-cell office:value-type="string" table:style-name="ce1">
            <text:p>PART I Introduction and theoretical aspects -- 1. A critical overview of green finance -- 2. The defence of nature: resisting the financialisaton of the earth -- 3. Money and a green economy: financialised solutions to the environmental problems -- 4. Limitations of conventional private green finance industry and strategies -- 5. Ecological money and finance: insight from post-Keynesian economics -- PART II Current approaches to green finance and green -- 6. Current policy initiatives on green finance in the EU: the green taxonomy in the global context -- 7. Challenges of green finance in Latin America -- 8. Green central banking policy between risk-based and reformist objectives -- 9. Multilateral development banks, corporations and banks: public and private actors between brown and green strategies -- 10. A neoliberal agenda: decentralized financial innovation to enhance sustainable finance -- PART III Critical and alternative perspectives on the -- 11. Finance, the green transition and climate justice in the Global South -- 12. Financing a just transition to a carbon-free world: a developmental perspective -- 13. Prospects and roadblocks to a “sustainable” international monetary and financial system -- 14. Clean energy finance and climate sanctions applied to South Africa -- 15. Neoliberal, reformist and transformative-progressive green finance and possible futures.</text:p>
          </table:table-cell>
          <table:table-cell office:value-type="string" table:style-name="ce1">
            <text:p>https://library.ecssr.ae/cgi-bin/koha/opac-detail.pl?biblionumber=291271</text:p>
          </table:table-cell>
          <table:table-cell table:number-columns-repeated="16377"/>
        </table:table-row>
        <table:table-row table:style-name="ro1">
          <table:table-cell office:value-type="string" table:style-name="ce1">
            <text:p>291272</text:p>
          </table:table-cell>
          <table:table-cell office:value-type="string" table:style-name="ce1">
            <text:p>Group and team work /</text:p>
          </table:table-cell>
          <table:table-cell office:value-type="string" table:style-name="ce1">
            <text:p>Flores, Ricardo,</text:p>
          </table:table-cell>
          <table:table-cell office:value-type="string" table:style-name="ce1">
            <text:p>Setting out a step-by-step guide to the implementation of a theoretically robust team work-centric approach to education, Group and Team Work explains valuable team work theory and its practical dynamics. It details specific approaches educators can take to effectively play different roles, such as that of facilitator, instructor and coach, thus depicting a varied and detailed picture of team work in higher education. Offering a concise overview of team learning pedagogies, this accessible book provides globally relevant teaching strategies alongside invaluable supplementary resources. Chapters discuss factors that may impact the way that team work can and should be structured in modern business schools. Ultimately, they insist that educators must reconsider current team work practices in order to achieve better results. This essential book will provide lecturers of business, management and entrepreneurship with crucial teaching strategies that will aid in class engagement. It will also be useful for PhD students working in higher education institutions.</text:p>
          </table:table-cell>
          <table:table-cell office:value-type="string" table:style-name="ce1">
            <text:p>Cheltenham, England : Edward Elgar Publishing, 2024</text:p>
          </table:table-cell>
          <table:table-cell office:value-type="string" table:style-name="ce1">
            <text:p>1. Team work in business education: history, key concepts, and challenges -- 2. Courses including team work: considerations for use -- 3. How to prepare and implement team work in business courses -- 4. Annotated bibliography and additional resources</text:p>
          </table:table-cell>
          <table:table-cell office:value-type="string" table:style-name="ce1">
            <text:p>https://library.ecssr.ae/cgi-bin/koha/opac-detail.pl?biblionumber=291272</text:p>
          </table:table-cell>
          <table:table-cell table:number-columns-repeated="16377"/>
        </table:table-row>
        <table:table-row table:style-name="ro1">
          <table:table-cell office:value-type="string" table:style-name="ce1">
            <text:p>291273</text:p>
          </table:table-cell>
          <table:table-cell office:value-type="string" table:style-name="ce1">
            <text:p>Making space for the Gulf : histories of regionalism and the Middle East /</text:p>
          </table:table-cell>
          <table:table-cell office:value-type="string" table:style-name="ce1">
            <text:p>Keshavarzian, Arang,</text:p>
          </table:table-cell>
          <table:table-cell office:value-type="string" table:style-name="ce1">
            <text:p>The Arabian Gulf [Persian Gulf] has long been a contested space—an object of imperial ambitions, national antagonisms, and migratory dreams. The roots of these contestations lie in the different ways the Gulf has been defined as a region, both by those who live there and those beyond its shore. Making Space for the Gulf reveals how capitalism, empire-building, geopolitics, and urbanism have each shaped understandings of the region over the last two centuries. Here, the Gulf comes into view as a created space, encompassing dynamic social relations and competing interests. Arang Keshavarzian writes a new history of the region that places Iran, Iraq, and the Arabian Peninsula together within global processes. He connects moments more often treated as ruptures—the discovery of oil, the Iranian Revolution, the rise and decline of British empire, the emergence of American power—and crafts a narrative populated by a diverse range of people—migrants and ruling families, pearl-divers and star architects, striking taxi drivers and dethroned rulers, protectors of British India and stewards of globalized American universities. Tacking across geographic scales, Keshavarzian reveals how the Gulf has been globalized through transnational relations, regionalized as a geopolitical category, and cleaved along national divisions and social inequalities. When understood as a process, not an object, the Persian Gulf reveals much about how regions and the world have been made in modern times. Making Space for the Gulf offers a fresh understanding of this globally consequential place.</text:p>
          </table:table-cell>
          <table:table-cell office:value-type="string" table:style-name="ce1">
            <text:p>Stanford, California : Stanford University Press, 2024</text:p>
          </table:table-cell>
          <table:table-cell office:value-type="string" table:style-name="ce1">
            <text:p>Introduction. Region-Making across Scale and Time -- 1. Boundless Regionalism -- 2. Imperial Enclosure -- 3. Divided Sovereignties -- 4. Globalization’s Seams -- 5. Urbanism Rebounded -- Conclusion. Spatial Frictions<text:s/></text:p>
            <text:p/>
          </table:table-cell>
          <table:table-cell office:value-type="string" table:style-name="ce1">
            <text:p>https://library.ecssr.ae/cgi-bin/koha/opac-detail.pl?biblionumber=291273</text:p>
          </table:table-cell>
          <table:table-cell table:number-columns-repeated="16377"/>
        </table:table-row>
        <table:table-row table:style-name="ro1">
          <table:table-cell office:value-type="string" table:style-name="ce1">
            <text:p>291274</text:p>
          </table:table-cell>
          <table:table-cell office:value-type="string" table:style-name="ce1">
            <text:p>Conflicts in the Middle East and Africa : state, non-state actors and unheard voices /</text:p>
          </table:table-cell>
          <table:table-cell table:style-name="ce1"/>
          <table:table-cell office:value-type="string" table:style-name="ce1">
            <text:p>This book explores the multifaceted dynamics between state and non-state actors in public policy during and after conflict in the Middle East and Africa. It offers case studies and policy-relevant ideas for conflict-affected areas to move forward in a more sustainable manner. Following the Arab Spring revolutions, civil wars have plagued the Middle East and North Africa region, along with other countries in Africa. The task of rebuilding peace and institutionalizing stability in conflict-affected countries or fragile states emerging from conflict is a daunting, uncertain, and context-specific task. Yet, focusing on understanding conflicts in the Middle East and Africa offers an important view of the role of non-state actors during conflicts. These regions feature the highest numbers of inter- and intra-state conflicts, and the governments are more often contested than in the rest of the world. The volume proposes different cases addressing the fundamental challenge of inclusion and cohesion of nonstate actors during conflicts. By providing a comprehensive exploration of diverse perspectives, it empowers readers to engage with the pressing issues facing these regions. This is a useful resource for students and researchers in public policy and governance studies, development studies and NGOs, and Middle East and African Studies.</text:p>
          </table:table-cell>
          <table:table-cell office:value-type="string" table:style-name="ce1">
            <text:p>Abingdon, England : Routledge Taylor &amp;amp; Francis Group, 2024</text:p>
          </table:table-cell>
          <table:table-cell office:value-type="string" table:style-name="ce1">
            <text:p>Introduction -- Part I: Public Policies in the Context of Conflicts and Movements for Policy Change -- 1 Public Policies in the Context of Conflicts: Theoretical Considerations and (Modest) Empirical Evidence from the Middle East and North Africa -- 2 The Trial of a New Regional Governance in Morocco: The Case of the Disputed Southern Saharan Provinces -- 3 Public Policy Brief: The Bridge between Civil Society and the State (HEYA Center for Public Policy as a Case Study) -- 4 Harnessing NGOs for Climate Action and Environmental Awareness in the Middle East: A Path to Knowledge Diffusion -- Part II: The Question of Peace and State Building in the Future -- 5 Navigating Conflict: The Dynamics of Palestinian Civil Society Organizations amidst Internal Division -- 6 Intergovernmental Civil Service and Governance Reform Organizations in Crisis-Prone Contexts: An Analysis of the GIFT-MENA Network -- 7 Overcoming Obstacles in Regional Crises: The Role of the OIC and IsDB in the MENA Region -- 8 Capacity Building against All Odds: Revitalizing a Post-conflict Recovery through Capacity Development in Zimbabwe -- Conclusion</text:p>
          </table:table-cell>
          <table:table-cell office:value-type="string" table:style-name="ce1">
            <text:p>https://library.ecssr.ae/cgi-bin/koha/opac-detail.pl?biblionumber=291274</text:p>
          </table:table-cell>
          <table:table-cell table:number-columns-repeated="16377"/>
        </table:table-row>
        <table:table-row table:style-name="ro1">
          <table:table-cell office:value-type="string" table:style-name="ce1">
            <text:p>291275</text:p>
          </table:table-cell>
          <table:table-cell office:value-type="string" table:style-name="ce1">
            <text:p>Addressing hybrid threats : European Law and policies /</text:p>
          </table:table-cell>
          <table:table-cell table:style-name="ce1"/>
          <table:table-cell office:value-type="string" table:style-name="ce1">
            <text:p>Combining rich theoretical analysis with real-world examples, this erudite book navigates EU law in the context of hybrid threats, examining how security issues affect themes of constitutional law at the heart of a democratic system. Presenting doctrinal and historical insights, the book not only considers the different types of hybrid threats, but also how they are increasingly showing that traditional understandings of security risk are becoming obsolete. Bringing together leading experts in the fields of security, anthropology, and EU law, chapters map out the EU and NATO's responses to five hybrid threats: disinformation, instrumentalisation of migration, cyberthreats, abuses of energy resources, and lawfare. The book focuses on both security and legal issues and answers two interrelated questions: what is the nature of a hybrid threat? And what legal tools are available to the EU to protect its citizens from those threats? The answers to these questions reveal how hybrid threats put increased tension on the capacity of a democratic system to resist rival models. Interdisciplinary in scope, this will be a fundamental resource for researchers, academics and students of European law, terrorism and security law, politics, and international relations. Legal practitioners with a keen interest in EU constitutional law, common foreign and security policy, and internal market regulation will similarly find this to be an indispensable read.</text:p>
          </table:table-cell>
          <table:table-cell office:value-type="string" table:style-name="ce1">
            <text:p>Cheltenham, England : Edward Elgar Publishing Limited, 2024</text:p>
          </table:table-cell>
          <table:table-cell office:value-type="string" table:style-name="ce1">
            <text:p>1. The seriousness of vagueness: introducing European law and policies against hybrid threats -- 2. Legal aspects of hybrid threats: making sense of the field -- 3. From hybrid warfare to ‘cybrid’ threats – and back? Concepts, challenges, responses -- 4. Why disinformation is here to stay. A socio-technical analysis of disinformation as a hybrid threat -- 5. The EU’s ‘hybrid’ migration wars: a case of mistaken identity -- 6. The EU response to the instrumentalisation of migration: towards normalised derogations, intensified border surveillance and flexible responsibility? -- 7. Soft authoritarian lawfare. Threats to democracy from within -- 8. EU energy security policy and hybrid threats -- Index</text:p>
          </table:table-cell>
          <table:table-cell office:value-type="string" table:style-name="ce1">
            <text:p>https://library.ecssr.ae/cgi-bin/koha/opac-detail.pl?biblionumber=291275</text:p>
          </table:table-cell>
          <table:table-cell table:number-columns-repeated="16377"/>
        </table:table-row>
        <table:table-row table:style-name="ro1">
          <table:table-cell office:value-type="string" table:style-name="ce1">
            <text:p>291276</text:p>
          </table:table-cell>
          <table:table-cell office:value-type="string" table:style-name="ce1">
            <text:p>Psychological foundations of the entrepreneurial mindset /</text:p>
          </table:table-cell>
          <table:table-cell office:value-type="string" table:style-name="ce1">
            <text:p>Shaver, Kelly G.,</text:p>
          </table:table-cell>
          <table:table-cell office:value-type="string" table:style-name="ce1">
            <text:p>Highlighting three decades of key research and emphasizing the psychological processes that characterize us all, Psychological Foundations of The Entrepreneurial Mindsetmoves away from the traditional focus on the entrepreneurial ecosystem to provide a novel investigation at the level of the individuals themselves. Identifying important questions including: Does the entrepreneur have a strong vision? Can the person execute successfully? and how will he or she recover if the business encounters setbacks? Kelly Shaver discusses how these judgements relate to an individual person, not a business. The book analyses the foundations of an entrepreneur's mindset including sensation and perception, cognition, motivation and elements of personality, and considers how these factors contribute to ongoing behavior distinguishing one entrepreneur from another. Using research data from over 4,000 people in two countries and showcasing tests which are calibrated separately between men and women, this insightful book identifies the need for a different approach to better understand an entrepreneur's mindset. Providing a stimulating read, this book will be an excellent resource for entrepreneurship scholars interested in individual differences and wanting to specialize in the entrepreneurial mindset. Psychology researchers interested in learning more about the behavior of entrepreneurs and operators of assistance programs will also find the data illuminating and informative.</text:p>
          </table:table-cell>
          <table:table-cell office:value-type="string" table:style-name="ce1">
            <text:p>Cheltenham, UK : Edward Elgar Publishing, 2024</text:p>
          </table:table-cell>
          <table:table-cell office:value-type="string" table:style-name="ce1">
            <text:p>1. Why psychology? -- 2. Basic psychological processes -- 3. Complex processes -- 4. Descriptions of personality -- 5. Measuring personality traits -- 6. Existing scales to measure entrepreneurial propensity -- 7. Building a scale of entrepreneurial mindset -- 8. The Dimensions Generalize -- 9. Conclusion to Pyschological Foundations of The Entrepreneurial Mindset – References -- Index</text:p>
          </table:table-cell>
          <table:table-cell office:value-type="string" table:style-name="ce1">
            <text:p>https://library.ecssr.ae/cgi-bin/koha/opac-detail.pl?biblionumber=291276</text:p>
          </table:table-cell>
          <table:table-cell table:number-columns-repeated="16377"/>
        </table:table-row>
        <table:table-row table:style-name="ro1">
          <table:table-cell office:value-type="string" table:style-name="ce1">
            <text:p>291277</text:p>
          </table:table-cell>
          <table:table-cell office:value-type="string" table:style-name="ce1">
            <text:p>An introduction to war studies /</text:p>
          </table:table-cell>
          <table:table-cell table:style-name="ce1"/>
          <table:table-cell office:value-type="string" table:style-name="ce1">
            <text:p>Commemorating 60 years of War Studies at King's College London, this incisive and adroitly crafted book acts as a comprehensive introduction to the multidisciplinary field of war, conflict and security. Adopting a global approach, it adeptly navigates a broad spectrum of themes and theoretical perspectives which lie at the heart of this important area of study. Bringing together contributions from an array of esteemed scholars, An Introduction to War Studies covers a diverse range of topics, including international relations theories and approaches, conflict, security and development, peace and security, intelligence and international security, the history of war, conflict resolution, strategic communication, and terrorism and society. Providing concise and thematic focus, expert contributors survey the current state of knowledge within the field and explore opportunities for future scholarly inquiry. An authoritative and seminal contribution to the study of war and conflict, this book will be essential for academics, researchers, and students of war, peace and conflict, terrorism and security, and strategic studies as well as international relations and international studies.</text:p>
          </table:table-cell>
          <table:table-cell office:value-type="string" table:style-name="ce1">
            <text:p>Cheltenham, England : Edward Elgar Publishing Limited, 2024</text:p>
          </table:table-cell>
          <table:table-cell office:value-type="string" table:style-name="ce1">
            <text:p>Preface and acknowledgements -- 1. War Studies at King’s College London -- 2. Conflict resolution in deeply divided societies -- 3. Conflict, Security and Development -- 4. History of War -- 5. Intelligence and international security -- 6. International conflict studies: critical perspectives on conflict and security -- 7. International peace and security -- 8. International Relations and War: complexity, interdisciplinarity and analytical plurality -- 9. International Relations today: a long list of theories! -- 10. National Security Studies -- 11. Science and international security -- 12. Strategic Communications: shaping a new century -- 13. Terrorism, security and society -- 14. War Studies Online -- 15. War Studies</text:p>
          </table:table-cell>
          <table:table-cell office:value-type="string" table:style-name="ce1">
            <text:p>https://library.ecssr.ae/cgi-bin/koha/opac-detail.pl?biblionumber=291277</text:p>
          </table:table-cell>
          <table:table-cell table:number-columns-repeated="16377"/>
        </table:table-row>
        <table:table-row table:style-name="ro1">
          <table:table-cell office:value-type="string" table:style-name="ce1">
            <text:p>291278</text:p>
          </table:table-cell>
          <table:table-cell office:value-type="string" table:style-name="ce1">
            <text:p>The ethics of remote warfare /</text:p>
          </table:table-cell>
          <table:table-cell office:value-type="string" table:style-name="ce1">
            <text:p>Hamourtziadou, Lily,</text:p>
          </table:table-cell>
          <table:table-cell office:value-type="string" table:style-name="ce1">
            <text:p>Ethical approaches to war require that we don't value only the lives of 'our' people, as Realism asserts; that we don't enforce our sense of justice with weapons, as Militarism demands our 'moral warriors' do; that force is used only in self-defence, based on the principles of Just War Theory. However, can there be purely defensive or moral wars? This book offers unique insights into twenty-first century warfare through three approaches - Realism, Militarism, and Just war Theory - in the context of 'precision' weapons, celebrated for minimising risks to soldiers and civilians. The author questions whether the rapidly developing technology of lethal autonomous weapons is actually expanding an existing legal-ethical issue: the problem of civilian harm. Laws permits acts that cause incidental civilian harm; AI warfare puts the law's accountability gap into sharper relief, highlighting the need for new accountability mechanisms that reflect a sense of legal and moral justice.</text:p>
          </table:table-cell>
          <table:table-cell office:value-type="string" table:style-name="ce1">
            <text:p>Cardiff, England : University of Wales Press, 2024</text:p>
          </table:table-cell>
          <table:table-cell office:value-type="string" table:style-name="ce1">
            <text:p>‘Rules-based Orders’ by Dr Barry J. Ryan -- Introduction: Twenty-First Century Wars and Technology -- Three Approaches to Ethics -- Killing from Afar: The Terror of the Air -- From the Bomber to the Drone -- Remote Killing in the War on Terror -- Remote Killing and the War in Ukraine -- Conclusion: Remote Warfare and the (New) Ethics of War.</text:p>
          </table:table-cell>
          <table:table-cell office:value-type="string" table:style-name="ce1">
            <text:p>https://library.ecssr.ae/cgi-bin/koha/opac-detail.pl?biblionumber=291278</text:p>
          </table:table-cell>
          <table:table-cell table:number-columns-repeated="16377"/>
        </table:table-row>
        <table:table-row table:style-name="ro1">
          <table:table-cell office:value-type="string" table:style-name="ce1">
            <text:p>291279</text:p>
          </table:table-cell>
          <table:table-cell office:value-type="string" table:style-name="ce1">
            <text:p>Introduction to Cybersecurity in the Internet of Things /</text:p>
          </table:table-cell>
          <table:table-cell office:value-type="string" table:style-name="ce1">
            <text:p>Gai, Keke,</text:p>
          </table:table-cell>
          <table:table-cell office:value-type="string" table:style-name="ce1">
            <text:p>This book addresses the security challenges facing the rapidly growing Internet of Things (IoT) industry, including the potential threats and risks arising from its complex architecture. The authors discuss the overall IoT architecture, covering networking, computing, and security threats and risks to hardware such as sensors, actuators, and portable devices, as well as infrastructure layers. They cover a range of technical concepts such as cryptography, distributed storage, and data transmission, and offer practical advice on implementing security solutions such as authentication and access control. By exploring the future of cybersecurity in the IoT industry, with insights into the importance of big data and the threats posed by data mining techniques, this book is an essential resource for anyone interested in, or working in, the rapidly evolving field of IoT security.</text:p>
          </table:table-cell>
          <table:table-cell office:value-type="string" table:style-name="ce1">
            <text:p>Boca Raton, FL : CRC Press, 2024</text:p>
          </table:table-cell>
          <table:table-cell office:value-type="string" table:style-name="ce1">
            <text:p>PART I: Basic Concepts and Mechanisms of Cybersecurity in the Internet of Things -- CHAPTER 2: Basic Concepts of Cybersecurity in the Internet of Things -- CHAPTER 3: Privacy Issues Categorizations in the Internet of Things -- PART II: Major Cybersecurity Issues -- CHAPTER 4: Security in Cloud Computing and Cyber-Physical Systems -- CHAPTER 5: Threat Models and Network Security -- CHAPTER 6: Cryptography and Cryptosystems -- PART III: Security Solutions in the Internet of Things -- CHAPTER 7: Wireless Network Security -- CHAPTER 8: Infrastructure and Hardware Security -- CHAPTER 9: Secure Distributed Data Storage and Processing -- PART IV: Next Generation of Cybersecurity in the Internet of Things -- CHAPTER 10: Digital Twin Optimization in the Internet of Things</text:p>
          </table:table-cell>
          <table:table-cell office:value-type="string" table:style-name="ce1">
            <text:p>https://library.ecssr.ae/cgi-bin/koha/opac-detail.pl?biblionumber=291279</text:p>
          </table:table-cell>
          <table:table-cell table:number-columns-repeated="16377"/>
        </table:table-row>
        <table:table-row table:style-name="ro1">
          <table:table-cell office:value-type="string" table:style-name="ce1">
            <text:p>291280</text:p>
          </table:table-cell>
          <table:table-cell office:value-type="string" table:style-name="ce1">
            <text:p>International economic law in contemporary world /</text:p>
          </table:table-cell>
          <table:table-cell office:value-type="string" table:style-name="ce1">
            <text:p>Han, Liyu,</text:p>
          </table:table-cell>
          <table:table-cell office:value-type="string" table:style-name="ce1">
            <text:p>This book focuses on the real themes in various areas of international economic law and explores the key elements behind the written rules. The advantage of this approach is that these themes or elements apply to all types of countries, whether developed or developing, whether market-based or not, and to trade, investment, or other transactions. This book reflects the author's thoughts and views on international economic law and its application based on his experience advising government departments and entities, particularly insights into the U.S.-China trade war from the perspective of a Chinese scholar. This feature makes the book very different from other books published before the U.S.-China trade war or textbooks that simply introduce the relevant subjects and provokes readers to think deeply about the relevant issues.</text:p>
          </table:table-cell>
          <table:table-cell office:value-type="string" table:style-name="ce1">
            <text:p>Singapore : Springer, 2024</text:p>
          </table:table-cell>
          <table:table-cell office:value-type="string" table:style-name="ce1">
            <text:p>1 Introduction: The Times Call for New Knowledge -- 2 What is International Economic Law? -- 3 Subjects of International Economic Law -- 4 Economic Sovereignty and the Right to Regulate -- 5 Values of International Economic Law: Freedom, Fairness and Security -- 6 Competition, Cooperation and Development in International Economic Relations -- 7 Trade Treatment in International Economic Relations -- 8 Protection and Restriction of Property -- 9 Exceptions to Obligations Under International Trade and Economic Rules -- 10 Settlement of International Economic and Trade Disputes</text:p>
          </table:table-cell>
          <table:table-cell office:value-type="string" table:style-name="ce1">
            <text:p>https://library.ecssr.ae/cgi-bin/koha/opac-detail.pl?biblionumber=291280</text:p>
          </table:table-cell>
          <table:table-cell table:number-columns-repeated="16377"/>
        </table:table-row>
        <table:table-row table:style-name="ro1">
          <table:table-cell office:value-type="string" table:style-name="ce1">
            <text:p>291281</text:p>
          </table:table-cell>
          <table:table-cell office:value-type="string" table:style-name="ce1">
            <text:p>Environmentally sustainable leadership : past, present, and future /</text:p>
          </table:table-cell>
          <table:table-cell office:value-type="string" table:style-name="ce1">
            <text:p>Redekop, Benjamin W.,</text:p>
          </table:table-cell>
          <table:table-cell office:value-type="string" table:style-name="ce1">
            <text:p>Benjamin Redekop expertly presents a comprehensive overview of the rise and evolution of environmentally sustainable leadership from the early 19th century to the present day. Redekop not only assesses the approaches of various historical and contemporary leaders, but also provides a foundation for understanding the challenges, dilemmas, and opportunities for sustainable leadership today. Through the lens of contemporary theories and models of leadership, including the Eco-Leadership paradigm, this erudite book highlights the development of various forms and styles of sustainable and unsustainable leadership. Incorporating real-world examples, chapters provide in-depth analyses of individual leaders and their influence while paying close attention to other factors in the leadership process. Redekop explores the notion of environmentally sustainable leadership from numerous perspectives and in a variety of historical, geographical, and theoretical settings. This book will prove essential to researchers, academics and students interested in business and management, politics and public policy, business leadership, corporate social responsibility, management and sustainability, and environmental management. It will also appeal to those looking to better understand environmental leadership and the history of the environmental movement.</text:p>
          </table:table-cell>
          <table:table-cell office:value-type="string" table:style-name="ce1">
            <text:p>Cheltenham, England : Edward Elgar Publishing Limited, 2024</text:p>
          </table:table-cell>
          <table:table-cell office:value-type="string" table:style-name="ce1">
            <text:p>Introduction to Environmentally Sustainable Leadership -- 1. Unsustainable leadership: the Jack Welch problem -- 2. Sustainable leadership in nineteenth-century America -- 3. Embodying the story: Theodore Roosevelt’s conservation leadership -- 4. A new era of sustainable leadership: women leading from the grassroots -- 5. Sustainable leadership in business: the Ray Anderson solution -- 6. Climate change leadership: from tragic to comic discourse -- 7. Human challenges and strategies of leading for sustainability -- 8. Current and future trends in sustainable leadership: moving beyond the industrial paradigm – References -- Index</text:p>
          </table:table-cell>
          <table:table-cell office:value-type="string" table:style-name="ce1">
            <text:p>https://library.ecssr.ae/cgi-bin/koha/opac-detail.pl?biblionumber=291281</text:p>
          </table:table-cell>
          <table:table-cell table:number-columns-repeated="16377"/>
        </table:table-row>
        <table:table-row table:style-name="ro1">
          <table:table-cell office:value-type="string" table:style-name="ce1">
            <text:p>291282</text:p>
          </table:table-cell>
          <table:table-cell office:value-type="string" table:style-name="ce1">
            <text:p>Public sector technology transfer /</text:p>
          </table:table-cell>
          <table:table-cell office:value-type="string" table:style-name="ce1">
            <text:p>Link, Albert N.,</text:p>
          </table:table-cell>
          <table:table-cell office:value-type="string" table:style-name="ce1">
            <text:p>In this insightful book, Albert N. Link offers a perceptive explanation as to why the U.S. public sector is involved in technology transfer, and how the institutions that support technology transfer have become cornerstones of U.S. economic growth and development. Public-Sector Technology Transfer traces the policy history of public-sector support and illustrates the impact of the Great Recession on technology transfer activity in the U.S. Chapters explore the federal laboratory consortium, technology transfer mechanisms and metrics, publicly- funded small business research programs, and knowledge and technology transfers from publicly funded firms. Link provides an illuminating account of the heuristic and empirical reasons for technology transfer, concluding that many technology transfers occur for the common good of society. This astute account will be a vital read for academics, researchers and students in economics, entrepreneurship, public policy, public management and business. Its comprehensive exploration of technology transfer in the US will also be of benefit to practitioners and policy makers in government institutions, as well as small business entrepreneurs</text:p>
          </table:table-cell>
          <table:table-cell office:value-type="string" table:style-name="ce1">
            <text:p>Cheltenham, England : Edward Elgar Publishing Limited, 2024</text:p>
          </table:table-cell>
          <table:table-cell office:value-type="string" table:style-name="ce1">
            <text:p>1. Why public sector technology transfer? -- 2. Knowledge transfers and technology transfers -- 3. Context, and an historical trace -- 4. The Federal Laboratory Consortium -- 5. Federal laboratory technology transfer mechanisms and metrics -- 6. Publicly funded small business research programs -- 7. Knowledge transfers from publicly funded firms -- 8. Technology transfers from publicly funded firms -- 9. Knowledge transfers from SBIR mills -- 10. Concluding statement – References -- Index</text:p>
          </table:table-cell>
          <table:table-cell office:value-type="string" table:style-name="ce1">
            <text:p>https://library.ecssr.ae/cgi-bin/koha/opac-detail.pl?biblionumber=291282</text:p>
          </table:table-cell>
          <table:table-cell table:number-columns-repeated="16377"/>
        </table:table-row>
        <table:table-row table:style-name="ro1">
          <table:table-cell office:value-type="string" table:style-name="ce1">
            <text:p>291283</text:p>
          </table:table-cell>
          <table:table-cell office:value-type="string" table:style-name="ce1">
            <text:p>Elgar encyclopedia of corporate communication /</text:p>
          </table:table-cell>
          <table:table-cell table:style-name="ce1"/>
          <table:table-cell office:value-type="string" table:style-name="ce1">
            <text:p>This comprehensive Encyclopedia captures the intricacies of corporate communication, offering 87 clear, succinct definitions of important concepts within marketing, business, organizational communication and public relations followed by critical, literary analyses of significant research ventures. Emphasizing the interdisciplinary nature of corporate communication, this timely Encyclopedia links topics including selected theories, organization as an entity, corporate branding, corporate responsibilities, corporate misbehaviour, communication processes and tools, stakeholder engagement, corporate communication outcomes and negative corporate association in a clear and accessible format. Eleven key themes are addressed to fully illustrate the complexity of communication in a modern corporate landscape, ranging from selected theories and theoretical approaches to positive and negative corporate associations, providing both practical and conceptual insight. Further recommended readings which demonstrate the expansive nature of topics within corporate communication are provided. The Elgar Encyclopedia of Corporate Communication will be an essential reference text for students focusing on corporate communication and related management disciplines and fields such as communication, corporate identity and reputation, branding, public relations, marketing and organizational behaviour. Due to its real-world implications, it will additionally be of great benefit for practitioners seeking to understand important trends and developments within corporate communication.</text:p>
          </table:table-cell>
          <table:table-cell office:value-type="string" table:style-name="ce1">
            <text:p>Cheltenham, England : Edward Elgar Publishing Limited, 2024</text:p>
          </table:table-cell>
          <table:table-cell office:value-type="string" table:style-name="ce1">
            <text:p>Table Of Contents -- Front Matter -- Copyright -- Contents -- Entries -- Figures -- Tables -- About the editor -- Contributors -- Preface -- Corporate communication -- THEME I SELECTED THEORIES AND THEORETICAL APPROACHES -- Stakeholder theory -- Actor-network theory -- Theory of social exchange -- Social constructionist theory -- Sensemaking theory -- Communication constitutes organization -- Social identity approach -- Co-creation -- Agenda-setting theory -- THEME II ORGANIZATION AS AN ENTITY -- Legal personality -- Corporate identity -- Organizational values -- Corporate heritage -- Narrated organization -- Organizational identity -- Organizational culture -- Person-organization fit -- THEME III CORPORATE BRANDING -- Corporate brand -- (Corporate) ethical branding -- Corporate brand alignment -- Corporate brand architecture -- Co-branding -- Rebranding -- Internal branding -- Employer branding -- Corporate brand communication -- PART IV CORPORATE RESPONSIBILITES -- Corporate social responsibility -- Social license to operate -- Transparency -- Socially responsible investing -- Sustainable finance -- Corporate social responsibility communication -- Corporate sociopolitical activism -- THEME V CORPORATE MISBEHAVIOUR -- Corporate (marketing) myopia -- Corporate hypocrisy -- Corporate oxymorons -- Moral blindness -- Corporate guilt (management) -- Unethical pro-organizational behavior -- Corporate psychopaths -- THEME VI ISSUES, CHANGE AND CRISIS MANAGEMENT -- Issues management -- Change communication -- Crisis management -- Crisis communication -- Social media crisis communication -- Corporate crisis contagion -- Organizational apologies -- THEME VII COMMUNICATION PROCESS -- Communication management -- Communication strategy -- Corporate storytelling -- Two-way communication -- Dialogue -- Corporate listening -- Corporate diplomacy -- Internal marketing -- THEME VIII COMMUNICATION TOOLS -- Internal communication -- Multisource feedback -- Corporate visual identity -- Corporate design -- Corporate advertising -- Corporate philanthropy -- Cause-related marketing -- Corporate online communication -- Social influencer marketing -- THEME IX STAKEHOLDER ENGAGEMENT -- Audiences -- Pressure groups -- Employee advocacy -- Corporate influencers -- Brand communities -- THEME X CORPORATE COMMUNICATION OUTCOMES -- Corporate image -- Corporate reputation -- Organizational trust -- Brand anthropomorphism -- Consumer-brand identification -- Corporate gratitude -- Social acceptability -- Perceived external prestige -- Organizational identification -- Organizational commitment -- THEME XI NEGATIVE CORPORATE ASSOCIATIONS -- Organizational distrust -- Organizational stigma -- Consumer scepticism -- CSR scepticism -- Consumer complaining -- Organizational disidentification -- Job disengagement -- Index</text:p>
          </table:table-cell>
          <table:table-cell office:value-type="string" table:style-name="ce1">
            <text:p>https://library.ecssr.ae/cgi-bin/koha/opac-detail.pl?biblionumber=291283</text:p>
          </table:table-cell>
          <table:table-cell table:number-columns-repeated="16377"/>
        </table:table-row>
        <table:table-row table:style-name="ro1">
          <table:table-cell office:value-type="string" table:style-name="ce1">
            <text:p>291284</text:p>
          </table:table-cell>
          <table:table-cell office:value-type="string" table:style-name="ce1">
            <text:p>The making of contemporary Kuwait : identity, politics, and its survival strategy /</text:p>
          </table:table-cell>
          <table:table-cell table:style-name="ce1"/>
          <table:table-cell office:value-type="string" table:style-name="ce1">
            <text:p>This book explores the contemporary history, governance, foreign policy, political economy, culture, and society of Kuwait. It highlights the dynamics of the country, putting forward both an overview of each subject covered and new research findings. It begins by providing a historical understanding of state formation and goes on to examine state structure, including the ruling monarchy, state legitimacy, and the creation of the Constitution and the National Assembly. It considers foreign policy, including the tools of diplomacy, the state's regional and international approach, and the factors that have formed and reformed Kuwait's strategic policy in the global arena. It assesses the economy, including rentierism, the labour market both for locals and for migrants, the class system, and the process of Kuwaitization; and it discusses Kuwaiti society and national identity, as well as investigates issues of women, civil society, youth, and the Bidoon minority. Overall, the book provides a full and detailed analysis of contemporary Kuwait and of the factors which are bringing about new developments.</text:p>
          </table:table-cell>
          <table:table-cell office:value-type="string" table:style-name="ce1">
            <text:p>Abingdon, England : Routledge, 2024</text:p>
          </table:table-cell>
          <table:table-cell office:value-type="string" table:style-name="ce1">
            <text:p>Chapter 1 Contemporary Kuwait through the State and Society: An Introduction -- Chapter 2 Kuwait’s Political History: From Tribal Sheikhdom to Semi-democratic State -- Chapter 3 Kuwait: A Political System in Crisis -- Chapter 4 From Grassroots to Public Diplomacy -- Chapter 5 Kuwait’s Foreign Aid: Motivations and Allocations -- Chapter 6 Intra-Gulf Dynamics: Pursuit of Survival within the GCC -- Chapter 7 Kuwait’s Relations with the Global Powers: US, Russia, and China -- Chapter 8 Kuwait and the Palestinian Cause: Mutual Search for National Pride -- Chapter 9 Role of Urbanization in Changing Social Norms to Laws: Impact on Status of Kuwaiti Women -- Chapter 10 Political Economy of Kuwait through the Prism of Its Hydrocarbon Sector -- Chapter 11 Citizenship, Identity, and Human Rights in Kuwait -- Chapter 12 Kuwait’s Publication Law: A Civil Act to Protect Freedom of Expression -- Chapter 13 Culture, Politics, and Citizenship in Kuwait -- Index</text:p>
          </table:table-cell>
          <table:table-cell office:value-type="string" table:style-name="ce1">
            <text:p>https://library.ecssr.ae/cgi-bin/koha/opac-detail.pl?biblionumber=291284</text:p>
          </table:table-cell>
          <table:table-cell table:number-columns-repeated="16377"/>
        </table:table-row>
        <table:table-row table:style-name="ro1">
          <table:table-cell office:value-type="string" table:style-name="ce1">
            <text:p>291285</text:p>
          </table:table-cell>
          <table:table-cell office:value-type="string" table:style-name="ce1">
            <text:p>Responsibility for environmental damage /</text:p>
          </table:table-cell>
          <table:table-cell office:value-type="string" table:style-name="ce1">
            <text:p>Rudall, Jason,</text:p>
          </table:table-cell>
          <table:table-cell office:value-type="string" table:style-name="ce1">
            <text:p>Engaging with one of the most consequential issues of our time, this book provides a thoughtful analysis of responsibility for environmental damage under international law. It conceives of responsibility in a comprehensive way, tackling the legal responsibility, liability and accountability of state and non-state actors for harm they cause to the environment. Responsibility for Environmental Damage traverses the primary and secondary rules of international law, the responsibility, liability and accountability of states, international organizations, corporations and individuals, as well as existing, new and emerging regulatory frameworks. It engages with the consequences of environmental harm, appraising both orthodox legal doctrines and cutting-edge questions like shared responsibility, equitable considerations, full reparation, response measures under liability regimes, corporate responsibility, ecocide and responsibility for climate change, amongst many others. In doing so, the book evaluates whether the law is equipped to deal with the novel challenges that environmental damage presents and argues that new legal tools are needed to effectively tackle some of the most significant threats to our planet. This book is an essential resource for undergraduate and postgraduate students as well as scholars who conduct research on responsibility, liability or accountability for environmental damage in the areas of public international law, international environmental law, human rights, international criminal law and international economic law. International law practitioners, judges, arbitrators, policymakers, and those working for think-tanks and NGOs will similarly benefit from this valuable work.</text:p>
          </table:table-cell>
          <table:table-cell office:value-type="string" table:style-name="ce1">
            <text:p>Cheltenham : Edward Elgar Publishing, 2024</text:p>
          </table:table-cell>
          <table:table-cell office:value-type="string" table:style-name="ce1">
            <text:p>1. Primary Rules of International Environmental Law and Responsibility for Damage -- 2. State Responsibility -- 3. State and Civil Liability -- 4. Responsibility and Accountability of International Organisations -- 5. Non-compliance Procedures -- 6. Corporate Responsibility -- 7. International Criminal Responsibility -- 8. Responsibility for Climate Change -- Conclusion on Responsibility for Environmental Damage -- Select Bibliography -- Index</text:p>
          </table:table-cell>
          <table:table-cell office:value-type="string" table:style-name="ce1">
            <text:p>https://library.ecssr.ae/cgi-bin/koha/opac-detail.pl?biblionumber=291285</text:p>
          </table:table-cell>
          <table:table-cell table:number-columns-repeated="16377"/>
        </table:table-row>
        <table:table-row table:style-name="ro1">
          <table:table-cell office:value-type="string" table:style-name="ce1">
            <text:p>291287</text:p>
          </table:table-cell>
          <table:table-cell office:value-type="string" table:style-name="ce1">
            <text:p>Un mediators in Syria : the challenges and responsibilities of conflict resolution /</text:p>
          </table:table-cell>
          <table:table-cell office:value-type="string" table:style-name="ce1">
            <text:p>Nassar, Fadi Nicholas,</text:p>
          </table:table-cell>
          <table:table-cell office:value-type="string" table:style-name="ce1">
            <text:p>Since 2011, the conflict in Syria has been one of the most catastrophic conflicts of our time and a dark stain on the peacemaking abilities of the United Nations (UN). At the heart of this book is a simple but critical question - what do UN mediators tasked with the responsibility to make peace actually do? By explaining this, the book offers a detailed record of what Kofi Annan, Lakhdar Brahimi, and Staffan de Mistura did in their roles as UN mediators in Syria and presents a comprehensive analysis of the dynamics that shaped their decision-making. Beyond the cases of these three mediators, Fadi Nicholas Nassar introduces a method by which to forensically identify a mediator's fingerprints on the peacemaking process and charts a map to examine their decision-making processes. In doing so, it paves the way to evaluate the performance of these mediators - to hold them accountable for their successes and failures.</text:p>
          </table:table-cell>
          <table:table-cell office:value-type="string" table:style-name="ce1">
            <text:p>Cambridge, England : Cambridge University Press, 2024</text:p>
          </table:table-cell>
          <table:table-cell office:value-type="string" table:style-name="ce1">
            <text:p>1 Introduction: Dispelling the Fog of Peacemaking -- 2 The Global Statesman -- 3 The Quiet Negotiator -- 4 The Televised Humanitarian -- 5 Conclusion: The Fingerprints They Leave Behind</text:p>
          </table:table-cell>
          <table:table-cell office:value-type="string" table:style-name="ce1">
            <text:p>https://library.ecssr.ae/cgi-bin/koha/opac-detail.pl?biblionumber=291287</text:p>
          </table:table-cell>
          <table:table-cell table:number-columns-repeated="16377"/>
        </table:table-row>
        <table:table-row table:style-name="ro1">
          <table:table-cell office:value-type="string" table:style-name="ce1">
            <text:p>291289</text:p>
          </table:table-cell>
          <table:table-cell office:value-type="string" table:style-name="ce1">
            <text:p>Arms transfers to Non-State Actors : the erosion of norms in international law /</text:p>
          </table:table-cell>
          <table:table-cell office:value-type="string" table:style-name="ce1">
            <text:p>Kiel, Hannah,</text:p>
          </table:table-cell>
          <table:table-cell office:value-type="string" table:style-name="ce1">
            <text:p>This insightful book analyses the issue of norm erosion in international law by examining arms transfers to non-state actors. Balancing empirical research with legal theory, the author dissects recent case studies, tracing individual changes in norms against a background of systemic transformation. Arms Transfers to Non-State Actors follows changes in the prohibition of arms transfers to non-state actors since the pivotal International Court of Justice's Nicaragua ruling in 1986. Hannah Kiel critically discusses the legal developments through relevant case studies, including Abkhazia, Bosnia, Congo, Eastern Ukraine, Kosovo, Libya, Northern Iraq, South Ossetia, Syria and Yemen. Adopting a customary law perspective while also placing the narratives of states in the context of international structural changes, Kiel emphasises the interplay between state practice and the strengthening of a human rights-based paradigm. Kiel ultimately shows that changes in norms at the individual level indicate a larger transformation in the international order, and while the arming of non-state actors remains formally illegal, the prohibition of this practice is informally eroding. Interdisciplinary in scope, this book provides valuable insights for scholars and researchers of public international law, human rights, international humanitarian law, and international relations. It is also of great benefit to human rights lawyers, policymakers, and diplomats.</text:p>
          </table:table-cell>
          <table:table-cell office:value-type="string" table:style-name="ce1">
            <text:p>Cheltenham, England : Edward Elgar Publishing Limited, 2024</text:p>
          </table:table-cell>
          <table:table-cell office:value-type="string" table:style-name="ce1">
            <text:p>1. Arms transfers to non-state actors between law and politics -- PART I LEGAL FRAMEWORK -- Part I Introduction -- 2. Structural transformation, legal changes, and the erosion of norms -- 3. On the relationship between non-intervention, the use of force, and the transfer of arms to non-state actors -- 4. Approaches to regulate non-state actors in international regimes -- PART II STATE PRACTICE -- Part II Introduction -- 5. Case studies -- 6. Legal significance of state practice within a changing structure of international law -- Index</text:p>
          </table:table-cell>
          <table:table-cell office:value-type="string" table:style-name="ce1">
            <text:p>https://library.ecssr.ae/cgi-bin/koha/opac-detail.pl?biblionumber=291289</text:p>
          </table:table-cell>
          <table:table-cell table:number-columns-repeated="16377"/>
        </table:table-row>
        <table:table-row table:style-name="ro1">
          <table:table-cell office:value-type="string" table:style-name="ce1">
            <text:p>291288</text:p>
          </table:table-cell>
          <table:table-cell office:value-type="string" table:style-name="ce1">
            <text:p>Flexible hybrid work /</text:p>
          </table:table-cell>
          <table:table-cell office:value-type="string" table:style-name="ce1">
            <text:p>Vartiainen, Matti,</text:p>
          </table:table-cell>
          <table:table-cell office:value-type="string" table:style-name="ce1">
            <text:p>Despite hybrid work becoming increasingly relevant since the COVID-19 pandemic, exactly what the phenomenon entails remains a burgeoning field of research. Matti Vartiainen explores this shift in working culture and what it means for staff wellbeing and performance, as well as how remote work policies can be implemented effectively. This book assesses the flexibility paradigm which hybrid work hinges on, surveying the elements of hybrid work and how it has been addressed in national policy debates in Europe and telework literature overall. Examining the potential hindrances and challenges of hybrid working as well as the benefits and opportunities that it creates, the book presents important findings on the current implementation of this style of work. Finally, Vartiainen looks to the future of hybrid work, and ultimately argues that combining basic work elements and life spaces with trust-based leadership styles will generate functional organisational solutions for diverse purposes, aims, and contexts. Studying past remote and telework experiences to inform future research and policy development, this book will prove a valuable read to organisational researchers, consultants and human resource practitioners. It will also appeal to scholars of organisational psychology and management studies.</text:p>
          </table:table-cell>
          <table:table-cell office:value-type="string" table:style-name="ce1">
            <text:p>Cheltenham, England : Edward Elgar Publishing Limited, 2024</text:p>
          </table:table-cell>
          <table:table-cell office:value-type="string" table:style-name="ce1">
            <text:p>1. Introduction to hybrid work -- 2. Flexibility paradigm -- 3. Hybrid work and its elements -- 4. Towards flexible hybrid work -- 5. Potential hindrances and challenges -- 6. Potential benefits and opportunities -- 7. Design, implementation, adjustment, and crafting hybrid work -- 8. Management and leadership -- 9. Future hybrid work – References -- Index</text:p>
          </table:table-cell>
          <table:table-cell office:value-type="string" table:style-name="ce1">
            <text:p>https://library.ecssr.ae/cgi-bin/koha/opac-detail.pl?biblionumber=291288</text:p>
          </table:table-cell>
          <table:table-cell table:number-columns-repeated="16377"/>
        </table:table-row>
        <table:table-row table:style-name="ro1">
          <table:table-cell office:value-type="string" table:style-name="ce1">
            <text:p>291286</text:p>
          </table:table-cell>
          <table:table-cell office:value-type="string" table:style-name="ce1">
            <text:p>The emerging role of AI-based expert systems in cyber defense and security /</text:p>
          </table:table-cell>
          <table:table-cell table:style-name="ce1"/>
          <table:table-cell office:value-type="string" table:style-name="ce1">
            <text:p>The world, especially developing countries, is going through digital transformation. Digital transformation of businesses, cities, manufacturing sector, service sector, government offices and procedures, vehicles (Internet enabled vehicles), and Industry 4.0 are taking place at a distinguished pace and have many rewards. Digital transformation helps to address many social, techno-financial, and governance issues, but it also carries many challenges like increased volume of cyber-attacks, privacy concerns, security threats, digital identity threat, phishing frauds, operational security, and many other vulnerabilities. Aforesaid challenges have become a common phenomenon in today's interconnected world. It is the time when cyber-security must be stationed as a central issue and be established as a management issue besides a technological issue. The COVID-19 pandemic has accelerated the digital transformation. Work from home (remote working) and learn from home (online learning) are the new normal of life. The repercussions set by the COVID-19 pandemic will outlast the post-pandemic era. AI can help human society to resolve modern issues of cyber security. AI can be used by organizations to mitigate risks and increase revenue by detecting cyber threats and fraud at an early stage. Although keeping up with new viruses and malware updates is becoming more difficult, cyber security using artificial intelligence technologies will facilitate the detection and response to threats and malware by using previous cyber-attack data to determine the best course of action. AI may often be better and more effective than humans in detecting malicious malware. The faster the data breach was identified and contained, the lower the costs. This book will fill the gaps between artificial intelligence and its usage in cyber security and defense.</text:p>
          </table:table-cell>
          <table:table-cell office:value-type="string" table:style-name="ce1">
            <text:p>New York : Nova Science Publishers, Inc., 2024</text:p>
          </table:table-cell>
          <table:table-cell office:value-type="string" table:style-name="ce1">
            <text:p>Chapter 1 Vulnerability Analysis of AI Models against Adversarial Attacks -- Chapter 2 AI in Cyber Security Audit -- Chapter 3 Early Detection of Cyber-Attacks -- Chapter 4 The World War III and the Emerging Role of AI Based Expert Systems in Cyber Defense -- Chapter 5 Malicious Usage of AI: Expansion of Existing Threats and Novel Threats -- Chapter 6 Weapon Autonomy: Prominent AI Techniques -- Chapter 7 Analysis of Malicious Links and Their Attack Types -- Chapter 8 Artificial Intelligence-Powered Virtual Assistant -- Chapter 9 The Automated Methods for Disease Diagnosis Based on the AI -- Chapter 10 A Smart and Secure Healthcare System: Automated Methods for Diagnostics -- Chapter 11 -- A Smart and Secure Health Care System: The Future of Disease Diagnosis with Artificial Intelligence -- Chapter 12 -- Domain Ontology of Data Anonymization -- Chapter 13 -- Discovering E-Commerce Security Threats - A Survival Challenge -- Chapter 14 -- Cyber Security Attacks and Internet of Things: Role of Artificial Intelligence -- Chapter 15 Blank Page</text:p>
          </table:table-cell>
          <table:table-cell office:value-type="string" table:style-name="ce1">
            <text:p>https://library.ecssr.ae/cgi-bin/koha/opac-detail.pl?biblionumber=291286</text:p>
          </table:table-cell>
          <table:table-cell table:number-columns-repeated="16377"/>
        </table:table-row>
        <table:table-row table:style-name="ro1">
          <table:table-cell office:value-type="string" table:style-name="ce1">
            <text:p>291290</text:p>
          </table:table-cell>
          <table:table-cell office:value-type="string" table:style-name="ce1">
            <text:p>Global and regional strategies in the Middle East : in pursuit of hegemony /</text:p>
          </table:table-cell>
          <table:table-cell office:value-type="string" table:style-name="ce1">
            <text:p>Nicolas, Leila,</text:p>
          </table:table-cell>
          <table:table-cell office:value-type="string" table:style-name="ce1">
            <text:p>Global and Regional Strategies in the Middle East explores hegemony in the Middle East through understanding different dimensions of power politics and the consequences of the hegemonic ambitions of both global and regional powers. The book adds new aspects to the extensive literature on grand strategies in the Middle East by exploring and evaluating competing strategies from an "insider" perspective. First, it highlights the main determinants of Global powers' grand strategies, assesses the ones applied in the Middle East, and forecasts future strategies after the Ukraine war in alignment with other rival states' capabilities and goals. It then underlines regional dynamics and the hegemonic quest of regional powers and their power politics' determinants since the "War on terror," the Arab Spring, and, more recently, the Russian intervention in Ukraine and Israel-Gaza conflict. The book broadens readers' perspectives by clarifying the region's dynamics that shaped the global and regional power rivalries, where security concerns, economic interests, oil supplies, and hegemonic ambitions make it complicated for the US to keep influence and the total control it had during the late 20th century. This book will be of great interest to scholars and students of the MENA region, International Relations and Strategic Studies.</text:p>
          </table:table-cell>
          <table:table-cell office:value-type="string" table:style-name="ce1">
            <text:p>Abingdon, England : Routledge, 2025</text:p>
          </table:table-cell>
          <table:table-cell office:value-type="string" table:style-name="ce1">
            <text:p>Introduction -- PART I: The Theoretical and Historical Horizons of the Book -- 1. Navigating the Theoretical Framework -- 2. Middle Eastern History: The Dynamics of Conflict and Change -- PART II: Global Powers’ Strategies in the Middle East -- 3. The United States: Adjusting “Offshore Balancing” Strategy in the Middle East -- 4. China: The Middle East’s Game Changer -- 5. Russia: Leadership Ambition in the Middle East -- 6. Europe: Security and Diplomatic Dilemmas in the Middle East -- PART III: Exploring the Regional Dynamics in the Middle East -- 7. Arab Spring: War of “All Against All” -- 8. Saudi Arabia: From “omnibalancing” to “Middle Power” Ambition -- 9. Israel: The Perpetual Search for Security -- 10. Rivalry over Small States: Lebanon Case -- 11. The “Cohabitation” Theory -- Conclusion: The Middle East’s Shifting Sands – Bibliography -- Index</text:p>
          </table:table-cell>
          <table:table-cell office:value-type="string" table:style-name="ce1">
            <text:p>https://library.ecssr.ae/cgi-bin/koha/opac-detail.pl?biblionumber=291290</text:p>
          </table:table-cell>
          <table:table-cell table:number-columns-repeated="16377"/>
        </table:table-row>
        <table:table-row table:style-name="ro1">
          <table:table-cell office:value-type="string" table:style-name="ce1">
            <text:p>291291</text:p>
          </table:table-cell>
          <table:table-cell office:value-type="string" table:style-name="ce1">
            <text:p>Pluralizing humanism : religions and secularisms beyond power /</text:p>
          </table:table-cell>
          <table:table-cell office:value-type="string" table:style-name="ce1">
            <text:p>Jakelic, Slavica,</text:p>
          </table:table-cell>
          <table:table-cell office:value-type="string" table:style-name="ce1">
            <text:p>Humanism is appealed to today whenever we want to tackle the conditions of dehumanization in the contemporary world. But for humanism to be viable in the twenty first century, this book argues, it needs to be pluralized. Employing theoretical, historical, and sociological arguments, this book moves beyond the discourse of critique. It engages theories of religion and secularism, as well as postmodern, postcolonial, and decolonial critiques of Western humanist projects, to uncover the ideas and practices of religious and secular humanisms when they challenge dehumanization in the pursuit of conditions of flourishing for all. Through studies of the Solidarity movement in Poland and the anti-apartheid movement in South Africa, the book demonstrates the centrality of humanist traditions to the emergence of religious-secular solidarities that transformed the political landscapes of the world. By highlighting the instances in which humanisms functioned as checks on each other's absolutist claims, the book contends that humanisms supply a constructive path for addressing the challenges of our time--a time of radically divided societies and intolerant, even violent, forms of nationalism. A challenge to the critiques of humanism that seek to identify it solely as the legacy of the West, as anti-religious discourse, or relegate it to the domain of power constellations, Pluralizing Humanism highlights the rich plurality of humanist discourses and the need for their mutual engagements. It points to humanist ideals as constitutive of politics that can guide our human power because they are irreducible to it. As such, this book will appeal to social scientists, social theorists, religious studies scholars, and ethicists with interests in religion, secularism, social movements, and humanist thought and practice.</text:p>
          </table:table-cell>
          <table:table-cell office:value-type="string" table:style-name="ce1">
            <text:p>Abingdon, England ; New York, New York : Routledge, 2025</text:p>
          </table:table-cell>
          <table:table-cell office:value-type="string" table:style-name="ce1">
            <text:p>Introduction: From Humanism to Humanisms -- 1 The Powers of Religions and the Challenge of Pluralism -- 2 The Ethics of Secularisms and the Problem of Pluralism -- 3 Pluralizing Humanism: Particular, Not Parochial -- 4 Identity, Dignity, and Dialogue: The Humanist Ethos of Polish Solidarity -- 5 From Resistance to Freedom: Humanisms and the Imagining of a New South Africa -- Conclusion: Humanizing Politics, Sustaining Democracies -- Index</text:p>
          </table:table-cell>
          <table:table-cell office:value-type="string" table:style-name="ce1">
            <text:p>https://library.ecssr.ae/cgi-bin/koha/opac-detail.pl?biblionumber=291291</text:p>
          </table:table-cell>
          <table:table-cell table:number-columns-repeated="16377"/>
        </table:table-row>
        <table:table-row table:style-name="ro1">
          <table:table-cell office:value-type="string" table:style-name="ce1">
            <text:p>291292</text:p>
          </table:table-cell>
          <table:table-cell office:value-type="string" table:style-name="ce1">
            <text:p>China's Belt and Road power transition : preparations and blowbacks /</text:p>
          </table:table-cell>
          <table:table-cell office:value-type="string" table:style-name="ce1">
            <text:p>Chung, Chien-Peng,</text:p>
          </table:table-cell>
          <table:table-cell office:value-type="string" table:style-name="ce1">
            <text:p>Details the Belt and Road global infrastructure development initiative as the most important instrument for China's leadership under Xi Jinping to create an alternative global economic and geopolitical order to challenge the United States. In the opening decades of the twenty-first century the Chinese Communist Party (CCP) leadership under Xi Jinping has created a worldwide Sino-centric network, the Belt and Road Initiative (BRI), to challenge American dominance in world affairs. Encompassing economic, financial, political, and strategic relations, the CCP's belief is that the funds, construction projects, and promises offered by the BRI will generate a widespread perception of the inexorability, legitimacy, and thus acceptability of a Chinese world order. Consisting initially of a land-based "Silk Road Economic Belt," an oceangoing "Maritime Silk Road," and the China-Pakistan Economic Corridor, the BRI has expanded to involve more than 140 countries and includes a Health Silk Road, Digital Silk Road, and Polar Silk Road, but it has also experienced serious challenges. Using power transition theory, Chien-peng Chung carefully investigates and evaluates the enterprise's benefits and shortcomings, concluding that it is still too early to consider the BRI a success.</text:p>
          </table:table-cell>
          <table:table-cell office:value-type="string" table:style-name="ce1">
            <text:p>Albany, NY : State University of New York Press, 2025</text:p>
          </table:table-cell>
          <table:table-cell office:value-type="string" table:style-name="ce1">
            <text:p>Introduction: The Greatest Roadshow on Earth -- Purpose of the Study -- Motives of the Belt-and-Road Initiative -- Structure of the Belt-and-Road Initiative -- A Brief Review of Literature -- Chapter 1 Introducing China’s Belt-and-Road Initiative -- Where It All Began: The 2008–09 Global Financial Crisis -- Maritime Disputes in the China Seas: Chinese Assertiveness and American Reactions -- China versus the United States in the Diaoyu/Senkaku Islands Dispute -- China versus the United States in the South China Sea Islands Dispute -- Why Is the US Concerned about China Seas Activities? -- The United States’ Pivot, or Rebalance, to Asia: Provoking the BRI -- What the Pivot Entails -- Centering Southeast Asia -- Repositioning Military Forces -- Strengthening Alliances and Encouraging Intra-Asian Security Networks -- Trans-Pacific Partnership -- ASEAN Regional Forum -- East Asia Summit -- ASEAN Defense Ministers’ Meeting Plus -- The Pivot as Coping Mechanism against China’s Rise -- China’s Response to the Pivot -- Power Transition and Direct Cause of the Belt-and-Road Initiative -- Chapter 2 The Silk Road Economic Belt: Bringing Together China’s Eurasian Forums -- China and the Shanghai Cooperation Organization -- Membership -- Structure -- SCO Achievements -- Security -- Economics -- External and Sino-Russian Cooperation -- Cultural-Educational Exchanges -- Membership Expansion -- SCO Challenges -- Institutionalization and Priorities -- India -- Troublesome Partners: Iran and Turkey -- Potential China-Russia Rivalry -- To What Extent Does China Still Need the SCO? -- China-Central and Eastern European Countries -- Membership -- Structure -- China-CEEC Achievements -- Infrastructure Building -- Health Assistance -- China-CEEC Challenges -- Project Controversies -- Political Problems -- To What Extent Is China-CEEC Still Useful to China? -- China–Pakistan Economic Corridor -- CPEC Achievements -- CPEC Challenges -- Chapter 3 Reimagining the 21st Century Maritime Silk Road -- Southeast Asia -- China’s Geopolitical Calculations -- The Geopolitical Calculus of Southeast Asian Receptivity to the MSR -- Southeast Asian Reactions and China’s Response -- Regarding Sovereignty Concerns -- Concerning Public Opinion -- Considering Regime or Leadership Changes -- Questions for Resolution over the MSR in Southeast Asia -- South Asia -- China’s Maritime Silk Road Objectives and Activities in South Asia -- MSR and Sri Lanka -- MSR and Maldives’s Reactions -- MSR and Bangladesh’s Reactions -- Nepal’s Reaction -- India Holding Out -- Security Relationship between China and India -- Economic Relationship between China and India -- Implications for China’s MSR in South Asia -- East Africa and the Red Sea -- China’s MSR Projects in East Africa -- Djibouti -- Ethiopia -- Kenya -- Tanzania -- Egypt -- Reactions to China’s MSR Projects in East Africa -- Chapter 4 China’s “Health Silk Road” Diplomacy -- The Origin of China’s Health Silk Road Diplomacy -- Promotion of the Health Silk Road during COVID-19: China’s Giving -- Seizing Opportunities to Help -- Supplying Medical Assistance and Vaccines -- Reception of the Health Silk Road during COVID-19: China’s Taking -- Dispensing and Purchasing Influence -- Joint Medical Cooperation and Development of Vaccines -- Evolution of China’s Health Silk Road Diplomacy -- Chapter 5 China’s Evolving Belt-and-Road Initiative -- A Bid for World Leadership -- BRI Geographically Extended -- West Africa -- South Pacific -- Latin America and the Caribbean -- Digital Silk Road -- Laying a Digital Silk Road -- Implementing the Digital Silk Road -- Geopolitical Implications of the Digital Silk Road -- Arctic: The Next Silk Road? -- Chapter 6 Blowback to the Belt-and-Road Initiative Power Transition -- Can and Will the West Strike Back? -- Challenges to the BRI: Foreign Initiatives -- Challenges to the BRI: Difficulties Arising from the Initiative Itself -- Repackaging the BRI: The Global Development Initiative and Global Security Initiative -- Conclusion -- Notes -- References -- Index.</text:p>
          </table:table-cell>
          <table:table-cell office:value-type="string" table:style-name="ce1">
            <text:p>https://library.ecssr.ae/cgi-bin/koha/opac-detail.pl?biblionumber=291292</text:p>
          </table:table-cell>
          <table:table-cell table:number-columns-repeated="16377"/>
        </table:table-row>
        <table:table-row table:style-name="ro1">
          <table:table-cell office:value-type="string" table:style-name="ce1">
            <text:p>291293</text:p>
          </table:table-cell>
          <table:table-cell office:value-type="string" table:style-name="ce1">
            <text:p>Handbook on public policy and artificial intelligence /</text:p>
          </table:table-cell>
          <table:table-cell table:style-name="ce1"/>
          <table:table-cell office:value-type="string" table:style-name="ce1">
            <text:p>This timely Handbook explores the relationship between public policy and artificial intelligence (AI) technologies across a broad range of geographical, technical, political and policy contexts. It contributes to critical AI studies, focusing on the intersection of the norms, discourses, policies, practices and regulation that shape AI in the public sector. Expert authors in the field discuss the creation and use of AI technologies, and how public authorities respond to their development, by bringing together emerging scholarly debates about AI technologies with longer-standing insights on public administration, policy, regulation and governance. Contributions in the Handbook mobilize diverse perspectives to critically examine techno-solutionist approaches to public policy and AI, dissect the politico-economic interests underlying AI promotion and analyse implications for sustainable development, fairness and equality. Ultimately, this Handbook questions whether regulatory concepts such as ethical, trustworthy or accountable AI safeguard a democratic future or contribute to a problematic de-politicization of the public sector. The Handbook on Public Policy and Artificial Intelligenceis a crucial resource for students and scholars of public policy and administration, political economy, political science, sociology, law, regulation and governance, computer science and technology studies. It is also beneficial to policy practitioners, civil society actors and regulators working with AI technologies.</text:p>
          </table:table-cell>
          <table:table-cell office:value-type="string" table:style-name="ce1">
            <text:p>Cheltenham, England : Edward Elgar Publishing Limited, 2024</text:p>
          </table:table-cell>
          <table:table-cell office:value-type="string" table:style-name="ce1">
            <text:p>Introduction to the Handbook on Public Policy and Artificial Intelligence: vantage points for critical inquiry -- PART I AI AND PUBLIC POLICY: CHALLENGE TO KEY CONCEPTS -- Researching the politics of automated systems of governing: a thematic review -- Power in AI and public policy -- What’s old is new: AI and bureaucracy -- AI and the logics of public sector organizations -- AI technologies and the reconfiguration of discretion in street-level bureaucracy -- PART II AI AND THE POLITICS OF GOVERNANCE: DECONSTRUCTING NORMATIVE PRECEPTS -- Accounting for context in AI technologies -- AI and bias -- AI and ethics: policies of de-politicisation? -- Algorithm and code: explainability, interpretability and policy -- AI and interoperability -- AI and environmental sustainability -- AI and transparency -- Trust and trustworthiness in artificial intelligence -- PART III AI AND THE POLITICAL ECONOMY OF PUBLIC POLICY AND REGULATION -- Decolonial critique in AI policy-making and policy analysis -- The platformisation of global development -- Decoding and reimagining AI governance beyond colonial shadows -- Procurement and artificial intelligence -- Regulatory interdependence in AI -- The politics of regulating AI technologies: towards AI competition states -- PART IV AI AND PUBLIC POLICY ON THE GROUND: PRACTICES AND CONTESTATIONS -- The geopolitics of AI in warfare: contested conceptions of human control -- AI in policing and law enforcement -- AI in border control and migration: techno-racism and exclusion at digital borders -- Critical appraisal of large language models in judicial decision-making -- Regulating automated decision-making in the justice system: what is the problem? -- AI, regulation, and the world of work: the competing approaches of the US and China -- Reimagining failed automation: from neoliberal punitive automated welfare towards a politics of care -- AI in care: a solution to the ‘care crisis’ in England? -- AI in child protection -- Governing AI technologies in healthcare: beyond the ‘ethics bubble’ -- AI and urban governance: from the perils of smart cities to Amazon Inc. urbanism -- Index.</text:p>
          </table:table-cell>
          <table:table-cell office:value-type="string" table:style-name="ce1">
            <text:p>https://library.ecssr.ae/cgi-bin/koha/opac-detail.pl?biblionumber=291293</text:p>
          </table:table-cell>
          <table:table-cell table:number-columns-repeated="16377"/>
        </table:table-row>
        <table:table-row table:style-name="ro1">
          <table:table-cell office:value-type="string" table:style-name="ce1">
            <text:p>291294</text:p>
          </table:table-cell>
          <table:table-cell office:value-type="string" table:style-name="ce1">
            <text:p>Work, employment and flexibility : innovation, technology and the changing world of work /</text:p>
          </table:table-cell>
          <table:table-cell table:style-name="ce1"/>
          <table:table-cell office:value-type="string" table:style-name="ce1">
            <text:p>This insightful book examines the evolving landscape of work in the context of rapidly developing information and communication technology and Artificial Intelligence. It argues that while in the twentieth century there was a standardisation of work style, the twenty-first century is seeing the creation of ever more flexible forms of work, epitomised by the rise of the gig economy. Exploring the changing nature of work in the context of previous and ongoing industrial revolutions, contributors map out the interplay between technology, flexibility and regulation. They discuss how the dynamics of the workplace have shifted in light of a growing platform economy and since the COVID-19 pandemic. The implications of virtual flexibility are also highlighted, including issues around surveillance, work-life balance and role of trade unions. Ultimately, they articulate the broader topics and challenges of the emerging workplace in terms of learning development, employability, disadvantages and supply chains. Championing fresh perspectives on workplace culture post-pandemic, Work, Employment and Flexibility is an essential read for scholars and students of human resource management, organisation innovation and information systems. It also provides key insights for anyone involved in employment relations, or health and wellbeing at work.</text:p>
          </table:table-cell>
          <table:table-cell office:value-type="string" table:style-name="ce1">
            <text:p>Cheltenham, England : Edward Elgar Publishing Limited, 2024</text:p>
          </table:table-cell>
          <table:table-cell office:value-type="string" table:style-name="ce1">
            <text:p>PART I Historical and evolutionary perspective -- 1. The changing nature of work, employment and flexibility -- 2. Exploring the shifting landscape of work and employment: the interplay between technology, flexibility, and regulation -- 3. The evolution of flexible working patterns -- PART II Patterns of flexibility -- 4. Time: working any time -- 5. Working from where? The dynamics of workplaces -- 6. Work in the platform economy: a broad perspective and its policy implications -- 7. Employment from the pandemic onwards: European trends on platform work and teleworking and the case of Spain -- PART III Working and communication in the virtual workplace -- 8. Workplace communication in the age of virtual flexibility -- 9. The dark side of 21st century flexible work -- 10. Treading water or dead in the water? The future of unions revisited through power analysis -- PART IV Contemporary aspects of flexible work -- 11. Learning, development and employability -- 12. Flexibility and the disadvantaged, disabled and precarious worker -- 13. Supply chains and e-supply chains: the impact on flexibilisation of work and employment -- 14. Innovation, technology and the changing world of work -- Index</text:p>
          </table:table-cell>
          <table:table-cell office:value-type="string" table:style-name="ce1">
            <text:p>https://library.ecssr.ae/cgi-bin/koha/opac-detail.pl?biblionumber=291294</text:p>
          </table:table-cell>
          <table:table-cell table:number-columns-repeated="16377"/>
        </table:table-row>
        <table:table-row table:style-name="ro1">
          <table:table-cell office:value-type="string" table:style-name="ce1">
            <text:p>291295</text:p>
          </table:table-cell>
          <table:table-cell office:value-type="string" table:style-name="ce1">
            <text:p>How to use digital learning with confidence and creativity : a practical introduction /</text:p>
          </table:table-cell>
          <table:table-cell table:style-name="ce1"/>
          <table:table-cell office:value-type="string" table:style-name="ce1">
            <text:p>How to Use Digital Learning with Confidence and Creativity is an accessible and practical guide to key topics in the field of digital learning. It offers advice and insights not just about core digital learning platforms and tools but about a range of ethical, pedagogical, ideological, and strategic challenges arising at the intersection of digital technology and teaching practice. This How to guide will help readers develop and deepen their understanding of how to support, research and engage with learning and learners in the digital age. Divided into three key sections, it offers valuable and practical guidance and perspectives about technical tools and systems, conceptual frameworks and theoretical structures and the integration of theory, technology and practice in real world teaching and learning contexts. The book brings together contributions from experienced instructional designers, learning technologists, teacher-scholars, and educational leaders, ensuring that while the content is accessible, it is also grounded in the real and dynamic world of contemporary digital learning. This is an invaluable resource for students and scholars of digital learning, innovation and technology in education, educational psychology and pedagogy, as well as academics and education leaders working to develop approaches to and provide strategic leadership in this complex and constantly-evolving area.</text:p>
          </table:table-cell>
          <table:table-cell office:value-type="string" table:style-name="ce1">
            <text:p>Cheltenham, England : Edward Elgar Publishing Limited, 2024</text:p>
          </table:table-cell>
          <table:table-cell office:value-type="string" table:style-name="ce1">
            <text:p>Introduction to How to Use Digital Learning with Confidence and Creativity -- Section I Technology -- Introduction to Section I -- Subsection I Key technologies, platforms and tools -- EdTech-topia: the land of abundance and uncertainty -- Navigating IT infrastructure for effective digital learning -- Bazaar university: an examination of procurement processes and sales tactics -- The learning management system (LMS) -- Considering authoring tools for digital learning -- Technologies for hybrid learning -- Digital learning with ePortfolios -- Learning analytics: a practical introduction -- Generative AI writing technologies -- Subsection II Larger technical trends and contexts -- Transformative forces: Artificial Intelligence and Machine Learning -- Demystifying big data -- Blockchain and the future of digital learning -- Navigating the challenges and potential of the metaverse -- Section II Theory -- Introduction to Section II -- Managing place and space in the context of blended and hybrid learning -- Planning and designing for teaching and learning at scale -- Optimising face-to-face through digital: how to flip the classroom -- Digital play and learning -- What should I know about instructional design models? -- How to adapt the ABC Learning Design method for your institution -- Re-defining modes of learning -- Quality assurance frameworks for digital education -- Introducing the community of inquiry -- Digital learning and accessibility -- Learning transfer and preparing learners for future learning -- The United Nations Sustainable Development Goals (SDGs) and digital learning -- Section III Praxis -- Introduction to Section III -- DIY digital learning -- Bypassing trends to serve the students in front of you -- Digital teaching in a datafied world -- Academic integrity in digital learning -- Micro-credential mountains and molehills -- Scenario-based learning -- When AI in education takes off without educators -- Open educational practices -- Pedagogy of care -- Critical instructional design: resisting commodification by investing in faculty -- Sustainability and digital learning -- The culture of a paradigm shift in digital learning -- Index.</text:p>
          </table:table-cell>
          <table:table-cell office:value-type="string" table:style-name="ce1">
            <text:p>https://library.ecssr.ae/cgi-bin/koha/opac-detail.pl?biblionumber=291295</text:p>
          </table:table-cell>
          <table:table-cell table:number-columns-repeated="16377"/>
        </table:table-row>
        <table:table-row table:style-name="ro1">
          <table:table-cell office:value-type="string" table:style-name="ce1">
            <text:p>291296</text:p>
          </table:table-cell>
          <table:table-cell office:value-type="string" table:style-name="ce1">
            <text:p>Progressing performance and well-being at work : travelling the loop /</text:p>
          </table:table-cell>
          <table:table-cell office:value-type="string" table:style-name="ce1">
            <text:p>Paauwe, Jaap,</text:p>
          </table:table-cell>
          <table:table-cell office:value-type="string" table:style-name="ce1">
            <text:p>Through concise investigations into key questions such as how we can develop meaningful work experiences and how we can create an enabling work setting, Jaap Paauwe aids readers' understanding of how optimal workplace commitment and organizational performance may be achieved. Progressing Performance and Well-being at Work provides an indispensable overview of highly applicable organization and Human Resource Management theories, such as goal setting theory, job demands resources theory and psychological contract theory. Chapters clearly indicate how such theories may be put into practice, detailing how and why they may boost commitment and motivation in often fast-paced and challenging workplaces. Ultimately, this essential book showcases proven methods with which managers can improve employee well-being. This timely book will be highly engaging for practitioners and managers who are seeking to boost company well-being and performance. An intriguing contribution to the field of HR, it will additionally benefit students and researchers studying business, occupational psychology and strategic management.</text:p>
          </table:table-cell>
          <table:table-cell office:value-type="string" table:style-name="ce1">
            <text:p>Cheltenham, England : Edward Elgar Publishing Limited, 2024</text:p>
          </table:table-cell>
          <table:table-cell office:value-type="string" table:style-name="ce1">
            <text:p>Table Of Contents -- Front Matter -- Copyright -- Contents -- Figures -- Tables -- About the author -- Preface -- Acknowledgments -- Travelling the loop: an introduction and overview of content -- The institutional perspective: how market, society, and organization interact -- The contextually-based Human Resource Theory -- AMO theory: how to improve abilities, motivation and opportunity to participate -- Goal setting theory and feedback -- Human capital and the differentiated approach to employees -- Strength of the HRM system -- Well-being: the crucial link between HRM practices and outcomes -- Line management enactment -- Job Demands Resources theory: how to stimulate engagement and to avoid burn-out? -- Job design and crafting: how can we create an optimal work setting? -- Psychological contract theory: fulfillment or violation? -- Psychological safety: the secret behind well-performing teams -- Organizational justice: in search of fairness and equity for your staff -- Social determination theory: how it can help to do a good job as a manager -- Appendix: Evidence-based management – meaning and implications for practitioners -- Index.</text:p>
          </table:table-cell>
          <table:table-cell office:value-type="string" table:style-name="ce1">
            <text:p>https://library.ecssr.ae/cgi-bin/koha/opac-detail.pl?biblionumber=291296</text:p>
          </table:table-cell>
          <table:table-cell table:number-columns-repeated="16377"/>
        </table:table-row>
        <table:table-row table:style-name="ro1">
          <table:table-cell office:value-type="string" table:style-name="ce1">
            <text:p>291297</text:p>
          </table:table-cell>
          <table:table-cell office:value-type="string" table:style-name="ce1">
            <text:p>Sustainability : transformation, governance, ethics, law /</text:p>
          </table:table-cell>
          <table:table-cell office:value-type="string" table:style-name="ce1">
            <text:p>Ekardt, Felix,</text:p>
          </table:table-cell>
          <table:table-cell office:value-type="string" table:style-name="ce1">
            <text:p>This book proposes a holistic transdisciplinary approach to sustainability as a subject of social sciences. At the same time, this approach shows new ways, as perspectives of philosophy, political science, law, economics, sociology, cultural studies and others are here no longer regarded separately. Instead, integrated perspectives on the key issues are carved out: Perspectives on conditions of transformation to sustainability, on key instruments and the normative questions. This allows for a concise answer to urgent and controversial questions such as the following: Is the EU an environmental pioneer? Is it possible to achieve sustainability by purely technical means? If not: will that mean to end of the growth society? How to deal with the follow-up problems? How will societal change be successful? Are political power and capitalism the main barriers to sustainability? What is the role of emotions and conceptions of normality in the transformation process? To which degree are rebound and shifting effects the reason why sustainability politics fail? How much climate protection can be claimed ethically and legally e.g. on grounds of human rights? And what is freedom? Despite all rhetoric, the weak transition in energy, climate, agriculture and conservation serves as key example in this book. It is shown how the Paris Agreement is weak with regard to details and at the same time overrules the growth society by means of a radical 1,5-1,8 degrees temperature limit. It is shown how emissions trading must - and can - be reformed radically. It is shown why CSR, education, cooperation and happiness research are overrated. And we will see what an integrated politics on climate, biodiversity, nitrogen and soil might look like. "This book deals with conditions of transformation, governance instruments, ethics and law of sustainability. The relevance of the humanities to sustainability has never before been demonstrated so vividly and broadly as here. And in every area it opens up some completely new perspectives." (Prof. Dr. Dr. h.c. mult. Ernst Ulrich von Weizsäcker, Club of Rome, Honorary President) . "Taking a transdisciplinary perspective, the book canvasses the entire spectrum of issues relevant to sustainability. A most valuable and timely contribution to the debate." (Prof. Dr. Klaus Bosselmann, University of Auckland, Author of "The Principle of Sustainability") . "This books breathes life into the concept of sustainability. Felix Ekardt tears down the barriers between disciplines and builds a holistic fundament for sustainablility; fit to guide long-term decision-making on the necessary transformation and societal change." (Prof. Dr. Christina Voigt, Oslo University, Dept. of Public and International Law).</text:p>
          </table:table-cell>
          <table:table-cell office:value-type="string" table:style-name="ce1">
            <text:p>Cham, Switzerland : Springer, 2024</text:p>
          </table:table-cell>
          <table:table-cell office:value-type="string" table:style-name="ce1">
            <text:p>1: Foundations in Natural Science, Economics and Epistemology: Problems, Categories, Strategies, and the Issue of Growth -- 2: Transformation to Sustainability: An Innovative Perspective on Societal Change-With and Against Sociological, Psychological, Biological, Economic and Ethnologic Findings -- 3: Ethics and Law of Sustainability-Especially of Freedom, Human Rights, Democracy, and Balancing in a Reinterpreted Perspective -- 4: Politics and Governance of Sustainability-On Climate, Energy, Agriculture and Conservation Policy Instruments with a New Focus.</text:p>
          </table:table-cell>
          <table:table-cell office:value-type="string" table:style-name="ce1">
            <text:p>https://library.ecssr.ae/cgi-bin/koha/opac-detail.pl?biblionumber=291297</text:p>
          </table:table-cell>
          <table:table-cell table:number-columns-repeated="16377"/>
        </table:table-row>
        <table:table-row table:style-name="ro1">
          <table:table-cell office:value-type="string" table:style-name="ce1">
            <text:p>291263</text:p>
          </table:table-cell>
          <table:table-cell office:value-type="string" table:style-name="ce1">
            <text:p>Digital business and electronic commerce : strategy, business models and technology /</text:p>
          </table:table-cell>
          <table:table-cell office:value-type="string" table:style-name="ce1">
            <text:p>Wirtz, Bernd W.,</text:p>
          </table:table-cell>
          <table:table-cell office:value-type="string" table:style-name="ce1">
            <text:p>This textbook introduces readers to digital business from a management standpoint. It provides an overview of the foundations of digital business with basics, activities and success factors, and an analytical view on user behavior. Dedicated chapters on mobile and social media present fundamental aspects, discuss applications and address key success factors. The Internet of Things (IoT) is subsequently introduced in the context of big data, cloud computing and connecting technologies, with a focus on industry 4.0, smart business services, smart homes and digital consumer applications, as well as artificial intelligence. The book then turns to digital business models in the B2C (business-to-consumer) and B2B (business-to-business) sectors. Building on the business model concepts, the book addresses digital business strategy, discussing the strategic digital business environment and digital business value activity systems (dVASs), as well as strategy development in the context of digital business. Special chapters explore the implications of strategy for digital marketing and digital procurement. Lastly, the book discusses the fundamentals of digital business technologies and security, and provides an outline of digital business implementation. A comprehensive case study on Google/Alphabet, explaining Google's organizational history, its integrated business model and its market environment, rounds out the book.</text:p>
          </table:table-cell>
          <table:table-cell office:value-type="string" table:style-name="ce1">
            <text:p>Cham, Switzerland : Springer, 2021</text:p>
          </table:table-cell>
          <table:table-cell office:value-type="string" table:style-name="ce1">
            <text:p>Part I: Introduction -- 1: Foundations of Digital Business -- 2: Mobile Business -- 3: Social Media Business -- 4: Digital Government -- Part II: Technology, Digital Markets and Digital Business Models -- 5: Digital Business Technology and Regulation -- 6: Internet of Things -- 7: Artificial Intelligence, Big Data, and Cloud Computing -- 8: Digital Platforms, Sharing Economy, and Crowd Strategies -- 9: Digital Ecosystem, Disintermediation, and Disruption -- 10: Digital B2C Business Models -- 11: Digital B2B Business Models -- Part III: Digital Strategy, Digital Organization and E-commerce -- 12: Digital Business Strategy -- 13: Digital Transformation and Digital Organization -- 14: Digital Marketing and Electronic Commerce -- 15: Digital Procurement -- 16: Digital Business Implementation -- Part IV: Digital Case Studies -- 17: Google/Alphabet Case Study -- 18: Selected Digital Case Studies -- 19: The Digital Future: A Brief Outlook</text:p>
          </table:table-cell>
          <table:table-cell office:value-type="string" table:style-name="ce1">
            <text:p>https://library.ecssr.ae/cgi-bin/koha/opac-detail.pl?biblionumber=291263</text:p>
          </table:table-cell>
          <table:table-cell table:number-columns-repeated="16377"/>
        </table:table-row>
        <table:table-row table:style-name="ro1">
          <table:table-cell office:value-type="string" table:style-name="ce1">
            <text:p>291266</text:p>
          </table:table-cell>
          <table:table-cell office:value-type="string" table:style-name="ce1">
            <text:p>Data is everybody's business : the fundamentals of data monetization /</text:p>
          </table:table-cell>
          <table:table-cell office:value-type="string" table:style-name="ce1">
            <text:p>Wixom, Barbara Haley,</text:p>
          </table:table-cell>
          <table:table-cell office:value-type="string" table:style-name="ce1">
            <text:p>A clear, engaging, evidence-based guide to monetizing data, for everyone from employee to board member. Most organizations view data monetization--converting data into money--too narrowly: as merely selling data sets. But data monetization is a core business activity for both commercial and noncommercial organizations, and, within organizations, it's critical to have wide-ranging support for this pursuit. In Data Is Everybody's Business, the authors offer a clear and engaging way for people across the entire organization to understand data monetization and make it happen. The authors identify three viable ways to convert data into money--improving work with data, wrapping products with data, and selling information offerings--and explain when to pursue each and how to succeed. Key features of the book: * Grounded in twenty-eight years of academic research, including nine years of research at the MIT Sloan Center for Information Systems Research (MIT CISR) * Definitions of key terms, self-reflection questions, appealing graphics, and easy-to-use frameworks * Rich with detailed case studies * Supplemented by free MIT CISR website resources (cisr.mit.edu) Ideal for organizations engaged in data literacy training, data-driven transformation, or digital transformation, Data Is Everybody's Business is the essential guide for helping everybody in the organization--not just the data specialists--understand, get excited about, and participate in data monetization.</text:p>
          </table:table-cell>
          <table:table-cell office:value-type="string" table:style-name="ce1">
            <text:p>Cambridge, Massachusetts : The MIT Press, 2023</text:p>
          </table:table-cell>
          <table:table-cell office:value-type="string" table:style-name="ce1">
            <text:p>Introduction: Data Is Everybody’s Business -- 1 Data Monetization -- 2 Data Monetization Capabilities -- 3 Improving with Data -- 4 Wrapping with Data -- 5 Selling Information Solutions -- 6 Creating a Data Democracy -- 7 Data Monetization Strategy -- 8 Monetizing Your Data</text:p>
          </table:table-cell>
          <table:table-cell office:value-type="string" table:style-name="ce1">
            <text:p>https://library.ecssr.ae/cgi-bin/koha/opac-detail.pl?biblionumber=291266</text:p>
          </table:table-cell>
          <table:table-cell table:number-columns-repeated="16377"/>
        </table:table-row>
        <table:table-row table:style-name="ro1">
          <table:table-cell office:value-type="string" table:style-name="ce1">
            <text:p>291298</text:p>
          </table:table-cell>
          <table:table-cell office:value-type="string" table:style-name="ce1">
            <text:p>Axis of resistance : asymmetric deterrence and rules of the game in contemporary Middle East conflicts /</text:p>
          </table:table-cell>
          <table:table-cell office:value-type="string" table:style-name="ce1">
            <text:p>Sobelman, Daniel,</text:p>
          </table:table-cell>
          <table:table-cell office:value-type="string" table:style-name="ce1">
            <text:p>From the conflict between the United States and the Iranian-backed militias in Iraq and Syria to the recent Israel-Hamas war in the Gaza Strip, events in today's Middle East reflect the emergence of what has come to be known as an Iran-led "axis of resistance." A geopolitical network of state- and nonstate actors seeking to promote a new regional order, the "axis" primarily includes the Lebanese Hezbollah, Hamas in the Gaza Strip, Yemen's Houthi rebels, Syria, and multiple Iran-supported Shiite militias in Iraq. Drawing on qualitative in-depth research in Hebrew and Arabic, and on exclusive interviews with senior Israeli officials, Axis of Resistance offers the first comprehensive analysis of the evolution of the "axis" and its application of a distinct strategic approach to asymmetrical conflicts-that of "resistance." Author Daniel Sobelman shows that the various "resistance" forces in the region have pursued an analogous asymmetrical deterrent strategy whose origins trace back to the Israel-Hezbollah conflict in southern Lebanon, whereby the weaker actor attempts to subject the stronger state to limiting "rules of the game."</text:p>
          </table:table-cell>
          <table:table-cell office:value-type="string" table:style-name="ce1">
            <text:p>Albany, NY : State University of New York Press, 2025</text:p>
          </table:table-cell>
          <table:table-cell office:value-type="string" table:style-name="ce1">
            <text:p>Table Of Contents -- Intro -- Contents -- Acknowledgments -- Introduction -- Chapter 1 The Emergence of a Resistance Community and Strategy -- Variations of Resistance Failure and Success -- The Argument -- Resistance: Ideology, Geopolitics, Asymmetric Strategy -- From Coordinated Discourse to Coordinated Action -- Resistance as an Asymmetric Strategy -- The Contours of Resistance Strategy -- Hezbollah: The Primary Resistance Laboratory -- The 2006 Lebanon War as a Resistance Model -- The Resistance Challenge from Israel’s Vantage Point -- Case Selection, Research Design, Chapter Outline -- Chapter 2 The Logic of Asymmetric Rules of the Game -- Rules of the Game: A Quest for Limitations and Predictability -- From Nuclear Armageddon to Limited War -- From Nuclear to Conventional Limitations -- Vulnerability, Cooperation, and Rules of the Game -- Vulnerability, Power, and Asymmetric Conflicts -- Asymmetric Bargaining on Limitations -- A Model for Asymmetric Rules of the Game -- Research Design -- Chapter 3 Hezbollah versus Israel in Southern Lebanon -- Historical Background -- The Emergence of Rules of the Game -- The Origins of Asymmetric Deterrence -- Operation Accountability: Israel’s First Major Attempt to Change the Rules -- Operation Accountability Understandings, 1993 to 1996 -- Constructing an Intricate Language of Escalation -- The Exclusion of Israel’s Airpower from the Rules of the Game -- Operation Grapes of Wrath: Would More Force Change the Rules? -- Negotiating the April Understandings -- Refining the Rules of the Game: Five Levels of Escalation -- Bargaining Over the Use of Roadside Bombs -- Assessing the Impact of the Understandings on Israel’s Latitude -- New Rules of the Game, 2000 to 2006: From Unilateral Pullout to the 2006 War -- Coercive Bargaining over the New Status Quo -- The Rules of the Game Come into Sharper Focus -- New Rules of the Game: Four Primary Areas -- Shebaa Farms: Contested Land, Acceptable Playing Field -- The Aerial Domain: Restraining Israel’s Primary Asymmetric Asset -- Tit-for-Tat Operations along the Israel-Lebanon Border -- The Clandestine Realm: Assassinations, Intelligence, and Subversion -- On the Path to War: The Unraveling of the Rules of the Game -- The Emergence of Postwar Mutual Strategic Deterrence -- Postwar Deterrent Equations: Offsetting Israel’s Airpower -- Dialogues of Deterrence: Bargaining over the Next War’s Thresholds -- The Campaign between the Wars: New Rules of the Game in the Syrian Arena -- Would Strategic Deterrence Normalize Limited Friction? -- Hezbollah’s Model for Rules of the Game -- Conclusion -- Chapter 4 Hamas versus Israel in the Gaza Strip -- Historical Background -- The Hezbollah Connection -- Hamas Seeks to Introduce Limited Attrition -- Bargaining over Acceptable Rules of the Game -- Rockets as a Coercive Instrument -- Hamas Tries and Fails to Introduce Acceptable Level of Attrition -- Raising the Threshold: The Great March of Return, 2018 to 2020 -- The Great March of Return: A New Coercive Instrument -- Israeli Policy Adjustments -- Fighting on the Lowest Rungs of Escalation Ladder -- Expanding the Rules of the Game: Operation Guardian of the Walls, May 2021 -- New Deterrent Equations and Tighter Integration into the Axis of Resistance -- Conclusion -- Chapter 5 The Houthis versus Saudi Arabia in Yemen -- Saudi Arabia Seeks Decisive Victory -- Iranian and Hezbollah Prewar Support -- Hezbollah Publicly Intervenes in the War -- The Evolution of the Houthi Deterrent Efforts -- The Houthi Missile Force Emerges -- Precision-Guided Ballistic Missiles, Cruise Missiles, and Armed Drones -- A New Class of Attacks: Balance of Deterrence Operations -- Assessing Houthi Efforts to Establish Rules of the Game -- Houthi Association with the Axis of Resistance -- Operational Convergence with the Axis of Resistance -- Conclusion -- Chapter 6 Iran versus Israel (and the United States) in the Syrian Arena -- Background -- On a Collision Course: Israel Escalates Offensive against Iran -- Iran Fails to Change the Rules of the Game -- Initial Strategic Outcome: Iran Relocates Eastward -- In Search of Israeli Vulnerabilities -- Conclusion -- Conclusion and Discussion -- Afterword -- Hezbollah Initiates an Incremental, Rules-Based War of Attrition -- The First Coordinated Multifront War: The Axis of Resistance Mobilizes -- Looking Forward -- Notes -- References -- Index.</text:p>
          </table:table-cell>
          <table:table-cell office:value-type="string" table:style-name="ce1">
            <text:p>https://library.ecssr.ae/cgi-bin/koha/opac-detail.pl?biblionumber=291298</text:p>
          </table:table-cell>
          <table:table-cell table:number-columns-repeated="16377"/>
        </table:table-row>
        <table:table-row table:style-name="ro1">
          <table:table-cell office:value-type="string" table:style-name="ce1">
            <text:p>291299</text:p>
          </table:table-cell>
          <table:table-cell office:value-type="string" table:style-name="ce1">
            <text:p>Hacking hybrid media : power and practice in an age of manipulation /</text:p>
          </table:table-cell>
          <table:table-cell office:value-type="string" table:style-name="ce1">
            <text:p>Barnard, Stephen R.,</text:p>
          </table:table-cell>
          <table:table-cell office:value-type="string" table:style-name="ce1">
            <text:p/>
            <text:p>The contemporary public sphere is rife with problematic information, but on what terms are manipulators able to garner attention in the hybrid media system? In Hacking Hybrid Media, Stephen R. Barnard examines how networked media capital is changing the fields of politics and journalism. With a focus on the messaging strategies employed by Donald Trump and his most vocal online supporters, Barnard provides a theoretically oriented and empirically grounded analysis of the ways today's media afford deceptive political communication. Analyzing data from prominent political events, Barnard shows how members of Trump's "digital army" use Facebook groups, Reddit forums, Twitter hashtags, YouTube channels, mass media, and more to shape the flow of disinformation in American media.From the structures of social media platforms to the practices of political actors, Barnard offers a critical appraisal of media power and the capital required to wield it. He reflects not only on the tools and techniques of manipulative media campaigns, but also on the implications they hold for the future of journalism, politics, and democracy in the US and beyond. In striking a balance between social theory and empirical research, Hacking Hybrid Media shows how the emergent structures and practices of the contemporary media system shape how information flows, how meaning is made, and ultimately, how networked social influence works.</text:p>
          </table:table-cell>
          <table:table-cell office:value-type="string" table:style-name="ce1">
            <text:p>New York, NY : Oxford University Press, 2024</text:p>
          </table:table-cell>
          <table:table-cell office:value-type="string" table:style-name="ce1">
            <text:p>1. Introduction: The Mediatized Politics of Manipulation -- 2. Power and Problematic Information in an Era of Hybrid Media -- 3. Channels of Distortion: The End of the Fairness Doctrine and the Resurgence of (Domestic) Information Warfare -- 4. What Are Platforms For? Profit, Persuasion, and (Dis)Information -- 5. Hacking Meaning and Influence in the (Dis)Information Age: The Acosta “Assault” Case -- 6. We Are Trump’s Digital Army! Capital and Practices of Manipulation on The_Donald -- 7. Trouble with Power, Practice, and Information in the Hybrid Media System.</text:p>
          </table:table-cell>
          <table:table-cell office:value-type="string" table:style-name="ce1">
            <text:p>https://library.ecssr.ae/cgi-bin/koha/opac-detail.pl?biblionumber=291299</text:p>
          </table:table-cell>
          <table:table-cell table:number-columns-repeated="16377"/>
        </table:table-row>
        <table:table-row table:style-name="ro1">
          <table:table-cell office:value-type="string" table:style-name="ce1">
            <text:p>291300</text:p>
          </table:table-cell>
          <table:table-cell office:value-type="string" table:style-name="ce1">
            <text:p>International sanctions : monetary and financial law perspectives /</text:p>
          </table:table-cell>
          <table:table-cell table:style-name="ce1"/>
          <table:table-cell office:value-type="string" table:style-name="ce1">
            <text:p>The monetary and financial dimensions of economic sanctions have become critical components of sanctions strategies. A wider range of monetary and financial assets, entities (including central banks), and services are now targeted. Financial institutions, infrastructures, regulators and central banks play an increasingly influential role in shaping sanctions channels. Furthermore, sanctions may have significant impacts on financial obligations. This book, prepared under the auspices of the International Monetary Law Committee of the International Law Association (Mocomila), is the first to focus on the unexplored financial and monetary law aspects of economic sanctions and examine their impact on central banks and payment systems.</text:p>
          </table:table-cell>
          <table:table-cell office:value-type="string" table:style-name="ce1">
            <text:p>Leiden : Brill/Nijhoff, 2024</text:p>
          </table:table-cell>
          <table:table-cell office:value-type="string" table:style-name="ce1">
            <text:p>Introduction -- Money and Finance: the New Frontiers of International Sanctions -- Sanctions and Central Banks -- The Impact of Sanctions on Contractual Rights and Property -- Part: Money and Finance: the New Frontiers of International Sanctions -- Economic and Financial Sanctions in International Law: Nature, Sources, and Reviewability -- International Sanctions: an Examination of Terms -- From General Embargoes to ‘Smart’ Financial Sanctions -- Sources and Legality of Sanctions -- UN-mandated Sanctions -- Sanctions Applied by International Organizations in Response to Violations of Their Internal Norms by Their Members -- Autonomous Sanctions -- Autonomous Sanctions Imposed by the Injured State -- Third-Party Countermeasures -- Conclusion -- The United States-Led Development of Financial Sanctions Since -- Introduction -- Legal Framework Underpinning US Financial Sanctions -- Chronological Overview of US Sanctions -- Sanctions from to -- Sanctions from to the Present -- The Shift towards Targeted Financial Sanctions -- From State Actors to Criminal Groups -- Primary versus Secondary Sanctions -- Strengthened Enforcement Penalties -- US Sanctions in Perspective – Selected Issues -- Unilateral versus Coordinated Approach -- Blocking of Assets – Sanctions Law Overriding Commercial Law -- Evaluating the Effectiveness of Sanctions -- Financial Sanctions as a Core Tool of US Foreign Policy -- Acknowledgements -- Financial Sanctions: the Development of an EU Practice -- Introduction -- A Short History -- A First Instance: Kuwait (and Iraq) -- Expansion and Standards -- Current State of Affairs -- Legal Bases: Past and Current -- Double Legal Basis -- Example: Sanctions against Russia for Aggression against Ukraine -- Unanimity Generally Required for Capital Controls -- Judicial Control: a Sketch -- Affected Parties Can Go to Court -- Judicial Deference to Council Discretion … -- … Yet Full Review of Respect for Human Rights -- Recent Case Law: Prigozhin and His Mother -- Full Review of Respect for Fundamental Rights -- Issues of Enforcement -- Relying on Member State Action -- Missing Willingness to Enforce -- Implementation Reliant on Multiple Enforcers, Lack of Coordination -- European Banking Authority Assessment -- Role of the European Commission -- A Call for a Brussels Sanctions Bureau -- Directive on Criminal Offences and Penalties for the Violation of EU Sanctions -- Special Issue: Return of Frozen Funds or Use for Compensation? -- Perspectives: Intensification, Litigation, Coordination -- Acknowledgements -- Weaponisation of Money and Payments -- The Role of the US Dollar in the International Monetary System -- Considerations about Sovereignty -- SWIFT -- Sanctions on Russia’s Central Bank -- International and Regional Dimension -- Conclusion -- Appendix -- In the US -- In the UK -- In the European Union -- Acknowledgements -- Towards a New Extraterritoriality of EU Sanctions? -- Introduction -- The (Somewhat Ambiguous) EU Stance on the Extraterritoriality of Sanctions -- As a Potential Target of US Extraterritorial Sanctions -- As an Entity Adopting Economic Sanctions -- Three Dimensions of the Expanded Territorial Reach of EU Sanctions -- The Expanded Reach of Targeted Sanctions -- Country-Based EU Sanctions Programs -- Theme-Based EU Sanctions Programs -- Fighting Circumvention and Facilitation through Individual Sanctions -- The New Frontiers of Sectoral Sanctions -- The Potential Extraterritorial Effects of Compliance Requirements -- EU Touch Points -- Parent-Subsidiary Relationships -- Due Diligence and Anti-circumvention Prevention -- New Compliance Requirements -- Concluding Remarks -- Evolution of the UK Financial Sanctions Framework Following the UK’s Withdrawal from the EU -- Introduction -- The UK Sanctions Framework Pre-EU-Withdrawal -- EU Sanctions -- UN Sanctions -- Autonomous UK Sanctions -- Sanctions and Anti-Money Laundering Act -- From EU Exit to SAMLA -- Purposes -- Types of Sanctions -- Financial Sanctions -- Immigration Sanctions -- Trade Sanctions -- Aircraft and Shipping Sanctions -- Other Sanctions for the Purposes of UN Obligations -- Implementation and Enforcement -- Early Forging of an Autonomous UK Sanctions Regime -- Russia’s Invasion of Ukraine and the EC(TE)A -- Onset of War in Ukraine -- Legislative Response -- Changes to Sanctions Framework -- Ministerial Reviews -- Discretionary Sanctions -- Designations by Name -- Designations by Description -- Enforcement -- The Economic Crime and Corporate Transparency Act (ECCTA) and the Future Landscape -- Key Aspects of Reform -- Reflections -- Differences in Sanctions Legislation between Jurisdictions -- The UK’s Flexibility in Approach Post-EU Withdrawal -- Convergence and Cooperation -- Examples of UK–EU Divergence -- Ownership and Control -- Licensing -- Other Practical Challenges -- Financial Firms -- OFSI -- Current Debates and Conclusion -- Acknowledgements -- Part: Central Banks and Financial Sanctions -- Economic Sanctions and Central Bank Immunity -- Introduction -- Central Bank Immunity -- Immunity and Sanctions on Central Banks -- Blocking or Freezing Assets -- Enforcement of Asset Freezes -- Central Banks and Recognition of Governments -- Confiscation of Assets: State Sponsors of Terrorism -- Sanctions on the Russian Central Bank Assets -- Contested Legal Issues Related to Sanctions and Central Bank Immunity -- Immunity and Executive Action -- Countermeasures -- Conclusion -- The Use of Inmobilised Assets and Reserves of the Central Bank of Russia -- The Path towards the Use of Assets and Reserves of the Russian Central Bank: Legal and Political Context -- The Legal Constraints -- The Solutions Proposed -- Acknowledgements -- Beyond Immunities: Sanctions and the Fundamental Rights of Central Banks -- Introduction -- Sanctions and EU Fundamental Rights -- Central Banks as Claimants of Fundamental Rights? -- ECHR: Fundamental Rights as Individual’s Rights -- CJEU: State Emanations as ‘Persons’ -- The Personal Scope of Fundamental Rights -- (Foreign) Public Authorities -- Foreign Central Banks -- Fundamental Rights of Central Banks: Merits and Consequences -- Economic Sanctions and Central Banks: Applying the Principles Articulated -- Introduction -- Economic Sanctions Generally and as Applied to Iran -- The Hostage Crisis -- The “Deal” to Release the Hostages -- Sanctions against the Russian Federation and Its Central Bank -- The Principles Established in the Bank Markazi Decision -- The Contentions of the Parties -- Bank Markazi’s Position -- The New York Fed’s Position -- The Tribunal’s “Straightforward” Decision on the Merits -- No Legal “Wrong” by the New York Fed -- Bank Markazi’s Damage Contentions -- Summary of the Tribunal’s Merits Analysis -- Is the Past Prologue: Can the Tribunal’s Disposition of Bank Markazi’s Claims Be Viewed as Precedent for Claims That Will Be Made by the Central Bank of the Russian Federation? -- Assets Frozen and Creditor Classes -- Compliance with Freeze Orders -- Investment of Cash Assets -- Conclusion -- The Role of Central Banks in the Application of International Financial Sanctions -- Introduction -- The ECB’s Role in the Adoption of EU Restrictive Measures -- The ECB’s Role in the Implementation of EU Restrictive Measures -- The ECB’s Obligation to Implement Sanctions -- Monetary Policy -- Banknotes -- Payment Systems -- Eurosystem Reserve Management System -- Crypto -- The Role of the ECB as a Prudential Supervisor in the Context of Prudential Supervision -- The Role of the ECB in the Context of International Coordination -- Potential Limits to the Implementation of EU Restrictive Measures by the ECB -- The ECB’s Mandate -- Fundamental Rights -- International Law -- Concluding Remarks -- The EU’s Restrictive Measures -- The Sanctions Addressed to the Central Bank of the Russia (CBR) in Early and the Impact on the Stability of the Russian Banking System -- The Sanctions Imposed in February -- The Sanctions Imposed in the First Half of March -- The Impact on the Stability of the Russian Banking System -- The Spillover Effect in the Euro Area: the Case of the Credit Institutions Included in the Group of Sberbank Europe (Austria) -- The Position of Sberbank Europe and Its Group in the Banking Union (BU) -- Assessment of the Two First Conditions for Resolution in Relation to the Credit Institutions in the BU Group of Sberbank Europe -- Assessment of the Failing or Likely to Fail (FOLTF) Resolution Condition -- Assessment of the Second Resolution Condition -- Activation of Moratorium Tools -- Resolution Actions by the Single Resolution Board (SRB) and Implementation of Its Decisions by the National Resolution Authorities (NRAs) -- The Differentiated Treatment of the Various Credit Institutions in the BU Group of Sberbank Europe -- The “No-Resolution Decision” in Relation to Sberbank Europe (Austria) -- Resolution Decisions in Relation to the Subsidiaries of Sberbank Europe’s BU Group -- The “Valuations” and “ ” before the Resolution Actions -- Implementation of the SRB’s Decisions – Activation of National Deposit Guarantee Schemes -- Excursus: towards Amending the Crisis Management and Deposit Insurance (CMDI) Framework -- Excursus: Crisis Management Actions in Switzerland in Relation to the Sberbank of Russia’s Subsidiary Headquartered in That Jurisdiction -- Pending Cases before the Court of Justice of the European Union (CJEU) -- Actions Brought by the (Former) Sberbank Europe (Austria) -- Actions Brought by Sberbank of Russia -- Concluding Remarks and Considerations -- Considerations Relating to the Link between the Restrictive Measures Imposed and Financial Stability -- Considerations on the Significance of the EU Banking Resolution Framework -- Considerations Relating to the Resolution Actions Taken -- Part: The Impact of Sanctions on Contractual Rights and Property -- The Legal Effect of Sanctions against Russia on Financial and Commercial Transactions -- Introduction -- The Scope of Sanctions -- Enforcement -- A Chilling Effect -- Watchlist and Sanctions Screening Software -- The Legal Basis for Sanctions against Russia -- When National (Unilateral) Sanctions May Affect a Financial or Commercial Transaction -- Sanctions Clauses -- Illegality under the Governing Law of the Contract -- Illegality under the Law of the Place of Performance -- Where Foreign Sanctions May Be Recognised as a Matter of Public Policy (Ordre Public) -- Limits of Monetary Sovereignty and the Lex Monetae -- Contractual Consequences of Sanctions before the English Courts -- Introduction -- UK Sanctions Regulations -- The Mints and Litasco Decisions -- Supervening Illegality -- Force Majeure Clauses -- Market Standard Clauses -- Conclusions -- Third Country Economic Sanctions and the EU Blocking Regulation -- The Impact of Third Country Sanctions on the Sovereign Jurisdiction of the EU and Its Member States -- General Considerations -- The Impact of Third-Country Sanctions on the Sovereign Jurisdiction of the EU in Practice -- Treatment of Third Country Sanctions in the EU -- The EU Legal Framework in Respect of Sanctions -- The Stance of the EU to Third Country Sanctions -- Blocking Third Country Sanctions on EU Entities -- The EU Blocking Regulation -- Judicial Review and Findings of the ECJ on the Interpretation of the Blocking Regulation -- National Level -- EU Level -- Legally Binding Contracts Signed by EU Entities: Application of the ECJ Guidelines and General Considerations -- Cases Where the Blocking Regulation Is Applicable -- Cases Where the Blocking Regulation Is Not Applicable -- Conclusions -- The Restriction on Trust Services: a New Sanction in Need of Improvement -- Asset Freezes, the Mother of all Financial Sanctions -- Why Prohibit Trust Services? -- European Union -- United Kingdom -- Personal Scope and the Russia-Connection Test -- Material Scope: Trusts -- Trust Is a Much Broader Category Than So-Called Private Trusts -- The Uncertain Notion of “Similar Legal Arrangements” -- Trust Services Are the Object of the Restriction -- Implementation and Transitional Provisions -- Conclusion -- The Key Role of Financial Institutions in Implementing Asset Freezing Measures -- Introduction -- Which Financial Institutions Must Comply with the EU Sanctions Regime? The Path towards the Extra-Territoriality of Restrictive Measures -- Extra-Territoriality Due to the Determination of the Financial Institutions Responsible for Enforcing Them -- Non-Extra-Territoriality of the Restrictive Measures Due to the Localisation within the Union of the Targeted Assets? -- What and Who Is the Target of the Individual Financial Restrictive Measures? -- What Is Frozen? the Notion of “Funds” and “Economic Resources” -- Whose Funds and Economic Resources? -- The Direct Designation of Individuals and Entities and Those “in Association with” Them -- The Indirect Designation: the Meaning of “Owned, Held or and Controlled” by a Listed Person or Entity -- The Legal Effects of “Freezing” and “Refusal to Make Available” Funds and Economic Resources -- The Meaning of “Freezing” and “Refusal to Make Available Funds and Economic Resources” for the Listed Person or Entity -- The Meaning of “Freezing” and “Refusal to Make Available Funds and Economic Resources” for Creditors of Listed Individual and Entity -- Conclusion -- Targeted Financial Sanctions and Asset Confiscation -- Introduction -- Confiscation of Frozen Assets in Times of War or International Armed Hostilities -- United States Laws and Practice -- Ukraine’s Laws and Practice -- Legality of Enemy’s Property Confiscations during Times of War -- Confiscation of Frozen Assets as a Response to Sanctions Violations (Conviction-Based Confiscation) -- Non-Conviction based Confiscation of Frozen Assets -- Proposals on the Use of Immobilized Assets to Generate Profit for Subsequent Confiscation (Partial Asset Confiscation) -- Concluding Remarks -- Index -- Back Cover.</text:p>
          </table:table-cell>
          <table:table-cell office:value-type="string" table:style-name="ce1">
            <text:p>https://library.ecssr.ae/cgi-bin/koha/opac-detail.pl?biblionumber=291300</text:p>
          </table:table-cell>
          <table:table-cell table:number-columns-repeated="16377"/>
        </table:table-row>
        <table:table-row table:style-name="ro1">
          <table:table-cell office:value-type="string" table:style-name="ce1">
            <text:p>291301</text:p>
          </table:table-cell>
          <table:table-cell office:value-type="string" table:style-name="ce1">
            <text:p>Research handbook on warfare and artificial intelligence /</text:p>
          </table:table-cell>
          <table:table-cell table:style-name="ce1"/>
          <table:table-cell office:value-type="string" table:style-name="ce1">
            <text:p>The Research Handbook on Warfare and Artificial Intelligence provides a multi-disciplinary exploration of the urgent issues emerging from the increasing use of AI-supported technologies in military operations. Bringing together scholarship from leading experts in the fields of technology and security from across the globe, it sheds light on the wide spectrum of existing and prospective cases of AI in armed conflict. Providing critical perspectives on the future of AI and warfare, this Research Handbook advances important debates surrounding technology and its strategic and humanitarian implications. Contributing authors discuss topics including machine learning algorithms in decisions on the use of force, the definition and feasibility of 'meaningful human control', issues pertaining to data protection and privacy, and states' positive obligations when deploying such systems. Ultimately, the book provides critical insights into one of the most contentious debates of our time and poses vital questions for the future of armed conflict. Tackling practical issues in a detailed and engaging manner, this Research Handbook is an indispensable resource for students and scholars of international law, political science, technology and security studies. Its examination of crucial legal, ethical and political issues pertaining to the topic will also make it an invaluable read for policymakers and researchers at NGOs and think tanks.</text:p>
          </table:table-cell>
          <table:table-cell office:value-type="string" table:style-name="ce1">
            <text:p>Cheltenham, England : Edward Elgar Publishing Limited, 2024</text:p>
          </table:table-cell>
          <table:table-cell office:value-type="string" table:style-name="ce1">
            <text:p>Introduction to Research Handbook on Warfare and Artificial Intelligence -- PART I THE DIGITAL BATTLEFIELD -- New military technologies and changes in warfare through the ages -- Technology, economy and war: the disruptive force of AI -- Military applications of AI: current situation and future considerations -- Digital battlefield: concept, technology and prospects -- Risks and benefits of AI-enabled military decision-making -- From strategy to orders: preparing and conducting military operations with artificial intelligence -- PART II AI IN WARFARE: LEGAL AND ETHICAL ISSUES -- Employment of AI in decisions on the use of force -- AI is changing the battlefield, but perhaps not how you think: an analysis of the operationalization of targeting law and the increasing use of AI in military operations -- Aspects of realizing (meaningful) human control: a legal perspective -- Big data and the future of belligerency: applying the rights to privacy and and data protection to wartime artificial intelligence -- Accountability and responsibility for AI-enabled conduct -- ‘Handle with care’: due diligence obligations in the employment of AI technologies -- PART III SPECIFIC APPLICATIONS OF AI IN WARFARE -- AI and military cyber operations -- Spying, artificial intelligence and the law of war -- Employing AI to improve humanitarian action in times of conflict and crisis -- PART IV ADDRESSING THE CHALLENGES: THE WAY FORWARD -- State positions on autonomous weapons systems -- AI and the future of arms control -- Regulating AI in non-military applications: lessons learned -- The technological leap of AI and the Global South: deepening asymmetries and the future of international security -- Index</text:p>
          </table:table-cell>
          <table:table-cell office:value-type="string" table:style-name="ce1">
            <text:p>https://library.ecssr.ae/cgi-bin/koha/opac-detail.pl?biblionumber=291301</text:p>
          </table:table-cell>
          <table:table-cell table:number-columns-repeated="16377"/>
        </table:table-row>
        <table:table-row table:style-name="ro1">
          <table:table-cell office:value-type="string" table:style-name="ce1">
            <text:p>291448</text:p>
          </table:table-cell>
          <table:table-cell office:value-type="string" table:style-name="ce1">
            <text:p>Elgar Encyclopedia of Corporate Governance /</text:p>
          </table:table-cell>
          <table:table-cell table:style-name="ce1"/>
          <table:table-cell office:value-type="string" table:style-name="ce1">
            <text:p>With 163 authoritative entries providing definitive explanations and critiques of the fundamental principles and practices of corporate governance, this timely Encyclopedia is a comprehensive overview of the economic, political, social, legal and environmental impacts of corporations across the globe. Bringing together almost 100 leading experts, the Encyclopedia addresses the meaning and purpose of corporate governance and how this term has evolved over time. Philosophical perspectives on corporate governance, as well as its origins and history are laid out, alongside critical theories and methodologies on governance. The Encyclopedia then examines different aspects of governance related to governance regimes, neoliberalism, finance, accounting and corporate reporting, law and regulation, strategy and forms of governance. Board processes and performance, leadership in the boardroom, board directors and board diversity are explained. Focus is drawn to emerging societal problems and crises related to corporate governance and how these have been addressed by different institutions, such as digital era governance, corporate social responsibility and corporate sustainability and regeneration of the natural world. The Elgar Encyclopedia of Corporate Governance is an essential reference source for academics, researchers and students of business and management, economics and finance and environmental studies. Professionals and policymakers working in the sectors of corporate governance, corporate social responsibility, management and sustainability and strategic management will also find this to be an indispensable reference work. Key Features: - 163 distinct entries structured by theme - Combines empirical findings with real-world examples - Adopts a comparative global analysis from leading academics - Accessible explanations of fundamental concepts and principles</text:p>
          </table:table-cell>
          <table:table-cell office:value-type="string" table:style-name="ce1">
            <text:p>Cheltenham, England : Edward Elgar Publishing Limited, [2024]</text:p>
          </table:table-cell>
          <table:table-cell office:value-type="string" table:style-name="ce1">
            <text:p>Table Of Contents -- Cover -- Copyright -- Contents -- Contributors -- Introduction to the Elgar Encyclopedia of Corporate Governance -- PART 1 PHILOSOPHICAL PERSPECTIVES ON CORPORATE GOVERNANCE -- 1. Adam Smith: moral sentiments -- 2. Karl Marx: the labour theory of value and exploitation -- 3. John Stuart Mill: utilitarianism and the economic conditions of happiness -- 4. Do private vices bring public benefit? Mandeville and the foundations of modern capitalism -- 5. Capitalism and Deleuze -- 6. Resisting the financialization of corporate governance with Deleuze and Guattari -- 7. Enriqué Dussel’s philosophy of liberation: moving beyond colonial Eurocentrism -- PART 2 ORIGINS AND HISTORY OF CORPORATE GOVERNANCE -- 8. Corporate governance -- 9. The genesis of the corporation: The 17th- and 18th-century East India Companies -- 10. Berle and Means and the modern corporation as a new public institution (1850s–1930s) -- 11. The evolution of corporate governance -- 12. Managerial capitalism (1940s–1970s) -- 13. The countervailing power of the New Deal, and the rise of the financialised corporation and neo-liberalism -- 14. The new contractual economic theory of the firm (1970s–2010s) -- 15. The displacement of managerial capitalism by financial capitalism (2010s–2020s) -- PART 3 CHALLENGING NEO-LIBERALISM -- 16. Neoliberal resilience -- 17. The financialisation of corporate governance -- 18. Challenging neoliberalism in the face of global complexity -- PART 4 CRITICAL THEORIES AND METHODOLOGIES -- 19. Shareholder primacy and long-term corporate investment -- 20. The myths of shareholder primacy -- 21. Social approaches to corporate governance -- 22. Team production theory of corporate law -- 23. Extended team production theory -- 24. Stakeholder theory -- 25. A critique of stakeholder theory -- 26. Behavioural theory of boards and governance -- 27. Multi-level corporate governance -- 28. Resource dependence theory: a political understanding of corporate governance -- 29. Sustainability and corporate governance -- 30. Methodological perspectives in corporate governance -- 31. Integrating theoretical perspectives on corporate governance -- PART 5 GOVERNANCE REGIMES -- 32. Anglo-American corporate governance -- 33. European corporate governance: relationship-based approaches -- 34. Asia-Pacific corporate governance: family-controlled business networks -- 35. Corporate governance in Italy -- 36. Corporate governance in Central and Eastern Europe between 1945 and 1990 -- 37. Corporate governance in Central and Eastern Europe after 1990 -- 38. Neopatrimonial (corporate) governance -- 39. Director independence in developed and developing economies -- 40. Structural information asymmetry, local institutions and corporate governance in Africa -- 41. Corporate governance and boards in Africa: the Ubuntu model -- PART 6 FINANCE AND CORPORATE GOVERNANCE -- 42. Ownership and corporate governance -- 43. Corporate governance and finance: investment funds -- 44. The global growth of equity markets -- 45. Investor voting and shareholder rights -- 46. Insider trading -- 47. Pyramidal groups -- 48. Corporate governance and finance aspects: dividend policy, bond yields, and risk-taking -- 49. Dividend policy -- 50. The international premium for corporate governance -- 51. Investors as stewards: a sustainable symbiosis? -- 52. Purpose and paradigm shifts in banking governance -- PART 7 ACCOUNTING AND CORPORATE REPORTING -- 53. Creative accounting, fraud, and international accounting scandals -- 54. Accounting for inequality -- 55. The OECD/G20 agreement on minimum corporate taxation: scope for fairness or financialisation? -- 56. Waves of international frameworks for sustainability reporting -- 57. Integrity in disclosure and accountability -- 58. ESG: overview and critique -- 59. ESG: reporting and greenwashing -- 60. Transparency in corporate governance and ethical conduct -- 61. Voluntary environmental disclosure in an authoritarian political context -- PART 8 LAW AND REGULATION -- 62. The dimensions of corporate personality -- 63. Corporate moral personhood -- 64. Enterprise -- 65. Fiduciary duty -- 66. Corporate governance deviance -- 67. Contractual corporate governance -- 68. Codes of good governance -- 69. Stewardship codes and investor stewardship -- 70. Questioning CEO-Chair separation: a critical review and integrative model -- 71. (Convergence of) legal corporate perspectives -- 72. The globalisation of regulation -- 73. Revisiting regulatory frameworks -- 74. A new global regulatory architecture for corporate governance? -- PART 9 STRATEGY AND CORPORATE GOVERNANCE -- 75. Corporate governance life cycle -- 76. Corporate governance and M&amp;amp;As -- 77. Strategic leadership by the board -- 78. Boards and strategy -- 79. Value and value creation in corporate governance -- 80. Ambidexterity -- 81. Corporate governance, boards, and innovation: reviews of literature -- 82. Organization allegitimacy -- 83. Board strategic balance: a practical theory of sport governance -- PART 10 FORMS OF GOVERNANCE -- 84. Meta-organizations: evolving forms of governance -- 85. Entrepreneurial threshold firms -- 86. Corporate governance: the case of the Mondragon Cooperative Group -- 87. Corporate governance in IPOs -- 88. Value and value creation persp</text:p>
          </table:table-cell>
          <table:table-cell office:value-type="string" table:style-name="ce1">
            <text:p>https://library.ecssr.ae/cgi-bin/koha/opac-detail.pl?biblionumber=291448</text:p>
          </table:table-cell>
          <table:table-cell table:number-columns-repeated="16377"/>
        </table:table-row>
        <table:table-row table:style-name="ro1">
          <table:table-cell office:value-type="string" table:style-name="ce1">
            <text:p>291447</text:p>
          </table:table-cell>
          <table:table-cell office:value-type="string" table:style-name="ce1">
            <text:p>Handbook on Public-Private Partnerships in International Infrastructure Development : A Critical Perspective /</text:p>
          </table:table-cell>
          <table:table-cell table:style-name="ce1"/>
          <table:table-cell office:value-type="string" table:style-name="ce1">
            <text:p>This Handbook systematically compares public-private partnerships (PPPs) from across the globe to examine factors that have contributed to their success or failure. The editors have brought together an international range of experts to produce richly detailed accounts of the various ways in which PPPs are conducted. The Handbook on Public-Private Partnerships in International Infrastructure Development addresses the crucial question: what makes an infrastructure project more or less successful when it is delivered by a public-private partnership? Providing thorough empirical analysis and following a methodological structure which aids reader understanding, chapters are divided into useful geographical sections including: the Anglophone world, Europe, Asia, and the Middle East and North Africa. This Handbook arrives at an important juncture, given the major infrastructure projects that will be necessary to achieve the 17 UN Sustainable Development Goals. Authoritative and invaluable, the Handbook is vital for researchers focusing on infrastructure, strategy and project management. Practitioners will also benefit from the case studies featured in this book</text:p>
          </table:table-cell>
          <table:table-cell office:value-type="string" table:style-name="ce1">
            <text:p>Cheltenham, England : Edward Elgar Publishing Limited, [2024]</text:p>
          </table:table-cell>
          <table:table-cell office:value-type="string" table:style-name="ce1">
            <text:p>Table Of Contents -- Front Matter -- Copyright -- Contents -- Contributors -- 1. Introduction: Handbook on Public–Private Partnerships in International Infrastructure Development -- Part I Anglophone world -- 2. United Kingdom -- 3. Australia -- 4. Canada -- 5. United States of America -- Part II Europe -- 6. Finland -- 7. Norway -- 8. The Netherlands -- 9. Spain -- Part III Asia -- 10. India -- 11. China -- 12. Hong Kong SAR -- 13. Singapore -- Part IV Middle East and North Africa (MENA) -- 14. Saudi Arabia -- 15. Jordan -- 16. Tunisia -- Part V Conclusion -- 17. What have we learnt about PPPs? -- Index</text:p>
          </table:table-cell>
          <table:table-cell office:value-type="string" table:style-name="ce1">
            <text:p>https://library.ecssr.ae/cgi-bin/koha/opac-detail.pl?biblionumber=291447</text:p>
          </table:table-cell>
          <table:table-cell table:number-columns-repeated="16377"/>
        </table:table-row>
        <table:table-row table:style-name="ro1">
          <table:table-cell office:value-type="string" table:style-name="ce1">
            <text:p>291446</text:p>
          </table:table-cell>
          <table:table-cell office:value-type="string" table:style-name="ce1">
            <text:p>International Security Studies and Technology : Approaches, Assessments, and Frontiers /</text:p>
          </table:table-cell>
          <table:table-cell table:style-name="ce1"/>
          <table:table-cell office:value-type="string" table:style-name="ce1">
            <text:p>International Security Studies and Technologyapplies an interdisciplinary perspective to the study of emerging technologies and issues related to their development, governance, laws, ethics, understanding, and (mis)use, considering their impact on international security and established international norms. Bringing together a diverse collection of experts, Tobias T. Gibson and Kurt W. Jefferson analyse international security and technology through three conceptual frameworks: approaches, assessments, and frontiers. The book examines the real-life impacts of new technologies on national security, warfare, military doctrine, and geopolitical security alliances across various environmental and human security contexts. Exploring intelligence, information control strategies, cybersecurity, child labour trafficking and chemical and biological weapons, it builds a deeper understanding of the applied aspects of security and technology. The book concludes with a discussion of how science fiction and the silver screen, the future of space in international security, the ethics of autonomous weapons, and American presidential war powers are all affected by the boundaries of technological advancements in the context of international security. This book is vital for students and scholars of security, international relations, AI and technology, politics and public policy, and regulation and governance. Its practical applications are also beneficial to international security lawyers and policy advisors.</text:p>
          </table:table-cell>
          <table:table-cell office:value-type="string" table:style-name="ce1">
            <text:p>Cheltenham, England : Edward Elgar Publishing Limited, [2024]</text:p>
          </table:table-cell>
          <table:table-cell office:value-type="string" table:style-name="ce1">
            <text:p>Table Of Contents -- Front Matter -- Copyright -- Contents -- About the editors and contributors -- 1. Introduction: “the Global Firewall” – approaches, assessments, and frontiers in security studies and technology -- PART I Approaches -- 2. Disrupting alliances: technological adaptation in military doctrine and alliance politics -- 3. Development and application of diverse emerging technologies in the United States presents an evolving threat to U.S. national security from foreign adversaries -- 4. India, Pakistan, and environmental security: a path to peace -- 5. Educational wargaming: integrating national security topics within university core curriculum -- PART II Assessments -- 6. Practicing at the speed of relevance: emerging technologies and the changing nature of national security law -- 7. Making the U.S. military climate ready for modern warfighting -- 8. Drones and child labor trafficking: using modern technology as a tool against exploitation -- 9. Information control strategies of China and Russia -- 10. State-sponsored assassinations and how they challenge the CW norm -- PART III Frontiers -- 11. Promise and peril: the next ten years of national security AI and its regulation -- 12. Autonomous systems applications in weaponry and intelligence, surveillance, and reconnaissance: ethics and conflict -- 13. Silver Screen, Superheroes, Science Fiction, and Security -- 14. The dawn of a New Space Age: implications for twenty-first century international security -- 15. Presidential war powers and emerging technology: old questions given new life -- Index</text:p>
          </table:table-cell>
          <table:table-cell office:value-type="string" table:style-name="ce1">
            <text:p>https://library.ecssr.ae/cgi-bin/koha/opac-detail.pl?biblionumber=291446</text:p>
          </table:table-cell>
          <table:table-cell table:number-columns-repeated="16377"/>
        </table:table-row>
        <table:table-row table:style-name="ro1">
          <table:table-cell office:value-type="string" table:style-name="ce1">
            <text:p>291445</text:p>
          </table:table-cell>
          <table:table-cell office:value-type="string" table:style-name="ce1">
            <text:p>FinTech 5. 0 : The Journey from Cryptocurrency to Neobanking /</text:p>
          </table:table-cell>
          <table:table-cell office:value-type="string" table:style-name="ce1">
            <text:p>Chakraborti, Jayanta,</text:p>
          </table:table-cell>
          <table:table-cell office:value-type="string" table:style-name="ce1">
            <text:p>This book offers comprehensive knowledge on, and the applications of, the rapidly evolving financial technology landscape. Authored by seasoned experts, it serves as a vital resource for both students and practitioners in the fintech sector. Covering the evolution of cryptocurrencies to the rise of Neobanks and Central Bank Digital Currencies (CBDCs), this volume delves into critical topics such as blockchain, PayTech, LendTech, WealthTech, InsurTech, RegTech and artificial intelligence in finance. It also provides insights into Neobanking and CBDC. Each chapter details the latest trends, challenges, and regulatory frameworks shaping the industry, along with examples and illustrative case studies. Students will benefit from the structured approach that facilitates understanding complex concepts, while practitioners will find real-world applications, case studies, and strategic insights to enhance their professional practices. With a focus on innovation and technology, this book not only prepares readers for the future of finance but also equips them with the tools to navigate and thrive in this dynamic environment. This unique volume is an essential guide to understanding and leveraging fintech advancements, for beginners and experts alike.</text:p>
          </table:table-cell>
          <table:table-cell office:value-type="string" table:style-name="ce1">
            <text:p>Abingdon, England : Routledge, [2025]</text:p>
          </table:table-cell>
          <table:table-cell office:value-type="string" table:style-name="ce1">
            <text:p>Table Of Contents -- Cover -- Half Title -- Title -- Copyright -- Contents -- List of Figures -- List of Tables -- About the Authors -- Preface -- Acknowledgments -- 1 Introduction to Fintech -- 2 The Secret World of Cryptocurrencies -- 3 Blockchain Demystified -- 4 Digital Payments – The PayTech Model -- 5 Digital Lending – The LendTech Model -- 6 The WealthTech Model -- 7 Risk Management – The InsurTech Model -- 8 Financial Regulations and Compliances – The RegTech Model -- 9 Neobanking – Bringing Convenience to Customers -- 10 Central Bank Digital Currency (CBDC) -- 11 Application of Artificial Intelligence in Fintech -- 12 The Future of Fintech Industry -- Index</text:p>
          </table:table-cell>
          <table:table-cell office:value-type="string" table:style-name="ce1">
            <text:p>https://library.ecssr.ae/cgi-bin/koha/opac-detail.pl?biblionumber=291445</text:p>
          </table:table-cell>
          <table:table-cell table:number-columns-repeated="16377"/>
        </table:table-row>
        <table:table-row table:style-name="ro1">
          <table:table-cell office:value-type="string" table:style-name="ce1">
            <text:p>291444</text:p>
          </table:table-cell>
          <table:table-cell office:value-type="string" table:style-name="ce1">
            <text:p>Social Informatics /</text:p>
          </table:table-cell>
          <table:table-cell table:style-name="ce1"/>
          <table:table-cell office:value-type="string" table:style-name="ce1">
            <text:p>Social informatics examines how society is influenced by digital technologies and how digital technologies are shaped by political, economic, and socio-cultural forces. Chapters in this edited volume use social informatics approaches to analyse recent issues in our increasingly data-intensive society. Taking a social informatics perspective, this edited volume investigates the interaction between society and digital technologies and includes research that examines individuals, groups, organizations, and nations, as well as their complex relationships with pervasive mobile and wearable devices, social media platforms, artificial intelligence, and big data. This volume's contributors range from seasoned and renowned researchers to upcoming researchers in social informatics. The readers of the book will understand theoretical frameworks of social informatics, gain insights into recent empirical studies of social informatics in specific areas such as big data and its effects on privacy, ethical issues related to digital technologies, and the implications of digital technologies for daily practices, and learn how the social informatics perspective informs research and practice. Social Informatics provides the first book-length overview of SI in recent years and will be essential reading for academics and students engaged in the study of information science, internet studies, emerging technologies, digital media, new media studies, computer science, the sociology of communication, and data science</text:p>
          </table:table-cell>
          <table:table-cell office:value-type="string" table:style-name="ce1">
            <text:p>Abingdon, England : Routledge, [2025]</text:p>
          </table:table-cell>
          <table:table-cell office:value-type="string" table:style-name="ce1">
            <text:p>Table Of Contents -- Cover -- Half Title -- Series Information -- Title Page -- Copyright Page -- Dedication -- Table of Contents -- List of Figures -- List of Tables -- List of Contributors -- Acknowledgements -- Introduction -- The Interdisciplinary Nature of Social Informatics -- Outline of this Book -- References -- Section I Theoretical Frameworks of SI -- 1 Some Reflections On the Grounds of Social Informatics -- Introduction -- What Is Missing From Social Informatics and Why Does It Matter? -- What Are the Grounds of Social Informatics? -- Information and Communication Technologies From a Social Informatics Perspective -- Information and Communication Technologies From a Sociomaterial Perspective -- Weak Sociomateriality -- Strong Sociomateriality -- The Agent From a Sociomaterial Perspective -- The Context From a Structurational Perspective -- Mutual Shaping From Sociomaterial and Postphenomenological Perspectives -- Mutual Shaping and the Agential Cut -- Technological Mediation After the Agential Cut -- Concluding Thoughts -- An Approach to the Grounds of Social Informatics -- Relational Ontology -- Limitations and Conclusion -- Notes -- References -- 2 Social Informatics Thematic-Methodological Framework -- Introduction -- Thematic and Scientific Classification of Social Informatics -- Social Informatics Scientific Methods of Reasoning -- Social Informatics Research Methods -- Presentation of Social Informatics Thematic-Methodological Framework -- Discussion and Conclusion -- References -- Section II Social Informatics Perspectives On Data -- 3 From Innovative Methodologies to Creative Mythologies: Measuring GLAM Soft Power Through Data-Driven Research -- Introduction -- Case Study: Designing the Data to Power Prototype -- Mapping GLAM Soft Power Through Cultural Reach and Appeal -- Mapping GLAM Soft Power Through Audience Engagement Metrics -- GLAM Soft Power Mythologies: Capturing Public Perceptions -- Myth #1: Universal Big Data Access -- Myth #2: Meaningful Big Data Analysis -- Conclusion -- References -- 4 Understanding Algorithmic Governance and Governance of Algorithms Through a Disinformation Policy Analysis -- Introduction -- Literature Review -- Defining Algorithms and Their Power -- Governance Concerning Algorithms -- Algorithmic Governance -- Governance of Algorithms -- A Mutual Shaping Perspective of Algorithms and Governance -- Methodology -- Critical Analytical Framework -- Document Selection and Analysis -- The Case of China -- Algorithmic Governance in Content Regulation -- Governance of Algorithms -- Case Summary -- The Case of the US -- Governance of Algorithms Regarding Disinformation -- Algorithmic Governance of Disinformation -- Case Summary -- Discussion and Conclusion -- References -- 5 Neutrality Or Contextuality: Challenges for Sociotechnical Data Governance -- Introduction -- Background -- Sociotechnical Data Governance -- Principles of Social Informatics -- Ethics, Justice Principles, and Public Interest Technology -- Public Sector Data in Context -- Methods -- Results -- Transportation -- Elections -- Courts -- Discussion -- Sociotechnical Challenges for Data Governance -- Evidence for Social Informatics Principles -- Conclusion -- References -- Section III Social Informatics Perspectives On Ethics and Social Justice -- 6 Smart Governments: The Pitfalls of Big Data in Public Administration -- Introduction -- The Birth of Evidence-Based Decision-Making in Public Administration -- Defining “Smart Governments” -- Examining the Harmful Effects of Smart Governments -- Concluding Remarks and the Path Forward -- Acknowledgment -- References -- 7 Augmenting Inequality: Socio-Technical Transformation of Medicine and Challenges to Digital Health Citizenship (DHC) in the Age of Artificial Intelligence (AI) -- Introduction -- SI in the Context of AI -- Machine Learning -- Artificial Bias, Real Consequences -- Privacy -- Socio-medical Implications of AI From a SI Perspective -- Promising Potentials, Implications, Recommendations -- Conclusions -- References -- 8 A Socio-Technical Interaction Network (STIN) Perspective On TikTok Fake News: The Case of the Russia-Ukraine War -- Introduction -- Fake News On TikTok -- TikTok’s Popularity and Affordances -- Fake News On TikTok as a Socio-Technical Problem -- Theoretical Framework -- Socio-technical Interaction Network (STIN) -- TikTok as a STIN -- A Case Study: Fake News On TikTok About the Russia-Ukraine War -- Limitations -- Conclusions -- References -- Section IV Opportunities and Challenges With Digital Technology Domestication -- 9 Socio-Ecological Model of Internet Challenges -- Introduction -- Internet Challenges -- Art Internet Challenges During COVID Lockdown -- Art Internet Challenges as Communities of Practice -- Internet Challenge #1: Between Art and Quarantine -- Internet Challenge #2: View From My Window -- Art Internet Challenges’ Development in Context -- A Socio-Ecological Model of Internet Challenges -- Conclusions -- References -- 10 Role Expansion of Social Media Groups: Example From the Online Activity for Roman Zadorov in Israel -- Introduction -- Role Expansion of Organizations -- Role Expansion of Social Media Groups -- Research Environment: The Activity for Justice for Roman Zadorov in Israel -- Method -- Findings -- Institutional Injustices (And Ways to Correct Them) -- Innocence -- Cases of Violence and Murder -- Victims and Victimhood -- Occurrences in the Northern Region of Israel (Where the Murder Occurred) -- Why Does the Phenomenon Exist? Insights From Interviews -- Discussion and Conclusions -- Acknowledgments -- References -- 11 Social Media Affordances for Mediated Science Communication During the COVID-19 Pandemic -- Introduction -- Background -- Affordances -- Study Context -- Social Media Affordances in the Context of Public Engagement With Science -- Unique Affordances On Different Platforms -- Enacted Interactive Affordances -- Interpretive Affordances -- Conclusions -- Acknowledgments -- References -- Index</text:p>
          </table:table-cell>
          <table:table-cell office:value-type="string" table:style-name="ce1">
            <text:p>https://library.ecssr.ae/cgi-bin/koha/opac-detail.pl?biblionumber=291444</text:p>
          </table:table-cell>
          <table:table-cell table:number-columns-repeated="16377"/>
        </table:table-row>
        <table:table-row table:style-name="ro1">
          <table:table-cell office:value-type="string" table:style-name="ce1">
            <text:p>291443</text:p>
          </table:table-cell>
          <table:table-cell office:value-type="string" table:style-name="ce1">
            <text:p>Saudi Arabia, the West and the Security of the Gulf /</text:p>
          </table:table-cell>
          <table:table-cell office:value-type="string" table:style-name="ce1">
            <text:p>Hameed, Mazher A.,</text:p>
          </table:table-cell>
          <table:table-cell office:value-type="string" table:style-name="ce1">
            <text:p>Saudi Arabia, the West and the Security of the Gulf (1986) considers the geopolitical environment of the Arab Gulf and the nature and threats to Western interests in the region. It also examines the political, economic and other Gulf resources that can be marshalled to protect those interests.</text:p>
          </table:table-cell>
          <table:table-cell office:value-type="string" table:style-name="ce1">
            <text:p>Abingdon, England : Routledge, [2025]</text:p>
          </table:table-cell>
          <table:table-cell office:value-type="string" table:style-name="ce1">
            <text:p>Table Of Contents -- Cover -- Title Page -- Copyright Page -- Orginal Title Page -- Original Copyright Page -- Dedication -- Table of Contents -- List of Illustrations -- Foreword -- Preface -- I: The Geopolitics of Gulf Security -- Introduction -- Political Geography of the Gulf States -- Position and Status of Individual States -- Relationships of the Gulf States -- The Regional Powers -- Role and Power of External States -- II: The Security Environment -- Introduction -- Western Interests in the Gulf -- Threats to Western Interests in the Gulf -- III: The Threat Profile in the Gulf -- Introduction -- Security Threat Spectrum -- Threat Assessment -- IV: Security Resources of the Gulf Countries -- Introduction -- Framework for Analysis -- An Overview of Gulf Security Management Problems -- The Trade-Offs in Gulf Security Policy -- Security Resources-Introduction -- Political Resources of the GCC -- Military Resources of the GCC -- V: Gaps and Problems in Gulf Security -- Introduction -- Political Problems -- Social Problems -- Military Problems -- GCC Air Forces -- GCC Land Forces -- GCC Naval Forces -- Economic Problems -- Conclusion -- VI: Threat and Response: Protecting U.S. Interests in the Gulf -- Introduction -- Optimizing Security Resources -- Filling the Gaps, Meeting the Shortfalls: Options -- A Political Strategy for the Defense of U.S. Interests -- Selected Bibliography and Further Reading -- List of Abbreviations and Acronyms -- Index</text:p>
          </table:table-cell>
          <table:table-cell office:value-type="string" table:style-name="ce1">
            <text:p>https://library.ecssr.ae/cgi-bin/koha/opac-detail.pl?biblionumber=291443</text:p>
          </table:table-cell>
          <table:table-cell table:number-columns-repeated="16377"/>
        </table:table-row>
        <table:table-row table:style-name="ro1">
          <table:table-cell office:value-type="string" table:style-name="ce1">
            <text:p>291442</text:p>
          </table:table-cell>
          <table:table-cell office:value-type="string" table:style-name="ce1">
            <text:p>The Ethics of Artificial Intelligence in Defence /</text:p>
          </table:table-cell>
          <table:table-cell office:value-type="string" table:style-name="ce1">
            <text:p>Taddeo, Mariarosaria,</text:p>
          </table:table-cell>
          <table:table-cell office:value-type="string" table:style-name="ce1">
            <text:p>The use of Artificial Intelligence (AI) for national defence poses important ethical problems that combine ethical risks related to the use of AI--e.g. enabling human wrongdoing; reducing human control; removing human responsibility; devaluing human skills; and eroding human self-determination--with those that follow the use of force in warfare, like respecting of human dignity and the risk of breaching the principles of Just War Theory. Because of the range of possible applications and of the set of ethical risks and opportunities to address, it is difficult to develop a coherent and systemic ethical analysis of AI in defence. The goal of this chapter is to clarify how this book will do so, by outlining the methodology and the scope of the analysis proposed here. Three aspects are crucial to this end: the definition of AI; the methodology of levels of abstraction; and the identification of three categories of use of AI in defence, namely, sustainment and support, adversarial and non-kinetic, and adversarial and kinetic.</text:p>
          </table:table-cell>
          <table:table-cell office:value-type="string" table:style-name="ce1">
            <text:p>New York, NY : Oxford University Press, [2024]</text:p>
          </table:table-cell>
          <table:table-cell office:value-type="string" table:style-name="ce1">
            <text:p>Table Of Contents -- Cover -- The Ethics of Artificial Intelligence in Defence -- Copyright -- Contents -- Preface -- Acknowledgements -- List of Most-Used Abbreviations -- 1. The Groundwork for an Ethics of Artificial Intelligence in Defence -- 1. Introduction -- 2. Artificial Intelligence and the Predictability Problem -- 2.1. Human-Machine Teaming -- 2.2. Machine Learning -- 2.3. Data Curation -- 2.4. Technical Debt -- 3. The Methodology of Levels of Abstraction -- 4. Ethical Problems of Using AI for Defence Purposes -- 4.1. Sustainment and Support Uses of AI -- 4.2. Adversarial and Non-kinetic Uses of AI -- 4.3. Adversarial and Kinetic Uses of AI -- 5. Conclusion -- 2. Ethical Principles for AI in Defence -- 1. Introduction -- 2. Ethical Principles for the Use of AI -- 2.1. Responsible Uses of AI -- 2.2. Equitable Uses of AI -- 2.3. Traceability -- 2.4. Reliable and Governable -- 3. From Defence Principles to Practice -- 4. Five Ethical Principles for AI in Defence -- 4.1. Justified and Overridable Uses -- 4.2. Just and Transparent Systems and Processes -- 4.3. Human Moral Responsibility -- 4.4. Meaningful Human Control -- 4.5. Reliable AI Systems -- 5. A Three-Step Methodology to Extract Guidelines from AI Ethics Principles in Defence -- 5.1. Independent, Multistakeholder Ethics Board -- 5.2. Abstraction -- 5.3. Interpretation and Requirements Elicitation -- 5.4. Balancing The Principles -- 6. Conclusion -- 3. Sustainment and Support Uses of AI in Defence: The Case of AI-Augmented Intelligence Analysis -- 1. Introduction -- 2. Mapping Augmented Intelligence Analysis in Defence -- 3. Ethical Challenges of Augmented Intelligence Analysis -- 3.1. Intrusion -- 3.2. Explainability and Accountability -- 3.3. Bias -- 3.4. Authoritarianism and Political Security -- 4. Conclusion -- 4. Adversarial and Non-kinetic Uses of AI: Conceptual and Ethical Challenges -- 1. Introduction -- 2. The Weaponisation of AI in Cyberspace -- 2.1. Recommendations -- 3. AI for Adversarial and Non-kinetic Purposes: The Conceptual Shift -- 4. Information Ethics -- 5. Just Non-kinetic Cyberwarfare -- 6. Conclusion -- 5. Adversarial and Non-kinetic Uses: The Case of Artificial Intelligence for Cyber Deterrence -- 1. Introduction -- 2. Deterrence Theory -- 3. Attribution -- 4. Deterrence Strategies: Defence and Retaliation -- 4.1. Defence in Cyberspace -- 4.2. Retaliation in Cyberspace -- 4.2.1. Control and Risks of Cyber Deterrence by Retaliation -- 5. Credible Signalling -- 6. AI for Cyber Deterrence: A New Model -- 7. Conclusion -- 6. Adversarial and Kinetic Uses of AI: The Definition of Autonomous Weapon Systems -- 1. Introduction -- 2. Definitions of Autonomous Weapon Systems -- 2.1. Autonomy, Intervention, and Control -- 2.2. Learning Capabilities -- 2.3. Purpose of Deployment -- 3. A Definition of AWS -- 3.1. Autonomous, Self-Learning Weapons Systems -- 3.2. Human Control -- 4. Conclusion -- 7. Taking a Moral Gambit: Accepting Moral Responsibility for the Actions of Autonomous Weapons Systems -- 1. Introduction -- 2. Moral Responsibility for AI Systems -- 3. Collective and Faultless Distributed Moral Responsibility -- 4. Moral Responsibility for AWS: The Collective Moral Responsibility Approach -- 4.1. Moral Responsibility for AWS: Distributing Moral Responsibility along the Chain of Command -- 4.2. Moral Responsibility for AWS: The Distributed Faultless Moral Responsibility Approach -- 5. Meaningful Moral Responsibility and the Moral Gambit -- 6. Discharging Meaningful Moral Responsibility for the Actions of Non-lethal AWS -- 7. Conclusion -- 8. Just War Theory and the Permissibility of Autonomous Weapons Systems -- 1. Introduction -- 2. Jus ad bellum and AWS -- 3. The Principle of Necessity -- 3.1. The Principle of Necessity and AWS -- 4. Distinction, Double Effect, and Due Care -- 4.1. AWS, Distinction, and Due Care -- 5. Conclusion -- Epilogue -- References -- Index</text:p>
          </table:table-cell>
          <table:table-cell office:value-type="string" table:style-name="ce1">
            <text:p>https://library.ecssr.ae/cgi-bin/koha/opac-detail.pl?biblionumber=291442</text:p>
          </table:table-cell>
          <table:table-cell table:number-columns-repeated="16377"/>
        </table:table-row>
        <table:table-row table:style-name="ro1">
          <table:table-cell office:value-type="string" table:style-name="ce1">
            <text:p>291440</text:p>
          </table:table-cell>
          <table:table-cell office:value-type="string" table:style-name="ce1">
            <text:p>Understanding Human Security and Climate Change /</text:p>
          </table:table-cell>
          <table:table-cell office:value-type="string" table:style-name="ce1">
            <text:p>Pink, Ross Michael,</text:p>
          </table:table-cell>
          <table:table-cell office:value-type="string" table:style-name="ce1">
            <text:p>In this timely work, Ross Michael Pink and Luthfi Dhofier detail specific case studies across eight countries to provide a crucial overview of the impacts of climate change. They highlight the importance of the human security paradigm, prioritising the rights of citizens rather than those of nations, to accurately assess this existential issue. Understanding Human Security and Climate Change critically analyses the climate challenges faced across North America, Africa and Asia, and their respective efforts to produce workable solutions. The threats to communities, the economy, healthcare, politics and personhood are compared, as well as the major policies and laws that have been introduced to tackle them. Each chapter contains insightful expert interviews, which contribute towards a better understanding of climate change and its consequences for humanity. This informative book is a vital resource for students and scholars of climate change, environmental policy and international relations. It is also of interest to legal practitioners, environmental policymakers and other professionals working in the environmental and human rights fields</text:p>
          </table:table-cell>
          <table:table-cell office:value-type="string" table:style-name="ce1">
            <text:p>Cheltenham, England : Edward Elgar Publishing Limited, [2024]</text:p>
          </table:table-cell>
          <table:table-cell office:value-type="string" table:style-name="ce1">
            <text:p>Introduction: Human security and climate change -- 1. Human security and climate change in Canada -- 2. Human security and climate change in Indonesia -- 3. Human security and climate change in China -- 4. Human security and climate change in South Africa -- 5. Human security and climate change in Thailand -- 6. Human security and climate change in Egypt -- 7. Human security and climate change in India -- 8. Human security and climate change in the United States -- Conclusion: Paths forward -- Index.</text:p>
          </table:table-cell>
          <table:table-cell office:value-type="string" table:style-name="ce1">
            <text:p>https://library.ecssr.ae/cgi-bin/koha/opac-detail.pl?biblionumber=291440</text:p>
          </table:table-cell>
          <table:table-cell table:number-columns-repeated="16377"/>
        </table:table-row>
        <table:table-row table:style-name="ro1">
          <table:table-cell office:value-type="string" table:style-name="ce1">
            <text:p>291439</text:p>
          </table:table-cell>
          <table:table-cell office:value-type="string" table:style-name="ce1">
            <text:p>Framing the Economy of the Future : Six Socio-Economic Trends for Sustainability, Circularity and Inclusivity /</text:p>
          </table:table-cell>
          <table:table-cell table:style-name="ce1"/>
          <table:table-cell office:value-type="string" table:style-name="ce1">
            <text:p>This book explores fundamental socio-economic trends that are radically changing perspectives on the relationship between people and the world around them. Focusing on the principles of sustainability, circularity and inclusivity, it illustrates how these trends form the breeding ground for a new economy embodying a logic of collectiveness. Expert contributors highlight six specific global developments that are contributing to societal transition: digitalization, circularity, the bio-based economy, sharing, self-production, and the internet of things and services. They demonstrate how these trends question the foundations and social contracts underlying the current linear economy. They identify a new generation of business models based on key features including intra-organisational collaboration, transparency, and high-level coordination to ensure economic developments contribute to a fair society. Through an analysis of how these trends may develop going forward, they provide innovative recommendations for strategy and policy development alongside a conceptual toolbox for realising the economy of the future. Framing the Economy of the Future is an essential resource for students and scholars of economics, business and sustainable development. It is also an invaluable guide for professionals in public administration and strategic management.</text:p>
          </table:table-cell>
          <table:table-cell office:value-type="string" table:style-name="ce1">
            <text:p>Cheltenham, England : Edward Elgar Publishing Limited, [2024]</text:p>
          </table:table-cell>
          <table:table-cell office:value-type="string" table:style-name="ce1">
            <text:p>1. Sustainable development, degrowth and expressions of moral responsibility -- 2. Let’s get digital: understanding different discourses on digitalization -- 3. The circular economy: a conceptual exploration of value creation through value preservation -- 4. The bioeconomy: a new productive and economic model for Latin America and the Caribbean -- 5. The collaborative and sharing economy: underlying trends, values and tensions -- 6. The self-production economy -- 7. Internet of Things/Internet of Services economies: generating social and economic value with interactive environments -- 8. Conclusions on the future of the economy -- Index.</text:p>
          </table:table-cell>
          <table:table-cell office:value-type="string" table:style-name="ce1">
            <text:p>https://library.ecssr.ae/cgi-bin/koha/opac-detail.pl?biblionumber=291439</text:p>
          </table:table-cell>
          <table:table-cell table:number-columns-repeated="16377"/>
        </table:table-row>
        <table:table-row table:style-name="ro1">
          <table:table-cell office:value-type="string" table:style-name="ce1">
            <text:p>291441</text:p>
          </table:table-cell>
          <table:table-cell office:value-type="string" table:style-name="ce1">
            <text:p>Financing for Sustainable Development in International Investment Law /</text:p>
          </table:table-cell>
          <table:table-cell office:value-type="string" table:style-name="ce1">
            <text:p>Lee, Soo-hyun,</text:p>
          </table:table-cell>
          <table:table-cell office:value-type="string" table:style-name="ce1">
            <text:p>This book highlights the intersection between international investment law and sustainable development, particularly in the context of the right to regulate for public interest related to sustainable development. Addressing key challenges hindering the harmony between investment law and sustainable development, the book unveils a new methodology to assess whether a government measure or foreign investment contributes to sustainable development. The primary question driving this text is: how should investment treaty arbitration tribunals evaluate the sustainable development impact of both government measures and foreign investments affected by those measures? Beginning by establishing a conceptual framework around the right to regulate for public interest, the book also identifies limitations in the typical approach taken in investment treaty arbitration. Additionally, broader systemic constraints within international investment law concerning sustainable development are discussed. This book will be of interest to students and scholars in the field of international investment law, economic law and sustainable development</text:p>
          </table:table-cell>
          <table:table-cell office:value-type="string" table:style-name="ce1">
            <text:p>Abingdon, England : Routledge, [2025]</text:p>
          </table:table-cell>
          <table:table-cell office:value-type="string" table:style-name="ce1">
            <text:p>Four-Pillar Interdisciplinary Analysis -- International Investment-Sustainable Development Framework -- Notion of Sustainable Investment -- Consolidated Method and Its Application -- Discussion and Future Outlook.</text:p>
          </table:table-cell>
          <table:table-cell office:value-type="string" table:style-name="ce1">
            <text:p>https://library.ecssr.ae/cgi-bin/koha/opac-detail.pl?biblionumber=291441</text:p>
          </table:table-cell>
          <table:table-cell table:number-columns-repeated="16377"/>
        </table:table-row>
        <table:table-row table:style-name="ro1">
          <table:table-cell office:value-type="string" table:style-name="ce1">
            <text:p>291438</text:p>
          </table:table-cell>
          <table:table-cell office:value-type="string" table:style-name="ce1">
            <text:p>Spies in the Bits and Bytes : The Art of Cyber Threat Intelligence /</text:p>
          </table:table-cell>
          <table:table-cell office:value-type="string" table:style-name="ce1">
            <text:p>Ali, Atif,</text:p>
          </table:table-cell>
          <table:table-cell office:value-type="string" table:style-name="ce1">
            <text:p>In an era where digital security transcends mere convenience to become a pivotal aspect of our daily lives, Spies in the Bits and Bytes: The Art of Cyber Threat Intelligence by Dr. Atif and Dr. Baber emerges as a critical beacon of knowledge and understanding. This book delves into the shadowy world of cyber threats, unraveling the complex web of digital espionage, cybercrime, and the innovative defenses that stand between safety and digital chaos. Dr. Atif, leveraging his profound expertise in artificial intelligence and cybersecurity, offers not just an exploration but a comprehensive guide to navigating the tumultuous digital landscape. What sets this book apart is its unique blend of technical depth, real-world examples, and accessible writing, making the intricate world of cyber threats understandable and engaging for a broad audience. Key features of Spies in the Bits and Bytes include: In-depth Analysis of Cyber Threats: Unveiling the latest and most sophisticated cyber threats facing our world today. Cutting-Edge Defense Strategies: Exploring the use of artificial intelligence (AI) and machine learning in crafting dynamic cyber defenses. Real-World Case Studies: Providing engaging examples that illustrate the impact of cyber threats and the importance of robust cybersecurity measures. Accessible Insights: Demystifying complex cybersecurity concepts for readers of all backgrounds. Forward-Looking Perspectives: Offering insights into the future of cyber threats and the evolving landscape of cyber defense. This book is an essential resource for anyone keen on understanding the intricacies of cybersecurity and the critical role it plays in our interconnected society. From cybersecurity professionals, IT students, and corporate leaders to policy makers and general readers with an interest in the digital world, Spies in the Bits and Bytes serves as a comprehensive guide to the challenges and solutions in the realm of cyber threat intelligence, preparing its audience for the ongoing battle against digital adversaries.</text:p>
          </table:table-cell>
          <table:table-cell office:value-type="string" table:style-name="ce1">
            <text:p>Boca Raton, FL : CRC Press, [2025]</text:p>
          </table:table-cell>
          <table:table-cell office:value-type="string" table:style-name="ce1">
            <text:p>Table Of Contents -- Cover -- Half Title -- Title Page -- Copyright Page -- Table of Contents -- Foreword -- Acknowledgment -- Aim -- Audience -- Special Acknowledgment -- Author Biographies -- Chapter 1: Unveiling the dark: Exploring cyber threats -- What are the global cyberthreats that are the most dangerous? -- Chapter 2: Cybercrime unmasked: A deep dive into the criminal mind -- The concept of crime -- Computed crime -- Digital and cybercrime -- Transnational organized cybercrime -- Criminological characteristics of criminal activity using virtual assets (cryptocurrencies) -- Most significant examples of cybersecurity breaches -- Advantages enjoyed by the cyberattackers -- Cyber victimology -- Computer security -- Concept of cyberwarfare -- Digital security concept as a system of social relations -- Summary -- Chapter 3: Masters of defense: Harnessing AI and machine learning for cybersecurity -- Introduction -- Machine learning -- Supervised machine learning -- Unsupervised machine learning -- Semi-supervised and reinforcement machine learning -- Behavioral patterns -- AI algorithms -- Cybersecurity AI applications -- Open-source tools related to AI -- Enhanced AI cybersecurity -- Summary -- Chapter 4: Blockchain revolution: Fortifying the digital frontier -- Introduction -- Blockchain technology -- Blockchain systems and cryptocurrencies -- Blockchain’s applications -- Attacks and threats -- Blockchain revolutions in cybersecurity -- Summary -- Chapter 5: Digital detectives: The art of incident investigation -- Scope of the problem -- Key artifacts -- An organization’s compromised system is investigated -- A hybrid cloud investigation of a compromised system -- Seek and find -- Conclusions -- Summary -- Chapter 6: Guardians of your data: Demystifying antivirus solutions -- What is antivirus software? -- Antivirus software: past and present -- Antivirus scanners, kernels, and products -- Antivirus features -- Basic features -- Advanced features -- Typical misconceptions about antivirus software -- Summary -- Chapter 7: Decoding digital malice: The world of malware analysis -- Introduction -- Malware -- Malicious software -- Malware investigation -- Deception methods -- Malware detection and analysis -- Virtualization to eliminate malware -- Summary -- Chapter 8: The cyberattack odyssey: Navigating the attack lifecycle -- Intelligence from outside sources -- Scanning -- Nmap -- Hydra THC -- Metasploit -- John the Ripper -- Aircrack-ng -- Nikto -- Kismet -- Wireshark -- Cain and Abel are two brothers -- Increase in accessibility and privilege -- Privilege escalation on the horizontal plane -- Vertical privilege escalation -- Leaks and dropping -- Financial security -- Obfuscation -- Worm -- Threat lifecycle management -- Summary -- Chapter 9: Breaching the wall: Uncovering system compromising techniques -- Trends in the modern world -- Cybercrime: top 20 countries (Figure 9.1) -- Extortion -- Data management -- Attacks on mobile devices -- Attacks on Internet of Things (IoT) devices -- Backdoors -- The cloud is being hacked -- Hacking commonplace devices -- Phishing -- Exploitation of vulnerabilities -- Zero-day pungency -- Source code analysis -- Fuzzing -- Zero-day exploit types -- Changing the behavior of a structured exception handler (SEH) -- Buffer overflow -- Attempting to destabilize the system -- The process of installing and using vulnerability scanner -- Using metasploit -- Deploying-payloads -- Windows/meterpreter/name of payload -- Compromising operating systems -- Compromising systems using Kon/Boot or Hiren’s boot CD -- Compromising systems using live CDs -- Systems compromised with preinstalled applications -- System compromise using Ophcrack -- Getting an unsecured remote system -- Cross-site scripting -- DDoS attacks -- Compromising web applications -- SQL injection -- Summary -- Chapter 10: Spycraft in the digital age: Intelligence and info gathering -- Digging through the garbage -- Intelligence from outside sources -- Social engineering -- Sites on social media -- Pretext -- Distraction maneuver -- Phishing -- Waterhole -- Travel apple -- Intelligence from within -- Scanning and analysis of traffic -- Quid pro quo -- Annexing -- Prismdump -- Tcpdump -- Nmap -- Wireshark -- Burp suite -- Cain and Abel -- Nessus -- Metasploit -- Aircrack-ng -- Wardriving -- Summary -- Chapter 11: Cyber hunt or be hunted: The art of credential hunting -- Details of access -- Strategies for compromising user access details -- Gaining access to the network -- Collecting credentials -- Evil user access props -- Full search -- Social engineering -- Other ways to hack access credentials -- Summary -- Chapter 12: The climb to control: Escalation of privileges unveiled -- Infiltration -- Vertical privilege escalation -- Horizontal privilege escalation -- How to avoid alerts -- Performing privilege escalation -- Unpatched OS -- Token manipulation for access -- Accessibility exploitation -- Application shimming -- Getting around user account control -- DLL lookups -- Injection of DLL -- Vulnerability analysis -- Daemons have been launched -- A real-world example of windows 8’s privilege escalation -- Summary -- Chapter 13: Eyes in the shadows: The power of cyber intelligence -- Cyber intelligence: an overview -- Free cyber intelligence devices -- Azure Security Center (AZC) -- Cyber intelligence companies: microsoft -- Use of cyber intelligence -- Summary -- Chapter 14: OSINT: Open-source intelligence -- Open-source intelligence? -- Dark web security intelligence companies -- Cybercrime-as-a-service -- Security intelligence and its challenges -- Increasing the return on investment for cyber weapons on the dark web -- Hacking-as-a-service -- Intelligence-gathering focus -- Stolen intellectual property -- For sale: exploits -- Campaigns for spam and phishing -- Vulnerabilities for sale -- Stolen financial data -- Threat intelligence on the dark web and its value -- Security intelligence’s challenges -- Monitoring tools for open-source intelligence -- Google dorks -- Recon-ng -- The harvester -- Maltego -- Shodan -- Data Gathering -- Direct conversations -- Market listings -- Chat rooms -- Advanced search queries -- The difficulties of collecting data from the dark web -- Summary -- Chapter 15: Swift response, solid defense: The computer incident response process -- The computer incident response process -- Justifications for having a computer incident response process in place -- Creation of a process for responding to computer incidents -- The lifecycle of a computer incident -- Best practices for managing computer security incidents -- Incidental deposit activities -- Real-life situation -- Conclusion -- In the cloud, responding to computer incidents -- Incorporate the cloud into the response process -- Summary -- Chapter 16: Strategies of the cyber-knights: Crafting countermeasures -- Cyber threats in the modern era -- Authentication and authorization of credentials -- Members of diverse teams -- A more effective security strategy -- Summary -- Chapter 17: Rising from the ashes: The cyber recovery process -- Plan for disaster recovery -- Process for disaster recovery -- Disaster recovery team formation -- Conducting a risk evaluation -- Prioritization of processes and operations -- Defining recovery strategies -- Data collection -- Create a plan for disaster recovery -- Testing -- Getting authorization -- Challenges -- Maintaining a plan -- Recovery without service interruption -- Contingency planning -- Emergency development policy -- Process of IT contingency planning -- Conducting a business impact analysis -- Essential IT resource identification -- Recovery strategies development -- Identifying preventive controls -- Backups -- Service -- Advanced recovery methods -- Technology implementation -- Summary -- Chapter 18: The guardian’s code: Crafting a secure security policy -- Security policy checks -- Instruction for the end user -- Security training -- Use of policy -- Recommendations for user safety on social media -- Allowlist of applications -- Strengthening defenses -- Monitoring compliance -- Summary -- Chapter 19: Hunting vulnerabilities: The art of vulnerability management -- Establishing a vulnerability management strategy -- Information management -- Resource inventory -- Risk assessment -- Scope -- Data collection -- Analysis of vulnerability -- Policies and procedures analysis -- Threat analysis -- Analysis of acceptable risks -- Vulnerability assessment -- Patch management -- Response planning -- Tools for vulnerability management -- Resource inventory tools -- LANDesk management suite -- Tools for risk assessment -- Tools for vulnerability assessment -- Tools for reporting -- Response planning tools -- Tools for information management -- Implementing vulnerability management -- Advanced management of vulnerability -- Implementation of nessus vulnerability management -- Summary -- Chapter 20: Unmasking the underworld: The secrets of the dark web -- Dark web definition -- What are the dark web, deep web, and surface web? -- The surface web or open web -- The dark web -- How dark web browsing is done -- Is it against the law to access the dark web? -- Is tor illegal to use? -- The deep web -- Malicious software -- Scams -- Government monitoring -- ProtectiNG end users from dark web exploitation -- How to safely use the dark web -- The battle for the dark web’s marketplaces -- Advantages of the dark web -- Disadvantages of the dark web -- Glossary -- Bibliography -- Index</text:p>
          </table:table-cell>
          <table:table-cell office:value-type="string" table:style-name="ce1">
            <text:p>https://library.ecssr.ae/cgi-bin/koha/opac-detail.pl?biblionumber=291438</text:p>
          </table:table-cell>
          <table:table-cell table:number-columns-repeated="16377"/>
        </table:table-row>
        <table:table-row table:style-name="ro1">
          <table:table-cell office:value-type="string" table:style-name="ce1">
            <text:p>291437</text:p>
          </table:table-cell>
          <table:table-cell office:value-type="string" table:style-name="ce1">
            <text:p>Ecosocialism : climate change, socialism and democracy /</text:p>
          </table:table-cell>
          <table:table-cell office:value-type="string" table:style-name="ce1">
            <text:p>Magnette, Paul,</text:p>
          </table:table-cell>
          <table:table-cell office:value-type="string" table:style-name="ce1">
            <text:p>Ecosocialism: Climate Change, Socialism and Democracy maps out a political path for green transition which is both desirable and practicable - without avoiding its difficulties - giving the fight for climate justice real mobilising power. The author analyses how capitalism prevents climate transition, assessing in detail why the climate cause is not more widely embraced by the working classes, when they are infinitely less responsible and suffer far more from the effects of environmental degradation than their wealthier counterparts. He argues that, faced with the supporters of green capitalism, who promise us that we will be able to continue current lifestyles unhindered - thanks to new technologies - the left seems disarmed. Globally, we face an immense challenge: in the span of one generation, we must decarbonise our planet by 2050. We must make huge changes - but a successful transition could bring huge benefits. This book tackles the root cause of the problem: inequalities and the hyper-concentration of wealth, which are driving forces behind the continued increase in greenhouse gas emissions and the loss of biodiversity. Denouncing the liberal mythologies of "green growth" and "decoupling", the author frames climate justice as an authentic social struggle, uniting the underclasses of the world, and arguing for the need to develop essential communal services, to put an end to insecurity and protect the planet. The intention is that a full life and sustainable environment are no longer the privilege of a few but the reality of all. This book will appeal to students and scholars of political science and environment and sustainability - as well as all those concerned with climate justice and the current ecological crisis.</text:p>
          </table:table-cell>
          <table:table-cell office:value-type="string" table:style-name="ce1">
            <text:p>Abingdon, England ; New York, New York : Routledge, [2025].</text:p>
          </table:table-cell>
          <table:table-cell office:value-type="string" table:style-name="ce1">
            <text:p>Obstruction, Diversion, Recovery : How Capitalism Prevents the Climate Transition -- Is Climate Change the New Class Struggle? -- The Spiral of Environmental Inequality, and How to Break It -- Criticism of Ecological Reasoning -- From Fear to Hope : The Moral Foundations of Ecosocialism -- Beyond Productivism -- For the People, By the People -- Lessons from the Workers' Movement for Climate Activists.</text:p>
          </table:table-cell>
          <table:table-cell office:value-type="string" table:style-name="ce1">
            <text:p>https://library.ecssr.ae/cgi-bin/koha/opac-detail.pl?biblionumber=291437</text:p>
          </table:table-cell>
          <table:table-cell table:number-columns-repeated="16377"/>
        </table:table-row>
        <table:table-row table:style-name="ro1">
          <table:table-cell office:value-type="string" table:style-name="ce1">
            <text:p>291436</text:p>
          </table:table-cell>
          <table:table-cell office:value-type="string" table:style-name="ce1">
            <text:p>Beyond States : Powers, Peoples and Global Order /</text:p>
          </table:table-cell>
          <table:table-cell office:value-type="string" table:style-name="ce1">
            <text:p>Pagden, Anthony,</text:p>
          </table:table-cell>
          <table:table-cell office:value-type="string" table:style-name="ce1">
            <text:p>Today, the majority of the peoples of the planet live in nation-states, based upon the idea, if never the reality, of a single people, a single culture, a single rule of law and a single source of sovereign authority. But will they continue to do so in the future? None of the major challenges that confront humanity today - from climate change to disease, from terrorism to mass migration - can be handled effectively by single nation-states, no matter how powerful. The world is no longer made up only of states but also of an ever-increasing multitude of interstate networks and organizations which recognize no borders. We are beginning to be able to imagine the very real possibility of a new global civil society. But what political form should this take? By examining the history of the evolution of human society from the world's first empires to today's world of interstate networks, this book argues that there now exists the possibility of the emergence of a new political form, a global 'federation of federations', that will bring the species closer to the possibility of a more harmonious, equitable and secure future.</text:p>
          </table:table-cell>
          <table:table-cell office:value-type="string" table:style-name="ce1">
            <text:p>Hoboken, NJ : Polity, [2024].</text:p>
          </table:table-cell>
          <table:table-cell office:value-type="string" table:style-name="ce1">
            <text:p>Birth of a Nation-State -- Ordering the world -- A World Order of Justice -- A Federation of the World.</text:p>
          </table:table-cell>
          <table:table-cell office:value-type="string" table:style-name="ce1">
            <text:p>https://library.ecssr.ae/cgi-bin/koha/opac-detail.pl?biblionumber=291436</text:p>
          </table:table-cell>
          <table:table-cell table:number-columns-repeated="16377"/>
        </table:table-row>
        <table:table-row table:style-name="ro1">
          <table:table-cell office:value-type="string" table:style-name="ce1">
            <text:p>291302</text:p>
          </table:table-cell>
          <table:table-cell office:value-type="string" table:style-name="ce1">
            <text:p>Research handbook on cyberwarfare /</text:p>
          </table:table-cell>
          <table:table-cell table:style-name="ce1"/>
          <table:table-cell office:value-type="string" table:style-name="ce1">
            <text:p>This Research Handbook provides a rigorous analysis of cyberwarfare, a widely misunderstood field of contemporary conflict and geopolitical competition. Gathering insights from leading scholars and practitioners, it examines the actors involved in cyberwarfare, their objectives and strategies, and scrutinises the impact of cyberwarfare in a world dependent on connectivity. The Research Handbook on Cyberwarfare interrogates cyberwarfare as a form of military intelligence statecraft that seeks to exploit digital systems for operational and strategic advantage. Chapter authors address cyberwarfare in its conceptual, historical, operational and strategic dimensions, and explore the application of international law, norms, ethics and arms control to this area of conflict. They pose crucial questions about the utility of cyberwarfare and its effects on society and citizens, establishing foundations for future research on the topic as a fact of international life. Providing rich detail in an accessible and understandable manner, this Research Handbook is a vital resource for scholars and researchers of cyber conflict, international relations, and security studies. Its practical elements will also appeal to military and intelligence practitioners, as well as those interested in how cyberwarfare can be regulated to ameliorate its effects on society.</text:p>
          </table:table-cell>
          <table:table-cell office:value-type="string" table:style-name="ce1">
            <text:p>Cheltenham, England : Edward Elgar Publishing Limited, 2024</text:p>
          </table:table-cell>
          <table:table-cell office:value-type="string" table:style-name="ce1">
            <text:p>Introduction to the Research Handbook on Cyberwarfare -- PART I Conceptualizing and Investigating Cyberwarfare -- War by any other name: a short history of the idea of cyberwarfare in the United States -- Conceptualizing cyberwarfare -- Cyberwarfare research methods -- Reporting on cyberwarfare: a conversation -- PART II Cyberwarfare Actors and Institutions -- Military cybercapacity: measures, drivers and effects -- Cyber intelligence: method or target? -- The meaning of cyberwarfare in Brazil -- Cyber proxies: covert state–non-state interactions in cyberwarfare -- Private authority and the political economy of private companies in cybersecurity crises and conflicts -- Civil society in cyberwarfare: hack-and-leaks, attribution and mobilization -- PART III Cyberwarfare Operations and Strategy -- Offensive cyber capabilities -- Do we need an effects-based approach for cyber operations? -- Deception in cyberwarfare -- Cyber coercion as a tool of statecraft: how often, how effective? -- Understanding cyber escalation: amplifiers and dampeners of conflict -- Countering non-state actors in cyberspace -- Territory, sovereignty and boundaries in digital battlespace -- PART IV Cyberwarfare Governance -- Cyberwarfare and international law -- Cyber arms control and counter proliferation: the limits of the possible -- Moral maze: ethics for cyber weapon systems -- Cyberwarfare norms and the attribution imperative: shaping responsible state behaviour in cyberspace -- Postscript: Reflections and future directions for research and practice on cyber in competition, crisis and armed conflict -- Index</text:p>
          </table:table-cell>
          <table:table-cell office:value-type="string" table:style-name="ce1">
            <text:p>https://library.ecssr.ae/cgi-bin/koha/opac-detail.pl?biblionumber=291302</text:p>
          </table:table-cell>
          <table:table-cell table:number-columns-repeated="16377"/>
        </table:table-row>
        <table:table-row table:style-name="ro1">
          <table:table-cell office:value-type="string" table:style-name="ce1">
            <text:p>291303</text:p>
          </table:table-cell>
          <table:table-cell office:value-type="string" table:style-name="ce1">
            <text:p>Sustainability beyond 2030 : trajectories and priorities for our sustainable future /</text:p>
          </table:table-cell>
          <table:table-cell office:value-type="string" table:style-name="ce1">
            <text:p>Tavanti, Marco,</text:p>
          </table:table-cell>
          <table:table-cell office:value-type="string" table:style-name="ce1">
            <text:p>Sustainability Beyond 2030: Trajectories and Priorities for Our Sustainable Future is an indispensable guide to understanding our planet's sustainability past, present, and future. It is a tool for enlightenment, engagement, and empowerment towards shaping a sustainable world as we approach the milestone year of 2030. Written by renowned sustainability experts, Marco Tavanti and Alfredo Sfeir-Younis, who was a pioneer in the field and participated in the first 1972 United Nations Conference on the Human Environment, this book offers an in-depth analysis of critical environmental issues, human development challenges, and the economic complexities of fostering equitable and sustainable growth. In addition to evaluating various pivotal policies and events, by extracting patterns and trajectories that have shaped our present commitments to the 2030 SDGs and the 2050 climate goals, Sustainability Beyond 2030 boldly projects into the future, identifying core priorities likely to guide the global agenda beyond our current commitments. This foresight is coupled with well-informed recommendations, essential for building resilience and fostering future opportunities. This book is a call to action for current and future generations of sustainability leaders. It encourages readers, whether policymakers, academics, or engaged citizens, to participate in the collective responsibility of crafting a sustainable world for future generations.</text:p>
          </table:table-cell>
          <table:table-cell office:value-type="string" table:style-name="ce1">
            <text:p>London ; New York : Routledge, 2025</text:p>
          </table:table-cell>
          <table:table-cell office:value-type="string" table:style-name="ce1">
            <text:p>Introduction -- Part I: Trajectories -- 1 The Stockholm Trajectories -- 2 The Rio Trajectories -- 3 The Johannesburg Trajectories -- 4 The Brundtland Trajectories -- 5 The Paris Trajectories -- 6 The SDG Trajectories -- Part II: Priorities -- 7 Social Well-Being Priorities -- 8 Economic Prosperity Priorities -- 9 Environmental and Climate Priorities -- 10 Governance and Legal Priorities -- 11 Peace and Security Priorities -- 12 Technology and Innovation Priorities -- Conclusion</text:p>
          </table:table-cell>
          <table:table-cell office:value-type="string" table:style-name="ce1">
            <text:p>https://library.ecssr.ae/cgi-bin/koha/opac-detail.pl?biblionumber=291303</text:p>
          </table:table-cell>
          <table:table-cell table:number-columns-repeated="16377"/>
        </table:table-row>
        <table:table-row table:style-name="ro1">
          <table:table-cell office:value-type="string" table:style-name="ce1">
            <text:p>291304</text:p>
          </table:table-cell>
          <table:table-cell office:value-type="string" table:style-name="ce1">
            <text:p>Legal reform in the contemporary socialist world /</text:p>
          </table:table-cell>
          <table:table-cell office:value-type="string" table:style-name="ce1">
            <text:p>Bui, Ngoc Son,</text:p>
          </table:table-cell>
          <table:table-cell office:value-type="string" table:style-name="ce1">
            <text:p>Legal Reform in the Contemporary Socialist World explores four decades of legal reform in the socialist countries of China, Vietnam, Laos, North Korea, and Cuba from a comparative perspective. Spanning the late 1970s to the present, it examines various projects, methods, strategies, contents, driving forces, and limitations of legislative reform, administrative reform, judicial reform, and reform of the legal profession. Legal reform in these countries is the project of the political elite to improve the legal system while retaining its core socialist principles. It is carried out through legislative enactments, amendments, and replacements, which the political elite adopt using incremental strategies to reform the legal system sporadically or systematically. Socialist legal reform is animated by the political aspiration to create the rule of law, the impact of social-economic change, and the influence of transnational and comparative law. Despite significant reforms, the socialist principles of the legal systems in these countries largely remain intact. This legal reform, however, varies considerably by country. Legal Reform in the Contemporary Socialist World offers a holistic view of understudied jurisdictions in comparative law, essential for anyone studying or working in these areas in law, politics, or policy.</text:p>
          </table:table-cell>
          <table:table-cell office:value-type="string" table:style-name="ce1">
            <text:p>Oxford, England : Oxford University Press, 2024</text:p>
          </table:table-cell>
          <table:table-cell office:value-type="string" table:style-name="ce1">
            <text:p>Cover -- Half Title -- Title Page -- Copyright Page -- Acknowledgements -- Contents -- Table of Legislation -- National Legislation -- International Instruments -- Part Foundations -- Introduction : The Socialist World in Comparative Law -- What is this book about? -- Comparative Context -- Approach and Methodology -- Theory, Argument, Contributions, and Book Structure -- Theorizing Legal Reform -- Introduction -- Legal change in comparative law -- Legal reform: A theoretical framework -- The Socialist Legal Tradition -- Introduction: The socialist legal tradition in Comparative Law -- Foundations of the socialist legal tradition -- Features of the socialist legal tradition -- Diffusion of the socialist legal tradition -- Concluding analysis: Tradition and revolution -- Part Socialist Projects of Legal Reform -- China: Legal Reform and Legal Divergence -- Introduction -- The exceptional project of legal reform -- Legislative reform -- Administrative reform -- Judicial reform -- Legal professional reform -- Concluding analysis -- Vietnam: Legal Reform and Legal Convergence -- Introduction -- The universal project of legal reform -- Legislative reform -- Administrative reform -- Judicial reform -- Legal profession reform -- Concluding analysis -- Laos: Legal Reform and External Assistance -- Introduction -- The cooperative project of legal reform -- Legislative reform -- Administrative reform -- Judicial reform -- Legal professional reform -- Concluding analysis -- North Korea: Legal Reform and Self-Reliance -- Introduction -- The self-reliant project of legal reform -- Legislative reform -- Administrative reform -- Judicial reform -- Legal professional reform -- Concluding analysis -- Cuba: Legal Reform and Updating Socialism -- Introduction -- The preservative project of legal reform -- Legislative reform -- Administrative reform -- Judicial reform -- Legal professional reform -- Concluding analysis -- Part Comparison and Conclusion -- Conclusion: Legal Reform, Socialist Law, and Comparative Law -- Introduction -- Comparing socialist legal reforms -- Comparative conceptualizations -- Index.</text:p>
          </table:table-cell>
          <table:table-cell office:value-type="string" table:style-name="ce1">
            <text:p>https://library.ecssr.ae/cgi-bin/koha/opac-detail.pl?biblionumber=291304</text:p>
          </table:table-cell>
          <table:table-cell table:number-columns-repeated="16377"/>
        </table:table-row>
        <table:table-row table:style-name="ro1">
          <table:table-cell office:value-type="string" table:style-name="ce1">
            <text:p>291454</text:p>
          </table:table-cell>
          <table:table-cell office:value-type="string" table:style-name="ce1">
            <text:p>Islam and statecraft : religious soft power in the Arab Gulf states /</text:p>
          </table:table-cell>
          <table:table-cell office:value-type="string" table:style-name="ce1">
            <text:p>Hoffman, Jon,</text:p>
          </table:table-cell>
          <table:table-cell office:value-type="string" table:style-name="ce1">
            <text:p>Here, Jon Hoffman analyzes the differing ways in which political considerations impact how religion is marshaled as a tool of foreign policy in the Middle East. Instead of religion influencing political outcomes, this analysis examines how politics influences religious outcomes. This book develops a comprehensive analytical framework for the notion of "religious soft power" capable of incorporating power-based, identity-based, and ideational variables to examine how states couple religion with their broader foreign policy conduct</text:p>
          </table:table-cell>
          <table:table-cell office:value-type="string" table:style-name="ce1">
            <text:p>London, England : I.B. Tauris, [2025]</text:p>
          </table:table-cell>
          <table:table-cell office:value-type="string" table:style-name="ce1">
            <text:p>Table Of Contents -- Cover -- Half Title -- Title Page -- Copyright Page -- Dedication -- Contents -- Figures -- Introduction -- Why Religious Soft Power? -- Why the Middle East? -- Toward a New Framework -- Religious Soft Power: Saudi Arabia, Qatar, and the United Arab Emirates -- Outline of the Book -- Chapter 1: Religion and Foreign Policy -- A War of Paradigms -- Primordialism -- Instrumentalism -- Constructivism -- A Bridging of Paradigms -- Causal Mechanisms -- Foreign (External) Threat Perceptions -- Foreign (External) and Domestic (Internal) Threat Perceptions (“Two-Level Game”) -- Identity -- Ideology -- Religious Soft Power -- Conclusion -- Chapter 2: Islam and Statecraft in the Middle East -- Islam, the State, and International Politics -- Islam and Foreign Policy -- Religious Soft Power and the “Politics of Islam” -- Applying the Framework of Religious Soft Power in the Middle East -- Chapter 3: Saudi Arabia -- Islam in Saudi Arabia -- Saudi Arabia, Islam, and the Arab Uprisings -- Interrelated Threats -- The Regime Responds: Religion in the Service of Political Elites -- Saudi Identity and Ideology Reformed? MbS, Islam, and the Centralization of Power -- Religious “Reforms,” “Moderate Islam,” and a New Nationalism -- Religion and Saudi Foreign Policy under Mohammed bin Salman -- Deconstructing Saudi Religious Soft Power -- Conclusion -- Chapter 4: Qatar -- Islam in Qatar -- Qatar, Islam, and the Arab Uprisings -- New Ideological Frontiers and Realpolitik: Qatar in Support of Revolution -- Gulf Caveats -- Doha on the Defensive: Qatar and the Counterrevolution -- The 2013 Coup in Egypt -- The Gulf Crisis -- Whither the Counterrevolution? -- A Community-Oriented Identity Continued: In Pursuit of Other “Muslim Causes” -- Deconstructing Qatari Religious Soft Power -- Conclusion -- Chapter 5: United Arab Emirates (UAE) -- Islam in the UAE -- The UAE, Islam, and the Arab Uprisings -- Interrelated Threats and . . . Opportunities? -- The Regime Responds: Abu Dhabi and the Counterrevolution -- MbZ Solidifies Control -- The UAE Accumulates “Sacred Capital” -- The UAE’s Rising Stars -- Institutionalization -- Islam and Political Authority: Abu Dhabi’s Statist Vision -- A Western-Oriented Identity: The UAE and “Moderate Islam” Abroad -- Deconstructing Emirati Religious Soft Power -- Conclusion -- Conclusion -- Comparing the Religious Soft Power Strategies of Saudi Arabia, Qatar, and the UAE -- Scholarly and Policy Implications -- The Future of Religious Soft Power in the Middle East -- Notes -- Introduction -- Chapter 1 -- Chapter 2 -- Chapter 3 -- Chapter 4 -- Chapter 5 -- Conclusion -- References -- Index</text:p>
          </table:table-cell>
          <table:table-cell office:value-type="string" table:style-name="ce1">
            <text:p>https://library.ecssr.ae/cgi-bin/koha/opac-detail.pl?biblionumber=291454</text:p>
          </table:table-cell>
          <table:table-cell table:number-columns-repeated="16377"/>
        </table:table-row>
        <table:table-row table:style-name="ro1">
          <table:table-cell office:value-type="string" table:style-name="ce1">
            <text:p>291453</text:p>
          </table:table-cell>
          <table:table-cell office:value-type="string" table:style-name="ce1">
            <text:p>Energy resource conflict : origins and global impact /</text:p>
          </table:table-cell>
          <table:table-cell office:value-type="string" table:style-name="ce1">
            <text:p>Parafiniuk, Adrah N.,</text:p>
          </table:table-cell>
          <table:table-cell office:value-type="string" table:style-name="ce1">
            <text:p>Energy resource conflicts have shaped the world we live in. After humans settled across the planet, growing empires began to compete for resources. First, they competed for wood, then steel and coal. The ability to mine these resources and turn them into trains, ships, and weapons decided which countries would dominate the world. Oil became the most important international resource by the turn of the 20th century and has remained so until the present day. This book provides a comprehensive history of international conflicts over energy resources, including ancient empires, 20th-century wars over oil, and the explosive growth of renewable energy. This volume demonstrates that humans have the technology to transition from fossil fuels to renewable energy for the vast majority of their energy needs, despite corporate fossil fuel interests. Using advanced statistics on the use and growth of all major energy sources, this book is an excellent source of information on the predicted growth of various forms of energy as well as the inevitable transition toward renewable and carbon-free energy sources</text:p>
          </table:table-cell>
          <table:table-cell office:value-type="string" table:style-name="ce1">
            <text:p>New York, NY : Bloomsbury Academic, [2025]</text:p>
          </table:table-cell>
          <table:table-cell office:value-type="string" table:style-name="ce1">
            <text:p>Table Of Contents -- Cover -- Half Title -- Seres -- Title -- Copyright -- Dedication -- Contents -- Introduction -- Part I The History and Future of Energy Resource Conflict -- Chapter 1 Origins and Causes -- Chapter 2 Current Impact and Linkages -- Chapter 3 Responses -- Chapter 4 Future Implications -- Chapter 5 Contributed Essays -- Part II A–Z Entries -- Abbout the Authors and Contributors -- Index</text:p>
          </table:table-cell>
          <table:table-cell office:value-type="string" table:style-name="ce1">
            <text:p>https://library.ecssr.ae/cgi-bin/koha/opac-detail.pl?biblionumber=291453</text:p>
          </table:table-cell>
          <table:table-cell table:number-columns-repeated="16377"/>
        </table:table-row>
        <table:table-row table:style-name="ro1">
          <table:table-cell office:value-type="string" table:style-name="ce1">
            <text:p>291452</text:p>
          </table:table-cell>
          <table:table-cell office:value-type="string" table:style-name="ce1">
            <text:p>Entrepreneurship and Digital Humanities : How Universities Shape the Future of Labour /</text:p>
          </table:table-cell>
          <table:table-cell table:style-name="ce1"/>
          <table:table-cell office:value-type="string" table:style-name="ce1">
            <text:p>Addressing the growing need for integration between STEM and the social sciences and humanities, this book reinterprets the role of entrepreneurship education. It explores how universities can adapt to the rapid change, and challenges, of the job market brought by digital and green transitions. Specifically, it investigates the profound impact of the digital revolution on higher education institutions, including the integration of disciplines, changing student demands, as well as new job requests from firms and institutions on the market. Entrepreneurship and Digital Humanities identifies how universities can respond to these issues. The book highlights the need for a progressive consolidation between technical and soft skills, knowledge of digital tools, and ethical considerations in order to prepare students for the jobs of the future. Adopting a cross-disciplinary perspective, expert contributors argue that to fulfil their civic role, modern universities must develop a new humanism, placing the enhancement of human potential at its core. They draw on their diverse practical experience to show how intellectual growth, creativity, constructive criticism and a wide deployment of technologies can contribute to this goal. Combining theoretical and empirical insights, this book is an invaluable resource for those working in management education and academic governance, as well as students and scholars of entrepreneurship. It is also a vital read for academic staff and higher education policy-makers seeking to equip students for success in an era of uncertainty, dynamicity and turbulence</text:p>
          </table:table-cell>
          <table:table-cell office:value-type="string" table:style-name="ce1">
            <text:p>Cheltenham, England : Edward Elgar Publishing Limited, [2024]</text:p>
          </table:table-cell>
          <table:table-cell office:value-type="string" table:style-name="ce1">
            <text:p>Introduction to Entrepreneurship and Digital Humanities -- PART I Theoretical and conceptual contributions -- 1. Humanism and innovation in the global world: challenges for universities and the transformation of the labour market -- 2. Transforming researchers into entrepreneurs -- 3. Towards responsible entrepreneurship: embracing humanities and social sciences skills into entrepreneurship education for the digital era -- 4. Social transformation and impact in HASS: evolution in the debate and current assessment challenges -- 5. Is regenerative leadership compatible with a business mind-set? -- 6. School of the future -- 7. Ethics for human-centered education in the age of AI -- 8. Augmenting human intelligence: empowering cooperation between humans and algorithms -- PART II Case studies -- 9. Swimming against the tide: the role for social sciences and humanities in contributing to a more inclusive approach to innovation in post-industrial cities -- 10. Entrepreneurial education, social sciences and humanities: the case of LUCI – Laboratory for Humanism, Creativity and Innovation -- 11. Empowering change: the EIT HEI Initiative and its impact on higher education institutions -- 12. Enhancing cultural and societal engagement through participatory methods: cross-disciplinary learning perspectives -- 13. The digital transformation: humanities and entrepreneurship -- 14. Educating innovators: entrepreneurship in digital humanities in Italy -- 15. From classroom to marketplace: the impact of digital transformation on academic entrepreneurship -- Index.</text:p>
          </table:table-cell>
          <table:table-cell office:value-type="string" table:style-name="ce1">
            <text:p>https://library.ecssr.ae/cgi-bin/koha/opac-detail.pl?biblionumber=291452</text:p>
          </table:table-cell>
          <table:table-cell table:number-columns-repeated="16377"/>
        </table:table-row>
        <table:table-row table:style-name="ro1">
          <table:table-cell office:value-type="string" table:style-name="ce1">
            <text:p>291451</text:p>
          </table:table-cell>
          <table:table-cell office:value-type="string" table:style-name="ce1">
            <text:p>Geopolitical Uncertainty and International Business : Shaping Our Future World /</text:p>
          </table:table-cell>
          <table:table-cell table:style-name="ce1"/>
          <table:table-cell office:value-type="string" table:style-name="ce1">
            <text:p>In this insightful book, Bernadette Andreosso-O'Callaghan and Daniel Rajmil bring together a diverse range of experts to explore how the uncertainties of the geopolitical and geo-economic sphere are being dealt with in international business. They question the suitability of existing policy and institutional responses, and advocate for a novel approach to the delineation of our future world. Deploying a comparative Europe-Asia framework, this book analyses various political and economic crises in terms of monetary instability, high inflation and reorganisation of governance. Contributions span Asia, Europe and North America, using a number of case studies to critically examine firms' responses to economic and geopolitical uncertainty, including foreign direct investment by Chinese companies and Japanese 'new capitalism'. Ultimately, the book assesses how economic policies of different countries interrelate, detailing the asymmetrical interdependencies of the EU, Sino-American rivalries, and Sino-Japanese cooperation. 'Geopolitical uncertainty and international business' is a fundamental read for students and scholars of comparative economics, political geography and geopolitics. It will also appeal to managers and policymakers who are involved in international business and economics.</text:p>
          </table:table-cell>
          <table:table-cell office:value-type="string" table:style-name="ce1">
            <text:p>Cheltenham, England : Edward Elgar Publishing Limited, [2024]</text:p>
          </table:table-cell>
          <table:table-cell office:value-type="string" table:style-name="ce1">
            <text:p>Table Of Contents -- Front Matter -- Copyright -- Contents -- Figures -- Tables -- Contributors -- Acknowledgments -- Abbreviations -- Introduction to Geopolitical Uncertainty and International Business – shaping our future world -- 1. Globalization in crisis: Sino-American rivalry and Asian regional integration -- 2. Crises and globalization: the delineation of a new path -- 3. Uncertainty in the energy sector and evolving energy mix: a Europe–Asia comparison -- 4. Prime Minister Kishida’s “New Capitalism” for Japan -- 5. The Chinese and the Japanese positions on the Russian–Ukrainian War and their influences -- 6. Realignment of the EU–China political strategy: an analysis of the EU’s asymmetrical interdependences -- 7. Income policy and income distribution in selected Asian countries: China, Singapore, Japan and Australia -- 8. Chinese investment in French SMEs: creating opportunities by compensating for liabilities -- 9. Cultural and social factors behind the Sino-Japanese cooperation in connected and autonomous vehicles -- 10. An empirical analysis of the difficulties of integrating high performance newly hired personnel: the case of subsidiaries of Chinese telecom companies in France -- Index</text:p>
          </table:table-cell>
          <table:table-cell office:value-type="string" table:style-name="ce1">
            <text:p>https://library.ecssr.ae/cgi-bin/koha/opac-detail.pl?biblionumber=291451</text:p>
          </table:table-cell>
          <table:table-cell table:number-columns-repeated="16377"/>
        </table:table-row>
        <table:table-row table:style-name="ro1">
          <table:table-cell office:value-type="string" table:style-name="ce1">
            <text:p>291450</text:p>
          </table:table-cell>
          <table:table-cell office:value-type="string" table:style-name="ce1">
            <text:p>Corporate Accountability and Liability for Climate Change /</text:p>
          </table:table-cell>
          <table:table-cell table:style-name="ce1"/>
          <table:table-cell office:value-type="string" table:style-name="ce1">
            <text:p>As litigation rises against corporations and their climate change policies, this timely book examines their accountability and liability. It illustrates the potential and limitations of legal doctrines across human rights law, soft law, contract law, consumer law and non-contractual liability law for holding corporations responsible for climate change.</text:p>
          </table:table-cell>
          <table:table-cell office:value-type="string" table:style-name="ce1">
            <text:p>Cheltenham, England : Edward Elgar Publishing Limited, [2024]</text:p>
          </table:table-cell>
          <table:table-cell office:value-type="string" table:style-name="ce1">
            <text:p>Table Of Contents -- Front Matter -- Copyright -- Contents -- Contributors -- 1. Introduction -- 2. Greenhouse gas emissions in global value chains: governance, regulation and liability -- 3. Corporate actors and climate harms: the role of human rights law -- 4. Evolving business responsibilities for climate-related harms under the United Nations Guiding Principles on Business and Human Rights and OECD MNE Guidelines -- 5. Contracting for climate change in Global Value Chains -- 6. The potential of contractual assurances to advance supply chain due diligence -- 7. Consumers’ contribution to climate change mitigation and their empowerment through EU law -- 8. From climate risk to climate opportunity: a functional framework for pension fund investment governance -- 9. Liability for climate change impacts: the role of climate attribution science -- 10. Strict liability for climate harm: the case of Norway -- 11. Liability of non-state actors for scope 3 emissions -- 12. The role of the courts in private climate change litigation -- 13. The economics of climate damage assessment in courts -- 14. Compensation funds for climate change - potential developments from a comparative law perspective -- Index</text:p>
          </table:table-cell>
          <table:table-cell office:value-type="string" table:style-name="ce1">
            <text:p>https://library.ecssr.ae/cgi-bin/koha/opac-detail.pl?biblionumber=291450</text:p>
          </table:table-cell>
          <table:table-cell table:number-columns-repeated="16377"/>
        </table:table-row>
        <table:table-row table:style-name="ro1">
          <table:table-cell office:value-type="string" table:style-name="ce1">
            <text:p>291449</text:p>
          </table:table-cell>
          <table:table-cell office:value-type="string" table:style-name="ce1">
            <text:p>Worlds within worlds : the story of nuclear energy /</text:p>
          </table:table-cell>
          <table:table-cell office:value-type="string" table:style-name="ce1">
            <text:p>Asimov, Isaac,</text:p>
          </table:table-cell>
          <table:table-cell office:value-type="string" table:style-name="ce1">
            <text:p>In a way, nuclear energy has been serving man as long as he has existed. It has served all of life; it has flooded the earth for billions of years. The sun, you see, is a vast nuclear engine, and the warmth and light that the sun radiates is the product of nuclear energy. In order for man to learn to produce and control nuclear energy himself, however, three lines of investigation--atoms, electricity, and energy--had to develop and meet.</text:p>
          </table:table-cell>
          <table:table-cell office:value-type="string" table:style-name="ce1">
            <text:p>New York : Nova Science Publishers, Inc., [2025]</text:p>
          </table:table-cell>
          <table:table-cell office:value-type="string" table:style-name="ce1">
            <text:p>Table Of Contents -- Intro -- Contents -- Part 1. Atomic Weights, Energy and Electricity -- Introduction0F -- Atomic Weights -- Electricity -- Units of Electricity -- Cathode Rays -- Radioactivity -- The Structure of the Atom -- Atomic Numbers -- Isotopes -- Energy -- The Law of Conservation of Energy -- Chemical Energy -- Electrons and Energy -- The Energy of the Sun -- The Energy of Radioactivity -- Part 2. Mass and Energy, the Neutron and the Structure of the Nucleus -- Mass and Energy -- The Structure of the Nucleus -- The Proton -- The Proton-Electron Theory -- Protons in Nuclei -- Nuclear Bombardment -- Particle Accelerators -- The Neutron -- Nuclear Spin -- Discovery of the Neutron -- The Proton-Neutron Theory -- The Nuclear Interaction -- Neutron Bombardment -- Part 3. Nuclear Fission, Nuclear Fusion and Beyond Fusion -- Nuclear Fission -- New Elements -- The Discovery of Fission -- The Nuclear Chain Reaction -- The Nuclear Bomb -- Nuclear Reactors -- Nuclear Fusion -- The Energy of the Sun -- Thermonuclear Bombs -- Controlled Fusion -- Beyond Fusion -- Antimatter -- The Unknown -- Reading List -- Basic Books -- Advanced Books -- About the Author -- Index</text:p>
          </table:table-cell>
          <table:table-cell office:value-type="string" table:style-name="ce1">
            <text:p>https://library.ecssr.ae/cgi-bin/koha/opac-detail.pl?biblionumber=291449</text:p>
          </table:table-cell>
          <table:table-cell table:number-columns-repeated="16377"/>
        </table:table-row>
        <table:table-row table:style-name="ro1">
          <table:table-cell office:value-type="string" table:style-name="ce1">
            <text:p>291455</text:p>
          </table:table-cell>
          <table:table-cell office:value-type="string" table:style-name="ce1">
            <text:p>Unlocking the power of blockchain : a comprehensive guide to cyber threat intelligence sharing /</text:p>
          </table:table-cell>
          <table:table-cell office:value-type="string" table:style-name="ce1">
            <text:p>Gupta, Chabi,</text:p>
          </table:table-cell>
          <table:table-cell office:value-type="string" table:style-name="ce1">
            <text:p>In this groundbreaking book, the editors and authors dive into the world of blockchain and explore its revolutionary impact on cyber threat intelligence sharing. With a focus on practical applications and real-world case studies, expert authors provide a detailed roadmap for harnessing the power of blockchain to combat cyber threats effectively. From the basics of blockchain technology to advanced applications in threat intelligence sharing, this book covers it all. Learn how to leverage blockchain's decentralized and secure framework to enhance cybersecurity capabilities, foster collaboration, and stay ahead of the evolving threat landscape. Whether you're a cybersecurity professional, researcher, or simply looking to stay informed, this book is your go-to resource for unlocking the full potential of blockchain in cybersecurity. Join the revolution and discover the power of blockchain for yourself.</text:p>
          </table:table-cell>
          <table:table-cell office:value-type="string" table:style-name="ce1">
            <text:p>New York : Nova Science Publishers, Inc., [2025]</text:p>
          </table:table-cell>
          <table:table-cell office:value-type="string" table:style-name="ce1">
            <text:p>Table Of Contents -- Intro -- Contents -- Foreword A -- Foreword B -- Why Blockchain? -- Navigating the Book -- Preface -- Introduction -- References -- Chapter 1 -- Introduction to Cyber Threat Intelligence -- References -- Chapter 2 -- Understanding Blockchain Technology -- References -- Chapter 3 -- The Role of Blockchain in Cybersecurity -- How Blockchain Enhances Cybersecurity -- Blockchain Applications in Cybersecurity -- Case Studies of Successful Blockchain-Based Cybersecurity Solutions -- References -- Chapter 4 -- An Overview of Cyber Threat Intelligence (CTI) Sharing -- References -- Chapter 5 -- Benefits and Challenges of Blockchain-Based Cyber Threat Intelligence Sharing -- References -- Chapter 6 -- Designing a Secure Blockchain Network for Threat Intelligence Sharing -- References -- Chapter 7 -- Blockchain Consensus Mechanisms for Cyber Threat Intelligence Sharing -- The Role of Consensus Mechanisms -- Chapter 8 -- Privacy and Anonymity in Blockchain-Based Threat Intelligence Sharing -- References -- Chapter 9 -- Smart Contracts in Cyber Threat Intelligence Sharing -- Smart Contracts Revolutionizing Automated Processes in Blockchain Technology -- Use Cases -- References -- Chapter 10 -- Interoperability and Standardization in Blockchain-Based Threat Intelligence Sharing -- Blockchain Technology for Interoperability -- Decentralization and Interoperability in Blockchain -- References -- Chapter 11 -- Regulatory and Legal Considerations for Blockchain-Based Threat Intelligence Sharing -- References -- Chapter 12 -- Case Studies: Successful Implementations of Blockchain in Cyber Threat Intelligence Sharing -- Use Cases Across Industries -- References -- Chapter 13 -- Future Trends and Innovations in Blockchain-Based Threat Intelligence Sharing -- References -- Chapter 14 -- Potential Risks and Mitigation Strategies in Blockchain-Based Threat Intelligence Sharing -- References -- Chapter 15 -- The Roadmap to Implementing Blockchain for Cyber Threat Intelligence Sharing -- References -- Conclusion -- About the Authors -- Index</text:p>
          </table:table-cell>
          <table:table-cell office:value-type="string" table:style-name="ce1">
            <text:p>https://library.ecssr.ae/cgi-bin/koha/opac-detail.pl?biblionumber=291455</text:p>
          </table:table-cell>
          <table:table-cell table:number-columns-repeated="16377"/>
        </table:table-row>
        <table:table-row table:style-name="ro1">
          <table:table-cell office:value-type="string" table:style-name="ce1">
            <text:p>291456</text:p>
          </table:table-cell>
          <table:table-cell office:value-type="string" table:style-name="ce1">
            <text:p>Blockchain's transformative potential of financial technology for sustainable futures /</text:p>
          </table:table-cell>
          <table:table-cell table:style-name="ce1"/>
          <table:table-cell office:value-type="string" table:style-name="ce1">
            <text:p>"Blockchain's Transformative Potential of Financial Technology for Sustainable Futures" delves into the groundbreaking impact of blockchain technology on the financial sector, highlighting its potential to foster sustainable development. This comprehensive volume brings together a diverse array of experts who explore how blockchain can revolutionize financial technology (FinTech) by enhancing transparency, efficiency, and inclusivity. The book examines blockchain's role in promoting financial inclusion, providing secure and accessible financial services to underserved populations. By bridging gaps in the current financial system, blockchain empowers individuals and communities, driving economic growth and resilience. Additionally, it addresses the environmental benefits of blockchain, showcasing innovative solutions like decentralized energy markets and transparent supply chains that contribute to sustainability. Readers will gain insights into real-world applications of blockchain, supported by case studies and in-depth analyses. The book also navigates the complex regulatory and ethical landscape, offering guidance on harnessing blockchain's potential responsibly. "Blockchain's Transformative Potential of Financial Technology for Sustainable Futures" is an essential resource for professionals, researchers, and policymakers interested in the future of FinTech and sustainable development. It serves as a catalyst for further research, dialogue, and collaboration, inspiring a new era of financial innovation and sustainability.</text:p>
          </table:table-cell>
          <table:table-cell office:value-type="string" table:style-name="ce1">
            <text:p>Cham, Switzerland : Springer, [2024]</text:p>
          </table:table-cell>
          <table:table-cell office:value-type="string" table:style-name="ce1">
            <text:p>Table Of Contents -- Intro -- Preface -- Acknowledgements -- About This Book -- Contents -- Contributors -- Abbreviations -- Global Financial Markets and Cross-Cultural Marketing Approaches -- 1 Introduction -- 1.1 Understanding Cultural Diversity -- 1.2 Cultural Sensitivity and Awareness -- 1.3 Localisation Versus Standardisation -- 1.4 Cultural Segmentation -- 1.5 Adaptation of Marketing Mix -- 1.6 Cultural Communication Strategies -- 1.7 Building Cultural Competence -- 1.8 Measurement and Evaluation -- 2 Globalisation Has Significantly Transformed Financial Markets and Accounting Practices -- 2.1 Integration of Financial Markets -- 2.2 Cross-Border Capital Flows -- 2.3 Harmonisation of Accounting Standards -- 2.4 Challenges of Globalisation -- 2.5 Regulatory Issues -- 2.6 Technological Disruption -- 2.7 Opportunities for Growth and Innovation -- 3 Markets: A Crucial Strategic Priority -- 4 Market Adaptation Requires Internal Transformation -- 5 Crafting a Cross-Cultural Marketing Strategy by Applying Dilemma Analysis -- 6 Unifying Marketing Strategy Through Harmonization: Exploring Asia Beyond Ideology -- 7 The Wal-Mart Conundrum: An Unsuccessful Market Entry Strategy -- 8 Discussion -- 8.1 Practical Implications and Case Studies -- 9 Conclusion -- References -- Enhancing IoT Finance: A Block-Chain-Integrated Financial Management Platform for Supply Chain Optimization -- 1 Introduction -- 2 Related Work -- 3 System Structure -- 3.1 System Structure Requirements Analysis -- 3.2 Structure of Registration Module and Account Opening Module -- 3.3 Structure of Voucher Management -- 3.4 Conceptual Database Structure Design -- 4 Application of System -- 4.1 Login Registration and Account Opening Module -- 4.2 Voucher Management Module -- 4.3 Online Financing Module -- 4.4 Funds Management Module -- 5 Testing -- 5.1 System Functionality Testing -- 5.2 System Performance Testing -- 6 Conclusion -- References -- T+1 Settlement and the Algorithmic Age: A New Era for Stock Valuation with Potential Market Froth -- 1 Introduction -- 2 Review of Literature -- 3 Research Gap -- 4 Research Objectives -- 5 Research Methodology -- 6 Data Collection -- 7 Results and Discussions -- 8 Correlation Analysis -- 9 Regression Analysis -- 10 Model Diagnosis -- 11 Conclusion -- 12 Recommendations for Future Research -- References -- Driving Financial Inclusion to Achieve Sustainable Development Goals: Collaborative Fin-Tech Strategies in Developing Countries -- 1 Introduction -- 2 Review of Literature -- 2.1 SDG and Financial Inclusion -- 2.2 SDGs, Financial Inclusion and Fintech -- 3 Research Objectives -- 3.1 Collaborative Approaches to Improve Fin-Tech Adoption -- 3.2 Digital Financial Inclusion: The G20's High-Level Principles -- 3.3 The Better Than Cash Alliance’s Accelerating Digital Payments -- 4 Limitation -- 5 Conclusion -- References -- Role of Blockchain Technology in Advancing Sustainability Development: A Comprehensive Review -- 1 Introduction -- 1.1 Need and Purpose -- 2 Understanding Blockchain Technology -- 2.1 Definition and Core Concepts -- 2.2 Decentralization and Consensus Mechanism -- 2.3 Smart Contracts and Tokenization -- 3 Sustainability Developments and Its Challenges -- 3.1 Sustainability Goals -- 3.2 Key Challenges in Achieving Sustainability -- 3.3 Impact of Blockchain on Supply Chain Transparency -- 3.4 Enhancing Transparency and Traceability -- 4 Advancing Renewable Energy Management -- 4.1 Peer-to-Peer Energy Trading -- 4.2 Decentralized Smart Grids -- 4.3 Blockchain Case Studies in Renewable Energy -- 5 Lockchain for Waste Management and Circular Economy -- 5.1 Improving Waste Tracking and Recycling -- 5.2 Promoting Circular Economy with Blockchain -- 6 Tokenization for Conservation Efforts -- 6.1 Token-Based Incentives for Environmental Conservation -- 6.2 Community Engagement and Participation -- 7 Challenges and Considerations -- 7.1 Scalability and Performance Issues -- 7.2 Regulatory and Legal Implications -- 7.3 Energy Consumption Concerns -- 8 Conclusion -- References -- An Empirical Study on the Emerging Trends and Potential Challenges in Advancing Digital Financial Services in India -- 1 Introduction -- 2 Review of Literature -- 3 Data Collection and Research Methodology -- 4 Analysis and Interpretation -- 4.1 Findings and Interpretation of the Above-Stated Hypothesis -- 5 Discussion -- 6 Potential Challenges -- 7 Suggestions and Implications -- 8 Conclusion -- References -- Regulatory Challenges and Opportunities for Future Fintech and Green Finance -- 1 Introduction -- 2 Research Methodology -- 3 Regulatory Challenges in Fintech and Green Finance -- 4 Opportunities for Future Research in Fintech and Green Finance -- 5 Impact Investment Integrated with ESG -- 6 Policy Considerations and Regulatory Frameworks -- 7 Case Studies -- 8 European Union: Sustainable Finance Action Plan and Green Fintech Innovation -- 8.1 United States: Regulatory Strategies for Fintech and Sustainable Finance -- 9 Asia–Pacific Region: Fintech Adoption and Green Finance Initiatives -- 9.1 Emerging Markets: Prospects and Obstacles in Regulatory Frameworks -- 10 Future Perspectives -- 11 Conclusion -- References -- Empowering Rural Jharkhand: Adoption of Artificial Intelligence for Digital Financial Inclusion -- 1 Introduction -- 2 Literature Review -- 3 Understanding Digital Financial Inclusion -- 4 The Role of AI in Enhancing Digital Financial Services -- 5 Challenges in Digital Financial Inclusion in Jharkhand -- 6 Case Studies: AI Initiatives for Financial Inclusion in Jharkhand -- 7 Future Prospects and Recommendations -- 8 Conclusion -- References -- Decentralizing Talent for Sustainability in BlockChain -- 1 Introduction -- 2 Blockchain and Talent Acquisition -- 3 Challenges Related to Sustainability -- 4 Talent Decentralisation for Sustainability -- 5 Extending the Talent Base -- 6 Understanding Blockchain Technology -- 7 Difficulties with Talent Management in Conventional Systems -- 8 Centralised Talent Management's Drawbacks -- 9 Blockchain Technology Implications and Potential Management Implications -- 10 Important Characteristics and Employee Management Aspects Enabled by Blockchain Technology -- 11 Identify the Shortcomings of Traditional HR Strategies -- 12 Human Resource Management -- 13 History of Talent Management -- 14 Extant Research on Decentralised Talent Platforms Can Promote Inclusivity and Diversity -- 15 Evaluating the Effective Use of Talent Management Systems Across Industries -- 16 Potential Collaborations with Other Technologies to Promote Sustainable Development -- 17 Stimulating Creativity and Innovation in Efforts to Promote Sustainable Development -- 18 Scope and Purpose -- 19 Discussion -- References -- From Greenwashing to Green Finance: Blockchain as a Catalyst for Transparency and Impact -- 1 Introduction -- 1.1 Brief Explanation of Greenwashing and Its Implications -- 1.2 Blockchain Technology and Future in Green Finance -- 2 Understanding Greenwashing -- 2.1 Definition and History of Greenwashing -- 2.2 Greenwashing Effect on Consumers, Investors, and the Environment -- 3 The Rise of Green Finance -- 3.1 Green Finance and the Importance of Addressing Environmental Challenges -- 3.2 Significance of Green Finance -- 3.3 Challenges and Opportunities -- 3.4 Stakeholders in Advancing Green Finance -- 4 Blockchain Technology Explained -- 4.1 Blockchain Technology and Concepts -- 4.2 Transparency, Security, and Immutability in Blockchain -- 5 Blockchain for Transparency in Green Finance -- 5.1 Blockchain to Address Greenwashing in Finance -- 5.2 Challenges and Limitations of Blockchain in Green Finance -- 6 Impact Investing and Blockchain -- 6.1 Opportunities for Scaling Impact Investing via Blockchain -- 7 Future Trends and Outlook -- 8 Final Thoughts -- References -- Green Finance: A Way to Boost the Indian Economy -- 1 Introduction -- 2 Review of Literature -- 2.1 Policy Frameworks and Regulatory Measures -- 2.2 Market Dynamics and Investment Trends -- 2.3 Socio-Economic Impacts -- 2.4 Green Finance and Sustainable Development -- 2.5 Environmental Considerations in Financial Decision-Making -- 2.6 Challenges and Opportunities in Green Finance -- 2.7 Technological Innovations in Green Finance -- 2.8 Consumer Perception and Market Readiness -- 3 Research Objectives -- 3.1 Environmental Augmentation -- 3.2 Green Finance Products and Services -- 3.3 Increase Indian Economy -- 3.4 Green Financing Products and Services Extent -- 4 Limitation -- 5 Conclusion -- References -- Blockchain Role in Green Finance: A Pathway to Sustainable Development -- 1 Introduction -- 1.1 Green Finance -- 1.2 Sustainable Development -- 1.3 Blockchain Technology -- 2 Understanding Green Finance -- 2.1 Green Finance’s Significance -- 2.2 Challenges and Opportunities -- 3 Blockchain Technology: An Overview -- 3.1 Applications of Blockchain Technology in Various Sectors -- 4 Blockchain in Green Finance: Opportunities and Challenges -- 5 Case Studies and Examples -- 5.1 Finance for Renewable Energy -- 5.2 Carbon Trading and Emissions Reduction -- 5.3 Sustainable Supply Chain Management -- 5.4 Conservation Finance and Natural Capital Investment -- 6 Regulatory Landscape and Policy Implications -- 7 Ongoing Discussions and Consultations -- 8 Conclusion -- References -- Empirical Examination of Blockchain Technology in Organizational HRM: Comparing HR Employees &amp;amp; Non-HR Employees Perspectives -- 1 Introduction -- 2 Review of Literature -- 3 Methodology -- 4 Research Findings -- 5 Discussion and Conclusion -- 6 Managerial and Theoretical Significance -- 7 Conclusion -- 8 Limitations and Future Recommendations -- References -- Blockchain-Based Identity Management: Enhancing Security and Privacy in Digital Transactions -- 1 Introduction -- 2 Identity Management System -- 3 Problems Using Traditional Identity Management Methods -- 4 Background: Blockchain -- 5 Types of Blockchain -- 6 Blockchain-Based Identity Management Framework -- 7 Security and Privacy Considerations in Digital Transactions -- 8 Future Directions and Opportunities -- 9 Discussion -- 10 Conclusion -- References -- Cryptocurrency in India: It's Journey and Legal Aspects -- 1 Introduction -- 2 Review of Literature -- 2.1 Objectives of the Study -- 3 Methodology -- 4 Analysis -- 4.1 Journey of Cryptocurrency in India: 2013 Onwards -- 4.2 Some Legal Aspects of Cryptocurrency in India -- 5 Future of Cryptocurrency in India -- 6 Conclusion -- References -- Integrating Climate Finance into National Adaptation and Mitigation Strategies: Lessons from Global Case Studies -- 1 Introduction -- 2 The Need for Climate Finance -- 3 Overview of Climate Finance Mechanisms and Sources -- 4 For Climate Action, Why Financing is Important? -- 4.1 Case Study: Bangladesh -- 4.2 Humanitarian and Health Vulnerabilities -- 4.3 Analysis of Bangladesh's National Adaptation Strategy -- 4.4 The Following Six Goals Have Been Set to Achieve the Vision -- 4.5 Key Strategies and Priority Areas -- 4.6 Implementation Progress and Challenges -- 4.7 Implementation of Climate Finance Projects -- 4.8 Case Study: Germany -- 4.9 Bilateral and Regional Activities -- 4.10 Multilateral Activities -- 4.11 Policies and Strategies for Systematic Integration -- 4.12 Key Provisions and Pillars -- 5 Conclusion -- References -- Exploring Global Cryptocurrency Trends: A Specialized Analysis of the Indian Economic Landscape -- 1 Introduction -- 2 Review of Literature -- 3 Data and Methodology -- 4 Empirical Results and Findings -- 4.1 Analysis of Secondary Data -- 4.2 Analysis of Primary Study -- 5 Conclusion -- References -- Blockchain Technology for Sustainable Financial Management: An Approach for Efficiency and Security -- 1 Introduction -- 2 Understanding Blockchain Technology -- 2.1 Overview of Blockchain Technology -- 2.2 Types of Blockchains, Frameworks, and Tools in Financial Management -- 2.3 Hyper Ledger Frameworks -- 2.4 Tools and Techniques for Hyper Ledgers -- 3 Significance of “Consensus” in Block Chain -- 4 Literature Review -- 5 Sustainability Benefits of Blockchain in Finance -- 5.1 Enhanced Efficiency Through Automation -- 5.2 Improved Transparency and Trust -- 5.3 Strengthened Security Measures -- 5.4 Mitigating Fraud and Counterfeiting Risks -- 5.5 Enabling Financial Inclusion -- 6 Applications of Blockchain in Financial Management -- 6.1 Payments and Remittances -- 6.2 Smart Contracts for Automated Processes -- 6.3 Supply Chain Finance -- 6.4 Asset Management -- 7 Challenges to Sustainable Blockchain Adoption in Finance -- 7.1 Scalability Issues and Energy Consumption Concerns -- 7.2 Regulatory Landscape &amp;amp; Compliance Considerations -- 7.3 Governance Models for Decentralized Systems -- 7.4 Data Privacy &amp;amp; Security Challenges -- 8 Future of Blockchain Technology -- 9 Case Study on Sustainable Blockchain Initiatives in Supply Chain Financing -- 9.1 Background -- 9.2 Implementation -- 9.3 Benefits -- 9.4 Summary -- 9.5 Conclusion -- References -- Blockchain and Green Finance Scaling: Literature Synthesis and Future Research Agenda -- 1 Introduction -- 1.1 Green Investment Obstacles -- 2 Sampling and Methodology -- 2.1 Search Criteria and Article Selection -- 3 Results and Interpretation -- 3.1 Relevant SDGs [RQ1] -- 4 Performance Analysis [RQ2] -- 5 Science Mapping [RQ3, RQ4] -- 6 Conclusion -- References -- Analysing Trends and Impacts: A Bibliometric Study of Blockchain and Cryptocurrency Research -- 1 Introduction -- 2 Research Methodology -- 3 Searching Parameters and Choosing Articles -- 4 Outcomes -- 4.1 Chronological Publishing Trend -- 4.2 Analysis of Prominent Writers with the Most Citations -- 4.3 Leading Journals in Blockchain and Cryptocurrency -- 5 Keywords Occurrences -- 5.1 Bibliographic Coupling: Co-Authorship Analysis from Different Countries -- 6 Future Scope -- 7 Conclusion -- References -- Unveiling the Future of Fintech in the Dynamic Financial Market -- 1 Introduction -- 2 Literature Review -- 3 Research Methodology -- 4 Analysis and Interpretation -- 4.1 Purpose, Need, Importance and Limitations of Fintech -- 4.2 Types of Fintech Startups and Companies -- 4.3 What Drives Fintech's Disruption Long-Term? -- 4.4 AI, Computerized Reasoning, and Profound Learning -- 4.5 Automated Trading and High-Recurrence Exchanging -- 4.6 Blockchains and Cryptocurrencies -- 5 Conclusion -- References</text:p>
          </table:table-cell>
          <table:table-cell office:value-type="string" table:style-name="ce1">
            <text:p>https://library.ecssr.ae/cgi-bin/koha/opac-detail.pl?biblionumber=291456</text:p>
          </table:table-cell>
          <table:table-cell table:number-columns-repeated="16377"/>
        </table:table-row>
        <table:table-row table:style-name="ro1">
          <table:table-cell office:value-type="string" table:style-name="ce1">
            <text:p>291457</text:p>
          </table:table-cell>
          <table:table-cell office:value-type="string" table:style-name="ce1">
            <text:p>The Rise of Generative Artificial Intelligence : Impact on Societies, Economies and Enterprises /</text:p>
          </table:table-cell>
          <table:table-cell office:value-type="string" table:style-name="ce1">
            <text:p>Kshetri, Nir,</text:p>
          </table:table-cell>
          <table:table-cell office:value-type="string" table:style-name="ce1">
            <text:p>This timely book explores how generative artificial intelligence (GAI) is developing and diffusing, highlighting the diverse impacts this technology is likely to have on economies and societies. It also examines the effects on and the responses of industries where GAI has been the most pervasive. Nir Kshetri's multidisciplinary investigation documents the key concepts and current state of GAI and analyzes its impact on individuals, markets, and nations. He identifies the drivers and obstacles for the wider adoption of GAI, such as governance, cybersecurity and privacy issues, deriving insights from successful GAI implementations, such as ChatGPT and other large language models. Kshetri goes on to offer recommendations for the best practices to yield benefits for both individuals and organizations, outlining the broad impact of GAI across diverse sectors and discussing its implications for policy and business strategies. The book underscores the transformative potential of GAI while addressing ethical, environmental, and labor-related challenges in its implementation. The Rise of Generative Artificial Intelligence is an indispensable tool for students and researchers across business, economics, finance, management, innovation and technology. It will also be an important reference for advisors and policymakers in the sectors affected by GAI, such as the academic, e-commerce and finance industries</text:p>
          </table:table-cell>
          <table:table-cell office:value-type="string" table:style-name="ce1">
            <text:p>Cheltenham, England : Edward Elgar Publishing Limited, [2024]</text:p>
          </table:table-cell>
          <table:table-cell office:value-type="string" table:style-name="ce1">
            <text:p>Table Of Contents -- Front Matter -- Copyright -- Contents -- Figures -- Tables -- Boxes -- Abbreviations -- Part I: Overview and background of gai -- 1. Key underlying concepts and developments -- 2. The current state of the generative artificial intelligence industry and market -- Part II: Impacts on key industries -- 3. The academic industry -- 4. The financial services industry -- 5. The e-commerce industry -- Part III: Organizational transformation -- 6. Human resource management -- 7. Marketing and sales -- Part IV: Global and international issues -- 8. Generative artificial intelligence with Chinese characteristics -- 9. Diffusion and impact in the global south -- Part V: Lessons learned, opportunities, challenges, and the way forward -- 10. Governance issues -- 11. Cybersecurity and privacy issues -- 12. Conclusions and strategies for democratizing AI accessibility, enhancing productivity, stimulating economic connections, and guiding policy development.</text:p>
          </table:table-cell>
          <table:table-cell office:value-type="string" table:style-name="ce1">
            <text:p>https://library.ecssr.ae/cgi-bin/koha/opac-detail.pl?biblionumber=291457</text:p>
          </table:table-cell>
          <table:table-cell table:number-columns-repeated="16377"/>
        </table:table-row>
        <table:table-row table:style-name="ro1">
          <table:table-cell office:value-type="string" table:style-name="ce1">
            <text:p>291458</text:p>
          </table:table-cell>
          <table:table-cell office:value-type="string" table:style-name="ce1">
            <text:p>Regional Knowledge Economies : Exploring the Intersection of Technology, Geography, and Innovation in the Digital Era /</text:p>
          </table:table-cell>
          <table:table-cell office:value-type="string" table:style-name="ce1">
            <text:p>Vaz, Eric,</text:p>
          </table:table-cell>
          <table:table-cell office:value-type="string" table:style-name="ce1">
            <text:p>This book investigates the multifaceted relationships between knowledge structures, technology, geography, and regional science. This includes a scholarly exploration of the role of geographical proximity in knowledge structures (spatial spillovers), the transformative potential of the metaverse in knowledge management, and the historical and cultural influences on modern knowledge ecosystems. It further scrutinizes the impact of technology on knowledge distribution, the guiding role of institutions and organizations in knowledge societies, and the value of cultural diversity for cross-cultural knowledge exchange. Addressing complex ethical, privacy, and accessibility challenges, the book concludes by offering strategic insights for creating sustainable knowledge ecosystems, making it an invaluable resource for researchers and professionals in the intersecting domains of technology, geography, regional science, and beyond.</text:p>
          </table:table-cell>
          <table:table-cell office:value-type="string" table:style-name="ce1">
            <text:p>Cham, Switzerland : Springer, [2024]</text:p>
          </table:table-cell>
          <table:table-cell office:value-type="string" table:style-name="ce1">
            <text:p>1. The Need for Regional Knowledge Economies -- 2. Spatial Spillovers and Knowledge Structures -- 3. The Role of the Metaverse and the Geographical Dimension of Knowledge Management -- 4. Historical Path Dependencies and Place Theory in Knowledge Societies -- 5. The Emergence of Global Knowledge Networks and Collaboration Platforms -- 6. Innovations in Spatial Analysis: The Impact of GIS and Python in Knowledge Societies -- 7. Technological Advancements and Knowledge Distribution -- 8. Towards an Indigenized Pedagogy: Integrative Approaches in Higher Education Across Geographies -- 9. Heritage Preservation for Local Knowledge and Innovation -- 10. Quantum Computational Paradigms in Spatial Analytics: Advancing Environmental and Resource Econometrics -- 11. Integrating GIS in Business Education: Bridging Distance Learning and Spatial Analytics for Future Professionals.</text:p>
          </table:table-cell>
          <table:table-cell office:value-type="string" table:style-name="ce1">
            <text:p>https://library.ecssr.ae/cgi-bin/koha/opac-detail.pl?biblionumber=291458</text:p>
          </table:table-cell>
          <table:table-cell table:number-columns-repeated="16377"/>
        </table:table-row>
        <table:table-row table:style-name="ro1">
          <table:table-cell office:value-type="string" table:style-name="ce1">
            <text:p>291306</text:p>
          </table:table-cell>
          <table:table-cell office:value-type="string" table:style-name="ce1">
            <text:p>Leadership as stewardship : honouring our past while ensuring our future /</text:p>
          </table:table-cell>
          <table:table-cell office:value-type="string" table:style-name="ce1">
            <text:p>Iszatt-White, Marian,</text:p>
          </table:table-cell>
          <table:table-cell office:value-type="string" table:style-name="ce1">
            <text:p>Exploring different understandings of stewardship across a range of research domains and cultures, this insightful book examines the tensions between competing perspectives and their implications for leadership. Marian Iszatt-White proposes 'leadership-as-stewardship' as a new signifier for leadership research, providing practical guidance to leaders navigating the challenges and trade-offs of the Anthropocene. Leadership as Stewardship identifies how the apparent inadequacy of modern leadership coincides with a shift in scholarship away from practical inquiry and towards a range of aspirational approaches, including authentic, sustainable, responsible and ethical. Iszatt-White proposes stewardship as an alternative to these aspirational forms of leadership and challenges the ability of Western, Enlightenment-based thinking to solve global issues created by that same thinking. The book concludes that it is time to place the more enact-able construct of stewardship at the heart of leadership aspirations and scholarly activities. Interdisciplinary in scope, this book will be vital for scholars of leadership, management and organization studies. Highlighting the ability of stewardship to combat perceived failings in leadership as both a construct and a practice, it is also valuable to policymakers, management educators and leadership practitioners.</text:p>
          </table:table-cell>
          <table:table-cell office:value-type="string" table:style-name="ce1">
            <text:p>Cheltenham, England : Edward Elgar Publishing Limited, 2024</text:p>
          </table:table-cell>
          <table:table-cell office:value-type="string" table:style-name="ce1">
            <text:p>1. Introduction: why stewardship? -- 2. What’s wrong with the Enlightenment? -- 3. Stewardship across different research domains: getting to a core understanding -- 4. Tensions and questions -- 5. A return to relational ontologies: what’s old is new again -- 6. Corporate biosphere stewardship -- 7. Conclusion: quo vadis, stewardship? – References -- Index</text:p>
          </table:table-cell>
          <table:table-cell office:value-type="string" table:style-name="ce1">
            <text:p>https://library.ecssr.ae/cgi-bin/koha/opac-detail.pl?biblionumber=291306</text:p>
          </table:table-cell>
          <table:table-cell table:number-columns-repeated="16377"/>
        </table:table-row>
        <table:table-row table:style-name="ro1">
          <table:table-cell office:value-type="string" table:style-name="ce1">
            <text:p>291307</text:p>
          </table:table-cell>
          <table:table-cell office:value-type="string" table:style-name="ce1">
            <text:p>Islamist parties and power in democratic nation-states : a comparative analysis of six muslim-majority countries /</text:p>
          </table:table-cell>
          <table:table-cell office:value-type="string" table:style-name="ce1">
            <text:p>Ylmaz, Ihsan,</text:p>
          </table:table-cell>
          <table:table-cell office:value-type="string" table:style-name="ce1">
            <text:p>By exploring the trajectories of Islamist parties in six diverse countries (Turkey, Morocco, Tunisia, Pakistan, Indonesia, and Malaysia), this book provides a comparative analysis of the strategies employed by Islamist groups to confront established political structures through electoral processes and their subsequent governance practices if and when they assume power. The latter aspect is less explored than the predominant focus on Islamist opposition movements. The book analyses how these Islamist political parties navigate and negotiate with oppositional forces and establishments, concisely discussing the complex dynamics at play within each country. The book also bridges the gap between North Africa, South Asia, Southeast Asia, and Asia Minor, providing a comparative analysis across regions. Primarily serving as an introductory text to the subject of Islamist parties, the book functions as a comprehensive reader and handbook. Each chapter covers a range of key issues and themes relevant to the governance and political activities of the Islamist party of the country studied in the chapter, offering a general overview of Islamist party experiences across various themes and different historical periods.</text:p>
          </table:table-cell>
          <table:table-cell office:value-type="string" table:style-name="ce1">
            <text:p>Singapore : Palgrave Macmillan, 2024</text:p>
          </table:table-cell>
          <table:table-cell office:value-type="string" table:style-name="ce1">
            <text:p>Islamist Parties Operating in Democracies -- The Book’s Central Research Endeavour -- Case Selection -- Structure of the Book -- References -- Islam and Politics in Democratic Muslim-Majority Countries -- Introduction -- Islamism -- Islamist Mobilization -- Pragmatism or Majoritarianism -- Policy Choices of Islamists -- Conclusion -- References -- Seven Decades of PAS in Malaysian Politics -- Introduction -- Historical Background -- Power Dynamics -- Relations to Democracy -- Populism and Relations with Minorities -- Economy -- Foreign Policy -- Response to a Crisis: COVID- Politics -- Conclusion -- References -- PKS in Indonesia’s Multiparty System -- Introduction -- Historical Background -- Power Dynamics -- Relations to Democracy -- Populism and Relations with Minorities -- Economy -- Foreign Policy -- Response to a Crisis: Covid- Politics -- Conclusion -- References -- A Faithful Force: Jamaat-E-Islami and Islamist Politics in Pakistan -- Introduction -- Historical Background -- Power Dynamics -- Relationship with Democracy -- Populism and Relations with Minorities -- Economy -- Foreign Policy -- Response to a Crisis: COVID- Politics -- Conclusion -- References -- Islamist PJD and the Monarchy in Morocco -- Introduction -- Historical Background -- Power Dynamics -- Relations to Democracy -- Populism and Relations with Minorities -- Economy -- Foreign Policy -- Response to a Crisis: COVID- Politics -- Conclusion -- References -- Ennahda as Tunisia’s Muslim Democratic Party -- Introduction -- Historical Background -- Power Dynamics -- Relations to Democracy -- Populism and Relations with Minorities -- Economy -- Foreign Policy -- Response to a Crisis: COVID- Politics -- Conclusion -- References -- Islamist Populist AKP and Turkey’s Shift Towards Authoritarianism -- Introduction -- Historical Background -- Power Dynamics -- Relation to Democracy -- Islamist Civilizational Populism and Relations with Minorities -- Economy -- Foreign Policy -- Response to a Crisis: COVID- Politics -- Conclusion -- References -- Trajectory of Islamist Parties -- References -- Glossary -- Index.</text:p>
          </table:table-cell>
          <table:table-cell office:value-type="string" table:style-name="ce1">
            <text:p>https://library.ecssr.ae/cgi-bin/koha/opac-detail.pl?biblionumber=291307</text:p>
          </table:table-cell>
          <table:table-cell table:number-columns-repeated="16377"/>
        </table:table-row>
        <table:table-row table:style-name="ro1">
          <table:table-cell office:value-type="string" table:style-name="ce1">
            <text:p>291308</text:p>
          </table:table-cell>
          <table:table-cell office:value-type="string" table:style-name="ce1">
            <text:p>Empowering entrepreneurial mindsets with AI /</text:p>
          </table:table-cell>
          <table:table-cell table:style-name="ce1"/>
          <table:table-cell office:value-type="string" table:style-name="ce1">
            <text:p>Artificial intelligence (AI) reshapes the entrepreneurial landscape by offering tools and insights to encourage innovation, transform ideas, and impact business owners’ mindsets. With AI's ability to analyze vast amounts of data, predict trends, and automate complex processes, entrepreneurs are now equipped to make more informed decisions, streamline operations, and discover new market opportunities. However, to fully harness AI's potential, there must be a concerted effort to democratize access to these technologies and provide the necessary skills and resources to aspiring founders. By fostering a culture of learning and experimentation, entrepreneurs may become empowered to explore the vast possibilities of AI within business management processes. It has become necessary to cultivate AI literacy and accessibility, for improved inclusivity and innovation in entrepreneurship practices. Empowering Entrepreneurial Mindsets With AI explores the possibilities of artificial intelligence within entrepreneurial methods. Applications of AI in business are positively outlined, with an emphasis on industry professional empowerment and technology development. This book covers topics such as mental health and wellbeing, cybersecurity, and digital technology, and is a useful resource for therapists, agriculturists, security professionals, healthcare workers, computer engineers, business owners, academicians, researchers, and scientists.</text:p>
          </table:table-cell>
          <table:table-cell office:value-type="string" table:style-name="ce1">
            <text:p>Hershey, PA : IGI Global Business Science Reference, 2024</text:p>
          </table:table-cell>
          <table:table-cell office:value-type="string" table:style-name="ce1">
            <text:p>Chapter 1: A Relational Analysis of Artificial Intelligence, Entrepreneurship, and Some Demographic Variables -- Chapter 2: The Use of Artificial Intelligence in Entrepreneurship -- Chapter 3: The Relationship Between Emotional Intelligence and Artificial Intelligence in Entrepreneurs -- Chapter 4: The Key to Entrepreneurial Innovation -- Chapter 5: AI-Infused Business Strategies -- Chapter 6: Exploring Untapped Market Niches With Deep Learning Models -- Chapter 7: SME Marketing Entrepreneurship in AI-Shaped Business Environments -- Chapter 8: Generating Entrepreneurial Ideas -- Chapter 9: An Entrepreneurial Perspective on Industry 4.0 and Industry 5.0 -- Chapter 10: Use of Blockchain in Industry 5.0 -- Chapter 11: Green Cloud Computing and Energy Efficiency -- Chapter 12: Greenwashing and Authentic Sustainability in the Workplace --Chapter 13: Beyond Borders -- Chapter 14: AI's Quantum Leap in HRM -- Chapter 15: A Website-Dependent Instructional Platform to Assist Indonesian MSMEs -- Chapter 16: Harnessing Machine Learning Intelligence Against Cyber Threats -- Chapter 17: Developing an AI-Powered System to Identify Patients at High Risk for Chronic Conditions -- Chapter 18: The Impact of Artificial Intelligence in Future Public Administrations -- Compilation of References.</text:p>
          </table:table-cell>
          <table:table-cell office:value-type="string" table:style-name="ce1">
            <text:p>https://library.ecssr.ae/cgi-bin/koha/opac-detail.pl?biblionumber=291308</text:p>
          </table:table-cell>
          <table:table-cell table:number-columns-repeated="16377"/>
        </table:table-row>
        <table:table-row table:style-name="ro1">
          <table:table-cell office:value-type="string" table:style-name="ce1">
            <text:p>291309</text:p>
          </table:table-cell>
          <table:table-cell office:value-type="string" table:style-name="ce1">
            <text:p>Digital (Dis)information operations : fooling the five eyes /</text:p>
          </table:table-cell>
          <table:table-cell table:style-name="ce1"/>
          <table:table-cell office:value-type="string" table:style-name="ce1">
            <text:p>This book offers an interdisciplinary insight into the key debates around information warfare in the digital age and argues that transnational cooperation can mitigate the threat. States and societies are increasingly vulnerable to cyber-enabled information operations. From efforts to divide nations, undermine public policy, manipulate elections, and generate social discord, malign actors use the online realm to wreak havoc on our offline lives. The book explores the digital disinformation dilemma that confronts liberal democracies, reflecting on shared socio-political challenges and solutions to contemporary information operations amongst the Five Eyes states and beyond. The work aims to generate a holistic human-centric perspective on the challenges of digital (dis)information operations through interdisciplinary insight into shared challenges and solutions to contemporary information warfare. Together, these perspectives enable us to more effectively identify opportunities to address the challenge and increase the potential to enrich international collaborative efforts to safeguard liberal democracies from threats to their information environments. This book will be of much interest to students of information warfare, intelligence studies, foreign policy and International Relations.</text:p>
          </table:table-cell>
          <table:table-cell office:value-type="string" table:style-name="ce1">
            <text:p>Abingdon, Oxon ; New York, NY : Routledge, 2025</text:p>
          </table:table-cell>
          <table:table-cell office:value-type="string" table:style-name="ce1">
            <text:p>INTRODUCTION -- 1. Decoding Digital (Dis)Information Operations -- PART I: Human Techniques of Digital (Dis)Information Operations -- 2. “Follow the White Rabbit”: Narrative Pleasure and Power in Conspiracy Theories and Disinformation Campaigns -- 3. A Psychological Approach to Understanding and Countering Conspiracy Theories Online -- 4. Cambridge Analytica’s Capability for Influence: Is Manipulation Merely Big Data, Psychological Profiles and Personalised Ads? -- PART II: Human Approaches to Countering Digital (Dis)Information Operations -- 5. Mitigating Microtargeting: Political Microtargeting Law in Australia and New Zealand -- 6. Move Fast and Fix Things: Designing Training for Understanding and Combatting Disinformation, Misinformation, and Malign Influence -- 7. When WEIRD Things Don’t Work: Rethinking the Five Eyes’ Approach to Disinformation -- PART III: Transgovernmental and Intergovernmental Initiatives and Imperatives -- 8. Bridging the Sovereign Gap: The Five Eyes, Transgovernmental Networks, and the State in a Digitally Connected World -- 9. The Anglo Archipelago: How AUKUS and the Anglosphere Are Shaping the Global Security Calculus -- 10. Constitutional Challenges in Combatting Disinformation and the Five Eyes Alliance – CONCLUSION -- 11. Cyber-Enabled Information Operations: Lessons Learned from Human-Centric Research -- Index</text:p>
          </table:table-cell>
          <table:table-cell office:value-type="string" table:style-name="ce1">
            <text:p>https://library.ecssr.ae/cgi-bin/koha/opac-detail.pl?biblionumber=291309</text:p>
          </table:table-cell>
          <table:table-cell table:number-columns-repeated="16377"/>
        </table:table-row>
        <table:table-row table:style-name="ro1">
          <table:table-cell office:value-type="string" table:style-name="ce1">
            <text:p>291310</text:p>
          </table:table-cell>
          <table:table-cell office:value-type="string" table:style-name="ce1">
            <text:p>Smart social media : how to grow your business with social media marketing /</text:p>
          </table:table-cell>
          <table:table-cell office:value-type="string" table:style-name="ce1">
            <text:p>Wise, Luan,</text:p>
          </table:table-cell>
          <table:table-cell office:value-type="string" table:style-name="ce1">
            <text:p>You might be using 'social media' everyday, but are you maximizing its potential to best benefit your business? Understanding the implications of using social media strategically to enhance and complement marketing initiatives at work is crucial to unlocking your business's growth, and Luan Wise is here to help. Written by a recognized trainer for both LinkedIn and Meta, Smart Social Media is grounded in the insights gained from hands-on consultancy work, plus hours of personal research, observations, and in-depth reviews of the platforms themselves. Both practical and informative, Smart Social Media is full of actionable insights and valuable guidance that will emphasize the importance of using social media strategically, to enhance brand awareness, boost engagement, build relationships with your customers, and keep up with ever-changing consumer behaviour .Drawing insights from real-life case studies and success stories, Luan Wise breakdown the most critical issues, including: Understanding how social media marketing can drive growth for your business; Knowing how to build a strong brand presence on relevant social media platforms; Using social media to guide buyers through their journey from awareness to advocacy; and Recognizing the benefits of collaborations, partnerships, and online communities to support business growth.</text:p>
          </table:table-cell>
          <table:table-cell office:value-type="string" table:style-name="ce1">
            <text:p>London, England : Bloomsbury Publishing Plc, 2024</text:p>
          </table:table-cell>
          <table:table-cell office:value-type="string" table:style-name="ce1">
            <text:p>Table Of Contents -- Intro -- Title Page -- Copyright Page -- Contents -- Introduction -- Chapter 1: Principles for effective social media marketing -- The evolution of marketing -- The importance of market orientation -- Understanding influence -- Effective marketing -- Chapter 2: Getting to know your customers -- Front of mind positioning -- Understanding customer needs -- Creating a customer persona -- The ‘know, like, trust’ factor -- Understanding rational and emotional customer needs -- Emotions and consumer behaviour -- Social media and emotional connection -- The importance of customer care on social media -- The importance of social media listening -- Chapter 3: Planning your business growth -- Organic and inorganic business growth -- Setting growth objectives -- Understanding business development stages and their impact on growth -- Strategies for growth -- Potential barriers to business growth -- The role of marketing in business growth -- Resources for growth -- People: The social media team -- Tools: The Tech Arsenal -- Budget: Funding your social media efforts -- Chapter 4: The importance of branding -- Differentiation and value propositions -- The brand promise -- Brand strength -- Employer branding -- Social media and brand communications -- ‘The Long and the Short of It’ -- Using social media to ‘hum, sing and shout’ -- Chapter 5: Guiding the buyer’s journey with social media content -- Social media and stages in the buyer’s journey -- Mastering the art of storytelling across the buyer’s journey -- Getting attention -- Engagement on social media -- Building an online following -- Organic vs paid social media content -- Chapter 6: Unlocking opportunities through collaborations and partnerships -- Influencers and creators -- Types of influencer -- Working with influencers and creators -- Authenticity and trust -- User-generated content -- Chapter 7: The power of community for business growth -- Community vs Following -- Social media communities -- For individuals… -- For businesses… -- Chapter 8: Success stories -- Partner in Wine -- Background -- Use of social media -- Analysis -- Evoke Classics -- Background -- Use of social media -- Analysis -- The VA Handbook -- Background -- Use of social media -- Analysis -- Resource/Comms Hero -- Background -- Use of social media -- Analysis -- Summary: Seven steps to unlocking social media marketing for business growth -- References and further reading -- Acknowledgements -- About the author -- Appendix 1: SWOT Analysis -- Weaknesses (Internal) -- Opportunities (External) -- Threats (External) -- Appendix 2: PESTLE Analysis -- Economic -- Social -- Technological -- Legal -- Environmental -- Appendix 3: Persona Resources -- Appendix 4: Michael Porter’s Generic Strategies -- Index.</text:p>
          </table:table-cell>
          <table:table-cell office:value-type="string" table:style-name="ce1">
            <text:p>https://library.ecssr.ae/cgi-bin/koha/opac-detail.pl?biblionumber=291310</text:p>
          </table:table-cell>
          <table:table-cell table:number-columns-repeated="16377"/>
        </table:table-row>
        <table:table-row table:style-name="ro1">
          <table:table-cell office:value-type="string" table:style-name="ce1">
            <text:p>291469</text:p>
          </table:table-cell>
          <table:table-cell office:value-type="string" table:style-name="ce1">
            <text:p>Power and authority in Afghanistan : rethinking politics, intervention and rule /</text:p>
          </table:table-cell>
          <table:table-cell table:style-name="ce1"/>
          <table:table-cell office:value-type="string" table:style-name="ce1">
            <text:p>This volume provides a critical analysis of power and authority in Afghanistan, and how the conception and practice of these have shifted both historically and over the past twenty years. Contributors examine the deep colonial roots of ethnography, geography and anthropology, and assess the international intervention's influence on power and authority structures</text:p>
          </table:table-cell>
          <table:table-cell office:value-type="string" table:style-name="ce1">
            <text:p>London, England : I.B. Tauris, [2025]</text:p>
          </table:table-cell>
          <table:table-cell office:value-type="string" table:style-name="ce1">
            <text:p>Introduction : Rethinking Power and Authority in Afghanistan / Anna Larson -- Stability as Strength in the Musahiban Era / Thomas Barfield -- The Taliban, Women and the Hegelian Private Sphere / Juan Cole -- Legitimizing Power in Afghanistan / Haroun Rahimi -- Unlocking the Taliban Puzzle : Traditions and Fundamentalisms / Mujib Abid -- Neopatrimonial Perspectives on Political Structures in Afghanistan / Zinab Attai, Maryam Jami and Boshra Moheb -- Civil-Military Relations, Battlefield Performance, and the Disintegration of Afghanistan's Security Forces / Basir Yosufi -- Ghost Schools : Imperial Debris and the Erasure of Educated Women / Marya Hannun -- Peace Building and State-building in Afghanistan / Barnett R. Rubin -- Afghan Subjectivities and U.S. Foreign Policy : Postcolonial Perspectives / Nasema Zeerak -- Leased Power and Vague Authority : The Political Culture and Economy of Rule in Afghanistan / Nazif Shahrani -- Legitimacy by Design / Astri Suhrke -- Brokerage, Business and the Continuities in Power / Noah Coburn and Arsalan Noori -- Power, Ideas, and the 'Taliban 2.0' Myth / William Maley -- The State, the Clergy, and British Imperial Policy in Afghanistan during the 19th and Early 20th Centuries / Senzil Nawid -- The Pushback against the Hazara Rise in Afghanistan / Ali Yarwar Adili -- Minority Games : Intergroup Power Imbalances in a Nation of Competing Identities / Annika Schmeding -- Inheriting Hegemonic Nobility : Urban Elite Lineage and Legitimacy / Adam H. Dehsabzi -- Failed Democracy in Afghanistan : Rethinking Deliberation and Pluralism / Omar Sadr -- Mujahidin Memory and the Legacies of Wartime Governance in Afghanistan / Munazza Ebtikar - Afterword / Dipali Mukhopadhyay.</text:p>
          </table:table-cell>
          <table:table-cell office:value-type="string" table:style-name="ce1">
            <text:p>https://library.ecssr.ae/cgi-bin/koha/opac-detail.pl?biblionumber=291469</text:p>
          </table:table-cell>
          <table:table-cell table:number-columns-repeated="16377"/>
        </table:table-row>
        <table:table-row table:style-name="ro1">
          <table:table-cell office:value-type="string" table:style-name="ce1">
            <text:p>291468</text:p>
          </table:table-cell>
          <table:table-cell office:value-type="string" table:style-name="ce1">
            <text:p>Green and sustainable finance : principles and practice in banking, investment and insurance /</text:p>
          </table:table-cell>
          <table:table-cell office:value-type="string" table:style-name="ce1">
            <text:p>Thompson, Simon,</text:p>
          </table:table-cell>
          <table:table-cell office:value-type="string" table:style-name="ce1">
            <text:p>The finance sector has a crucial role to play in delivering a sustainable future for the planet. Finance plays a key role in addressing the Triple Planetary Crisis of climate change, pollution and biodiversity loss, and it is vital that the finance sector rapidly accelerates the mobilization of capital to support a successful and just global transition to net zero. This requires enhancing both the capabilities of financial institutions and developing the knowledge and skills of finance professionals to the point where every professional financial decision takes account of climate change and sustainability. Green and Sustainable Finance is a comprehensive guide to the principles and practice finance professionals at all levels should adopt to manage sustainability risks, engage and support their clients and customers, and take advantage of the opportunities presented by the transition of sectors and firms from high carbon to low or zero carbon, nature positive models. Sustainable growth and development resilience is good for finance and good for society. This fully updated third edition incorporates a wider perspective than previous editions, with nature-based impacts, risks, dependencies and opportunities considered alongside climate change - a broader focus that mirrors policy, regulatory and market developments in recent years. It introduces the work of the new new International Sustainability Standards Board (ISSB) and the Taskforce on Nature-related Financial Disclosures (TNFD) along with extensive coverage of wider regulatory and market developments. There is also additional content on adaptation finance; transition finance and transition planning. Endorsed by the Chartered Banker Institute as the core text for the global benchmark Certificate in Green and Sustainable Finance, this book is essential reading for finance professionals, university students and individuals working to embed sustainability in business, finance, policy and regulation</text:p>
          </table:table-cell>
          <table:table-cell office:value-type="string" table:style-name="ce1">
            <text:p>London, England : Kogan Page, [2025]</text:p>
          </table:table-cell>
          <table:table-cell office:value-type="string" table:style-name="ce1">
            <text:p>Table Of Contents -- Cover -- Contents -- Preface -- Acknowledgements -- Sir Roger Gifford: An appreciation -- Introduction -- 1 Dimensions of green and sustainable finance -- Introduction -- Sustainable finance -- Green finance -- The dimensions of green and sustainable finance -- Challenges for green and sustainable finance -- Opportunities for green and sustainable finance -- The UN Sustainable Development Goals -- Key concepts -- Review -- Notes -- 2 Our changing world: The Triple Planetary Crisis -- Introduction -- Our changing planet -- The climate system and anthropogenic climate change -- Climate change, biodiversity loss and the finance sector -- Key concepts -- Review -- Notes -- 3 Building a sustainable financial system: International, national and finance sector responses -- Introduction -- Global policy responses to the Triple Planetary Crisis -- Finance sector initiatives to support the growth of green and sustainable finance -- Key concepts -- Review -- Notes -- 4 Impact analysis: Measuring and reporting environmental and social impacts -- Introduction -- Monitoring, measuring and reporting: Impacts and outcomes -- Monitoring the alignment of financial activities with the Paris Agreement -- The data challenge -- Key concepts -- Review -- Notes -- 5 Risk management -- Introduction -- Introduction to climate, environmental and social sustainability risks -- Climate, environmental and sustainability risks for financial institutions -- Climate, environmental and sustainability risk management in practice -- The evolving regulatory response to climate, environmental and social sustainability risks -- Pricing climate and environmental risks -- Key concepts -- Review -- Notes -- 6 Responsible retail, commercial and corporate banking -- Introduction -- The role of banking in the transition to a sustainable, low-carbon world -- UN Principles for Responsible Banking and the Net-Zero Banking Alliance -- Retail banking products and services -- Corporate and investment banking products and services -- Key concepts -- Review -- Notes -- 7 Green and sustainable bonds -- Introduction -- Introduction to debt capital -- Green bonds -- Other types of green and sustainable bonds -- Green and sustainable bond listings, indices and funds -- Securitization -- Key concepts -- Review -- Notes -- 8 Central and development banks -- Introduction -- The role of central banks -- The role of development banks -- Key concepts -- Review -- Notes -- 9 Responsible and sustainable investment -- Introduction -- Introduction to investment -- Introduction to responsible and sustainable investment -- Responsible and sustainable investment products and services -- Challenges to the continued growth of responsible and sustainable investment -- Key concepts -- Review -- Notes -- 10 Insurance: Impact underwriting -- Introduction -- The role of insurance in the financial system -- The insurance sector and climate-related risks -- UN Principles for Sustainable Insurance and the Sustainable Insurance Forum -- Promoting sustainability through insurance: Impact underwriting -- Climate (climate risk) insurance -- Key concepts -- Review -- Notes -- 11 Green and sustainable digital finance -- Introduction -- Introduction to digital finance -- Applying digital finance tools and techniques in green and sustainable finance -- Policy and sector initiatives to support digital finance in green and sustainable finance -- Costs and challenges of digital finance -- Key concepts -- Review -- Notes -- 12 The future of green and sustainable finance -- Introduction -- Progress in aligning finance with sustainability -- Challenges to the growth and mainstreaming of green and sustainable finance -- Embedding the principles and practice of green and sustainable finance into organizational strategy and culture -- Your role and future as a green and sustainable finance professional -- Personal reflection -- Key concepts -- Review -- Notes -- Index</text:p>
          </table:table-cell>
          <table:table-cell office:value-type="string" table:style-name="ce1">
            <text:p>https://library.ecssr.ae/cgi-bin/koha/opac-detail.pl?biblionumber=291468</text:p>
          </table:table-cell>
          <table:table-cell table:number-columns-repeated="16377"/>
        </table:table-row>
        <table:table-row table:style-name="ro1">
          <table:table-cell office:value-type="string" table:style-name="ce1">
            <text:p>291467</text:p>
          </table:table-cell>
          <table:table-cell office:value-type="string" table:style-name="ce1">
            <text:p>How to be sustainable : business strategies for leading change /</text:p>
          </table:table-cell>
          <table:table-cell office:value-type="string" table:style-name="ce1">
            <text:p>Taticchi, Paolo,</text:p>
          </table:table-cell>
          <table:table-cell office:value-type="string" table:style-name="ce1">
            <text:p>The climate crisis is the greatest challenge facing our world, so it's vital that all businesses step forward and lead the charge. Sustainability Heroes uncovers the strategies that lead to sustainable success.While over 90% of business leaders recognise the importance of sustainability, only 60% have a strategy in place. And many of these strategies are inefficient, ineffective or simply don't go far enough to combat climate change.Leading sustainability expert Paolo Taticchi has interviewed some of the world's leading Chief Sustainability Officers from businesses including Microsoft, Deloitte and Hitachi. He draws upon these expert insights to explore the impact and significance of sustainability in business, before offering practical strategies that will allow you and your business to make a positive impact</text:p>
          </table:table-cell>
          <table:table-cell office:value-type="string" table:style-name="ce1">
            <text:p>London, England : Kogan Page, [2025]</text:p>
          </table:table-cell>
          <table:table-cell office:value-type="string" table:style-name="ce1">
            <text:p>Table Of Contents -- Intro -- Halftitle Page -- Title Page -- Copyright Page -- Dedications -- Contents -- About the Authors -- Paolo Taticchi -- Melina Corvaglia-Charrey -- Acknowledgements -- Contributors -- Magali Anderson, Board Member, Chief Sustainability and Innovation Officer -- Peter Bragg, Canon EMEA Sustainability and Government Affairs Director -- David Costa, Chief Sustainability Business Officer at NTT DATA Inc. Global -- Michelle Davies, Global Head of Sustainability at EY Law -- Giulia Genuardi, Managing Director at Enel Foundation, former Head of Sustainability at Enel Group -- Sam Israelit, Partner and Chief Sustainability Officer at Bain &amp;amp; Company -- Sean Jones, Chief Sustainability Officer at Microsoft Germany -- Klaus Kunz, Head of Development at PI Industries, and Founder and Managing Director at Ephrin -- Montse Montaner, former Chief Sustainability Officer at Novartis -- Elisa Moscolin, Executive Vice President for Sustainability and Foundation at Sage Group plc -- Garrett Quinn, Group Chief Sustainability Officer at Smurfit Westrock -- Jeffrey Whitford, Vice President of Sustainability and Social Business Innovation at Merck Life Science -- Charlotte Wolff-Bye, Chief Sustainability Officer at Petronas -- Introduction -- Notes -- 01 Transforming tomorrow -- From CSR to modern corporate sustainability -- The business case for sustainable transformation -- The business case: timing and strategic approach -- Key takeaways -- Notes -- 02 Defining the role of the Chief Sustainability Officer -- The role of CSO defined by CSOs -- How the Chief Sustainability Officer role has evolved -- Key tasks and responsibilities of a Chief Sustainability Officer -- Building a support network and culture driven by sustainability -- Key takeaways -- Notes -- 03 What compels people to pursue a job in sustainability -- Sources of inspiration for a career in sustainability -- Being inspired by the corporate purpose -- The benefits of defining corporate purpose -- The importance of purposeful leadership in business -- Purpose drives employee engagement and attracts talent -- Key takeaways -- Notes -- 04 There is no single path to becoming a Chief Sustainability Officer -- An unpredictable path to sustainability -- A clear path from the beginning -- No two paths are the same – but there are some common traits -- Key takeaways -- Note -- 05 Essential skills and traits for Chief Sustainability Officers to thrive -- Minding the green skills gap -- Essential skills -- Key traits and characteristics -- The importance of sustainability training and upskilling -- Key takeaways -- Notes -- 06 Structuring sustainability for long-term success -- Sustainability leadership -- Reporting lines -- Organizing sustainability in the boardroom -- Key takeaways -- Notes -- 07 Engaging employees on a company’s sustainability journey -- The importance of employee engagement in organizations -- Examples of how CSOs are engaging employees on sustainability -- The power of education to drive employee engagement, creativity and innovation -- Unleashing employees’ greatest potential -- Steps leaders can take to drive employee engagement in their work and on sustainability -- Key takeaways -- Notes -- 08 Industry-leading practices of sustainability-oriented innovation -- Decarbonizing a business rooted in agriculture -- Carbon budgeting -- Bringing rigour to the carbon market -- Transforming a carbon-intense cement industry -- Artificial photosynthesis -- Making science more accessible and inclusive -- Adopting a circular business model -- Sustainability is a lever for competitive advantage -- Key takeaways -- Notes -- 09 Navigating the biggest challenges facing business -- Challenge #1: Collecting and disclosing ESG data and performance -- Challenge #2: Sustainable supply chain management -- Challenge #3: Greenwashing and greenhushing -- Steps companies can take to address sustainability challenges -- Key takeaways -- Notes -- 10 Decarbonizing business and paths to net zero -- The impacts of climate change on business and industries -- Decarbonizing business on the path to net zero -- A new risk for business: climate litigations -- Measuring and tracking an organization’s carbon footprint -- Setting carbon-emissions targets -- The road to net zero: three main levers -- Engaging and decarbonizing the supply chain -- Key takeaways -- Notes -- 11 The CSOs’ crystal ball and inspiring words of wisdom -- Inspiring words of wisdom for aspiring CSOs -- The CSOs’ crystal ball: a look at what the future holds for corporate sustainability -- Cautious optimism for the way forward -- The road ahead is bumpy -- Key takeaways -- Notes -- Conclusion -- Podcast links -- Index.</text:p>
          </table:table-cell>
          <table:table-cell office:value-type="string" table:style-name="ce1">
            <text:p>https://library.ecssr.ae/cgi-bin/koha/opac-detail.pl?biblionumber=291467</text:p>
          </table:table-cell>
          <table:table-cell table:number-columns-repeated="16377"/>
        </table:table-row>
        <table:table-row table:style-name="ro1">
          <table:table-cell office:value-type="string" table:style-name="ce1">
            <text:p>291466</text:p>
          </table:table-cell>
          <table:table-cell office:value-type="string" table:style-name="ce1">
            <text:p>United Nations Peacekeeping and the Politics of Authoritarianism /</text:p>
          </table:table-cell>
          <table:table-cell office:value-type="string" table:style-name="ce1">
            <text:p>Von Billerbeck, Sarah,</text:p>
          </table:table-cell>
          <table:table-cell office:value-type="string" table:style-name="ce1">
            <text:p>Why do countries hosting UN peacekeeping operations tend to consolidate authoritarian forms of governance, despite the UN's own stated aim of promoting democratization? This book advances a theoretically innovative and empirically rich answer to this question: while the UN does not intentionally promote authoritarianism, it faces a number of constraints and dilemmas that give rise to what we call authoritarian enabling. Enabling can occur through two mechanisms, capacity building and the creation of a permissive environment, which enhance the ability of host governments to engage in authoritarian behavior and signal to them that doing so is low-cost. We illustrate these two mechanisms with four in-depth case studies of UN peacekeeping operations: UNTAC in Cambodia, Monuc/Monusco in the Democratic Republic of Congo, Minustah in Haiti, and UNMIL in Liberia. While enabling stops short of the outright promotion of authoritarianism, it explains why the UN's activities often appear to contradict its stated objectives and the outcomes it delivers fall short of its goals. In addition to its theoretical and empirical contributions, the book suggests how these dilemmas and challenges can be overcome</text:p>
          </table:table-cell>
          <table:table-cell office:value-type="string" table:style-name="ce1">
            <text:p>Oxford, England : Oxford University Press, [2025]</text:p>
          </table:table-cell>
          <table:table-cell office:value-type="string" table:style-name="ce1">
            <text:p>Table Of Contents -- Cover -- Title Page -- Copyright Page -- Acknowledgments -- Contents -- List of Figures -- List of Abbreviations -- 1 Introduction -- Peacekeeping Operations and the Domestic Politics of Host States -- Argument in Brief: A Theory of Authoritarian Enabling -- Why Read This Book -- Research Design -- Overview of the Book -- 2 UN Peacekeeping, Democracy, and Authoritarianism -- Introduction -- The Emergence of a UN Democracy Agenda -- The Application of the Democracy Agenda in UN Peacekeeping -- The Effects of Peacekeeping on Regime Type -- Peacekeeping and Authoritarian Enabling -- The Sources of Authoritarian Enabling -- Conclusion -- 3 Acquiesce for Success: UNTAC in Cambodia -- Introduction -- The Cambodian Conflict and the Road to UNTAC -- UNTAC and the Politics of Enabling -- Signaling a Permissive Environment: UNTAC and Electoral Malpractice -- Signaling a Permissive Environment: Post-Election Power Sharing -- Conclusion -- 4 Don't Rock the Boat—the Devil You Know Is in It: MONUC/MONUSCO in the Democratic Republic of Congo -- Introduction -- The Congo Wars and the Road to MONUC/MONUSCO -- MONUC/MONUSCO and the Politics of Enabling -- Building Capacity: Political Institutions -- Building Capacity: Security Institutions -- Signaling a Permissive Environment -- Conclusion -- 5 Do as We Say, Not as We Do: MINUSTAH in Haiti -- Introduction -- Conflict in Haiti and the Road to MINUSTAH -- MINUSTAH and the Politics of Enabling -- Building Capacity: Security Institutions -- Signaling a Permissive Environment -- Conclusion -- 6 How Do You Criticize a Global Superstar? UNMIL in Liberia -- Introduction -- The Second Liberian Civil War and the Road to UNMIL -- UNMIL and the Politics of Enabling -- Building Capacity: Political Institutions -- Building Capacity: Security Institutions -- Signaling a Permissive Environment -- Conclusion -- 7 Conclusion -- Introduction -- Comparative Analysis of Findings -- Is Authoritarian Enabling Inevitable? -- Way Forward: Implications for Practice -- Contributions and Directions for Future Research -- Appendix I: UN Sources -- Bibliography -- Index</text:p>
          </table:table-cell>
          <table:table-cell office:value-type="string" table:style-name="ce1">
            <text:p>https://library.ecssr.ae/cgi-bin/koha/opac-detail.pl?biblionumber=291466</text:p>
          </table:table-cell>
          <table:table-cell table:number-columns-repeated="16377"/>
        </table:table-row>
        <table:table-row table:style-name="ro1">
          <table:table-cell office:value-type="string" table:style-name="ce1">
            <text:p>291465</text:p>
          </table:table-cell>
          <table:table-cell office:value-type="string" table:style-name="ce1">
            <text:p>The Oxford Handbook of International Political Economy /</text:p>
          </table:table-cell>
          <table:table-cell office:value-type="string" table:style-name="ce1">
            <text:p>Pevehouse, Jon C.,</text:p>
          </table:table-cell>
          <table:table-cell office:value-type="string" table:style-name="ce1">
            <text:p>The field of International Political Economy (IPE) has rapidly developed into a central pillar in the study of International Relations, and its interdisciplinary roots make it a rich and productive area of scholarly interest. This Oxford Handbook analyses and evaluates the state of the art in IPE research. Bringing together leading experts from a wide geographical and theoretical spectrum, the Handbook provides accessible and comprehensive surveys on topics central to the study of International Political Economy. As IPE scholarship evolves to explore global events such as financial crises and trade wars, examining how politics is both a cause and a consequence of economics, it highlights the practical and problem-driven nature of the field. The Handbook considers the purported European-North American divide and the impact of the surrounding debate on the approach taken to the field. The chapters review the scholarly literature, outline future research opportunities, and consider the ways in which world events have contributed to new research in the field. The Handbook covers both the theoretical and methodological foundations of the field as well as substantive topics within it, including regulation, foreign aid, migration, NGOs, capital, political-military relations, and many others.The Oxford Handbooks of International Relations is a twelve-volume set of reference books offering authoritative and innovative engagements with the principal sub-fields of International Relations.The series as a whole is under the General Editorship of Christian Reus-Smit of the University of Melbourne and Duncan Snidal of the University of Oxford, with each volume edited by specialists in the field. The series both surveys the broad terrain of International Relations scholarship and reshapes it, pushing each sub-field in challenging new directions. Following the example of Reus-Smit and Snidal's original Oxford Handbook of International Relations, each volume is organized around a strong central thematic by scholars drawn from different perspectives, reading its sub-field in an entirely new way, and pushing scholarship in challenging new directions.</text:p>
          </table:table-cell>
          <table:table-cell office:value-type="string" table:style-name="ce1">
            <text:p>Oxford, England : Oxford University Press, [2025]</text:p>
          </table:table-cell>
          <table:table-cell office:value-type="string" table:style-name="ce1">
            <text:p>Table Of Contents -- Cover -- Half Title -- Series -- THE OXFORD HANDBOOK OF INTERNATIONAL POLITICAL ECONOMY -- Copyright -- Contents -- List of Contributors -- 1. Introduction -- Part I. The Field of IPE -- 2. Modern IPE: Lessons from a Counter-History -- 3. The Welcome Return of Political Economy to International Political Economy Scholarship: States, Markets, and Governance -- 4. Foreign Economic Policy -- 5. Open Economy Politics Revisited -- 6. Feminism -- 7. Racism and Paternalism -- 8. Historical Materialism -- Part II. Methods -- 9. Formal Models of International Political Economy: Looking Back and Moving Forward -- 10. Experiments in IPE Research -- 11. Networks in International Political Economy -- 12. Content Analysis in International Political Economy -- 13. Process Tracing and International Political Economy -- 14. Historical International Political Economy -- Part III. Processes -- 15. Diffusion Processes in International Political Economy -- 16. Economic Coercion -- 17. Policy Transfer -- 18. Regulation -- 19. Accumulation -- Part IV. Forums -- 20. Intergovernmental Organizations -- 21. Informality in International Political Economy -- 22. International Financial Institutions: Forms, Functions, and Controversies -- 23. From Silos to Barns? Regional Institutions in International Political Economy -- 24. The Economics and Politics of Preferential Trade Agreements -- 25. Corporate Networks -- Part V. Flows -- 26. Money -- 27. Trade -- 28. Foreign Direct Investment -- 29. Work and Workers in International Markets -- 30. Migration and IPE: A Story of Mutual Neglect? -- 31. Foreign Aid -- Part VI. Actors -- 32. The Evolving State of the State in International Political Economy -- 33. The Firm -- 34. Interest Groups and Order in Global Economic Relations -- 35. Households -- 36. Non-Governmental Organizations -- Part VII. Outcomes -- 37. Liberalization -- 38. The Investment Treaty Regime -- 39. International Trade and Conflict -- 40. Financial Systems -- 41. Development Policy -- 42. Informal Markets -- 43. Climate Crisis -- 44. Sexual Injustice -- Part VIII. Assets and Resources -- 45. Oil and Gas -- 46. Knowledge -- 47. Territory -- 48. The Many Meanings of Capital in IPE -- Index</text:p>
          </table:table-cell>
          <table:table-cell office:value-type="string" table:style-name="ce1">
            <text:p>https://library.ecssr.ae/cgi-bin/koha/opac-detail.pl?biblionumber=291465</text:p>
          </table:table-cell>
          <table:table-cell table:number-columns-repeated="16377"/>
        </table:table-row>
        <table:table-row table:style-name="ro1">
          <table:table-cell office:value-type="string" table:style-name="ce1">
            <text:p>291464</text:p>
          </table:table-cell>
          <table:table-cell office:value-type="string" table:style-name="ce1">
            <text:p>False : How Mistrust, Disinformation, and Motivated Reasoning Make Us Believe Things That Aren't True /</text:p>
          </table:table-cell>
          <table:table-cell office:value-type="string" table:style-name="ce1">
            <text:p>Pierre, Joe,</text:p>
          </table:table-cell>
          <table:table-cell office:value-type="string" table:style-name="ce1">
            <text:p>An illuminating exploration of the psychology of false belief that lies at the root of science denialism, political polarization, and rampant belief in misinformation and disinformation. Microchips in our vaccines, stolen elections, climate change denial--in the face of a bewildering range of misbeliefs that stem from mistrust of informational sources, exposure to misinformation and disinformation, and partisan polarization, it's easy to dismiss those who disagree with us as "delusional", "psychotic", or merely "ignorant". But what if none of these judgments are supported by how we really come to believe things, and the truth is that we are all prone to false beliefs? What can we do to protect ourselves in this post-truth world? Drawing on decades of experience as a psychiatrist and clinical professor, Joe Pierre invites readers to journey with him through the normal quirks of brain functioning--such as "heuristics", cognitive biases, motivated reasoning, cognitive dissonance, and bullshit receptivity--that create the cognitive vulnerabilities to false belief innate within us all. With a cross-disciplinary approach, False illuminates the psychology of false belief that lies at the root of contemporary media mistrust, science denialism, and political polarization, and highlights that contrary to popular opinion, deficits of intelligence and mental health are usually not to blame. With a refreshingly unbiased lens, Pierre suggests an antidote to false beliefs and makes the case for softening our convictions, viewing our ideological opponents with compassion, and mending the rifts in our relationships as individuals and societies alike.</text:p>
          </table:table-cell>
          <table:table-cell office:value-type="string" table:style-name="ce1">
            <text:p>New York, NY : Oxford University Press, [2025]</text:p>
          </table:table-cell>
          <table:table-cell office:value-type="string" table:style-name="ce1">
            <text:p>Delusions, distortions, and misbeliefs, oh my! -- The psychology of overconfidence -- Confirmation bias on steroids -- The flea market of opinion -- The disinformation industrial complex -- Conspiracy theories gone wild -- Falling for bullshit -- Divided states -- We are not our beliefs -- A prescription for a post-truth world.</text:p>
          </table:table-cell>
          <table:table-cell office:value-type="string" table:style-name="ce1">
            <text:p>https://library.ecssr.ae/cgi-bin/koha/opac-detail.pl?biblionumber=291464</text:p>
          </table:table-cell>
          <table:table-cell table:number-columns-repeated="16377"/>
        </table:table-row>
        <table:table-row table:style-name="ro1">
          <table:table-cell office:value-type="string" table:style-name="ce1">
            <text:p>291463</text:p>
          </table:table-cell>
          <table:table-cell office:value-type="string" table:style-name="ce1">
            <text:p>Economic and Political Consequences of AI : Managing Creative Destruction /</text:p>
          </table:table-cell>
          <table:table-cell table:style-name="ce1"/>
          <table:table-cell office:value-type="string" table:style-name="ce1">
            <text:p>The possible impacts of artificial intelligence and related AI technological changes would make the subject more remarkable within Schumpeter's theory of creative destruction and provide a more concrete understanding of the economic and political effects</text:p>
          </table:table-cell>
          <table:table-cell office:value-type="string" table:style-name="ce1">
            <text:p>Hershey, PA : IGI Global Scientific Publishing, [2025]</text:p>
          </table:table-cell>
          <table:table-cell office:value-type="string" table:style-name="ce1">
            <text:p>Towards a rhythmic economy : AI tuning the entertainment industry / Bhumika Chavda, Rajasshrie Pillai, Naresh B -- Financial innovations effect on smart economy through AI in Horn of Africa / Shashi Kant, Metasebia Adula -- Enhancing strategic decision-making with AI : unveiling the untapped potential / Lawal Yesufu, Sami Alajlani -- Redefining intellectual property : navigating artificial intelligence impact on jurisprudence / Prof. (Dr.) Bhupinder Singh, Christian Kaunert, Manmeet Arora, Sahil Lal -- Deepfakes : understanding, detection, and mitigation in cyber-politics and cyber-economics / Lingala Thirupathi, Alumalla Shivani Reddy, Visnu Vardhan, Tapasvi Panchagnul, Nata Sheker Reddy Miriyala, Saritha Gattoju, T V Rajini Kanth -- The future of employment with the advent of AI : boon or bane? / Chaitanya Nadimpalli, Lakshmi Sramika Muttamsetty, Raja Naveen Pamu, Kalyani Teku -- Towards a rhythmic economy : AI tuning the entertainment industry / Bhumika Chavda -- Dark factories &amp;amp; lights-out manufacturing : the future of production / Chaitanya Nadimpalli, Lakshmi Sramika Muttamsetty, Raja Naveen Pamu -- Role of AI and global security systems in mitigating financial frauds in service organization : mitigating financial frauds in service organisation with Exordium / Arjun J Nair, Satish Rao -- Health services and AI technologies / Selvakumar P.</text:p>
          </table:table-cell>
          <table:table-cell office:value-type="string" table:style-name="ce1">
            <text:p>https://library.ecssr.ae/cgi-bin/koha/opac-detail.pl?biblionumber=291463</text:p>
          </table:table-cell>
          <table:table-cell table:number-columns-repeated="16377"/>
        </table:table-row>
        <table:table-row table:style-name="ro1">
          <table:table-cell office:value-type="string" table:style-name="ce1">
            <text:p>291462</text:p>
          </table:table-cell>
          <table:table-cell office:value-type="string" table:style-name="ce1">
            <text:p>Crypto Revolution : Unraveling the Future of Global Finance /</text:p>
          </table:table-cell>
          <table:table-cell office:value-type="string" table:style-name="ce1">
            <text:p>Ledger, Orion,</text:p>
          </table:table-cell>
          <table:table-cell office:value-type="string" table:style-name="ce1">
            <text:p>A New Dawn in Digital Wealth Awaits In the rapidly evolving world of finance, a monumental shift is underway-one that promises to redefine how we perceive money and value. "Crypto Revolution: Unraveling the Future of Global Finance" invites you to explore this brave new realm where traditional banking meets groundbreaking technology. Whether you're a seasoned investor or a curious newcomer, this book offers a gateway into the transformative impact of cryptocurrencies on our global financial landscape. Delve into the enigmatic allure of digital currencies with a thorough introduction to the evolution of these cryptographic marvels. Navigate the intricate web of blockchain technology, cryptography, and distributed ledgers, demystifying the core elements that power cryptocurrencies. Discover the major players, like Bitcoin and Ethereum, and uncover emerging prospects that are poised to challenge the status quo. With an eye on the future, this book offers strategies for investing in digital assets, providing essential insights into analyzing market trends and choosing the right exchanges. Safeguard your investments with comprehensive guidance on protecting digital assets and navigating common security threats. As global regulations evolve, understand the compliance challenges and the impact of policy changes on your financial decisions. Rich with case studies and real-world examples, "Crypto Revolution" analyzes successful projects and cautionary tales of failed ventures. The book paints a vivid picture of a future where blockchain technology integrates seamlessly with AI, IoT, and DeFi, heralding a new era of decentralized finance. Equip yourself with the tools and knowledge to thrive in this innovative market. Craft your personal investment plan and adapt with confidence to market changes. Your journey into the future of finance begins here. Take the first step towards embracing the crypto revolution today.</text:p>
          </table:table-cell>
          <table:table-cell office:value-type="string" table:style-name="ce1">
            <text:p>[Place of publication not identified] : eBookit.com, [2024]</text:p>
          </table:table-cell>
          <table:table-cell office:value-type="string" table:style-name="ce1">
            <text:p>Table Of Contents -- Intro -- Title Page -- Copyright -- Front Matter -- Table of Contents -- Introduction -- Understanding Cryptocurrency -- Evolution of Cryptocurrency -- Key Terminologies in Cryptocurrency -- The Technology Behind Cryptocurrency -- Blockchain Fundamentals -- Cryptography in Blockchain -- Distributed Ledger Technology -- Major Cryptocurrencies -- Bitcoin: The Pioneer -- Ethereum and Smart Contracts -- Emerging Cryptocurrencies -- Investing in Digital Assets -- Strategies for Cryptocurrency Investment -- Analyzing Market Trends -- Cryptocurrency Exchanges -- Types of Exchanges -- Choosing the Right Exchange -- Security and Cryptocurrency -- Protecting Digital Assets -- Common Security Threats -- Regulation and Legislation -- Global Regulatory Landscape -- Compliance Challenges -- The Impact of Cryptocurrency on Global Finance -- Disruption of Traditional Banking -- Financial Inclusion -- Case Studies in Cryptocurrency -- Successful Cryptocurrency Projects -- Lessons from Failed Ventures -- The Future of Cryptocurrency -- Trends Shaping the Future -- Predictions for the Crypto Market -- Cryptocurrency and Emerging Technologies -- Integration with AI and IoT -- Decentralized Finance (DeFi) -- Strategies for Thriving in the Crypto Market -- Developing a Personal Investment Plan -- Adapting to Market Changes -- Conclusion -- Further Readings and Resources.</text:p>
          </table:table-cell>
          <table:table-cell office:value-type="string" table:style-name="ce1">
            <text:p>https://library.ecssr.ae/cgi-bin/koha/opac-detail.pl?biblionumber=291462</text:p>
          </table:table-cell>
          <table:table-cell table:number-columns-repeated="16377"/>
        </table:table-row>
        <table:table-row table:style-name="ro1">
          <table:table-cell office:value-type="string" table:style-name="ce1">
            <text:p>291461</text:p>
          </table:table-cell>
          <table:table-cell office:value-type="string" table:style-name="ce1">
            <text:p>Algorithmic Training, Future Markets, and Big Data for Finance Digitalization /</text:p>
          </table:table-cell>
          <table:table-cell table:style-name="ce1"/>
          <table:table-cell office:value-type="string" table:style-name="ce1">
            <text:p>The purpose of this book is to elucidate the links between algorithmic training, future market analysis, and big data utilization within finance</text:p>
          </table:table-cell>
          <table:table-cell office:value-type="string" table:style-name="ce1">
            <text:p>Hershey, PA : IGI Global Scientific Publishing, [2025]</text:p>
          </table:table-cell>
          <table:table-cell office:value-type="string" table:style-name="ce1">
            <text:p>Table Of Contents -- Title Page -- Copyright Page -- Table of Contents -- Detailed Table of Contents -- Preface -- Chapter 1: Business in Digital World -- Chapter 2: Digital Transformation and Financial Sustainability -- Chapter 3: Fintech for Small Business -- Chapter 4: FinTech Adoption for SMEs -- Chapter 5: Navigating the Fintech Wave and Its Background and Challenges -- Chapter 6: Exploring AI's Impact on Fintech and Financial Inclusion -- Chapter 7: Transforming Business in the Digital Age Using Artificial Intelligence (AI) -- Chapter 8: Predicting Customer Transactions Using Machine Learning -- Chapter 9: The Role of Algorithmic Trading in Shaping Futures Market Efficiency -- Chapter 10: Cryptocurrency and Future of Money -- Chapter 11: Decoding Initial Coin Offerings (ICOs) -- Chapter 12: Digital Finance, Financial Inclusion, and Economic Growth -- Chapter 13: The Effect of Market Power on Stability and Financial Performance of Islamic and Conventional Banks in Pakistan -- Chapter 14: Impact of Green Banking Practices on Sustainable Performance of Banks Through Analysis of the Mediating Effect of Green Finance -- Chapter 15: A Bibliometric Analysis of Green Human Resource Management Practices -- Compilation of References -- About the Contributors -- Index.</text:p>
          </table:table-cell>
          <table:table-cell office:value-type="string" table:style-name="ce1">
            <text:p>https://library.ecssr.ae/cgi-bin/koha/opac-detail.pl?biblionumber=291461</text:p>
          </table:table-cell>
          <table:table-cell table:number-columns-repeated="16377"/>
        </table:table-row>
        <table:table-row table:style-name="ro1">
          <table:table-cell office:value-type="string" table:style-name="ce1">
            <text:p>291460</text:p>
          </table:table-cell>
          <table:table-cell office:value-type="string" table:style-name="ce1">
            <text:p>Cryptocurrency 2025 : navigating the blockchain revolution /</text:p>
          </table:table-cell>
          <table:table-cell office:value-type="string" table:style-name="ce1">
            <text:p>Voss, Lionel,</text:p>
          </table:table-cell>
          <table:table-cell office:value-type="string" table:style-name="ce1">
            <text:p>Explore the Future: Master the Cryptocurrency Revolution Step into the future of finance with "Cryptocurrency 2025: Navigating the Blockchain Revolution", a must-read blueprint for those eager to comprehend the seismic shifts digital currencies bring to our world. This engaging guide paints a vivid picture of how cryptocurrencies are transforming industries, redefining finance, and reshaping economic paradigms by 2025 and beyond. Curious about the evolution of blockchain technology and its rapid adoption across the globe? This insightful book offers a deep dive into the latest advancements, including revolutionary blockchain protocols and their seamless integration with AI and IoT. Explore the expanding influence of cryptocurrencies on traditional finance, and learn how these innovations are paving the way for a decentralized future. Unlock critical insights into the regulatory frameworks shaping the landscape, the cutting-edge security measures protecting digital assets, and the green initiatives driving sustainable blockchain practices. The book addresses the critical challenges and barriers that must be overcome, including technical limitations and regulatory hurdles, providing a comprehensive roadmap to navigate this evolving terrain. For the savvy investor, this book offers astute analysis of market dynamics and emerging investment strategies, equipping you with the knowledge to seize opportunities in this fast-paced world. From the transformation of industries to the exciting developments in decentralized finance, you'll gain an invaluable perspective on the forces at play in the cryptocurrency domain. Whether you're an industry veteran or a curious newcomer, "Cryptocurrency 2025" will be your essential companion, offering lessons from successful implementations and envisioning the long-term implications for the global economy. Prepare to be enlightened, inspired, and ready to take action as you embark on this journey into the heart of the blockchain revolution.</text:p>
          </table:table-cell>
          <table:table-cell office:value-type="string" table:style-name="ce1">
            <text:p>[Place of publication not identified] : Archieboy Holdings, LLC, [2024]</text:p>
          </table:table-cell>
          <table:table-cell office:value-type="string" table:style-name="ce1">
            <text:p>Table Of Contents -- Intro -- Title Page -- Copyright -- Front Matter -- Table of Contents -- Introduction -- The State of Cryptocurrency in 2025 -- Evolution of Digital Assets -- Global Adoption Trends -- Impact on Traditional Finance -- Technological Advancements in Blockchain -- Next-Generation Blockchain Protocols -- Scalability Solutions -- Integration with AI and IoT -- Regulatory Landscape -- International Regulatory Frameworks -- Compliance Challenges and Solutions -- The Role of Central Banks -- Decentralized Finance (DeFi) Developments -- Innovative DeFi Projects -- Risks and Opportunities in DeFi -- Institutional Adoption of DeFi -- Security and Privacy Enhancements -- Advances in Cryptographic Techniques -- Privacy-Centric Blockchain Solutions -- Mitigating Cybersecurity Threats -- Cryptocurrency and the Environment -- Impact of Mining on Climate Change -- Sustainable Blockchain Practices -- Green Crypto Initiatives -- Market Dynamics and Investment Strategies -- Analysis of Market Trends -- Investment Opportunities in 2025 -- Risk Management Techniques -- Future of Cryptocurrency Exchanges -- Evolution of Trading Platforms -- Decentralized Exchanges vs. Centralized Exchanges -- Regulatory Impact on Exchanges -- Integration of Blockchain in Industries -- Blockchain in Supply Chain Management -- Transformations in Healthcare -- Applications in Real Estate -- Challenges and Barriers -- Addressing Technical Limitations -- Overcoming Regulatory Hurdles -- Educating the Masses -- Case Studies of Successful Implementations -- Use Cases in Emerging Markets -- Lessons from Industry Leaders -- Impacts on Local Economies -- The Vision for 2030 and Beyond -- Predicted Technological Innovations -- Long-Term Implications for Global Finance -- The Role of Cryptocurrency in the Future Economy -- Conclusion -- Glossary of Terms -- Resources and Further Reading.</text:p>
          </table:table-cell>
          <table:table-cell office:value-type="string" table:style-name="ce1">
            <text:p>https://library.ecssr.ae/cgi-bin/koha/opac-detail.pl?biblionumber=291460</text:p>
          </table:table-cell>
          <table:table-cell table:number-columns-repeated="16377"/>
        </table:table-row>
        <table:table-row table:style-name="ro1">
          <table:table-cell office:value-type="string" table:style-name="ce1">
            <text:p>291488</text:p>
          </table:table-cell>
          <table:table-cell office:value-type="string" table:style-name="ce1">
            <text:p>AI and the Revival of Big Data /</text:p>
          </table:table-cell>
          <table:table-cell table:style-name="ce1"/>
          <table:table-cell office:value-type="string" table:style-name="ce1">
            <text:p>The primary aim of this book is to offer a thorough analysis of Big Data's trajectory, focusing on its resurgence through AI technologies. It provides relevant theoretical frameworks and up-to-date empirical research findings to illuminate the strategic role of Big Data at different levels of the information and knowledge society</text:p>
          </table:table-cell>
          <table:table-cell office:value-type="string" table:style-name="ce1">
            <text:p>Hershey, PA : IGI Global Scientific Publishing, [2025]</text:p>
          </table:table-cell>
          <table:table-cell office:value-type="string" table:style-name="ce1">
            <text:p>Table Of Contents” -- “Title Page” -- “Copyright Page” -- “Table of Contents” -- “Detailed Table of Contents” -- “Preface” -- “Chapter 1: The Dawn of Big Data” -- “Chapter 2: Big Data Revolution” -- “Chapter 3: Hype vs. Reality” -- “Chapter 4: Technical Challenges in Scaling Data Infrastructure” -- “Chapter 5: Review on Big Data Analytics Applications” -- “Chapter 6: Shaping the Future” -- “Chapter 7: Optimizing AI Through Data Mining and Statistical Tools for Enhanced Model Performance” -- “Chapter 8: Optimizing Load Distribution in Big Data Ecosystems” -- “Chapter 9: Swarm Intelligence and Meta-Heuristics for Enhanced Optimization in Big Data Analytics” -- “Chapter 10: Resuming Transfer Technique for Two-Level Sharding Point of Rupture for a Single Table” -- “Chapter 11: Quantifying the Fiscal Ramifications of Big Data Integration in Service Organisations” -- “Chapter 12: Big Universe, Big Data Machine Learning, and Image Analysis for Astronomy” -- “Chapter 13: Artificial Intelligence, Machine Learning, and the Revival of Big Data in Pharmaceutical Sciences” -- “Chapter 14: AI-Based Automated Disease Detection Based on Symptoms Healthcare for Pets and Birds” -- “Chapter 15: Advanced Machine Learning Algorithms for Personalized Diabetic Foot Ulcer Treatment” -- “Compilation of References” -- “About the Contributors” -- “Index</text:p>
          </table:table-cell>
          <table:table-cell office:value-type="string" table:style-name="ce1">
            <text:p>https://library.ecssr.ae/cgi-bin/koha/opac-detail.pl?biblionumber=291488</text:p>
          </table:table-cell>
          <table:table-cell table:number-columns-repeated="16377"/>
        </table:table-row>
        <table:table-row table:style-name="ro1">
          <table:table-cell office:value-type="string" table:style-name="ce1">
            <text:p>291487</text:p>
          </table:table-cell>
          <table:table-cell office:value-type="string" table:style-name="ce1">
            <text:p>Political automation : an introduction to AI in government and its impact on citizens /</text:p>
          </table:table-cell>
          <table:table-cell office:value-type="string" table:style-name="ce1">
            <text:p>Albrecht, Eduardo,</text:p>
          </table:table-cell>
          <table:table-cell office:value-type="string" table:style-name="ce1">
            <text:p>Governments now routinely use AI-based software to gather information about citizens and determine the level of privacy a person can enjoy, how far they can travel, what public benefits they may receive, and what they can and cannot say publicly. What input do citizens have in how these machines think? In Political Automation, Eduardo Albrecht explores this question in various domains, including policing, national security, and international peacekeeping. Drawing upon interviews with rights activists, Albrecht examines popular attempts to interact with this novel form of algorithmic governance so far. He then proposes the idea of a Third House, a virtual chamber that legislates exclusively on AI in government decision-making and is based on principles of direct democracy, unlike existing upper and lower houses that are representative. Digital citizens, AI powered replicas of ourselves, would act as our personal emissaries to this Third House. An in-depth look at how political automation impacts the lives of citizens, this book addresses the challenges at the heart of automation in public policy decision-making and offers a way forward.</text:p>
          </table:table-cell>
          <table:table-cell office:value-type="string" table:style-name="ce1">
            <text:p>New York, NY : Oxford University Press, [2025]</text:p>
          </table:table-cell>
          <table:table-cell office:value-type="string" table:style-name="ce1">
            <text:p>Table Of Contents” -- “Cover” -- “Title Page” -- “Copyright Page” -- “Dedication Page” -- “Contents” -- “Preface” -- “Acknowledgments” -- “1 Political Machines” -- “2 California” -- “3 The Informatized Body” -- “PHOTO SECTION : VITALS” -- “4 Europe” -- “5 Mechanics of Expression” -- “PHOTO SECTION : EMOTIONS” -- “6 Africa” -- “7 Digitized Biographies” -- “PHOTO SECTION : RELATIONS” -- “8 India” -- “9 The Eye of Nations” -- “PHOTO SECTION : Context” -- “10 Kenya” -- “11 A Third House” -- “Appendix I Further Reading by Scholars” -- “Appendix II Further Reading by Organizations” -- “Index</text:p>
          </table:table-cell>
          <table:table-cell office:value-type="string" table:style-name="ce1">
            <text:p>https://library.ecssr.ae/cgi-bin/koha/opac-detail.pl?biblionumber=291487</text:p>
          </table:table-cell>
          <table:table-cell table:number-columns-repeated="16377"/>
        </table:table-row>
        <table:table-row table:style-name="ro1">
          <table:table-cell office:value-type="string" table:style-name="ce1">
            <text:p>291486</text:p>
          </table:table-cell>
          <table:table-cell office:value-type="string" table:style-name="ce1">
            <text:p>Behavioral AI : unleash decision making with data /</text:p>
          </table:table-cell>
          <table:table-cell office:value-type="string" table:style-name="ce1">
            <text:p>Tabrizi, Rogayeh,</text:p>
          </table:table-cell>
          <table:table-cell office:value-type="string" table:style-name="ce1">
            <text:p>Unleash Your Business addresses the rapidly changing landscapes of digital, data, and AI, and the need for organizations to take advantage of their data. Modern enterprises understand the value of their data but struggle with where to start and how to generate actionable insights. In this book, Tabrizi provides a roadmap to help disentangle the complexity of one of the most underused assets in organizations--their data--to create tangible and lasting value. The heart of this process is the delicate balance between the multiple disciplines that power AI and behavioral economics. The roadmap begins by figuring out how to ask the right questions. The uncomfortable process of peeling back the layers of a complex problem to uncover and connect seemingly unconnected dots--and the creativity led by curiosity--is the foundation for this model of strategic thinking. The book outlines core topics at the intersection of AI and behavioral economics.</text:p>
          </table:table-cell>
          <table:table-cell office:value-type="string" table:style-name="ce1">
            <text:p>Hoboken, New Jersey : John Wiley &amp;amp; Sons, Inc., [2025]</text:p>
          </table:table-cell>
          <table:table-cell office:value-type="string" table:style-name="ce1">
            <text:p>Table Of Contents” -- “Cover” -- “Title Page” -- “Copyright Page” -- “Contents” -- “Preface” -- “Chapter 1 Magic Happens at the Intersections” -- “Asking the Right Questions: Data, Intuition, and Strategy” -- “Simplifying the Complexity” -- “Connecting the Dots” -- “Uncovering Hidden Patterns: Models and Algorithms in Action” -- “Decoding Consumer Behavior: The Interplay of Psychology and Economics” -- “Empowering Behavioral Economics: The Synergy of Data Analytics, ML, and AI” -- “Crafting a Customer-Centric Paradigm: The Fusion of Technology and Behavioral Insights” -- “Chapter 2 It Is All Connected: Behavioral Economics, Decision-Making, Biases, and Heuristics” -- “History and Origins of Behavioral Economics” -- “Early Days” -- “Entering Mainstream Economics” -- “Current Research and Practical Applications” -- “Back to the Beginning” -- “Psychology of Decision-Making” -- “Dual-Process Theories” -- “Heuristics and Biases” -- “Noise” -- “Prospect Theory” -- “Nudging” -- “Experimentation” -- “How It Works” -- “Uber and Experimentation” -- “Chapter 3 Minimal Data, Maximal Impact: From Big Data to Minimum Viable Data” -- “How Much Data Are We Talking About? Lots and Lots” -- “You Do Not Need a Lot of Data to Get Started, You Need the MVD” -- “Asking the Right Questions, Again!” -- “Synthetic Data: What It Is and What It Isn’t” -- “Survey Data to the Rescue” -- “Chapter 4 Building Intelligence: AI and ML Essentials, Transforming Data into Intelligence” -- “Classical AI” -- “ML” -- “Deep Learning” -- “Generative AI” -- “Machine Intelligence and Biologically Inspired Models” -- “Chapter 5 Real-World Impact: Harnessing AI and ML for Practical Solutions” -- “Unleashing the Full Potential of AI: Beyond the Hype” -- “Rethinking Segmentation: Beyond Demographics and Life Stages” -- “Uncovering Unexpected Customer Patterns” -- “Predicting Intent and Mapping Customer Journeys” -- “Overcoming Challenges in Predicting Customer Intent” -- “Predicting and Managing Returns” -- “The Power and Nuances of Recommendation Models” -- “Broadening Horizons: Beyond Category Killers” -- “Enhancing In-Store Experience with Recommendation Models” -- “Leveraging Propensity Models for Targeted Campaigns” -- “Personalized Pricing: Influencing Behaviors and Financial Outcomes” -- “Behavioral Economics in Personalized Pricing Strategies” -- “Forecasting: Understanding the Dynamics of Demand” -- “The Power of Forecasting and Optimization” -- “Transparent MMMs” -- “Ensembling Models for Enhanced Forecasting” -- “The Interplay of Demand Forecasting and Inventory Optimization” -- “Conclusion” -- “Chapter 6 Decoding Complexity: Leveraging Systems Thinking in Modern Organizations” -- “Only a Wet Baby Likes Change: Loss Aversion + Status Quo Bias” -- “It Gets Better! Commitment Device, Peer Effect, and Sunk Cost Fallacy” -- “Conclusion” -- “Chapter 7 Unlocking Scale: Overcoming Operational and Organizational Complexity in Scaling AI Projects” -- “Enablers of Success” -- “Communication and Intellectual Diversity” -- “Building Trust, Experimentation, and Adoption” -- “Interpretation Layers” -- “The Power of Experimentation” -- “Measuring ROI Through Experimentation” -- “Conclusion” -- “Epilogue” -- “Notes” -- “Additional Reading” -- “Bibliography” -- “Acknowledgments” -- “About the Author” -- “Index” -- “EULA</text:p>
          </table:table-cell>
          <table:table-cell office:value-type="string" table:style-name="ce1">
            <text:p>https://library.ecssr.ae/cgi-bin/koha/opac-detail.pl?biblionumber=291486</text:p>
          </table:table-cell>
          <table:table-cell table:number-columns-repeated="16377"/>
        </table:table-row>
        <table:table-row table:style-name="ro1">
          <table:table-cell office:value-type="string" table:style-name="ce1">
            <text:p>291485</text:p>
          </table:table-cell>
          <table:table-cell office:value-type="string" table:style-name="ce1">
            <text:p>Blockchain Breakthrough : The Tech Behind the Crypto Boom /</text:p>
          </table:table-cell>
          <table:table-cell office:value-type="string" table:style-name="ce1">
            <text:p>Finch, Alexander W.,</text:p>
          </table:table-cell>
          <table:table-cell office:value-type="string" table:style-name="ce1">
            <text:p>Discover the Future of Technology and Currency Step into the captivating world of blockchain technology, where innovation meets the future of finance. Blockchain Breakthrough: The Tech Behind the Crypto Boom offers a comprehensive dive into the mechanisms powering cryptocurrencies and their soaring impact across industries. Whether you're a tech enthusiast, investor, or just curious about the digital revolution, this book opens the door to understanding blockchain's transformative potential. Blockchain has fundamentally changed how we approach digital transactions, governance, and even art. From humble beginnings to a cultural and economic seismic shift, the story of blockchain is one of relentless innovation and breakthrough. Delve into the historical journey of Bitcoin, the pioneer of cryptocurrencies, and unravel the complexities of Ethereum and smart contracts. Understand the vibrant ecosystem of altcoins that continue to redefine what's possible in the digital realm. Beyond cryptocurrencies, blockchain is catalyzing change in industries like finance, supply chain management, and cybersecurity. Discover how decentralized finance (DeFi) is breaking barriers in traditional banking, offering new tools and platforms that are reshaping markets. Explore real-world applications of blockchain in identity management and the Internet of Things (IoT), revealing a landscape where technology advances personal and corporate security. This book isn't just about looking back. It prepares you for what's next. As legal frameworks adapt and central bank digital currencies (CBDCs) emerge, it is crucial to stay ahead. Equip yourself with the knowledge to navigate the challenges and embrace the opportunities of a blockchain-driven world. Whether you're considering investments or exploring career advancements, this is your guide to thriving in the era of blockchain.</text:p>
          </table:table-cell>
          <table:table-cell office:value-type="string" table:style-name="ce1">
            <text:p>[Place of publication not identified] : eBookit.com, [2025]</text:p>
          </table:table-cell>
          <table:table-cell office:value-type="string" table:style-name="ce1">
            <text:p>Table Of Contents” -- “Intro” -- “Title Page” -- “Copyright” -- “Front Matter” -- “Table of Contents” -- “Introduction” -- “The Basics of Blockchain” -- “Understanding Blockchain Fundamentals” -- “How Blockchain Works” -- “History of Blockchain Technology” -- “Early Innovations in Blockchain” -- “Key Milestones in Blockchain's Development” -- “Bitcoin: The Pioneer” -- “Origin of Bitcoin” -- “Mechanics of Bitcoin Transactions” -- “Cryptocurrencies Beyond Bitcoin” -- “Ethereum and Smart Contracts” -- “Prominent Altcoins and Their Roles” -- “How Blockchain is Transforming Industries” -- “Impact on Finance and Banking” -- “Revolutionizing Supply Chain Management” -- “Decentralized Finance (DeFi) Explored” -- “Core Principles of DeFi” -- “DeFi Tools and Platforms” -- “Security and Privacy in Blockchain” -- “Blockchain's Security Features” -- “Privacy Challenges and Solutions” -- “Governance in Blockchain Networks” -- “Decentralized Governance Models” -- “The Role of Consensus Mechanisms” -- “Challenges Facing Blockchain Technology” -- “Scalability and Network Speed” -- “Environmental Concerns and Sustainability” -- “Investing in Cryptocurrencies” -- “Basics of Cryptocurrency Investment” -- “Assessing Risks and Returns” -- “The Regulation of Cryptocurrencies” -- “Global Legal Landscape” -- “Compliance and Regulatory Challenges” -- “NFTs and the Digital Economy” -- “Understanding Non-Fungible Tokens” -- “NFTs' Impact on Art and Culture” -- “Blockchain in Emerging Markets” -- “Adoption in Developing Countries” -- “Case Studies of Blockchain Success” -- “Blockchain and the Internet of Things (IoT)” -- “Integrating Blockchain with IoT” -- “Real-World Applications and Benefits” -- “Smart Contracts Beyond Ethereum” -- “Evolution of Smart Contract Platforms” -- “Use Cases in Various Sectors” -- “Blockchain's Role in Identity Management” -- “Decentralized Identity Solutions” -- “Case Studies in Identity Verification” -- “Blockchain and Cybersecurity” -- “Enhancing Cybersecurity with Blockchain” -- “Case Studies of Blockchain Solutions” -- “The Future of Blockchain in E-Governance” -- “Potential for Transparent Governance” -- “Current Implementations in E-Government” -- “Innovations in Blockchain Protocols” -- “Evolution of Blockchain Protocols” -- “Next-Generation Blockchain Technologies” -- “Social Impact of Blockchain Technology” -- “Blockchain for Social Good” -- “Case Studies of Impactful Projects” -- “Achieving Interoperability in Blockchain” -- “The Need for Interoperability” -- “Solutions for Cross-Chain Communication” -- “The Rise of Central Bank Digital Currencies (CBDCs)” -- “Understanding CBDCs” -- “Prospective Global Impact” -- “Preparing for a Blockchain-Driven Future” -- “Skills for the Blockchain Workforce” -- “Future Trends and Opportunities” -- “Conclusion” -- “Appendix” -- “Glossary of Key Terms” -- “Further Reading and Resources</text:p>
          </table:table-cell>
          <table:table-cell office:value-type="string" table:style-name="ce1">
            <text:p>https://library.ecssr.ae/cgi-bin/koha/opac-detail.pl?biblionumber=291485</text:p>
          </table:table-cell>
          <table:table-cell table:number-columns-repeated="16377"/>
        </table:table-row>
        <table:table-row table:style-name="ro1">
          <table:table-cell office:value-type="string" table:style-name="ce1">
            <text:p>291484</text:p>
          </table:table-cell>
          <table:table-cell office:value-type="string" table:style-name="ce1">
            <text:p>Statecraft 2.0 : what America needs to survive in a multipolar world /</text:p>
          </table:table-cell>
          <table:table-cell office:value-type="string" table:style-name="ce1">
            <text:p>Ross, Dennis,</text:p>
          </table:table-cell>
          <table:table-cell office:value-type="string" table:style-name="ce1">
            <text:p>In a world that is multipolar and America has less relative power, the United States no longer has the luxury to practice statecraft badly. The United States may still be the world's strongest country, but it now faces real challenges at both a global and regional level. The unipolar world which was dominated by America after the Cold War is gone. Unlike the Soviet Union, China is both a military and economic competitor and it is actively challenging the norms and institutions that the US used to shape an international order during and after the Cold War. Directly and indirectly, it has partners trying to undo the American-dominated order, with Russia seeking to extinguish Ukraine, and Iran trying to undermine American presence, influence, and any set of rules for the Middle East that it does not dominate. The failures of American policy in Afghanistan and Iraq have weakened the domestic consensus for a US leadership role internationally. Traditions in US foreign policy, especially the American sense of exceptionalism, have at different points justified both withdrawal and international activism. Iraq and Afghanistan fed the instinct to withdraw and to end the "forever wars." But the folly of these US interventions did not necessarily mean that all use of force to back diplomacy or specific political ends was wrong; rather it meant in these cases, the Bush Administration failed in the most basic task of good statecraft: namely, marrying objectives and means. Nothing more clearly defines effective statecraft than identifying well-considered goals and then knowing how to use all the tools of statecraft--diplomatic, economic, military, intelligence, information, cyber, scientific, education--to achieve them. But all too often American presidents have adopted goals that were poorly defined and not thought through. In Statecraft 2.0, Dennis Ross explains why failing to marry objectives and means has happened so often in American foreign policy. He uses historical examples to illustrate the factors that account for this, including political pressures, weak understanding of the countries where the US has intervened, changing objectives before achieving those that have been established, relying too much on ourselves and too little on allies and partners. To be fair, there have not only been failures, there have been successes as well. Ross uses case studies to look more closely at the circumstances in which Administrations have succeeded and failed in marrying objectives and means. He distills the lessons from good cases of statecraft--German unification in NATO, the first Gulf War, the surge in Iraq 2007-8--and bad cases of statecraft--going to war in Iraq 2003, and the Obama policy toward Syria. Based on those lessons, he develops a framework for applying today a statecraft approach to our policy toward China, Iran, and the Israeli-Palestinian conflict. The book concludes with how a smart statecraft approach would shape policy toward the new national security challenges of climate, pandemics, and cyber.</text:p>
          </table:table-cell>
          <table:table-cell office:value-type="string" table:style-name="ce1">
            <text:p>New York, NY : Oxford University Press, [2025]</text:p>
          </table:table-cell>
          <table:table-cell office:value-type="string" table:style-name="ce1">
            <text:p>Statecraft in a world of disorder -- Statecraft, its meaning, and why it is often done poorly -- America's self-image, traditions, and role in the world -- Different schools of thought about America's role in the world -- German unification in NATO -- Bosnia -- Undoing Iraqi aggression in Kuwait -- George W. Bush and the Iraq War : a tale of two terms -- Syria : a debacle in every sense -- Lessons of statecraft for today -- Practicing statecraft : how to deal with China -- Iran : what is necessary to conduct more effective statecraft -- Vis-à-vis the Islamic Republic -- The Israeli-Palestinian conflict : can statecraft work? -- Conclusion : statecraft and new national security challenges.</text:p>
          </table:table-cell>
          <table:table-cell office:value-type="string" table:style-name="ce1">
            <text:p>https://library.ecssr.ae/cgi-bin/koha/opac-detail.pl?biblionumber=291484</text:p>
          </table:table-cell>
          <table:table-cell table:number-columns-repeated="16377"/>
        </table:table-row>
        <table:table-row table:style-name="ro1">
          <table:table-cell office:value-type="string" table:style-name="ce1">
            <text:p>291483</text:p>
          </table:table-cell>
          <table:table-cell office:value-type="string" table:style-name="ce1">
            <text:p>Combating cyberbullying with generative AI /</text:p>
          </table:table-cell>
          <table:table-cell table:style-name="ce1"/>
          <table:table-cell office:value-type="string" table:style-name="ce1">
            <text:p>This book examines how generative AI might be used to combat the growing issue of cyberbullying. The goal of the book is to give researchers, decision-makers, and tech developers practical learning about how AI can detect, block, and lessen unsafe online activity</text:p>
          </table:table-cell>
          <table:table-cell office:value-type="string" table:style-name="ce1">
            <text:p>Hershey, PA : IGI Global Scientific Publishing, [2025]</text:p>
          </table:table-cell>
          <table:table-cell office:value-type="string" table:style-name="ce1">
            <text:p>Table Of Contents” -- “Title Page” -- “Copyright Page” -- “Table of Contents” -- “Detailed Table of Contents” -- “Preface” -- “Chapter 1: Overview of Digital Age Cyberbullying” -- “Chapter 2: Pushing the Limits of Creativity” -- “Chapter 3: AI-Based Cyberbullying Detection Techniques and Strategies” -- “Chapter 4: AI-Powered Harmony” -- “Chapter 5: Developing Ethical Generative AI Models to Combat Cyberbullying on Social Media Platforms” -- “Chapter 6: Cyber Bullying in the Digital Age” -- “Chapter 7: Developing Intelligent Systems to Combat Cyberbullying” -- “Chapter 8: Using AI to Combat Sexism Among Facebook Shona Users in Zimbabwe” -- “Chapter 9: The Future of AI in Cyberbullying Prevention” -- “Chapter 10: Cyber AI Trends” -- “Chapter 11: The Double Edged Sword of AI” -- “Chapter 12: Combating Cyberbullying With Generative AI” -- “Chapter 13: Evolving Role of AI in Forensic Science and Crime Investigation” -- “Compilation of References” -- “About the Contributors” -- “Index</text:p>
          </table:table-cell>
          <table:table-cell office:value-type="string" table:style-name="ce1">
            <text:p>https://library.ecssr.ae/cgi-bin/koha/opac-detail.pl?biblionumber=291483</text:p>
          </table:table-cell>
          <table:table-cell table:number-columns-repeated="16377"/>
        </table:table-row>
        <table:table-row table:style-name="ro1">
          <table:table-cell office:value-type="string" table:style-name="ce1">
            <text:p>291482</text:p>
          </table:table-cell>
          <table:table-cell office:value-type="string" table:style-name="ce1">
            <text:p>Diversity, AI, and Sustainability for Financial Growth /</text:p>
          </table:table-cell>
          <table:table-cell office:value-type="string" table:style-name="ce1">
            <text:p>Van der Poll, H. M.,</text:p>
          </table:table-cell>
          <table:table-cell office:value-type="string" table:style-name="ce1">
            <text:p>This book will highly and positively impact a new thinking and approach for business sustainable value growth and attendant new slants in the business research community as it will provide a normative and novel framework. The framework will ensue from the weaving together of three most challenging issues in modern economic and business environment, namely diversity, artificial intelligence (AI) and sustainability</text:p>
          </table:table-cell>
          <table:table-cell office:value-type="string" table:style-name="ce1">
            <text:p>Hershey, PA : IGI Global Scientific Publishing, [2025]</text:p>
          </table:table-cell>
          <table:table-cell office:value-type="string" table:style-name="ce1">
            <text:p>Table Of Contents” -- “Title Page” -- “Copyright Page” -- “Editorial Advisory Board” -- “Table of Contents” -- “Detailed Table of Contents” -- “Preface” -- “Chapter 1: Encouraging Creativity and Innovation in the Cybersecurity Culture of the Organisation for Sustainable Value and Growth” -- “Chapter 2: Green Practices Among Small Business Enterprises” -- “Chapter 3: Critical Success Factors (CSFs) for Artificial Intelligence (AI) Adoption” -- “Chapter 4: Leveraging Artificial Intelligence to Enhance Diversity and Drive Business Innovation” -- “Chapter 5: Harnessing AI for Sustainability” -- “Chapter 6: Addressing Gender Diversity in the Cybersecurity Profession to Enhance Business Value” -- “Chapter 7: Gender Diversity and Sustainable Growth Rate” -- “Chapter 8: Sustainability, Financial Value Creation, and Inclusive Growth for Nigerian Manufacturing Companies” -- “Chapter 9: Sustainability Reporting” -- “Chapter 10: Perceived Factors Influencing Adoption of Fintech Payment Platforms by Savings and Loans Companies in Kumasi” -- “Chapter 11: An Examination of the Impact of Artificial Intelligence on Maritime Port Efficiency and Businesses” -- “Chapter 12: Effect of Sustainability Practices on Financial Performance” -- “Chapter 13: Role of AI in MSMEs and Its Impact on Financial Performance and Business Sustainability” -- “Chapter 14: The Impact of Corporate Environmental Performance on Consumer Purchasing Patronage” -- “Chapter 15: Evaluating the Resilience of Brazilian Energy Firms on B3” -- “Chapter 16: Measuring Diversity, Equity, and Inclusivity in an Organisation” -- “Compilation of References” -- “About the Contributors” -- “Index</text:p>
          </table:table-cell>
          <table:table-cell office:value-type="string" table:style-name="ce1">
            <text:p>https://library.ecssr.ae/cgi-bin/koha/opac-detail.pl?biblionumber=291482</text:p>
          </table:table-cell>
          <table:table-cell table:number-columns-repeated="16377"/>
        </table:table-row>
        <table:table-row table:style-name="ro1">
          <table:table-cell office:value-type="string" table:style-name="ce1">
            <text:p>291481</text:p>
          </table:table-cell>
          <table:table-cell office:value-type="string" table:style-name="ce1">
            <text:p>Understanding Political Economy : Capitalism, Democracy and Inequality /</text:p>
          </table:table-cell>
          <table:table-cell office:value-type="string" table:style-name="ce1">
            <text:p>Hancke, Bob,</text:p>
          </table:table-cell>
          <table:table-cell office:value-type="string" table:style-name="ce1">
            <text:p>This book unpacks what political economy is and does through an investigation of its main questions and approaches. Bob Hancké, Toon Van Overbeke and Dustin Voss offer a historical and thematic review of the evolution of political-economic thought, centred on the relation between capitalism and democracy. Chapters discuss how interests, ideas and institutions are the methodological and conceptual building blocks of political economy. The authors use these concepts to understand how markets work and why they fail, the problems facing the welfare state, the political economy of voting and democracy, and the problems of cooperation in a world of interdependent democracies. Covering the main analytical approaches that political economists have developed to tackle the complexities of this social world, the book expands on some of the most important questions confronting the field. Understanding Political Economy is an invaluable resource for academics and students of political science, economics, and international relations. Its insights on capitalism, democracy and inequality are vital for policymakers in the field</text:p>
          </table:table-cell>
          <table:table-cell office:value-type="string" table:style-name="ce1">
            <text:p>Cheltenham, England : Edward Elgar Publishing Limited, [2025]</text:p>
          </table:table-cell>
          <table:table-cell office:value-type="string" table:style-name="ce1">
            <text:p>Preface -- 1. Political economy discovered -- 2. Capitalism and democracy -- 3. Interests make the world go around -- 4. The power of ideas in political economy -- 5. Institutions and the wealth of nations -- 6. Markets and their failures -- 7. The welfare state between state, market and society -- 8. Why are some democracies more unequal than others? -- 9. Coordination and cooperation in an interdependent world -- Afterword -- Bibliography.</text:p>
          </table:table-cell>
          <table:table-cell office:value-type="string" table:style-name="ce1">
            <text:p>https://library.ecssr.ae/cgi-bin/koha/opac-detail.pl?biblionumber=291481</text:p>
          </table:table-cell>
          <table:table-cell table:number-columns-repeated="16377"/>
        </table:table-row>
        <table:table-row table:style-name="ro1">
          <table:table-cell office:value-type="string" table:style-name="ce1">
            <text:p>291510</text:p>
          </table:table-cell>
          <table:table-cell office:value-type="string" table:style-name="ce1">
            <text:p>Drones and US Grand Strategy in the Contemporary World /</text:p>
          </table:table-cell>
          <table:table-cell office:value-type="string" table:style-name="ce1">
            <text:p>Okpaleke, Francis N., | author.</text:p>
          </table:table-cell>
          <table:table-cell office:value-type="string" table:style-name="ce1">
            <text:p>This book makes a compelling case that lethal drone deployment as a counterterrorism tool and instrument of statecraft in targeted states engenders far-reaching consequences for US grand strategy. By examining how successive US administrations since 9/11 have deployed drones in pursuant of different typologies of US grand strategic objectives, the book probes the putative political and strategic goals drones supposedly advance, and the impact of its continued proliferation for US for international security. The book provides a powerful base of evidence for policy makers and researchers by pointing to the perils of deployment of drone technology beyond their immediate or short-term objectives. It also explores how non-state actors and authoritarian regimes such as armed groups are harnessing armed drone technologies for their own political and military ends, as well as the underlying implications for US grand strategy and international security at large.</text:p>
          </table:table-cell>
          <table:table-cell office:value-type="string" table:style-name="ce1">
            <text:p>Cham : Springer International Publishing AG, 2023.</text:p>
          </table:table-cell>
          <table:table-cell office:value-type="string" table:style-name="ce1">
            <text:p>Intro -- Preface -- Acknowledgements -- Praise for Drones and US Grand Strategy in the Contemporary World -- Contents -- Abbreviations -- List of Tables -- 1 Introduction -- 1.1 Introduction -- 1.2 Drones in Contemporary World Politics -- 1.3 Key Considerations: Drones and US Grand Strategy? -- 1.4 Chapter Outline -- References -- 2 Unmasking the Nexus: Exploring US Grand Strategy and the Dynmmic Role of Drones -- 2.1 Introduction -- 2.2 Grand Strategy in Perspective -- 2.2.1 Understanding the Significance and Components of Grand Strategy -- 2.2.2 Challenges and Constraints in Crafting Effective Grand Strategies -- 2.3 Does the US Have a Grand Strategy? -- 2.4 Typologies of US Grand Strategy and Drones -- 2.4.1 Primacy and Drones -- 2.4.2 Restraint and Drones -- 2.4.3 Offshore Balancing and Drones -- 2.4.4 Deep Engagement, Selective Engagement, and Drones -- 2.4.5 Roles of Drones in the World of Selective/Deep Engagement -- 2.5 Drones and US Grand Strategy: The Nexus -- 2.5.1 Tactical vs. Operational vs. Strategic Use of Drones -- 2.5.1.1 US Grand Strategy: Balancing Offensive and Defensive Interpretations -- 2.5.2 Liberalism -- 2.6 US Grand Strategy-A Dynmmic Pendulum -- 2.7 The Drawbacks of Drones for US Grand Strategy -- 2.7.1 Moral and Ethical Dilemma of US Drone Use -- 2.7.2 Drones and Blowback -- 2.7.3 Civilian Casualty and Drones -- 2.7.4 Drone Proliferation -- 2.8 Chapter Summary -- References -- 3 Historicizing the Role of Drones in US Grand Strategy -- 3.1 Introduction -- 3.1.1 The Evolutionary Phases of Drone Development (1909-1917) -- 3.1.2 UAVs in the Interwar Period (1918-1938) -- 3.1.3 UAVs, WWII, and US Grand Strategy (1939-1945) -- 3.1.4 UAVs and US Grand Strategy in the Early Cold War (1947-1950) -- 3.1.4.1 US Grand Strategy under Harry Truman and the Militarization of Containment -- 3.1.5 Drones During the Early Cold War. 3.1.5.1 Drones, US Grand Strategy in the Vietnmm War and Korean War of the 1950s -- 3.1.5.2 Richard Nixon's Vietnmmization Policy -- 3.1.5.3 The Efficacy and Utility of Drones in the Korean and Vietnmm Wars -- 3.1.6 Drones, D etente, and the Second Cold War -- 3.1.7 Drones, George H.W. Bush Administration, and the Persian Gulf War -- 3.1.8 Drones, Clinton's Grand Strategy, and the Bosnian War -- 3.2 Chapter Summary -- References -- 4 Drone Warfare and US Grand Strategy During the Bush Administration -- 4.1 Introduction -- 4.2 George W. Bush's Foreign Policy Before and After 9/11 -- 4.3 Bush and the Evolution of Lethal Drone Warfare 2001-2008 -- 4.4 Conjuring Drone Use During the Bush Administration -- 4.5 The Dilemma of Drone Warfare for the Bush Administration's Grand Strategy -- 4.6 Chapter Summary -- References -- 5 Obama's Drone Wars and US Grand Strategy -- 5.1 Introduction -- 5.2 The Making of the Obama Doctrine -- 5.2.1 Did Obama Have a Doctrine? -- 5.2.2 Disengaging America from Iraq -- 5.2.3 Broader Escalation of Counterterrorism -- 5.2.4 Promoting Washington's Exemplarism -- 5.2.5 Pivot to Asia -- 5.2.6 Multilateral Engagement -- 5.2.7 Obama's Second Term and the Rise of "Neorealism" -- 5.2.8 Rise of Neorealism -- 5.3 Obama's Hybrid Defensive Grand Strategy -- 5.4 The Elements, Character, and Phases of Obama's Drone Warfare -- 5.4.1 Elements of Obama's Drone Warfare -- 5.4.2 Signature Strikes and Systematization of Targeted Killing and Kill Lists -- 5.4.3 Expansion of the AUMF and Legitimization of Targeted Killings -- 5.4.4 Targeting American Citizens -- 5.5 Phases of Obama's Drone War -- 5.5.1 The Peak Phase -- 5.5.2 Expansion Phase -- 5.5.3 Staggered Phase -- 5.5.4 Denouement Phase -- 5.6 The Utility of Drones in Obama's Grand Strategy -- 5.6.1 Instrument of Statecraft -- 5.6.2 Casualty Aversion Tool. 5.6.3 Broadening the Latitude of Counterterrorism Cooperation -- 5.6.4 Leverage "Tools" -- 5.7 Dilemma of Obama's Drone Warfare for US Grand Strategy -- 5.7.1 Violation of Territorial Sovereignty and Anti-Americanism -- 5.7.2 Terrorist Recruitment and Retaliation -- 5.7.3 Mounting Civilian Casualty -- 5.7.4 Counterterrorism Paradox -- 5.7.5 Drone Proliferation Among Non-state Actors -- 5.7.6 The Restraint Paradox -- 5.8 Chapter Summary -- References -- 6 The Trump Administration, Drones, and US Grand Strategy -- 6.1 Introduction -- 6.2 Deciphering Trump's Doctrine -- 6.3 The Grand Strategy of the Trump Administration -- 6.3.1 America First' and "Fortress America" Grand Strategy -- 6.4 Trump's Drone Warfare -- 6.4.1 Continuities in Trump's Drone Warfare Strategy -- 6.4.2 Discontinuities in Trump's Drone Warfare Strategy -- 6.4.3 Reporting of Civilian Deaths -- 6.4.4 Deregulation of Remote Warfare -- 6.4.5 A New Authorization for AUMF -- 6.4.6 A New Afghan Strategy -- 6.5 Phases of Trump's Drone Wars -- 6.5.1 The Role of Drones in Trump's Grand Strategy -- 6.5.2 Dronification as an "America First" Approach -- 6.5.3 Drones and Fortress America -- 6.5.4 Instrument of Post-9/11 Statecraft -- 6.6 Dilemma of Drone Warfare for Trump's Grand Strategy -- 6.6.1 Civilian Casualty -- 6.6.2 Soft Power Declinism and Global Leadership -- 6.6.3 Hegemonic Overreach -- 6.7 Chapter Summary -- References -- 7 The Dialectics and Dilemma of US Drone Warfare in Afghanistan and Pakistan -- 7.1 Introduction -- 7.2 US Drone Targets in Afghanistan and Pakistan -- 7.2.1 Drone Targets in Pakistan -- 7.2.2 Drone Targets in Afghanistan -- 7.3 Geopolitics of US Drone Pact in Afghanistan and Pakistan -- 7.4 Arguments for Drone Use in Targeted States -- 7.4.1 Arguments Against the Use of Drones in Targeted States -- 7.5 Assessing the Impact of Drone Strikes in Pakistan and Afghanistan. 7.5.1 The Blowback Question -- 7.5.2 Do Drones Cause Blowback in Targeted States? -- 7.5.3 Civilian Casualty Question -- 7.5.4 Quagmire of Anti-Americanism -- 7.5.5 Drones and the Counterterrorism Paradox -- 7.6 Illusion of US Strategy in Afghanistan and Pakistan -- 7.7 Chapter Summary -- References -- 8 The Implications of Drone Proliferation for US Grand Strategy -- 8.1 Introduction -- 8.2 Race to Drones -- 8.3 US Drone Policy on Proliferation -- 8.4 Debate on Drone Proliferation and Impact on US Objectives -- 8.5 The Implications of Drone Proliferation for US Grand Strategy -- 8.5.1 Global Security Level -- 8.5.2 Vulnerabilities and Susceptibilities -- 8.5.3 Susceptibilities -- 8.5.4 Non-state Actors -- 8.5.5 At National Security Level -- 8.6 The Lessons from US Drone Policy and Implications for Emerging and Superpowers -- 8.7 Chapter Summary -- References -- 9 Conclusion -- 9.1 Drones and the Future of US Grand Strategy -- References -- Index.</text:p>
          </table:table-cell>
          <table:table-cell office:value-type="string" table:style-name="ce1">
            <text:p>https://library.ecssr.ae/cgi-bin/koha/opac-detail.pl?biblionumber=291510</text:p>
          </table:table-cell>
          <table:table-cell table:number-columns-repeated="16377"/>
        </table:table-row>
        <table:table-row table:style-name="ro1">
          <table:table-cell office:value-type="string" table:style-name="ce1">
            <text:p>291509</text:p>
          </table:table-cell>
          <table:table-cell office:value-type="string" table:style-name="ce1">
            <text:p>Landing the Paris Climate Agreement : How It Happened, Why It Matters, and What Comes Next /</text:p>
          </table:table-cell>
          <table:table-cell office:value-type="string" table:style-name="ce1">
            <text:p>Stern, Todd, | author.</text:p>
          </table:table-cell>
          <table:table-cell office:value-type="string" table:style-name="ce1">
            <text:p>The 2015 Paris Agreement on climate change was one of the most difficult and hopeful achievements of the twenty-first century: 195 nations finally agreed, after 20 years of trying, to establish an ambitious, operational regime to address one of the greatest civilizational challenges of our time. In Landing the Paris Climate Agreement, Todd Stern, the chief US negotiator on climate change, provides an engaging account from inside the rooms where it happened: the full, charged, seven-year story of how the Paris Agreement came to be, following an arc from Copenhagen, to Durban, to the secret U.S.-China climate deal in 2014, to Paris itself. With a storyteller's gift for character, suspense, and detail, Stern crafts a high-stakes narrative that illuminates the strategy, policy, politics, and diplomacy that made Paris possible. Introducing readers to a vivid cast of characters, including Xie Zhenhua, Vice Minister of China's National Development and Reform Commission, Bo Lidegaard, chief strategist for Denmark's Prime Minster, and Indian minister Jairam Ramesh, Stern, who worked alongside President Barack Obama and Secretaries of State John Kerry and Hillary Clinton, depicts the pitfalls and challenges overcome, the shifting alliances, the last-minute maneuvering, and the ultimate historic success. The book concludes with a final chapter that describes key developments since 2015 and the author's reflections on what needs to be done going forward to contain the climate threat. A unique peek behind the curtain of one of the most important international agreements of our time, Landing the Paris Climate Agreement is a vital and fascinating read for anyone who cares about the future of our one shared home.<text:s/></text:p>
            <text:p><text:s/></text:p>
            <text:p>ek behind the curtain of one of the most important international agreements of our time, Landing the Paris Climate Agreement is a vital and fascinating read for anyone who cares about the future of our one shared home.t for Denmark's Prime Minster, and Indian minister Jairam Ramesh, Stern, who worked alongside President Barack Obama and Secretaries of State John Kerry and Hillary Clinton, depicts the pitfalls and challenges overcome, the shifting alliances, the last-minute maneuvering, and the ultimate historic success. The book concludes with a final chapter that describes key developments since 2015 and the author's reflections on what needs to be done going forward to contain the climate threat. A unique peek behind the curtain of one of the most important international agreements of our time, Landing the Paris Climate Agreement is a vital and fascinating read for anyone who cares about the future of our one shared home.ek behind the curtain of one of the most important international agreements of our time, Landing the Paris Climate Agreement is a vital and fascinating read for anyone who cares about the future of our one shared home.</text:p>
          </table:table-cell>
          <table:table-cell office:value-type="string" table:style-name="ce1">
            <text:p>Cambridge : MIT Press, 2024.</text:p>
          </table:table-cell>
          <table:table-cell office:value-type="string" table:style-name="ce1">
            <text:p>Creative destruction : the start -- Creative destruction: the pivot -- Creative destruction : the battle -- The thirteenth month -- A mandate in Durban -- The gears engage -- The China card -- The far turn -- Paris -- The road ahead.</text:p>
          </table:table-cell>
          <table:table-cell office:value-type="string" table:style-name="ce1">
            <text:p>https://library.ecssr.ae/cgi-bin/koha/opac-detail.pl?biblionumber=291509</text:p>
          </table:table-cell>
          <table:table-cell table:number-columns-repeated="16377"/>
        </table:table-row>
        <table:table-row table:style-name="ro1">
          <table:table-cell office:value-type="string" table:style-name="ce1">
            <text:p>291508</text:p>
          </table:table-cell>
          <table:table-cell office:value-type="string" table:style-name="ce1">
            <text:p>Strategies in Changing Global Orders : Competition and Conflict Versus Cooperation /</text:p>
          </table:table-cell>
          <table:table-cell office:value-type="string" table:style-name="ce1">
            <text:p>Chu, Chin-Peng, | author.</text:p>
          </table:table-cell>
          <table:table-cell office:value-type="string" table:style-name="ce1">
            <text:p>This book explores the intricate web of economic diplomacy, Asia Pacific strategies, and Mega Free Trade Agreements (FTAs) that shape the region's dynamics. It also examines the European Union's perspective, considering its shared interests with East Asia and the USA. Avoiding military conflicts in sensitive regions such as the Taiwan Straits and the Korean Peninsula is crucial, as the economic ramifications of any such conflicts could be catastrophic on a global scale, fundamentally altering the course of the New Cold War.Divided into four parts, the book begins with an introduction, setting the stage for the ensuing exploration. Part two delves into economic diplomacy, Asia Pacific strategies, and Mega FTAs in East Asia, while part three examines the same themes in the context of the European Union. Finally, part four concludes with insightful remarks that tie together the findings from the preceding sections.As the world teeters on the precipice of a new era defined by global power struggles and geopolitical realignments, this book offers a comprehensive analysis of the pressing issues facing East Asia and the EU. It challenges readers to reflect on history's lessons and find wise solutions through theoretical and practical approaches.</text:p>
          </table:table-cell>
          <table:table-cell office:value-type="string" table:style-name="ce1">
            <text:p>Singapore : Springer, 2023.</text:p>
          </table:table-cell>
          <table:table-cell office:value-type="string" table:style-name="ce1">
            <text:p>Intro -- Preface -- Contents -- 1 Introduction -- References -- Part I The Current Situation in Asia -- 2 Mega FTAs Versus Indo-Pacific Economic Framework (IPEF) and Taiwan Framework (TF): What Are Their Roles in East Asian Economic Security? -- 1 Introduction -- 2 Mega FTAs for East Asian Economic Integration and IPEF as Well as TF for Indo-Pacific Strategy -- 2.1 ASEAN Centric Regional Comprehensive Economic Partnership (RCEP) Led by China -- 2.2 Japan Led Comprehensive and Progressive Trans-Pacific Partnership Agreement (CPTPP) Without the U.S. Participation -- 2.3 The USA Led IPEF and TF for Indo-Pacific Strategy (IPS) -- 3 Possible Political and Economic Effects of the Mega FTAs and IPEF as Well as TF on Major Economies by Reshaping Global Supply Chains -- 3.1 Political Effects -- 3.2 Economic Effects -- 4 Concluding Remarks -- References -- 3 From Asia-Pacific to Indo-Pacific: China as Pushing (Thrust) or Pulling Force (Obstacle)? -- 1 Introduction -- 2 Theoretical Background -- 2.1 Constructing One Region -- 2.2 Rationale: China's Rise as a Trigger -- 3 Reality Contrasting with Theories: Existing Corresponding Mechanism of Institution Building? -- 3.1 Lack of the Niche Functions of Institutions Representing Indo-Pacific -- 3.2 East Asia Summit (EAS) -- 3.3 Quadrilateral Security Dialogue (QUAD, QUAD 2.0, QUAD Plus) -- 3.4 Indo-Pacific Economic Framework (IPEF) -- 3.5 The Indian Ocean Rim Association (IORA) -- 4 Explaining the Institutional Gap of the Indo-Pacific: Demand and Supply in Disharmony -- 4.1 Adopting Framework of Mattli (1999): Compromised Demand Meets Multiple Supply -- 5 Conclusion-A Collectively Constructed Region for an Inclusive, Multipolar, and Peaceful Regional Order -- References. Table Of Contents -- Intro -- Preface -- Contents -- 1 Introduction -- References -- Part I The Current Situation in Asia -- 2 Mega FTAs Versus Indo-Pacific Economic Framework (IPEF) and Taiwan Framework (TF): What Are Their Roles in East Asian Economic Security? -- 1 Introduction -- 2 Mega FTAs for East Asian Economic Integration and IPEF as Well as TF for Indo-Pacific Strategy -- 2.1 ASEAN Centric Regional Comprehensive Economic Partnership (RCEP) Led by China -- 2.2 Japan Led Comprehensive and Progressive Trans-Pacific Partnership Agreement (CPTPP) Without the U.S. Participation -- 2.3 The USA Led IPEF and TF for Indo-Pacific Strategy (IPS) -- 3 Possible Political and Economic Effects of the Mega FTAs and IPEF as Well as TF on Major Economies by Reshaping Global Supply Chains -- 3.1 Political Effects -- 3.2 Economic Effects -- 4 Concluding Remarks -- References -- 3 From Asia-Pacific to Indo-Pacific: China as Pushing (Thrust) or Pulling Force (Obstacle)? -- 1 Introduction -- 2 Theoretical Background -- 2.1 Constructing One Region -- 2.2 Rationale: China’s Rise as a Trigger -- 3 Reality Contrasting with Theories: Existing Corresponding Mechanism of Institution Building? -- 3.1 Lack of the Niche Functions of Institutions Representing Indo-Pacific -- 3.2 East Asia Summit (EAS) -- 3.3 Quadrilateral Security Dialogue (QUAD, QUAD 2.0, QUAD Plus) -- 3.4 Indo-Pacific Economic Framework (IPEF) -- 3.5 The Indian Ocean Rim Association (IORA) -- 4 Explaining the Institutional Gap of the Indo-Pacific: Demand and Supply in Disharmony -- 4.1 Adopting Framework of Mattli (1999): Compromised Demand Meets Multiple Supply -- 5 Conclusion—A Collectively Constructed Region for an Inclusive, Multipolar, and Peaceful Regional Order -- References -- Chapter 4 Belt and Road Initiative (BRI) Versus Indo-Pacific Economic Framework (IPEF) for the East Asian Economic Security Focused on South Korea and Thailand -- Abstract -- 1 Introduction -- 2 The Chinese BRI and East Asia -- 3 Indo-Pacific Economic Framework (IPEF) and East Asia -- 4 Thailand and South Korea Under the BRI and the IPEF -- 4.1 Thailand Under the BRI and the IPEF -- 4.2 South Korea Between the BRI and the IPEF -- 5 Conclusion -- References -- 5 Can Semiconductors Be a Tool for Taiwan’s Economic Diplomacy? Implications from Questionnaires in 2018–22 -- 1 Introduction -- 2 Overview of Taiwan’s Semiconductor Supply Chain -- 3 Questionnaire Survey -- 4 Survey Results and Evaluation -- 4.1 Taiwan’s Semiconductor Supply Chain Under Geopolitical and Pandemic Uncertainties -- 4.2 Restructuring, Reshoring, and Diversifying Strategies of Taiwan’s Semiconductor Supply Chain -- 5 Conclusions: Implications for Taiwan’s Industrial Planning and Economic Diplomacy -- References -- Part II The Asia Policy of External Actors -- 6 The Role of Russia in East Asia Security -- 1 Background -- 2 Russian Perspective on East Asian Security in the Post-cold War Era -- 3 Russian Rivalry Mentality -- 4 Negative Impact of the War in Ukraine -- 5 Prospects and Proper Responses -- 6 Conclusion -- References -- 7 Containing the Dragon: The European Pivot to the Indo-Pacific -- 1 Introduction -- 2 The China Challenge in the Indo-Pacific Region -- 3 Europe’s ‘Return’ to the Indo-Pacific -- 4 The Shift in European Strategic Policy -- 5 Rebalancing via Strategic Partnerships: France in the Indo-Pacific -- 6 French Strategic Policy in the Indo-Pacific -- 7 The United Kingdom’s Tilt to the Indo-Pacific -- 8 The UK’s Geostrategic Turn to India -- 9 The UK’s Capabilities Gap -- 10 A Role for NATO in the Indo-Pacific? -- 11 Conclusions -- References -- 8 The EU’s Problems of Trade Cooperation with Authoritarian States -- 1 The Failure of the Concept “Change Through Trade” -- 2 The Start of a New World Order -- 3 Overcoming Import Dependence on Russia -- 4 Increasing Alternative Energy to Win More Independence and Security in the EU -- 5 Confrontation with China -- 6 Alternatives to European Import Dependence on China -- 7 The Need for Cooperation in the Field of Climate Change -- 8 Final Conclusions -- References -- 9 The Shifting Role of the EU’s Economic Diplomacy Towards China: The Case of China’s Belt and Road Initiative and the EU’s Global Gateway -- 1 Economic Diplomacy as a Tool for Power Projection -- 2 The EU-China Trade Relationship -- 3 The Political Debate on China in Brussels -- 4 China’s BRI and Europe’s GG -- 5 Conclusion -- References -- 10 Paradigm Shift of the EU’s Preference of Trade Relations: The Case of the EU-South Korea FTA -- 1 Introduction -- 2 The EU’s Trade Preference -- 3 The EU’s New Trade Strategy: Global Europe in 2006 -- 4 Case Study: Build-Up of the EU-South Korea FTA -- 5 Conclusion -- References -- 11 Conclusion -- References 8 The EU's Problems of Trade Cooperation with Authoritarian States -- 1 The Failure of the Concept "Change Through Trade" -- 2 The Start of a New World Order -- 3 Overcoming Import Dependence on Russia -- 4 Increasing Alternative Energy to Win More Independence and Security in the EU -- 5 Confrontation with China -- 6 Alternatives to European Import Dependence on China -- 7 The Need for Cooperation in the Field of Climate Change -- 8 Final Conclusions -- References -- 9 The Shifting Role of the EU's Economic Diplomacy Towards China: The Case of China's Belt and Road Initiative and the EU's Global Gateway -- 1 Economic Diplomacy as a Tool for Power Projection -- 2 The EU-China Trade Relationship -- 3 The Political Debate on China in Brussels -- 4 China's BRI and Europe's GG -- 5 Conclusion -- References -- 10 Paradigm Shift of the EU's Preference of Trade Relations: The Case of the EU-South Korea FTA -- 1 Introduction -- 2 The EU's Trade Preference -- 3 The EU's New Trade Strategy: Global Europe in 2006 -- 4 Case Study: Build-Up of the EU-South Korea FTA -- 5 Conclusion -- References -- 11 Conclusion -- References.</text:p>
          </table:table-cell>
          <table:table-cell office:value-type="string" table:style-name="ce1">
            <text:p>https://library.ecssr.ae/cgi-bin/koha/opac-detail.pl?biblionumber=291508</text:p>
          </table:table-cell>
          <table:table-cell table:number-columns-repeated="16377"/>
        </table:table-row>
        <table:table-row table:style-name="ro1">
          <table:table-cell office:value-type="string" table:style-name="ce1">
            <text:p>291507</text:p>
          </table:table-cell>
          <table:table-cell office:value-type="string" table:style-name="ce1">
            <text:p>Cyberdemocracy : Transforming Politics /</text:p>
          </table:table-cell>
          <table:table-cell office:value-type="string" table:style-name="ce1">
            <text:p>Karem, Harem, | author.</text:p>
          </table:table-cell>
          <table:table-cell office:value-type="string" table:style-name="ce1">
            <text:p>This book is explicitly modernist at a time when many scholars have either forgotten the emancipatory promise of the Enlightenment or railed against it in the name of postmodernism. The book, broadly, adopts a hybrid epistemology that utilises the critical insights of Geisteswissenschaften Tradition (Weberian 'Ideal-Type Analysis') and the Habermas (1988) notions of the 'public sphere' and deliberative/dialogic democracy ('ideal speech') to advance a general proposition of democratic renewal by way of cyberdemocracy. Curiously, as democracy spreads across the world in the age of globalisation, it has also been accompanied by increased discontent with democratic systems. To that end, this book is not overly concerned with saving democracy beyond the liberal representative model, rather the focus is on how modern representative democracy has failed and how cyberdemocracy might function as a more effective model that truly represents the people by broadening participation and reflexivedeliberation.</text:p>
          </table:table-cell>
          <table:table-cell office:value-type="string" table:style-name="ce1">
            <text:p>Cham : Springer International Publishing AG, 2023.</text:p>
          </table:table-cell>
          <table:table-cell office:value-type="string" table:style-name="ce1">
            <text:p>Table Of Contents -- Intro -- Contents -- 1: Introduction -- Bibliography -- 2: Democracy with an ‘E’ -- Introduction -- Democracy: A Brief History -- Modern Democracy -- Current Issues Facing Democracy -- Making a Path for Cyberdemocracy -- The Rise of the Platform Society -- Bibliography -- 3: The Enlightenment and Beyond -- Introduction -- The Enlightenment -- Enlightenment Rationalism and the Rise of Capitalism -- Questions of Subjectivity in the Enlightenment and Beyond -- Questions of Representation in the Enlightenment and Beyond -- Bibliography -- 4: Representative Democracy and Crisis -- The Decline of Representative Democracy -- Modern Democracy and Its Shortcomings: A Survey of Data and Recent Scholarship -- Globalism, Populism, Representative Democracy, and Government -- The Decline of the Nation-State (Die postnationale Konstellation) -- Bibliography -- 5: The Public Sphere and Global Capital -- Deliberation -- Reconsideration of the Public Sphere (Institutions of Democracy) -- Legitimation Crisis: Declining Confidence in Institutions and Leadership -- Neoliberalism: Against Democracy and Equality -- Cyberdemocracy: Addressing the Institutional and Political Vacuum Created by Neoliberalism -- Bibliography -- 6: Deliberative Democracy -- The Imminent Decline of Representative Democracy: Myth or Reality? -- Can Representative Democracy Be Participatory and Deliberative? -- Liquid Democracy and the Global Village -- Bibliography -- 7: Theorising the Cyberdemocratic Terrain -- Is Deliberative Mass Participation in the Political Sphere Possible Under Capitalism? -- Democracy Transformed: Cyberdemocracy as the Fourth Democratic Transformation -- Barriers to Cyberdemocracy -- Technological Determinism: Crisis of Legitimation and Cyberdemocracy -- Transforming the Ecology of Mobilisations (Extremism, Populism, Post-Truth) -- Bibliography -- 8: Civic Engagement and the Privatisation of the Public Sphere -- The Geisteswissenschaften Tradition: Free Will and Political Agency -- Revitalising Civic Engagement Through Cyberdemocracy -- Privatisation of the Public Sphere and the Platform Society -- Bibliography -- 9: The Westminster Model: Points and Issues -- Accountability and Transparency (Ethical Standards) -- Free and Fair Flow of Information -- Justice (The Rule of Law) -- Merit-Based Competitions -- Bibliography -- 10: Cyberdemocracy and the Public Sphere -- John Rawls’s Theory of Justice and the Veiled Ignorance Thought Experiment -- Freedom and Fairness for All -- Collective, Direct Decision-Making (Inclusivity) -- Frequent Citizens’ Consultation (Civil Discourse) -- The Public Sphere -- Empowering Citizen Participation -- Bibliography -- 11: The Cyberdemocratic Future: Some Final Thoughts -- Conclusion -- Bibliography -- Bibliography -- Index</text:p>
          </table:table-cell>
          <table:table-cell office:value-type="string" table:style-name="ce1">
            <text:p>https://library.ecssr.ae/cgi-bin/koha/opac-detail.pl?biblionumber=291507</text:p>
          </table:table-cell>
          <table:table-cell table:number-columns-repeated="16377"/>
        </table:table-row>
        <table:table-row table:style-name="ro1">
          <table:table-cell office:value-type="string" table:style-name="ce1">
            <text:p>291506</text:p>
          </table:table-cell>
          <table:table-cell office:value-type="string" table:style-name="ce1">
            <text:p>Digital Citizenship and the Future of AI Engagement, Ethics, and Privacy /</text:p>
          </table:table-cell>
          <table:table-cell table:style-name="ce1"/>
          <table:table-cell office:value-type="string" table:style-name="ce1">
            <text:p>The book aims to investigate the multidimensional relationship between digital citizenship and the influence of artificial intelligence (AI), with a focus on ethical behavior, privacy, and civic engagement</text:p>
          </table:table-cell>
          <table:table-cell office:value-type="string" table:style-name="ce1">
            <text:p>Hershey, PA : IGI Global Scientific Publishing, [2025]</text:p>
          </table:table-cell>
          <table:table-cell office:value-type="string" table:style-name="ce1">
            <text:p>Table Of Contents -- Title Page -- Copyright Page -- Editorial Advisory Board -- Table of Contents -- Detailed Table of Contents -- Foreword -- Preface -- Chapter 1: Digital Citizenship in the Age of AI in Higher Education Institutions -- Chapter 2: Access and Citizenship for Those With Disabilities -- Chapter 3: Empowering Digital Citizens -- Chapter 4: Digital Well-Being and AI -- Chapter 5: Empowering Citizens -- Chapter 6: Artificial Intelligence and the Advancement of Civic and Political Engagement -- Chapter 7: Ethics of Digital Citizenship in the Age of AI in Higher Education From the Viewpoint of Faculty Members -- Chapter 8: Preparing Citizens for the Future Digital Literacy and AI in Education -- Chapter 9: The Global Impact of AI on Digital Citizenship -- Chapter 10: Combating Misinformation in Social Media and News -- Chapter 11: Balancing Innovation and Privacy -- Chapter 12: Balancing Educational Benefits With Privacy Concerns in Social Network-Based Learning -- Chapter 13: Balancing Innovation and Privacy in the Age of Artificial Intelligence -- Chapter 14: Navigating the Future of Education in Critical Thinking and AI in Digital Citizenship -- Chapter 15: Preparing Citizens for the Future of Digital Literacy and AI -- Chapter 16: Exploring Experts' Positionings Towards AI -- Chapter 17: Ethical Considerations in the Use of AI and Big Data in Corporate Decision-Making -- Chapter 18: Data Cooperatives to Strengthen Digital Citizenship -- Chapter 19: Educational Leadership and AI in the Post-COVID-19 Era -- About the Contributors -- Index</text:p>
          </table:table-cell>
          <table:table-cell office:value-type="string" table:style-name="ce1">
            <text:p>https://library.ecssr.ae/cgi-bin/koha/opac-detail.pl?biblionumber=291506</text:p>
          </table:table-cell>
          <table:table-cell table:number-columns-repeated="16377"/>
        </table:table-row>
        <table:table-row table:style-name="ro1">
          <table:table-cell office:value-type="string" table:style-name="ce1">
            <text:p>291505</text:p>
          </table:table-cell>
          <table:table-cell office:value-type="string" table:style-name="ce1">
            <text:p>Circular Economy Applications in Energy Policy /</text:p>
          </table:table-cell>
          <table:table-cell table:style-name="ce1"/>
          <table:table-cell office:value-type="string" table:style-name="ce1">
            <text:p>The circular economy is an economic and industrial model that aims to keep products, their components and materials in circulation for as long as possible, while ensuring the quality of their use. This model is opposed to the linear economy, which is based on the following pattern: extraction or harvesting of resources, manufacture and assembly of goods, distribution and use, and, finally, production of waste. Solar energy, wind power, marine and hydroelectric power, biomass and biofuels are all renewable energy sources. Energy markets alone cannot achieve the desired level of renewable energies worldwide. The main principles of the renewable energy policy include diversifying the world's energy supply, promoting the development of local energy supplies to ensure security of provision, and minimizing energy dependency</text:p>
          </table:table-cell>
          <table:table-cell office:value-type="string" table:style-name="ce1">
            <text:p>Hershey, PA : IGI Global Scientific Publishing, [2025]</text:p>
          </table:table-cell>
          <table:table-cell office:value-type="string" table:style-name="ce1">
            <text:p>Table Of Contents -- Title Page -- Copyright Page -- Table of Contents -- Detailed Table of Contents -- Preface -- Chapter 1: Circular Economy in Action -- Chapter 2: Economic Model and Renewable Energy Strategy Transformation Moving From Linear to Circular Methods -- Chapter 3: Control of Verticilliosis and Grey Rot of Tomatoes Using Phosphite-Based Fungicides -- Chapter 4: Cooperatives and Women's Political Empowerment -- Chapter 5: Host-Pathogen Dynamics -- Chapter 6: Impacts of Climate Change on Water Resources, Water Challenge, and Sustainable Management -- Chapter 7: Interconnection Between Market Dynamics and Economic Growth -- Chapter 9: Nature-Driven Sustainability -- Chapter 10: MarocFarm -- Chapter 11: Morphological Characteristics and Identification of Phytophthora Species Causing Gummosis and Root Rot of Citrus in Morocco -- Chapter 12: Study of Daily Diffuse Solar Radiation-Estimation Using Empirical Models -- Chapter 13: Recycling of Waste Car Bumper by Catalytic Conversion in an Updraft Retort Kiln -- Chapter 14: Smart Anaerobic Reactors by Utilizing Artificial Neural Networks and Nonlinear Regression to Predict Biogas Output -- Chapter 15: Study of the Pomological Characteristics of the Moroccan Picholine (Olea Europaea L.) Variety Cultivated in the Northern and Central Part of Morocco -- Chapter 16: Sustainable Pathways -- Chapter 17: The Circular Economy and Waste Management in Morocco Toxicological Assessment of Heavy Metals in Different Types of Leachates According to Their Age -- Chapter 18: The Desalination Strategy and Economic Integration of Morocco -- Chapter 19: The Ontology of a Product-Based Circular Economy Implementation Framework for the Manufacturing Industry -- Compilation of References -- About the Contributors -- Index</text:p>
          </table:table-cell>
          <table:table-cell office:value-type="string" table:style-name="ce1">
            <text:p>https://library.ecssr.ae/cgi-bin/koha/opac-detail.pl?biblionumber=291505</text:p>
          </table:table-cell>
          <table:table-cell table:number-columns-repeated="16377"/>
        </table:table-row>
        <table:table-row table:style-name="ro1">
          <table:table-cell office:value-type="string" table:style-name="ce1">
            <text:p>291504</text:p>
          </table:table-cell>
          <table:table-cell office:value-type="string" table:style-name="ce1">
            <text:p>Artificial Intelligence and Data Science for Sustainability : Applications and Methods /</text:p>
          </table:table-cell>
          <table:table-cell table:style-name="ce1"/>
          <table:table-cell office:value-type="string" table:style-name="ce1">
            <text:p>The book will bring together cutting-edge research, case studies, and practical applications that demonstrate how AI can be leveraged to promote sustainable development across diverse domains, such as energy, transportation, agriculture, waste management, urban planning, and environmental protection</text:p>
          </table:table-cell>
          <table:table-cell office:value-type="string" table:style-name="ce1">
            <text:p>Hershey, PA : IGI Global Scientific Publishing, [2025]</text:p>
          </table:table-cell>
          <table:table-cell office:value-type="string" table:style-name="ce1">
            <text:p>Table Of Contents -- Title Page -- Copyright Page -- Editorial Advisory Board -- Table of Contents -- Detailed Table of Contents -- Preface -- Chapter 1: Green Technologies -- Chapter 2: Utilizing Artificial Intelligence and Data Science to Mitigate the Impacts of Climate Change -- Chapter 3: AI powered Conservation Transforming Habitat Management for a Sustainable Future -- Chapter 4: The Use of Artificial Intelligence to Curb Deforestation in the Brazilian Rainforest -- Chapter 5: AI and Data Science in Sustainable Agriculture and Food Production -- Chapter 6: Applications of Artificial Intelligence and Data Science in Sustainable Agriculture -- Chapter 7: Leveraging Artificial Intelligence for Sustainable Development in Agriculture -- Chapter 8: Smart Agriculture Based on Artificial Intelligence and Drones Through a Systematic Review -- Chapter 9: Revolutionizing Agriculture With Automated Plant Disease Detection -- Chapter 10: An Enhanced Deep Convolutional Neural Network for Plant Disease Detection and Classification -- Chapter 11: Harnessing Artificial Intelligence and Data Science for Sustainable Water Management and Irrigation -- Chapter 12: Climate Change Impact on Coastal Groundwater Salinity Along the African Coast -- Chapter 13: Using Machine Learning to Categorize the State of Safety of Mines Based on Physical Geographical Features of the Mine Rock -- Compilation of References -- About the Contributors -- Index</text:p>
          </table:table-cell>
          <table:table-cell office:value-type="string" table:style-name="ce1">
            <text:p>https://library.ecssr.ae/cgi-bin/koha/opac-detail.pl?biblionumber=291504</text:p>
          </table:table-cell>
          <table:table-cell table:number-columns-repeated="16377"/>
        </table:table-row>
        <table:table-row table:style-name="ro1">
          <table:table-cell office:value-type="string" table:style-name="ce1">
            <text:p>291629</text:p>
          </table:table-cell>
          <table:table-cell office:value-type="string" table:style-name="ce1">
            <text:p>The Extinction of Experience : Being Human in a Disembodied World /</text:p>
          </table:table-cell>
          <table:table-cell office:value-type="string" table:style-name="ce1">
            <text:p>Rosen, Christine.</text:p>
          </table:table-cell>
          <table:table-cell office:value-type="string" table:style-name="ce1">
            <text:p>In *The Extinction of Experience*, Christine Rosen investigates the cultural and emotional shifts that accompany our embrace of technology. In warm, philosophical prose, she reveals key human experiences at risk of going extinct, including face-to-face communication, sense of place, authentic emotion, and even boredom. From TikTok challenges and algorithms to surveillance devices and conspiracy culture, the book reveals the human crisis of our digital age—and urges us to return to the real world, while we still can.</text:p>
          </table:table-cell>
          <table:table-cell office:value-type="string" table:style-name="ce1">
            <text:p>New York : W. W. Norton &amp;amp; Company, Incorporated, 2024.</text:p>
          </table:table-cell>
          <table:table-cell office:value-type="string" table:style-name="ce1">
            <text:p>You had to be there -- Facing one another -- Hand to mouse -- How we wait -- Sixth sense -- Mediated pleasure -- Place, space.</text:p>
          </table:table-cell>
          <table:table-cell office:value-type="string" table:style-name="ce1">
            <text:p>https://library.ecssr.ae/cgi-bin/koha/opac-detail.pl?biblionumber=291629</text:p>
          </table:table-cell>
          <table:table-cell table:number-columns-repeated="16377"/>
        </table:table-row>
        <table:table-row table:style-name="ro1">
          <table:table-cell office:value-type="string" table:style-name="ce1">
            <text:p>291630</text:p>
          </table:table-cell>
          <table:table-cell office:value-type="string" table:style-name="ce1">
            <text:p>Words of War : Negotiation As a Tool of Conflict /</text:p>
          </table:table-cell>
          <table:table-cell office:value-type="string" table:style-name="ce1">
            <text:p>Min, Eric.</text:p>
          </table:table-cell>
          <table:table-cell office:value-type="string" table:style-name="ce1">
            <text:p>This book explores how wartime negotiations are not just a means to end conflict but a strategic tool used during war. Eric Min presents a theory of wartime diplomacy, drawing on two centuries of data and case studies from the Arab-Israeli War and the Korean War. He argues that states often negotiate not to end wars, but to gain advantage, signal resolve, or manipulate perceptions. The book combines historical analysis with quantitative data to reveal how talking and fighting are intertwined in modern conflict.</text:p>
          </table:table-cell>
          <table:table-cell office:value-type="string" table:style-name="ce1">
            <text:p>Ithaca : Cornell University Press, 2025.</text:p>
          </table:table-cell>
          <table:table-cell office:value-type="string" table:style-name="ce1">
            <text:p>Words of War -- Contents -- List of Figures and Tables -- Acknowledgments -- A Note about the Online Appendix -- Introduction: Time to Talk -- 1. A Theory of Wartime Negotiations -- 2. Quantifying Two Centuries of War -- 3. Fighting to Talk -- 4. Talking to Fight -- 5. Fighting Words in the First Arab-Israeli War -- 6. The "Talking War" in Korea -- Conclusion: Time to Stop Talking -- Notes -- References -- Index.</text:p>
          </table:table-cell>
          <table:table-cell office:value-type="string" table:style-name="ce1">
            <text:p>https://library.ecssr.ae/cgi-bin/koha/opac-detail.pl?biblionumber=291630</text:p>
          </table:table-cell>
          <table:table-cell table:number-columns-repeated="16377"/>
        </table:table-row>
        <table:table-row table:style-name="ro1">
          <table:table-cell office:value-type="string" table:style-name="ce1">
            <text:p>291631</text:p>
          </table:table-cell>
          <table:table-cell office:value-type="string" table:style-name="ce1">
            <text:p>Sustainable Business in the Arab Region : Corporate Social Responsibility vs Culture /</text:p>
          </table:table-cell>
          <table:table-cell office:value-type="string" table:style-name="ce1">
            <text:p>Diab-Bahman, Randa.</text:p>
          </table:table-cell>
          <table:table-cell office:value-type="string" table:style-name="ce1">
            <text:p>This book explores how corporate social responsibility (CSR) is understood and practiced in the Arab region, highlighting the cultural, religious, and societal influences that shape CSR perceptions. Through a qualitative study involving CSR leaders across sectors, Randa Diab-Bahman examines the tension between global CSR frameworks and local cultural values, offering insights into how CSR can be effectively localized in predominantly Islamic societies.</text:p>
          </table:table-cell>
          <table:table-cell office:value-type="string" table:style-name="ce1">
            <text:p>Leeds : Emerald Publishing Limited, 2024.</text:p>
          </table:table-cell>
          <table:table-cell office:value-type="string" table:style-name="ce1">
            <text:p>Intro -- Halftitle Page -- Title Page -- Copyright Page -- Dedication Page -- Contents -- Introduction -- 1 CSR in an Arab Context -- 1.1. Conventional Approaches -- 1.2. CSR Integration -- 1.3. Consumerism and CSR -- 1.4. Globalization and Arabian Context -- 2 Contemporary CSR -- 2.1. Defining CSR -- 2.2. Cultural Impact on CSR -- 2.2.1. Stakeholder-Defined CSR -- 2.2.2. Internal and External CSR -- 2.2.3. Stakeholders and Decision-Making -- 2.3. Culture and Business -- 2.3.1. Communication -- 2.3.2. CSR Initiatives -- 2.3.3. Reputation and CSR -- 2.4. Review of Frameworks -- 2.4.1. Fombrun's RQ -- 2.4.2. SPIRIT Model -- 3 Dimensions of Culture -- 3.1. Defining Culture -- 3.2. Geert Hofstede on Cultures -- 3.2.1. Power Distance -- 3.2.2. Masculinity Versus Femininity -- 3.2.3. Individualism Versus Collectivism -- 3.2.4. Long-Term Versus Short-Term Orientation -- 3.2.5. Indulgence Versus Restraint -- 3.2.6. Uncertainty Avoidance -- 3.3. Examples of National Clusters -- 3.3.1. The "Arabs" -- 3.3.2. Culture in the Gulf -- 3.4. History of Local Society -- 3.4.1. Kuwait's Dimensions of Culture -- 3.4.1.1. High-Power Distance -- 3.4.1.2. Low Individualism -- 3.4.1.3. Low Masculinity -- 3.4.1.4. High Uncertainty Avoidance -- 3.5. Cultural Impact on CSR in an Arab Context -- 3.6. Cross-Cultural CSR -- 4 Islamic CSR and Individualism -- 4.1. Contextual CSR -- 4.1.1. Regional Implications -- 4.1.2. Personal Perceptions -- 4.1.3. Islamic Work Ethics (IWE) -- 4.2. Religiosity and Islamic CSR Model (i-CSR) -- 4.3. Individualism and Spirituality -- 4.3.1. Social Axioms -- 4.3.2. Individual Stimuli -- 4.4. Proxies of Religiosity -- 4.4.1. Locus of Control -- 4.4.2. Customers -- 4.4.3. Employees -- 4.4.4. Humility -- 4.4.5. Customers -- 4.4.6. Employees -- 5 Case Study: CSR within an Arab Context -- 5.1. Study Context -- 5.2. Locals' Understanding of CSR -- 5.2.1. How Institutes Understand CSR -- 5.2.2. Similarity to Conventional CSR -- 5.3. Expression of/Perspective on Local Culture -- 5.3.1. Local Adaptation -- 5.3.2. Cultural Impact -- 5.4. Barriers and Motivation to CSR -- 5.4.1. Motivations -- 5.4.2. Barriers to CSR -- 5.5. Summary of Key Findings -- 5.5.1. Local's Understanding of CSR -- 5.5.2. Expression of/Perspective on Local Culture -- 5.5.3. Barriers and Motivations to CSR -- 5.5.4. Implications of Findings -- 6 Discussion and Conclusion -- 6.1. Findings -- 6.2. Discussion -- References.</text:p>
          </table:table-cell>
          <table:table-cell office:value-type="string" table:style-name="ce1">
            <text:p>https://library.ecssr.ae/cgi-bin/koha/opac-detail.pl?biblionumber=291631</text:p>
          </table:table-cell>
          <table:table-cell table:number-columns-repeated="16377"/>
        </table:table-row>
        <table:table-row table:style-name="ro1">
          <table:table-cell office:value-type="string" table:style-name="ce1">
            <text:p>291632</text:p>
          </table:table-cell>
          <table:table-cell office:value-type="string" table:style-name="ce1">
            <text:p>Artificial Intelligence Law /</text:p>
          </table:table-cell>
          <table:table-cell office:value-type="string" table:style-name="ce1">
            <text:p>Swan, Edward.</text:p>
          </table:table-cell>
          <table:table-cell office:value-type="string" table:style-name="ce1">
            <text:p>This book provides a comprehensive overview of the emerging legal frameworks governing artificial intelligence. Edward Swan examines how AI challenges traditional legal concepts in liability, data protection, intellectual property, and criminal law. The book also explores sector-specific regulations and international efforts to harmonize AI governance, offering practical insights for legal professionals, policymakers, and scholars navigating the evolving AI legal landscape.</text:p>
          </table:table-cell>
          <table:table-cell office:value-type="string" table:style-name="ce1">
            <text:p>Alphen aan den Rijn : Wolters Kluwer Law International, 2024.</text:p>
          </table:table-cell>
          <table:table-cell office:value-type="string" table:style-name="ce1">
            <text:p>Introduction -- Legal definitions and classifications of AI -- Liability and accountability -- AI and data protection law -- Intellectual property and AI -- AI in financial services -- AI and criminal law -- International regulatory frameworks -- The future of AI regulation.</text:p>
          </table:table-cell>
          <table:table-cell office:value-type="string" table:style-name="ce1">
            <text:p>https://library.ecssr.ae/cgi-bin/koha/opac-detail.pl?biblionumber=291632</text:p>
          </table:table-cell>
          <table:table-cell table:number-columns-repeated="16377"/>
        </table:table-row>
        <table:table-row table:style-name="ro1">
          <table:table-cell office:value-type="string" table:style-name="ce1">
            <text:p>291633</text:p>
          </table:table-cell>
          <table:table-cell office:value-type="string" table:style-name="ce1">
            <text:p>The Abraham Accords : The Gulf States, Israel, and the Limits of Normalization /</text:p>
          </table:table-cell>
          <table:table-cell office:value-type="string" table:style-name="ce1">
            <text:p>Fakhro, Elham.</text:p>
          </table:table-cell>
          <table:table-cell office:value-type="string" table:style-name="ce1">
            <text:p>This book offers a critical and comprehensive examination of the Abraham Accords, analyzing the political, social, and strategic motivations behind normalization between Israel and Gulf states. Elham Fakhro explores the domestic and international pressures that shaped the agreements, the role of U.S. diplomacy, and the limitations of normalization in the absence of progress on the Palestinian issue.</text:p>
          </table:table-cell>
          <table:table-cell office:value-type="string" table:style-name="ce1">
            <text:p>New York : Columbia University Press, 2024.</text:p>
          </table:table-cell>
          <table:table-cell office:value-type="string" table:style-name="ce1">
            <text:p>Intro -- Table of Contents -- Preface -- Introduction -- 1. A Promised Land -- 2. A New Generation of Gulf Leaders -- 3. The Trump Administration -- 4. A New Relationship -- 5. Tolerance-Washing -- 6. Peace and Its Discontents -- Conclusion -- Notes -- Bibliography -- Index.</text:p>
          </table:table-cell>
          <table:table-cell office:value-type="string" table:style-name="ce1">
            <text:p>https://library.ecssr.ae/cgi-bin/koha/opac-detail.pl?biblionumber=291633</text:p>
          </table:table-cell>
          <table:table-cell table:number-columns-repeated="16377"/>
        </table:table-row>
        <table:table-row table:style-name="ro1">
          <table:table-cell office:value-type="string" table:style-name="ce1">
            <text:p>291634</text:p>
          </table:table-cell>
          <table:table-cell office:value-type="string" table:style-name="ce1">
            <text:p>The Silicon Shrink : How Artificial Intelligence Made the World an Asylum /</text:p>
          </table:table-cell>
          <table:table-cell office:value-type="string" table:style-name="ce1">
            <text:p>Oberhaus, Daniel.</text:p>
          </table:table-cell>
          <table:table-cell office:value-type="string" table:style-name="ce1">
            <text:p>This book investigates the rise of AI in psychiatry and its unsettling consequences. Daniel Oberhaus explores how AI-driven mental health tools, while promising efficiency and accessibility, often rely on flawed psychiatric models and lack clinical validation. He warns of a growing "psychiatric surveillance economy" where emotionally intelligent algorithms manipulate behavior beyond the clinic. Drawing from personal tragedy and deep research, Oberhaus critiques the hype and urges a reevaluation of how we define mental illness and the role of technology in care.</text:p>
          </table:table-cell>
          <table:table-cell office:value-type="string" table:style-name="ce1">
            <text:p>Cambridge : MIT Press, 2025.</text:p>
          </table:table-cell>
          <table:table-cell office:value-type="string" table:style-name="ce1">
            <text:p>Preface -- Introduction -- Ones and Zeroes Flew Over the Cuckoo’s Nest -- The Paranoid Computer -- Swipe Psychiatry -- The Silicon Shrink Will See You Now -- Where PAI Goes From Here -- Afterword.</text:p>
          </table:table-cell>
          <table:table-cell office:value-type="string" table:style-name="ce1">
            <text:p>https://library.ecssr.ae/cgi-bin/koha/opac-detail.pl?biblionumber=291634</text:p>
          </table:table-cell>
          <table:table-cell table:number-columns-repeated="16377"/>
        </table:table-row>
        <table:table-row table:style-name="ro1">
          <table:table-cell office:value-type="string" table:style-name="ce1">
            <text:p>291635</text:p>
          </table:table-cell>
          <table:table-cell office:value-type="string" table:style-name="ce1">
            <text:p>The Economy of Saudi Arabia in the 21st Century : Prospects and Realities /</text:p>
          </table:table-cell>
          <table:table-cell office:value-type="string" table:style-name="ce1">
            <text:p>Sfakianakis, John.</text:p>
          </table:table-cell>
          <table:table-cell office:value-type="string" table:style-name="ce1">
            <text:p>This book offers a comprehensive analysis of Saudi Arabia’s economic transformation in the 21st century. Edited by John Sfakianakis, it explores the Kingdom’s ambitious reform agenda under Vision 2030, examining fiscal, monetary, and labor policies, as well as emerging sectors like tourism and entertainment. The volume brings together leading experts to assess the prospects and limitations of Saudi Arabia’s shift from oil dependency to a diversified economy, providing valuable insights for policymakers, scholars, and investors.</text:p>
          </table:table-cell>
          <table:table-cell office:value-type="string" table:style-name="ce1">
            <text:p>Oxford : Oxford University Press, Incorporated, 2024.</text:p>
          </table:table-cell>
          <table:table-cell office:value-type="string" table:style-name="ce1">
            <text:p>Introduction: The Epoch of Reform -- Part 1: Stock Taking -- 1. The Entropic Growth of the GCC Economies -- 2. Saudi Oil Policy -- 3. Fiscal Policy -- 4. Monetary Policy and the Financial System -- 5. Saudi State Capitalism -- Part 2: Economic Themes -- 6. Labour Market Reform -- 7. Social Protection -- 8. Environment and Climate Change -- 9. Tourism and Entertainment -- Part 3: The Future -- 10. Vision 2030 and Institutional Reform -- 11. Political Economy of Reforms -- 12. Beyond the Rentier State? -- Conclusion.</text:p>
          </table:table-cell>
          <table:table-cell office:value-type="string" table:style-name="ce1">
            <text:p>https://library.ecssr.ae/cgi-bin/koha/opac-detail.pl?biblionumber=291635</text:p>
          </table:table-cell>
          <table:table-cell table:number-columns-repeated="16377"/>
        </table:table-row>
        <table:table-row table:style-name="ro1">
          <table:table-cell office:value-type="string" table:style-name="ce1">
            <text:p>291637</text:p>
          </table:table-cell>
          <table:table-cell office:value-type="string" table:style-name="ce1">
            <text:p>Near and Far Waters : The Geopolitics of Seapower /</text:p>
          </table:table-cell>
          <table:table-cell office:value-type="string" table:style-name="ce1">
            <text:p>Flint, Colin.</text:p>
          </table:table-cell>
          <table:table-cell office:value-type="string" table:style-name="ce1">
            <text:p>Colin Flint presents a compelling analysis of how seapower shapes global politics. Through historical case studies of the Netherlands, Britain, and the United States, he explores how nations project power across "near" and "far" waters to secure trade, influence, and security. The book examines the economic and military logic behind maritime dominance and considers the implications of China's naval ambitions. Flint offers a fresh theoretical framework for understanding the geopolitical consequences of seapower in the 21st century.</text:p>
          </table:table-cell>
          <table:table-cell office:value-type="string" table:style-name="ce1">
            <text:p>Redwood City : Stanford University Press, 2024.</text:p>
          </table:table-cell>
          <table:table-cell office:value-type="string" table:style-name="ce1">
            <text:p>Cover -- Title Page -- Copyright -- Dedication -- Contents -- List of Illustrations -- Preface -- Introduction: The Geopolitics of Seapower -- One. What Is Geopolitics? -- Two. Strong and Weak Countries and Stories of Geopolitical "Threats" -- Three. The Rise and Fall of Seapowers -- Four. The Geopolitics of Near Waters and Far Waters -- Five. The Geopolitics of Primary-Subsidiary Trade -- Six. The Geopolitics of Innovation -- Seven. The Visions behind Force Projection -- Eight. No Island Is an Island -- Conclusion: The Gathering Storm Clouds of War -- Acknowledgments -- Suggested Readings -- Notes -- Index -- Back Cover.</text:p>
          </table:table-cell>
          <table:table-cell office:value-type="string" table:style-name="ce1">
            <text:p>https://library.ecssr.ae/cgi-bin/koha/opac-detail.pl?biblionumber=291637</text:p>
          </table:table-cell>
          <table:table-cell table:number-columns-repeated="16377"/>
        </table:table-row>
        <table:table-row table:style-name="ro1">
          <table:table-cell office:value-type="string" table:style-name="ce1">
            <text:p>291638</text:p>
          </table:table-cell>
          <table:table-cell office:value-type="string" table:style-name="ce1">
            <text:p>Conflict Management and Mediation /</text:p>
          </table:table-cell>
          <table:table-cell office:value-type="string" table:style-name="ce1">
            <text:p>Euwema, Martin C.</text:p>
          </table:table-cell>
          <table:table-cell office:value-type="string" table:style-name="ce1">
            <text:p>This textbook explores the complex nature of conflict and provides concrete tools for how it can be managed. Specially designed for practical use, it integrates theories and models of conflict with cutting-edge practical research and outlines the diverse skills and strategies necessary for competent conflict management.</text:p>
          </table:table-cell>
          <table:table-cell office:value-type="string" table:style-name="ce1">
            <text:p>Cheltenham : Edward Elgar Publishing Limited, 2024.</text:p>
          </table:table-cell>
          <table:table-cell office:value-type="string" table:style-name="ce1">
            <text:p>Front Matter -- Copyright -- Contents -- Preface -- 1. Struggle since ancient times: on the history and study of human conflict -- 2. Defining and analyzing conflict: the 7-I model -- 3. Conflict behavior -- 4. Negotiation: the game and the marbles -- 5. Playing with fire: escalation and the consequences of conflict -- 6. Violence trumps: dealing with aggression and resistance in escalated conflict situations -- 7. Third-party intervention: who, what, and where? -- 8. Mediation -- References -- Appendices -- Index.</text:p>
          </table:table-cell>
          <table:table-cell office:value-type="string" table:style-name="ce1">
            <text:p>https://library.ecssr.ae/cgi-bin/koha/opac-detail.pl?biblionumber=291638</text:p>
          </table:table-cell>
          <table:table-cell table:number-columns-repeated="16377"/>
        </table:table-row>
        <table:table-row table:style-name="ro1">
          <table:table-cell office:value-type="string" table:style-name="ce1">
            <text:p>291636</text:p>
          </table:table-cell>
          <table:table-cell office:value-type="string" table:style-name="ce1">
            <text:p>Climate Justice : What Rich Nations Owe the World--And the Future /</text:p>
          </table:table-cell>
          <table:table-cell office:value-type="string" table:style-name="ce1">
            <text:p>Sunstein, Cass R.</text:p>
          </table:table-cell>
          <table:table-cell office:value-type="string" table:style-name="ce1">
            <text:p>Cass R. Sunstein explores the ethical and legal dimensions of climate justice, focusing on what affluent nations owe to poorer countries and future generations. He examines principles of fairness, responsibility, and equity in the context of climate change, and proposes actionable frameworks for global cooperation and policy reform.</text:p>
          </table:table-cell>
          <table:table-cell office:value-type="string" table:style-name="ce1">
            <text:p>Cambridge : MIT Press, 2025.</text:p>
          </table:table-cell>
          <table:table-cell office:value-type="string" table:style-name="ce1">
            <text:p>Introduction -- The Moral Foundations of Climate Justice -- Historical Responsibility and Fairness -- Intergenerational Equity -- The Role of Cost-Benefit Analysis -- Climate Finance and Global Redistribution -- Legal and Political Pathways -- The Future of Climate Justice.</text:p>
          </table:table-cell>
          <table:table-cell office:value-type="string" table:style-name="ce1">
            <text:p>https://library.ecssr.ae/cgi-bin/koha/opac-detail.pl?biblionumber=291636</text:p>
          </table:table-cell>
          <table:table-cell table:number-columns-repeated="16377"/>
        </table:table-row>
        <table:table-row table:style-name="ro1">
          <table:table-cell office:value-type="string" table:style-name="ce1">
            <text:p>291639</text:p>
          </table:table-cell>
          <table:table-cell office:value-type="string" table:style-name="ce1">
            <text:p>Under the Nuclear Shadow : China's Information-Age Weapons in International Security /</text:p>
          </table:table-cell>
          <table:table-cell office:value-type="string" table:style-name="ce1">
            <text:p>Cunningham, Fiona S.</text:p>
          </table:table-cell>
          <table:table-cell office:value-type="string" table:style-name="ce1">
            <text:p>This book examines how China has adopted information-age weapons—cyber operations, counterspace capabilities, and precision conventional missiles—as substitutes for nuclear threats in its deterrence strategy. Fiona S. Cunningham introduces the theory of "strategic substitution" to explain how China seeks credible leverage in crises without escalating to nuclear war. Drawing on Chinese-language sources and expert interviews, the book offers rare insight into China’s military modernization and the evolving nature of international security.</text:p>
          </table:table-cell>
          <table:table-cell office:value-type="string" table:style-name="ce1">
            <text:p>Princeton : Princeton University Press, 2025.</text:p>
          </table:table-cell>
          <table:table-cell office:value-type="string" table:style-name="ce1">
            <text:p>Introduction -- A Theory of Strategic Substitution -- China's Nuclear and Conventional Forces -- China's Conventional Missile Force Posture -- China's Cyber Force Posture -- China's Counterspace Force Posture -- Conclusion -- Glossary -- Bibliography -- Index.</text:p>
          </table:table-cell>
          <table:table-cell office:value-type="string" table:style-name="ce1">
            <text:p>https://library.ecssr.ae/cgi-bin/koha/opac-detail.pl?biblionumber=291639</text:p>
          </table:table-cell>
          <table:table-cell table:number-columns-repeated="16377"/>
        </table:table-row>
        <table:table-row table:style-name="ro1">
          <table:table-cell office:value-type="string" table:style-name="ce1">
            <text:p>291640</text:p>
          </table:table-cell>
          <table:table-cell office:value-type="string" table:style-name="ce1">
            <text:p>Alternative Energy Resources in the MENA Region /</text:p>
          </table:table-cell>
          <table:table-cell office:value-type="string" table:style-name="ce1">
            <text:p>Henni, Abdellah.</text:p>
          </table:table-cell>
          <table:table-cell office:value-type="string" table:style-name="ce1">
            <text:p>This volume explores the development and implementation of renewable energy technologies across the Middle East and North Africa (MENA). It covers solar, wind, geothermal, and biomass energy, with case studies from Algeria, Morocco, UAE, Iran, and others. The book highlights the region’s vast renewable potential and the challenges of transitioning from fossil fuels. It also includes comparative insights from China, Turkey, and Vietnam to inform sustainable energy strategies in MENA.</text:p>
          </table:table-cell>
          <table:table-cell office:value-type="string" table:style-name="ce1">
            <text:p>Cham : Springer International Publishing AG, 2024.</text:p>
          </table:table-cell>
          <table:table-cell office:value-type="string" table:style-name="ce1">
            <text:p>Intro -- Preface -- Contents -- Introduction to ``Energy Resources in the MENA Region -- 1 Introduction -- 2 Summaries of the Book Chapters -- 2.1 Solar Energy -- 2.2 Wind Energy -- 2.3 Geothermal and Biomass Energy -- 2.4 The Experiences from Developed Countries -- References -- Part I: Solar Energy -- An Analysis of Hydrogen Production from Renewable and Sustainable Energy Resources in Algeria -- 1 Introduction -- 2 Production of Hydrogen -- 3 Algeria and Its Energy Situation -- 4 Status of Renewable Energy Potential in Algeria -- 5 Renewable Energy Projects in Algeria -- 6 Hydrogen Potential from Renewable Energy -- 6.1 Solar Energy -- 6.2 Wind Energy -- 7 Conclusion -- 8 Recommendations -- References -- High Penetration of Solar Energy to the Algerian Electricity System in the Context of an Energy Roadmap Toward a Sustainable E... -- 1 Introduction -- 2 History and Inventory of Renewable Energies and Energy Efficiency (EE) in Algeria -- 3 National Program for the Development of RE and EE (NPREEE) from 2011 -- 3.1 Renewable Energies -- 3.2 Renewable Electricity Production -- 4 Renewable Energy Development Program Connection -- 4.1 Energetic Efficiency -- 4.2 Regulatory Aspects Related to NPREEE -- 5 Promotion and Encouragement of the Algeria RE Program -- 6 Electricity Sector Overviews -- 7 The Solar Potential of Algeria, Key to a Sustainable Civilization -- 8 Solar Energy and Evolution Forecasts -- 9 Research and Development Aspects Related to NPREEE -- 10 Development of Electrical Networks -- 11 Conclusion -- References -- Alternative Energy Resources in MENA Regions with a Focus on the Thermal Energy Storage (TES) -- 1 Introduction -- 2 Traditional Electricity Systems -- 3 Electrical s Wide-Range Interconnection -- 4 Grid Inertia -- 5 Demand Curve ...Vision from Different Angles -- 6 Demand Curves vs. Technologies, Sources, and Cost. 7 Storing Energy Best Way to Reduce Cost -- 8 Heat Accounts for One Third of Global Energy Demand -- 9 Thermal Batteries -- 10 Combined Heat and Power (CHP) -- 11 Conclusions -- References -- Solar Energy in the United Arab Emirates -- 1 Introduction -- 2 Energy Transition in the UAE: Goals, Strategy, and Achievements -- 2.1 UAE Energy Situation: Domestic -- 2.2 UAE Energy Exports -- 2.3 Masdar Initiative -- 2.4 UAE Energy Strategy 2050 -- 3 Solar Energy Projects and Programs in the UAE -- 3.1 Utility-Scale Projects -- 3.1.1 Shams 1 -- 3.1.2 Mohammed bin Rashid Al Maktoum Solar Park -- 3.1.3 Noor Abu Dhabi -- 3.1.4 Al Dhafra Solar Project -- 3.2 Northern Emirates -- 3.3 Off-Grid, Commercial, and Rooftop Solar Projects -- 4 Technical and Operational Considerations for Solar Energy Generation -- 4.1 PV Technology Evolution -- 4.2 CSP Technology Evolution -- 4.3 Optical and Environmental Considerations -- 4.4 Solar Energy Storage -- 4.5 Solar Energy for Industry and Water Production -- 5 The Business of Solar: Institutional Players and Cash Flows in the UAE Solar Industry -- 5.1 Solar Project Development and Ownership in the UAE -- 5.2 Project Costs -- 5.3 Financing of Solar Projects in the UAE -- 6 Toward a Solar Energy Export Industry -- 7 Outlook for Solar Energy in the UAE -- References -- Promotion of Solar Energies in Southern Algeria Strategies and Perspectives -- 1 Introduction -- 2 Energy Profile in Algeria -- 2.1 Energy Production -- 2.2 Energy Consumption -- 2.3 Electricity Consumption -- 2.4 CO2 Emissions -- 3 Algerian Energy Strategy in the Context of Sustainable Development -- 3.1 Participation of Renewable Energy -- 3.1.1 Renewable Energy and Energy Efficiency Development Program (REEEDP) -- 3.1.2 Commission for Renewable Energies and Energy Efficiency in Algeria (CREEA). 4 Promotion of Solar Energies in the Context of Sustainable Development -- 4.1 Photovoltaic Potential in Algeria -- 4.2 Installed PV Systems in Algeria -- 4.3 Solar Thermal Potential in Algeria -- 4.3.1 Applications of Solar Energy in Algeria -- 5 Projects in Progress and Future -- 5.1 Algeria Solar Energy Project 1,000 MW -- 5.2 For More Energy Efficiency, It Is Planned -- 6 Conclusion -- 7 Recommendations -- References -- Part II: Wind Energy -- An Assessment of Wind Energy Potential as an Electricity Generation Source in Iran -- 1 Introduction -- 2 Wind Power -- 2.1 Wind Farms -- 3 Wind Energy in Iran -- 4 Wind Energy Potential in Iran -- 5 Wind Energy Perspective in Iran -- 6 Discussion and Conclusion -- 7 Recommendations -- References -- Wind and Solar Energy Resources in Morocco: Current Status and Assessment up to 2050 -- 1 Introduction -- 2 Current State of Renewable Energy in Morocco -- 3 Wind Energy Resources in Morocco -- 3.1 Current Status -- 3.2 Near-Future Conditions -- 3.2.1 Climate Modeling -- 3.2.2 Wind Speed in 2021-2050 -- 3.2.3 Wind Power Density in 2021-2050 -- 4 Solar Energy Resources in Morocco -- 4.1 Current Status -- 4.2 Downwelling Shortwave Radiation in 2021-2050 -- 5 Conclusion -- References -- Status and Future Prospects of Wind Energy in Oman -- 1 Introduction -- 2 Onshore Wind Speed Data Analysis -- 3 Geospatial Analysis of Onshore Wind Energy Potential -- 3.1 Spatial Distribution of Wind Speed and Wind Power Density -- 3.2 Wind Frequency Distribution and Turbulence Intensity -- 3.3 Wind Farmland Suitability Index -- 4 Offshore Wind Potential -- 5 Status of Wind Power Application and Future Planning -- 6 Conclusion -- 7 Recommendations -- References -- Contribution of Renewable Energy in Algeria -- 1 Introduction -- 2 Geological Framework and Geography of Algeria -- 3 Review of Geothermal Energy Resources in Algeria. 3.1 Hydrology of Algeria -- 3.2 Water Chemistry -- 4 Geothermal Energy Utilization in Algeria -- 4.1 Aquaculture Pond -- 4.2 Greenhouse -- 4.3 Generation of Electricity -- 4.4 Heat Pumps -- 5 Energy Demand and Supply -- 6 Solar Energy Source -- 7 Wind Power -- 8 Concluding Remarks -- 9 Recommendations -- References -- Evaluation of the Wind Energy Potential in Morocco -- 1 Introduction -- 2 Literature Review -- 3 Renewables Energy in Morocco -- 3.1 Geographical Characteristics of Morocco -- 3.2 Moroccan Energy Context -- 3.3 Renewable Energies in Morocco -- 4 Wind Energy in Morocco -- 5 Conclusion -- 6 Recommendations -- References -- Part III: Geothermal and Biomass Energy -- Biomass Electricity Generation in a Fully Renewable Power Sector of Africa: Viable Technologies, Opportunities, Barriers, and ... -- 1 Introduction -- 1.1 Research Novelty -- 2 Literature Review on the Role of Biomass in 100% Renewable Energy System Analyses for Africa -- 3 Status Quo of Biomass in Africa -- 3.1 Negative Impacts of Traditional Biomass -- 4 Biomass Electricity and Technologies -- 4.1 Direct Combustion Technologies -- 4.2 Indirect Combustion Technologies -- 5 Methods and Approach -- 5.1 Biomass Potential Estimation Approach -- 5.2 LUT Energy System Transition Model for the Power Sector -- 5.3 LUT Energy System Transition Model Representation -- 5.4 Applied Technologies in a Fully Renewable Power Sector -- 5.5 Applied Bioenergy Technologies in the LUT-ESTM -- 5.6 Prospects of Renewable Energy Resources in the Region -- 5.7 Financial and Technical Assumptions of Renewable Energy Technologies -- 5.8 Financial and Technical Assumptions of Bioenergy Technologies -- 5.9 Biomass Feedstock Cost Assumptions -- 5.10 Applied Scenarios -- 6 Results -- 6.1 Sustainable Bioenergy Potential of Africa -- 6.2 Total Renewable Energy Installed Capacity. 6.3 Biomass Installed Power Capacity -- 6.4 Total Renewable Electricity Generation -- 6.5 Biomass Electricity Generation -- 6.6 Levelised Cost of Electricity Generation from Different Biomass Power Generation Technologies -- 6.7 Power Deficit Regions of Africa Show Increased Generation from Bioenergy -- 6.8 Flexible Generation from Bioenergy Satisfies System Residual Load -- 6.9 Bioenergy Induced Reduction of Transmission Line Capacity -- 6.10 Bioenergy-Induced Reduction of Electricity Output from Storage Units -- 6.11 Bioenergy Suitability for Fossil Technologies Enhances Fuel Switching -- 6.12 Bioenergy-Induced Reduction in Levelised Cost of Electricity -- 6.13 Fast GHG Emissions Reduction During the Transition Aided by Bioenergy -- 6.14 Energy Flow -- 7 Discussion -- 7.1 Bioenergy-Aided Off-Grid Mini-Grids -- 7.2 Biofuel Development in Africa -- 7.3 Barriers of Sustainable Bioenergy Implementation -- 7.3.1 Technical Barriers -- 7.3.2 Political and Institutional Barriers -- 7.3.3 Financial and Economic Barriers -- 7.3.4 Socio-cultural Barriers -- 7.3.5 Geographical and Environmental Barriers -- 7.4 Policy Implementations -- 7.4.1 The Relevance of Financing and Access to Capital -- 7.5 General Overview on 100% Renewable Energy System -- 8 Conclusions -- Appendix -- References -- Solar Photovoltaic Thermal Collector as a Cogeneration Energy System: Conception and Recent Development in the Mediterranean R... -- 1 Introduction -- 2 Designing a PVT Hybrid Collector -- 2.1 Energy Analysis -- 2.1.1 Conventional Photovoltaic/Thermal Collector (PV/T-I) -- 2.1.2 Glazed Photovoltaic/Thermal Collector (PV/T-II) -- 2.1.3 Glazed Double-Pass Photovoltaic/Thermal Collector (PV/T-III) -- 2.2 Exergy Analysis -- 2.3 Exergy Analysis of PVT. 3 Case Study: A Detailed Thermal-Electrical Model of Three Photovoltaic/Thermal (PV/T) Hybrid Air Collectors and Photovoltaic.</text:p>
          </table:table-cell>
          <table:table-cell office:value-type="string" table:style-name="ce1">
            <text:p>https://library.ecssr.ae/cgi-bin/koha/opac-detail.pl?biblionumber=291640</text:p>
          </table:table-cell>
          <table:table-cell table:number-columns-repeated="16377"/>
        </table:table-row>
        <table:table-row table:style-name="ro1">
          <table:table-cell office:value-type="string" table:style-name="ce1">
            <text:p>291641</text:p>
          </table:table-cell>
          <table:table-cell office:value-type="string" table:style-name="ce1">
            <text:p>Wars of Ambition : The United States, Iran, and the Struggle for the Middle East /</text:p>
          </table:table-cell>
          <table:table-cell office:value-type="string" table:style-name="ce1">
            <text:p>Ostovar, Afshon.</text:p>
          </table:table-cell>
          <table:table-cell office:value-type="string" table:style-name="ce1">
            <text:p>This book explores America's decline and Iran's rise in the Middle East since 9/11, tracing their strategic rivalry across Iraq, Syria, Lebanon, Yemen, and beyond. Afshon Ostovar examines how this contest evolved into a broader regional and global struggle, drawing in powers like Russia and China, and reflecting the fractures of an emerging multipolar world.</text:p>
          </table:table-cell>
          <table:table-cell office:value-type="string" table:style-name="ce1">
            <text:p>Oxford : Oxford University Press, Incorporated, 2024.</text:p>
          </table:table-cell>
          <table:table-cell office:value-type="string" table:style-name="ce1">
            <text:p>Cover -- Wars of Ambition -- Copyright -- Dedication -- Contents -- Acknowledgments -- Maps -- 1. Introduction -- 2. When the Levee Breaks -- 3. Enter Iran -- 4. The Strategy of Freedom -- 5. The Path to Jerusalem -- 6. Upheaval -- 7. Rebels and Tyrants -- 8. Firestorm -- 9. Nuclear Clouds -- 10. America First -- 11. Peninsular Woes -- 12. The Quest for Tripoli -- 13. The Razor's Edge -- 14. An Undeclared War -- 15. Shifting Sands of a New Era -- 16. Epilogue -- 17. Conclusion -- Notes -- Index.</text:p>
          </table:table-cell>
          <table:table-cell office:value-type="string" table:style-name="ce1">
            <text:p>https://library.ecssr.ae/cgi-bin/koha/opac-detail.pl?biblionumber=291641</text:p>
          </table:table-cell>
          <table:table-cell table:number-columns-repeated="16377"/>
        </table:table-row>
        <table:table-row table:style-name="ro1">
          <table:table-cell office:value-type="string" table:style-name="ce1">
            <text:p>291642</text:p>
          </table:table-cell>
          <table:table-cell office:value-type="string" table:style-name="ce1">
            <text:p>Climate Change and Water Scarcity in the Middle East : A Transitional Approach /</text:p>
          </table:table-cell>
          <table:table-cell office:value-type="string" table:style-name="ce1">
            <text:p>Snel, Mari elle.</text:p>
          </table:table-cell>
          <table:table-cell office:value-type="string" table:style-name="ce1">
            <text:p>This book considers what is needed for water, sanitation, and hygiene services (WASH) in the Middle East to adapt to the growing challenges of climate change. It explores resilience-building strategies, institutional frameworks, and transitional approaches to WASH that align with humanitarian-development-peace (HDP) nexus principles, offering practical case studies from Yemen, Iraq, and Palestine.</text:p>
          </table:table-cell>
          <table:table-cell office:value-type="string" table:style-name="ce1">
            <text:p>Oxford : Taylor &amp;amp; Francis Group, 2024.</text:p>
          </table:table-cell>
          <table:table-cell office:value-type="string" table:style-name="ce1">
            <text:p>Cover -- Half Title -- Series Page -- Title Page -- Copyright Page -- Table of Contents -- List of Abbreviations -- 1 Climate Change in the Middle East -- 2 Impact of Climate Change in the Middle East -- 3 Resilience Building and Institutional Concerns -- 4 Transitional WASH across the Nexus -- 5 Resilience, Sustainability, and the HDP Nexus -- References -- Annex 1: Glossary -- Annex 2: List of Interviewee Respondents -- Annex 3: Implementation of Sustainable Groundwater Management in the Humanitarian Response in Yemen -- Annex 4: Greening in Schools and Health Care Facilities in Iraq -- Annex 5: BluElephant - Wastewater Treatment System in Palestine -- Index.</text:p>
          </table:table-cell>
          <table:table-cell office:value-type="string" table:style-name="ce1">
            <text:p>https://library.ecssr.ae/cgi-bin/koha/opac-detail.pl?biblionumber=291642</text:p>
          </table:table-cell>
          <table:table-cell table:number-columns-repeated="16377"/>
        </table:table-row>
        <table:table-row table:style-name="ro1">
          <table:table-cell office:value-type="string" table:style-name="ce1">
            <text:p>291643</text:p>
          </table:table-cell>
          <table:table-cell office:value-type="string" table:style-name="ce1">
            <text:p>The Data Economy : Tools and Applications /</text:p>
          </table:table-cell>
          <table:table-cell office:value-type="string" table:style-name="ce1">
            <text:p>Baley, Isaac.</text:p>
          </table:table-cell>
          <table:table-cell office:value-type="string" table:style-name="ce1">
            <text:p>This book explores how data has become a central asset in the modern economy. Isaac Baley and Laura Veldkamp provide theoretical tools from macroeconomics and finance to analyze how data influences firm behavior, market structure, pricing, and welfare. The authors examine how data reduces uncertainty, enhances prediction, and reshapes competition, offering a rigorous yet accessible framework for understanding the economic value and implications of data in today's digital world.</text:p>
          </table:table-cell>
          <table:table-cell office:value-type="string" table:style-name="ce1">
            <text:p>Princeton : Princeton University Press, 2025.</text:p>
          </table:table-cell>
          <table:table-cell office:value-type="string" table:style-name="ce1">
            <text:p>Introduction -- Data and Prediction -- Measuring the Value of Data -- Data and Market Power -- Data and Production -- Data and Prices -- Data and Investment -- Data and Asset Pricing -- Data and Advertising -- Data and Welfare -- Conclusion.</text:p>
          </table:table-cell>
          <table:table-cell office:value-type="string" table:style-name="ce1">
            <text:p>https://library.ecssr.ae/cgi-bin/koha/opac-detail.pl?biblionumber=291643</text:p>
          </table:table-cell>
          <table:table-cell table:number-columns-repeated="16377"/>
        </table:table-row>
        <table:table-row table:style-name="ro1">
          <table:table-cell office:value-type="string" table:style-name="ce1">
            <text:p>291644</text:p>
          </table:table-cell>
          <table:table-cell office:value-type="string" table:style-name="ce1">
            <text:p>Counterterrorism and Cybersecurity : Total Information Awareness /</text:p>
          </table:table-cell>
          <table:table-cell office:value-type="string" table:style-name="ce1">
            <text:p>Lee, Newton.</text:p>
          </table:table-cell>
          <table:table-cell office:value-type="string" table:style-name="ce1">
            <text:p>This book offers a sweeping analysis of counterterrorism and cybersecurity in the digital age. Newton Lee draws on historical events, intelligence strategies, and emerging technologies to explore how the U.S. and global actors confront terrorism and cyber threats. Topics include Total Information Awareness, cyber warfare, artificial intelligence, and the role of social media in national security. The third edition integrates recent developments such as Israel’s 9/11, the MOAB data breach, and FBI strategies, making it a vital resource for policymakers, technologists, and security professionals.</text:p>
          </table:table-cell>
          <table:table-cell office:value-type="string" table:style-name="ce1">
            <text:p>Cham : Springer International Publishing AG, 2024.</text:p>
          </table:table-cell>
          <table:table-cell office:value-type="string" table:style-name="ce1">
            <text:p>Intro -- Acknowledgments -- About the Book -- Contents -- About the Author -- Part I: Counterterrorism History: Then and Now -- Chapter 1: From September 11 Attacks to Israel's 9/11 -- 1.1 September 11, 2001 -- 1.2 Disney's Responses to the 9/11 Attacks -- 1.3 FBI Warning of Hollywood as a Terrorist Target -- 1.4 Hollywood Realism on Terrorism -- 1.5 A New Day of Infamy and America at War -- 1.6 September 11, 2012 -- 1.7 U.S. Capitol Attack on January 6, 2021 -- 1.8 Israel's 9/11 and Israel-Hamas War -- 1.9 Cyberterrorism -- Bibliography -- Chapter 2: FBI and U.S. Intelligence Community -- 2.1 Federal Bureau of Investigation (FBI) -- 2.2 "Need to Know" - Truths, Half Truths, and Lies -- 2.3 FBI Ten Most Wanted Fugitive: Osama Bin Laden -- 2.4 An American Hero Born in Lebanon -- 2.5 The FBI-CIA Bureaucratic Rivalries -- 2.6 Operational Failures of the U.S. Intelligence Community -- 2.7 Unity of Counterterrorism Effort Across U.S. Government -- 2.8 Transition from Need-to-Know to Need-to-Share and Need-to-Provide -- 2.9 Informed Interrogation Approach -- 2.10 U.S. Fusion Centers -- 2.11 International "Duty to Warn" Policy (Boston Marathon Bombing, Israel's 9/11, and Crocus City Hall Attack) -- 2.12 International Collaboration on Counterterrorism (Global Counterterrorism Forum CGTF) -- 2.13 January 6 U.S. Capitol Attack and Social Media -- 2.14 Hard Lessons from Pearl Harbor, 9/11, and U.S. Capitol Attack -- Bibliography -- Part II: Counterterrorism Strategies: Causes and Cures, War and Peace -- Chapter 3: Understanding Terrorism -- 3.1 Terrorism as a Disease -- 3.2 "Give a human face to people we consider our enemies" - The Americans -- 3.3 Bravery and Cowardice -- 3.4 Drones Kill Terrorists, Not Terrorism -- 3.5 War on Terror (Overseas Contingency Operation) -- 3.6 A Stubborn Terror (International and Domestic) -- 3.7 Economic Warfare. 3.8 Inside the Minds of Terrorists and Their Sympathizers -- 3.9 Questioning Terrorism and Destroying Stereotypes -- Bibliography -- Chapter 4: Cures for Terrorism -- 4.1 Treating Terrorism as a Disease -- 4.2 "Revenge is Sour" - George Orwell -- 4.3 "Govern your passions or they will be your undoing" - Mr. Spock -- 4.4 "Impossible to carry a grudge and a big dream at the same time" - Unknown -- 4.5 "Every truth has two sides" - Aesop -- 4.6 "Give everyone a voice" - Mark Zuckerberg -- 4.7 "The only security of all is in a free press" - Thomas Jefferson -- 4.8 "Free speech would not protect a man falsely shouting fire" - Oliver Wendell Holmes, Jr. -- 4.9 "198 Methods of Nonviolent Action" - Gene Sharp -- 4.10 "We do not have the right to resort to violence when we don't get our way" - President Bill Clinton -- 4.11 "Peace is the only path to true security" - President Barack Obama -- Bibliography -- Chapter 5: War and Peace -- 5.1 War as State-Sponsored Terrorism -- 5.2 Complacency in War -- 5.3 The Warrior's Code -- 5.4 Existential Risk, Artificial Intelligence, and the Doomsday Clock -- 5.5 Civilians Wanting Peace -- 5.6 Peace Entailing Sacrifice -- 5.7 Attainable Peace -- 5.8 A Just and Lasting Peace -- 5.9 Peace and Friendships on Facebook -- 5.10 One Small Step for an Individual -- One Giant Leap for Humankind -- 5.11 A Recipe for Peace -- Bibliography -- Part III: Counterterrorism Technologies: Total Information Awareness -- Chapter 6: The Rise and Fall of Total Information Awareness -- 6.1 President Ronald Reagan and Admiral John Poindexter -- 6.2 Defense Advanced Research Projects Agency (DARPA) -- 6.3 Information Awareness Office (IAO) -- 6.4 Perception of Privacy Invasion -- 6.5 Privacy Protection in Total Information Awareness (TIA) -- 6.6 Opposing Views on TIA -- 6.7 Demystifying IAO and TIA -- 6.8 Demise of IAO and TIA -- Bibliography. Chapter 7: Reincarnation of Total Information Awareness and Edward Snowden's NSA Leaks -- 7.1 NSA's Terrorist Surveillance Program -- 7.2 President George W. Bush and NSA Warrantless Wiretapping -- 7.3 Poindexter's Policy Analysis Market -- 7.4 Project Argus: Bio-surveillance Priming System -- 7.5 President Barack Obama's Big Data R&amp;amp;amp -- D Initiative -- 7.6 Palantir Technologies Funded by CIA's In-Q-Tel -- 7.7 Microsoft and NYPD's Domain Awareness System -- 7.8 NSA's Utah Data Center: A 1.5 Billion Data-Mining and Spy Center -- 7.9 Global Surveillance and Abuse of Power -- 7.10 Edward Snowden's NSA Leaks and PRISM -- 7.11 Social Networks' Responses to NSA Leaks and PRISM -- 7.12 Reform Government Surveillance and Reset the Net -- 7.13 Reauthorization of Foreign Intelligence Surveillance Act (FISA) Section 702 -- Bibliography -- Chapter 8: Two-Way Street of Total Information Awareness -- 8.1 It's a Small World, with CCTVs -- 8.2 Facebook Nation: Total Information Awareness -- 8.3 Surveillance Satellites, Tracking Devices, Spyware, and Drones -- 8.4 A Two-Way Street of Total Information Awareness -- 8.5 No Doomsday for the Internet -- 8.6 Web 2.0 for Intelligence Community: Intellipedia, A-Space, Deepnet -- Bibliography -- Part IV: Cybersecurity: History, Strategies, and Technologies -- Chapter 9: Cyber Warfare: Weapon of Mass Disruption -- 9.1 Weapon of Mass Disruption -- 9.2 Financial Disruption -- 9.3 Infrastructure Disruption -- 9.4 Government and Military Disruption -- 9.5 Shodan and the Internet of Things -- 9.6 Backdoors and Counterfeit Parts -- 9.7 Proliferation of Cyber Weapons and Reverse Engineering -- 9.8 Cyber Espionage and Escalation of Cyber Warfare -- 9.9 Cyber Cold War -- 9.10 Psychological Cyber Warfare -- 9.11 Cyberterrorism and Digital Pearl Harbor -- 9.12 Sony-pocalypse: from Cyberattacks to Cyberterrorism. 9.13 The Human Toll of Cyberterrorism -- 9.14 Good, Bad-Internal/External-People Put an End to Business as Usual -- Bibliography -- Chapter 10: Cyberattacks, Prevention, and Countermeasures -- 10.1 FBI and Mother of All Breaches (MOAB) -- 10.2 Cybersecurity Acts -- 10.3 Cybersecurity Initiatives: CNCI, NICE, Presidential Executive Order -- 10.4 National Cyber Security Awareness Month (NCSAM) -- 10.5 Mitigation from Denial of Service (DoS, DDoS, DRDoS) Attacks -- 10.6 Data Breach Prevention -- 10.7 Fighting Back Against Phishing, Spoofing, and Deepfakes -- 10.8 Password Protection and Security Questions -- 10.9 Software Upgrades and Security Patches -- 10.10 Fake Software and Free Downloads -- 10.11 Smartphone Security Protection -- 10.12 Cybersecurity Awareness and Education: Everyone's Responsibility -- Bibliography -- Chapter 11: Cybersecurity Training in Medical Centers: Leveraging Every Opportunity to Convey the Message -- 11.1 Introduction -- 11.2 Healthcare Cyberattacks -- 11.3 Value of Medical Data to Cybercriminals -- 11.4 Major Threats to Medical Data in Clinical Environments -- 11.5 Training Resources -- 11.6 Training Users to Prevent Cyber Breaches -- 11.7 User Communities and Current Training Methods -- 11.8 Types of Training Offered and Training Environment -- 11.9 Innovative Approaches -- 11.10 Conclusion -- Bibliography -- Chapter 12: Plan X and Generation Z -- 12.1 Plan X: Foundational Cyberwarfare -- 12.2 Cyber Battlespace Research and Development -- 12.3 National Centers of Academic Excellence in Cyber Operations -- 12.4 Generation Z, Teen Hackers, and Girl Coders -- 12.5 DEF CON Diversity Panel and IT Girls 2.0 -- 12.6 Control the Code, Control the World -- Bibliography -- Part V: Cybersecurity: Applications and Challenges -- Chapter 13: Artificial Intelligence and Data Mining. 13.1 Artificial Intelligence: From Hollywood to the Real World -- 13.2 Intelligent CCTV Cameras -- 13.3 Data Mining in the Age of Big Data -- 13.4 Knowledge Representation, Acquisition, and Inference -- 13.5 Dynamic Mental Models -- 13.6 Modeling Human Problem Solving -- 13.7 Structural Topology and Behavioral Causality -- 13.8 Component Clustering and Decoupling -- 13.9 Analytical Models and Experiential Knowledge -- 13.10 The DM2 Algorithm -- 13.11 AI Applications in Counterterrorism -- 13.12 Massive Multi-Participant Intelligence Amplification (MMPIA) -- Bibliography -- Chapter 14: Gamification of Penetration Testing -- 14.1 Win, Lose, or Something Else -- 14.2 Short and Long Engagements -- 14.3 A Game Already? -- 14.4 The Future: Continuous Penetration Testing -- Bibliography -- Chapter 15: USB Write Blocking and Forensics -- 15.1 Introduction -- 15.2 Brief History -- 15.3 Hardware -- 15.4 Software -- 15.5 Summary of USB Basics -- 15.6 USB Mass Storage Basics -- 15.7 Making Forensics Images and Duplicates -- 15.8 Blocking USB Writes -- 15.9 USB Impersonation -- 15.10 Leveraging Open Source -- 15.11 BadUSB -- Additional Resources -- Chapter 16: Team DESCARTES and DARPA's Cyber Grand Challenge -- 16.1 Cyber Grand Challenge Kick-Off -- 16.2 Costly Software Bugs -- 16.3 Disastrous Arithmetic Errors -- 16.4 DEF CON Capture the Flag -- 16.5 DESCARTES (Distributed Expert Systems for Cyber Analysis, Reasoning, Testing, Evaluation, and Security) -- 16.6 DESCARTES Overview -- 16.7 DESCARTES Automation Strategy -- 16.8 Static, Dynamic, and Hybrid Analysis for Vulnerability Scanning -- 16.9 Intermediate Representation (IR) -- 16.10 Overview of Open-Source Tools based on LLVM IR -- 16.11 An Algorithm for Autonomous Vulnerability Scanning and Patching of Binaries -- 16.12 Changes and New Features for Clang Static Analyzer. 16.13 Cyber Grand Challenge (CGC) Examples.</text:p>
          </table:table-cell>
          <table:table-cell office:value-type="string" table:style-name="ce1">
            <text:p>https://library.ecssr.ae/cgi-bin/koha/opac-detail.pl?biblionumber=291644</text:p>
          </table:table-cell>
          <table:table-cell table:number-columns-repeated="16377"/>
        </table:table-row>
        <table:table-row table:style-name="ro1">
          <table:table-cell office:value-type="string" table:style-name="ce1">
            <text:p>291645</text:p>
          </table:table-cell>
          <table:table-cell office:value-type="string" table:style-name="ce1">
            <text:p>State of Fear : Policing a Postcolonial City /</text:p>
          </table:table-cell>
          <table:table-cell office:value-type="string" table:style-name="ce1">
            <text:p>Barker, Joshua.</text:p>
          </table:table-cell>
          <table:table-cell office:value-type="string" table:style-name="ce1">
            <text:p>Joshua Barker examines how fear and violence are embedded in the everyday practices of policing in postcolonial Indonesia. Drawing on ethnographic fieldwork and historical analysis, the book explores how neighborhood watch groups, surveillance systems, and police institutions contribute to a pervasive "state of fear" that shapes urban life and governance.</text:p>
          </table:table-cell>
          <table:table-cell office:value-type="string" table:style-name="ce1">
            <text:p>Durham : Duke University Press, 2024.</text:p>
          </table:table-cell>
          <table:table-cell office:value-type="string" table:style-name="ce1">
            <text:p>Cover -- Contents -- Illustrations -- Abbreviations -- Acknowledgments -- Introduction: Fear, Policing, and State Power -- Part One: Territoriality -- 1. Ronda: The Neighborhood Watch -- 2. Neighborhood Fears, Vigilantism, and Street Toughs -- Part Two: Surveillance -- 3. Urban Panopticon -- 4. Subjects of Surveillance -- Part Three: Articulations -- 5. State of Fear -- 6. The Police Precinct -- Conclusion: Panopticism and Prowess in a Postcolonial City -- Glossary -- Notes -- References -- Index.</text:p>
          </table:table-cell>
          <table:table-cell office:value-type="string" table:style-name="ce1">
            <text:p>https://library.ecssr.ae/cgi-bin/koha/opac-detail.pl?biblionumber=291645</text:p>
          </table:table-cell>
          <table:table-cell table:number-columns-repeated="16377"/>
        </table:table-row>
        <table:table-row table:style-name="ro1">
          <table:table-cell office:value-type="string" table:style-name="ce1">
            <text:p>291646</text:p>
          </table:table-cell>
          <table:table-cell office:value-type="string" table:style-name="ce1">
            <text:p>The Eurasian Century : Hot Wars, Cold Wars, and the Making of the Modern World /</text:p>
          </table:table-cell>
          <table:table-cell office:value-type="string" table:style-name="ce1">
            <text:p>Brands, Hal.</text:p>
          </table:table-cell>
          <table:table-cell office:value-type="string" table:style-name="ce1">
            <text:p>Hal Brands offers a sweeping reinterpretation of modern global conflict through the lens of Eurasian geopolitics. He argues that the 20th and 21st centuries have been defined by struggles over Eurasia’s strategic heartland, with autocratic powers like Germany, the Soviet Union, and now China, Russia, and Iran seeking dominance. Brands explores how revolutions in warfare, ideology, and technology have shaped this contest, and what it means for the future of democracy and global order.</text:p>
          </table:table-cell>
          <table:table-cell office:value-type="string" table:style-name="ce1">
            <text:p>New York : W. W. Norton &amp;amp; Company, Incorporated, 2025.</text:p>
          </table:table-cell>
          <table:table-cell office:value-type="string" table:style-name="ce1">
            <text:p>Mackinder’s World -- The Great Black Tornado -- The Totalitarian Abyss -- The Golden Age -- The Second Eurasian Century -- Lessons of the Past.</text:p>
          </table:table-cell>
          <table:table-cell office:value-type="string" table:style-name="ce1">
            <text:p>https://library.ecssr.ae/cgi-bin/koha/opac-detail.pl?biblionumber=291646</text:p>
          </table:table-cell>
          <table:table-cell table:number-columns-repeated="16377"/>
        </table:table-row>
        <table:table-row table:style-name="ro1">
          <table:table-cell office:value-type="string" table:style-name="ce1">
            <text:p>291647</text:p>
          </table:table-cell>
          <table:table-cell office:value-type="string" table:style-name="ce1">
            <text:p>Space Expansionism and Criminology : The Emerging Terrain of Crime, Harm, and Violence /</text:p>
          </table:table-cell>
          <table:table-cell office:value-type="string" table:style-name="ce1">
            <text:p>Rothe, Dawn L.</text:p>
          </table:table-cell>
          <table:table-cell office:value-type="string" table:style-name="ce1">
            <text:p>This book offers a critical analysis of space expansionism and the emerging terrain of crime, harm, and violence in the new space age. It explores how hegemonic narratives justify human extraplanetary ambitions while overlooking environmental, political, and ethical consequences. Topics include space weaponization, space junk, mining, tourism, and the commodification of utopian futures.</text:p>
          </table:table-cell>
          <table:table-cell office:value-type="string" table:style-name="ce1">
            <text:p>Oxford : Taylor &amp;amp; Francis Group, 2025.</text:p>
          </table:table-cell>
          <table:table-cell office:value-type="string" table:style-name="ce1">
            <text:p>Introduction -- Space Expansionism -- Manufacturing of Space Nostalgia -- Planetary Politics and Space Weaponization -- Space Junk -- Space Mining -- Space Tourism -- Space Colonization or Space Colonialization? -- The Marketing and Selling of a Utopic Future for All -- Concluding Thoughts.</text:p>
          </table:table-cell>
          <table:table-cell office:value-type="string" table:style-name="ce1">
            <text:p>https://library.ecssr.ae/cgi-bin/koha/opac-detail.pl?biblionumber=291647</text:p>
          </table:table-cell>
          <table:table-cell table:number-columns-repeated="16377"/>
        </table:table-row>
        <table:table-row table:style-name="ro1">
          <table:table-cell office:value-type="string" table:style-name="ce1">
            <text:p>291648</text:p>
          </table:table-cell>
          <table:table-cell office:value-type="string" table:style-name="ce1">
            <text:p>AI and Law : How Automation Is Changing the Law /</text:p>
          </table:table-cell>
          <table:table-cell office:value-type="string" table:style-name="ce1">
            <text:p>Tamo-Larrieux, Aurelia.</text:p>
          </table:table-cell>
          <table:table-cell office:value-type="string" table:style-name="ce1">
            <text:p>This book explores the transformative impact of artificial intelligence on the legal profession. It examines the rise of legal tech, from automated document review to algorithmic decision-making in courts, and distinguishes between hype and reality. The authors analyze ethical dilemmas, regulatory challenges, and real-world case studies, offering a critical framework for understanding how automation is reshaping legal systems worldwide.</text:p>
          </table:table-cell>
          <table:table-cell office:value-type="string" table:style-name="ce1">
            <text:p>Milton : Taylor &amp;amp; Francis Group, 2025.</text:p>
          </table:table-cell>
          <table:table-cell office:value-type="string" table:style-name="ce1">
            <text:p>Introduction -- Legal Tech and the Automation of Legal Services -- Algorithmic Decision-Making and the Judiciary -- Computational Law and Smart Contracts -- Legal Design and Human-Centered AI -- Accountability and Transparency in Legal AI -- Ethics and Bias in Legal Automation -- Global Case Studies and Regulatory Responses -- Conclusion: The Future of Law in the Age of AI.</text:p>
          </table:table-cell>
          <table:table-cell office:value-type="string" table:style-name="ce1">
            <text:p>https://library.ecssr.ae/cgi-bin/koha/opac-detail.pl?biblionumber=291648</text:p>
          </table:table-cell>
          <table:table-cell table:number-columns-repeated="16377"/>
        </table:table-row>
        <table:table-row table:style-name="ro1">
          <table:table-cell office:value-type="string" table:style-name="ce1">
            <text:p>291649</text:p>
          </table:table-cell>
          <table:table-cell office:value-type="string" table:style-name="ce1">
            <text:p>The Liberal Internet in the Postliberal Era : Digital Sovereignty, Private Government, and Practices of Neutralization /</text:p>
          </table:table-cell>
          <table:table-cell office:value-type="string" table:style-name="ce1">
            <text:p>Thumfart, Johannes.</text:p>
          </table:table-cell>
          <table:table-cell office:value-type="string" table:style-name="ce1">
            <text:p>This book explores how the internet, once a pillar of liberal globalization, has become a site of contestation in the postliberal era. Johannes Thumfart examines the rise of digital sovereignty, the emergence of private government by Big Tech, and the erosion of liberal neutrality. Drawing on political theory, international relations, and empirical case studies, the book introduces the concept of "neutralization" as a pragmatic alternative to neutrality in digital governance.</text:p>
          </table:table-cell>
          <table:table-cell office:value-type="string" table:style-name="ce1">
            <text:p>Cham : Palgrave Macmillan, 2024.</text:p>
          </table:table-cell>
          <table:table-cell office:value-type="string" table:style-name="ce1">
            <text:p>Introduction -- Conceptual, Terminological, and Methodological Clarifications -- The Construction of Digital Sovereignty in Struggles for Recognition -- Net Neutrality, State Neutrality, and Neutralization -- The Critique of Liberal Neutrality and the Concept of Neutralization -- The Neutralizing Mechanism of Liberalism -- The Aporias of Liberalism Before the Digital Age -- The Aporias of Liberalism in the Digital Age -- Practices of Neutralization -- Conclusion: Beyond the End of History.</text:p>
          </table:table-cell>
          <table:table-cell office:value-type="string" table:style-name="ce1">
            <text:p>https://library.ecssr.ae/cgi-bin/koha/opac-detail.pl?biblionumber=291649</text:p>
          </table:table-cell>
          <table:table-cell table:number-columns-repeated="16377"/>
        </table:table-row>
        <table:table-row table:style-name="ro1">
          <table:table-cell office:value-type="string" table:style-name="ce1">
            <text:p>291650</text:p>
          </table:table-cell>
          <table:table-cell office:value-type="string" table:style-name="ce1">
            <text:p>The Power of Nuclear /</text:p>
          </table:table-cell>
          <table:table-cell office:value-type="string" table:style-name="ce1">
            <text:p>Visscher, Marco.</text:p>
          </table:table-cell>
          <table:table-cell office:value-type="string" table:style-name="ce1">
            <text:p>This book explores the history, controversies, and future of nuclear energy. Marco Visscher examines how nuclear power, once hailed as a miracle solution, became stigmatized due to accidents and public fear. He argues that nuclear energy is essential for addressing climate change and energy security, and challenges common misconceptions with scientific and historical evidence. The book advocates for a reassessment of nuclear power’s role in a sustainable future.</text:p>
          </table:table-cell>
          <table:table-cell office:value-type="string" table:style-name="ce1">
            <text:p>London : Bloomsbury Publishing Plc, 2024.</text:p>
          </table:table-cell>
          <table:table-cell office:value-type="string" table:style-name="ce1">
            <text:p>Introduction -- The Rise and Fall of Nuclear Optimism -- Accidents and Anxieties -- The Climate Argument -- Nuclear Myths and Realities -- The Politics of Energy -- Innovation and the New Nuclear -- The Road Ahead -- Notes -- Index.</text:p>
          </table:table-cell>
          <table:table-cell office:value-type="string" table:style-name="ce1">
            <text:p>https://library.ecssr.ae/cgi-bin/koha/opac-detail.pl?biblionumber=291650</text:p>
          </table:table-cell>
          <table:table-cell table:number-columns-repeated="16377"/>
        </table:table-row>
        <table:table-row table:style-name="ro1">
          <table:table-cell office:value-type="string" table:style-name="ce1">
            <text:p>291651</text:p>
          </table:table-cell>
          <table:table-cell office:value-type="string" table:style-name="ce1">
            <text:p>The Enduring Hold of Islam in Turkey : The Revival of the Religious Orders and Rise of Erdogan /</text:p>
          </table:table-cell>
          <table:table-cell office:value-type="string" table:style-name="ce1">
            <text:p>Tonge, David S.</text:p>
          </table:table-cell>
          <table:table-cell office:value-type="string" table:style-name="ce1">
            <text:p>This book offers a new history of modern Turkey, focusing on its fifty-year retreat from Kemalist secularism and the resurgence of Islamic religious orders. David S. Tonge explores how Naqshbandi Sufi networks and other religious communities have shaped Turkish identity and politics, culminating in the rise of President Erdoğan. Drawing on historical and contemporary analysis, the book challenges Western assumptions about secularism in Turkey and highlights the enduring influence of faith in shaping the nation's future.</text:p>
          </table:table-cell>
          <table:table-cell office:value-type="string" table:style-name="ce1">
            <text:p>La Vergne : C. Hurst and Company (Publishers) Limited, 2025.</text:p>
          </table:table-cell>
          <table:table-cell office:value-type="string" table:style-name="ce1">
            <text:p>Cover -- Half Title -- Title -- Copyright -- Dedication -- Photos -- Contents -- List of Illustrations -- Acknowledgements -- Note on Spelling -- Preface -- Introduction -- Part One Origins -- 1. Abdülhamid II: Religion and Power -- 2. The Young Turks and the Years of Siege -- Part Two Incubation -- 3. Faith and Secularism in the New Republic -- 4. Post-war: The Revival of the Past -- 5. The Nakşibendis: On the Path of the Masters -- Part Three Flowering -- 6. Industrializing Turkey and the Erosion of Secularism -- 7. İskenderpaşa and the Rise of Political Islam -- 8. The Turkish-Islamic Synthesis and the Patrician Erenköy Community -- 9. The Rise of the Purists: The Süleymancı and İsmailağa Communities -- 10. Menzil and the Işıkçıs: The Lure and Risk of Mammon -- 11. The Apostles of Nursi: A Rainbow of Light -- 12. Gülen and Five Decades of Guile -- 13. Coup and Purge -- Part Four Harvest-Monoculture -- 14. The New Turkey -- 15. Erdoğan Regnant -- 16. The Century of Türkiye -- Annexes -- Glossary -- Notes -- Bibliography -- Index -- Backcover.</text:p>
          </table:table-cell>
          <table:table-cell office:value-type="string" table:style-name="ce1">
            <text:p>https://library.ecssr.ae/cgi-bin/koha/opac-detail.pl?biblionumber=291651</text:p>
          </table:table-cell>
          <table:table-cell table:number-columns-repeated="16377"/>
        </table:table-row>
        <table:table-row table:style-name="ro1">
          <table:table-cell office:value-type="string" table:style-name="ce1">
            <text:p>291652</text:p>
          </table:table-cell>
          <table:table-cell office:value-type="string" table:style-name="ce1">
            <text:p>Humans and Cyber Security : How Organisations Can Enhance Resilience Through Human Factors /</text:p>
          </table:table-cell>
          <table:table-cell office:value-type="string" table:style-name="ce1">
            <text:p>Widdowson, Amanda.</text:p>
          </table:table-cell>
          <table:table-cell office:value-type="string" table:style-name="ce1">
            <text:p>This book presents an applied approach to mitigating cyber security risks stemming from human factors. Amanda Widdowson argues that changing organisational practices is more effective than attempting to alter individual behaviour. The book explores behavioural motivations, individual and organisational vulnerabilities, and offers practical tools and case studies to assess and address human-related cyber risks.</text:p>
          </table:table-cell>
          <table:table-cell office:value-type="string" table:style-name="ce1">
            <text:p>Milton : Taylor &amp;amp; Francis Group, 2025.</text:p>
          </table:table-cell>
          <table:table-cell office:value-type="string" table:style-name="ce1">
            <text:p>Introduction -- Problem definition – why consider human factors in cyber security? -- Motivation and behaviour -- Individual vulnerabilities -- Organisational vulnerabilities -- Mitigating solutions -- Practical materials to capture risk -- Applied examples of risk identification and mitigation -- Summary and conclusions.</text:p>
          </table:table-cell>
          <table:table-cell office:value-type="string" table:style-name="ce1">
            <text:p>https://library.ecssr.ae/cgi-bin/koha/opac-detail.pl?biblionumber=291652</text:p>
          </table:table-cell>
          <table:table-cell table:number-columns-repeated="16377"/>
        </table:table-row>
        <table:table-row table:style-name="ro1">
          <table:table-cell office:value-type="string" table:style-name="ce1">
            <text:p>291653</text:p>
          </table:table-cell>
          <table:table-cell office:value-type="string" table:style-name="ce1">
            <text:p>Global Business Environment : Industry 5.0 and Beyond /</text:p>
          </table:table-cell>
          <table:table-cell office:value-type="string" table:style-name="ce1">
            <text:p>Kapoor, Mansi.</text:p>
          </table:table-cell>
          <table:table-cell office:value-type="string" table:style-name="ce1">
            <text:p>This book discusses the shifting paradigms in the global business environment from the Fourth Industrial Revolution (Industry 4.0) to the Fifth Industrial Revolution (Industry 5.0). It captures the current shifts caused by rapid technological advancements and globalization, which impact political, social, and economic changes. The author explores how businesses can adapt to these changes through innovation, sustainability, and strategic foresight.</text:p>
          </table:table-cell>
          <table:table-cell office:value-type="string" table:style-name="ce1">
            <text:p>Oxford : Taylor &amp;amp; Francis Group, 2025.</text:p>
          </table:table-cell>
          <table:table-cell office:value-type="string" table:style-name="ce1">
            <text:p>Introduction to Global Business Environment -- Industry 4.0 and the Digital Economy -- Transition to Industry 5.0 -- Globalization and Geopolitical Shifts -- Technological Disruption and Innovation -- Sustainability and Corporate Responsibility -- Global Trade and Investment Trends -- Emerging Markets and Strategic Alliances -- Risk Management in a Volatile World -- Future Outlook and Strategic Implications.</text:p>
          </table:table-cell>
          <table:table-cell office:value-type="string" table:style-name="ce1">
            <text:p>https://library.ecssr.ae/cgi-bin/koha/opac-detail.pl?biblionumber=291653</text:p>
          </table:table-cell>
          <table:table-cell table:number-columns-repeated="16377"/>
        </table:table-row>
        <table:table-row table:style-name="ro1">
          <table:table-cell office:value-type="string" table:style-name="ce1">
            <text:p>291654</text:p>
          </table:table-cell>
          <table:table-cell office:value-type="string" table:style-name="ce1">
            <text:p>Hack to the Future : How World Governments Relentlessly Pursue and Domesticate Hackers /</text:p>
          </table:table-cell>
          <table:table-cell office:value-type="string" table:style-name="ce1">
            <text:p>Crose, Emily.</text:p>
          </table:table-cell>
          <table:table-cell office:value-type="string" table:style-name="ce1">
            <text:p>Emily Crose explores the evolution of hacker culture and its complex entanglement with state power. From the early days of the Morris worm to the modern era of cyberwarfare, the book traces how governments—particularly the United States—have alternately vilified, co-opted, and weaponized hackers. Through historical analysis and case studies, Crose reveals how a once-marginal subculture became a strategic asset in global geopolitics.</text:p>
          </table:table-cell>
          <table:table-cell office:value-type="string" table:style-name="ce1">
            <text:p>Newark : John Wiley &amp;amp; Sons, Incorporated, 2024.</text:p>
          </table:table-cell>
          <table:table-cell office:value-type="string" table:style-name="ce1">
            <text:p>Introduction -- The Morris Worm and the Rise of Hacker Culture -- From Hobbyists to Threats -- The Melissa Virus and the Shift in Perception -- NSA, NASA, and the Hacker Nexus -- Weaponizing the Subculture -- Hackers as Geopolitical Assets -- Case Studies in Domestication -- Ethics, Surveillance, and the Hacker Identity -- Conclusion: The Future of Hacktivism and State Power.</text:p>
          </table:table-cell>
          <table:table-cell office:value-type="string" table:style-name="ce1">
            <text:p>https://library.ecssr.ae/cgi-bin/koha/opac-detail.pl?biblionumber=291654</text:p>
          </table:table-cell>
          <table:table-cell table:number-columns-repeated="16377"/>
        </table:table-row>
        <table:table-row table:style-name="ro1">
          <table:table-cell office:value-type="string" table:style-name="ce1">
            <text:p>291655</text:p>
          </table:table-cell>
          <table:table-cell office:value-type="string" table:style-name="ce1">
            <text:p>Capitalism in Contemporary Iran : Capital Accumulation, State Formation and Geopolitics /</text:p>
          </table:table-cell>
          <table:table-cell office:value-type="string" table:style-name="ce1">
            <text:p>Valadbaygi, Kayhan.</text:p>
          </table:table-cell>
          <table:table-cell office:value-type="string" table:style-name="ce1">
            <text:p>This book situates Iran within the dynamics of global capitalism to examine the process of neoliberalisation and its effects on class formation, state restructuring, and foreign policy. Kayhan Valadbaygi offers a historical materialist analysis of Iran’s transformation since the 1979 revolution, highlighting the emergence of new class dynamics, the evolution of state institutions, and the geopolitical implications of Iran’s integration into and resistance against global capitalist structures.</text:p>
          </table:table-cell>
          <table:table-cell office:value-type="string" table:style-name="ce1">
            <text:p>Manchester : Manchester University Press, 2024.</text:p>
          </table:table-cell>
          <table:table-cell office:value-type="string" table:style-name="ce1">
            <text:p>Framing Iran: A historical materialist approach -- Modern Iran from Pax Britannica to Pax Americana -- 1979 revolution and war with Iraq -- Neoliberalisation and the ruling class reconfiguration (1989–2013) -- Neoliberalisation and the institutional and ideological reconstitution of the state -- Class struggles in neoliberal Iran -- Neoliberalism and geopolitics -- Conclusion: Future paths under the crisis of neoliberalism, the changing global order and revolts from below.</text:p>
          </table:table-cell>
          <table:table-cell office:value-type="string" table:style-name="ce1">
            <text:p>https://library.ecssr.ae/cgi-bin/koha/opac-detail.pl?biblionumber=291655</text:p>
          </table:table-cell>
          <table:table-cell table:number-columns-repeated="16377"/>
        </table:table-row>
        <table:table-row table:style-name="ro1">
          <table:table-cell office:value-type="string" table:style-name="ce1">
            <text:p>291656</text:p>
          </table:table-cell>
          <table:table-cell office:value-type="string" table:style-name="ce1">
            <text:p>International Investment Law Reform : Contemporary Issues and Solutions /</text:p>
          </table:table-cell>
          <table:table-cell office:value-type="string" table:style-name="ce1">
            <text:p>Ama, Obiajunwa.</text:p>
          </table:table-cell>
          <table:table-cell office:value-type="string" table:style-name="ce1">
            <text:p>This book offers a contemporary assessment of the challenges facing international investment law and proposes innovative solutions for reform. It addresses investor-state dispute settlement, sustainable development, and the regulatory autonomy of states, with a focus on Africa. The volume brings together diverse perspectives and practical proposals to enhance the regulation of international investments and promote equitable development.</text:p>
          </table:table-cell>
          <table:table-cell office:value-type="string" table:style-name="ce1">
            <text:p>Oxford : Taylor &amp;amp; Francis Group, 2025.</text:p>
          </table:table-cell>
          <table:table-cell office:value-type="string" table:style-name="ce1">
            <text:p>ICSID's 2022 Rule Amendments and the Fight for Market Share / David Collins -- Third-Party Funding in International Investment Arbitration in Africa / Azeezah Titilola -- Just Energy Transition in Africa and the Role of Foreign Direct Investment / Enam Korkor Antonio -- The Role of International Investment Agreements in Supporting Sustainable Development / Joanitha Ntangeki -- Environmental Protection, Climate Change, and International Investment Agreements / Felix Oweka -- Domesticating AfCFTA Dispute Settlement through Reciprocity / Alex Ansong -- Insolvency Law Harmonisation and the Spirit of EU Law / Jennifer L. L. Gant -- Navigating South Sudan's Investment Laws and Policies / Chrispas Nyombi and Ronald Kaddu -- The Green Transition and Uganda's Investment Policy / Jeffrey Suubi Kaddu -- Fintech in Commercial Transactions and Investment Protection in Africa / Solomon Agbataekwe-Richmond -- Proposal for a Pan-African Investment Court / Obiajunwa Ama.</text:p>
          </table:table-cell>
          <table:table-cell office:value-type="string" table:style-name="ce1">
            <text:p>https://library.ecssr.ae/cgi-bin/koha/opac-detail.pl?biblionumber=291656</text:p>
          </table:table-cell>
          <table:table-cell table:number-columns-repeated="16377"/>
        </table:table-row>
        <table:table-row table:style-name="ro1">
          <table:table-cell office:value-type="string" table:style-name="ce1">
            <text:p>291657</text:p>
          </table:table-cell>
          <table:table-cell office:value-type="string" table:style-name="ce1">
            <text:p>Powering the Future : A Lawyer's Guide to Clean Energy /</text:p>
          </table:table-cell>
          <table:table-cell office:value-type="string" table:style-name="ce1">
            <text:p>Ferrey, Steven.</text:p>
          </table:table-cell>
          <table:table-cell office:value-type="string" table:style-name="ce1">
            <text:p>This book provides legal professionals with a comprehensive guide to the evolving field of clean energy law. Steven Ferrey examines the regulatory frameworks, policy incentives, and legal challenges surrounding renewable energy development in the United States. Topics include utility regulation, environmental compliance, energy contracts, and the intersection of federal and state authority. The book equips lawyers with the tools to navigate the legal complexities of transitioning to a sustainable energy future.</text:p>
          </table:table-cell>
          <table:table-cell office:value-type="string" table:style-name="ce1">
            <text:p>La Vergne : American Bar Association, 2025.</text:p>
          </table:table-cell>
          <table:table-cell office:value-type="string" table:style-name="ce1">
            <text:p>Introduction -- The Legal Landscape of Clean Energy -- Renewable Energy Technologies and Regulation -- Utility Law and Grid Integration -- Federal and State Incentives -- Environmental Law and Energy Policy -- Energy Contracts and Transactions -- Siting and Permitting -- Emerging Issues in Clean Energy Law -- Conclusion.</text:p>
          </table:table-cell>
          <table:table-cell office:value-type="string" table:style-name="ce1">
            <text:p>https://library.ecssr.ae/cgi-bin/koha/opac-detail.pl?biblionumber=291657</text:p>
          </table:table-cell>
          <table:table-cell table:number-columns-repeated="16377"/>
        </table:table-row>
        <table:table-row table:style-name="ro1">
          <table:table-cell office:value-type="string" table:style-name="ce1">
            <text:p>291658</text:p>
          </table:table-cell>
          <table:table-cell office:value-type="string" table:style-name="ce1">
            <text:p>Chokepoints : How the Global Economy Became a Weapon of War /</text:p>
          </table:table-cell>
          <table:table-cell office:value-type="string" table:style-name="ce1">
            <text:p>Fishman, Edward.</text:p>
          </table:table-cell>
          <table:table-cell office:value-type="string" table:style-name="ce1">
            <text:p>Edward Fishman reveals how the United States transformed the global economy into a strategic arsenal, using financial and technological dominance to wage economic warfare against rivals like Russia, China, and Iran. Drawing on insider experience, he traces the rise of sanctions, export controls, and financial chokepoints as tools of statecraft, offering a gripping account of how globalization has been weaponized in the 21st century.</text:p>
          </table:table-cell>
          <table:table-cell office:value-type="string" table:style-name="ce1">
            <text:p>London : Elliott &amp;amp; Thompson, Limited, 2025.</text:p>
          </table:table-cell>
          <table:table-cell office:value-type="string" table:style-name="ce1">
            <text:p>Introduction: Win Without Fighting -- Building the Chokepoints -- Iran and the Bomb -- Russia’s Imperial Land Grab -- China’s Bid for Technological Mastery -- Russia’s Invasion of Ukraine -- The World Economic Rupture -- Conclusion: Impossible Trinity -- Notes -- Index.</text:p>
          </table:table-cell>
          <table:table-cell office:value-type="string" table:style-name="ce1">
            <text:p>https://library.ecssr.ae/cgi-bin/koha/opac-detail.pl?biblionumber=291658</text:p>
          </table:table-cell>
          <table:table-cell table:number-columns-repeated="16377"/>
        </table:table-row>
        <table:table-row table:style-name="ro1">
          <table:table-cell office:value-type="string" table:style-name="ce1">
            <text:p>291659</text:p>
          </table:table-cell>
          <table:table-cell office:value-type="string" table:style-name="ce1">
            <text:p>Advanced Technologies for Realizing Sustainable Development Goals : 5G, AI, Big Data, Blockchain and Industry 4.0 Applications /</text:p>
          </table:table-cell>
          <table:table-cell office:value-type="string" table:style-name="ce1">
            <text:p>Bhatt, Ashutosh.</text:p>
          </table:table-cell>
          <table:table-cell office:value-type="string" table:style-name="ce1">
            <text:p>This book explores the intersection of advanced technologies and the United Nations Sustainable Development Goals (SDGs). It highlights how 5G, AI, big data, blockchain, and Industry 4.0 tools can drive progress in areas such as smart cities, healthcare, agriculture, and cybersecurity. Through case studies and applied research, the authors demonstrate how these innovations contribute to sustainability, equity, and resilience in global development.</text:p>
          </table:table-cell>
          <table:table-cell office:value-type="string" table:style-name="ce1">
            <text:p>Sharjah : Bentham Science Publishers, 2024.</text:p>
          </table:table-cell>
          <table:table-cell office:value-type="string" table:style-name="ce1">
            <text:p>Foreword -- Preface -- Role of Energy-Efficient Technology to Build Sustainable Cities -- Blockchain Technology to Empower Women and Eliminate Bias -- One-Dimensional CNN for Data Classification -- Advanced Technology in the Maritime Sector -- 5G and Smart Cities -- Sentiment Analysis for PTSD Detection -- Cybersecurity and Sustainability -- ANN vs ML for Network Vulnerability -- AI in Global Healthcare -- Big Data and Cloud in Healthcare -- Industry 4.0 in FMCG -- Big Data in Food Supply Chains -- Smart Agriculture with ML/DL -- Robotics in Smart Health -- IoT in Healthcare -- Fermatean Fuzzy Set in Urban Development -- Fintech and SDGs.</text:p>
          </table:table-cell>
          <table:table-cell office:value-type="string" table:style-name="ce1">
            <text:p>https://library.ecssr.ae/cgi-bin/koha/opac-detail.pl?biblionumber=291659</text:p>
          </table:table-cell>
          <table:table-cell table:number-columns-repeated="16377"/>
        </table:table-row>
        <table:table-row table:style-name="ro1">
          <table:table-cell office:value-type="string" table:style-name="ce1">
            <text:p>291660</text:p>
          </table:table-cell>
          <table:table-cell office:value-type="string" table:style-name="ce1">
            <text:p>How AI Works /</text:p>
          </table:table-cell>
          <table:table-cell office:value-type="string" table:style-name="ce1">
            <text:p>Idzikowski, Lisa.</text:p>
          </table:table-cell>
          <table:table-cell office:value-type="string" table:style-name="ce1">
            <text:p>This introductory book explains the basics of artificial intelligence (AI) for young readers. It explores how AI systems learn, where we encounter them in daily life, and what benefits and challenges they bring. With clear language and engaging examples, it helps readers understand how AI works and why it matters.</text:p>
          </table:table-cell>
          <table:table-cell office:value-type="string" table:style-name="ce1">
            <text:p>Minneapolis : Lerner Publishing Group, 2025.</text:p>
          </table:table-cell>
          <table:table-cell office:value-type="string" table:style-name="ce1">
            <text:p>What Is Artificial Intelligence? -- How AI Learns -- AI in Everyday Life -- Benefits and Challenges -- The Future of AI -- Glossary -- Index.</text:p>
          </table:table-cell>
          <table:table-cell office:value-type="string" table:style-name="ce1">
            <text:p>https://library.ecssr.ae/cgi-bin/koha/opac-detail.pl?biblionumber=291660</text:p>
          </table:table-cell>
          <table:table-cell table:number-columns-repeated="16377"/>
        </table:table-row>
        <table:table-row table:style-name="ro1">
          <table:table-cell office:value-type="string" table:style-name="ce1">
            <text:p>291661</text:p>
          </table:table-cell>
          <table:table-cell office:value-type="string" table:style-name="ce1">
            <text:p>AI-Driven Value Management : How AI Can Help Bridge the Gap Across the Enterprise to Achieve Customer Success /</text:p>
          </table:table-cell>
          <table:table-cell office:value-type="string" table:style-name="ce1">
            <text:p>LeGrande, Craig.</text:p>
          </table:table-cell>
          <table:table-cell office:value-type="string" table:style-name="ce1">
            <text:p>This book presents a strategic blueprint for scaling value management programs using artificial intelligence. It explores how AI can unify marketing, sales, and customer success functions to deliver measurable business outcomes. Through real-world case studies and frameworks, the authors demonstrate how AI empowers organizations to enhance customer value, drive revenue, and improve operational efficiency across the enterprise.</text:p>
          </table:table-cell>
          <table:table-cell office:value-type="string" table:style-name="ce1">
            <text:p>Newark : John Wiley &amp;amp; Sons, Incorporated, 2025.</text:p>
          </table:table-cell>
          <table:table-cell office:value-type="string" table:style-name="ce1">
            <text:p>Introduction to AI-Driven Value Management -- The Current State of Value Management -- Building the Future Value Management Program -- AI-Driven Value Management for Marketing -- AI-Driven Value Management for Sales -- AI for Sales Operations -- Empowering Sales Partners with AI -- AI-Driven Value Management for Customer Success -- One Value Motion: Unified Value Management -- Delivering Business Outcomes with AI -- Final Note to the Reader -- Glossary -- Index.</text:p>
          </table:table-cell>
          <table:table-cell office:value-type="string" table:style-name="ce1">
            <text:p>https://library.ecssr.ae/cgi-bin/koha/opac-detail.pl?biblionumber=291661</text:p>
          </table:table-cell>
          <table:table-cell table:number-columns-repeated="16377"/>
        </table:table-row>
        <table:table-row table:style-name="ro1">
          <table:table-cell office:value-type="string" table:style-name="ce1">
            <text:p>291662</text:p>
          </table:table-cell>
          <table:table-cell office:value-type="string" table:style-name="ce1">
            <text:p>Leadership Is Personal : How Community and Culture Lead to Business Success /</text:p>
          </table:table-cell>
          <table:table-cell office:value-type="string" table:style-name="ce1">
            <text:p>Mahon, Brad.</text:p>
          </table:table-cell>
          <table:table-cell office:value-type="string" table:style-name="ce1">
            <text:p>In Leadership Is Personal, Brad Mahon reveals the transformative power of authentic, community-focused leadership. Drawing from his rich experiences in higher education and the arts, Mahon shows how cultivating strong internal cultures and external community connections can drive organizational success. He emphasizes aligning personal values with professional practice and offers practical insights for leaders seeking to create meaningful impact through culture and connection.</text:p>
          </table:table-cell>
          <table:table-cell office:value-type="string" table:style-name="ce1">
            <text:p>Newburyport : Advantage Media Group, 2025.</text:p>
          </table:table-cell>
          <table:table-cell office:value-type="string" table:style-name="ce1">
            <text:p>Introduction -- Defining Your Values -- Leading with Authenticity -- Building Internal Culture -- Engaging with Community -- Leadership in Higher Education and the Arts -- Lessons from the Field -- The Power of Connection -- Conclusion: Leadership as a Personal Journey.</text:p>
          </table:table-cell>
          <table:table-cell office:value-type="string" table:style-name="ce1">
            <text:p>https://library.ecssr.ae/cgi-bin/koha/opac-detail.pl?biblionumber=291662</text:p>
          </table:table-cell>
          <table:table-cell table:number-columns-repeated="16377"/>
        </table:table-row>
        <table:table-row table:style-name="ro1">
          <table:table-cell office:value-type="string" table:style-name="ce1">
            <text:p>291663</text:p>
          </table:table-cell>
          <table:table-cell office:value-type="string" table:style-name="ce1">
            <text:p>International Sanctions and Human Rights /</text:p>
          </table:table-cell>
          <table:table-cell office:value-type="string" table:style-name="ce1">
            <text:p>Sturma, Pavel.</text:p>
          </table:table-cell>
          <table:table-cell office:value-type="string" table:style-name="ce1">
            <text:p>This volume explores the legal dimensions of international sanctions and their intersection with human rights. It examines the legitimacy, scope, and impact of sanctions imposed by states and international organizations, with particular attention to targeted sanctions, due process, and the rights of individuals. Contributors analyze recent developments in EU and UN sanctions regimes, the role of international courts, and the balance between coercive measures and human rights protections.</text:p>
          </table:table-cell>
          <table:table-cell office:value-type="string" table:style-name="ce1">
            <text:p>Cham : Springer, 2024.</text:p>
          </table:table-cell>
          <table:table-cell office:value-type="string" table:style-name="ce1">
            <text:p>Introduction -- The Notion of “Sanctions” and “Countermeasures” in International Law -- Sanctions from the Point of View of Legal Theory -- Recent Trends in EU Sanctions Law -- State-to-State Sanctions and Immunity -- Humanitarian Exceptions and Sanctions -- Human Rights and Treaty Mechanisms in Relation to Sanctions -- Illegality of Sanctions Against the ICC -- Sanctions and the Right to Property -- Due Process and Procedural Safeguards -- Economic Sanctions in International Arbitration -- Review of Targeted Sanctions at the International Level -- Judicial Approaches to Countermeasures -- The EU Blocking Statute and European Companies.</text:p>
          </table:table-cell>
          <table:table-cell office:value-type="string" table:style-name="ce1">
            <text:p>https://library.ecssr.ae/cgi-bin/koha/opac-detail.pl?biblionumber=291663</text:p>
          </table:table-cell>
          <table:table-cell table:number-columns-repeated="16377"/>
        </table:table-row>
        <table:table-row table:style-name="ro1">
          <table:table-cell office:value-type="string" table:style-name="ce1">
            <text:p>291664</text:p>
          </table:table-cell>
          <table:table-cell office:value-type="string" table:style-name="ce1">
            <text:p>Digital Entrepreneurship in Science, Technology and Innovation : Challenges and Prospects /</text:p>
          </table:table-cell>
          <table:table-cell office:value-type="string" table:style-name="ce1">
            <text:p>Dabić, Marina.</text:p>
          </table:table-cell>
          <table:table-cell office:value-type="string" table:style-name="ce1">
            <text:p>This book explores the intersection of digitalization and entrepreneurship in science, technology, and innovation (STI). It examines how digital technologies such as AI, big data, and platform ecosystems are reshaping business models, innovation processes, and sustainable development. Through case studies and theoretical insights, the volume highlights the role of digital entrepreneurship in achieving the UN Sustainable Development Goals (SDGs) and transforming sectors like healthcare, education, and mobility.</text:p>
          </table:table-cell>
          <table:table-cell office:value-type="string" table:style-name="ce1">
            <text:p>Cheltenham : Edward Elgar Publishing Limited, 2024.</text:p>
          </table:table-cell>
          <table:table-cell office:value-type="string" table:style-name="ce1">
            <text:p>Introduction: Navigating the Digital Horizon -- STI Policies in the EU -- Electric Vehicles and Policy Diffusion -- Digital Business Models and Ecosystems -- Value Creation in Medical Innovation -- Virtual Entrepreneurship Education -- Digital Technologies and the SDGs -- Humane Orientation and ICT Use -- Media Analysis of Digital Innovation -- Entrepreneurial Ecosystems and SDGs -- Innovation Spaces and Creativity -- Digital Innovation Labs -- Humanizing Digital Work -- Institutional Approaches to Innovation -- Controversies in Digitalization.</text:p>
          </table:table-cell>
          <table:table-cell office:value-type="string" table:style-name="ce1">
            <text:p>https://library.ecssr.ae/cgi-bin/koha/opac-detail.pl?biblionumber=291664</text:p>
          </table:table-cell>
          <table:table-cell table:number-columns-repeated="16377"/>
        </table:table-row>
        <table:table-row table:style-name="ro1">
          <table:table-cell office:value-type="string" table:style-name="ce1">
            <text:p>291666</text:p>
          </table:table-cell>
          <table:table-cell office:value-type="string" table:style-name="ce1">
            <text:p>Cybercrime /</text:p>
          </table:table-cell>
          <table:table-cell office:value-type="string" table:style-name="ce1">
            <text:p>Marcum, Catherine D.</text:p>
          </table:table-cell>
          <table:table-cell office:value-type="string" table:style-name="ce1">
            <text:p>This updated fourth edition provides a comprehensive overview of cybercrime, including offender and victim typologies, theoretical frameworks, and legal responses. Catherine D. Marcum explores various forms of cybercrime—such as hacking, identity theft, and cyberstalking—while addressing investigative techniques, policy developments, and prevention strategies. The book also examines emerging trends and challenges in the digital landscape.</text:p>
          </table:table-cell>
          <table:table-cell office:value-type="string" table:style-name="ce1">
            <text:p>New York : Aspen Publishing, 2025.</text:p>
          </table:table-cell>
          <table:table-cell office:value-type="string" table:style-name="ce1">
            <text:p>Introduction to Cybercrime -- Theoretical Explanations -- Types of Offenders -- Types of Victims -- Types of Cybercrime -- Cybercrime Investigations -- Cybercrime Laws and Policies -- Prevention and Intervention Strategies -- Future Trends in Cybercrime.</text:p>
          </table:table-cell>
          <table:table-cell office:value-type="string" table:style-name="ce1">
            <text:p>https://library.ecssr.ae/cgi-bin/koha/opac-detail.pl?biblionumber=291666</text:p>
          </table:table-cell>
          <table:table-cell table:number-columns-repeated="16377"/>
        </table:table-row>
        <table:table-row table:style-name="ro1">
          <table:table-cell office:value-type="string" table:style-name="ce1">
            <text:p>291667</text:p>
          </table:table-cell>
          <table:table-cell office:value-type="string" table:style-name="ce1">
            <text:p>Tech Cold War : The Geopolitics of Technology /</text:p>
          </table:table-cell>
          <table:table-cell office:value-type="string" table:style-name="ce1">
            <text:p>Baums, Ansgar.</text:p>
          </table:table-cell>
          <table:table-cell office:value-type="string" table:style-name="ce1">
            <text:p>TikTok, Huawei, semiconductors, AI ... Technology has become a field of fierce geopolitical competition, especially between the United States and China. What drives this particular rivalry, and how are these two tech superpowers trying to curb each other's innovation systems? What roles do private companies play? As they delve into the complex dynamics of the US-China battle for technological supremacy, Ansgar Baums and Nicholas Butts unpack the two states' diverging approaches to developing technology infrastructure. Not least, they also highlight the deleterious consequences of this tech cold war on the global economy.</text:p>
          </table:table-cell>
          <table:table-cell office:value-type="string" table:style-name="ce1">
            <text:p>Boulder, CO : Lynne Rienner Publishers, 2025.</text:p>
          </table:table-cell>
          <table:table-cell office:value-type="string" table:style-name="ce1">
            <text:p>Introduction: The New Tech Cold War -- The Rise of Technonationalism -- Strategic Technologies and National Security -- The US Approach: Regulation and Decoupling -- The Chinese Model: State Capitalism and Tech Ambition -- The Role of Private Companies -- Global Supply Chains and Strategic Dependencies -- The Semiconductor Frontline -- AI, 5G, and the Battle for Standards -- The Global Economic Fallout -- Prospects for Cooperation or Escalation -- Conclusion: Navigating a Fragmented Tech World.</text:p>
          </table:table-cell>
          <table:table-cell office:value-type="string" table:style-name="ce1">
            <text:p>https://library.ecssr.ae/cgi-bin/koha/opac-detail.pl?biblionumber=291667</text:p>
          </table:table-cell>
          <table:table-cell table:number-columns-repeated="16377"/>
        </table:table-row>
        <table:table-row table:style-name="ro1">
          <table:table-cell office:value-type="string" table:style-name="ce1">
            <text:p>291668</text:p>
          </table:table-cell>
          <table:table-cell office:value-type="string" table:style-name="ce1">
            <text:p>Contemporary Business Law /</text:p>
          </table:table-cell>
          <table:table-cell office:value-type="string" table:style-name="ce1">
            <text:p>Fields, C. Kerry.</text:p>
          </table:table-cell>
          <table:table-cell office:value-type="string" table:style-name="ce1">
            <text:p>This updated second edition offers a practical and accessible overview of business law, integrating legal theory with real-world applications. Designed for undergraduate students, it covers core topics such as contracts, torts, business organizations, and regulatory frameworks, while also addressing emerging issues like artificial intelligence in legal practice. Each chapter includes case studies, ethical considerations, and AI-based exercises to reinforce learning and critical thinking.</text:p>
          </table:table-cell>
          <table:table-cell office:value-type="string" table:style-name="ce1">
            <text:p>New York : Aspen Publishing, 2025.</text:p>
          </table:table-cell>
          <table:table-cell office:value-type="string" table:style-name="ce1">
            <text:p>Introduction to Business Law -- Contracts and Sales -- Torts and Product Liability -- Agency and Employment Law -- Business Organizations -- Government Regulation -- Property and Cyberlaw -- Ethics and Corporate Responsibility -- Artificial Intelligence and Legal Practice.</text:p>
          </table:table-cell>
          <table:table-cell office:value-type="string" table:style-name="ce1">
            <text:p>https://library.ecssr.ae/cgi-bin/koha/opac-detail.pl?biblionumber=291668</text:p>
          </table:table-cell>
          <table:table-cell table:number-columns-repeated="16377"/>
        </table:table-row>
        <table:table-row table:style-name="ro1">
          <table:table-cell office:value-type="string" table:style-name="ce1">
            <text:p>291669</text:p>
          </table:table-cell>
          <table:table-cell office:value-type="string" table:style-name="ce1">
            <text:p>Developing Entrepreneurial Mindsets, Ideas, and Opportunities : A Guide for Educators /</text:p>
          </table:table-cell>
          <table:table-cell office:value-type="string" table:style-name="ce1">
            <text:p>Neck, Heidi M.</text:p>
          </table:table-cell>
          <table:table-cell office:value-type="string" table:style-name="ce1">
            <text:p>This guide presents 35 experiential teaching exercises developed by global entrepreneurship educators to foster entrepreneurial mindsets, idea generation, and opportunity evaluation. It emphasizes creativity, adaptability, and critical thinking, offering practical tools for educators to engage learners in dynamic, real-world entrepreneurial learning.</text:p>
          </table:table-cell>
          <table:table-cell office:value-type="string" table:style-name="ce1">
            <text:p>Cheltenham : Edward Elgar Publishing Limited, 2025.</text:p>
          </table:table-cell>
          <table:table-cell office:value-type="string" table:style-name="ce1">
            <text:p>Part I: Entrepreneurial mindsets -- The tower building game -- Dare to ask! -- Theatrical improvisation as a mindset tool -- Building creativity and communication skills through improvisation -- The linking game -- Entrepreneurial or managerial mindset? -- Changing seats for an entrepreneurial mindset -- Understanding entrepreneurial mindset through metaphor -- Games to challenge existing mindsets -- Candle talk: Where I failed -- Understanding and managing fear of failing -- Envisioning your life as an entrepreneurial project -- Part II: Idea generation -- Using data as inspiration -- Emotionally intelligent ideation -- Opposite thinking -- Challenging assumptions -- Celebrating mistakes and bad ideas -- Hidden ingenuity -- Improvisation for innovation -- Strategic idea generation tools -- Brainstorming and brainwriting -- Changemaker ideation -- Time travel workshop -- Developing entrepreneurial foresight -- Part III: Opportunity evaluation -- The reality vote -- Strategic resources -- Inverse service blueprint -- Self-evaluation in teamwork -- Pitching practice -- Strategic clock -- Assessing risk levels -- The three cooks -- Creating value -- Sustainable Business Model Canvas -- Businessopoly.</text:p>
          </table:table-cell>
          <table:table-cell office:value-type="string" table:style-name="ce1">
            <text:p>https://library.ecssr.ae/cgi-bin/koha/opac-detail.pl?biblionumber=291669</text:p>
          </table:table-cell>
          <table:table-cell table:number-columns-repeated="16377"/>
        </table:table-row>
        <table:table-row table:style-name="ro1">
          <table:table-cell office:value-type="string" table:style-name="ce1">
            <text:p>291670</text:p>
          </table:table-cell>
          <table:table-cell office:value-type="string" table:style-name="ce1">
            <text:p>From Machine Learning to Artificial Intelligence : The Modern Machine Intelligence Approach for Financial and Economic Inclusion /</text:p>
          </table:table-cell>
          <table:table-cell office:value-type="string" table:style-name="ce1">
            <text:p>Musleh Al-Sartawi, Abdalmuttaleb M. A.</text:p>
          </table:table-cell>
          <table:table-cell office:value-type="string" table:style-name="ce1">
            <text:p>This comprehensive volume explores the evolution from machine learning to artificial intelligence, emphasizing their transformative roles in financial and economic inclusion. It presents theoretical foundations, practical applications, and case studies that demonstrate how intelligent systems can enhance decision-making, reduce inequality, and foster inclusive growth. Topics include AI-driven credit scoring, blockchain for financial access, predictive analytics in microfinance, and ethical considerations in deploying intelligent technologies.</text:p>
          </table:table-cell>
          <table:table-cell office:value-type="string" table:style-name="ce1">
            <text:p>Cham : Springer, 2025.</text:p>
          </table:table-cell>
          <table:table-cell office:value-type="string" table:style-name="ce1">
            <text:p>Part I. Foundations of Machine Intelligence -- Part II. Machine Learning Applications in Finance -- Part III. AI for Economic Inclusion -- Part IV. Intelligent Decision Support Systems -- Part V. Ethics, Governance, and Future Directions.</text:p>
          </table:table-cell>
          <table:table-cell office:value-type="string" table:style-name="ce1">
            <text:p>https://library.ecssr.ae/cgi-bin/koha/opac-detail.pl?biblionumber=291670</text:p>
          </table:table-cell>
          <table:table-cell table:number-columns-repeated="16377"/>
        </table:table-row>
        <table:table-row table:style-name="ro1">
          <table:table-cell office:value-type="string" table:style-name="ce1">
            <text:p>291671</text:p>
          </table:table-cell>
          <table:table-cell office:value-type="string" table:style-name="ce1">
            <text:p>Green Finance and Energy Transition : Innovation, Legal Frameworks and Regulation /</text:p>
          </table:table-cell>
          <table:table-cell office:value-type="string" table:style-name="ce1">
            <text:p>Mansour, Nadia.</text:p>
          </table:table-cell>
          <table:table-cell office:value-type="string" table:style-name="ce1">
            <text:p>This comprehensive volume explores the intersection of green finance and the global energy transition. It examines innovative financial instruments, regulatory frameworks, and legal mechanisms that support sustainable development. Through case studies and policy analysis, the authors highlight how green finance can drive investment in clean energy, promote ESG integration, and facilitate a just transition to a low-carbon economy.</text:p>
          </table:table-cell>
          <table:table-cell office:value-type="string" table:style-name="ce1">
            <text:p>Cham : Springer, 2025.</text:p>
          </table:table-cell>
          <table:table-cell office:value-type="string" table:style-name="ce1">
            <text:p>Introduction -- Green Finance: Concepts and Instruments -- Legal and Regulatory Frameworks -- Innovation and Sustainable Investment -- Green Bonds and Climate Finance -- ESG and Corporate Governance -- Risk Management and Disclosure -- Public-Private Partnerships -- Case Studies in Energy Transition -- Policy Recommendations and Future Outlook.</text:p>
          </table:table-cell>
          <table:table-cell office:value-type="string" table:style-name="ce1">
            <text:p>https://library.ecssr.ae/cgi-bin/koha/opac-detail.pl?biblionumber=291671</text:p>
          </table:table-cell>
          <table:table-cell table:number-columns-repeated="16377"/>
        </table:table-row>
        <table:table-row table:style-name="ro1">
          <table:table-cell office:value-type="string" table:style-name="ce1">
            <text:p>291672</text:p>
          </table:table-cell>
          <table:table-cell office:value-type="string" table:style-name="ce1">
            <text:p>The European Union's Geopolitics : The Lackluster World Power /</text:p>
          </table:table-cell>
          <table:table-cell office:value-type="string" table:style-name="ce1">
            <text:p>Jopp, Mathias.</text:p>
          </table:table-cell>
          <table:table-cell office:value-type="string" table:style-name="ce1">
            <text:p>This book examines the European Union’s struggle to assert itself as a global geopolitical actor amid crises such as Brexit, the COVID-19 pandemic, and Russia’s war on Ukraine. It explores the EU’s institutional limitations, strategic ambitions, and external relations with key global players including China, the United States, and Turkey. Through a realist lens, the authors assess the EU’s capacity to navigate a shifting world order and defend its liberal democratic values.</text:p>
          </table:table-cell>
          <table:table-cell office:value-type="string" table:style-name="ce1">
            <text:p>Cham : Springer, 2025.</text:p>
          </table:table-cell>
          <table:table-cell office:value-type="string" table:style-name="ce1">
            <text:p>Introduction: The EU’s Geopolitics—Where Ambition Exceeds Ability -- Can the EEAS Deliver Diplomacy for the Era of Grey Zones? -- European Defence: Developments and Gaps -- Geopolitical Enlargement -- EU Trade Policy in a Geopolitical Age -- The EU’s Energy Dilemma -- Russian Geopolitics and the War in Ukraine -- China: Systemic Rival or Selective Partner? -- The Transatlantic Relationship -- Global Transportation Geopolitics -- The EU and Turkey -- Geopolitics in Central Asia -- EU-India Relations -- EU Strategy Toward the Indo-Pacific -- The EU and Sub-Saharan Africa and South America -- EU-Canada Relations.</text:p>
          </table:table-cell>
          <table:table-cell office:value-type="string" table:style-name="ce1">
            <text:p>https://library.ecssr.ae/cgi-bin/koha/opac-detail.pl?biblionumber=291672</text:p>
          </table:table-cell>
          <table:table-cell table:number-columns-repeated="16377"/>
        </table:table-row>
        <table:table-row table:style-name="ro1">
          <table:table-cell office:value-type="string" table:style-name="ce1">
            <text:p>291673</text:p>
          </table:table-cell>
          <table:table-cell office:value-type="string" table:style-name="ce1">
            <text:p>Cyber Sovereignty : The Future of Governance in Cyberspace /</text:p>
          </table:table-cell>
          <table:table-cell office:value-type="string" table:style-name="ce1">
            <text:p>Kadlecova, Lucie,</text:p>
          </table:table-cell>
          <table:table-cell office:value-type="string" table:style-name="ce1">
            <text:p>This book explores how cyberspace is reshaping the traditional concept of state sovereignty. Lucie Kadlecova examines how states like Estonia, the Netherlands, Turkey, and the United States adapt their legal and strategic frameworks to assert authority in the digital domain. The book argues that cyber sovereignty represents a new phase in the evolution of governance, requiring flexible and innovative approaches to maintain control and legitimacy in a rapidly changing technological landscape.</text:p>
          </table:table-cell>
          <table:table-cell office:value-type="string" table:style-name="ce1">
            <text:p>Stanford, California : Stanford University Press, 2024.</text:p>
          </table:table-cell>
          <table:table-cell office:value-type="string" table:style-name="ce1">
            <text:p>The transformation of state sovereignty over time -- The transposition of state sovereignty into cyberspace -- Estonia and Westphalian sovereignty -- The Netherlands and international legal sovereignty -- Turkey and domestic sovereignty -- The USA and interdependence sovereignty -- Implications for state sovereignty.</text:p>
          </table:table-cell>
          <table:table-cell office:value-type="string" table:style-name="ce1">
            <text:p>https://library.ecssr.ae/cgi-bin/koha/opac-detail.pl?biblionumber=291673</text:p>
          </table:table-cell>
          <table:table-cell table:number-columns-repeated="16377"/>
        </table:table-row>
        <table:table-row table:style-name="ro1">
          <table:table-cell office:value-type="string" table:style-name="ce1">
            <text:p>291674</text:p>
          </table:table-cell>
          <table:table-cell office:value-type="string" table:style-name="ce1">
            <text:p>The Art of Self-Leadership : Discover the Power Within You and Learn to Lead Yourself /</text:p>
          </table:table-cell>
          <table:table-cell office:value-type="string" table:style-name="ce1">
            <text:p>Younger, Heather R.</text:p>
          </table:table-cell>
          <table:table-cell office:value-type="string" table:style-name="ce1">
            <text:p>This book offers a practical roadmap for cultivating self-leadership by focusing on self-awareness, personal growth, and interpersonal influence. Heather R. Younger guides readers through strategies to build confidence, overcome fear, embrace progress over perfection, and develop authentic relationships. With tools like the GROW framework, DiSC assessment, and reflective exercises, the book empowers individuals to lead themselves with clarity, resilience, and purpose in both personal and professional contexts.</text:p>
          </table:table-cell>
          <table:table-cell office:value-type="string" table:style-name="ce1">
            <text:p>Newark : John Wiley &amp;amp; Sons, Incorporated, 2025.</text:p>
          </table:table-cell>
          <table:table-cell office:value-type="string" table:style-name="ce1">
            <text:p>Introduction: Unveiling Your Golden Core -- Part I: Foundation of Self-Understanding -- Understanding Your Intrinsic Worth -- Understanding Your Limitations -- Understanding Fear -- Part II: Personal Growth and Sustainability -- Deciding Between Progress and Perfection -- Prioritizing Self-Care -- The Three Stages of Empowerment -- Keying in on Your Strengths -- Part III: Social Interaction and Influence -- Relationship-Building in Action -- Leaning into Flexible Thinking -- Expect Clear Expectations -- Feedback Is a Gift -- Use Your Voice and Be Seen -- Conclusion: Are You Ready and Willing to Become a Strong Self-Leader?</text:p>
          </table:table-cell>
          <table:table-cell office:value-type="string" table:style-name="ce1">
            <text:p>https://library.ecssr.ae/cgi-bin/koha/opac-detail.pl?biblionumber=291674</text:p>
          </table:table-cell>
          <table:table-cell table:number-columns-repeated="16377"/>
        </table:table-row>
        <table:table-row table:style-name="ro1">
          <table:table-cell office:value-type="string" table:style-name="ce1">
            <text:p>291675</text:p>
          </table:table-cell>
          <table:table-cell office:value-type="string" table:style-name="ce1">
            <text:p>Islamic Finance and Sustainability : A Research Companion /</text:p>
          </table:table-cell>
          <table:table-cell office:value-type="string" table:style-name="ce1">
            <text:p>Taghizadeh-Hesary, Farhad.</text:p>
          </table:table-cell>
          <table:table-cell office:value-type="string" table:style-name="ce1">
            <text:p>This research companion offers a comprehensive exploration of how Islamic finance principles intersect with sustainability goals. It examines the theoretical foundations, financial instruments, and regulatory frameworks that support environmentally and socially responsible finance in Islamic contexts. Through global case studies and sector-specific analyses, the book highlights the potential of Islamic finance to contribute to sustainable development and climate resilience.</text:p>
          </table:table-cell>
          <table:table-cell office:value-type="string" table:style-name="ce1">
            <text:p>Oxford : Taylor &amp;amp; Francis Group, 2025.</text:p>
          </table:table-cell>
          <table:table-cell office:value-type="string" table:style-name="ce1">
            <text:p>Cover -- Half Title -- Series Information -- Title Page -- Copyright Page -- Table of Contents -- List of Contributors -- About the Editors -- Acknowledgments -- Introductory Remarks -- Introduction -- Part I Pre-Requisites Principles On Green Finance for Sustainability: The Role of Islamic Finance -- 1 Islamic Finance and Its Role in Fostering Sustainable and Inclusive Economic Growth: A Bibliometric and Content Analysis -- 1.1 Introduction -- 1.2 Methodology and Data -- 1.2.1 Data Consolidation -- 1.2.2 Data Analysis and Visualization -- 1.3 Analysis Results -- 1.3.1 Trajectories of Research Development (RQ1) -- 1.3.2 Performance Analysis (RQ2) -- 1.3.3 Citation Analysis (RQ3) -- 1.3.4 Collaboration Analysis (RQ4) -- 1.3.5 Keyword Analysis (RQ5) -- 1.3.6 Bibliographic Coupling (RQ5) -- 1.3.7 Keywords Co-Occurrence (RQ5) -- 1.3.8 Content Analysis -- 1.4 Conclusion and Implications -- References -- 2 Fostering Green Islamic Financing Through Innovation and Education: A Literature Review -- 2.1 Introduction -- 2.2 Islamic Finance, Sustainability, Innovation, and Education -- 2.2.1 Islamic Finance -- 2.2.2 Sustainability -- 2.2.3 Innovation -- 2.2.4 Education -- 2.3 Research Methods -- 2.3.1 Step 1: Protocol -- 2.3.2 Step 2: Search -- 2.3.3 Step 3: Appraisal -- 2.3.4 Step 4: Synthesis -- 2.3.5 Step 5: Analysis -- 2.3.6 Step 6: Report -- 2.4 Results and Analysis -- 2.4.1 Research Gaps -- 2.4.2 The Green Islamic Finance Framework -- 2.5 Discussion and Conclusion -- 2.5.1 Policy Recommendation -- References -- 3 Green Fintech Innovations in Islamic Banking: Opportunities and Challenges -- 3.1 Introduction -- 3.2 The Concept of Financial Technology (FinTech) -- 3.3 Historical Development of Financial Technology (FinTech) -- 3.4 Green Financial Technology (FinTech) -- 3.5 Islamic Financial Technology (FinTech). 3.6 Green Financial Technology (FinTech) in Islam -- 3.7 Overview of Islamic Banking and Sustainability -- 3.8 Importance of Green Finance -- 3.9 Green Financial Technology (FinTech) Opportunities and Innovations in Islamic Finance -- 3.10 LSEG Islamic Sustainable Finance Scores 2023 -- 3.11 Challenges and Risks in Implementing Green Fintech -- 3.12 Conclusion and Policy Implication -- 3.12.1 Conclusion -- 3.12.2 Policy Implication -- References -- 4 Principles of Sustainability in Islamic Finance -- 4.1 Introduction -- 4.2 Principles of Sustainability -- 4.2.1 Ethical Conduct -- 4.2.2 Social Responsibility -- 4.2.3 Environmental Protection -- 4.2.4 Economic Justice -- 4.2.5 The (Mis)Alignment Between Conventional and Islamic Finance -- 4.3 Sustainable Instruments in Islamic Finance -- 4.3.1 Socially Responsible Investment -- 4.3.2 Environmental, Social, and Governance -- 4.3.3 Ethical Banking -- 4.3.4 Value-Based Intermediation -- 4.4 Case Study of Sustainability in Islamic Finance -- 4.5 Emerging Trend of Sustainability in Islamic Finance -- 4.6 Conclusion -- References -- Appendix -- Part II Building Islamic Finance Schemes for Sustainable Green Finance System -- 5 Factors Influencing Purchasing of Green Islamic Bank Products: Arabic Term as the Moderator -- 5.1 Introduction -- 5.2 Literature Review -- 5.2.1 Understanding Syariah Value -- 5.2.2 Islamic Banking -- 5.2.3 Theory -- 5.2.4 Research Model -- 5.2.5 Hypotheses Development -- 5.2.5.1 Attitude of Islamic Bank Clients -- 5.2.5.2 Subjective Norm of Islamic Bank Clients -- 5.2.5.3 Perceived Behavioral Control of Islamic Bank Clients -- 5.2.5.4 Arabic Term -- 5.2.5.5 The Intention of Islamic Bank Client to Purchase Islamic Bank Products. -- 5.3 Research Methodology -- 5.3.1 Data Collection Procedure and Sampling -- 5.3.2 Measurement -- 5.4 Results -- 5.4.1 Demographic Profile. 5.4.2 Descriptive Statistic Analysis -- 5.4.3 Measurement Model -- 5.4.4 Structural Model -- 5.4.4.1 Lateral Collinearity Assessment -- 5.4.4.2 Path Coefficients Results -- 5.4.4.3 Moderating Effect -- 5.5 Discussion -- 5.6 Theoretical and Practical Contributions -- 5.6.1 Limitations and Future Research -- 5.7 Conclusion -- References -- 6 Green Sukuk and Musharakah-Based Contracts for Financing Agritech in Nigeria: Prospects and Challenges -- 6.1 Introduction -- 6.1.1 Objectives of the Study -- 6.2 Methodology -- 6.3 Application of Agritech for Food Production -- 6.3.1 Prospects and Challenges of Adopting Agritech in Nigeria -- 6.3.2 Benefits of Using Agritech in Nigeria -- 6.3.3 Challenges of Using Agritech in Nigeria -- 6.4 Prospects of Green Sukuk -- 6.4.1 Countries That Issue Green Sukuk -- 6.4.2 Musharakah as a Vehicle for Green Sukuk Issuance in Nigeria -- 6.4.3 Challenges of Green Sukuk Issuance -- 6.4.4 Lessons From the Top Issuers of Green Sukuk -- 6.5 Conclusion and Policy Implications -- 6.5.1 Conclusion -- 6.5.2 Policy Implications -- 6.5.3 Limitations of the Study -- References -- 7 Trailblazing Social Takaful Fund for Green Sustainability Project: A Case of Cyntok Batik Social Enterprise -- 7.1 Introduction -- 7.2 Social Takaful Fund and Microtakaful -- 7.3 Takaful and Social Responsibility -- 7.4 Social Takaful Fund -- 7.5 Cyntok Batik Social Enterprise: An Overview -- 7.6 Cyntok Batik Social Enterprise: A Novel Initiative -- 7.7 Conclusion -- References -- 8 Advancing a Just Transition: A Critical Analysis of Islamic Green Finance Policy Frameworks and Initiatives in Malaysia -- 8.1 Introduction -- 8.2 Just Transition Vis-A-Vis Maqas.id Al-Shari.ah -- 8.2.1 The Confluence of Just Transition and Maqas.id Al-Shari.ah -- 8.2.2 Just Transition and the Funding Gap -- 8.3 Malaysia's Movement Towards Just Transition. 8.3.1 Government of Malaysia's Support of Just Transition -- 8.3.1.1 MADANI Economy -- 8.3.1.2 Focus 1: Malaysia - Leading Asian Economy -- 8.3.1.3 Focus 2: Elevating the Quality of Life for the Rakyat -- 8.3.2 Financial Sector Support for Just Transition -- 8.3.2.1 Financial Sector Blueprint 2022-2026 -- 8.3.3 Financial Inclusion Framework 2023-2026 -- 8.4 Islamic Green Finance Supporting Just Transition -- 8.5 Progress of VBI Implementation -- 8.6 Policy Implication -- 8.7 Conclusion -- Notes -- References -- 9 Housing Redevelopment Schemes (HRS): Islamic Green Finance Perspective -- 9.1 Research Background -- 9.2 Motivation of Study -- 9.2.1 Housing Redevelopment Projects and Poverty Reduction -- 9.2.2 Housing Sustainability -- 9.2.3 Housing Quality Improvement -- 9.2.4 Addressing Housing Shortages -- 9.2.5 Enhancing Neighborhoods -- 9.2.6 Redevelopment Projects With Islamic Finance and Green Finance Engagements -- 9.3 Research Methodology -- 9.4 Discussion and Analysis -- 9.4.1 Housing Redevelopment Guidelines -- 9.4.2 Awareness Cultivation -- 9.4.3 Financing Apparatus -- 9.5 Policy Implications -- 9.6 Conclusion and Recommendation -- References -- 10 Blockchain and Cryptocurrency Ecosystem: Balancing Innovation and Islamic Ethics for Sustainable Finance -- 10.1 Introduction -- 10.2 Blockchain Cryptocurrency and Islamic Finance: An Integration -- 10.2.1 Bridging the Gap Between Blockchain Cryptocurrency and Islamic Finance -- 10.3 Islamic Ethical Foundations in Finance -- 10.3.1 Alignment With Sustainable and Green Finance -- 10.4 Ethical Considerations in Blockchain and Cryptocurrency's Potential for Green Finance -- 10.4.1 Cryptocurrency Operations and Islamic Ethics -- 10.4.2 Cryptocurrencies for Direct Green Finance Support -- 10.4.3 Features of a Risk-Sharing-Based Cryptocurrency. 10.5 Challenges and Solutions in Harmonizing Islamic Ethics With Cryptocurrencies -- 10.5.1 Challenges in Ensuring Shari'ah Compliance -- 10.5.2 Strategies for Overcoming Challenges -- 10.6 Case Studies and Examples: Real-World Applications of Blockchain in Islamic Finance -- 10.7 Policy Implications and Recommendations for Blockchain Cryptocurrency Within Islamic Finance -- 10.8 Conclusion -- 10.8.1 Conclusion and Policy Implications -- 10.8.2 Practical Implications -- References -- Part III Islamic Green Finance and Its Impact Assessments -- 11 Impact of Corporate Sustainability On Financial Performance: Insights From Malaysian Green Banks -- 11.1 Introduction -- 11.2 Literature Review -- 11.2.1 Corporate Motives for Adopting Sustainability Practices -- 11.2.2 Sustainable Investment (SI) -- 11.2.3 Bloomberg ESG Model -- 11.2.4 Hypothesis Development -- 11.2.4.1 Environmental (E) Score -- 11.2.4.2 Social (S) Score -- 11.2.4.3 Governance (G) Score -- 11.2.4.4 Aggregate ESG Score -- 11.2.4.5 Sustainable Investment (SI) Disclosure -- 11.3 Research Methodology -- 11.3.1 Research Framework -- 11.3.2 Data Collection -- 11.4 Data Analysis -- 11.4.1 Descriptive Statistics -- 11.4.2 Correlation Analysis -- 11.4.3 Multiple Regression Analysis -- 11.4.3.1 Multicollinearity Analysis -- 11.4.3.2 Heteroskedasticity Tests -- 11.4.3.3 Regression Model Analysis -- 11.5 Conclusion and Discussions -- 11.5.1 Implications of the Study -- 11.5.2 Limitations and Future Recommendations -- References -- 12 Relational Ramifications Between Political Factors and Sukuk in Promoting Sustainable Forest Management -- 12.1 Introduction -- 12.2 Previous Study and Hypothesis Background -- 12.3 Data and Methodology -- 12.4 Result -- 12.5 Discussion -- 12.5.1 Relational Ramification Between Sukuk and Sustainable Forest Management. 12.5.2 Relational Ramification Between Political Factors and Sustainable Forest Management.</text:p>
          </table:table-cell>
          <table:table-cell office:value-type="string" table:style-name="ce1">
            <text:p>https://library.ecssr.ae/cgi-bin/koha/opac-detail.pl?biblionumber=291675</text:p>
          </table:table-cell>
          <table:table-cell table:number-columns-repeated="16377"/>
        </table:table-row>
        <table:table-row table:style-name="ro1">
          <table:table-cell office:value-type="string" table:style-name="ce1">
            <text:p>291676</text:p>
          </table:table-cell>
          <table:table-cell office:value-type="string" table:style-name="ce1">
            <text:p>Intelligent Robots and Cobots : Industry 5.0 Applications /</text:p>
          </table:table-cell>
          <table:table-cell office:value-type="string" table:style-name="ce1">
            <text:p>Ramasamy, V.</text:p>
          </table:table-cell>
          <table:table-cell office:value-type="string" table:style-name="ce1">
            <text:p>This book provides a comprehensive study of how intelligent robots and collaborative robots (cobots) are transforming industrial operations in the era of Industry 5.0. It explores the integration of AI, IoT, blockchain, and cognitive computing in cobot systems across sectors such as manufacturing, healthcare, transportation, and agriculture. The volume addresses design, deployment, cybersecurity, and workforce implications, offering practical insights and future directions for human-centric automation.</text:p>
          </table:table-cell>
          <table:table-cell office:value-type="string" table:style-name="ce1">
            <text:p>Newark : John Wiley &amp;amp; Sons, Incorporated, 2025.</text:p>
          </table:table-cell>
          <table:table-cell office:value-type="string" table:style-name="ce1">
            <text:p>Cover -- Series Page -- Title Page -- Copyright Page -- Dedication Page -- Contents -- Preface -- Acknowledgement -- Part 1: Fundamentals -- Chapter 1 Cobots for Industry 5.0 Transformation -- 1.1 Introduction -- 1.2 Related Works -- 1.3 IoT for Industries -- 1.4 Issues with Cobots in Industry 5.0 -- 1.5 Cobots in Industries -- 1.6 Automation and Cobots -- 1.7 Conclusion -- References -- Chapter 2 Cobots as an Enabling Technique for Industry 5.0: A Conceptual Framework -- 2.1 Introduction -- 2.2 Industry 5.0 at a Glance -- 2.3 Industry 4.0 vs. Industry 5.0 -- 2.4 Key Differences Between Robots and Cobots -- 2.5 Cobots as an Enabling Technique for Industry 5.0 -- 2.6 The Contribution of Cobots Across Different Sectors -- 2.6.1 Manufacturing -- 2.6.2 Healthcare -- 2.6.3 Packaging -- 2.6.4 Aerospace and Electronics -- 2.6.5 Textile -- 2.6.6 Agriculture -- 2.6.7 Construction -- 2.6.8 Logistics -- 2.6.9 Automotive -- 2.6.10 Food Processing -- 2.7 A Conceptual Cobot-Based Cyber-Physical System -- 2.7.1 Need for Cobot: Problem Formulation and its Analysis -- 2.7.2 Synthesizing Cobot: Characteristics of Design -- 2.7.3 Cobot Selection -- 2.7.4 Selection of the Gripper -- 2.7.5 Tentative Design Proposal, Simulation, Conditional Prediction, and Evaluation -- 2.7.6 Design of Cobot as a Multi-Perspective System Viewpoint -- 2.8 The Risk and Security Issues with Respect to Cobots and Their Mitigations -- 2.8.1 Safety-Rated Monitored Stop -- 2.8.2 Hand-Guiding -- 2.8.3 Speed and Separation Monitoring -- 2.8.4 Power and Force Limitation -- 2.9 Conclusion -- References -- Chapter 3 Role of Cobots and Industrial Robots in Industry 5.0 -- 3.1 Introduction -- 3.2 Role of Cobots -- 3.3 Programming Flowchart -- 3.3.1 Steps Involved -- 3.4 Objectives of Research in Cobots -- 3.5 Capabilities and Features of Cobots for Industrial Applications. 3.6 Industrial Developments and Different Degrees of Collaboration by Cobots -- 3.7 Cobot Applications -- 3.7.1 Assembly -- 3.7.2 Pick and Place -- 3.7.3 Packaging and Palletizing -- 3.7.4 Quality Control -- 3.7.5 Welding -- 3.8 Challenges Faced by Cobots -- 3.9 Economic Impact of Cobots -- 3.10 Components Required -- 3.10.1 Robot Arm -- 3.10.2 End Effector -- 3.10.3 Sensors -- 3.10.4 Control System -- 3.10.5 Power Source -- 3.10.6 Communication System -- 3.10.7 Mounting Structure -- 3.10.8 Mobility -- 3.11 Integration of Cobots with Other Technologies -- 3.12 Discussion -- 3.13 Future Scope -- 3.14 Conclusion -- References -- Chapter 4 The Evolution of Cobots in Intelligent Transportation Systems -- 4.1 Introduction -- 4.2 Uncovering Challenges in Intelligent Transportation System -- 4.3 The Role and Application of Cobots in Manufacturing and Logistics -- 4.4 Advancing Technologies Facilitating Robot and Cobot Operations in Intelligent Transportation Systems -- 4.5 Redefining Smart Transportation: The Synergy of Robotics, Cobots, and Predictive Analytics in ITS -- 4.5.1 Enhancing Urban Mobility with Robotic-Enabled Route Optimization -- 4.5.2 Revolutionizing Parking Efficiency with Robotic and Cobot Assistance -- 4.5.3 Enhancing Street Lighting with Robotic and Cobot Integration -- 4.5.4 Robotic Intervention in Accident Detection and Prevention -- 4.5.5 Robotic Solutions for Road Anomalies Detection -- 4.5.6 Advanced Vehicle Tracking or Transportation Monitoring -- 4.6 A Comparative Analysis of Cobot and Predictive Protocols in Enhancing Safety and Sustainability in ITS -- 4.6.1 Advancing Eco-Friendly Transportation Through Robotic and Cobot Integration -- 4.6.2 Robotic and Cobot Enhanced Collision Avoidance in Traffic -- 4.6.3 Revolutionizing Transportation: Robotic-Driven Autonomous Vehicles. 4.7 Advanced Analytics and Insights in Intelligent Transportation Systems -- 4.7.1 Robotic-Enhanced Traffic Detection -- 4.7.2 Advanced Road/Lane Detection with Robot -- 4.7.3 Elevating Precision in Navigation -- 4.7.4 Cobot-Driven Vehicle Detection -- 4.7.5 Robotics and 5G Routing for Transportation -- 4.7.6 Robotic Traffic Optimization for Efficient Commuting -- 4.7.7 Robotic Traffic Flow Prediction for Safer Commutes -- 4.7.8 Robotics and ITS Data Transformation -- 4.8 Conclusion -- References -- Chapter 5 Low/No-Code Software Development of Cobots Using Advanced Graphical User Interface -- 5.1 Introduction -- 5.1.1 Low/No Code -- 5.1.2 Analysis of Various Low/No-Code Platform -- 5.1.2.1 Microsoft Power App -- 5.1.2.2 Outsystem -- 5.1.2.3 Kissflow -- 5.1.2.4 Bubble -- 5.1.2.5 Mendix -- 5.2 Cobots -- 5.2.1 Types of Cobots -- 5.2.1.1 Uses -- 5.2.1.2 Advantages of Cobots -- 5.3 Design of Low/No-Code-Based Cobot Development -- 5.4 Graphical User Interface Features -- 5.5 RPA vs. Low Code No Code in Cobot Development: "Low Code or RPA? Who Wins?" -- 5.5.1 Working of RPA -- 5.5.2 Cobots and RPA -- 5.5.3 The Downfall of RPA -- 5.5.4 Low/No Code's Edge Over RPA -- 5.6 Conclusion -- 5.7 Pros and Cons -- 5.7.1 Pros of Cobots -- 5.7.2 Cons of Low/No Code -- 5.7.3 Cons of Cobots -- References -- Chapter 6 Future Workforce for Industry 5.0 -- 6.1 Introduction -- 6.2 Underlying Principles of Industry 5.0 -- 6.2.1 Human Centricity -- 6.2.2 Sustainability -- 6.2.3 Increased Resilience -- 6.3 Benefits for Workers in Industry 5.0 -- 6.3.1 Reduction of Human-Factor Failures -- 6.3.2 Safe and Inclusive Work Environment -- 6.3.3 Job Creation and Better Roles for Human Workers -- 6.3.4 Empowering Workers -- 6.4 Challenges for Workers in Industry 5.0 -- 6.5 Industry 5.0 and Employee Skills -- 6.5.1 Problem Solving -- 6.5.2 Working with People. 6.5.3 Use of Technology and its Development -- 6.5.4 Self-Management -- 6.5.5 Cross-Disciplinary Skills -- 6.6 Issues Related to Integration of Robots into Organizations -- 6.6.1 Learning to Work with Robots -- 6.6.2 Issues Relating to Laws and Regulations -- 6.6.3 Personal Preferences for Utilizing Robots at Work -- 6.6.4 Negative Attitude Toward Robots Due to Shrinking Human Workforce -- 6.6.5 Humans Competing with Robots or Robots Complementing Humans -- 6.6.6 Psychological Consequences of Human-Robot Co-Working -- 6.6.7 Societal Consequences of Human-Robot Collaboration -- 6.6.8 The Shifting Functions of Human Resources Departments -- 6.7 Considerations for Integration of Humans and Smart Machines in Industry 5.0 -- 6.7.1 Augmenting Workforce Through Automation -- 6.7.2 Select Tasks Carefully -- 6.7.3 Retrain and Retain -- 6.7.4 Ensuring Health and Safety -- 6.8 Reskilling and Upskilling the Workforce for Industry 5.0 -- 6.8.1 Workforce Planning -- 6.8.2 Skill Shaping -- 6.8.3 Shifting Skill Profile -- 6.9 Conclusion -- References -- Part 2: Applications -- Chapter 7 Intelligent Robots and Cobots: Concepts and Applications for Industry 5.0 Transformation -- 7.1 Introduction -- 7.1.1 Industry 5.0: Merging Humans and Technology -- 7.1.2 The Role of Intelligent Robots and Cobots -- 7.2 Systematic Review -- 7.3 Concepts of Intelligent Robots and Cobots -- 7.3.1 Definitions and Differentiation -- 7.3.2 Characteristics and Capabilities -- 7.3.3 Human-Centric Design Principles -- 7.4 Benefits of Intelligent Robots and Cobots -- 7.4.1 Enhanced Productivity and Efficiency -- 7.4.2 Improved Safety and Risk Mitigation -- 7.4.3 Workforce Augmentation and Skill Enhancement -- 7.4.4 Flexibility and Adaptability -- 7.5 Application Areas -- 7.5.1 Manufacturing and Production -- 7.5.1.1 Collaborative Assembly and Manufacturing Processes. 7.5.1.2 Quality Control and Inspection -- 7.5.2 Healthcare and Medical Assistance -- 7.5.2.1 Surgical Assistance and Rehabilitation -- 7.5.2.2 Elderly and Patient Care -- 7.5.3 Logistics and Warehouse Automation -- 7.5.4 Agriculture and Farming -- 7.5.5 Construction and Infrastructure -- 7.6 Challenges and Considerations -- 7.6.1 Safety and Risk Management -- 7.6.2 Ethical Implications and Human-Machine Interaction -- 7.6.3 Workforce Transition and Adaptation -- 7.6.4 Legal and Regulatory Frameworks -- 7.7 Future Prospects and Impacts -- 7.7.1 Advancements in Artificial Intelligence and Robotics -- 7.7.2 Human-Centered Approaches and Collaboration -- 7.7.3 Socioeconomic Effects and Employment Landscape -- 7.7.4 Potential Barriers to Adoption -- 7.8 Conclusion -- 7.8.1 Recapitulation of Key Points -- 7.8.2 Future Outlook and Industry 5.0 Transformation -- References -- Chapter 8 Artificial Intelligence-Driven Cobots for Innovative Industry 5.0 Workforce -- 8.1 Introduction -- 8.2 Literature Review -- 8.3 Revolution of Industry 5.0 -- 8.4 Robotic Collaboration -- 8.4.1 Widespread Personalization -- 8.4.2 Productivity and a Novel Human-Machine Connection -- 8.4.3 New Employment -- 8.5 Technological Issues with AI in the Cobot Age of Industry 5.0 -- 8.5.1 Real-Time Applications -- 8.5.2 Current Trends -- 8.5.3 Future Directions -- 8.5.3.1 Artificial Intelligence -- 8.5.3.2 Cobots -- 8.5.3.3 Cobots in Industry 5.0 -- 8.5.3.4 Benefits of Using AI-Driven Cobots -- 8.6 Conclusion -- References -- Chapter 9 Cobot Collaboration in the Healthcare Industry -- 9.1 Introduction -- 9.2 Cobots and Their Role -- 9.3 Impact of Cobot -- 9.4 The Challenges of Deploying Cobots at Scale -- 9.5 Cobot Background -- 9.6 Benefits of Cobots -- 9.6.1 Fast Installation -- 9.6.2 Quickly Programmed -- 9.6.3 Can be Used in Different Departments. 9.6.4 More Consistent and Accurate Than Humans.</text:p>
          </table:table-cell>
          <table:table-cell office:value-type="string" table:style-name="ce1">
            <text:p>https://library.ecssr.ae/cgi-bin/koha/opac-detail.pl?biblionumber=291676</text:p>
          </table:table-cell>
          <table:table-cell table:number-columns-repeated="16377"/>
        </table:table-row>
        <table:table-row table:style-name="ro1">
          <table:table-cell office:value-type="string" table:style-name="ce1">
            <text:p>291677</text:p>
          </table:table-cell>
          <table:table-cell office:value-type="string" table:style-name="ce1">
            <text:p>The Arms Trade and International Criminal Law : Reframing Accountability for Complicit Weapon Suppliers /</text:p>
          </table:table-cell>
          <table:table-cell office:value-type="string" table:style-name="ce1">
            <text:p>Hamilton, Tomas.</text:p>
          </table:table-cell>
          <table:table-cell office:value-type="string" table:style-name="ce1">
            <text:p>This book offers a rigorous analysis of how the global arms trade intersects with accountability in the era of the International Criminal Court (ICC). Tomas Hamilton argues that individuals—including corporate executives, state officials, and arms traffickers—can be held directly accountable under international law for supplying weapons. Through case studies and legal analysis, the book critiques the limitations of current arms trade regulation and proposes how international criminal law can complement existing frameworks to prosecute complicit arms suppliers.</text:p>
          </table:table-cell>
          <table:table-cell office:value-type="string" table:style-name="ce1">
            <text:p>Oxford : Oxford University Press, Incorporated, 2025.</text:p>
          </table:table-cell>
          <table:table-cell office:value-type="string" table:style-name="ce1">
            <text:p>Cover -- Series -- The Arms Trade and International Criminal Law -- Copyright -- Contents -- Table of Cases -- Table of Primary Sources -- List of Abbreviations -- 1. Introduction -- 1.1 Introduction -- 1.2 Arms Traders as Accomplices -- 1.3 Unpacking the Global Arms Trade: Items, Actors, Conduct -- 1.3.1 Types of 'Items' -- 1.3.2 'Actors' in the Arms Trade -- 1.3.3 'Arms Transfer Conduct' -- 1.4 The Arms Trade in International Criminal Law Scholarship -- 1.5 Overview of This Book -- 2. Complementing Export Regulation with Criminal Accountability -- 2.1 Introduction -- 2.2 National Arms Export Regulations -- 2.2.1 National Export Criteria in Relation to International Crimes -- 2.2.2 The Netherlands: Unlawful Exports as Complicity -- 2.2.3 The UK: Challenging the 'Lawful' Trade -- 2.2.4 Export Regulations Are Constrained by Foreign Policy -- 2.2.5 Limitations to Specified Types of Item -- 2.2.6 Ineffective Brokering Regulation -- 2.3 International Agreements on the Arms Trade -- 2.3.1 The Arms Trade Treaty is Limited in Scope -- 2.3.2 International Agreements and Accountability for Atrocity Victims -- 2.4 Conclusion -- 3. 'Arms Trade Law' and the Potential of International Justice -- 3.1 Introduction -- 3.2 Arms Embargoes -- 3.2.1 Arms Embargoes Do Not Provide Criminal Accountability -- 3.2.2 Arms Embargoes Are Limited to Specific Categories of Item -- 3.2.3 Arms Embargoes Are Used Selectively -- 3.2.4 Integrating International Criminal Law and Arms Embargoes -- 3.2.5 Targeting 'Embargo Busters' Using International Criminal Law -- 3.3 The Plurality of 'Arms Trade Law' -- 3.3.1 The Law of State Responsibility -- 3.3.2 Law on the Use of Force -- 3.3.3 The Law of Neutrality -- 3.3.4 International Humanitarian Law -- 3.3.5 International Human Rights Law -- 3.3.6 Counter-​Terrorism Law -- 3.3.7 Other Subsidiary Areas of Arms Trade Law. 3.4 A Potential Role for International Criminal Law? -- 3.4.1 Limitations of Existing Arms Trade Law -- 3.4.2 Complicity in the 'Lawful' and 'Illicit' Arms Trade -- 3.4.3 Expressing the Seriousness of Complicity -- 3.4.4 Context and Content in an Expressive Prosecution -- 3.5 Conclusion -- 4. The Actus Reus of a Complicit Arms Transfer -- 4.1 Introduction -- 4.2 Complicit Assistance in the Rome Statute -- 4.3 Preliminary Remarks on Interpretation -- 4.4 The Quiet Primacy of Article 25(3)(d)(ii) of the Rome Statute -- 4.5 Basic Requirements of Article 25(3)(d)(ii) -- 4.6 'Significant' Arms Transfers (Degree of Contribution) -- 4.7 Causal Relationship with the Arms Transfer -- 4.8 Remoteness as a Useful Juridical Concept -- 4.9 The Significance of a Particular Shipment -- 4.10 Transferring Arms from Outside the Group of Perpetrators -- 4.11 Conclusion -- 5. The Mens Rea of a Complicit Arms Transfer -- 5.1 Introduction -- 5.2 Article 25(3)(c) Aiding or Abetting -- 5.3 Contributing to a Group Crime under Article 25(3)(d) -- 5.4 Specificity of Knowledge: 'Essential Matters' -- 5.5 Sources of Knowledge: Awareness of a UN Embargo or Fact-​Finding -- 5.6 Degree of Knowledge: 'Occurrence in the Ordinary Course of Events' -- 5.7 Aligning with Arms Trade Law: A Risk-​based Approach -- 5.8 Appropriate Labelling of Arms Transfer Complicity -- 5.9 Conclusion -- 6. Observing ICC Legal Culture on the Arms Trade -- 6.1 Introduction -- 6.2 The Concept of 'Legal Culture' -- 6.2.1 Interpreting 'ICC Legal Culture' -- 6.2.2 Beyond 'Law versus Politics' -- 6.2.3 Identifying Legal Culture at the ICC -- 6.3 Frame 1: Obscuring the Arms Trade through an Arms Trade Law Lens -- 6.3.1 The ICC is Not a 'Regulator' of the Arms Trade -- 6.3.2 The Arms Trade is 'Already Regulated' -- 6.3.3 The ICC 'Must Defer to National Authorities'. 6.3.4 Delineating Frame 1: International Criminal Law's Role Seen as Distinct from Arms Trade Law -- 6.4 Frame 2: Excluding the Arms Trade Due to Pragmatic Constraints -- 6.4.1 Arms Traders Pose Dangerous Security Risks to the Court -- 6.4.2 Obtaining Evidence Would Be Exceptionally Challenging -- 6.4.3 Arms Trade Investigations Involve Complex Business Structures -- 6.4.4 Delineating Frame 2: Arms Trade Cases Not Seen as Pragmatic -- 6.5 Conclusion -- 7. Imagining the Arms Trade in ICC Case Selection -- 7.1 Introduction -- 7.2 The Indeterminacy of Rules on ICC Case Selection -- 7.2.1 Case Selection -- 7.2.2 OTP Policy and Regulation 33 -- 7.2.3 Legal Reasoning for Not Selecting Arms Trade Cases -- 7.2.4 Weakly Articulated Legal Grounds -- 7.3 Legalism in ICC Case Selection -- 7.3.1 Concepts of 'Legalism' -- 7.3.2 Legalism versus Aspiration in ICC Case Selection -- 7.3.3 Cognitive Dissonance: Legalism versus Aspiration -- 7.3.4 Constructing Case Selection Decisions through ICC Legal Culture -- 7.3.5 ICC Legal Culture in the Narrowing of Actors Considered in Case Selection -- 7.4 Conclusion -- 8. Investigating the Arms Trade in the Second Congo War -- 8.1 Introduction -- 8.2 A Case Study of the Second Congo War -- 8.3 Analysing Arms Flows in the Second Congo War -- 8.3.1 Background Levels of Arms Proliferation in the Great Lakes Region -- 8.3.2 Arms Transfers within the 'Pro-​DRC Alliance' -- 8.3.3 Arms Transfers from Rwanda and Uganda in the 'Anti-​DRC Alliance' -- 8.3.4 Weapons Followed Transnational Alliances -- 8.3.5 Arms Transfers from Outside the Great Lakes Region -- 8.3.6 The Pivotal Role of Arms Brokers -- 8.3.7 Linking Arms Transfers to Atrocity -- 8.4 Arms Export Regulation During the Second Congo War -- 8.5 Arms Embargoes During the Second Congo War -- 8.6 Politicization Critiques of Arms Embargoes. 8.7 The Panel of Experts: Resource Extraction and Arms Trafficking -- 8.7.1 The Resource Extraction Mandate -- 8.7.2 Initial Findings on Arms Supplies -- 8.7.3 Revising the Annexes -- 8.7.4 A New Mandate on Arms Trafficking -- 8.7.5 Implicating Rwanda and Uganda -- 8.8 Conclusion -- 9. Overlooking Arms Brokers in the ICC's Situation in the DRC -- 9.1 Introduction -- 9.2 Recognizing Potential Arms Trade Cases in the DRC Situation -- 9.3 Blind Spot 1: Politically Viable Arms Trade Cases -- 9.4 Blind Spot 2: Pragmatic Arms Trade Prosecutions -- 9.5 Blind Spot 3: Imagined Victims, Imagined Perpetrators -- 9.6 Blind Spot 4: Horizontal Selectivity -- 9.7 Conclusion -- 10. Conclusion -- Bibliography -- Index.</text:p>
          </table:table-cell>
          <table:table-cell office:value-type="string" table:style-name="ce1">
            <text:p>https://library.ecssr.ae/cgi-bin/koha/opac-detail.pl?biblionumber=291677</text:p>
          </table:table-cell>
          <table:table-cell table:number-columns-repeated="16377"/>
        </table:table-row>
        <table:table-row table:style-name="ro1">
          <table:table-cell office:value-type="string" table:style-name="ce1">
            <text:p>291678</text:p>
          </table:table-cell>
          <table:table-cell office:value-type="string" table:style-name="ce1">
            <text:p>The Rise of Web3 and the Metaverse : Major Disruptors to Economic, Social, and Political Systems /</text:p>
          </table:table-cell>
          <table:table-cell office:value-type="string" table:style-name="ce1">
            <text:p>Kshetri, Nir,</text:p>
          </table:table-cell>
          <table:table-cell office:value-type="string" table:style-name="ce1">
            <text:p>This timely book investigates the rise and fall of Web3 and the metaverse, shedding light on how various factors have influenced this trajectory. Nir Kshetri delves into the inherent complexities of the metaverse, exploring competing technologies, external influences and the reactions of investors. Containing multidisciplinary practical insights, from technology, economics, and sociology, Kshetri expands on the transformative and disruptive impacts of the metaverse. He argues that despite the current deceleration in investment, these technologies hold immense potential to revolutionize economies, politics and the environment in the long term. Ultimately, this book illuminates the economic and social potential of augmented and virtual reality and identifies the opportunities and barriers to successful implementation. The Rise of Web3 and the Metaverse is an essential read for students and researchers of disruptive technologies and AI, information systems, and the economics of innovation. Policymakers within NGOs, development institutions and government agencies will also find the insights presented here beneficial</text:p>
          </table:table-cell>
          <table:table-cell office:value-type="string" table:style-name="ce1">
            <text:p>Cheltenham, England : Edward Elgar Publishing Limited, [2025].</text:p>
          </table:table-cell>
          <table:table-cell office:value-type="string" table:style-name="ce1">
            <text:p>Table Of Contents” -- “Front Matter” -- “Copyright” -- “Contents” -- “Figures” -- “Tables” -- “Boxes” -- “Abbreviations” -- “1: History, current status, and key trends” -- “2: Key enabling technologies and innovations” -- “3: Economic and social impacts in the Global South” -- “4: Ethical, moral, and environmental issues” -- “5: Privacy violations, security breaches, and other threats” -- “6: Organizational and interorganizational processes, business models, and strategies” -- “7: Marketing: effects of immersive technologies, artificial intelligence, non-fungible tokens, and brain-computer interface” -- “8: Enablers, opportunities, and barriers” -- “9: Navigating the metaverse: policy, business, and future directions” -- “Index</text:p>
          </table:table-cell>
          <table:table-cell office:value-type="string" table:style-name="ce1">
            <text:p>https://library.ecssr.ae/cgi-bin/koha/opac-detail.pl?biblionumber=291678</text:p>
          </table:table-cell>
          <table:table-cell table:number-columns-repeated="16377"/>
        </table:table-row>
        <table:table-row table:style-name="ro1">
          <table:table-cell office:value-type="string" table:style-name="ce1">
            <text:p>291679</text:p>
          </table:table-cell>
          <table:table-cell office:value-type="string" table:style-name="ce1">
            <text:p>Circular Entrepreneurship Ecosystems : Challenges, Opportunities and Future Trends /</text:p>
          </table:table-cell>
          <table:table-cell table:style-name="ce1"/>
          <table:table-cell office:value-type="string" table:style-name="ce1">
            <text:p>João J. Ferreira, Magnus Klofsten and David Urbano along with their contributing authors, analyse circular economy entrepreneurship (CEship) in depth in this book, exploring the process of seizing opportunities in the circular economy domain to achieve sustainability goals. Examining the challenges and successes of developing CEship ecosystems across diverse geographical contexts, they discuss lessons learned and identify important future trends in the field. Chapters focus on the importance of collaborative relationships and local adaptation, as well as the role of government policies. They systematically review sustainable entrepreneurship, focusing on institutional and ecosystem factors, the challenges for circular ventures, and the complexities of growing these programs and paths to achieve success. Authors shed light on the specificities of CEship ecosystems and provide insights into effective strategies through case studies, such as the smartphone market, universities, and the Spanish town of Cheste, to show fostering CEship in different regions. Circular Entrepreneurship Ecosystemsis a vital read for students and academics in business, economics, management and sustainability. It will also be beneficial to entrepreneurs, business support actors and policymakers.</text:p>
          </table:table-cell>
          <table:table-cell office:value-type="string" table:style-name="ce1">
            <text:p>Cheltenham, England : Edward Elgar Publishing Limited, [2025].</text:p>
          </table:table-cell>
          <table:table-cell office:value-type="string" table:style-name="ce1">
            <text:p>Table Of Contents” -- “Front Matter” -- “Copyright” -- “Contents” -- “Figures” -- “Contributors” -- “Foreword” -- “1: Circular entrepreneurship ecosystems: an overview” -- “2: Sustainable and circular entrepreneurship ecosystems from an institutional approach: a systematic literature review” -- “3: The need for a systemic entrepreneurial solution to the sustainability challenge; evidence from the Welsh circular economy and beyond” -- “4: Circular new ventures: overcoming their liabilities of newness” -- “5: Integrated framework for sustainable and inclusive development through Circular Efficacious Entrepreneurship and Innovation Ecosystems” -- “6: Sustainable entrepreneurship education in circular entrepreneurship ecosystems” -- “7: Aligning actors and action via a method for Systemic Problem–Solution Assessment (SProSA): the case of circular ecosystems” -- “8: Empowering circular economies: unveiling the dynamics of social business models in rural Sri Lanka” -- “9: Circular economy dynamics and country clusters: evidence for European countries” -- “10: Entrepreneurial ways of designing sustainable smartphones: towards effectual born-circular ventures and business models” -- “11: Unlocking circular potential: the influence of personality traits on university students’ circular entrepreneurial attitude and intention” -- “12: Public entrepreneurship: a case study of new strategies, eco-innovation, and the SDGs” -- “Index</text:p>
          </table:table-cell>
          <table:table-cell office:value-type="string" table:style-name="ce1">
            <text:p>https://library.ecssr.ae/cgi-bin/koha/opac-detail.pl?biblionumber=291679</text:p>
          </table:table-cell>
          <table:table-cell table:number-columns-repeated="16377"/>
        </table:table-row>
        <table:table-row table:style-name="ro1">
          <table:table-cell office:value-type="string" table:style-name="ce1">
            <text:p>291680</text:p>
          </table:table-cell>
          <table:table-cell office:value-type="string" table:style-name="ce1">
            <text:p>Strategy and Business Models in the Digital Age /</text:p>
          </table:table-cell>
          <table:table-cell office:value-type="string" table:style-name="ce1">
            <text:p>Parmentier, Guy.</text:p>
          </table:table-cell>
          <table:table-cell office:value-type="string" table:style-name="ce1">
            <text:p>This book explores how digital transformation is reshaping strategic management and business model design. Parmentier and Gandia argue that traditional strategy must evolve to incorporate platform logic, openness, and multi-sided architectures. Through conceptual frameworks and industry case studies, they propose new principles for designing and managing digital business models in the era of Industry 4.0.</text:p>
          </table:table-cell>
          <table:table-cell office:value-type="string" table:style-name="ce1">
            <text:p>Cheltenham : Edward Elgar Publishing Limited, 2025.</text:p>
          </table:table-cell>
          <table:table-cell office:value-type="string" table:style-name="ce1">
            <text:p>Introduction: Business model as a framework for rethinking strategy in the digital age -- 1. Business model and value logic -- 2. Business model and strategic management -- 3. Architectures and types of digital business model -- 4. Digital technologies and strategic transformation -- 5. Opening mechanism and business model -- 6. New generic digital strategies -- 7. Designing digital business models -- 8. Business model innovation -- 9. Business model management -- 10. New strategic challenges in the digital age -- Conclusion: A mindfulness strategy -- Glossary -- Index.</text:p>
          </table:table-cell>
          <table:table-cell office:value-type="string" table:style-name="ce1">
            <text:p>https://library.ecssr.ae/cgi-bin/koha/opac-detail.pl?biblionumber=291680</text:p>
          </table:table-cell>
          <table:table-cell table:number-columns-repeated="16377"/>
        </table:table-row>
        <table:table-row table:style-name="ro1">
          <table:table-cell office:value-type="string" table:style-name="ce1">
            <text:p>291918</text:p>
          </table:table-cell>
          <table:table-cell office:value-type="string" table:style-name="ce1">
            <text:p>Learning skilled trades in the workplace /</text:p>
          </table:table-cell>
          <table:table-cell office:value-type="string" table:style-name="ce1">
            <text:p>Mackiewicz, Jo.,</text:p>
          </table:table-cell>
          <table:table-cell office:value-type="string" table:style-name="ce1">
            <text:p>This open access book describes and explains a fifty-year-old woman’s process of developing trade competences. Drawing from daily journal entries, photographs, interviews from 10 fabrication shops, and online forums about trades, this autoethnography details the author's learning process at Howe’s Welding and Metal Fabrication, where she has worked for over three years. This book uses accessible, everyday language and draws heavily from personal experience in trades, taking the value of trades as a given and explaining the process of developing the depth and breadth of conceptual and procedural knowledges—the competences—required to work in repair and fabrication shops like Howe’s. This book combines a research-derived framework for analyzing scaffolded learning and expertise development with stories of learning how and learning what. Readers will gain a better understanding of knowledge development in trades workplaces, including how one-to-one interactions scaffold knowledge, how workers gradually enter a community of practice, and how workplaces can constrain learning. This book also gives readers a view of workplace learning over time and helps readers—researchers and practitioners—recognize opportunities for development toward expertise. The book is useful for tradespeople, especially newcomers to trades and, in particular, women.</text:p>
          </table:table-cell>
          <table:table-cell office:value-type="string" table:style-name="ce1">
            <text:p>Singapore: Springer Singapore, 2025</text:p>
          </table:table-cell>
          <table:table-cell office:value-type="string" table:style-name="ce1">
            <text:p>Describing expertises -- The learning context -- Learning and practicing -- Challenges in shop learning -- Learning arcanities -- Learning from mistakes -- Learning health and safety and Danger -- Learning technical drawings -- Learning shop genres -- Women learning -- Developing Competences -- Learning community</text:p>
          </table:table-cell>
          <table:table-cell office:value-type="string" table:style-name="ce1">
            <text:p>https://library.ecssr.ae/cgi-bin/koha/opac-detail.pl?biblionumber=291918</text:p>
          </table:table-cell>
          <table:table-cell table:number-columns-repeated="16377"/>
        </table:table-row>
        <table:table-row table:style-name="ro1">
          <table:table-cell office:value-type="string" table:style-name="ce1">
            <text:p>291988</text:p>
          </table:table-cell>
          <table:table-cell office:value-type="string" table:style-name="ce1">
            <text:p>Transition to Sustainable Energy Technologies : Pathways, Sources, Mobility /</text:p>
          </table:table-cell>
          <table:table-cell office:value-type="string" table:style-name="ce1">
            <text:p>Villante, Carlo.</text:p>
          </table:table-cell>
          <table:table-cell office:value-type="string" table:style-name="ce1">
            <text:p>This book explains the challenges related to global energy transition, focusing on decarbonization, renewable technologies, and sustainable mobility. It offers a comprehensive exploration of integrated socio-economic, environmental, and technological perspectives and provides actionable solutions and practical pathways for transitioning to sustainable energy systems. Designed to be used in short academic courses, this textbook is an excellent foundational text for upper-level undergraduate and graduate students in engineering and environmental sciences taking specialized courses in energy systems, renewable technologies, climate change mitigation, and environmental impacts. It is also a great resource for professionals and policy makers involved in energy projects.</text:p>
          </table:table-cell>
          <table:table-cell office:value-type="string" table:style-name="ce1">
            <text:p>Milton : Taylor &amp;amp; Francis Group, 2025.</text:p>
          </table:table-cell>
          <table:table-cell table:style-name="ce1"/>
          <table:table-cell office:value-type="string" table:style-name="ce1">
            <text:p>https://library.ecssr.ae/cgi-bin/koha/opac-detail.pl?biblionumber=291988</text:p>
          </table:table-cell>
          <table:table-cell table:number-columns-repeated="16377"/>
        </table:table-row>
        <table:table-row table:style-name="ro1">
          <table:table-cell office:value-type="string" table:style-name="ce1">
            <text:p>291987</text:p>
          </table:table-cell>
          <table:table-cell office:value-type="string" table:style-name="ce1">
            <text:p>Designing renewable energy systems within planetary boundaries : a textbook for energy engineers /</text:p>
          </table:table-cell>
          <table:table-cell table:style-name="ce1"/>
          <table:table-cell office:value-type="string" table:style-name="ce1">
            <text:p>This open-access text book explores interdisciplinary sustainability for energy engineering students. Future generations of engineers need to be game changers. The book is designed to help future engineers redesign the world, avoid harmful lockdowns, and prevent the creation of new problems while transforming energy systems in economically profitable and ecologically sustainable ways. It explains the principles of planetary boundaries, addressing the most relevant ones throughout. The book's focus is on the primary methods for producing renewable power and heating. It discusses the fundamental technical and economic design principles involved. The book also covers key energy storage solutions and includes an overview of the impacts of renewable energy production on ecosystems. The book also serves as a useful guide for engineers working on renewable energy projects</text:p>
          </table:table-cell>
          <table:table-cell office:value-type="string" table:style-name="ce1">
            <text:p>Cham : Springer, [2025]</text:p>
          </table:table-cell>
          <table:table-cell office:value-type="string" table:style-name="ce1">
            <text:p>Introduction -- Principles and Challenges of Energy Systems Relying on Renewable Energy -- Solar Energy -- Wind Power -- Bioenergy and Waste -- Energy Storage Systems -- Renewable Heat - Heat Pumps -- Summary and Future Directions</text:p>
          </table:table-cell>
          <table:table-cell office:value-type="string" table:style-name="ce1">
            <text:p>https://library.ecssr.ae/cgi-bin/koha/opac-detail.pl?biblionumber=291987</text:p>
          </table:table-cell>
          <table:table-cell table:number-columns-repeated="16377"/>
        </table:table-row>
        <table:table-row table:style-name="ro1">
          <table:table-cell office:value-type="string" table:style-name="ce1">
            <text:p>291990</text:p>
          </table:table-cell>
          <table:table-cell office:value-type="string" table:style-name="ce1">
            <text:p>Critique of the Political Economy of the Media : Foundations and Applications /</text:p>
          </table:table-cell>
          <table:table-cell office:value-type="string" table:style-name="ce1">
            <text:p>Knoche, Manfred.</text:p>
          </table:table-cell>
          <table:table-cell office:value-type="string" table:style-name="ce1">
            <text:p>Critique of the Political Economy of the Media is an approach to the critical analysis of the media's role in contemporary society. It is based on Karl Marx's theory of capitalism, using a combination of critical social theory and empirical social research for studying what role the media has in capitalism. It introduces a theoretical framework that engages with important themes including the crisis-ridden structural transformation of the media industry, media economics in the age of digital communications, media concentration, science communication and open access publishing, media technologies, the role of advertising in capitalism, and the contradictions of alternative media in capitalism.</text:p>
          </table:table-cell>
          <table:table-cell office:value-type="string" table:style-name="ce1">
            <text:p>Ann Arbor : University of Westminster Press, 2025.</text:p>
          </table:table-cell>
          <table:table-cell office:value-type="string" table:style-name="ce1">
            <text:p>Cover -- Half Title -- Series page -- Title page -- Copyright page -- Contents -- List of Figures and Tables -- Acknowledgements -- Introduction -- Part 1: Foundations of the Critique of the Political Economy of the Media -- Part 2: Applications of the Critique of the Political Economy of the Media -- Part 3: Postface -- Index.</text:p>
          </table:table-cell>
          <table:table-cell office:value-type="string" table:style-name="ce1">
            <text:p>https://library.ecssr.ae/cgi-bin/koha/opac-detail.pl?biblionumber=291990</text:p>
          </table:table-cell>
          <table:table-cell table:number-columns-repeated="16377"/>
        </table:table-row>
        <table:table-row table:style-name="ro1">
          <table:table-cell office:value-type="string" table:style-name="ce1">
            <text:p>291991</text:p>
          </table:table-cell>
          <table:table-cell office:value-type="string" table:style-name="ce1">
            <text:p>World War and World Peace in the Age of Digital Capitalism /</text:p>
          </table:table-cell>
          <table:table-cell office:value-type="string" table:style-name="ce1">
            <text:p>Fuchs, Christian.</text:p>
          </table:table-cell>
          <table:table-cell office:value-type="string" table:style-name="ce1">
            <text:p>World politics has become highly polarised, and a new world war has become more likely. The United Nations' 2024 Pact for the Future expressed concerns about 'the growing risks of a nuclear war which could pose an existential threat to humanity'. Will humanity descend into barbarism, or will we realise the dangers of our global problems, weapons of mass destruction, and climate catastrophe to avoid annihilation and create perpetual world peace? In this book, Christian Fuchs asks: how do violence and war manifest themselves in global digital capitalism? How do digital capitalism and digital technologies manifest themselves in violence and warfare? What are the prospects for world peace today? To prevent world war and advance world peace we need a better understanding of war and violence and their contexts and causes. This book addresses these urgent questions and provides possible answers.</text:p>
          </table:table-cell>
          <table:table-cell office:value-type="string" table:style-name="ce1">
            <text:p>Ann Arbor : University of Westminster Press, 2025.</text:p>
          </table:table-cell>
          <table:table-cell office:value-type="string" table:style-name="ce1">
            <text:p>Cover -- Half Title -- Series Page -- Title Page -- Copyright Page -- Contents -- 1. Introduction: War, Peace, and Digital Capitalism -- 2. On Violence -- 3. On Digital Violence -- 4. On Digital War -- 5. On Digital Capitalism -- 6. On Global Capitalism -- 7. On Global (Digital) Capitalism’s Political Economy: The Economic Dimension -- 8. On Global (Digital) Capitalism’s Political Economy: The Political and Military Dimension -- 9. World Peace -- 10. The United Nations, Human Rights, and World Peace -- 11. World Peace and Democratic (Digital) Socialism -- 12. Conclusion: World War and World Peace in the Age of Digital Capitalism -- Postface: The World in the Age of Trump 2.0 -- Notes -- Bibliography -- Index.</text:p>
          </table:table-cell>
          <table:table-cell office:value-type="string" table:style-name="ce1">
            <text:p>https://library.ecssr.ae/cgi-bin/koha/opac-detail.pl?biblionumber=291991</text:p>
          </table:table-cell>
          <table:table-cell table:number-columns-repeated="16377"/>
        </table:table-row>
        <table:table-row table:style-name="ro1">
          <table:table-cell office:value-type="string" table:style-name="ce1">
            <text:p>291992</text:p>
          </table:table-cell>
          <table:table-cell office:value-type="string" table:style-name="ce1">
            <text:p>Modelling the Energy Transition : Cultures, Visions, Narratives /</text:p>
          </table:table-cell>
          <table:table-cell office:value-type="string" table:style-name="ce1">
            <text:p>Erdbeer, Robert Matthias.</text:p>
          </table:table-cell>
          <table:table-cell office:value-type="string" table:style-name="ce1">
            <text:p>This open access book reconfigures Energy Transition as a global discourse from a multidisciplinary perspective. Energy Transition is not only one of the most daring technological endeavours of the present, it is also its new master narrative. Focusing on modelling both as a cultural technique and as a strategy of innovation, the chapters provided in this volume throw into relief the visions, but also the blind spots of modelling the challenges of climate change. Thus, in a rare encounter, major voices from the Sciences and the Humanities, from Energy Systems Design, Mechanical Engineering, Theory of Science, Science and Technology Studies, Literary Studies and the Arts, have gathered here to overcome the cultural divide between the technological and the societal dimensions of this global task. In doing so, they offer a new form of model criticism, pointing to the impacts of what may be termed the 'Energy Imaginary' on the technosocial mindsets of our time.</text:p>
          </table:table-cell>
          <table:table-cell office:value-type="string" table:style-name="ce1">
            <text:p>Cham : Palgrave Macmillan, 2025.</text:p>
          </table:table-cell>
          <table:table-cell office:value-type="string" table:style-name="ce1">
            <text:p>Poetics of Modelling -- Modelling the Energy Transition -- Contents -- List of Figures -- List of Tables -- Notes on Contributors -- Introduction: Energy Transition and its Narratives—A Challenge for Model Theory -- Transparent Modelling. Revisiting Model Theory -- Modelling the Energy Transition 1: Technology in Practice -- Modelling the Energy Transition 2: Societal and Cultural Futures -- The Energy Imaginary. Model Media in Literature and the Arts -- References -- Name Index -- Subject Index.</text:p>
          </table:table-cell>
          <table:table-cell office:value-type="string" table:style-name="ce1">
            <text:p>https://library.ecssr.ae/cgi-bin/koha/opac-detail.pl?biblionumber=291992</text:p>
          </table:table-cell>
          <table:table-cell table:number-columns-repeated="16377"/>
        </table:table-row>
        <table:table-row table:style-name="ro1">
          <table:table-cell office:value-type="string" table:style-name="ce1">
            <text:p>291993</text:p>
          </table:table-cell>
          <table:table-cell office:value-type="string" table:style-name="ce1">
            <text:p>Embracing the Future, Powering Growth : an Energy System Renewed for China /</text:p>
          </table:table-cell>
          <table:table-cell office:value-type="string" table:style-name="ce1">
            <text:p>B.V., Shell International.</text:p>
          </table:table-cell>
          <table:table-cell office:value-type="string" table:style-name="ce1">
            <text:p>To build a new energy system is the key towards China's goal of carbon emissions peak and achieving carbon neutrality. The new energy system will reshape the conventional energy system in an integrated and revolutionary way. It will not only bring about major changes in energy production, utilization and consumption, as well as emissions of greenhouse gas (GHG) and local pollutants, but also have profound implications on technological innovation and economic development. Based on quantitative and systematic analysis, this study depicts the energy system by 2030 and by 2060, analyzes the impacts of the energy system on economic and social development, studies and judges the key risk points, and proposes the path and policy system for building a new energy system.</text:p>
          </table:table-cell>
          <table:table-cell office:value-type="string" table:style-name="ce1">
            <text:p>Cham : Springer, 2025.</text:p>
          </table:table-cell>
          <table:table-cell office:value-type="string" table:style-name="ce1">
            <text:p>Cover -- Front Matter -- Executive Summary -- Chapter 1: An Economic, Social and Energy Blueprint for Carbon Neutrality -- Chapter 2: Industry -- Chapter 3: Buildings: Controlling Carbon Emissions Effectively -- Chapter 4: Transport: The Transition to Electric Vehicles -- Chapter 5: Transitioning the Electricity System Towards Carbon Neutrality -- Chapter 6: The Outlook for Wind and Solar Power -- Chapter 7: The Outlook for Bioenergy and Ocean Energy -- Chapter 8: Non-electrical Pathways to the Energy Transition -- Chapter 9: Biofuels -- Chapter 10: Hydrogen -- Chapter 11: The Future of Energy Infrastructure -- Chapter 12: Carbon Capture, Utilisation and Storage -- Chapter 13: Critical New Energy Minerals -- Chapter 14: Electricity Pricing Mechanisms -- Chapter 15: Carbon Market -- Chapter 16: The Benefits of New Energy Development.</text:p>
          </table:table-cell>
          <table:table-cell office:value-type="string" table:style-name="ce1">
            <text:p>https://library.ecssr.ae/cgi-bin/koha/opac-detail.pl?biblionumber=291993</text:p>
          </table:table-cell>
          <table:table-cell table:number-columns-repeated="16377"/>
        </table:table-row>
        <table:table-row table:style-name="ro1">
          <table:table-cell office:value-type="string" table:style-name="ce1">
            <text:p>291994</text:p>
          </table:table-cell>
          <table:table-cell office:value-type="string" table:style-name="ce1">
            <text:p>The Geopolitics of Hydrogen : Volume 2: Major Economies and Their Strategies /</text:p>
          </table:table-cell>
          <table:table-cell office:value-type="string" table:style-name="ce1">
            <text:p>Quitzow, Rainer.</text:p>
          </table:table-cell>
          <table:table-cell office:value-type="string" table:style-name="ce1">
            <text:p>This open access book offers a comprehensive analysis of hydrogen strategies in major economies, exploring their domestic and international dimensions while highlighting the significance of bilateral and multilateral engagements. The authors contextualize these strategies within the geopolitical landscape, examining how governments shape the emerging hydrogen economy and the underlying interests that drive these policies. Each country chapter provides an in-depth review of hydrogen policy, encompassing both domestic and international aspects. The book delves into important stakeholder interests at the national level and considers the broader energy and foreign policy legacies that influence the evolving policy landscape. The final chapter synthesizes key findings and connects them with the broader geopolitical context of the hydrogen sector, offering valuable insights for policymakers, researchers, and industry professionals.</text:p>
          </table:table-cell>
          <table:table-cell office:value-type="string" table:style-name="ce1">
            <text:p>Cham : Springer, 2025.</text:p>
          </table:table-cell>
          <table:table-cell office:value-type="string" table:style-name="ce1">
            <text:p>Studies in Energy, Resource and Environmental Economics -- The Geopolitics of Hydrogen -- Contents -- Introduction -- Hydrogen Policy in the EU: Navigating the Union’s Internal Dynamics and Geopolitical Challenges -- China and the Geopolitics of Hydrogen: An Awakening Giant? -- US Hydrogen Policy: Paving the Way for Energy Independence, Technology Leadership, and Decarbonization -- Japan: Putting Hydrogen at the Core of Its Decarbonisation Strategy -- The UK Hydrogen Strategy: Industrial Decarbonization and Industrial Policy -- Australia’s Emerging Hydrogen Economy: In Search of Export Opportunities -- Hydrogen Policy in Brazil: Emerging Path to Green Re-Industrialization? -- The Emerging Geopolitics of Hydrogen: Navigating Uncertainty and Industrial Legacies Within the Net-Zero Transition.</text:p>
          </table:table-cell>
          <table:table-cell office:value-type="string" table:style-name="ce1">
            <text:p>https://library.ecssr.ae/cgi-bin/koha/opac-detail.pl?biblionumber=291994</text:p>
          </table:table-cell>
          <table:table-cell table:number-columns-repeated="16377"/>
        </table:table-row>
        <table:table-row table:style-name="ro1">
          <table:table-cell office:value-type="string" table:style-name="ce1">
            <text:p>291995</text:p>
          </table:table-cell>
          <table:table-cell office:value-type="string" table:style-name="ce1">
            <text:p>Uncertainty in Climate Change Research : An Integrated Approach /</text:p>
          </table:table-cell>
          <table:table-cell office:value-type="string" table:style-name="ce1">
            <text:p>Mearns, Linda O.</text:p>
          </table:table-cell>
          <table:table-cell office:value-type="string" table:style-name="ce1">
            <text:p>This open access volume explores uncertainty in climate change research through an integrated lens, emphasizing decision-making under uncertainty. It covers uncertainties in economic impacts, health, infrastructure, and climate projections, and offers statistical methods and ethical reflections. The book is structured into five sections, guiding readers through policy, impacts, physical systems, quantification methods, and integrated themes. It is a valuable resource for researchers, policymakers, and students.</text:p>
          </table:table-cell>
          <table:table-cell office:value-type="string" table:style-name="ce1">
            <text:p>Cham : Springer, 2025.</text:p>
          </table:table-cell>
          <table:table-cell office:value-type="string" table:style-name="ce1">
            <text:p>Uncertainty in Climate Change Research -- Preface -- Acknowledgements -- Contents -- About the Editors -- Integrated Uncertainty: An Introduction -- Laying the Policy Groundwork for Considering Integrated Uncertainty -- Climate-Informed Decision Analysis Via Decision Scaling -- Supporting Climate-Related Decisions Under Uncertainty -- The Policy Portfolio Problem -- Climate Change Adaptation in Practice -- Uncertainty of Climate Change Impacts on Crop Production -- Uncertainty in Ecological Models -- Uncertainty in Hydrologic and Water Resources Modelling -- Dimensions of Uncertainty in Mitigating Flooding -- Uncertainty in Transportation Infrastructure -- Coastal Adaptation Decision-Making -- Impacts of Climate Change on Human Health -- Socioeconomic Vulnerability to Climate Change -- Climate/Earth System Projections -- Emissions and Concentration Scenarios -- Internal Variability and Decision-Making -- Downscaling Future Climate Projections -- Sea-Level Projections -- Uncertainty Quantification: A Statistical Perspective -- Uncertainty and Extremes -- Ethics and Uncertainty -- Expert Judgment and Communication -- Economic Appraisal of Adaptation -- Decision Center for a Desert City -- Acting with Uncertainty -- Index.</text:p>
          </table:table-cell>
          <table:table-cell office:value-type="string" table:style-name="ce1">
            <text:p>https://library.ecssr.ae/cgi-bin/koha/opac-detail.pl?biblionumber=291995</text:p>
          </table:table-cell>
          <table:table-cell table:number-columns-repeated="16377"/>
        </table:table-row>
        <table:table-row table:style-name="ro1">
          <table:table-cell office:value-type="string" table:style-name="ce1">
            <text:p>291996</text:p>
          </table:table-cell>
          <table:table-cell office:value-type="string" table:style-name="ce1">
            <text:p>Maritime Cybersecurity /</text:p>
          </table:table-cell>
          <table:table-cell office:value-type="string" table:style-name="ce1">
            <text:p>Bauk, Sanja.</text:p>
          </table:table-cell>
          <table:table-cell office:value-type="string" table:style-name="ce1">
            <text:p>This open access book explores cybersecurity in the maritime domain, addressing human, societal, and technical aspects of cyber threats and defenses. It presents mechanisms for early detection and prevention of cyber-attacks using nautical simulators, machine learning, and AI. Topics include seafarer training, vulnerabilities in navigation systems, attack vectors on ship infrastructure, and cybersecurity in ports. Designed for researchers and stakeholders in shipping and port logistics, the book offers practical insights and solutions for securing IT and OT systems in maritime environments.</text:p>
          </table:table-cell>
          <table:table-cell office:value-type="string" table:style-name="ce1">
            <text:p>Cham : Springer, 2025.</text:p>
          </table:table-cell>
          <table:table-cell office:value-type="string" table:style-name="ce1">
            <text:p>Cover -- Front Matter -- The Future of Cybersecurity at Sea: Human vs Human or AI vs AI? -- Addressing Maritime Workforce Cybersecurity Skills Development -- Rethinking Seafarer Training for the Digital Age -- Ports of Tallinn and Koper Comparative Analysis Including Cybersecurity -- Simulating Cyber-Attacks on the Unmanned Sea-Surface Vessel’s Rudder Controller -- A Scope Review of Secure Broadcasting Protocols for the Automatic Identification System -- Using Incremental Inductive Logic Programming for Learning Spoofing Attacks on Maritime Automatic Identification System Data -- Technical Considerations for Open-Source Intrusion Detection System Integration in Marine Vehicles -- Enhancing Cybersecurity in Marine Vessels -- A Comprehensive Review of Social Engineering on Maritime Cybersecurity -- Toward Secure Marine Navigation -- Improving Security and Privacy with Raspberry Pi Devices -- Cybersecurity and Commercial Shipping -- Back Matter.</text:p>
          </table:table-cell>
          <table:table-cell office:value-type="string" table:style-name="ce1">
            <text:p>https://library.ecssr.ae/cgi-bin/koha/opac-detail.pl?biblionumber=291996</text:p>
          </table:table-cell>
          <table:table-cell table:number-columns-repeated="16377"/>
        </table:table-row>
        <table:table-row table:style-name="ro1">
          <table:table-cell office:value-type="string" table:style-name="ce1">
            <text:p>291997</text:p>
          </table:table-cell>
          <table:table-cell office:value-type="string" table:style-name="ce1">
            <text:p>The Generosity of Social Policies in Socialist and Post-Socialist States /</text:p>
          </table:table-cell>
          <table:table-cell office:value-type="string" table:style-name="ce1">
            <text:p>Heinrich, Andreas.</text:p>
          </table:table-cell>
          <table:table-cell office:value-type="string" table:style-name="ce1">
            <text:p>This open access book maps and compares national social policies in socialist and post-socialist countries, analyzing their design, implementation, and outcomes. It explores how generosity—defined by inclusiveness and benefit scope—has been conceptualized and applied across different contexts. The volume addresses ideational, legal, and practical dimensions of social policy, offering comparative insights into welfare models in regions such as the Soviet Union, China, Cuba, Africa, and Eastern Europe. It is a valuable resource for scholars of social policy, political economy, and post-socialist transitions.</text:p>
          </table:table-cell>
          <table:table-cell office:value-type="string" table:style-name="ce1">
            <text:p>Cham : Palgrave Macmillan, 2025.</text:p>
          </table:table-cell>
          <table:table-cell office:value-type="string" table:style-name="ce1">
            <text:p>Global Dynamics of Social Policy -- The Generosity of Social Policies in Socialist and Post-Socialist States -- Contents -- List of Figures -- List of Tables -- List of Contributors -- Introduction -- The Soviet Welfare Model -- Social Protection for Farmers in Bulgaria -- Public Pressure in Kazakhstan -- Family Policy in Yugoslavia and Successor States -- Soviet Social Security and China -- Vocational Qualifications in China -- Pension Systems in China and Vietnam -- Cuban Healthcare Model -- Land Reform in Africa -- Female Participation in Education -- System Competition and Social Policy -- Index.</text:p>
          </table:table-cell>
          <table:table-cell office:value-type="string" table:style-name="ce1">
            <text:p>https://library.ecssr.ae/cgi-bin/koha/opac-detail.pl?biblionumber=291997</text:p>
          </table:table-cell>
          <table:table-cell table:number-columns-repeated="16377"/>
        </table:table-row>
        <table:table-row table:style-name="ro1">
          <table:table-cell office:value-type="string" table:style-name="ce1">
            <text:p>291998</text:p>
          </table:table-cell>
          <table:table-cell office:value-type="string" table:style-name="ce1">
            <text:p>Critical Thinking for Global Citizenship Education : A Conceptual Framework /</text:p>
          </table:table-cell>
          <table:table-cell office:value-type="string" table:style-name="ce1">
            <text:p>Golden, Brighid.</text:p>
          </table:table-cell>
          <table:table-cell office:value-type="string" table:style-name="ce1">
            <text:p>This open access book presents a two-part conceptual framework for critical global learning, blending theory with practice. Drawing from research and personal teaching experiences, the author explores how to foster critical thinking within global citizenship education. The book is reflexive and practical, offering insights into challenges and successes in developing students' critical awareness. It is especially relevant for academics in higher education, teacher training, and global education fields.</text:p>
          </table:table-cell>
          <table:table-cell office:value-type="string" table:style-name="ce1">
            <text:p>Cham : Palgrave Macmillan, 2025.</text:p>
          </table:table-cell>
          <table:table-cell office:value-type="string" table:style-name="ce1">
            <text:p>Cover -- Front Matter -- Part I. The Need for a Framework for Critical Global Learning -- Part II. A Conceptual Framework for Critical Global Learning -- Part III. Considerations for the Implementation of this Conceptual Framework for Critical Global Learning -- Back Matter.</text:p>
          </table:table-cell>
          <table:table-cell office:value-type="string" table:style-name="ce1">
            <text:p>https://library.ecssr.ae/cgi-bin/koha/opac-detail.pl?biblionumber=291998</text:p>
          </table:table-cell>
          <table:table-cell table:number-columns-repeated="16377"/>
        </table:table-row>
        <table:table-row table:style-name="ro1">
          <table:table-cell office:value-type="string" table:style-name="ce1">
            <text:p>291999</text:p>
          </table:table-cell>
          <table:table-cell office:value-type="string" table:style-name="ce1">
            <text:p>The Case Against Climate Doom : An Economist's Guide to Climate Optimism /</text:p>
          </table:table-cell>
          <table:table-cell office:value-type="string" table:style-name="ce1">
            <text:p>Jakob, Michael.</text:p>
          </table:table-cell>
          <table:table-cell office:value-type="string" table:style-name="ce1">
            <text:p>This open access book presents an optimistic economic perspective on climate change, emphasizing the progress already made in social awareness, political commitment, and technological innovation. It highlights successful cases of emission reduction, the spread of renewable energy, and the economic potential of green technologies. The book is structured in short, accessible chapters and is ideal for readers seeking a hopeful yet realistic guide to climate action.</text:p>
          </table:table-cell>
          <table:table-cell office:value-type="string" table:style-name="ce1">
            <text:p>Cham : Palgrave Macmillan, 2025.</text:p>
          </table:table-cell>
          <table:table-cell office:value-type="string" table:style-name="ce1">
            <text:p>The Case Against Climate Doom -- Preface -- Contents -- List of Figures -- List of Tables -- Introduction -- Social Change -- Political Change -- Technological Change -- Outlook -- Epilogue -- References -- Index.</text:p>
          </table:table-cell>
          <table:table-cell office:value-type="string" table:style-name="ce1">
            <text:p>https://library.ecssr.ae/cgi-bin/koha/opac-detail.pl?biblionumber=291999</text:p>
          </table:table-cell>
          <table:table-cell table:number-columns-repeated="16377"/>
        </table:table-row>
        <table:table-row table:style-name="ro1">
          <table:table-cell office:value-type="string" table:style-name="ce1">
            <text:p>292000</text:p>
          </table:table-cell>
          <table:table-cell office:value-type="string" table:style-name="ce1">
            <text:p>Agent AI for Finance : From Financial Argument Mining to Agent-Based Modeling /</text:p>
          </table:table-cell>
          <table:table-cell office:value-type="string" table:style-name="ce1">
            <text:p>Chen, Chung-Chi.</text:p>
          </table:table-cell>
          <table:table-cell office:value-type="string" table:style-name="ce1">
            <text:p>This open access book explores the intersection of financial Natural Language Processing (NLP) and agent-based AI systems. It builds on prior work in financial argument mining and presents a conceptual blueprint for developing intelligent agents capable of multimodal understanding, decision-making, and interaction in financial contexts. Topics include single-agent design, multi-agent cooperation, model synergy, and generative AI applications. Aimed at students and researchers, the book offers foundational insights and future directions for AI in finance and beyond.</text:p>
          </table:table-cell>
          <table:table-cell office:value-type="string" table:style-name="ce1">
            <text:p>Cham : Springer, 2025.</text:p>
          </table:table-cell>
          <table:table-cell office:value-type="string" table:style-name="ce1">
            <text:p>SpringerBriefs in Intelligent Systems -- Agent AI for Finance -- Preface -- Acknowledgments -- Contents -- Introduction -- Financial Argument Mining -- Single-Agent/Model Design -- Multi-agent Interaction -- Multi-scale Model Synergy -- Generative AI Application Scenarios -- Looking to the Future.</text:p>
          </table:table-cell>
          <table:table-cell office:value-type="string" table:style-name="ce1">
            <text:p>https://library.ecssr.ae/cgi-bin/koha/opac-detail.pl?biblionumber=292000</text:p>
          </table:table-cell>
          <table:table-cell table:number-columns-repeated="16377"/>
        </table:table-row>
        <table:table-row table:style-name="ro1">
          <table:table-cell office:value-type="string" table:style-name="ce1">
            <text:p>292001</text:p>
          </table:table-cell>
          <table:table-cell office:value-type="string" table:style-name="ce1">
            <text:p>From Paris to Glasgow : In Search of Policies for Climate Negotiations and Their Implementation /</text:p>
          </table:table-cell>
          <table:table-cell office:value-type="string" table:style-name="ce1">
            <text:p>Asadnabizadeh, Majid.</text:p>
          </table:table-cell>
          <table:table-cell office:value-type="string" table:style-name="ce1">
            <text:p>This open access book examines the complex landscape of climate negotiations from the Paris Agreement to COP26, focusing on the implementation of decisions through the lens of intergovernmental integrated decision-making (IID). It analyzes the political dynamics, regulatory frameworks, and institutional mechanisms that shape global climate policy. A valuable resource for climate negotiators, scholars of international relations, and students of environmental studies.</text:p>
          </table:table-cell>
          <table:table-cell office:value-type="string" table:style-name="ce1">
            <text:p>Berlin : Logos Verlag Berlin, 2025.</text:p>
          </table:table-cell>
          <table:table-cell office:value-type="string" table:style-name="ce1">
            <text:p>Intro -- Contents -- Introduction -- Global climate change situation -- Global climate change decision-making center -- Global decision-making process on climate change: Paris Agreement -- Global decision on climate change: The Paris Agreement -- Implementation of mega-conferences such as Paris -- Bibliography.</text:p>
          </table:table-cell>
          <table:table-cell office:value-type="string" table:style-name="ce1">
            <text:p>https://library.ecssr.ae/cgi-bin/koha/opac-detail.pl?biblionumber=292001</text:p>
          </table:table-cell>
          <table:table-cell table:number-columns-repeated="16377"/>
        </table:table-row>
        <table:table-row table:style-name="ro1">
          <table:table-cell office:value-type="string" table:style-name="ce1">
            <text:p>292002</text:p>
          </table:table-cell>
          <table:table-cell office:value-type="string" table:style-name="ce1">
            <text:p>Early Modern Translation and the Digital Humanities /</text:p>
          </table:table-cell>
          <table:table-cell office:value-type="string" table:style-name="ce1">
            <text:p>Brown, Hilary.</text:p>
          </table:table-cell>
          <table:table-cell office:value-type="string" table:style-name="ce1">
            <text:p>This open access volume explores how digital tools and resources can enhance research on early modern translation. It presents a range of translation-specific databases and corpora, covering Greek, Latin, vernacular European, and Jewish languages. The book highlights projects involving plays, encyclopedias, and radical texts, and discusses how digital methods like data visualization can offer new insights into historical translation practices. A valuable resource for scholars in translation studies, digital humanities, and early modern literature.</text:p>
          </table:table-cell>
          <table:table-cell office:value-type="string" table:style-name="ce1">
            <text:p>Berlin, Heidelberg : J. B. Metzler'sche Verlagsbuchhandlung &amp;amp; Carl Ernst Poeschel GmbH, 2025.</text:p>
          </table:table-cell>
          <table:table-cell office:value-type="string" table:style-name="ce1">
            <text:p>Übersetzungskulturen der Frühen Neuzeit -- Early Modern Translation and the Digital Humanities -- Herausgeber*innen- und Autor*innenverzeichnis -- Contents -- Introduction -- The JEWTACT Database -- Versio latina and the Catalogus Versionum Latinarum -- Reflections on Translation in Sixteenth-Century Paratexts -- Online Repertory of German Translations of Classical Antiquity -- The Heidelberg Bibliography of Translations of Nonfictional Texts -- French Encyclopaedism and the Encyclopaedias Database -- Revolutionary-Era Translations -- Visualising Translation History -- A European Translation Database.</text:p>
          </table:table-cell>
          <table:table-cell office:value-type="string" table:style-name="ce1">
            <text:p>https://library.ecssr.ae/cgi-bin/koha/opac-detail.pl?biblionumber=292002</text:p>
          </table:table-cell>
          <table:table-cell table:number-columns-repeated="16377"/>
        </table:table-row>
        <table:table-row table:style-name="ro1">
          <table:table-cell office:value-type="string" table:style-name="ce1">
            <text:p>292003</text:p>
          </table:table-cell>
          <table:table-cell office:value-type="string" table:style-name="ce1">
            <text:p>Second Language Cognitive Task Complexity : A Research Synthesis /</text:p>
          </table:table-cell>
          <table:table-cell office:value-type="string" table:style-name="ce1">
            <text:p>Sasayama, Shoko.</text:p>
          </table:table-cell>
          <table:table-cell office:value-type="string" table:style-name="ce1">
            <text:p>This book presents the first comprehensive synthesis of 30 years of research on cognitive task complexity in second language learning. It reviews 296 studies comparing tasks with varying cognitive demands, revealing patterns in task design, performance outcomes, and moderating variables. The meta-analytic findings highlight both beneficial and detrimental effects of task complexity, offering new insights into cause-effect relationships. The book concludes with recommendations for future research and provides a foundational benchmark for scholars in task-based language teaching.</text:p>
          </table:table-cell>
          <table:table-cell office:value-type="string" table:style-name="ce1">
            <text:p>Amsterdam/Philadelphia : John Benjamins Publishing Company, 2025.</text:p>
          </table:table-cell>
          <table:table-cell office:value-type="string" table:style-name="ce1">
            <text:p>Book meta -- Dedication -- Table of contents -- Series Editors’ preface -- Acknowledgements -- Introduction to second language cognitive task complexity research -- Research synthetic approach and methods -- Overview of the domain -- What is second language cognitive task complexity? -- Task characteristics -- Measuring the effects of second language cognitive task complexity -- Meta-analytic explorations -- Epilogue -- References -- Index.</text:p>
          </table:table-cell>
          <table:table-cell office:value-type="string" table:style-name="ce1">
            <text:p>https://library.ecssr.ae/cgi-bin/koha/opac-detail.pl?biblionumber=292003</text:p>
          </table:table-cell>
          <table:table-cell table:number-columns-repeated="16377"/>
        </table:table-row>
        <table:table-row table:style-name="ro1">
          <table:table-cell office:value-type="string" table:style-name="ce1">
            <text:p>292005</text:p>
          </table:table-cell>
          <table:table-cell office:value-type="string" table:style-name="ce1">
            <text:p>Proceedings of the 6th International Conference on Deep Learning, Artificial Intelligence and Robotics (ICDLAIR 2024) /</text:p>
          </table:table-cell>
          <table:table-cell office:value-type="string" table:style-name="ce1">
            <text:p>Ahlawat, Priyanka.</text:p>
          </table:table-cell>
          <table:table-cell office:value-type="string" table:style-name="ce1">
            <text:p>This open access volume presents the proceedings of ICDLAIR 2024, organized by NIT Kurukshetra in collaboration with IAASSE, Emlyon Business School, and CSUSB. It showcases cutting-edge research in AI, deep learning, and robotics, with applications spanning speech synthesis, cybersecurity, satellite risk modeling, and malware classification. The conference fosters global exchange of ideas, bridging theory and practice through peer-reviewed papers, case studies, and conceptual explorations.</text:p>
          </table:table-cell>
          <table:table-cell office:value-type="string" table:style-name="ce1">
            <text:p>Dordrecht : Atlantis Press (Zeger Karssen), 2025.</text:p>
          </table:table-cell>
          <table:table-cell office:value-type="string" table:style-name="ce1">
            <text:p>Preface -- Organization -- Contents -- Peer-Review Statements -- Fine Tuning Based End-to-End Indian English Speech Synthesis System -- Space Debris Risk Prediction Model For LEO Satellites -- Optimizing Phishing Detection in Ethereum Using Ensemble Learning -- Classifying Android Malware Categories through Dynamic System Calls Ranked via ReliefF -- Hybrid Analysis for Enhanced Detection Accuracy.</text:p>
          </table:table-cell>
          <table:table-cell office:value-type="string" table:style-name="ce1">
            <text:p>https://library.ecssr.ae/cgi-bin/koha/opac-detail.pl?biblionumber=292005</text:p>
          </table:table-cell>
          <table:table-cell table:number-columns-repeated="16377"/>
        </table:table-row>
        <table:table-row table:style-name="ro1">
          <table:table-cell office:value-type="string" table:style-name="ce1">
            <text:p>292006</text:p>
          </table:table-cell>
          <table:table-cell office:value-type="string" table:style-name="ce1">
            <text:p>Proceedings of the 2025 3rd International Conference on Digital Economy and Management Science (CDEMS 2025) /</text:p>
          </table:table-cell>
          <table:table-cell office:value-type="string" table:style-name="ce1">
            <text:p>Zang, Wenke.</text:p>
          </table:table-cell>
          <table:table-cell office:value-type="string" table:style-name="ce1">
            <text:p>This open access volume presents the proceedings of CDEMS 2025, held in Wuhan, China, focusing on digital economy and management science. It gathers contributions from global scholars and practitioners on topics such as fintech, ESG, AI applications, blockchain, sustainable finance, and innovation in corporate governance. The conference fosters academic exchange, industrial collaboration, and policy-oriented research across economics, management, and digital transformation.</text:p>
          </table:table-cell>
          <table:table-cell office:value-type="string" table:style-name="ce1">
            <text:p>Dordrecht : Atlantis Press (Zeger Karssen), 2025.</text:p>
          </table:table-cell>
          <table:table-cell office:value-type="string" table:style-name="ce1">
            <text:p>Intro -- Preface -- Organization -- Contents -- Peer-Review Statements -- Digital Innovation and Corporate Transformation -- Intelligent Audit -- Forecasting Netflix Stock Prices -- Impact of Digital Transformation on Exports -- ESG and Innovation -- Risk Management in Finance -- Big Data and MSMEs -- Fintech and Manufacturing -- AI and Innovation Efficiency -- Blockchain and Carbon Footprint -- Smart Manufacturing and ESG -- Green M&amp;amp;A -- Digital Currency Applications -- Platform M&amp;amp;A Strategy -- Corporate Default Risk -- Machine Learning in Investment -- Airport Economy -- OFDI and Trade Efficiency -- VR and Gen-Z Travel -- Big Data Ethics -- Platform Economy -- Engineering Management -- Sustainable Finance and ESG -- Corporate Law and Regulation -- Tax Revenue and Suitability -- Sponge Cities -- Insurance and Sustainability -- Emergency Rescue Costing -- Financial Inclusion and Growth -- Global Green Finance -- Green Bond and Greenwashing -- Urban Transport Optimization -- Women-Led Agriculture -- Corporate Governance -- Pharmaceutical Packaging -- Transition Finance and Carbon -- ESG Disclosure Quality -- Silver Economy and Agriculture -- ESG Ratings and Credit -- ESG Ratings and Performance -- Tax Revenue Loss -- ESG and Agricultural Enterprises -- Green Tax System -- Consumption Tax Reform -- Market Dynamics -- Business Analysis -- Land Allocation and Real Estate -- Female Employment and COVID-19 -- Job Crafting and Innovation -- Capital Replenishment and Credit Supply.</text:p>
          </table:table-cell>
          <table:table-cell office:value-type="string" table:style-name="ce1">
            <text:p>https://library.ecssr.ae/cgi-bin/koha/opac-detail.pl?biblionumber=292006</text:p>
          </table:table-cell>
          <table:table-cell table:number-columns-repeated="16377"/>
        </table:table-row>
        <table:table-row table:style-name="ro1">
          <table:table-cell office:value-type="string" table:style-name="ce1">
            <text:p>292007</text:p>
          </table:table-cell>
          <table:table-cell office:value-type="string" table:style-name="ce1">
            <text:p>Sustainability, AI and Innovation : Proceedings of the Applied Research in Humanities and Social Sciences (ARHSS 2023) /</text:p>
          </table:table-cell>
          <table:table-cell office:value-type="string" table:style-name="ce1">
            <text:p>Al Naimiy, Hamid M. K.</text:p>
          </table:table-cell>
          <table:table-cell office:value-type="string" table:style-name="ce1">
            <text:p>This open-access volume presents the proceedings of ARHSS 2023, held at the University of Sharjah. It explores applied research in humanities and social sciences, with emphasis on sustainability, innovation, and artificial intelligence. Topics include digital democracy, Islamic entrepreneurship, augmented reality in autism, AI in education, and youth activism. The book is a valuable resource for scholars, educators, and policy-makers interested in the intersection of technology and society.</text:p>
          </table:table-cell>
          <table:table-cell office:value-type="string" table:style-name="ce1">
            <text:p>Singapore : Springer, 2025.</text:p>
          </table:table-cell>
          <table:table-cell office:value-type="string" table:style-name="ce1">
            <text:p>Foreword -- Preface -- Editors and Contributors -- Prayer and Wellbeing -- Artistic Practices and Student Stress -- Multidisciplinary Covid-19 Study -- Insta-Shopping -- Islamic Entrepreneurship -- Digital Democracy in GCC -- AI in Education -- AI in Iraq’s Educational System -- Augmented Reality and Autism -- Fertility Determinants in Emirati Students -- Islamic Teaching vs. Websites -- Greta Thunberg’s Climate Activism -- News in Surah An-Naml -- Learning Styles in Jordan -- Vanderbilt Scale in Oman -- Mobile Microlearning -- UAE Teacher Licensing Scales -- AI-Powered Pollination -- Women Political Participation in UAE -- AI-Based Feedback Systems -- Privacy and Digital Development -- Breastfeeding in Oman -- Digital Addiction in UAE -- Faculty Perception of Online Teaching -- Graffiti in Jordan.</text:p>
          </table:table-cell>
          <table:table-cell office:value-type="string" table:style-name="ce1">
            <text:p>https://library.ecssr.ae/cgi-bin/koha/opac-detail.pl?biblionumber=292007</text:p>
          </table:table-cell>
          <table:table-cell table:number-columns-repeated="16377"/>
        </table:table-row>
        <table:table-row table:style-name="ro1">
          <table:table-cell office:value-type="string" table:style-name="ce1">
            <text:p>292008</text:p>
          </table:table-cell>
          <table:table-cell office:value-type="string" table:style-name="ce1">
            <text:p>Can Asians Think of Peace? : Essays on Managing Conflict in the Asian Century /</text:p>
          </table:table-cell>
          <table:table-cell office:value-type="string" table:style-name="ce1">
            <text:p>Mahbubani, Kishore.</text:p>
          </table:table-cell>
          <table:table-cell office:value-type="string" table:style-name="ce1">
            <text:p>This open access volume presents 61 essays written between 2020 and 2024 by scholars and practitioners from Asia and the West. It explores Asia’s geopolitical rise and the challenges of maintaining peace amid shifting global power dynamics. Topics include US-China relations, India-Pakistan and China-India border tensions, Southeast Asian diplomacy, and global threats such as nuclear war and climate change. The book offers pragmatic strategies for conflict management and peacebuilding in the Asian century.</text:p>
          </table:table-cell>
          <table:table-cell office:value-type="string" table:style-name="ce1">
            <text:p>Singapore : Springer, 2025.</text:p>
          </table:table-cell>
          <table:table-cell office:value-type="string" table:style-name="ce1">
            <text:p>Introduction -- Asian Ideas for Peace and Conflict Amelioration -- Managing the US-China Contest -- Conflict Management in South Asia -- Conflict Management in Southeast and East Asia.</text:p>
          </table:table-cell>
          <table:table-cell office:value-type="string" table:style-name="ce1">
            <text:p>https://library.ecssr.ae/cgi-bin/koha/opac-detail.pl?biblionumber=292008</text:p>
          </table:table-cell>
          <table:table-cell table:number-columns-repeated="16377"/>
        </table:table-row>
        <table:table-row table:style-name="ro1">
          <table:table-cell office:value-type="string" table:style-name="ce1">
            <text:p>292029</text:p>
          </table:table-cell>
          <table:table-cell office:value-type="string" table:style-name="ce1">
            <text:p>Capitalism Reloaded : The Rise of the Authoritarian-Financial Complex /</text:p>
          </table:table-cell>
          <table:table-cell office:value-type="string" table:style-name="ce1">
            <text:p>Bloom, Peter,</text:p>
          </table:table-cell>
          <table:table-cell office:value-type="string" table:style-name="ce1">
            <text:p>In Capitalism Reloaded, Peter Bloom charts a pivotal shift from the well-known military-industrial complex to a new 'Authoritarian-Financial Complex'. Unlike its predecessor, which centred on armaments and defence, this emerging power structure fuses financial interests with advanced surveillance and digital control, turning social repression into a lucrative industry. Bloom introduces a ground breaking theory of 'complex power', where control itself becomes a central driver of capitalism, shaping economies and societies. Bloom explores how this insatiable demand for security and profit extends beyond traditional authoritarian regimes, permeating everyday life and eroding democratic freedoms. This book challenges readers to confront the deep entanglements of modern capitalism before they solidify into a techno-authoritarian order.</text:p>
          </table:table-cell>
          <table:table-cell office:value-type="string" table:style-name="ce1">
            <text:p>Bristol : Bristol University Press, 2025.</text:p>
          </table:table-cell>
          <table:table-cell office:value-type="string" table:style-name="ce1">
            <text:p>Front Matter -- Contents -- Preface -- Capitalism Reloaded -- Complexifying Power -- The Rise of the Authoritarian-Financial Complex -- Securitizing History -- Growing Global Authoritarian Markets -- Producing Precarity -- Insatiable Control -- Repressive Progress -- Perpetual Crisis -- Breaking Free from the Authoritarian-Financial Complex -- References -- Index</text:p>
          </table:table-cell>
          <table:table-cell office:value-type="string" table:style-name="ce1">
            <text:p>https://library.ecssr.ae/cgi-bin/koha/opac-detail.pl?biblionumber=292029</text:p>
          </table:table-cell>
          <table:table-cell table:number-columns-repeated="16377"/>
        </table:table-row>
        <table:table-row table:style-name="ro1">
          <table:table-cell office:value-type="string" table:style-name="ce1">
            <text:p>292028</text:p>
          </table:table-cell>
          <table:table-cell office:value-type="string" table:style-name="ce1">
            <text:p>The Realities of Autonomous Weapons /</text:p>
          </table:table-cell>
          <table:table-cell office:value-type="string" table:style-name="ce1">
            <text:p>Bächle, Thomas Christian,</text:p>
          </table:table-cell>
          <table:table-cell office:value-type="string" table:style-name="ce1">
            <text:p>The realities of autonomous weapons are a complex blend of both existing military technologies and visions of their future capabilities. The expected ramifications are profound and always point to the interplay between fact and fiction, actual developments and creative imagination. This book explores how these realities shape and become themselves shaped by popular culture, regulatory and ethics debates, military doctrines, policies and research. It examines phenomena ranging from film and artistic interpretations to warfare scenarios and weaponized artificial intelligence. Intended for researchers (including the disciplines of political and social sciences, media, culture and technology), policy makers, educators and journalists, this is a key resource that uncovers how autonomous weapons are constructed as both a technological reality and a futuristic possibility.</text:p>
          </table:table-cell>
          <table:table-cell office:value-type="string" table:style-name="ce1">
            <text:p>Bristol : Bristol University Press, 2025.</text:p>
          </table:table-cell>
          <table:table-cell office:value-type="string" table:style-name="ce1">
            <text:p>The realities of autonomous weapons: Hedging a hybrid space of fact and fiction - Jascha Bareis &amp;amp; Thomas Christian BächleI. Narratives and TheoriesARTWORK. «The Unreachable Myth: Killing unknown victims with insensible means by unidentified perpetrators for unapparent reason» By Jinyu Wang, 2023The AI-Lure of US Airpower: Imaginaries of disruption in the pursuit of technological superiority since the early 20th century - Jennifer RookeFrom Maschinenmensch to Robot Bubs: Female-presenting autonomous weapons systems in live-action films from 1927-2022 - Rebecca JonesAutonomous weapons in fiction and the fiction of autonomous weapons - Teresa Heffernan From the reel to the real: Narratives of weaponized artificial intelligence technologies in India - Ingvild Bode &amp;amp; Shimona Mohan II. Technologies and MaterialitiesARTWORK. «Transformator». By Peter Behrbohm, since 2013Il/legal war: Expanding the frame of meaningful human control from military operations to democratic governance - Lucy SuchmanFrom network-centric warfare to autonomous warfighting networks: Recontextualising autonomous weapons systems imaginaries - Christoph ErnstGoverning autonomies: Imagining responsible AI in the European armament project 'Future Combat Air System' - Jens HälterleinNew media, new enemies: The emergence of automated weapons in counterterrorism - Jeremy Packer and Joshua ReevesIII. Politics and EthicsARTWORK. «XCI|XCIX, (91|99)» By Johannes Weilandt, 2023Engineering moral failure? The challenges of algorithmic ethics for lethal autonomous weapon systems - Elke SchwarzLegitimizing and contesting Lethal Autonomous Weapons Systems in Japan: A multi-layered analysis of public discourse - Bernhard SeidlThe reality of (past) Future Air Combat Systems: Climate wars, carbon costs and rare earth elements - Jutta Weber Showcasing power, performing responsibility? Introducing military AI discourses in China - Thomas Christian Bächle and Xiran Liu</text:p>
          </table:table-cell>
          <table:table-cell office:value-type="string" table:style-name="ce1">
            <text:p>https://library.ecssr.ae/cgi-bin/koha/opac-detail.pl?biblionumber=292028</text:p>
          </table:table-cell>
          <table:table-cell table:number-columns-repeated="16377"/>
        </table:table-row>
        <table:table-row table:style-name="ro1">
          <table:table-cell office:value-type="string" table:style-name="ce1">
            <text:p>292027</text:p>
          </table:table-cell>
          <table:table-cell office:value-type="string" table:style-name="ce1">
            <text:p>40 Years of the United Nations Convention on the Law of the Sea : Assessment and Prospects /</text:p>
          </table:table-cell>
          <table:table-cell office:value-type="string" table:style-name="ce1">
            <text:p>Kamiński, Tomasz,</text:p>
          </table:table-cell>
          <table:table-cell office:value-type="string" table:style-name="ce1">
            <text:p>This book discusses contemporary challenges within the law of the sea, a domain of international law extensively codified in United Nations Convention on the Law of the Sea. The volume will be of interest to students and scholars in the field of the law of the sea, international relations and international law.</text:p>
          </table:table-cell>
          <table:table-cell office:value-type="string" table:style-name="ce1">
            <text:p>Oxford : Taylor &amp;amp; Francis Group, 2025.</text:p>
          </table:table-cell>
          <table:table-cell office:value-type="string" table:style-name="ce1">
            <text:p>Introdiction / Tomasz Kamiński and Karol Karski -- Part I. General remarks: 1. Anniversary of the UNCLOS or an Epitaph for Codification Conferences / Jerzy Menkes -- 2. International Law of the Sea in the Achievements of Professor Wojciech Góralczyk : Polish Delegate to the First and the Third UN Conferences on the Law of the Sea and to the Preparatory Commission for the International Seabed Authority and for the International Tribunal for the Law of the Sea / Karol Karski -- Part II. Maritime areas and their delimination: 3. The Methodology of Maritime Delimitation-Achievements and Prospects / Marcin Kałduński -- 4. The Status of Straight Baselines and the so-called Creeping Jurisdiction of Coastal States. Some Remarks on the Means of Addressing Unjustified Maritime Claims / Tomasz Kamiński -- 5. The Antarctic Treaty-The Pearl in the Crown of the Law of Extraterritorial Space / Zdzisław Brodecki and Paweł Chyc -- 6. Insula in Mari Nata: A Problem of Ius Gentium That is Not Only Theoretical / Paweł Czubik -- 7. The Law of the Seabed 40 years after UNCLOS / Aldino Santos de Campos -- 8. The Process of Developing Maritime Spatial Plans of The Republic of Poland in the Context of Water Areas Under the UNCLOS Convention / Wojciech Zdanowicz -- Part III. UNCLOS in the jurisprudence of international and domestic bodies and courts: 9. Through the Lens of General International Rules. How did Judge Manfred Lachs Contribute to Developing the Law of the Sea? / Aleksander Gubrynowicz -- 10. The Role of the International Tribunal for the Law of the Sea / Stanisław Pawlak -- 11. Dispute Settlement Measures Guaranteed by the Convention on the Law of the Sea in the Practice of the Proceedings of the Russian Federation / Vita Czepek -- 12. Reception of ICJ Jurisprudence by Domestic Courts in the Field of International Law of The Sea / Oktawian Kuc -- 13. Article 235 of LOSC and the International Liability Regime for Oil Pollution Damage : Cracks in the System as Shown by Recent Case Law / Iva Tuhtan Grgić and Zuzanna Pepłowska-Dąbrowska -- Part IV. Protection of the marine environment: 14. Environmental Law of the Sea and Part XII of the UN Convention on the Law of the Sea / Maja Seršić -- 15. Marine Mammals, the UNCLOS and the International Convention on the Regulation of Whaling : Too Little and too Unstructured, A Case study of Whaling / Małgosia Fitzmaurice -- 16. The Agreement on the Conservation and Sustainable Use of Marine Biological Diversity of Areas beyond National Jurisdiction : A Treaty Implementing the United Nations Convention on the Law of the Sea? / Trpimir Mihael Šošić -- 17. The Vistula Spit Canal in the Light of the 'Rights of Nature' Concept and the Principle of Good Neighbourliness / Maciej Perkowski and Wojciech Zoń -- 18. Environmental Impact Assessment as a Mandatory Element of the Submarine Pipelines Laying Process, as Seen by the Baltic Sea Countries-Overview and Perspectives / Rafał Szewczyk -- Part V. Maritime security: 19. International Legal Aspects of Combating Maritime Terrorism. Notes de lege lata and de lege ferenda / Tomasz Aleksandrowicz -- 20. Counteracting Maritime Incidents of a Hybrid Nature in the Light of the UNCLOS Convention / Piotr Mickiewicz -- 21. Can Turkey Legally Close the Passage through Turkish Straits for Russian Warships due to Russian Military Aggression Against Ukraine? / Iryna Kozak-Balaniuk -- 22. Independent-Dependent States-Land-Locked States Right of Access to and from the Sea / Dejan Marolov -- 23. Maritime Disputes Involving Poland / Dariusz R. Bugajski -- Part VI. Maritime safety. 24. (R)evolution of Maritime Safety in IMO Conventions and UNCLOS / Justyna Nawrot -- 25. Some Legal Aspects of Satellite Navigation and Maritime Safety / Katarzyna Myszona-Kostrzewa -- 26. Defending the Fleet : Cybersecurity and Autonomous Ships / Barbara Stępień -- 27. Port Community System (PCS) as a Digital Platform for Autonomous Ships-A Polish Perspective / Marek Gróbarczyk -- 28. ACCESS DENIED - The COVID-19 Pandemic and Discretion of Port States to Decide on Access to a Port in the Light of the United Nations Convention on the Law of the Sea : Legal and Economic Consequences / Magdalena Adamowicz and Beata Szymanowska.</text:p>
          </table:table-cell>
          <table:table-cell office:value-type="string" table:style-name="ce1">
            <text:p>https://library.ecssr.ae/cgi-bin/koha/opac-detail.pl?biblionumber=292027</text:p>
          </table:table-cell>
          <table:table-cell table:number-columns-repeated="16377"/>
        </table:table-row>
        <table:table-row table:style-name="ro1">
          <table:table-cell office:value-type="string" table:style-name="ce1">
            <text:p>292026</text:p>
          </table:table-cell>
          <table:table-cell office:value-type="string" table:style-name="ce1">
            <text:p>Children and violence : agency, experience, and representation in and beyond armed conflict /</text:p>
          </table:table-cell>
          <table:table-cell table:style-name="ce1"/>
          <table:table-cell office:value-type="string" table:style-name="ce1">
            <text:p>This multi- disciplinary volume provides an innovative approach to children and violence, looking beyond the existing literature that focuses on child soldiers in the 'Global South.' Harnessing expert contributions from over a dozen countries, the book examines the relationship between children and violence, with a focus on children ensnared in military conflict, embroiled in criminal gangs, and enmeshed in political activism. It analyses how children join fights, how they fight, and what happens to them after fighting officially ends. It addresses cutting- edge issues such as cyberwars, self-defence, intergenerational trauma, gender fluidity, racism and state surveillance. Throughout, the book underscores the need to respect the agency and dignity of children and youth, to build cultures of juvenile rights, and to think critically of the place of the child amid global power politics and decolonisation. Through accessible writing, and the provision of considerable new data, this book supports advocacy work and will enrich teaching and spark further academic research. This book will be of great interest to students of International Law, Human Rights, Childhood Studies, International Relations, Peace and Conflict Studies, Post- Conflict Studies, and Security Studies.</text:p>
          </table:table-cell>
          <table:table-cell office:value-type="string" table:style-name="ce1">
            <text:p>Abingdon, England ; New York, New York : Routledge, [2025].</text:p>
          </table:table-cell>
          <table:table-cell office:value-type="string" table:style-name="ce1">
            <text:p>Cover -- Endorsement -- Half Title -- Title Page -- Copyright Page -- Dedication -- Table of Contents -- List of Illustrations -- About the Editors -- List of Contributors -- Acknowledgements -- Common Abbreviations -- Selected Treaties and Instruments -- 1 Introduction -- 1.1 Overview -- 1.2 Definitions and Terminology -- 1.3 Additional Cross-Cutting Themes -- 1.3.1 Agency -- 1.3.2 Reconciliation, Restoration, and Vibrant Cultures of Juvenile Rights -- 1.3.3 International Relations and North-South -- 1.4 Roadmap -- 1.5 Concluding By Opening: Peering Beyond -- Notes -- Bibliography -- Section I Joining and Leaving Armed Fights -- 2 Safeguarding Futures: Rethinking Preventative Approaches to Protect Minors From Recruitment and Use in Colombia -- 2.1 Introduction -- 2.2 Background to the Violence and Responses Thereto -- 2.2.1 The Colombian Armed Conflict -- 2.2.2 Ombudsperson's Office -- Role, Efforts, and Timeframe -- 2.3 Data and Methodology -- 2.4 Results -- 2.4.1 The Actors Across Time -- 2.4.2 Recruitment and Use Across the Territory -- 2.4.3 Strategies By Actor -- 2.5 Discussion -- 2.6 Conclusion -- Notes -- Bibliography -- 3 From Child Soldiers to Struggling Citizens: Children and Youth in a Broken and Uneven Social Contract in Conflict and Post-Conflict Democratic Republic of the Congo -- 3.1 Introduction -- 3.2 Research Background and Framework -- 3.3 Method and Analysis -- 3.4 Trajectories of Former Child Soldiers -- 3.4.1 Escaping the 'State of Childhood' and Acquiring a 'Military Spirit' -- 3.4.2 Returning to Civilian Life, Not to Childhood -- 3.4.3 Negative Perceptions of the Kadogos in the Communities -- 3.4.4 Prospects of a Return to Civilian Life -- 3.4.5 Necessary Transactions -- The Reintegration Programme as an 'Entre-Lieux' -- 3.4.6 Work as a Central Aspect of Achievement. 3.4.7 Family Unit, as a Hierarchical Space in Which Values and Duties Are Distributed -- 3.4.8 Lack of Medical Attention as an Example of the Government's Failure to Protect Them -- 3.4.9 Strategies to Become Full Members of the Community -- 3.5 Conclusion: Youth in Conflict and Post-Conflict D.R.C. as a State of Constant Flux -- Notes -- Bibliography -- 4 Former Child Soldiers: Persistent Conceptions of Childhood, and the Long Road of Transitional Justice in Uganda -- 4.1 Introduction -- 4.2 Conceptions of Childhoods and Child Soldiers -- 4.3 T.J. and the Wheels of Time in Uganda -- 4.4 Adult Former Child Soldiers and the Influence of Conceptions of Childhood -- 4.5 Conclusion -- Acknowledgements -- Notes -- Bibliography -- 5 Sulh as Restorative Justice for Child Soldiers -- 5.1 Introduction -- 5.2 The Reality of Child Soldiers -- 5.2.1 The General Issue -- 5.2.2 Prevailing Responses: D.D.R. and Retributive Justice -- 5.3 The Child Soldier, a Victim Or a Criminal? -- 5.3.1 The First Approach: Child Soldiers Exclusively as Victims -- 5.3.2 The Second Approach: It Is Possible to Hold Child Soldiers Accountable -- 5.3.3 A Constructive Path Forward -- 5.4 Restorative Justice in Theory and Practice -- 5.4.1 The General Framework of Restorative Justice -- 5.4.2 The Use of Restorative Justice Practice With Child Soldiers -- 5.4.3 Sulh as a Restorative Justice Practice in the Arab World -- 5.5 The Use of Sulh With Child Soldiers in Certain Arab Countries -- 5.5.1 Experiences of Sulh in Iraq and Yemen -- 5.5.2 Challenges and Opportunities: How Can Sulh Be Used? -- 5.6 Conclusion -- Note -- Bibliography -- Section II Cross-Overs: Fights Beyond Conventional Armed Conflict -- 6 Children and Cyberconflict: (Re)assessing Harm and the Capacity of Legal Instruments to Protect -- 6.1 Introduction. 6.2 Beyond Kinetic Warfare: Understanding How Cyberconflict Affects and Is Affected By Children -- 6.2.1 Harms Resulting From Disruptions to Normal Life -- 6.2.2 Expanding the Scope of Participation -- 6.3 (Re)Conceptualising Harm in Response to Cyberconflict -- 6.4 Assessing the Capacity of Legal Frameworks to Respond to the Forms of Harm That Cyberconflict Poses to Children -- 6.5 Conclusion -- Note -- Bibliography -- 7 Guilty Victims Or Not?: Non-Punishment of Child Trafficking Victims and Child Soldiers Under International Law -- 7.1 Introduction -- 7.2 Child Trafficking Victims and Child Soldiers: Definitional Complexities and Overlaps Under International Law -- 7.3 Child Trafficking Victims (Presumably) 'Compelled' to Commit Crime and (Former) 'Forced' Child Soldiers: Victims, Perpetrators Or Both? -- 7.3.1 V.C.L. and A.N. V. the United Kingdom: The E.Ct.H.R., Article 4 E.C.H.R. and the Non-Punishment Principle -- 7.3.2 The Prosecutor V. Dominic Ongwen: The I.C.C. Prosecution of a Former L.R.A. Child Soldier for Crimes Committed as an Adult Commander -- 7.4 Conclusion -- Notes -- Bibliography -- 8 Children as Informers and Denouncers -- 8.1 Introduction -- 8.2 From Fairy-Tale to Tragedy -- 8.3. Condemnatory Letters From Children -- 8.4 Child Informers: Not Always So Special -- 8.5 Conclusion -- Notes -- Bibliography -- 9 Afghanistan's</text:p>
          </table:table-cell>
          <table:table-cell office:value-type="string" table:style-name="ce1">
            <text:p>https://library.ecssr.ae/cgi-bin/koha/opac-detail.pl?biblionumber=292026</text:p>
          </table:table-cell>
          <table:table-cell table:number-columns-repeated="16377"/>
        </table:table-row>
        <table:table-row table:style-name="ro1">
          <table:table-cell office:value-type="string" table:style-name="ce1">
            <text:p>292025</text:p>
          </table:table-cell>
          <table:table-cell office:value-type="string" table:style-name="ce1">
            <text:p>Hamburg Climate Futures Outlook 2024 : Conditions for Sustainable Climate Change Adaptation /</text:p>
          </table:table-cell>
          <table:table-cell office:value-type="string" table:style-name="ce1">
            <text:p>Engels, Anita,</text:p>
          </table:table-cell>
          <table:table-cell office:value-type="string" table:style-name="ce1">
            <text:p>Many countries, communities, and social actors around the world are struggling to cope with the impacts of climate change. Adapting to climate change in a sustainable manner involves a huge collective effort and is barely happening. How can sustainable climate change adaptation become plausible? The Hamburg Climate Futures Outlook 2024 provides a unique systematic and global assessment of the context conditions for sustainable climate change adaptation, evaluating the social dynamics of deep decarbonization and the physical dynamics in regional climate variability and extremes. Through nine case studies across the globe, the assessment provides insights into key barriers and opportunities for sustainable climate change adaptation.</text:p>
          </table:table-cell>
          <table:table-cell office:value-type="string" table:style-name="ce1">
            <text:p>Bielefeld : transcript Verlag, 2025.</text:p>
          </table:table-cell>
          <table:table-cell office:value-type="string" table:style-name="ce1">
            <text:p>Frontmatter -- Table of Contents -- Recommended Citations -- Chapter 1: The Hamburg Climate Futures Outlook 2024: Goals and Structure. -- Chapter 2: The Plausibility of Climate Futures: Explaining the Methodology -- Chapter 3: The Plausibility of Achieving Deep Decarbonization by 2050 -- Box I: The Implications of Degrowth Scenarios for the Plausibility of Climate Futures. -- Box II: The Costs of Military Spending, Wars and the Plausibility of Climate Futures. -- Chapter 4: Regional Climate Variability and Extremes: Challenges for Adaptation -- Chapter 5: Sustainable Climate Change Adaptation: Insights and Reflections from the Field -- Chapter 6: Integration and Synthesis of Assessments -- Box III: Toward an Inclusive and Connected Repertoire of Climate Action -- Chapter 7: Implications for Shaping Climate Futures -- References -- Imprit</text:p>
          </table:table-cell>
          <table:table-cell office:value-type="string" table:style-name="ce1">
            <text:p>https://library.ecssr.ae/cgi-bin/koha/opac-detail.pl?biblionumber=292025</text:p>
          </table:table-cell>
          <table:table-cell table:number-columns-repeated="16377"/>
        </table:table-row>
        <table:table-row table:style-name="ro1">
          <table:table-cell office:value-type="string" table:style-name="ce1">
            <text:p>292024</text:p>
          </table:table-cell>
          <table:table-cell office:value-type="string" table:style-name="ce1">
            <text:p>The Québec-United States Relationship : Political, Security, Economic, Environmental and Cultural Dynamics /</text:p>
          </table:table-cell>
          <table:table-cell table:style-name="ce1"/>
          <table:table-cell office:value-type="string" table:style-name="ce1">
            <text:p>Québec's engagement with the United States is the most significant and consequential point of interaction amongst all its international activities. This new, edited book volume seeks to explore the many ways in which Quebec engages with the United States, including political exchange, border issues, trade, business and investment, transportation, immigration, cultural links and identity, the role of energy transmission and natural resources, and environmental considerations. As a sub-national actor pursuing a wide range of paradiplomatic bilateral and multilateral initiatives directly involving the U.S., our book both explores and explains what, when, why and how Québec has chosen to engage the United States while examining the fundamental issues that lie at the heart of the relationship. Multidisciplinary and interdisciplinary in focus, this edited collection of essays, titled The Québec-United States Relationship: Political, Security, Economic, Environmental and Cultural Dynamics, features the work of scholars who think deeply about Quebec-U.S. relations. Each contribution considers contemporary policy relevant issues; in so doing, this collection examines and emphasizes the background, scope, and impacts of policy decisions.</text:p>
          </table:table-cell>
          <table:table-cell office:value-type="string" table:style-name="ce1">
            <text:p>Cham : Palgrave Macmillan, 2025.</text:p>
          </table:table-cell>
          <table:table-cell office:value-type="string" table:style-name="ce1">
            <text:p>Part I. Introduction: The Relevancy of Québec-United States Engagement -- Chapter 1. The Québec-United States Relationship: Contributing Forces and Policy Choices -- Part II. Political and Economic Considerations -- Chapter 2. Living on the Margins of the Empire: Political Relations between Québec and the United States: 1940-2000 -- Chapter 3. What Do They Think of Us? American Perceptions of Québec Before, During and After the Trump Presidency -- Chapter 4. Perceptions of the United States and Political Debates in Québec -- Chapter 5. Party Realignment in Québec: Lessons from the United States -- Chapter 6. Québec-U.S. relations: "It's the economy stupid!" -- Chapter 7. Between charm offensives and confrontations: a brief portrait of the defense of Québec's commercial interests before American authorities -- Part III. Migration, Regional Cooperation, Climate, Energy, and Commercial Interests -- Chapter 8. The Fantasy of the Québec-United States Border -- Chapter 9. Adapting to Distinct Societies: Québec-U.S. Links in Migration and Refugees -- Chapter 10. Québec's participation in the Conference of New England Governors and Eastern Canadian Premiers and the Council of Great Lakes Governors, 2012-2023 -- Chapter 11. 20 Years of Climate Paradiplomacy between Québec and the United States -- Chapter 12. Decarbonization and Electrification in the Northeast: How the Climate Crisis will foster a new Québec-United States Relationship in Electricity -- Chapter 13. The Dairy Industry as a Source of Conflict between Québec and the United States -- Part IV. The Role and Place of Cultural and Social Environments -- Chapter 14. Québec's Cultural Policy in the United States: From Diplomacy to Industries -- Chapter 15. 7 Fingers Back and Forth Across the Border: A Tale of Two Countries and their Circus Collaborations -- Chapter 16. QAnon's Influence in Québec, from Alexis Cossette-Trudel to Éric Duhaime: Signs of an Americanization of Québec Political Culture? -- Part V. Epilogue: The Intellectual Foundations of the Québec-United States Relationship -- Chapter 17. The Intellectual Foundations of Québec's Americanness:A Historiographical Examination.</text:p>
          </table:table-cell>
          <table:table-cell office:value-type="string" table:style-name="ce1">
            <text:p>https://library.ecssr.ae/cgi-bin/koha/opac-detail.pl?biblionumber=292024</text:p>
          </table:table-cell>
          <table:table-cell table:number-columns-repeated="16377"/>
        </table:table-row>
        <table:table-row table:style-name="ro1">
          <table:table-cell office:value-type="string" table:style-name="ce1">
            <text:p>292023</text:p>
          </table:table-cell>
          <table:table-cell office:value-type="string" table:style-name="ce1">
            <text:p>The Brazilian Amazonia in Change II : Five Decades of Exploitation, Deforestation and Attempts at Sustainable Development /</text:p>
          </table:table-cell>
          <table:table-cell office:value-type="string" table:style-name="ce1">
            <text:p>Kohlhepp, Gerd,</text:p>
          </table:table-cell>
          <table:table-cell office:value-type="string" table:style-name="ce1">
            <text:p>In the Brazilian planning region Amazô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ônia Legal have evolved from a CO2 sink to a source of CO2 emissions.</text:p>
          </table:table-cell>
          <table:table-cell office:value-type="string" table:style-name="ce1">
            <text:p>Bielefeld : transcript Verlag, 2025.</text:p>
          </table:table-cell>
          <table:table-cell office:value-type="string" table:style-name="ce1">
            <text:p>Frontmatter -- Editorial -- Contents -- Preface -- Foreword to Volume 2 -- I Amazônia Legal in the mid-1970s and 1980s -- 1. Alternative strategies to the colonisation policy of the Military Government -- 2. Polonoroeste: A new strategy of integrated rural development -- 3. Conflicts of interest at the Amazonian pioneer fronts in the 1980s -- 4. Mega-projects and their impact on the regional development in East Amazonia: The Grande Carajás programme (PGC) -- 5. The energy-related Plano 2010 and its possible impacts on Amazonia -- 6. The Significance of the New Constitution of 1988 for environmental policy in Amazonia -- II Promising environmental concepts for Amazonia under pressure by economic growth and agrobusiness strategies (1990s-2018) -- 1. Previous international initiatives for the protection of tropical rain forests -- 2. The International Pilot Programme to Conserve the Brazilian Rain Forests (PPG7: 1993-2009): An approach to sustainable regional development -- 3. Extensive infrastructure programmes as an extreme contrast to concurrent environmental policy measures -- 4. Private colonisation in Mato Grosso and expansion of agribusiness into the cerradão and tropical forest ecosystems -- 5. The new regional policy of the Plan of Sustainable Amazonia (PAS) -- 6. The hydroelectric power plant Belo Monte and its environmental and socio-ecological impacts -- 7. Population in Amazônia Legal 1970-2022 -- 8. Scientific research centres, research cooperation programmes and NGO activities in the Amazon region -- III Devastation and environmental degradation policies in Amazônia Legal during the Bolsonaro Government (2019-2022) -- 1. Chaotic activities of a decided enemy of sustainability in Amazonia -- 2. Destruction of tropical forest ecosystems due to logging and slash-and-burn activities -- 3. The ecological impacts of deforestation and problems of climate change -- 4. Threats to the Indigenous population and their habitats in Amazonia -- 5. Disagreements between donor countries and the Bolsonaro government regarding the Amazon Fund -- 6. The EU-Mercosur agreement failed under Bolsonaro's presidency -- 7. The situation of Amazônia Legal during the Bolsonaro Government and possible future perspectives -- IV Epilogue -- 1. Hopes after the change of government in 2023: Lula da Silva as game changer? -- 2. Concluding remarks -- Appendix -- References</text:p>
          </table:table-cell>
          <table:table-cell office:value-type="string" table:style-name="ce1">
            <text:p>https://library.ecssr.ae/cgi-bin/koha/opac-detail.pl?biblionumber=292023</text:p>
          </table:table-cell>
          <table:table-cell table:number-columns-repeated="16377"/>
        </table:table-row>
        <table:table-row table:style-name="ro1">
          <table:table-cell office:value-type="string" table:style-name="ce1">
            <text:p>292022</text:p>
          </table:table-cell>
          <table:table-cell office:value-type="string" table:style-name="ce1">
            <text:p>Violent Impacts : How Power and Inequality Shape the Concussion Crisis /</text:p>
          </table:table-cell>
          <table:table-cell office:value-type="string" table:style-name="ce1">
            <text:p>Henne, Kathryn,</text:p>
          </table:table-cell>
          <table:table-cell office:value-type="string" table:style-name="ce1">
            <text:p>A free ebook version of this title is available through Luminos, University of California Press's Open Access publishing program. Visit www.luminosoa.org to learn more. Concerns regarding brain injury in sport have escalated into what is often termed a "concussion crisis," fueled by high-profile lawsuits and deaths. Although athletes are central figures in this narrative, they comprise only a small proportion of the people who experience brain injuries, while other high-risk groups--including victims of domestic violence and police brutality--are all too often left out of the story. In Violent Impacts, Kathryn Henne and Matt Ventresca examine what is and what isn't captured in popular discourse, scrutinizing how law, science, and social inequalities shape depictions and understandings of brain injury. Drawing on research carried out in Australia, Canada, and the United States, they illustrate how structural violence centers certain bodies as part of the concussion crisis while pushing others to the margins.</text:p>
          </table:table-cell>
          <table:table-cell office:value-type="string" table:style-name="ce1">
            <text:p>Berkeley : University of California Press, 2025.</text:p>
          </table:table-cell>
          <table:table-cell office:value-type="string" table:style-name="ce1">
            <text:p>Cover -- Title -- Copyright -- Contents -- Acknowledgments -- Introduction -- 1. Spectacles of Violence in Sports -- 2. CTE and the Brains behind the Concussion Crisis -- 3. Protecting the Children -- 4. The Sport-Military Research Complex -- 5. Advocating for Women -- 6. A Hidden Epidemic at Home -- 7. From Criminal Minds to Deviant Brains -- Epilogue -- Notes -- Abbreviations -- Bibliography -- Index.</text:p>
          </table:table-cell>
          <table:table-cell office:value-type="string" table:style-name="ce1">
            <text:p>https://library.ecssr.ae/cgi-bin/koha/opac-detail.pl?biblionumber=292022</text:p>
          </table:table-cell>
          <table:table-cell table:number-columns-repeated="16377"/>
        </table:table-row>
        <table:table-row table:style-name="ro1">
          <table:table-cell office:value-type="string" table:style-name="ce1">
            <text:p>292021</text:p>
          </table:table-cell>
          <table:table-cell office:value-type="string" table:style-name="ce1">
            <text:p>From Kosovo to Darfur : The Regional Biases Within Humanitarian Military Interventionism /</text:p>
          </table:table-cell>
          <table:table-cell office:value-type="string" table:style-name="ce1">
            <text:p>Kushi, Sidita,</text:p>
          </table:table-cell>
          <table:table-cell office:value-type="string" table:style-name="ce1">
            <text:p>Why are some violent crises more likely to prompt humanitarian military interventions than others? Conventional wisdom says that humanitarian military interventions occur due to national interests, shared values and norms, or economic benefits for the interveners. Yet neither of these factors can fully explain the selectivity of such interventions. The international community continues to ignore the decades-long suffering in Darfur, often dismisses the genocidal policies within Myanmar, and even perpetuates the suffering in contemporary Yemen, while undertaking humanitarian-laden missions in Libya, Syria, and the Balkans. Using in-depth case studies and new data on all post-Cold War internal armed conflicts matched to third-party responses, From Kosovo to Darfur offers the first regionally sensitive analysis of humanitarian military intervention since the end of the Cold War. It shows that international military interventions in the context of acute humanitarian crises are driven by different pathways within the Western versus the non-Western world and fueled by elite perceptions of the crisis, making interventions closer to the geographic and cultural West most probable and most intense. As our international community becomes increasingly interdependent and aware of human suffering across borders, From Kosovo to Darfur points to new pathways of conflict trajectories and reveals vital implications for leaders, scholars, and nongovernmental actors advocating for or against international military intervention as a policy choice.</text:p>
          </table:table-cell>
          <table:table-cell office:value-type="string" table:style-name="ce1">
            <text:p>Ann Arbor : University of Michigan Press, 2025.</text:p>
          </table:table-cell>
          <table:table-cell office:value-type="string" table:style-name="ce1">
            <text:p>Where are the humanitarian military interventions? -- Beyond dichotomies of power politics and human rights -- Models of intervention : neighborhoods and perceptions in international politics -- Western intervention in Kosovo : exposing the limitations of conventional wisdom -- Beyond standard explanations of Kosovo : transformed perceptions and institutionalized neighborhoods -- Intervention in Libya : national interests and regional demands -- Hollow intervention in Darfur : civil wars in bad neighborhoods -- Conclusions and the future of humanitarian interventions.</text:p>
          </table:table-cell>
          <table:table-cell office:value-type="string" table:style-name="ce1">
            <text:p>https://library.ecssr.ae/cgi-bin/koha/opac-detail.pl?biblionumber=292021</text:p>
          </table:table-cell>
          <table:table-cell table:number-columns-repeated="16377"/>
        </table:table-row>
        <table:table-row table:style-name="ro1">
          <table:table-cell office:value-type="string" table:style-name="ce1">
            <text:p>292020</text:p>
          </table:table-cell>
          <table:table-cell office:value-type="string" table:style-name="ce1">
            <text:p>Research Ethics and Integrity During Pandemics : Developing the PREPARED Code /</text:p>
          </table:table-cell>
          <table:table-cell office:value-type="string" table:style-name="ce1">
            <text:p>Chatfield, Kate,</text:p>
          </table:table-cell>
          <table:table-cell office:value-type="string" table:style-name="ce1">
            <text:p>This open-access book is an essential read for anyone interested in pandemic preparedness, research governance, and the ethical oversight of research. It examines the development of a pioneering research ethics framework designed for use during pandemics, guiding readers through the careful development of the PREPARED Code, while highlighting the key steps and lessons learned. The book also underscores the importance of supportive measures, such as user-friendly ethics training, to ensure effective implementation. Drawing from these insights, it offers recommendations for others seeking to develop their own clear, engaging, and accessible ethics code.</text:p>
          </table:table-cell>
          <table:table-cell office:value-type="string" table:style-name="ce1">
            <text:p>Cham : Springer, 2025.</text:p>
          </table:table-cell>
          <table:table-cell office:value-type="string" table:style-name="ce1">
            <text:p>Research Ethics and Integrity During Pandemics -- Ensuring Effectiveness and Credibility -- Implementation Support for the PREPARED Code -- Learning from the PREPARED Experience.</text:p>
          </table:table-cell>
          <table:table-cell office:value-type="string" table:style-name="ce1">
            <text:p>https://library.ecssr.ae/cgi-bin/koha/opac-detail.pl?biblionumber=292020</text:p>
          </table:table-cell>
          <table:table-cell table:number-columns-repeated="16377"/>
        </table:table-row>
        <table:table-row table:style-name="ro1">
          <table:table-cell office:value-type="string" table:style-name="ce1">
            <text:p>292019</text:p>
          </table:table-cell>
          <table:table-cell office:value-type="string" table:style-name="ce1">
            <text:p>Families Affected by Addiction : A Handbook /</text:p>
          </table:table-cell>
          <table:table-cell table:style-name="ce1"/>
          <table:table-cell office:value-type="string" table:style-name="ce1">
            <text:p>This Open Access book sheds new light on the wide range of Affected Family Members' experiences. At a conservative estimate, there are at least 100 million adults across the globe who are affected by their relatives' addiction problems. These Affected Family Members (AFMs) experience multiple stresses, coping dilemmas, and a lack of information and support, and are at heightened risk for ill-health. The results are very costly, both from the personal and from the public services point of view. The volume elaborates on the barriers to providing effective help, including political neglect, under-representation in both policy and service delivery models, the lack of involvement and encouragement from health and social care professionals, the stigmatisation and bias as barriers to care, and the range of evidence-based interventions. It also explores the similarities and differences of all of these areas depending on the type of addiction problem that the family is affected by - alcohol, illicit drugs, gambling, etc. While covering the more commonly reported work in high-income countries, the contributions put strong emphasis on the experience of AFMs in low- and middle-income countries. Given its truly global approach, the book will be a key resource for practitioners, policymakers, and researchers alike.</text:p>
          </table:table-cell>
          <table:table-cell office:value-type="string" table:style-name="ce1">
            <text:p>Cham : Springer, 2025.</text:p>
          </table:table-cell>
          <table:table-cell office:value-type="string" table:style-name="ce1">
            <text:p>Part I: Fundamentals -- 1. First person 'lived experience' accounts of being an affected family member (AFM) -- 2. Addiction-affected family members (AFMs): a group of colossal size world-wide -- 3. Conceptual Models of Families Affected by Addiction &amp;amp; the AFINet approach -- Part II: The AFM experience -- 4. Commonalities and Variations -- 5. Children affected by parental substance misuse -- 6. Impact on FMAs: Relationship -- 7. Impact on FMAs: Type of addiction -- 8. Impact on FMAs: Gender -- 9. IMPACT OF CULTURE AND GEOGRAPHICAL LOCATION ON AFFECTED FAMILY MEMBERS -- 10. Bereavement through addiction: The impact of drug-related death on families and friends -- 11. The AFM Experience among First Nations, Indigenous Populations, and Ethnic Minorities -- 12. Stigma and Discrimination in Families in Mexico with Substance Use. An intersectionality-based approach -- Part II: Barriers to services working with AFMs -- 13. The political/policy landscape: representation of AFMs in policy and service-delivery models -- 14. How to sensitize health and social workers and the community to the needs of AFMs -- 15. Stigma as a barrier to care as experienced by affected family members -- 16. Working With Affected Family Members: The Impact on Professionals -- Part IV: Interventions for AFMs -- 17. A review of the leading forms of interventions for, or involving, AFMs -- 18. The 5-Step Method: Evidence and Implementation -- 19. The Community Reinforcement and Family Training (CRAFT) -- 20. Family Therapy for Addiction -- 21. Couple Treatment for Addiction -- 22. Parenting training programmes for mothers and fathers who have a substance use disorder -- 23. Interventions for children affected by parental substance misuse -- 24. Low intensity interventions with AFMs -- 25. Mutual-Help Groups for Affected Others -- Part V: Conclusions -- 26. Recognising and responding to the needs of AFMs: the next steps (Implications for Policy, Practice and Research).</text:p>
          </table:table-cell>
          <table:table-cell office:value-type="string" table:style-name="ce1">
            <text:p>https://library.ecssr.ae/cgi-bin/koha/opac-detail.pl?biblionumber=292019</text:p>
          </table:table-cell>
          <table:table-cell table:number-columns-repeated="16377"/>
        </table:table-row>
        <table:table-row table:style-name="ro1">
          <table:table-cell office:value-type="string" table:style-name="ce1">
            <text:p>292018</text:p>
          </table:table-cell>
          <table:table-cell office:value-type="string" table:style-name="ce1">
            <text:p>Pupil Management and Emerging Democratic Voices : Governing by Knowledge in Schools /</text:p>
          </table:table-cell>
          <table:table-cell office:value-type="string" table:style-name="ce1">
            <text:p>Thomas, Andrew,</text:p>
          </table:table-cell>
          <table:table-cell office:value-type="string" table:style-name="ce1">
            <text:p>This book addresses the distance between contemporary philosophical critiques of education and the classroom context by applying new insights from social philosophy, neurology and historical analysis to common school practices.</text:p>
          </table:table-cell>
          <table:table-cell office:value-type="string" table:style-name="ce1">
            <text:p>Oxford : Taylor &amp;amp; Francis Group, 2025.</text:p>
          </table:table-cell>
          <table:table-cell office:value-type="string" table:style-name="ce1">
            <text:p>Cover -- Half Title -- Series Page -- Title Page -- Copyright Page -- Dedication -- Epigraph -- Table of Contents -- About the Author -- Preface -- Note on Translations -- 1 On Governing Autonomy - Education for Self-Regulation and Management -- Part 1 Pupil Management -- 2 On Leprosy and Plague - What are the Mechanisms of Inclusion? -- 3 On States of Emergency - The Rights Given and Taken Away in Exceptional Education -- 4 On Civilization - How Legible Classrooms Structure the Gaze of Teachers and Pupils -- Part 2 Emerging Democratic Voices -- 5 On Hemispheres - Diagnostic Conversations and Attentiveness -- 6 On Plastic Brains - Pupil Flexibility and Explosivity -- 7 On Populations and Parliaments - Education for Peaceful Lives and World Transformation -- Index.</text:p>
          </table:table-cell>
          <table:table-cell office:value-type="string" table:style-name="ce1">
            <text:p>https://library.ecssr.ae/cgi-bin/koha/opac-detail.pl?biblionumber=292018</text:p>
          </table:table-cell>
          <table:table-cell table:number-columns-repeated="16377"/>
        </table:table-row>
        <table:table-row table:style-name="ro1">
          <table:table-cell office:value-type="string" table:style-name="ce1">
            <text:p>292017</text:p>
          </table:table-cell>
          <table:table-cell office:value-type="string" table:style-name="ce1">
            <text:p>Abuse in World Religions : Towards Solutions /</text:p>
          </table:table-cell>
          <table:table-cell office:value-type="string" table:style-name="ce1">
            <text:p>Stiebert, Johanna,</text:p>
          </table:table-cell>
          <table:table-cell office:value-type="string" table:style-name="ce1">
            <text:p>This book draws attention to the texts, mechanisms, and initiatives that address and combat such forms of sexual(ised) spiritual abuse, and appeals to academics and students of religious studies with interest in rape culture and spiritual abuse seeking to understand and to confront spiritual abuse and rape culture in their own communities.</text:p>
          </table:table-cell>
          <table:table-cell office:value-type="string" table:style-name="ce1">
            <text:p>Oxford : Taylor &amp;amp; Francis Group, 2025.</text:p>
          </table:table-cell>
          <table:table-cell office:value-type="string" table:style-name="ce1">
            <text:p>Cover -- Half Title -- Series Page -- Title Page -- Copyright Page -- Dedication -- Contents -- Acknowledgements -- List of contributors -- Introduction -- 1. Judaism: (Re)deploying Male Texts to Combat a Mostly Male Problem? Rabbinic Law and American Jewish Resistance to Sexual Abuse -- 2. Hinduism: Dynamic Resistance to Violence and Abuse: Examples from Hinduism -- 3a. Christianity: Accompanying Survivors of Sexual Harm: Responses, Activism, and Resistance to Sexual Harm within Christian Contexts -- 3b. Christianity: Forging Biblical Interpretive Resilience in the Face of Bible-based Spiritual Abuse -- 4. Islam: Dynamic Resistance to Spiritual Abuse: Strategies and Innovations in Muslim Contexts -- 5. Sikhi(sm): From Sikhi Spiritual Abuse to Sikhi Spiritual Healing -- Index of Authors Cited -- Index of Persons and Subjects -- Index of References to Sacred Texts.</text:p>
          </table:table-cell>
          <table:table-cell office:value-type="string" table:style-name="ce1">
            <text:p>https://library.ecssr.ae/cgi-bin/koha/opac-detail.pl?biblionumber=292017</text:p>
          </table:table-cell>
          <table:table-cell table:number-columns-repeated="16377"/>
        </table:table-row>
        <table:table-row table:style-name="ro1">
          <table:table-cell office:value-type="string" table:style-name="ce1">
            <text:p>292016</text:p>
          </table:table-cell>
          <table:table-cell office:value-type="string" table:style-name="ce1">
            <text:p>Digital Platforms in Finance and Supply Chain Management : Governance, Ethics, and Industry 5. 0 /</text:p>
          </table:table-cell>
          <table:table-cell office:value-type="string" table:style-name="ce1">
            <text:p>asak, Piotr,</text:p>
          </table:table-cell>
          <table:table-cell office:value-type="string" table:style-name="ce1">
            <text:p>This book offers a comprehensive analysis of digital platforms as the driving force of the modern economy, exploring their evolution, governance, and integration across financial and supply chain ecosystems. It presents a synthesis of theories, strategic models, and empirical insights to address the complexities of platform economies.</text:p>
          </table:table-cell>
          <table:table-cell office:value-type="string" table:style-name="ce1">
            <text:p>Oxford : Taylor &amp;amp; Francis Group, 2025.</text:p>
          </table:table-cell>
          <table:table-cell office:value-type="string" table:style-name="ce1">
            <text:p>Cover -- Half Title -- Series Information -- Title Page -- Copyright Page -- Table of Contents -- List of Figures -- List of Tables -- About the Authors -- Preface -- Funding -- Acronyms and Abbreviations -- 1 Introduction -- Introduction -- References -- 2 Core Principles of Digital Platforms -- 2.1 Definition, Evolution, and Key Features of Digital Platforms -- 2.2 Impact of Matured and Emerging Technologies On Digital Platform Development and Operations -- 2.3 Overview of Business Models, Strategies for Value Creation, and the Role of Social Factors (Cultural Conditions, Human Capital, Social Inequalities) -- References -- 3 Governance, Ethics, and Industry 5.0 -- 3.1 Examination of Digital Platform Governance Models and Their Effectiveness -- 3.2 Ethical Dilemmas, Social Responsibilities, and Impact Assessment -- 3.3 Approaches to Industry 5.0 Within Digital Platforms, Including Environmental, Economic, and Social Dimensions -- References -- 4 Theoretical Foundations and Strategic Insights -- 4.1 The Role of Network Effects in Platform Scalability and Market Dynamics -- 4.2 Platform Economics and the Spatial Dimension of the Digital Platform Development -- 4.3 Systems Thinking in Digital Platforms -- References -- 5 Global Dynamics and Regional Strategies -- 5.1 Strategies for Global Integration and Regional Differentiation -- 5.2 Case Studies On Regional Innovation and the Impact On Global Platform Dynamics -- 5.3 Efforts and Strategies to Enhance Digital Inclusion and Accessibility, Overcoming Barriers to Entry -- References -- 6 Digital Platforms in Finance -- 6.1 Key Concepts and Operational Models in Finance Platforms -- 6.2 Benefits and Risks of Digitalization in the Financial Sector -- 6.3 Strategies for Governance and Creating Value in -- References -- 7 Digital Platforms in Supply Chain Management. 7.1 Overview of Digital Platforms in Supply Chain Management -- 7.2 Analysing the Advantages and Obstacles of Digital Supply Chain Platforms -- 7.3 Governance Models and Value Creation Strategies in Supply Chain Platforms -- References -- 8 Integrating Platforms for Future Growth -- 8.1 Exploring Synergies Between Financial and Supply Chain Platforms -- 8.2 Predictions for Future Technologies and Trends in Digital Platforms -- 8.3 Planning and Scenarios for Digital Transformation and Ecosystem Development -- Ecosystem Development Framework -- Data Strategy Integration -- Architecture and Business Model Innovation -- Implementation Considerations -- References -- Index.</text:p>
          </table:table-cell>
          <table:table-cell office:value-type="string" table:style-name="ce1">
            <text:p>https://library.ecssr.ae/cgi-bin/koha/opac-detail.pl?biblionumber=292016</text:p>
          </table:table-cell>
          <table:table-cell table:number-columns-repeated="16377"/>
        </table:table-row>
        <table:table-row table:style-name="ro1">
          <table:table-cell office:value-type="string" table:style-name="ce1">
            <text:p>292015</text:p>
          </table:table-cell>
          <table:table-cell office:value-type="string" table:style-name="ce1">
            <text:p>Fear the Future : Dystopia and Political Imagination in the Twentieth Century /</text:p>
          </table:table-cell>
          <table:table-cell office:value-type="string" table:style-name="ce1">
            <text:p>Cole, Matthew Benjamin,</text:p>
          </table:table-cell>
          <table:table-cell office:value-type="string" table:style-name="ce1">
            <text:p>After centuries of contemplating utopias, late nineteenth- and early twentieth-century writers began to warn of dystopian futures. Yet these fears extended beyond the canonical texts of dystopian fiction into postwar discourses on totalitarianism, mass society, and technology, as well as subsequent political theories of freedom and domination. Fear the Future demonstrates the centrality of dystopian thinking to twentieth century political thought, showing the pervasiveness of dystopian images, themes, and anxieties. Offering a novel reading of major themes and thinkers, Fear the Future explores visions of the future from literary figures such as Yevgeny Zamyatin, Aldous Huxley, and George Orwell; political theorists such as Max Weber, Hannah Arendt, Herbert Marcuse, Jürgen Habermas, and Michel Foucault; and mid-century social scientists such as Erich Fromm, Max Horkheimer, Theodor Adorno, David Reisman, C. Wright Mills, and Jacques Ellul. It offers a comparative analysis of distinct intellectual and literary traditions, including modern utopianism and anti-utopianism, midcentury social science, Frankfurt School critical theory, and continental political philosophy. With detailed case studies of key thinkers from the Enlightenment to the late twentieth century, the book synthesizes secondary literature and research from a range of disciplinary areas, including in political theory, intellectual history, literary studies, and utopian studies. This wide-ranging reconstruction shows that while dystopian thinking has illustrated the dangers of domination and dehumanization, it has also illuminated new possibilities for freedom.</text:p>
          </table:table-cell>
          <table:table-cell office:value-type="string" table:style-name="ce1">
            <text:p>Ann Arbor : University of Michigan Press, 2025.</text:p>
          </table:table-cell>
          <table:table-cell office:value-type="string" table:style-name="ce1">
            <text:p>Intro -- Contents -- Acknowledgments -- Introduction: Dystopia and Political Imagination -- Chapter 1. The Modern Space of Possibilities -- Chapter 2. Utopia and Its Negative -- Chapter 3. Paradigms of Dystopian Thinking -- Chapter 4. Theorizing Freedom and Domination -- Conclusion: Facing the Future -- Notes -- Works Cited -- Index.</text:p>
          </table:table-cell>
          <table:table-cell office:value-type="string" table:style-name="ce1">
            <text:p>https://library.ecssr.ae/cgi-bin/koha/opac-detail.pl?biblionumber=292015</text:p>
          </table:table-cell>
          <table:table-cell table:number-columns-repeated="16377"/>
        </table:table-row>
        <table:table-row table:style-name="ro1">
          <table:table-cell office:value-type="string" table:style-name="ce1">
            <text:p>292014</text:p>
          </table:table-cell>
          <table:table-cell office:value-type="string" table:style-name="ce1">
            <text:p>Automated Detection of Media Bias : From the Conceptualization of Media Bias to Its Computational Classification /</text:p>
          </table:table-cell>
          <table:table-cell office:value-type="string" table:style-name="ce1">
            <text:p>Spinde, Timo,</text:p>
          </table:table-cell>
          <table:table-cell office:value-type="string" table:style-name="ce1">
            <text:p>This Open Access book explores the automated identification of media bias, particularly focusing on bias by word choice in digital media. The increasing prevalence of digital information presents opportunities and challenges for analyzing language, with cultural, geographic, and contextual factors shaping how content is portrayed. Despite the interdisciplinary nature of media bias research across fields like linguistics, psychology, and computer science, existing work often tackles the problem from limited perspectives, lacking comprehensive frameworks and reliable datasets. The book aims to advance the field by addressing these gaps and proposing a systematic approach to media bias detection. It develops feature-based and deep-learning approaches for automated bias detection, including a BERT-based model and MAGPIE, a multi-task learning model. These methods demonstrate improved performance on established benchmarks, showcasing the potential of deep learning in detecting media bias. Finally, the author addresses the practical applications of automated bias detection, such as enhancing news reading with forewarning messages, text annotations, and political classifiers, and examines the impact of bias on social media engagement.</text:p>
          </table:table-cell>
          <table:table-cell office:value-type="string" table:style-name="ce1">
            <text:p>Wiesbaden : Springer Fachmedien Wiesbaden GmbH, 2025.</text:p>
          </table:table-cell>
          <table:table-cell office:value-type="string" table:style-name="ce1">
            <text:p>Introduction.- Media Bias.- Questionnaire Development.- Dataset Creation.- Feature-based Media Bias Detection.- Neural Media Bias Detection.- Visualization and Perception of Media Bias.- Conclusion and FutureWork.</text:p>
          </table:table-cell>
          <table:table-cell office:value-type="string" table:style-name="ce1">
            <text:p>https://library.ecssr.ae/cgi-bin/koha/opac-detail.pl?biblionumber=292014</text:p>
          </table:table-cell>
          <table:table-cell table:number-columns-repeated="16377"/>
        </table:table-row>
        <table:table-row table:style-name="ro1">
          <table:table-cell office:value-type="string" table:style-name="ce1">
            <text:p>292013</text:p>
          </table:table-cell>
          <table:table-cell office:value-type="string" table:style-name="ce1">
            <text:p>Brain Fingerprint Identification /</text:p>
          </table:table-cell>
          <table:table-cell office:value-type="string" table:style-name="ce1">
            <text:p>Kong, Wanzeng,</text:p>
          </table:table-cell>
          <table:table-cell office:value-type="string" table:style-name="ce1">
            <text:p>This open access book delves into the emerging field of biometric identification using brainwave patterns. Specifically, this book presents recent advances in electroencephalography (EEG)-based biometric recognition to identify unique neural signatures that can be used for secure authentication and identification Traditional biometric systems such as fingerprints, iris scans, and face recognition have become integral to security and identification. However, these methods are increasingly vulnerable to spoofing and other forms of attack. Unlike other traditional biometrics, EEG signals are non-invasive, continuous authentication, liveness detection, and resistance to coercion due to the complexity and uniqueness of brain patterns. Therefore, it is particularly suitable for high-security fields such as military and finance, providing a promising alternative for future high-security identification and authentication However, most of the existing brain fingerprint identification studies require subjects to perform specific cognitive tasks, which limits the popularization and application of brain fingerprint identification in practical scenarios. Additionally, due to the low signal-to-noise ratio (SNR) and time-varying characteristics of EEG signals, there are distribution differences in EEG data across sessions from several days, leading to stability issues in brain fingerprint features extracted at different sessions. Finally, because the EEG signal is affected by the coupling of multiple factors and the nervous system has continuous spontaneous variability, which makes it difficult for the brain fingerprint identification model to be suitable for the scenarios of unseen sessions and cognitive tasks, and there is the problem of insufficient model generalization. In this book, based on traditional machine learning methods and deep learning methods, the authors will carry out multi-task single-session, single-task multi-session, and multi-task multi-session brain fingerprint identification research respectively for the above problems, to provide an effective solution for the application of brain fingerprint identification in practical scenarios.</text:p>
          </table:table-cell>
          <table:table-cell office:value-type="string" table:style-name="ce1">
            <text:p>Singapore : Springer, 2025.</text:p>
          </table:table-cell>
          <table:table-cell office:value-type="string" table:style-name="ce1">
            <text:p>Chapter 1 Overall of Brain Fingerprint Identification -- Chapter 2 Basics of EEG Signals -- Chapter 3 Multi-Task Brain Fingerprint Identification Based on Brain Networks -- Chapter 4 Multi-Task Brain Fingerprint Identification Based on Low-Rank and Sparse Decomposition Model -- Chapter 5 Multi-Task Brain Fingerprint Identification Based on Residual and Multi-scale Spatio-temporal Convolution Neural Network (RAMST-CNN) -- Chapter 6 Multi-Task Brain Fingerprint Identification Based on Convolutional Tensor-Train Neural Network (CTNN) -- Chapter 7 Specific-Task and Multi-Session Brain Fingerprint Identification Based on Multi-scale Convolution and Graph Pooling Network (MCGP) -- Chapter 8 Multi-Task and Multi-Session Brain Fingerprint Identification Based on Tensorized Spatial-Frequency Attention Network with Domain Adaptation (TSFAN) -- Chapter 9 Task-independent Cross-Session Brain Fingerprint Identification Based on Disentangled Adversarial Generalization Network (DAGN) -- Chapter 10 Summary.</text:p>
          </table:table-cell>
          <table:table-cell office:value-type="string" table:style-name="ce1">
            <text:p>https://library.ecssr.ae/cgi-bin/koha/opac-detail.pl?biblionumber=292013</text:p>
          </table:table-cell>
          <table:table-cell table:number-columns-repeated="16377"/>
        </table:table-row>
        <table:table-row table:style-name="ro1">
          <table:table-cell office:value-type="string" table:style-name="ce1">
            <text:p>292012</text:p>
          </table:table-cell>
          <table:table-cell office:value-type="string" table:style-name="ce1">
            <text:p>Uncovering European Private Law : A Student Handbook /</text:p>
          </table:table-cell>
          <table:table-cell office:value-type="string" table:style-name="ce1">
            <text:p>Bartl, Marija,</text:p>
          </table:table-cell>
          <table:table-cell office:value-type="string" table:style-name="ce1">
            <text:p>Aimed at bridging a crucial gap in legal education, Uncovering European Private Law provides a comprehensive introduction to the evolving field of European private law. This innovative handbook addresses the interplay of national, European, and transnational rules governing relationships between private actors, including individuals and businesses. Designed with students in mind, this volume not only covers foundational concepts but also explores cutting-edge developments in areas such as contract, tort, property, and company law.What sets this handbook apart is its contextual approach. By integrating societal and theoretical perspectives, it encourages students to critically evaluate private law's role in addressing global challenges like digitalization, sustainability, and globalization. Gathering the expertise of over twenty international law scholars, the handbook reflects the expertise of academics deeply engaged in teaching and research.With structured chapters and accessible narratives, this handbook replaces piecemeal materials previously used in courses. It offers coherence and depth, making it an essential resource for understanding the legal frameworks that shape commerce, legal practice, and broader societal issues. Whether for mandatory or elective courses, this guide empowers students to navigate and critically assess the dynamic field of European private law providing an essential resource for the private lawyers of the future.</text:p>
          </table:table-cell>
          <table:table-cell office:value-type="string" table:style-name="ce1">
            <text:p>Cambridge, UK : Open Book Publishers, 2025.</text:p>
          </table:table-cell>
          <table:table-cell office:value-type="string" table:style-name="ce1">
            <text:p>Intro -- Contents -- Contributor Biographies -- I. INTRODUCTION -- 1. The Evolving Concept of Private Law in Europe -- Laura Burgers, Marija Bartl, and Chantal Mak -- 1. The 'Private' in Private Law -- 2. Private Autonomy as a General Principle of Private Law -- 3. The Maker of Private Law in Europe -- 4. The Meaning of 'European Private Law' -- 5. Points for Reflection -- Bibliography -- II. FOUNDATIONS -- 2. (In)justice in European Private Law -- Martijn W. Hesselink -- 1. Introduction -- 2. The Idea of Justice -- 3. Private Law as an Agent of (In)justice -- 4. The EU's Responsibility for Justice -- 5. EU Private Law as an Agent of (In)justice -- Points for Reflection -- Bibliography -- 3. Negative Integration, European Private Law, and the Government's Role in the Marketplace -- C. J. W. (Jaap) Baaij -- 1. Introduction -- 2. The Evolution from Negative to Positive European Integration -- 3. The Normative Link between Negative Integration and European Private Law -- 4. Concluding Remarks -- 5. Points for Reflection -- Bibliography -- 4. Positive Integration: Harmonisation of National Law through Directives and Regulations -- Marco B. M. Loos -- 1. Introduction -- 2. Legal Architecture -- 3. Societal Relevance: Stakes and Challenges -- 4. Points for Reflection -- Bibliography -- 5. Human Rights in Private Law -- Chantal Mak -- 1. Introduction: Private Actors and the Public Interest -- 2. Legal Context: Constitutionalising Private Law -- 3. Societal Relevance: The Imaginative Power of Private Law -- 4. Points for Reflection -- Bibliography -- III. INSTITUTIONS -- 6. Bona fides (Good Faith) in European Private Law -- Talya Deibel -- Introduction -- Legal Context -- Societal Implications -- Conclusion and Points for Reflection -- Bibliography -- 7. Concepts of Ownership in European Property Law: Centralising the Social Function of Ownership. Eva Vermeulen -- 1. Introduction: What Is European Property Law? -- 2. Legal Context: Three Concepts of Ownership and their Coexistence in European Property Law -- 3. Prevalent Ownership Concepts and Their Effects on Rising Inequality and Ecological Disaster -- 4. Conclusion: Time for a More Central Role for Social Ownership? -- 5. Points for Reflection -- Bibliography -- 8. Limited Liability through the Lens of Expected Value Analysis -- Michael Bakker and Rolef de Weijs -- 1. Introduction: The Limited Liability Corporation -- 2. Expected Value, Expected Return, and Expected Rate of Return -- 3. Limited Liability through the Lens of Expected Value Analysis -- 4. Legal Strategies to Address Externalisation through the Corporate Form -- 5. Conclusion and Points for Reflection -- Bibliography -- 9. Consumers in European Private Law -- Joasia Luzak -- 1. Introduction: 'Ordinary People' -- 2. Legal Architecture -- 4. Points for Reflection: 'Try Again' -- Bibliography -- IV. TRANSFORMATIONS -- 10. Social Enterprises and the Role of Profit in Company Law -- Nena van der Horst and Marleen van Uchelen -- 1. Introduction -- 2. Legal Framework for Profit Distribution in Social Enterprises in Europe -- 3. Profit Distribution in Social Enterprises in a Societal Context -- 4. Conclusions -- 5. Points for Reflection -- Bibliography -- 11. Financial Crises and European Private Law -- Guido Comparato -- 1. Introduction -- 2. Legal Context -- 3. Societal Relevance -- 4. Points for Reflection -- Bibliography -- 12. The Construction of European Housing Markets through European Private Law -- Irina Domurath -- 1. Introduction -- 2. EU 'Housing Regulation' with Impact on Contract Law -- 3. Beyond the Law: Welfare, Commodities, and Finance -- 4. Conclusions and Points for Reflection -- Bibliography -- 13. Data Subjects in European Private Law -- Antonio Davola. 1. Introduction -- 2. Legal Context: Data Subjects and Their Rights in the European Normative Framework -- 3. Societal Relevance: Control over Data as a Core Concept for Individuals' Freedom -- 4. Points for Reflection -- Bibliography -- 14. EU Sustainable Finance Regulation: An Analysis in the Context of Contemporary Debates in European Private Law -- Jennifer de Lange-Collins -- 1. Introduction: Sustainable Finance, in the Context of Issues in EPL -- 2. Legal Context: The EU Approach to Sustainable Finance -- 3. Societal Context: Analysis of the EU approach to Sustainable Finance -- 4. Conclusions -- 5. Points for Reflection -- Bibliography -- V. METHODS -- 15. Private Law and Political Economy -- Marija Bartl -- 1. Introduction: On 'Law and Political Economy' as an Approach to Studying Law -- 2. Legal Context -- 3. Markets and Private Law -- 4. Societal Implications: Transforming Markets via Private Law -- 5. Points for Reflection -- Bibliography -- 16. Methods of Comparative Legal Research: How to Set Up and Carry Out a Comparative Legal Research Project -- Marieke Oderkerk -- 1. Introduction -- 2. A Methodological Framework for Comparative Legal Research -- 3. Goals of Comparative Legal Research -- 4. Methods and Techniques of Comparative Legal Research -- 5. Conclusion -- 6. Points for Reflection -- Bibliography -- Index.</text:p>
          </table:table-cell>
          <table:table-cell office:value-type="string" table:style-name="ce1">
            <text:p>https://library.ecssr.ae/cgi-bin/koha/opac-detail.pl?biblionumber=292012</text:p>
          </table:table-cell>
          <table:table-cell table:number-columns-repeated="16377"/>
        </table:table-row>
        <table:table-row table:style-name="ro1">
          <table:table-cell office:value-type="string" table:style-name="ce1">
            <text:p>292011</text:p>
          </table:table-cell>
          <table:table-cell office:value-type="string" table:style-name="ce1">
            <text:p>Handbook of Diversity Competence : European Perspectives /</text:p>
          </table:table-cell>
          <table:table-cell table:style-name="ce1"/>
          <table:table-cell office:value-type="string" table:style-name="ce1">
            <text:p>This open access handbook provides the most current overview of the discussion on diversity competence, with a focus on Europe. Diversity competence has become a key area of interdisciplinary study because of the increasingly intercultural nature of institutions and organisations across the world. This important handbook reviews the conceptual and theoretical foundations of this concept and reflects on the scope of its application. It provides directions for further research in the theory, research and practice of diversity competence and includes country-wise perspectives as well. An international team of researchers brings together insights from research and best practice in psychology, cultural sciences, economics, pedagogical sciences, sociology, social work, medicine, theology, politics and law. This is an important resource for a wide readership of students, researchers and practitioners who research on or work with people from diverse cultures.</text:p>
          </table:table-cell>
          <table:table-cell office:value-type="string" table:style-name="ce1">
            <text:p>Cham : Springer, 2025.</text:p>
          </table:table-cell>
          <table:table-cell office:value-type="string" table:style-name="ce1">
            <text:p>Diversity Competence and Leadership Personality -- Board diversity as institutional competence: recognition and misrecognition of diversity claims -- Migration and success: Conditions for success and obstacles -- History still matters: Unpacking the complexities of gendered black violence -- Interculturality between Majority and Minority in the European Context of Ethnic Nationalism -- Multiculturalism in the United Kingdom: Past, Present, and Future Directions -- What is intercultural competence? -- Diversity and urban economic growth -- Managing Cultural Diversity in Switzerland -- Diversity management at Universities in Germany and Austria -- Managing Team Diversity through Leadership -- Predicting German Managers’ Intentions to Discriminate Against Minorities: A Theory of Planned Behavior-Based Model -- An Intercultural Training Module that is more about “Us” than about “Them” and the underlying Rationale -- Implementing group learning activities to foster intercultural competence: Facilitating interaction across differences in higher education -- The Promise of Board Gender Diversity – State of the Art and Conclusions -- Diversity as a multi-level phenomenon in management and economics -- Culturally Diverse Classrooms as Natural Arenas for Promoting Adolescents’ Competence to Engage with Cultural Diversity and Social Inequity – The Case of Germany -- Diversity in learning processes -- Cultural Diversity in Lithuania: Challenges and Contradictions in Combating Hate Crime -- “United in Diversity”: Evidence from Romania -- Cultural Diversity and Entrepreneurial Capacities in Western Balkans -- Intercultural Education and Teacher Professional Development in Serbia: Between Tolerance and Transformation Paradigm -- Macedonian inter-ethnic relations: a path of continuous adjustment and political, social, and legal changes -- Minorities and inclusion in the case of Greece -- Unity in diversity from the perspective of diversity competence in Poland -- Understanding and Tolerance towards the Ethnic and Cultural Diversity among Bulgarians -- Diversity management in higher education under accelerating digitalization and workforce ageing: the cases of the Czech Republic and Ukraine -- Intercultural Competencies in Higher Education in Spain: development, assessment, and recommendations -- Europeanizing diversity: a cross-Atlantic conversation -- Being children of immigrants. Ambivalences, risks and potentials of present and future -- Urban Governance Beyond Diversity: The Case of Antwerp, Belgium -- Is there a space for diversity in the Italian Welfare System? -- Intercultural education in Finnish research: A literature review of the past 20 years -- Understanding Diversity in Norway: Ethnicity, Gender, Religion, and Social Class -- Cultural Diversity in Public Service Media</text:p>
          </table:table-cell>
          <table:table-cell office:value-type="string" table:style-name="ce1">
            <text:p>https://library.ecssr.ae/cgi-bin/koha/opac-detail.pl?biblionumber=292011</text:p>
          </table:table-cell>
          <table:table-cell table:number-columns-repeated="16377"/>
        </table:table-row>
        <table:table-row table:style-name="ro1">
          <table:table-cell office:value-type="string" table:style-name="ce1">
            <text:p>292009</text:p>
          </table:table-cell>
          <table:table-cell office:value-type="string" table:style-name="ce1">
            <text:p>Coral Conservation : Global Evidence for the Effects of Actions /</text:p>
          </table:table-cell>
          <table:table-cell office:value-type="string" table:style-name="ce1">
            <text:p>Thornton, Ann,</text:p>
          </table:table-cell>
          <table:table-cell office:value-type="string" table:style-name="ce1">
            <text:p>Coral Conservation: Global evidence for the effects of actions provides an essential resource for anyone dedicated to conserving or restoring corals. This comprehensive synthesis of global scientific evidence examines the effectiveness of conservation and restoration actions targeting stony, soft and cold-water coral species inhabiting a diverse range of marine habitats in tropical, temperate and arctic waters from shallow coasts to the deep sea. Addressing the urgent threats posed by climate change, invasive species, overfishing, and habitat destruction, this work summarizes evidence from actions in three core themes: protecting healthy reefs, mitigating human impacts, and undertaking active restoration. From establishing Marine Protected Areas to innovative techniques like coral gardening, the synopsis summarizes the evidence for practical actions and offers insights into their outcomes and applicability.Designed to guide decision-makers--resource managers, conservationists, policymakers, and local advocates--as well as those curious to learn about actions that could help corals, this accessible guide provides succinct information to support evidence-based conservation. By identifying the existing evidence and highlighting gaps in the knowledge, Coral Conservation can support practitioners and policymakers to allocate resources effectively by prioritising actions that work. By doing more of what works, we can reverse the loss of coral species and restore these vital habitats for the benefit of current and future generations.The authors consulted an international group of coral experts and conservationists to produce this synopsis. Funding was provided by A.G. Leventis Foundation and Oceankind. Coral Conservation is the 25th publication in the Conservation Evidence Series Synopses, and is freely available from the online Conservation Evidence database (www.conservationevidence.com) ensuring that users have ongoing access to updated research and assessments. Others in the series include Eel Conservation in Inland Habitats, Biodiversity of Marine Artificial Structures, Sub-tidal Benthic Invertebrate Conservation, Marine and Freshwater Mammal Conservation, and Marine Fish Conservation.</text:p>
          </table:table-cell>
          <table:table-cell office:value-type="string" table:style-name="ce1">
            <text:p>Cambridge, UK : Open Book Publishers, 2025.</text:p>
          </table:table-cell>
          <table:table-cell office:value-type="string" table:style-name="ce1">
            <text:p>Table Of Contents -- Intro -- Advisory Board -- About the authors -- Acknowledgements -- 1. About this book -- The Conservation Evidence project -- The purpose of Conservation Evidence synopses -- Who this synopsis is for -- Background -- Scope of the Coral Conservation synopsis -- Review subject -- Methods -- Literature searches -- Publication screening and inclusion criteria -- Study quality assessment &amp;amp; critical appraisal -- Data extraction -- Evidence synthesis -- Dissemination/communication of evidence synthesis -- References -- 2. Threat: Residential and commercial development -- 2.1 Prohibit or limit residential or commercial development on coasts -- 2.2 Prohibit or limit landfilling of reef flats for land reclamation -- 3. Threat: Aquaculture &amp;amp; agriculture -- 4. Threat: Energy production and mining -- Oil and gas drilling -- 4.1 Prohibit or limit oil and gas drilling near coral reefs -- 4.2 Prohibit or limit the deposition or disposal of drill cuttings near coral reefs -- 4.3 Use water-based drilling fluids and recycle or repurpose drilling fluids -- 4.4 Contain sediment during drilling -- 4.5 Prohibit or limit or modify rock dumping -- 4.6 Remove pipelines, stabilization material and infrastructure following decommissioning -- 4.7 Leave pipelines, stabilization material and infrastructure in place following decommissioning -- Mining and quarrying -- 4.8 Prohibit or limit or modify aggregate extraction -- 5. Threat: Transportation and service corridors -- Shipping -- 5.1 Limit, cease, prohibit, or divert shipping -- 5.2 Limit, cease, or prohibit anchoring, from ships/boats/vessels or change anchoring method -- 5.3 Provide fixed moorings to reduce anchoring -- Roads and railroads -- 5.4 Limit development of major roads on coasts near coral reefs -- Utility and service lines -- 5.5 Prohibit or limit new utility or service lines near coral reefs -- 5.6 Remove utility and service lines after decommissioning -- 5.7 Leave utility and service lines in place after decommissioning -- 6. Threat: Biological resource use -- 6.1 Limit, cease or prohibit all types of fishing (outside protected areas) -- 6.2 Limit, cease or prohibit commercial fishing (outside protected areas) -- 6.3 Limit, cease or prohibit some types of fishing and collection (outside protected areas; including where restrictions are unspecified) -- 6.4 Limit, cease or prohibit commercial harvesting and/or sale of coral (outside protected areas) -- 6.5 Limit, cease or prohibit use of coral rock or live coral for building roads or infrastructure -- 7. Threat: Human intrusions and disturbances -- Recreational activities -- 7.1 Prohibit or limit or modify access to coral reefs for any recreational purposes -- 7.2 Create alternative locations for recreational activities -- War, civil unrest and military activities -- 7.3 Prohibit testing of weapons (including explosive, chemical, nuclear) and military exercises (including ‘live’ firing) near coral reefs -- 8. Invasive alien and other problematic species -- General -- 8.1 Control spread of non-native/invasive/problematic invertebrates using biological, chemical and/or mechanical methods -- 8.2 Control spread of non-native/invasive/problematic plants/algae using biological, chemical and/or mechanical methods -- 8.3 Control spread of disease using biological, chemical and/or mechanical methods -- Aquaculture -- 8.4 Control spread of non-native/invasive/problematic species in aquaculture -- Shipping, transportation, and anthropogenic structures -- 8.5 Control spread of non-native/invasive/problematic species and diseases via shipping, transportation, and anthropogenic structures -- 9. Threat: Pollution -- General -- 9.1 Use chemicals or minerals to neutralize or remove pollutants -- Domestic and urban wastewater -- 9.2 Reduce pollution from domestic and urban wastewater -- 9.3 Use biological, chemical or mechanical methods to manage excess pollution from domestic and urban wastewater -- Industrial and military activities -- 9.4 Reduce pollution from industrial and military activities -- 9.5 Remove or clean-up oil pollution following a spill -- Aquaculture effluents -- 9.6 Reduce pollution from aquaculture effluents -- 9.7 Use biological, chemical or mechanical methods to manage excess pollution from aquaculture effluents -- Agriculture and forestry effluents -- 9.8 Reduce pollution from agriculture and forestry effluents -- 9.9 Use biological, chemical or mechanical methods to manage excess pollution from agriculture and forestry effluents -- Garbage and solid waste -- 9.10 Prevent garbage and solid waste from reaching the marine environment -- 9.11 Remove garbage and solid waste from the marine environment -- 9.12 Change to fishing gear made from biodegradable materials -- Excess energy: light and noise pollution -- 9.13 Prohibit or reduce light pollution near coral reefs -- 9.14 Prohibit or reduce noise pollution near coral reefs -- Excess energy: thermal pollution -- 9.15 Limit, cease or prohibit pollution caused by excess thermal energy -- Other pollution -- 9.16 Reduce pollution from toxic antifouling coatings -- 10. Threat: Climate change and severe weather -- 11. Habitat protection -- 11.1 Designate a Marine Protected Area and prohibit all types of fishing, collecting and access -- 11.2 Designate a Marine Protected Area and prohibit all types of fishing and collection -- 11.3 Designate a Marine Protected Area and prohibit all types of fishing -- 11.4 Designate a Marine Protected Area and prohibit all types of collection -- 11.5 Designate a Marine Protected Area and prohibit some fishing and collection (including where restrictions are unspecified) -- 11.6 Designate a Marine Protected Area and prohibit/limit recreational activities (including anchoring) -- 11.7 Designate a Marine Protected Area without setting management measures, usage restrictions, or enforcement -- 11.8 Establish community-based coral reef management -- 11.9 Establish private coral reef management -- 11.10 Enforce protected area restrictions and regulations -- 11.11 Identify/designate high biodiversity areas -- 12. Habitat restoration and creation -- Natural habitat restoration/creation -- 12.1 Use natural materials to restore/repair/create habitat for corals to encourage natural coral settlement -- 12.2 Stabilize damaged or broken coral reef substrate or remove unconsolidated rubble -- Artificial habitat creation -- 12.3 Use structures made from unnatural materials to restore/repair/create habitat for corals to encourage natural coral settlement -- 12.4 Use settlement tiles made from unnatural materials to encourage natural coral settlement -- 12.5 Repurpose obsolete offshore structures to act as structures for restoring coral reefs -- 12.6 Modify existing man-made structures to encourage natural coral settlement -- 13. Species management -- Cultivate coral -- 13.1 Cultivate coral fragments in an artificial nursery located in a natural habitat -- 13.2 Cultivate coral larvae in an artificial nursery located in a natural habitat -- 13.3 Cultivate corals in an ex-situ nursery -- Transplant coral -- 13.4 Transplant nursery-grown coral onto natural substrate -- 13.5 Transplant nursery-grown coral fragments onto artificial substrate -- 13.6 Transplant wild-grown coral onto natural substrate -- 13.7 Transplant wild-grown coral onto artificial substrate -- 13.8 Change transplant attachment method -- 13.9 Remove problematic species -- Other species management -- 13.10 Introduce larvae directly onto natural or artificial reefs to encourage settlement -- 13.11 Play reef ‘soundscapes’ to enhance settlement of coral larvae -- 13.12 Use electrical current to stimulate coral growth -- 14. Education and awareness -- References -- Appendix 1: English language journals (and years) searched -- Appendix 2: Non-English language journals (and years) searched -- Appendix 3: Reports (and years) searched -- Appendix 4: Literature reviewed for the Coral Conservation Synopsis -- Index -- Blank Page</text:p>
          </table:table-cell>
          <table:table-cell office:value-type="string" table:style-name="ce1">
            <text:p>https://library.ecssr.ae/cgi-bin/koha/opac-detail.pl?biblionumber=292009</text:p>
          </table:table-cell>
          <table:table-cell table:number-columns-repeated="16377"/>
        </table:table-row>
        <table:table-row table:style-name="ro1">
          <table:table-cell office:value-type="string" table:style-name="ce1">
            <text:p>292031</text:p>
          </table:table-cell>
          <table:table-cell office:value-type="string" table:style-name="ce1">
            <text:p>The evidence-based investor : overcoming investment myths for better performance /</text:p>
          </table:table-cell>
          <table:table-cell office:value-type="string" table:style-name="ce1">
            <text:p>Böni, Pascal.,</text:p>
          </table:table-cell>
          <table:table-cell office:value-type="string" table:style-name="ce1">
            <text:p>Investing is simple in theory, yet difficult in practice. Investors give up returns and often unknowingly increase risk by falling for one or more of the investment myths. This open access book explores why countless investors keep falling into the same traps, warns against the alluring though deceptive voices of the investment world, and unravels ten specific myths that often lead investors astray. To avoid these pitfalls, a scientifically-based and disciplined approach to investing is presented, one which is centered around only three sub-portfolios. Based on empirical and theoretical insights, this book empowers readers to make smarter, better-informed investment decisions. If you want to master the art of investing and build a prosperous financial future, this book will serve as your essential guide. Pascal Böni is a financial economist and Professor of Finance at Tilburg University’s School of Economics and Management, and its business school, TIAS, the Netherlands. He is also the CEO of Remaco, a Swiss financial advisory and consulting firm. Tim Kröncke is a Professor of Finance at the School of Business at the University of Applied Sciences and Arts Northwestern Switzerland, FHNW, where he heads the Institute of Finance. He is also the CIO of Remaco Asset Management.</text:p>
          </table:table-cell>
          <table:table-cell office:value-type="string" table:style-name="ce1">
            <text:p>Cham, Switzerland : Palgrave Macmillan, 2025</text:p>
          </table:table-cell>
          <table:table-cell office:value-type="string" table:style-name="ce1">
            <text:p>1. Prologue -- 2. The Performance of Simplicity -- 3. Ten Common Investing Myths Laid Bare -- 4. Principles of Evidence-Based Investing -- 5. The Global Market Portfolio -- 6. The Alpha Portfolio<text:s/></text:p>
            <text:p>7. The Risk-Free Investment -- 8. Mastering Investment Myths: A Recapitulation<text:s/></text:p>
            <text:p/>
          </table:table-cell>
          <table:table-cell office:value-type="string" table:style-name="ce1">
            <text:p>https://library.ecssr.ae/cgi-bin/koha/opac-detail.pl?biblionumber=292031</text:p>
          </table:table-cell>
          <table:table-cell table:number-columns-repeated="16377"/>
        </table:table-row>
        <table:table-row table:style-name="ro1">
          <table:table-cell office:value-type="string" table:style-name="ce1">
            <text:p>292032</text:p>
          </table:table-cell>
          <table:table-cell office:value-type="string" table:style-name="ce1">
            <text:p>Global partnerships and neocolonialism /</text:p>
          </table:table-cell>
          <table:table-cell table:style-name="ce1"/>
          <table:table-cell office:value-type="string" table:style-name="ce1">
            <text:p>This open access book points at some of the problematic aspects of international partnerships that continue to be shaped by colonialism. A “global partnership for sustainable development” is the 17th of the Sustainable Development Goals (SDGs). However, research points to shortcomings and problematic aspects of international partnerships that have been shaped by colonialism and continue to reflect unequal power relations between the global North and South. Hence, the chapters of this edited volume explore how global partnerships can be established in a neocolonial environment in the fields of development cooperation, the global economy and knowledge production. The contributions were written by members of the Global Partnership Network (GPN), one of the Centres of Excellence for Exchange and Development funded by the German Ministry for Development Cooperation, which has been working intensively and critically on the topic of partnerships and North-South relations over the past four years.</text:p>
          </table:table-cell>
          <table:table-cell office:value-type="string" table:style-name="ce1">
            <text:p>Cham, Switzerland : Palgrave Macmillan, 2025</text:p>
          </table:table-cell>
          <table:table-cell office:value-type="string" table:style-name="ce1">
            <text:p>Chapter 1 ; Introduction: Global Partnerships and Neocolonialism -- Chapter 2 Prospects of Solidarity in the Era of Neocolonialism -- Chapter 3Partnership Instead of Colonialism? The Origins and Colonial Elements of Development Cooperation -- Chapter 4 International “Development” Cooperation and Social Change from Below. Challenges to the Viability of a Social and Solidarity Economy in Haiti 2010-2020 -- Chapter 5 Neocolonialism Facilitated by the World Bank? A Case Study of the World Bank’s Involvement in the Development of Guyana’s Oil and Gas Sector -- Chapter 6 Global Energy Partnerships. Green Colonialism and an Ecological New International Economic Order -- Chapter 7 Transcending Imperialist/Sub Imperialist Partnerships -- Chapter 8 Fairtrade Certification of Commercial Farms: The Case of South African Wine Farms -- Chapter 9. From Colonial Nursing to an Imperial Mode of Reproduction -- Chapter 10 Knowledge Production for “Development” – Challenges and Pitfalls of Decolonization -- Chapter 11 Recognizing Complicity and our Unwillingness (and Inability) to do so -- Chapter 12 In Search of a Democratic Eco-Socialist Politics.</text:p>
          </table:table-cell>
          <table:table-cell office:value-type="string" table:style-name="ce1">
            <text:p>https://library.ecssr.ae/cgi-bin/koha/opac-detail.pl?biblionumber=292032</text:p>
          </table:table-cell>
          <table:table-cell table:number-columns-repeated="16377"/>
        </table:table-row>
        <table:table-row table:style-name="ro1">
          <table:table-cell office:value-type="string" table:style-name="ce1">
            <text:p>292045</text:p>
          </table:table-cell>
          <table:table-cell office:value-type="string" table:style-name="ce1">
            <text:p>Social Justice Dispositions in Schools : Thinking with Bourdieu, Reading Dispositions in Practice /</text:p>
          </table:table-cell>
          <table:table-cell office:value-type="string" table:style-name="ce1">
            <text:p>Gale, Trevor,</text:p>
          </table:table-cell>
          <table:table-cell office:value-type="string" table:style-name="ce1">
            <text:p>Against the backdrop of equity-sensitive approaches within education policy and practice, inequalities in student attainment remain a persistent problem; in response, this book advances the concept of social justice dispositions (SJDs).</text:p>
          </table:table-cell>
          <table:table-cell office:value-type="string" table:style-name="ce1">
            <text:p>Oxford : Taylor &amp;amp; Francis Group, 2025.</text:p>
          </table:table-cell>
          <table:table-cell office:value-type="string" table:style-name="ce1">
            <text:p>Table Of Contents -- Cover -- Half Title -- Series -- Title -- Copyright -- Contents -- List of abbreviations -- List of tables -- List of figures -- Acknowledgements -- 1 An introduction to social justice dispositions in schools -- 2 Researching social justice dispositions in school activity -- Part 1 Social justice dispositions revealed in pedagogic action -- 3 Advantaged and disadvantaged schools, perceived need, and social justice dispositions -- 4 School ethos, teacher experience, and social justice dispositions -- Part 2 School leadership as pedagogic authority for socially just practice -- 5 Pedagogic authority positively disposed towards social justice -- 6 Pedagogic authority negatively disposed towards social justice -- 7 Conclusion: Possibilities for socially just action in schools -- References -- Index</text:p>
          </table:table-cell>
          <table:table-cell office:value-type="string" table:style-name="ce1">
            <text:p>https://library.ecssr.ae/cgi-bin/koha/opac-detail.pl?biblionumber=292045</text:p>
          </table:table-cell>
          <table:table-cell table:number-columns-repeated="16377"/>
        </table:table-row>
        <table:table-row table:style-name="ro1">
          <table:table-cell office:value-type="string" table:style-name="ce1">
            <text:p>292111</text:p>
          </table:table-cell>
          <table:table-cell office:value-type="string" table:style-name="ce1">
            <text:p>تاريخ القواسم /</text:p>
          </table:table-cell>
          <table:table-cell office:value-type="string" table:style-name="ce1">
            <text:p>سلطان بن محمد بن صقر القاسمي،</text:p>
          </table:table-cell>
          <table:table-cell office:value-type="string" table:style-name="ce1">
            <text:p>الكتاب عبارة عن دراسة تاريخية موثقة لأحداث ومواقف مر بها تاريخ القواسم على مدى ثلاثة عشر قرناً حيث يبدأ سرد الأحداث من السنة الأولى للهجرة حتى سنة 1240ه الموافق من عام622م إلى عام 1825م، ويرصد الكتاب الواقع في خمسة أجزاء تاريخ القواسم ويسلط الضوء على أبرز المحطات والوقائع والمنعطفات التاريخية التي شهدها تاريخ القواسم. تتبع سموه أهم الأحداث والتحولات السياسية والاجتماعية التي شكّلت حضور القواسم ومكانتهم في تاريخ المنطقة. حيث يتضمن الجزء الأول القواسم بين المدينة والعراق، الجزء الثاني: القواسم بين الأحلاف والحروب، الجزء الثالث: القواسم بين رأس الخيمة والشارقة، الجزء الرابع: القواسم بين السلم والعداء، الجزء الخامس: القواسم بين التحطيم والاستسلام. قال صاحب السمو حاكم الشارقة في مقدمة الكتاب، إن تاريخ القواسم، وتعاقب عصوره، لما تنوع فيه من حوادث، وفي صفحاته كشف للمألوف، وعرض لما جرى أيام البريطانيين، وما ألصق بهم من تُهم باطلة، دفعني للقيام بالبحث والتحقيق من خلال جميع الوثائق الخاصة بالمنطقة التي عاش بها القواسم، وآلاف الكتب التي لها صلة بهم. لقد استغرق ذلك مني أربعين سنة، متتبعاً تاريخ القواسم، منذ الهجرة النبوية في السنة الأولى للهجرة الموافق عام 622م إلى سنة 1240ه، الموافق عام 1825م.</text:p>
          </table:table-cell>
          <table:table-cell office:value-type="string" table:style-name="ce1">
            <text:p>الشارقة، الإمارت العربية المتحدة : منشورات القاسمي، 2025.</text:p>
          </table:table-cell>
          <table:table-cell office:value-type="string" table:style-name="ce1">
            <text:p>الجزء الأول : القواسم بين المدينة والعراق من السنة الأولى للهجرة إلى سنة 1021هـ من عام 622م إلى عام 1613م -- الجزء الثاني : القواسم بين الأحلاف والحروب من سنة 1023هـ إلى سنة 1201هـ من عام 1615م إلى عام 1787م -- الجزء الثالث : القواسم بين رأس الخيمة والشارقة من سنة 1197هـ إلى سنة 1227هـ من عام 1783م إلى عام 1813م -- الجزء الرابع : القواسم بين السلم والعداء من سنة 1228هـ إلى سنة 1232هـ من عام 1814م إلى عام 1818م -- الجزء الخامس : القواسم بين التحطيم والاستسلام من سنة 1232هـ إلى سنة 1240هـ من عام 1818م إلى عام 1825م --</text:p>
          </table:table-cell>
          <table:table-cell office:value-type="string" table:style-name="ce1">
            <text:p>https://library.ecssr.ae/cgi-bin/koha/opac-detail.pl?biblionumber=292111</text:p>
          </table:table-cell>
          <table:table-cell table:number-columns-repeated="16377"/>
        </table:table-row>
        <table:table-row table:style-name="ro1">
          <table:table-cell office:value-type="string" table:style-name="ce1">
            <text:p>292172</text:p>
          </table:table-cell>
          <table:table-cell office:value-type="string" table:style-name="ce1">
            <text:p>تجربة جنوب أفريقيا : نيلسون مانديلا و المصالحة الوطنية /</text:p>
          </table:table-cell>
          <table:table-cell office:value-type="string" table:style-name="ce1">
            <text:p>إسماعيل، محمد صادق،</text:p>
          </table:table-cell>
          <table:table-cell office:value-type="string" table:style-name="ce1">
            <text:p>يركز كتاب "تجربة جنوب أفريقيا: نيلسون مانديلا والمصالحة الوطنية" لمؤلفه محمد صادق إسماعيل على استعراض التحول الديمقراطي العميق الذي شهدته جنوب أفريقيا بعد عقود من نظام الفصل العنصري، حيث يعتبر نيلسون مانديلا قائدًا تاريخيًا في تحقيق هذا التحول عبر نهج التسامح والمصالحة الوطنية بدلًا من الانتقام. ينقل الكتاب كيف استطاعت جنوب أفريقيا الخروج من إرث العنف والكراهية بفعل سياسة ثابتة لبناء دولة متعددة الأعراق تستند إلى العدالة والتسامح، وذلك بفضل دعم مانديلا لمبادئ العفو وتشكيل لجنة الحقيقة والمصالحة التي وفرت مساحة للاعتراف بالانتهاكات وتضميد جراح الماضي. كما يستعرض المؤلف التحديات الاقتصادية والاجتماعية التي بقيت، ورغم أن العديد من مشكلات الفقر والجريمة لم تُحل بشكل كامل، إلا أن تجربة مانديلا في تهيئة بيئة وطنية قائمة على التسامح والاحترام أصبحت نموذجًا عالميًا يجرى الاحتذاء به عند دراسة قضايا التحول السياسي والمصالحة الوطنية.</text:p>
          </table:table-cell>
          <table:table-cell office:value-type="string" table:style-name="ce1">
            <text:p>عمان، الأردن : المنهل للنشر الإلكتروني، 2014.</text:p>
          </table:table-cell>
          <table:table-cell table:style-name="ce1"/>
          <table:table-cell office:value-type="string" table:style-name="ce1">
            <text:p>https://library.ecssr.ae/cgi-bin/koha/opac-detail.pl?biblionumber=292172</text:p>
          </table:table-cell>
          <table:table-cell table:number-columns-repeated="16377"/>
        </table:table-row>
        <table:table-row table:style-name="ro1">
          <table:table-cell office:value-type="string" table:style-name="ce1">
            <text:p>292173</text:p>
          </table:table-cell>
          <table:table-cell office:value-type="string" table:style-name="ce1">
            <text:p>النظام السياسي و مشكلات الوحدة الوطنية في دولة جنوب أفريقيا /</text:p>
          </table:table-cell>
          <table:table-cell office:value-type="string" table:style-name="ce1">
            <text:p>حميد، خميس دهام،</text:p>
          </table:table-cell>
          <table:table-cell office:value-type="string" table:style-name="ce1">
            <text:p>يتناول كتاب "النظام السياسي ومشكلات الوحدة الوطنية في دولة جنوب أفريقيا" للدكتور خميس دهام حميد تطور الدولة الجنوب أفريقية منذ نشأتها مرورًا بمراحل الفصل العنصري حتى التحولات الديمقراطية المعاصرة، مع التركيز على التحديات التي واجهت الوحدة الوطنية في ظل تعددية عرقية وثقافية حادة. يناقش الكتاب تاريخ نشأة الدولة ودور الاستعمار في زراعة بذور الانقسام، ثم يدرس بالتفصيل نظام الحكم ومؤسسات الدولة، مسلطاً الضوء على سياسات الفصل العنصري التي عززت الانقسامات بين السكان وأضعفت جدوى الوحدة الوطنية. كما يتأمل في تجربة التحول الديمقراطي بعد عام 1994، ويحلل الصعوبات التي واجهت بناء دولة ديمقراطية وموحدة في ظل الإرث العنصري والصراعات الاجتماعية، ويبين كيف أن الحلول الهجينة بين الفيدرالية والمركزية لم تقضِ على أسباب ضعف الوحدة الوطنية بشكل كامل، مما أبقى التحديات قائمة رغم التقدم الديمقراطي.</text:p>
          </table:table-cell>
          <table:table-cell office:value-type="string" table:style-name="ce1">
            <text:p>عمان، الأردن : المنهل للنشر الإلكتروني، 2010.</text:p>
          </table:table-cell>
          <table:table-cell table:style-name="ce1"/>
          <table:table-cell office:value-type="string" table:style-name="ce1">
            <text:p>https://library.ecssr.ae/cgi-bin/koha/opac-detail.pl?biblionumber=292173</text:p>
          </table:table-cell>
          <table:table-cell table:number-columns-repeated="16377"/>
        </table:table-row>
        <table:table-row table:style-name="ro1">
          <table:table-cell office:value-type="string" table:style-name="ce1">
            <text:p>292174</text:p>
          </table:table-cell>
          <table:table-cell office:value-type="string" table:style-name="ce1">
            <text:p>تسوية الصراعات في إفريقيا : نموذج الإيكواس /</text:p>
          </table:table-cell>
          <table:table-cell office:value-type="string" table:style-name="ce1">
            <text:p>شافعي، بدر حسن،</text:p>
          </table:table-cell>
          <table:table-cell office:value-type="string" table:style-name="ce1">
            <text:p>يحلل كتاب "تسوية الصراعات في إفريقيا: نموذج الإيكواس" للدكتور بدر حسن الشافعي تجربة الجماعة الاقتصادية لدول غرب إفريقيا (إيكواس) كآلية إقليمية في معالجة النزاعات المسلحة والصراعات السياسية في منطقة غرب القارة. يستعرض المؤلف السياقات التاريخية لتأسيس الإيكواس ويوضح تطورها من منظمة تعنى في الأصل بالتكامل الاقتصادي إلى فاعل سياسي وأمني مهم في تسوية النزاعات، خاصة بعد نهاية الحرب الباردة. يتناول الكتاب بالتفصيل تدخلات الإيكواس في أزمات ليبيريا وسيراليون وغينيا بيساو وساحل العاج، من خلال التركيز على الأبعاد المؤسسية والقانونية واستخدام الأدوات الدبلوماسية والعسكرية، مشيرًا إلى أنها رغم مواجهتها تحديات كبيرة كتداخل المصالح وصعوبات التمويل، فقد أسهمت في تحقيق تحولات بارزة على صعيد تحقيق الأمن والاستقرار ودعم التحول الديمقراطي في المنطقة.</text:p>
          </table:table-cell>
          <table:table-cell office:value-type="string" table:style-name="ce1">
            <text:p>عمان، الأردن : المنهل للنشر الإلكتروني، 2009.</text:p>
          </table:table-cell>
          <table:table-cell table:style-name="ce1"/>
          <table:table-cell office:value-type="string" table:style-name="ce1">
            <text:p>https://library.ecssr.ae/cgi-bin/koha/opac-detail.pl?biblionumber=292174</text:p>
          </table:table-cell>
          <table:table-cell table:number-columns-repeated="16377"/>
        </table:table-row>
        <table:table-row table:style-name="ro1">
          <table:table-cell office:value-type="string" table:style-name="ce1">
            <text:p>292175</text:p>
          </table:table-cell>
          <table:table-cell office:value-type="string" table:style-name="ce1">
            <text:p>الإسلام و سياسة المسلمين في أفريقيا = Islam and Muslim Politics in Africa /</text:p>
          </table:table-cell>
          <table:table-cell office:value-type="string" table:style-name="ce1">
            <text:p>سواريس، بنجامين،</text:p>
          </table:table-cell>
          <table:table-cell office:value-type="string" table:style-name="ce1">
            <text:p>كتاب "الإسلام وسياسة المسلمين في أفريقيا" من تأليف بنجامين سواريس ورينيه عتيق، يركز على دراسة التحولات السياسية والاجتماعية التي طرأت على المجتمعات المسلمة في أفريقيا خاصة مع تراجع دور الدولة التقليدية وصعود تأثير العولمة. يتناول الكتاب كيف أصبحت الحركات الإسلامية والعوامل الدينية محوراً لتشكيل السياسات المحلية والإقليمية في ظل تغير الأنظمة وبروز التحديات الاقتصادية والاجتماعية الحديثة. كما يناقش دينامية التفاعل بين الإسلام والسلطة والدولة، ويوضح أشكال التكيف السياسي والديني للمسلمين الأفارقة مع التحولات الكبرى، بالإضافة إلى استعراض نماذج تاريخية للحواضر الإسلامية ودورها في بناء الهوية الاجتماعية والسياسية للقارة. يعكس الكتاب جهود بحثية مشتركة بين مؤسسات علمية وهو مرجع مهم لفهم العلاقة بين الدين والسياسة في أفريقيا المعاصرة.</text:p>
          </table:table-cell>
          <table:table-cell office:value-type="string" table:style-name="ce1">
            <text:p>عمان، الأردن : المنهل للنشر الإلكتروني، 2013</text:p>
          </table:table-cell>
          <table:table-cell table:style-name="ce1"/>
          <table:table-cell office:value-type="string" table:style-name="ce1">
            <text:p>https://library.ecssr.ae/cgi-bin/koha/opac-detail.pl?biblionumber=292175</text:p>
          </table:table-cell>
          <table:table-cell table:number-columns-repeated="16377"/>
        </table:table-row>
        <table:table-row table:style-name="ro1">
          <table:table-cell office:value-type="string" table:style-name="ce1">
            <text:p>292176</text:p>
          </table:table-cell>
          <table:table-cell office:value-type="string" table:style-name="ce1">
            <text:p>بوكو حرام : من الجماعة إلى الولاية، أزمة التطرف و الفساد في أفريقيا /</text:p>
          </table:table-cell>
          <table:table-cell office:value-type="string" table:style-name="ce1">
            <text:p>أحمد، محمد عبد الكريم،</text:p>
          </table:table-cell>
          <table:table-cell office:value-type="string" table:style-name="ce1">
            <text:p>يتناول الكتاب دراسة الحالة النيجيرية بكل تناقضاتها، ويشرح كيف يمكن استغلال هذه الدراسة لفهم واقع الدولة الأفريقية فى مرحلة ما بعد الاستقرار. كما يطرح الكتاب سؤالاً مهما هو: لماذا يعانى الأفارقة من الفقر والبطالة إذا كانت بلدانهم تزخر بالموارد الطبيعية والبشرية الهائلة؟ وبالحديث عن "بوكو حرام"، تلك الجماعة التى تسببت فى الكثير من الحوادث والاعتداءات الخطيرة، يقول الكاتب إن القضاء عليها لن يكون سهلا، أو عن طريق استخدام وسائل مكافحة الإرهاب التقليدية التى تتبعها السلطات النيجيرية، فالتدهور الاقتصادى والسياسى والأمنى الذى تعانى منه البلاد منذ استقلالها عام 1960 أدى إلى حال من السخط انتشرت بين أهالى نيجيريا وتسببت فى نوع من عدم الاستقرار. وهكذا فإنه يمكن النظر إلى "بوكو حرام" على أنها مثال لحالة انعدام الأمن الإنسانى العام التى حلَّت بالبلاد جراء الفساد الذى لطَّخ التاريخ السياسى والاقتصادى لنيجيريا.. ونتيجة لذلك، فإن إجراءات السيطرة التى يتم تطبيقها، إن لم تحصن على المدى الطويل بتنمية اقتصادية وسياسية، يمكن أن تمثل مجرد قدر بسيط فى إصلاح متعجل وغير فعال، وأن تسفر عن ظهور حركات "بوكو حرام" أخرى، تحت تسميات مختلفة. ينقسم الكتاب إلى ثمانية فصول تناقش النقاط التالية؛ الفصل الأول: نيجيريا: عملاق أفريقيا التائه؟ والفصل الثاني: نشأة "بوكو حرام"، والفصل الثالث: تفكيك أيديولوجيا "بوكو حرام": ابن الغير لا يمكن اقتراضه، والفصل الرابع: الإرهاب فى مواجهة دولة الفساد، والفصل الخامس: تمدد "بوكو حرام" الإقليمي... الجريمة والعقاب، والفصل السادس: الغرب و"بوكو حرام"، والفصل السابع: "بوكو حرام"... "داعش" غرب إفريقيا؟ والفصل الثامن: ما بعد النص... "بوكو حرام" وسيناريو ما بعد بخارى.</text:p>
          </table:table-cell>
          <table:table-cell office:value-type="string" table:style-name="ce1">
            <text:p>عمان، الأردن : المنهل للنشر الإلكتروني، 2017.</text:p>
          </table:table-cell>
          <table:table-cell table:style-name="ce1"/>
          <table:table-cell office:value-type="string" table:style-name="ce1">
            <text:p>https://library.ecssr.ae/cgi-bin/koha/opac-detail.pl?biblionumber=292176</text:p>
          </table:table-cell>
          <table:table-cell table:number-columns-repeated="16377"/>
        </table:table-row>
        <table:table-row table:style-name="ro1">
          <table:table-cell office:value-type="string" table:style-name="ce1">
            <text:p>292177</text:p>
          </table:table-cell>
          <table:table-cell office:value-type="string" table:style-name="ce1">
            <text:p>Nelson مانديلا /</text:p>
          </table:table-cell>
          <table:table-cell office:value-type="string" table:style-name="ce1">
            <text:p>حسين، عبد العزيز عبد الرحمن،</text:p>
          </table:table-cell>
          <table:table-cell office:value-type="string" table:style-name="ce1">
            <text:p>هي سيرة ذاتية لرجل من أهم رجالات التاريخ، مناضل عارك السجن والتمييز العنصري، ليخرج بعد عشرات السنين من معتقله مسامحاً، ودخل السياسة من جديد ليصير رئيساً، ثم يقرر بذاته الابتعاد عن الرئاسة ليكون رجلاً عادياً محاضراً عن القيم والتجربة. يتضمن هذا الكتاب صفحات من حياة مانديلا قبل سجنه، وأثناء السجن وبعده، وهي مزيج من كلمات خطها بقلمه أو رواها لآخرين، أو هو رصيد السيرته الذاتية من طفولته حتى وفاته في نهايات العام 2013. الفصل الأخير هو عبارة عن مقالات وقراءات في سيرة الرجل الأسطورة تحلل التجربة وتقيمها، وتعطي المناضل الأسمر حقه في نضاله لتحرير السود في جنوب أفريقيا، بل في كل أفريقيا من هيمنة الرجل الأبيض، وجشع السيطرة على البشر والثروات.</text:p>
          </table:table-cell>
          <table:table-cell office:value-type="string" table:style-name="ce1">
            <text:p>عمان، الأردن : المنهل للنشر الإلكتروني، 2014.</text:p>
          </table:table-cell>
          <table:table-cell table:style-name="ce1"/>
          <table:table-cell office:value-type="string" table:style-name="ce1">
            <text:p>https://library.ecssr.ae/cgi-bin/koha/opac-detail.pl?biblionumber=292177</text:p>
          </table:table-cell>
          <table:table-cell table:number-columns-repeated="16377"/>
        </table:table-row>
        <table:table-row table:style-name="ro1">
          <table:table-cell office:value-type="string" table:style-name="ce1">
            <text:p>292475</text:p>
          </table:table-cell>
          <table:table-cell office:value-type="string" table:style-name="ce1">
            <text:p>Habitable Future : Smart Spaces, Objects, and Devices to Support Aging /</text:p>
          </table:table-cell>
          <table:table-cell office:value-type="string" table:style-name="ce1">
            <text:p>Ferrante, Tiziana.</text:p>
          </table:table-cell>
          <table:table-cell office:value-type="string" table:style-name="ce1">
            <text:p>This open-access book presents a multidisciplinary approach to the design of living spaces from an age-friendly perspective, in line with the Ambient Assisted Living (AAL) paradigm, which promotes the integration of assistive devices and technologies to create safe, comfortable environments that meet the needs of older adults and their caregivers. It outlines new operational strategies, incorporating an analysis of technological development trends focused on the well-being and health of older adults, identifying their needs and expectations through participatory processes, and establishing design requirements to foster the acceptance of interfaces and emerging devices. In light of the exponential increase in smart applications within living environments, the book emphasizes the necessity to introduce cutting-edge solutions for data transmission and processing, as well as the development of semantically driven tools to support designers in selecting and integrating assistive technologies through virtual environment simulations. The book also illustrates the methodological processes adopted in defining guidelines for the design of spaces dedicated to older adults, with attention to architectural and functional aspects in various domains: perceptual and sensory factors for the design of waiting areas in Community Houses, technological and environmental requirements for the integration of devices in home adaptation projects for Home Care and locational and typological criteria for the development of new Social Day Care Centers. These contributions are based on the experiences shared during the conference organized by the WP1 "Human-Centred Design and Evaluation, Certifications, Sustainability within the Built Environment" of Spoke9, within the framework of the Age-It/NRRP program.</text:p>
          </table:table-cell>
          <table:table-cell office:value-type="string" table:style-name="ce1">
            <text:p>Cham : Springer, 2025.</text:p>
          </table:table-cell>
          <table:table-cell office:value-type="string" table:style-name="ce1">
            <text:p>SpringerBriefs in Applied Sciences and Technology -- Habitable Future -- Preface -- Competing Interests -- Contents -- From Internet of Things to Internet of Caring Things: A Paradigm Shift for Healthy Longevity -- Technology for Life -- Silver Economy for Innovation and Inclusivity: Sustainable Environments for Life Independency -- The Needs of the Over-55 Population and Design Strategies for the Development of Gerontechnologies for Active and Healthy Ageing -- Technologies for Elderly Care: Relevance and Challenges of User Engagement in the Design and Test Phases -- New Technologies for an Aging Population: Trends and Opportunities -- Autonomous Devices for Elderly Monitoring and Assistance: Enhancing Quality of Life with Custom Sensors and Yottabyte-Scale Solutions -- Reconfiguring and Customizing Living Environments with Knowledge: The Age-It Decision Support System -- Social Capital-Rich Places for Healthy Aging -- The Right to Grow Old in Your Own Home -- Waiting Spaces in Primary Care for Healthy Ageing: Applying Design Guidelines to the Project -- Adaptability of Housing for Home Care: Strategies and Design Solutions for Assistive Spaces and Technologies -- Social Day Care Centre: A New Architectural Model to Improve Elderly’s Quality of Life.<text:s/></text:p>
            <text:p/>
          </table:table-cell>
          <table:table-cell office:value-type="string" table:style-name="ce1">
            <text:p>https://library.ecssr.ae/cgi-bin/koha/opac-detail.pl?biblionumber=292475</text:p>
          </table:table-cell>
          <table:table-cell table:number-columns-repeated="16377"/>
        </table:table-row>
        <table:table-row table:style-name="ro1">
          <table:table-cell office:value-type="string" table:style-name="ce1">
            <text:p>292476</text:p>
          </table:table-cell>
          <table:table-cell office:value-type="string" table:style-name="ce1">
            <text:p>Spatial Methods in Transdisciplinarity for Urban Sustainability : A Transformative Methodological Spectrum /</text:p>
          </table:table-cell>
          <table:table-cell office:value-type="string" table:style-name="ce1">
            <text:p>Frehse, Fraya.</text:p>
          </table:table-cell>
          <table:table-cell office:value-type="string" table:style-name="ce1">
            <text:p>The book critically addresses the role of spatial methods in a transdisciplinary research-practice agenda regarding the promotion of urban sustainability throughout the globe with the aid of eight different, transdisciplinary approaches primarily based throughout the Global South and jointly penned by academics and practitioners. While the range of methodological discussions regarding research-and-practice collaborations between scientific researchers and local practitioners (based in NGOs, private firms or local government agencies) as well as independent policy-makers or artists for the purpose of urban sustainability has been thriving vastly over the last years, little attention has been paid to spatial methods in particular. This is not to mention their transdisciplinary use in urban contexts of the Global South. Resorting on empirical settings as diverse as Pretoria (South Africa), Porto Alegre and São Paulo (Brazil), Kolkata (India), Bangkok (Thailand) and Tshwane (South Africa) during the last four (partially Covid-19 pandemic) years as well as Tangerang (Indonesia) from 2001 to 2021, and San José (Costa Rica) between 2004 and 2007, the book sheds light on the following, twofold question: Which possibilities and limitations can spatial methods respectively unravel and encounter for transdisciplinary research and practice, in view of the SDG11 targets? By pursuing very diversified research-and-practice paths with the aid of specific combinations of spatial methods, each of the eight chapters makes evident the book's central claim: the deployment of spatial methods in transdisciplinary projects for SDG11 has a transformative role. While some chapters especially highlight the personal dimension of the changes brought about to academics by the spatial-methodological, transdisciplinary experiments, others emphasize the academic reach of the spatial-methodological experience accomplished in and through transdisciplinarity. This is an open access book.</text:p>
          </table:table-cell>
          <table:table-cell office:value-type="string" table:style-name="ce1">
            <text:p>Cham : Springer, 2025.</text:p>
          </table:table-cell>
          <table:table-cell office:value-type="string" table:style-name="ce1">
            <text:p>Spatial Methods in Transdisciplinarity for Urban Sustainability -- Funding Information -- Summary -- Introduction: Advancing Transdisciplinarity for Urban Sustainability Through Spatial Methods ; Transdisciplinarity and Urban Sustainability ; Spatial Methods: Why, How, Now What -- INTRODUCCIÓN: Transdisciplinariedad avanzada para la sostenibilidad urbana a través de métodos espaciales ; Transdisciplinariedad y sostenibilidad urbana ; Métodos espaciales: ¿por qué?, ¿cómo?, ¿ahora qué? -- Contents -- About the Editors and Contributors -- Part I: The Critical Role of Transdisciplinarity Through Spatial Methods ; A Methodological Framework for Transdisciplinary Urban Planning ; Incremental, Iterative, Transformative: A Social-Learning Approach ; Participation in Transdisciplinary Urban Planning Practice and Research -- Part II: The Critical Role of Spatial Methods in Transdisciplinarity ; Urban Sustainable Interactions by Homeless People ; Ethno-graphy on the East Kolkata Wetlands ; Hybrid Use of Spatial Methods: Perspectives from Bangkok ; Implementing a Transdisciplinary Approach in Flood Risk Management: Insights from Tangerang, Indonesia ; Bridging the Gap Between Academia, Practitioners and Communities: Regenerative Public Space in South Africa -- Conclusion: Recommendations for Spatial-Methodological, Transdisciplinary Action Regarding SDG11 -- CONCLUSIÓN: Recomendaciones para una acción espacio-metodológica transdisciplinaria en relación con el ODS11 -- Index.</text:p>
          </table:table-cell>
          <table:table-cell office:value-type="string" table:style-name="ce1">
            <text:p>https://library.ecssr.ae/cgi-bin/koha/opac-detail.pl?biblionumber=292476</text:p>
          </table:table-cell>
          <table:table-cell table:number-columns-repeated="16377"/>
        </table:table-row>
        <table:table-row table:style-name="ro1">
          <table:table-cell office:value-type="string" table:style-name="ce1">
            <text:p>292477</text:p>
          </table:table-cell>
          <table:table-cell office:value-type="string" table:style-name="ce1">
            <text:p>Under Pressure? : Living with Climate Change and Environmental Hazards in the Past and Now /</text:p>
          </table:table-cell>
          <table:table-cell office:value-type="string" table:style-name="ce1">
            <text:p>Bradtmöller, Marcel.</text:p>
          </table:table-cell>
          <table:table-cell office:value-type="string" table:style-name="ce1">
            <text:p>This open access book gathers different case studies of resilience and coping strategies in hunter-gatherer societies who were confronted with natural hazards. Joined in this book, authors display a range of strategies how people could face natural hazards and climate change, how they manage stress at a group or personal level, and how they transmit their knowledge about dreadful events and successful responses to later generations. Consequently, this book is primarily for a scientific audience focused on hunter-gatherers but will also provide insights for those interested in human responses to crisis and change.</text:p>
          </table:table-cell>
          <table:table-cell office:value-type="string" table:style-name="ce1">
            <text:p>Cham : Springer, 2025.</text:p>
          </table:table-cell>
          <table:table-cell office:value-type="string" table:style-name="ce1">
            <text:p>Under Pressure? -- Preface -- Contents -- Contributors -- Under Pressure? Living with Climate Change and Environmental Hazards in the Past and Now -- Part I: Concepts and Theoretical Debates ; What is a Disaster? An Overview of (Contested) Disaster Concepts ; Disaster and Resilience: Some Observations for Living Well from the Vantage Point of the Social Sciences ; Mobility, Vulnerability, and Resilience: A Theoretical Framework for Studying Social Response to Climate-Related Hazards and Disasters in the Past ; Fire Without Smoke? Ancient Hazards and the Allure of Disaster Narratives in Prehistoric Archaeology ; Telling Transformative Climate Narratives from Prehistoric Pasts for Future Positive Existence ; Storying Experiences with Trauma/Danger/Hazards/Disasters—The Storegga Tsunami 8.200BP as Monster -- Part II: Stories of Societies Under Pressure.</text:p>
          </table:table-cell>
          <table:table-cell office:value-type="string" table:style-name="ce1">
            <text:p>https://library.ecssr.ae/cgi-bin/koha/opac-detail.pl?biblionumber=292477</text:p>
          </table:table-cell>
          <table:table-cell table:number-columns-repeated="16377"/>
        </table:table-row>
        <table:table-row table:style-name="ro1">
          <table:table-cell office:value-type="string" table:style-name="ce1">
            <text:p>292478</text:p>
          </table:table-cell>
          <table:table-cell office:value-type="string" table:style-name="ce1">
            <text:p>Actions for Gender Balance in Informatics Across Europe : Strategies, Collaborations, and Impact /</text:p>
          </table:table-cell>
          <table:table-cell office:value-type="string" table:style-name="ce1">
            <text:p>Penzenstadler, Birgit.</text:p>
          </table:table-cell>
          <table:table-cell office:value-type="string" table:style-name="ce1">
            <text:p>This open access book presents a comprehensive overview of initiatives and strategies aimed at improving gender balance in informatics across Europe. It documents collaborative efforts, policy recommendations, and institutional practices that support diversity and inclusion in computer science education, research, and professional environments. The volume includes case studies, empirical research, and practical tools for stakeholders in academia, industry, and policy-making.</text:p>
          </table:table-cell>
          <table:table-cell office:value-type="string" table:style-name="ce1">
            <text:p>Cham : Springer, 2025.</text:p>
          </table:table-cell>
          <table:table-cell office:value-type="string" table:style-name="ce1">
            <text:p>Actions for Gender Balance in Informatics Across Europe -- Acknowledgments -- Contents -- Part I: Introduction to EUGAIN -- Part II: From School to University: Intervention Methods -- Part III: From Bachelor/Master Studies to PhD -- Part IV: From PhD to Professor -- Part V: Cooperation with Industry and Society -- Part VI: Strategy and Dissemination.</text:p>
          </table:table-cell>
          <table:table-cell office:value-type="string" table:style-name="ce1">
            <text:p>https://library.ecssr.ae/cgi-bin/koha/opac-detail.pl?biblionumber=292478</text:p>
          </table:table-cell>
          <table:table-cell table:number-columns-repeated="16377"/>
        </table:table-row>
        <table:table-row table:style-name="ro1">
          <table:table-cell office:value-type="string" table:style-name="ce1">
            <text:p>292479</text:p>
          </table:table-cell>
          <table:table-cell office:value-type="string" table:style-name="ce1">
            <text:p>Introduction to International Studies /</text:p>
          </table:table-cell>
          <table:table-cell office:value-type="string" table:style-name="ce1">
            <text:p>Berger, Maurits.</text:p>
          </table:table-cell>
          <table:table-cell office:value-type="string" table:style-name="ce1">
            <text:p>International Studies aims to understand the global complexities of the world in which we live today. Central in these complexities is the position of the human individual, who is both an actor and reactor in global events. This textbook introduces three I's - interests, identities, ideas - that provide a framework to understand human behaviour in today's world. The role of people is further elaborated in the three spatial dimensions of the local, regional, and global level. This gives International Studies the character of a 3-D chessboard with human players. Unique in this textbook is the framework of global scopes used for analysis of the global complexities: global structures (such as economics, belief systems, states, intergovernmental organizations), global trends (such as nationalism, power changes, secularization, identity), and global challenges (such as sustainable development, climate change, pandemics, unwanted migration). This textbook approaches International Studies as a field of study that enables students to navigate the framework of the three I's, the three spatial dimensions and the three global scopes. The International Studies student will acquire a broad overview of the various fields and disciplines and, as a consequence, the ability to move across traditional academic boundaries.</text:p>
          </table:table-cell>
          <table:table-cell office:value-type="string" table:style-name="ce1">
            <text:p>Amsterdam : Amsterdam University Press, 2025.</text:p>
          </table:table-cell>
          <table:table-cell office:value-type="string" table:style-name="ce1">
            <text:p>Part I: What is International Studies ; First perspective: interaction of the local and the global ; Second perspective: people ; Third perspective: the contemporary ; Fourth perspective: multi- and interdisciplinarity ; Fifth perspective: diversity -- Part II: Global Structures ; Beliefs and belief systems ; Economics ; Nation and state ; Non-state actors ; Intergovernmental organizations ; International agreements ; Migration -- Part III: Global Trends ; Power changes ; Identity ; Equality and self-determination ; Secularization and religionization ; Transnationalism ; Democracy and good governance ; Human rights -- Part IV: Global Challenges ; Information and communication ; Sustainable Development ; Resources and climate ; Security ; Unwanted migration ; Pandemics and global health ; Postcolonialism and decolonization -- Illustration Credits -- Index.</text:p>
          </table:table-cell>
          <table:table-cell office:value-type="string" table:style-name="ce1">
            <text:p>https://library.ecssr.ae/cgi-bin/koha/opac-detail.pl?biblionumber=292479</text:p>
          </table:table-cell>
          <table:table-cell table:number-columns-repeated="16377"/>
        </table:table-row>
        <table:table-row table:style-name="ro1">
          <table:table-cell office:value-type="string" table:style-name="ce1">
            <text:p>292480</text:p>
          </table:table-cell>
          <table:table-cell office:value-type="string" table:style-name="ce1">
            <text:p>Revolution and Restoration : The Politics of Anachronism /</text:p>
          </table:table-cell>
          <table:table-cell office:value-type="string" table:style-name="ce1">
            <text:p>Tomba, Massimiliano.</text:p>
          </table:table-cell>
          <table:table-cell office:value-type="string" table:style-name="ce1">
            <text:p>At a time when terms like restoration, religion, authority, obligations, and natural law--once the rallying cries of the most emancipatory movements--are increasingly coopted by conservative forces, Revolution and Restoration offers a thought-provoking account of how "outdated" concepts can ignite radical energy and collective action. Through both historical and contemporary examples, the book elaborates the concrete possibilities for reimagining politics and society that emerge out of the clash between incompatible legal and economic structures. At its core, Tomba's book confronts the very foundations of the modern state and its three pillars: property, democracy, and citizenship. These pillars, long celebrated in the Western canon, are nevertheless mechanisms of exclusion: property is the denial of communal access, representative democracy the marginalization of the demos from decision-making, and citizenship the exclusion of the foreigner. Revolution and Restoration critiques these pillars to show how new concepts and political possibilities that emerge from political and social conflicts hold the potential to transcend and remake democracies in crisis. Revolution and Restoration: The Politics of Anachronism is available from the Knowledge Unlatched on an open-access basis.</text:p>
          </table:table-cell>
          <table:table-cell office:value-type="string" table:style-name="ce1">
            <text:p>New York : Fordham University Press, 2025.</text:p>
          </table:table-cell>
          <table:table-cell office:value-type="string" table:style-name="ce1">
            <text:p>Preface -- Introduction: The Work of Anachronism and the Configuration of New Concepts -- Revolution and Restoration -- Private and Social Property -- To Hold Land Differently: Another Way of Owning -- Democracy and the Democratic Excess -- Citizenship and Sanctuary -- Afterword -- Acknowledgments -- Notes -- Index -- About the Author -- Series List.</text:p>
          </table:table-cell>
          <table:table-cell office:value-type="string" table:style-name="ce1">
            <text:p>https://library.ecssr.ae/cgi-bin/koha/opac-detail.pl?biblionumber=292480</text:p>
          </table:table-cell>
          <table:table-cell table:number-columns-repeated="16377"/>
        </table:table-row>
        <table:table-row table:style-name="ro1">
          <table:table-cell office:value-type="string" table:style-name="ce1">
            <text:p>292481</text:p>
          </table:table-cell>
          <table:table-cell office:value-type="string" table:style-name="ce1">
            <text:p>Digital Warfare : Media and Technologies in the Russo-Ukrainian War /</text:p>
          </table:table-cell>
          <table:table-cell office:value-type="string" table:style-name="ce1">
            <text:p>Zasanska, Nadia.</text:p>
          </table:table-cell>
          <table:table-cell office:value-type="string" table:style-name="ce1">
            <text:p>Digital media and technologies remain unpredictable when we approach them as actors in armed conflicts. Artificial intelligence, drones, information leaks, hacking, propaganda and fakes become part of war reality. The contributors to this volume prompt us to focus on the virtual fronts of the Russo-Ukrainian War, examining the agency of an individual, community and society in the digitalized war reality. This collection illustrates how digital spaces empower society to stay resilient, resist Russias aggression and defend democratic values in times of adversity and severe trials.</text:p>
          </table:table-cell>
          <table:table-cell office:value-type="string" table:style-name="ce1">
            <text:p>Bielefeld : transcript Verlag, 2025.</text:p>
          </table:table-cell>
          <table:table-cell office:value-type="string" table:style-name="ce1">
            <text:p>Foreword: War in the Smartphone Age -- Introducing Digital War: Ukraine, Russia and the Augmented Frontlines of the Future -- The Russo‐Ukrainian War: Expanding the Context -- The Húrin Effect and the Augmented Horizons in War of Accretion -- Beyond Technodeterministic Dreams, Towards Technology as Redemption -- The Aims and Contents of the Present Volume -- References -- Part I. Society, Communication and Activism ; Homeland Humanitarianism in Russia’s War Against Ukraine ; From Leaflets to Livestreams: The Evolution of Wartime Communication ; Language of War: Neologisms in British Media and Their Role in the Ukrainian War Narrative -- Part II. War Reality and Disinformation ; AI visions: Representing Russia's War Against Ukraine for Humans and Machines ; LLMs as Information Warriors? ; Biolabs: The Spread of a Russian Disinformation Campaign ; More Than Slacktivism: Russian Instagram Celebrities -- Part III. Memory, Community and Resilience ; An Unexpected Battlefield: Weaponization of Online Piracy ; “Today We are Drawing Death”: Artistic Responses to the Bombing of Okhmatdyt ; “May the Force Be with You”: Ukrainian War Humor ; When War Cats Go Viral -- Part IV. Religion, Media and War ; The Ukrainian Orthodox Church’s Online Media ; The World Russian People’s Council and Russo‐Ukrainian Relations ; “The Lord is my Banner”: Making War Sacred in Russian Orthodox Media -- Part V. Book Reviews ; Managing Meaning in Ukraine ; War in the Smartphone Age -- The Locardian Threshold -- Appendix -- Afterword: Digital Formation of Resistance -- Contributors.</text:p>
          </table:table-cell>
          <table:table-cell office:value-type="string" table:style-name="ce1">
            <text:p>https://library.ecssr.ae/cgi-bin/koha/opac-detail.pl?biblionumber=292481</text:p>
          </table:table-cell>
          <table:table-cell table:number-columns-repeated="16377"/>
        </table:table-row>
        <table:table-row table:style-name="ro1">
          <table:table-cell office:value-type="string" table:style-name="ce1">
            <text:p>292482</text:p>
          </table:table-cell>
          <table:table-cell office:value-type="string" table:style-name="ce1">
            <text:p>The Politics of Beginning : The Origin of Private Authority in the Process of Translation /</text:p>
          </table:table-cell>
          <table:table-cell office:value-type="string" table:style-name="ce1">
            <text:p>Esguerra, Alejandro.</text:p>
          </table:table-cell>
          <table:table-cell office:value-type="string" table:style-name="ce1">
            <text:p>The Politics of Beginning traces the formation of the Forest Stewardship Council (FSC), now the most authoritative private organization for forestry certification. It starts with recounting the highly politicized forest politics of the late 1980s, when activists protested human rights abuses and deforestation while experimenting with sustainable forestry practices. The book then follows the people who became the founding members of the Forest Stewardship Council. By using live audio recordings of the FSC founding assembly in 1993, this book provides an in-depth analysis of a constitutional moment for private authority in world politics. To explore how timber merchants, Indigenous communities, and social and environmental NGOs engaged in private institution-making, Alejandro Esguerra works with the concept of translation developed in Actor-Network Theory--a process in which knowledge about governance is continuously recontextualized--and introduces it to International Relations theory. He develops a dramaturgical methodology with metaphors of theatre such as stage, script, and performance. This methodology can be used to analyze the ways in which activists and others translate knowledge about governance and the practices of inclusion and exclusion that appear during this process. The environmental crisis requires a transformation in the ways societies value and govern human-nature relations, and The Politics of Beginning reveals the conditions under which even formerly antagonistic actors start developing a common political project.</text:p>
          </table:table-cell>
          <table:table-cell office:value-type="string" table:style-name="ce1">
            <text:p>Ann Arbor : University of Michigan Press, 2025.</text:p>
          </table:table-cell>
          <table:table-cell office:value-type="string" table:style-name="ce1">
            <text:p>List of Illustrations -- Foreword -- Acknowledgments -- List of Abbreviations -- Introduction -- Knowing the Global Forest: Epistemic Frontiers of the Late 1980s -- Translating Governance Knowledge: Toward a Certification System for Sustainable Forestry -- Paratext: The FSC’s Founding Assembly -- Re-Presenting at the Assembly -- Constituting the FSC -- After All: The Politics of Beginning -- Appendix -- Notes -- References -- Index.</text:p>
          </table:table-cell>
          <table:table-cell office:value-type="string" table:style-name="ce1">
            <text:p>https://library.ecssr.ae/cgi-bin/koha/opac-detail.pl?biblionumber=292482</text:p>
          </table:table-cell>
          <table:table-cell table:number-columns-repeated="16377"/>
        </table:table-row>
        <table:table-row table:style-name="ro1">
          <table:table-cell office:value-type="string" table:style-name="ce1">
            <text:p>292483</text:p>
          </table:table-cell>
          <table:table-cell office:value-type="string" table:style-name="ce1">
            <text:p>Publishing Beyond the Market : Open Access, Care, and the Commons /</text:p>
          </table:table-cell>
          <table:table-cell office:value-type="string" table:style-name="ce1">
            <text:p>Moore, Samuel A.</text:p>
          </table:table-cell>
          <table:table-cell office:value-type="string" table:style-name="ce1">
            <text:p>Publishing Beyond the Market argues that the move to open access should focus less on the free accessibility of research outputs and more on who controls the publications and infrastructures for scholarly communication. By deploying theoretical literature on science and technology studies, care ethics, and the commons, the book critically interrogates open access and reimagines a more ethical future for researcher-led publishing. A case study of Plan S--the multifunder European policy for open access publishing--explores its tendency to rehearse all the failures of commercialisation. Through critical engagement with the open access landscape, the book reveals the shortcomings of market-centric and policy-based approaches to open access book and journal publishing, particularly their tendency to reinforce conservatism, commercialism, and private control of publishing. Going forward, Publishing Beyond the Market explores the importance of collectivity and democratic governance within the transition to open access publishing. It suggests that developing a commons-based, scholar-led publishing landscape through a series of presses that are each managed by working academics could offer a productive counterpoint to marketised systems of open access and subscription publishing. In weaving themselves together in order to "scale small" these publishing initiatives would act as a counter-hegemonic project based on mutual reliance and care. By illustrating how these projects build toward a commons-based publishing future, and how they may complement other approaches to publishing within university presses and libraries, the book culminates in an argument for the infrastructures, policies, and forms of governance needed to nurture such a collective vision.</text:p>
          </table:table-cell>
          <table:table-cell office:value-type="string" table:style-name="ce1">
            <text:p>Ann Arbor : University of Michigan Press, 2025.</text:p>
          </table:table-cell>
          <table:table-cell office:value-type="string" table:style-name="ce1">
            <text:p>Introduction: The Marketisation of Open Access -- What Is the Relationship between Open Access Publishing and the Commons? -- Plan S: Careless Policy Interventions into the Publishing Market -- Radical Experiments in Scholar-Led Publishing -- Infrastructuring the Open Access Publishing Commons -- Conclusion: Beyond Open Access? -- Notes -- Index.</text:p>
          </table:table-cell>
          <table:table-cell office:value-type="string" table:style-name="ce1">
            <text:p>https://library.ecssr.ae/cgi-bin/koha/opac-detail.pl?biblionumber=292483</text:p>
          </table:table-cell>
          <table:table-cell table:number-columns-repeated="16377"/>
        </table:table-row>
        <table:table-row table:style-name="ro1">
          <table:table-cell office:value-type="string" table:style-name="ce1">
            <text:p>292484</text:p>
          </table:table-cell>
          <table:table-cell office:value-type="string" table:style-name="ce1">
            <text:p>Environmental, Social, and Governance Ratings : Risks, Regulations, and Market Dynamics /</text:p>
          </table:table-cell>
          <table:table-cell office:value-type="string" table:style-name="ce1">
            <text:p>Chodnicka-Jaworska, Patrycja.</text:p>
          </table:table-cell>
          <table:table-cell office:value-type="string" table:style-name="ce1">
            <text:p>In recent years, the world of finance and investments has changed, considering measures related to environmental, social, and governance (ESG) factors for socially responsible investments. ESG scoring and ratings are used to estimate ESG risk.This book presents ESG ratings and scorings and their providers and lists problems with data quality, data sources, and unknown methodology, contributing to the green- and social-washing ESG rating phenomenon. The value of assets invested in green instruments relies on high-quality ESG ratings to measure green transition. Data greenwashing negatively impacts the financial market, especially the stock price, fund activities, and bond markets. The size of the rated company, geographical location, and industry biases are considered in understanding the greenwashing phenomenon. This book illustrates all the problems related to ESG rating inflation, conflicts of interest, models of payment, and internal and external ratings. It describes current regulations, initiatives, and practical knowledge of ESG scoring.Academics and students of financial law, economics, and financial sustainability will find this book invaluable. The practical implications in the book will benefit sustainability-concerned regulators and practitioners who estimate ESG risk (especially in financial institutions).</text:p>
          </table:table-cell>
          <table:table-cell office:value-type="string" table:style-name="ce1">
            <text:p>Oxford : Taylor &amp;amp; Francis Group, 2025.</text:p>
          </table:table-cell>
          <table:table-cell office:value-type="string" table:style-name="ce1">
            <text:p>List of Figures -- List of Tables -- List of Abbreviations -- Introduction -- Notes -- References -- Part 1: ESG ratings ; Chapter 1: ESG ratings: Main problems ; ESG rating versus ESG scoring ; ESG rating versus credit rating ; Main ESG rating agencies ; Stages of ESG analysis ; Implication of ESG ratings ; References ; Chapter 2: Problems regarding ESG measures ; Types of problems regarding ESG measures ; Methodology as one of the main problems ; Source of data ; Missing data ; Conflicts of interests and ESG rating inflation ; Greenwashing in ESG ratings ; Methods of increasing the quality of ESG ratings ; Note ; References -- Part 2: Market dynamics and ESG ratings impact ; Chapter 3: ESG rating inflation ; Solicited and unsolicited ESG ratings ; Model of payment ; Internal and external ESG ratings ; Note ; References ; Chapter 4: Factors influencing the quality of ESG ratings ; Size of the rated company bias ; Geographical location bias ; Sectoral bias ; Note ; References ; Chapter 5: Impact of data greenwashing on financial market ; ESG ratings data greenwashing and stock prices ; Reaction of bond market on ESG ratings data greenwashing ; Data greenwashing on investment funds activity ; Notes ; References -- Part 3: ESG regulations and governance ; Chapter 6: Regulations regarding ESG measures ; European regulations regarding ESG ratings ; ESG ratings in solvency regulations ; International initiatives ; Notes ; References -- Main conclusions and implications -- Appendix 1: LASSO models description -- References -- Index.</text:p>
          </table:table-cell>
          <table:table-cell office:value-type="string" table:style-name="ce1">
            <text:p>https://library.ecssr.ae/cgi-bin/koha/opac-detail.pl?biblionumber=292484</text:p>
          </table:table-cell>
          <table:table-cell table:number-columns-repeated="16377"/>
        </table:table-row>
        <table:table-row table:style-name="ro1">
          <table:table-cell office:value-type="string" table:style-name="ce1">
            <text:p>292485</text:p>
          </table:table-cell>
          <table:table-cell office:value-type="string" table:style-name="ce1">
            <text:p>International Law after the Ukraine War : Principles, Challenges, and Future Directions /</text:p>
          </table:table-cell>
          <table:table-cell office:value-type="string" table:style-name="ce1">
            <text:p>Giblin, Jennifer.</text:p>
          </table:table-cell>
          <table:table-cell office:value-type="string" table:style-name="ce1">
            <text:p>Russia's 2022 invasion of Ukraine was a defining moment for international law and its ability to maintain international peace and security. This book highlights the principles, methods and systems in place to regulate peaceful relations between states, and the implications the war in Ukraine has had on their relevance in the changing geopolitical world.Bringing together leading experts on international law, including key Ukrainian voices, the book explores the strengths and weaknesses in international law which have been exposed by Russia's invasion. The UN has stated that the war has catastrophic effects for international security and human rights. The book explores these statements, drawing on varied aspects of international law to determine lessons to be learned from the Ukraine conflict. It also explores how international law has had to adapt to tackle the challenges which have arisen. The book asks, has the conflict challenged the theory and fundamental values of international law? Have there been any new legal developments, prompted by the war, which could be applied to future conflicts? Through these timely questions, the book re-evaluates the changing landscape of international law.The book will be of interest to students and scholars in the fields of international law, the use of force, humanitarian law, criminal law, refugee law and human rights law.</text:p>
          </table:table-cell>
          <table:table-cell office:value-type="string" table:style-name="ce1">
            <text:p>Oxford : Taylor &amp;amp; Francis Group, 2025.</text:p>
          </table:table-cell>
          <table:table-cell office:value-type="string" table:style-name="ce1">
            <text:p>List of contributors -- Acknowledgements -- Introduction -- Constitutional rights’ defence in wartime Ukraine -- Sanctions, countermeasures, and responding to Russia’s invasion of Ukraine -- National mechanisms for countering Russian aggression in Ukraine: the experience of Great Britain, Germany and Poland -- Accountability for international crimes in Ukraine: a view from The Hague -- International legal cooperation in the investigation of war crimes: challenges, gaps and directions for improvement -- Corporate criminal accountability for international crimes in the context of Russian aggression against Ukraine -- Urgent interim reparations in Ukraine: addressing conflict-related sexual violence -- Double standards in international criminal law after the ‘Ukraine Moment’: is the glass half full or half empty? -- Towards resilience, security, and recovery: reshaping post-war environmental legal frameworks -- Executing the right to education during the war: the case of Ukraine -- Index.</text:p>
          </table:table-cell>
          <table:table-cell office:value-type="string" table:style-name="ce1">
            <text:p>https://library.ecssr.ae/cgi-bin/koha/opac-detail.pl?biblionumber=292485</text:p>
          </table:table-cell>
          <table:table-cell table:number-columns-repeated="16377"/>
        </table:table-row>
        <table:table-row table:style-name="ro1">
          <table:table-cell office:value-type="string" table:style-name="ce1">
            <text:p>292486</text:p>
          </table:table-cell>
          <table:table-cell office:value-type="string" table:style-name="ce1">
            <text:p>Recycling Institutions : How Waste Becomes an Urban Mine /</text:p>
          </table:table-cell>
          <table:table-cell office:value-type="string" table:style-name="ce1">
            <text:p>Nogueira, Letícia Antunes.</text:p>
          </table:table-cell>
          <table:table-cell office:value-type="string" table:style-name="ce1">
            <text:p>This open access book investigates the phenomenon of recycling institutions in urban mining using social sciences lenses on the empirical context of waste from electrical and electronic equipment (WEEE), landfills as a potential resource pool and the recycling of building materials in Norway.There is a dual meaning to the term 'recycling institutions', and this book has the ambition to explore both. The first refers to institutions that recycle, i.e., the institutional infrastructure that facilitates material recycling. From household attitudes and practices to the laws and regulations that govern waste management, there is an institutional apparatus that recycling relies upon, which gains increased importance as the sustainability agenda develops. The second meaning refers to the recycling of institutions, in the sense that the institutional setup itself is being repurposed and transformed. This more metaphorical meaning points to the way in which emerging societal ambitions (such as the circular economy) stretch and bend existing institutions by imposing new functions upon them. Institutions are conservative and backward-looking and tend to resist rapid and radical changes that are incompatible with the ideas and practices they are built on. So, whereas the first is about designing new institutions for circularity, the second is about modifying and "recycling" existing institutions to meet the challenges circularity may entail.The central premise is that relevant, supportive and well-functioning institutional environments are crucial in the transition to a greener society that encourages industries, businesses, households and citizens to act in more sustainable ways, and it identify both possibilities and obstacles in the emergence of institutions that support urban mining. This book integrates a range of disciplines in the social sciences to investigate the phenomenon of recycling institutions. By examining the case of urban mining in Norway, with a special focus on how existing structures developed for waste management can be repurposed to facilitate this new function, the book provides insight into a scenario where material sourcing from anthropogenic sources is dissociated from natural resource scarcity and is instead linked to political ambitions and an attempt to stay at the forefront of sustainability transitions.</text:p>
          </table:table-cell>
          <table:table-cell office:value-type="string" table:style-name="ce1">
            <text:p>Cham : Springer, 2025.</text:p>
          </table:table-cell>
          <table:table-cell office:value-type="string" table:style-name="ce1">
            <text:p>Recycling Institutions -- Preface -- Hommage -- Contents -- Editors and Contributors -- Introduction: Recycling Institutions -- From Grave to Cradle: Mapping the Institutional Landscape of Urban Mining -- Urban Mining as Institutional Collective Action -- The Work that Heals the Rift: Post-Consumption Household Work in the Context of the Green Transition -- Citizen Survey on Attitudes to Waste Management -- Part I: Interlude: Setting Standards for Industry: A Conversation About Municipalities and Urban Mining -- Part II: Interlude: The Value of Waste: A Conversation about the Importance of and Impetus for Recycling Waste -- Part III: Interlude: Whose Responsibility? A Conversation About the Role of Producer Responsibility Organisations in Urban Mining.</text:p>
          </table:table-cell>
          <table:table-cell office:value-type="string" table:style-name="ce1">
            <text:p>https://library.ecssr.ae/cgi-bin/koha/opac-detail.pl?biblionumber=292486</text:p>
          </table:table-cell>
          <table:table-cell table:number-columns-repeated="16377"/>
        </table:table-row>
        <table:table-row table:style-name="ro1">
          <table:table-cell office:value-type="string" table:style-name="ce1">
            <text:p>292487</text:p>
          </table:table-cell>
          <table:table-cell office:value-type="string" table:style-name="ce1">
            <text:p>Climate Change : A Geoscience Perspective /</text:p>
          </table:table-cell>
          <table:table-cell office:value-type="string" table:style-name="ce1">
            <text:p>St. John, Kristen.</text:p>
          </table:table-cell>
          <table:table-cell office:value-type="string" table:style-name="ce1">
            <text:p>This open access book on climate change assesses past climatic change from a geoscience perspective and directly and effectively addresses common misconceptions on climate and climate change.A geoscience perspective on the multiple causes, rates, and consequences of climate change is essential context to assess modern climate change and our role in it, as well as forecasting future climate conditions. Yet, most textbooks on climate change focus only on the very recent past (e.g., last century), are not sufficiently engaging for non-scientists, or explore paleoclimate science at a level too challenging for introductory students. In addition, a wide range of misconceptions and confusion exists in the general public about climate change. Correcting misconceptions is an essential aspect of education, but educational research has shown that it is challenging to achieve. This textbook includes introductions to each thematic Part, that directly identify relevant misconceptions and refute them with clear, concise messages (i.e., learning goals) that are grounded in science and expanded on in the supporting chapters. Such refutation-style approaches have been shown to be effective at addressing misconceptions.The book offers a clear trajectory of fundamental climate science concepts, which are most beneficially combined to provide a valuable geoscience perspective on the causes, rates, and consequences of climate change. It frames the collection of climate science chapters with impactful, relevant social science context: starting the book with a chapter that explores the reasons behind the disconnect between the scientific and public understanding of climate change, and ending the book with a discussion of the intersection of ethics and climate change. Short topical expansions or excursions are included as "boxes" within selected chapters.This book will serve as a basic resource for learning about the lessons that the paleoclimate record offers to evaluate the seriousness of modern and future climate change.</text:p>
          </table:table-cell>
          <table:table-cell office:value-type="string" table:style-name="ce1">
            <text:p>Cham : Springer, 2025.</text:p>
          </table:table-cell>
          <table:table-cell office:value-type="string" table:style-name="ce1">
            <text:p>Climate Change -- Acknowledgments -- Contents -- Editors and Contributors -- Climate Change in Geoscience and Social Contexts -- The Earth’s Climate System -- Modern Climate Change in the Context of the Last Two Millennia -- Icy Secrets Preserved in Earth’s Glaciers -- The Sedimentary Record of Past Climate Change -- Plate Tectonics and Long-Term Climate Change -- The Roles of Rock Formation and Weathering in Long-Term Climate Change -- Abrupt Climate Change: The PETM -- Climate Cycles -- Climate Models as Tools for Understanding Earth’s Climate System -- Large-Scale Climate Interventions: Carbon Dioxide Removal and Solar Radiation Management -- Going Beyond the Science: Climate Ethics.</text:p>
          </table:table-cell>
          <table:table-cell office:value-type="string" table:style-name="ce1">
            <text:p>https://library.ecssr.ae/cgi-bin/koha/opac-detail.pl?biblionumber=292487</text:p>
          </table:table-cell>
          <table:table-cell table:number-columns-repeated="16377"/>
        </table:table-row>
        <table:table-row table:number-rows-repeated="104770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17</meta:generator>
    <dc:title>OpenOffice::OODoc Spreadsheet</dc:title>
    <dc:subject>Template for the Perl OpenDocument Connector</dc:subject>
    <meta:initial-creator>OpenOffice::OODoc Project</meta:initial-creator>
    <dc:creator>ecssr</dc:creator>
    <meta:creation-date>2008-05-18T20:15:31Z</meta:creation-date>
    <dc:date>2025-10-12T14:46:48Z</dc:date>
    <meta:editing-cycles>1</meta:editing-cycles>
    <meta:editing-duration>PT0S</meta:editing-duration>
  </office:meta>
</office:document-meta>
</file>